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1.769cm" svg:height="12.293cm" svg:x="13.156cm" svg:y="13.6cm">
            <draw:object draw:notify-on-update-of-ranges="Sheet1.C4:Sheet1.C103 Sheet1.D3:Sheet1.D3 Sheet1.D4:Sheet1.D103 Sheet1.C4:Sheet1.C103 Sheet1.E3:Sheet1.E3 Sheet1.E4:Sheet1.E10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3.485cm" svg:height="13.318cm" svg:x="12.238cm" svg:y="0.32cm">
            <draw:object draw:notify-on-update-of-ranges="Sheet2.D10:Sheet2.D810 Sheet2.E9:Sheet2.E9 Sheet2.E10:Sheet2.E810 Sheet2.D10:Sheet2.D810 Sheet2.F9:Sheet2.F9 Sheet2.F10:Sheet2.F810 Sheet2.D10:Sheet2.D810 Sheet2.G9:Sheet2.G9 Sheet2.G10:Sheet2.G810 Sheet2.D10:Sheet2.D810 Sheet2.H9:Sheet2.H9 Sheet2.H10:Sheet2.H810 Sheet2.D10:Sheet2.D810 Sheet2.I9:Sheet2.I9 Sheet2.I10:Sheet2.I810 Sheet2.D10:Sheet2.D810 Sheet2.J9:Sheet2.J9 Sheet2.J10:Sheet2.J8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0.2">
            <text:p>0.2</text:p>
          </table:table-cell>
          <table:table-cell table:number-columns-repeated="4"/>
        </table:table-row>
        <table:table-row table:style-name="ro1">
          <table:table-cell table:formula="of:=1/1000" office:value-type="float" office:value="0.001">
            <text:p>0.0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ifficulty</text:p>
          </table:table-cell>
          <table:table-cell office:value-type="string">
            <text:p>Width</text:p>
          </table:table-cell>
          <table:table-cell office:value-type="string">
            <text:p>standard deviation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table:formula="of:=[.$A$1]-[.$A$2]*[.C4]" office:value-type="float" office:value="0.2">
            <text:p>0.2</text:p>
          </table:table-cell>
          <table:table-cell table:formula="of:=[.$A$4]-[.$A$7]*(([.C4]+1)^[.$A$5])*EXP((99-[.C4])/[.$A$6])" office:value-type="float" office:value="0.00984627480555269">
            <text:p>0.0098462748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/>
          <table:table-cell office:value-type="float" office:value="1">
            <text:p>1</text:p>
          </table:table-cell>
          <table:table-cell table:formula="of:=[.$A$1]-[.$A$2]*[.C5]" office:value-type="float" office:value="0.199">
            <text:p>0.199</text:p>
          </table:table-cell>
          <table:table-cell table:formula="of:=[.$A$4]-[.$A$7]*(([.C5]+1)^[.$A$5])*EXP((99-[.C5])/[.$A$6])" office:value-type="float" office:value="0.00967346486750958">
            <text:p>0.0096734649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/>
          <table:table-cell office:value-type="float" office:value="2">
            <text:p>2</text:p>
          </table:table-cell>
          <table:table-cell table:formula="of:=[.$A$1]-[.$A$2]*[.C6]" office:value-type="float" office:value="0.198">
            <text:p>0.198</text:p>
          </table:table-cell>
          <table:table-cell table:formula="of:=[.$A$4]-[.$A$7]*(([.C6]+1)^[.$A$5])*EXP((99-[.C6])/[.$A$6])" office:value-type="float" office:value="0.00949454538294822">
            <text:p>0.0094945454</text:p>
          </table:table-cell>
        </table:table-row>
        <table:table-row table:style-name="ro1">
          <table:table-cell office:value-type="float" office:value="0.0000625">
            <text:p>0.0000625</text:p>
          </table:table-cell>
          <table:table-cell/>
          <table:table-cell office:value-type="float" office:value="3">
            <text:p>3</text:p>
          </table:table-cell>
          <table:table-cell table:formula="of:=[.$A$1]-[.$A$2]*[.C7]" office:value-type="float" office:value="0.197">
            <text:p>0.197</text:p>
          </table:table-cell>
          <table:table-cell table:formula="of:=[.$A$4]-[.$A$7]*(([.C7]+1)^[.$A$5])*EXP((99-[.C7])/[.$A$6])" office:value-type="float" office:value="0.00931266786895409">
            <text:p>0.0093126679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[.$A$1]-[.$A$2]*[.C8]" office:value-type="float" office:value="0.196">
            <text:p>0.196</text:p>
          </table:table-cell>
          <table:table-cell table:formula="of:=[.$A$4]-[.$A$7]*(([.C8]+1)^[.$A$5])*EXP((99-[.C8])/[.$A$6])" office:value-type="float" office:value="0.00912939826320522">
            <text:p>0.0091293983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[.$A$1]-[.$A$2]*[.C9]" office:value-type="float" office:value="0.195">
            <text:p>0.195</text:p>
          </table:table-cell>
          <table:table-cell table:formula="of:=[.$A$4]-[.$A$7]*(([.C9]+1)^[.$A$5])*EXP((99-[.C9])/[.$A$6])" office:value-type="float" office:value="0.00894568407061303">
            <text:p>0.0089456841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[.$A$1]-[.$A$2]*[.C10]" office:value-type="float" office:value="0.194">
            <text:p>0.194</text:p>
          </table:table-cell>
          <table:table-cell table:formula="of:=[.$A$4]-[.$A$7]*(([.C10]+1)^[.$A$5])*EXP((99-[.C10])/[.$A$6])" office:value-type="float" office:value="0.00876216116112268">
            <text:p>0.0087621612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formula="of:=[.$A$1]-[.$A$2]*[.C11]" office:value-type="float" office:value="0.193">
            <text:p>0.193</text:p>
          </table:table-cell>
          <table:table-cell table:formula="of:=[.$A$4]-[.$A$7]*(([.C11]+1)^[.$A$5])*EXP((99-[.C11])/[.$A$6])" office:value-type="float" office:value="0.00857928451133651">
            <text:p>0.0085792845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[.$A$1]-[.$A$2]*[.C12]" office:value-type="float" office:value="0.192">
            <text:p>0.192</text:p>
          </table:table-cell>
          <table:table-cell table:formula="of:=[.$A$4]-[.$A$7]*(([.C12]+1)^[.$A$5])*EXP((99-[.C12])/[.$A$6])" office:value-type="float" office:value="0.008397394022706">
            <text:p>0.008397394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formula="of:=[.$A$1]-[.$A$2]*[.C13]" office:value-type="float" office:value="0.191">
            <text:p>0.191</text:p>
          </table:table-cell>
          <table:table-cell table:formula="of:=[.$A$4]-[.$A$7]*(([.C13]+1)^[.$A$5])*EXP((99-[.C13])/[.$A$6])" office:value-type="float" office:value="0.0082167515049563">
            <text:p>0.0082167515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[.$A$1]-[.$A$2]*[.C14]" office:value-type="float" office:value="0.19">
            <text:p>0.19</text:p>
          </table:table-cell>
          <table:table-cell table:formula="of:=[.$A$4]-[.$A$7]*(([.C14]+1)^[.$A$5])*EXP((99-[.C14])/[.$A$6])" office:value-type="float" office:value="0.00803756315958338">
            <text:p>0.0080375632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formula="of:=[.$A$1]-[.$A$2]*[.C15]" office:value-type="float" office:value="0.189">
            <text:p>0.189</text:p>
          </table:table-cell>
          <table:table-cell table:formula="of:=[.$A$4]-[.$A$7]*(([.C15]+1)^[.$A$5])*EXP((99-[.C15])/[.$A$6])" office:value-type="float" office:value="0.00785999408611625">
            <text:p>0.0078599941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formula="of:=[.$A$1]-[.$A$2]*[.C16]" office:value-type="float" office:value="0.188">
            <text:p>0.188</text:p>
          </table:table-cell>
          <table:table-cell table:formula="of:=[.$A$4]-[.$A$7]*(([.C16]+1)^[.$A$5])*EXP((99-[.C16])/[.$A$6])" office:value-type="float" office:value="0.00768417808853556">
            <text:p>0.0076841781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formula="of:=[.$A$1]-[.$A$2]*[.C17]" office:value-type="float" office:value="0.187">
            <text:p>0.187</text:p>
          </table:table-cell>
          <table:table-cell table:formula="of:=[.$A$4]-[.$A$7]*(([.C17]+1)^[.$A$5])*EXP((99-[.C17])/[.$A$6])" office:value-type="float" office:value="0.00751022455879392">
            <text:p>0.0075102246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formula="of:=[.$A$1]-[.$A$2]*[.C18]" office:value-type="float" office:value="0.186">
            <text:p>0.186</text:p>
          </table:table-cell>
          <table:table-cell table:formula="of:=[.$A$4]-[.$A$7]*(([.C18]+1)^[.$A$5])*EXP((99-[.C18])/[.$A$6])" office:value-type="float" office:value="0.00733822346092301">
            <text:p>0.0073382235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formula="of:=[.$A$1]-[.$A$2]*[.C19]" office:value-type="float" office:value="0.185">
            <text:p>0.185</text:p>
          </table:table-cell>
          <table:table-cell table:formula="of:=[.$A$4]-[.$A$7]*(([.C19]+1)^[.$A$5])*EXP((99-[.C19])/[.$A$6])" office:value-type="float" office:value="0.00716824903504802">
            <text:p>0.007168249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formula="of:=[.$A$1]-[.$A$2]*[.C20]" office:value-type="float" office:value="0.184">
            <text:p>0.184</text:p>
          </table:table-cell>
          <table:table-cell table:formula="of:=[.$A$4]-[.$A$7]*(([.C20]+1)^[.$A$5])*EXP((99-[.C20])/[.$A$6])" office:value-type="float" office:value="0.00700036261178548">
            <text:p>0.0070003626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formula="of:=[.$A$1]-[.$A$2]*[.C21]" office:value-type="float" office:value="0.183">
            <text:p>0.183</text:p>
          </table:table-cell>
          <table:table-cell table:formula="of:=[.$A$4]-[.$A$7]*(([.C21]+1)^[.$A$5])*EXP((99-[.C21])/[.$A$6])" office:value-type="float" office:value="0.00683461479193187">
            <text:p>0.0068346148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formula="of:=[.$A$1]-[.$A$2]*[.C22]" office:value-type="float" office:value="0.182">
            <text:p>0.182</text:p>
          </table:table-cell>
          <table:table-cell table:formula="of:=[.$A$4]-[.$A$7]*(([.C22]+1)^[.$A$5])*EXP((99-[.C22])/[.$A$6])" office:value-type="float" office:value="0.00667104716289373">
            <text:p>0.0066710472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formula="of:=[.$A$1]-[.$A$2]*[.C23]" office:value-type="float" office:value="0.181">
            <text:p>0.181</text:p>
          </table:table-cell>
          <table:table-cell table:formula="of:=[.$A$4]-[.$A$7]*(([.C23]+1)^[.$A$5])*EXP((99-[.C23])/[.$A$6])" office:value-type="float" office:value="0.00650969367020623">
            <text:p>0.0065096937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[.$A$1]-[.$A$2]*[.C24]" office:value-type="float" office:value="0.18">
            <text:p>0.18</text:p>
          </table:table-cell>
          <table:table-cell table:formula="of:=[.$A$4]-[.$A$7]*(([.C24]+1)^[.$A$5])*EXP((99-[.C24])/[.$A$6])" office:value-type="float" office:value="0.00635058172770952">
            <text:p>0.0063505817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formula="of:=[.$A$1]-[.$A$2]*[.C25]" office:value-type="float" office:value="0.179">
            <text:p>0.179</text:p>
          </table:table-cell>
          <table:table-cell table:formula="of:=[.$A$4]-[.$A$7]*(([.C25]+1)^[.$A$5])*EXP((99-[.C25])/[.$A$6])" office:value-type="float" office:value="0.00619373312659294">
            <text:p>0.0061937331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formula="of:=[.$A$1]-[.$A$2]*[.C26]" office:value-type="float" office:value="0.178">
            <text:p>0.178</text:p>
          </table:table-cell>
          <table:table-cell table:formula="of:=[.$A$4]-[.$A$7]*(([.C26]+1)^[.$A$5])*EXP((99-[.C26])/[.$A$6])" office:value-type="float" office:value="0.00603916478747116">
            <text:p>0.0060391648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formula="of:=[.$A$1]-[.$A$2]*[.C27]" office:value-type="float" office:value="0.177">
            <text:p>0.177</text:p>
          </table:table-cell>
          <table:table-cell table:formula="of:=[.$A$4]-[.$A$7]*(([.C27]+1)^[.$A$5])*EXP((99-[.C27])/[.$A$6])" office:value-type="float" office:value="0.0058868893884108">
            <text:p>0.0058868894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formula="of:=[.$A$1]-[.$A$2]*[.C28]" office:value-type="float" office:value="0.176">
            <text:p>0.176</text:p>
          </table:table-cell>
          <table:table-cell table:formula="of:=[.$A$4]-[.$A$7]*(([.C28]+1)^[.$A$5])*EXP((99-[.C28])/[.$A$6])" office:value-type="float" office:value="0.0057369158938024">
            <text:p>0.0057369159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formula="of:=[.$A$1]-[.$A$2]*[.C29]" office:value-type="float" office:value="0.175">
            <text:p>0.175</text:p>
          </table:table-cell>
          <table:table-cell table:formula="of:=[.$A$4]-[.$A$7]*(([.C29]+1)^[.$A$5])*EXP((99-[.C29])/[.$A$6])" office:value-type="float" office:value="0.00558925000315332">
            <text:p>0.00558925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formula="of:=[.$A$1]-[.$A$2]*[.C30]" office:value-type="float" office:value="0.174">
            <text:p>0.174</text:p>
          </table:table-cell>
          <table:table-cell table:formula="of:=[.$A$4]-[.$A$7]*(([.C30]+1)^[.$A$5])*EXP((99-[.C30])/[.$A$6])" office:value-type="float" office:value="0.00544389453459417">
            <text:p>0.0054438945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formula="of:=[.$A$1]-[.$A$2]*[.C31]" office:value-type="float" office:value="0.173">
            <text:p>0.173</text:p>
          </table:table-cell>
          <table:table-cell table:formula="of:=[.$A$4]-[.$A$7]*(([.C31]+1)^[.$A$5])*EXP((99-[.C31])/[.$A$6])" office:value-type="float" office:value="0.00530084975469619">
            <text:p>0.0053008498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formula="of:=[.$A$1]-[.$A$2]*[.C32]" office:value-type="float" office:value="0.172">
            <text:p>0.172</text:p>
          </table:table-cell>
          <table:table-cell table:formula="of:=[.$A$4]-[.$A$7]*(([.C32]+1)^[.$A$5])*EXP((99-[.C32])/[.$A$6])" office:value-type="float" office:value="0.00516011366378401">
            <text:p>0.0051601137</text:p>
          </table:table-cell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table:formula="of:=[.$A$1]-[.$A$2]*[.C33]" office:value-type="float" office:value="0.171">
            <text:p>0.171</text:p>
          </table:table-cell>
          <table:table-cell table:formula="of:=[.$A$4]-[.$A$7]*(([.C33]+1)^[.$A$5])*EXP((99-[.C33])/[.$A$6])" office:value-type="float" office:value="0.00502168224408495">
            <text:p>0.0050216822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formula="of:=[.$A$1]-[.$A$2]*[.C34]" office:value-type="float" office:value="0.17">
            <text:p>0.17</text:p>
          </table:table-cell>
          <table:table-cell table:formula="of:=[.$A$4]-[.$A$7]*(([.C34]+1)^[.$A$5])*EXP((99-[.C34])/[.$A$6])" office:value-type="float" office:value="0.00488554967663292">
            <text:p>0.0048855497</text:p>
          </table:table-cell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table:formula="of:=[.$A$1]-[.$A$2]*[.C35]" office:value-type="float" office:value="0.169">
            <text:p>0.169</text:p>
          </table:table-cell>
          <table:table-cell table:formula="of:=[.$A$4]-[.$A$7]*(([.C35]+1)^[.$A$5])*EXP((99-[.C35])/[.$A$6])" office:value-type="float" office:value="0.00475170853173641">
            <text:p>0.0047517085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formula="of:=[.$A$1]-[.$A$2]*[.C36]" office:value-type="float" office:value="0.168">
            <text:p>0.168</text:p>
          </table:table-cell>
          <table:table-cell table:formula="of:=[.$A$4]-[.$A$7]*(([.C36]+1)^[.$A$5])*EXP((99-[.C36])/[.$A$6])" office:value-type="float" office:value="0.00462014993694741">
            <text:p>0.0046201499</text:p>
          </table:table-cell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table:formula="of:=[.$A$1]-[.$A$2]*[.C37]" office:value-type="float" office:value="0.167">
            <text:p>0.167</text:p>
          </table:table-cell>
          <table:table-cell table:formula="of:=[.$A$4]-[.$A$7]*(([.C37]+1)^[.$A$5])*EXP((99-[.C37])/[.$A$6])" office:value-type="float" office:value="0.00449086372577662">
            <text:p>0.0044908637</text:p>
          </table:table-cell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table:formula="of:=[.$A$1]-[.$A$2]*[.C38]" office:value-type="float" office:value="0.166">
            <text:p>0.166</text:p>
          </table:table-cell>
          <table:table-cell table:formula="of:=[.$A$4]-[.$A$7]*(([.C38]+1)^[.$A$5])*EXP((99-[.C38])/[.$A$6])" office:value-type="float" office:value="0.00436383856984749">
            <text:p>0.0043638386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table:formula="of:=[.$A$1]-[.$A$2]*[.C39]" office:value-type="float" office:value="0.165">
            <text:p>0.165</text:p>
          </table:table-cell>
          <table:table-cell table:formula="of:=[.$A$4]-[.$A$7]*(([.C39]+1)^[.$A$5])*EXP((99-[.C39])/[.$A$6])" office:value-type="float" office:value="0.00423906209673612">
            <text:p>0.0042390621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table:formula="of:=[.$A$1]-[.$A$2]*[.C40]" office:value-type="float" office:value="0.164">
            <text:p>0.164</text:p>
          </table:table-cell>
          <table:table-cell table:formula="of:=[.$A$4]-[.$A$7]*(([.C40]+1)^[.$A$5])*EXP((99-[.C40])/[.$A$6])" office:value-type="float" office:value="0.00411652099538354">
            <text:p>0.004116521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table:formula="of:=[.$A$1]-[.$A$2]*[.C41]" office:value-type="float" office:value="0.163">
            <text:p>0.163</text:p>
          </table:table-cell>
          <table:table-cell table:formula="of:=[.$A$4]-[.$A$7]*(([.C41]+1)^[.$A$5])*EXP((99-[.C41])/[.$A$6])" office:value-type="float" office:value="0.00399620111067207">
            <text:p>0.0039962011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table:formula="of:=[.$A$1]-[.$A$2]*[.C42]" office:value-type="float" office:value="0.162">
            <text:p>0.162</text:p>
          </table:table-cell>
          <table:table-cell table:formula="of:=[.$A$4]-[.$A$7]*(([.C42]+1)^[.$A$5])*EXP((99-[.C42])/[.$A$6])" office:value-type="float" office:value="0.00387808752851584">
            <text:p>0.0038780875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table:formula="of:=[.$A$1]-[.$A$2]*[.C43]" office:value-type="float" office:value="0.161">
            <text:p>0.161</text:p>
          </table:table-cell>
          <table:table-cell table:formula="of:=[.$A$4]-[.$A$7]*(([.C43]+1)^[.$A$5])*EXP((99-[.C43])/[.$A$6])" office:value-type="float" office:value="0.00376216465261609">
            <text:p>0.0037621647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formula="of:=[.$A$1]-[.$A$2]*[.C44]" office:value-type="float" office:value="0.16">
            <text:p>0.16</text:p>
          </table:table-cell>
          <table:table-cell table:formula="of:=[.$A$4]-[.$A$7]*(([.C44]+1)^[.$A$5])*EXP((99-[.C44])/[.$A$6])" office:value-type="float" office:value="0.00364841627386582">
            <text:p>0.0036484163</text:p>
          </table:table-cell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table:formula="of:=[.$A$1]-[.$A$2]*[.C45]" office:value-type="float" office:value="0.159">
            <text:p>0.159</text:p>
          </table:table-cell>
          <table:table-cell table:formula="of:=[.$A$4]-[.$A$7]*(([.C45]+1)^[.$A$5])*EXP((99-[.C45])/[.$A$6])" office:value-type="float" office:value="0.00353682563325056">
            <text:p>0.0035368256</text:p>
          </table:table-cell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table:formula="of:=[.$A$1]-[.$A$2]*[.C46]" office:value-type="float" office:value="0.158">
            <text:p>0.158</text:p>
          </table:table-cell>
          <table:table-cell table:formula="of:=[.$A$4]-[.$A$7]*(([.C46]+1)^[.$A$5])*EXP((99-[.C46])/[.$A$6])" office:value-type="float" office:value="0.0034273754789758">
            <text:p>0.0034273755</text:p>
          </table:table-cell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table:formula="of:=[.$A$1]-[.$A$2]*[.C47]" office:value-type="float" office:value="0.157">
            <text:p>0.157</text:p>
          </table:table-cell>
          <table:table-cell table:formula="of:=[.$A$4]-[.$A$7]*(([.C47]+1)^[.$A$5])*EXP((99-[.C47])/[.$A$6])" office:value-type="float" office:value="0.00332004811845412">
            <text:p>0.0033200481</text:p>
          </table:table-cell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table:formula="of:=[.$A$1]-[.$A$2]*[.C48]" office:value-type="float" office:value="0.156">
            <text:p>0.156</text:p>
          </table:table-cell>
          <table:table-cell table:formula="of:=[.$A$4]-[.$A$7]*(([.C48]+1)^[.$A$5])*EXP((99-[.C48])/[.$A$6])" office:value-type="float" office:value="0.00321482546570251">
            <text:p>0.0032148255</text:p>
          </table:table-cell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table:formula="of:=[.$A$1]-[.$A$2]*[.C49]" office:value-type="float" office:value="0.155">
            <text:p>0.155</text:p>
          </table:table-cell>
          <table:table-cell table:formula="of:=[.$A$4]-[.$A$7]*(([.C49]+1)^[.$A$5])*EXP((99-[.C49])/[.$A$6])" office:value-type="float" office:value="0.00311168908463023">
            <text:p>0.0031116891</text:p>
          </table:table-cell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table:formula="of:=[.$A$1]-[.$A$2]*[.C50]" office:value-type="float" office:value="0.154">
            <text:p>0.154</text:p>
          </table:table-cell>
          <table:table-cell table:formula="of:=[.$A$4]-[.$A$7]*(([.C50]+1)^[.$A$5])*EXP((99-[.C50])/[.$A$6])" office:value-type="float" office:value="0.00301062022863758">
            <text:p>0.0030106202</text:p>
          </table:table-cell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table:formula="of:=[.$A$1]-[.$A$2]*[.C51]" office:value-type="float" office:value="0.153">
            <text:p>0.153</text:p>
          </table:table-cell>
          <table:table-cell table:formula="of:=[.$A$4]-[.$A$7]*(([.C51]+1)^[.$A$5])*EXP((99-[.C51])/[.$A$6])" office:value-type="float" office:value="0.00291159987689491">
            <text:p>0.0029115999</text:p>
          </table:table-cell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table:formula="of:=[.$A$1]-[.$A$2]*[.C52]" office:value-type="float" office:value="0.152">
            <text:p>0.152</text:p>
          </table:table-cell>
          <table:table-cell table:formula="of:=[.$A$4]-[.$A$7]*(([.C52]+1)^[.$A$5])*EXP((99-[.C52])/[.$A$6])" office:value-type="float" office:value="0.0028146087676272">
            <text:p>0.0028146088</text:p>
          </table:table-cell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table:formula="of:=[.$A$1]-[.$A$2]*[.C53]" office:value-type="float" office:value="0.151">
            <text:p>0.151</text:p>
          </table:table-cell>
          <table:table-cell table:formula="of:=[.$A$4]-[.$A$7]*(([.C53]+1)^[.$A$5])*EXP((99-[.C53])/[.$A$6])" office:value-type="float" office:value="0.00271962742869139">
            <text:p>0.0027196274</text:p>
          </table:table-cell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table:formula="of:=[.$A$1]-[.$A$2]*[.C54]" office:value-type="float" office:value="0.15">
            <text:p>0.15</text:p>
          </table:table-cell>
          <table:table-cell table:formula="of:=[.$A$4]-[.$A$7]*(([.C54]+1)^[.$A$5])*EXP((99-[.C54])/[.$A$6])" office:value-type="float" office:value="0.00262663620570107">
            <text:p>0.0026266362</text:p>
          </table:table-cell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table:formula="of:=[.$A$1]-[.$A$2]*[.C55]" office:value-type="float" office:value="0.149">
            <text:p>0.149</text:p>
          </table:table-cell>
          <table:table-cell table:formula="of:=[.$A$4]-[.$A$7]*(([.C55]+1)^[.$A$5])*EXP((99-[.C55])/[.$A$6])" office:value-type="float" office:value="0.00253561528792465">
            <text:p>0.0025356153</text:p>
          </table:table-cell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table:formula="of:=[.$A$1]-[.$A$2]*[.C56]" office:value-type="float" office:value="0.148">
            <text:p>0.148</text:p>
          </table:table-cell>
          <table:table-cell table:formula="of:=[.$A$4]-[.$A$7]*(([.C56]+1)^[.$A$5])*EXP((99-[.C56])/[.$A$6])" office:value-type="float" office:value="0.00244654473215805">
            <text:p>0.0024465447</text:p>
          </table:table-cell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table:formula="of:=[.$A$1]-[.$A$2]*[.C57]" office:value-type="float" office:value="0.147">
            <text:p>0.147</text:p>
          </table:table-cell>
          <table:table-cell table:formula="of:=[.$A$4]-[.$A$7]*(([.C57]+1)^[.$A$5])*EXP((99-[.C57])/[.$A$6])" office:value-type="float" office:value="0.00235940448475176">
            <text:p>0.0023594045</text:p>
          </table:table-cell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table:formula="of:=[.$A$1]-[.$A$2]*[.C58]" office:value-type="float" office:value="0.146">
            <text:p>0.146</text:p>
          </table:table-cell>
          <table:table-cell table:formula="of:=[.$A$4]-[.$A$7]*(([.C58]+1)^[.$A$5])*EXP((99-[.C58])/[.$A$6])" office:value-type="float" office:value="0.00227417440195289">
            <text:p>0.0022741744</text:p>
          </table:table-cell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table:formula="of:=[.$A$1]-[.$A$2]*[.C59]" office:value-type="float" office:value="0.145">
            <text:p>0.145</text:p>
          </table:table-cell>
          <table:table-cell table:formula="of:=[.$A$4]-[.$A$7]*(([.C59]+1)^[.$A$5])*EXP((99-[.C59])/[.$A$6])" office:value-type="float" office:value="0.00219083426870627">
            <text:p>0.0021908343</text:p>
          </table:table-cell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table:formula="of:=[.$A$1]-[.$A$2]*[.C60]" office:value-type="float" office:value="0.144">
            <text:p>0.144</text:p>
          </table:table-cell>
          <table:table-cell table:formula="of:=[.$A$4]-[.$A$7]*(([.C60]+1)^[.$A$5])*EXP((99-[.C60])/[.$A$6])" office:value-type="float" office:value="0.00210936381604408">
            <text:p>0.0021093638</text:p>
          </table:table-cell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table:formula="of:=[.$A$1]-[.$A$2]*[.C61]" office:value-type="float" office:value="0.143">
            <text:p>0.143</text:p>
          </table:table-cell>
          <table:table-cell table:formula="of:=[.$A$4]-[.$A$7]*(([.C61]+1)^[.$A$5])*EXP((99-[.C61])/[.$A$6])" office:value-type="float" office:value="0.00202974273718062">
            <text:p>0.0020297427</text:p>
          </table:table-cell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table:formula="of:=[.$A$1]-[.$A$2]*[.C62]" office:value-type="float" office:value="0.142">
            <text:p>0.142</text:p>
          </table:table-cell>
          <table:table-cell table:formula="of:=[.$A$4]-[.$A$7]*(([.C62]+1)^[.$A$5])*EXP((99-[.C62])/[.$A$6])" office:value-type="float" office:value="0.00195195070241735">
            <text:p>0.0019519507</text:p>
          </table:table-cell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table:formula="of:=[.$A$1]-[.$A$2]*[.C63]" office:value-type="float" office:value="0.141">
            <text:p>0.141</text:p>
          </table:table-cell>
          <table:table-cell table:formula="of:=[.$A$4]-[.$A$7]*(([.C63]+1)^[.$A$5])*EXP((99-[.C63])/[.$A$6])" office:value-type="float" office:value="0.00187596737295322">
            <text:p>0.0018759674</text:p>
          </table:table-cell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table:formula="of:=[.$A$1]-[.$A$2]*[.C64]" office:value-type="float" office:value="0.14">
            <text:p>0.14</text:p>
          </table:table-cell>
          <table:table-cell table:formula="of:=[.$A$4]-[.$A$7]*(([.C64]+1)^[.$A$5])*EXP((99-[.C64])/[.$A$6])" office:value-type="float" office:value="0.00180177241368646">
            <text:p>0.0018017724</text:p>
          </table:table-cell>
        </table:table-row>
        <table:table-row table:style-name="ro1">
          <table:table-cell table:number-columns-repeated="2"/>
          <table:table-cell office:value-type="float" office:value="61">
            <text:p>61</text:p>
          </table:table-cell>
          <table:table-cell table:formula="of:=[.$A$1]-[.$A$2]*[.C65]" office:value-type="float" office:value="0.139">
            <text:p>0.139</text:p>
          </table:table-cell>
          <table:table-cell table:formula="of:=[.$A$4]-[.$A$7]*(([.C65]+1)^[.$A$5])*EXP((99-[.C65])/[.$A$6])" office:value-type="float" office:value="0.00172934550508583">
            <text:p>0.0017293455</text:p>
          </table:table-cell>
        </table:table-row>
        <table:table-row table:style-name="ro1">
          <table:table-cell table:number-columns-repeated="2"/>
          <table:table-cell office:value-type="float" office:value="62">
            <text:p>62</text:p>
          </table:table-cell>
          <table:table-cell table:formula="of:=[.$A$1]-[.$A$2]*[.C66]" office:value-type="float" office:value="0.138">
            <text:p>0.138</text:p>
          </table:table-cell>
          <table:table-cell table:formula="of:=[.$A$4]-[.$A$7]*(([.C66]+1)^[.$A$5])*EXP((99-[.C66])/[.$A$6])" office:value-type="float" office:value="0.00165866635420239">
            <text:p>0.0016586664</text:p>
          </table:table-cell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table:formula="of:=[.$A$1]-[.$A$2]*[.C67]" office:value-type="float" office:value="0.137">
            <text:p>0.137</text:p>
          </table:table-cell>
          <table:table-cell table:formula="of:=[.$A$4]-[.$A$7]*(([.C67]+1)^[.$A$5])*EXP((99-[.C67])/[.$A$6])" office:value-type="float" office:value="0.00158971470488627">
            <text:p>0.0015897147</text:p>
          </table:table-cell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  <table:table-cell table:formula="of:=[.$A$1]-[.$A$2]*[.C68]" office:value-type="float" office:value="0.136">
            <text:p>0.136</text:p>
          </table:table-cell>
          <table:table-cell table:formula="of:=[.$A$4]-[.$A$7]*(([.C68]+1)^[.$A$5])*EXP((99-[.C68])/[.$A$6])" office:value-type="float" office:value="0.00152247034726741">
            <text:p>0.0015224703</text:p>
          </table:table-cell>
        </table:table-row>
        <table:table-row table:style-name="ro1">
          <table:table-cell table:number-columns-repeated="2"/>
          <table:table-cell office:value-type="float" office:value="65">
            <text:p>65</text:p>
          </table:table-cell>
          <table:table-cell table:formula="of:=[.$A$1]-[.$A$2]*[.C69]" office:value-type="float" office:value="0.135">
            <text:p>0.135</text:p>
          </table:table-cell>
          <table:table-cell table:formula="of:=[.$A$4]-[.$A$7]*(([.C69]+1)^[.$A$5])*EXP((99-[.C69])/[.$A$6])" office:value-type="float" office:value="0.00145691312655406">
            <text:p>0.0014569131</text:p>
          </table:table-cell>
        </table:table-row>
        <table:table-row table:style-name="ro1">
          <table:table-cell table:number-columns-repeated="2"/>
          <table:table-cell office:value-type="float" office:value="66">
            <text:p>66</text:p>
          </table:table-cell>
          <table:table-cell table:formula="of:=[.$A$1]-[.$A$2]*[.C70]" office:value-type="float" office:value="0.134">
            <text:p>0.134</text:p>
          </table:table-cell>
          <table:table-cell table:formula="of:=[.$A$4]-[.$A$7]*(([.C70]+1)^[.$A$5])*EXP((99-[.C70])/[.$A$6])" office:value-type="float" office:value="0.00139302295119812">
            <text:p>0.001393023</text:p>
          </table:table-cell>
        </table:table-row>
        <table:table-row table:style-name="ro1">
          <table:table-cell table:number-columns-repeated="2"/>
          <table:table-cell office:value-type="float" office:value="67">
            <text:p>67</text:p>
          </table:table-cell>
          <table:table-cell table:formula="of:=[.$A$1]-[.$A$2]*[.C71]" office:value-type="float" office:value="0.133">
            <text:p>0.133</text:p>
          </table:table-cell>
          <table:table-cell table:formula="of:=[.$A$4]-[.$A$7]*(([.C71]+1)^[.$A$5])*EXP((99-[.C71])/[.$A$6])" office:value-type="float" office:value="0.00133077980047244">
            <text:p>0.0013307798</text:p>
          </table:table-cell>
        </table:table-row>
        <table:table-row table:style-name="ro1">
          <table:table-cell table:number-columns-repeated="2"/>
          <table:table-cell office:value-type="float" office:value="68">
            <text:p>68</text:p>
          </table:table-cell>
          <table:table-cell table:formula="of:=[.$A$1]-[.$A$2]*[.C72]" office:value-type="float" office:value="0.132">
            <text:p>0.132</text:p>
          </table:table-cell>
          <table:table-cell table:formula="of:=[.$A$4]-[.$A$7]*(([.C72]+1)^[.$A$5])*EXP((99-[.C72])/[.$A$6])" office:value-type="float" office:value="0.00127016373150135">
            <text:p>0.0012701637</text:p>
          </table:table-cell>
        </table:table-row>
        <table:table-row table:style-name="ro1">
          <table:table-cell table:number-columns-repeated="2"/>
          <table:table-cell office:value-type="float" office:value="69">
            <text:p>69</text:p>
          </table:table-cell>
          <table:table-cell table:formula="of:=[.$A$1]-[.$A$2]*[.C73]" office:value-type="float" office:value="0.131">
            <text:p>0.131</text:p>
          </table:table-cell>
          <table:table-cell table:formula="of:=[.$A$4]-[.$A$7]*(([.C73]+1)^[.$A$5])*EXP((99-[.C73])/[.$A$6])" office:value-type="float" office:value="0.00121115488578233">
            <text:p>0.0012111549</text:p>
          </table:table-cell>
        </table:table-row>
        <table:table-row table:style-name="ro1">
          <table:table-cell table:number-columns-repeated="2"/>
          <table:table-cell office:value-type="float" office:value="70">
            <text:p>70</text:p>
          </table:table-cell>
          <table:table-cell table:formula="of:=[.$A$1]-[.$A$2]*[.C74]" office:value-type="float" office:value="0.13">
            <text:p>0.13</text:p>
          </table:table-cell>
          <table:table-cell table:formula="of:=[.$A$4]-[.$A$7]*(([.C74]+1)^[.$A$5])*EXP((99-[.C74])/[.$A$6])" office:value-type="float" office:value="0.00115373349523368">
            <text:p>0.0011537335</text:p>
          </table:table-cell>
        </table:table-row>
        <table:table-row table:style-name="ro1">
          <table:table-cell table:number-columns-repeated="2"/>
          <table:table-cell office:value-type="float" office:value="71">
            <text:p>71</text:p>
          </table:table-cell>
          <table:table-cell table:formula="of:=[.$A$1]-[.$A$2]*[.C75]" office:value-type="float" office:value="0.129">
            <text:p>0.129</text:p>
          </table:table-cell>
          <table:table-cell table:formula="of:=[.$A$4]-[.$A$7]*(([.C75]+1)^[.$A$5])*EXP((99-[.C75])/[.$A$6])" office:value-type="float" office:value="0.00109787988780035">
            <text:p>0.0010978799</text:p>
          </table:table-cell>
        </table:table-row>
        <table:table-row table:style-name="ro1">
          <table:table-cell table:number-columns-repeated="2"/>
          <table:table-cell office:value-type="float" office:value="72">
            <text:p>72</text:p>
          </table:table-cell>
          <table:table-cell table:formula="of:=[.$A$1]-[.$A$2]*[.C76]" office:value-type="float" office:value="0.128">
            <text:p>0.128</text:p>
          </table:table-cell>
          <table:table-cell table:formula="of:=[.$A$4]-[.$A$7]*(([.C76]+1)^[.$A$5])*EXP((99-[.C76])/[.$A$6])" office:value-type="float" office:value="0.00104357449264746">
            <text:p>0.0010435745</text:p>
          </table:table-cell>
        </table:table-row>
        <table:table-row table:style-name="ro1">
          <table:table-cell table:number-columns-repeated="2"/>
          <table:table-cell office:value-type="float" office:value="73">
            <text:p>73</text:p>
          </table:table-cell>
          <table:table-cell table:formula="of:=[.$A$1]-[.$A$2]*[.C77]" office:value-type="float" office:value="0.127">
            <text:p>0.127</text:p>
          </table:table-cell>
          <table:table-cell table:formula="of:=[.$A$4]-[.$A$7]*(([.C77]+1)^[.$A$5])*EXP((99-[.C77])/[.$A$6])" office:value-type="float" office:value="0.000990797844968866">
            <text:p>0.0009907978</text:p>
          </table:table-cell>
        </table:table-row>
        <table:table-row table:style-name="ro1">
          <table:table-cell table:number-columns-repeated="2"/>
          <table:table-cell office:value-type="float" office:value="74">
            <text:p>74</text:p>
          </table:table-cell>
          <table:table-cell table:formula="of:=[.$A$1]-[.$A$2]*[.C78]" office:value-type="float" office:value="0.126">
            <text:p>0.126</text:p>
          </table:table-cell>
          <table:table-cell table:formula="of:=[.$A$4]-[.$A$7]*(([.C78]+1)^[.$A$5])*EXP((99-[.C78])/[.$A$6])" office:value-type="float" office:value="0.000939530590436001">
            <text:p>0.0009395306</text:p>
          </table:table-cell>
        </table:table-row>
        <table:table-row table:style-name="ro1">
          <table:table-cell table:number-columns-repeated="2"/>
          <table:table-cell office:value-type="float" office:value="75">
            <text:p>75</text:p>
          </table:table-cell>
          <table:table-cell table:formula="of:=[.$A$1]-[.$A$2]*[.C79]" office:value-type="float" office:value="0.125">
            <text:p>0.125</text:p>
          </table:table-cell>
          <table:table-cell table:formula="of:=[.$A$4]-[.$A$7]*(([.C79]+1)^[.$A$5])*EXP((99-[.C79])/[.$A$6])" office:value-type="float" office:value="0.000889753489310275">
            <text:p>0.0008897535</text:p>
          </table:table-cell>
        </table:table-row>
        <table:table-row table:style-name="ro1">
          <table:table-cell table:number-columns-repeated="2"/>
          <table:table-cell office:value-type="float" office:value="76">
            <text:p>76</text:p>
          </table:table-cell>
          <table:table-cell table:formula="of:=[.$A$1]-[.$A$2]*[.C80]" office:value-type="float" office:value="0.124">
            <text:p>0.124</text:p>
          </table:table-cell>
          <table:table-cell table:formula="of:=[.$A$4]-[.$A$7]*(([.C80]+1)^[.$A$5])*EXP((99-[.C80])/[.$A$6])" office:value-type="float" office:value="0.000841447420240735">
            <text:p>0.0008414474</text:p>
          </table:table-cell>
        </table:table-row>
        <table:table-row table:style-name="ro1">
          <table:table-cell table:number-columns-repeated="2"/>
          <table:table-cell office:value-type="float" office:value="77">
            <text:p>77</text:p>
          </table:table-cell>
          <table:table-cell table:formula="of:=[.$A$1]-[.$A$2]*[.C81]" office:value-type="float" office:value="0.123">
            <text:p>0.123</text:p>
          </table:table-cell>
          <table:table-cell table:formula="of:=[.$A$4]-[.$A$7]*(([.C81]+1)^[.$A$5])*EXP((99-[.C81])/[.$A$6])" office:value-type="float" office:value="0.000794593383766978">
            <text:p>0.0007945934</text:p>
          </table:table-cell>
        </table:table-row>
        <table:table-row table:style-name="ro1">
          <table:table-cell table:number-columns-repeated="2"/>
          <table:table-cell office:value-type="float" office:value="78">
            <text:p>78</text:p>
          </table:table-cell>
          <table:table-cell table:formula="of:=[.$A$1]-[.$A$2]*[.C82]" office:value-type="float" office:value="0.122">
            <text:p>0.122</text:p>
          </table:table-cell>
          <table:table-cell table:formula="of:=[.$A$4]-[.$A$7]*(([.C82]+1)^[.$A$5])*EXP((99-[.C82])/[.$A$6])" office:value-type="float" office:value="0.000749172505545879">
            <text:p>0.0007491725</text:p>
          </table:table-cell>
        </table:table-row>
        <table:table-row table:style-name="ro1">
          <table:table-cell table:number-columns-repeated="2"/>
          <table:table-cell office:value-type="float" office:value="79">
            <text:p>79</text:p>
          </table:table-cell>
          <table:table-cell table:formula="of:=[.$A$1]-[.$A$2]*[.C83]" office:value-type="float" office:value="0.121">
            <text:p>0.121</text:p>
          </table:table-cell>
          <table:table-cell table:formula="of:=[.$A$4]-[.$A$7]*(([.C83]+1)^[.$A$5])*EXP((99-[.C83])/[.$A$6])" office:value-type="float" office:value="0.000705166039319459">
            <text:p>0.000705166</text:p>
          </table:table-cell>
        </table:table-row>
        <table:table-row table:style-name="ro1">
          <table:table-cell table:number-columns-repeated="2"/>
          <table:table-cell office:value-type="float" office:value="80">
            <text:p>80</text:p>
          </table:table-cell>
          <table:table-cell table:formula="of:=[.$A$1]-[.$A$2]*[.C84]" office:value-type="float" office:value="0.12">
            <text:p>0.12</text:p>
          </table:table-cell>
          <table:table-cell table:formula="of:=[.$A$4]-[.$A$7]*(([.C84]+1)^[.$A$5])*EXP((99-[.C84])/[.$A$6])" office:value-type="float" office:value="0.000662555369639904">
            <text:p>0.0006625554</text:p>
          </table:table-cell>
        </table:table-row>
        <table:table-row table:style-name="ro1">
          <table:table-cell table:number-columns-repeated="2"/>
          <table:table-cell office:value-type="float" office:value="81">
            <text:p>81</text:p>
          </table:table-cell>
          <table:table-cell table:formula="of:=[.$A$1]-[.$A$2]*[.C85]" office:value-type="float" office:value="0.119">
            <text:p>0.119</text:p>
          </table:table-cell>
          <table:table-cell table:formula="of:=[.$A$4]-[.$A$7]*(([.C85]+1)^[.$A$5])*EXP((99-[.C85])/[.$A$6])" office:value-type="float" office:value="0.000621322014366673">
            <text:p>0.000621322</text:p>
          </table:table-cell>
        </table:table-row>
        <table:table-row table:style-name="ro1">
          <table:table-cell table:number-columns-repeated="2"/>
          <table:table-cell office:value-type="float" office:value="82">
            <text:p>82</text:p>
          </table:table-cell>
          <table:table-cell table:formula="of:=[.$A$1]-[.$A$2]*[.C86]" office:value-type="float" office:value="0.118">
            <text:p>0.118</text:p>
          </table:table-cell>
          <table:table-cell table:formula="of:=[.$A$4]-[.$A$7]*(([.C86]+1)^[.$A$5])*EXP((99-[.C86])/[.$A$6])" office:value-type="float" office:value="0.000581447626949642">
            <text:p>0.0005814476</text:p>
          </table:table-cell>
        </table:table-row>
        <table:table-row table:style-name="ro1">
          <table:table-cell table:number-columns-repeated="2"/>
          <table:table-cell office:value-type="float" office:value="83">
            <text:p>83</text:p>
          </table:table-cell>
          <table:table-cell table:formula="of:=[.$A$1]-[.$A$2]*[.C87]" office:value-type="float" office:value="0.117">
            <text:p>0.117</text:p>
          </table:table-cell>
          <table:table-cell table:formula="of:=[.$A$4]-[.$A$7]*(([.C87]+1)^[.$A$5])*EXP((99-[.C87])/[.$A$6])" office:value-type="float" office:value="0.000542913998511217">
            <text:p>0.000542914</text:p>
          </table:table-cell>
        </table:table-row>
        <table:table-row table:style-name="ro1">
          <table:table-cell table:number-columns-repeated="2"/>
          <table:table-cell office:value-type="float" office:value="84">
            <text:p>84</text:p>
          </table:table-cell>
          <table:table-cell table:formula="of:=[.$A$1]-[.$A$2]*[.C88]" office:value-type="float" office:value="0.116">
            <text:p>0.116</text:p>
          </table:table-cell>
          <table:table-cell table:formula="of:=[.$A$4]-[.$A$7]*(([.C88]+1)^[.$A$5])*EXP((99-[.C88])/[.$A$6])" office:value-type="float" office:value="0.00050570305973952">
            <text:p>0.0005057031</text:p>
          </table:table-cell>
        </table:table-row>
        <table:table-row table:style-name="ro1">
          <table:table-cell table:number-columns-repeated="2"/>
          <table:table-cell office:value-type="float" office:value="85">
            <text:p>85</text:p>
          </table:table-cell>
          <table:table-cell table:formula="of:=[.$A$1]-[.$A$2]*[.C89]" office:value-type="float" office:value="0.115">
            <text:p>0.115</text:p>
          </table:table-cell>
          <table:table-cell table:formula="of:=[.$A$4]-[.$A$7]*(([.C89]+1)^[.$A$5])*EXP((99-[.C89])/[.$A$6])" office:value-type="float" office:value="0.000469796882603998">
            <text:p>0.0004697969</text:p>
          </table:table-cell>
        </table:table-row>
        <table:table-row table:style-name="ro1">
          <table:table-cell table:number-columns-repeated="2"/>
          <table:table-cell office:value-type="float" office:value="86">
            <text:p>86</text:p>
          </table:table-cell>
          <table:table-cell table:formula="of:=[.$A$1]-[.$A$2]*[.C90]" office:value-type="float" office:value="0.114">
            <text:p>0.114</text:p>
          </table:table-cell>
          <table:table-cell table:formula="of:=[.$A$4]-[.$A$7]*(([.C90]+1)^[.$A$5])*EXP((99-[.C90])/[.$A$6])" office:value-type="float" office:value="0.000435177681903907">
            <text:p>0.0004351777</text:p>
          </table:table-cell>
        </table:table-row>
        <table:table-row table:style-name="ro1">
          <table:table-cell table:number-columns-repeated="2"/>
          <table:table-cell office:value-type="float" office:value="87">
            <text:p>87</text:p>
          </table:table-cell>
          <table:table-cell table:formula="of:=[.$A$1]-[.$A$2]*[.C91]" office:value-type="float" office:value="0.113">
            <text:p>0.113</text:p>
          </table:table-cell>
          <table:table-cell table:formula="of:=[.$A$4]-[.$A$7]*(([.C91]+1)^[.$A$5])*EXP((99-[.C91])/[.$A$6])" office:value-type="float" office:value="0.000401827816659685">
            <text:p>0.0004018278</text:p>
          </table:table-cell>
        </table:table-row>
        <table:table-row table:style-name="ro1">
          <table:table-cell table:number-columns-repeated="2"/>
          <table:table-cell office:value-type="float" office:value="88">
            <text:p>88</text:p>
          </table:table-cell>
          <table:table-cell table:formula="of:=[.$A$1]-[.$A$2]*[.C92]" office:value-type="float" office:value="0.112">
            <text:p>0.112</text:p>
          </table:table-cell>
          <table:table-cell table:formula="of:=[.$A$4]-[.$A$7]*(([.C92]+1)^[.$A$5])*EXP((99-[.C92])/[.$A$6])" office:value-type="float" office:value="0.000369729791356332">
            <text:p>0.0003697298</text:p>
          </table:table-cell>
        </table:table-row>
        <table:table-row table:style-name="ro1">
          <table:table-cell table:number-columns-repeated="2"/>
          <table:table-cell office:value-type="float" office:value="89">
            <text:p>89</text:p>
          </table:table-cell>
          <table:table-cell table:formula="of:=[.$A$1]-[.$A$2]*[.C93]" office:value-type="float" office:value="0.111">
            <text:p>0.111</text:p>
          </table:table-cell>
          <table:table-cell table:formula="of:=[.$A$4]-[.$A$7]*(([.C93]+1)^[.$A$5])*EXP((99-[.C93])/[.$A$6])" office:value-type="float" office:value="0.000338866257047536">
            <text:p>0.0003388663</text:p>
          </table:table-cell>
        </table:table-row>
        <table:table-row table:style-name="ro1">
          <table:table-cell table:number-columns-repeated="2"/>
          <table:table-cell office:value-type="float" office:value="90">
            <text:p>90</text:p>
          </table:table-cell>
          <table:table-cell table:formula="of:=[.$A$1]-[.$A$2]*[.C94]" office:value-type="float" office:value="0.11">
            <text:p>0.11</text:p>
          </table:table-cell>
          <table:table-cell table:formula="of:=[.$A$4]-[.$A$7]*(([.C94]+1)^[.$A$5])*EXP((99-[.C94])/[.$A$6])" office:value-type="float" office:value="0.000309220012328597">
            <text:p>0.00030922</text:p>
          </table:table-cell>
        </table:table-row>
        <table:table-row table:style-name="ro1">
          <table:table-cell table:number-columns-repeated="2"/>
          <table:table-cell office:value-type="float" office:value="91">
            <text:p>91</text:p>
          </table:table-cell>
          <table:table-cell table:formula="of:=[.$A$1]-[.$A$2]*[.C95]" office:value-type="float" office:value="0.109">
            <text:p>0.109</text:p>
          </table:table-cell>
          <table:table-cell table:formula="of:=[.$A$4]-[.$A$7]*(([.C95]+1)^[.$A$5])*EXP((99-[.C95])/[.$A$6])" office:value-type="float" office:value="0.000280774004185823">
            <text:p>0.000280774</text:p>
          </table:table-cell>
        </table:table-row>
        <table:table-row table:style-name="ro1">
          <table:table-cell table:number-columns-repeated="2"/>
          <table:table-cell office:value-type="float" office:value="92">
            <text:p>92</text:p>
          </table:table-cell>
          <table:table-cell table:formula="of:=[.$A$1]-[.$A$2]*[.C96]" office:value-type="float" office:value="0.108">
            <text:p>0.108</text:p>
          </table:table-cell>
          <table:table-cell table:formula="of:=[.$A$4]-[.$A$7]*(([.C96]+1)^[.$A$5])*EXP((99-[.C96])/[.$A$6])" office:value-type="float" office:value="0.000253511328729488">
            <text:p>0.0002535113</text:p>
          </table:table-cell>
        </table:table-row>
        <table:table-row table:style-name="ro1">
          <table:table-cell table:number-columns-repeated="2"/>
          <table:table-cell office:value-type="float" office:value="93">
            <text:p>93</text:p>
          </table:table-cell>
          <table:table-cell table:formula="of:=[.$A$1]-[.$A$2]*[.C97]" office:value-type="float" office:value="0.107">
            <text:p>0.107</text:p>
          </table:table-cell>
          <table:table-cell table:formula="of:=[.$A$4]-[.$A$7]*(([.C97]+1)^[.$A$5])*EXP((99-[.C97])/[.$A$6])" office:value-type="float" office:value="0.000227415231817081">
            <text:p>0.0002274152</text:p>
          </table:table-cell>
        </table:table-row>
        <table:table-row table:style-name="ro1">
          <table:table-cell table:number-columns-repeated="2"/>
          <table:table-cell office:value-type="float" office:value="94">
            <text:p>94</text:p>
          </table:table-cell>
          <table:table-cell table:formula="of:=[.$A$1]-[.$A$2]*[.C98]" office:value-type="float" office:value="0.106">
            <text:p>0.106</text:p>
          </table:table-cell>
          <table:table-cell table:formula="of:=[.$A$4]-[.$A$7]*(([.C98]+1)^[.$A$5])*EXP((99-[.C98])/[.$A$6])" office:value-type="float" office:value="0.000202469109573155">
            <text:p>0.0002024691</text:p>
          </table:table-cell>
        </table:table-row>
        <table:table-row table:style-name="ro1">
          <table:table-cell table:number-columns-repeated="2"/>
          <table:table-cell office:value-type="float" office:value="95">
            <text:p>95</text:p>
          </table:table-cell>
          <table:table-cell table:formula="of:=[.$A$1]-[.$A$2]*[.C99]" office:value-type="float" office:value="0.105">
            <text:p>0.105</text:p>
          </table:table-cell>
          <table:table-cell table:formula="of:=[.$A$4]-[.$A$7]*(([.C99]+1)^[.$A$5])*EXP((99-[.C99])/[.$A$6])" office:value-type="float" office:value="0.000178656508811673">
            <text:p>0.0001786565</text:p>
          </table:table-cell>
        </table:table-row>
        <table:table-row table:style-name="ro1">
          <table:table-cell table:number-columns-repeated="2"/>
          <table:table-cell office:value-type="float" office:value="96">
            <text:p>96</text:p>
          </table:table-cell>
          <table:table-cell table:formula="of:=[.$A$1]-[.$A$2]*[.C100]" office:value-type="float" office:value="0.104">
            <text:p>0.104</text:p>
          </table:table-cell>
          <table:table-cell table:formula="of:=[.$A$4]-[.$A$7]*(([.C100]+1)^[.$A$5])*EXP((99-[.C100])/[.$A$6])" office:value-type="float" office:value="0.000155961127366495">
            <text:p>0.0001559611</text:p>
          </table:table-cell>
        </table:table-row>
        <table:table-row table:style-name="ro1">
          <table:table-cell table:number-columns-repeated="2"/>
          <table:table-cell office:value-type="float" office:value="97">
            <text:p>97</text:p>
          </table:table-cell>
          <table:table-cell table:formula="of:=[.$A$1]-[.$A$2]*[.C101]" office:value-type="float" office:value="0.103">
            <text:p>0.103</text:p>
          </table:table-cell>
          <table:table-cell table:formula="of:=[.$A$4]-[.$A$7]*(([.C101]+1)^[.$A$5])*EXP((99-[.C101])/[.$A$6])" office:value-type="float" office:value="0.000134366814335147">
            <text:p>0.0001343668</text:p>
          </table:table-cell>
        </table:table-row>
        <table:table-row table:style-name="ro1">
          <table:table-cell table:number-columns-repeated="2"/>
          <table:table-cell office:value-type="float" office:value="98">
            <text:p>98</text:p>
          </table:table-cell>
          <table:table-cell table:formula="of:=[.$A$1]-[.$A$2]*[.C102]" office:value-type="float" office:value="0.102">
            <text:p>0.102</text:p>
          </table:table-cell>
          <table:table-cell table:formula="of:=[.$A$4]-[.$A$7]*(([.C102]+1)^[.$A$5])*EXP((99-[.C102])/[.$A$6])" office:value-type="float" office:value="0.000113857570240948">
            <text:p>0.0001138576</text:p>
          </table:table-cell>
        </table:table-row>
        <table:table-row table:style-name="ro1">
          <table:table-cell table:number-columns-repeated="2"/>
          <table:table-cell office:value-type="float" office:value="99">
            <text:p>99</text:p>
          </table:table-cell>
          <table:table-cell table:formula="of:=[.$A$1]-[.$A$2]*[.C103]" office:value-type="float" office:value="0.101">
            <text:p>0.101</text:p>
          </table:table-cell>
          <table:table-cell table:formula="of:=[.$A$4]-[.$A$7]*(([.C103]+1)^[.$A$5])*EXP((99-[.C103])/[.$A$6])" office:value-type="float" office:value="0.0000944175471180361">
            <text:p>9.44175471180361E-005</text:p>
          </table:table-cell>
        </table:table-row>
      </table:table>
      <table:table table:name="Sheet2" table:style-name="ta1">
        <table:shapes>
          <draw:frame draw:z-index="0" draw:style-name="gr1" svg:width="23.485cm" svg:height="13.318cm" svg:x="22.813cm" svg:y="1.167cm">
            <draw:object draw:notify-on-update-of-ranges="Sheet2.D10:Sheet2.D810 Sheet2.E10:Sheet2.E810 Sheet2.D10:Sheet2.D810 Sheet2.F10:Sheet2.F810 Sheet2.D10:Sheet2.D810 Sheet2.G10:Sheet2.G810 Sheet2.D10:Sheet2.D810 Sheet2.H10:Sheet2.H810 Sheet2.D10:Sheet2.D810 Sheet2.I10:Sheet2.I810 Sheet2.D10:Sheet2.D810 Sheet2.J10:Sheet2.J8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>
            <text:p>Difficulties: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Default"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table:number-columns-repeated="3"/>
        </table:table-row>
        <table:table-row table:style-name="ro1">
          <table:table-cell office:value-type="string">
            <text:p>Width</text:p>
          </table:table-cell>
          <table:table-cell table:formula="of:=[$Sheet1.$A$1]-[$Sheet1.$A$2]*[.B3]" office:value-type="float" office:value="0.2">
            <text:p>0.2</text:p>
          </table:table-cell>
          <table:table-cell table:formula="of:=[$Sheet1.$A$1]-[$Sheet1.$A$2]*[.C3]" office:value-type="float" office:value="0.19">
            <text:p>0.19</text:p>
          </table:table-cell>
          <table:table-cell table:style-name="Default" table:formula="of:=[$Sheet1.$A$1]-[$Sheet1.$A$2]*[.D3]" office:value-type="float" office:value="0.175">
            <text:p>0.175</text:p>
          </table:table-cell>
          <table:table-cell table:formula="of:=[$Sheet1.$A$1]-[$Sheet1.$A$2]*[.E3]" office:value-type="float" office:value="0.15">
            <text:p>0.15</text:p>
          </table:table-cell>
          <table:table-cell table:formula="of:=[$Sheet1.$A$1]-[$Sheet1.$A$2]*[.F3]" office:value-type="float" office:value="0.12">
            <text:p>0.12</text:p>
          </table:table-cell>
          <table:table-cell table:formula="of:=[$Sheet1.$A$1]-[$Sheet1.$A$2]*[.G3]" office:value-type="float" office:value="0.101">
            <text:p>0.101</text:p>
          </table:table-cell>
          <table:table-cell table:number-columns-repeated="3"/>
        </table:table-row>
        <table:table-row table:style-name="ro2">
          <table:table-cell office:value-type="string">
            <text:p>StDev</text:p>
          </table:table-cell>
          <table:table-cell table:formula="of:=[Sheet1.$A$4]-[Sheet1.$A$7]*(([.B3]+1)^[Sheet1.$A$5])*EXP((99-[.B3])/[Sheet1.$A$6])" office:value-type="float" office:value="0.00984627480555269">
            <text:p>0.0098462748</text:p>
          </table:table-cell>
          <table:table-cell table:formula="of:=[Sheet1.$A$4]-[Sheet1.$A$7]*(([.C3]+1)^[Sheet1.$A$5])*EXP((99-[.C3])/[Sheet1.$A$6])" office:value-type="float" office:value="0.00803756315958338">
            <text:p>0.0080375632</text:p>
          </table:table-cell>
          <table:table-cell table:style-name="Default" table:formula="of:=[Sheet1.$A$4]-[Sheet1.$A$7]*(([.D3]+1)^[Sheet1.$A$5])*EXP((99-[.D3])/[Sheet1.$A$6])" office:value-type="float" office:value="0.00558925000315332">
            <text:p>0.00558925</text:p>
          </table:table-cell>
          <table:table-cell table:formula="of:=[Sheet1.$A$4]-[Sheet1.$A$7]*(([.E3]+1)^[Sheet1.$A$5])*EXP((99-[.E3])/[Sheet1.$A$6])" office:value-type="float" office:value="0.00262663620570107">
            <text:p>0.0026266362</text:p>
          </table:table-cell>
          <table:table-cell table:formula="of:=[Sheet1.$A$4]-[Sheet1.$A$7]*(([.F3]+1)^[Sheet1.$A$5])*EXP((99-[.F3])/[Sheet1.$A$6])" office:value-type="float" office:value="0.000662555369639904">
            <text:p>0.0006625554</text:p>
          </table:table-cell>
          <table:table-cell table:formula="of:=[Sheet1.$A$4]-[Sheet1.$A$7]*(([.G3]+1)^[Sheet1.$A$5])*EXP((99-[.G3])/[Sheet1.$A$6])" office:value-type="float" office:value="0.0000944175471180361">
            <text:p>9.44175471180361E-005</text:p>
          </table:table-cell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office:value-type="string">
            <text:p>Score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ocation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100">
            <text:p>100</text:p>
          </table:table-cell>
        </table:table-row>
        <table:table-row table:style-name="ro1">
          <table:table-cell office:value-type="string">
            <text:p>Centre:</text:p>
          </table:table-cell>
          <table:table-cell office:value-type="float" office:value="0.5">
            <text:p>0.5</text:p>
          </table:table-cell>
          <table:table-cell/>
          <table:table-cell office:value-type="float" office:value="0.3">
            <text:p>0.3</text:p>
          </table:table-cell>
          <table:table-cell table:formula="of:=[.$B$13]*EXP(-(([.$D10]-[.$B$10])^2)/(2*[.B$5]))" office:value-type="float" office:value="13.1174727534728">
            <text:p>13.1174727535</text:p>
          </table:table-cell>
          <table:table-cell table:formula="of:=[.$B$13]*EXP(-(([.$D10]-[.$B$10])^2)/(2*[.C$5]))" office:value-type="float" office:value="8.30496737008606">
            <text:p>8.3049673701</text:p>
          </table:table-cell>
          <table:table-cell table:formula="of:=[.$B$13]*EXP(-(([.$D10]-[.$B$10])^2)/(2*[.D$5]))" office:value-type="float" office:value="2.79231936220312">
            <text:p>2.7923193622</text:p>
          </table:table-cell>
          <table:table-cell table:formula="of:=[.$B$13]*EXP(-(([.$D10]-[.$B$10])^2)/(2*[.E$5]))" office:value-type="float" office:value="0.0493345163738789">
            <text:p>0.0493345164</text:p>
          </table:table-cell>
          <table:table-cell table:formula="of:=[.$B$13]*EXP(-(([.$D10]-[.$B$10])^2)/(2*[.F$5]))" office:value-type="float" office:value="0.00000000000776817236179672">
            <text:p>7.76817236179672E-012</text:p>
          </table:table-cell>
          <table:table-cell table:formula="of:=[.$B$13]*EXP(-(([.$D10]-[.$B$10])^2)/(2*[.G$5]))" office:value-type="float" office:value="1.01287813420499E-090">
            <text:p>1.01287813420499E-090</text:p>
          </table:table-cell>
        </table:table-row>
        <table:table-row table:style-name="ro1">
          <table:table-cell office:value-type="string">
            <text:p>Type:</text:p>
          </table:table-cell>
          <table:table-cell office:value-type="string">
            <text:p>Norm</text:p>
          </table:table-cell>
          <table:table-cell/>
          <table:table-cell office:value-type="float" office:value="0.3005">
            <text:p>0.3005</text:p>
          </table:table-cell>
          <table:table-cell table:formula="of:=[.$B$13]*EXP(-(([.$D11]-[.$B$10])^2)/(2*[.B$5]))" office:value-type="float" office:value="13.2512060315599">
            <text:p>13.2512060316</text:p>
          </table:table-cell>
          <table:table-cell table:formula="of:=[.$B$13]*EXP(-(([.$D11]-[.$B$10])^2)/(2*[.C$5]))" office:value-type="float" office:value="8.40880897610031">
            <text:p>8.4088089761</text:p>
          </table:table-cell>
          <table:table-cell table:formula="of:=[.$B$13]*EXP(-(([.$D11]-[.$B$10])^2)/(2*[.D$5]))" office:value-type="float" office:value="2.84266413129577">
            <text:p>2.8426641313</text:p>
          </table:table-cell>
          <table:table-cell table:formula="of:=[.$B$13]*EXP(-(([.$D11]-[.$B$10])^2)/(2*[.E$5]))" office:value-type="float" office:value="0.0512465287221447">
            <text:p>0.0512465287</text:p>
          </table:table-cell>
          <table:table-cell table:formula="of:=[.$B$13]*EXP(-(([.$D11]-[.$B$10])^2)/(2*[.F$5]))" office:value-type="float" office:value="0.00000000000903202900204491">
            <text:p>9.03202900204491E-012</text:p>
          </table:table-cell>
          <table:table-cell table:formula="of:=[.$B$13]*EXP(-(([.$D11]-[.$B$10])^2)/(2*[.G$5]))" office:value-type="float" office:value="2.91712100554985E-090">
            <text:p>2.91712100554985E-090</text:p>
          </table:table-cell>
        </table:table-row>
        <table:table-row table:style-name="ro1">
          <table:table-cell table:number-columns-repeated="3"/>
          <table:table-cell office:value-type="float" office:value="0.301">
            <text:p>0.301</text:p>
          </table:table-cell>
          <table:table-cell table:formula="of:=[.$B$13]*EXP(-(([.$D12]-[.$B$10])^2)/(2*[.B$5]))" office:value-type="float" office:value="13.3859628488738">
            <text:p>13.3859628489</text:p>
          </table:table-cell>
          <table:table-cell table:formula="of:=[.$B$13]*EXP(-(([.$D12]-[.$B$10])^2)/(2*[.C$5]))" office:value-type="float" office:value="8.51368415785395">
            <text:p>8.5136841579</text:p>
          </table:table-cell>
          <table:table-cell table:formula="of:=[.$B$13]*EXP(-(([.$D12]-[.$B$10])^2)/(2*[.D$5]))" office:value-type="float" office:value="2.89378716477931">
            <text:p>2.8937871648</text:p>
          </table:table-cell>
          <table:table-cell table:formula="of:=[.$B$13]*EXP(-(([.$D12]-[.$B$10])^2)/(2*[.E$5]))" office:value-type="float" office:value="0.0532275767931566">
            <text:p>0.0532275768</text:p>
          </table:table-cell>
          <table:table-cell table:formula="of:=[.$B$13]*EXP(-(([.$D12]-[.$B$10])^2)/(2*[.F$5]))" office:value-type="float" office:value="0.000000000010497549294052">
            <text:p>1.0497549294052E-011</text:p>
          </table:table-cell>
          <table:table-cell table:formula="of:=[.$B$13]*EXP(-(([.$D12]-[.$B$10])^2)/(2*[.G$5]))" office:value-type="float" office:value="8.37918468445153E-090">
            <text:p>8.37918468445153E-090</text:p>
          </table:table-cell>
        </table:table-row>
        <table:table-row table:style-name="ro2">
          <table:table-cell office:value-type="string">
            <text:p>Maxscore</text:p>
          </table:table-cell>
          <table:table-cell office:value-type="float" office:value="100">
            <text:p>100</text:p>
          </table:table-cell>
          <table:table-cell/>
          <table:table-cell office:value-type="float" office:value="0.3015">
            <text:p>0.3015</text:p>
          </table:table-cell>
          <table:table-cell table:formula="of:=[.$B$13]*EXP(-(([.$D13]-[.$B$10])^2)/(2*[.B$5]))" office:value-type="float" office:value="13.5217467364515">
            <text:p>13.5217467365</text:p>
          </table:table-cell>
          <table:table-cell table:formula="of:=[.$B$13]*EXP(-(([.$D13]-[.$B$10])^2)/(2*[.C$5]))" office:value-type="float" office:value="8.61959924151906">
            <text:p>8.6195992415</text:p>
          </table:table-cell>
          <table:table-cell table:formula="of:=[.$B$13]*EXP(-(([.$D13]-[.$B$10])^2)/(2*[.D$5]))" office:value-type="float" office:value="2.94569784475792">
            <text:p>2.9456978448</text:p>
          </table:table-cell>
          <table:table-cell table:formula="of:=[.$B$13]*EXP(-(([.$D13]-[.$B$10])^2)/(2*[.E$5]))" office:value-type="float" office:value="0.0552799449375794">
            <text:p>0.0552799449</text:p>
          </table:table-cell>
          <table:table-cell table:formula="of:=[.$B$13]*EXP(-(([.$D13]-[.$B$10])^2)/(2*[.F$5]))" office:value-type="float" office:value="0.0000000000121962593477005">
            <text:p>1.21962593477005E-011</text:p>
          </table:table-cell>
          <table:table-cell table:formula="of:=[.$B$13]*EXP(-(([.$D13]-[.$B$10])^2)/(2*[.G$5]))" office:value-type="float" office:value="2.40048585072513E-089">
            <text:p>2.40048585072513E-089</text:p>
          </table:table-cell>
        </table:table-row>
        <table:table-row table:style-name="ro1">
          <table:table-cell table:number-columns-repeated="3"/>
          <table:table-cell office:value-type="float" office:value="0.302">
            <text:p>0.302</text:p>
          </table:table-cell>
          <table:table-cell table:formula="of:=[.$B$13]*EXP(-(([.$D14]-[.$B$10])^2)/(2*[.B$5]))" office:value-type="float" office:value="13.6585611825646">
            <text:p>13.6585611826</text:p>
          </table:table-cell>
          <table:table-cell table:formula="of:=[.$B$13]*EXP(-(([.$D14]-[.$B$10])^2)/(2*[.C$5]))" office:value-type="float" office:value="8.72656053443142">
            <text:p>8.7265605344</text:p>
          </table:table-cell>
          <table:table-cell table:formula="of:=[.$B$13]*EXP(-(([.$D14]-[.$B$10])^2)/(2*[.D$5]))" office:value-type="float" office:value="2.99840561521506">
            <text:p>2.9984056152</text:p>
          </table:table-cell>
          <table:table-cell table:formula="of:=[.$B$13]*EXP(-(([.$D14]-[.$B$10])^2)/(2*[.E$5]))" office:value-type="float" office:value="0.0574059849437232">
            <text:p>0.0574059849</text:p>
          </table:table-cell>
          <table:table-cell table:formula="of:=[.$B$13]*EXP(-(([.$D14]-[.$B$10])^2)/(2*[.F$5]))" office:value-type="float" office:value="0.0000000000141645084570849">
            <text:p>1.41645084570849E-011</text:p>
          </table:table-cell>
          <table:table-cell table:formula="of:=[.$B$13]*EXP(-(([.$D14]-[.$B$10])^2)/(2*[.G$5]))" office:value-type="float" office:value="6.85877581155327E-089">
            <text:p>6.85877581155327E-089</text:p>
          </table:table-cell>
        </table:table-row>
        <table:table-row table:style-name="ro1">
          <table:table-cell table:number-columns-repeated="3"/>
          <table:table-cell office:value-type="float" office:value="0.3025">
            <text:p>0.3025</text:p>
          </table:table-cell>
          <table:table-cell table:formula="of:=[.$B$13]*EXP(-(([.$D15]-[.$B$10])^2)/(2*[.B$5]))" office:value-type="float" office:value="13.7964096319297">
            <text:p>13.7964096319</text:p>
          </table:table-cell>
          <table:table-cell table:formula="of:=[.$B$13]*EXP(-(([.$D15]-[.$B$10])^2)/(2*[.C$5]))" office:value-type="float" office:value="8.83457432406651">
            <text:p>8.8345743241</text:p>
          </table:table-cell>
          <table:table-cell table:formula="of:=[.$B$13]*EXP(-(([.$D15]-[.$B$10])^2)/(2*[.D$5]))" office:value-type="float" office:value="3.05191998141879">
            <text:p>3.0519199814</text:p>
          </table:table-cell>
          <table:table-cell table:formula="of:=[.$B$13]*EXP(-(([.$D15]-[.$B$10])^2)/(2*[.E$5]))" office:value-type="float" office:value="0.0596081177252954">
            <text:p>0.0596081177</text:p>
          </table:table-cell>
          <table:table-cell table:formula="of:=[.$B$13]*EXP(-(([.$D15]-[.$B$10])^2)/(2*[.F$5]))" office:value-type="float" office:value="0.0000000000164441903080257">
            <text:p>1.64441903080257E-011</text:p>
          </table:table-cell>
          <table:table-cell table:formula="of:=[.$B$13]*EXP(-(([.$D15]-[.$B$10])^2)/(2*[.G$5]))" office:value-type="float" office:value="1.95453807120138E-088">
            <text:p>1.95453807120138E-088</text:p>
          </table:table-cell>
        </table:table-row>
        <table:table-row table:style-name="ro1">
          <table:table-cell table:number-columns-repeated="3"/>
          <table:table-cell office:value-type="float" office:value="0.303">
            <text:p>0.303</text:p>
          </table:table-cell>
          <table:table-cell table:formula="of:=[.$B$13]*EXP(-(([.$D16]-[.$B$10])^2)/(2*[.B$5]))" office:value-type="float" office:value="13.9352954849156">
            <text:p>13.9352954849</text:p>
          </table:table-cell>
          <table:table-cell table:formula="of:=[.$B$13]*EXP(-(([.$D16]-[.$B$10])^2)/(2*[.C$5]))" office:value-type="float" office:value="8.94364687700609">
            <text:p>8.943646877</text:p>
          </table:table-cell>
          <table:table-cell table:formula="of:=[.$B$13]*EXP(-(([.$D16]-[.$B$10])^2)/(2*[.D$5]))" office:value-type="float" office:value="3.10625050930253">
            <text:p>3.1062505093</text:p>
          </table:table-cell>
          <table:table-cell table:formula="of:=[.$B$13]*EXP(-(([.$D16]-[.$B$10])^2)/(2*[.E$5]))" office:value-type="float" office:value="0.0618888350406216">
            <text:p>0.061888835</text:p>
          </table:table-cell>
          <table:table-cell table:formula="of:=[.$B$13]*EXP(-(([.$D16]-[.$B$10])^2)/(2*[.F$5]))" office:value-type="float" office:value="0.0000000000190835694330621">
            <text:p>1.90835694330621E-011</text:p>
          </table:table-cell>
          <table:table-cell table:formula="of:=[.$B$13]*EXP(-(([.$D16]-[.$B$10])^2)/(2*[.G$5]))" office:value-type="float" office:value="5.55509806835889E-088">
            <text:p>5.55509806835889E-088</text:p>
          </table:table-cell>
        </table:table-row>
        <table:table-row table:style-name="ro1">
          <table:table-cell table:number-columns-repeated="3"/>
          <table:table-cell office:value-type="float" office:value="0.3035">
            <text:p>0.3035</text:p>
          </table:table-cell>
          <table:table-cell table:formula="of:=[.$B$13]*EXP(-(([.$D17]-[.$B$10])^2)/(2*[.B$5]))" office:value-type="float" office:value="14.0752220967492">
            <text:p>14.0752220967</text:p>
          </table:table-cell>
          <table:table-cell table:formula="of:=[.$B$13]*EXP(-(([.$D17]-[.$B$10])^2)/(2*[.C$5]))" office:value-type="float" office:value="9.05378443789503">
            <text:p>9.0537844379</text:p>
          </table:table-cell>
          <table:table-cell table:formula="of:=[.$B$13]*EXP(-(([.$D17]-[.$B$10])^2)/(2*[.D$5]))" office:value-type="float" office:value="3.16140682482117">
            <text:p>3.1614068248</text:p>
          </table:table-cell>
          <table:table-cell table:formula="of:=[.$B$13]*EXP(-(([.$D17]-[.$B$10])^2)/(2*[.E$5]))" office:value-type="float" office:value="0.0642507012435439">
            <text:p>0.0642507012</text:p>
          </table:table-cell>
          <table:table-cell table:formula="of:=[.$B$13]*EXP(-(([.$D17]-[.$B$10])^2)/(2*[.F$5]))" office:value-type="float" office:value="0.0000000000221382278780288">
            <text:p>2.21382278780288E-011</text:p>
          </table:table-cell>
          <table:table-cell table:formula="of:=[.$B$13]*EXP(-(([.$D17]-[.$B$10])^2)/(2*[.G$5]))" office:value-type="float" office:value="1.57466942806635E-087">
            <text:p>1.57466942806635E-087</text:p>
          </table:table-cell>
        </table:table-row>
        <table:table-row table:style-name="ro1">
          <table:table-cell table:number-columns-repeated="3"/>
          <table:table-cell office:value-type="float" office:value="0.304">
            <text:p>0.304</text:p>
          </table:table-cell>
          <table:table-cell table:formula="of:=[.$B$13]*EXP(-(([.$D18]-[.$B$10])^2)/(2*[.B$5]))" office:value-type="float" office:value="14.2161927767181">
            <text:p>14.2161927767</text:p>
          </table:table-cell>
          <table:table-cell table:formula="of:=[.$B$13]*EXP(-(([.$D18]-[.$B$10])^2)/(2*[.C$5]))" office:value-type="float" office:value="9.16499322838881">
            <text:p>9.1649932284</text:p>
          </table:table-cell>
          <table:table-cell table:formula="of:=[.$B$13]*EXP(-(([.$D18]-[.$B$10])^2)/(2*[.D$5]))" office:value-type="float" office:value="3.21739861328207">
            <text:p>3.2173986133</text:p>
          </table:table-cell>
          <table:table-cell table:formula="of:=[.$B$13]*EXP(-(([.$D18]-[.$B$10])^2)/(2*[.E$5]))" office:value-type="float" office:value="0.0666963550661932">
            <text:p>0.0666963551</text:p>
          </table:table-cell>
          <table:table-cell table:formula="of:=[.$B$13]*EXP(-(([.$D18]-[.$B$10])^2)/(2*[.F$5]))" office:value-type="float" office:value="0.0000000000256721491131175">
            <text:p>2.56721491131175E-011</text:p>
          </table:table-cell>
          <table:table-cell table:formula="of:=[.$B$13]*EXP(-(([.$D18]-[.$B$10])^2)/(2*[.G$5]))" office:value-type="float" office:value="4.45181522927054E-087">
            <text:p>4.45181522927054E-087</text:p>
          </table:table-cell>
        </table:table-row>
        <table:table-row table:style-name="ro1">
          <table:table-cell table:number-columns-repeated="3"/>
          <table:table-cell office:value-type="float" office:value="0.3045">
            <text:p>0.3045</text:p>
          </table:table-cell>
          <table:table-cell table:formula="of:=[.$B$13]*EXP(-(([.$D19]-[.$B$10])^2)/(2*[.B$5]))" office:value-type="float" office:value="14.358210787372">
            <text:p>14.3582107874</text:p>
          </table:table-cell>
          <table:table-cell table:formula="of:=[.$B$13]*EXP(-(([.$D19]-[.$B$10])^2)/(2*[.C$5]))" office:value-type="float" office:value="9.27727944609163">
            <text:p>9.2772794461</text:p>
          </table:table-cell>
          <table:table-cell table:formula="of:=[.$B$13]*EXP(-(([.$D19]-[.$B$10])^2)/(2*[.D$5]))" office:value-type="float" office:value="3.27423561865084">
            <text:p>3.2742356187</text:p>
          </table:table-cell>
          <table:table-cell table:formula="of:=[.$B$13]*EXP(-(([.$D19]-[.$B$10])^2)/(2*[.E$5]))" office:value-type="float" office:value="0.0692285114338186">
            <text:p>0.0692285114</text:p>
          </table:table-cell>
          <table:table-cell table:formula="of:=[.$B$13]*EXP(-(([.$D19]-[.$B$10])^2)/(2*[.F$5]))" office:value-type="float" office:value="0.0000000000297589585675459">
            <text:p>2.97589585675459E-011</text:p>
          </table:table-cell>
          <table:table-cell table:formula="of:=[.$B$13]*EXP(-(([.$D19]-[.$B$10])^2)/(2*[.G$5]))" office:value-type="float" office:value="1.25526359975917E-086">
            <text:p>1.25526359975917E-086</text:p>
          </table:table-cell>
        </table:table-row>
        <table:table-row table:style-name="ro1">
          <table:table-cell table:number-columns-repeated="3"/>
          <table:table-cell office:value-type="float" office:value="0.304999999999999">
            <text:p>0.305</text:p>
          </table:table-cell>
          <table:table-cell table:formula="of:=[.$B$13]*EXP(-(([.$D20]-[.$B$10])^2)/(2*[.B$5]))" office:value-type="float" office:value="14.5012793437211">
            <text:p>14.5012793437</text:p>
          </table:table-cell>
          <table:table-cell table:formula="of:=[.$B$13]*EXP(-(([.$D20]-[.$B$10])^2)/(2*[.C$5]))" office:value-type="float" office:value="9.39064926348495">
            <text:p>9.3906492635</text:p>
          </table:table-cell>
          <table:table-cell table:formula="of:=[.$B$13]*EXP(-(([.$D20]-[.$B$10])^2)/(2*[.D$5]))" office:value-type="float" office:value="3.33192764283143">
            <text:p>3.3319276428</text:p>
          </table:table-cell>
          <table:table-cell table:formula="of:=[.$B$13]*EXP(-(([.$D20]-[.$B$10])^2)/(2*[.E$5]))" office:value-type="float" office:value="0.0718499633118344">
            <text:p>0.0718499633</text:p>
          </table:table-cell>
          <table:table-cell table:formula="of:=[.$B$13]*EXP(-(([.$D20]-[.$B$10])^2)/(2*[.F$5]))" office:value-type="float" office:value="0.0000000000344833428266212">
            <text:p>3.44833428266212E-011</text:p>
          </table:table-cell>
          <table:table-cell table:formula="of:=[.$B$13]*EXP(-(([.$D20]-[.$B$10])^2)/(2*[.G$5]))" office:value-type="float" office:value="3.53006586971092E-086">
            <text:p>3.53006586971092E-086</text:p>
          </table:table-cell>
        </table:table-row>
        <table:table-row table:style-name="ro1">
          <table:table-cell table:number-columns-repeated="3"/>
          <table:table-cell office:value-type="float" office:value="0.305499999999999">
            <text:p>0.3055</text:p>
          </table:table-cell>
          <table:table-cell table:formula="of:=[.$B$13]*EXP(-(([.$D21]-[.$B$10])^2)/(2*[.B$5]))" office:value-type="float" office:value="14.645401612434">
            <text:p>14.6454016124</text:p>
          </table:table-cell>
          <table:table-cell table:formula="of:=[.$B$13]*EXP(-(([.$D21]-[.$B$10])^2)/(2*[.C$5]))" office:value-type="float" office:value="9.50510882684796">
            <text:p>9.5051088268</text:p>
          </table:table-cell>
          <table:table-cell table:formula="of:=[.$B$13]*EXP(-(([.$D21]-[.$B$10])^2)/(2*[.D$5]))" office:value-type="float" office:value="3.39048454492095">
            <text:p>3.3904845449</text:p>
          </table:table-cell>
          <table:table-cell table:formula="of:=[.$B$13]*EXP(-(([.$D21]-[.$B$10])^2)/(2*[.E$5]))" office:value-type="float" office:value="0.0745635835852683">
            <text:p>0.0745635836</text:p>
          </table:table-cell>
          <table:table-cell table:formula="of:=[.$B$13]*EXP(-(([.$D21]-[.$B$10])^2)/(2*[.F$5]))" office:value-type="float" office:value="0.0000000000399426725436551">
            <text:p>3.99426725436551E-011</text:p>
          </table:table-cell>
          <table:table-cell table:formula="of:=[.$B$13]*EXP(-(([.$D21]-[.$B$10])^2)/(2*[.G$5]))" office:value-type="float" office:value="9.90103857702505E-086">
            <text:p>9.90103857702505E-086</text:p>
          </table:table-cell>
        </table:table-row>
        <table:table-row table:style-name="ro1">
          <table:table-cell table:number-columns-repeated="3"/>
          <table:table-cell office:value-type="float" office:value="0.305999999999999">
            <text:p>0.306</text:p>
          </table:table-cell>
          <table:table-cell table:formula="of:=[.$B$13]*EXP(-(([.$D22]-[.$B$10])^2)/(2*[.B$5]))" office:value-type="float" office:value="14.7905807110316">
            <text:p>14.790580711</text:p>
          </table:table-cell>
          <table:table-cell table:formula="of:=[.$B$13]*EXP(-(([.$D22]-[.$B$10])^2)/(2*[.C$5]))" office:value-type="float" office:value="9.62066425516674">
            <text:p>9.6206642552</text:p>
          </table:table-cell>
          <table:table-cell table:formula="of:=[.$B$13]*EXP(-(([.$D22]-[.$B$10])^2)/(2*[.D$5]))" office:value-type="float" office:value="3.44991624043741">
            <text:p>3.4499162404</text:p>
          </table:table-cell>
          <table:table-cell table:formula="of:=[.$B$13]*EXP(-(([.$D22]-[.$B$10])^2)/(2*[.E$5]))" office:value-type="float" office:value="0.0773723269706707">
            <text:p>0.077372327</text:p>
          </table:table-cell>
          <table:table-cell table:formula="of:=[.$B$13]*EXP(-(([.$D22]-[.$B$10])^2)/(2*[.F$5]))" office:value-type="float" office:value="0.0000000000462488575320569">
            <text:p>4.62488575320569E-011</text:p>
          </table:table-cell>
          <table:table-cell table:formula="of:=[.$B$13]*EXP(-(([.$D22]-[.$B$10])^2)/(2*[.G$5]))" office:value-type="float" office:value="2.76967471021752E-085">
            <text:p>2.76967471021752E-085</text:p>
          </table:table-cell>
        </table:table-row>
        <table:table-row table:style-name="ro1">
          <table:table-cell table:number-columns-repeated="3"/>
          <table:table-cell office:value-type="float" office:value="0.306499999999999">
            <text:p>0.3065</text:p>
          </table:table-cell>
          <table:table-cell table:formula="of:=[.$B$13]*EXP(-(([.$D23]-[.$B$10])^2)/(2*[.B$5]))" office:value-type="float" office:value="14.936819707081">
            <text:p>14.9368197071</text:p>
          </table:table-cell>
          <table:table-cell table:formula="of:=[.$B$13]*EXP(-(([.$D23]-[.$B$10])^2)/(2*[.C$5]))" office:value-type="float" office:value="9.73732163903654">
            <text:p>9.737321639</text:p>
          </table:table-cell>
          <table:table-cell table:formula="of:=[.$B$13]*EXP(-(([.$D23]-[.$B$10])^2)/(2*[.D$5]))" office:value-type="float" office:value="3.51023270052216">
            <text:p>3.5102327005</text:p>
          </table:table-cell>
          <table:table-cell table:formula="of:=[.$B$13]*EXP(-(([.$D23]-[.$B$10])^2)/(2*[.E$5]))" office:value-type="float" office:value="0.0802792319607042">
            <text:p>0.080279232</text:p>
          </table:table-cell>
          <table:table-cell table:formula="of:=[.$B$13]*EXP(-(([.$D23]-[.$B$10])^2)/(2*[.F$5]))" office:value-type="float" office:value="0.0000000000535304663669589">
            <text:p>5.35304663669589E-011</text:p>
          </table:table-cell>
          <table:table-cell table:formula="of:=[.$B$13]*EXP(-(([.$D23]-[.$B$10])^2)/(2*[.G$5]))" office:value-type="float" office:value="7.72728353250816E-085">
            <text:p>7.72728353250816E-085</text:p>
          </table:table-cell>
        </table:table-row>
        <table:table-row table:style-name="ro1">
          <table:table-cell table:number-columns-repeated="3"/>
          <table:table-cell office:value-type="float" office:value="0.306999999999999">
            <text:p>0.307</text:p>
          </table:table-cell>
          <table:table-cell table:formula="of:=[.$B$13]*EXP(-(([.$D24]-[.$B$10])^2)/(2*[.B$5]))" office:value-type="float" office:value="15.0841216173875">
            <text:p>15.0841216174</text:p>
          </table:table-cell>
          <table:table-cell table:formula="of:=[.$B$13]*EXP(-(([.$D24]-[.$B$10])^2)/(2*[.C$5]))" office:value-type="float" office:value="9.85508703955407">
            <text:p>9.8550870396</text:p>
          </table:table-cell>
          <table:table-cell table:formula="of:=[.$B$13]*EXP(-(([.$D24]-[.$B$10])^2)/(2*[.D$5]))" office:value-type="float" office:value="3.57144395111527">
            <text:p>3.5714439511</text:p>
          </table:table-cell>
          <table:table-cell table:formula="of:=[.$B$13]*EXP(-(([.$D24]-[.$B$10])^2)/(2*[.E$5]))" office:value-type="float" office:value="0.083287422801438">
            <text:p>0.0832874228</text:p>
          </table:table-cell>
          <table:table-cell table:formula="of:=[.$B$13]*EXP(-(([.$D24]-[.$B$10])^2)/(2*[.F$5]))" office:value-type="float" office:value="0.0000000000619351471972531">
            <text:p>6.19351471972531E-011</text:p>
          </table:table-cell>
          <table:table-cell table:formula="of:=[.$B$13]*EXP(-(([.$D24]-[.$B$10])^2)/(2*[.G$5]))" office:value-type="float" office:value="2.15018089962413E-084">
            <text:p>2.15018089962413E-084</text:p>
          </table:table-cell>
        </table:table-row>
        <table:table-row table:style-name="ro1">
          <table:table-cell table:number-columns-repeated="3"/>
          <table:table-cell office:value-type="float" office:value="0.307499999999999">
            <text:p>0.3075</text:p>
          </table:table-cell>
          <table:table-cell table:formula="of:=[.$B$13]*EXP(-(([.$D25]-[.$B$10])^2)/(2*[.B$5]))" office:value-type="float" office:value="15.2324894071844">
            <text:p>15.2324894072</text:p>
          </table:table-cell>
          <table:table-cell table:formula="of:=[.$B$13]*EXP(-(([.$D25]-[.$B$10])^2)/(2*[.C$5]))" office:value-type="float" office:value="9.97396648720119">
            <text:p>9.9739664872</text:p>
          </table:table-cell>
          <table:table-cell table:formula="of:=[.$B$13]*EXP(-(([.$D25]-[.$B$10])^2)/(2*[.D$5]))" office:value-type="float" office:value="3.63356007210424">
            <text:p>3.6335600721</text:p>
          </table:table-cell>
          <table:table-cell table:formula="of:=[.$B$13]*EXP(-(([.$D25]-[.$B$10])^2)/(2*[.E$5]))" office:value-type="float" office:value="0.0864001115024622">
            <text:p>0.0864001115</text:p>
          </table:table-cell>
          <table:table-cell table:formula="of:=[.$B$13]*EXP(-(([.$D25]-[.$B$10])^2)/(2*[.F$5]))" office:value-type="float" office:value="0.0000000000716323914136222">
            <text:p>7.16323914136222E-011</text:p>
          </table:table-cell>
          <table:table-cell table:formula="of:=[.$B$13]*EXP(-(([.$D25]-[.$B$10])^2)/(2*[.G$5]))" office:value-type="float" office:value="5.96723609171436E-084">
            <text:p>5.96723609171436E-084</text:p>
          </table:table-cell>
        </table:table-row>
        <table:table-row table:style-name="ro1">
          <table:table-cell table:number-columns-repeated="3"/>
          <table:table-cell office:value-type="float" office:value="0.307999999999999">
            <text:p>0.308</text:p>
          </table:table-cell>
          <table:table-cell table:formula="of:=[.$B$13]*EXP(-(([.$D26]-[.$B$10])^2)/(2*[.B$5]))" office:value-type="float" office:value="15.381925989322">
            <text:p>15.3819259893</text:p>
          </table:table-cell>
          <table:table-cell table:formula="of:=[.$B$13]*EXP(-(([.$D26]-[.$B$10])^2)/(2*[.C$5]))" office:value-type="float" office:value="10.0939659807199">
            <text:p>10.0939659807</text:p>
          </table:table-cell>
          <table:table-cell table:formula="of:=[.$B$13]*EXP(-(([.$D26]-[.$B$10])^2)/(2*[.D$5]))" office:value-type="float" office:value="3.69659119644567">
            <text:p>3.6965911964</text:p>
          </table:table-cell>
          <table:table-cell table:formula="of:=[.$B$13]*EXP(-(([.$D26]-[.$B$10])^2)/(2*[.E$5]))" office:value-type="float" office:value="0.08962059987988">
            <text:p>0.0896205999</text:p>
          </table:table-cell>
          <table:table-cell table:formula="of:=[.$B$13]*EXP(-(([.$D26]-[.$B$10])^2)/(2*[.F$5]))" office:value-type="float" office:value="0.0000000000828166874077166">
            <text:p>8.28166874077166E-011</text:p>
          </table:table-cell>
          <table:table-cell table:formula="of:=[.$B$13]*EXP(-(([.$D26]-[.$B$10])^2)/(2*[.G$5]))" office:value-type="float" office:value="1.65166327250394E-083">
            <text:p>1.65166327250394E-083</text:p>
          </table:table-cell>
        </table:table-row>
        <table:table-row table:style-name="ro1">
          <table:table-cell table:number-columns-repeated="3"/>
          <table:table-cell office:value-type="float" office:value="0.308499999999999">
            <text:p>0.3085</text:p>
          </table:table-cell>
          <table:table-cell table:formula="of:=[.$B$13]*EXP(-(([.$D27]-[.$B$10])^2)/(2*[.B$5]))" office:value-type="float" office:value="15.532434223455">
            <text:p>15.5324342235</text:p>
          </table:table-cell>
          <table:table-cell table:formula="of:=[.$B$13]*EXP(-(([.$D27]-[.$B$10])^2)/(2*[.C$5]))" office:value-type="float" office:value="10.2150914859784">
            <text:p>10.215091486</text:p>
          </table:table-cell>
          <table:table-cell table:formula="of:=[.$B$13]*EXP(-(([.$D27]-[.$B$10])^2)/(2*[.D$5]))" office:value-type="float" office:value="3.7605475092596">
            <text:p>3.7605475093</text:p>
          </table:table-cell>
          <table:table-cell table:formula="of:=[.$B$13]*EXP(-(([.$D27]-[.$B$10])^2)/(2*[.E$5]))" office:value-type="float" office:value="0.0929522816322178">
            <text:p>0.0929522816</text:p>
          </table:table-cell>
          <table:table-cell table:formula="of:=[.$B$13]*EXP(-(([.$D27]-[.$B$10])^2)/(2*[.F$5]))" office:value-type="float" office:value="0.0000000000957111179736227">
            <text:p>9.57111179736227E-011</text:p>
          </table:table-cell>
          <table:table-cell table:formula="of:=[.$B$13]*EXP(-(([.$D27]-[.$B$10])^2)/(2*[.G$5]))" office:value-type="float" office:value="4.55952784012839E-083">
            <text:p>4.55952784012839E-083</text:p>
          </table:table-cell>
        </table:table-row>
        <table:table-row table:style-name="ro1">
          <table:table-cell table:number-columns-repeated="3"/>
          <table:table-cell office:value-type="float" office:value="0.308999999999999">
            <text:p>0.309</text:p>
          </table:table-cell>
          <table:table-cell table:formula="of:=[.$B$13]*EXP(-(([.$D28]-[.$B$10])^2)/(2*[.B$5]))" office:value-type="float" office:value="15.6840169152289">
            <text:p>15.6840169152</text:p>
          </table:table-cell>
          <table:table-cell table:formula="of:=[.$B$13]*EXP(-(([.$D28]-[.$B$10])^2)/(2*[.C$5]))" office:value-type="float" office:value="10.3373489348294">
            <text:p>10.3373489348</text:p>
          </table:table-cell>
          <table:table-cell table:formula="of:=[.$B$13]*EXP(-(([.$D28]-[.$B$10])^2)/(2*[.D$5]))" office:value-type="float" office:value="3.82543924689647">
            <text:p>3.8254392469</text:p>
          </table:table-cell>
          <table:table-cell table:formula="of:=[.$B$13]*EXP(-(([.$D28]-[.$B$10])^2)/(2*[.E$5]))" office:value-type="float" office:value="0.096398644449283">
            <text:p>0.0963986444</text:p>
          </table:table-cell>
          <table:table-cell table:formula="of:=[.$B$13]*EXP(-(([.$D28]-[.$B$10])^2)/(2*[.F$5]))" office:value-type="float" office:value="0.000000000110571462036248">
            <text:p>1.10571462036248E-010</text:p>
          </table:table-cell>
          <table:table-cell table:formula="of:=[.$B$13]*EXP(-(([.$D28]-[.$B$10])^2)/(2*[.G$5]))" office:value-type="float" office:value="1.25536004344462E-082">
            <text:p>1.25536004344462E-082</text:p>
          </table:table-cell>
        </table:table-row>
        <table:table-row table:style-name="ro1">
          <table:table-cell table:number-columns-repeated="3"/>
          <table:table-cell office:value-type="float" office:value="0.309499999999999">
            <text:p>0.3095</text:p>
          </table:table-cell>
          <table:table-cell table:formula="of:=[.$B$13]*EXP(-(([.$D29]-[.$B$10])^2)/(2*[.B$5]))" office:value-type="float" office:value="15.8366768154651">
            <text:p>15.8366768155</text:p>
          </table:table-cell>
          <table:table-cell table:formula="of:=[.$B$13]*EXP(-(([.$D29]-[.$B$10])^2)/(2*[.C$5]))" office:value-type="float" office:value="10.460744223959">
            <text:p>10.460744224</text:p>
          </table:table-cell>
          <table:table-cell table:formula="of:=[.$B$13]*EXP(-(([.$D29]-[.$B$10])^2)/(2*[.D$5]))" office:value-type="float" office:value="3.89127669597624">
            <text:p>3.891276696</text:p>
          </table:table-cell>
          <table:table-cell table:formula="of:=[.$B$13]*EXP(-(([.$D29]-[.$B$10])^2)/(2*[.E$5]))" office:value-type="float" office:value="0.0999632721539629">
            <text:p>0.0999632722</text:p>
          </table:table-cell>
          <table:table-cell table:formula="of:=[.$B$13]*EXP(-(([.$D29]-[.$B$10])^2)/(2*[.F$5]))" office:value-type="float" office:value="0.000000000127690869444184">
            <text:p>1.27690869444184E-010</text:p>
          </table:table-cell>
          <table:table-cell table:formula="of:=[.$B$13]*EXP(-(([.$D29]-[.$B$10])^2)/(2*[.G$5]))" office:value-type="float" office:value="3.44720253619378E-082">
            <text:p>3.44720253619378E-082</text:p>
          </table:table-cell>
        </table:table-row>
        <table:table-row table:style-name="ro1">
          <table:table-cell table:number-columns-repeated="3"/>
          <table:table-cell office:value-type="float" office:value="0.309999999999999">
            <text:p>0.31</text:p>
          </table:table-cell>
          <table:table-cell table:formula="of:=[.$B$13]*EXP(-(([.$D30]-[.$B$10])^2)/(2*[.B$5]))" office:value-type="float" office:value="15.990416619345">
            <text:p>15.9904166193</text:p>
          </table:table-cell>
          <table:table-cell table:formula="of:=[.$B$13]*EXP(-(([.$D30]-[.$B$10])^2)/(2*[.C$5]))" office:value-type="float" office:value="10.5852832137281">
            <text:p>10.5852832137</text:p>
          </table:table-cell>
          <table:table-cell table:formula="of:=[.$B$13]*EXP(-(([.$D30]-[.$B$10])^2)/(2*[.D$5]))" office:value-type="float" office:value="3.95807019239965">
            <text:p>3.9580701924</text:p>
          </table:table-cell>
          <table:table-cell table:formula="of:=[.$B$13]*EXP(-(([.$D30]-[.$B$10])^2)/(2*[.E$5]))" office:value-type="float" office:value="0.103649846876952">
            <text:p>0.1036498469</text:p>
          </table:table-cell>
          <table:table-cell table:formula="of:=[.$B$13]*EXP(-(([.$D30]-[.$B$10])^2)/(2*[.F$5]))" office:value-type="float" office:value="0.000000000147405186651458">
            <text:p>1.47405186651458E-010</text:p>
          </table:table-cell>
          <table:table-cell table:formula="of:=[.$B$13]*EXP(-(([.$D30]-[.$B$10])^2)/(2*[.G$5]))" office:value-type="float" office:value="9.44094286121344E-082">
            <text:p>9.44094286121344E-082</text:p>
          </table:table-cell>
        </table:table-row>
        <table:table-row table:style-name="ro1">
          <table:table-cell table:number-columns-repeated="3"/>
          <table:table-cell office:value-type="float" office:value="0.310499999999999">
            <text:p>0.3105</text:p>
          </table:table-cell>
          <table:table-cell table:formula="of:=[.$B$13]*EXP(-(([.$D31]-[.$B$10])^2)/(2*[.B$5]))" office:value-type="float" office:value="16.1452389655939">
            <text:p>16.1452389656</text:p>
          </table:table-cell>
          <table:table-cell table:formula="of:=[.$B$13]*EXP(-(([.$D31]-[.$B$10])^2)/(2*[.C$5]))" office:value-type="float" office:value="10.7109717270053">
            <text:p>10.710971727</text:p>
          </table:table-cell>
          <table:table-cell table:formula="of:=[.$B$13]*EXP(-(([.$D31]-[.$B$10])^2)/(2*[.D$5]))" office:value-type="float" office:value="4.0258301203313">
            <text:p>4.0258301203</text:p>
          </table:table-cell>
          <table:table-cell table:formula="of:=[.$B$13]*EXP(-(([.$D31]-[.$B$10])^2)/(2*[.E$5]))" office:value-type="float" office:value="0.107462151264357">
            <text:p>0.1074621513</text:p>
          </table:table-cell>
          <table:table-cell table:formula="of:=[.$B$13]*EXP(-(([.$D31]-[.$B$10])^2)/(2*[.F$5]))" office:value-type="float" office:value="0.000000000170099021361114">
            <text:p>1.70099021361114E-010</text:p>
          </table:table-cell>
          <table:table-cell table:formula="of:=[.$B$13]*EXP(-(([.$D31]-[.$B$10])^2)/(2*[.G$5]))" office:value-type="float" office:value="2.57877830121685E-081">
            <text:p>2.57877830121685E-081</text:p>
          </table:table-cell>
        </table:table-row>
        <table:table-row table:style-name="ro1">
          <table:table-cell table:number-columns-repeated="3"/>
          <table:table-cell office:value-type="float" office:value="0.310999999999999">
            <text:p>0.311</text:p>
          </table:table-cell>
          <table:table-cell table:formula="of:=[.$B$13]*EXP(-(([.$D32]-[.$B$10])^2)/(2*[.B$5]))" office:value-type="float" office:value="16.301146435663">
            <text:p>16.3011464357</text:p>
          </table:table-cell>
          <table:table-cell table:formula="of:=[.$B$13]*EXP(-(([.$D32]-[.$B$10])^2)/(2*[.C$5]))" office:value-type="float" office:value="10.8378155479917">
            <text:p>10.837815548</text:p>
          </table:table-cell>
          <table:table-cell table:formula="of:=[.$B$13]*EXP(-(([.$D32]-[.$B$10])^2)/(2*[.D$5]))" office:value-type="float" office:value="4.09456691115436">
            <text:p>4.0945669112</text:p>
          </table:table-cell>
          <table:table-cell table:formula="of:=[.$B$13]*EXP(-(([.$D32]-[.$B$10])^2)/(2*[.E$5]))" office:value-type="float" office:value="0.111404070718113">
            <text:p>0.1114040707</text:p>
          </table:table-cell>
          <table:table-cell table:formula="of:=[.$B$13]*EXP(-(([.$D32]-[.$B$10])^2)/(2*[.F$5]))" office:value-type="float" office:value="0.000000000196212645757198">
            <text:p>1.96212645757198E-010</text:p>
          </table:table-cell>
          <table:table-cell table:formula="of:=[.$B$13]*EXP(-(([.$D32]-[.$B$10])^2)/(2*[.G$5]))" office:value-type="float" office:value="7.02526506231864E-081">
            <text:p>7.02526506231864E-081</text:p>
          </table:table-cell>
        </table:table-row>
        <table:table-row table:style-name="ro1">
          <table:table-cell table:number-columns-repeated="3"/>
          <table:table-cell office:value-type="float" office:value="0.311499999999999">
            <text:p>0.3115</text:p>
          </table:table-cell>
          <table:table-cell table:formula="of:=[.$B$13]*EXP(-(([.$D33]-[.$B$10])^2)/(2*[.B$5]))" office:value-type="float" office:value="16.4581415529118">
            <text:p>16.4581415529</text:p>
          </table:table-cell>
          <table:table-cell table:formula="of:=[.$B$13]*EXP(-(([.$D33]-[.$B$10])^2)/(2*[.C$5]))" office:value-type="float" office:value="10.9658204210381">
            <text:p>10.965820421</text:p>
          </table:table-cell>
          <table:table-cell table:formula="of:=[.$B$13]*EXP(-(([.$D33]-[.$B$10])^2)/(2*[.D$5]))" office:value-type="float" office:value="4.16429104239669">
            <text:p>4.1642910424</text:p>
          </table:table-cell>
          <table:table-cell table:formula="of:=[.$B$13]*EXP(-(([.$D33]-[.$B$10])^2)/(2*[.E$5]))" office:value-type="float" office:value="0.115479595669123">
            <text:p>0.1154795957</text:p>
          </table:table-cell>
          <table:table-cell table:formula="of:=[.$B$13]*EXP(-(([.$D33]-[.$B$10])^2)/(2*[.F$5]))" office:value-type="float" office:value="0.000000000226249850970218">
            <text:p>2.26249850970218E-010</text:p>
          </table:table-cell>
          <table:table-cell table:formula="of:=[.$B$13]*EXP(-(([.$D33]-[.$B$10])^2)/(2*[.G$5]))" office:value-type="float" office:value="1.90880468269303E-080">
            <text:p>1.90880468269303E-080</text:p>
          </table:table-cell>
        </table:table-row>
        <table:table-row table:style-name="ro1">
          <table:table-cell table:number-columns-repeated="3"/>
          <table:table-cell office:value-type="float" office:value="0.311999999999999">
            <text:p>0.312</text:p>
          </table:table-cell>
          <table:table-cell table:formula="of:=[.$B$13]*EXP(-(([.$D34]-[.$B$10])^2)/(2*[.B$5]))" office:value-type="float" office:value="16.6162267817897">
            <text:p>16.6162267818</text:p>
          </table:table-cell>
          <table:table-cell table:formula="of:=[.$B$13]*EXP(-(([.$D34]-[.$B$10])^2)/(2*[.C$5]))" office:value-type="float" office:value="11.0949920494539">
            <text:p>11.0949920495</text:p>
          </table:table-cell>
          <table:table-cell table:formula="of:=[.$B$13]*EXP(-(([.$D34]-[.$B$10])^2)/(2*[.D$5]))" office:value-type="float" office:value="4.23501303662829">
            <text:p>4.2350130366</text:p>
          </table:table-cell>
          <table:table-cell table:formula="of:=[.$B$13]*EXP(-(([.$D34]-[.$B$10])^2)/(2*[.E$5]))" office:value-type="float" office:value="0.119692823882994">
            <text:p>0.1196928239</text:p>
          </table:table-cell>
          <table:table-cell table:formula="of:=[.$B$13]*EXP(-(([.$D34]-[.$B$10])^2)/(2*[.F$5]))" office:value-type="float" office:value="0.000000000260786880083733">
            <text:p>2.60786880083733E-010</text:p>
          </table:table-cell>
          <table:table-cell table:formula="of:=[.$B$13]*EXP(-(([.$D34]-[.$B$10])^2)/(2*[.G$5]))" office:value-type="float" office:value="5.17261718324239E-080">
            <text:p>5.17261718324239E-080</text:p>
          </table:table-cell>
        </table:table-row>
        <table:table-row table:style-name="ro1">
          <table:table-cell table:number-columns-repeated="3"/>
          <table:table-cell office:value-type="float" office:value="0.312499999999999">
            <text:p>0.3125</text:p>
          </table:table-cell>
          <table:table-cell table:formula="of:=[.$B$13]*EXP(-(([.$D35]-[.$B$10])^2)/(2*[.B$5]))" office:value-type="float" office:value="16.7754045270167">
            <text:p>16.775404527</text:p>
          </table:table-cell>
          <table:table-cell table:formula="of:=[.$B$13]*EXP(-(([.$D35]-[.$B$10])^2)/(2*[.C$5]))" office:value-type="float" office:value="11.2253360943087">
            <text:p>11.2253360943</text:p>
          </table:table-cell>
          <table:table-cell table:formula="of:=[.$B$13]*EXP(-(([.$D35]-[.$B$10])^2)/(2*[.D$5]))" office:value-type="float" office:value="4.30674346032965">
            <text:p>4.3067434603</text:p>
          </table:table-cell>
          <table:table-cell table:formula="of:=[.$B$13]*EXP(-(([.$D35]-[.$B$10])^2)/(2*[.E$5]))" office:value-type="float" office:value="0.124047962798236">
            <text:p>0.1240479628</text:p>
          </table:table-cell>
          <table:table-cell table:formula="of:=[.$B$13]*EXP(-(([.$D35]-[.$B$10])^2)/(2*[.F$5]))" office:value-type="float" office:value="0.00000000030048258349609">
            <text:p>3.0048258349609E-010</text:p>
          </table:table-cell>
          <table:table-cell table:formula="of:=[.$B$13]*EXP(-(([.$D35]-[.$B$10])^2)/(2*[.G$5]))" office:value-type="float" office:value="1.39800670423025E-079">
            <text:p>1.39800670423025E-079</text:p>
          </table:table-cell>
        </table:table-row>
        <table:table-row table:style-name="ro1">
          <table:table-cell table:number-columns-repeated="3"/>
          <table:table-cell office:value-type="float" office:value="0.312999999999999">
            <text:p>0.313</text:p>
          </table:table-cell>
          <table:table-cell table:formula="of:=[.$B$13]*EXP(-(([.$D36]-[.$B$10])^2)/(2*[.B$5]))" office:value-type="float" office:value="16.9356771327651">
            <text:p>16.9356771328</text:p>
          </table:table-cell>
          <table:table-cell table:formula="of:=[.$B$13]*EXP(-(([.$D36]-[.$B$10])^2)/(2*[.C$5]))" office:value-type="float" office:value="11.3568581732266">
            <text:p>11.3568581732</text:p>
          </table:table-cell>
          <table:table-cell table:formula="of:=[.$B$13]*EXP(-(([.$D36]-[.$B$10])^2)/(2*[.D$5]))" office:value-type="float" office:value="4.37949292273106">
            <text:p>4.3794929227</text:p>
          </table:table-cell>
          <table:table-cell table:formula="of:=[.$B$13]*EXP(-(([.$D36]-[.$B$10])^2)/(2*[.E$5]))" office:value-type="float" office:value="0.128549331896736">
            <text:p>0.1285493319</text:p>
          </table:table-cell>
          <table:table-cell table:formula="of:=[.$B$13]*EXP(-(([.$D36]-[.$B$10])^2)/(2*[.F$5]))" office:value-type="float" office:value="0.000000000346089959024657">
            <text:p>3.46089959024657E-010</text:p>
          </table:table-cell>
          <table:table-cell table:formula="of:=[.$B$13]*EXP(-(([.$D36]-[.$B$10])^2)/(2*[.G$5]))" office:value-type="float" office:value="3.76841079737521E-079">
            <text:p>3.76841079737521E-079</text:p>
          </table:table-cell>
        </table:table-row>
        <table:table-row table:style-name="ro1">
          <table:table-cell table:number-columns-repeated="3"/>
          <table:table-cell office:value-type="float" office:value="0.313499999999999">
            <text:p>0.3135</text:p>
          </table:table-cell>
          <table:table-cell table:formula="of:=[.$B$13]*EXP(-(([.$D37]-[.$B$10])^2)/(2*[.B$5]))" office:value-type="float" office:value="17.0970468818392">
            <text:p>17.0970468818</text:p>
          </table:table-cell>
          <table:table-cell table:formula="of:=[.$B$13]*EXP(-(([.$D37]-[.$B$10])^2)/(2*[.C$5]))" office:value-type="float" office:value="11.4895638591725">
            <text:p>11.4895638592</text:p>
          </table:table-cell>
          <table:table-cell table:formula="of:=[.$B$13]*EXP(-(([.$D37]-[.$B$10])^2)/(2*[.D$5]))" office:value-type="float" office:value="4.45327207462255">
            <text:p>4.4532720746</text:p>
          </table:table-cell>
          <table:table-cell table:formula="of:=[.$B$13]*EXP(-(([.$D37]-[.$B$10])^2)/(2*[.E$5]))" office:value-type="float" office:value="0.133201365106327">
            <text:p>0.1332013651</text:p>
          </table:table-cell>
          <table:table-cell table:formula="of:=[.$B$13]*EXP(-(([.$D37]-[.$B$10])^2)/(2*[.F$5]))" office:value-type="float" office:value="0.00000000039846926002928">
            <text:p>3.9846926002928E-010</text:p>
          </table:table-cell>
          <table:table-cell table:formula="of:=[.$B$13]*EXP(-(([.$D37]-[.$B$10])^2)/(2*[.G$5]))" office:value-type="float" office:value="1.01311161474412E-078">
            <text:p>1.01311161474412E-078</text:p>
          </table:table-cell>
        </table:table-row>
        <table:table-row table:style-name="ro1">
          <table:table-cell table:number-columns-repeated="3"/>
          <table:table-cell office:value-type="float" office:value="0.313999999999998">
            <text:p>0.314</text:p>
          </table:table-cell>
          <table:table-cell table:formula="of:=[.$B$13]*EXP(-(([.$D38]-[.$B$10])^2)/(2*[.B$5]))" office:value-type="float" office:value="17.2595159948569">
            <text:p>17.2595159949</text:p>
          </table:table-cell>
          <table:table-cell table:formula="of:=[.$B$13]*EXP(-(([.$D38]-[.$B$10])^2)/(2*[.C$5]))" office:value-type="float" office:value="11.623458679231">
            <text:p>11.6234586792</text:p>
          </table:table-cell>
          <table:table-cell table:formula="of:=[.$B$13]*EXP(-(([.$D38]-[.$B$10])^2)/(2*[.D$5]))" office:value-type="float" office:value="4.52809160713418">
            <text:p>4.5280916071</text:p>
          </table:table-cell>
          <table:table-cell table:formula="of:=[.$B$13]*EXP(-(([.$D38]-[.$B$10])^2)/(2*[.E$5]))" office:value-type="float" office:value="0.138008613235193">
            <text:p>0.1380086132</text:p>
          </table:table-cell>
          <table:table-cell table:formula="of:=[.$B$13]*EXP(-(([.$D38]-[.$B$10])^2)/(2*[.F$5]))" office:value-type="float" office:value="0.000000000458602878314672">
            <text:p>4.58602878314672E-010</text:p>
          </table:table-cell>
          <table:table-cell table:formula="of:=[.$B$13]*EXP(-(([.$D38]-[.$B$10])^2)/(2*[.G$5]))" office:value-type="float" office:value="2.71647941657484E-078">
            <text:p>2.71647941657484E-078</text:p>
          </table:table-cell>
        </table:table-row>
        <table:table-row table:style-name="ro1">
          <table:table-cell table:number-columns-repeated="3"/>
          <table:table-cell office:value-type="float" office:value="0.314499999999998">
            <text:p>0.3145</text:p>
          </table:table-cell>
          <table:table-cell table:formula="of:=[.$B$13]*EXP(-(([.$D39]-[.$B$10])^2)/(2*[.B$5]))" office:value-type="float" office:value="17.4230866294307">
            <text:p>17.4230866294</text:p>
          </table:table-cell>
          <table:table-cell table:formula="of:=[.$B$13]*EXP(-(([.$D39]-[.$B$10])^2)/(2*[.C$5]))" office:value-type="float" office:value="11.7585481133802">
            <text:p>11.7585481134</text:p>
          </table:table-cell>
          <table:table-cell table:formula="of:=[.$B$13]*EXP(-(([.$D39]-[.$B$10])^2)/(2*[.D$5]))" office:value-type="float" office:value="4.60396225048743">
            <text:p>4.6039622505</text:p>
          </table:table-cell>
          <table:table-cell table:formula="of:=[.$B$13]*EXP(-(([.$D39]-[.$B$10])^2)/(2*[.E$5]))" office:value-type="float" office:value="0.142975746437922">
            <text:p>0.1429757464</text:p>
          </table:table-cell>
          <table:table-cell table:formula="of:=[.$B$13]*EXP(-(([.$D39]-[.$B$10])^2)/(2*[.F$5]))" office:value-type="float" office:value="0.000000000527612234958833">
            <text:p>5.27612234958833E-010</text:p>
          </table:table-cell>
          <table:table-cell table:formula="of:=[.$B$13]*EXP(-(([.$D39]-[.$B$10])^2)/(2*[.G$5]))" office:value-type="float" office:value="7.26449806462432E-078">
            <text:p>7.26449806462432E-078</text:p>
          </table:table-cell>
        </table:table-row>
        <table:table-row table:style-name="ro1">
          <table:table-cell table:number-columns-repeated="3"/>
          <table:table-cell office:value-type="float" office:value="0.314999999999998">
            <text:p>0.315</text:p>
          </table:table-cell>
          <table:table-cell table:formula="of:=[.$B$13]*EXP(-(([.$D40]-[.$B$10])^2)/(2*[.B$5]))" office:value-type="float" office:value="17.587760879348">
            <text:p>17.5877608793</text:p>
          </table:table-cell>
          <table:table-cell table:formula="of:=[.$B$13]*EXP(-(([.$D40]-[.$B$10])^2)/(2*[.C$5]))" office:value-type="float" office:value="11.894837593255">
            <text:p>11.8948375933</text:p>
          </table:table-cell>
          <table:table-cell table:formula="of:=[.$B$13]*EXP(-(([.$D40]-[.$B$10])^2)/(2*[.D$5]))" office:value-type="float" office:value="4.68089477271523">
            <text:p>4.6808947727</text:p>
          </table:table-cell>
          <table:table-cell table:formula="of:=[.$B$13]*EXP(-(([.$D40]-[.$B$10])^2)/(2*[.E$5]))" office:value-type="float" office:value="0.148107556712765">
            <text:p>0.1481075567</text:p>
          </table:table-cell>
          <table:table-cell table:formula="of:=[.$B$13]*EXP(-(([.$D40]-[.$B$10])^2)/(2*[.F$5]))" office:value-type="float" office:value="0.000000000606776941846861">
            <text:p>6.06776941846861E-010</text:p>
          </table:table-cell>
          <table:table-cell table:formula="of:=[.$B$13]*EXP(-(([.$D40]-[.$B$10])^2)/(2*[.G$5]))" office:value-type="float" office:value="1.9375587309423E-077">
            <text:p>1.9375587309423E-077</text:p>
          </table:table-cell>
        </table:table-row>
        <table:table-row table:style-name="ro1">
          <table:table-cell table:number-columns-repeated="3"/>
          <table:table-cell office:value-type="float" office:value="0.315499999999998">
            <text:p>0.3155</text:p>
          </table:table-cell>
          <table:table-cell table:formula="of:=[.$B$13]*EXP(-(([.$D41]-[.$B$10])^2)/(2*[.B$5]))" office:value-type="float" office:value="17.7535407737528">
            <text:p>17.7535407738</text:p>
          </table:table-cell>
          <table:table-cell table:formula="of:=[.$B$13]*EXP(-(([.$D41]-[.$B$10])^2)/(2*[.C$5]))" office:value-type="float" office:value="12.032332500907">
            <text:p>12.0323325009</text:p>
          </table:table-cell>
          <table:table-cell table:formula="of:=[.$B$13]*EXP(-(([.$D41]-[.$B$10])^2)/(2*[.D$5]))" office:value-type="float" office:value="4.75889997835354">
            <text:p>4.7588999784</text:p>
          </table:table-cell>
          <table:table-cell table:formula="of:=[.$B$13]*EXP(-(([.$D41]-[.$B$10])^2)/(2*[.E$5]))" office:value-type="float" office:value="0.153408960429983">
            <text:p>0.1534089604</text:p>
          </table:table-cell>
          <table:table-cell table:formula="of:=[.$B$13]*EXP(-(([.$D41]-[.$B$10])^2)/(2*[.F$5]))" office:value-type="float" office:value="0.00000000069755652996119">
            <text:p>6.9755652996119E-010</text:p>
          </table:table-cell>
          <table:table-cell table:formula="of:=[.$B$13]*EXP(-(([.$D41]-[.$B$10])^2)/(2*[.G$5]))" office:value-type="float" office:value="5.154116233303E-077">
            <text:p>5.154116233303E-077</text:p>
          </table:table-cell>
        </table:table-row>
        <table:table-row table:style-name="ro1">
          <table:table-cell table:number-columns-repeated="3"/>
          <table:table-cell office:value-type="float" office:value="0.315999999999998">
            <text:p>0.316</text:p>
          </table:table-cell>
          <table:table-cell table:formula="of:=[.$B$13]*EXP(-(([.$D42]-[.$B$10])^2)/(2*[.B$5]))" office:value-type="float" office:value="17.9204282763282">
            <text:p>17.9204282763</text:p>
          </table:table-cell>
          <table:table-cell table:formula="of:=[.$B$13]*EXP(-(([.$D42]-[.$B$10])^2)/(2*[.C$5]))" office:value-type="float" office:value="12.1710381675556">
            <text:p>12.1710381676</text:p>
          </table:table-cell>
          <table:table-cell table:formula="of:=[.$B$13]*EXP(-(([.$D42]-[.$B$10])^2)/(2*[.D$5]))" office:value-type="float" office:value="4.83798870710201">
            <text:p>4.8379887071</text:p>
          </table:table-cell>
          <table:table-cell table:formula="of:=[.$B$13]*EXP(-(([.$D42]-[.$B$10])^2)/(2*[.E$5]))" office:value-type="float" office:value="0.158885000890761">
            <text:p>0.1588850009</text:p>
          </table:table-cell>
          <table:table-cell table:formula="of:=[.$B$13]*EXP(-(([.$D42]-[.$B$10])^2)/(2*[.F$5]))" office:value-type="float" office:value="0.000000000801615077802497">
            <text:p>8.01615077802497E-010</text:p>
          </table:table-cell>
          <table:table-cell table:formula="of:=[.$B$13]*EXP(-(([.$D42]-[.$B$10])^2)/(2*[.G$5]))" office:value-type="float" office:value="1.3674252986878E-076">
            <text:p>1.3674252986878E-076</text:p>
          </table:table-cell>
        </table:table-row>
        <table:table-row table:style-name="ro1">
          <table:table-cell table:number-columns-repeated="3"/>
          <table:table-cell office:value-type="float" office:value="0.316499999999998">
            <text:p>0.3165</text:p>
          </table:table-cell>
          <table:table-cell table:formula="of:=[.$B$13]*EXP(-(([.$D43]-[.$B$10])^2)/(2*[.B$5]))" office:value-type="float" office:value="18.0884252844785">
            <text:p>18.0884252845</text:p>
          </table:table-cell>
          <table:table-cell table:formula="of:=[.$B$13]*EXP(-(([.$D43]-[.$B$10])^2)/(2*[.C$5]))" office:value-type="float" office:value="12.3109598723338">
            <text:p>12.3109598723</text:p>
          </table:table-cell>
          <table:table-cell table:formula="of:=[.$B$13]*EXP(-(([.$D43]-[.$B$10])^2)/(2*[.D$5]))" office:value-type="float" office:value="4.9181718324545">
            <text:p>4.9181718325</text:p>
          </table:table-cell>
          <table:table-cell table:formula="of:=[.$B$13]*EXP(-(([.$D43]-[.$B$10])^2)/(2*[.E$5]))" office:value-type="float" office:value="0.164540850916385">
            <text:p>0.1645408509</text:p>
          </table:table-cell>
          <table:table-cell table:formula="of:=[.$B$13]*EXP(-(([.$D43]-[.$B$10])^2)/(2*[.F$5]))" office:value-type="float" office:value="0.000000000920849115181394">
            <text:p>9.20849115181394E-010</text:p>
          </table:table-cell>
          <table:table-cell table:formula="of:=[.$B$13]*EXP(-(([.$D43]-[.$B$10])^2)/(2*[.G$5]))" office:value-type="float" office:value="3.61828758579838E-076">
            <text:p>3.61828758579838E-076</text:p>
          </table:table-cell>
        </table:table-row>
        <table:table-row table:style-name="ro1">
          <table:table-cell table:number-columns-repeated="3"/>
          <table:table-cell office:value-type="float" office:value="0.316999999999998">
            <text:p>0.317</text:p>
          </table:table-cell>
          <table:table-cell table:formula="of:=[.$B$13]*EXP(-(([.$D44]-[.$B$10])^2)/(2*[.B$5]))" office:value-type="float" office:value="18.257533628513">
            <text:p>18.2575336285</text:p>
          </table:table-cell>
          <table:table-cell table:formula="of:=[.$B$13]*EXP(-(([.$D44]-[.$B$10])^2)/(2*[.C$5]))" office:value-type="float" office:value="12.4521028410268">
            <text:p>12.452102841</text:p>
          </table:table-cell>
          <table:table-cell table:formula="of:=[.$B$13]*EXP(-(([.$D44]-[.$B$10])^2)/(2*[.D$5]))" office:value-type="float" office:value="4.99946026029927">
            <text:p>4.9994602603</text:p>
          </table:table-cell>
          <table:table-cell table:formula="of:=[.$B$13]*EXP(-(([.$D44]-[.$B$10])^2)/(2*[.E$5]))" office:value-type="float" office:value="0.170381815467231">
            <text:p>0.1703818155</text:p>
          </table:table-cell>
          <table:table-cell table:formula="of:=[.$B$13]*EXP(-(([.$D44]-[.$B$10])^2)/(2*[.F$5]))" office:value-type="float" office:value="0.00000000105741922454785">
            <text:p>1.05741922454785E-009</text:p>
          </table:table-cell>
          <table:table-cell table:formula="of:=[.$B$13]*EXP(-(([.$D44]-[.$B$10])^2)/(2*[.G$5]))" office:value-type="float" office:value="9.54888412484214E-076">
            <text:p>9.54888412484214E-076</text:p>
          </table:table-cell>
        </table:table-row>
        <table:table-row table:style-name="ro1">
          <table:table-cell table:number-columns-repeated="3"/>
          <table:table-cell office:value-type="float" office:value="0.317499999999998">
            <text:p>0.3175</text:p>
          </table:table-cell>
          <table:table-cell table:formula="of:=[.$B$13]*EXP(-(([.$D45]-[.$B$10])^2)/(2*[.B$5]))" office:value-type="float" office:value="18.4277550708296">
            <text:p>18.4277550708</text:p>
          </table:table-cell>
          <table:table-cell table:formula="of:=[.$B$13]*EXP(-(([.$D45]-[.$B$10])^2)/(2*[.C$5]))" office:value-type="float" office:value="12.594472244805">
            <text:p>12.5944722448</text:p>
          </table:table-cell>
          <table:table-cell table:formula="of:=[.$B$13]*EXP(-(([.$D45]-[.$B$10])^2)/(2*[.D$5]))" office:value-type="float" office:value="5.08186492748855">
            <text:p>5.0818649275</text:p>
          </table:table-cell>
          <table:table-cell table:formula="of:=[.$B$13]*EXP(-(([.$D45]-[.$B$10])^2)/(2*[.E$5]))" office:value-type="float" office:value="0.17641333429112">
            <text:p>0.1764133343</text:p>
          </table:table-cell>
          <table:table-cell table:formula="of:=[.$B$13]*EXP(-(([.$D45]-[.$B$10])^2)/(2*[.F$5]))" office:value-type="float" office:value="0.00000000121378581460557">
            <text:p>1.21378581460557E-009</text:p>
          </table:table-cell>
          <table:table-cell table:formula="of:=[.$B$13]*EXP(-(([.$D45]-[.$B$10])^2)/(2*[.G$5]))" office:value-type="float" office:value="2.51334573320639E-075">
            <text:p>2.51334573320639E-075</text:p>
          </table:table-cell>
        </table:table-row>
        <table:table-row table:style-name="ro1">
          <table:table-cell table:number-columns-repeated="3"/>
          <table:table-cell office:value-type="float" office:value="0.317999999999998">
            <text:p>0.318</text:p>
          </table:table-cell>
          <table:table-cell table:formula="of:=[.$B$13]*EXP(-(([.$D46]-[.$B$10])^2)/(2*[.B$5]))" office:value-type="float" office:value="18.5990913051009">
            <text:p>18.5990913051</text:p>
          </table:table-cell>
          <table:table-cell table:formula="of:=[.$B$13]*EXP(-(([.$D46]-[.$B$10])^2)/(2*[.C$5]))" office:value-type="float" office:value="12.7380731989511">
            <text:p>12.738073199</text:p>
          </table:table-cell>
          <table:table-cell table:formula="of:=[.$B$13]*EXP(-(([.$D46]-[.$B$10])^2)/(2*[.D$5]))" office:value-type="float" office:value="5.16539680037747">
            <text:p>5.1653968004</text:p>
          </table:table-cell>
          <table:table-cell table:formula="of:=[.$B$13]*EXP(-(([.$D46]-[.$B$10])^2)/(2*[.E$5]))" office:value-type="float" office:value="0.182640984600535">
            <text:p>0.1826409846</text:p>
          </table:table-cell>
          <table:table-cell table:formula="of:=[.$B$13]*EXP(-(([.$D46]-[.$B$10])^2)/(2*[.F$5]))" office:value-type="float" office:value="0.00000000139274959984344">
            <text:p>1.39274959984344E-009</text:p>
          </table:table-cell>
          <table:table-cell table:formula="of:=[.$B$13]*EXP(-(([.$D46]-[.$B$10])^2)/(2*[.G$5]))" office:value-type="float" office:value="6.59784204004724E-075">
            <text:p>6.59784204004724E-075</text:p>
          </table:table-cell>
        </table:table-row>
        <table:table-row table:style-name="ro1">
          <table:table-cell table:number-columns-repeated="3"/>
          <table:table-cell office:value-type="float" office:value="0.318499999999998">
            <text:p>0.3185</text:p>
          </table:table-cell>
          <table:table-cell table:formula="of:=[.$B$13]*EXP(-(([.$D47]-[.$B$10])^2)/(2*[.B$5]))" office:value-type="float" office:value="18.77154395546">
            <text:p>18.7715439555</text:p>
          </table:table-cell>
          <table:table-cell table:formula="of:=[.$B$13]*EXP(-(([.$D47]-[.$B$10])^2)/(2*[.C$5]))" office:value-type="float" office:value="12.8829107615804">
            <text:p>12.8829107616</text:p>
          </table:table-cell>
          <table:table-cell table:formula="of:=[.$B$13]*EXP(-(([.$D47]-[.$B$10])^2)/(2*[.D$5]))" office:value-type="float" office:value="5.25006687333227">
            <text:p>5.2500668733</text:p>
          </table:table-cell>
          <table:table-cell table:formula="of:=[.$B$13]*EXP(-(([.$D47]-[.$B$10])^2)/(2*[.E$5]))" office:value-type="float" office:value="0.189070483778176">
            <text:p>0.1890704838</text:p>
          </table:table-cell>
          <table:table-cell table:formula="of:=[.$B$13]*EXP(-(([.$D47]-[.$B$10])^2)/(2*[.F$5]))" office:value-type="float" office:value="0.00000000159749738553058">
            <text:p>1.59749738553058E-009</text:p>
          </table:table-cell>
          <table:table-cell table:formula="of:=[.$B$13]*EXP(-(([.$D47]-[.$B$10])^2)/(2*[.G$5]))" office:value-type="float" office:value="1.7274347956029E-074">
            <text:p>1.7274347956029E-074</text:p>
          </table:table-cell>
        </table:table-row>
        <table:table-row table:style-name="ro1">
          <table:table-cell table:number-columns-repeated="3"/>
          <table:table-cell office:value-type="float" office:value="0.318999999999998">
            <text:p>0.319</text:p>
          </table:table-cell>
          <table:table-cell table:formula="of:=[.$B$13]*EXP(-(([.$D48]-[.$B$10])^2)/(2*[.B$5]))" office:value-type="float" office:value="18.9451145756884">
            <text:p>18.9451145757</text:p>
          </table:table-cell>
          <table:table-cell table:formula="of:=[.$B$13]*EXP(-(([.$D48]-[.$B$10])^2)/(2*[.C$5]))" office:value-type="float" office:value="13.0289899323567">
            <text:p>13.0289899324</text:p>
          </table:table-cell>
          <table:table-cell table:formula="of:=[.$B$13]*EXP(-(([.$D48]-[.$B$10])^2)/(2*[.D$5]))" office:value-type="float" office:value="5.33588616720759">
            <text:p>5.3358861672</text:p>
          </table:table-cell>
          <table:table-cell table:formula="of:=[.$B$13]*EXP(-(([.$D48]-[.$B$10])^2)/(2*[.E$5]))" office:value-type="float" office:value="0.195707692110284">
            <text:p>0.1957076921</text:p>
          </table:table-cell>
          <table:table-cell table:formula="of:=[.$B$13]*EXP(-(([.$D48]-[.$B$10])^2)/(2*[.F$5]))" office:value-type="float" office:value="0.00000000183165383146914">
            <text:p>1.83165383146914E-009</text:p>
          </table:table-cell>
          <table:table-cell table:formula="of:=[.$B$13]*EXP(-(([.$D48]-[.$B$10])^2)/(2*[.G$5]))" office:value-type="float" office:value="4.5107782975581E-074">
            <text:p>4.5107782975581E-074</text:p>
          </table:table-cell>
        </table:table-row>
        <table:table-row table:style-name="ro1">
          <table:table-cell table:number-columns-repeated="3"/>
          <table:table-cell office:value-type="float" office:value="0.319499999999998">
            <text:p>0.3195</text:p>
          </table:table-cell>
          <table:table-cell table:formula="of:=[.$B$13]*EXP(-(([.$D49]-[.$B$10])^2)/(2*[.B$5]))" office:value-type="float" office:value="19.1198046484055">
            <text:p>19.1198046484</text:p>
          </table:table-cell>
          <table:table-cell table:formula="of:=[.$B$13]*EXP(-(([.$D49]-[.$B$10])^2)/(2*[.C$5]))" office:value-type="float" office:value="13.1763156512021">
            <text:p>13.1763156512</text:p>
          </table:table-cell>
          <table:table-cell table:formula="of:=[.$B$13]*EXP(-(([.$D49]-[.$B$10])^2)/(2*[.D$5]))" office:value-type="float" office:value="5.42286572779282">
            <text:p>5.4228657278</text:p>
          </table:table-cell>
          <table:table-cell table:formula="of:=[.$B$13]*EXP(-(([.$D49]-[.$B$10])^2)/(2*[.E$5]))" office:value-type="float" office:value="0.202558615547124">
            <text:p>0.2025586155</text:p>
          </table:table-cell>
          <table:table-cell table:formula="of:=[.$B$13]*EXP(-(([.$D49]-[.$B$10])^2)/(2*[.F$5]))" office:value-type="float" office:value="0.00000000209933995027098">
            <text:p>2.09933995027098E-009</text:p>
          </table:table-cell>
          <table:table-cell table:formula="of:=[.$B$13]*EXP(-(([.$D49]-[.$B$10])^2)/(2*[.G$5]))" office:value-type="float" office:value="1.17476600536171E-073">
            <text:p>1.17476600536171E-073</text:p>
          </table:table-cell>
        </table:table-row>
        <table:table-row table:style-name="ro1">
          <table:table-cell table:number-columns-repeated="3"/>
          <table:table-cell office:value-type="float" office:value="0.319999999999998">
            <text:p>0.32</text:p>
          </table:table-cell>
          <table:table-cell table:formula="of:=[.$B$13]*EXP(-(([.$D50]-[.$B$10])^2)/(2*[.B$5]))" office:value-type="float" office:value="19.2956155842588">
            <text:p>19.2956155843</text:p>
          </table:table-cell>
          <table:table-cell table:formula="of:=[.$B$13]*EXP(-(([.$D50]-[.$B$10])^2)/(2*[.C$5]))" office:value-type="float" office:value="13.3248927970011">
            <text:p>13.324892797</text:p>
          </table:table-cell>
          <table:table-cell table:formula="of:=[.$B$13]*EXP(-(([.$D50]-[.$B$10])^2)/(2*[.D$5]))" office:value-type="float" office:value="5.51101662422736">
            <text:p>5.5110166242</text:p>
          </table:table-cell>
          <table:table-cell table:formula="of:=[.$B$13]*EXP(-(([.$D50]-[.$B$10])^2)/(2*[.E$5]))" office:value-type="float" office:value="0.209629408489975">
            <text:p>0.2096294085</text:p>
          </table:table-cell>
          <table:table-cell table:formula="of:=[.$B$13]*EXP(-(([.$D50]-[.$B$10])^2)/(2*[.F$5]))" office:value-type="float" office:value="0.00000000240523918810891">
            <text:p>2.40523918810891E-009</text:p>
          </table:table-cell>
          <table:table-cell table:formula="of:=[.$B$13]*EXP(-(([.$D50]-[.$B$10])^2)/(2*[.G$5]))" office:value-type="float" office:value="3.05141536391426E-073">
            <text:p>3.05141536391426E-073</text:p>
          </table:table-cell>
        </table:table-row>
        <table:table-row table:style-name="ro1">
          <table:table-cell table:number-columns-repeated="3"/>
          <table:table-cell office:value-type="float" office:value="0.320499999999998">
            <text:p>0.3205</text:p>
          </table:table-cell>
          <table:table-cell table:formula="of:=[.$B$13]*EXP(-(([.$D51]-[.$B$10])^2)/(2*[.B$5]))" office:value-type="float" office:value="19.4725487211168">
            <text:p>19.4725487211</text:p>
          </table:table-cell>
          <table:table-cell table:formula="of:=[.$B$13]*EXP(-(([.$D51]-[.$B$10])^2)/(2*[.C$5]))" office:value-type="float" office:value="13.4747261863004">
            <text:p>13.4747261863</text:p>
          </table:table-cell>
          <table:table-cell table:formula="of:=[.$B$13]*EXP(-(([.$D51]-[.$B$10])^2)/(2*[.D$5]))" office:value-type="float" office:value="5.60034994738482">
            <text:p>5.6003499474</text:p>
          </table:table-cell>
          <table:table-cell table:formula="of:=[.$B$13]*EXP(-(([.$D51]-[.$B$10])^2)/(2*[.E$5]))" office:value-type="float" office:value="0.216926376603951">
            <text:p>0.2169263766</text:p>
          </table:table-cell>
          <table:table-cell table:formula="of:=[.$B$13]*EXP(-(([.$D51]-[.$B$10])^2)/(2*[.F$5]))" office:value-type="float" office:value="0.00000000275467203888378">
            <text:p>2.75467203888378E-009</text:p>
          </table:table-cell>
          <table:table-cell table:formula="of:=[.$B$13]*EXP(-(([.$D51]-[.$B$10])^2)/(2*[.G$5]))" office:value-type="float" office:value="7.90499056525749E-073">
            <text:p>7.90499056525749E-073</text:p>
          </table:table-cell>
        </table:table-row>
        <table:table-row table:style-name="ro1">
          <table:table-cell table:number-columns-repeated="3"/>
          <table:table-cell office:value-type="float" office:value="0.320999999999998">
            <text:p>0.321</text:p>
          </table:table-cell>
          <table:table-cell table:formula="of:=[.$B$13]*EXP(-(([.$D52]-[.$B$10])^2)/(2*[.B$5]))" office:value-type="float" office:value="19.650605323263">
            <text:p>19.6506053233</text:p>
          </table:table-cell>
          <table:table-cell table:formula="of:=[.$B$13]*EXP(-(([.$D52]-[.$B$10])^2)/(2*[.C$5]))" office:value-type="float" office:value="13.6258205720032">
            <text:p>13.625820572</text:p>
          </table:table-cell>
          <table:table-cell table:formula="of:=[.$B$13]*EXP(-(([.$D52]-[.$B$10])^2)/(2*[.D$5]))" office:value-type="float" office:value="5.69087680822593">
            <text:p>5.6908768082</text:p>
          </table:table-cell>
          <table:table-cell table:formula="of:=[.$B$13]*EXP(-(([.$D52]-[.$B$10])^2)/(2*[.E$5]))" office:value-type="float" office:value="0.224455979655901">
            <text:p>0.2244559797</text:p>
          </table:table-cell>
          <table:table-cell table:formula="of:=[.$B$13]*EXP(-(([.$D52]-[.$B$10])^2)/(2*[.F$5]))" office:value-type="float" office:value="0.00000000315368025775714">
            <text:p>3.15368025775714E-009</text:p>
          </table:table-cell>
          <table:table-cell table:formula="of:=[.$B$13]*EXP(-(([.$D52]-[.$B$10])^2)/(2*[.G$5]))" office:value-type="float" office:value="2.04245008990349E-072">
            <text:p>2.04245008990349E-072</text:p>
          </table:table-cell>
        </table:table-row>
        <table:table-row table:style-name="ro1">
          <table:table-cell table:number-columns-repeated="3"/>
          <table:table-cell office:value-type="float" office:value="0.321499999999998">
            <text:p>0.3215</text:p>
          </table:table-cell>
          <table:table-cell table:formula="of:=[.$B$13]*EXP(-(([.$D53]-[.$B$10])^2)/(2*[.B$5]))" office:value-type="float" office:value="19.8297865805923">
            <text:p>19.8297865806</text:p>
          </table:table-cell>
          <table:table-cell table:formula="of:=[.$B$13]*EXP(-(([.$D53]-[.$B$10])^2)/(2*[.C$5]))" office:value-type="float" office:value="13.7781806420591">
            <text:p>13.7781806421</text:p>
          </table:table-cell>
          <table:table-cell table:formula="of:=[.$B$13]*EXP(-(([.$D53]-[.$B$10])^2)/(2*[.D$5]))" office:value-type="float" office:value="5.78260833612026">
            <text:p>5.7826083361</text:p>
          </table:table-cell>
          <table:table-cell table:formula="of:=[.$B$13]*EXP(-(([.$D53]-[.$B$10])^2)/(2*[.E$5]))" office:value-type="float" office:value="0.232224834376647">
            <text:p>0.2322248344</text:p>
          </table:table-cell>
          <table:table-cell table:formula="of:=[.$B$13]*EXP(-(([.$D53]-[.$B$10])^2)/(2*[.F$5]))" office:value-type="float" office:value="0.00000000360912186836552">
            <text:p>3.60912186836552E-009</text:p>
          </table:table-cell>
          <table:table-cell table:formula="of:=[.$B$13]*EXP(-(([.$D53]-[.$B$10])^2)/(2*[.G$5]))" office:value-type="float" office:value="5.26322115538493E-072">
            <text:p>5.26322115538493E-072</text:p>
          </table:table-cell>
        </table:table-row>
        <table:table-row table:style-name="ro1">
          <table:table-cell table:number-columns-repeated="3"/>
          <table:table-cell office:value-type="float" office:value="0.321999999999998">
            <text:p>0.322</text:p>
          </table:table-cell>
          <table:table-cell table:formula="of:=[.$B$13]*EXP(-(([.$D54]-[.$B$10])^2)/(2*[.B$5]))" office:value-type="float" office:value="20.0100936078093">
            <text:p>20.0100936078</text:p>
          </table:table-cell>
          <table:table-cell table:formula="of:=[.$B$13]*EXP(-(([.$D54]-[.$B$10])^2)/(2*[.C$5]))" office:value-type="float" office:value="13.931811018149">
            <text:p>13.9318110181</text:p>
          </table:table-cell>
          <table:table-cell table:formula="of:=[.$B$13]*EXP(-(([.$D54]-[.$B$10])^2)/(2*[.D$5]))" office:value-type="float" office:value="5.87555567713658">
            <text:p>5.8755556771</text:p>
          </table:table-cell>
          <table:table-cell table:formula="of:=[.$B$13]*EXP(-(([.$D54]-[.$B$10])^2)/(2*[.E$5]))" office:value-type="float" office:value="0.24023971734671">
            <text:p>0.2402397173</text:p>
          </table:table-cell>
          <table:table-cell table:formula="of:=[.$B$13]*EXP(-(([.$D54]-[.$B$10])^2)/(2*[.F$5]))" office:value-type="float" office:value="0.00000000412877830123762">
            <text:p>4.12877830123762E-009</text:p>
          </table:table-cell>
          <table:table-cell table:formula="of:=[.$B$13]*EXP(-(([.$D54]-[.$B$10])^2)/(2*[.G$5]))" office:value-type="float" office:value="1.35270113608498E-071">
            <text:p>1.35270113608498E-071</text:p>
          </table:table-cell>
        </table:table-row>
        <table:table-row table:style-name="ro1">
          <table:table-cell table:number-columns-repeated="3"/>
          <table:table-cell office:value-type="float" office:value="0.322499999999998">
            <text:p>0.3225</text:p>
          </table:table-cell>
          <table:table-cell table:formula="of:=[.$B$13]*EXP(-(([.$D55]-[.$B$10])^2)/(2*[.B$5]))" office:value-type="float" office:value="20.1915274436293">
            <text:p>20.1915274436</text:p>
          </table:table-cell>
          <table:table-cell table:formula="of:=[.$B$13]*EXP(-(([.$D55]-[.$B$10])^2)/(2*[.C$5]))" office:value-type="float" office:value="14.0867162543661">
            <text:p>14.0867162544</text:p>
          </table:table-cell>
          <table:table-cell table:formula="of:=[.$B$13]*EXP(-(([.$D55]-[.$B$10])^2)/(2*[.D$5]))" office:value-type="float" office:value="5.96972999230187">
            <text:p>5.9697299923</text:p>
          </table:table-cell>
          <table:table-cell table:formula="of:=[.$B$13]*EXP(-(([.$D55]-[.$B$10])^2)/(2*[.E$5]))" office:value-type="float" office:value="0.248507567904688">
            <text:p>0.2485075679</text:p>
          </table:table-cell>
          <table:table-cell table:formula="of:=[.$B$13]*EXP(-(([.$D55]-[.$B$10])^2)/(2*[.F$5]))" office:value-type="float" office:value="0.00000000472147516062016">
            <text:p>4.72147516062016E-009</text:p>
          </table:table-cell>
          <table:table-cell table:formula="of:=[.$B$13]*EXP(-(([.$D55]-[.$B$10])^2)/(2*[.G$5]))" office:value-type="float" office:value="3.46738574970381E-071">
            <text:p>3.46738574970381E-071</text:p>
          </table:table-cell>
        </table:table-row>
        <table:table-row table:style-name="ro1">
          <table:table-cell table:number-columns-repeated="3"/>
          <table:table-cell office:value-type="float" office:value="0.322999999999997">
            <text:p>0.323</text:p>
          </table:table-cell>
          <table:table-cell table:formula="of:=[.$B$13]*EXP(-(([.$D56]-[.$B$10])^2)/(2*[.B$5]))" office:value-type="float" office:value="20.3740890499805">
            <text:p>20.37408905</text:p>
          </table:table-cell>
          <table:table-cell table:formula="of:=[.$B$13]*EXP(-(([.$D56]-[.$B$10])^2)/(2*[.C$5]))" office:value-type="float" office:value="14.2429008358921">
            <text:p>14.2429008359</text:p>
          </table:table-cell>
          <table:table-cell table:formula="of:=[.$B$13]*EXP(-(([.$D56]-[.$B$10])^2)/(2*[.D$5]))" office:value-type="float" office:value="6.06514245582874">
            <text:p>6.0651424558</text:p>
          </table:table-cell>
          <table:table-cell table:formula="of:=[.$B$13]*EXP(-(([.$D56]-[.$B$10])^2)/(2*[.E$5]))" office:value-type="float" office:value="0.257035491077349">
            <text:p>0.2570354911</text:p>
          </table:table-cell>
          <table:table-cell table:formula="of:=[.$B$13]*EXP(-(([.$D56]-[.$B$10])^2)/(2*[.F$5]))" office:value-type="float" office:value="0.00000000539721829488564">
            <text:p>5.39721829488564E-009</text:p>
          </table:table-cell>
          <table:table-cell table:formula="of:=[.$B$13]*EXP(-(([.$D56]-[.$B$10])^2)/(2*[.G$5]))" office:value-type="float" office:value="8.86446510312915E-071">
            <text:p>8.86446510312915E-071</text:p>
          </table:table-cell>
        </table:table-row>
        <table:table-row table:style-name="ro1">
          <table:table-cell table:number-columns-repeated="3"/>
          <table:table-cell office:value-type="float" office:value="0.323499999999997">
            <text:p>0.3235</text:p>
          </table:table-cell>
          <table:table-cell table:formula="of:=[.$B$13]*EXP(-(([.$D57]-[.$B$10])^2)/(2*[.B$5]))" office:value-type="float" office:value="20.5577793112113">
            <text:p>20.5577793112</text:p>
          </table:table-cell>
          <table:table-cell table:formula="of:=[.$B$13]*EXP(-(([.$D57]-[.$B$10])^2)/(2*[.C$5]))" office:value-type="float" office:value="14.4003691776713">
            <text:p>14.4003691777</text:p>
          </table:table-cell>
          <table:table-cell table:formula="of:=[.$B$13]*EXP(-(([.$D57]-[.$B$10])^2)/(2*[.D$5]))" office:value-type="float" office:value="6.16180425331242">
            <text:p>6.1618042533</text:p>
          </table:table-cell>
          <table:table-cell table:formula="of:=[.$B$13]*EXP(-(([.$D57]-[.$B$10])^2)/(2*[.E$5]))" office:value-type="float" office:value="0.265830760530602">
            <text:p>0.2658307605</text:p>
          </table:table-cell>
          <table:table-cell table:formula="of:=[.$B$13]*EXP(-(([.$D57]-[.$B$10])^2)/(2*[.F$5]))" office:value-type="float" office:value="0.00000000616734704396096">
            <text:p>6.16734704396096E-009</text:p>
          </table:table-cell>
          <table:table-cell table:formula="of:=[.$B$13]*EXP(-(([.$D57]-[.$B$10])^2)/(2*[.G$5]))" office:value-type="float" office:value="2.26023178922725E-070">
            <text:p>2.26023178922725E-070</text:p>
          </table:table-cell>
        </table:table-row>
        <table:table-row table:style-name="ro1">
          <table:table-cell table:number-columns-repeated="3"/>
          <table:table-cell office:value-type="float" office:value="0.323999999999997">
            <text:p>0.324</text:p>
          </table:table-cell>
          <table:table-cell table:formula="of:=[.$B$13]*EXP(-(([.$D58]-[.$B$10])^2)/(2*[.B$5]))" office:value-type="float" office:value="20.7425990332969">
            <text:p>20.7425990333</text:p>
          </table:table-cell>
          <table:table-cell table:formula="of:=[.$B$13]*EXP(-(([.$D58]-[.$B$10])^2)/(2*[.C$5]))" office:value-type="float" office:value="14.5591256230775">
            <text:p>14.5591256231</text:p>
          </table:table-cell>
          <table:table-cell table:formula="of:=[.$B$13]*EXP(-(([.$D58]-[.$B$10])^2)/(2*[.D$5]))" office:value-type="float" office:value="6.25972657989434">
            <text:p>6.2597265799</text:p>
          </table:table-cell>
          <table:table-cell table:formula="of:=[.$B$13]*EXP(-(([.$D58]-[.$B$10])^2)/(2*[.E$5]))" office:value-type="float" office:value="0.274900821540076">
            <text:p>0.2749008215</text:p>
          </table:table-cell>
          <table:table-cell table:formula="of:=[.$B$13]*EXP(-(([.$D58]-[.$B$10])^2)/(2*[.F$5]))" office:value-type="float" office:value="0.00000000704470675792798">
            <text:p>0.000000007</text:p>
          </table:table-cell>
          <table:table-cell table:formula="of:=[.$B$13]*EXP(-(([.$D58]-[.$B$10])^2)/(2*[.G$5]))" office:value-type="float" office:value="5.74782440979026E-070">
            <text:p>5.74782440979026E-070</text:p>
          </table:table-cell>
        </table:table-row>
        <table:table-row table:style-name="ro1">
          <table:table-cell table:number-columns-repeated="3"/>
          <table:table-cell office:value-type="float" office:value="0.324499999999997">
            <text:p>0.3245</text:p>
          </table:table-cell>
          <table:table-cell table:formula="of:=[.$B$13]*EXP(-(([.$D59]-[.$B$10])^2)/(2*[.B$5]))" office:value-type="float" office:value="20.9285489430512">
            <text:p>20.9285489431</text:p>
          </table:table-cell>
          <table:table-cell table:formula="of:=[.$B$13]*EXP(-(([.$D59]-[.$B$10])^2)/(2*[.C$5]))" office:value-type="float" office:value="14.7191744425806">
            <text:p>14.7191744426</text:p>
          </table:table-cell>
          <table:table-cell table:formula="of:=[.$B$13]*EXP(-(([.$D59]-[.$B$10])^2)/(2*[.D$5]))" office:value-type="float" office:value="6.35892063839622">
            <text:p>6.3589206384</text:p>
          </table:table-cell>
          <table:table-cell table:formula="of:=[.$B$13]*EXP(-(([.$D59]-[.$B$10])^2)/(2*[.E$5]))" office:value-type="float" office:value="0.284253293980623">
            <text:p>0.284253294</text:p>
          </table:table-cell>
          <table:table-cell table:formula="of:=[.$B$13]*EXP(-(([.$D59]-[.$B$10])^2)/(2*[.F$5]))" office:value-type="float" office:value="0.00000000804384292665629">
            <text:p>0.000000008</text:p>
          </table:table-cell>
          <table:table-cell table:formula="of:=[.$B$13]*EXP(-(([.$D59]-[.$B$10])^2)/(2*[.G$5]))" office:value-type="float" office:value="1.45782057538261E-069">
            <text:p>1.45782057538261E-069</text:p>
          </table:table-cell>
        </table:table-row>
        <table:table-row table:style-name="ro1">
          <table:table-cell table:number-columns-repeated="3"/>
          <table:table-cell office:value-type="float" office:value="0.324999999999997">
            <text:p>0.325</text:p>
          </table:table-cell>
          <table:table-cell table:formula="of:=[.$B$13]*EXP(-(([.$D60]-[.$B$10])^2)/(2*[.B$5]))" office:value-type="float" office:value="21.115629687341">
            <text:p>21.1156296873</text:p>
          </table:table-cell>
          <table:table-cell table:formula="of:=[.$B$13]*EXP(-(([.$D60]-[.$B$10])^2)/(2*[.C$5]))" office:value-type="float" office:value="14.8805198324087">
            <text:p>14.8805198324</text:p>
          </table:table-cell>
          <table:table-cell table:formula="of:=[.$B$13]*EXP(-(([.$D60]-[.$B$10])^2)/(2*[.D$5]))" office:value-type="float" office:value="6.45939763742178">
            <text:p>6.4593976374</text:p>
          </table:table-cell>
          <table:table-cell table:formula="of:=[.$B$13]*EXP(-(([.$D60]-[.$B$10])^2)/(2*[.E$5]))" office:value-type="float" office:value="0.293895975333369">
            <text:p>0.2938959753</text:p>
          </table:table-cell>
          <table:table-cell table:formula="of:=[.$B$13]*EXP(-(([.$D60]-[.$B$10])^2)/(2*[.F$5]))" office:value-type="float" office:value="0.00000000918121953353879">
            <text:p>9.18121953353879E-009</text:p>
          </table:table-cell>
          <table:table-cell table:formula="of:=[.$B$13]*EXP(-(([.$D60]-[.$B$10])^2)/(2*[.G$5]))" office:value-type="float" office:value="3.68769273755958E-069">
            <text:p>3.68769273755958E-069</text:p>
          </table:table-cell>
        </table:table-row>
        <table:table-row table:style-name="ro1">
          <table:table-cell table:number-columns-repeated="3"/>
          <table:table-cell office:value-type="float" office:value="0.325499999999997">
            <text:p>0.3255</text:p>
          </table:table-cell>
          <table:table-cell table:formula="of:=[.$B$13]*EXP(-(([.$D61]-[.$B$10])^2)/(2*[.B$5]))" office:value-type="float" office:value="21.3038418323035">
            <text:p>21.3038418323</text:p>
          </table:table-cell>
          <table:table-cell table:formula="of:=[.$B$13]*EXP(-(([.$D61]-[.$B$10])^2)/(2*[.C$5]))" office:value-type="float" office:value="15.0431659132066">
            <text:p>15.0431659132</text:p>
          </table:table-cell>
          <table:table-cell table:formula="of:=[.$B$13]*EXP(-(([.$D61]-[.$B$10])^2)/(2*[.D$5]))" office:value-type="float" office:value="6.56116878942718">
            <text:p>6.5611687894</text:p>
          </table:table-cell>
          <table:table-cell table:formula="of:=[.$B$13]*EXP(-(([.$D61]-[.$B$10])^2)/(2*[.E$5]))" office:value-type="float" office:value="0.303836843709292">
            <text:p>0.3038368437</text:p>
          </table:table-cell>
          <table:table-cell table:formula="of:=[.$B$13]*EXP(-(([.$D61]-[.$B$10])^2)/(2*[.F$5]))" office:value-type="float" office:value="0.0000000104754645502324">
            <text:p>1.04754645502324E-008</text:p>
          </table:table-cell>
          <table:table-cell table:formula="of:=[.$B$13]*EXP(-(([.$D61]-[.$B$10])^2)/(2*[.G$5]))" office:value-type="float" office:value="9.30369468717251E-069">
            <text:p>9.30369468717251E-069</text:p>
          </table:table-cell>
        </table:table-row>
        <table:table-row table:style-name="ro1">
          <table:table-cell table:number-columns-repeated="3"/>
          <table:table-cell office:value-type="float" office:value="0.325999999999997">
            <text:p>0.326</text:p>
          </table:table-cell>
          <table:table-cell table:formula="of:=[.$B$13]*EXP(-(([.$D62]-[.$B$10])^2)/(2*[.B$5]))" office:value-type="float" office:value="21.4931858625666">
            <text:p>21.4931858626</text:p>
          </table:table-cell>
          <table:table-cell table:formula="of:=[.$B$13]*EXP(-(([.$D62]-[.$B$10])^2)/(2*[.C$5]))" office:value-type="float" office:value="15.207116728692">
            <text:p>15.2071167287</text:p>
          </table:table-cell>
          <table:table-cell table:formula="of:=[.$B$13]*EXP(-(([.$D62]-[.$B$10])^2)/(2*[.D$5]))" office:value-type="float" office:value="6.66424530876008">
            <text:p>6.6642453088</text:p>
          </table:table-cell>
          <table:table-cell table:formula="of:=[.$B$13]*EXP(-(([.$D62]-[.$B$10])^2)/(2*[.E$5]))" office:value-type="float" office:value="0.314084060888106">
            <text:p>0.3140840609</text:p>
          </table:table-cell>
          <table:table-cell table:formula="of:=[.$B$13]*EXP(-(([.$D62]-[.$B$10])^2)/(2*[.F$5]))" office:value-type="float" office:value="0.0000000119476458268982">
            <text:p>1.19476458268982E-008</text:p>
          </table:table-cell>
          <table:table-cell table:formula="of:=[.$B$13]*EXP(-(([.$D62]-[.$B$10])^2)/(2*[.G$5]))" office:value-type="float" office:value="2.34102602360858E-068">
            <text:p>2.34102602360858E-068</text:p>
          </table:table-cell>
        </table:table-row>
        <table:table-row table:style-name="ro1">
          <table:table-cell table:number-columns-repeated="3"/>
          <table:table-cell office:value-type="float" office:value="0.326499999999997">
            <text:p>0.3265</text:p>
          </table:table-cell>
          <table:table-cell table:formula="of:=[.$B$13]*EXP(-(([.$D63]-[.$B$10])^2)/(2*[.B$5]))" office:value-type="float" office:value="21.683662180473">
            <text:p>21.6836621805</text:p>
          </table:table-cell>
          <table:table-cell table:formula="of:=[.$B$13]*EXP(-(([.$D63]-[.$B$10])^2)/(2*[.C$5]))" office:value-type="float" office:value="15.3723762443089">
            <text:p>15.3723762443</text:p>
          </table:table-cell>
          <table:table-cell table:formula="of:=[.$B$13]*EXP(-(([.$D63]-[.$B$10])^2)/(2*[.D$5]))" office:value-type="float" office:value="6.76863840966734">
            <text:p>6.7686384097</text:p>
          </table:table-cell>
          <table:table-cell table:formula="of:=[.$B$13]*EXP(-(([.$D63]-[.$B$10])^2)/(2*[.E$5]))" office:value-type="float" office:value="0.324645975371212">
            <text:p>0.3246459754</text:p>
          </table:table-cell>
          <table:table-cell table:formula="of:=[.$B$13]*EXP(-(([.$D63]-[.$B$10])^2)/(2*[.F$5]))" office:value-type="float" office:value="0.0000000136215810074023">
            <text:p>1.36215810074023E-008</text:p>
          </table:table-cell>
          <table:table-cell table:formula="of:=[.$B$13]*EXP(-(([.$D63]-[.$B$10])^2)/(2*[.G$5]))" office:value-type="float" office:value="5.87498960357001E-068">
            <text:p>5.87498960357001E-068</text:p>
          </table:table-cell>
        </table:table-row>
        <table:table-row table:style-name="ro1">
          <table:table-cell table:number-columns-repeated="3"/>
          <table:table-cell office:value-type="float" office:value="0.326999999999997">
            <text:p>0.327</text:p>
          </table:table-cell>
          <table:table-cell table:formula="of:=[.$B$13]*EXP(-(([.$D64]-[.$B$10])^2)/(2*[.B$5]))" office:value-type="float" office:value="21.8752711053078">
            <text:p>21.8752711053</text:p>
          </table:table-cell>
          <table:table-cell table:formula="of:=[.$B$13]*EXP(-(([.$D64]-[.$B$10])^2)/(2*[.C$5]))" office:value-type="float" office:value="15.5389483458786">
            <text:p>15.5389483459</text:p>
          </table:table-cell>
          <table:table-cell table:formula="of:=[.$B$13]*EXP(-(([.$D64]-[.$B$10])^2)/(2*[.D$5]))" office:value-type="float" office:value="6.87435930427137">
            <text:p>6.8743593043</text:p>
          </table:table-cell>
          <table:table-cell table:formula="of:=[.$B$13]*EXP(-(([.$D64]-[.$B$10])^2)/(2*[.E$5]))" office:value-type="float" office:value="0.335531125447405">
            <text:p>0.3355311254</text:p>
          </table:table-cell>
          <table:table-cell table:formula="of:=[.$B$13]*EXP(-(([.$D64]-[.$B$10])^2)/(2*[.F$5]))" office:value-type="float" office:value="0.0000000155241855152093">
            <text:p>1.55241855152093E-008</text:p>
          </table:table-cell>
          <table:table-cell table:formula="of:=[.$B$13]*EXP(-(([.$D64]-[.$B$10])^2)/(2*[.G$5]))" office:value-type="float" office:value="1.47047631196004E-067">
            <text:p>1.47047631196004E-067</text:p>
          </table:table-cell>
        </table:table-row>
        <table:table-row table:style-name="ro1">
          <table:table-cell table:number-columns-repeated="3"/>
          <table:table-cell office:value-type="float" office:value="0.327499999999997">
            <text:p>0.3275</text:p>
          </table:table-cell>
          <table:table-cell table:formula="of:=[.$B$13]*EXP(-(([.$D65]-[.$B$10])^2)/(2*[.B$5]))" office:value-type="float" office:value="22.0680128725302">
            <text:p>22.0680128725</text:p>
          </table:table-cell>
          <table:table-cell table:formula="of:=[.$B$13]*EXP(-(([.$D65]-[.$B$10])^2)/(2*[.C$5]))" office:value-type="float" office:value="15.7068368382479">
            <text:p>15.7068368382</text:p>
          </table:table-cell>
          <table:table-cell table:formula="of:=[.$B$13]*EXP(-(([.$D65]-[.$B$10])^2)/(2*[.D$5]))" office:value-type="float" office:value="6.98141920051524">
            <text:p>6.9814192005</text:p>
          </table:table-cell>
          <table:table-cell table:formula="of:=[.$B$13]*EXP(-(([.$D65]-[.$B$10])^2)/(2*[.E$5]))" office:value-type="float" office:value="0.346748242270009">
            <text:p>0.3467482423</text:p>
          </table:table-cell>
          <table:table-cell table:formula="of:=[.$B$13]*EXP(-(([.$D65]-[.$B$10])^2)/(2*[.F$5]))" office:value-type="float" office:value="0.0000000176858631175777">
            <text:p>1.76858631175777E-008</text:p>
          </table:table-cell>
          <table:table-cell table:formula="of:=[.$B$13]*EXP(-(([.$D65]-[.$B$10])^2)/(2*[.G$5]))" office:value-type="float" office:value="3.67078571252799E-067">
            <text:p>3.67078571252799E-067</text:p>
          </table:table-cell>
        </table:table-row>
        <table:table-row table:style-name="ro1">
          <table:table-cell table:number-columns-repeated="3"/>
          <table:table-cell office:value-type="float" office:value="0.327999999999997">
            <text:p>0.328</text:p>
          </table:table-cell>
          <table:table-cell table:formula="of:=[.$B$13]*EXP(-(([.$D66]-[.$B$10])^2)/(2*[.B$5]))" office:value-type="float" office:value="22.2618876330082">
            <text:p>22.261887633</text:p>
          </table:table-cell>
          <table:table-cell table:formula="of:=[.$B$13]*EXP(-(([.$D66]-[.$B$10])^2)/(2*[.C$5]))" office:value-type="float" office:value="15.8760454439364">
            <text:p>15.8760454439</text:p>
          </table:table-cell>
          <table:table-cell table:formula="of:=[.$B$13]*EXP(-(([.$D66]-[.$B$10])^2)/(2*[.D$5]))" office:value-type="float" office:value="7.08982930007659">
            <text:p>7.0898293001</text:p>
          </table:table-cell>
          <table:table-cell table:formula="of:=[.$B$13]*EXP(-(([.$D66]-[.$B$10])^2)/(2*[.E$5]))" office:value-type="float" office:value="0.358306252944014">
            <text:p>0.3583062529</text:p>
          </table:table-cell>
          <table:table-cell table:formula="of:=[.$B$13]*EXP(-(([.$D66]-[.$B$10])^2)/(2*[.F$5]))" office:value-type="float" office:value="0.0000000201409440879164">
            <text:p>2.01409440879164E-008</text:p>
          </table:table-cell>
          <table:table-cell table:formula="of:=[.$B$13]*EXP(-(([.$D66]-[.$B$10])^2)/(2*[.G$5]))" office:value-type="float" office:value="9.13924041618513E-067">
            <text:p>9.13924041618513E-067</text:p>
          </table:table-cell>
        </table:table-row>
        <table:table-row table:style-name="ro1">
          <table:table-cell table:number-columns-repeated="3"/>
          <table:table-cell office:value-type="float" office:value="0.328499999999997">
            <text:p>0.3285</text:p>
          </table:table-cell>
          <table:table-cell table:formula="of:=[.$B$13]*EXP(-(([.$D67]-[.$B$10])^2)/(2*[.B$5]))" office:value-type="float" office:value="22.4568954522584">
            <text:p>22.4568954523</text:p>
          </table:table-cell>
          <table:table-cell table:formula="of:=[.$B$13]*EXP(-(([.$D67]-[.$B$10])^2)/(2*[.C$5]))" office:value-type="float" office:value="16.0465778017808">
            <text:p>16.0465778018</text:p>
          </table:table-cell>
          <table:table-cell table:formula="of:=[.$B$13]*EXP(-(([.$D67]-[.$B$10])^2)/(2*[.D$5]))" office:value-type="float" office:value="7.19960079625041">
            <text:p>7.1996007963</text:p>
          </table:table-cell>
          <table:table-cell table:formula="of:=[.$B$13]*EXP(-(([.$D67]-[.$B$10])^2)/(2*[.E$5]))" office:value-type="float" office:value="0.370214283621784">
            <text:p>0.3702142836</text:p>
          </table:table-cell>
          <table:table-cell table:formula="of:=[.$B$13]*EXP(-(([.$D67]-[.$B$10])^2)/(2*[.F$5]))" office:value-type="float" office:value="0.000000022928176553965">
            <text:p>2.2928176553965E-008</text:p>
          </table:table-cell>
          <table:table-cell table:formula="of:=[.$B$13]*EXP(-(([.$D67]-[.$B$10])^2)/(2*[.G$5]))" office:value-type="float" office:value="2.26940099419841E-066">
            <text:p>2.26940099419841E-066</text:p>
          </table:table-cell>
        </table:table-row>
        <table:table-row table:style-name="ro1">
          <table:table-cell table:number-columns-repeated="3"/>
          <table:table-cell office:value-type="float" office:value="0.328999999999997">
            <text:p>0.329</text:p>
          </table:table-cell>
          <table:table-cell table:formula="of:=[.$B$13]*EXP(-(([.$D68]-[.$B$10])^2)/(2*[.B$5]))" office:value-type="float" office:value="22.6530363096892">
            <text:p>22.6530363097</text:p>
          </table:table-cell>
          <table:table-cell table:formula="of:=[.$B$13]*EXP(-(([.$D68]-[.$B$10])^2)/(2*[.C$5]))" office:value-type="float" office:value="16.2184374655786">
            <text:p>16.2184374656</text:p>
          </table:table-cell>
          <table:table-cell table:formula="of:=[.$B$13]*EXP(-(([.$D68]-[.$B$10])^2)/(2*[.D$5]))" office:value-type="float" office:value="7.31074487180079">
            <text:p>7.3107448718</text:p>
          </table:table-cell>
          <table:table-cell table:formula="of:=[.$B$13]*EXP(-(([.$D68]-[.$B$10])^2)/(2*[.E$5]))" office:value-type="float" office:value="0.3824816626058">
            <text:p>0.3824816626</text:p>
          </table:table-cell>
          <table:table-cell table:formula="of:=[.$B$13]*EXP(-(([.$D68]-[.$B$10])^2)/(2*[.F$5]))" office:value-type="float" office:value="0.0000000260912772485548">
            <text:p>2.60912772485548E-008</text:p>
          </table:table-cell>
          <table:table-cell table:formula="of:=[.$B$13]*EXP(-(([.$D68]-[.$B$10])^2)/(2*[.G$5]))" office:value-type="float" office:value="5.62033819111648E-066">
            <text:p>5.62033819111648E-066</text:p>
          </table:table-cell>
        </table:table-row>
        <table:table-row table:style-name="ro1">
          <table:table-cell table:number-columns-repeated="3"/>
          <table:table-cell office:value-type="float" office:value="0.329499999999997">
            <text:p>0.3295</text:p>
          </table:table-cell>
          <table:table-cell table:formula="of:=[.$B$13]*EXP(-(([.$D69]-[.$B$10])^2)/(2*[.B$5]))" office:value-type="float" office:value="22.8503100978486">
            <text:p>22.8503100978</text:p>
          </table:table-cell>
          <table:table-cell table:formula="of:=[.$B$13]*EXP(-(([.$D69]-[.$B$10])^2)/(2*[.C$5]))" office:value-type="float" office:value="16.3916279027301">
            <text:p>16.3916279027</text:p>
          </table:table-cell>
          <table:table-cell table:formula="of:=[.$B$13]*EXP(-(([.$D69]-[.$B$10])^2)/(2*[.D$5]))" office:value-type="float" office:value="7.42327269678171">
            <text:p>7.4232726968</text:p>
          </table:table-cell>
          <table:table-cell table:formula="of:=[.$B$13]*EXP(-(([.$D69]-[.$B$10])^2)/(2*[.E$5]))" office:value-type="float" office:value="0.395117923456885">
            <text:p>0.3951179235</text:p>
          </table:table-cell>
          <table:table-cell table:formula="of:=[.$B$13]*EXP(-(([.$D69]-[.$B$10])^2)/(2*[.F$5]))" office:value-type="float" office:value="0.0000000296795485763318">
            <text:p>2.96795485763318E-008</text:p>
          </table:table-cell>
          <table:table-cell table:formula="of:=[.$B$13]*EXP(-(([.$D69]-[.$B$10])^2)/(2*[.G$5]))" office:value-type="float" office:value="1.38823735642594E-065">
            <text:p>1.38823735642594E-065</text:p>
          </table:table-cell>
        </table:table-row>
        <table:table-row table:style-name="ro1">
          <table:table-cell table:number-columns-repeated="3"/>
          <table:table-cell office:value-type="float" office:value="0.329999999999997">
            <text:p>0.33</text:p>
          </table:table-cell>
          <table:table-cell table:formula="of:=[.$B$13]*EXP(-(([.$D70]-[.$B$10])^2)/(2*[.B$5]))" office:value-type="float" office:value="23.0487166216768">
            <text:p>23.0487166217</text:p>
          </table:table-cell>
          <table:table-cell table:formula="of:=[.$B$13]*EXP(-(([.$D70]-[.$B$10])^2)/(2*[.C$5]))" office:value-type="float" office:value="16.5661524928793">
            <text:p>16.5661524929</text:p>
          </table:table-cell>
          <table:table-cell table:formula="of:=[.$B$13]*EXP(-(([.$D70]-[.$B$10])^2)/(2*[.D$5]))" office:value-type="float" office:value="7.53719542632704">
            <text:p>7.5371954263</text:p>
          </table:table-cell>
          <table:table-cell table:formula="of:=[.$B$13]*EXP(-(([.$D70]-[.$B$10])^2)/(2*[.E$5]))" office:value-type="float" office:value="0.408132808106293">
            <text:p>0.4081328081</text:p>
          </table:table-cell>
          <table:table-cell table:formula="of:=[.$B$13]*EXP(-(([.$D70]-[.$B$10])^2)/(2*[.F$5]))" office:value-type="float" office:value="0.0000000337485696808596">
            <text:p>3.37485696808596E-008</text:p>
          </table:table-cell>
          <table:table-cell table:formula="of:=[.$B$13]*EXP(-(([.$D70]-[.$B$10])^2)/(2*[.G$5]))" office:value-type="float" office:value="3.41991312500409E-065">
            <text:p>3.41991312500409E-065</text:p>
          </table:table-cell>
        </table:table-row>
        <table:table-row table:style-name="ro1">
          <table:table-cell table:number-columns-repeated="3"/>
          <table:table-cell office:value-type="float" office:value="0.330499999999997">
            <text:p>0.3305</text:p>
          </table:table-cell>
          <table:table-cell table:formula="of:=[.$B$13]*EXP(-(([.$D71]-[.$B$10])^2)/(2*[.B$5]))" office:value-type="float" office:value="23.2482555977628">
            <text:p>23.2482555978</text:p>
          </table:table-cell>
          <table:table-cell table:formula="of:=[.$B$13]*EXP(-(([.$D71]-[.$B$10])^2)/(2*[.C$5]))" office:value-type="float" office:value="16.7420145265542">
            <text:p>16.7420145266</text:p>
          </table:table-cell>
          <table:table-cell table:formula="of:=[.$B$13]*EXP(-(([.$D71]-[.$B$10])^2)/(2*[.D$5]))" office:value-type="float" office:value="7.6525241984098">
            <text:p>7.6525241984</text:p>
          </table:table-cell>
          <table:table-cell table:formula="of:=[.$B$13]*EXP(-(([.$D71]-[.$B$10])^2)/(2*[.E$5]))" office:value-type="float" office:value="0.421536269969973">
            <text:p>0.42153627</text:p>
          </table:table-cell>
          <table:table-cell table:formula="of:=[.$B$13]*EXP(-(([.$D71]-[.$B$10])^2)/(2*[.F$5]))" office:value-type="float" office:value="0.0000000383609700494731">
            <text:p>3.83609700494731E-008</text:p>
          </table:table-cell>
          <table:table-cell table:formula="of:=[.$B$13]*EXP(-(([.$D71]-[.$B$10])^2)/(2*[.G$5]))" office:value-type="float" office:value="8.40265419024883E-065">
            <text:p>8.40265419024883E-065</text:p>
          </table:table-cell>
        </table:table-row>
        <table:table-row table:style-name="ro1">
          <table:table-cell table:number-columns-repeated="3"/>
          <table:table-cell office:value-type="float" office:value="0.330999999999997">
            <text:p>0.331</text:p>
          </table:table-cell>
          <table:table-cell table:formula="of:=[.$B$13]*EXP(-(([.$D72]-[.$B$10])^2)/(2*[.B$5]))" office:value-type="float" office:value="23.4489266536064">
            <text:p>23.4489266536</text:p>
          </table:table-cell>
          <table:table-cell table:formula="of:=[.$B$13]*EXP(-(([.$D72]-[.$B$10])^2)/(2*[.C$5]))" office:value-type="float" office:value="16.9192172038062">
            <text:p>16.9192172038</text:p>
          </table:table-cell>
          <table:table-cell table:formula="of:=[.$B$13]*EXP(-(([.$D72]-[.$B$10])^2)/(2*[.D$5]))" office:value-type="float" office:value="7.7692701315709">
            <text:p>7.7692701316</text:p>
          </table:table-cell>
          <table:table-cell table:formula="of:=[.$B$13]*EXP(-(([.$D72]-[.$B$10])^2)/(2*[.E$5]))" office:value-type="float" office:value="0.435338477063278">
            <text:p>0.4353384771</text:p>
          </table:table-cell>
          <table:table-cell table:formula="of:=[.$B$13]*EXP(-(([.$D72]-[.$B$10])^2)/(2*[.F$5]))" office:value-type="float" office:value="0.0000000435872951363474">
            <text:p>4.35872951363474E-008</text:p>
          </table:table-cell>
          <table:table-cell table:formula="of:=[.$B$13]*EXP(-(([.$D72]-[.$B$10])^2)/(2*[.G$5]))" office:value-type="float" office:value="2.05905513928533E-064">
            <text:p>2.05905513928533E-064</text:p>
          </table:table-cell>
        </table:table-row>
        <table:table-row table:style-name="ro1">
          <table:table-cell table:number-columns-repeated="3"/>
          <table:table-cell office:value-type="float" office:value="0.331499999999997">
            <text:p>0.3315</text:p>
          </table:table-cell>
          <table:table-cell table:formula="of:=[.$B$13]*EXP(-(([.$D73]-[.$B$10])^2)/(2*[.B$5]))" office:value-type="float" office:value="23.650729326885">
            <text:p>23.6507293269</text:p>
          </table:table-cell>
          <table:table-cell table:formula="of:=[.$B$13]*EXP(-(([.$D73]-[.$B$10])^2)/(2*[.C$5]))" office:value-type="float" office:value="17.0977636328496">
            <text:p>17.0977636328</text:p>
          </table:table-cell>
          <table:table-cell table:formula="of:=[.$B$13]*EXP(-(([.$D73]-[.$B$10])^2)/(2*[.D$5]))" office:value-type="float" office:value="7.88744432261739">
            <text:p>7.8874443226</text:p>
          </table:table-cell>
          <table:table-cell table:formula="of:=[.$B$13]*EXP(-(([.$D73]-[.$B$10])^2)/(2*[.E$5]))" office:value-type="float" office:value="0.449549815114326">
            <text:p>0.4495498151</text:p>
          </table:table-cell>
          <table:table-cell table:formula="of:=[.$B$13]*EXP(-(([.$D73]-[.$B$10])^2)/(2*[.F$5]))" office:value-type="float" office:value="0.0000000495069745264846">
            <text:p>4.95069745264846E-008</text:p>
          </table:table-cell>
          <table:table-cell table:formula="of:=[.$B$13]*EXP(-(([.$D73]-[.$B$10])^2)/(2*[.G$5]))" office:value-type="float" office:value="5.03233486245752E-064">
            <text:p>5.03233486245752E-064</text:p>
          </table:table-cell>
        </table:table-row>
        <table:table-row table:style-name="ro1">
          <table:table-cell table:number-columns-repeated="3"/>
          <table:table-cell office:value-type="float" office:value="0.331999999999997">
            <text:p>0.332</text:p>
          </table:table-cell>
          <table:table-cell table:formula="of:=[.$B$13]*EXP(-(([.$D74]-[.$B$10])^2)/(2*[.B$5]))" office:value-type="float" office:value="23.8536630647251">
            <text:p>23.8536630647</text:p>
          </table:table-cell>
          <table:table-cell table:formula="of:=[.$B$13]*EXP(-(([.$D74]-[.$B$10])^2)/(2*[.C$5]))" office:value-type="float" office:value="17.2776568287009">
            <text:p>17.2776568287</text:p>
          </table:table-cell>
          <table:table-cell table:formula="of:=[.$B$13]*EXP(-(([.$D74]-[.$B$10])^2)/(2*[.D$5]))" office:value-type="float" office:value="8.00705784429048">
            <text:p>8.0070578443</text:p>
          </table:table-cell>
          <table:table-cell table:formula="of:=[.$B$13]*EXP(-(([.$D74]-[.$B$10])^2)/(2*[.E$5]))" office:value-type="float" office:value="0.464180890674156">
            <text:p>0.4641808907</text:p>
          </table:table-cell>
          <table:table-cell table:formula="of:=[.$B$13]*EXP(-(([.$D74]-[.$B$10])^2)/(2*[.F$5]))" office:value-type="float" office:value="0.0000000562094043145332">
            <text:p>5.62094043145332E-008</text:p>
          </table:table-cell>
          <table:table-cell table:formula="of:=[.$B$13]*EXP(-(([.$D74]-[.$B$10])^2)/(2*[.G$5]))" office:value-type="float" office:value="1.22665139575481E-063">
            <text:p>1.22665139575481E-063</text:p>
          </table:table-cell>
        </table:table-row>
        <table:table-row table:style-name="ro1">
          <table:table-cell table:number-columns-repeated="3"/>
          <table:table-cell office:value-type="float" office:value="0.332499999999996">
            <text:p>0.3325</text:p>
          </table:table-cell>
          <table:table-cell table:formula="of:=[.$B$13]*EXP(-(([.$D75]-[.$B$10])^2)/(2*[.B$5]))" office:value-type="float" office:value="24.0577272229795">
            <text:p>24.057727223</text:p>
          </table:table-cell>
          <table:table-cell table:formula="of:=[.$B$13]*EXP(-(([.$D75]-[.$B$10])^2)/(2*[.C$5]))" office:value-type="float" office:value="17.4588997118177">
            <text:p>17.4588997118</text:p>
          </table:table-cell>
          <table:table-cell table:formula="of:=[.$B$13]*EXP(-(([.$D75]-[.$B$10])^2)/(2*[.D$5]))" office:value-type="float" office:value="8.12812174290323">
            <text:p>8.1281217429</text:p>
          </table:table-cell>
          <table:table-cell table:formula="of:=[.$B$13]*EXP(-(([.$D75]-[.$B$10])^2)/(2*[.E$5]))" office:value-type="float" office:value="0.479242534221754">
            <text:p>0.4792425342</text:p>
          </table:table-cell>
          <table:table-cell table:formula="of:=[.$B$13]*EXP(-(([.$D75]-[.$B$10])^2)/(2*[.F$5]))" office:value-type="float" office:value="0.0000000637951566432667">
            <text:p>6.37951566432667E-008</text:p>
          </table:table-cell>
          <table:table-cell table:formula="of:=[.$B$13]*EXP(-(([.$D75]-[.$B$10])^2)/(2*[.G$5]))" office:value-type="float" office:value="2.9821044571417E-063">
            <text:p>2.9821044571417E-063</text:p>
          </table:table-cell>
        </table:table-row>
        <table:table-row table:style-name="ro1">
          <table:table-cell table:number-columns-repeated="3"/>
          <table:table-cell office:value-type="float" office:value="0.332999999999996">
            <text:p>0.333</text:p>
          </table:table-cell>
          <table:table-cell table:formula="of:=[.$B$13]*EXP(-(([.$D76]-[.$B$10])^2)/(2*[.B$5]))" office:value-type="float" office:value="24.262921065511">
            <text:p>24.2629210655</text:p>
          </table:table-cell>
          <table:table-cell table:formula="of:=[.$B$13]*EXP(-(([.$D76]-[.$B$10])^2)/(2*[.C$5]))" office:value-type="float" office:value="17.64149510674">
            <text:p>17.6414951067</text:p>
          </table:table-cell>
          <table:table-cell table:formula="of:=[.$B$13]*EXP(-(([.$D76]-[.$B$10])^2)/(2*[.D$5]))" office:value-type="float" office:value="8.25064703594949">
            <text:p>8.2506470359</text:p>
          </table:table-cell>
          <table:table-cell table:formula="of:=[.$B$13]*EXP(-(([.$D76]-[.$B$10])^2)/(2*[.E$5]))" office:value-type="float" office:value="0.494745803262141">
            <text:p>0.4947458033</text:p>
          </table:table-cell>
          <table:table-cell table:formula="of:=[.$B$13]*EXP(-(([.$D76]-[.$B$10])^2)/(2*[.F$5]))" office:value-type="float" office:value="0.0000000723773307490369">
            <text:p>7.23773307490369E-008</text:p>
          </table:table-cell>
          <table:table-cell table:formula="of:=[.$B$13]*EXP(-(([.$D76]-[.$B$10])^2)/(2*[.G$5]))" office:value-type="float" office:value="7.23060464490559E-063">
            <text:p>7.23060464490559E-063</text:p>
          </table:table-cell>
        </table:table-row>
        <table:table-row table:style-name="ro1">
          <table:table-cell table:number-columns-repeated="3"/>
          <table:table-cell office:value-type="float" office:value="0.333499999999996">
            <text:p>0.3335</text:p>
          </table:table-cell>
          <table:table-cell table:formula="of:=[.$B$13]*EXP(-(([.$D77]-[.$B$10])^2)/(2*[.B$5]))" office:value-type="float" office:value="24.4692437634783">
            <text:p>24.4692437635</text:p>
          </table:table-cell>
          <table:table-cell table:formula="of:=[.$B$13]*EXP(-(([.$D77]-[.$B$10])^2)/(2*[.C$5]))" office:value-type="float" office:value="17.8254457407285">
            <text:p>17.8254457407</text:p>
          </table:table-cell>
          <table:table-cell table:formula="of:=[.$B$13]*EXP(-(([.$D77]-[.$B$10])^2)/(2*[.D$5]))" office:value-type="float" office:value="8.37464470968074">
            <text:p>8.3746447097</text:p>
          </table:table-cell>
          <table:table-cell table:formula="of:=[.$B$13]*EXP(-(([.$D77]-[.$B$10])^2)/(2*[.E$5]))" office:value-type="float" office:value="0.510701985415063">
            <text:p>0.5107019854</text:p>
          </table:table-cell>
          <table:table-cell table:formula="of:=[.$B$13]*EXP(-(([.$D77]-[.$B$10])^2)/(2*[.F$5]))" office:value-type="float" office:value="0.0000000820830614078166">
            <text:p>8.20830614078166E-008</text:p>
          </table:table-cell>
          <table:table-cell table:formula="of:=[.$B$13]*EXP(-(([.$D77]-[.$B$10])^2)/(2*[.G$5]))" office:value-type="float" office:value="1.74854353290167E-062">
            <text:p>1.74854353290167E-062</text:p>
          </table:table-cell>
        </table:table-row>
        <table:table-row table:style-name="ro1">
          <table:table-cell table:number-columns-repeated="3"/>
          <table:table-cell office:value-type="float" office:value="0.333999999999996">
            <text:p>0.334</text:p>
          </table:table-cell>
          <table:table-cell table:formula="of:=[.$B$13]*EXP(-(([.$D78]-[.$B$10])^2)/(2*[.B$5]))" office:value-type="float" office:value="24.6766943946317">
            <text:p>24.6766943946</text:p>
          </table:table-cell>
          <table:table-cell table:formula="of:=[.$B$13]*EXP(-(([.$D78]-[.$B$10])^2)/(2*[.C$5]))" office:value-type="float" office:value="18.0107542424082">
            <text:p>18.0107542424</text:p>
          </table:table-cell>
          <table:table-cell table:formula="of:=[.$B$13]*EXP(-(([.$D78]-[.$B$10])^2)/(2*[.D$5]))" office:value-type="float" office:value="8.50012571665578">
            <text:p>8.5001257167</text:p>
          </table:table-cell>
          <table:table-cell table:formula="of:=[.$B$13]*EXP(-(([.$D78]-[.$B$10])^2)/(2*[.E$5]))" office:value-type="float" office:value="0.527122601492782">
            <text:p>0.5271226015</text:p>
          </table:table-cell>
          <table:table-cell table:formula="of:=[.$B$13]*EXP(-(([.$D78]-[.$B$10])^2)/(2*[.F$5]))" office:value-type="float" office:value="0.0000000930552023808101">
            <text:p>9.30552023808101E-008</text:p>
          </table:table-cell>
          <table:table-cell table:formula="of:=[.$B$13]*EXP(-(([.$D78]-[.$B$10])^2)/(2*[.G$5]))" office:value-type="float" office:value="4.21724034058762E-062">
            <text:p>4.21724034058762E-062</text:p>
          </table:table-cell>
        </table:table-row>
        <table:table-row table:style-name="ro1">
          <table:table-cell table:number-columns-repeated="3"/>
          <table:table-cell office:value-type="float" office:value="0.334499999999996">
            <text:p>0.3345</text:p>
          </table:table-cell>
          <table:table-cell table:formula="of:=[.$B$13]*EXP(-(([.$D79]-[.$B$10])^2)/(2*[.B$5]))" office:value-type="float" office:value="24.8852719426118">
            <text:p>24.8852719426</text:p>
          </table:table-cell>
          <table:table-cell table:formula="of:=[.$B$13]*EXP(-(([.$D79]-[.$B$10])^2)/(2*[.C$5]))" office:value-type="float" office:value="18.1974231404098">
            <text:p>18.1974231404</text:p>
          </table:table-cell>
          <table:table-cell table:formula="of:=[.$B$13]*EXP(-(([.$D79]-[.$B$10])^2)/(2*[.D$5]))" office:value-type="float" office:value="8.62710097325994">
            <text:p>8.6271009733</text:p>
          </table:table-cell>
          <table:table-cell table:formula="of:=[.$B$13]*EXP(-(([.$D79]-[.$B$10])^2)/(2*[.E$5]))" office:value-type="float" office:value="0.544019408564371">
            <text:p>0.5440194086</text:p>
          </table:table-cell>
          <table:table-cell table:formula="of:=[.$B$13]*EXP(-(([.$D79]-[.$B$10])^2)/(2*[.F$5]))" office:value-type="float" office:value="0.000000105454204336318">
            <text:p>1.05454204336318E-007</text:p>
          </table:table-cell>
          <table:table-cell table:formula="of:=[.$B$13]*EXP(-(([.$D79]-[.$B$10])^2)/(2*[.G$5]))" office:value-type="float" office:value="1.0144492479894E-061">
            <text:p>1.0144492479894E-061</text:p>
          </table:table-cell>
        </table:table-row>
        <table:table-row table:style-name="ro1">
          <table:table-cell table:number-columns-repeated="3"/>
          <table:table-cell office:value-type="float" office:value="0.334999999999996">
            <text:p>0.335</text:p>
          </table:table-cell>
          <table:table-cell table:formula="of:=[.$B$13]*EXP(-(([.$D80]-[.$B$10])^2)/(2*[.B$5]))" office:value-type="float" office:value="25.0949752962561">
            <text:p>25.0949752963</text:p>
          </table:table-cell>
          <table:table-cell table:formula="of:=[.$B$13]*EXP(-(([.$D80]-[.$B$10])^2)/(2*[.C$5]))" office:value-type="float" office:value="18.385454862015">
            <text:p>18.385454862</text:p>
          </table:table-cell>
          <table:table-cell table:formula="of:=[.$B$13]*EXP(-(([.$D80]-[.$B$10])^2)/(2*[.D$5]))" office:value-type="float" office:value="8.75558135719546">
            <text:p>8.7555813572</text:p>
          </table:table-cell>
          <table:table-cell table:formula="of:=[.$B$13]*EXP(-(([.$D80]-[.$B$10])^2)/(2*[.E$5]))" office:value-type="float" office:value="0.561404403004503">
            <text:p>0.561404403</text:p>
          </table:table-cell>
          <table:table-cell table:formula="of:=[.$B$13]*EXP(-(([.$D80]-[.$B$10])^2)/(2*[.F$5]))" office:value-type="float" office:value="0.000000119460208793081">
            <text:p>1.19460208793081E-007</text:p>
          </table:table-cell>
          <table:table-cell table:formula="of:=[.$B$13]*EXP(-(([.$D80]-[.$B$10])^2)/(2*[.G$5]))" office:value-type="float" office:value="2.43378587567345E-061">
            <text:p>2.43378587567345E-061</text:p>
          </table:table-cell>
        </table:table-row>
        <table:table-row table:style-name="ro1">
          <table:table-cell table:number-columns-repeated="3"/>
          <table:table-cell office:value-type="float" office:value="0.335499999999996">
            <text:p>0.3355</text:p>
          </table:table-cell>
          <table:table-cell table:formula="of:=[.$B$13]*EXP(-(([.$D81]-[.$B$10])^2)/(2*[.B$5]))" office:value-type="float" office:value="25.3058032489104">
            <text:p>25.3058032489</text:p>
          </table:table-cell>
          <table:table-cell table:formula="of:=[.$B$13]*EXP(-(([.$D81]-[.$B$10])^2)/(2*[.C$5]))" office:value-type="float" office:value="18.5748517318018">
            <text:p>18.5748517318</text:p>
          </table:table-cell>
          <table:table-cell table:formula="of:=[.$B$13]*EXP(-(([.$D81]-[.$B$10])^2)/(2*[.D$5]))" office:value-type="float" office:value="8.88557770494303">
            <text:p>8.8855777049</text:p>
          </table:table-cell>
          <table:table-cell table:formula="of:=[.$B$13]*EXP(-(([.$D81]-[.$B$10])^2)/(2*[.E$5]))" office:value-type="float" office:value="0.579289823524407">
            <text:p>0.5792898235</text:p>
          </table:table-cell>
          <table:table-cell table:formula="of:=[.$B$13]*EXP(-(([.$D81]-[.$B$10])^2)/(2*[.F$5]))" office:value-type="float" office:value="0.000000135275381906435">
            <text:p>1.35275381906435E-007</text:p>
          </table:table-cell>
          <table:table-cell table:formula="of:=[.$B$13]*EXP(-(([.$D81]-[.$B$10])^2)/(2*[.G$5]))" office:value-type="float" office:value="5.82350533503578E-061">
            <text:p>5.82350533503578E-061</text:p>
          </table:table-cell>
        </table:table-row>
        <table:table-row table:style-name="ro1">
          <table:table-cell table:number-columns-repeated="3"/>
          <table:table-cell office:value-type="float" office:value="0.335999999999996">
            <text:p>0.336</text:p>
          </table:table-cell>
          <table:table-cell table:formula="of:=[.$B$13]*EXP(-(([.$D82]-[.$B$10])^2)/(2*[.B$5]))" office:value-type="float" office:value="25.5177544977475">
            <text:p>25.5177544977</text:p>
          </table:table-cell>
          <table:table-cell table:formula="of:=[.$B$13]*EXP(-(([.$D82]-[.$B$10])^2)/(2*[.C$5]))" office:value-type="float" office:value="18.765615970293">
            <text:p>18.7656159703</text:p>
          </table:table-cell>
          <table:table-cell table:formula="of:=[.$B$13]*EXP(-(([.$D82]-[.$B$10])^2)/(2*[.D$5]))" office:value-type="float" office:value="9.01710080919475">
            <text:p>9.0171008092</text:p>
          </table:table-cell>
          <table:table-cell table:formula="of:=[.$B$13]*EXP(-(([.$D82]-[.$B$10])^2)/(2*[.E$5]))" office:value-type="float" office:value="0.597688154182685">
            <text:p>0.5976881542</text:p>
          </table:table-cell>
          <table:table-cell table:formula="of:=[.$B$13]*EXP(-(([.$D82]-[.$B$10])^2)/(2*[.F$5]))" office:value-type="float" office:value="0.000000153126514422466">
            <text:p>1.53126514422466E-007</text:p>
          </table:table-cell>
          <table:table-cell table:formula="of:=[.$B$13]*EXP(-(([.$D82]-[.$B$10])^2)/(2*[.G$5]))" office:value-type="float" office:value="1.38974992232921E-060">
            <text:p>1.38974992232921E-060</text:p>
          </table:table-cell>
        </table:table-row>
        <table:table-row table:style-name="ro1">
          <table:table-cell table:number-columns-repeated="3"/>
          <table:table-cell office:value-type="float" office:value="0.336499999999996">
            <text:p>0.3365</text:p>
          </table:table-cell>
          <table:table-cell table:formula="of:=[.$B$13]*EXP(-(([.$D83]-[.$B$10])^2)/(2*[.B$5]))" office:value-type="float" office:value="25.7308276430919">
            <text:p>25.7308276431</text:p>
          </table:table-cell>
          <table:table-cell table:formula="of:=[.$B$13]*EXP(-(([.$D83]-[.$B$10])^2)/(2*[.C$5]))" office:value-type="float" office:value="18.9577496926064">
            <text:p>18.9577496926</text:p>
          </table:table-cell>
          <table:table-cell table:formula="of:=[.$B$13]*EXP(-(([.$D83]-[.$B$10])^2)/(2*[.D$5]))" office:value-type="float" office:value="9.15016141625881">
            <text:p>9.1501614163</text:p>
          </table:table-cell>
          <table:table-cell table:formula="of:=[.$B$13]*EXP(-(([.$D83]-[.$B$10])^2)/(2*[.E$5]))" office:value-type="float" office:value="0.616612127373586">
            <text:p>0.6166121274</text:p>
          </table:table-cell>
          <table:table-cell table:formula="of:=[.$B$13]*EXP(-(([.$D83]-[.$B$10])^2)/(2*[.F$5]))" office:value-type="float" office:value="0.000000173267916878106">
            <text:p>1.73267916878106E-007</text:p>
          </table:table-cell>
          <table:table-cell table:formula="of:=[.$B$13]*EXP(-(([.$D83]-[.$B$10])^2)/(2*[.G$5]))" office:value-type="float" office:value="3.30779745461147E-060">
            <text:p>3.30779745461147E-060</text:p>
          </table:table-cell>
        </table:table-row>
        <table:table-row table:style-name="ro1">
          <table:table-cell table:number-columns-repeated="3"/>
          <table:table-cell office:value-type="float" office:value="0.336999999999996">
            <text:p>0.337</text:p>
          </table:table-cell>
          <table:table-cell table:formula="of:=[.$B$13]*EXP(-(([.$D84]-[.$B$10])^2)/(2*[.B$5]))" office:value-type="float" office:value="25.9450211877518">
            <text:p>25.9450211878</text:p>
          </table:table-cell>
          <table:table-cell table:formula="of:=[.$B$13]*EXP(-(([.$D84]-[.$B$10])^2)/(2*[.C$5]))" office:value-type="float" office:value="19.151254907108">
            <text:p>19.1512549071</text:p>
          </table:table-cell>
          <table:table-cell table:formula="of:=[.$B$13]*EXP(-(([.$D84]-[.$B$10])^2)/(2*[.D$5]))" office:value-type="float" office:value="9.28477022343608">
            <text:p>9.2847702234</text:p>
          </table:table-cell>
          <table:table-cell table:formula="of:=[.$B$13]*EXP(-(([.$D84]-[.$B$10])^2)/(2*[.E$5]))" office:value-type="float" office:value="0.636074726790296">
            <text:p>0.6360747268</text:p>
          </table:table-cell>
          <table:table-cell table:formula="of:=[.$B$13]*EXP(-(([.$D84]-[.$B$10])^2)/(2*[.F$5]))" office:value-type="float" office:value="0.00000019598464214996">
            <text:p>0.000000196</text:p>
          </table:table-cell>
          <table:table-cell table:formula="of:=[.$B$13]*EXP(-(([.$D84]-[.$B$10])^2)/(2*[.G$5]))" office:value-type="float" office:value="7.852197750204E-060">
            <text:p>7.852197750204E-060</text:p>
          </table:table-cell>
        </table:table-row>
        <table:table-row table:style-name="ro1">
          <table:table-cell table:number-columns-repeated="3"/>
          <table:table-cell office:value-type="float" office:value="0.337499999999996">
            <text:p>0.3375</text:p>
          </table:table-cell>
          <table:table-cell table:formula="of:=[.$B$13]*EXP(-(([.$D85]-[.$B$10])^2)/(2*[.B$5]))" office:value-type="float" office:value="26.1603335363569">
            <text:p>26.1603335364</text:p>
          </table:table-cell>
          <table:table-cell table:formula="of:=[.$B$13]*EXP(-(([.$D85]-[.$B$10])^2)/(2*[.C$5]))" office:value-type="float" office:value="19.3461335140676">
            <text:p>19.3461335141</text:p>
          </table:table-cell>
          <table:table-cell table:formula="of:=[.$B$13]*EXP(-(([.$D85]-[.$B$10])^2)/(2*[.D$5]))" office:value-type="float" office:value="9.4209378763691">
            <text:p>9.4209378764</text:p>
          </table:table-cell>
          <table:table-cell table:formula="of:=[.$B$13]*EXP(-(([.$D85]-[.$B$10])^2)/(2*[.E$5]))" office:value-type="float" office:value="0.656089190360715">
            <text:p>0.6560891904</text:p>
          </table:table-cell>
          <table:table-cell table:formula="of:=[.$B$13]*EXP(-(([.$D85]-[.$B$10])^2)/(2*[.F$5]))" office:value-type="float" office:value="0.000000221596070776721">
            <text:p>2.21596070776721E-007</text:p>
          </table:table-cell>
          <table:table-cell table:formula="of:=[.$B$13]*EXP(-(([.$D85]-[.$B$10])^2)/(2*[.G$5]))" office:value-type="float" office:value="1.85906090296635E-059">
            <text:p>1.85906090296635E-059</text:p>
          </table:table-cell>
        </table:table-row>
        <table:table-row table:style-name="ro1">
          <table:table-cell table:number-columns-repeated="3"/>
          <table:table-cell office:value-type="float" office:value="0.337999999999996">
            <text:p>0.338</text:p>
          </table:table-cell>
          <table:table-cell table:formula="of:=[.$B$13]*EXP(-(([.$D86]-[.$B$10])^2)/(2*[.B$5]))" office:value-type="float" office:value="26.3767629947043">
            <text:p>26.3767629947</text:p>
          </table:table-cell>
          <table:table-cell table:formula="of:=[.$B$13]*EXP(-(([.$D86]-[.$B$10])^2)/(2*[.C$5]))" office:value-type="float" office:value="19.5423873043182">
            <text:p>19.5423873043</text:p>
          </table:table-cell>
          <table:table-cell table:formula="of:=[.$B$13]*EXP(-(([.$D86]-[.$B$10])^2)/(2*[.D$5]))" office:value-type="float" office:value="9.55867496636349">
            <text:p>9.5586749664</text:p>
          </table:table-cell>
          <table:table-cell table:formula="of:=[.$B$13]*EXP(-(([.$D86]-[.$B$10])^2)/(2*[.E$5]))" office:value-type="float" office:value="0.676669013153173">
            <text:p>0.6766690132</text:p>
          </table:table-cell>
          <table:table-cell table:formula="of:=[.$B$13]*EXP(-(([.$D86]-[.$B$10])^2)/(2*[.F$5]))" office:value-type="float" office:value="0.00000025045989812654">
            <text:p>2.5045989812654E-007</text:p>
          </table:table-cell>
          <table:table-cell table:formula="of:=[.$B$13]*EXP(-(([.$D86]-[.$B$10])^2)/(2*[.G$5]))" office:value-type="float" office:value="4.38981356462114E-059">
            <text:p>4.38981356462114E-059</text:p>
          </table:table-cell>
        </table:table-row>
        <table:table-row table:style-name="ro1">
          <table:table-cell table:number-columns-repeated="3"/>
          <table:table-cell office:value-type="float" office:value="0.338499999999996">
            <text:p>0.3385</text:p>
          </table:table-cell>
          <table:table-cell table:formula="of:=[.$B$13]*EXP(-(([.$D87]-[.$B$10])^2)/(2*[.B$5]))" office:value-type="float" office:value="26.594307769111">
            <text:p>26.5943077691</text:p>
          </table:table-cell>
          <table:table-cell table:formula="of:=[.$B$13]*EXP(-(([.$D87]-[.$B$10])^2)/(2*[.C$5]))" office:value-type="float" office:value="19.7400179579181">
            <text:p>19.7400179579</text:p>
          </table:table-cell>
          <table:table-cell table:formula="of:=[.$B$13]*EXP(-(([.$D87]-[.$B$10])^2)/(2*[.D$5]))" office:value-type="float" office:value="9.69799202768236">
            <text:p>9.6979920277</text:p>
          </table:table-cell>
          <table:table-cell table:formula="of:=[.$B$13]*EXP(-(([.$D87]-[.$B$10])^2)/(2*[.E$5]))" office:value-type="float" office:value="0.697827950249424">
            <text:p>0.6978279502</text:p>
          </table:table-cell>
          <table:table-cell table:formula="of:=[.$B$13]*EXP(-(([.$D87]-[.$B$10])^2)/(2*[.F$5]))" office:value-type="float" office:value="0.000000282976566481362">
            <text:p>0.000000283</text:p>
          </table:table-cell>
          <table:table-cell table:formula="of:=[.$B$13]*EXP(-(([.$D87]-[.$B$10])^2)/(2*[.G$5]))" office:value-type="float" office:value="1.03382874722557E-058">
            <text:p>1.03382874722557E-058</text:p>
          </table:table-cell>
        </table:table-row>
        <table:table-row table:style-name="ro1">
          <table:table-cell table:number-columns-repeated="3"/>
          <table:table-cell office:value-type="float" office:value="0.338999999999996">
            <text:p>0.339</text:p>
          </table:table-cell>
          <table:table-cell table:formula="of:=[.$B$13]*EXP(-(([.$D88]-[.$B$10])^2)/(2*[.B$5]))" office:value-type="float" office:value="26.8129659657737">
            <text:p>26.8129659658</text:p>
          </table:table-cell>
          <table:table-cell table:formula="of:=[.$B$13]*EXP(-(([.$D88]-[.$B$10])^2)/(2*[.C$5]))" office:value-type="float" office:value="19.9390270428172">
            <text:p>19.9390270428</text:p>
          </table:table-cell>
          <table:table-cell table:formula="of:=[.$B$13]*EXP(-(([.$D88]-[.$B$10])^2)/(2*[.D$5]))" office:value-type="float" office:value="9.83889953481394">
            <text:p>9.8388995348</text:p>
          </table:table-cell>
          <table:table-cell table:formula="of:=[.$B$13]*EXP(-(([.$D88]-[.$B$10])^2)/(2*[.E$5]))" office:value-type="float" office:value="0.719580019582239">
            <text:p>0.7195800196</text:p>
          </table:table-cell>
          <table:table-cell table:formula="of:=[.$B$13]*EXP(-(([.$D88]-[.$B$10])^2)/(2*[.F$5]))" office:value-type="float" office:value="0.000000319594189496868">
            <text:p>3.19594189496868E-007</text:p>
          </table:table-cell>
          <table:table-cell table:formula="of:=[.$B$13]*EXP(-(([.$D88]-[.$B$10])^2)/(2*[.G$5]))" office:value-type="float" office:value="2.42829363667018E-058">
            <text:p>2.42829363667018E-058</text:p>
          </table:table-cell>
        </table:table-row>
        <table:table-row table:style-name="ro1">
          <table:table-cell table:number-columns-repeated="3"/>
          <table:table-cell office:value-type="float" office:value="0.339499999999996">
            <text:p>0.3395</text:p>
          </table:table-cell>
          <table:table-cell table:formula="of:=[.$B$13]*EXP(-(([.$D89]-[.$B$10])^2)/(2*[.B$5]))" office:value-type="float" office:value="27.0327355901364">
            <text:p>27.0327355901</text:p>
          </table:table-cell>
          <table:table-cell table:formula="of:=[.$B$13]*EXP(-(([.$D89]-[.$B$10])^2)/(2*[.C$5]))" office:value-type="float" office:value="20.1394160135276">
            <text:p>20.1394160135</text:p>
          </table:table-cell>
          <table:table-cell table:formula="of:=[.$B$13]*EXP(-(([.$D89]-[.$B$10])^2)/(2*[.D$5]))" office:value-type="float" office:value="9.98140789971276">
            <text:p>9.9814078997</text:p>
          </table:table-cell>
          <table:table-cell table:formula="of:=[.$B$13]*EXP(-(([.$D89]-[.$B$10])^2)/(2*[.E$5]))" office:value-type="float" office:value="0.741939504734839">
            <text:p>0.7419395047</text:p>
          </table:table-cell>
          <table:table-cell table:formula="of:=[.$B$13]*EXP(-(([.$D89]-[.$B$10])^2)/(2*[.F$5]))" office:value-type="float" office:value="0.000000360814021304099">
            <text:p>3.60814021304099E-007</text:p>
          </table:table-cell>
          <table:table-cell table:formula="of:=[.$B$13]*EXP(-(([.$D89]-[.$B$10])^2)/(2*[.G$5]))" office:value-type="float" office:value="5.68857998359988E-058">
            <text:p>5.68857998359988E-058</text:p>
          </table:table-cell>
        </table:table-row>
        <table:table-row table:style-name="ro1">
          <table:table-cell table:number-columns-repeated="3"/>
          <table:table-cell office:value-type="float" office:value="0.339999999999996">
            <text:p>0.34</text:p>
          </table:table-cell>
          <table:table-cell table:formula="of:=[.$B$13]*EXP(-(([.$D90]-[.$B$10])^2)/(2*[.B$5]))" office:value-type="float" office:value="27.253614546265">
            <text:p>27.2536145463</text:p>
          </table:table-cell>
          <table:table-cell table:formula="of:=[.$B$13]*EXP(-(([.$D90]-[.$B$10])^2)/(2*[.C$5]))" office:value-type="float" office:value="20.3411862097974">
            <text:p>20.3411862098</text:p>
          </table:table-cell>
          <table:table-cell table:formula="of:=[.$B$13]*EXP(-(([.$D90]-[.$B$10])^2)/(2*[.D$5]))" office:value-type="float" office:value="10.1255274690148">
            <text:p>10.125527469</text:p>
          </table:table-cell>
          <table:table-cell table:formula="of:=[.$B$13]*EXP(-(([.$D90]-[.$B$10])^2)/(2*[.E$5]))" office:value-type="float" office:value="0.764920957699343">
            <text:p>0.7649209577</text:p>
          </table:table-cell>
          <table:table-cell table:formula="of:=[.$B$13]*EXP(-(([.$D90]-[.$B$10])^2)/(2*[.F$5]))" office:value-type="float" office:value="0.000000407196527784551">
            <text:p>4.07196527784551E-007</text:p>
          </table:table-cell>
          <table:table-cell table:formula="of:=[.$B$13]*EXP(-(([.$D90]-[.$B$10])^2)/(2*[.G$5]))" office:value-type="float" office:value="1.32909677833077E-057">
            <text:p>1.32909677833077E-057</text:p>
          </table:table-cell>
        </table:table-row>
        <table:table-row table:style-name="ro1">
          <table:table-cell table:number-columns-repeated="3"/>
          <table:table-cell office:value-type="float" office:value="0.340499999999996">
            <text:p>0.3405</text:p>
          </table:table-cell>
          <table:table-cell table:formula="of:=[.$B$13]*EXP(-(([.$D91]-[.$B$10])^2)/(2*[.B$5]))" office:value-type="float" office:value="27.4756006362306">
            <text:p>27.4756006362</text:p>
          </table:table-cell>
          <table:table-cell table:formula="of:=[.$B$13]*EXP(-(([.$D91]-[.$B$10])^2)/(2*[.C$5]))" office:value-type="float" office:value="20.5443388552905">
            <text:p>20.5443388553</text:p>
          </table:table-cell>
          <table:table-cell table:formula="of:=[.$B$13]*EXP(-(([.$D91]-[.$B$10])^2)/(2*[.D$5]))" office:value-type="float" office:value="10.2712685212269">
            <text:p>10.2712685212</text:p>
          </table:table-cell>
          <table:table-cell table:formula="of:=[.$B$13]*EXP(-(([.$D91]-[.$B$10])^2)/(2*[.E$5]))" office:value-type="float" office:value="0.788539201591373">
            <text:p>0.7885392016</text:p>
          </table:table-cell>
          <table:table-cell table:formula="of:=[.$B$13]*EXP(-(([.$D91]-[.$B$10])^2)/(2*[.F$5]))" office:value-type="float" office:value="0.00000045936812331507">
            <text:p>4.5936812331507E-007</text:p>
          </table:table-cell>
          <table:table-cell table:formula="of:=[.$B$13]*EXP(-(([.$D91]-[.$B$10])^2)/(2*[.G$5]))" office:value-type="float" office:value="3.09712983083925E-057">
            <text:p>3.09712983083925E-057</text:p>
          </table:table-cell>
        </table:table-row>
        <table:table-row table:style-name="ro1">
          <table:table-cell table:number-columns-repeated="3"/>
          <table:table-cell office:value-type="float" office:value="0.340999999999996">
            <text:p>0.341</text:p>
          </table:table-cell>
          <table:table-cell table:formula="of:=[.$B$13]*EXP(-(([.$D92]-[.$B$10])^2)/(2*[.B$5]))" office:value-type="float" office:value="27.6986915594999">
            <text:p>27.6986915595</text:p>
          </table:table-cell>
          <table:table-cell table:formula="of:=[.$B$13]*EXP(-(([.$D92]-[.$B$10])^2)/(2*[.C$5]))" office:value-type="float" office:value="20.7488750562701">
            <text:p>20.7488750563</text:p>
          </table:table-cell>
          <table:table-cell table:formula="of:=[.$B$13]*EXP(-(([.$D92]-[.$B$10])^2)/(2*[.D$5]))" office:value-type="float" office:value="10.4186412638909">
            <text:p>10.4186412639</text:p>
          </table:table-cell>
          <table:table-cell table:formula="of:=[.$B$13]*EXP(-(([.$D92]-[.$B$10])^2)/(2*[.E$5]))" office:value-type="float" office:value="0.812809333317855">
            <text:p>0.8128093333</text:p>
          </table:table-cell>
          <table:table-cell table:formula="of:=[.$B$13]*EXP(-(([.$D92]-[.$B$10])^2)/(2*[.F$5]))" office:value-type="float" office:value="0.000000518028642586083">
            <text:p>0.000000518</text:p>
          </table:table-cell>
          <table:table-cell table:formula="of:=[.$B$13]*EXP(-(([.$D92]-[.$B$10])^2)/(2*[.G$5]))" office:value-type="float" office:value="7.19800736453547E-057">
            <text:p>7.19800736453547E-057</text:p>
          </table:table-cell>
        </table:table-row>
        <table:table-row table:style-name="ro1">
          <table:table-cell table:number-columns-repeated="3"/>
          <table:table-cell office:value-type="float" office:value="0.341499999999995">
            <text:p>0.3415</text:p>
          </table:table-cell>
          <table:table-cell table:formula="of:=[.$B$13]*EXP(-(([.$D93]-[.$B$10])^2)/(2*[.B$5]))" office:value-type="float" office:value="27.9228849123337">
            <text:p>27.9228849123</text:p>
          </table:table-cell>
          <table:table-cell table:formula="of:=[.$B$13]*EXP(-(([.$D93]-[.$B$10])^2)/(2*[.C$5]))" office:value-type="float" office:value="20.9547958002878">
            <text:p>20.9547958003</text:p>
          </table:table-cell>
          <table:table-cell table:formula="of:=[.$B$13]*EXP(-(([.$D93]-[.$B$10])^2)/(2*[.D$5]))" office:value-type="float" office:value="10.5676558307228">
            <text:p>10.5676558307</text:p>
          </table:table-cell>
          <table:table-cell table:formula="of:=[.$B$13]*EXP(-(([.$D93]-[.$B$10])^2)/(2*[.E$5]))" office:value-type="float" office:value="0.837746726194987">
            <text:p>0.8377467262</text:p>
          </table:table-cell>
          <table:table-cell table:formula="of:=[.$B$13]*EXP(-(([.$D93]-[.$B$10])^2)/(2*[.F$5]))" office:value-type="float" office:value="0.000000583959623993805">
            <text:p>0.000000584</text:p>
          </table:table-cell>
          <table:table-cell table:formula="of:=[.$B$13]*EXP(-(([.$D93]-[.$B$10])^2)/(2*[.G$5]))" office:value-type="float" office:value="1.66845781897595E-056">
            <text:p>1.66845781897595E-056</text:p>
          </table:table-cell>
        </table:table-row>
        <table:table-row table:style-name="ro1">
          <table:table-cell table:number-columns-repeated="3"/>
          <table:table-cell office:value-type="float" office:value="0.341999999999995">
            <text:p>0.342</text:p>
          </table:table-cell>
          <table:table-cell table:formula="of:=[.$B$13]*EXP(-(([.$D94]-[.$B$10])^2)/(2*[.B$5]))" office:value-type="float" office:value="28.1481781871962">
            <text:p>28.1481781872</text:p>
          </table:table-cell>
          <table:table-cell table:formula="of:=[.$B$13]*EXP(-(([.$D94]-[.$B$10])^2)/(2*[.C$5]))" office:value-type="float" office:value="21.1621019548796">
            <text:p>21.1621019549</text:p>
          </table:table-cell>
          <table:table-cell table:formula="of:=[.$B$13]*EXP(-(([.$D94]-[.$B$10])^2)/(2*[.D$5]))" office:value-type="float" office:value="10.7183222787285">
            <text:p>10.7183222787</text:p>
          </table:table-cell>
          <table:table-cell table:formula="of:=[.$B$13]*EXP(-(([.$D94]-[.$B$10])^2)/(2*[.E$5]))" office:value-type="float" office:value="0.863367032513617">
            <text:p>0.8633670325</text:p>
          </table:table-cell>
          <table:table-cell table:formula="of:=[.$B$13]*EXP(-(([.$D94]-[.$B$10])^2)/(2*[.F$5]))" office:value-type="float" office:value="0.000000658033488646268">
            <text:p>0.000000658</text:p>
          </table:table-cell>
          <table:table-cell table:formula="of:=[.$B$13]*EXP(-(([.$D94]-[.$B$10])^2)/(2*[.G$5]))" office:value-type="float" office:value="3.85716525376329E-056">
            <text:p>3.85716525376329E-056</text:p>
          </table:table-cell>
        </table:table-row>
        <table:table-row table:style-name="ro1">
          <table:table-cell table:number-columns-repeated="3"/>
          <table:table-cell office:value-type="float" office:value="0.342499999999995">
            <text:p>0.3425</text:p>
          </table:table-cell>
          <table:table-cell table:formula="of:=[.$B$13]*EXP(-(([.$D95]-[.$B$10])^2)/(2*[.B$5]))" office:value-type="float" office:value="28.374568772167">
            <text:p>28.3745687722</text:p>
          </table:table-cell>
          <table:table-cell table:formula="of:=[.$B$13]*EXP(-(([.$D95]-[.$B$10])^2)/(2*[.C$5]))" office:value-type="float" office:value="21.3707942662643">
            <text:p>21.3707942663</text:p>
          </table:table-cell>
          <table:table-cell table:formula="of:=[.$B$13]*EXP(-(([.$D95]-[.$B$10])^2)/(2*[.D$5]))" office:value-type="float" office:value="10.8706505852926">
            <text:p>10.8706505853</text:p>
          </table:table-cell>
          <table:table-cell table:formula="of:=[.$B$13]*EXP(-(([.$D95]-[.$B$10])^2)/(2*[.E$5]))" office:value-type="float" office:value="0.889686186048159">
            <text:p>0.889686186</text:p>
          </table:table-cell>
          <table:table-cell table:formula="of:=[.$B$13]*EXP(-(([.$D95]-[.$B$10])^2)/(2*[.F$5]))" office:value-type="float" office:value="0.000000741223707254667">
            <text:p>7.41223707254667E-007</text:p>
          </table:table-cell>
          <table:table-cell table:formula="of:=[.$B$13]*EXP(-(([.$D95]-[.$B$10])^2)/(2*[.G$5]))" office:value-type="float" office:value="8.89347174629568E-056">
            <text:p>8.89347174629568E-056</text:p>
          </table:table-cell>
        </table:table-row>
        <table:table-row table:style-name="ro1">
          <table:table-cell table:number-columns-repeated="3"/>
          <table:table-cell office:value-type="float" office:value="0.342999999999995">
            <text:p>0.343</text:p>
          </table:table-cell>
          <table:table-cell table:formula="of:=[.$B$13]*EXP(-(([.$D96]-[.$B$10])^2)/(2*[.B$5]))" office:value-type="float" office:value="28.602053950368">
            <text:p>28.6020539504</text:p>
          </table:table-cell>
          <table:table-cell table:formula="of:=[.$B$13]*EXP(-(([.$D96]-[.$B$10])^2)/(2*[.C$5]))" office:value-type="float" office:value="21.5808733580513">
            <text:p>21.5808733581</text:p>
          </table:table-cell>
          <table:table-cell table:formula="of:=[.$B$13]*EXP(-(([.$D96]-[.$B$10])^2)/(2*[.D$5]))" office:value-type="float" office:value="11.0246506452472">
            <text:p>11.0246506452</text:p>
          </table:table-cell>
          <table:table-cell table:formula="of:=[.$B$13]*EXP(-(([.$D96]-[.$B$10])^2)/(2*[.E$5]))" office:value-type="float" office:value="0.916720404506887">
            <text:p>0.9167204045</text:p>
          </table:table-cell>
          <table:table-cell table:formula="of:=[.$B$13]*EXP(-(([.$D96]-[.$B$10])^2)/(2*[.F$5]))" office:value-type="float" office:value="0.000000834616056175878">
            <text:p>8.34616056175878E-007</text:p>
          </table:table-cell>
          <table:table-cell table:formula="of:=[.$B$13]*EXP(-(([.$D96]-[.$B$10])^2)/(2*[.G$5]))" office:value-type="float" office:value="2.04514678107097E-055">
            <text:p>2.04514678107097E-055</text:p>
          </table:table-cell>
        </table:table-row>
        <table:table-row table:style-name="ro1">
          <table:table-cell table:number-columns-repeated="3"/>
          <table:table-cell office:value-type="float" office:value="0.343499999999995">
            <text:p>0.3435</text:p>
          </table:table-cell>
          <table:table-cell table:formula="of:=[.$B$13]*EXP(-(([.$D97]-[.$B$10])^2)/(2*[.B$5]))" office:value-type="float" office:value="28.8306308993953">
            <text:p>28.8306308994</text:p>
          </table:table-cell>
          <table:table-cell table:formula="of:=[.$B$13]*EXP(-(([.$D97]-[.$B$10])^2)/(2*[.C$5]))" office:value-type="float" office:value="21.7923397299533">
            <text:p>21.79233973</text:p>
          </table:table-cell>
          <table:table-cell table:formula="of:=[.$B$13]*EXP(-(([.$D97]-[.$B$10])^2)/(2*[.D$5]))" office:value-type="float" office:value="11.180332267915">
            <text:p>11.1803322679</text:p>
          </table:table-cell>
          <table:table-cell table:formula="of:=[.$B$13]*EXP(-(([.$D97]-[.$B$10])^2)/(2*[.E$5]))" office:value-type="float" office:value="0.944486191919616">
            <text:p>0.9444861919</text:p>
          </table:table-cell>
          <table:table-cell table:formula="of:=[.$B$13]*EXP(-(([.$D97]-[.$B$10])^2)/(2*[.F$5]))" office:value-type="float" office:value="0.000000939421073676684">
            <text:p>9.39421073676684E-007</text:p>
          </table:table-cell>
          <table:table-cell table:formula="of:=[.$B$13]*EXP(-(([.$D97]-[.$B$10])^2)/(2*[.G$5]))" office:value-type="float" office:value="4.6905925096514E-055">
            <text:p>4.6905925096514E-055</text:p>
          </table:table-cell>
        </table:table-row>
        <table:table-row table:style-name="ro1">
          <table:table-cell table:number-columns-repeated="3"/>
          <table:table-cell office:value-type="float" office:value="0.343999999999995">
            <text:p>0.344</text:p>
          </table:table-cell>
          <table:table-cell table:formula="of:=[.$B$13]*EXP(-(([.$D98]-[.$B$10])^2)/(2*[.B$5]))" office:value-type="float" office:value="29.0602966907609">
            <text:p>29.0602966908</text:p>
          </table:table-cell>
          <table:table-cell table:formula="of:=[.$B$13]*EXP(-(([.$D98]-[.$B$10])^2)/(2*[.C$5]))" office:value-type="float" office:value="22.0051937565057">
            <text:p>22.0051937565</text:p>
          </table:table-cell>
          <table:table-cell table:formula="of:=[.$B$13]*EXP(-(([.$D98]-[.$B$10])^2)/(2*[.D$5]))" office:value-type="float" office:value="11.337705174131">
            <text:p>11.3377051741</text:p>
          </table:table-cell>
          <table:table-cell table:formula="of:=[.$B$13]*EXP(-(([.$D98]-[.$B$10])^2)/(2*[.E$5]))" office:value-type="float" office:value="0.973000340959798">
            <text:p>0.973000341</text:p>
          </table:table-cell>
          <table:table-cell table:formula="of:=[.$B$13]*EXP(-(([.$D98]-[.$B$10])^2)/(2*[.F$5]))" office:value-type="float" office:value="0.00000105698783819001">
            <text:p>0.000001057</text:p>
          </table:table-cell>
          <table:table-cell table:formula="of:=[.$B$13]*EXP(-(([.$D98]-[.$B$10])^2)/(2*[.G$5]))" office:value-type="float" office:value="1.07295373995823E-054">
            <text:p>1.07295373995823E-054</text:p>
          </table:table-cell>
        </table:table-row>
        <table:table-row table:style-name="ro1">
          <table:table-cell table:number-columns-repeated="3"/>
          <table:table-cell office:value-type="float" office:value="0.344499999999995">
            <text:p>0.3445</text:p>
          </table:table-cell>
          <table:table-cell table:formula="of:=[.$B$13]*EXP(-(([.$D99]-[.$B$10])^2)/(2*[.B$5]))" office:value-type="float" office:value="29.2910482893439">
            <text:p>29.2910482893</text:p>
          </table:table-cell>
          <table:table-cell table:formula="of:=[.$B$13]*EXP(-(([.$D99]-[.$B$10])^2)/(2*[.C$5]))" office:value-type="float" office:value="22.2194356857936">
            <text:p>22.2194356858</text:p>
          </table:table-cell>
          <table:table-cell table:formula="of:=[.$B$13]*EXP(-(([.$D99]-[.$B$10])^2)/(2*[.D$5]))" office:value-type="float" office:value="11.4967789932413">
            <text:p>11.4967789932</text:p>
          </table:table-cell>
          <table:table-cell table:formula="of:=[.$B$13]*EXP(-(([.$D99]-[.$B$10])^2)/(2*[.E$5]))" office:value-type="float" office:value="1.00227993519763">
            <text:p>1.0022799352</text:p>
          </table:table-cell>
          <table:table-cell table:formula="of:=[.$B$13]*EXP(-(([.$D99]-[.$B$10])^2)/(2*[.F$5]))" office:value-type="float" office:value="0.00000118881920199161">
            <text:p>1.18881920199161E-006</text:p>
          </table:table-cell>
          <table:table-cell table:formula="of:=[.$B$13]*EXP(-(([.$D99]-[.$B$10])^2)/(2*[.G$5]))" office:value-type="float" office:value="2.44784750928619E-054">
            <text:p>2.44784750928619E-054</text:p>
          </table:table-cell>
        </table:table-row>
        <table:table-row table:style-name="ro1">
          <table:table-cell table:number-columns-repeated="3"/>
          <table:table-cell office:value-type="float" office:value="0.344999999999995">
            <text:p>0.345</text:p>
          </table:table-cell>
          <table:table-cell table:formula="of:=[.$B$13]*EXP(-(([.$D100]-[.$B$10])^2)/(2*[.B$5]))" office:value-type="float" office:value="29.5228825528502">
            <text:p>29.5228825529</text:p>
          </table:table-cell>
          <table:table-cell table:formula="of:=[.$B$13]*EXP(-(([.$D100]-[.$B$10])^2)/(2*[.C$5]))" office:value-type="float" office:value="22.4350656381853">
            <text:p>22.4350656382</text:p>
          </table:table-cell>
          <table:table-cell table:formula="of:=[.$B$13]*EXP(-(([.$D100]-[.$B$10])^2)/(2*[.D$5]))" office:value-type="float" office:value="11.6575632600805">
            <text:p>11.6575632601</text:p>
          </table:table-cell>
          <table:table-cell table:formula="of:=[.$B$13]*EXP(-(([.$D100]-[.$B$10])^2)/(2*[.E$5]))" office:value-type="float" office:value="1.0323423512808">
            <text:p>1.0323423513</text:p>
          </table:table-cell>
          <table:table-cell table:formula="of:=[.$B$13]*EXP(-(([.$D100]-[.$B$10])^2)/(2*[.F$5]))" office:value-type="float" office:value="0.00000133658862642595">
            <text:p>1.33658862642595E-006</text:p>
          </table:table-cell>
          <table:table-cell table:formula="of:=[.$B$13]*EXP(-(([.$D100]-[.$B$10])^2)/(2*[.G$5]))" office:value-type="float" office:value="5.5697767852951E-054">
            <text:p>5.5697767852951E-054</text:p>
          </table:table-cell>
        </table:table-row>
        <table:table-row table:style-name="ro1">
          <table:table-cell table:number-columns-repeated="3"/>
          <table:table-cell office:value-type="float" office:value="0.345499999999995">
            <text:p>0.3455</text:p>
          </table:table-cell>
          <table:table-cell table:formula="of:=[.$B$13]*EXP(-(([.$D101]-[.$B$10])^2)/(2*[.B$5]))" office:value-type="float" office:value="29.7557962312821">
            <text:p>29.7557962313</text:p>
          </table:table-cell>
          <table:table-cell table:formula="of:=[.$B$13]*EXP(-(([.$D101]-[.$B$10])^2)/(2*[.C$5]))" office:value-type="float" office:value="22.652083605074">
            <text:p>22.6520836051</text:p>
          </table:table-cell>
          <table:table-cell table:formula="of:=[.$B$13]*EXP(-(([.$D101]-[.$B$10])^2)/(2*[.D$5]))" office:value-type="float" office:value="11.8200674119281">
            <text:p>11.8200674119</text:p>
          </table:table-cell>
          <table:table-cell table:formula="of:=[.$B$13]*EXP(-(([.$D101]-[.$B$10])^2)/(2*[.E$5]))" office:value-type="float" office:value="1.06320526103938">
            <text:p>1.063205261</text:p>
          </table:table-cell>
          <table:table-cell table:formula="of:=[.$B$13]*EXP(-(([.$D101]-[.$B$10])^2)/(2*[.F$5]))" office:value-type="float" office:value="0.00000150215877863664">
            <text:p>1.50215877863664E-006</text:p>
          </table:table-cell>
          <table:table-cell table:formula="of:=[.$B$13]*EXP(-(([.$D101]-[.$B$10])^2)/(2*[.G$5]))" office:value-type="float" office:value="1.26398316993619E-053">
            <text:p>1.26398316993619E-053</text:p>
          </table:table-cell>
        </table:table-row>
        <table:table-row table:style-name="ro1">
          <table:table-cell table:number-columns-repeated="3"/>
          <table:table-cell office:value-type="float" office:value="0.345999999999995">
            <text:p>0.346</text:p>
          </table:table-cell>
          <table:table-cell table:formula="of:=[.$B$13]*EXP(-(([.$D102]-[.$B$10])^2)/(2*[.B$5]))" office:value-type="float" office:value="29.9897859664171">
            <text:p>29.9897859664</text:p>
          </table:table-cell>
          <table:table-cell table:formula="of:=[.$B$13]*EXP(-(([.$D102]-[.$B$10])^2)/(2*[.C$5]))" office:value-type="float" office:value="22.8704894476272">
            <text:p>22.8704894476</text:p>
          </table:table-cell>
          <table:table-cell table:formula="of:=[.$B$13]*EXP(-(([.$D102]-[.$B$10])^2)/(2*[.D$5]))" office:value-type="float" office:value="11.9843007854436">
            <text:p>11.9843007854</text:p>
          </table:table-cell>
          <table:table-cell table:formula="of:=[.$B$13]*EXP(-(([.$D102]-[.$B$10])^2)/(2*[.E$5]))" office:value-type="float" office:value="1.0948866335114">
            <text:p>1.0948866335</text:p>
          </table:table-cell>
          <table:table-cell table:formula="of:=[.$B$13]*EXP(-(([.$D102]-[.$B$10])^2)/(2*[.F$5]))" office:value-type="float" office:value="0.00000168760206480105">
            <text:p>1.68760206480105E-006</text:p>
          </table:table-cell>
          <table:table-cell table:formula="of:=[.$B$13]*EXP(-(([.$D102]-[.$B$10])^2)/(2*[.G$5]))" office:value-type="float" office:value="2.86084851051158E-053">
            <text:p>2.86084851051158E-053</text:p>
          </table:table-cell>
        </table:table-row>
        <table:table-row table:style-name="ro1">
          <table:table-cell table:number-columns-repeated="3"/>
          <table:table-cell office:value-type="float" office:value="0.346499999999995">
            <text:p>0.3465</text:p>
          </table:table-cell>
          <table:table-cell table:formula="of:=[.$B$13]*EXP(-(([.$D103]-[.$B$10])^2)/(2*[.B$5]))" office:value-type="float" office:value="30.2248482912967">
            <text:p>30.2248482913</text:p>
          </table:table-cell>
          <table:table-cell table:formula="of:=[.$B$13]*EXP(-(([.$D103]-[.$B$10])^2)/(2*[.C$5]))" office:value-type="float" office:value="23.0902828955445">
            <text:p>23.0902828955</text:p>
          </table:table-cell>
          <table:table-cell table:formula="of:=[.$B$13]*EXP(-(([.$D103]-[.$B$10])^2)/(2*[.D$5]))" office:value-type="float" office:value="12.1502726135823">
            <text:p>12.1502726136</text:p>
          </table:table-cell>
          <table:table-cell table:formula="of:=[.$B$13]*EXP(-(([.$D103]-[.$B$10])^2)/(2*[.E$5]))" office:value-type="float" office:value="1.12740473688559">
            <text:p>1.1274047369</text:p>
          </table:table-cell>
          <table:table-cell table:formula="of:=[.$B$13]*EXP(-(([.$D103]-[.$B$10])^2)/(2*[.F$5]))" office:value-type="float" office:value="0.00000189522329122874">
            <text:p>1.89522329122874E-006</text:p>
          </table:table-cell>
          <table:table-cell table:formula="of:=[.$B$13]*EXP(-(([.$D103]-[.$B$10])^2)/(2*[.G$5]))" office:value-type="float" office:value="6.45800684353759E-053">
            <text:p>6.45800684353759E-053</text:p>
          </table:table-cell>
        </table:table-row>
        <table:table-row table:style-name="ro1">
          <table:table-cell table:number-columns-repeated="3"/>
          <table:table-cell office:value-type="float" office:value="0.346999999999995">
            <text:p>0.347</text:p>
          </table:table-cell>
          <table:table-cell table:formula="of:=[.$B$13]*EXP(-(([.$D104]-[.$B$10])^2)/(2*[.B$5]))" office:value-type="float" office:value="30.4609796297244">
            <text:p>30.4609796297</text:p>
          </table:table-cell>
          <table:table-cell table:formula="of:=[.$B$13]*EXP(-(([.$D104]-[.$B$10])^2)/(2*[.C$5]))" office:value-type="float" office:value="23.3114635458236">
            <text:p>23.3114635458</text:p>
          </table:table-cell>
          <table:table-cell table:formula="of:=[.$B$13]*EXP(-(([.$D104]-[.$B$10])^2)/(2*[.D$5]))" office:value-type="float" office:value="12.3179920224907">
            <text:p>12.3179920225</text:p>
          </table:table-cell>
          <table:table-cell table:formula="of:=[.$B$13]*EXP(-(([.$D104]-[.$B$10])^2)/(2*[.E$5]))" office:value-type="float" office:value="1.16077814035756">
            <text:p>1.1607781404</text:p>
          </table:table-cell>
          <table:table-cell table:formula="of:=[.$B$13]*EXP(-(([.$D104]-[.$B$10])^2)/(2*[.F$5]))" office:value-type="float" office:value="0.00000212758466246367">
            <text:p>2.12758466246367E-006</text:p>
          </table:table-cell>
          <table:table-cell table:formula="of:=[.$B$13]*EXP(-(([.$D104]-[.$B$10])^2)/(2*[.G$5]))" office:value-type="float" office:value="1.45395916676988E-052">
            <text:p>1.45395916676988E-052</text:p>
          </table:table-cell>
        </table:table-row>
        <table:table-row table:style-name="ro1">
          <table:table-cell table:number-columns-repeated="3"/>
          <table:table-cell office:value-type="float" office:value="0.347499999999995">
            <text:p>0.3475</text:p>
          </table:table-cell>
          <table:table-cell table:formula="of:=[.$B$13]*EXP(-(([.$D105]-[.$B$10])^2)/(2*[.B$5]))" office:value-type="float" office:value="30.6981762957747">
            <text:p>30.6981762958</text:p>
          </table:table-cell>
          <table:table-cell table:formula="of:=[.$B$13]*EXP(-(([.$D105]-[.$B$10])^2)/(2*[.C$5]))" office:value-type="float" office:value="23.5340308615356">
            <text:p>23.5340308615</text:p>
          </table:table-cell>
          <table:table-cell table:formula="of:=[.$B$13]*EXP(-(([.$D105]-[.$B$10])^2)/(2*[.D$5]))" office:value-type="float" office:value="12.4874680283836">
            <text:p>12.4874680284</text:p>
          </table:table-cell>
          <table:table-cell table:formula="of:=[.$B$13]*EXP(-(([.$D105]-[.$B$10])^2)/(2*[.E$5]))" office:value-type="float" office:value="1.19502571589589">
            <text:p>1.1950257159</text:p>
          </table:table-cell>
          <table:table-cell table:formula="of:=[.$B$13]*EXP(-(([.$D105]-[.$B$10])^2)/(2*[.F$5]))" office:value-type="float" office:value="0.00000238753334484324">
            <text:p>2.38753334484324E-006</text:p>
          </table:table-cell>
          <table:table-cell table:formula="of:=[.$B$13]*EXP(-(([.$D105]-[.$B$10])^2)/(2*[.G$5]))" office:value-type="float" office:value="3.26479553905175E-052">
            <text:p>3.26479553905175E-052</text:p>
          </table:table-cell>
        </table:table-row>
        <table:table-row table:style-name="ro1">
          <table:table-cell table:number-columns-repeated="3"/>
          <table:table-cell office:value-type="float" office:value="0.347999999999995">
            <text:p>0.348</text:p>
          </table:table-cell>
          <table:table-cell table:formula="of:=[.$B$13]*EXP(-(([.$D106]-[.$B$10])^2)/(2*[.B$5]))" office:value-type="float" office:value="30.936434493311">
            <text:p>30.9364344933</text:p>
          </table:table-cell>
          <table:table-cell table:formula="of:=[.$B$13]*EXP(-(([.$D106]-[.$B$10])^2)/(2*[.C$5]))" office:value-type="float" office:value="23.7579841706092">
            <text:p>23.7579841706</text:p>
          </table:table-cell>
          <table:table-cell table:formula="of:=[.$B$13]*EXP(-(([.$D106]-[.$B$10])^2)/(2*[.D$5]))" office:value-type="float" office:value="12.6587095344025">
            <text:p>12.6587095344</text:p>
          </table:table-cell>
          <table:table-cell table:formula="of:=[.$B$13]*EXP(-(([.$D106]-[.$B$10])^2)/(2*[.E$5]))" office:value-type="float" office:value="1.23016663991438">
            <text:p>1.2301666399</text:p>
          </table:table-cell>
          <table:table-cell table:formula="of:=[.$B$13]*EXP(-(([.$D106]-[.$B$10])^2)/(2*[.F$5]))" office:value-type="float" office:value="0.00000267823184493322">
            <text:p>2.67823184493322E-006</text:p>
          </table:table-cell>
          <table:table-cell table:formula="of:=[.$B$13]*EXP(-(([.$D106]-[.$B$10])^2)/(2*[.G$5]))" office:value-type="float" office:value="7.31155643143399E-052">
            <text:p>7.31155643143399E-052</text:p>
          </table:table-cell>
        </table:table-row>
        <table:table-row table:style-name="ro1">
          <table:table-cell table:number-columns-repeated="3"/>
          <table:table-cell office:value-type="float" office:value="0.348499999999995">
            <text:p>0.3485</text:p>
          </table:table-cell>
          <table:table-cell table:formula="of:=[.$B$13]*EXP(-(([.$D107]-[.$B$10])^2)/(2*[.B$5]))" office:value-type="float" office:value="31.1757503155151">
            <text:p>31.1757503155</text:p>
          </table:table-cell>
          <table:table-cell table:formula="of:=[.$B$13]*EXP(-(([.$D107]-[.$B$10])^2)/(2*[.C$5]))" office:value-type="float" office:value="23.9833226646242">
            <text:p>23.9833226646</text:p>
          </table:table-cell>
          <table:table-cell table:formula="of:=[.$B$13]*EXP(-(([.$D107]-[.$B$10])^2)/(2*[.D$5]))" office:value-type="float" office:value="12.8317253274556">
            <text:p>12.8317253275</text:p>
          </table:table-cell>
          <table:table-cell table:formula="of:=[.$B$13]*EXP(-(([.$D107]-[.$B$10])^2)/(2*[.E$5]))" office:value-type="float" office:value="1.26622039484668">
            <text:p>1.2662203948</text:p>
          </table:table-cell>
          <table:table-cell table:formula="of:=[.$B$13]*EXP(-(([.$D107]-[.$B$10])^2)/(2*[.F$5]))" office:value-type="float" office:value="0.00000300319147500374">
            <text:p>3.00319147500374E-006</text:p>
          </table:table-cell>
          <table:table-cell table:formula="of:=[.$B$13]*EXP(-(([.$D107]-[.$B$10])^2)/(2*[.G$5]))" office:value-type="float" office:value="1.63310366581619E-051">
            <text:p>1.63310366581619E-051</text:p>
          </table:table-cell>
        </table:table-row>
        <table:table-row table:style-name="ro1">
          <table:table-cell table:number-columns-repeated="3"/>
          <table:table-cell office:value-type="float" office:value="0.348999999999995">
            <text:p>0.349</text:p>
          </table:table-cell>
          <table:table-cell table:formula="of:=[.$B$13]*EXP(-(([.$D108]-[.$B$10])^2)/(2*[.B$5]))" office:value-type="float" office:value="31.4161197444259">
            <text:p>31.4161197444</text:p>
          </table:table-cell>
          <table:table-cell table:formula="of:=[.$B$13]*EXP(-(([.$D108]-[.$B$10])^2)/(2*[.C$5]))" office:value-type="float" office:value="24.2100453976154">
            <text:p>24.2100453976</text:p>
          </table:table-cell>
          <table:table-cell table:formula="of:=[.$B$13]*EXP(-(([.$D108]-[.$B$10])^2)/(2*[.D$5]))" office:value-type="float" office:value="13.0065240750419">
            <text:p>13.006524075</text:p>
          </table:table-cell>
          <table:table-cell table:formula="of:=[.$B$13]*EXP(-(([.$D108]-[.$B$10])^2)/(2*[.E$5]))" office:value-type="float" office:value="1.30320677061964">
            <text:p>1.3032067706</text:p>
          </table:table-cell>
          <table:table-cell table:formula="of:=[.$B$13]*EXP(-(([.$D108]-[.$B$10])^2)/(2*[.F$5]))" office:value-type="float" office:value="0.00000336630920237596">
            <text:p>3.36630920237596E-006</text:p>
          </table:table-cell>
          <table:table-cell table:formula="of:=[.$B$13]*EXP(-(([.$D108]-[.$B$10])^2)/(2*[.G$5]))" office:value-type="float" office:value="3.63804226786609E-051">
            <text:p>3.63804226786609E-051</text:p>
          </table:table-cell>
        </table:table-row>
        <table:table-row table:style-name="ro1">
          <table:table-cell table:number-columns-repeated="3"/>
          <table:table-cell office:value-type="float" office:value="0.349499999999995">
            <text:p>0.3495</text:p>
          </table:table-cell>
          <table:table-cell table:formula="of:=[.$B$13]*EXP(-(([.$D109]-[.$B$10])^2)/(2*[.B$5]))" office:value-type="float" office:value="31.6575386504897">
            <text:p>31.6575386505</text:p>
          </table:table-cell>
          <table:table-cell table:formula="of:=[.$B$13]*EXP(-(([.$D109]-[.$B$10])^2)/(2*[.C$5]))" office:value-type="float" office:value="24.4381512848862">
            <text:p>24.4381512849</text:p>
          </table:table-cell>
          <table:table-cell table:formula="of:=[.$B$13]*EXP(-(([.$D109]-[.$B$10])^2)/(2*[.D$5]))" office:value-type="float" office:value="13.183114322057">
            <text:p>13.1831143221</text:p>
          </table:table-cell>
          <table:table-cell table:formula="of:=[.$B$13]*EXP(-(([.$D109]-[.$B$10])^2)/(2*[.E$5]))" office:value-type="float" office:value="1.34114586602131">
            <text:p>1.341145866</text:p>
          </table:table-cell>
          <table:table-cell table:formula="of:=[.$B$13]*EXP(-(([.$D109]-[.$B$10])^2)/(2*[.F$5]))" office:value-type="float" office:value="0.00000377190820619658">
            <text:p>3.77190820619658E-006</text:p>
          </table:table-cell>
          <table:table-cell table:formula="of:=[.$B$13]*EXP(-(([.$D109]-[.$B$10])^2)/(2*[.G$5]))" office:value-type="float" office:value="8.08298544633695E-051">
            <text:p>8.08298544633695E-051</text:p>
          </table:table-cell>
        </table:table-row>
        <table:table-row table:style-name="ro1">
          <table:table-cell table:number-columns-repeated="3"/>
          <table:table-cell office:value-type="float" office:value="0.349999999999995">
            <text:p>0.35</text:p>
          </table:table-cell>
          <table:table-cell table:formula="of:=[.$B$13]*EXP(-(([.$D110]-[.$B$10])^2)/(2*[.B$5]))" office:value-type="float" office:value="31.9000027921206">
            <text:p>31.9000027921</text:p>
          </table:table-cell>
          <table:table-cell table:formula="of:=[.$B$13]*EXP(-(([.$D110]-[.$B$10])^2)/(2*[.C$5]))" office:value-type="float" office:value="24.6676391018326">
            <text:p>24.6676391018</text:p>
          </table:table-cell>
          <table:table-cell table:formula="of:=[.$B$13]*EXP(-(([.$D110]-[.$B$10])^2)/(2*[.D$5]))" office:value-type="float" office:value="13.3615044875849">
            <text:p>13.3615044876</text:p>
          </table:table-cell>
          <table:table-cell table:formula="of:=[.$B$13]*EXP(-(([.$D110]-[.$B$10])^2)/(2*[.E$5]))" office:value-type="float" office:value="1.38005808996001">
            <text:p>1.38005809</text:p>
          </table:table-cell>
          <table:table-cell table:formula="of:=[.$B$13]*EXP(-(([.$D110]-[.$B$10])^2)/(2*[.F$5]))" office:value-type="float" office:value="0.00000422478249414378">
            <text:p>4.22478249414378E-006</text:p>
          </table:table-cell>
          <table:table-cell table:formula="of:=[.$B$13]*EXP(-(([.$D110]-[.$B$10])^2)/(2*[.G$5]))" office:value-type="float" office:value="1.79112511109524E-050">
            <text:p>1.79112511109524E-050</text:p>
          </table:table-cell>
        </table:table-row>
        <table:table-row table:style-name="ro1">
          <table:table-cell table:number-columns-repeated="3"/>
          <table:table-cell office:value-type="float" office:value="0.350499999999994">
            <text:p>0.3505</text:p>
          </table:table-cell>
          <table:table-cell table:formula="of:=[.$B$13]*EXP(-(([.$D111]-[.$B$10])^2)/(2*[.B$5]))" office:value-type="float" office:value="32.1435078152715">
            <text:p>32.1435078153</text:p>
          </table:table-cell>
          <table:table-cell table:formula="of:=[.$B$13]*EXP(-(([.$D111]-[.$B$10])^2)/(2*[.C$5]))" office:value-type="float" office:value="24.8985074827776">
            <text:p>24.8985074828</text:p>
          </table:table-cell>
          <table:table-cell table:formula="of:=[.$B$13]*EXP(-(([.$D111]-[.$B$10])^2)/(2*[.D$5]))" office:value-type="float" office:value="13.5417028616719">
            <text:p>13.5417028617</text:p>
          </table:table-cell>
          <table:table-cell table:formula="of:=[.$B$13]*EXP(-(([.$D111]-[.$B$10])^2)/(2*[.E$5]))" office:value-type="float" office:value="1.41996416261014">
            <text:p>1.4199641626</text:p>
          </table:table-cell>
          <table:table-cell table:formula="of:=[.$B$13]*EXP(-(([.$D111]-[.$B$10])^2)/(2*[.F$5]))" office:value-type="float" office:value="0.00000473024596289832">
            <text:p>4.73024596289832E-006</text:p>
          </table:table-cell>
          <table:table-cell table:formula="of:=[.$B$13]*EXP(-(([.$D111]-[.$B$10])^2)/(2*[.G$5]))" office:value-type="float" office:value="3.95849515635256E-050">
            <text:p>3.95849515635256E-050</text:p>
          </table:table-cell>
        </table:table-row>
        <table:table-row table:style-name="ro1">
          <table:table-cell table:number-columns-repeated="3"/>
          <table:table-cell office:value-type="float" office:value="0.350999999999994">
            <text:p>0.351</text:p>
          </table:table-cell>
          <table:table-cell table:formula="of:=[.$B$13]*EXP(-(([.$D112]-[.$B$10])^2)/(2*[.B$5]))" office:value-type="float" office:value="32.3880492530188">
            <text:p>32.388049253</text:p>
          </table:table-cell>
          <table:table-cell table:formula="of:=[.$B$13]*EXP(-(([.$D112]-[.$B$10])^2)/(2*[.C$5]))" office:value-type="float" office:value="25.1307549198192">
            <text:p>25.1307549198</text:p>
          </table:table-cell>
          <table:table-cell table:formula="of:=[.$B$13]*EXP(-(([.$D112]-[.$B$10])^2)/(2*[.D$5]))" office:value-type="float" office:value="13.7237176020898">
            <text:p>13.7237176021</text:p>
          </table:table-cell>
          <table:table-cell table:formula="of:=[.$B$13]*EXP(-(([.$D112]-[.$B$10])^2)/(2*[.E$5]))" office:value-type="float" office:value="1.46088511644166">
            <text:p>1.4608851164</text:p>
          </table:table-cell>
          <table:table-cell table:formula="of:=[.$B$13]*EXP(-(([.$D112]-[.$B$10])^2)/(2*[.F$5]))" office:value-type="float" office:value="0.00000529418632011254">
            <text:p>5.29418632011254E-006</text:p>
          </table:table-cell>
          <table:table-cell table:formula="of:=[.$B$13]*EXP(-(([.$D112]-[.$B$10])^2)/(2*[.G$5]))" office:value-type="float" office:value="8.72538065360543E-050">
            <text:p>8.72538065360543E-050</text:p>
          </table:table-cell>
        </table:table-row>
        <table:table-row table:style-name="ro1">
          <table:table-cell table:number-columns-repeated="3"/>
          <table:table-cell office:value-type="float" office:value="0.351499999999994">
            <text:p>0.3515</text:p>
          </table:table-cell>
          <table:table-cell table:formula="of:=[.$B$13]*EXP(-(([.$D113]-[.$B$10])^2)/(2*[.B$5]))" office:value-type="float" office:value="32.633622525153">
            <text:p>32.6336225252</text:p>
          </table:table-cell>
          <table:table-cell table:formula="of:=[.$B$13]*EXP(-(([.$D113]-[.$B$10])^2)/(2*[.C$5]))" office:value-type="float" office:value="25.3643797616849">
            <text:p>25.3643797617</text:p>
          </table:table-cell>
          <table:table-cell table:formula="of:=[.$B$13]*EXP(-(([.$D113]-[.$B$10])^2)/(2*[.D$5]))" office:value-type="float" office:value="13.9075567310798">
            <text:p>13.9075567311</text:p>
          </table:table-cell>
          <table:table-cell table:formula="of:=[.$B$13]*EXP(-(([.$D113]-[.$B$10])^2)/(2*[.E$5]))" office:value-type="float" office:value="1.50284229712759">
            <text:p>1.5028422971</text:p>
          </table:table-cell>
          <table:table-cell table:formula="of:=[.$B$13]*EXP(-(([.$D113]-[.$B$10])^2)/(2*[.F$5]))" office:value-type="float" office:value="0.00000592312432222718">
            <text:p>5.92312432222718E-006</text:p>
          </table:table-cell>
          <table:table-cell table:formula="of:=[.$B$13]*EXP(-(([.$D113]-[.$B$10])^2)/(2*[.G$5]))" office:value-type="float" office:value="1.91817716565073E-049">
            <text:p>1.91817716565073E-049</text:p>
          </table:table-cell>
        </table:table-row>
        <table:table-row table:style-name="ro1">
          <table:table-cell table:number-columns-repeated="3"/>
          <table:table-cell office:value-type="float" office:value="0.351999999999994">
            <text:p>0.352</text:p>
          </table:table-cell>
          <table:table-cell table:formula="of:=[.$B$13]*EXP(-(([.$D114]-[.$B$10])^2)/(2*[.B$5]))" office:value-type="float" office:value="32.8802229377861">
            <text:p>32.8802229378</text:p>
          </table:table-cell>
          <table:table-cell table:formula="of:=[.$B$13]*EXP(-(([.$D114]-[.$B$10])^2)/(2*[.C$5]))" office:value-type="float" office:value="25.5993802126027">
            <text:p>25.5993802126</text:p>
          </table:table-cell>
          <table:table-cell table:formula="of:=[.$B$13]*EXP(-(([.$D114]-[.$B$10])^2)/(2*[.D$5]))" office:value-type="float" office:value="14.093228132088">
            <text:p>14.0932281321</text:p>
          </table:table-cell>
          <table:table-cell table:formula="of:=[.$B$13]*EXP(-(([.$D114]-[.$B$10])^2)/(2*[.E$5]))" office:value-type="float" office:value="1.54585736432753">
            <text:p>1.5458573643</text:p>
          </table:table-cell>
          <table:table-cell table:formula="of:=[.$B$13]*EXP(-(([.$D114]-[.$B$10])^2)/(2*[.F$5]))" office:value-type="float" office:value="0.00000662427882210803">
            <text:p>6.62427882210803E-006</text:p>
          </table:table-cell>
          <table:table-cell table:formula="of:=[.$B$13]*EXP(-(([.$D114]-[.$B$10])^2)/(2*[.G$5]))" office:value-type="float" office:value="4.20574677331971E-049">
            <text:p>4.20574677331971E-049</text:p>
          </table:table-cell>
        </table:table-row>
        <table:table-row table:style-name="ro1">
          <table:table-cell table:number-columns-repeated="3"/>
          <table:table-cell office:value-type="float" office:value="0.352499999999994">
            <text:p>0.3525</text:p>
          </table:table-cell>
          <table:table-cell table:formula="of:=[.$B$13]*EXP(-(([.$D115]-[.$B$10])^2)/(2*[.B$5]))" office:value-type="float" office:value="33.1278456829671">
            <text:p>33.127845683</text:p>
          </table:table-cell>
          <table:table-cell table:formula="of:=[.$B$13]*EXP(-(([.$D115]-[.$B$10])^2)/(2*[.C$5]))" office:value-type="float" office:value="25.8357543311817">
            <text:p>25.8357543312</text:p>
          </table:table-cell>
          <table:table-cell table:formula="of:=[.$B$13]*EXP(-(([.$D115]-[.$B$10])^2)/(2*[.D$5]))" office:value-type="float" office:value="14.2807395464855">
            <text:p>14.2807395465</text:p>
          </table:table-cell>
          <table:table-cell table:formula="of:=[.$B$13]*EXP(-(([.$D115]-[.$B$10])^2)/(2*[.E$5]))" office:value-type="float" office:value="1.58995229234166">
            <text:p>1.5899522923</text:p>
          </table:table-cell>
          <table:table-cell table:formula="of:=[.$B$13]*EXP(-(([.$D115]-[.$B$10])^2)/(2*[.F$5]))" office:value-type="float" office:value="0.00000740563816318091">
            <text:p>7.40563816318091E-006</text:p>
          </table:table-cell>
          <table:table-cell table:formula="of:=[.$B$13]*EXP(-(([.$D115]-[.$B$10])^2)/(2*[.G$5]))" office:value-type="float" office:value="9.19702979649663E-049">
            <text:p>9.19702979649663E-049</text:p>
          </table:table-cell>
        </table:table-row>
        <table:table-row table:style-name="ro1">
          <table:table-cell table:number-columns-repeated="3"/>
          <table:table-cell office:value-type="float" office:value="0.352999999999994">
            <text:p>0.353</text:p>
          </table:table-cell>
          <table:table-cell table:formula="of:=[.$B$13]*EXP(-(([.$D116]-[.$B$10])^2)/(2*[.B$5]))" office:value-type="float" office:value="33.3764858383109">
            <text:p>33.3764858383</text:p>
          </table:table-cell>
          <table:table-cell table:formula="of:=[.$B$13]*EXP(-(([.$D116]-[.$B$10])^2)/(2*[.C$5]))" office:value-type="float" office:value="26.0735000293056">
            <text:p>26.0735000293</text:p>
          </table:table-cell>
          <table:table-cell table:formula="of:=[.$B$13]*EXP(-(([.$D116]-[.$B$10])^2)/(2*[.D$5]))" office:value-type="float" office:value="14.4700985702776">
            <text:p>14.4700985703</text:p>
          </table:table-cell>
          <table:table-cell table:formula="of:=[.$B$13]*EXP(-(([.$D116]-[.$B$10])^2)/(2*[.E$5]))" office:value-type="float" office:value="1.63514937063174">
            <text:p>1.6351493706</text:p>
          </table:table-cell>
          <table:table-cell table:formula="of:=[.$B$13]*EXP(-(([.$D116]-[.$B$10])^2)/(2*[.F$5]))" office:value-type="float" office:value="0.00000827603850288942">
            <text:p>0.000008276</text:p>
          </table:table-cell>
          <table:table-cell table:formula="of:=[.$B$13]*EXP(-(([.$D116]-[.$B$10])^2)/(2*[.G$5]))" office:value-type="float" office:value="2.00586701180607E-048">
            <text:p>2.00586701180607E-048</text:p>
          </table:table-cell>
        </table:table-row>
        <table:table-row table:style-name="ro1">
          <table:table-cell table:number-columns-repeated="3"/>
          <table:table-cell office:value-type="float" office:value="0.353499999999994">
            <text:p>0.3535</text:p>
          </table:table-cell>
          <table:table-cell table:formula="of:=[.$B$13]*EXP(-(([.$D117]-[.$B$10])^2)/(2*[.B$5]))" office:value-type="float" office:value="33.6261383666377">
            <text:p>33.6261383666</text:p>
          </table:table-cell>
          <table:table-cell table:formula="of:=[.$B$13]*EXP(-(([.$D117]-[.$B$10])^2)/(2*[.C$5]))" office:value-type="float" office:value="26.3126150710388">
            <text:p>26.312615071</text:p>
          </table:table-cell>
          <table:table-cell table:formula="of:=[.$B$13]*EXP(-(([.$D117]-[.$B$10])^2)/(2*[.D$5]))" office:value-type="float" office:value="14.661312650802">
            <text:p>14.6613126508</text:p>
          </table:table-cell>
          <table:table-cell table:formula="of:=[.$B$13]*EXP(-(([.$D117]-[.$B$10])^2)/(2*[.E$5]))" office:value-type="float" office:value="1.68147120420489">
            <text:p>1.6814712042</text:p>
          </table:table-cell>
          <table:table-cell table:formula="of:=[.$B$13]*EXP(-(([.$D117]-[.$B$10])^2)/(2*[.F$5]))" office:value-type="float" office:value="0.00000924524969803185">
            <text:p>9.24524969803185E-006</text:p>
          </table:table-cell>
          <table:table-cell table:formula="of:=[.$B$13]*EXP(-(([.$D117]-[.$B$10])^2)/(2*[.G$5]))" office:value-type="float" office:value="4.36321635119695E-048">
            <text:p>4.36321635119695E-048</text:p>
          </table:table-cell>
        </table:table-row>
        <table:table-row table:style-name="ro1">
          <table:table-cell table:number-columns-repeated="3"/>
          <table:table-cell office:value-type="float" office:value="0.353999999999994">
            <text:p>0.354</text:p>
          </table:table-cell>
          <table:table-cell table:formula="of:=[.$B$13]*EXP(-(([.$D118]-[.$B$10])^2)/(2*[.B$5]))" office:value-type="float" office:value="33.8767981156253">
            <text:p>33.8767981156</text:p>
          </table:table-cell>
          <table:table-cell table:formula="of:=[.$B$13]*EXP(-(([.$D118]-[.$B$10])^2)/(2*[.C$5]))" office:value-type="float" office:value="26.5530970715462">
            <text:p>26.5530970715</text:p>
          </table:table-cell>
          <table:table-cell table:formula="of:=[.$B$13]*EXP(-(([.$D118]-[.$B$10])^2)/(2*[.D$5]))" office:value-type="float" office:value="14.8543890834159">
            <text:p>14.8543890834</text:p>
          </table:table-cell>
          <table:table-cell table:formula="of:=[.$B$13]*EXP(-(([.$D118]-[.$B$10])^2)/(2*[.E$5]))" office:value-type="float" office:value="1.72894071385605">
            <text:p>1.7289407139</text:p>
          </table:table-cell>
          <table:table-cell table:formula="of:=[.$B$13]*EXP(-(([.$D118]-[.$B$10])^2)/(2*[.F$5]))" office:value-type="float" office:value="0.0000103240694381432">
            <text:p>1.03240694381432E-005</text:p>
          </table:table-cell>
          <table:table-cell table:formula="of:=[.$B$13]*EXP(-(([.$D118]-[.$B$10])^2)/(2*[.G$5]))" office:value-type="float" office:value="9.46588948253569E-048">
            <text:p>9.46588948253569E-048</text:p>
          </table:table-cell>
        </table:table-row>
        <table:table-row table:style-name="ro1">
          <table:table-cell table:number-columns-repeated="3"/>
          <table:table-cell office:value-type="float" office:value="0.354499999999994">
            <text:p>0.3545</text:p>
          </table:table-cell>
          <table:table-cell table:formula="of:=[.$B$13]*EXP(-(([.$D119]-[.$B$10])^2)/(2*[.B$5]))" office:value-type="float" office:value="34.128459817473">
            <text:p>34.1284598175</text:p>
          </table:table-cell>
          <table:table-cell table:formula="of:=[.$B$13]*EXP(-(([.$D119]-[.$B$10])^2)/(2*[.C$5]))" office:value-type="float" office:value="26.7949434960248">
            <text:p>26.794943496</text:p>
          </table:table-cell>
          <table:table-cell table:formula="of:=[.$B$13]*EXP(-(([.$D119]-[.$B$10])^2)/(2*[.D$5]))" office:value-type="float" office:value="15.049335008174">
            <text:p>15.0493350082</text:p>
          </table:table-cell>
          <table:table-cell table:formula="of:=[.$B$13]*EXP(-(([.$D119]-[.$B$10])^2)/(2*[.E$5]))" office:value-type="float" office:value="1.77758113626486">
            <text:p>1.7775811363</text:p>
          </table:table-cell>
          <table:table-cell table:formula="of:=[.$B$13]*EXP(-(([.$D119]-[.$B$10])^2)/(2*[.F$5]))" office:value-type="float" office:value="0.0000115244263708277">
            <text:p>1.15244263708277E-005</text:p>
          </table:table-cell>
          <table:table-cell table:formula="of:=[.$B$13]*EXP(-(([.$D119]-[.$B$10])^2)/(2*[.G$5]))" office:value-type="float" office:value="2.04817084866821E-047">
            <text:p>2.04817084866821E-047</text:p>
          </table:table-cell>
        </table:table-row>
        <table:table-row table:style-name="ro1">
          <table:table-cell table:number-columns-repeated="3"/>
          <table:table-cell office:value-type="float" office:value="0.354999999999994">
            <text:p>0.355</text:p>
          </table:table-cell>
          <table:table-cell table:formula="of:=[.$B$13]*EXP(-(([.$D120]-[.$B$10])^2)/(2*[.B$5]))" office:value-type="float" office:value="34.3811180885775">
            <text:p>34.3811180886</text:p>
          </table:table-cell>
          <table:table-cell table:formula="of:=[.$B$13]*EXP(-(([.$D120]-[.$B$10])^2)/(2*[.C$5]))" office:value-type="float" office:value="27.0381516586508">
            <text:p>27.0381516587</text:p>
          </table:table-cell>
          <table:table-cell table:formula="of:=[.$B$13]*EXP(-(([.$D120]-[.$B$10])^2)/(2*[.D$5]))" office:value-type="float" office:value="15.2461574064978">
            <text:p>15.2461574065</text:p>
          </table:table-cell>
          <table:table-cell table:formula="of:=[.$B$13]*EXP(-(([.$D120]-[.$B$10])^2)/(2*[.E$5]))" office:value-type="float" office:value="1.82741602394291">
            <text:p>1.8274160239</text:p>
          </table:table-cell>
          <table:table-cell table:formula="of:=[.$B$13]*EXP(-(([.$D120]-[.$B$10])^2)/(2*[.F$5]))" office:value-type="float" office:value="0.0000128594930250966">
            <text:p>1.28594930250966E-005</text:p>
          </table:table-cell>
          <table:table-cell table:formula="of:=[.$B$13]*EXP(-(([.$D120]-[.$B$10])^2)/(2*[.G$5]))" office:value-type="float" office:value="4.41998709176665E-047">
            <text:p>4.41998709176665E-047</text:p>
          </table:table-cell>
        </table:table-row>
        <table:table-row table:style-name="ro1">
          <table:table-cell table:number-columns-repeated="3"/>
          <table:table-cell office:value-type="float" office:value="0.355499999999994">
            <text:p>0.3555</text:p>
          </table:table-cell>
          <table:table-cell table:formula="of:=[.$B$13]*EXP(-(([.$D121]-[.$B$10])^2)/(2*[.B$5]))" office:value-type="float" office:value="34.6347674292219">
            <text:p>34.6347674292</text:p>
          </table:table-cell>
          <table:table-cell table:formula="of:=[.$B$13]*EXP(-(([.$D121]-[.$B$10])^2)/(2*[.C$5]))" office:value-type="float" office:value="27.282718721539">
            <text:p>27.2827187215</text:p>
          </table:table-cell>
          <table:table-cell table:formula="of:=[.$B$13]*EXP(-(([.$D121]-[.$B$10])^2)/(2*[.D$5]))" office:value-type="float" office:value="15.4448630978361">
            <text:p>15.4448630978</text:p>
          </table:table-cell>
          <table:table-cell table:formula="of:=[.$B$13]*EXP(-(([.$D121]-[.$B$10])^2)/(2*[.E$5]))" office:value-type="float" office:value="1.87846924502711">
            <text:p>1.878469245</text:p>
          </table:table-cell>
          <table:table-cell table:formula="of:=[.$B$13]*EXP(-(([.$D121]-[.$B$10])^2)/(2*[.F$5]))" office:value-type="float" office:value="0.0000143438094056223">
            <text:p>1.43438094056223E-005</text:p>
          </table:table-cell>
          <table:table-cell table:formula="of:=[.$B$13]*EXP(-(([.$D121]-[.$B$10])^2)/(2*[.G$5]))" office:value-type="float" office:value="9.51318387198733E-047">
            <text:p>9.51318387198733E-047</text:p>
          </table:table-cell>
        </table:table-row>
        <table:table-row table:style-name="ro1">
          <table:table-cell table:number-columns-repeated="3"/>
          <table:table-cell office:value-type="float" office:value="0.355999999999994">
            <text:p>0.356</text:p>
          </table:table-cell>
          <table:table-cell table:formula="of:=[.$B$13]*EXP(-(([.$D122]-[.$B$10])^2)/(2*[.B$5]))" office:value-type="float" office:value="34.8894022232761">
            <text:p>34.8894022233</text:p>
          </table:table-cell>
          <table:table-cell table:formula="of:=[.$B$13]*EXP(-(([.$D122]-[.$B$10])^2)/(2*[.C$5]))" office:value-type="float" office:value="27.5286416937179">
            <text:p>27.5286416937</text:p>
          </table:table-cell>
          <table:table-cell table:formula="of:=[.$B$13]*EXP(-(([.$D122]-[.$B$10])^2)/(2*[.D$5]))" office:value-type="float" office:value="15.645458736319">
            <text:p>15.6454587363</text:p>
          </table:table-cell>
          <table:table-cell table:formula="of:=[.$B$13]*EXP(-(([.$D122]-[.$B$10])^2)/(2*[.E$5]))" office:value-type="float" office:value="1.93076498291489">
            <text:p>1.9307649829</text:p>
          </table:table-cell>
          <table:table-cell table:formula="of:=[.$B$13]*EXP(-(([.$D122]-[.$B$10])^2)/(2*[.F$5]))" office:value-type="float" office:value="0.0000159934182026866">
            <text:p>1.59934182026866E-005</text:p>
          </table:table-cell>
          <table:table-cell table:formula="of:=[.$B$13]*EXP(-(([.$D122]-[.$B$10])^2)/(2*[.G$5]))" office:value-type="float" office:value="2.04211807951748E-046">
            <text:p>2.04211807951748E-046</text:p>
          </table:table-cell>
        </table:table-row>
        <table:table-row table:style-name="ro1">
          <table:table-cell table:number-columns-repeated="3"/>
          <table:table-cell office:value-type="float" office:value="0.356499999999994">
            <text:p>0.3565</text:p>
          </table:table-cell>
          <table:table-cell table:formula="of:=[.$B$13]*EXP(-(([.$D123]-[.$B$10])^2)/(2*[.B$5]))" office:value-type="float" office:value="35.1450167379113">
            <text:p>35.1450167379</text:p>
          </table:table-cell>
          <table:table-cell table:formula="of:=[.$B$13]*EXP(-(([.$D123]-[.$B$10])^2)/(2*[.C$5]))" office:value-type="float" office:value="27.7759174301185">
            <text:p>27.7759174301</text:p>
          </table:table-cell>
          <table:table-cell table:formula="of:=[.$B$13]*EXP(-(([.$D123]-[.$B$10])^2)/(2*[.D$5]))" office:value-type="float" office:value="15.8479508074049">
            <text:p>15.8479508074</text:p>
          </table:table-cell>
          <table:table-cell table:formula="of:=[.$B$13]*EXP(-(([.$D123]-[.$B$10])^2)/(2*[.E$5]))" office:value-type="float" office:value="1.9843277357372">
            <text:p>1.9843277357</text:p>
          </table:table-cell>
          <table:table-cell table:formula="of:=[.$B$13]*EXP(-(([.$D123]-[.$B$10])^2)/(2*[.F$5]))" office:value-type="float" office:value="0.000017826012639815">
            <text:p>0.000017826</text:p>
          </table:table-cell>
          <table:table-cell table:formula="of:=[.$B$13]*EXP(-(([.$D123]-[.$B$10])^2)/(2*[.G$5]))" office:value-type="float" office:value="4.37205764182771E-046">
            <text:p>4.37205764182771E-046</text:p>
          </table:table-cell>
        </table:table-row>
        <table:table-row table:style-name="ro1">
          <table:table-cell table:number-columns-repeated="3"/>
          <table:table-cell office:value-type="float" office:value="0.356999999999994">
            <text:p>0.357</text:p>
          </table:table-cell>
          <table:table-cell table:formula="of:=[.$B$13]*EXP(-(([.$D124]-[.$B$10])^2)/(2*[.B$5]))" office:value-type="float" office:value="35.4016051233254">
            <text:p>35.4016051233</text:p>
          </table:table-cell>
          <table:table-cell table:formula="of:=[.$B$13]*EXP(-(([.$D124]-[.$B$10])^2)/(2*[.C$5]))" office:value-type="float" office:value="28.0245426305784">
            <text:p>28.0245426306</text:p>
          </table:table-cell>
          <table:table-cell table:formula="of:=[.$B$13]*EXP(-(([.$D124]-[.$B$10])^2)/(2*[.D$5]))" office:value-type="float" office:value="16.0523456245223">
            <text:p>16.0523456245</text:p>
          </table:table-cell>
          <table:table-cell table:formula="of:=[.$B$13]*EXP(-(([.$D124]-[.$B$10])^2)/(2*[.E$5]))" office:value-type="float" office:value="2.03918231566485">
            <text:p>2.0391823157</text:p>
          </table:table-cell>
          <table:table-cell table:formula="of:=[.$B$13]*EXP(-(([.$D124]-[.$B$10])^2)/(2*[.F$5]))" office:value-type="float" office:value="0.0000198610980639817">
            <text:p>1.98610980639817E-005</text:p>
          </table:table-cell>
          <table:table-cell table:formula="of:=[.$B$13]*EXP(-(([.$D124]-[.$B$10])^2)/(2*[.G$5]))" office:value-type="float" office:value="9.33557295963752E-046">
            <text:p>9.33557295963752E-046</text:p>
          </table:table-cell>
        </table:table-row>
        <table:table-row table:style-name="ro1">
          <table:table-cell table:number-columns-repeated="3"/>
          <table:table-cell office:value-type="float" office:value="0.357499999999994">
            <text:p>0.3575</text:p>
          </table:table-cell>
          <table:table-cell table:formula="of:=[.$B$13]*EXP(-(([.$D125]-[.$B$10])^2)/(2*[.B$5]))" office:value-type="float" office:value="35.6591614124831">
            <text:p>35.6591614125</text:p>
          </table:table-cell>
          <table:table-cell table:formula="of:=[.$B$13]*EXP(-(([.$D125]-[.$B$10])^2)/(2*[.C$5]))" office:value-type="float" office:value="28.2745138388611">
            <text:p>28.2745138389</text:p>
          </table:table-cell>
          <table:table-cell table:formula="of:=[.$B$13]*EXP(-(([.$D125]-[.$B$10])^2)/(2*[.D$5]))" office:value-type="float" office:value="16.2586493257061">
            <text:p>16.2586493257</text:p>
          </table:table-cell>
          <table:table-cell table:formula="of:=[.$B$13]*EXP(-(([.$D125]-[.$B$10])^2)/(2*[.E$5]))" office:value-type="float" office:value="2.09535384804417">
            <text:p>2.095353848</text:p>
          </table:table-cell>
          <table:table-cell table:formula="of:=[.$B$13]*EXP(-(([.$D125]-[.$B$10])^2)/(2*[.F$5]))" office:value-type="float" office:value="0.0000221201684722046">
            <text:p>2.21201684722046E-005</text:p>
          </table:table-cell>
          <table:table-cell table:formula="of:=[.$B$13]*EXP(-(([.$D125]-[.$B$10])^2)/(2*[.G$5]))" office:value-type="float" office:value="1.98813625560007E-045">
            <text:p>1.98813625560007E-045</text:p>
          </table:table-cell>
        </table:table-row>
        <table:table-row table:style-name="ro1">
          <table:table-cell table:number-columns-repeated="3"/>
          <table:table-cell office:value-type="float" office:value="0.357999999999994">
            <text:p>0.358</text:p>
          </table:table-cell>
          <table:table-cell table:formula="of:=[.$B$13]*EXP(-(([.$D126]-[.$B$10])^2)/(2*[.B$5]))" office:value-type="float" office:value="35.9176795208676">
            <text:p>35.9176795209</text:p>
          </table:table-cell>
          <table:table-cell table:formula="of:=[.$B$13]*EXP(-(([.$D126]-[.$B$10])^2)/(2*[.C$5]))" office:value-type="float" office:value="28.5258274416911">
            <text:p>28.5258274417</text:p>
          </table:table-cell>
          <table:table-cell table:formula="of:=[.$B$13]*EXP(-(([.$D126]-[.$B$10])^2)/(2*[.D$5]))" office:value-type="float" office:value="16.4668678702305">
            <text:p>16.4668678702</text:p>
          </table:table-cell>
          <table:table-cell table:formula="of:=[.$B$13]*EXP(-(([.$D126]-[.$B$10])^2)/(2*[.E$5]))" office:value-type="float" office:value="2.1528677703576">
            <text:p>2.1528677704</text:p>
          </table:table-cell>
          <table:table-cell table:formula="of:=[.$B$13]*EXP(-(([.$D126]-[.$B$10])^2)/(2*[.F$5]))" office:value-type="float" office:value="0.0000246268992637136">
            <text:p>2.46268992637136E-005</text:p>
          </table:table-cell>
          <table:table-cell table:formula="of:=[.$B$13]*EXP(-(([.$D126]-[.$B$10])^2)/(2*[.G$5]))" office:value-type="float" office:value="4.22280845451877E-045">
            <text:p>4.22280845451877E-045</text:p>
          </table:table-cell>
        </table:table-row>
        <table:table-row table:style-name="ro1">
          <table:table-cell table:number-columns-repeated="3"/>
          <table:table-cell office:value-type="float" office:value="0.358499999999994">
            <text:p>0.3585</text:p>
          </table:table-cell>
          <table:table-cell table:formula="of:=[.$B$13]*EXP(-(([.$D127]-[.$B$10])^2)/(2*[.B$5]))" office:value-type="float" office:value="36.1771532462468">
            <text:p>36.1771532462</text:p>
          </table:table-cell>
          <table:table-cell table:formula="of:=[.$B$13]*EXP(-(([.$D127]-[.$B$10])^2)/(2*[.C$5]))" office:value-type="float" office:value="28.7784796678042">
            <text:p>28.7784796678</text:p>
          </table:table-cell>
          <table:table-cell table:formula="of:=[.$B$13]*EXP(-(([.$D127]-[.$B$10])^2)/(2*[.D$5]))" office:value-type="float" office:value="16.6770070352387">
            <text:p>16.6770070352</text:p>
          </table:table-cell>
          <table:table-cell table:formula="of:=[.$B$13]*EXP(-(([.$D127]-[.$B$10])^2)/(2*[.E$5]))" office:value-type="float" office:value="2.211749831005">
            <text:p>2.211749831</text:p>
          </table:table-cell>
          <table:table-cell table:formula="of:=[.$B$13]*EXP(-(([.$D127]-[.$B$10])^2)/(2*[.F$5]))" office:value-type="float" office:value="0.0000274073576090418">
            <text:p>2.74073576090418E-005</text:p>
          </table:table-cell>
          <table:table-cell table:formula="of:=[.$B$13]*EXP(-(([.$D127]-[.$B$10])^2)/(2*[.G$5]))" office:value-type="float" office:value="8.94554261745859E-045">
            <text:p>8.94554261745859E-045</text:p>
          </table:table-cell>
        </table:table-row>
        <table:table-row table:style-name="ro1">
          <table:table-cell table:number-columns-repeated="3"/>
          <table:table-cell office:value-type="float" office:value="0.358999999999994">
            <text:p>0.359</text:p>
          </table:table-cell>
          <table:table-cell table:formula="of:=[.$B$13]*EXP(-(([.$D128]-[.$B$10])^2)/(2*[.B$5]))" office:value-type="float" office:value="36.4375762684512">
            <text:p>36.4375762685</text:p>
          </table:table-cell>
          <table:table-cell table:formula="of:=[.$B$13]*EXP(-(([.$D128]-[.$B$10])^2)/(2*[.C$5]))" office:value-type="float" office:value="29.0324665870151">
            <text:p>29.032466587</text:p>
          </table:table-cell>
          <table:table-cell table:formula="of:=[.$B$13]*EXP(-(([.$D128]-[.$B$10])^2)/(2*[.D$5]))" office:value-type="float" office:value="16.8890724123703">
            <text:p>16.8890724124</text:p>
          </table:table-cell>
          <table:table-cell table:formula="of:=[.$B$13]*EXP(-(([.$D128]-[.$B$10])^2)/(2*[.E$5]))" office:value-type="float" office:value="2.27202608790159">
            <text:p>2.2720260879</text:p>
          </table:table-cell>
          <table:table-cell table:formula="of:=[.$B$13]*EXP(-(([.$D128]-[.$B$10])^2)/(2*[.F$5]))" office:value-type="float" office:value="0.000030490231936797">
            <text:p>3.0490231936797E-005</text:p>
          </table:table-cell>
          <table:table-cell table:formula="of:=[.$B$13]*EXP(-(([.$D128]-[.$B$10])^2)/(2*[.G$5]))" office:value-type="float" office:value="1.89000113608107E-044">
            <text:p>1.89000113608107E-044</text:p>
          </table:table-cell>
        </table:table-row>
        <table:table-row table:style-name="ro1">
          <table:table-cell table:number-columns-repeated="3"/>
          <table:table-cell office:value-type="float" office:value="0.359499999999993">
            <text:p>0.3595</text:p>
          </table:table-cell>
          <table:table-cell table:formula="of:=[.$B$13]*EXP(-(([.$D129]-[.$B$10])^2)/(2*[.B$5]))" office:value-type="float" office:value="36.6989421491663">
            <text:p>36.6989421492</text:p>
          </table:table-cell>
          <table:table-cell table:formula="of:=[.$B$13]*EXP(-(([.$D129]-[.$B$10])^2)/(2*[.C$5]))" office:value-type="float" office:value="29.2877841093002">
            <text:p>29.2877841093</text:p>
          </table:table-cell>
          <table:table-cell table:formula="of:=[.$B$13]*EXP(-(([.$D129]-[.$B$10])^2)/(2*[.D$5]))" office:value-type="float" office:value="17.1030694043867">
            <text:p>17.1030694044</text:p>
          </table:table-cell>
          <table:table-cell table:formula="of:=[.$B$13]*EXP(-(([.$D129]-[.$B$10])^2)/(2*[.E$5]))" office:value-type="float" office:value="2.3337229068879">
            <text:p>2.3337229069</text:p>
          </table:table-cell>
          <table:table-cell table:formula="of:=[.$B$13]*EXP(-(([.$D129]-[.$B$10])^2)/(2*[.F$5]))" office:value-type="float" office:value="0.000033907082155921">
            <text:p>3.3907082155921E-005</text:p>
          </table:table-cell>
          <table:table-cell table:formula="of:=[.$B$13]*EXP(-(([.$D129]-[.$B$10])^2)/(2*[.G$5]))" office:value-type="float" office:value="3.98260753280862E-044">
            <text:p>3.98260753280862E-044</text:p>
          </table:table-cell>
        </table:table-row>
        <table:table-row table:style-name="ro1">
          <table:table-cell table:number-columns-repeated="3"/>
          <table:table-cell office:value-type="float" office:value="0.359999999999993">
            <text:p>0.36</text:p>
          </table:table-cell>
          <table:table-cell table:formula="of:=[.$B$13]*EXP(-(([.$D130]-[.$B$10])^2)/(2*[.B$5]))" office:value-type="float" office:value="36.9612443317402">
            <text:p>36.9612443317</text:p>
          </table:table-cell>
          <table:table-cell table:formula="of:=[.$B$13]*EXP(-(([.$D130]-[.$B$10])^2)/(2*[.C$5]))" office:value-type="float" office:value="29.5444279839">
            <text:p>29.5444279839</text:p>
          </table:table-cell>
          <table:table-cell table:formula="of:=[.$B$13]*EXP(-(([.$D130]-[.$B$10])^2)/(2*[.D$5]))" office:value-type="float" office:value="17.3190032217983">
            <text:p>17.3190032218</text:p>
          </table:table-cell>
          <table:table-cell table:formula="of:=[.$B$13]*EXP(-(([.$D130]-[.$B$10])^2)/(2*[.E$5]))" office:value-type="float" office:value="2.39686695994859">
            <text:p>2.3968669599</text:p>
          </table:table-cell>
          <table:table-cell table:formula="of:=[.$B$13]*EXP(-(([.$D130]-[.$B$10])^2)/(2*[.F$5]))" office:value-type="float" office:value="0.0000376926123564679">
            <text:p>3.76926123564679E-005</text:p>
          </table:table-cell>
          <table:table-cell table:formula="of:=[.$B$13]*EXP(-(([.$D130]-[.$B$10])^2)/(2*[.G$5]))" office:value-type="float" office:value="8.36995312780228E-044">
            <text:p>8.36995312780228E-044</text:p>
          </table:table-cell>
        </table:table-row>
        <table:table-row table:style-name="ro1">
          <table:table-cell table:number-columns-repeated="3"/>
          <table:table-cell office:value-type="float" office:value="0.360499999999993">
            <text:p>0.3605</text:p>
          </table:table-cell>
          <table:table-cell table:formula="of:=[.$B$13]*EXP(-(([.$D131]-[.$B$10])^2)/(2*[.B$5]))" office:value-type="float" office:value="37.2244761409998">
            <text:p>37.224476141</text:p>
          </table:table-cell>
          <table:table-cell table:formula="of:=[.$B$13]*EXP(-(([.$D131]-[.$B$10])^2)/(2*[.C$5]))" office:value-type="float" office:value="29.802393798434">
            <text:p>29.8023937984</text:p>
          </table:table-cell>
          <table:table-cell table:formula="of:=[.$B$13]*EXP(-(([.$D131]-[.$B$10])^2)/(2*[.D$5]))" office:value-type="float" office:value="17.5368788794881">
            <text:p>17.5368788795</text:p>
          </table:table-cell>
          <table:table-cell table:formula="of:=[.$B$13]*EXP(-(([.$D131]-[.$B$10])^2)/(2*[.E$5]))" office:value-type="float" office:value="2.46148522323374">
            <text:p>2.4614852232</text:p>
          </table:table-cell>
          <table:table-cell table:formula="of:=[.$B$13]*EXP(-(([.$D131]-[.$B$10])^2)/(2*[.F$5]))" office:value-type="float" office:value="0.0000418849678655336">
            <text:p>0.000041885</text:p>
          </table:table-cell>
          <table:table-cell table:formula="of:=[.$B$13]*EXP(-(([.$D131]-[.$B$10])^2)/(2*[.G$5]))" office:value-type="float" office:value="1.75439996689457E-043">
            <text:p>1.75439996689457E-043</text:p>
          </table:table-cell>
        </table:table-row>
        <table:table-row table:style-name="ro1">
          <table:table-cell table:number-columns-repeated="3"/>
          <table:table-cell office:value-type="float" office:value="0.360999999999993">
            <text:p>0.361</text:p>
          </table:table-cell>
          <table:table-cell table:formula="of:=[.$B$13]*EXP(-(([.$D132]-[.$B$10])^2)/(2*[.B$5]))" office:value-type="float" office:value="37.4886307830862">
            <text:p>37.4886307831</text:p>
          </table:table-cell>
          <table:table-cell table:formula="of:=[.$B$13]*EXP(-(([.$D132]-[.$B$10])^2)/(2*[.C$5]))" office:value-type="float" office:value="30.0616769780376">
            <text:p>30.061676978</text:p>
          </table:table-cell>
          <table:table-cell table:formula="of:=[.$B$13]*EXP(-(([.$D132]-[.$B$10])^2)/(2*[.D$5]))" office:value-type="float" office:value="17.7567011933405">
            <text:p>17.7567011933</text:p>
          </table:table-cell>
          <table:table-cell table:formula="of:=[.$B$13]*EXP(-(([.$D132]-[.$B$10])^2)/(2*[.E$5]))" office:value-type="float" office:value="2.52760497488122">
            <text:p>2.5276049749</text:p>
          </table:table-cell>
          <table:table-cell table:formula="of:=[.$B$13]*EXP(-(([.$D132]-[.$B$10])^2)/(2*[.F$5]))" office:value-type="float" office:value="0.0000465260586780281">
            <text:p>4.65260586780281E-005</text:p>
          </table:table-cell>
          <table:table-cell table:formula="of:=[.$B$13]*EXP(-(([.$D132]-[.$B$10])^2)/(2*[.G$5]))" office:value-type="float" office:value="3.66761942708497E-043">
            <text:p>3.66761942708497E-043</text:p>
          </table:table-cell>
        </table:table-row>
        <table:table-row table:style-name="ro1">
          <table:table-cell table:number-columns-repeated="3"/>
          <table:table-cell office:value-type="float" office:value="0.361499999999993">
            <text:p>0.3615</text:p>
          </table:table-cell>
          <table:table-cell table:formula="of:=[.$B$13]*EXP(-(([.$D133]-[.$B$10])^2)/(2*[.B$5]))" office:value-type="float" office:value="37.7537013453015">
            <text:p>37.7537013453</text:p>
          </table:table-cell>
          <table:table-cell table:formula="of:=[.$B$13]*EXP(-(([.$D133]-[.$B$10])^2)/(2*[.C$5]))" office:value-type="float" office:value="30.3222727845144">
            <text:p>30.3222727845</text:p>
          </table:table-cell>
          <table:table-cell table:formula="of:=[.$B$13]*EXP(-(([.$D133]-[.$B$10])^2)/(2*[.D$5]))" office:value-type="float" office:value="17.9784747768709">
            <text:p>17.9784747769</text:p>
          </table:table-cell>
          <table:table-cell table:formula="of:=[.$B$13]*EXP(-(([.$D133]-[.$B$10])^2)/(2*[.E$5]))" office:value-type="float" office:value="2.59525379263386">
            <text:p>2.5952537926</text:p>
          </table:table-cell>
          <table:table-cell table:formula="of:=[.$B$13]*EXP(-(([.$D133]-[.$B$10])^2)/(2*[.F$5]))" office:value-type="float" office:value="0.0000516619114341277">
            <text:p>5.16619114341277E-005</text:p>
          </table:table-cell>
          <table:table-cell table:formula="of:=[.$B$13]*EXP(-(([.$D133]-[.$B$10])^2)/(2*[.G$5]))" office:value-type="float" office:value="7.64698059218842E-043">
            <text:p>7.64698059218842E-043</text:p>
          </table:table-cell>
        </table:table-row>
        <table:table-row table:style-name="ro1">
          <table:table-cell table:number-columns-repeated="3"/>
          <table:table-cell office:value-type="float" office:value="0.361999999999993">
            <text:p>0.362</text:p>
          </table:table-cell>
          <table:table-cell table:formula="of:=[.$B$13]*EXP(-(([.$D134]-[.$B$10])^2)/(2*[.B$5]))" office:value-type="float" office:value="38.0196807959699">
            <text:p>38.019680796</text:p>
          </table:table-cell>
          <table:table-cell table:formula="of:=[.$B$13]*EXP(-(([.$D134]-[.$B$10])^2)/(2*[.C$5]))" office:value-type="float" office:value="30.5841763155077">
            <text:p>30.5841763155</text:p>
          </table:table-cell>
          <table:table-cell table:formula="of:=[.$B$13]*EXP(-(([.$D134]-[.$B$10])^2)/(2*[.D$5]))" office:value-type="float" office:value="18.2022040378578">
            <text:p>18.2022040379</text:p>
          </table:table-cell>
          <table:table-cell table:formula="of:=[.$B$13]*EXP(-(([.$D134]-[.$B$10])^2)/(2*[.E$5]))" office:value-type="float" office:value="2.66445955124829">
            <text:p>2.6644595512</text:p>
          </table:table-cell>
          <table:table-cell table:formula="of:=[.$B$13]*EXP(-(([.$D134]-[.$B$10])^2)/(2*[.F$5]))" office:value-type="float" office:value="0.0000573430522778754">
            <text:p>5.73430522778754E-005</text:p>
          </table:table-cell>
          <table:table-cell table:formula="of:=[.$B$13]*EXP(-(([.$D134]-[.$B$10])^2)/(2*[.G$5]))" office:value-type="float" office:value="1.59017814710507E-042">
            <text:p>1.59017814710507E-042</text:p>
          </table:table-cell>
        </table:table-row>
        <table:table-row table:style-name="ro1">
          <table:table-cell table:number-columns-repeated="3"/>
          <table:table-cell office:value-type="float" office:value="0.362499999999993">
            <text:p>0.3625</text:p>
          </table:table-cell>
          <table:table-cell table:formula="of:=[.$B$13]*EXP(-(([.$D135]-[.$B$10])^2)/(2*[.B$5]))" office:value-type="float" office:value="38.2865619843129">
            <text:p>38.2865619843</text:p>
          </table:table-cell>
          <table:table-cell table:formula="of:=[.$B$13]*EXP(-(([.$D135]-[.$B$10])^2)/(2*[.C$5]))" office:value-type="float" office:value="30.8473825036896">
            <text:p>30.8473825037</text:p>
          </table:table-cell>
          <table:table-cell table:formula="of:=[.$B$13]*EXP(-(([.$D135]-[.$B$10])^2)/(2*[.D$5]))" office:value-type="float" office:value="18.4278931749804">
            <text:p>18.427893175</text:p>
          </table:table-cell>
          <table:table-cell table:formula="of:=[.$B$13]*EXP(-(([.$D135]-[.$B$10])^2)/(2*[.E$5]))" office:value-type="float" office:value="2.73525041969092">
            <text:p>2.7352504197</text:p>
          </table:table-cell>
          <table:table-cell table:formula="of:=[.$B$13]*EXP(-(([.$D135]-[.$B$10])^2)/(2*[.F$5]))" office:value-type="float" office:value="0.0000636249231044681">
            <text:p>6.36249231044681E-005</text:p>
          </table:table-cell>
          <table:table-cell table:formula="of:=[.$B$13]*EXP(-(([.$D135]-[.$B$10])^2)/(2*[.G$5]))" office:value-type="float" office:value="3.29800753321617E-042">
            <text:p>3.29800753321617E-042</text:p>
          </table:table-cell>
        </table:table-row>
        <table:table-row table:style-name="ro1">
          <table:table-cell table:number-columns-repeated="3"/>
          <table:table-cell office:value-type="float" office:value="0.362999999999993">
            <text:p>0.363</text:p>
          </table:table-cell>
          <table:table-cell table:formula="of:=[.$B$13]*EXP(-(([.$D136]-[.$B$10])^2)/(2*[.B$5]))" office:value-type="float" office:value="38.5543376403396">
            <text:p>38.5543376403</text:p>
          </table:table-cell>
          <table:table-cell table:formula="of:=[.$B$13]*EXP(-(([.$D136]-[.$B$10])^2)/(2*[.C$5]))" office:value-type="float" office:value="31.1118861159697">
            <text:p>31.111886116</text:p>
          </table:table-cell>
          <table:table-cell table:formula="of:=[.$B$13]*EXP(-(([.$D136]-[.$B$10])^2)/(2*[.D$5]))" office:value-type="float" office:value="18.6555461744604">
            <text:p>18.6555461745</text:p>
          </table:table-cell>
          <table:table-cell table:formula="of:=[.$B$13]*EXP(-(([.$D136]-[.$B$10])^2)/(2*[.E$5]))" office:value-type="float" office:value="2.80765485811729">
            <text:p>2.8076548581</text:p>
          </table:table-cell>
          <table:table-cell table:formula="of:=[.$B$13]*EXP(-(([.$D136]-[.$B$10])^2)/(2*[.F$5]))" office:value-type="float" office:value="0.0000705683338881088">
            <text:p>7.05683338881088E-005</text:p>
          </table:table-cell>
          <table:table-cell table:formula="of:=[.$B$13]*EXP(-(([.$D136]-[.$B$10])^2)/(2*[.G$5]))" office:value-type="float" office:value="6.82193496999796E-042">
            <text:p>6.82193496999796E-042</text:p>
          </table:table-cell>
        </table:table-row>
        <table:table-row table:style-name="ro1">
          <table:table-cell table:number-columns-repeated="3"/>
          <table:table-cell office:value-type="float" office:value="0.363499999999993">
            <text:p>0.3635</text:p>
          </table:table-cell>
          <table:table-cell table:formula="of:=[.$B$13]*EXP(-(([.$D137]-[.$B$10])^2)/(2*[.B$5]))" office:value-type="float" office:value="38.82300037475">
            <text:p>38.8230003748</text:p>
          </table:table-cell>
          <table:table-cell table:formula="of:=[.$B$13]*EXP(-(([.$D137]-[.$B$10])^2)/(2*[.C$5]))" office:value-type="float" office:value="31.3776817527218">
            <text:p>31.3776817527</text:p>
          </table:table-cell>
          <table:table-cell table:formula="of:=[.$B$13]*EXP(-(([.$D137]-[.$B$10])^2)/(2*[.D$5]))" office:value-type="float" office:value="18.8851668067102">
            <text:p>18.8851668067</text:p>
          </table:table-cell>
          <table:table-cell table:formula="of:=[.$B$13]*EXP(-(([.$D137]-[.$B$10])^2)/(2*[.E$5]))" office:value-type="float" office:value="2.88170161463055">
            <text:p>2.8817016146</text:p>
          </table:table-cell>
          <table:table-cell table:formula="of:=[.$B$13]*EXP(-(([.$D137]-[.$B$10])^2)/(2*[.F$5]))" office:value-type="float" office:value="0.0000782399539784002">
            <text:p>0.00007824</text:p>
          </table:table-cell>
          <table:table-cell table:formula="of:=[.$B$13]*EXP(-(([.$D137]-[.$B$10])^2)/(2*[.G$5]))" office:value-type="float" office:value="1.40738713409609E-041">
            <text:p>1.40738713409609E-041</text:p>
          </table:table-cell>
        </table:table-row>
        <table:table-row table:style-name="ro1">
          <table:table-cell table:number-columns-repeated="3"/>
          <table:table-cell office:value-type="float" office:value="0.363999999999993">
            <text:p>0.364</text:p>
          </table:table-cell>
          <table:table-cell table:formula="of:=[.$B$13]*EXP(-(([.$D138]-[.$B$10])^2)/(2*[.B$5]))" office:value-type="float" office:value="39.0925426788545">
            <text:p>39.0925426789</text:p>
          </table:table-cell>
          <table:table-cell table:formula="of:=[.$B$13]*EXP(-(([.$D138]-[.$B$10])^2)/(2*[.C$5]))" office:value-type="float" office:value="31.6447638470313">
            <text:p>31.644763847</text:p>
          </table:table-cell>
          <table:table-cell table:formula="of:=[.$B$13]*EXP(-(([.$D138]-[.$B$10])^2)/(2*[.D$5]))" office:value-type="float" office:value="19.1167586229883">
            <text:p>19.116758623</text:p>
          </table:table-cell>
          <table:table-cell table:formula="of:=[.$B$13]*EXP(-(([.$D138]-[.$B$10])^2)/(2*[.E$5]))" office:value-type="float" office:value="2.95741972181518">
            <text:p>2.9574197218</text:p>
          </table:table-cell>
          <table:table-cell table:formula="of:=[.$B$13]*EXP(-(([.$D138]-[.$B$10])^2)/(2*[.F$5]))" office:value-type="float" office:value="0.0000867128454617409">
            <text:p>8.67128454617409E-005</text:p>
          </table:table-cell>
          <table:table-cell table:formula="of:=[.$B$13]*EXP(-(([.$D138]-[.$B$10])^2)/(2*[.G$5]))" office:value-type="float" office:value="2.89580722491292E-041">
            <text:p>2.89580722491292E-041</text:p>
          </table:table-cell>
        </table:table-row>
        <table:table-row table:style-name="ro1">
          <table:table-cell table:number-columns-repeated="3"/>
          <table:table-cell office:value-type="float" office:value="0.364499999999993">
            <text:p>0.3645</text:p>
          </table:table-cell>
          <table:table-cell table:formula="of:=[.$B$13]*EXP(-(([.$D139]-[.$B$10])^2)/(2*[.B$5]))" office:value-type="float" office:value="39.3629569245063">
            <text:p>39.3629569245</text:p>
          </table:table-cell>
          <table:table-cell table:formula="of:=[.$B$13]*EXP(-(([.$D139]-[.$B$10])^2)/(2*[.C$5]))" office:value-type="float" office:value="31.9131266639611">
            <text:p>31.913126664</text:p>
          </table:table-cell>
          <table:table-cell table:formula="of:=[.$B$13]*EXP(-(([.$D139]-[.$B$10])^2)/(2*[.D$5]))" office:value-type="float" office:value="19.3503249520626">
            <text:p>19.3503249521</text:p>
          </table:table-cell>
          <table:table-cell table:formula="of:=[.$B$13]*EXP(-(([.$D139]-[.$B$10])^2)/(2*[.E$5]))" office:value-type="float" office:value="3.03483849304192">
            <text:p>3.034838493</text:p>
          </table:table-cell>
          <table:table-cell table:formula="of:=[.$B$13]*EXP(-(([.$D139]-[.$B$10])^2)/(2*[.F$5]))" office:value-type="float" office:value="0.0000960670419056537">
            <text:p>0.000096067</text:p>
          </table:table-cell>
          <table:table-cell table:formula="of:=[.$B$13]*EXP(-(([.$D139]-[.$B$10])^2)/(2*[.G$5]))" office:value-type="float" office:value="5.9425902707796E-041">
            <text:p>5.9425902707796E-041</text:p>
          </table:table-cell>
        </table:table-row>
        <table:table-row table:style-name="ro1">
          <table:table-cell table:number-columns-repeated="3"/>
          <table:table-cell office:value-type="float" office:value="0.364999999999993">
            <text:p>0.365</text:p>
          </table:table-cell>
          <table:table-cell table:formula="of:=[.$B$13]*EXP(-(([.$D140]-[.$B$10])^2)/(2*[.B$5]))" office:value-type="float" office:value="39.6342353640503">
            <text:p>39.6342353641</text:p>
          </table:table-cell>
          <table:table-cell table:formula="of:=[.$B$13]*EXP(-(([.$D140]-[.$B$10])^2)/(2*[.C$5]))" office:value-type="float" office:value="32.182764299838">
            <text:p>32.1827642998</text:p>
          </table:table-cell>
          <table:table-cell table:formula="of:=[.$B$13]*EXP(-(([.$D140]-[.$B$10])^2)/(2*[.D$5]))" office:value-type="float" office:value="19.5858688968826">
            <text:p>19.5858688969</text:p>
          </table:table-cell>
          <table:table-cell table:formula="of:=[.$B$13]*EXP(-(([.$D140]-[.$B$10])^2)/(2*[.E$5]))" office:value-type="float" office:value="3.11398751854019">
            <text:p>3.1139875185</text:p>
          </table:table-cell>
          <table:table-cell table:formula="of:=[.$B$13]*EXP(-(([.$D140]-[.$B$10])^2)/(2*[.F$5]))" office:value-type="float" office:value="0.000106390176039061">
            <text:p>0.0001063902</text:p>
          </table:table-cell>
          <table:table-cell table:formula="of:=[.$B$13]*EXP(-(([.$D140]-[.$B$10])^2)/(2*[.G$5]))" office:value-type="float" office:value="1.21627560834512E-040">
            <text:p>1.21627560834512E-040</text:p>
          </table:table-cell>
        </table:table-row>
        <table:table-row table:style-name="ro1">
          <table:table-cell table:number-columns-repeated="3"/>
          <table:table-cell office:value-type="float" office:value="0.365499999999993">
            <text:p>0.3655</text:p>
          </table:table-cell>
          <table:table-cell table:formula="of:=[.$B$13]*EXP(-(([.$D141]-[.$B$10])^2)/(2*[.B$5]))" office:value-type="float" office:value="39.9063701302852">
            <text:p>39.9063701303</text:p>
          </table:table-cell>
          <table:table-cell table:formula="of:=[.$B$13]*EXP(-(([.$D141]-[.$B$10])^2)/(2*[.C$5]))" office:value-type="float" office:value="32.4536706815597">
            <text:p>32.4536706816</text:p>
          </table:table-cell>
          <table:table-cell table:formula="of:=[.$B$13]*EXP(-(([.$D141]-[.$B$10])^2)/(2*[.D$5]))" office:value-type="float" office:value="19.8233933312624">
            <text:p>19.8233933313</text:p>
          </table:table-cell>
          <table:table-cell table:formula="of:=[.$B$13]*EXP(-(([.$D141]-[.$B$10])^2)/(2*[.E$5]))" office:value-type="float" office:value="3.1948966612339">
            <text:p>3.1948966612</text:p>
          </table:table-cell>
          <table:table-cell table:formula="of:=[.$B$13]*EXP(-(([.$D141]-[.$B$10])^2)/(2*[.F$5]))" office:value-type="float" office:value="0.00011777816017086">
            <text:p>0.0001177782</text:p>
          </table:table-cell>
          <table:table-cell table:formula="of:=[.$B$13]*EXP(-(([.$D141]-[.$B$10])^2)/(2*[.G$5]))" office:value-type="float" office:value="2.48278021863862E-040">
            <text:p>2.48278021863862E-040</text:p>
          </table:table-cell>
        </table:table-row>
        <table:table-row table:style-name="ro1">
          <table:table-cell table:number-columns-repeated="3"/>
          <table:table-cell office:value-type="float" office:value="0.365999999999993">
            <text:p>0.366</text:p>
          </table:table-cell>
          <table:table-cell table:formula="of:=[.$B$13]*EXP(-(([.$D142]-[.$B$10])^2)/(2*[.B$5]))" office:value-type="float" office:value="40.179353236442">
            <text:p>40.1793532364</text:p>
          </table:table-cell>
          <table:table-cell table:formula="of:=[.$B$13]*EXP(-(([.$D142]-[.$B$10])^2)/(2*[.C$5]))" office:value-type="float" office:value="32.7258395659218">
            <text:p>32.7258395659</text:p>
          </table:table-cell>
          <table:table-cell table:formula="of:=[.$B$13]*EXP(-(([.$D142]-[.$B$10])^2)/(2*[.D$5]))" office:value-type="float" office:value="20.0629008965737">
            <text:p>20.0629008966</text:p>
          </table:table-cell>
          <table:table-cell table:formula="of:=[.$B$13]*EXP(-(([.$D142]-[.$B$10])^2)/(2*[.E$5]))" office:value-type="float" office:value="3.27759605233709">
            <text:p>3.2775960523</text:p>
          </table:table-cell>
          <table:table-cell table:formula="of:=[.$B$13]*EXP(-(([.$D142]-[.$B$10])^2)/(2*[.F$5]))" office:value-type="float" office:value="0.00013033592341342">
            <text:p>0.0001303359</text:p>
          </table:table-cell>
          <table:table-cell table:formula="of:=[.$B$13]*EXP(-(([.$D142]-[.$B$10])^2)/(2*[.G$5]))" office:value-type="float" office:value="5.05469115646122E-040">
            <text:p>5.05469115646122E-040</text:p>
          </table:table-cell>
        </table:table-row>
        <table:table-row table:style-name="ro1">
          <table:table-cell table:number-columns-repeated="3"/>
          <table:table-cell office:value-type="float" office:value="0.366499999999993">
            <text:p>0.3665</text:p>
          </table:table-cell>
          <table:table-cell table:formula="of:=[.$B$13]*EXP(-(([.$D143]-[.$B$10])^2)/(2*[.B$5]))" office:value-type="float" office:value="40.4531765761766">
            <text:p>40.4531765762</text:p>
          </table:table-cell>
          <table:table-cell table:formula="of:=[.$B$13]*EXP(-(([.$D143]-[.$B$10])^2)/(2*[.C$5]))" office:value-type="float" office:value="32.9992645389657">
            <text:p>32.999264539</text:p>
          </table:table-cell>
          <table:table-cell table:formula="of:=[.$B$13]*EXP(-(([.$D143]-[.$B$10])^2)/(2*[.D$5]))" office:value-type="float" office:value="20.3043939984519">
            <text:p>20.3043939985</text:p>
          </table:table-cell>
          <table:table-cell table:formula="of:=[.$B$13]*EXP(-(([.$D143]-[.$B$10])^2)/(2*[.E$5]))" office:value-type="float" office:value="3.36211608670561">
            <text:p>3.3621160867</text:p>
          </table:table-cell>
          <table:table-cell table:formula="of:=[.$B$13]*EXP(-(([.$D143]-[.$B$10])^2)/(2*[.F$5]))" office:value-type="float" office:value="0.000144178210057433">
            <text:p>0.0001441782</text:p>
          </table:table-cell>
          <table:table-cell table:formula="of:=[.$B$13]*EXP(-(([.$D143]-[.$B$10])^2)/(2*[.G$5]))" office:value-type="float" office:value="1.02636313189755E-039">
            <text:p>1.02636313189755E-039</text:p>
          </table:table-cell>
        </table:table-row>
        <table:table-row table:style-name="ro1">
          <table:table-cell table:number-columns-repeated="3"/>
          <table:table-cell office:value-type="float" office:value="0.366999999999993">
            <text:p>0.367</text:p>
          </table:table-cell>
          <table:table-cell table:formula="of:=[.$B$13]*EXP(-(([.$D144]-[.$B$10])^2)/(2*[.B$5]))" office:value-type="float" office:value="40.727831923578">
            <text:p>40.7278319236</text:p>
          </table:table-cell>
          <table:table-cell table:formula="of:=[.$B$13]*EXP(-(([.$D144]-[.$B$10])^2)/(2*[.C$5]))" office:value-type="float" office:value="33.2739390153486">
            <text:p>33.2739390153</text:p>
          </table:table-cell>
          <table:table-cell table:formula="of:=[.$B$13]*EXP(-(([.$D144]-[.$B$10])^2)/(2*[.D$5]))" office:value-type="float" office:value="20.5478748035147">
            <text:p>20.5478748035</text:p>
          </table:table-cell>
          <table:table-cell table:formula="of:=[.$B$13]*EXP(-(([.$D144]-[.$B$10])^2)/(2*[.E$5]))" office:value-type="float" office:value="3.44848741794113">
            <text:p>3.4484874179</text:p>
          </table:table-cell>
          <table:table-cell table:formula="of:=[.$B$13]*EXP(-(([.$D144]-[.$B$10])^2)/(2*[.F$5]))" office:value-type="float" office:value="0.000159430443740671">
            <text:p>0.0001594304</text:p>
          </table:table-cell>
          <table:table-cell table:formula="of:=[.$B$13]*EXP(-(([.$D144]-[.$B$10])^2)/(2*[.G$5]))" office:value-type="float" office:value="2.07853590457694E-039">
            <text:p>2.07853590457694E-039</text:p>
          </table:table-cell>
        </table:table-row>
        <table:table-row table:style-name="ro1">
          <table:table-cell table:number-columns-repeated="3"/>
          <table:table-cell office:value-type="float" office:value="0.367499999999993">
            <text:p>0.3675</text:p>
          </table:table-cell>
          <table:table-cell table:formula="of:=[.$B$13]*EXP(-(([.$D145]-[.$B$10])^2)/(2*[.B$5]))" office:value-type="float" office:value="41.0033109331918">
            <text:p>41.0033109332</text:p>
          </table:table-cell>
          <table:table-cell table:formula="of:=[.$B$13]*EXP(-(([.$D145]-[.$B$10])^2)/(2*[.C$5]))" office:value-type="float" office:value="33.5498562377335">
            <text:p>33.5498562377</text:p>
          </table:table-cell>
          <table:table-cell table:formula="of:=[.$B$13]*EXP(-(([.$D145]-[.$B$10])^2)/(2*[.D$5]))" office:value-type="float" office:value="20.7933452360957">
            <text:p>20.7933452361</text:p>
          </table:table-cell>
          <table:table-cell table:formula="of:=[.$B$13]*EXP(-(([.$D145]-[.$B$10])^2)/(2*[.E$5]))" office:value-type="float" office:value="3.53674095324403">
            <text:p>3.5367409532</text:p>
          </table:table-cell>
          <table:table-cell table:formula="of:=[.$B$13]*EXP(-(([.$D145]-[.$B$10])^2)/(2*[.F$5]))" office:value-type="float" office:value="0.000176229662366228">
            <text:p>0.0001762297</text:p>
          </table:table-cell>
          <table:table-cell table:formula="of:=[.$B$13]*EXP(-(([.$D145]-[.$B$10])^2)/(2*[.G$5]))" office:value-type="float" office:value="4.19820931543212E-039">
            <text:p>4.19820931543212E-039</text:p>
          </table:table-cell>
        </table:table-row>
        <table:table-row table:style-name="ro1">
          <table:table-cell table:number-columns-repeated="3"/>
          <table:table-cell office:value-type="float" office:value="0.367999999999993">
            <text:p>0.368</text:p>
          </table:table-cell>
          <table:table-cell table:formula="of:=[.$B$13]*EXP(-(([.$D146]-[.$B$10])^2)/(2*[.B$5]))" office:value-type="float" office:value="41.2796051400587">
            <text:p>41.2796051401</text:p>
          </table:table-cell>
          <table:table-cell table:formula="of:=[.$B$13]*EXP(-(([.$D146]-[.$B$10])^2)/(2*[.C$5]))" office:value-type="float" office:value="33.8270092762024">
            <text:p>33.8270092762</text:p>
          </table:table-cell>
          <table:table-cell table:formula="of:=[.$B$13]*EXP(-(([.$D146]-[.$B$10])^2)/(2*[.D$5]))" office:value-type="float" office:value="21.040806974992">
            <text:p>21.040806975</text:p>
          </table:table-cell>
          <table:table-cell table:formula="of:=[.$B$13]*EXP(-(([.$D146]-[.$B$10])^2)/(2*[.E$5]))" office:value-type="float" office:value="3.62690784801147">
            <text:p>3.626907848</text:p>
          </table:table-cell>
          <table:table-cell table:formula="of:=[.$B$13]*EXP(-(([.$D146]-[.$B$10])^2)/(2*[.F$5]))" office:value-type="float" office:value="0.000194725529056469">
            <text:p>0.0001947255</text:p>
          </table:table-cell>
          <table:table-cell table:formula="of:=[.$B$13]*EXP(-(([.$D146]-[.$B$10])^2)/(2*[.G$5]))" office:value-type="float" office:value="8.4570853676716E-039">
            <text:p>8.4570853676716E-039</text:p>
          </table:table-cell>
        </table:table-row>
        <table:table-row table:style-name="ro1">
          <table:table-cell table:number-columns-repeated="3"/>
          <table:table-cell office:value-type="float" office:value="0.368499999999992">
            <text:p>0.3685</text:p>
          </table:table-cell>
          <table:table-cell table:formula="of:=[.$B$13]*EXP(-(([.$D147]-[.$B$10])^2)/(2*[.B$5]))" office:value-type="float" office:value="41.5567059597689">
            <text:p>41.5567059598</text:p>
          </table:table-cell>
          <table:table-cell table:formula="of:=[.$B$13]*EXP(-(([.$D147]-[.$B$10])^2)/(2*[.C$5]))" office:value-type="float" office:value="34.1053910276901">
            <text:p>34.1053910277</text:p>
          </table:table-cell>
          <table:table-cell table:formula="of:=[.$B$13]*EXP(-(([.$D147]-[.$B$10])^2)/(2*[.D$5]))" office:value-type="float" office:value="21.2902614502288">
            <text:p>21.2902614502</text:p>
          </table:table-cell>
          <table:table-cell table:formula="of:=[.$B$13]*EXP(-(([.$D147]-[.$B$10])^2)/(2*[.E$5]))" office:value-type="float" office:value="3.71901950017732">
            <text:p>3.7190195002</text:p>
          </table:table-cell>
          <table:table-cell table:formula="of:=[.$B$13]*EXP(-(([.$D147]-[.$B$10])^2)/(2*[.F$5]))" office:value-type="float" office:value="0.000215081424777899">
            <text:p>0.0002150814</text:p>
          </table:table-cell>
          <table:table-cell table:formula="of:=[.$B$13]*EXP(-(([.$D147]-[.$B$10])^2)/(2*[.G$5]))" office:value-type="float" office:value="1.69913313994457E-038">
            <text:p>1.69913313994457E-038</text:p>
          </table:table-cell>
        </table:table-row>
        <table:table-row table:style-name="ro1">
          <table:table-cell table:number-columns-repeated="3"/>
          <table:table-cell office:value-type="float" office:value="0.368999999999992">
            <text:p>0.369</text:p>
          </table:table-cell>
          <table:table-cell table:formula="of:=[.$B$13]*EXP(-(([.$D148]-[.$B$10])^2)/(2*[.B$5]))" office:value-type="float" office:value="41.8346046885333">
            <text:p>41.8346046885</text:p>
          </table:table-cell>
          <table:table-cell table:formula="of:=[.$B$13]*EXP(-(([.$D148]-[.$B$10])^2)/(2*[.C$5]))" office:value-type="float" office:value="34.3849942154437">
            <text:p>34.3849942154</text:p>
          </table:table-cell>
          <table:table-cell table:formula="of:=[.$B$13]*EXP(-(([.$D148]-[.$B$10])^2)/(2*[.D$5]))" office:value-type="float" office:value="21.5417098398437">
            <text:p>21.5417098398</text:p>
          </table:table-cell>
          <table:table-cell table:formula="of:=[.$B$13]*EXP(-(([.$D148]-[.$B$10])^2)/(2*[.E$5]))" office:value-type="float" office:value="3.81310754429141">
            <text:p>3.8131075443</text:p>
          </table:table-cell>
          <table:table-cell table:formula="of:=[.$B$13]*EXP(-(([.$D148]-[.$B$10])^2)/(2*[.F$5]))" office:value-type="float" office:value="0.00023747562864046">
            <text:p>0.0002374756</text:p>
          </table:table-cell>
          <table:table-cell table:formula="of:=[.$B$13]*EXP(-(([.$D148]-[.$B$10])^2)/(2*[.G$5]))" office:value-type="float" office:value="3.40474174761439E-038">
            <text:p>3.40474174761439E-038</text:p>
          </table:table-cell>
        </table:table-row>
        <table:table-row table:style-name="ro1">
          <table:table-cell table:number-columns-repeated="3"/>
          <table:table-cell office:value-type="float" office:value="0.369499999999992">
            <text:p>0.3695</text:p>
          </table:table-cell>
          <table:table-cell table:formula="of:=[.$B$13]*EXP(-(([.$D149]-[.$B$10])^2)/(2*[.B$5]))" office:value-type="float" office:value="42.1132925032666">
            <text:p>42.1132925033</text:p>
          </table:table-cell>
          <table:table-cell table:formula="of:=[.$B$13]*EXP(-(([.$D149]-[.$B$10])^2)/(2*[.C$5]))" office:value-type="float" office:value="34.6658113884987">
            <text:p>34.6658113885</text:p>
          </table:table-cell>
          <table:table-cell table:formula="of:=[.$B$13]*EXP(-(([.$D149]-[.$B$10])^2)/(2*[.D$5]))" office:value-type="float" office:value="21.7951530666835">
            <text:p>21.7951530667</text:p>
          </table:table-cell>
          <table:table-cell table:formula="of:=[.$B$13]*EXP(-(([.$D149]-[.$B$10])^2)/(2*[.E$5]))" office:value-type="float" office:value="3.90920384533242">
            <text:p>3.9092038453</text:p>
          </table:table-cell>
          <table:table-cell table:formula="of:=[.$B$13]*EXP(-(([.$D149]-[.$B$10])^2)/(2*[.F$5]))" office:value-type="float" office:value="0.000262102592261617">
            <text:p>0.0002621026</text:p>
          </table:table-cell>
          <table:table-cell table:formula="of:=[.$B$13]*EXP(-(([.$D149]-[.$B$10])^2)/(2*[.G$5]))" office:value-type="float" office:value="6.80441840840617E-038">
            <text:p>6.80441840840617E-038</text:p>
          </table:table-cell>
        </table:table-row>
        <table:table-row table:style-name="ro1">
          <table:table-cell table:number-columns-repeated="3"/>
          <table:table-cell office:value-type="float" office:value="0.369999999999992">
            <text:p>0.37</text:p>
          </table:table-cell>
          <table:table-cell table:formula="of:=[.$B$13]*EXP(-(([.$D150]-[.$B$10])^2)/(2*[.B$5]))" office:value-type="float" office:value="42.3927604616901">
            <text:p>42.3927604617</text:p>
          </table:table-cell>
          <table:table-cell table:formula="of:=[.$B$13]*EXP(-(([.$D150]-[.$B$10])^2)/(2*[.C$5]))" office:value-type="float" office:value="34.9478349211838">
            <text:p>34.9478349212</text:p>
          </table:table-cell>
          <table:table-cell table:formula="of:=[.$B$13]*EXP(-(([.$D150]-[.$B$10])^2)/(2*[.D$5]))" office:value-type="float" office:value="22.0505917952269">
            <text:p>22.0505917952</text:p>
          </table:table-cell>
          <table:table-cell table:formula="of:=[.$B$13]*EXP(-(([.$D150]-[.$B$10])^2)/(2*[.E$5]))" office:value-type="float" office:value="4.00734049225456">
            <text:p>4.0073404923</text:p>
          </table:table-cell>
          <table:table-cell table:formula="of:=[.$B$13]*EXP(-(([.$D150]-[.$B$10])^2)/(2*[.F$5]))" office:value-type="float" office:value="0.000289174314995205">
            <text:p>0.0002891743</text:p>
          </table:table-cell>
          <table:table-cell table:formula="of:=[.$B$13]*EXP(-(([.$D150]-[.$B$10])^2)/(2*[.G$5]))" office:value-type="float" office:value="1.35627549550009E-037">
            <text:p>1.35627549550009E-037</text:p>
          </table:table-cell>
        </table:table-row>
        <table:table-row table:style-name="ro1">
          <table:table-cell table:number-columns-repeated="3"/>
          <table:table-cell office:value-type="float" office:value="0.370499999999992">
            <text:p>0.3705</text:p>
          </table:table-cell>
          <table:table-cell table:formula="of:=[.$B$13]*EXP(-(([.$D151]-[.$B$10])^2)/(2*[.B$5]))" office:value-type="float" office:value="42.6729995024487">
            <text:p>42.6729995024</text:p>
          </table:table-cell>
          <table:table-cell table:formula="of:=[.$B$13]*EXP(-(([.$D151]-[.$B$10])^2)/(2*[.C$5]))" office:value-type="float" office:value="35.2310570126464">
            <text:p>35.2310570126</text:p>
          </table:table-cell>
          <table:table-cell table:formula="of:=[.$B$13]*EXP(-(([.$D151]-[.$B$10])^2)/(2*[.D$5]))" office:value-type="float" office:value="22.3080264284244">
            <text:p>22.3080264284</text:p>
          </table:table-cell>
          <table:table-cell table:formula="of:=[.$B$13]*EXP(-(([.$D151]-[.$B$10])^2)/(2*[.E$5]))" office:value-type="float" office:value="4.10754979126267">
            <text:p>4.1075497913</text:p>
          </table:table-cell>
          <table:table-cell table:formula="of:=[.$B$13]*EXP(-(([.$D151]-[.$B$10])^2)/(2*[.F$5]))" office:value-type="float" office:value="0.000318921827252794">
            <text:p>0.0003189218</text:p>
          </table:table-cell>
          <table:table-cell table:formula="of:=[.$B$13]*EXP(-(([.$D151]-[.$B$10])^2)/(2*[.G$5]))" office:value-type="float" office:value="2.69621728810137E-037">
            <text:p>2.69621728810137E-037</text:p>
          </table:table-cell>
        </table:table-row>
        <table:table-row table:style-name="ro1">
          <table:table-cell table:number-columns-repeated="3"/>
          <table:table-cell office:value-type="float" office:value="0.370999999999992">
            <text:p>0.371</text:p>
          </table:table-cell>
          <table:table-cell table:formula="of:=[.$B$13]*EXP(-(([.$D152]-[.$B$10])^2)/(2*[.B$5]))" office:value-type="float" office:value="42.9540004452441">
            <text:p>42.9540004452</text:p>
          </table:table-cell>
          <table:table-cell table:formula="of:=[.$B$13]*EXP(-(([.$D152]-[.$B$10])^2)/(2*[.C$5]))" office:value-type="float" office:value="35.5154696864015">
            <text:p>35.5154696864</text:p>
          </table:table-cell>
          <table:table-cell table:formula="of:=[.$B$13]*EXP(-(([.$D152]-[.$B$10])^2)/(2*[.D$5]))" office:value-type="float" office:value="22.5674571045609">
            <text:p>22.5674571046</text:p>
          </table:table-cell>
          <table:table-cell table:formula="of:=[.$B$13]*EXP(-(([.$D152]-[.$B$10])^2)/(2*[.E$5]))" office:value-type="float" office:value="4.20986425881354">
            <text:p>4.2098642588</text:p>
          </table:table-cell>
          <table:table-cell table:formula="of:=[.$B$13]*EXP(-(([.$D152]-[.$B$10])^2)/(2*[.F$5]))" office:value-type="float" office:value="0.000351596789597176">
            <text:p>0.0003515968</text:p>
          </table:table-cell>
          <table:table-cell table:formula="of:=[.$B$13]*EXP(-(([.$D152]-[.$B$10])^2)/(2*[.G$5]))" office:value-type="float" office:value="5.3457904691232E-037">
            <text:p>5.3457904691232E-037</text:p>
          </table:table-cell>
        </table:table-row>
        <table:table-row table:style-name="ro1">
          <table:table-cell table:number-columns-repeated="3"/>
          <table:table-cell office:value-type="float" office:value="0.371499999999992">
            <text:p>0.3715</text:p>
          </table:table-cell>
          <table:table-cell table:formula="of:=[.$B$13]*EXP(-(([.$D153]-[.$B$10])^2)/(2*[.B$5]))" office:value-type="float" office:value="43.2357539909837">
            <text:p>43.235753991</text:p>
          </table:table-cell>
          <table:table-cell table:formula="of:=[.$B$13]*EXP(-(([.$D153]-[.$B$10])^2)/(2*[.C$5]))" office:value-type="float" office:value="35.8010647899053">
            <text:p>35.8010647899</text:p>
          </table:table-cell>
          <table:table-cell table:formula="of:=[.$B$13]*EXP(-(([.$D153]-[.$B$10])^2)/(2*[.D$5]))" office:value-type="float" office:value="22.8288836941406">
            <text:p>22.8288836941</text:p>
          </table:table-cell>
          <table:table-cell table:formula="of:=[.$B$13]*EXP(-(([.$D153]-[.$B$10])^2)/(2*[.E$5]))" office:value-type="float" office:value="4.31431661434067">
            <text:p>4.3143166143</text:p>
          </table:table-cell>
          <table:table-cell table:formula="of:=[.$B$13]*EXP(-(([.$D153]-[.$B$10])^2)/(2*[.F$5]))" office:value-type="float" office:value="0.000387473215760702">
            <text:p>0.0003874732</text:p>
          </table:table-cell>
          <table:table-cell table:formula="of:=[.$B$13]*EXP(-(([.$D153]-[.$B$10])^2)/(2*[.G$5]))" office:value-type="float" office:value="1.05710723483418E-036">
            <text:p>1.05710723483418E-036</text:p>
          </table:table-cell>
        </table:table-row>
        <table:table-row table:style-name="ro1">
          <table:table-cell table:number-columns-repeated="3"/>
          <table:table-cell office:value-type="float" office:value="0.371999999999992">
            <text:p>0.372</text:p>
          </table:table-cell>
          <table:table-cell table:formula="of:=[.$B$13]*EXP(-(([.$D154]-[.$B$10])^2)/(2*[.B$5]))" office:value-type="float" office:value="43.5182507219459">
            <text:p>43.5182507219</text:p>
          </table:table-cell>
          <table:table-cell table:formula="of:=[.$B$13]*EXP(-(([.$D154]-[.$B$10])^2)/(2*[.C$5]))" office:value-type="float" office:value="36.0878339941518">
            <text:p>36.0878339942</text:p>
          </table:table-cell>
          <table:table-cell table:formula="of:=[.$B$13]*EXP(-(([.$D154]-[.$B$10])^2)/(2*[.D$5]))" office:value-type="float" office:value="23.0923057967967">
            <text:p>23.0923057968</text:p>
          </table:table-cell>
          <table:table-cell table:formula="of:=[.$B$13]*EXP(-(([.$D154]-[.$B$10])^2)/(2*[.E$5]))" office:value-type="float" office:value="4.42093977269963">
            <text:p>4.4209397727</text:p>
          </table:table-cell>
          <table:table-cell table:formula="of:=[.$B$13]*EXP(-(([.$D154]-[.$B$10])^2)/(2*[.F$5]))" office:value-type="float" office:value="0.000426849328237627">
            <text:p>0.0004268493</text:p>
          </table:table-cell>
          <table:table-cell table:formula="of:=[.$B$13]*EXP(-(([.$D154]-[.$B$10])^2)/(2*[.G$5]))" office:value-type="float" office:value="2.08485678513791E-036">
            <text:p>2.08485678513791E-036</text:p>
          </table:table-cell>
        </table:table-row>
        <table:table-row table:style-name="ro1">
          <table:table-cell table:number-columns-repeated="3"/>
          <table:table-cell office:value-type="float" office:value="0.372499999999992">
            <text:p>0.3725</text:p>
          </table:table-cell>
          <table:table-cell table:formula="of:=[.$B$13]*EXP(-(([.$D155]-[.$B$10])^2)/(2*[.B$5]))" office:value-type="float" office:value="43.8014811019617">
            <text:p>43.801481102</text:p>
          </table:table-cell>
          <table:table-cell table:formula="of:=[.$B$13]*EXP(-(([.$D155]-[.$B$10])^2)/(2*[.C$5]))" office:value-type="float" office:value="36.3757687932945">
            <text:p>36.3757687933</text:p>
          </table:table-cell>
          <table:table-cell table:formula="of:=[.$B$13]*EXP(-(([.$D155]-[.$B$10])^2)/(2*[.D$5]))" office:value-type="float" office:value="23.3577227382253">
            <text:p>23.3577227382</text:p>
          </table:table-cell>
          <table:table-cell table:formula="of:=[.$B$13]*EXP(-(([.$D155]-[.$B$10])^2)/(2*[.E$5]))" office:value-type="float" office:value="4.52976683633149">
            <text:p>4.5297668363</text:p>
          </table:table-cell>
          <table:table-cell table:formula="of:=[.$B$13]*EXP(-(([.$D155]-[.$B$10])^2)/(2*[.F$5]))" office:value-type="float" office:value="0.000470049555619746">
            <text:p>0.0004700496</text:p>
          </table:table-cell>
          <table:table-cell table:formula="of:=[.$B$13]*EXP(-(([.$D155]-[.$B$10])^2)/(2*[.G$5]))" office:value-type="float" office:value="4.10094060273632E-036">
            <text:p>4.10094060273632E-036</text:p>
          </table:table-cell>
        </table:table-row>
        <table:table-row table:style-name="ro1">
          <table:table-cell table:number-columns-repeated="3"/>
          <table:table-cell office:value-type="float" office:value="0.372999999999992">
            <text:p>0.373</text:p>
          </table:table-cell>
          <table:table-cell table:formula="of:=[.$B$13]*EXP(-(([.$D156]-[.$B$10])^2)/(2*[.B$5]))" office:value-type="float" office:value="44.0854354766124">
            <text:p>44.0854354766</text:p>
          </table:table-cell>
          <table:table-cell table:formula="of:=[.$B$13]*EXP(-(([.$D156]-[.$B$10])^2)/(2*[.C$5]))" office:value-type="float" office:value="36.6648605042923">
            <text:p>36.6648605043</text:p>
          </table:table-cell>
          <table:table-cell table:formula="of:=[.$B$13]*EXP(-(([.$D156]-[.$B$10])^2)/(2*[.D$5]))" office:value-type="float" office:value="23.625133567146">
            <text:p>23.6251335671</text:p>
          </table:table-cell>
          <table:table-cell table:formula="of:=[.$B$13]*EXP(-(([.$D156]-[.$B$10])^2)/(2*[.E$5]))" office:value-type="float" office:value="4.64083108714188">
            <text:p>4.6408310871</text:p>
          </table:table-cell>
          <table:table-cell table:formula="of:=[.$B$13]*EXP(-(([.$D156]-[.$B$10])^2)/(2*[.F$5]))" office:value-type="float" office:value="0.000517426681388859">
            <text:p>0.0005174267</text:p>
          </table:table-cell>
          <table:table-cell table:formula="of:=[.$B$13]*EXP(-(([.$D156]-[.$B$10])^2)/(2*[.G$5]))" office:value-type="float" office:value="8.04527327188821E-036">
            <text:p>8.04527327188821E-036</text:p>
          </table:table-cell>
        </table:table-row>
        <table:table-row table:style-name="ro1">
          <table:table-cell table:number-columns-repeated="3"/>
          <table:table-cell office:value-type="float" office:value="0.373499999999992">
            <text:p>0.3735</text:p>
          </table:table-cell>
          <table:table-cell table:formula="of:=[.$B$13]*EXP(-(([.$D157]-[.$B$10])^2)/(2*[.B$5]))" office:value-type="float" office:value="44.3701040734435">
            <text:p>44.3701040734</text:p>
          </table:table-cell>
          <table:table-cell table:formula="of:=[.$B$13]*EXP(-(([.$D157]-[.$B$10])^2)/(2*[.C$5]))" office:value-type="float" office:value="36.9551002665802">
            <text:p>36.9551002666</text:p>
          </table:table-cell>
          <table:table-cell table:formula="of:=[.$B$13]*EXP(-(([.$D157]-[.$B$10])^2)/(2*[.D$5]))" office:value-type="float" office:value="23.8945370522895">
            <text:p>23.8945370523</text:p>
          </table:table-cell>
          <table:table-cell table:formula="of:=[.$B$13]*EXP(-(([.$D157]-[.$B$10])^2)/(2*[.E$5]))" office:value-type="float" office:value="4.75416597809322">
            <text:p>4.7541659781</text:p>
          </table:table-cell>
          <table:table-cell table:formula="of:=[.$B$13]*EXP(-(([.$D157]-[.$B$10])^2)/(2*[.F$5]))" office:value-type="float" office:value="0.000569364154448617">
            <text:p>0.0005693642</text:p>
          </table:table-cell>
          <table:table-cell table:formula="of:=[.$B$13]*EXP(-(([.$D157]-[.$B$10])^2)/(2*[.G$5]))" office:value-type="float" office:value="1.57415752903395E-035">
            <text:p>1.57415752903395E-035</text:p>
          </table:table-cell>
        </table:table-row>
        <table:table-row table:style-name="ro1">
          <table:table-cell table:number-columns-repeated="3"/>
          <table:table-cell office:value-type="float" office:value="0.373999999999992">
            <text:p>0.374</text:p>
          </table:table-cell>
          <table:table-cell table:formula="of:=[.$B$13]*EXP(-(([.$D158]-[.$B$10])^2)/(2*[.B$5]))" office:value-type="float" office:value="44.6554770021954">
            <text:p>44.6554770022</text:p>
          </table:table-cell>
          <table:table-cell table:formula="of:=[.$B$13]*EXP(-(([.$D158]-[.$B$10])^2)/(2*[.C$5]))" office:value-type="float" office:value="37.2464790417653">
            <text:p>37.2464790418</text:p>
          </table:table-cell>
          <table:table-cell table:formula="of:=[.$B$13]*EXP(-(([.$D158]-[.$B$10])^2)/(2*[.D$5]))" office:value-type="float" office:value="24.1659316794138">
            <text:p>24.1659316794</text:p>
          </table:table-cell>
          <table:table-cell table:formula="of:=[.$B$13]*EXP(-(([.$D158]-[.$B$10])^2)/(2*[.E$5]))" office:value-type="float" office:value="4.86980512450809">
            <text:p>4.8698051245</text:p>
          </table:table-cell>
          <table:table-cell table:formula="of:=[.$B$13]*EXP(-(([.$D158]-[.$B$10])^2)/(2*[.F$5]))" office:value-type="float" office:value="0.000626278572272616">
            <text:p>0.0006262786</text:p>
          </table:table-cell>
          <table:table-cell table:formula="of:=[.$B$13]*EXP(-(([.$D158]-[.$B$10])^2)/(2*[.G$5]))" office:value-type="float" office:value="3.07188993512431E-035">
            <text:p>3.07188993512431E-035</text:p>
          </table:table-cell>
        </table:table-row>
        <table:table-row table:style-name="ro1">
          <table:table-cell table:number-columns-repeated="3"/>
          <table:table-cell office:value-type="float" office:value="0.374499999999992">
            <text:p>0.3745</text:p>
          </table:table-cell>
          <table:table-cell table:formula="of:=[.$B$13]*EXP(-(([.$D159]-[.$B$10])^2)/(2*[.B$5]))" office:value-type="float" office:value="44.9415442550505">
            <text:p>44.9415442551</text:p>
          </table:table-cell>
          <table:table-cell table:formula="of:=[.$B$13]*EXP(-(([.$D159]-[.$B$10])^2)/(2*[.C$5]))" office:value-type="float" office:value="37.5389876133482">
            <text:p>37.5389876133</text:p>
          </table:table-cell>
          <table:table-cell table:formula="of:=[.$B$13]*EXP(-(([.$D159]-[.$B$10])^2)/(2*[.D$5]))" office:value-type="float" office:value="24.43931564835">
            <text:p>24.4393156484</text:p>
          </table:table-cell>
          <table:table-cell table:formula="of:=[.$B$13]*EXP(-(([.$D159]-[.$B$10])^2)/(2*[.E$5]))" office:value-type="float" office:value="4.98778229508156">
            <text:p>4.9877822951</text:p>
          </table:table-cell>
          <table:table-cell table:formula="of:=[.$B$13]*EXP(-(([.$D159]-[.$B$10])^2)/(2*[.F$5]))" office:value-type="float" office:value="0.000688622348165503">
            <text:p>0.0006886223</text:p>
          </table:table-cell>
          <table:table-cell table:formula="of:=[.$B$13]*EXP(-(([.$D159]-[.$B$10])^2)/(2*[.G$5]))" office:value-type="float" office:value="5.97878836325655E-035">
            <text:p>5.97878836325655E-035</text:p>
          </table:table-cell>
        </table:table-row>
        <table:table-row table:style-name="ro1">
          <table:table-cell table:number-columns-repeated="3"/>
          <table:table-cell office:value-type="float" office:value="0.374999999999992">
            <text:p>0.375</text:p>
          </table:table-cell>
          <table:table-cell table:formula="of:=[.$B$13]*EXP(-(([.$D160]-[.$B$10])^2)/(2*[.B$5]))" office:value-type="float" office:value="45.2282957068965">
            <text:p>45.2282957069</text:p>
          </table:table-cell>
          <table:table-cell table:formula="of:=[.$B$13]*EXP(-(([.$D160]-[.$B$10])^2)/(2*[.C$5]))" office:value-type="float" office:value="37.8326165864697">
            <text:p>37.8326165865</text:p>
          </table:table-cell>
          <table:table-cell table:formula="of:=[.$B$13]*EXP(-(([.$D160]-[.$B$10])^2)/(2*[.D$5]))" office:value-type="float" office:value="24.7146868700783">
            <text:p>24.7146868701</text:p>
          </table:table-cell>
          <table:table-cell table:formula="of:=[.$B$13]*EXP(-(([.$D160]-[.$B$10])^2)/(2*[.E$5]))" office:value-type="float" office:value="5.10813140260061">
            <text:p>5.1081314026</text:p>
          </table:table-cell>
          <table:table-cell table:formula="of:=[.$B$13]*EXP(-(([.$D160]-[.$B$10])^2)/(2*[.F$5]))" office:value-type="float" office:value="0.000756886574779899">
            <text:p>0.0007568866</text:p>
          </table:table-cell>
          <table:table-cell table:formula="of:=[.$B$13]*EXP(-(([.$D160]-[.$B$10])^2)/(2*[.G$5]))" office:value-type="float" office:value="1.16056850206462E-034">
            <text:p>1.16056850206462E-034</text:p>
          </table:table-cell>
        </table:table-row>
        <table:table-row table:style-name="ro1">
          <table:table-cell table:number-columns-repeated="3"/>
          <table:table-cell office:value-type="float" office:value="0.375499999999992">
            <text:p>0.3755</text:p>
          </table:table-cell>
          <table:table-cell table:formula="of:=[.$B$13]*EXP(-(([.$D161]-[.$B$10])^2)/(2*[.B$5]))" office:value-type="float" office:value="45.5157211156067">
            <text:p>45.5157211156</text:p>
          </table:table-cell>
          <table:table-cell table:formula="of:=[.$B$13]*EXP(-(([.$D161]-[.$B$10])^2)/(2*[.C$5]))" office:value-type="float" office:value="38.1273563876835">
            <text:p>38.1273563877</text:p>
          </table:table-cell>
          <table:table-cell table:formula="of:=[.$B$13]*EXP(-(([.$D161]-[.$B$10])^2)/(2*[.D$5]))" office:value-type="float" office:value="24.9920429638368">
            <text:p>24.9920429638</text:p>
          </table:table-cell>
          <table:table-cell table:formula="of:=[.$B$13]*EXP(-(([.$D161]-[.$B$10])^2)/(2*[.E$5]))" office:value-type="float" office:value="5.23088649436891">
            <text:p>5.2308864944</text:p>
          </table:table-cell>
          <table:table-cell table:formula="of:=[.$B$13]*EXP(-(([.$D161]-[.$B$10])^2)/(2*[.F$5]))" office:value-type="float" office:value="0.000831604096704354">
            <text:p>0.0008316041</text:p>
          </table:table-cell>
          <table:table-cell table:formula="of:=[.$B$13]*EXP(-(([.$D161]-[.$B$10])^2)/(2*[.G$5]))" office:value-type="float" office:value="2.2468725995921E-034">
            <text:p>2.2468725995921E-034</text:p>
          </table:table-cell>
        </table:table-row>
        <table:table-row table:style-name="ro1">
          <table:table-cell table:number-columns-repeated="3"/>
          <table:table-cell office:value-type="float" office:value="0.375999999999992">
            <text:p>0.376</text:p>
          </table:table-cell>
          <table:table-cell table:formula="of:=[.$B$13]*EXP(-(([.$D162]-[.$B$10])^2)/(2*[.B$5]))" office:value-type="float" office:value="45.8038101223369">
            <text:p>45.8038101223</text:p>
          </table:table-cell>
          <table:table-cell table:formula="of:=[.$B$13]*EXP(-(([.$D162]-[.$B$10])^2)/(2*[.C$5]))" office:value-type="float" office:value="38.4231972647551">
            <text:p>38.4231972648</text:p>
          </table:table-cell>
          <table:table-cell table:formula="of:=[.$B$13]*EXP(-(([.$D162]-[.$B$10])^2)/(2*[.D$5]))" office:value-type="float" office:value="25.271381254262">
            <text:p>25.2713812543</text:p>
          </table:table-cell>
          <table:table-cell table:formula="of:=[.$B$13]*EXP(-(([.$D162]-[.$B$10])^2)/(2*[.E$5]))" office:value-type="float" office:value="5.35608174233526">
            <text:p>5.3560817423</text:p>
          </table:table-cell>
          <table:table-cell table:formula="of:=[.$B$13]*EXP(-(([.$D162]-[.$B$10])^2)/(2*[.F$5]))" office:value-type="float" office:value="0.00091335280563651">
            <text:p>0.0009133528</text:p>
          </table:table-cell>
          <table:table-cell table:formula="of:=[.$B$13]*EXP(-(([.$D162]-[.$B$10])^2)/(2*[.G$5]))" office:value-type="float" office:value="4.33846587774231E-034">
            <text:p>4.33846587774231E-034</text:p>
          </table:table-cell>
        </table:table-row>
        <table:table-row table:style-name="ro1">
          <table:table-cell table:number-columns-repeated="3"/>
          <table:table-cell office:value-type="float" office:value="0.376499999999992">
            <text:p>0.3765</text:p>
          </table:table-cell>
          <table:table-cell table:formula="of:=[.$B$13]*EXP(-(([.$D163]-[.$B$10])^2)/(2*[.B$5]))" office:value-type="float" office:value="46.092552251839">
            <text:p>46.0925522518</text:p>
          </table:table-cell>
          <table:table-cell table:formula="of:=[.$B$13]*EXP(-(([.$D163]-[.$B$10])^2)/(2*[.C$5]))" office:value-type="float" office:value="38.7201292864871">
            <text:p>38.7201292865</text:p>
          </table:table-cell>
          <table:table-cell table:formula="of:=[.$B$13]*EXP(-(([.$D163]-[.$B$10])^2)/(2*[.D$5]))" office:value-type="float" office:value="25.5526987685648">
            <text:p>25.5526987686</text:p>
          </table:table-cell>
          <table:table-cell table:formula="of:=[.$B$13]*EXP(-(([.$D163]-[.$B$10])^2)/(2*[.E$5]))" office:value-type="float" office:value="5.48375143292437">
            <text:p>5.4837514329</text:p>
          </table:table-cell>
          <table:table-cell table:formula="of:=[.$B$13]*EXP(-(([.$D163]-[.$B$10])^2)/(2*[.F$5]))" office:value-type="float" office:value="0.00100275917238155">
            <text:p>0.0010027592</text:p>
          </table:table-cell>
          <table:table-cell table:formula="of:=[.$B$13]*EXP(-(([.$D163]-[.$B$10])^2)/(2*[.G$5]))" office:value-type="float" office:value="8.3549526599631E-034">
            <text:p>8.3549526599631E-034</text:p>
          </table:table-cell>
        </table:table-row>
        <table:table-row table:style-name="ro1">
          <table:table-cell table:number-columns-repeated="3"/>
          <table:table-cell office:value-type="float" office:value="0.376999999999992">
            <text:p>0.377</text:p>
          </table:table-cell>
          <table:table-cell table:formula="of:=[.$B$13]*EXP(-(([.$D164]-[.$B$10])^2)/(2*[.B$5]))" office:value-type="float" office:value="46.3819369127917">
            <text:p>46.3819369128</text:p>
          </table:table-cell>
          <table:table-cell table:formula="of:=[.$B$13]*EXP(-(([.$D164]-[.$B$10])^2)/(2*[.C$5]))" office:value-type="float" office:value="39.0181423425706">
            <text:p>39.0181423426</text:p>
          </table:table-cell>
          <table:table-cell table:formula="of:=[.$B$13]*EXP(-(([.$D164]-[.$B$10])^2)/(2*[.D$5]))" office:value-type="float" office:value="25.8359922337401">
            <text:p>25.8359922337</text:p>
          </table:table-cell>
          <table:table-cell table:formula="of:=[.$B$13]*EXP(-(([.$D164]-[.$B$10])^2)/(2*[.E$5]))" office:value-type="float" office:value="5.61392995656863">
            <text:p>5.6139299566</text:p>
          </table:table-cell>
          <table:table-cell table:formula="of:=[.$B$13]*EXP(-(([.$D164]-[.$B$10])^2)/(2*[.F$5]))" office:value-type="float" office:value="0.00110050203066869">
            <text:p>0.001100502</text:p>
          </table:table-cell>
          <table:table-cell table:formula="of:=[.$B$13]*EXP(-(([.$D164]-[.$B$10])^2)/(2*[.G$5]))" office:value-type="float" office:value="1.60472962554089E-033">
            <text:p>1.60472962554089E-033</text:p>
          </table:table-cell>
        </table:table-row>
        <table:table-row table:style-name="ro1">
          <table:table-cell table:number-columns-repeated="3"/>
          <table:table-cell office:value-type="float" office:value="0.377499999999991">
            <text:p>0.3775</text:p>
          </table:table-cell>
          <table:table-cell table:formula="of:=[.$B$13]*EXP(-(([.$D165]-[.$B$10])^2)/(2*[.B$5]))" office:value-type="float" office:value="46.6719533981468">
            <text:p>46.6719533981</text:p>
          </table:table-cell>
          <table:table-cell table:formula="of:=[.$B$13]*EXP(-(([.$D165]-[.$B$10])^2)/(2*[.C$5]))" office:value-type="float" office:value="39.3172261434634">
            <text:p>39.3172261435</text:p>
          </table:table-cell>
          <table:table-cell table:formula="of:=[.$B$13]*EXP(-(([.$D165]-[.$B$10])^2)/(2*[.D$5]))" office:value-type="float" office:value="26.1212580738141">
            <text:p>26.1212580738</text:p>
          </table:table-cell>
          <table:table-cell table:formula="of:=[.$B$13]*EXP(-(([.$D165]-[.$B$10])^2)/(2*[.E$5]))" office:value-type="float" office:value="5.74665179693944">
            <text:p>5.7466517969</text:p>
          </table:table-cell>
          <table:table-cell table:formula="of:=[.$B$13]*EXP(-(([.$D165]-[.$B$10])^2)/(2*[.F$5]))" office:value-type="float" office:value="0.0012073166285577">
            <text:p>0.0012073166</text:p>
          </table:table-cell>
          <table:table-cell table:formula="of:=[.$B$13]*EXP(-(([.$D165]-[.$B$10])^2)/(2*[.G$5]))" office:value-type="float" office:value="3.07404214045963E-033">
            <text:p>3.07404214045963E-033</text:p>
          </table:table-cell>
        </table:table-row>
        <table:table-row table:style-name="ro1">
          <table:table-cell table:number-columns-repeated="3"/>
          <table:table-cell office:value-type="float" office:value="0.377999999999991">
            <text:p>0.378</text:p>
          </table:table-cell>
          <table:table-cell table:formula="of:=[.$B$13]*EXP(-(([.$D166]-[.$B$10])^2)/(2*[.B$5]))" office:value-type="float" office:value="46.9625908854962">
            <text:p>46.9625908855</text:p>
          </table:table-cell>
          <table:table-cell table:formula="of:=[.$B$13]*EXP(-(([.$D166]-[.$B$10])^2)/(2*[.C$5]))" office:value-type="float" office:value="39.6173702202982">
            <text:p>39.6173702203</text:p>
          </table:table-cell>
          <table:table-cell table:formula="of:=[.$B$13]*EXP(-(([.$D166]-[.$B$10])^2)/(2*[.D$5]))" office:value-type="float" office:value="26.4084924071304">
            <text:p>26.4084924071</text:p>
          </table:table-cell>
          <table:table-cell table:formula="of:=[.$B$13]*EXP(-(([.$D166]-[.$B$10])^2)/(2*[.E$5]))" office:value-type="float" office:value="5.88195151987897">
            <text:p>5.8819515199</text:p>
          </table:table-cell>
          <table:table-cell table:formula="of:=[.$B$13]*EXP(-(([.$D166]-[.$B$10])^2)/(2*[.F$5]))" office:value-type="float" office:value="0.00132399896401551">
            <text:p>0.001323999</text:p>
          </table:table-cell>
          <table:table-cell table:formula="of:=[.$B$13]*EXP(-(([.$D166]-[.$B$10])^2)/(2*[.G$5]))" office:value-type="float" office:value="5.87310590969519E-033">
            <text:p>5.87310590969519E-033</text:p>
          </table:table-cell>
        </table:table-row>
        <table:table-row table:style-name="ro1">
          <table:table-cell table:number-columns-repeated="3"/>
          <table:table-cell office:value-type="float" office:value="0.378499999999991">
            <text:p>0.3785</text:p>
          </table:table-cell>
          <table:table-cell table:formula="of:=[.$B$13]*EXP(-(([.$D167]-[.$B$10])^2)/(2*[.B$5]))" office:value-type="float" office:value="47.2538384374494">
            <text:p>47.2538384374</text:p>
          </table:table-cell>
          <table:table-cell table:formula="of:=[.$B$13]*EXP(-(([.$D167]-[.$B$10])^2)/(2*[.C$5]))" office:value-type="float" office:value="39.9185639248112">
            <text:p>39.9185639248</text:p>
          </table:table-cell>
          <table:table-cell table:formula="of:=[.$B$13]*EXP(-(([.$D167]-[.$B$10])^2)/(2*[.D$5]))" office:value-type="float" office:value="26.6976910436699">
            <text:p>26.6976910437</text:p>
          </table:table-cell>
          <table:table-cell table:formula="of:=[.$B$13]*EXP(-(([.$D167]-[.$B$10])^2)/(2*[.E$5]))" office:value-type="float" office:value="6.01986376202732">
            <text:p>6.019863762</text:p>
          </table:table-cell>
          <table:table-cell table:formula="of:=[.$B$13]*EXP(-(([.$D167]-[.$B$10])^2)/(2*[.F$5]))" office:value-type="float" office:value="0.00145141042207079">
            <text:p>0.0014514104</text:p>
          </table:table-cell>
          <table:table-cell table:formula="of:=[.$B$13]*EXP(-(([.$D167]-[.$B$10])^2)/(2*[.G$5]))" office:value-type="float" office:value="1.11911809482825E-032">
            <text:p>1.11911809482825E-032</text:p>
          </table:table-cell>
        </table:table-row>
        <table:table-row table:style-name="ro1">
          <table:table-cell table:number-columns-repeated="3"/>
          <table:table-cell office:value-type="float" office:value="0.378999999999991">
            <text:p>0.379</text:p>
          </table:table-cell>
          <table:table-cell table:formula="of:=[.$B$13]*EXP(-(([.$D168]-[.$B$10])^2)/(2*[.B$5]))" office:value-type="float" office:value="47.5456850020341">
            <text:p>47.545685002</text:p>
          </table:table-cell>
          <table:table-cell table:formula="of:=[.$B$13]*EXP(-(([.$D168]-[.$B$10])^2)/(2*[.C$5]))" office:value-type="float" office:value="40.2207964293058">
            <text:p>40.2207964293</text:p>
          </table:table-cell>
          <table:table-cell table:formula="of:=[.$B$13]*EXP(-(([.$D168]-[.$B$10])^2)/(2*[.D$5]))" office:value-type="float" office:value="26.9888494824162">
            <text:p>26.9888494824</text:p>
          </table:table-cell>
          <table:table-cell table:formula="of:=[.$B$13]*EXP(-(([.$D168]-[.$B$10])^2)/(2*[.E$5]))" office:value-type="float" office:value="6.16042321915008">
            <text:p>6.1604232192</text:p>
          </table:table-cell>
          <table:table-cell table:formula="of:=[.$B$13]*EXP(-(([.$D168]-[.$B$10])^2)/(2*[.F$5]))" office:value-type="float" office:value="0.00159048273182113">
            <text:p>0.0015904827</text:p>
          </table:table-cell>
          <table:table-cell table:formula="of:=[.$B$13]*EXP(-(([.$D168]-[.$B$10])^2)/(2*[.G$5]))" office:value-type="float" office:value="2.12683634166661E-032">
            <text:p>2.12683634166661E-032</text:p>
          </table:table-cell>
        </table:table-row>
        <table:table-row table:style-name="ro1">
          <table:table-cell table:number-columns-repeated="3"/>
          <table:table-cell office:value-type="float" office:value="0.379499999999991">
            <text:p>0.3795</text:p>
          </table:table-cell>
          <table:table-cell table:formula="of:=[.$B$13]*EXP(-(([.$D169]-[.$B$10])^2)/(2*[.B$5]))" office:value-type="float" office:value="47.8381194131111">
            <text:p>47.8381194131</text:p>
          </table:table-cell>
          <table:table-cell table:formula="of:=[.$B$13]*EXP(-(([.$D169]-[.$B$10])^2)/(2*[.C$5]))" office:value-type="float" office:value="40.5240567266393">
            <text:p>40.5240567266</text:p>
          </table:table-cell>
          <table:table-cell table:formula="of:=[.$B$13]*EXP(-(([.$D169]-[.$B$10])^2)/(2*[.D$5]))" office:value-type="float" office:value="27.2819629087589">
            <text:p>27.2819629088</text:p>
          </table:table-cell>
          <table:table-cell table:formula="of:=[.$B$13]*EXP(-(([.$D169]-[.$B$10])^2)/(2*[.E$5]))" office:value-type="float" office:value="6.30366463416184">
            <text:p>6.3036646342</text:p>
          </table:table-cell>
          <table:table-cell table:formula="of:=[.$B$13]*EXP(-(([.$D169]-[.$B$10])^2)/(2*[.F$5]))" office:value-type="float" office:value="0.0017422232624442">
            <text:p>0.0017422233</text:p>
          </table:table-cell>
          <table:table-cell table:formula="of:=[.$B$13]*EXP(-(([.$D169]-[.$B$10])^2)/(2*[.G$5]))" office:value-type="float" office:value="4.03127380745035E-032">
            <text:p>4.03127380745035E-032</text:p>
          </table:table-cell>
        </table:table-row>
        <table:table-row table:style-name="ro1">
          <table:table-cell table:number-columns-repeated="3"/>
          <table:table-cell office:value-type="float" office:value="0.379999999999991">
            <text:p>0.38</text:p>
          </table:table-cell>
          <table:table-cell table:formula="of:=[.$B$13]*EXP(-(([.$D170]-[.$B$10])^2)/(2*[.B$5]))" office:value-type="float" office:value="48.1311303908062">
            <text:p>48.1311303908</text:p>
          </table:table-cell>
          <table:table-cell table:formula="of:=[.$B$13]*EXP(-(([.$D170]-[.$B$10])^2)/(2*[.C$5]))" office:value-type="float" office:value="40.8283336302391">
            <text:p>40.8283336302</text:p>
          </table:table-cell>
          <table:table-cell table:formula="of:=[.$B$13]*EXP(-(([.$D170]-[.$B$10])^2)/(2*[.D$5]))" office:value-type="float" office:value="27.5770261919397">
            <text:p>27.5770261919</text:p>
          </table:table-cell>
          <table:table-cell table:formula="of:=[.$B$13]*EXP(-(([.$D170]-[.$B$10])^2)/(2*[.E$5]))" office:value-type="float" office:value="6.44962278484698">
            <text:p>6.4496227848</text:p>
          </table:table-cell>
          <table:table-cell table:formula="of:=[.$B$13]*EXP(-(([.$D170]-[.$B$10])^2)/(2*[.F$5]))" office:value-type="float" office:value="0.00190772067827815">
            <text:p>0.0019077207</text:p>
          </table:table-cell>
          <table:table-cell table:formula="of:=[.$B$13]*EXP(-(([.$D170]-[.$B$10])^2)/(2*[.G$5]))" office:value-type="float" office:value="7.62080046163827E-032">
            <text:p>7.62080046163827E-032</text:p>
          </table:table-cell>
        </table:table-row>
        <table:table-row table:style-name="ro1">
          <table:table-cell table:number-columns-repeated="3"/>
          <table:table-cell office:value-type="float" office:value="0.380499999999991">
            <text:p>0.3805</text:p>
          </table:table-cell>
          <table:table-cell table:formula="of:=[.$B$13]*EXP(-(([.$D171]-[.$B$10])^2)/(2*[.B$5]))" office:value-type="float" office:value="48.4247065419607">
            <text:p>48.424706542</text:p>
          </table:table-cell>
          <table:table-cell table:formula="of:=[.$B$13]*EXP(-(([.$D171]-[.$B$10])^2)/(2*[.C$5]))" office:value-type="float" office:value="41.1336157741472">
            <text:p>41.1336157741</text:p>
          </table:table-cell>
          <table:table-cell table:formula="of:=[.$B$13]*EXP(-(([.$D171]-[.$B$10])^2)/(2*[.D$5]))" office:value-type="float" office:value="27.8740338825422">
            <text:p>27.8740338825</text:p>
          </table:table-cell>
          <table:table-cell table:formula="of:=[.$B$13]*EXP(-(([.$D171]-[.$B$10])^2)/(2*[.E$5]))" office:value-type="float" office:value="6.59833247127763">
            <text:p>6.5983324713</text:p>
          </table:table-cell>
          <table:table-cell table:formula="of:=[.$B$13]*EXP(-(([.$D171]-[.$B$10])^2)/(2*[.F$5]))" office:value-type="float" office:value="0.00208815097396847">
            <text:p>0.002088151</text:p>
          </table:table-cell>
          <table:table-cell table:formula="of:=[.$B$13]*EXP(-(([.$D171]-[.$B$10])^2)/(2*[.G$5]))" office:value-type="float" office:value="1.43684179933933E-031">
            <text:p>1.43684179933933E-031</text:p>
          </table:table-cell>
        </table:table-row>
        <table:table-row table:style-name="ro1">
          <table:table-cell table:number-columns-repeated="3"/>
          <table:table-cell office:value-type="float" office:value="0.380999999999991">
            <text:p>0.381</text:p>
          </table:table-cell>
          <table:table-cell table:formula="of:=[.$B$13]*EXP(-(([.$D172]-[.$B$10])^2)/(2*[.B$5]))" office:value-type="float" office:value="48.7188363605971">
            <text:p>48.7188363606</text:p>
          </table:table-cell>
          <table:table-cell table:formula="of:=[.$B$13]*EXP(-(([.$D172]-[.$B$10])^2)/(2*[.C$5]))" office:value-type="float" office:value="41.4398916130921">
            <text:p>41.4398916131</text:p>
          </table:table-cell>
          <table:table-cell table:formula="of:=[.$B$13]*EXP(-(([.$D172]-[.$B$10])^2)/(2*[.D$5]))" office:value-type="float" office:value="28.1729802100251">
            <text:p>28.17298021</text:p>
          </table:table-cell>
          <table:table-cell table:formula="of:=[.$B$13]*EXP(-(([.$D172]-[.$B$10])^2)/(2*[.E$5]))" office:value-type="float" office:value="6.74982850292903">
            <text:p>6.7498285029</text:p>
          </table:table-cell>
          <table:table-cell table:formula="of:=[.$B$13]*EXP(-(([.$D172]-[.$B$10])^2)/(2*[.F$5]))" office:value-type="float" office:value="0.00228478391163531">
            <text:p>0.0022847839</text:p>
          </table:table-cell>
          <table:table-cell table:formula="of:=[.$B$13]*EXP(-(([.$D172]-[.$B$10])^2)/(2*[.G$5]))" office:value-type="float" office:value="2.7018882722549E-031">
            <text:p>2.7018882722549E-031</text:p>
          </table:table-cell>
        </table:table-row>
        <table:table-row table:style-name="ro1">
          <table:table-cell table:number-columns-repeated="3"/>
          <table:table-cell office:value-type="float" office:value="0.381499999999991">
            <text:p>0.3815</text:p>
          </table:table-cell>
          <table:table-cell table:formula="of:=[.$B$13]*EXP(-(([.$D173]-[.$B$10])^2)/(2*[.B$5]))" office:value-type="float" office:value="49.0135082284037">
            <text:p>49.0135082284</text:p>
          </table:table-cell>
          <table:table-cell table:formula="of:=[.$B$13]*EXP(-(([.$D173]-[.$B$10])^2)/(2*[.C$5]))" office:value-type="float" office:value="41.7471494225902">
            <text:p>41.7471494226</text:p>
          </table:table-cell>
          <table:table-cell table:formula="of:=[.$B$13]*EXP(-(([.$D173]-[.$B$10])^2)/(2*[.D$5]))" office:value-type="float" office:value="28.4738590803022">
            <text:p>28.4738590803</text:p>
          </table:table-cell>
          <table:table-cell table:formula="of:=[.$B$13]*EXP(-(([.$D173]-[.$B$10])^2)/(2*[.E$5]))" office:value-type="float" office:value="6.9041456854925">
            <text:p>6.9041456855</text:p>
          </table:table-cell>
          <table:table-cell table:formula="of:=[.$B$13]*EXP(-(([.$D173]-[.$B$10])^2)/(2*[.F$5]))" office:value-type="float" office:value="0.00249898988299357">
            <text:p>0.0024989899</text:p>
          </table:table-cell>
          <table:table-cell table:formula="of:=[.$B$13]*EXP(-(([.$D173]-[.$B$10])^2)/(2*[.G$5]))" office:value-type="float" office:value="5.06729150185142E-031">
            <text:p>5.06729150185142E-031</text:p>
          </table:table-cell>
        </table:table-row>
        <table:table-row table:style-name="ro1">
          <table:table-cell table:number-columns-repeated="3"/>
          <table:table-cell office:value-type="float" office:value="0.381999999999991">
            <text:p>0.382</text:p>
          </table:table-cell>
          <table:table-cell table:formula="of:=[.$B$13]*EXP(-(([.$D174]-[.$B$10])^2)/(2*[.B$5]))" office:value-type="float" office:value="49.3087104152357">
            <text:p>49.3087104152</text:p>
          </table:table-cell>
          <table:table-cell table:formula="of:=[.$B$13]*EXP(-(([.$D174]-[.$B$10])^2)/(2*[.C$5]))" office:value-type="float" office:value="42.0553772990755">
            <text:p>42.0553772991</text:p>
          </table:table-cell>
          <table:table-cell table:formula="of:=[.$B$13]*EXP(-(([.$D174]-[.$B$10])^2)/(2*[.D$5]))" office:value-type="float" office:value="28.7766640733684">
            <text:p>28.7766640734</text:p>
          </table:table-cell>
          <table:table-cell table:formula="of:=[.$B$13]*EXP(-(([.$D174]-[.$B$10])^2)/(2*[.E$5]))" office:value-type="float" office:value="7.061318807387">
            <text:p>7.0613188074</text:p>
          </table:table-cell>
          <table:table-cell table:formula="of:=[.$B$13]*EXP(-(([.$D174]-[.$B$10])^2)/(2*[.F$5]))" office:value-type="float" office:value="0.0027322472203571">
            <text:p>0.0027322472</text:p>
          </table:table-cell>
          <table:table-cell table:formula="of:=[.$B$13]*EXP(-(([.$D174]-[.$B$10])^2)/(2*[.G$5]))" office:value-type="float" office:value="9.47838750181846E-031">
            <text:p>9.47838750181846E-031</text:p>
          </table:table-cell>
        </table:table-row>
        <table:table-row table:style-name="ro1">
          <table:table-cell table:number-columns-repeated="3"/>
          <table:table-cell office:value-type="float" office:value="0.382499999999991">
            <text:p>0.3825</text:p>
          </table:table-cell>
          <table:table-cell table:formula="of:=[.$B$13]*EXP(-(([.$D175]-[.$B$10])^2)/(2*[.B$5]))" office:value-type="float" office:value="49.6044310796339">
            <text:p>49.6044310796</text:p>
          </table:table-cell>
          <table:table-cell table:formula="of:=[.$B$13]*EXP(-(([.$D175]-[.$B$10])^2)/(2*[.C$5]))" office:value-type="float" office:value="42.3645631600578">
            <text:p>42.3645631601</text:p>
          </table:table-cell>
          <table:table-cell table:formula="of:=[.$B$13]*EXP(-(([.$D175]-[.$B$10])^2)/(2*[.D$5]))" office:value-type="float" office:value="29.0813884409739">
            <text:p>29.081388441</text:p>
          </table:table-cell>
          <table:table-cell table:formula="of:=[.$B$13]*EXP(-(([.$D175]-[.$B$10])^2)/(2*[.E$5]))" office:value-type="float" office:value="7.2213826259699">
            <text:p>7.221382626</text:p>
          </table:table-cell>
          <table:table-cell table:formula="of:=[.$B$13]*EXP(-(([.$D175]-[.$B$10])^2)/(2*[.F$5]))" office:value-type="float" office:value="0.00298614998147598">
            <text:p>0.00298615</text:p>
          </table:table-cell>
          <table:table-cell table:formula="of:=[.$B$13]*EXP(-(([.$D175]-[.$B$10])^2)/(2*[.G$5]))" office:value-type="float" office:value="1.76824769589792E-030">
            <text:p>1.76824769589792E-030</text:p>
          </table:table-cell>
        </table:table-row>
        <table:table-row table:style-name="ro1">
          <table:table-cell table:number-columns-repeated="3"/>
          <table:table-cell office:value-type="float" office:value="0.382999999999991">
            <text:p>0.383</text:p>
          </table:table-cell>
          <table:table-cell table:formula="of:=[.$B$13]*EXP(-(([.$D176]-[.$B$10])^2)/(2*[.B$5]))" office:value-type="float" office:value="49.9006582693598">
            <text:p>49.9006582694</text:p>
          </table:table-cell>
          <table:table-cell table:formula="of:=[.$B$13]*EXP(-(([.$D176]-[.$B$10])^2)/(2*[.C$5]))" office:value-type="float" office:value="42.6746947443111">
            <text:p>42.6746947443</text:p>
          </table:table-cell>
          <table:table-cell table:formula="of:=[.$B$13]*EXP(-(([.$D176]-[.$B$10])^2)/(2*[.D$5]))" office:value-type="float" office:value="29.3880251043469">
            <text:p>29.3880251043</text:p>
          </table:table-cell>
          <table:table-cell table:formula="of:=[.$B$13]*EXP(-(([.$D176]-[.$B$10])^2)/(2*[.E$5]))" office:value-type="float" office:value="7.38437185344811">
            <text:p>7.3843718534</text:p>
          </table:table-cell>
          <table:table-cell table:formula="of:=[.$B$13]*EXP(-(([.$D176]-[.$B$10])^2)/(2*[.F$5]))" office:value-type="float" office:value="0.00326241623419104">
            <text:p>0.0032624162</text:p>
          </table:table-cell>
          <table:table-cell table:formula="of:=[.$B$13]*EXP(-(([.$D176]-[.$B$10])^2)/(2*[.G$5]))" office:value-type="float" office:value="3.29004479707295E-030">
            <text:p>3.29004479707295E-030</text:p>
          </table:table-cell>
        </table:table-row>
        <table:table-row table:style-name="ro1">
          <table:table-cell table:number-columns-repeated="3"/>
          <table:table-cell office:value-type="float" office:value="0.383499999999991">
            <text:p>0.3835</text:p>
          </table:table-cell>
          <table:table-cell table:formula="of:=[.$B$13]*EXP(-(([.$D177]-[.$B$10])^2)/(2*[.B$5]))" office:value-type="float" office:value="50.1973799219495">
            <text:p>50.1973799219</text:p>
          </table:table-cell>
          <table:table-cell table:formula="of:=[.$B$13]*EXP(-(([.$D177]-[.$B$10])^2)/(2*[.C$5]))" office:value-type="float" office:value="42.9857596120902">
            <text:p>42.9857596121</text:p>
          </table:table-cell>
          <table:table-cell table:formula="of:=[.$B$13]*EXP(-(([.$D177]-[.$B$10])^2)/(2*[.D$5]))" office:value-type="float" office:value="29.6965666519672">
            <text:p>29.696566652</text:p>
          </table:table-cell>
          <table:table-cell table:formula="of:=[.$B$13]*EXP(-(([.$D177]-[.$B$10])^2)/(2*[.E$5]))" office:value-type="float" office:value="7.55032114249097">
            <text:p>7.5503211425</text:p>
          </table:table-cell>
          <table:table-cell table:formula="of:=[.$B$13]*EXP(-(([.$D177]-[.$B$10])^2)/(2*[.F$5]))" office:value-type="float" office:value="0.00356289686793899">
            <text:p>0.0035628969</text:p>
          </table:table-cell>
          <table:table-cell table:formula="of:=[.$B$13]*EXP(-(([.$D177]-[.$B$10])^2)/(2*[.G$5]))" office:value-type="float" office:value="6.10535035933327E-030">
            <text:p>6.10535035933327E-030</text:p>
          </table:table-cell>
        </table:table-row>
        <table:table-row table:style-name="ro1">
          <table:table-cell table:number-columns-repeated="3"/>
          <table:table-cell office:value-type="float" office:value="0.383999999999991">
            <text:p>0.384</text:p>
          </table:table-cell>
          <table:table-cell table:formula="of:=[.$B$13]*EXP(-(([.$D178]-[.$B$10])^2)/(2*[.B$5]))" office:value-type="float" office:value="50.494583865284">
            <text:p>50.4945838653</text:p>
          </table:table-cell>
          <table:table-cell table:formula="of:=[.$B$13]*EXP(-(([.$D178]-[.$B$10])^2)/(2*[.C$5]))" office:value-type="float" office:value="43.2977451453771">
            <text:p>43.2977451454</text:p>
          </table:table-cell>
          <table:table-cell table:formula="of:=[.$B$13]*EXP(-(([.$D178]-[.$B$10])^2)/(2*[.D$5]))" office:value-type="float" office:value="30.0070053373905">
            <text:p>30.0070053374</text:p>
          </table:table-cell>
          <table:table-cell table:formula="of:=[.$B$13]*EXP(-(([.$D178]-[.$B$10])^2)/(2*[.E$5]))" office:value-type="float" office:value="7.7192650715463">
            <text:p>7.7192650715</text:p>
          </table:table-cell>
          <table:table-cell table:formula="of:=[.$B$13]*EXP(-(([.$D178]-[.$B$10])^2)/(2*[.F$5]))" office:value-type="float" office:value="0.00388958496020483">
            <text:p>0.003889585</text:p>
          </table:table-cell>
          <table:table-cell table:formula="of:=[.$B$13]*EXP(-(([.$D178]-[.$B$10])^2)/(2*[.G$5]))" office:value-type="float" office:value="1.1299765755935E-029">
            <text:p>1.1299765755935E-029</text:p>
          </table:table-cell>
        </table:table-row>
        <table:table-row table:style-name="ro1">
          <table:table-cell table:number-columns-repeated="3"/>
          <table:table-cell office:value-type="float" office:value="0.384499999999991">
            <text:p>0.3845</text:p>
          </table:table-cell>
          <table:table-cell table:formula="of:=[.$B$13]*EXP(-(([.$D179]-[.$B$10])^2)/(2*[.B$5]))" office:value-type="float" office:value="50.7922578181765">
            <text:p>50.7922578182</text:p>
          </table:table-cell>
          <table:table-cell table:formula="of:=[.$B$13]*EXP(-(([.$D179]-[.$B$10])^2)/(2*[.C$5]))" office:value-type="float" office:value="43.6106385481575">
            <text:p>43.6106385482</text:p>
          </table:table-cell>
          <table:table-cell table:formula="of:=[.$B$13]*EXP(-(([.$D179]-[.$B$10])^2)/(2*[.D$5]))" office:value-type="float" office:value="30.3193330771254">
            <text:p>30.3193330771</text:p>
          </table:table-cell>
          <table:table-cell table:formula="of:=[.$B$13]*EXP(-(([.$D179]-[.$B$10])^2)/(2*[.E$5]))" office:value-type="float" office:value="7.89123812986156">
            <text:p>7.8912381299</text:p>
          </table:table-cell>
          <table:table-cell table:formula="of:=[.$B$13]*EXP(-(([.$D179]-[.$B$10])^2)/(2*[.F$5]))" office:value-type="float" office:value="0.00424462572709005">
            <text:p>0.0042446257</text:p>
          </table:table-cell>
          <table:table-cell table:formula="of:=[.$B$13]*EXP(-(([.$D179]-[.$B$10])^2)/(2*[.G$5]))" office:value-type="float" office:value="2.08582735845234E-029">
            <text:p>2.08582735845234E-029</text:p>
          </table:table-cell>
        </table:table-row>
        <table:table-row table:style-name="ro1">
          <table:table-cell table:number-columns-repeated="3"/>
          <table:table-cell office:value-type="float" office:value="0.384999999999991">
            <text:p>0.385</text:p>
          </table:table-cell>
          <table:table-cell table:formula="of:=[.$B$13]*EXP(-(([.$D180]-[.$B$10])^2)/(2*[.B$5]))" office:value-type="float" office:value="51.0903893909783">
            <text:p>51.090389391</text:p>
          </table:table-cell>
          <table:table-cell table:formula="of:=[.$B$13]*EXP(-(([.$D180]-[.$B$10])^2)/(2*[.C$5]))" office:value-type="float" office:value="43.9244268467264">
            <text:p>43.9244268467</text:p>
          </table:table-cell>
          <table:table-cell table:formula="of:=[.$B$13]*EXP(-(([.$D180]-[.$B$10])^2)/(2*[.D$5]))" office:value-type="float" office:value="30.6335414485635">
            <text:p>30.6335414486</text:p>
          </table:table-cell>
          <table:table-cell table:formula="of:=[.$B$13]*EXP(-(([.$D180]-[.$B$10])^2)/(2*[.E$5]))" office:value-type="float" office:value="8.06627470221199">
            <text:p>8.0662747022</text:p>
          </table:table-cell>
          <table:table-cell table:formula="of:=[.$B$13]*EXP(-(([.$D180]-[.$B$10])^2)/(2*[.F$5]))" office:value-type="float" office:value="0.00463032708824524">
            <text:p>0.0046303271</text:p>
          </table:table-cell>
          <table:table-cell table:formula="of:=[.$B$13]*EXP(-(([.$D180]-[.$B$10])^2)/(2*[.G$5]))" office:value-type="float" office:value="3.84005414376153E-029">
            <text:p>3.84005414376153E-029</text:p>
          </table:table-cell>
        </table:table-row>
        <table:table-row table:style-name="ro1">
          <table:table-cell table:number-columns-repeated="3"/>
          <table:table-cell office:value-type="float" office:value="0.385499999999991">
            <text:p>0.3855</text:p>
          </table:table-cell>
          <table:table-cell table:formula="of:=[.$B$13]*EXP(-(([.$D181]-[.$B$10])^2)/(2*[.B$5]))" office:value-type="float" office:value="51.3889660862011">
            <text:p>51.3889660862</text:p>
          </table:table-cell>
          <table:table-cell table:formula="of:=[.$B$13]*EXP(-(([.$D181]-[.$B$10])^2)/(2*[.C$5]))" office:value-type="float" office:value="44.239096890024">
            <text:p>44.23909689</text:p>
          </table:table-cell>
          <table:table-cell table:formula="of:=[.$B$13]*EXP(-(([.$D181]-[.$B$10])^2)/(2*[.D$5]))" office:value-type="float" office:value="30.9496216879651">
            <text:p>30.949621688</text:p>
          </table:table-cell>
          <table:table-cell table:formula="of:=[.$B$13]*EXP(-(([.$D181]-[.$B$10])^2)/(2*[.E$5]))" office:value-type="float" office:value="8.24440905333802">
            <text:p>8.2444090533</text:p>
          </table:table-cell>
          <table:table-cell table:formula="of:=[.$B$13]*EXP(-(([.$D181]-[.$B$10])^2)/(2*[.F$5]))" office:value-type="float" office:value="0.00504917087749949">
            <text:p>0.0050491709</text:p>
          </table:table-cell>
          <table:table-cell table:formula="of:=[.$B$13]*EXP(-(([.$D181]-[.$B$10])^2)/(2*[.G$5]))" office:value-type="float" office:value="7.05093004092616E-029">
            <text:p>7.05093004092616E-029</text:p>
          </table:table-cell>
        </table:table-row>
        <table:table-row table:style-name="ro1">
          <table:table-cell table:number-columns-repeated="3"/>
          <table:table-cell office:value-type="float" office:value="0.385999999999991">
            <text:p>0.386</text:p>
          </table:table-cell>
          <table:table-cell table:formula="of:=[.$B$13]*EXP(-(([.$D182]-[.$B$10])^2)/(2*[.B$5]))" office:value-type="float" office:value="51.6879752991569">
            <text:p>51.6879752992</text:p>
          </table:table-cell>
          <table:table-cell table:formula="of:=[.$B$13]*EXP(-(([.$D182]-[.$B$10])^2)/(2*[.C$5]))" office:value-type="float" office:value="44.5546353500016">
            <text:p>44.55463535</text:p>
          </table:table-cell>
          <table:table-cell table:formula="of:=[.$B$13]*EXP(-(([.$D182]-[.$B$10])^2)/(2*[.D$5]))" office:value-type="float" office:value="31.2675646884993">
            <text:p>31.2675646885</text:p>
          </table:table-cell>
          <table:table-cell table:formula="of:=[.$B$13]*EXP(-(([.$D182]-[.$B$10])^2)/(2*[.E$5]))" office:value-type="float" office:value="8.42567531209464">
            <text:p>8.4256753121</text:p>
          </table:table-cell>
          <table:table-cell table:formula="of:=[.$B$13]*EXP(-(([.$D182]-[.$B$10])^2)/(2*[.F$5]))" office:value-type="float" office:value="0.0055038247316031">
            <text:p>0.0055038247</text:p>
          </table:table-cell>
          <table:table-cell table:formula="of:=[.$B$13]*EXP(-(([.$D182]-[.$B$10])^2)/(2*[.G$5]))" office:value-type="float" office:value="1.29123572382836E-028">
            <text:p>1.29123572382836E-028</text:p>
          </table:table-cell>
        </table:table-row>
        <table:table-row table:style-name="ro1">
          <table:table-cell table:number-columns-repeated="3"/>
          <table:table-cell office:value-type="float" office:value="0.38649999999999">
            <text:p>0.3865</text:p>
          </table:table-cell>
          <table:table-cell table:formula="of:=[.$B$13]*EXP(-(([.$D183]-[.$B$10])^2)/(2*[.B$5]))" office:value-type="float" office:value="51.9874043186149">
            <text:p>51.9874043186</text:p>
          </table:table-cell>
          <table:table-cell table:formula="of:=[.$B$13]*EXP(-(([.$D183]-[.$B$10])^2)/(2*[.C$5]))" office:value-type="float" office:value="44.8710287220174">
            <text:p>44.871028722</text:p>
          </table:table-cell>
          <table:table-cell table:formula="of:=[.$B$13]*EXP(-(([.$D183]-[.$B$10])^2)/(2*[.D$5]))" office:value-type="float" office:value="31.5873609983416">
            <text:p>31.5873609983</text:p>
          </table:table-cell>
          <table:table-cell table:formula="of:=[.$B$13]*EXP(-(([.$D183]-[.$B$10])^2)/(2*[.E$5]))" office:value-type="float" office:value="8.61010745531477">
            <text:p>8.6101074553</text:p>
          </table:table-cell>
          <table:table-cell table:formula="of:=[.$B$13]*EXP(-(([.$D183]-[.$B$10])^2)/(2*[.F$5]))" office:value-type="float" office:value="0.00599715469058032">
            <text:p>0.0059971547</text:p>
          </table:table-cell>
          <table:table-cell table:formula="of:=[.$B$13]*EXP(-(([.$D183]-[.$B$10])^2)/(2*[.G$5]))" office:value-type="float" office:value="2.35838513943375E-028">
            <text:p>2.35838513943375E-028</text:p>
          </table:table-cell>
        </table:table-row>
        <table:table-row table:style-name="ro1">
          <table:table-cell table:number-columns-repeated="3"/>
          <table:table-cell office:value-type="float" office:value="0.38699999999999">
            <text:p>0.387</text:p>
          </table:table-cell>
          <table:table-cell table:formula="of:=[.$B$13]*EXP(-(([.$D184]-[.$B$10])^2)/(2*[.B$5]))" office:value-type="float" office:value="52.2872403274785">
            <text:p>52.2872403275</text:p>
          </table:table-cell>
          <table:table-cell table:formula="of:=[.$B$13]*EXP(-(([.$D184]-[.$B$10])^2)/(2*[.C$5]))" office:value-type="float" office:value="45.1882633252654">
            <text:p>45.1882633253</text:p>
          </table:table-cell>
          <table:table-cell table:formula="of:=[.$B$13]*EXP(-(([.$D184]-[.$B$10])^2)/(2*[.D$5]))" office:value-type="float" office:value="31.9090008188317">
            <text:p>31.9090008188</text:p>
          </table:table-cell>
          <table:table-cell table:formula="of:=[.$B$13]*EXP(-(([.$D184]-[.$B$10])^2)/(2*[.E$5]))" office:value-type="float" office:value="8.79773929139225">
            <text:p>8.7977392914</text:p>
          </table:table-cell>
          <table:table-cell table:formula="of:=[.$B$13]*EXP(-(([.$D184]-[.$B$10])^2)/(2*[.F$5]))" office:value-type="float" office:value="0.00653223854426946">
            <text:p>0.0065322385</text:p>
          </table:table-cell>
          <table:table-cell table:formula="of:=[.$B$13]*EXP(-(([.$D184]-[.$B$10])^2)/(2*[.G$5]))" office:value-type="float" office:value="4.29609618131857E-028">
            <text:p>4.29609618131857E-028</text:p>
          </table:table-cell>
        </table:table-row>
        <table:table-row table:style-name="ro1">
          <table:table-cell table:number-columns-repeated="3"/>
          <table:table-cell office:value-type="float" office:value="0.38749999999999">
            <text:p>0.3875</text:p>
          </table:table-cell>
          <table:table-cell table:formula="of:=[.$B$13]*EXP(-(([.$D185]-[.$B$10])^2)/(2*[.B$5]))" office:value-type="float" office:value="52.5874704034742">
            <text:p>52.5874704035</text:p>
          </table:table-cell>
          <table:table-cell table:formula="of:=[.$B$13]*EXP(-(([.$D185]-[.$B$10])^2)/(2*[.C$5]))" office:value-type="float" office:value="45.5063253032286">
            <text:p>45.5063253032</text:p>
          </table:table-cell>
          <table:table-cell table:formula="of:=[.$B$13]*EXP(-(([.$D185]-[.$B$10])^2)/(2*[.D$5]))" office:value-type="float" office:value="32.2324740026848">
            <text:p>32.2324740027</text:p>
          </table:table-cell>
          <table:table-cell table:formula="of:=[.$B$13]*EXP(-(([.$D185]-[.$B$10])^2)/(2*[.E$5]))" office:value-type="float" office:value="8.98860444358188">
            <text:p>8.9886044436</text:p>
          </table:table-cell>
          <table:table-cell table:formula="of:=[.$B$13]*EXP(-(([.$D185]-[.$B$10])^2)/(2*[.F$5]))" office:value-type="float" office:value="0.00711237996066887">
            <text:p>0.00711238</text:p>
          </table:table-cell>
          <table:table-cell table:formula="of:=[.$B$13]*EXP(-(([.$D185]-[.$B$10])^2)/(2*[.G$5]))" office:value-type="float" office:value="7.80518734032227E-028">
            <text:p>7.80518734032227E-028</text:p>
          </table:table-cell>
        </table:table-row>
        <table:table-row table:style-name="ro1">
          <table:table-cell table:number-columns-repeated="3"/>
          <table:table-cell office:value-type="float" office:value="0.38799999999999">
            <text:p>0.388</text:p>
          </table:table-cell>
          <table:table-cell table:formula="of:=[.$B$13]*EXP(-(([.$D186]-[.$B$10])^2)/(2*[.B$5]))" office:value-type="float" office:value="52.8880815198635">
            <text:p>52.8880815199</text:p>
          </table:table-cell>
          <table:table-cell table:formula="of:=[.$B$13]*EXP(-(([.$D186]-[.$B$10])^2)/(2*[.C$5]))" office:value-type="float" office:value="45.8252006241698">
            <text:p>45.8252006242</text:p>
          </table:table-cell>
          <table:table-cell table:formula="of:=[.$B$13]*EXP(-(([.$D186]-[.$B$10])^2)/(2*[.D$5]))" office:value-type="float" office:value="32.5577700522687">
            <text:p>32.5577700523</text:p>
          </table:table-cell>
          <table:table-cell table:formula="of:=[.$B$13]*EXP(-(([.$D186]-[.$B$10])^2)/(2*[.E$5]))" office:value-type="float" office:value="9.18273633302753">
            <text:p>9.182736333</text:p>
          </table:table-cell>
          <table:table-cell table:formula="of:=[.$B$13]*EXP(-(([.$D186]-[.$B$10])^2)/(2*[.F$5]))" office:value-type="float" office:value="0.0077411234327864">
            <text:p>0.0077411234</text:p>
          </table:table-cell>
          <table:table-cell table:formula="of:=[.$B$13]*EXP(-(([.$D186]-[.$B$10])^2)/(2*[.G$5]))" office:value-type="float" office:value="1.41430389228453E-027">
            <text:p>1.41430389228453E-027</text:p>
          </table:table-cell>
        </table:table-row>
        <table:table-row table:style-name="ro1">
          <table:table-cell table:number-columns-repeated="3"/>
          <table:table-cell office:value-type="float" office:value="0.38849999999999">
            <text:p>0.3885</text:p>
          </table:table-cell>
          <table:table-cell table:formula="of:=[.$B$13]*EXP(-(([.$D187]-[.$B$10])^2)/(2*[.B$5]))" office:value-type="float" office:value="53.1890605461688">
            <text:p>53.1890605462</text:p>
          </table:table-cell>
          <table:table-cell table:formula="of:=[.$B$13]*EXP(-(([.$D187]-[.$B$10])^2)/(2*[.C$5]))" office:value-type="float" office:value="46.1448750816489">
            <text:p>46.1448750816</text:p>
          </table:table-cell>
          <table:table-cell table:formula="of:=[.$B$13]*EXP(-(([.$D187]-[.$B$10])^2)/(2*[.D$5]))" office:value-type="float" office:value="32.8848781179392">
            <text:p>32.8848781179</text:p>
          </table:table-cell>
          <table:table-cell table:formula="of:=[.$B$13]*EXP(-(([.$D187]-[.$B$10])^2)/(2*[.E$5]))" office:value-type="float" office:value="9.38016816151668">
            <text:p>9.3801681615</text:p>
          </table:table-cell>
          <table:table-cell table:formula="of:=[.$B$13]*EXP(-(([.$D187]-[.$B$10])^2)/(2*[.F$5]))" office:value-type="float" office:value="0.00842227008167979">
            <text:p>0.0084222701</text:p>
          </table:table-cell>
          <table:table-cell table:formula="of:=[.$B$13]*EXP(-(([.$D187]-[.$B$10])^2)/(2*[.G$5]))" office:value-type="float" office:value="2.55594916052538E-027">
            <text:p>2.55594916052538E-027</text:p>
          </table:table-cell>
        </table:table-row>
        <table:table-row table:style-name="ro1">
          <table:table-cell table:number-columns-repeated="3"/>
          <table:table-cell office:value-type="float" office:value="0.38899999999999">
            <text:p>0.389</text:p>
          </table:table-cell>
          <table:table-cell table:formula="of:=[.$B$13]*EXP(-(([.$D188]-[.$B$10])^2)/(2*[.B$5]))" office:value-type="float" office:value="53.4903942489184">
            <text:p>53.4903942489</text:p>
          </table:table-cell>
          <table:table-cell table:formula="of:=[.$B$13]*EXP(-(([.$D188]-[.$B$10])^2)/(2*[.C$5]))" office:value-type="float" office:value="46.4653342950729">
            <text:p>46.4653342951</text:p>
          </table:table-cell>
          <table:table-cell table:formula="of:=[.$B$13]*EXP(-(([.$D188]-[.$B$10])^2)/(2*[.D$5]))" office:value-type="float" office:value="33.2137869964387">
            <text:p>33.2137869964</text:p>
          </table:table-cell>
          <table:table-cell table:formula="of:=[.$B$13]*EXP(-(([.$D188]-[.$B$10])^2)/(2*[.E$5]))" office:value-type="float" office:value="9.58093289396742">
            <text:p>9.580932894</text:p>
          </table:table-cell>
          <table:table-cell table:formula="of:=[.$B$13]*EXP(-(([.$D188]-[.$B$10])^2)/(2*[.F$5]))" office:value-type="float" office:value="0.0091598943543908">
            <text:p>0.0091598944</text:p>
          </table:table-cell>
          <table:table-cell table:formula="of:=[.$B$13]*EXP(-(([.$D188]-[.$B$10])^2)/(2*[.G$5]))" office:value-type="float" office:value="4.60693150429429E-027">
            <text:p>4.60693150429429E-027</text:p>
          </table:table-cell>
        </table:table-row>
        <table:table-row table:style-name="ro1">
          <table:table-cell table:number-columns-repeated="3"/>
          <table:table-cell office:value-type="float" office:value="0.38949999999999">
            <text:p>0.3895</text:p>
          </table:table-cell>
          <table:table-cell table:formula="of:=[.$B$13]*EXP(-(([.$D189]-[.$B$10])^2)/(2*[.B$5]))" office:value-type="float" office:value="53.7920692924077">
            <text:p>53.7920692924</text:p>
          </table:table-cell>
          <table:table-cell table:formula="of:=[.$B$13]*EXP(-(([.$D189]-[.$B$10])^2)/(2*[.C$5]))" office:value-type="float" office:value="46.7865637102762">
            <text:p>46.7865637103</text:p>
          </table:table-cell>
          <table:table-cell table:formula="of:=[.$B$13]*EXP(-(([.$D189]-[.$B$10])^2)/(2*[.D$5]))" office:value-type="float" office:value="33.5444851293576">
            <text:p>33.5444851294</text:p>
          </table:table-cell>
          <table:table-cell table:formula="of:=[.$B$13]*EXP(-(([.$D189]-[.$B$10])^2)/(2*[.E$5]))" office:value-type="float" office:value="9.78506324065211">
            <text:p>9.7850632407</text:p>
          </table:table-cell>
          <table:table-cell table:formula="of:=[.$B$13]*EXP(-(([.$D189]-[.$B$10])^2)/(2*[.F$5]))" office:value-type="float" office:value="0.00995836165643215">
            <text:p>0.0099583617</text:p>
          </table:table-cell>
          <table:table-cell table:formula="of:=[.$B$13]*EXP(-(([.$D189]-[.$B$10])^2)/(2*[.G$5]))" office:value-type="float" office:value="8.28173574293844E-027">
            <text:p>8.28173574293844E-027</text:p>
          </table:table-cell>
        </table:table-row>
        <table:table-row table:style-name="ro1">
          <table:table-cell table:number-columns-repeated="3"/>
          <table:table-cell office:value-type="float" office:value="0.38999999999999">
            <text:p>0.39</text:p>
          </table:table-cell>
          <table:table-cell table:formula="of:=[.$B$13]*EXP(-(([.$D190]-[.$B$10])^2)/(2*[.B$5]))" office:value-type="float" office:value="54.0940722394782">
            <text:p>54.0940722395</text:p>
          </table:table-cell>
          <table:table-cell table:formula="of:=[.$B$13]*EXP(-(([.$D190]-[.$B$10])^2)/(2*[.C$5]))" office:value-type="float" office:value="47.108548600132">
            <text:p>47.1085486001</text:p>
          </table:table-cell>
          <table:table-cell table:formula="of:=[.$B$13]*EXP(-(([.$D190]-[.$B$10])^2)/(2*[.D$5]))" office:value-type="float" office:value="33.8769606016609">
            <text:p>33.8769606017</text:p>
          </table:table-cell>
          <table:table-cell table:formula="of:=[.$B$13]*EXP(-(([.$D190]-[.$B$10])^2)/(2*[.E$5]))" office:value-type="float" office:value="9.99259163916216">
            <text:p>9.9925916392</text:p>
          </table:table-cell>
          <table:table-cell table:formula="of:=[.$B$13]*EXP(-(([.$D190]-[.$B$10])^2)/(2*[.F$5]))" office:value-type="float" office:value="0.0108223469594092">
            <text:p>0.010822347</text:p>
          </table:table-cell>
          <table:table-cell table:formula="of:=[.$B$13]*EXP(-(([.$D190]-[.$B$10])^2)/(2*[.G$5]))" office:value-type="float" office:value="1.48484476351293E-026">
            <text:p>1.48484476351293E-026</text:p>
          </table:table-cell>
        </table:table-row>
        <table:table-row table:style-name="ro1">
          <table:table-cell table:number-columns-repeated="3"/>
          <table:table-cell office:value-type="float" office:value="0.39049999999999">
            <text:p>0.3905</text:p>
          </table:table-cell>
          <table:table-cell table:formula="of:=[.$B$13]*EXP(-(([.$D191]-[.$B$10])^2)/(2*[.B$5]))" office:value-type="float" office:value="54.3963895523143">
            <text:p>54.3963895523</text:p>
          </table:table-cell>
          <table:table-cell table:formula="of:=[.$B$13]*EXP(-(([.$D191]-[.$B$10])^2)/(2*[.C$5]))" office:value-type="float" office:value="47.4312740651956">
            <text:p>47.4312740652</text:p>
          </table:table-cell>
          <table:table-cell table:formula="of:=[.$B$13]*EXP(-(([.$D191]-[.$B$10])^2)/(2*[.D$5]))" office:value-type="float" office:value="34.2112011402792">
            <text:p>34.2112011403</text:p>
          </table:table-cell>
          <table:table-cell table:formula="of:=[.$B$13]*EXP(-(([.$D191]-[.$B$10])^2)/(2*[.E$5]))" office:value-type="float" office:value="10.2035502361188">
            <text:p>10.2035502361</text:p>
          </table:table-cell>
          <table:table-cell table:formula="of:=[.$B$13]*EXP(-(([.$D191]-[.$B$10])^2)/(2*[.F$5]))" office:value-type="float" office:value="0.0117568544252347">
            <text:p>0.0117568544</text:p>
          </table:table-cell>
          <table:table-cell table:formula="of:=[.$B$13]*EXP(-(([.$D191]-[.$B$10])^2)/(2*[.G$5]))" office:value-type="float" office:value="2.65516065637673E-026">
            <text:p>2.65516065637673E-026</text:p>
          </table:table-cell>
        </table:table-row>
        <table:table-row table:style-name="ro1">
          <table:table-cell table:number-columns-repeated="3"/>
          <table:table-cell office:value-type="float" office:value="0.39099999999999">
            <text:p>0.391</text:p>
          </table:table-cell>
          <table:table-cell table:formula="of:=[.$B$13]*EXP(-(([.$D192]-[.$B$10])^2)/(2*[.B$5]))" office:value-type="float" office:value="54.6990075932565">
            <text:p>54.6990075933</text:p>
          </table:table-cell>
          <table:table-cell table:formula="of:=[.$B$13]*EXP(-(([.$D192]-[.$B$10])^2)/(2*[.C$5]))" office:value-type="float" office:value="47.7547250343783">
            <text:p>47.7547250344</text:p>
          </table:table-cell>
          <table:table-cell table:formula="of:=[.$B$13]*EXP(-(([.$D192]-[.$B$10])^2)/(2*[.D$5]))" office:value-type="float" office:value="34.547194112767">
            <text:p>34.5471941128</text:p>
          </table:table-cell>
          <table:table-cell table:formula="of:=[.$B$13]*EXP(-(([.$D192]-[.$B$10])^2)/(2*[.E$5]))" office:value-type="float" office:value="10.417970868635">
            <text:p>10.4179708686</text:p>
          </table:table-cell>
          <table:table-cell table:formula="of:=[.$B$13]*EXP(-(([.$D192]-[.$B$10])^2)/(2*[.F$5]))" office:value-type="float" office:value="0.0127672380892172">
            <text:p>0.0127672381</text:p>
          </table:table-cell>
          <table:table-cell table:formula="of:=[.$B$13]*EXP(-(([.$D192]-[.$B$10])^2)/(2*[.G$5]))" office:value-type="float" office:value="4.73533410153784E-026">
            <text:p>4.73533410153784E-026</text:p>
          </table:table-cell>
        </table:table-row>
        <table:table-row table:style-name="ro1">
          <table:table-cell table:number-columns-repeated="3"/>
          <table:table-cell office:value-type="float" office:value="0.39149999999999">
            <text:p>0.3915</text:p>
          </table:table-cell>
          <table:table-cell table:formula="of:=[.$B$13]*EXP(-(([.$D193]-[.$B$10])^2)/(2*[.B$5]))" office:value-type="float" office:value="55.0019126256325">
            <text:p>55.0019126256</text:p>
          </table:table-cell>
          <table:table-cell table:formula="of:=[.$B$13]*EXP(-(([.$D193]-[.$B$10])^2)/(2*[.C$5]))" office:value-type="float" office:value="48.0788862656529">
            <text:p>48.0788862657</text:p>
          </table:table-cell>
          <table:table-cell table:formula="of:=[.$B$13]*EXP(-(([.$D193]-[.$B$10])^2)/(2*[.D$5]))" office:value-type="float" office:value="34.8849265260284">
            <text:p>34.884926526</text:p>
          </table:table-cell>
          <table:table-cell table:formula="of:=[.$B$13]*EXP(-(([.$D193]-[.$B$10])^2)/(2*[.E$5]))" office:value-type="float" office:value="10.6358850455342">
            <text:p>10.6358850455</text:p>
          </table:table-cell>
          <table:table-cell table:formula="of:=[.$B$13]*EXP(-(([.$D193]-[.$B$10])^2)/(2*[.F$5]))" office:value-type="float" office:value="0.0138592236450634">
            <text:p>0.0138592236</text:p>
          </table:table-cell>
          <table:table-cell table:formula="of:=[.$B$13]*EXP(-(([.$D193]-[.$B$10])^2)/(2*[.G$5]))" office:value-type="float" office:value="8.42287813936505E-026">
            <text:p>8.42287813936505E-026</text:p>
          </table:table-cell>
        </table:table-row>
        <table:table-row table:style-name="ro1">
          <table:table-cell table:number-columns-repeated="3"/>
          <table:table-cell office:value-type="float" office:value="0.39199999999999">
            <text:p>0.392</text:p>
          </table:table-cell>
          <table:table-cell table:formula="of:=[.$B$13]*EXP(-(([.$D194]-[.$B$10])^2)/(2*[.B$5]))" office:value-type="float" office:value="55.3050908146051">
            <text:p>55.3050908146</text:p>
          </table:table-cell>
          <table:table-cell table:formula="of:=[.$B$13]*EXP(-(([.$D194]-[.$B$10])^2)/(2*[.C$5]))" office:value-type="float" office:value="48.4037423467909">
            <text:p>48.4037423468</text:p>
          </table:table-cell>
          <table:table-cell table:formula="of:=[.$B$13]*EXP(-(([.$D194]-[.$B$10])^2)/(2*[.D$5]))" office:value-type="float" office:value="35.2243850251107">
            <text:p>35.2243850251</text:p>
          </table:table-cell>
          <table:table-cell table:formula="of:=[.$B$13]*EXP(-(([.$D194]-[.$B$10])^2)/(2*[.E$5]))" office:value-type="float" office:value="10.8573239283308">
            <text:p>10.8573239283</text:p>
          </table:table-cell>
          <table:table-cell table:formula="of:=[.$B$13]*EXP(-(([.$D194]-[.$B$10])^2)/(2*[.F$5]))" office:value-type="float" office:value="0.0150389313755277">
            <text:p>0.0150389314</text:p>
          </table:table-cell>
          <table:table-cell table:formula="of:=[.$B$13]*EXP(-(([.$D194]-[.$B$10])^2)/(2*[.G$5]))" office:value-type="float" office:value="1.49424041365146E-025">
            <text:p>1.49424041365146E-025</text:p>
          </table:table-cell>
        </table:table-row>
        <table:table-row table:style-name="ro1">
          <table:table-cell table:number-columns-repeated="3"/>
          <table:table-cell office:value-type="float" office:value="0.39249999999999">
            <text:p>0.3925</text:p>
          </table:table-cell>
          <table:table-cell table:formula="of:=[.$B$13]*EXP(-(([.$D195]-[.$B$10])^2)/(2*[.B$5]))" office:value-type="float" office:value="55.608528228038">
            <text:p>55.608528228</text:p>
          </table:table-cell>
          <table:table-cell table:formula="of:=[.$B$13]*EXP(-(([.$D195]-[.$B$10])^2)/(2*[.C$5]))" office:value-type="float" office:value="48.7292776961314">
            <text:p>48.7292776961</text:p>
          </table:table-cell>
          <table:table-cell table:formula="of:=[.$B$13]*EXP(-(([.$D195]-[.$B$10])^2)/(2*[.D$5]))" office:value-type="float" office:value="35.5655558920682">
            <text:p>35.5655558921</text:p>
          </table:table-cell>
          <table:table-cell table:formula="of:=[.$B$13]*EXP(-(([.$D195]-[.$B$10])^2)/(2*[.E$5]))" office:value-type="float" office:value="11.0823183119795">
            <text:p>11.082318312</text:p>
          </table:table-cell>
          <table:table-cell table:formula="of:=[.$B$13]*EXP(-(([.$D195]-[.$B$10])^2)/(2*[.F$5]))" office:value-type="float" office:value="0.0163129002730542">
            <text:p>0.0163129003</text:p>
          </table:table-cell>
          <table:table-cell table:formula="of:=[.$B$13]*EXP(-(([.$D195]-[.$B$10])^2)/(2*[.G$5]))" office:value-type="float" office:value="2.64381162935858E-025">
            <text:p>2.64381162935858E-025</text:p>
          </table:table-cell>
        </table:table-row>
        <table:table-row table:style-name="ro1">
          <table:table-cell table:number-columns-repeated="3"/>
          <table:table-cell office:value-type="float" office:value="0.39299999999999">
            <text:p>0.393</text:p>
          </table:table-cell>
          <table:table-cell table:formula="of:=[.$B$13]*EXP(-(([.$D196]-[.$B$10])^2)/(2*[.B$5]))" office:value-type="float" office:value="55.9122108373778">
            <text:p>55.9122108374</text:p>
          </table:table-cell>
          <table:table-cell table:formula="of:=[.$B$13]*EXP(-(([.$D196]-[.$B$10])^2)/(2*[.C$5]))" office:value-type="float" office:value="49.0554765633809">
            <text:p>49.0554765634</text:p>
          </table:table-cell>
          <table:table-cell table:formula="of:=[.$B$13]*EXP(-(([.$D196]-[.$B$10])^2)/(2*[.D$5]))" office:value-type="float" office:value="35.9084250448964">
            <text:p>35.9084250449</text:p>
          </table:table-cell>
          <table:table-cell table:formula="of:=[.$B$13]*EXP(-(([.$D196]-[.$B$10])^2)/(2*[.E$5]))" office:value-type="float" office:value="11.3108986053988">
            <text:p>11.3108986054</text:p>
          </table:table-cell>
          <table:table-cell table:formula="of:=[.$B$13]*EXP(-(([.$D196]-[.$B$10])^2)/(2*[.F$5]))" office:value-type="float" office:value="0.0176881133952836">
            <text:p>0.0176881134</text:p>
          </table:table-cell>
          <table:table-cell table:formula="of:=[.$B$13]*EXP(-(([.$D196]-[.$B$10])^2)/(2*[.G$5]))" office:value-type="float" office:value="4.66541851287528E-025">
            <text:p>4.66541851287528E-025</text:p>
          </table:table-cell>
        </table:table-row>
        <table:table-row table:style-name="ro1">
          <table:table-cell table:number-columns-repeated="3"/>
          <table:table-cell office:value-type="float" office:value="0.39349999999999">
            <text:p>0.3935</text:p>
          </table:table-cell>
          <table:table-cell table:formula="of:=[.$B$13]*EXP(-(([.$D197]-[.$B$10])^2)/(2*[.B$5]))" office:value-type="float" office:value="56.216124518554">
            <text:p>56.2161245186</text:p>
          </table:table-cell>
          <table:table-cell table:formula="of:=[.$B$13]*EXP(-(([.$D197]-[.$B$10])^2)/(2*[.C$5]))" office:value-type="float" office:value="49.3823230304457">
            <text:p>49.3823230304</text:p>
          </table:table-cell>
          <table:table-cell table:formula="of:=[.$B$13]*EXP(-(([.$D197]-[.$B$10])^2)/(2*[.D$5]))" office:value-type="float" office:value="36.2529780365369">
            <text:p>36.2529780365</text:p>
          </table:table-cell>
          <table:table-cell table:formula="of:=[.$B$13]*EXP(-(([.$D197]-[.$B$10])^2)/(2*[.E$5]))" office:value-type="float" office:value="11.5430948117758">
            <text:p>11.5430948118</text:p>
          </table:table-cell>
          <table:table-cell table:formula="of:=[.$B$13]*EXP(-(([.$D197]-[.$B$10])^2)/(2*[.F$5]))" office:value-type="float" office:value="0.0191720245007292">
            <text:p>0.0191720245</text:p>
          </table:table-cell>
          <table:table-cell table:formula="of:=[.$B$13]*EXP(-(([.$D197]-[.$B$10])^2)/(2*[.G$5]))" office:value-type="float" office:value="8.21108934253552E-025">
            <text:p>8.21108934253552E-025</text:p>
          </table:table-cell>
        </table:table-row>
        <table:table-row table:style-name="ro1">
          <table:table-cell table:number-columns-repeated="3"/>
          <table:table-cell office:value-type="float" office:value="0.39399999999999">
            <text:p>0.394</text:p>
          </table:table-cell>
          <table:table-cell table:formula="of:=[.$B$13]*EXP(-(([.$D198]-[.$B$10])^2)/(2*[.B$5]))" office:value-type="float" office:value="56.5202550528957">
            <text:p>56.5202550529</text:p>
          </table:table-cell>
          <table:table-cell table:formula="of:=[.$B$13]*EXP(-(([.$D198]-[.$B$10])^2)/(2*[.C$5]))" office:value-type="float" office:value="49.7098010122956">
            <text:p>49.7098010123</text:p>
          </table:table-cell>
          <table:table-cell table:formula="of:=[.$B$13]*EXP(-(([.$D198]-[.$B$10])^2)/(2*[.D$5]))" office:value-type="float" office:value="36.5992000539561">
            <text:p>36.599200054</text:p>
          </table:table-cell>
          <table:table-cell table:formula="of:=[.$B$13]*EXP(-(([.$D198]-[.$B$10])^2)/(2*[.E$5]))" office:value-type="float" office:value="11.7789365086584">
            <text:p>11.7789365087</text:p>
          </table:table-cell>
          <table:table-cell table:formula="of:=[.$B$13]*EXP(-(([.$D198]-[.$B$10])^2)/(2*[.F$5]))" office:value-type="float" office:value="0.0207725860102483">
            <text:p>0.020772586</text:p>
          </table:table-cell>
          <table:table-cell table:formula="of:=[.$B$13]*EXP(-(([.$D198]-[.$B$10])^2)/(2*[.G$5]))" office:value-type="float" office:value="1.44132200211629E-024">
            <text:p>1.44132200211629E-024</text:p>
          </table:table-cell>
        </table:table-row>
        <table:table-row table:style-name="ro1">
          <table:table-cell table:number-columns-repeated="3"/>
          <table:table-cell office:value-type="float" office:value="0.39449999999999">
            <text:p>0.3945</text:p>
          </table:table-cell>
          <table:table-cell table:formula="of:=[.$B$13]*EXP(-(([.$D199]-[.$B$10])^2)/(2*[.B$5]))" office:value-type="float" office:value="56.8245881280649">
            <text:p>56.8245881281</text:p>
          </table:table-cell>
          <table:table-cell table:formula="of:=[.$B$13]*EXP(-(([.$D199]-[.$B$10])^2)/(2*[.C$5]))" office:value-type="float" office:value="50.0378942578594">
            <text:p>50.0378942579</text:p>
          </table:table-cell>
          <table:table-cell table:formula="of:=[.$B$13]*EXP(-(([.$D199]-[.$B$10])^2)/(2*[.D$5]))" office:value-type="float" office:value="36.9470759172958">
            <text:p>36.9470759173</text:p>
          </table:table-cell>
          <table:table-cell table:formula="of:=[.$B$13]*EXP(-(([.$D199]-[.$B$10])^2)/(2*[.E$5]))" office:value-type="float" office:value="12.0184528278432">
            <text:p>12.0184528278</text:p>
          </table:table-cell>
          <table:table-cell table:formula="of:=[.$B$13]*EXP(-(([.$D199]-[.$B$10])^2)/(2*[.F$5]))" office:value-type="float" office:value="0.0224982783401472">
            <text:p>0.0224982783</text:p>
          </table:table-cell>
          <table:table-cell table:formula="of:=[.$B$13]*EXP(-(([.$D199]-[.$B$10])^2)/(2*[.G$5]))" office:value-type="float" office:value="2.52331415787815E-024">
            <text:p>2.52331415787815E-024</text:p>
          </table:table-cell>
        </table:table-row>
        <table:table-row table:style-name="ro1">
          <table:table-cell table:number-columns-repeated="3"/>
          <table:table-cell office:value-type="float" office:value="0.39499999999999">
            <text:p>0.395</text:p>
          </table:table-cell>
          <table:table-cell table:formula="of:=[.$B$13]*EXP(-(([.$D200]-[.$B$10])^2)/(2*[.B$5]))" office:value-type="float" office:value="57.1291093390081">
            <text:p>57.129109339</text:p>
          </table:table-cell>
          <table:table-cell table:formula="of:=[.$B$13]*EXP(-(([.$D200]-[.$B$10])^2)/(2*[.C$5]))" office:value-type="float" office:value="50.3665863509523">
            <text:p>50.366586351</text:p>
          </table:table-cell>
          <table:table-cell table:formula="of:=[.$B$13]*EXP(-(([.$D200]-[.$B$10])^2)/(2*[.D$5]))" office:value-type="float" office:value="37.296590079099">
            <text:p>37.2965900791</text:p>
          </table:table-cell>
          <table:table-cell table:formula="of:=[.$B$13]*EXP(-(([.$D200]-[.$B$10])^2)/(2*[.E$5]))" office:value-type="float" office:value="12.2616724350652">
            <text:p>12.2616724351</text:p>
          </table:table-cell>
          <table:table-cell table:formula="of:=[.$B$13]*EXP(-(([.$D200]-[.$B$10])^2)/(2*[.F$5]))" office:value-type="float" office:value="0.0243581406528396">
            <text:p>0.0243581407</text:p>
          </table:table-cell>
          <table:table-cell table:formula="of:=[.$B$13]*EXP(-(([.$D200]-[.$B$10])^2)/(2*[.G$5]))" office:value-type="float" office:value="4.40587023749481E-024">
            <text:p>4.40587023749481E-024</text:p>
          </table:table-cell>
        </table:table-row>
        <table:table-row table:style-name="ro1">
          <table:table-cell table:number-columns-repeated="3"/>
          <table:table-cell office:value-type="float" office:value="0.39549999999999">
            <text:p>0.3955</text:p>
          </table:table-cell>
          <table:table-cell table:formula="of:=[.$B$13]*EXP(-(([.$D201]-[.$B$10])^2)/(2*[.B$5]))" office:value-type="float" office:value="57.433804188923">
            <text:p>57.4338041889</text:p>
          </table:table-cell>
          <table:table-cell table:formula="of:=[.$B$13]*EXP(-(([.$D201]-[.$B$10])^2)/(2*[.C$5]))" office:value-type="float" office:value="50.6958607112356">
            <text:p>50.6958607112</text:p>
          </table:table-cell>
          <table:table-cell table:formula="of:=[.$B$13]*EXP(-(([.$D201]-[.$B$10])^2)/(2*[.D$5]))" office:value-type="float" office:value="37.6477266236108">
            <text:p>37.6477266236</text:p>
          </table:table-cell>
          <table:table-cell table:formula="of:=[.$B$13]*EXP(-(([.$D201]-[.$B$10])^2)/(2*[.E$5]))" office:value-type="float" office:value="12.5086235094979">
            <text:p>12.5086235095</text:p>
          </table:table-cell>
          <table:table-cell table:formula="of:=[.$B$13]*EXP(-(([.$D201]-[.$B$10])^2)/(2*[.F$5]))" office:value-type="float" office:value="0.0263618030709217">
            <text:p>0.0263618031</text:p>
          </table:table-cell>
          <table:table-cell table:formula="of:=[.$B$13]*EXP(-(([.$D201]-[.$B$10])^2)/(2*[.G$5]))" office:value-type="float" office:value="7.67259278672243E-024">
            <text:p>7.67259278672243E-024</text:p>
          </table:table-cell>
        </table:table-row>
        <table:table-row table:style-name="ro1">
          <table:table-cell table:number-columns-repeated="3"/>
          <table:table-cell office:value-type="float" office:value="0.395999999999989">
            <text:p>0.396</text:p>
          </table:table-cell>
          <table:table-cell table:formula="of:=[.$B$13]*EXP(-(([.$D202]-[.$B$10])^2)/(2*[.B$5]))" office:value-type="float" office:value="57.7386580902432">
            <text:p>57.7386580902</text:p>
          </table:table-cell>
          <table:table-cell table:formula="of:=[.$B$13]*EXP(-(([.$D202]-[.$B$10])^2)/(2*[.C$5]))" office:value-type="float" office:value="51.0257005952069">
            <text:p>51.0257005952</text:p>
          </table:table-cell>
          <table:table-cell table:formula="of:=[.$B$13]*EXP(-(([.$D202]-[.$B$10])^2)/(2*[.D$5]))" office:value-type="float" office:value="38.0004692661546">
            <text:p>38.0004692662</text:p>
          </table:table-cell>
          <table:table-cell table:formula="of:=[.$B$13]*EXP(-(([.$D202]-[.$B$10])^2)/(2*[.E$5]))" office:value-type="float" office:value="12.759333723071">
            <text:p>12.7593337231</text:p>
          </table:table-cell>
          <table:table-cell table:formula="of:=[.$B$13]*EXP(-(([.$D202]-[.$B$10])^2)/(2*[.F$5]))" office:value-type="float" office:value="0.0285195204003226">
            <text:p>0.0285195204</text:p>
          </table:table-cell>
          <table:table-cell table:formula="of:=[.$B$13]*EXP(-(([.$D202]-[.$B$10])^2)/(2*[.G$5]))" office:value-type="float" office:value="1.33260876590875E-023">
            <text:p>1.33260876590875E-023</text:p>
          </table:table-cell>
        </table:table-row>
        <table:table-row table:style-name="ro1">
          <table:table-cell table:number-columns-repeated="3"/>
          <table:table-cell office:value-type="float" office:value="0.396499999999989">
            <text:p>0.3965</text:p>
          </table:table-cell>
          <table:table-cell table:formula="of:=[.$B$13]*EXP(-(([.$D203]-[.$B$10])^2)/(2*[.B$5]))" office:value-type="float" office:value="58.0436563656417">
            <text:p>58.0436563656</text:p>
          </table:table-cell>
          <table:table-cell table:formula="of:=[.$B$13]*EXP(-(([.$D203]-[.$B$10])^2)/(2*[.C$5]))" office:value-type="float" office:value="51.3560890972261">
            <text:p>51.3560890972</text:p>
          </table:table-cell>
          <table:table-cell table:formula="of:=[.$B$13]*EXP(-(([.$D203]-[.$B$10])^2)/(2*[.D$5]))" office:value-type="float" office:value="38.3548013525888">
            <text:p>38.3548013526</text:p>
          </table:table-cell>
          <table:table-cell table:formula="of:=[.$B$13]*EXP(-(([.$D203]-[.$B$10])^2)/(2*[.E$5]))" office:value-type="float" office:value="13.0138302196162">
            <text:p>13.0138302196</text:p>
          </table:table-cell>
          <table:table-cell table:formula="of:=[.$B$13]*EXP(-(([.$D203]-[.$B$10])^2)/(2*[.F$5]))" office:value-type="float" office:value="0.0308422074078524">
            <text:p>0.0308422074</text:p>
          </table:table-cell>
          <table:table-cell table:formula="of:=[.$B$13]*EXP(-(([.$D203]-[.$B$10])^2)/(2*[.G$5]))" office:value-type="float" office:value="2.30841161988626E-023">
            <text:p>2.30841161988626E-023</text:p>
          </table:table-cell>
        </table:table-row>
        <table:table-row table:style-name="ro1">
          <table:table-cell table:number-columns-repeated="3"/>
          <table:table-cell office:value-type="float" office:value="0.396999999999989">
            <text:p>0.397</text:p>
          </table:table-cell>
          <table:table-cell table:formula="of:=[.$B$13]*EXP(-(([.$D204]-[.$B$10])^2)/(2*[.B$5]))" office:value-type="float" office:value="58.3487842490454">
            <text:p>58.348784249</text:p>
          </table:table-cell>
          <table:table-cell table:formula="of:=[.$B$13]*EXP(-(([.$D204]-[.$B$10])^2)/(2*[.C$5]))" office:value-type="float" office:value="51.6870091505669">
            <text:p>51.6870091506</text:p>
          </table:table-cell>
          <table:table-cell table:formula="of:=[.$B$13]*EXP(-(([.$D204]-[.$B$10])^2)/(2*[.D$5]))" office:value-type="float" office:value="38.7107058588342">
            <text:p>38.7107058588</text:p>
          </table:table-cell>
          <table:table-cell table:formula="of:=[.$B$13]*EXP(-(([.$D204]-[.$B$10])^2)/(2*[.E$5]))" office:value-type="float" office:value="13.2721395938439">
            <text:p>13.2721395938</text:p>
          </table:table-cell>
          <table:table-cell table:formula="of:=[.$B$13]*EXP(-(([.$D204]-[.$B$10])^2)/(2*[.F$5]))" office:value-type="float" office:value="0.0333414756978455">
            <text:p>0.0333414757</text:p>
          </table:table-cell>
          <table:table-cell table:formula="of:=[.$B$13]*EXP(-(([.$D204]-[.$B$10])^2)/(2*[.G$5]))" office:value-type="float" office:value="3.98817224936004E-023">
            <text:p>3.98817224936004E-023</text:p>
          </table:table-cell>
        </table:table-row>
        <table:table-row table:style-name="ro1">
          <table:table-cell table:number-columns-repeated="3"/>
          <table:table-cell office:value-type="float" office:value="0.397499999999989">
            <text:p>0.3975</text:p>
          </table:table-cell>
          <table:table-cell table:formula="of:=[.$B$13]*EXP(-(([.$D205]-[.$B$10])^2)/(2*[.B$5]))" office:value-type="float" office:value="58.6540268866721">
            <text:p>58.6540268867</text:p>
          </table:table-cell>
          <table:table-cell table:formula="of:=[.$B$13]*EXP(-(([.$D205]-[.$B$10])^2)/(2*[.C$5]))" office:value-type="float" office:value="52.0184435285062">
            <text:p>52.0184435285</text:p>
          </table:table-cell>
          <table:table-cell table:formula="of:=[.$B$13]*EXP(-(([.$D205]-[.$B$10])^2)/(2*[.D$5]))" office:value-type="float" office:value="39.0681653904878">
            <text:p>39.0681653905</text:p>
          </table:table-cell>
          <table:table-cell table:formula="of:=[.$B$13]*EXP(-(([.$D205]-[.$B$10])^2)/(2*[.E$5]))" office:value-type="float" office:value="13.5342878701675">
            <text:p>13.5342878702</text:p>
          </table:table-cell>
          <table:table-cell table:formula="of:=[.$B$13]*EXP(-(([.$D205]-[.$B$10])^2)/(2*[.F$5]))" office:value-type="float" office:value="0.036029672232025">
            <text:p>0.0360296722</text:p>
          </table:table-cell>
          <table:table-cell table:formula="of:=[.$B$13]*EXP(-(([.$D205]-[.$B$10])^2)/(2*[.G$5]))" office:value-type="float" office:value="6.87202344038314E-023">
            <text:p>6.87202344038314E-023</text:p>
          </table:table-cell>
        </table:table-row>
        <table:table-row table:style-name="ro1">
          <table:table-cell table:number-columns-repeated="3"/>
          <table:table-cell office:value-type="float" office:value="0.397999999999989">
            <text:p>0.398</text:p>
          </table:table-cell>
          <table:table-cell table:formula="of:=[.$B$13]*EXP(-(([.$D206]-[.$B$10])^2)/(2*[.B$5]))" office:value-type="float" office:value="58.9593693380821">
            <text:p>58.9593693381</text:p>
          </table:table-cell>
          <table:table-cell table:formula="of:=[.$B$13]*EXP(-(([.$D206]-[.$B$10])^2)/(2*[.C$5]))" office:value-type="float" office:value="52.3503748454431">
            <text:p>52.3503748454</text:p>
          </table:table-cell>
          <table:table-cell table:formula="of:=[.$B$13]*EXP(-(([.$D206]-[.$B$10])^2)/(2*[.D$5]))" office:value-type="float" office:value="39.4271621825119">
            <text:p>39.4271621825</text:p>
          </table:table-cell>
          <table:table-cell table:formula="of:=[.$B$13]*EXP(-(([.$D206]-[.$B$10])^2)/(2*[.E$5]))" office:value-type="float" office:value="13.8003004813788">
            <text:p>13.8003004814</text:p>
          </table:table-cell>
          <table:table-cell table:formula="of:=[.$B$13]*EXP(-(([.$D206]-[.$B$10])^2)/(2*[.F$5]))" office:value-type="float" office:value="0.038919919535648">
            <text:p>0.0389199195</text:p>
          </table:table-cell>
          <table:table-cell table:formula="of:=[.$B$13]*EXP(-(([.$D206]-[.$B$10])^2)/(2*[.G$5]))" office:value-type="float" office:value="1.18098784184454E-022">
            <text:p>1.18098784184454E-022</text:p>
          </table:table-cell>
        </table:table-row>
        <table:table-row table:style-name="ro1">
          <table:table-cell table:number-columns-repeated="3"/>
          <table:table-cell office:value-type="float" office:value="0.398499999999989">
            <text:p>0.3985</text:p>
          </table:table-cell>
          <table:table-cell table:formula="of:=[.$B$13]*EXP(-(([.$D207]-[.$B$10])^2)/(2*[.B$5]))" office:value-type="float" office:value="59.264796577245">
            <text:p>59.2647965772</text:p>
          </table:table-cell>
          <table:table-cell table:formula="of:=[.$B$13]*EXP(-(([.$D207]-[.$B$10])^2)/(2*[.C$5]))" office:value-type="float" office:value="52.6827855580494">
            <text:p>52.682785558</text:p>
          </table:table-cell>
          <table:table-cell table:formula="of:=[.$B$13]*EXP(-(([.$D207]-[.$B$10])^2)/(2*[.D$5]))" office:value-type="float" office:value="39.7876780990048">
            <text:p>39.787678099</text:p>
          </table:table-cell>
          <table:table-cell table:formula="of:=[.$B$13]*EXP(-(([.$D207]-[.$B$10])^2)/(2*[.E$5]))" office:value-type="float" office:value="14.0702022471849">
            <text:p>14.0702022472</text:p>
          </table:table-cell>
          <table:table-cell table:formula="of:=[.$B$13]*EXP(-(([.$D207]-[.$B$10])^2)/(2*[.F$5]))" office:value-type="float" office:value="0.0420261576319513">
            <text:p>0.0420261576</text:p>
          </table:table-cell>
          <table:table-cell table:formula="of:=[.$B$13]*EXP(-(([.$D207]-[.$B$10])^2)/(2*[.G$5]))" office:value-type="float" office:value="2.02421337670404E-022">
            <text:p>2.02421337670404E-022</text:p>
          </table:table-cell>
        </table:table-row>
        <table:table-row table:style-name="ro1">
          <table:table-cell table:number-columns-repeated="3"/>
          <table:table-cell office:value-type="float" office:value="0.398999999999989">
            <text:p>0.399</text:p>
          </table:table-cell>
          <table:table-cell table:formula="of:=[.$B$13]*EXP(-(([.$D208]-[.$B$10])^2)/(2*[.B$5]))" office:value-type="float" office:value="59.5702934936254">
            <text:p>59.5702934936</text:p>
          </table:table-cell>
          <table:table-cell table:formula="of:=[.$B$13]*EXP(-(([.$D208]-[.$B$10])^2)/(2*[.C$5]))" office:value-type="float" office:value="53.0156579664535">
            <text:p>53.0156579665</text:p>
          </table:table-cell>
          <table:table-cell table:formula="of:=[.$B$13]*EXP(-(([.$D208]-[.$B$10])^2)/(2*[.D$5]))" office:value-type="float" office:value="40.1496946330522">
            <text:p>40.1496946331</text:p>
          </table:table-cell>
          <table:table-cell table:formula="of:=[.$B$13]*EXP(-(([.$D208]-[.$B$10])^2)/(2*[.E$5]))" office:value-type="float" office:value="14.344017352618">
            <text:p>14.3440173526</text:p>
          </table:table-cell>
          <table:table-cell table:formula="of:=[.$B$13]*EXP(-(([.$D208]-[.$B$10])^2)/(2*[.F$5]))" office:value-type="float" office:value="0.0453631877455394">
            <text:p>0.0453631877</text:p>
          </table:table-cell>
          <table:table-cell table:formula="of:=[.$B$13]*EXP(-(([.$D208]-[.$B$10])^2)/(2*[.G$5]))" office:value-type="float" office:value="3.46032765654556E-022">
            <text:p>3.46032765654556E-022</text:p>
          </table:table-cell>
        </table:table-row>
        <table:table-row table:style-name="ro1">
          <table:table-cell table:number-columns-repeated="3"/>
          <table:table-cell office:value-type="float" office:value="0.399499999999989">
            <text:p>0.3995</text:p>
          </table:table-cell>
          <table:table-cell table:formula="of:=[.$B$13]*EXP(-(([.$D209]-[.$B$10])^2)/(2*[.B$5]))" office:value-type="float" office:value="59.8758448932826">
            <text:p>59.8758448933</text:p>
          </table:table-cell>
          <table:table-cell table:formula="of:=[.$B$13]*EXP(-(([.$D209]-[.$B$10])^2)/(2*[.C$5]))" office:value-type="float" office:value="53.3489742154549">
            <text:p>53.3489742155</text:p>
          </table:table-cell>
          <table:table-cell table:formula="of:=[.$B$13]*EXP(-(([.$D209]-[.$B$10])^2)/(2*[.D$5]))" office:value-type="float" office:value="40.5131929066616">
            <text:p>40.5131929067</text:p>
          </table:table-cell>
          <table:table-cell table:formula="of:=[.$B$13]*EXP(-(([.$D209]-[.$B$10])^2)/(2*[.E$5]))" office:value-type="float" office:value="14.6217693263262">
            <text:p>14.6217693263</text:p>
          </table:table-cell>
          <table:table-cell table:formula="of:=[.$B$13]*EXP(-(([.$D209]-[.$B$10])^2)/(2*[.F$5]))" office:value-type="float" office:value="0.0489467178137677">
            <text:p>0.0489467178</text:p>
          </table:table-cell>
          <table:table-cell table:formula="of:=[.$B$13]*EXP(-(([.$D209]-[.$B$10])^2)/(2*[.G$5]))" office:value-type="float" office:value="5.89967688389147E-022">
            <text:p>5.89967688389147E-022</text:p>
          </table:table-cell>
        </table:table-row>
        <table:table-row table:style-name="ro1">
          <table:table-cell table:number-columns-repeated="3"/>
          <table:table-cell office:value-type="float" office:value="0.399999999999989">
            <text:p>0.4</text:p>
          </table:table-cell>
          <table:table-cell table:formula="of:=[.$B$13]*EXP(-(([.$D210]-[.$B$10])^2)/(2*[.B$5]))" office:value-type="float" office:value="60.1814354999885">
            <text:p>60.1814355</text:p>
          </table:table-cell>
          <table:table-cell table:formula="of:=[.$B$13]*EXP(-(([.$D210]-[.$B$10])^2)/(2*[.C$5]))" office:value-type="float" office:value="53.6827162957714">
            <text:p>53.6827162958</text:p>
          </table:table-cell>
          <table:table-cell table:formula="of:=[.$B$13]*EXP(-(([.$D210]-[.$B$10])^2)/(2*[.D$5]))" office:value-type="float" office:value="40.8781536707782">
            <text:p>40.8781536708</text:p>
          </table:table-cell>
          <table:table-cell table:formula="of:=[.$B$13]*EXP(-(([.$D210]-[.$B$10])^2)/(2*[.E$5]))" office:value-type="float" office:value="14.9034810187564">
            <text:p>14.9034810188</text:p>
          </table:table-cell>
          <table:table-cell table:formula="of:=[.$B$13]*EXP(-(([.$D210]-[.$B$10])^2)/(2*[.F$5]))" office:value-type="float" office:value="0.052793409843344">
            <text:p>0.0527934098</text:p>
          </table:table-cell>
          <table:table-cell table:formula="of:=[.$B$13]*EXP(-(([.$D210]-[.$B$10])^2)/(2*[.G$5]))" office:value-type="float" office:value="1.00320410122199E-021">
            <text:p>1.00320410122199E-021</text:p>
          </table:table-cell>
        </table:table-row>
        <table:table-row table:style-name="ro1">
          <table:table-cell table:number-columns-repeated="3"/>
          <table:table-cell office:value-type="float" office:value="0.400499999999989">
            <text:p>0.4005</text:p>
          </table:table-cell>
          <table:table-cell table:formula="of:=[.$B$13]*EXP(-(([.$D211]-[.$B$10])^2)/(2*[.B$5]))" office:value-type="float" office:value="60.4870499563607">
            <text:p>60.4870499564</text:p>
          </table:table-cell>
          <table:table-cell table:formula="of:=[.$B$13]*EXP(-(([.$D211]-[.$B$10])^2)/(2*[.C$5]))" office:value-type="float" office:value="54.016866045318">
            <text:p>54.0168660453</text:p>
          </table:table-cell>
          <table:table-cell table:formula="of:=[.$B$13]*EXP(-(([.$D211]-[.$B$10])^2)/(2*[.D$5]))" office:value-type="float" office:value="41.2445573053853">
            <text:p>41.2445573054</text:p>
          </table:table-cell>
          <table:table-cell table:formula="of:=[.$B$13]*EXP(-(([.$D211]-[.$B$10])^2)/(2*[.E$5]))" office:value-type="float" office:value="15.189174580239">
            <text:p>15.1891745802</text:p>
          </table:table-cell>
          <table:table-cell table:formula="of:=[.$B$13]*EXP(-(([.$D211]-[.$B$10])^2)/(2*[.F$5]))" office:value-type="float" office:value="0.0569209291472645">
            <text:p>0.0569209291</text:p>
          </table:table-cell>
          <table:table-cell table:formula="of:=[.$B$13]*EXP(-(([.$D211]-[.$B$10])^2)/(2*[.G$5]))" office:value-type="float" office:value="1.70137654230106E-021">
            <text:p>1.70137654230106E-021</text:p>
          </table:table-cell>
        </table:table-row>
        <table:table-row table:style-name="ro1">
          <table:table-cell table:number-columns-repeated="3"/>
          <table:table-cell office:value-type="float" office:value="0.400999999999989">
            <text:p>0.401</text:p>
          </table:table-cell>
          <table:table-cell table:formula="of:=[.$B$13]*EXP(-(([.$D212]-[.$B$10])^2)/(2*[.B$5]))" office:value-type="float" office:value="60.7926728250118">
            <text:p>60.792672825</text:p>
          </table:table-cell>
          <table:table-cell table:formula="of:=[.$B$13]*EXP(-(([.$D212]-[.$B$10])^2)/(2*[.C$5]))" office:value-type="float" office:value="54.3514051505176">
            <text:p>54.3514051505</text:p>
          </table:table-cell>
          <table:table-cell table:formula="of:=[.$B$13]*EXP(-(([.$D212]-[.$B$10])^2)/(2*[.D$5]))" office:value-type="float" office:value="41.612383819688">
            <text:p>41.6123838197</text:p>
          </table:table-cell>
          <table:table-cell table:formula="of:=[.$B$13]*EXP(-(([.$D212]-[.$B$10])^2)/(2*[.E$5]))" office:value-type="float" office:value="15.4788714389867">
            <text:p>15.478871439</text:p>
          </table:table-cell>
          <table:table-cell table:formula="of:=[.$B$13]*EXP(-(([.$D212]-[.$B$10])^2)/(2*[.F$5]))" office:value-type="float" office:value="0.0613479954948258">
            <text:p>0.0613479955</text:p>
          </table:table-cell>
          <table:table-cell table:formula="of:=[.$B$13]*EXP(-(([.$D212]-[.$B$10])^2)/(2*[.G$5]))" office:value-type="float" office:value="2.87780691553879E-021">
            <text:p>2.87780691553879E-021</text:p>
          </table:table-cell>
        </table:table-row>
        <table:table-row table:style-name="ro1">
          <table:table-cell table:number-columns-repeated="3"/>
          <table:table-cell office:value-type="float" office:value="0.401499999999989">
            <text:p>0.4015</text:p>
          </table:table-cell>
          <table:table-cell table:formula="of:=[.$B$13]*EXP(-(([.$D213]-[.$B$10])^2)/(2*[.B$5]))" office:value-type="float" office:value="61.0982885897152">
            <text:p>61.0982885897</text:p>
          </table:table-cell>
          <table:table-cell table:formula="of:=[.$B$13]*EXP(-(([.$D213]-[.$B$10])^2)/(2*[.C$5]))" office:value-type="float" office:value="54.6863151476437">
            <text:p>54.6863151476</text:p>
          </table:table-cell>
          <table:table-cell table:formula="of:=[.$B$13]*EXP(-(([.$D213]-[.$B$10])^2)/(2*[.D$5]))" office:value-type="float" office:value="41.9816128523833">
            <text:p>41.9816128524</text:p>
          </table:table-cell>
          <table:table-cell table:formula="of:=[.$B$13]*EXP(-(([.$D213]-[.$B$10])^2)/(2*[.E$5]))" office:value-type="float" office:value="15.7725922790167">
            <text:p>15.772592279</text:p>
          </table:table-cell>
          <table:table-cell table:formula="of:=[.$B$13]*EXP(-(([.$D213]-[.$B$10])^2)/(2*[.F$5]))" office:value-type="float" office:value="0.0660944362047874">
            <text:p>0.0660944362</text:p>
          </table:table-cell>
          <table:table-cell table:formula="of:=[.$B$13]*EXP(-(([.$D213]-[.$B$10])^2)/(2*[.G$5]))" office:value-type="float" office:value="4.85481776610978E-021">
            <text:p>4.85481776610978E-021</text:p>
          </table:table-cell>
        </table:table-row>
        <table:table-row table:style-name="ro1">
          <table:table-cell table:number-columns-repeated="3"/>
          <table:table-cell office:value-type="float" office:value="0.401999999999989">
            <text:p>0.402</text:p>
          </table:table-cell>
          <table:table-cell table:formula="of:=[.$B$13]*EXP(-(([.$D214]-[.$B$10])^2)/(2*[.B$5]))" office:value-type="float" office:value="61.4038816565863">
            <text:p>61.4038816566</text:p>
          </table:table-cell>
          <table:table-cell table:formula="of:=[.$B$13]*EXP(-(([.$D214]-[.$B$10])^2)/(2*[.C$5]))" office:value-type="float" office:value="55.0215774241946">
            <text:p>55.0215774242</text:p>
          </table:table-cell>
          <table:table-cell table:formula="of:=[.$B$13]*EXP(-(([.$D214]-[.$B$10])^2)/(2*[.D$5]))" office:value-type="float" office:value="42.3522236720138">
            <text:p>42.352223672</text:p>
          </table:table-cell>
          <table:table-cell table:formula="of:=[.$B$13]*EXP(-(([.$D214]-[.$B$10])^2)/(2*[.E$5]))" office:value-type="float" office:value="16.0703570180083">
            <text:p>16.070357018</text:p>
          </table:table-cell>
          <table:table-cell table:formula="of:=[.$B$13]*EXP(-(([.$D214]-[.$B$10])^2)/(2*[.F$5]))" office:value-type="float" office:value="0.0711812412087856">
            <text:p>0.0711812412</text:p>
          </table:table-cell>
          <table:table-cell table:formula="of:=[.$B$13]*EXP(-(([.$D214]-[.$B$10])^2)/(2*[.G$5]))" office:value-type="float" office:value="8.16834895499129E-021">
            <text:p>8.16834895499129E-021</text:p>
          </table:table-cell>
        </table:table-row>
        <table:table-row table:style-name="ro1">
          <table:table-cell table:number-columns-repeated="3"/>
          <table:table-cell office:value-type="float" office:value="0.402499999999989">
            <text:p>0.4025</text:p>
          </table:table-cell>
          <table:table-cell table:formula="of:=[.$B$13]*EXP(-(([.$D215]-[.$B$10])^2)/(2*[.B$5]))" office:value-type="float" office:value="61.7094363552801">
            <text:p>61.7094363553</text:p>
          </table:table-cell>
          <table:table-cell table:formula="of:=[.$B$13]*EXP(-(([.$D215]-[.$B$10])^2)/(2*[.C$5]))" office:value-type="float" office:value="55.3571732202996">
            <text:p>55.3571732203</text:p>
          </table:table-cell>
          <table:table-cell table:formula="of:=[.$B$13]*EXP(-(([.$D215]-[.$B$10])^2)/(2*[.D$5]))" office:value-type="float" office:value="42.7241951774098">
            <text:p>42.7241951774</text:p>
          </table:table-cell>
          <table:table-cell table:formula="of:=[.$B$13]*EXP(-(([.$D215]-[.$B$10])^2)/(2*[.E$5]))" office:value-type="float" office:value="16.3721847851074">
            <text:p>16.3721847851</text:p>
          </table:table-cell>
          <table:table-cell table:formula="of:=[.$B$13]*EXP(-(([.$D215]-[.$B$10])^2)/(2*[.F$5]))" office:value-type="float" office:value="0.0766306201088106">
            <text:p>0.0766306201</text:p>
          </table:table-cell>
          <table:table-cell table:formula="of:=[.$B$13]*EXP(-(([.$D215]-[.$B$10])^2)/(2*[.G$5]))" office:value-type="float" office:value="1.37071038229742E-020">
            <text:p>1.37071038229742E-020</text:p>
          </table:table-cell>
        </table:table-row>
        <table:table-row table:style-name="ro1">
          <table:table-cell table:number-columns-repeated="3"/>
          <table:table-cell office:value-type="float" office:value="0.402999999999989">
            <text:p>0.403</text:p>
          </table:table-cell>
          <table:table-cell table:formula="of:=[.$B$13]*EXP(-(([.$D216]-[.$B$10])^2)/(2*[.B$5]))" office:value-type="float" office:value="62.0149369402038">
            <text:p>62.0149369402</text:p>
          </table:table-cell>
          <table:table-cell table:formula="of:=[.$B$13]*EXP(-(([.$D216]-[.$B$10])^2)/(2*[.C$5]))" office:value-type="float" office:value="55.6930836301564">
            <text:p>55.6930836302</text:p>
          </table:table-cell>
          <table:table-cell table:formula="of:=[.$B$13]*EXP(-(([.$D216]-[.$B$10])^2)/(2*[.D$5]))" office:value-type="float" office:value="43.0975058982168">
            <text:p>43.0975058982</text:p>
          </table:table-cell>
          <table:table-cell table:formula="of:=[.$B$13]*EXP(-(([.$D216]-[.$B$10])^2)/(2*[.E$5]))" office:value-type="float" office:value="16.6780938986901">
            <text:p>16.6780938987</text:p>
          </table:table-cell>
          <table:table-cell table:formula="of:=[.$B$13]*EXP(-(([.$D216]-[.$B$10])^2)/(2*[.F$5]))" office:value-type="float" office:value="0.0824660612489429">
            <text:p>0.0824660612</text:p>
          </table:table-cell>
          <table:table-cell table:formula="of:=[.$B$13]*EXP(-(([.$D216]-[.$B$10])^2)/(2*[.G$5]))" office:value-type="float" office:value="2.2940727773244E-020">
            <text:p>2.2940727773244E-020</text:p>
          </table:table-cell>
        </table:table-row>
        <table:table-row table:style-name="ro1">
          <table:table-cell table:number-columns-repeated="3"/>
          <table:table-cell office:value-type="float" office:value="0.403499999999989">
            <text:p>0.4035</text:p>
          </table:table-cell>
          <table:table-cell table:formula="of:=[.$B$13]*EXP(-(([.$D217]-[.$B$10])^2)/(2*[.B$5]))" office:value-type="float" office:value="62.3203675917458">
            <text:p>62.3203675917</text:p>
          </table:table-cell>
          <table:table-cell table:formula="of:=[.$B$13]*EXP(-(([.$D217]-[.$B$10])^2)/(2*[.C$5]))" office:value-type="float" office:value="56.0292896035006">
            <text:p>56.0292896035</text:p>
          </table:table-cell>
          <table:table-cell table:formula="of:=[.$B$13]*EXP(-(([.$D217]-[.$B$10])^2)/(2*[.D$5]))" office:value-type="float" office:value="43.4721339955114">
            <text:p>43.4721339955</text:p>
          </table:table-cell>
          <table:table-cell table:formula="of:=[.$B$13]*EXP(-(([.$D217]-[.$B$10])^2)/(2*[.E$5]))" office:value-type="float" office:value="16.9881018440966">
            <text:p>16.9881018441</text:p>
          </table:table-cell>
          <table:table-cell table:formula="of:=[.$B$13]*EXP(-(([.$D217]-[.$B$10])^2)/(2*[.F$5]))" office:value-type="float" office:value="0.0887123928175775">
            <text:p>0.0887123928</text:p>
          </table:table-cell>
          <table:table-cell table:formula="of:=[.$B$13]*EXP(-(([.$D217]-[.$B$10])^2)/(2*[.G$5]))" office:value-type="float" office:value="3.82929434072702E-020">
            <text:p>3.82929434072702E-020</text:p>
          </table:table-cell>
        </table:table-row>
        <table:table-row table:style-name="ro1">
          <table:table-cell table:number-columns-repeated="3"/>
          <table:table-cell office:value-type="float" office:value="0.403999999999989">
            <text:p>0.404</text:p>
          </table:table-cell>
          <table:table-cell table:formula="of:=[.$B$13]*EXP(-(([.$D218]-[.$B$10])^2)/(2*[.B$5]))" office:value-type="float" office:value="62.6257124175197">
            <text:p>62.6257124175</text:p>
          </table:table-cell>
          <table:table-cell table:formula="of:=[.$B$13]*EXP(-(([.$D218]-[.$B$10])^2)/(2*[.C$5]))" office:value-type="float" office:value="56.3657719471059">
            <text:p>56.3657719471</text:p>
          </table:table-cell>
          <table:table-cell table:formula="of:=[.$B$13]*EXP(-(([.$D218]-[.$B$10])^2)/(2*[.D$5]))" office:value-type="float" office:value="43.8480572625049">
            <text:p>43.8480572625</text:p>
          </table:table-cell>
          <table:table-cell table:formula="of:=[.$B$13]*EXP(-(([.$D218]-[.$B$10])^2)/(2*[.E$5]))" office:value-type="float" office:value="17.302225251348">
            <text:p>17.3022252513</text:p>
          </table:table-cell>
          <table:table-cell table:formula="of:=[.$B$13]*EXP(-(([.$D218]-[.$B$10])^2)/(2*[.F$5]))" office:value-type="float" office:value="0.0953958459920497">
            <text:p>0.095395846</text:p>
          </table:table-cell>
          <table:table-cell table:formula="of:=[.$B$13]*EXP(-(([.$D218]-[.$B$10])^2)/(2*[.G$5]))" office:value-type="float" office:value="6.37500277134178E-020">
            <text:p>6.37500277134178E-020</text:p>
          </table:table-cell>
        </table:table-row>
        <table:table-row table:style-name="ro1">
          <table:table-cell table:number-columns-repeated="3"/>
          <table:table-cell office:value-type="float" office:value="0.404499999999989">
            <text:p>0.4045</text:p>
          </table:table-cell>
          <table:table-cell table:formula="of:=[.$B$13]*EXP(-(([.$D219]-[.$B$10])^2)/(2*[.B$5]))" office:value-type="float" office:value="62.9309554536238">
            <text:p>62.9309554536</text:p>
          </table:table-cell>
          <table:table-cell table:formula="of:=[.$B$13]*EXP(-(([.$D219]-[.$B$10])^2)/(2*[.C$5]))" office:value-type="float" office:value="56.7025113263171">
            <text:p>56.7025113263</text:p>
          </table:table-cell>
          <table:table-cell table:formula="of:=[.$B$13]*EXP(-(([.$D219]-[.$B$10])^2)/(2*[.D$5]))" office:value-type="float" office:value="44.2252531253364">
            <text:p>44.2252531253</text:p>
          </table:table-cell>
          <table:table-cell table:formula="of:=[.$B$13]*EXP(-(([.$D219]-[.$B$10])^2)/(2*[.E$5]))" office:value-type="float" office:value="17.6204798728595">
            <text:p>17.6204798729</text:p>
          </table:table-cell>
          <table:table-cell table:formula="of:=[.$B$13]*EXP(-(([.$D219]-[.$B$10])^2)/(2*[.F$5]))" office:value-type="float" office:value="0.102544120132892">
            <text:p>0.1025441201</text:p>
          </table:table-cell>
          <table:table-cell table:formula="of:=[.$B$13]*EXP(-(([.$D219]-[.$B$10])^2)/(2*[.G$5]))" office:value-type="float" office:value="1.05850295645626E-019">
            <text:p>1.05850295645626E-019</text:p>
          </table:table-cell>
        </table:table-row>
        <table:table-row table:style-name="ro1">
          <table:table-cell table:number-columns-repeated="3"/>
          <table:table-cell office:value-type="float" office:value="0.404999999999988">
            <text:p>0.405</text:p>
          </table:table-cell>
          <table:table-cell table:formula="of:=[.$B$13]*EXP(-(([.$D220]-[.$B$10])^2)/(2*[.B$5]))" office:value-type="float" office:value="63.2360806659157">
            <text:p>63.2360806659</text:p>
          </table:table-cell>
          <table:table-cell table:formula="of:=[.$B$13]*EXP(-(([.$D220]-[.$B$10])^2)/(2*[.C$5]))" office:value-type="float" office:value="57.0394882666116">
            <text:p>57.0394882666</text:p>
          </table:table-cell>
          <table:table-cell table:formula="of:=[.$B$13]*EXP(-(([.$D220]-[.$B$10])^2)/(2*[.D$5]))" office:value-type="float" office:value="44.6036986439532">
            <text:p>44.603698644</text:p>
          </table:table-cell>
          <table:table-cell table:formula="of:=[.$B$13]*EXP(-(([.$D220]-[.$B$10])^2)/(2*[.E$5]))" office:value-type="float" office:value="17.9428805611599">
            <text:p>17.9428805612</text:p>
          </table:table-cell>
          <table:table-cell table:formula="of:=[.$B$13]*EXP(-(([.$D220]-[.$B$10])^2)/(2*[.F$5]))" office:value-type="float" office:value="0.110186450029863">
            <text:p>0.11018645</text:p>
          </table:table-cell>
          <table:table-cell table:formula="of:=[.$B$13]*EXP(-(([.$D220]-[.$B$10])^2)/(2*[.G$5]))" office:value-type="float" office:value="1.75288668568128E-019">
            <text:p>1.75288668568128E-019</text:p>
          </table:table-cell>
        </table:table-row>
        <table:table-row table:style-name="ro1">
          <table:table-cell table:number-columns-repeated="3"/>
          <table:table-cell office:value-type="float" office:value="0.405499999999988">
            <text:p>0.4055</text:p>
          </table:table-cell>
          <table:table-cell table:formula="of:=[.$B$13]*EXP(-(([.$D221]-[.$B$10])^2)/(2*[.B$5]))" office:value-type="float" office:value="63.5410719513042">
            <text:p>63.5410719513</text:p>
          </table:table-cell>
          <table:table-cell table:formula="of:=[.$B$13]*EXP(-(([.$D221]-[.$B$10])^2)/(2*[.C$5]))" office:value-type="float" office:value="57.3766831551976">
            <text:p>57.3766831552</text:p>
          </table:table-cell>
          <table:table-cell table:formula="of:=[.$B$13]*EXP(-(([.$D221]-[.$B$10])^2)/(2*[.D$5]))" office:value-type="float" office:value="44.9833705130861">
            <text:p>44.9833705131</text:p>
          </table:table-cell>
          <table:table-cell table:formula="of:=[.$B$13]*EXP(-(([.$D221]-[.$B$10])^2)/(2*[.E$5]))" office:value-type="float" office:value="18.2694412466365">
            <text:p>18.2694412466</text:p>
          </table:table-cell>
          <table:table-cell table:formula="of:=[.$B$13]*EXP(-(([.$D221]-[.$B$10])^2)/(2*[.F$5]))" office:value-type="float" office:value="0.118353675196555">
            <text:p>0.1183536752</text:p>
          </table:table-cell>
          <table:table-cell table:formula="of:=[.$B$13]*EXP(-(([.$D221]-[.$B$10])^2)/(2*[.G$5]))" office:value-type="float" office:value="2.89511406137285E-019">
            <text:p>2.89511406137285E-019</text:p>
          </table:table-cell>
        </table:table-row>
        <table:table-row table:style-name="ro1">
          <table:table-cell table:number-columns-repeated="3"/>
          <table:table-cell office:value-type="float" office:value="0.405999999999988">
            <text:p>0.406</text:p>
          </table:table-cell>
          <table:table-cell table:formula="of:=[.$B$13]*EXP(-(([.$D222]-[.$B$10])^2)/(2*[.B$5]))" office:value-type="float" office:value="63.8459131390513">
            <text:p>63.8459131391</text:p>
          </table:table-cell>
          <table:table-cell table:formula="of:=[.$B$13]*EXP(-(([.$D222]-[.$B$10])^2)/(2*[.C$5]))" office:value-type="float" office:value="57.7140762426351">
            <text:p>57.7140762426</text:p>
          </table:table-cell>
          <table:table-cell table:formula="of:=[.$B$13]*EXP(-(([.$D222]-[.$B$10])^2)/(2*[.D$5]))" office:value-type="float" office:value="45.364245063307">
            <text:p>45.3642450633</text:p>
          </table:table-cell>
          <table:table-cell table:formula="of:=[.$B$13]*EXP(-(([.$D222]-[.$B$10])^2)/(2*[.E$5]))" office:value-type="float" office:value="18.6001749153085">
            <text:p>18.6001749153</text:p>
          </table:table-cell>
          <table:table-cell table:formula="of:=[.$B$13]*EXP(-(([.$D222]-[.$B$10])^2)/(2*[.F$5]))" office:value-type="float" office:value="0.127078311204188">
            <text:p>0.1270783112</text:p>
          </table:table-cell>
          <table:table-cell table:formula="of:=[.$B$13]*EXP(-(([.$D222]-[.$B$10])^2)/(2*[.G$5]))" office:value-type="float" office:value="4.76900287822151E-019">
            <text:p>4.76900287822151E-019</text:p>
          </table:table-cell>
        </table:table-row>
        <table:table-row table:style-name="ro1">
          <table:table-cell table:number-columns-repeated="3"/>
          <table:table-cell office:value-type="float" office:value="0.406499999999988">
            <text:p>0.4065</text:p>
          </table:table-cell>
          <table:table-cell table:formula="of:=[.$B$13]*EXP(-(([.$D223]-[.$B$10])^2)/(2*[.B$5]))" office:value-type="float" office:value="64.1505879920942">
            <text:p>64.1505879921</text:p>
          </table:table-cell>
          <table:table-cell table:formula="of:=[.$B$13]*EXP(-(([.$D223]-[.$B$10])^2)/(2*[.C$5]))" office:value-type="float" office:value="58.0516476444955">
            <text:p>58.0516476445</text:p>
          </table:table-cell>
          <table:table-cell table:formula="of:=[.$B$13]*EXP(-(([.$D223]-[.$B$10])^2)/(2*[.D$5]))" office:value-type="float" office:value="45.7462982621846">
            <text:p>45.7462982622</text:p>
          </table:table-cell>
          <table:table-cell table:formula="of:=[.$B$13]*EXP(-(([.$D223]-[.$B$10])^2)/(2*[.E$5]))" office:value-type="float" office:value="18.9350935866531">
            <text:p>18.9350935867</text:p>
          </table:table-cell>
          <table:table-cell table:formula="of:=[.$B$13]*EXP(-(([.$D223]-[.$B$10])^2)/(2*[.F$5]))" office:value-type="float" office:value="0.136394623039496">
            <text:p>0.136394623</text:p>
          </table:table-cell>
          <table:table-cell table:formula="of:=[.$B$13]*EXP(-(([.$D223]-[.$B$10])^2)/(2*[.G$5]))" office:value-type="float" office:value="7.83501008587335E-019">
            <text:p>7.83501008587335E-019</text:p>
          </table:table-cell>
        </table:table-row>
        <table:table-row table:style-name="ro1">
          <table:table-cell table:number-columns-repeated="3"/>
          <table:table-cell office:value-type="float" office:value="0.406999999999988">
            <text:p>0.407</text:p>
          </table:table-cell>
          <table:table-cell table:formula="of:=[.$B$13]*EXP(-(([.$D224]-[.$B$10])^2)/(2*[.B$5]))" office:value-type="float" office:value="64.4550802083797">
            <text:p>64.4550802084</text:p>
          </table:table-cell>
          <table:table-cell table:formula="of:=[.$B$13]*EXP(-(([.$D224]-[.$B$10])^2)/(2*[.C$5]))" office:value-type="float" office:value="58.389377343048">
            <text:p>58.389377343</text:p>
          </table:table-cell>
          <table:table-cell table:formula="of:=[.$B$13]*EXP(-(([.$D224]-[.$B$10])^2)/(2*[.D$5]))" office:value-type="float" office:value="46.1295057155281">
            <text:p>46.1295057155</text:p>
          </table:table-cell>
          <table:table-cell table:formula="of:=[.$B$13]*EXP(-(([.$D224]-[.$B$10])^2)/(2*[.E$5]))" office:value-type="float" office:value="19.2742082914921">
            <text:p>19.2742082915</text:p>
          </table:table-cell>
          <table:table-cell table:formula="of:=[.$B$13]*EXP(-(([.$D224]-[.$B$10])^2)/(2*[.F$5]))" office:value-type="float" office:value="0.146338700464362">
            <text:p>0.1463387005</text:p>
          </table:table-cell>
          <table:table-cell table:formula="of:=[.$B$13]*EXP(-(([.$D224]-[.$B$10])^2)/(2*[.G$5]))" office:value-type="float" office:value="1.28381251395593E-018">
            <text:p>1.28381251395593E-018</text:p>
          </table:table-cell>
        </table:table-row>
        <table:table-row table:style-name="ro1">
          <table:table-cell table:number-columns-repeated="3"/>
          <table:table-cell office:value-type="float" office:value="0.407499999999988">
            <text:p>0.4075</text:p>
          </table:table-cell>
          <table:table-cell table:formula="of:=[.$B$13]*EXP(-(([.$D225]-[.$B$10])^2)/(2*[.B$5]))" office:value-type="float" office:value="64.7593734222137">
            <text:p>64.7593734222</text:p>
          </table:table-cell>
          <table:table-cell table:formula="of:=[.$B$13]*EXP(-(([.$D225]-[.$B$10])^2)/(2*[.C$5]))" office:value-type="float" office:value="58.7272451889778">
            <text:p>58.727245189</text:p>
          </table:table-cell>
          <table:table-cell table:formula="of:=[.$B$13]*EXP(-(([.$D225]-[.$B$10])^2)/(2*[.D$5]))" office:value-type="float" office:value="46.5138426687233">
            <text:p>46.5138426687</text:p>
          </table:table-cell>
          <table:table-cell table:formula="of:=[.$B$13]*EXP(-(([.$D225]-[.$B$10])^2)/(2*[.E$5]))" office:value-type="float" office:value="19.6175290499528">
            <text:p>19.61752905</text:p>
          </table:table-cell>
          <table:table-cell table:formula="of:=[.$B$13]*EXP(-(([.$D225]-[.$B$10])^2)/(2*[.F$5]))" office:value-type="float" office:value="0.15694853534808">
            <text:p>0.1569485353</text:p>
          </table:table-cell>
          <table:table-cell table:formula="of:=[.$B$13]*EXP(-(([.$D225]-[.$B$10])^2)/(2*[.G$5]))" office:value-type="float" office:value="2.09803978243552E-018">
            <text:p>2.09803978243552E-018</text:p>
          </table:table-cell>
        </table:table-row>
        <table:table-row table:style-name="ro1">
          <table:table-cell table:number-columns-repeated="3"/>
          <table:table-cell office:value-type="float" office:value="0.407999999999988">
            <text:p>0.408</text:p>
          </table:table-cell>
          <table:table-cell table:formula="of:=[.$B$13]*EXP(-(([.$D226]-[.$B$10])^2)/(2*[.B$5]))" office:value-type="float" office:value="65.0634512056247">
            <text:p>65.0634512056</text:p>
          </table:table-cell>
          <table:table-cell table:formula="of:=[.$B$13]*EXP(-(([.$D226]-[.$B$10])^2)/(2*[.C$5]))" office:value-type="float" office:value="59.0652309031347">
            <text:p>59.0652309031</text:p>
          </table:table-cell>
          <table:table-cell table:formula="of:=[.$B$13]*EXP(-(([.$D226]-[.$B$10])^2)/(2*[.D$5]))" office:value-type="float" office:value="46.8992840081606">
            <text:p>46.8992840082</text:p>
          </table:table-cell>
          <table:table-cell table:formula="of:=[.$B$13]*EXP(-(([.$D226]-[.$B$10])^2)/(2*[.E$5]))" office:value-type="float" office:value="19.9650648495195">
            <text:p>19.9650648495</text:p>
          </table:table-cell>
          <table:table-cell table:formula="of:=[.$B$13]*EXP(-(([.$D226]-[.$B$10])^2)/(2*[.F$5]))" office:value-type="float" office:value="0.168264100935489">
            <text:p>0.1682641009</text:p>
          </table:table-cell>
          <table:table-cell table:formula="of:=[.$B$13]*EXP(-(([.$D226]-[.$B$10])^2)/(2*[.G$5]))" office:value-type="float" office:value="3.41960467878493E-018">
            <text:p>3.41960467878493E-018</text:p>
          </table:table-cell>
        </table:table-row>
        <table:table-row table:style-name="ro1">
          <table:table-cell table:number-columns-repeated="3"/>
          <table:table-cell office:value-type="float" office:value="0.408499999999988">
            <text:p>0.4085</text:p>
          </table:table-cell>
          <table:table-cell table:formula="of:=[.$B$13]*EXP(-(([.$D227]-[.$B$10])^2)/(2*[.B$5]))" office:value-type="float" office:value="65.3672970697428">
            <text:p>65.3672970697</text:p>
          </table:table-cell>
          <table:table-cell table:formula="of:=[.$B$13]*EXP(-(([.$D227]-[.$B$10])^2)/(2*[.C$5]))" office:value-type="float" office:value="59.4033140783122">
            <text:p>59.4033140783</text:p>
          </table:table-cell>
          <table:table-cell table:formula="of:=[.$B$13]*EXP(-(([.$D227]-[.$B$10])^2)/(2*[.D$5]))" office:value-type="float" office:value="47.2858042627559">
            <text:p>47.2858042628</text:p>
          </table:table-cell>
          <table:table-cell table:formula="of:=[.$B$13]*EXP(-(([.$D227]-[.$B$10])^2)/(2*[.E$5]))" office:value-type="float" office:value="20.3168236231881">
            <text:p>20.3168236232</text:p>
          </table:table-cell>
          <table:table-cell table:formula="of:=[.$B$13]*EXP(-(([.$D227]-[.$B$10])^2)/(2*[.F$5]))" office:value-type="float" office:value="0.180327433006217">
            <text:p>0.180327433</text:p>
          </table:table-cell>
          <table:table-cell table:formula="of:=[.$B$13]*EXP(-(([.$D227]-[.$B$10])^2)/(2*[.G$5]))" office:value-type="float" office:value="5.55889096706515E-018">
            <text:p>5.55889096706515E-018</text:p>
          </table:table-cell>
        </table:table-row>
        <table:table-row table:style-name="ro1">
          <table:table-cell table:number-columns-repeated="3"/>
          <table:table-cell office:value-type="float" office:value="0.408999999999988">
            <text:p>0.409</text:p>
          </table:table-cell>
          <table:table-cell table:formula="of:=[.$B$13]*EXP(-(([.$D228]-[.$B$10])^2)/(2*[.B$5]))" office:value-type="float" office:value="65.6708944661917">
            <text:p>65.6708944662</text:p>
          </table:table-cell>
          <table:table-cell table:formula="of:=[.$B$13]*EXP(-(([.$D228]-[.$B$10])^2)/(2*[.C$5]))" office:value-type="float" office:value="59.7414741810564">
            <text:p>59.7414741811</text:p>
          </table:table-cell>
          <table:table-cell table:formula="of:=[.$B$13]*EXP(-(([.$D228]-[.$B$10])^2)/(2*[.D$5]))" office:value-type="float" office:value="47.6733776055643">
            <text:p>47.6733776056</text:p>
          </table:table-cell>
          <table:table-cell table:formula="of:=[.$B$13]*EXP(-(([.$D228]-[.$B$10])^2)/(2*[.E$5]))" office:value-type="float" office:value="20.6728122277396">
            <text:p>20.6728122277</text:p>
          </table:table-cell>
          <table:table-cell table:formula="of:=[.$B$13]*EXP(-(([.$D228]-[.$B$10])^2)/(2*[.F$5]))" office:value-type="float" office:value="0.193182712871894">
            <text:p>0.1931827129</text:p>
          </table:table-cell>
          <table:table-cell table:formula="of:=[.$B$13]*EXP(-(([.$D228]-[.$B$10])^2)/(2*[.G$5]))" office:value-type="float" office:value="9.01260792631267E-018">
            <text:p>9.01260792631267E-018</text:p>
          </table:table-cell>
        </table:table-row>
        <table:table-row table:style-name="ro1">
          <table:table-cell table:number-columns-repeated="3"/>
          <table:table-cell office:value-type="float" office:value="0.409499999999988">
            <text:p>0.4095</text:p>
          </table:table-cell>
          <table:table-cell table:formula="of:=[.$B$13]*EXP(-(([.$D229]-[.$B$10])^2)/(2*[.B$5]))" office:value-type="float" office:value="65.9742267884959">
            <text:p>65.9742267885</text:p>
          </table:table-cell>
          <table:table-cell table:formula="of:=[.$B$13]*EXP(-(([.$D229]-[.$B$10])^2)/(2*[.C$5]))" office:value-type="float" office:value="60.0796905535059">
            <text:p>60.0796905535</text:p>
          </table:table-cell>
          <table:table-cell table:formula="of:=[.$B$13]*EXP(-(([.$D229]-[.$B$10])^2)/(2*[.D$5]))" office:value-type="float" office:value="48.0619778554866">
            <text:p>48.0619778555</text:p>
          </table:table-cell>
          <table:table-cell table:formula="of:=[.$B$13]*EXP(-(([.$D229]-[.$B$10])^2)/(2*[.E$5]))" office:value-type="float" office:value="21.0330364221454">
            <text:p>21.0330364221</text:p>
          </table:table-cell>
          <table:table-cell table:formula="of:=[.$B$13]*EXP(-(([.$D229]-[.$B$10])^2)/(2*[.F$5]))" office:value-type="float" office:value="0.206876352149289">
            <text:p>0.2068763521</text:p>
          </table:table-cell>
          <table:table-cell table:formula="of:=[.$B$13]*EXP(-(([.$D229]-[.$B$10])^2)/(2*[.G$5]))" office:value-type="float" office:value="1.45734666198997E-017">
            <text:p>1.45734666198997E-017</text:p>
          </table:table-cell>
        </table:table-row>
        <table:table-row table:style-name="ro1">
          <table:table-cell table:number-columns-repeated="3"/>
          <table:table-cell office:value-type="float" office:value="0.409999999999988">
            <text:p>0.41</text:p>
          </table:table-cell>
          <table:table-cell table:formula="of:=[.$B$13]*EXP(-(([.$D230]-[.$B$10])^2)/(2*[.B$5]))" office:value-type="float" office:value="66.2772773735008">
            <text:p>66.2772773735</text:p>
          </table:table-cell>
          <table:table-cell table:formula="of:=[.$B$13]*EXP(-(([.$D230]-[.$B$10])^2)/(2*[.C$5]))" office:value-type="float" office:value="60.4179424152604">
            <text:p>60.4179424153</text:p>
          </table:table-cell>
          <table:table-cell table:formula="of:=[.$B$13]*EXP(-(([.$D230]-[.$B$10])^2)/(2*[.D$5]))" office:value-type="float" office:value="48.4515784790704">
            <text:p>48.4515784791</text:p>
          </table:table-cell>
          <table:table-cell table:formula="of:=[.$B$13]*EXP(-(([.$D230]-[.$B$10])^2)/(2*[.E$5]))" office:value-type="float" office:value="21.3975008461213">
            <text:p>21.3975008461</text:p>
          </table:table-cell>
          <table:table-cell table:formula="of:=[.$B$13]*EXP(-(([.$D230]-[.$B$10])^2)/(2*[.F$5]))" office:value-type="float" office:value="0.221457079238032">
            <text:p>0.2214570792</text:p>
          </table:table-cell>
          <table:table-cell table:formula="of:=[.$B$13]*EXP(-(([.$D230]-[.$B$10])^2)/(2*[.G$5]))" office:value-type="float" office:value="2.35031099434328E-017">
            <text:p>2.35031099434328E-017</text:p>
          </table:table-cell>
        </table:table-row>
        <table:table-row table:style-name="ro1">
          <table:table-cell table:number-columns-repeated="3"/>
          <table:table-cell office:value-type="float" office:value="0.410499999999988">
            <text:p>0.4105</text:p>
          </table:table-cell>
          <table:table-cell table:formula="of:=[.$B$13]*EXP(-(([.$D231]-[.$B$10])^2)/(2*[.B$5]))" office:value-type="float" office:value="66.5800295028075">
            <text:p>66.5800295028</text:p>
          </table:table-cell>
          <table:table-cell table:formula="of:=[.$B$13]*EXP(-(([.$D231]-[.$B$10])^2)/(2*[.C$5]))" office:value-type="float" office:value="60.75620886528">
            <text:p>60.7562088653</text:p>
          </table:table-cell>
          <table:table-cell table:formula="of:=[.$B$13]*EXP(-(([.$D231]-[.$B$10])^2)/(2*[.D$5]))" office:value-type="float" office:value="48.8421525924039">
            <text:p>48.8421525924</text:p>
          </table:table-cell>
          <table:table-cell table:formula="of:=[.$B$13]*EXP(-(([.$D231]-[.$B$10])^2)/(2*[.E$5]))" office:value-type="float" office:value="21.766208998843">
            <text:p>21.7662089988</text:p>
          </table:table-cell>
          <table:table-cell table:formula="of:=[.$B$13]*EXP(-(([.$D231]-[.$B$10])^2)/(2*[.F$5]))" office:value-type="float" office:value="0.236976027421818">
            <text:p>0.2369760274</text:p>
          </table:table-cell>
          <table:table-cell table:formula="of:=[.$B$13]*EXP(-(([.$D231]-[.$B$10])^2)/(2*[.G$5]))" office:value-type="float" office:value="3.78040094609923E-017">
            <text:p>3.78040094609923E-017</text:p>
          </table:table-cell>
        </table:table-row>
        <table:table-row table:style-name="ro1">
          <table:table-cell table:number-columns-repeated="3"/>
          <table:table-cell office:value-type="float" office:value="0.410999999999988">
            <text:p>0.411</text:p>
          </table:table-cell>
          <table:table-cell table:formula="of:=[.$B$13]*EXP(-(([.$D232]-[.$B$10])^2)/(2*[.B$5]))" office:value-type="float" office:value="66.8824664042206">
            <text:p>66.8824664042</text:p>
          </table:table-cell>
          <table:table-cell table:formula="of:=[.$B$13]*EXP(-(([.$D232]-[.$B$10])^2)/(2*[.C$5]))" office:value-type="float" office:value="61.0944688838135">
            <text:p>61.0944688838</text:p>
          </table:table-cell>
          <table:table-cell table:formula="of:=[.$B$13]*EXP(-(([.$D232]-[.$B$10])^2)/(2*[.D$5]))" office:value-type="float" office:value="49.2336729631045">
            <text:p>49.2336729631</text:p>
          </table:table-cell>
          <table:table-cell table:formula="of:=[.$B$13]*EXP(-(([.$D232]-[.$B$10])^2)/(2*[.E$5]))" office:value-type="float" office:value="22.1391632178397">
            <text:p>22.1391632178</text:p>
          </table:table-cell>
          <table:table-cell table:formula="of:=[.$B$13]*EXP(-(([.$D232]-[.$B$10])^2)/(2*[.F$5]))" office:value-type="float" office:value="0.253486824501791">
            <text:p>0.2534868245</text:p>
          </table:table-cell>
          <table:table-cell table:formula="of:=[.$B$13]*EXP(-(([.$D232]-[.$B$10])^2)/(2*[.G$5]))" office:value-type="float" office:value="6.06457629014783E-017">
            <text:p>6.06457629014783E-017</text:p>
          </table:table-cell>
        </table:table-row>
        <table:table-row table:style-name="ro1">
          <table:table-cell table:number-columns-repeated="3"/>
          <table:table-cell office:value-type="float" office:value="0.411499999999988">
            <text:p>0.4115</text:p>
          </table:table-cell>
          <table:table-cell table:formula="of:=[.$B$13]*EXP(-(([.$D233]-[.$B$10])^2)/(2*[.B$5]))" office:value-type="float" office:value="67.1845712532098">
            <text:p>67.1845712532</text:p>
          </table:table-cell>
          <table:table-cell table:formula="of:=[.$B$13]*EXP(-(([.$D233]-[.$B$10])^2)/(2*[.C$5]))" office:value-type="float" office:value="61.4327013343563">
            <text:p>61.4327013344</text:p>
          </table:table-cell>
          <table:table-cell table:formula="of:=[.$B$13]*EXP(-(([.$D233]-[.$B$10])^2)/(2*[.D$5]))" office:value-type="float" office:value="49.6261120124014">
            <text:p>49.6261120124</text:p>
          </table:table-cell>
          <table:table-cell table:formula="of:=[.$B$13]*EXP(-(([.$D233]-[.$B$10])^2)/(2*[.E$5]))" office:value-type="float" office:value="22.5163646580809">
            <text:p>22.5163646581</text:p>
          </table:table-cell>
          <table:table-cell table:formula="of:=[.$B$13]*EXP(-(([.$D233]-[.$B$10])^2)/(2*[.F$5]))" office:value-type="float" office:value="0.271045683860158">
            <text:p>0.2710456839</text:p>
          </table:table-cell>
          <table:table-cell table:formula="of:=[.$B$13]*EXP(-(([.$D233]-[.$B$10])^2)/(2*[.G$5]))" office:value-type="float" office:value="9.70315868032559E-017">
            <text:p>9.70315868032559E-017</text:p>
          </table:table-cell>
        </table:table-row>
        <table:table-row table:style-name="ro1">
          <table:table-cell table:number-columns-repeated="3"/>
          <table:table-cell office:value-type="float" office:value="0.411999999999988">
            <text:p>0.412</text:p>
          </table:table-cell>
          <table:table-cell table:formula="of:=[.$B$13]*EXP(-(([.$D234]-[.$B$10])^2)/(2*[.B$5]))" office:value-type="float" office:value="67.4863271743849">
            <text:p>67.4863271744</text:p>
          </table:table-cell>
          <table:table-cell table:formula="of:=[.$B$13]*EXP(-(([.$D234]-[.$B$10])^2)/(2*[.C$5]))" office:value-type="float" office:value="61.7708849656376">
            <text:p>61.7708849656</text:p>
          </table:table-cell>
          <table:table-cell table:formula="of:=[.$B$13]*EXP(-(([.$D234]-[.$B$10])^2)/(2*[.D$5]))" office:value-type="float" office:value="50.0194418173128">
            <text:p>50.0194418173</text:p>
          </table:table-cell>
          <table:table-cell table:formula="of:=[.$B$13]*EXP(-(([.$D234]-[.$B$10])^2)/(2*[.E$5]))" office:value-type="float" office:value="22.8978132712704">
            <text:p>22.8978132713</text:p>
          </table:table-cell>
          <table:table-cell table:formula="of:=[.$B$13]*EXP(-(([.$D234]-[.$B$10])^2)/(2*[.F$5]))" office:value-type="float" office:value="0.289711496841037">
            <text:p>0.2897114968</text:p>
          </table:table-cell>
          <table:table-cell table:formula="of:=[.$B$13]*EXP(-(([.$D234]-[.$B$10])^2)/(2*[.G$5]))" office:value-type="float" office:value="1.54837401062318E-016">
            <text:p>1.54837401062318E-016</text:p>
          </table:table-cell>
        </table:table-row>
        <table:table-row table:style-name="ro1">
          <table:table-cell table:number-columns-repeated="3"/>
          <table:table-cell office:value-type="float" office:value="0.412499999999988">
            <text:p>0.4125</text:p>
          </table:table-cell>
          <table:table-cell table:formula="of:=[.$B$13]*EXP(-(([.$D235]-[.$B$10])^2)/(2*[.B$5]))" office:value-type="float" office:value="67.7877172429834">
            <text:p>67.787717243</text:p>
          </table:table-cell>
          <table:table-cell table:formula="of:=[.$B$13]*EXP(-(([.$D235]-[.$B$10])^2)/(2*[.C$5]))" office:value-type="float" office:value="62.1089984136355">
            <text:p>62.1089984136</text:p>
          </table:table-cell>
          <table:table-cell table:formula="of:=[.$B$13]*EXP(-(([.$D235]-[.$B$10])^2)/(2*[.D$5]))" office:value-type="float" office:value="50.4136341129181">
            <text:p>50.4136341129</text:p>
          </table:table-cell>
          <table:table-cell table:formula="of:=[.$B$13]*EXP(-(([.$D235]-[.$B$10])^2)/(2*[.E$5]))" office:value-type="float" office:value="23.2835077853648">
            <text:p>23.2835077854</text:p>
          </table:table-cell>
          <table:table-cell table:formula="of:=[.$B$13]*EXP(-(([.$D235]-[.$B$10])^2)/(2*[.F$5]))" office:value-type="float" office:value="0.309545926324016">
            <text:p>0.3095459263</text:p>
          </table:table-cell>
          <table:table-cell table:formula="of:=[.$B$13]*EXP(-(([.$D235]-[.$B$10])^2)/(2*[.G$5]))" office:value-type="float" office:value="2.46427222444056E-016">
            <text:p>2.46427222444056E-016</text:p>
          </table:table-cell>
        </table:table-row>
        <table:table-row table:style-name="ro1">
          <table:table-cell table:number-columns-repeated="3"/>
          <table:table-cell office:value-type="float" office:value="0.412999999999988">
            <text:p>0.413</text:p>
          </table:table-cell>
          <table:table-cell table:formula="of:=[.$B$13]*EXP(-(([.$D236]-[.$B$10])^2)/(2*[.B$5]))" office:value-type="float" office:value="68.0887244863721">
            <text:p>68.0887244864</text:p>
          </table:table-cell>
          <table:table-cell table:formula="of:=[.$B$13]*EXP(-(([.$D236]-[.$B$10])^2)/(2*[.C$5]))" office:value-type="float" office:value="62.4470202036226">
            <text:p>62.4470202036</text:p>
          </table:table-cell>
          <table:table-cell table:formula="of:=[.$B$13]*EXP(-(([.$D236]-[.$B$10])^2)/(2*[.D$5]))" office:value-type="float" office:value="50.808660294724">
            <text:p>50.8086602947</text:p>
          </table:table-cell>
          <table:table-cell table:formula="of:=[.$B$13]*EXP(-(([.$D236]-[.$B$10])^2)/(2*[.E$5]))" office:value-type="float" office:value="23.6734456843312">
            <text:p>23.6734456843</text:p>
          </table:table-cell>
          <table:table-cell table:formula="of:=[.$B$13]*EXP(-(([.$D236]-[.$B$10])^2)/(2*[.F$5]))" office:value-type="float" office:value="0.330613501354031">
            <text:p>0.3306135014</text:p>
          </table:table-cell>
          <table:table-cell table:formula="of:=[.$B$13]*EXP(-(([.$D236]-[.$B$10])^2)/(2*[.G$5]))" office:value-type="float" office:value="3.91157408673545E-016">
            <text:p>3.91157408673545E-016</text:p>
          </table:table-cell>
        </table:table-row>
        <table:table-row table:style-name="ro1">
          <table:table-cell table:number-columns-repeated="3"/>
          <table:table-cell office:value-type="float" office:value="0.413499999999988">
            <text:p>0.4135</text:p>
          </table:table-cell>
          <table:table-cell table:formula="of:=[.$B$13]*EXP(-(([.$D237]-[.$B$10])^2)/(2*[.B$5]))" office:value-type="float" office:value="68.38933188556">
            <text:p>68.3893318856</text:p>
          </table:table-cell>
          <table:table-cell table:formula="of:=[.$B$13]*EXP(-(([.$D237]-[.$B$10])^2)/(2*[.C$5]))" office:value-type="float" office:value="62.7849287522384">
            <text:p>62.7849287522</text:p>
          </table:table-cell>
          <table:table-cell table:formula="of:=[.$B$13]*EXP(-(([.$D237]-[.$B$10])^2)/(2*[.D$5]))" office:value-type="float" office:value="51.204491421127">
            <text:p>51.2044914211</text:p>
          </table:table-cell>
          <table:table-cell table:formula="of:=[.$B$13]*EXP(-(([.$D237]-[.$B$10])^2)/(2*[.E$5]))" office:value-type="float" office:value="24.0676231881596">
            <text:p>24.0676231882</text:p>
          </table:table-cell>
          <table:table-cell table:formula="of:=[.$B$13]*EXP(-(([.$D237]-[.$B$10])^2)/(2*[.F$5]))" office:value-type="float" office:value="0.352981712678835">
            <text:p>0.3529817127</text:p>
          </table:table-cell>
          <table:table-cell table:formula="of:=[.$B$13]*EXP(-(([.$D237]-[.$B$10])^2)/(2*[.G$5]))" office:value-type="float" office:value="6.1924785112367E-016">
            <text:p>6.1924785112367E-016</text:p>
          </table:table-cell>
        </table:table-row>
        <table:table-row table:style-name="ro1">
          <table:table-cell table:number-columns-repeated="3"/>
          <table:table-cell office:value-type="float" office:value="0.413999999999987">
            <text:p>0.414</text:p>
          </table:table-cell>
          <table:table-cell table:formula="of:=[.$B$13]*EXP(-(([.$D238]-[.$B$10])^2)/(2*[.B$5]))" office:value-type="float" office:value="68.689522376725">
            <text:p>68.6895223767</text:p>
          </table:table-cell>
          <table:table-cell table:formula="of:=[.$B$13]*EXP(-(([.$D238]-[.$B$10])^2)/(2*[.C$5]))" office:value-type="float" office:value="63.1227023695899">
            <text:p>63.1227023696</text:p>
          </table:table-cell>
          <table:table-cell table:formula="of:=[.$B$13]*EXP(-(([.$D238]-[.$B$10])^2)/(2*[.D$5]))" office:value-type="float" office:value="51.6010982159688">
            <text:p>51.601098216</text:p>
          </table:table-cell>
          <table:table-cell table:formula="of:=[.$B$13]*EXP(-(([.$D238]-[.$B$10])^2)/(2*[.E$5]))" office:value-type="float" office:value="24.4660352331456">
            <text:p>24.4660352331</text:p>
          </table:table-cell>
          <table:table-cell table:formula="of:=[.$B$13]*EXP(-(([.$D238]-[.$B$10])^2)/(2*[.F$5]))" office:value-type="float" office:value="0.376721109032632">
            <text:p>0.376721109</text:p>
          </table:table-cell>
          <table:table-cell table:formula="of:=[.$B$13]*EXP(-(([.$D238]-[.$B$10])^2)/(2*[.G$5]))" office:value-type="float" office:value="9.77749326553571E-016">
            <text:p>9.77749326553571E-016</text:p>
          </table:table-cell>
        </table:table-row>
        <table:table-row table:style-name="ro1">
          <table:table-cell table:number-columns-repeated="3"/>
          <table:table-cell office:value-type="float" office:value="0.414499999999987">
            <text:p>0.4145</text:p>
          </table:table-cell>
          <table:table-cell table:formula="of:=[.$B$13]*EXP(-(([.$D239]-[.$B$10])^2)/(2*[.B$5]))" office:value-type="float" office:value="68.9892788527549">
            <text:p>68.9892788528</text:p>
          </table:table-cell>
          <table:table-cell table:formula="of:=[.$B$13]*EXP(-(([.$D239]-[.$B$10])^2)/(2*[.C$5]))" office:value-type="float" office:value="63.4603192613844">
            <text:p>63.4603192614</text:p>
          </table:table-cell>
          <table:table-cell table:formula="of:=[.$B$13]*EXP(-(([.$D239]-[.$B$10])^2)/(2*[.D$5]))" office:value-type="float" office:value="51.9984510711911">
            <text:p>51.9984510712</text:p>
          </table:table-cell>
          <table:table-cell table:formula="of:=[.$B$13]*EXP(-(([.$D239]-[.$B$10])^2)/(2*[.E$5]))" office:value-type="float" office:value="24.8686754524634">
            <text:p>24.8686754525</text:p>
          </table:table-cell>
          <table:table-cell table:formula="of:=[.$B$13]*EXP(-(([.$D239]-[.$B$10])^2)/(2*[.F$5]))" office:value-type="float" office:value="0.401905393991695">
            <text:p>0.401905394</text:p>
          </table:table-cell>
          <table:table-cell table:formula="of:=[.$B$13]*EXP(-(([.$D239]-[.$B$10])^2)/(2*[.G$5]))" office:value-type="float" office:value="1.53971596268917E-015">
            <text:p>1.53971596268917E-015</text:p>
          </table:table-cell>
        </table:table-row>
        <table:table-row table:style-name="ro1">
          <table:table-cell table:number-columns-repeated="3"/>
          <table:table-cell office:value-type="float" office:value="0.414999999999987">
            <text:p>0.415</text:p>
          </table:table-cell>
          <table:table-cell table:formula="of:=[.$B$13]*EXP(-(([.$D240]-[.$B$10])^2)/(2*[.B$5]))" office:value-type="float" office:value="69.2885841647945">
            <text:p>69.2885841648</text:p>
          </table:table-cell>
          <table:table-cell table:formula="of:=[.$B$13]*EXP(-(([.$D240]-[.$B$10])^2)/(2*[.C$5]))" office:value-type="float" office:value="63.7977575310815">
            <text:p>63.7977575311</text:p>
          </table:table-cell>
          <table:table-cell table:formula="of:=[.$B$13]*EXP(-(([.$D240]-[.$B$10])^2)/(2*[.D$5]))" office:value-type="float" office:value="52.3965200495783">
            <text:p>52.3965200496</text:p>
          </table:table-cell>
          <table:table-cell table:formula="of:=[.$B$13]*EXP(-(([.$D240]-[.$B$10])^2)/(2*[.E$5]))" office:value-type="float" office:value="25.2755361570343">
            <text:p>25.275536157</text:p>
          </table:table-cell>
          <table:table-cell table:formula="of:=[.$B$13]*EXP(-(([.$D240]-[.$B$10])^2)/(2*[.F$5]))" office:value-type="float" office:value="0.428611523213419">
            <text:p>0.4286115232</text:p>
          </table:table-cell>
          <table:table-cell table:formula="of:=[.$B$13]*EXP(-(([.$D240]-[.$B$10])^2)/(2*[.G$5]))" office:value-type="float" office:value="2.4182643217272E-015">
            <text:p>2.4182643217272E-015</text:p>
          </table:table-cell>
        </table:table-row>
        <table:table-row table:style-name="ro1">
          <table:table-cell table:number-columns-repeated="3"/>
          <table:table-cell office:value-type="float" office:value="0.415499999999987">
            <text:p>0.4155</text:p>
          </table:table-cell>
          <table:table-cell table:formula="of:=[.$B$13]*EXP(-(([.$D241]-[.$B$10])^2)/(2*[.B$5]))" office:value-type="float" office:value="69.5874211238119">
            <text:p>69.5874211238</text:p>
          </table:table-cell>
          <table:table-cell table:formula="of:=[.$B$13]*EXP(-(([.$D241]-[.$B$10])^2)/(2*[.C$5]))" office:value-type="float" office:value="64.1349951820814">
            <text:p>64.1349951821</text:p>
          </table:table-cell>
          <table:table-cell table:formula="of:=[.$B$13]*EXP(-(([.$D241]-[.$B$10])^2)/(2*[.D$5]))" office:value-type="float" office:value="52.7952748876024">
            <text:p>52.7952748876</text:p>
          </table:table-cell>
          <table:table-cell table:formula="of:=[.$B$13]*EXP(-(([.$D241]-[.$B$10])^2)/(2*[.E$5]))" office:value-type="float" office:value="25.6866083167208">
            <text:p>25.6866083167</text:p>
          </table:table-cell>
          <table:table-cell table:formula="of:=[.$B$13]*EXP(-(([.$D241]-[.$B$10])^2)/(2*[.F$5]))" office:value-type="float" office:value="0.456919801858191">
            <text:p>0.4569198019</text:p>
          </table:table-cell>
          <table:table-cell table:formula="of:=[.$B$13]*EXP(-(([.$D241]-[.$B$10])^2)/(2*[.G$5]))" office:value-type="float" office:value="3.78806126380239E-015">
            <text:p>3.78806126380239E-015</text:p>
          </table:table-cell>
        </table:table-row>
        <table:table-row table:style-name="ro1">
          <table:table-cell table:number-columns-repeated="3"/>
          <table:table-cell office:value-type="float" office:value="0.415999999999987">
            <text:p>0.416</text:p>
          </table:table-cell>
          <table:table-cell table:formula="of:=[.$B$13]*EXP(-(([.$D242]-[.$B$10])^2)/(2*[.B$5]))" office:value-type="float" office:value="69.8857725021729">
            <text:p>69.8857725022</text:p>
          </table:table-cell>
          <table:table-cell table:formula="of:=[.$B$13]*EXP(-(([.$D242]-[.$B$10])^2)/(2*[.C$5]))" office:value-type="float" office:value="64.4720101199354">
            <text:p>64.4720101199</text:p>
          </table:table-cell>
          <table:table-cell table:formula="of:=[.$B$13]*EXP(-(([.$D242]-[.$B$10])^2)/(2*[.D$5]))" office:value-type="float" office:value="53.1946849983592">
            <text:p>53.1946849984</text:p>
          </table:table-cell>
          <table:table-cell table:formula="of:=[.$B$13]*EXP(-(([.$D242]-[.$B$10])^2)/(2*[.E$5]))" office:value-type="float" office:value="26.1018815418522">
            <text:p>26.1018815419</text:p>
          </table:table-cell>
          <table:table-cell table:formula="of:=[.$B$13]*EXP(-(([.$D242]-[.$B$10])^2)/(2*[.F$5]))" office:value-type="float" office:value="0.486913981977812">
            <text:p>0.486913982</text:p>
          </table:table-cell>
          <table:table-cell table:formula="of:=[.$B$13]*EXP(-(([.$D242]-[.$B$10])^2)/(2*[.G$5]))" office:value-type="float" office:value="5.91807261038712E-015">
            <text:p>5.91807261038712E-015</text:p>
          </table:table-cell>
        </table:table-row>
        <table:table-row table:style-name="ro1">
          <table:table-cell table:number-columns-repeated="3"/>
          <table:table-cell office:value-type="float" office:value="0.416499999999987">
            <text:p>0.4165</text:p>
          </table:table-cell>
          <table:table-cell table:formula="of:=[.$B$13]*EXP(-(([.$D243]-[.$B$10])^2)/(2*[.B$5]))" office:value-type="float" office:value="70.1836210352279">
            <text:p>70.1836210352</text:p>
          </table:table-cell>
          <table:table-cell table:formula="of:=[.$B$13]*EXP(-(([.$D243]-[.$B$10])^2)/(2*[.C$5]))" office:value-type="float" office:value="64.8087801545854">
            <text:p>64.8087801546</text:p>
          </table:table-cell>
          <table:table-cell table:formula="of:=[.$B$13]*EXP(-(([.$D243]-[.$B$10])^2)/(2*[.D$5]))" office:value-type="float" office:value="53.5947194746005">
            <text:p>53.5947194746</text:p>
          </table:table-cell>
          <table:table-cell table:formula="of:=[.$B$13]*EXP(-(([.$D243]-[.$B$10])^2)/(2*[.E$5]))" office:value-type="float" office:value="26.5213440651016">
            <text:p>26.5213440651</text:p>
          </table:table-cell>
          <table:table-cell table:formula="of:=[.$B$13]*EXP(-(([.$D243]-[.$B$10])^2)/(2*[.F$5]))" office:value-type="float" office:value="0.518681359640893">
            <text:p>0.5186813596</text:p>
          </table:table-cell>
          <table:table-cell table:formula="of:=[.$B$13]*EXP(-(([.$D243]-[.$B$10])^2)/(2*[.G$5]))" office:value-type="float" office:value="9.22133190524105E-015">
            <text:p>9.22133190524105E-015</text:p>
          </table:table-cell>
        </table:table-row>
        <table:table-row table:style-name="ro1">
          <table:table-cell table:number-columns-repeated="3"/>
          <table:table-cell office:value-type="float" office:value="0.416999999999987">
            <text:p>0.417</text:p>
          </table:table-cell>
          <table:table-cell table:formula="of:=[.$B$13]*EXP(-(([.$D244]-[.$B$10])^2)/(2*[.B$5]))" office:value-type="float" office:value="70.4809494229099">
            <text:p>70.4809494229</text:p>
          </table:table-cell>
          <table:table-cell table:formula="of:=[.$B$13]*EXP(-(([.$D244]-[.$B$10])^2)/(2*[.C$5]))" office:value-type="float" office:value="65.1452830026288">
            <text:p>65.1452830026</text:p>
          </table:table-cell>
          <table:table-cell table:formula="of:=[.$B$13]*EXP(-(([.$D244]-[.$B$10])^2)/(2*[.D$5]))" office:value-type="float" office:value="53.9953470918613">
            <text:p>53.9953470919</text:p>
          </table:table-cell>
          <table:table-cell table:formula="of:=[.$B$13]*EXP(-(([.$D244]-[.$B$10])^2)/(2*[.E$5]))" office:value-type="float" office:value="26.9449827237301">
            <text:p>26.9449827237</text:p>
          </table:table-cell>
          <table:table-cell table:formula="of:=[.$B$13]*EXP(-(([.$D244]-[.$B$10])^2)/(2*[.F$5]))" office:value-type="float" office:value="0.552312871550841">
            <text:p>0.5523128716</text:p>
          </table:table-cell>
          <table:table-cell table:formula="of:=[.$B$13]*EXP(-(([.$D244]-[.$B$10])^2)/(2*[.G$5]))" office:value-type="float" office:value="0.0000000000000143303595835476">
            <text:p>1.43303595835476E-014</text:p>
          </table:table-cell>
        </table:table-row>
        <table:table-row table:style-name="ro1">
          <table:table-cell table:number-columns-repeated="3"/>
          <table:table-cell office:value-type="float" office:value="0.417499999999987">
            <text:p>0.4175</text:p>
          </table:table-cell>
          <table:table-cell table:formula="of:=[.$B$13]*EXP(-(([.$D245]-[.$B$10])^2)/(2*[.B$5]))" office:value-type="float" office:value="70.7777403313453">
            <text:p>70.7777403313</text:p>
          </table:table-cell>
          <table:table-cell table:formula="of:=[.$B$13]*EXP(-(([.$D245]-[.$B$10])^2)/(2*[.C$5]))" office:value-type="float" office:value="65.4814962896109">
            <text:p>65.4814962896</text:p>
          </table:table-cell>
          <table:table-cell table:formula="of:=[.$B$13]*EXP(-(([.$D245]-[.$B$10])^2)/(2*[.D$5]))" office:value-type="float" office:value="54.3965363116813">
            <text:p>54.3965363117</text:p>
          </table:table-cell>
          <table:table-cell table:formula="of:=[.$B$13]*EXP(-(([.$D245]-[.$B$10])^2)/(2*[.E$5]))" office:value-type="float" office:value="27.3727829422138">
            <text:p>27.3727829422</text:p>
          </table:table-cell>
          <table:table-cell table:formula="of:=[.$B$13]*EXP(-(([.$D245]-[.$B$10])^2)/(2*[.F$5]))" office:value-type="float" office:value="0.587903190897377">
            <text:p>0.5879031909</text:p>
          </table:table-cell>
          <table:table-cell table:formula="of:=[.$B$13]*EXP(-(([.$D245]-[.$B$10])^2)/(2*[.G$5]))" office:value-type="float" office:value="0.0000000000000222111268074329">
            <text:p>2.22111268074329E-014</text:p>
          </table:table-cell>
        </table:table-row>
        <table:table-row table:style-name="ro1">
          <table:table-cell table:number-columns-repeated="3"/>
          <table:table-cell office:value-type="float" office:value="0.417999999999987">
            <text:p>0.418</text:p>
          </table:table-cell>
          <table:table-cell table:formula="of:=[.$B$13]*EXP(-(([.$D246]-[.$B$10])^2)/(2*[.B$5]))" office:value-type="float" office:value="71.0739763944736">
            <text:p>71.0739763945</text:p>
          </table:table-cell>
          <table:table-cell table:formula="of:=[.$B$13]*EXP(-(([.$D246]-[.$B$10])^2)/(2*[.C$5]))" office:value-type="float" office:value="65.8173975523431">
            <text:p>65.8173975523</text:p>
          </table:table-cell>
          <table:table-cell table:formula="of:=[.$B$13]*EXP(-(([.$D246]-[.$B$10])^2)/(2*[.D$5]))" office:value-type="float" office:value="54.7982552849214">
            <text:p>54.7982552849</text:p>
          </table:table-cell>
          <table:table-cell table:formula="of:=[.$B$13]*EXP(-(([.$D246]-[.$B$10])^2)/(2*[.E$5]))" office:value-type="float" office:value="27.8047287152704">
            <text:p>27.8047287153</text:p>
          </table:table-cell>
          <table:table-cell table:formula="of:=[.$B$13]*EXP(-(([.$D246]-[.$B$10])^2)/(2*[.F$5]))" office:value-type="float" office:value="0.625550822167682">
            <text:p>0.6255508222</text:p>
          </table:table-cell>
          <table:table-cell table:formula="of:=[.$B$13]*EXP(-(([.$D246]-[.$B$10])^2)/(2*[.G$5]))" office:value-type="float" office:value="0.0000000000000343347717468182">
            <text:p>3.43347717468182E-014</text:p>
          </table:table-cell>
        </table:table-row>
        <table:table-row table:style-name="ro1">
          <table:table-cell table:number-columns-repeated="3"/>
          <table:table-cell office:value-type="float" office:value="0.418499999999987">
            <text:p>0.4185</text:p>
          </table:table-cell>
          <table:table-cell table:formula="of:=[.$B$13]*EXP(-(([.$D247]-[.$B$10])^2)/(2*[.B$5]))" office:value-type="float" office:value="71.3696402156803">
            <text:p>71.3696402157</text:p>
          </table:table-cell>
          <table:table-cell table:formula="of:=[.$B$13]*EXP(-(([.$D247]-[.$B$10])^2)/(2*[.C$5]))" office:value-type="float" office:value="66.1529642412467">
            <text:p>66.1529642412</text:p>
          </table:table-cell>
          <table:table-cell table:formula="of:=[.$B$13]*EXP(-(([.$D247]-[.$B$10])^2)/(2*[.D$5]))" office:value-type="float" office:value="55.200471855175">
            <text:p>55.2004718552</text:p>
          </table:table-cell>
          <table:table-cell table:formula="of:=[.$B$13]*EXP(-(([.$D247]-[.$B$10])^2)/(2*[.E$5]))" office:value-type="float" office:value="28.2408025913013">
            <text:p>28.2408025913</text:p>
          </table:table-cell>
          <table:table-cell table:formula="of:=[.$B$13]*EXP(-(([.$D247]-[.$B$10])^2)/(2*[.F$5]))" office:value-type="float" office:value="0.66535819462827">
            <text:p>0.6653581946</text:p>
          </table:table-cell>
          <table:table-cell table:formula="of:=[.$B$13]*EXP(-(([.$D247]-[.$B$10])^2)/(2*[.G$5]))" office:value-type="float" office:value="0.000000000000052935595992359">
            <text:p>5.2935595992359E-014</text:p>
          </table:table-cell>
        </table:table-row>
        <table:table-row table:style-name="ro1">
          <table:table-cell table:number-columns-repeated="3"/>
          <table:table-cell office:value-type="float" office:value="0.418999999999987">
            <text:p>0.419</text:p>
          </table:table-cell>
          <table:table-cell table:formula="of:=[.$B$13]*EXP(-(([.$D248]-[.$B$10])^2)/(2*[.B$5]))" office:value-type="float" office:value="71.6647143694388">
            <text:p>71.6647143694</text:p>
          </table:table-cell>
          <table:table-cell table:formula="of:=[.$B$13]*EXP(-(([.$D248]-[.$B$10])^2)/(2*[.C$5]))" office:value-type="float" office:value="66.4881737227223">
            <text:p>66.4881737227</text:p>
          </table:table-cell>
          <table:table-cell table:formula="of:=[.$B$13]*EXP(-(([.$D248]-[.$B$10])^2)/(2*[.D$5]))" office:value-type="float" office:value="55.6031535622727">
            <text:p>55.6031535623</text:p>
          </table:table-cell>
          <table:table-cell table:formula="of:=[.$B$13]*EXP(-(([.$D248]-[.$B$10])^2)/(2*[.E$5]))" office:value-type="float" office:value="28.6809856562651">
            <text:p>28.6809856563</text:p>
          </table:table-cell>
          <table:table-cell table:formula="of:=[.$B$13]*EXP(-(([.$D248]-[.$B$10])^2)/(2*[.F$5]))" office:value-type="float" office:value="0.707431754173666">
            <text:p>0.7074317542</text:p>
          </table:table-cell>
          <table:table-cell table:formula="of:=[.$B$13]*EXP(-(([.$D248]-[.$B$10])^2)/(2*[.G$5]))" office:value-type="float" office:value="0.0000000000000813975848342639">
            <text:p>8.13975848342639E-014</text:p>
          </table:table-cell>
        </table:table-row>
        <table:table-row table:style-name="ro1">
          <table:table-cell table:number-columns-repeated="3"/>
          <table:table-cell office:value-type="float" office:value="0.419499999999987">
            <text:p>0.4195</text:p>
          </table:table-cell>
          <table:table-cell table:formula="of:=[.$B$13]*EXP(-(([.$D249]-[.$B$10])^2)/(2*[.B$5]))" office:value-type="float" office:value="71.959181402964">
            <text:p>71.959181403</text:p>
          </table:table-cell>
          <table:table-cell table:formula="of:=[.$B$13]*EXP(-(([.$D249]-[.$B$10])^2)/(2*[.C$5]))" office:value-type="float" office:value="66.8230032815447">
            <text:p>66.8230032815</text:p>
          </table:table-cell>
          <table:table-cell table:formula="of:=[.$B$13]*EXP(-(([.$D249]-[.$B$10])^2)/(2*[.D$5]))" office:value-type="float" office:value="56.0062676458814">
            <text:p>56.0062676459</text:p>
          </table:table-cell>
          <table:table-cell table:formula="of:=[.$B$13]*EXP(-(([.$D249]-[.$B$10])^2)/(2*[.E$5]))" office:value-type="float" office:value="29.1252575179988">
            <text:p>29.125257518</text:p>
          </table:table-cell>
          <table:table-cell table:formula="of:=[.$B$13]*EXP(-(([.$D249]-[.$B$10])^2)/(2*[.F$5]))" office:value-type="float" office:value="0.75188205322287">
            <text:p>0.7518820532</text:p>
          </table:table-cell>
          <table:table-cell table:formula="of:=[.$B$13]*EXP(-(([.$D249]-[.$B$10])^2)/(2*[.G$5]))" office:value-type="float" office:value="0.000000000000124831819436133">
            <text:p>1.24831819436133E-013</text:p>
          </table:table-cell>
        </table:table-row>
        <table:table-row table:style-name="ro1">
          <table:table-cell table:number-columns-repeated="3"/>
          <table:table-cell office:value-type="float" office:value="0.419999999999987">
            <text:p>0.42</text:p>
          </table:table-cell>
          <table:table-cell table:formula="of:=[.$B$13]*EXP(-(([.$D250]-[.$B$10])^2)/(2*[.B$5]))" office:value-type="float" office:value="72.2530238378755">
            <text:p>72.2530238379</text:p>
          </table:table-cell>
          <table:table-cell table:formula="of:=[.$B$13]*EXP(-(([.$D250]-[.$B$10])^2)/(2*[.C$5]))" office:value-type="float" office:value="67.1574301232825">
            <text:p>67.1574301233</text:p>
          </table:table-cell>
          <table:table-cell table:formula="of:=[.$B$13]*EXP(-(([.$D250]-[.$B$10])^2)/(2*[.D$5]))" office:value-type="float" office:value="56.4097810491975">
            <text:p>56.4097810492</text:p>
          </table:table-cell>
          <table:table-cell table:formula="of:=[.$B$13]*EXP(-(([.$D250]-[.$B$10])^2)/(2*[.E$5]))" office:value-type="float" office:value="29.5735962910027">
            <text:p>29.573596291</text:p>
          </table:table-cell>
          <table:table-cell table:formula="of:=[.$B$13]*EXP(-(([.$D250]-[.$B$10])^2)/(2*[.F$5]))" office:value-type="float" office:value="0.798823838329564">
            <text:p>0.7988238383</text:p>
          </table:table-cell>
          <table:table-cell table:formula="of:=[.$B$13]*EXP(-(([.$D250]-[.$B$10])^2)/(2*[.G$5]))" office:value-type="float" office:value="0.000000000000190936585265492">
            <text:p>1.90936585265492E-013</text:p>
          </table:table-cell>
        </table:table-row>
        <table:table-row table:style-name="ro1">
          <table:table-cell table:number-columns-repeated="3"/>
          <table:table-cell office:value-type="float" office:value="0.420499999999987">
            <text:p>0.4205</text:p>
          </table:table-cell>
          <table:table-cell table:formula="of:=[.$B$13]*EXP(-(([.$D251]-[.$B$10])^2)/(2*[.B$5]))" office:value-type="float" office:value="72.546224171871">
            <text:p>72.5462241719</text:p>
          </table:table-cell>
          <table:table-cell table:formula="of:=[.$B$13]*EXP(-(([.$D251]-[.$B$10])^2)/(2*[.C$5]))" office:value-type="float" office:value="67.4914313767422">
            <text:p>67.4914313767</text:p>
          </table:table-cell>
          <table:table-cell table:formula="of:=[.$B$13]*EXP(-(([.$D251]-[.$B$10])^2)/(2*[.D$5]))" office:value-type="float" office:value="56.8136604227331">
            <text:p>56.8136604227</text:p>
          </table:table-cell>
          <table:table-cell table:formula="of:=[.$B$13]*EXP(-(([.$D251]-[.$B$10])^2)/(2*[.E$5]))" office:value-type="float" office:value="30.0259785817054">
            <text:p>30.0259785817</text:p>
          </table:table-cell>
          <table:table-cell table:formula="of:=[.$B$13]*EXP(-(([.$D251]-[.$B$10])^2)/(2*[.F$5]))" office:value-type="float" office:value="0.848376135157048">
            <text:p>0.8483761352</text:p>
          </table:table-cell>
          <table:table-cell table:formula="of:=[.$B$13]*EXP(-(([.$D251]-[.$B$10])^2)/(2*[.G$5]))" office:value-type="float" office:value="0.000000000000291274906593813">
            <text:p>2.91274906593813E-013</text:p>
          </table:table-cell>
        </table:table-row>
        <table:table-row table:style-name="ro1">
          <table:table-cell table:number-columns-repeated="3"/>
          <table:table-cell office:value-type="float" office:value="0.420999999999987">
            <text:p>0.421</text:p>
          </table:table-cell>
          <table:table-cell table:formula="of:=[.$B$13]*EXP(-(([.$D252]-[.$B$10])^2)/(2*[.B$5]))" office:value-type="float" office:value="72.8387648804102">
            <text:p>72.8387648804</text:p>
          </table:table-cell>
          <table:table-cell table:formula="of:=[.$B$13]*EXP(-(([.$D252]-[.$B$10])^2)/(2*[.C$5]))" office:value-type="float" office:value="67.8249840964367">
            <text:p>67.8249840964</text:p>
          </table:table-cell>
          <table:table-cell table:formula="of:=[.$B$13]*EXP(-(([.$D252]-[.$B$10])^2)/(2*[.D$5]))" office:value-type="float" office:value="57.2178721281947">
            <text:p>57.2178721282</text:p>
          </table:table-cell>
          <table:table-cell table:formula="of:=[.$B$13]*EXP(-(([.$D252]-[.$B$10])^2)/(2*[.E$5]))" office:value-type="float" office:value="30.482379474224">
            <text:p>30.4823794742</text:p>
          </table:table-cell>
          <table:table-cell table:formula="of:=[.$B$13]*EXP(-(([.$D252]-[.$B$10])^2)/(2*[.F$5]))" office:value-type="float" office:value="0.900662330454074">
            <text:p>0.9006623305</text:p>
          </table:table-cell>
          <table:table-cell table:formula="of:=[.$B$13]*EXP(-(([.$D252]-[.$B$10])^2)/(2*[.G$5]))" office:value-type="float" office:value="0.000000000000443166640664856">
            <text:p>4.43166640664856E-013</text:p>
          </table:table-cell>
        </table:table-row>
        <table:table-row table:style-name="ro1">
          <table:table-cell table:number-columns-repeated="3"/>
          <table:table-cell office:value-type="float" office:value="0.421499999999987">
            <text:p>0.4215</text:p>
          </table:table-cell>
          <table:table-cell table:formula="of:=[.$B$13]*EXP(-(([.$D253]-[.$B$10])^2)/(2*[.B$5]))" office:value-type="float" office:value="73.1306284184078">
            <text:p>73.1306284184</text:p>
          </table:table-cell>
          <table:table-cell table:formula="of:=[.$B$13]*EXP(-(([.$D253]-[.$B$10])^2)/(2*[.C$5]))" office:value-type="float" office:value="68.1580652650776">
            <text:p>68.1580652651</text:p>
          </table:table-cell>
          <table:table-cell table:formula="of:=[.$B$13]*EXP(-(([.$D253]-[.$B$10])^2)/(2*[.D$5]))" office:value-type="float" office:value="57.6223822424561">
            <text:p>57.6223822425</text:p>
          </table:table-cell>
          <table:table-cell table:formula="of:=[.$B$13]*EXP(-(([.$D253]-[.$B$10])^2)/(2*[.E$5]))" office:value-type="float" office:value="30.9427725166353">
            <text:p>30.9427725166</text:p>
          </table:table-cell>
          <table:table-cell table:formula="of:=[.$B$13]*EXP(-(([.$D253]-[.$B$10])^2)/(2*[.F$5]))" office:value-type="float" office:value="0.955810250653133">
            <text:p>0.9558102507</text:p>
          </table:table-cell>
          <table:table-cell table:formula="of:=[.$B$13]*EXP(-(([.$D253]-[.$B$10])^2)/(2*[.G$5]))" office:value-type="float" office:value="0.000000000000672482706800712">
            <text:p>6.72482706800712E-013</text:p>
          </table:table-cell>
        </table:table-row>
        <table:table-row table:style-name="ro1">
          <table:table-cell table:number-columns-repeated="3"/>
          <table:table-cell office:value-type="float" office:value="0.421999999999987">
            <text:p>0.422</text:p>
          </table:table-cell>
          <table:table-cell table:formula="of:=[.$B$13]*EXP(-(([.$D254]-[.$B$10])^2)/(2*[.B$5]))" office:value-type="float" office:value="73.4217972219359">
            <text:p>73.4217972219</text:p>
          </table:table-cell>
          <table:table-cell table:formula="of:=[.$B$13]*EXP(-(([.$D254]-[.$B$10])^2)/(2*[.C$5]))" office:value-type="float" office:value="68.4906517960908">
            <text:p>68.4906517961</text:p>
          </table:table-cell>
          <table:table-cell table:formula="of:=[.$B$13]*EXP(-(([.$D254]-[.$B$10])^2)/(2*[.D$5]))" office:value-type="float" office:value="58.0271565616217">
            <text:p>58.0271565616</text:p>
          </table:table-cell>
          <table:table-cell table:formula="of:=[.$B$13]*EXP(-(([.$D254]-[.$B$10])^2)/(2*[.E$5]))" office:value-type="float" office:value="31.4071297077757">
            <text:p>31.4071297078</text:p>
          </table:table-cell>
          <table:table-cell table:formula="of:=[.$B$13]*EXP(-(([.$D254]-[.$B$10])^2)/(2*[.F$5]))" office:value-type="float" office:value="1.01395223669838">
            <text:p>1.0139522367</text:p>
          </table:table-cell>
          <table:table-cell table:formula="of:=[.$B$13]*EXP(-(([.$D254]-[.$B$10])^2)/(2*[.G$5]))" office:value-type="float" office:value="0.00000000000101775969825566">
            <text:p>1.01775969825566E-012</text:p>
          </table:table-cell>
        </table:table-row>
        <table:table-row table:style-name="ro1">
          <table:table-cell table:number-columns-repeated="3"/>
          <table:table-cell office:value-type="float" office:value="0.422499999999987">
            <text:p>0.4225</text:p>
          </table:table-cell>
          <table:table-cell table:formula="of:=[.$B$13]*EXP(-(([.$D255]-[.$B$10])^2)/(2*[.B$5]))" office:value-type="float" office:value="73.7122537099361">
            <text:p>73.7122537099</text:p>
          </table:table-cell>
          <table:table-cell table:formula="of:=[.$B$13]*EXP(-(([.$D255]-[.$B$10])^2)/(2*[.C$5]))" office:value-type="float" office:value="68.8227205361562">
            <text:p>68.8227205362</text:p>
          </table:table-cell>
          <table:table-cell table:formula="of:=[.$B$13]*EXP(-(([.$D255]-[.$B$10])^2)/(2*[.D$5]))" office:value-type="float" office:value="58.4321606051835">
            <text:p>58.4321606052</text:p>
          </table:table-cell>
          <table:table-cell table:formula="of:=[.$B$13]*EXP(-(([.$D255]-[.$B$10])^2)/(2*[.E$5]))" office:value-type="float" office:value="31.8754214845819">
            <text:p>31.8754214846</text:p>
          </table:table-cell>
          <table:table-cell table:formula="of:=[.$B$13]*EXP(-(([.$D255]-[.$B$10])^2)/(2*[.F$5]))" office:value-type="float" office:value="1.07522521469636">
            <text:p>1.0752252147</text:p>
          </table:table-cell>
          <table:table-cell table:formula="of:=[.$B$13]*EXP(-(([.$D255]-[.$B$10])^2)/(2*[.G$5]))" office:value-type="float" office:value="0.00000000000153624133982064">
            <text:p>1.53624133982064E-012</text:p>
          </table:table-cell>
        </table:table-row>
        <table:table-row table:style-name="ro1">
          <table:table-cell table:number-columns-repeated="3"/>
          <table:table-cell office:value-type="float" office:value="0.422999999999986">
            <text:p>0.423</text:p>
          </table:table-cell>
          <table:table-cell table:formula="of:=[.$B$13]*EXP(-(([.$D256]-[.$B$10])^2)/(2*[.B$5]))" office:value-type="float" office:value="74.0019802859395">
            <text:p>74.0019802859</text:p>
          </table:table-cell>
          <table:table-cell table:formula="of:=[.$B$13]*EXP(-(([.$D256]-[.$B$10])^2)/(2*[.C$5]))" office:value-type="float" office:value="69.1542482677683">
            <text:p>69.1542482678</text:p>
          </table:table-cell>
          <table:table-cell table:formula="of:=[.$B$13]*EXP(-(([.$D256]-[.$B$10])^2)/(2*[.D$5]))" office:value-type="float" office:value="58.8373596202667">
            <text:p>58.8373596203</text:p>
          </table:table-cell>
          <table:table-cell table:formula="of:=[.$B$13]*EXP(-(([.$D256]-[.$B$10])^2)/(2*[.E$5]))" office:value-type="float" office:value="32.3476167099904">
            <text:p>32.34761671</text:p>
          </table:table-cell>
          <table:table-cell table:formula="of:=[.$B$13]*EXP(-(([.$D256]-[.$B$10])^2)/(2*[.F$5]))" office:value-type="float" office:value="1.13977076196902">
            <text:p>1.139770762</text:p>
          </table:table-cell>
          <table:table-cell table:formula="of:=[.$B$13]*EXP(-(([.$D256]-[.$B$10])^2)/(2*[.G$5]))" office:value-type="float" office:value="0.0000000000023127235105532">
            <text:p>2.3127235105532E-012</text:p>
          </table:table-cell>
        </table:table-row>
        <table:table-row table:style-name="ro1">
          <table:table-cell table:number-columns-repeated="3"/>
          <table:table-cell office:value-type="float" office:value="0.423499999999986">
            <text:p>0.4235</text:p>
          </table:table-cell>
          <table:table-cell table:formula="of:=[.$B$13]*EXP(-(([.$D257]-[.$B$10])^2)/(2*[.B$5]))" office:value-type="float" office:value="74.2909593397991">
            <text:p>74.2909593398</text:p>
          </table:table-cell>
          <table:table-cell table:formula="of:=[.$B$13]*EXP(-(([.$D257]-[.$B$10])^2)/(2*[.C$5]))" office:value-type="float" office:value="69.4852117118234">
            <text:p>69.4852117118</text:p>
          </table:table-cell>
          <table:table-cell table:formula="of:=[.$B$13]*EXP(-(([.$D257]-[.$B$10])^2)/(2*[.D$5]))" office:value-type="float" office:value="59.2427185859724">
            <text:p>59.242718586</text:p>
          </table:table-cell>
          <table:table-cell table:formula="of:=[.$B$13]*EXP(-(([.$D257]-[.$B$10])^2)/(2*[.E$5]))" office:value-type="float" office:value="32.8236826614148">
            <text:p>32.8236826614</text:p>
          </table:table-cell>
          <table:table-cell table:formula="of:=[.$B$13]*EXP(-(([.$D257]-[.$B$10])^2)/(2*[.F$5]))" office:value-type="float" office:value="1.20773516807604">
            <text:p>1.2077351681</text:p>
          </table:table-cell>
          <table:table-cell table:formula="of:=[.$B$13]*EXP(-(([.$D257]-[.$B$10])^2)/(2*[.G$5]))" office:value-type="float" office:value="0.00000000000347246640260125">
            <text:p>3.47246640260125E-012</text:p>
          </table:table-cell>
        </table:table-row>
        <table:table-row table:style-name="ro1">
          <table:table-cell table:number-columns-repeated="3"/>
          <table:table-cell office:value-type="float" office:value="0.423999999999986">
            <text:p>0.424</text:p>
          </table:table-cell>
          <table:table-cell table:formula="of:=[.$B$13]*EXP(-(([.$D258]-[.$B$10])^2)/(2*[.B$5]))" office:value-type="float" office:value="74.5791732494242">
            <text:p>74.5791732494</text:p>
          </table:table-cell>
          <table:table-cell table:formula="of:=[.$B$13]*EXP(-(([.$D258]-[.$B$10])^2)/(2*[.C$5]))" office:value-type="float" office:value="69.8155875302224">
            <text:p>69.8155875302</text:p>
          </table:table-cell>
          <table:table-cell table:formula="of:=[.$B$13]*EXP(-(([.$D258]-[.$B$10])^2)/(2*[.D$5]))" office:value-type="float" office:value="59.6482022178002">
            <text:p>59.6482022178</text:p>
          </table:table-cell>
          <table:table-cell table:formula="of:=[.$B$13]*EXP(-(([.$D258]-[.$B$10])^2)/(2*[.E$5]))" office:value-type="float" office:value="33.3035850198022">
            <text:p>33.3035850198</text:p>
          </table:table-cell>
          <table:table-cell table:formula="of:=[.$B$13]*EXP(-(([.$D258]-[.$B$10])^2)/(2*[.F$5]))" office:value-type="float" office:value="1.27926949035853">
            <text:p>1.2792694904</text:p>
          </table:table-cell>
          <table:table-cell table:formula="of:=[.$B$13]*EXP(-(([.$D258]-[.$B$10])^2)/(2*[.G$5]))" office:value-type="float" office:value="0.00000000000519998940867201">
            <text:p>5.19998940867201E-012</text:p>
          </table:table-cell>
        </table:table-row>
        <table:table-row table:style-name="ro1">
          <table:table-cell table:number-columns-repeated="3"/>
          <table:table-cell office:value-type="float" office:value="0.424499999999986">
            <text:p>0.4245</text:p>
          </table:table-cell>
          <table:table-cell table:formula="of:=[.$B$13]*EXP(-(([.$D259]-[.$B$10])^2)/(2*[.B$5]))" office:value-type="float" office:value="74.8666043825293">
            <text:p>74.8666043825</text:p>
          </table:table-cell>
          <table:table-cell table:formula="of:=[.$B$13]*EXP(-(([.$D259]-[.$B$10])^2)/(2*[.C$5]))" office:value-type="float" office:value="70.1453523285012">
            <text:p>70.1453523285</text:p>
          </table:table-cell>
          <table:table-cell table:formula="of:=[.$B$13]*EXP(-(([.$D259]-[.$B$10])^2)/(2*[.D$5]))" office:value-type="float" office:value="60.053774972171">
            <text:p>60.0537749722</text:p>
          </table:table-cell>
          <table:table-cell table:formula="of:=[.$B$13]*EXP(-(([.$D259]-[.$B$10])^2)/(2*[.E$5]))" office:value-type="float" office:value="33.7872878593028">
            <text:p>33.7872878593</text:p>
          </table:table-cell>
          <table:table-cell table:formula="of:=[.$B$13]*EXP(-(([.$D259]-[.$B$10])^2)/(2*[.F$5]))" office:value-type="float" office:value="1.3545296035483">
            <text:p>1.3545296035</text:p>
          </table:table-cell>
          <table:table-cell table:formula="of:=[.$B$13]*EXP(-(([.$D259]-[.$B$10])^2)/(2*[.G$5]))" office:value-type="float" office:value="0.00000000000776634957915756">
            <text:p>7.76634957915756E-012</text:p>
          </table:table-cell>
        </table:table-row>
        <table:table-row table:style-name="ro1">
          <table:table-cell table:number-columns-repeated="3"/>
          <table:table-cell office:value-type="float" office:value="0.424999999999986">
            <text:p>0.425</text:p>
          </table:table-cell>
          <table:table-cell table:formula="of:=[.$B$13]*EXP(-(([.$D260]-[.$B$10])^2)/(2*[.B$5]))" office:value-type="float" office:value="75.1532350983883">
            <text:p>75.1532350984</text:p>
          </table:table-cell>
          <table:table-cell table:formula="of:=[.$B$13]*EXP(-(([.$D260]-[.$B$10])^2)/(2*[.C$5]))" office:value-type="float" office:value="70.4744826584797">
            <text:p>70.4744826585</text:p>
          </table:table-cell>
          <table:table-cell table:formula="of:=[.$B$13]*EXP(-(([.$D260]-[.$B$10])^2)/(2*[.D$5]))" office:value-type="float" office:value="60.4594010510327">
            <text:p>60.459401051</text:p>
          </table:table-cell>
          <table:table-cell table:formula="of:=[.$B$13]*EXP(-(([.$D260]-[.$B$10])^2)/(2*[.E$5]))" office:value-type="float" office:value="34.2747536375541">
            <text:p>34.2747536376</text:p>
          </table:table-cell>
          <table:table-cell table:formula="of:=[.$B$13]*EXP(-(([.$D260]-[.$B$10])^2)/(2*[.F$5]))" office:value-type="float" office:value="1.43367624297148">
            <text:p>1.433676243</text:p>
          </table:table-cell>
          <table:table-cell table:formula="of:=[.$B$13]*EXP(-(([.$D260]-[.$B$10])^2)/(2*[.G$5]))" office:value-type="float" office:value="0.0000000000115686179974432">
            <text:p>1.15686179974432E-011</text:p>
          </table:table-cell>
        </table:table-row>
        <table:table-row table:style-name="ro1">
          <table:table-cell table:number-columns-repeated="3"/>
          <table:table-cell office:value-type="float" office:value="0.425499999999986">
            <text:p>0.4255</text:p>
          </table:table-cell>
          <table:table-cell table:formula="of:=[.$B$13]*EXP(-(([.$D261]-[.$B$10])^2)/(2*[.B$5]))" office:value-type="float" office:value="75.439047749597">
            <text:p>75.4390477496</text:p>
          </table:table-cell>
          <table:table-cell table:formula="of:=[.$B$13]*EXP(-(([.$D261]-[.$B$10])^2)/(2*[.C$5]))" office:value-type="float" office:value="70.8029550209323">
            <text:p>70.8029550209</text:p>
          </table:table-cell>
          <table:table-cell table:formula="of:=[.$B$13]*EXP(-(([.$D261]-[.$B$10])^2)/(2*[.D$5]))" office:value-type="float" office:value="60.865044406557">
            <text:p>60.8650444066</text:p>
          </table:table-cell>
          <table:table-cell table:formula="of:=[.$B$13]*EXP(-(([.$D261]-[.$B$10])^2)/(2*[.E$5]))" office:value-type="float" office:value="34.7659431865988">
            <text:p>34.7659431866</text:p>
          </table:table-cell>
          <table:table-cell table:formula="of:=[.$B$13]*EXP(-(([.$D261]-[.$B$10])^2)/(2*[.F$5]))" office:value-type="float" office:value="1.51687504086722">
            <text:p>1.5168750409</text:p>
          </table:table-cell>
          <table:table-cell table:formula="of:=[.$B$13]*EXP(-(([.$D261]-[.$B$10])^2)/(2*[.G$5]))" office:value-type="float" office:value="0.0000000000171868424415662">
            <text:p>1.71868424415662E-011</text:p>
          </table:table-cell>
        </table:table-row>
        <table:table-row table:style-name="ro1">
          <table:table-cell table:number-columns-repeated="3"/>
          <table:table-cell office:value-type="float" office:value="0.425999999999986">
            <text:p>0.426</text:p>
          </table:table-cell>
          <table:table-cell table:formula="of:=[.$B$13]*EXP(-(([.$D262]-[.$B$10])^2)/(2*[.B$5]))" office:value-type="float" office:value="75.7240246838429">
            <text:p>75.7240246838</text:p>
          </table:table-cell>
          <table:table-cell table:formula="of:=[.$B$13]*EXP(-(([.$D262]-[.$B$10])^2)/(2*[.C$5]))" office:value-type="float" office:value="71.1307458682788">
            <text:p>71.1307458683</text:p>
          </table:table-cell>
          <table:table-cell table:formula="of:=[.$B$13]*EXP(-(([.$D262]-[.$B$10])^2)/(2*[.D$5]))" office:value-type="float" office:value="61.2706687459233">
            <text:p>61.2706687459</text:p>
          </table:table-cell>
          <table:table-cell table:formula="of:=[.$B$13]*EXP(-(([.$D262]-[.$B$10])^2)/(2*[.E$5]))" office:value-type="float" office:value="35.2608157044497">
            <text:p>35.2608157044</text:p>
          </table:table-cell>
          <table:table-cell table:formula="of:=[.$B$13]*EXP(-(([.$D262]-[.$B$10])^2)/(2*[.F$5]))" office:value-type="float" office:value="1.60429655533182">
            <text:p>1.6042965553</text:p>
          </table:table-cell>
          <table:table-cell table:formula="of:=[.$B$13]*EXP(-(([.$D262]-[.$B$10])^2)/(2*[.G$5]))" office:value-type="float" office:value="0.0000000000254660026595474">
            <text:p>2.54660026595474E-011</text:p>
          </table:table-cell>
        </table:table-row>
        <table:table-row table:style-name="ro1">
          <table:table-cell table:number-columns-repeated="3"/>
          <table:table-cell office:value-type="float" office:value="0.426499999999986">
            <text:p>0.4265</text:p>
          </table:table-cell>
          <table:table-cell table:formula="of:=[.$B$13]*EXP(-(([.$D263]-[.$B$10])^2)/(2*[.B$5]))" office:value-type="float" office:value="76.0081482456833">
            <text:p>76.0081482457</text:p>
          </table:table-cell>
          <table:table-cell table:formula="of:=[.$B$13]*EXP(-(([.$D263]-[.$B$10])^2)/(2*[.C$5]))" office:value-type="float" office:value="71.4578316072952">
            <text:p>71.4578316073</text:p>
          </table:table-cell>
          <table:table-cell table:formula="of:=[.$B$13]*EXP(-(([.$D263]-[.$B$10])^2)/(2*[.D$5]))" office:value-type="float" office:value="61.6762375361894">
            <text:p>61.6762375362</text:p>
          </table:table-cell>
          <table:table-cell table:formula="of:=[.$B$13]*EXP(-(([.$D263]-[.$B$10])^2)/(2*[.E$5]))" office:value-type="float" office:value="35.7593287473179">
            <text:p>35.7593287473</text:p>
          </table:table-cell>
          <table:table-cell table:formula="of:=[.$B$13]*EXP(-(([.$D263]-[.$B$10])^2)/(2*[.F$5]))" office:value-type="float" office:value="1.69611629139008">
            <text:p>1.6961162914</text:p>
          </table:table-cell>
          <table:table-cell table:formula="of:=[.$B$13]*EXP(-(([.$D263]-[.$B$10])^2)/(2*[.G$5]))" office:value-type="float" office:value="0.0000000000376335800216852">
            <text:p>3.76335800216852E-011</text:p>
          </table:table-cell>
        </table:table-row>
        <table:table-row table:style-name="ro1">
          <table:table-cell table:number-columns-repeated="3"/>
          <table:table-cell office:value-type="float" office:value="0.426999999999986">
            <text:p>0.427</text:p>
          </table:table-cell>
          <table:table-cell table:formula="of:=[.$B$13]*EXP(-(([.$D264]-[.$B$10])^2)/(2*[.B$5]))" office:value-type="float" office:value="76.2914007783292">
            <text:p>76.2914007783</text:p>
          </table:table-cell>
          <table:table-cell table:formula="of:=[.$B$13]*EXP(-(([.$D264]-[.$B$10])^2)/(2*[.C$5]))" office:value-type="float" office:value="71.7841886018451">
            <text:p>71.7841886018</text:p>
          </table:table-cell>
          <table:table-cell table:formula="of:=[.$B$13]*EXP(-(([.$D264]-[.$B$10])^2)/(2*[.D$5]))" office:value-type="float" office:value="62.0817140092496">
            <text:p>62.0817140092</text:p>
          </table:table-cell>
          <table:table-cell table:formula="of:=[.$B$13]*EXP(-(([.$D264]-[.$B$10])^2)/(2*[.E$5]))" office:value-type="float" office:value="36.2614382225155">
            <text:p>36.2614382225</text:p>
          </table:table-cell>
          <table:table-cell table:formula="of:=[.$B$13]*EXP(-(([.$D264]-[.$B$10])^2)/(2*[.F$5]))" office:value-type="float" office:value="1.79251471368805">
            <text:p>1.7925147137</text:p>
          </table:table-cell>
          <table:table-cell table:formula="of:=[.$B$13]*EXP(-(([.$D264]-[.$B$10])^2)/(2*[.G$5]))" office:value-type="float" office:value="0.0000000000554677254698227">
            <text:p>5.54677254698227E-011</text:p>
          </table:table-cell>
        </table:table-row>
        <table:table-row table:style-name="ro1">
          <table:table-cell table:number-columns-repeated="3"/>
          <table:table-cell office:value-type="float" office:value="0.427499999999986">
            <text:p>0.4275</text:p>
          </table:table-cell>
          <table:table-cell table:formula="of:=[.$B$13]*EXP(-(([.$D265]-[.$B$10])^2)/(2*[.B$5]))" office:value-type="float" office:value="76.5737646254376">
            <text:p>76.5737646254</text:p>
          </table:table-cell>
          <table:table-cell table:formula="of:=[.$B$13]*EXP(-(([.$D265]-[.$B$10])^2)/(2*[.C$5]))" office:value-type="float" office:value="72.1097931756291">
            <text:p>72.1097931756</text:p>
          </table:table-cell>
          <table:table-cell table:formula="of:=[.$B$13]*EXP(-(([.$D265]-[.$B$10])^2)/(2*[.D$5]))" office:value-type="float" office:value="62.4870611668777">
            <text:p>62.4870611669</text:p>
          </table:table-cell>
          <table:table-cell table:formula="of:=[.$B$13]*EXP(-(([.$D265]-[.$B$10])^2)/(2*[.E$5]))" office:value-type="float" office:value="36.7670983820487">
            <text:p>36.767098382</text:p>
          </table:table-cell>
          <table:table-cell table:formula="of:=[.$B$13]*EXP(-(([.$D265]-[.$B$10])^2)/(2*[.F$5]))" office:value-type="float" office:value="1.89367725029475">
            <text:p>1.8936772503</text:p>
          </table:table-cell>
          <table:table-cell table:formula="of:=[.$B$13]*EXP(-(([.$D265]-[.$B$10])^2)/(2*[.G$5]))" office:value-type="float" office:value="0.000000000081537097982515">
            <text:p>8.1537097982515E-011</text:p>
          </table:table-cell>
        </table:table-row>
        <table:table-row table:style-name="ro1">
          <table:table-cell table:number-columns-repeated="3"/>
          <table:table-cell office:value-type="float" office:value="0.427999999999986">
            <text:p>0.428</text:p>
          </table:table-cell>
          <table:table-cell table:formula="of:=[.$B$13]*EXP(-(([.$D266]-[.$B$10])^2)/(2*[.B$5]))" office:value-type="float" office:value="76.8552221329089">
            <text:p>76.8552221329</text:p>
          </table:table-cell>
          <table:table-cell table:formula="of:=[.$B$13]*EXP(-(([.$D266]-[.$B$10])^2)/(2*[.C$5]))" office:value-type="float" office:value="72.4346216149541">
            <text:p>72.434621615</text:p>
          </table:table-cell>
          <table:table-cell table:formula="of:=[.$B$13]*EXP(-(([.$D266]-[.$B$10])^2)/(2*[.D$5]))" office:value-type="float" office:value="62.8922417858554">
            <text:p>62.8922417859</text:p>
          </table:table-cell>
          <table:table-cell table:formula="of:=[.$B$13]*EXP(-(([.$D266]-[.$B$10])^2)/(2*[.E$5]))" office:value-type="float" office:value="37.2762618169132">
            <text:p>37.2762618169</text:p>
          </table:table-cell>
          <table:table-cell table:formula="of:=[.$B$13]*EXP(-(([.$D266]-[.$B$10])^2)/(2*[.F$5]))" office:value-type="float" office:value="1.9997942870954">
            <text:p>1.9997942871</text:p>
          </table:table-cell>
          <table:table-cell table:formula="of:=[.$B$13]*EXP(-(([.$D266]-[.$B$10])^2)/(2*[.G$5]))" office:value-type="float" office:value="0.000000000119541916057164">
            <text:p>1.19541916057164E-010</text:p>
          </table:table-cell>
        </table:table-row>
        <table:table-row table:style-name="ro1">
          <table:table-cell table:number-columns-repeated="3"/>
          <table:table-cell office:value-type="float" office:value="0.428499999999986">
            <text:p>0.4285</text:p>
          </table:table-cell>
          <table:table-cell table:formula="of:=[.$B$13]*EXP(-(([.$D267]-[.$B$10])^2)/(2*[.B$5]))" office:value-type="float" office:value="77.1357556506921">
            <text:p>77.1357556507</text:p>
          </table:table-cell>
          <table:table-cell table:formula="of:=[.$B$13]*EXP(-(([.$D267]-[.$B$10])^2)/(2*[.C$5]))" office:value-type="float" office:value="72.7586501715207">
            <text:p>72.7586501715</text:p>
          </table:table-cell>
          <table:table-cell table:formula="of:=[.$B$13]*EXP(-(([.$D267]-[.$B$10])^2)/(2*[.D$5]))" office:value-type="float" office:value="63.2972184231843">
            <text:p>63.2972184232</text:p>
          </table:table-cell>
          <table:table-cell table:formula="of:=[.$B$13]*EXP(-(([.$D267]-[.$B$10])^2)/(2*[.E$5]))" office:value-type="float" office:value="37.7888794521063">
            <text:p>37.7888794521</text:p>
          </table:table-cell>
          <table:table-cell table:formula="of:=[.$B$13]*EXP(-(([.$D267]-[.$B$10])^2)/(2*[.F$5]))" office:value-type="float" office:value="2.11106115225446">
            <text:p>2.1110611523</text:p>
          </table:table-cell>
          <table:table-cell table:formula="of:=[.$B$13]*EXP(-(([.$D267]-[.$B$10])^2)/(2*[.G$5]))" office:value-type="float" office:value="0.000000000174797511028104">
            <text:p>1.74797511028104E-010</text:p>
          </table:table-cell>
        </table:table-row>
        <table:table-row table:style-name="ro1">
          <table:table-cell table:number-columns-repeated="3"/>
          <table:table-cell office:value-type="float" office:value="0.428999999999986">
            <text:p>0.429</text:p>
          </table:table-cell>
          <table:table-cell table:formula="of:=[.$B$13]*EXP(-(([.$D268]-[.$B$10])^2)/(2*[.B$5]))" office:value-type="float" office:value="77.4153475345951">
            <text:p>77.4153475346</text:p>
          </table:table-cell>
          <table:table-cell table:formula="of:=[.$B$13]*EXP(-(([.$D268]-[.$B$10])^2)/(2*[.C$5]))" office:value-type="float" office:value="73.0818550652285">
            <text:p>73.0818550652</text:p>
          </table:table-cell>
          <table:table-cell table:formula="of:=[.$B$13]*EXP(-(([.$D268]-[.$B$10])^2)/(2*[.D$5]))" office:value-type="float" office:value="63.7019534213818">
            <text:p>63.7019534214</text:p>
          </table:table-cell>
          <table:table-cell table:formula="of:=[.$B$13]*EXP(-(([.$D268]-[.$B$10])^2)/(2*[.E$5]))" office:value-type="float" office:value="38.3049005423672">
            <text:p>38.3049005424</text:p>
          </table:table-cell>
          <table:table-cell table:formula="of:=[.$B$13]*EXP(-(([.$D268]-[.$B$10])^2)/(2*[.F$5]))" office:value-type="float" office:value="2.22767809022433">
            <text:p>2.2276780902</text:p>
          </table:table-cell>
          <table:table-cell table:formula="of:=[.$B$13]*EXP(-(([.$D268]-[.$B$10])^2)/(2*[.G$5]))" office:value-type="float" office:value="0.000000000254917907903884">
            <text:p>2.54917907903884E-010</text:p>
          </table:table-cell>
        </table:table-row>
        <table:table-row table:style-name="ro1">
          <table:table-cell table:number-columns-repeated="3"/>
          <table:table-cell office:value-type="float" office:value="0.429499999999986">
            <text:p>0.4295</text:p>
          </table:table-cell>
          <table:table-cell table:formula="of:=[.$B$13]*EXP(-(([.$D269]-[.$B$10])^2)/(2*[.B$5]))" office:value-type="float" office:value="77.6939801481014">
            <text:p>77.6939801481</text:p>
          </table:table-cell>
          <table:table-cell table:formula="of:=[.$B$13]*EXP(-(([.$D269]-[.$B$10])^2)/(2*[.C$5]))" office:value-type="float" office:value="73.4042124869986">
            <text:p>73.404212487</text:p>
          </table:table-cell>
          <table:table-cell table:formula="of:=[.$B$13]*EXP(-(([.$D269]-[.$B$10])^2)/(2*[.D$5]))" office:value-type="float" office:value="64.1064089138585">
            <text:p>64.1064089139</text:p>
          </table:table-cell>
          <table:table-cell table:formula="of:=[.$B$13]*EXP(-(([.$D269]-[.$B$10])^2)/(2*[.E$5]))" office:value-type="float" office:value="38.8242726686597">
            <text:p>38.8242726687</text:p>
          </table:table-cell>
          <table:table-cell table:formula="of:=[.$B$13]*EXP(-(([.$D269]-[.$B$10])^2)/(2*[.F$5]))" office:value-type="float" office:value="2.3498502247745">
            <text:p>2.3498502248</text:p>
          </table:table-cell>
          <table:table-cell table:formula="of:=[.$B$13]*EXP(-(([.$D269]-[.$B$10])^2)/(2*[.G$5]))" office:value-type="float" office:value="0.000000000370779330822643">
            <text:p>3.70779330822643E-010</text:p>
          </table:table-cell>
        </table:table-row>
        <table:table-row table:style-name="ro1">
          <table:table-cell table:number-columns-repeated="3"/>
          <table:table-cell office:value-type="float" office:value="0.429999999999986">
            <text:p>0.43</text:p>
          </table:table-cell>
          <table:table-cell table:formula="of:=[.$B$13]*EXP(-(([.$D270]-[.$B$10])^2)/(2*[.B$5]))" office:value-type="float" office:value="77.9716358641924">
            <text:p>77.9716358642</text:p>
          </table:table-cell>
          <table:table-cell table:formula="of:=[.$B$13]*EXP(-(([.$D270]-[.$B$10])^2)/(2*[.C$5]))" office:value-type="float" office:value="73.7256986016144">
            <text:p>73.7256986016</text:p>
          </table:table-cell>
          <table:table-cell table:formula="of:=[.$B$13]*EXP(-(([.$D270]-[.$B$10])^2)/(2*[.D$5]))" office:value-type="float" office:value="64.5105468303777">
            <text:p>64.5105468304</text:p>
          </table:table-cell>
          <table:table-cell table:formula="of:=[.$B$13]*EXP(-(([.$D270]-[.$B$10])^2)/(2*[.E$5]))" office:value-type="float" office:value="39.3469417354078">
            <text:p>39.3469417354</text:p>
          </table:table-cell>
          <table:table-cell table:formula="of:=[.$B$13]*EXP(-(([.$D270]-[.$B$10])^2)/(2*[.F$5]))" office:value-type="float" office:value="2.47778751051626">
            <text:p>2.4777875105</text:p>
          </table:table-cell>
          <table:table-cell table:formula="of:=[.$B$13]*EXP(-(([.$D270]-[.$B$10])^2)/(2*[.G$5]))" office:value-type="float" office:value="0.000000000537874253663518">
            <text:p>5.37874253663518E-010</text:p>
          </table:table-cell>
        </table:table-row>
        <table:table-row table:style-name="ro1">
          <table:table-cell table:number-columns-repeated="3"/>
          <table:table-cell office:value-type="float" office:value="0.430499999999986">
            <text:p>0.4305</text:p>
          </table:table-cell>
          <table:table-cell table:formula="of:=[.$B$13]*EXP(-(([.$D271]-[.$B$10])^2)/(2*[.B$5]))" office:value-type="float" office:value="78.2482970671748">
            <text:p>78.2482970672</text:p>
          </table:table-cell>
          <table:table-cell table:formula="of:=[.$B$13]*EXP(-(([.$D271]-[.$B$10])^2)/(2*[.C$5]))" office:value-type="float" office:value="74.0462895505775">
            <text:p>74.0462895506</text:p>
          </table:table-cell>
          <table:table-cell table:formula="of:=[.$B$13]*EXP(-(([.$D271]-[.$B$10])^2)/(2*[.D$5]))" office:value-type="float" office:value="64.914328902595">
            <text:p>64.9143289026</text:p>
          </table:table-cell>
          <table:table-cell table:formula="of:=[.$B$13]*EXP(-(([.$D271]-[.$B$10])^2)/(2*[.E$5]))" office:value-type="float" office:value="39.8728519684974">
            <text:p>39.8728519685</text:p>
          </table:table-cell>
          <table:table-cell table:formula="of:=[.$B$13]*EXP(-(([.$D271]-[.$B$10])^2)/(2*[.F$5]))" office:value-type="float" office:value="2.61170467240039">
            <text:p>2.6117046724</text:p>
          </table:table-cell>
          <table:table-cell table:formula="of:=[.$B$13]*EXP(-(([.$D271]-[.$B$10])^2)/(2*[.G$5]))" office:value-type="float" office:value="0.000000000778208672081316">
            <text:p>7.78208672081316E-010</text:p>
          </table:table-cell>
        </table:table-row>
        <table:table-row table:style-name="ro1">
          <table:table-cell table:number-columns-repeated="3"/>
          <table:table-cell office:value-type="float" office:value="0.430999999999986">
            <text:p>0.431</text:p>
          </table:table-cell>
          <table:table-cell table:formula="of:=[.$B$13]*EXP(-(([.$D272]-[.$B$10])^2)/(2*[.B$5]))" office:value-type="float" office:value="78.5239461545137">
            <text:p>78.5239461545</text:p>
          </table:table-cell>
          <table:table-cell table:formula="of:=[.$B$13]*EXP(-(([.$D272]-[.$B$10])^2)/(2*[.C$5]))" office:value-type="float" office:value="74.3659614549811">
            <text:p>74.365961455</text:p>
          </table:table-cell>
          <table:table-cell table:formula="of:=[.$B$13]*EXP(-(([.$D272]-[.$B$10])^2)/(2*[.D$5]))" office:value-type="float" office:value="65.3177166696779">
            <text:p>65.3177166697</text:p>
          </table:table-cell>
          <table:table-cell table:formula="of:=[.$B$13]*EXP(-(([.$D272]-[.$B$10])^2)/(2*[.E$5]))" office:value-type="float" office:value="40.4019459140548">
            <text:p>40.4019459141</text:p>
          </table:table-cell>
          <table:table-cell table:formula="of:=[.$B$13]*EXP(-(([.$D272]-[.$B$10])^2)/(2*[.F$5]))" office:value-type="float" office:value="2.75182113266886">
            <text:p>2.7518211327</text:p>
          </table:table-cell>
          <table:table-cell table:formula="of:=[.$B$13]*EXP(-(([.$D272]-[.$B$10])^2)/(2*[.G$5]))" office:value-type="float" office:value="0.00000000112295265225925">
            <text:p>1.12295265225925E-009</text:p>
          </table:table-cell>
        </table:table-row>
        <table:table-row table:style-name="ro1">
          <table:table-cell table:number-columns-repeated="3"/>
          <table:table-cell office:value-type="float" office:value="0.431499999999986">
            <text:p>0.4315</text:p>
          </table:table-cell>
          <table:table-cell table:formula="of:=[.$B$13]*EXP(-(([.$D273]-[.$B$10])^2)/(2*[.B$5]))" office:value-type="float" office:value="78.7985655386695">
            <text:p>78.7985655387</text:p>
          </table:table-cell>
          <table:table-cell table:formula="of:=[.$B$13]*EXP(-(([.$D273]-[.$B$10])^2)/(2*[.C$5]))" office:value-type="float" office:value="74.6846904183981">
            <text:p>74.6846904184</text:p>
          </table:table-cell>
          <table:table-cell table:formula="of:=[.$B$13]*EXP(-(([.$D273]-[.$B$10])^2)/(2*[.D$5]))" office:value-type="float" office:value="65.7206714840027">
            <text:p>65.720671484</text:p>
          </table:table-cell>
          <table:table-cell table:formula="of:=[.$B$13]*EXP(-(([.$D273]-[.$B$10])^2)/(2*[.E$5]))" office:value-type="float" office:value="40.9341644380138">
            <text:p>40.934164438</text:p>
          </table:table-cell>
          <table:table-cell table:formula="of:=[.$B$13]*EXP(-(([.$D273]-[.$B$10])^2)/(2*[.F$5]))" office:value-type="float" office:value="2.89836092474753">
            <text:p>2.8983609247</text:p>
          </table:table-cell>
          <table:table-cell table:formula="of:=[.$B$13]*EXP(-(([.$D273]-[.$B$10])^2)/(2*[.G$5]))" office:value-type="float" office:value="0.00000000161613223910662">
            <text:p>1.61613223910662E-009</text:p>
          </table:table-cell>
        </table:table-row>
        <table:table-row table:style-name="ro1">
          <table:table-cell table:number-columns-repeated="3"/>
          <table:table-cell office:value-type="float" office:value="0.431999999999985">
            <text:p>0.432</text:p>
          </table:table-cell>
          <table:table-cell table:formula="of:=[.$B$13]*EXP(-(([.$D274]-[.$B$10])^2)/(2*[.B$5]))" office:value-type="float" office:value="79.0721376489402">
            <text:p>79.0721376489</text:p>
          </table:table-cell>
          <table:table-cell table:formula="of:=[.$B$13]*EXP(-(([.$D274]-[.$B$10])^2)/(2*[.C$5]))" office:value-type="float" office:value="75.0024525297846">
            <text:p>75.0024525298</text:p>
          </table:table-cell>
          <table:table-cell table:formula="of:=[.$B$13]*EXP(-(([.$D274]-[.$B$10])^2)/(2*[.D$5]))" office:value-type="float" office:value="66.1231545169299">
            <text:p>66.1231545169</text:p>
          </table:table-cell>
          <table:table-cell table:formula="of:=[.$B$13]*EXP(-(([.$D274]-[.$B$10])^2)/(2*[.E$5]))" office:value-type="float" office:value="41.4694467264805">
            <text:p>41.4694467265</text:p>
          </table:table-cell>
          <table:table-cell table:formula="of:=[.$B$13]*EXP(-(([.$D274]-[.$B$10])^2)/(2*[.F$5]))" office:value-type="float" office:value="3.05155259357387">
            <text:p>3.0515525936</text:p>
          </table:table-cell>
          <table:table-cell table:formula="of:=[.$B$13]*EXP(-(([.$D274]-[.$B$10])^2)/(2*[.G$5]))" office:value-type="float" office:value="0.00000000231975656158512">
            <text:p>2.31975656158512E-009</text:p>
          </table:table-cell>
        </table:table-row>
        <table:table-row table:style-name="ro1">
          <table:table-cell table:number-columns-repeated="3"/>
          <table:table-cell office:value-type="float" office:value="0.432499999999985">
            <text:p>0.4325</text:p>
          </table:table-cell>
          <table:table-cell table:formula="of:=[.$B$13]*EXP(-(([.$D275]-[.$B$10])^2)/(2*[.B$5]))" office:value-type="float" office:value="79.3446449333098">
            <text:p>79.3446449333</text:p>
          </table:table-cell>
          <table:table-cell table:formula="of:=[.$B$13]*EXP(-(([.$D275]-[.$B$10])^2)/(2*[.C$5]))" office:value-type="float" office:value="75.3192238664009">
            <text:p>75.3192238664</text:p>
          </table:table-cell>
          <table:table-cell table:formula="of:=[.$B$13]*EXP(-(([.$D275]-[.$B$10])^2)/(2*[.D$5]))" office:value-type="float" office:value="66.5251267646578">
            <text:p>66.5251267647</text:p>
          </table:table-cell>
          <table:table-cell table:formula="of:=[.$B$13]*EXP(-(([.$D275]-[.$B$10])^2)/(2*[.E$5]))" office:value-type="float" office:value="42.0077302869131">
            <text:p>42.0077302869</text:p>
          </table:table-cell>
          <table:table-cell table:formula="of:=[.$B$13]*EXP(-(([.$D275]-[.$B$10])^2)/(2*[.F$5]))" office:value-type="float" office:value="3.21162908186547">
            <text:p>3.2116290819</text:p>
          </table:table-cell>
          <table:table-cell table:formula="of:=[.$B$13]*EXP(-(([.$D275]-[.$B$10])^2)/(2*[.G$5]))" office:value-type="float" office:value="0.000000003320916831444">
            <text:p>3.320916831444E-009</text:p>
          </table:table-cell>
        </table:table-row>
        <table:table-row table:style-name="ro1">
          <table:table-cell table:number-columns-repeated="3"/>
          <table:table-cell office:value-type="float" office:value="0.432999999999985">
            <text:p>0.433</text:p>
          </table:table-cell>
          <table:table-cell table:formula="of:=[.$B$13]*EXP(-(([.$D276]-[.$B$10])^2)/(2*[.B$5]))" office:value-type="float" office:value="79.6160698602951">
            <text:p>79.6160698603</text:p>
          </table:table-cell>
          <table:table-cell table:formula="of:=[.$B$13]*EXP(-(([.$D276]-[.$B$10])^2)/(2*[.C$5]))" office:value-type="float" office:value="75.6349804967404">
            <text:p>75.6349804967</text:p>
          </table:table-cell>
          <table:table-cell table:formula="of:=[.$B$13]*EXP(-(([.$D276]-[.$B$10])^2)/(2*[.D$5]))" office:value-type="float" office:value="66.9265490541454">
            <text:p>66.9265490541</text:p>
          </table:table-cell>
          <table:table-cell table:formula="of:=[.$B$13]*EXP(-(([.$D276]-[.$B$10])^2)/(2*[.E$5]))" office:value-type="float" office:value="42.5489509501103">
            <text:p>42.5489509501</text:p>
          </table:table-cell>
          <table:table-cell table:formula="of:=[.$B$13]*EXP(-(([.$D276]-[.$B$10])^2)/(2*[.F$5]))" office:value-type="float" office:value="3.37882760184042">
            <text:p>3.3788276018</text:p>
          </table:table-cell>
          <table:table-cell table:formula="of:=[.$B$13]*EXP(-(([.$D276]-[.$B$10])^2)/(2*[.G$5]))" office:value-type="float" office:value="0.00000000474158626591709">
            <text:p>4.74158626591709E-009</text:p>
          </table:table-cell>
        </table:table-row>
        <table:table-row table:style-name="ro1">
          <table:table-cell table:number-columns-repeated="3"/>
          <table:table-cell office:value-type="float" office:value="0.433499999999985">
            <text:p>0.4335</text:p>
          </table:table-cell>
          <table:table-cell table:formula="of:=[.$B$13]*EXP(-(([.$D277]-[.$B$10])^2)/(2*[.B$5]))" office:value-type="float" office:value="79.886394920803">
            <text:p>79.8863949208</text:p>
          </table:table-cell>
          <table:table-cell table:formula="of:=[.$B$13]*EXP(-(([.$D277]-[.$B$10])^2)/(2*[.C$5]))" office:value-type="float" office:value="75.949698483479">
            <text:p>75.9496984835</text:p>
          </table:table-cell>
          <table:table-cell table:formula="of:=[.$B$13]*EXP(-(([.$D277]-[.$B$10])^2)/(2*[.D$5]))" office:value-type="float" office:value="67.3273820491159">
            <text:p>67.3273820491</text:p>
          </table:table-cell>
          <table:table-cell table:formula="of:=[.$B$13]*EXP(-(([.$D277]-[.$B$10])^2)/(2*[.E$5]))" office:value-type="float" office:value="43.0930428730398">
            <text:p>43.093042873</text:p>
          </table:table-cell>
          <table:table-cell table:formula="of:=[.$B$13]*EXP(-(([.$D277]-[.$B$10])^2)/(2*[.F$5]))" office:value-type="float" office:value="3.55338949192485">
            <text:p>3.5533894919</text:p>
          </table:table-cell>
          <table:table-cell table:formula="of:=[.$B$13]*EXP(-(([.$D277]-[.$B$10])^2)/(2*[.G$5]))" office:value-type="float" office:value="0.00000000675210803895749">
            <text:p>6.75210803895749E-009</text:p>
          </table:table-cell>
        </table:table-row>
        <table:table-row table:style-name="ro1">
          <table:table-cell table:number-columns-repeated="3"/>
          <table:table-cell office:value-type="float" office:value="0.433999999999985">
            <text:p>0.434</text:p>
          </table:table-cell>
          <table:table-cell table:formula="of:=[.$B$13]*EXP(-(([.$D278]-[.$B$10])^2)/(2*[.B$5]))" office:value-type="float" office:value="80.1556026299872">
            <text:p>80.15560263</text:p>
          </table:table-cell>
          <table:table-cell table:formula="of:=[.$B$13]*EXP(-(([.$D278]-[.$B$10])^2)/(2*[.C$5]))" office:value-type="float" office:value="76.2633538864344">
            <text:p>76.2633538864</text:p>
          </table:table-cell>
          <table:table-cell table:formula="of:=[.$B$13]*EXP(-(([.$D278]-[.$B$10])^2)/(2*[.D$5]))" office:value-type="float" office:value="67.7275862561297">
            <text:p>67.7275862561</text:p>
          </table:table-cell>
          <table:table-cell table:formula="of:=[.$B$13]*EXP(-(([.$D278]-[.$B$10])^2)/(2*[.E$5]))" office:value-type="float" office:value="43.6399385424989">
            <text:p>43.6399385425</text:p>
          </table:table-cell>
          <table:table-cell table:formula="of:=[.$B$13]*EXP(-(([.$D278]-[.$B$10])^2)/(2*[.F$5]))" office:value-type="float" office:value="3.73556005798828">
            <text:p>3.735560058</text:p>
          </table:table-cell>
          <table:table-cell table:formula="of:=[.$B$13]*EXP(-(([.$D278]-[.$B$10])^2)/(2*[.G$5]))" office:value-type="float" office:value="0.00000000958970347804071">
            <text:p>9.58970347804071E-009</text:p>
          </table:table-cell>
        </table:table-row>
        <table:table-row table:style-name="ro1">
          <table:table-cell table:number-columns-repeated="3"/>
          <table:table-cell office:value-type="float" office:value="0.434499999999985">
            <text:p>0.4345</text:p>
          </table:table-cell>
          <table:table-cell table:formula="of:=[.$B$13]*EXP(-(([.$D279]-[.$B$10])^2)/(2*[.B$5]))" office:value-type="float" office:value="80.4236755291096">
            <text:p>80.4236755291</text:p>
          </table:table-cell>
          <table:table-cell table:formula="of:=[.$B$13]*EXP(-(([.$D279]-[.$B$10])^2)/(2*[.C$5]))" office:value-type="float" office:value="76.5759227655387">
            <text:p>76.5759227655</text:p>
          </table:table-cell>
          <table:table-cell table:formula="of:=[.$B$13]*EXP(-(([.$D279]-[.$B$10])^2)/(2*[.D$5]))" office:value-type="float" office:value="68.1271220307307">
            <text:p>68.1271220307</text:p>
          </table:table-cell>
          <table:table-cell table:formula="of:=[.$B$13]*EXP(-(([.$D279]-[.$B$10])^2)/(2*[.E$5]))" office:value-type="float" office:value="44.1895687796236">
            <text:p>44.1895687796</text:p>
          </table:table-cell>
          <table:table-cell table:formula="of:=[.$B$13]*EXP(-(([.$D279]-[.$B$10])^2)/(2*[.F$5]))" office:value-type="float" office:value="3.92558839867185">
            <text:p>3.9255883987</text:p>
          </table:table-cell>
          <table:table-cell table:formula="of:=[.$B$13]*EXP(-(([.$D279]-[.$B$10])^2)/(2*[.G$5]))" office:value-type="float" office:value="0.000000013583792659983">
            <text:p>1.3583792659983E-008</text:p>
          </table:table-cell>
        </table:table-row>
        <table:table-row table:style-name="ro1">
          <table:table-cell table:number-columns-repeated="3"/>
          <table:table-cell office:value-type="float" office:value="0.434999999999985">
            <text:p>0.435</text:p>
          </table:table-cell>
          <table:table-cell table:formula="of:=[.$B$13]*EXP(-(([.$D280]-[.$B$10])^2)/(2*[.B$5]))" office:value-type="float" office:value="80.6905961874042">
            <text:p>80.6905961874</text:p>
          </table:table-cell>
          <table:table-cell table:formula="of:=[.$B$13]*EXP(-(([.$D280]-[.$B$10])^2)/(2*[.C$5]))" office:value-type="float" office:value="76.8873811838237">
            <text:p>76.8873811838</text:p>
          </table:table-cell>
          <table:table-cell table:formula="of:=[.$B$13]*EXP(-(([.$D280]-[.$B$10])^2)/(2*[.D$5]))" office:value-type="float" office:value="68.5259495836615">
            <text:p>68.5259495837</text:p>
          </table:table-cell>
          <table:table-cell table:formula="of:=[.$B$13]*EXP(-(([.$D280]-[.$B$10])^2)/(2*[.E$5]))" office:value-type="float" office:value="44.7418627452525">
            <text:p>44.7418627453</text:p>
          </table:table-cell>
          <table:table-cell table:formula="of:=[.$B$13]*EXP(-(([.$D280]-[.$B$10])^2)/(2*[.F$5]))" office:value-type="float" office:value="4.12372721439298">
            <text:p>4.1237272144</text:p>
          </table:table-cell>
          <table:table-cell table:formula="of:=[.$B$13]*EXP(-(([.$D280]-[.$B$10])^2)/(2*[.G$5]))" office:value-type="float" office:value="0.0000000191905304262078">
            <text:p>1.91905304262078E-008</text:p>
          </table:table-cell>
        </table:table-row>
        <table:table-row table:style-name="ro1">
          <table:table-cell table:number-columns-repeated="3"/>
          <table:table-cell office:value-type="float" office:value="0.435499999999985">
            <text:p>0.4355</text:p>
          </table:table-cell>
          <table:table-cell table:formula="of:=[.$B$13]*EXP(-(([.$D281]-[.$B$10])^2)/(2*[.B$5]))" office:value-type="float" office:value="80.9563472039439">
            <text:p>80.9563472039</text:p>
          </table:table-cell>
          <table:table-cell table:formula="of:=[.$B$13]*EXP(-(([.$D281]-[.$B$10])^2)/(2*[.C$5]))" office:value-type="float" office:value="77.1977052104175">
            <text:p>77.1977052104</text:p>
          </table:table-cell>
          <table:table-cell table:formula="of:=[.$B$13]*EXP(-(([.$D281]-[.$B$10])^2)/(2*[.D$5]))" office:value-type="float" office:value="68.9240289871495">
            <text:p>68.9240289871</text:p>
          </table:table-cell>
          <table:table-cell table:formula="of:=[.$B$13]*EXP(-(([.$D281]-[.$B$10])^2)/(2*[.E$5]))" office:value-type="float" office:value="45.2967479461541">
            <text:p>45.2967479462</text:p>
          </table:table-cell>
          <table:table-cell table:formula="of:=[.$B$13]*EXP(-(([.$D281]-[.$B$10])^2)/(2*[.F$5]))" office:value-type="float" office:value="4.33023259963282">
            <text:p>4.3302325996</text:p>
          </table:table-cell>
          <table:table-cell table:formula="of:=[.$B$13]*EXP(-(([.$D281]-[.$B$10])^2)/(2*[.G$5]))" office:value-type="float" office:value="0.0000000270397693716589">
            <text:p>0.000000027</text:p>
          </table:table-cell>
        </table:table-row>
        <table:table-row table:style-name="ro1">
          <table:table-cell table:number-columns-repeated="3"/>
          <table:table-cell office:value-type="float" office:value="0.435999999999985">
            <text:p>0.436</text:p>
          </table:table-cell>
          <table:table-cell table:formula="of:=[.$B$13]*EXP(-(([.$D282]-[.$B$10])^2)/(2*[.B$5]))" office:value-type="float" office:value="81.2209112095098">
            <text:p>81.2209112095</text:p>
          </table:table-cell>
          <table:table-cell table:formula="of:=[.$B$13]*EXP(-(([.$D282]-[.$B$10])^2)/(2*[.C$5]))" office:value-type="float" office:value="77.506870923553">
            <text:p>77.5068709236</text:p>
          </table:table-cell>
          <table:table-cell table:formula="of:=[.$B$13]*EXP(-(([.$D282]-[.$B$10])^2)/(2*[.D$5]))" office:value-type="float" office:value="69.3213201812603">
            <text:p>69.3213201813</text:p>
          </table:table-cell>
          <table:table-cell table:formula="of:=[.$B$13]*EXP(-(([.$D282]-[.$B$10])^2)/(2*[.E$5]))" office:value-type="float" office:value="45.8541502421233">
            <text:p>45.8541502421</text:p>
          </table:table-cell>
          <table:table-cell table:formula="of:=[.$B$13]*EXP(-(([.$D282]-[.$B$10])^2)/(2*[.F$5]))" office:value-type="float" office:value="4.54536381813831">
            <text:p>4.5453638181</text:p>
          </table:table-cell>
          <table:table-cell table:formula="of:=[.$B$13]*EXP(-(([.$D282]-[.$B$10])^2)/(2*[.G$5]))" office:value-type="float" office:value="0.0000000379987278168002">
            <text:p>0.000000038</text:p>
          </table:table-cell>
        </table:table-row>
        <table:table-row table:style-name="ro1">
          <table:table-cell table:number-columns-repeated="3"/>
          <table:table-cell office:value-type="float" office:value="0.436499999999985">
            <text:p>0.4365</text:p>
          </table:table-cell>
          <table:table-cell table:formula="of:=[.$B$13]*EXP(-(([.$D283]-[.$B$10])^2)/(2*[.B$5]))" office:value-type="float" office:value="81.4842708684623">
            <text:p>81.4842708685</text:p>
          </table:table-cell>
          <table:table-cell table:formula="of:=[.$B$13]*EXP(-(([.$D283]-[.$B$10])^2)/(2*[.C$5]))" office:value-type="float" office:value="77.8148544135866">
            <text:p>77.8148544136</text:p>
          </table:table-cell>
          <table:table-cell table:formula="of:=[.$B$13]*EXP(-(([.$D283]-[.$B$10])^2)/(2*[.D$5]))" office:value-type="float" office:value="69.7177829803175">
            <text:p>69.7177829803</text:p>
          </table:table-cell>
          <table:table-cell table:formula="of:=[.$B$13]*EXP(-(([.$D283]-[.$B$10])^2)/(2*[.E$5]))" office:value-type="float" office:value="46.4139938539553">
            <text:p>46.413993854</text:p>
          </table:table-cell>
          <table:table-cell table:formula="of:=[.$B$13]*EXP(-(([.$D283]-[.$B$10])^2)/(2*[.F$5]))" office:value-type="float" office:value="4.76938306069804">
            <text:p>4.7693830607</text:p>
          </table:table-cell>
          <table:table-cell table:formula="of:=[.$B$13]*EXP(-(([.$D283]-[.$B$10])^2)/(2*[.G$5]))" office:value-type="float" office:value="0.0000000532580425202698">
            <text:p>5.32580425202698E-008</text:p>
          </table:table-cell>
        </table:table-row>
        <table:table-row table:style-name="ro1">
          <table:table-cell table:number-columns-repeated="3"/>
          <table:table-cell office:value-type="float" office:value="0.436999999999985">
            <text:p>0.437</text:p>
          </table:table-cell>
          <table:table-cell table:formula="of:=[.$B$13]*EXP(-(([.$D284]-[.$B$10])^2)/(2*[.B$5]))" office:value-type="float" office:value="81.7464088806145">
            <text:p>81.7464088806</text:p>
          </table:table-cell>
          <table:table-cell table:formula="of:=[.$B$13]*EXP(-(([.$D284]-[.$B$10])^2)/(2*[.C$5]))" office:value-type="float" office:value="78.1216317860272">
            <text:p>78.121631786</text:p>
          </table:table-cell>
          <table:table-cell table:formula="of:=[.$B$13]*EXP(-(([.$D284]-[.$B$10])^2)/(2*[.D$5]))" office:value-type="float" office:value="70.1133770793883">
            <text:p>70.1133770794</text:p>
          </table:table-cell>
          <table:table-cell table:formula="of:=[.$B$13]*EXP(-(([.$D284]-[.$B$10])^2)/(2*[.E$5]))" office:value-type="float" office:value="46.9762013723035">
            <text:p>46.9762013723</text:p>
          </table:table-cell>
          <table:table-cell table:formula="of:=[.$B$13]*EXP(-(([.$D284]-[.$B$10])^2)/(2*[.F$5]))" office:value-type="float" office:value="5.00255518518121">
            <text:p>5.0025551852</text:p>
          </table:table-cell>
          <table:table-cell table:formula="of:=[.$B$13]*EXP(-(([.$D284]-[.$B$10])^2)/(2*[.G$5]))" office:value-type="float" office:value="0.0000000744477218768126">
            <text:p>7.44477218768126E-008</text:p>
          </table:table-cell>
        </table:table-row>
        <table:table-row table:style-name="ro1">
          <table:table-cell table:number-columns-repeated="3"/>
          <table:table-cell office:value-type="float" office:value="0.437499999999985">
            <text:p>0.4375</text:p>
          </table:table-cell>
          <table:table-cell table:formula="of:=[.$B$13]*EXP(-(([.$D285]-[.$B$10])^2)/(2*[.B$5]))" office:value-type="float" office:value="82.0073079831072">
            <text:p>82.0073079831</text:p>
          </table:table-cell>
          <table:table-cell table:formula="of:=[.$B$13]*EXP(-(([.$D285]-[.$B$10])^2)/(2*[.C$5]))" office:value-type="float" office:value="78.4271791645755">
            <text:p>78.4271791646</text:p>
          </table:table-cell>
          <table:table-cell table:formula="of:=[.$B$13]*EXP(-(([.$D285]-[.$B$10])^2)/(2*[.D$5]))" office:value-type="float" office:value="70.5080620608333">
            <text:p>70.5080620608</text:p>
          </table:table-cell>
          <table:table-cell table:formula="of:=[.$B$13]*EXP(-(([.$D285]-[.$B$10])^2)/(2*[.E$5]))" office:value-type="float" office:value="47.5406937674247">
            <text:p>47.5406937674</text:p>
          </table:table-cell>
          <table:table-cell table:formula="of:=[.$B$13]*EXP(-(([.$D285]-[.$B$10])^2)/(2*[.F$5]))" office:value-type="float" office:value="5.24514743856145">
            <text:p>5.2451474386</text:p>
          </table:table-cell>
          <table:table-cell table:formula="of:=[.$B$13]*EXP(-(([.$D285]-[.$B$10])^2)/(2*[.G$5]))" office:value-type="float" office:value="0.000000103792911585568">
            <text:p>1.03792911585568E-007</text:p>
          </table:table-cell>
        </table:table-row>
        <table:table-row table:style-name="ro1">
          <table:table-cell table:number-columns-repeated="3"/>
          <table:table-cell office:value-type="float" office:value="0.437999999999985">
            <text:p>0.438</text:p>
          </table:table-cell>
          <table:table-cell table:formula="of:=[.$B$13]*EXP(-(([.$D286]-[.$B$10])^2)/(2*[.B$5]))" office:value-type="float" office:value="82.2669509522843">
            <text:p>82.2669509523</text:p>
          </table:table-cell>
          <table:table-cell table:formula="of:=[.$B$13]*EXP(-(([.$D286]-[.$B$10])^2)/(2*[.C$5]))" office:value-type="float" office:value="78.7314726941719">
            <text:p>78.7314726942</text:p>
          </table:table-cell>
          <table:table-cell table:formula="of:=[.$B$13]*EXP(-(([.$D286]-[.$B$10])^2)/(2*[.D$5]))" office:value-type="float" office:value="70.901797400918">
            <text:p>70.9017974009</text:p>
          </table:table-cell>
          <table:table-cell table:formula="of:=[.$B$13]*EXP(-(([.$D286]-[.$B$10])^2)/(2*[.E$5]))" office:value-type="float" office:value="48.1073903998203">
            <text:p>48.1073903998</text:p>
          </table:table-cell>
          <table:table-cell table:formula="of:=[.$B$13]*EXP(-(([.$D286]-[.$B$10])^2)/(2*[.F$5]))" office:value-type="float" office:value="5.49742916068224">
            <text:p>5.4974291607</text:p>
          </table:table-cell>
          <table:table-cell table:formula="of:=[.$B$13]*EXP(-(([.$D286]-[.$B$10])^2)/(2*[.G$5]))" office:value-type="float" office:value="0.000000144322501083557">
            <text:p>1.44322501083557E-007</text:p>
          </table:table-cell>
        </table:table-row>
        <table:table-row table:style-name="ro1">
          <table:table-cell table:number-columns-repeated="3"/>
          <table:table-cell office:value-type="float" office:value="0.438499999999985">
            <text:p>0.4385</text:p>
          </table:table-cell>
          <table:table-cell table:formula="of:=[.$B$13]*EXP(-(([.$D287]-[.$B$10])^2)/(2*[.B$5]))" office:value-type="float" office:value="82.5253206055707">
            <text:p>82.5253206056</text:p>
          </table:table-cell>
          <table:table-cell table:formula="of:=[.$B$13]*EXP(-(([.$D287]-[.$B$10])^2)/(2*[.C$5]))" office:value-type="float" office:value="79.0344885440533">
            <text:p>79.0344885441</text:p>
          </table:table-cell>
          <table:table-cell table:formula="of:=[.$B$13]*EXP(-(([.$D287]-[.$B$10])^2)/(2*[.D$5]))" office:value-type="float" office:value="71.2945424764865">
            <text:p>71.2945424765</text:p>
          </table:table-cell>
          <table:table-cell table:formula="of:=[.$B$13]*EXP(-(([.$D287]-[.$B$10])^2)/(2*[.E$5]))" office:value-type="float" office:value="48.6762090317755">
            <text:p>48.6762090318</text:p>
          </table:table-cell>
          <table:table-cell table:formula="of:=[.$B$13]*EXP(-(([.$D287]-[.$B$10])^2)/(2*[.F$5]))" office:value-type="float" office:value="5.75967146955814">
            <text:p>5.7596714696</text:p>
          </table:table-cell>
          <table:table-cell table:formula="of:=[.$B$13]*EXP(-(([.$D287]-[.$B$10])^2)/(2*[.G$5]))" office:value-type="float" office:value="0.000000200147637240591">
            <text:p>2.00147637240591E-007</text:p>
          </table:table-cell>
        </table:table-row>
        <table:table-row table:style-name="ro1">
          <table:table-cell table:number-columns-repeated="3"/>
          <table:table-cell office:value-type="float" office:value="0.438999999999985">
            <text:p>0.439</text:p>
          </table:table-cell>
          <table:table-cell table:formula="of:=[.$B$13]*EXP(-(([.$D288]-[.$B$10])^2)/(2*[.B$5]))" office:value-type="float" office:value="82.7823998033499">
            <text:p>82.7823998034</text:p>
          </table:table-cell>
          <table:table-cell table:formula="of:=[.$B$13]*EXP(-(([.$D288]-[.$B$10])^2)/(2*[.C$5]))" office:value-type="float" office:value="79.3362029108178">
            <text:p>79.3362029108</text:p>
          </table:table-cell>
          <table:table-cell table:formula="of:=[.$B$13]*EXP(-(([.$D288]-[.$B$10])^2)/(2*[.D$5]))" office:value-type="float" office:value="71.6862565716943">
            <text:p>71.6862565717</text:p>
          </table:table-cell>
          <table:table-cell table:formula="of:=[.$B$13]*EXP(-(([.$D288]-[.$B$10])^2)/(2*[.E$5]))" office:value-type="float" office:value="49.2470658398017">
            <text:p>49.2470658398</text:p>
          </table:table-cell>
          <table:table-cell table:formula="of:=[.$B$13]*EXP(-(([.$D288]-[.$B$10])^2)/(2*[.F$5]))" office:value-type="float" office:value="6.03214692804586">
            <text:p>6.032146928</text:p>
          </table:table-cell>
          <table:table-cell table:formula="of:=[.$B$13]*EXP(-(([.$D288]-[.$B$10])^2)/(2*[.G$5]))" office:value-type="float" office:value="0.000000276832425672878">
            <text:p>2.76832425672878E-007</text:p>
          </table:table-cell>
        </table:table-row>
        <table:table-row table:style-name="ro1">
          <table:table-cell table:number-columns-repeated="3"/>
          <table:table-cell office:value-type="float" office:value="0.439499999999985">
            <text:p>0.4395</text:p>
          </table:table-cell>
          <table:table-cell table:formula="of:=[.$B$13]*EXP(-(([.$D289]-[.$B$10])^2)/(2*[.B$5]))" office:value-type="float" office:value="83.0381714508421">
            <text:p>83.0381714508</text:p>
          </table:table-cell>
          <table:table-cell table:formula="of:=[.$B$13]*EXP(-(([.$D289]-[.$B$10])^2)/(2*[.C$5]))" office:value-type="float" office:value="79.6365920214971">
            <text:p>79.6365920215</text:p>
          </table:table-cell>
          <table:table-cell table:formula="of:=[.$B$13]*EXP(-(([.$D289]-[.$B$10])^2)/(2*[.D$5]))" office:value-type="float" office:value="72.0768988847992">
            <text:p>72.0768988848</text:p>
          </table:table-cell>
          <table:table-cell table:formula="of:=[.$B$13]*EXP(-(([.$D289]-[.$B$10])^2)/(2*[.E$5]))" office:value-type="float" office:value="49.8198754279863">
            <text:p>49.819875428</text:p>
          </table:table-cell>
          <table:table-cell table:formula="of:=[.$B$13]*EXP(-(([.$D289]-[.$B$10])^2)/(2*[.F$5]))" office:value-type="float" office:value="6.3151291917616">
            <text:p>6.3151291918</text:p>
          </table:table-cell>
          <table:table-cell table:formula="of:=[.$B$13]*EXP(-(([.$D289]-[.$B$10])^2)/(2*[.G$5]))" office:value-type="float" office:value="0.000000381885807234403">
            <text:p>3.81885807234403E-007</text:p>
          </table:table-cell>
        </table:table-row>
        <table:table-row table:style-name="ro1">
          <table:table-cell table:number-columns-repeated="3"/>
          <table:table-cell office:value-type="float" office:value="0.439999999999985">
            <text:p>0.44</text:p>
          </table:table-cell>
          <table:table-cell table:formula="of:=[.$B$13]*EXP(-(([.$D290]-[.$B$10])^2)/(2*[.B$5]))" office:value-type="float" office:value="83.292618499983">
            <text:p>83.2926185</text:p>
          </table:table-cell>
          <table:table-cell table:formula="of:=[.$B$13]*EXP(-(([.$D290]-[.$B$10])^2)/(2*[.C$5]))" office:value-type="float" office:value="79.9356321366365">
            <text:p>79.9356321366</text:p>
          </table:table-cell>
          <table:table-cell table:formula="of:=[.$B$13]*EXP(-(([.$D290]-[.$B$10])^2)/(2*[.D$5]))" office:value-type="float" office:value="72.4664285350096">
            <text:p>72.466428535</text:p>
          </table:table-cell>
          <table:table-cell table:formula="of:=[.$B$13]*EXP(-(([.$D290]-[.$B$10])^2)/(2*[.E$5]))" office:value-type="float" office:value="50.3945508422516">
            <text:p>50.3945508423</text:p>
          </table:table-cell>
          <table:table-cell table:formula="of:=[.$B$13]*EXP(-(([.$D290]-[.$B$10])^2)/(2*[.F$5]))" office:value-type="float" office:value="6.60889263816595">
            <text:p>6.6088926382</text:p>
          </table:table-cell>
          <table:table-cell table:formula="of:=[.$B$13]*EXP(-(([.$D290]-[.$B$10])^2)/(2*[.G$5]))" office:value-type="float" office:value="0.000000525412193696751">
            <text:p>5.25412193696751E-007</text:p>
          </table:table-cell>
        </table:table-row>
        <table:table-row table:style-name="ro1">
          <table:table-cell table:number-columns-repeated="3"/>
          <table:table-cell office:value-type="float" office:value="0.440499999999985">
            <text:p>0.4405</text:p>
          </table:table-cell>
          <table:table-cell table:formula="of:=[.$B$13]*EXP(-(([.$D291]-[.$B$10])^2)/(2*[.B$5]))" office:value-type="float" office:value="83.5457239513021">
            <text:p>83.5457239513</text:p>
          </table:table-cell>
          <table:table-cell table:formula="of:=[.$B$13]*EXP(-(([.$D291]-[.$B$10])^2)/(2*[.C$5]))" office:value-type="float" office:value="80.2332995533804">
            <text:p>80.2332995534</text:p>
          </table:table-cell>
          <table:table-cell table:formula="of:=[.$B$13]*EXP(-(([.$D291]-[.$B$10])^2)/(2*[.D$5]))" office:value-type="float" office:value="72.8548045693871">
            <text:p>72.8548045694</text:p>
          </table:table-cell>
          <table:table-cell table:formula="of:=[.$B$13]*EXP(-(([.$D291]-[.$B$10])^2)/(2*[.E$5]))" office:value-type="float" office:value="50.9710035855264">
            <text:p>50.9710035855</text:p>
          </table:table-cell>
          <table:table-cell table:formula="of:=[.$B$13]*EXP(-(([.$D291]-[.$B$10])^2)/(2*[.F$5]))" office:value-type="float" office:value="6.91371197678453">
            <text:p>6.9137119768</text:p>
          </table:table-cell>
          <table:table-cell table:formula="of:=[.$B$13]*EXP(-(([.$D291]-[.$B$10])^2)/(2*[.G$5]))" office:value-type="float" office:value="0.000000720969423477214">
            <text:p>0.000000721</text:p>
          </table:table-cell>
        </table:table-row>
        <table:table-row table:style-name="ro1">
          <table:table-cell table:number-columns-repeated="3"/>
          <table:table-cell office:value-type="float" office:value="0.440999999999985">
            <text:p>0.441</text:p>
          </table:table-cell>
          <table:table-cell table:formula="of:=[.$B$13]*EXP(-(([.$D292]-[.$B$10])^2)/(2*[.B$5]))" office:value-type="float" office:value="83.7974708558008">
            <text:p>83.7974708558</text:p>
          </table:table-cell>
          <table:table-cell table:formula="of:=[.$B$13]*EXP(-(([.$D292]-[.$B$10])^2)/(2*[.C$5]))" office:value-type="float" office:value="80.5295706085643">
            <text:p>80.5295706086</text:p>
          </table:table-cell>
          <table:table-cell table:formula="of:=[.$B$13]*EXP(-(([.$D292]-[.$B$10])^2)/(2*[.D$5]))" office:value-type="float" office:value="73.2419859698039">
            <text:p>73.2419859698</text:p>
          </table:table-cell>
          <table:table-cell table:formula="of:=[.$B$13]*EXP(-(([.$D292]-[.$B$10])^2)/(2*[.E$5]))" office:value-type="float" office:value="51.5491436338317">
            <text:p>51.5491436338</text:p>
          </table:table-cell>
          <table:table-cell table:formula="of:=[.$B$13]*EXP(-(([.$D292]-[.$B$10])^2)/(2*[.F$5]))" office:value-type="float" office:value="7.22986184058237">
            <text:p>7.2298618406</text:p>
          </table:table-cell>
          <table:table-cell table:formula="of:=[.$B$13]*EXP(-(([.$D292]-[.$B$10])^2)/(2*[.G$5]))" office:value-type="float" office:value="0.000000986696561975663">
            <text:p>9.86696561975663E-007</text:p>
          </table:table-cell>
        </table:table-row>
        <table:table-row table:style-name="ro1">
          <table:table-cell table:number-columns-repeated="3"/>
          <table:table-cell office:value-type="float" office:value="0.441499999999984">
            <text:p>0.4415</text:p>
          </table:table-cell>
          <table:table-cell table:formula="of:=[.$B$13]*EXP(-(([.$D293]-[.$B$10])^2)/(2*[.B$5]))" office:value-type="float" office:value="84.0478423168289">
            <text:p>84.0478423168</text:p>
          </table:table-cell>
          <table:table-cell table:formula="of:=[.$B$13]*EXP(-(([.$D293]-[.$B$10])^2)/(2*[.C$5]))" office:value-type="float" office:value="80.8244216818114">
            <text:p>80.8244216818</text:p>
          </table:table-cell>
          <table:table-cell table:formula="of:=[.$B$13]*EXP(-(([.$D293]-[.$B$10])^2)/(2*[.D$5]))" office:value-type="float" office:value="73.6279316599501">
            <text:p>73.62793166</text:p>
          </table:table-cell>
          <table:table-cell table:formula="of:=[.$B$13]*EXP(-(([.$D293]-[.$B$10])^2)/(2*[.E$5]))" office:value-type="float" office:value="52.1288794532809">
            <text:p>52.1288794533</text:p>
          </table:table-cell>
          <table:table-cell table:formula="of:=[.$B$13]*EXP(-(([.$D293]-[.$B$10])^2)/(2*[.F$5]))" office:value-type="float" office:value="7.55761635856076">
            <text:p>7.5576163586</text:p>
          </table:table-cell>
          <table:table-cell table:formula="of:=[.$B$13]*EXP(-(([.$D293]-[.$B$10])^2)/(2*[.G$5]))" office:value-type="float" office:value="0.0000013467917668915">
            <text:p>1.3467917668915E-006</text:p>
          </table:table-cell>
        </table:table-row>
        <table:table-row table:style-name="ro1">
          <table:table-cell table:number-columns-repeated="3"/>
          <table:table-cell office:value-type="float" office:value="0.441999999999984">
            <text:p>0.442</text:p>
          </table:table-cell>
          <table:table-cell table:formula="of:=[.$B$13]*EXP(-(([.$D294]-[.$B$10])^2)/(2*[.B$5]))" office:value-type="float" office:value="84.2968214919635">
            <text:p>84.296821492</text:p>
          </table:table-cell>
          <table:table-cell table:formula="of:=[.$B$13]*EXP(-(([.$D294]-[.$B$10])^2)/(2*[.C$5]))" office:value-type="float" office:value="81.1178291986375">
            <text:p>81.1178291986</text:p>
          </table:table-cell>
          <table:table-cell table:formula="of:=[.$B$13]*EXP(-(([.$D294]-[.$B$10])^2)/(2*[.D$5]))" office:value-type="float" office:value="74.0126005123963">
            <text:p>74.0126005124</text:p>
          </table:table-cell>
          <table:table-cell table:formula="of:=[.$B$13]*EXP(-(([.$D294]-[.$B$10])^2)/(2*[.E$5]))" office:value-type="float" office:value="52.7101180180018">
            <text:p>52.710118018</text:p>
          </table:table-cell>
          <table:table-cell table:formula="of:=[.$B$13]*EXP(-(([.$D294]-[.$B$10])^2)/(2*[.F$5]))" office:value-type="float" office:value="7.89724870970423">
            <text:p>7.8972487097</text:p>
          </table:table-cell>
          <table:table-cell table:formula="of:=[.$B$13]*EXP(-(([.$D294]-[.$B$10])^2)/(2*[.G$5]))" office:value-type="float" office:value="0.0000018334427781807">
            <text:p>1.8334427781807E-006</text:p>
          </table:table-cell>
        </table:table-row>
        <table:table-row table:style-name="ro1">
          <table:table-cell table:number-columns-repeated="3"/>
          <table:table-cell office:value-type="float" office:value="0.442499999999984">
            <text:p>0.4425</text:p>
          </table:table-cell>
          <table:table-cell table:formula="of:=[.$B$13]*EXP(-(([.$D295]-[.$B$10])^2)/(2*[.B$5]))" office:value-type="float" office:value="84.5443915948803">
            <text:p>84.5443915949</text:p>
          </table:table-cell>
          <table:table-cell table:formula="of:=[.$B$13]*EXP(-(([.$D295]-[.$B$10])^2)/(2*[.C$5]))" office:value-type="float" office:value="81.4097696335531">
            <text:p>81.4097696336</text:p>
          </table:table-cell>
          <table:table-cell table:formula="of:=[.$B$13]*EXP(-(([.$D295]-[.$B$10])^2)/(2*[.D$5]))" office:value-type="float" office:value="74.3959513556975">
            <text:p>74.3959513557</text:p>
          </table:table-cell>
          <table:table-cell table:formula="of:=[.$B$13]*EXP(-(([.$D295]-[.$B$10])^2)/(2*[.E$5]))" office:value-type="float" office:value="53.2927648289636">
            <text:p>53.292764829</text:p>
          </table:table-cell>
          <table:table-cell table:formula="of:=[.$B$13]*EXP(-(([.$D295]-[.$B$10])^2)/(2*[.F$5]))" office:value-type="float" office:value="8.24903065844706">
            <text:p>8.2490306584</text:p>
          </table:table-cell>
          <table:table-cell table:formula="of:=[.$B$13]*EXP(-(([.$D295]-[.$B$10])^2)/(2*[.G$5]))" office:value-type="float" office:value="0.00000248934068394643">
            <text:p>2.48934068394643E-006</text:p>
          </table:table-cell>
        </table:table-row>
        <table:table-row table:style-name="ro1">
          <table:table-cell table:number-columns-repeated="3"/>
          <table:table-cell office:value-type="float" office:value="0.442999999999984">
            <text:p>0.443</text:p>
          </table:table-cell>
          <table:table-cell table:formula="of:=[.$B$13]*EXP(-(([.$D296]-[.$B$10])^2)/(2*[.B$5]))" office:value-type="float" office:value="84.7905358972299">
            <text:p>84.7905358972</text:p>
          </table:table-cell>
          <table:table-cell table:formula="of:=[.$B$13]*EXP(-(([.$D296]-[.$B$10])^2)/(2*[.C$5]))" office:value-type="float" office:value="81.7002195131766">
            <text:p>81.7002195132</text:p>
          </table:table-cell>
          <table:table-cell table:formula="of:=[.$B$13]*EXP(-(([.$D296]-[.$B$10])^2)/(2*[.D$5]))" office:value-type="float" office:value="74.7779429815503">
            <text:p>74.7779429816</text:p>
          </table:table-cell>
          <table:table-cell table:formula="of:=[.$B$13]*EXP(-(([.$D296]-[.$B$10])^2)/(2*[.E$5]))" office:value-type="float" office:value="53.8767239337309">
            <text:p>53.8767239337</text:p>
          </table:table-cell>
          <table:table-cell table:formula="of:=[.$B$13]*EXP(-(([.$D296]-[.$B$10])^2)/(2*[.F$5]))" office:value-type="float" office:value="8.61323207191031">
            <text:p>8.6132320719</text:p>
          </table:table-cell>
          <table:table-cell table:formula="of:=[.$B$13]*EXP(-(([.$D296]-[.$B$10])^2)/(2*[.G$5]))" office:value-type="float" office:value="0.0000033709427998882">
            <text:p>3.3709427998882E-006</text:p>
          </table:table-cell>
        </table:table-row>
        <table:table-row table:style-name="ro1">
          <table:table-cell table:number-columns-repeated="3"/>
          <table:table-cell office:value-type="float" office:value="0.443499999999984">
            <text:p>0.4435</text:p>
          </table:table-cell>
          <table:table-cell table:formula="of:=[.$B$13]*EXP(-(([.$D297]-[.$B$10])^2)/(2*[.B$5]))" office:value-type="float" office:value="85.0352377305084">
            <text:p>85.0352377305</text:p>
          </table:table-cell>
          <table:table-cell table:formula="of:=[.$B$13]*EXP(-(([.$D297]-[.$B$10])^2)/(2*[.C$5]))" office:value-type="float" office:value="81.9891554193463">
            <text:p>81.9891554193</text:p>
          </table:table-cell>
          <table:table-cell table:formula="of:=[.$B$13]*EXP(-(([.$D297]-[.$B$10])^2)/(2*[.D$5]))" office:value-type="float" office:value="75.1585341519941">
            <text:p>75.158534152</text:p>
          </table:table-cell>
          <table:table-cell table:formula="of:=[.$B$13]*EXP(-(([.$D297]-[.$B$10])^2)/(2*[.E$5]))" office:value-type="float" office:value="54.4618979471272">
            <text:p>54.4618979471</text:p>
          </table:table-cell>
          <table:table-cell table:formula="of:=[.$B$13]*EXP(-(([.$D297]-[.$B$10])^2)/(2*[.F$5]))" office:value-type="float" office:value="8.99012041919675">
            <text:p>8.9901204192</text:p>
          </table:table-cell>
          <table:table-cell table:formula="of:=[.$B$13]*EXP(-(([.$D297]-[.$B$10])^2)/(2*[.G$5]))" office:value-type="float" office:value="0.00000455269439705477">
            <text:p>4.55269439705477E-006</text:p>
          </table:table-cell>
        </table:table-row>
        <table:table-row table:style-name="ro1">
          <table:table-cell table:number-columns-repeated="3"/>
          <table:table-cell office:value-type="float" office:value="0.443999999999984">
            <text:p>0.444</text:p>
          </table:table-cell>
          <table:table-cell table:formula="of:=[.$B$13]*EXP(-(([.$D298]-[.$B$10])^2)/(2*[.B$5]))" office:value-type="float" office:value="85.2784804879274">
            <text:p>85.2784804879</text:p>
          </table:table-cell>
          <table:table-cell table:formula="of:=[.$B$13]*EXP(-(([.$D298]-[.$B$10])^2)/(2*[.C$5]))" office:value-type="float" office:value="82.2765539922363">
            <text:p>82.2765539922</text:p>
          </table:table-cell>
          <table:table-cell table:formula="of:=[.$B$13]*EXP(-(([.$D298]-[.$B$10])^2)/(2*[.D$5]))" office:value-type="float" office:value="75.5376836066545">
            <text:p>75.5376836067</text:p>
          </table:table-cell>
          <table:table-cell table:formula="of:=[.$B$13]*EXP(-(([.$D298]-[.$B$10])^2)/(2*[.E$5]))" office:value-type="float" office:value="55.0481880728116">
            <text:p>55.0481880728</text:p>
          </table:table-cell>
          <table:table-cell table:formula="of:=[.$B$13]*EXP(-(([.$D298]-[.$B$10])^2)/(2*[.F$5]))" office:value-type="float" office:value="9.37996025310722">
            <text:p>9.3799602531</text:p>
          </table:table-cell>
          <table:table-cell table:formula="of:=[.$B$13]*EXP(-(([.$D298]-[.$B$10])^2)/(2*[.G$5]))" office:value-type="float" office:value="0.00000613247355593073">
            <text:p>6.13247355593073E-006</text:p>
          </table:table-cell>
        </table:table-row>
        <table:table-row table:style-name="ro1">
          <table:table-cell table:number-columns-repeated="3"/>
          <table:table-cell office:value-type="float" office:value="0.444499999999984">
            <text:p>0.4445</text:p>
          </table:table-cell>
          <table:table-cell table:formula="of:=[.$B$13]*EXP(-(([.$D299]-[.$B$10])^2)/(2*[.B$5]))" office:value-type="float" office:value="85.5202476262807">
            <text:p>85.5202476263</text:p>
          </table:table-cell>
          <table:table-cell table:formula="of:=[.$B$13]*EXP(-(([.$D299]-[.$B$10])^2)/(2*[.C$5]))" office:value-type="float" office:value="82.5623919334742">
            <text:p>82.5623919335</text:p>
          </table:table-cell>
          <table:table-cell table:formula="of:=[.$B$13]*EXP(-(([.$D299]-[.$B$10])^2)/(2*[.D$5]))" office:value-type="float" office:value="75.9153500700307">
            <text:p>75.91535007</text:p>
          </table:table-cell>
          <table:table-cell table:formula="of:=[.$B$13]*EXP(-(([.$D299]-[.$B$10])^2)/(2*[.E$5]))" office:value-type="float" office:value="55.6354941257673">
            <text:p>55.6354941258</text:p>
          </table:table-cell>
          <table:table-cell table:formula="of:=[.$B$13]*EXP(-(([.$D299]-[.$B$10])^2)/(2*[.F$5]))" office:value-type="float" office:value="9.78301267470004">
            <text:p>9.7830126747</text:p>
          </table:table-cell>
          <table:table-cell table:formula="of:=[.$B$13]*EXP(-(([.$D299]-[.$B$10])^2)/(2*[.G$5]))" office:value-type="float" office:value="0.00000823859091851192">
            <text:p>8.23859091851192E-006</text:p>
          </table:table-cell>
        </table:table-row>
        <table:table-row table:style-name="ro1">
          <table:table-cell table:number-columns-repeated="3"/>
          <table:table-cell office:value-type="float" office:value="0.444999999999984">
            <text:p>0.445</text:p>
          </table:table-cell>
          <table:table-cell table:formula="of:=[.$B$13]*EXP(-(([.$D300]-[.$B$10])^2)/(2*[.B$5]))" office:value-type="float" office:value="85.7605226678087">
            <text:p>85.7605226678</text:p>
          </table:table-cell>
          <table:table-cell table:formula="of:=[.$B$13]*EXP(-(([.$D300]-[.$B$10])^2)/(2*[.C$5]))" office:value-type="float" office:value="82.8466460092606">
            <text:p>82.8466460093</text:p>
          </table:table-cell>
          <table:table-cell table:formula="of:=[.$B$13]*EXP(-(([.$D300]-[.$B$10])^2)/(2*[.D$5]))" office:value-type="float" office:value="76.2914922588216">
            <text:p>76.2914922588</text:p>
          </table:table-cell>
          <table:table-cell table:formula="of:=[.$B$13]*EXP(-(([.$D300]-[.$B$10])^2)/(2*[.E$5]))" office:value-type="float" office:value="56.2237145556963">
            <text:p>56.2237145557</text:p>
          </table:table-cell>
          <table:table-cell table:formula="of:=[.$B$13]*EXP(-(([.$D300]-[.$B$10])^2)/(2*[.F$5]))" office:value-type="float" office:value="10.1995347811811">
            <text:p>10.1995347812</text:p>
          </table:table-cell>
          <table:table-cell table:formula="of:=[.$B$13]*EXP(-(([.$D300]-[.$B$10])^2)/(2*[.G$5]))" office:value-type="float" office:value="0.0000110387592813366">
            <text:p>1.10387592813366E-005</text:p>
          </table:table-cell>
        </table:table-row>
        <table:table-row table:style-name="ro1">
          <table:table-cell table:number-columns-repeated="3"/>
          <table:table-cell office:value-type="float" office:value="0.445499999999984">
            <text:p>0.4455</text:p>
          </table:table-cell>
          <table:table-cell table:formula="of:=[.$B$13]*EXP(-(([.$D301]-[.$B$10])^2)/(2*[.B$5]))" office:value-type="float" office:value="85.9992892020605">
            <text:p>85.9992892021</text:p>
          </table:table-cell>
          <table:table-cell table:formula="of:=[.$B$13]*EXP(-(([.$D301]-[.$B$10])^2)/(2*[.C$5]))" office:value-type="float" office:value="83.129293053488">
            <text:p>83.1292930535</text:p>
          </table:table-cell>
          <table:table-cell table:formula="of:=[.$B$13]*EXP(-(([.$D301]-[.$B$10])^2)/(2*[.D$5]))" office:value-type="float" office:value="76.6660688892918">
            <text:p>76.6660688893</text:p>
          </table:table-cell>
          <table:table-cell table:formula="of:=[.$B$13]*EXP(-(([.$D301]-[.$B$10])^2)/(2*[.E$5]))" office:value-type="float" office:value="56.8127464713189">
            <text:p>56.8127464713</text:p>
          </table:table-cell>
          <table:table-cell table:formula="of:=[.$B$13]*EXP(-(([.$D301]-[.$B$10])^2)/(2*[.F$5]))" office:value-type="float" office:value="10.6297790976781">
            <text:p>10.6297790977</text:p>
          </table:table-cell>
          <table:table-cell table:formula="of:=[.$B$13]*EXP(-(([.$D301]-[.$B$10])^2)/(2*[.G$5]))" office:value-type="float" office:value="0.000014751550029666">
            <text:p>1.4751550029666E-005</text:p>
          </table:table-cell>
        </table:table-row>
        <table:table-row table:style-name="ro1">
          <table:table-cell table:number-columns-repeated="3"/>
          <table:table-cell office:value-type="float" office:value="0.445999999999984">
            <text:p>0.446</text:p>
          </table:table-cell>
          <table:table-cell table:formula="of:=[.$B$13]*EXP(-(([.$D302]-[.$B$10])^2)/(2*[.B$5]))" office:value-type="float" office:value="86.2365308877508">
            <text:p>86.2365308878</text:p>
          </table:table-cell>
          <table:table-cell table:formula="of:=[.$B$13]*EXP(-(([.$D302]-[.$B$10])^2)/(2*[.C$5]))" office:value-type="float" office:value="83.4103099708624">
            <text:p>83.4103099709</text:p>
          </table:table-cell>
          <table:table-cell table:formula="of:=[.$B$13]*EXP(-(([.$D302]-[.$B$10])^2)/(2*[.D$5]))" office:value-type="float" office:value="77.0390386846736">
            <text:p>77.0390386847</text:p>
          </table:table-cell>
          <table:table-cell table:formula="of:=[.$B$13]*EXP(-(([.$D302]-[.$B$10])^2)/(2*[.E$5]))" office:value-type="float" office:value="57.4024856655724">
            <text:p>57.4024856656</text:p>
          </table:table-cell>
          <table:table-cell table:formula="of:=[.$B$13]*EXP(-(([.$D302]-[.$B$10])^2)/(2*[.F$5]))" office:value-type="float" office:value="11.0739929935205">
            <text:p>11.0739929935</text:p>
          </table:table-cell>
          <table:table-cell table:formula="of:=[.$B$13]*EXP(-(([.$D302]-[.$B$10])^2)/(2*[.G$5]))" office:value-type="float" office:value="0.0000196609781057859">
            <text:p>0.000019661</text:p>
          </table:table-cell>
        </table:table-row>
        <table:table-row table:style-name="ro1">
          <table:table-cell table:number-columns-repeated="3"/>
          <table:table-cell office:value-type="float" office:value="0.446499999999984">
            <text:p>0.4465</text:p>
          </table:table-cell>
          <table:table-cell table:formula="of:=[.$B$13]*EXP(-(([.$D303]-[.$B$10])^2)/(2*[.B$5]))" office:value-type="float" office:value="86.4722314546155">
            <text:p>86.4722314546</text:p>
          </table:table-cell>
          <table:table-cell table:formula="of:=[.$B$13]*EXP(-(([.$D303]-[.$B$10])^2)/(2*[.C$5]))" office:value-type="float" office:value="83.6896737400217">
            <text:p>83.68967374</text:p>
          </table:table-cell>
          <table:table-cell table:formula="of:=[.$B$13]*EXP(-(([.$D303]-[.$B$10])^2)/(2*[.D$5]))" office:value-type="float" office:value="77.4103603826037">
            <text:p>77.4103603826</text:p>
          </table:table-cell>
          <table:table-cell table:formula="of:=[.$B$13]*EXP(-(([.$D303]-[.$B$10])^2)/(2*[.E$5]))" office:value-type="float" office:value="57.9928266417043">
            <text:p>57.9928266417</text:p>
          </table:table-cell>
          <table:table-cell table:formula="of:=[.$B$13]*EXP(-(([.$D303]-[.$B$10])^2)/(2*[.F$5]))" office:value-type="float" office:value="11.5324180837134">
            <text:p>11.5324180837</text:p>
          </table:table-cell>
          <table:table-cell table:formula="of:=[.$B$13]*EXP(-(([.$D303]-[.$B$10])^2)/(2*[.G$5]))" office:value-type="float" office:value="0.0000261350088854571">
            <text:p>0.000026135</text:p>
          </table:table-cell>
        </table:table-row>
        <table:table-row table:style-name="ro1">
          <table:table-cell table:number-columns-repeated="3"/>
          <table:table-cell office:value-type="float" office:value="0.446999999999984">
            <text:p>0.447</text:p>
          </table:table-cell>
          <table:table-cell table:formula="of:=[.$B$13]*EXP(-(([.$D304]-[.$B$10])^2)/(2*[.B$5]))" office:value-type="float" office:value="86.7063747052615">
            <text:p>86.7063747053</text:p>
          </table:table-cell>
          <table:table-cell table:formula="of:=[.$B$13]*EXP(-(([.$D304]-[.$B$10])^2)/(2*[.C$5]))" office:value-type="float" office:value="83.9673614166558">
            <text:p>83.9673614167</text:p>
          </table:table-cell>
          <table:table-cell table:formula="of:=[.$B$13]*EXP(-(([.$D304]-[.$B$10])^2)/(2*[.D$5]))" office:value-type="float" office:value="77.7799927425941">
            <text:p>77.7799927426</text:p>
          </table:table-cell>
          <table:table-cell table:formula="of:=[.$B$13]*EXP(-(([.$D304]-[.$B$10])^2)/(2*[.E$5]))" office:value-type="float" office:value="58.5836626402549">
            <text:p>58.5836626403</text:p>
          </table:table-cell>
          <table:table-cell table:formula="of:=[.$B$13]*EXP(-(([.$D304]-[.$B$10])^2)/(2*[.F$5]))" office:value-type="float" office:value="12.005289616365">
            <text:p>12.0052896164</text:p>
          </table:table-cell>
          <table:table-cell table:formula="of:=[.$B$13]*EXP(-(([.$D304]-[.$B$10])^2)/(2*[.G$5]))" office:value-type="float" office:value="0.0000346489640225216">
            <text:p>0.000034649</text:p>
          </table:table-cell>
        </table:table-row>
        <table:table-row table:style-name="ro1">
          <table:table-cell table:number-columns-repeated="3"/>
          <table:table-cell office:value-type="float" office:value="0.447499999999984">
            <text:p>0.4475</text:p>
          </table:table-cell>
          <table:table-cell table:formula="of:=[.$B$13]*EXP(-(([.$D305]-[.$B$10])^2)/(2*[.B$5]))" office:value-type="float" office:value="86.9389445170137">
            <text:p>86.938944517</text:p>
          </table:table-cell>
          <table:table-cell table:formula="of:=[.$B$13]*EXP(-(([.$D305]-[.$B$10])^2)/(2*[.C$5]))" office:value-type="float" office:value="84.2433501366233">
            <text:p>84.2433501366</text:p>
          </table:table-cell>
          <table:table-cell table:formula="of:=[.$B$13]*EXP(-(([.$D305]-[.$B$10])^2)/(2*[.D$5]))" office:value-type="float" office:value="78.1478945535331">
            <text:p>78.1478945535</text:p>
          </table:table-cell>
          <table:table-cell table:formula="of:=[.$B$13]*EXP(-(([.$D305]-[.$B$10])^2)/(2*[.E$5]))" office:value-type="float" office:value="59.174885666922">
            <text:p>59.1748856669</text:p>
          </table:table-cell>
          <table:table-cell table:formula="of:=[.$B$13]*EXP(-(([.$D305]-[.$B$10])^2)/(2*[.F$5]))" office:value-type="float" office:value="12.4928358468948">
            <text:p>12.4928358469</text:p>
          </table:table-cell>
          <table:table-cell table:formula="of:=[.$B$13]*EXP(-(([.$D305]-[.$B$10])^2)/(2*[.G$5]))" office:value-type="float" office:value="0.000045815024750415">
            <text:p>0.000045815</text:p>
          </table:table-cell>
        </table:table-row>
        <table:table-row table:style-name="ro1">
          <table:table-cell table:number-columns-repeated="3"/>
          <table:table-cell office:value-type="float" office:value="0.447999999999984">
            <text:p>0.448</text:p>
          </table:table-cell>
          <table:table-cell table:formula="of:=[.$B$13]*EXP(-(([.$D306]-[.$B$10])^2)/(2*[.B$5]))" office:value-type="float" office:value="87.1699248437563">
            <text:p>87.1699248438</text:p>
          </table:table-cell>
          <table:table-cell table:formula="of:=[.$B$13]*EXP(-(([.$D306]-[.$B$10])^2)/(2*[.C$5]))" office:value-type="float" office:value="84.517617119067">
            <text:p>84.5176171191</text:p>
          </table:table-cell>
          <table:table-cell table:formula="of:=[.$B$13]*EXP(-(([.$D306]-[.$B$10])^2)/(2*[.D$5]))" office:value-type="float" office:value="78.5140246412162">
            <text:p>78.5140246412</text:p>
          </table:table-cell>
          <table:table-cell table:formula="of:=[.$B$13]*EXP(-(([.$D306]-[.$B$10])^2)/(2*[.E$5]))" office:value-type="float" office:value="59.7663865213024">
            <text:p>59.7663865213</text:p>
          </table:table-cell>
          <table:table-cell table:formula="of:=[.$B$13]*EXP(-(([.$D306]-[.$B$10])^2)/(2*[.F$5]))" office:value-type="float" office:value="12.9952773999218">
            <text:p>12.9952773999</text:p>
          </table:table-cell>
          <table:table-cell table:formula="of:=[.$B$13]*EXP(-(([.$D306]-[.$B$10])^2)/(2*[.G$5]))" office:value-type="float" office:value="0.0000604192968100797">
            <text:p>6.04192968100797E-005</text:p>
          </table:table-cell>
        </table:table-row>
        <table:table-row table:style-name="ro1">
          <table:table-cell table:number-columns-repeated="3"/>
          <table:table-cell office:value-type="float" office:value="0.448499999999984">
            <text:p>0.4485</text:p>
          </table:table-cell>
          <table:table-cell table:formula="of:=[.$B$13]*EXP(-(([.$D307]-[.$B$10])^2)/(2*[.B$5]))" office:value-type="float" office:value="87.3992997177708">
            <text:p>87.3992997178</text:p>
          </table:table-cell>
          <table:table-cell table:formula="of:=[.$B$13]*EXP(-(([.$D307]-[.$B$10])^2)/(2*[.C$5]))" office:value-type="float" office:value="84.7901396695267">
            <text:p>84.7901396695</text:p>
          </table:table-cell>
          <table:table-cell table:formula="of:=[.$B$13]*EXP(-(([.$D307]-[.$B$10])^2)/(2*[.D$5]))" office:value-type="float" office:value="78.8783418759049">
            <text:p>78.8783418759</text:p>
          </table:table-cell>
          <table:table-cell table:formula="of:=[.$B$13]*EXP(-(([.$D307]-[.$B$10])^2)/(2*[.E$5]))" office:value-type="float" office:value="60.3580548265004">
            <text:p>60.3580548265</text:p>
          </table:table-cell>
          <table:table-cell table:formula="of:=[.$B$13]*EXP(-(([.$D307]-[.$B$10])^2)/(2*[.F$5]))" office:value-type="float" office:value="13.5128266197995">
            <text:p>13.5128266198</text:p>
          </table:table-cell>
          <table:table-cell table:formula="of:=[.$B$13]*EXP(-(([.$D307]-[.$B$10])^2)/(2*[.G$5]))" office:value-type="float" office:value="0.0000794682184259412">
            <text:p>7.94682184259412E-005</text:p>
          </table:table-cell>
        </table:table-row>
        <table:table-row table:style-name="ro1">
          <table:table-cell table:number-columns-repeated="3"/>
          <table:table-cell office:value-type="float" office:value="0.448999999999984">
            <text:p>0.449</text:p>
          </table:table-cell>
          <table:table-cell table:formula="of:=[.$B$13]*EXP(-(([.$D308]-[.$B$10])^2)/(2*[.B$5]))" office:value-type="float" office:value="87.6270532515671">
            <text:p>87.6270532516</text:p>
          </table:table-cell>
          <table:table-cell table:formula="of:=[.$B$13]*EXP(-(([.$D308]-[.$B$10])^2)/(2*[.C$5]))" office:value-type="float" office:value="85.0608951830483">
            <text:p>85.060895183</text:p>
          </table:table-cell>
          <table:table-cell table:formula="of:=[.$B$13]*EXP(-(([.$D308]-[.$B$10])^2)/(2*[.D$5]))" office:value-type="float" office:value="79.2408051799102">
            <text:p>79.2408051799</text:p>
          </table:table-cell>
          <table:table-cell table:formula="of:=[.$B$13]*EXP(-(([.$D308]-[.$B$10])^2)/(2*[.E$5]))" office:value-type="float" office:value="60.9497790595974">
            <text:p>60.9497790596</text:p>
          </table:table-cell>
          <table:table-cell table:formula="of:=[.$B$13]*EXP(-(([.$D308]-[.$B$10])^2)/(2*[.F$5]))" office:value-type="float" office:value="14.0456869108381">
            <text:p>14.0456869108</text:p>
          </table:table-cell>
          <table:table-cell table:formula="of:=[.$B$13]*EXP(-(([.$D308]-[.$B$10])^2)/(2*[.G$5]))" office:value-type="float" office:value="0.000104246469726806">
            <text:p>0.0001042465</text:p>
          </table:table-cell>
        </table:table-row>
        <table:table-row table:style-name="ro1">
          <table:table-cell table:number-columns-repeated="3"/>
          <table:table-cell office:value-type="float" office:value="0.449499999999984">
            <text:p>0.4495</text:p>
          </table:table-cell>
          <table:table-cell table:formula="of:=[.$B$13]*EXP(-(([.$D309]-[.$B$10])^2)/(2*[.B$5]))" office:value-type="float" office:value="87.8531696397112">
            <text:p>87.8531696397</text:p>
          </table:table-cell>
          <table:table-cell table:formula="of:=[.$B$13]*EXP(-(([.$D309]-[.$B$10])^2)/(2*[.C$5]))" office:value-type="float" office:value="85.3298611472894">
            <text:p>85.3298611473</text:p>
          </table:table-cell>
          <table:table-cell table:formula="of:=[.$B$13]*EXP(-(([.$D309]-[.$B$10])^2)/(2*[.D$5]))" office:value-type="float" office:value="79.6013735352009">
            <text:p>79.6013735352</text:p>
          </table:table-cell>
          <table:table-cell table:formula="of:=[.$B$13]*EXP(-(([.$D309]-[.$B$10])^2)/(2*[.E$5]))" office:value-type="float" office:value="61.5414465829722">
            <text:p>61.541446583</text:p>
          </table:table-cell>
          <table:table-cell table:formula="of:=[.$B$13]*EXP(-(([.$D309]-[.$B$10])^2)/(2*[.F$5]))" office:value-type="float" office:value="14.5940520683201">
            <text:p>14.5940520683</text:p>
          </table:table-cell>
          <table:table-cell table:formula="of:=[.$B$13]*EXP(-(([.$D309]-[.$B$10])^2)/(2*[.G$5]))" office:value-type="float" office:value="0.000136388987689366">
            <text:p>0.000136389</text:p>
          </table:table-cell>
        </table:table-row>
        <table:table-row table:style-name="ro1">
          <table:table-cell table:number-columns-repeated="3"/>
          <table:table-cell office:value-type="float" office:value="0.449999999999984">
            <text:p>0.45</text:p>
          </table:table-cell>
          <table:table-cell table:formula="of:=[.$B$13]*EXP(-(([.$D310]-[.$B$10])^2)/(2*[.B$5]))" office:value-type="float" office:value="88.0776331606458">
            <text:p>88.0776331606</text:p>
          </table:table-cell>
          <table:table-cell table:formula="of:=[.$B$13]*EXP(-(([.$D310]-[.$B$10])^2)/(2*[.C$5]))" office:value-type="float" office:value="85.5970151456204">
            <text:p>85.5970151456</text:p>
          </table:table-cell>
          <table:table-cell table:formula="of:=[.$B$13]*EXP(-(([.$D310]-[.$B$10])^2)/(2*[.D$5]))" office:value-type="float" office:value="79.9600059910323">
            <text:p>79.960005991</text:p>
          </table:table-cell>
          <table:table-cell table:formula="of:=[.$B$13]*EXP(-(([.$D310]-[.$B$10])^2)/(2*[.E$5]))" office:value-type="float" office:value="62.1329436764628">
            <text:p>62.1329436765</text:p>
          </table:table-cell>
          <table:table-cell table:formula="of:=[.$B$13]*EXP(-(([.$D310]-[.$B$10])^2)/(2*[.F$5]))" office:value-type="float" office:value="15.1581056014888">
            <text:p>15.1581056015</text:p>
          </table:table-cell>
          <table:table-cell table:formula="of:=[.$B$13]*EXP(-(([.$D310]-[.$B$10])^2)/(2*[.G$5]))" office:value-type="float" office:value="0.000177970214850173">
            <text:p>0.0001779702</text:p>
          </table:table-cell>
        </table:table-row>
        <table:table-row table:style-name="ro1">
          <table:table-cell table:number-columns-repeated="3"/>
          <table:table-cell office:value-type="float" office:value="0.450499999999984">
            <text:p>0.4505</text:p>
          </table:table-cell>
          <table:table-cell table:formula="of:=[.$B$13]*EXP(-(([.$D311]-[.$B$10])^2)/(2*[.B$5]))" office:value-type="float" office:value="88.3004281785056">
            <text:p>88.3004281785</text:p>
          </table:table-cell>
          <table:table-cell table:formula="of:=[.$B$13]*EXP(-(([.$D311]-[.$B$10])^2)/(2*[.C$5]))" office:value-type="float" office:value="85.8623348602202">
            <text:p>85.8623348602</text:p>
          </table:table-cell>
          <table:table-cell table:formula="of:=[.$B$13]*EXP(-(([.$D311]-[.$B$10])^2)/(2*[.D$5]))" office:value-type="float" office:value="80.3166616715964">
            <text:p>80.3166616716</text:p>
          </table:table-cell>
          <table:table-cell table:formula="of:=[.$B$13]*EXP(-(([.$D311]-[.$B$10])^2)/(2*[.E$5]))" office:value-type="float" office:value="62.7241555703596">
            <text:p>62.7241555704</text:p>
          </table:table-cell>
          <table:table-cell table:formula="of:=[.$B$13]*EXP(-(([.$D311]-[.$B$10])^2)/(2*[.F$5]))" office:value-type="float" office:value="15.7380200497526">
            <text:p>15.7380200498</text:p>
          </table:table-cell>
          <table:table-cell table:formula="of:=[.$B$13]*EXP(-(([.$D311]-[.$B$10])^2)/(2*[.G$5]))" office:value-type="float" office:value="0.000231614323197024">
            <text:p>0.0002316143</text:p>
          </table:table-cell>
        </table:table-row>
        <table:table-row table:style-name="ro1">
          <table:table-cell table:number-columns-repeated="3"/>
          <table:table-cell office:value-type="float" office:value="0.450999999999983">
            <text:p>0.451</text:p>
          </table:table-cell>
          <table:table-cell table:formula="of:=[.$B$13]*EXP(-(([.$D312]-[.$B$10])^2)/(2*[.B$5]))" office:value-type="float" office:value="88.5215391449255">
            <text:p>88.5215391449</text:p>
          </table:table-cell>
          <table:table-cell table:formula="of:=[.$B$13]*EXP(-(([.$D312]-[.$B$10])^2)/(2*[.C$5]))" office:value-type="float" office:value="86.1257980751665">
            <text:p>86.1257980752</text:p>
          </table:table-cell>
          <table:table-cell table:formula="of:=[.$B$13]*EXP(-(([.$D312]-[.$B$10])^2)/(2*[.D$5]))" office:value-type="float" office:value="80.6712997836875">
            <text:p>80.6712997837</text:p>
          </table:table-cell>
          <table:table-cell table:formula="of:=[.$B$13]*EXP(-(([.$D312]-[.$B$10])^2)/(2*[.E$5]))" office:value-type="float" office:value="63.3149664792183">
            <text:p>63.3149664792</text:p>
          </table:table-cell>
          <table:table-cell table:formula="of:=[.$B$13]*EXP(-(([.$D312]-[.$B$10])^2)/(2*[.F$5]))" office:value-type="float" office:value="16.3339562934199">
            <text:p>16.3339562934</text:p>
          </table:table-cell>
          <table:table-cell table:formula="of:=[.$B$13]*EXP(-(([.$D312]-[.$B$10])^2)/(2*[.G$5]))" office:value-type="float" office:value="0.000300630867929572">
            <text:p>0.0003006309</text:p>
          </table:table-cell>
        </table:table-row>
        <table:table-row table:style-name="ro1">
          <table:table-cell table:number-columns-repeated="3"/>
          <table:table-cell office:value-type="float" office:value="0.451499999999983">
            <text:p>0.4515</text:p>
          </table:table-cell>
          <table:table-cell table:formula="of:=[.$B$13]*EXP(-(([.$D313]-[.$B$10])^2)/(2*[.B$5]))" office:value-type="float" office:value="88.7409506008453">
            <text:p>88.7409506008</text:p>
          </table:table-cell>
          <table:table-cell table:formula="of:=[.$B$13]*EXP(-(([.$D313]-[.$B$10])^2)/(2*[.C$5]))" office:value-type="float" office:value="86.3873826795214">
            <text:p>86.3873826795</text:p>
          </table:table-cell>
          <table:table-cell table:formula="of:=[.$B$13]*EXP(-(([.$D313]-[.$B$10])^2)/(2*[.D$5]))" office:value-type="float" office:value="81.0238796243886">
            <text:p>81.0238796244</text:p>
          </table:table-cell>
          <table:table-cell table:formula="of:=[.$B$13]*EXP(-(([.$D313]-[.$B$10])^2)/(2*[.E$5]))" office:value-type="float" office:value="63.905259636487">
            <text:p>63.9052596365</text:p>
          </table:table-cell>
          <table:table-cell table:formula="of:=[.$B$13]*EXP(-(([.$D313]-[.$B$10])^2)/(2*[.F$5]))" office:value-type="float" office:value="16.9460628603468">
            <text:p>16.9460628603</text:p>
          </table:table-cell>
          <table:table-cell table:formula="of:=[.$B$13]*EXP(-(([.$D313]-[.$B$10])^2)/(2*[.G$5]))" office:value-type="float" office:value="0.000389181150717137">
            <text:p>0.0003891812</text:p>
          </table:table-cell>
        </table:table-row>
        <table:table-row table:style-name="ro1">
          <table:table-cell table:number-columns-repeated="3"/>
          <table:table-cell office:value-type="float" office:value="0.451999999999983">
            <text:p>0.452</text:p>
          </table:table-cell>
          <table:table-cell table:formula="of:=[.$B$13]*EXP(-(([.$D314]-[.$B$10])^2)/(2*[.B$5]))" office:value-type="float" office:value="88.9586471783024">
            <text:p>88.9586471783</text:p>
          </table:table-cell>
          <table:table-cell table:formula="of:=[.$B$13]*EXP(-(([.$D314]-[.$B$10])^2)/(2*[.C$5]))" office:value-type="float" office:value="86.6470666704057">
            <text:p>86.6470666704</text:p>
          </table:table-cell>
          <table:table-cell table:formula="of:=[.$B$13]*EXP(-(([.$D314]-[.$B$10])^2)/(2*[.D$5]))" office:value-type="float" office:value="81.3743605887635">
            <text:p>81.3743605888</text:p>
          </table:table-cell>
          <table:table-cell table:formula="of:=[.$B$13]*EXP(-(([.$D314]-[.$B$10])^2)/(2*[.E$5]))" office:value-type="float" office:value="64.4949173299194">
            <text:p>64.4949173299</text:p>
          </table:table-cell>
          <table:table-cell table:formula="of:=[.$B$13]*EXP(-(([.$D314]-[.$B$10])^2)/(2*[.F$5]))" office:value-type="float" office:value="17.5744752299247">
            <text:p>17.5744752299</text:p>
          </table:table-cell>
          <table:table-cell table:formula="of:=[.$B$13]*EXP(-(([.$D314]-[.$B$10])^2)/(2*[.G$5]))" office:value-type="float" office:value="0.00050248152039338">
            <text:p>0.0005024815</text:p>
          </table:table-cell>
        </table:table-row>
        <table:table-row table:style-name="ro1">
          <table:table-cell table:number-columns-repeated="3"/>
          <table:table-cell office:value-type="float" office:value="0.452499999999983">
            <text:p>0.4525</text:p>
          </table:table-cell>
          <table:table-cell table:formula="of:=[.$B$13]*EXP(-(([.$D315]-[.$B$10])^2)/(2*[.B$5]))" office:value-type="float" office:value="89.1746136022218">
            <text:p>89.1746136022</text:p>
          </table:table-cell>
          <table:table-cell table:formula="of:=[.$B$13]*EXP(-(([.$D315]-[.$B$10])^2)/(2*[.C$5]))" office:value-type="float" office:value="86.9048281560712">
            <text:p>86.9048281561</text:p>
          </table:table-cell>
          <table:table-cell table:formula="of:=[.$B$13]*EXP(-(([.$D315]-[.$B$10])^2)/(2*[.D$5]))" office:value-type="float" office:value="81.7227021775686">
            <text:p>81.7227021776</text:p>
          </table:table-cell>
          <table:table-cell table:formula="of:=[.$B$13]*EXP(-(([.$D315]-[.$B$10])^2)/(2*[.E$5]))" office:value-type="float" office:value="65.0838209377824">
            <text:p>65.0838209378</text:p>
          </table:table-cell>
          <table:table-cell table:formula="of:=[.$B$13]*EXP(-(([.$D315]-[.$B$10])^2)/(2*[.F$5]))" office:value-type="float" office:value="18.2193151359346">
            <text:p>18.2193151359</text:p>
          </table:table-cell>
          <table:table-cell table:formula="of:=[.$B$13]*EXP(-(([.$D315]-[.$B$10])^2)/(2*[.G$5]))" office:value-type="float" office:value="0.000647050922283734">
            <text:p>0.0006470509</text:p>
          </table:table-cell>
        </table:table-row>
        <table:table-row table:style-name="ro1">
          <table:table-cell table:number-columns-repeated="3"/>
          <table:table-cell office:value-type="float" office:value="0.452999999999983">
            <text:p>0.453</text:p>
          </table:table-cell>
          <table:table-cell table:formula="of:=[.$B$13]*EXP(-(([.$D316]-[.$B$10])^2)/(2*[.B$5]))" office:value-type="float" office:value="89.3888346921973">
            <text:p>89.3888346922</text:p>
          </table:table-cell>
          <table:table-cell table:formula="of:=[.$B$13]*EXP(-(([.$D316]-[.$B$10])^2)/(2*[.C$5]))" office:value-type="float" office:value="87.1606453589611">
            <text:p>87.160645359</text:p>
          </table:table-cell>
          <table:table-cell table:formula="of:=[.$B$13]*EXP(-(([.$D316]-[.$B$10])^2)/(2*[.D$5]))" office:value-type="float" office:value="82.0688640049708">
            <text:p>82.068864005</text:p>
          </table:table-cell>
          <table:table-cell table:formula="of:=[.$B$13]*EXP(-(([.$D316]-[.$B$10])^2)/(2*[.E$5]))" office:value-type="float" office:value="65.6718509658301">
            <text:p>65.6718509658</text:p>
          </table:table-cell>
          <table:table-cell table:formula="of:=[.$B$13]*EXP(-(([.$D316]-[.$B$10])^2)/(2*[.F$5]))" office:value-type="float" office:value="18.8806898698154">
            <text:p>18.8806898698</text:p>
          </table:table-cell>
          <table:table-cell table:formula="of:=[.$B$13]*EXP(-(([.$D316]-[.$B$10])^2)/(2*[.G$5]))" office:value-type="float" office:value="0.000831011236511853">
            <text:p>0.0008310112</text:p>
          </table:table-cell>
        </table:table-row>
        <table:table-row table:style-name="ro1">
          <table:table-cell table:number-columns-repeated="3"/>
          <table:table-cell office:value-type="float" office:value="0.453499999999983">
            <text:p>0.4535</text:p>
          </table:table-cell>
          <table:table-cell table:formula="of:=[.$B$13]*EXP(-(([.$D317]-[.$B$10])^2)/(2*[.B$5]))" office:value-type="float" office:value="89.6012953642644">
            <text:p>89.6012953643</text:p>
          </table:table-cell>
          <table:table-cell table:formula="of:=[.$B$13]*EXP(-(([.$D317]-[.$B$10])^2)/(2*[.C$5]))" office:value-type="float" office:value="87.4144966187641">
            <text:p>87.4144966188</text:p>
          </table:table-cell>
          <table:table-cell table:formula="of:=[.$B$13]*EXP(-(([.$D317]-[.$B$10])^2)/(2*[.D$5]))" office:value-type="float" office:value="82.4128058062735">
            <text:p>82.4128058063</text:p>
          </table:table-cell>
          <table:table-cell table:formula="of:=[.$B$13]*EXP(-(([.$D317]-[.$B$10])^2)/(2*[.E$5]))" office:value-type="float" office:value="66.2588870850335">
            <text:p>66.258887085</text:p>
          </table:table-cell>
          <table:table-cell table:formula="of:=[.$B$13]*EXP(-(([.$D317]-[.$B$10])^2)/(2*[.F$5]))" office:value-type="float" office:value="19.5586915859733">
            <text:p>19.558691586</text:p>
          </table:table-cell>
          <table:table-cell table:formula="of:=[.$B$13]*EXP(-(([.$D317]-[.$B$10])^2)/(2*[.G$5]))" office:value-type="float" office:value="0.00106445033052717">
            <text:p>0.0010644503</text:p>
          </table:table-cell>
        </table:table-row>
        <table:table-row table:style-name="ro1">
          <table:table-cell table:number-columns-repeated="3"/>
          <table:table-cell office:value-type="float" office:value="0.453999999999983">
            <text:p>0.454</text:p>
          </table:table-cell>
          <table:table-cell table:formula="of:=[.$B$13]*EXP(-(([.$D318]-[.$B$10])^2)/(2*[.B$5]))" office:value-type="float" office:value="89.8119806326659">
            <text:p>89.8119806327</text:p>
          </table:table-cell>
          <table:table-cell table:formula="of:=[.$B$13]*EXP(-(([.$D318]-[.$B$10])^2)/(2*[.C$5]))" office:value-type="float" office:value="87.6663603954574">
            <text:p>87.6663603955</text:p>
          </table:table-cell>
          <table:table-cell table:formula="of:=[.$B$13]*EXP(-(([.$D318]-[.$B$10])^2)/(2*[.D$5]))" office:value-type="float" office:value="82.7544874456487">
            <text:p>82.7544874456</text:p>
          </table:table-cell>
          <table:table-cell table:formula="of:=[.$B$13]*EXP(-(([.$D318]-[.$B$10])^2)/(2*[.E$5]))" office:value-type="float" office:value="66.8448081700538">
            <text:p>66.8448081701</text:p>
          </table:table-cell>
          <table:table-cell table:formula="of:=[.$B$13]*EXP(-(([.$D318]-[.$B$10])^2)/(2*[.F$5]))" office:value-type="float" office:value="20.2533966108084">
            <text:p>20.2533966108</text:p>
          </table:table-cell>
          <table:table-cell table:formula="of:=[.$B$13]*EXP(-(([.$D318]-[.$B$10])^2)/(2*[.G$5]))" office:value-type="float" office:value="0.00135985929976837">
            <text:p>0.0013598593</text:p>
          </table:table-cell>
        </table:table-row>
        <table:table-row table:style-name="ro1">
          <table:table-cell table:number-columns-repeated="3"/>
          <table:table-cell office:value-type="float" office:value="0.454499999999983">
            <text:p>0.4545</text:p>
          </table:table-cell>
          <table:table-cell table:formula="of:=[.$B$13]*EXP(-(([.$D319]-[.$B$10])^2)/(2*[.B$5]))" office:value-type="float" office:value="90.0208756116093">
            <text:p>90.0208756116</text:p>
          </table:table-cell>
          <table:table-cell table:formula="of:=[.$B$13]*EXP(-(([.$D319]-[.$B$10])^2)/(2*[.C$5]))" office:value-type="float" office:value="87.9162152723415">
            <text:p>87.9162152723</text:p>
          </table:table-cell>
          <table:table-cell table:formula="of:=[.$B$13]*EXP(-(([.$D319]-[.$B$10])^2)/(2*[.D$5]))" office:value-type="float" office:value="83.0938689238732">
            <text:p>83.0938689239</text:p>
          </table:table-cell>
          <table:table-cell table:formula="of:=[.$B$13]*EXP(-(([.$D319]-[.$B$10])^2)/(2*[.E$5]))" office:value-type="float" office:value="67.4294923384407">
            <text:p>67.4294923384</text:p>
          </table:table-cell>
          <table:table-cell table:formula="of:=[.$B$13]*EXP(-(([.$D319]-[.$B$10])^2)/(2*[.F$5]))" office:value-type="float" office:value="20.9648647571841">
            <text:p>20.9648647572</text:p>
          </table:table-cell>
          <table:table-cell table:formula="of:=[.$B$13]*EXP(-(([.$D319]-[.$B$10])^2)/(2*[.G$5]))" office:value-type="float" office:value="0.00173265708829252">
            <text:p>0.0017326571</text:p>
          </table:table-cell>
        </table:table-row>
        <table:table-row table:style-name="ro1">
          <table:table-cell table:number-columns-repeated="3"/>
          <table:table-cell office:value-type="float" office:value="0.454999999999983">
            <text:p>0.455</text:p>
          </table:table-cell>
          <table:table-cell table:formula="of:=[.$B$13]*EXP(-(([.$D320]-[.$B$10])^2)/(2*[.B$5]))" office:value-type="float" office:value="90.2279655170151">
            <text:p>90.227965517</text:p>
          </table:table-cell>
          <table:table-cell table:formula="of:=[.$B$13]*EXP(-(([.$D320]-[.$B$10])^2)/(2*[.C$5]))" office:value-type="float" office:value="88.1640399590636">
            <text:p>88.1640399591</text:p>
          </table:table-cell>
          <table:table-cell table:formula="of:=[.$B$13]*EXP(-(([.$D320]-[.$B$10])^2)/(2*[.D$5]))" office:value-type="float" office:value="83.4309103860655">
            <text:p>83.4309103861</text:p>
          </table:table-cell>
          <table:table-cell table:formula="of:=[.$B$13]*EXP(-(([.$D320]-[.$B$10])^2)/(2*[.E$5]))" office:value-type="float" office:value="68.0128169905417">
            <text:p>68.0128169905</text:p>
          </table:table-cell>
          <table:table-cell table:formula="of:=[.$B$13]*EXP(-(([.$D320]-[.$B$10])^2)/(2*[.F$5]))" office:value-type="float" office:value="21.6931386461138">
            <text:p>21.6931386461</text:p>
          </table:table-cell>
          <table:table-cell table:formula="of:=[.$B$13]*EXP(-(([.$D320]-[.$B$10])^2)/(2*[.G$5]))" office:value-type="float" office:value="0.00220181757031026">
            <text:p>0.0022018176</text:p>
          </table:table-cell>
        </table:table-row>
        <table:table-row table:style-name="ro1">
          <table:table-cell table:number-columns-repeated="3"/>
          <table:table-cell office:value-type="float" office:value="0.455499999999983">
            <text:p>0.4555</text:p>
          </table:table-cell>
          <table:table-cell table:formula="of:=[.$B$13]*EXP(-(([.$D321]-[.$B$10])^2)/(2*[.B$5]))" office:value-type="float" office:value="90.4332356682568">
            <text:p>90.4332356683</text:p>
          </table:table-cell>
          <table:table-cell table:formula="of:=[.$B$13]*EXP(-(([.$D321]-[.$B$10])^2)/(2*[.C$5]))" office:value-type="float" office:value="88.4098132946301">
            <text:p>88.4098132946</text:p>
          </table:table-cell>
          <table:table-cell table:formula="of:=[.$B$13]*EXP(-(([.$D321]-[.$B$10])^2)/(2*[.D$5]))" office:value-type="float" office:value="83.7655721294227">
            <text:p>83.7655721294</text:p>
          </table:table-cell>
          <table:table-cell table:formula="of:=[.$B$13]*EXP(-(([.$D321]-[.$B$10])^2)/(2*[.E$5]))" office:value-type="float" office:value="68.594658850105">
            <text:p>68.5946588501</text:p>
          </table:table-cell>
          <table:table-cell table:formula="of:=[.$B$13]*EXP(-(([.$D321]-[.$B$10])^2)/(2*[.F$5]))" office:value-type="float" office:value="22.438243037485">
            <text:p>22.4382430375</text:p>
          </table:table-cell>
          <table:table-cell table:formula="of:=[.$B$13]*EXP(-(([.$D321]-[.$B$10])^2)/(2*[.G$5]))" office:value-type="float" office:value="0.00279061623125746">
            <text:p>0.0027906162</text:p>
          </table:table-cell>
        </table:table-row>
        <table:table-row table:style-name="ro1">
          <table:table-cell table:number-columns-repeated="3"/>
          <table:table-cell office:value-type="float" office:value="0.455999999999983">
            <text:p>0.456</text:p>
          </table:table-cell>
          <table:table-cell table:formula="of:=[.$B$13]*EXP(-(([.$D322]-[.$B$10])^2)/(2*[.B$5]))" office:value-type="float" office:value="90.6366714898912">
            <text:p>90.6366714899</text:p>
          </table:table-cell>
          <table:table-cell table:formula="of:=[.$B$13]*EXP(-(([.$D322]-[.$B$10])^2)/(2*[.C$5]))" office:value-type="float" office:value="88.6535142504079">
            <text:p>88.6535142504</text:p>
          </table:table-cell>
          <table:table-cell table:formula="of:=[.$B$13]*EXP(-(([.$D322]-[.$B$10])^2)/(2*[.D$5]))" office:value-type="float" office:value="84.0978146109556">
            <text:p>84.097814611</text:p>
          </table:table-cell>
          <table:table-cell table:formula="of:=[.$B$13]*EXP(-(([.$D322]-[.$B$10])^2)/(2*[.E$5]))" office:value-type="float" office:value="69.1748940055589">
            <text:p>69.1748940056</text:p>
          </table:table-cell>
          <table:table-cell table:formula="of:=[.$B$13]*EXP(-(([.$D322]-[.$B$10])^2)/(2*[.F$5]))" office:value-type="float" office:value="23.2001841716763">
            <text:p>23.2001841717</text:p>
          </table:table-cell>
          <table:table-cell table:formula="of:=[.$B$13]*EXP(-(([.$D322]-[.$B$10])^2)/(2*[.G$5]))" office:value-type="float" office:value="0.00352751580491341">
            <text:p>0.0035275158</text:p>
          </table:table-cell>
        </table:table-row>
        <table:table-row table:style-name="ro1">
          <table:table-cell table:number-columns-repeated="3"/>
          <table:table-cell office:value-type="float" office:value="0.456499999999983">
            <text:p>0.4565</text:p>
          </table:table-cell>
          <table:table-cell table:formula="of:=[.$B$13]*EXP(-(([.$D323]-[.$B$10])^2)/(2*[.B$5]))" office:value-type="float" office:value="90.8382585133803">
            <text:p>90.8382585134</text:p>
          </table:table-cell>
          <table:table-cell table:formula="of:=[.$B$13]*EXP(-(([.$D323]-[.$B$10])^2)/(2*[.C$5]))" office:value-type="float" office:value="88.8951219331131">
            <text:p>88.8951219331</text:p>
          </table:table-cell>
          <table:table-cell table:formula="of:=[.$B$13]*EXP(-(([.$D323]-[.$B$10])^2)/(2*[.D$5]))" office:value-type="float" office:value="84.4275984552177">
            <text:p>84.4275984552</text:p>
          </table:table-cell>
          <table:table-cell table:formula="of:=[.$B$13]*EXP(-(([.$D323]-[.$B$10])^2)/(2*[.E$5]))" office:value-type="float" office:value="69.7533979519505">
            <text:p>69.753397952</text:p>
          </table:table-cell>
          <table:table-cell table:formula="of:=[.$B$13]*EXP(-(([.$D323]-[.$B$10])^2)/(2*[.F$5]))" office:value-type="float" office:value="23.9789491239639">
            <text:p>23.978949124</text:p>
          </table:table-cell>
          <table:table-cell table:formula="of:=[.$B$13]*EXP(-(([.$D323]-[.$B$10])^2)/(2*[.G$5]))" office:value-type="float" office:value="0.00444721258565038">
            <text:p>0.0044472126</text:p>
          </table:table-cell>
        </table:table-row>
        <table:table-row table:style-name="ro1">
          <table:table-cell table:number-columns-repeated="3"/>
          <table:table-cell office:value-type="float" office:value="0.456999999999983">
            <text:p>0.457</text:p>
          </table:table-cell>
          <table:table-cell table:formula="of:=[.$B$13]*EXP(-(([.$D324]-[.$B$10])^2)/(2*[.B$5]))" office:value-type="float" office:value="91.0379823788022">
            <text:p>91.0379823788</text:p>
          </table:table-cell>
          <table:table-cell table:formula="of:=[.$B$13]*EXP(-(([.$D324]-[.$B$10])^2)/(2*[.C$5]))" office:value-type="float" office:value="89.1346155877872">
            <text:p>89.1346155878</text:p>
          </table:table-cell>
          <table:table-cell table:formula="of:=[.$B$13]*EXP(-(([.$D324]-[.$B$10])^2)/(2*[.D$5]))" office:value-type="float" office:value="84.7548844620287">
            <text:p>84.754884462</text:p>
          </table:table-cell>
          <table:table-cell table:formula="of:=[.$B$13]*EXP(-(([.$D324]-[.$B$10])^2)/(2*[.E$5]))" office:value-type="float" office:value="70.3300456335233">
            <text:p>70.3300456335</text:p>
          </table:table-cell>
          <table:table-cell table:formula="of:=[.$B$13]*EXP(-(([.$D324]-[.$B$10])^2)/(2*[.F$5]))" office:value-type="float" office:value="24.7745051736421">
            <text:p>24.7745051736</text:p>
          </table:table-cell>
          <table:table-cell table:formula="of:=[.$B$13]*EXP(-(([.$D324]-[.$B$10])^2)/(2*[.G$5]))" office:value-type="float" office:value="0.00559186761812285">
            <text:p>0.0055918676</text:p>
          </table:table-cell>
        </table:table-row>
        <table:table-row table:style-name="ro1">
          <table:table-cell table:number-columns-repeated="3"/>
          <table:table-cell office:value-type="float" office:value="0.457499999999983">
            <text:p>0.4575</text:p>
          </table:table-cell>
          <table:table-cell table:formula="of:=[.$B$13]*EXP(-(([.$D325]-[.$B$10])^2)/(2*[.B$5]))" office:value-type="float" office:value="91.235828836553">
            <text:p>91.2358288366</text:p>
          </table:table-cell>
          <table:table-cell table:formula="of:=[.$B$13]*EXP(-(([.$D325]-[.$B$10])^2)/(2*[.C$5]))" office:value-type="float" office:value="89.3719746007597">
            <text:p>89.3719746008</text:p>
          </table:table-cell>
          <table:table-cell table:formula="of:=[.$B$13]*EXP(-(([.$D325]-[.$B$10])^2)/(2*[.D$5]))" office:value-type="float" office:value="85.0796336141889">
            <text:p>85.0796336142</text:p>
          </table:table-cell>
          <table:table-cell table:formula="of:=[.$B$13]*EXP(-(([.$D325]-[.$B$10])^2)/(2*[.E$5]))" office:value-type="float" office:value="70.9047114869179">
            <text:p>70.9047114869</text:p>
          </table:table-cell>
          <table:table-cell table:formula="of:=[.$B$13]*EXP(-(([.$D325]-[.$B$10])^2)/(2*[.F$5]))" office:value-type="float" office:value="25.5867991898079">
            <text:p>25.5867991898</text:p>
          </table:table-cell>
          <table:table-cell table:formula="of:=[.$B$13]*EXP(-(([.$D325]-[.$B$10])^2)/(2*[.G$5]))" office:value-type="float" office:value="0.00701254953644472">
            <text:p>0.0070125495</text:p>
          </table:table-cell>
        </table:table-row>
        <table:table-row table:style-name="ro1">
          <table:table-cell table:number-columns-repeated="3"/>
          <table:table-cell office:value-type="float" office:value="0.457999999999983">
            <text:p>0.458</text:p>
          </table:table-cell>
          <table:table-cell table:formula="of:=[.$B$13]*EXP(-(([.$D326]-[.$B$10])^2)/(2*[.B$5]))" office:value-type="float" office:value="91.431783749038">
            <text:p>91.431783749</text:p>
          </table:table-cell>
          <table:table-cell table:formula="of:=[.$B$13]*EXP(-(([.$D326]-[.$B$10])^2)/(2*[.C$5]))" office:value-type="float" office:value="89.6071785025968">
            <text:p>89.6071785026</text:p>
          </table:table-cell>
          <table:table-cell table:formula="of:=[.$B$13]*EXP(-(([.$D326]-[.$B$10])^2)/(2*[.D$5]))" office:value-type="float" office:value="85.4018070851822">
            <text:p>85.4018070852</text:p>
          </table:table-cell>
          <table:table-cell table:formula="of:=[.$B$13]*EXP(-(([.$D326]-[.$B$10])^2)/(2*[.E$5]))" office:value-type="float" office:value="71.4772694849731">
            <text:p>71.477269485</text:p>
          </table:table-cell>
          <table:table-cell table:formula="of:=[.$B$13]*EXP(-(([.$D326]-[.$B$10])^2)/(2*[.F$5]))" office:value-type="float" office:value="26.4157570357838">
            <text:p>26.4157570358</text:p>
          </table:table-cell>
          <table:table-cell table:formula="of:=[.$B$13]*EXP(-(([.$D326]-[.$B$10])^2)/(2*[.G$5]))" office:value-type="float" office:value="0.00877091843534713">
            <text:p>0.0087709184</text:p>
          </table:table-cell>
        </table:table-row>
        <table:table-row table:style-name="ro1">
          <table:table-cell table:number-columns-repeated="3"/>
          <table:table-cell office:value-type="float" office:value="0.458499999999983">
            <text:p>0.4585</text:p>
          </table:table-cell>
          <table:table-cell table:formula="of:=[.$B$13]*EXP(-(([.$D327]-[.$B$10])^2)/(2*[.B$5]))" office:value-type="float" office:value="91.6258330923528">
            <text:p>91.6258330924</text:p>
          </table:table-cell>
          <table:table-cell table:formula="of:=[.$B$13]*EXP(-(([.$D327]-[.$B$10])^2)/(2*[.C$5]))" office:value-type="float" office:value="89.8402069710355">
            <text:p>89.840206971</text:p>
          </table:table-cell>
          <table:table-cell table:formula="of:=[.$B$13]*EXP(-(([.$D327]-[.$B$10])^2)/(2*[.D$5]))" office:value-type="float" office:value="85.7213662468667">
            <text:p>85.7213662469</text:p>
          </table:table-cell>
          <table:table-cell table:formula="of:=[.$B$13]*EXP(-(([.$D327]-[.$B$10])^2)/(2*[.E$5]))" office:value-type="float" office:value="72.0475931811091">
            <text:p>72.0475931811</text:p>
          </table:table-cell>
          <table:table-cell table:formula="of:=[.$B$13]*EXP(-(([.$D327]-[.$B$10])^2)/(2*[.F$5]))" office:value-type="float" office:value="27.2612829941665">
            <text:p>27.2612829942</text:p>
          </table:table-cell>
          <table:table-cell table:formula="of:=[.$B$13]*EXP(-(([.$D327]-[.$B$10])^2)/(2*[.G$5]))" office:value-type="float" office:value="0.0109411827478735">
            <text:p>0.0109411827</text:p>
          </table:table-cell>
        </table:table-row>
        <table:table-row table:style-name="ro1">
          <table:table-cell table:number-columns-repeated="3"/>
          <table:table-cell office:value-type="float" office:value="0.458999999999983">
            <text:p>0.459</text:p>
          </table:table-cell>
          <table:table-cell table:formula="of:=[.$B$13]*EXP(-(([.$D328]-[.$B$10])^2)/(2*[.B$5]))" office:value-type="float" office:value="91.8179629579527">
            <text:p>91.817962958</text:p>
          </table:table-cell>
          <table:table-cell table:formula="of:=[.$B$13]*EXP(-(([.$D328]-[.$B$10])^2)/(2*[.C$5]))" office:value-type="float" office:value="90.0710398339025">
            <text:p>90.0710398339</text:p>
          </table:table-cell>
          <table:table-cell table:formula="of:=[.$B$13]*EXP(-(([.$D328]-[.$B$10])^2)/(2*[.D$5]))" office:value-type="float" office:value="86.03827267715">
            <text:p>86.0382726772</text:p>
          </table:table-cell>
          <table:table-cell table:formula="of:=[.$B$13]*EXP(-(([.$D328]-[.$B$10])^2)/(2*[.E$5]))" office:value-type="float" office:value="72.6155557542718">
            <text:p>72.6155557543</text:p>
          </table:table-cell>
          <table:table-cell table:formula="of:=[.$B$13]*EXP(-(([.$D328]-[.$B$10])^2)/(2*[.F$5]))" office:value-type="float" office:value="28.1232592144991">
            <text:p>28.1232592145</text:p>
          </table:table-cell>
          <table:table-cell table:formula="of:=[.$B$13]*EXP(-(([.$D328]-[.$B$10])^2)/(2*[.G$5]))" office:value-type="float" office:value="0.0136123636039436">
            <text:p>0.0136123636</text:p>
          </table:table-cell>
        </table:table-row>
        <table:table-row table:style-name="ro1">
          <table:table-cell table:number-columns-repeated="3"/>
          <table:table-cell office:value-type="float" office:value="0.459499999999983">
            <text:p>0.4595</text:p>
          </table:table-cell>
          <table:table-cell table:formula="of:=[.$B$13]*EXP(-(([.$D329]-[.$B$10])^2)/(2*[.B$5]))" office:value-type="float" office:value="92.0081595543121">
            <text:p>92.0081595543</text:p>
          </table:table-cell>
          <table:table-cell table:formula="of:=[.$B$13]*EXP(-(([.$D329]-[.$B$10])^2)/(2*[.C$5]))" office:value-type="float" office:value="90.2996570720179">
            <text:p>90.299657072</text:p>
          </table:table-cell>
          <table:table-cell table:formula="of:=[.$B$13]*EXP(-(([.$D329]-[.$B$10])^2)/(2*[.D$5]))" office:value-type="float" office:value="86.3524881676466">
            <text:p>86.3524881676</text:p>
          </table:table-cell>
          <table:table-cell table:formula="of:=[.$B$13]*EXP(-(([.$D329]-[.$B$10])^2)/(2*[.E$5]))" office:value-type="float" office:value="73.1810300544161">
            <text:p>73.1810300544</text:p>
          </table:table-cell>
          <table:table-cell table:formula="of:=[.$B$13]*EXP(-(([.$D329]-[.$B$10])^2)/(2*[.F$5]))" office:value-type="float" office:value="29.0015451855714">
            <text:p>29.0015451856</text:p>
          </table:table-cell>
          <table:table-cell table:formula="of:=[.$B$13]*EXP(-(([.$D329]-[.$B$10])^2)/(2*[.G$5]))" office:value-type="float" office:value="0.0168909034614498">
            <text:p>0.0168909035</text:p>
          </table:table-cell>
        </table:table-row>
        <table:table-row table:style-name="ro1">
          <table:table-cell table:number-columns-repeated="3"/>
          <table:table-cell office:value-type="float" office:value="0.459999999999982">
            <text:p>0.46</text:p>
          </table:table-cell>
          <table:table-cell table:formula="of:=[.$B$13]*EXP(-(([.$D330]-[.$B$10])^2)/(2*[.B$5]))" office:value-type="float" office:value="92.1964092085714">
            <text:p>92.1964092086</text:p>
          </table:table-cell>
          <table:table-cell table:formula="of:=[.$B$13]*EXP(-(([.$D330]-[.$B$10])^2)/(2*[.C$5]))" office:value-type="float" office:value="90.5260388220812">
            <text:p>90.5260388221</text:p>
          </table:table-cell>
          <table:table-cell table:formula="of:=[.$B$13]*EXP(-(([.$D330]-[.$B$10])^2)/(2*[.D$5]))" office:value-type="float" office:value="86.6639747313162">
            <text:p>86.6639747313</text:p>
          </table:table-cell>
          <table:table-cell table:formula="of:=[.$B$13]*EXP(-(([.$D330]-[.$B$10])^2)/(2*[.E$5]))" office:value-type="float" office:value="73.7438886485068">
            <text:p>73.7438886485</text:p>
          </table:table-cell>
          <table:table-cell table:formula="of:=[.$B$13]*EXP(-(([.$D330]-[.$B$10])^2)/(2*[.F$5]))" office:value-type="float" office:value="29.8959772343465">
            <text:p>29.8959772343</text:p>
          </table:table-cell>
          <table:table-cell table:formula="of:=[.$B$13]*EXP(-(([.$D330]-[.$B$10])^2)/(2*[.G$5]))" office:value-type="float" office:value="0.020903657828832">
            <text:p>0.0209036578</text:p>
          </table:table-cell>
        </table:table-row>
        <table:table-row table:style-name="ro1">
          <table:table-cell table:number-columns-repeated="3"/>
          <table:table-cell office:value-type="float" office:value="0.460499999999982">
            <text:p>0.4605</text:p>
          </table:table-cell>
          <table:table-cell table:formula="of:=[.$B$13]*EXP(-(([.$D331]-[.$B$10])^2)/(2*[.B$5]))" office:value-type="float" office:value="92.3826983681742">
            <text:p>92.3826983682</text:p>
          </table:table-cell>
          <table:table-cell table:formula="of:=[.$B$13]*EXP(-(([.$D331]-[.$B$10])^2)/(2*[.C$5]))" office:value-type="float" office:value="90.7501653795432">
            <text:p>90.7501653795</text:p>
          </table:table-cell>
          <table:table-cell table:formula="of:=[.$B$13]*EXP(-(([.$D331]-[.$B$10])^2)/(2*[.D$5]))" office:value-type="float" office:value="86.972694610083">
            <text:p>86.9726946101</text:p>
          </table:table-cell>
          <table:table-cell table:formula="of:=[.$B$13]*EXP(-(([.$D331]-[.$B$10])^2)/(2*[.E$5]))" office:value-type="float" office:value="74.30400386702">
            <text:p>74.304003867</text:p>
          </table:table-cell>
          <table:table-cell table:formula="of:=[.$B$13]*EXP(-(([.$D331]-[.$B$10])^2)/(2*[.F$5]))" office:value-type="float" office:value="30.8063680535184">
            <text:p>30.8063680535</text:p>
          </table:table-cell>
          <table:table-cell table:formula="of:=[.$B$13]*EXP(-(([.$D331]-[.$B$10])^2)/(2*[.G$5]))" office:value-type="float" office:value="0.0258013105094191">
            <text:p>0.0258013105</text:p>
          </table:table-cell>
        </table:table-row>
        <table:table-row table:style-name="ro1">
          <table:table-cell table:number-columns-repeated="3"/>
          <table:table-cell office:value-type="float" office:value="0.460999999999982">
            <text:p>0.461</text:p>
          </table:table-cell>
          <table:table-cell table:formula="of:=[.$B$13]*EXP(-(([.$D332]-[.$B$10])^2)/(2*[.B$5]))" office:value-type="float" office:value="92.5670136024893">
            <text:p>92.5670136025</text:p>
          </table:table-cell>
          <table:table-cell table:formula="of:=[.$B$13]*EXP(-(([.$D332]-[.$B$10])^2)/(2*[.C$5]))" office:value-type="float" office:value="90.972017201456">
            <text:p>90.9720172015</text:p>
          </table:table-cell>
          <table:table-cell table:formula="of:=[.$B$13]*EXP(-(([.$D332]-[.$B$10])^2)/(2*[.D$5]))" office:value-type="float" office:value="87.2786102824255">
            <text:p>87.2786102824</text:p>
          </table:table-cell>
          <table:table-cell table:formula="of:=[.$B$13]*EXP(-(([.$D332]-[.$B$10])^2)/(2*[.E$5]))" office:value-type="float" office:value="74.8612478509067">
            <text:p>74.8612478509</text:p>
          </table:table-cell>
          <table:table-cell table:formula="of:=[.$B$13]*EXP(-(([.$D332]-[.$B$10])^2)/(2*[.F$5]))" office:value-type="float" office:value="31.7325062596536">
            <text:p>31.7325062597</text:p>
          </table:table-cell>
          <table:table-cell table:formula="of:=[.$B$13]*EXP(-(([.$D332]-[.$B$10])^2)/(2*[.G$5]))" office:value-type="float" office:value="0.0317622538481663">
            <text:p>0.0317622538</text:p>
          </table:table-cell>
        </table:table-row>
        <table:table-row table:style-name="ro1">
          <table:table-cell table:number-columns-repeated="3"/>
          <table:table-cell office:value-type="float" office:value="0.461499999999982">
            <text:p>0.4615</text:p>
          </table:table-cell>
          <table:table-cell table:formula="of:=[.$B$13]*EXP(-(([.$D333]-[.$B$10])^2)/(2*[.B$5]))" office:value-type="float" office:value="92.7493416044238">
            <text:p>92.7493416044</text:p>
          </table:table-cell>
          <table:table-cell table:formula="of:=[.$B$13]*EXP(-(([.$D333]-[.$B$10])^2)/(2*[.C$5]))" office:value-type="float" office:value="91.1915749093095">
            <text:p>91.1915749093</text:p>
          </table:table-cell>
          <table:table-cell table:formula="of:=[.$B$13]*EXP(-(([.$D333]-[.$B$10])^2)/(2*[.D$5]))" office:value-type="float" office:value="87.5816844709461">
            <text:p>87.5816844709</text:p>
          </table:table-cell>
          <table:table-cell table:formula="of:=[.$B$13]*EXP(-(([.$D333]-[.$B$10])^2)/(2*[.E$5]))" office:value-type="float" office:value="75.4154925990165">
            <text:p>75.415492599</text:p>
          </table:table-cell>
          <table:table-cell table:formula="of:=[.$B$13]*EXP(-(([.$D333]-[.$B$10])^2)/(2*[.F$5]))" office:value-type="float" office:value="32.6741559839104">
            <text:p>32.6741559839</text:p>
          </table:table-cell>
          <table:table-cell table:formula="of:=[.$B$13]*EXP(-(([.$D333]-[.$B$10])^2)/(2*[.G$5]))" office:value-type="float" office:value="0.038996975787905">
            <text:p>0.0389969758</text:p>
          </table:table-cell>
        </table:table-row>
        <table:table-row table:style-name="ro1">
          <table:table-cell table:number-columns-repeated="3"/>
          <table:table-cell office:value-type="float" office:value="0.461999999999982">
            <text:p>0.462</text:p>
          </table:table-cell>
          <table:table-cell table:formula="of:=[.$B$13]*EXP(-(([.$D334]-[.$B$10])^2)/(2*[.B$5]))" office:value-type="float" office:value="92.929669192022">
            <text:p>92.929669192</text:p>
          </table:table-cell>
          <table:table-cell table:formula="of:=[.$B$13]*EXP(-(([.$D334]-[.$B$10])^2)/(2*[.C$5]))" office:value-type="float" office:value="91.4088192918463">
            <text:p>91.4088192918</text:p>
          </table:table-cell>
          <table:table-cell table:formula="of:=[.$B$13]*EXP(-(([.$D334]-[.$B$10])^2)/(2*[.D$5]))" office:value-type="float" office:value="87.8818801499104">
            <text:p>87.8818801499</text:p>
          </table:table-cell>
          <table:table-cell table:formula="of:=[.$B$13]*EXP(-(([.$D334]-[.$B$10])^2)/(2*[.E$5]))" office:value-type="float" office:value="75.9666100159421">
            <text:p>75.9666100159</text:p>
          </table:table-cell>
          <table:table-cell table:formula="of:=[.$B$13]*EXP(-(([.$D334]-[.$B$10])^2)/(2*[.F$5]))" office:value-type="float" office:value="33.6310564972423">
            <text:p>33.6310564972</text:p>
          </table:table-cell>
          <table:table-cell table:formula="of:=[.$B$13]*EXP(-(([.$D334]-[.$B$10])^2)/(2*[.G$5]))" office:value-type="float" office:value="0.0477529949623543">
            <text:p>0.047752995</text:p>
          </table:table-cell>
        </table:table-row>
        <table:table-row table:style-name="ro1">
          <table:table-cell table:number-columns-repeated="3"/>
          <table:table-cell office:value-type="float" office:value="0.462499999999982">
            <text:p>0.4625</text:p>
          </table:table-cell>
          <table:table-cell table:formula="of:=[.$B$13]*EXP(-(([.$D335]-[.$B$10])^2)/(2*[.B$5]))" office:value-type="float" office:value="93.1079833100517">
            <text:p>93.1079833101</text:p>
          </table:table-cell>
          <table:table-cell table:formula="of:=[.$B$13]*EXP(-(([.$D335]-[.$B$10])^2)/(2*[.C$5]))" office:value-type="float" office:value="91.6237313078586">
            <text:p>91.6237313079</text:p>
          </table:table-cell>
          <table:table-cell table:formula="of:=[.$B$13]*EXP(-(([.$D335]-[.$B$10])^2)/(2*[.D$5]))" office:value-type="float" office:value="88.179160552757">
            <text:p>88.1791605528</text:p>
          </table:table-cell>
          <table:table-cell table:formula="of:=[.$B$13]*EXP(-(([.$D335]-[.$B$10])^2)/(2*[.E$5]))" office:value-type="float" office:value="76.514471960266">
            <text:p>76.5144719603</text:p>
          </table:table-cell>
          <table:table-cell table:formula="of:=[.$B$13]*EXP(-(([.$D335]-[.$B$10])^2)/(2*[.F$5]))" office:value-type="float" office:value="34.6029218719921">
            <text:p>34.602921872</text:p>
          </table:table-cell>
          <table:table-cell table:formula="of:=[.$B$13]*EXP(-(([.$D335]-[.$B$10])^2)/(2*[.G$5]))" office:value-type="float" office:value="0.0583203833699692">
            <text:p>0.0583203834</text:p>
          </table:table-cell>
        </table:table-row>
        <table:table-row table:style-name="ro1">
          <table:table-cell table:number-columns-repeated="3"/>
          <table:table-cell office:value-type="float" office:value="0.462999999999982">
            <text:p>0.463</text:p>
          </table:table-cell>
          <table:table-cell table:formula="of:=[.$B$13]*EXP(-(([.$D336]-[.$B$10])^2)/(2*[.B$5]))" office:value-type="float" office:value="93.2842710315784">
            <text:p>93.2842710316</text:p>
          </table:table-cell>
          <table:table-cell table:formula="of:=[.$B$13]*EXP(-(([.$D336]-[.$B$10])^2)/(2*[.C$5]))" office:value-type="float" office:value="91.8362920889655">
            <text:p>91.836292089</text:p>
          </table:table-cell>
          <table:table-cell table:formula="of:=[.$B$13]*EXP(-(([.$D336]-[.$B$10])^2)/(2*[.D$5]))" office:value-type="float" office:value="88.4734891795746">
            <text:p>88.4734891796</text:p>
          </table:table-cell>
          <table:table-cell table:formula="of:=[.$B$13]*EXP(-(([.$D336]-[.$B$10])^2)/(2*[.E$5]))" office:value-type="float" office:value="77.0589502931841">
            <text:p>77.0589502932</text:p>
          </table:table-cell>
          <table:table-cell table:formula="of:=[.$B$13]*EXP(-(([.$D336]-[.$B$10])^2)/(2*[.F$5]))" office:value-type="float" office:value="35.5894406817321">
            <text:p>35.5894406817</text:p>
          </table:table-cell>
          <table:table-cell table:formula="of:=[.$B$13]*EXP(-(([.$D336]-[.$B$10])^2)/(2*[.G$5]))" office:value-type="float" office:value="0.071037913173781">
            <text:p>0.0710379132</text:p>
          </table:table-cell>
        </table:table-row>
        <table:table-row table:style-name="ro1">
          <table:table-cell table:number-columns-repeated="3"/>
          <table:table-cell office:value-type="float" office:value="0.463499999999982">
            <text:p>0.4635</text:p>
          </table:table-cell>
          <table:table-cell table:formula="of:=[.$B$13]*EXP(-(([.$D337]-[.$B$10])^2)/(2*[.B$5]))" office:value-type="float" office:value="93.4585195595249">
            <text:p>93.4585195595</text:p>
          </table:table-cell>
          <table:table-cell table:formula="of:=[.$B$13]*EXP(-(([.$D337]-[.$B$10])^2)/(2*[.C$5]))" office:value-type="float" office:value="92.0464829423688">
            <text:p>92.0464829424</text:p>
          </table:table-cell>
          <table:table-cell table:formula="of:=[.$B$13]*EXP(-(([.$D337]-[.$B$10])^2)/(2*[.D$5]))" office:value-type="float" office:value="88.7648298045453">
            <text:p>88.7648298045</text:p>
          </table:table-cell>
          <table:table-cell table:formula="of:=[.$B$13]*EXP(-(([.$D337]-[.$B$10])^2)/(2*[.E$5]))" office:value-type="float" office:value="77.5999169274812">
            <text:p>77.5999169275</text:p>
          </table:table-cell>
          <table:table-cell table:formula="of:=[.$B$13]*EXP(-(([.$D337]-[.$B$10])^2)/(2*[.F$5]))" office:value-type="float" office:value="36.5902757411609">
            <text:p>36.5902757412</text:p>
          </table:table-cell>
          <table:table-cell table:formula="of:=[.$B$13]*EXP(-(([.$D337]-[.$B$10])^2)/(2*[.G$5]))" office:value-type="float" office:value="0.0862998596358774">
            <text:p>0.0862998596</text:p>
          </table:table-cell>
        </table:table-row>
        <table:table-row table:style-name="ro1">
          <table:table-cell table:number-columns-repeated="3"/>
          <table:table-cell office:value-type="float" office:value="0.463999999999982">
            <text:p>0.464</text:p>
          </table:table-cell>
          <table:table-cell table:formula="of:=[.$B$13]*EXP(-(([.$D338]-[.$B$10])^2)/(2*[.B$5]))" office:value-type="float" office:value="93.6307162282183">
            <text:p>93.6307162282</text:p>
          </table:table-cell>
          <table:table-cell table:formula="of:=[.$B$13]*EXP(-(([.$D338]-[.$B$10])^2)/(2*[.C$5]))" office:value-type="float" office:value="92.2542853535894">
            <text:p>92.2542853536</text:p>
          </table:table-cell>
          <table:table-cell table:formula="of:=[.$B$13]*EXP(-(([.$D338]-[.$B$10])^2)/(2*[.D$5]))" office:value-type="float" office:value="89.0531464833516">
            <text:p>89.0531464834</text:p>
          </table:table-cell>
          <table:table-cell table:formula="of:=[.$B$13]*EXP(-(([.$D338]-[.$B$10])^2)/(2*[.E$5]))" office:value-type="float" office:value="78.1372438768329">
            <text:p>78.1372438768</text:p>
          </table:table-cell>
          <table:table-cell table:formula="of:=[.$B$13]*EXP(-(([.$D338]-[.$B$10])^2)/(2*[.F$5]))" office:value-type="float" office:value="37.605063887809">
            <text:p>37.6050638878</text:p>
          </table:table-cell>
          <table:table-cell table:formula="of:=[.$B$13]*EXP(-(([.$D338]-[.$B$10])^2)/(2*[.G$5]))" office:value-type="float" office:value="0.10456348589343">
            <text:p>0.1045634859</text:p>
          </table:table-cell>
        </table:table-row>
        <table:table-row table:style-name="ro1">
          <table:table-cell table:number-columns-repeated="3"/>
          <table:table-cell office:value-type="float" office:value="0.464499999999982">
            <text:p>0.4645</text:p>
          </table:table-cell>
          <table:table-cell table:formula="of:=[.$B$13]*EXP(-(([.$D339]-[.$B$10])^2)/(2*[.B$5]))" office:value-type="float" office:value="93.8008485049233">
            <text:p>93.8008485049</text:p>
          </table:table-cell>
          <table:table-cell table:formula="of:=[.$B$13]*EXP(-(([.$D339]-[.$B$10])^2)/(2*[.C$5]))" office:value-type="float" office:value="92.4596809891808">
            <text:p>92.4596809892</text:p>
          </table:table-cell>
          <table:table-cell table:formula="of:=[.$B$13]*EXP(-(([.$D339]-[.$B$10])^2)/(2*[.D$5]))" office:value-type="float" office:value="89.3384035605443">
            <text:p>89.3384035605</text:p>
          </table:table-cell>
          <table:table-cell table:formula="of:=[.$B$13]*EXP(-(([.$D339]-[.$B$10])^2)/(2*[.E$5]))" office:value-type="float" office:value="78.670803305407">
            <text:p>78.6708033054</text:p>
          </table:table-cell>
          <table:table-cell table:formula="of:=[.$B$13]*EXP(-(([.$D339]-[.$B$10])^2)/(2*[.F$5]))" office:value-type="float" office:value="38.6334158072477">
            <text:p>38.6334158072</text:p>
          </table:table-cell>
          <table:table-cell table:formula="of:=[.$B$13]*EXP(-(([.$D339]-[.$B$10])^2)/(2*[.G$5]))" office:value-type="float" office:value="0.126357226989195">
            <text:p>0.126357227</text:p>
          </table:table-cell>
        </table:table-row>
        <table:table-row table:style-name="ro1">
          <table:table-cell table:number-columns-repeated="3"/>
          <table:table-cell office:value-type="float" office:value="0.464999999999982">
            <text:p>0.465</text:p>
          </table:table-cell>
          <table:table-cell table:formula="of:=[.$B$13]*EXP(-(([.$D340]-[.$B$10])^2)/(2*[.B$5]))" office:value-type="float" office:value="93.9689039913605">
            <text:p>93.9689039914</text:p>
          </table:table-cell>
          <table:table-cell table:formula="of:=[.$B$13]*EXP(-(([.$D340]-[.$B$10])^2)/(2*[.C$5]))" office:value-type="float" office:value="92.6626516994218">
            <text:p>92.6626516994</text:p>
          </table:table-cell>
          <table:table-cell table:formula="of:=[.$B$13]*EXP(-(([.$D340]-[.$B$10])^2)/(2*[.D$5]))" office:value-type="float" office:value="89.6205656768706">
            <text:p>89.6205656769</text:p>
          </table:table-cell>
          <table:table-cell table:formula="of:=[.$B$13]*EXP(-(([.$D340]-[.$B$10])^2)/(2*[.E$5]))" office:value-type="float" office:value="79.2004675777396">
            <text:p>79.2004675777</text:p>
          </table:table-cell>
          <table:table-cell table:formula="of:=[.$B$13]*EXP(-(([.$D340]-[.$B$10])^2)/(2*[.F$5]))" office:value-type="float" office:value="39.6749159034242">
            <text:p>39.6749159034</text:p>
          </table:table-cell>
          <table:table-cell table:formula="of:=[.$B$13]*EXP(-(([.$D340]-[.$B$10])^2)/(2*[.G$5]))" office:value-type="float" office:value="0.152289580064196">
            <text:p>0.1522895801</text:p>
          </table:table-cell>
        </table:table-row>
        <table:table-row table:style-name="ro1">
          <table:table-cell table:number-columns-repeated="3"/>
          <table:table-cell office:value-type="float" office:value="0.465499999999982">
            <text:p>0.4655</text:p>
          </table:table-cell>
          <table:table-cell table:formula="of:=[.$B$13]*EXP(-(([.$D341]-[.$B$10])^2)/(2*[.B$5]))" office:value-type="float" office:value="94.1348704252116">
            <text:p>94.1348704252</text:p>
          </table:table-cell>
          <table:table-cell table:formula="of:=[.$B$13]*EXP(-(([.$D341]-[.$B$10])^2)/(2*[.C$5]))" office:value-type="float" office:value="92.8631795209861">
            <text:p>92.863179521</text:p>
          </table:table-cell>
          <table:table-cell table:formula="of:=[.$B$13]*EXP(-(([.$D341]-[.$B$10])^2)/(2*[.D$5]))" office:value-type="float" office:value="89.8995977765588">
            <text:p>89.8995977766</text:p>
          </table:table-cell>
          <table:table-cell table:formula="of:=[.$B$13]*EXP(-(([.$D341]-[.$B$10])^2)/(2*[.E$5]))" office:value-type="float" office:value="79.7261093088584">
            <text:p>79.7261093089</text:p>
          </table:table-cell>
          <table:table-cell table:formula="of:=[.$B$13]*EXP(-(([.$D341]-[.$B$10])^2)/(2*[.F$5]))" office:value-type="float" office:value="40.7291222156726">
            <text:p>40.7291222157</text:p>
          </table:table-cell>
          <table:table-cell table:formula="of:=[.$B$13]*EXP(-(([.$D341]-[.$B$10])^2)/(2*[.G$5]))" office:value-type="float" office:value="0.183058694701559">
            <text:p>0.1830586947</text:p>
          </table:table-cell>
        </table:table-row>
        <table:table-row table:style-name="ro1">
          <table:table-cell table:number-columns-repeated="3"/>
          <table:table-cell office:value-type="float" office:value="0.465999999999982">
            <text:p>0.466</text:p>
          </table:table-cell>
          <table:table-cell table:formula="of:=[.$B$13]*EXP(-(([.$D342]-[.$B$10])^2)/(2*[.B$5]))" office:value-type="float" office:value="94.298735681609">
            <text:p>94.2987356816</text:p>
          </table:table-cell>
          <table:table-cell table:formula="of:=[.$B$13]*EXP(-(([.$D342]-[.$B$10])^2)/(2*[.C$5]))" office:value-type="float" office:value="93.0612466795884">
            <text:p>93.0612466796</text:p>
          </table:table-cell>
          <table:table-cell table:formula="of:=[.$B$13]*EXP(-(([.$D342]-[.$B$10])^2)/(2*[.D$5]))" office:value-type="float" office:value="90.1754651145587">
            <text:p>90.1754651146</text:p>
          </table:table-cell>
          <table:table-cell table:formula="of:=[.$B$13]*EXP(-(([.$D342]-[.$B$10])^2)/(2*[.E$5]))" office:value-type="float" office:value="80.247601414626">
            <text:p>80.2476014146</text:p>
          </table:table-cell>
          <table:table-cell table:formula="of:=[.$B$13]*EXP(-(([.$D342]-[.$B$10])^2)/(2*[.F$5]))" office:value-type="float" office:value="41.7955663838678">
            <text:p>41.7955663839</text:p>
          </table:table-cell>
          <table:table-cell table:formula="of:=[.$B$13]*EXP(-(([.$D342]-[.$B$10])^2)/(2*[.G$5]))" office:value-type="float" office:value="0.219462641902931">
            <text:p>0.2194626419</text:p>
          </table:table-cell>
        </table:table-row>
        <table:table-row table:style-name="ro1">
          <table:table-cell table:number-columns-repeated="3"/>
          <table:table-cell office:value-type="float" office:value="0.466499999999982">
            <text:p>0.4665</text:p>
          </table:table-cell>
          <table:table-cell table:formula="of:=[.$B$13]*EXP(-(([.$D343]-[.$B$10])^2)/(2*[.B$5]))" office:value-type="float" office:value="94.4604877746114">
            <text:p>94.4604877746</text:p>
          </table:table-cell>
          <table:table-cell table:formula="of:=[.$B$13]*EXP(-(([.$D343]-[.$B$10])^2)/(2*[.C$5]))" office:value-type="float" office:value="93.2568355926077">
            <text:p>93.2568355926</text:p>
          </table:table-cell>
          <table:table-cell table:formula="of:=[.$B$13]*EXP(-(([.$D343]-[.$B$10])^2)/(2*[.D$5]))" office:value-type="float" office:value="90.4481332637347">
            <text:p>90.4481332637</text:p>
          </table:table-cell>
          <table:table-cell table:formula="of:=[.$B$13]*EXP(-(([.$D343]-[.$B$10])^2)/(2*[.E$5]))" office:value-type="float" office:value="80.7648171622761">
            <text:p>80.7648171623</text:p>
          </table:table-cell>
          <table:table-cell table:formula="of:=[.$B$13]*EXP(-(([.$D343]-[.$B$10])^2)/(2*[.F$5]))" office:value-type="float" office:value="42.8737536630974">
            <text:p>42.8737536631</text:p>
          </table:table-cell>
          <table:table-cell table:formula="of:=[.$B$13]*EXP(-(([.$D343]-[.$B$10])^2)/(2*[.G$5]))" office:value-type="float" office:value="0.262410321945204">
            <text:p>0.2624103219</text:p>
          </table:table-cell>
        </table:table-row>
        <table:table-row table:style-name="ro1">
          <table:table-cell table:number-columns-repeated="3"/>
          <table:table-cell office:value-type="float" office:value="0.466999999999982">
            <text:p>0.467</text:p>
          </table:table-cell>
          <table:table-cell table:formula="of:=[.$B$13]*EXP(-(([.$D344]-[.$B$10])^2)/(2*[.B$5]))" office:value-type="float" office:value="94.6201148586637">
            <text:p>94.6201148587</text:p>
          </table:table-cell>
          <table:table-cell table:formula="of:=[.$B$13]*EXP(-(([.$D344]-[.$B$10])^2)/(2*[.C$5]))" office:value-type="float" office:value="93.4499288716856">
            <text:p>93.4499288717</text:p>
          </table:table-cell>
          <table:table-cell table:formula="of:=[.$B$13]*EXP(-(([.$D344]-[.$B$10])^2)/(2*[.D$5]))" office:value-type="float" office:value="90.71756812201">
            <text:p>90.717568122</text:p>
          </table:table-cell>
          <table:table-cell table:formula="of:=[.$B$13]*EXP(-(([.$D344]-[.$B$10])^2)/(2*[.E$5]))" office:value-type="float" office:value="81.277630221115">
            <text:p>81.2776302211</text:p>
          </table:table-cell>
          <table:table-cell table:formula="of:=[.$B$13]*EXP(-(([.$D344]-[.$B$10])^2)/(2*[.F$5]))" office:value-type="float" office:value="43.9631629891369">
            <text:p>43.9631629891</text:p>
          </table:table-cell>
          <table:table-cell table:formula="of:=[.$B$13]*EXP(-(([.$D344]-[.$B$10])^2)/(2*[.G$5]))" office:value-type="float" office:value="0.31293295031895">
            <text:p>0.3129329503</text:p>
          </table:table-cell>
        </table:table-row>
        <table:table-row table:style-name="ro1">
          <table:table-cell table:number-columns-repeated="3"/>
          <table:table-cell office:value-type="float" office:value="0.467499999999982">
            <text:p>0.4675</text:p>
          </table:table-cell>
          <table:table-cell table:formula="of:=[.$B$13]*EXP(-(([.$D345]-[.$B$10])^2)/(2*[.B$5]))" office:value-type="float" office:value="94.777605230042">
            <text:p>94.77760523</text:p>
          </table:table-cell>
          <table:table-cell table:formula="of:=[.$B$13]*EXP(-(([.$D345]-[.$B$10])^2)/(2*[.C$5]))" office:value-type="float" office:value="93.6405093253003">
            <text:p>93.6405093253</text:p>
          </table:table-cell>
          <table:table-cell table:formula="of:=[.$B$13]*EXP(-(([.$D345]-[.$B$10])^2)/(2*[.D$5]))" office:value-type="float" office:value="90.9837359194603">
            <text:p>90.9837359195</text:p>
          </table:table-cell>
          <table:table-cell table:formula="of:=[.$B$13]*EXP(-(([.$D345]-[.$B$10])^2)/(2*[.E$5]))" office:value-type="float" office:value="81.7859147133606">
            <text:p>81.7859147134</text:p>
          </table:table-cell>
          <table:table-cell table:formula="of:=[.$B$13]*EXP(-(([.$D345]-[.$B$10])^2)/(2*[.F$5]))" office:value-type="float" office:value="45.0632470959051">
            <text:p>45.0632470959</text:p>
          </table:table-cell>
          <table:table-cell table:formula="of:=[.$B$13]*EXP(-(([.$D345]-[.$B$10])^2)/(2*[.G$5]))" office:value-type="float" office:value="0.372196037067958">
            <text:p>0.3721960371</text:p>
          </table:table-cell>
        </table:table-row>
        <table:table-row table:style-name="ro1">
          <table:table-cell table:number-columns-repeated="3"/>
          <table:table-cell office:value-type="float" office:value="0.467999999999982">
            <text:p>0.468</text:p>
          </table:table-cell>
          <table:table-cell table:formula="of:=[.$B$13]*EXP(-(([.$D346]-[.$B$10])^2)/(2*[.B$5]))" office:value-type="float" office:value="94.9329473282831">
            <text:p>94.9329473283</text:p>
          </table:table-cell>
          <table:table-cell table:formula="of:=[.$B$13]*EXP(-(([.$D346]-[.$B$10])^2)/(2*[.C$5]))" office:value-type="float" office:value="93.8285599613153">
            <text:p>93.8285599613</text:p>
          </table:table-cell>
          <table:table-cell table:formula="of:=[.$B$13]*EXP(-(([.$D346]-[.$B$10])^2)/(2*[.D$5]))" office:value-type="float" office:value="91.2466032253535">
            <text:p>91.2466032254</text:p>
          </table:table-cell>
          <table:table-cell table:formula="of:=[.$B$13]*EXP(-(([.$D346]-[.$B$10])^2)/(2*[.E$5]))" office:value-type="float" office:value="82.2895452650896">
            <text:p>82.2895452651</text:p>
          </table:table-cell>
          <table:table-cell table:formula="of:=[.$B$13]*EXP(-(([.$D346]-[.$B$10])^2)/(2*[.F$5]))" office:value-type="float" office:value="46.173432685973">
            <text:p>46.173432686</text:p>
          </table:table-cell>
          <table:table-cell table:formula="of:=[.$B$13]*EXP(-(([.$D346]-[.$B$10])^2)/(2*[.G$5]))" office:value-type="float" office:value="0.441511748186192">
            <text:p>0.4415117482</text:p>
          </table:table-cell>
        </table:table-row>
        <table:table-row table:style-name="ro1">
          <table:table-cell table:number-columns-repeated="3"/>
          <table:table-cell office:value-type="float" office:value="0.468499999999982">
            <text:p>0.4685</text:p>
          </table:table-cell>
          <table:table-cell table:formula="of:=[.$B$13]*EXP(-(([.$D347]-[.$B$10])^2)/(2*[.B$5]))" office:value-type="float" office:value="95.0861297375974">
            <text:p>95.0861297376</text:p>
          </table:table-cell>
          <table:table-cell table:formula="of:=[.$B$13]*EXP(-(([.$D347]-[.$B$10])^2)/(2*[.C$5]))" office:value-type="float" office:value="94.014063989502">
            <text:p>94.0140639895</text:p>
          </table:table-cell>
          <table:table-cell table:formula="of:=[.$B$13]*EXP(-(([.$D347]-[.$B$10])^2)/(2*[.D$5]))" office:value-type="float" office:value="91.506136955135">
            <text:p>91.5061369551</text:p>
          </table:table-cell>
          <table:table-cell table:formula="of:=[.$B$13]*EXP(-(([.$D347]-[.$B$10])^2)/(2*[.E$5]))" office:value-type="float" office:value="82.7883970572668">
            <text:p>82.7883970573</text:p>
          </table:table-cell>
          <table:table-cell table:formula="of:=[.$B$13]*EXP(-(([.$D347]-[.$B$10])^2)/(2*[.F$5]))" office:value-type="float" office:value="47.2931206550818">
            <text:p>47.2931206551</text:p>
          </table:table-cell>
          <table:table-cell table:formula="of:=[.$B$13]*EXP(-(([.$D347]-[.$B$10])^2)/(2*[.G$5]))" office:value-type="float" office:value="0.522351508430013">
            <text:p>0.5223515084</text:p>
          </table:table-cell>
        </table:table-row>
        <table:table-row table:style-name="ro1">
          <table:table-cell table:number-columns-repeated="3"/>
          <table:table-cell office:value-type="float" office:value="0.468999999999981">
            <text:p>0.469</text:p>
          </table:table-cell>
          <table:table-cell table:formula="of:=[.$B$13]*EXP(-(([.$D348]-[.$B$10])^2)/(2*[.B$5]))" office:value-type="float" office:value="95.2371411882668">
            <text:p>95.2371411883</text:p>
          </table:table-cell>
          <table:table-cell table:formula="of:=[.$B$13]*EXP(-(([.$D348]-[.$B$10])^2)/(2*[.C$5]))" office:value-type="float" office:value="94.1970048240362">
            <text:p>94.197004824</text:p>
          </table:table-cell>
          <table:table-cell table:formula="of:=[.$B$13]*EXP(-(([.$D348]-[.$B$10])^2)/(2*[.D$5]))" office:value-type="float" office:value="91.7623043773549">
            <text:p>91.7623043774</text:p>
          </table:table-cell>
          <table:table-cell table:formula="of:=[.$B$13]*EXP(-(([.$D348]-[.$B$10])^2)/(2*[.E$5]))" office:value-type="float" office:value="83.2823458768229">
            <text:p>83.2823458768</text:p>
          </table:table-cell>
          <table:table-cell table:formula="of:=[.$B$13]*EXP(-(([.$D348]-[.$B$10])^2)/(2*[.F$5]))" office:value-type="float" office:value="48.4216863715064">
            <text:p>48.4216863715</text:p>
          </table:table-cell>
          <table:table-cell table:formula="of:=[.$B$13]*EXP(-(([.$D348]-[.$B$10])^2)/(2*[.G$5]))" office:value-type="float" office:value="0.616358673219548">
            <text:p>0.6163586732</text:p>
          </table:table-cell>
        </table:table-row>
        <table:table-row table:style-name="ro1">
          <table:table-cell table:number-columns-repeated="3"/>
          <table:table-cell office:value-type="float" office:value="0.469499999999981">
            <text:p>0.4695</text:p>
          </table:table-cell>
          <table:table-cell table:formula="of:=[.$B$13]*EXP(-(([.$D349]-[.$B$10])^2)/(2*[.B$5]))" office:value-type="float" office:value="95.3859705580265">
            <text:p>95.385970558</text:p>
          </table:table-cell>
          <table:table-cell table:formula="of:=[.$B$13]*EXP(-(([.$D349]-[.$B$10])^2)/(2*[.C$5]))" office:value-type="float" office:value="94.3773660859688">
            <text:p>94.377366086</text:p>
          </table:table-cell>
          <table:table-cell table:formula="of:=[.$B$13]*EXP(-(([.$D349]-[.$B$10])^2)/(2*[.D$5]))" office:value-type="float" office:value="92.0150731205386">
            <text:p>92.0150731205</text:p>
          </table:table-cell>
          <table:table-cell table:formula="of:=[.$B$13]*EXP(-(([.$D349]-[.$B$10])^2)/(2*[.E$5]))" office:value-type="float" office:value="83.7712681677625">
            <text:p>83.7712681678</text:p>
          </table:table-cell>
          <table:table-cell table:formula="of:=[.$B$13]*EXP(-(([.$D349]-[.$B$10])^2)/(2*[.F$5]))" office:value-type="float" office:value="49.5584800109873">
            <text:p>49.558480011</text:p>
          </table:table-cell>
          <table:table-cell table:formula="of:=[.$B$13]*EXP(-(([.$D349]-[.$B$10])^2)/(2*[.G$5]))" office:value-type="float" office:value="0.725361063602487">
            <text:p>0.7253610636</text:p>
          </table:table-cell>
        </table:table-row>
        <table:table-row table:style-name="ro1">
          <table:table-cell table:number-columns-repeated="3"/>
          <table:table-cell office:value-type="float" office:value="0.469999999999981">
            <text:p>0.47</text:p>
          </table:table-cell>
          <table:table-cell table:formula="of:=[.$B$13]*EXP(-(([.$D350]-[.$B$10])^2)/(2*[.B$5]))" office:value-type="float" office:value="95.532606873428">
            <text:p>95.5326068734</text:p>
          </table:table-cell>
          <table:table-cell table:formula="of:=[.$B$13]*EXP(-(([.$D350]-[.$B$10])^2)/(2*[.C$5]))" office:value-type="float" office:value="94.555131605666">
            <text:p>94.5551316057</text:p>
          </table:table-cell>
          <table:table-cell table:formula="of:=[.$B$13]*EXP(-(([.$D350]-[.$B$10])^2)/(2*[.D$5]))" office:value-type="float" office:value="92.2644111799913">
            <text:p>92.26441118</text:p>
          </table:table-cell>
          <table:table-cell table:formula="of:=[.$B$13]*EXP(-(([.$D350]-[.$B$10])^2)/(2*[.E$5]))" office:value-type="float" office:value="84.2550410822543">
            <text:p>84.2550410823</text:p>
          </table:table-cell>
          <table:table-cell table:formula="of:=[.$B$13]*EXP(-(([.$D350]-[.$B$10])^2)/(2*[.F$5]))" office:value-type="float" office:value="50.7028269477772">
            <text:p>50.7028269478</text:p>
          </table:table-cell>
          <table:table-cell table:formula="of:=[.$B$13]*EXP(-(([.$D350]-[.$B$10])^2)/(2*[.G$5]))" office:value-type="float" office:value="0.851383123023482">
            <text:p>0.851383123</text:p>
          </table:table-cell>
        </table:table-row>
        <table:table-row table:style-name="ro1">
          <table:table-cell table:number-columns-repeated="3"/>
          <table:table-cell office:value-type="float" office:value="0.470499999999981">
            <text:p>0.4705</text:p>
          </table:table-cell>
          <table:table-cell table:formula="of:=[.$B$13]*EXP(-(([.$D351]-[.$B$10])^2)/(2*[.B$5]))" office:value-type="float" office:value="95.6770393111884">
            <text:p>95.6770393112</text:p>
          </table:table-cell>
          <table:table-cell table:formula="of:=[.$B$13]*EXP(-(([.$D351]-[.$B$10])^2)/(2*[.C$5]))" office:value-type="float" office:value="94.7302854252255">
            <text:p>94.7302854252</text:p>
          </table:table-cell>
          <table:table-cell table:formula="of:=[.$B$13]*EXP(-(([.$D351]-[.$B$10])^2)/(2*[.D$5]))" office:value-type="float" office:value="92.5102869245438">
            <text:p>92.5102869245</text:p>
          </table:table-cell>
          <table:table-cell table:formula="of:=[.$B$13]*EXP(-(([.$D351]-[.$B$10])^2)/(2*[.E$5]))" office:value-type="float" office:value="84.7335425316963">
            <text:p>84.7335425317</text:p>
          </table:table-cell>
          <table:table-cell table:formula="of:=[.$B$13]*EXP(-(([.$D351]-[.$B$10])^2)/(2*[.F$5]))" office:value-type="float" office:value="51.8540282022923">
            <text:p>51.8540282023</text:p>
          </table:table-cell>
          <table:table-cell table:formula="of:=[.$B$13]*EXP(-(([.$D351]-[.$B$10])^2)/(2*[.G$5]))" office:value-type="float" office:value="0.996657418529003">
            <text:p>0.9966574185</text:p>
          </table:table-cell>
        </table:table-row>
        <table:table-row table:style-name="ro1">
          <table:table-cell table:number-columns-repeated="3"/>
          <table:table-cell office:value-type="float" office:value="0.470999999999981">
            <text:p>0.471</text:p>
          </table:table-cell>
          <table:table-cell table:formula="of:=[.$B$13]*EXP(-(([.$D352]-[.$B$10])^2)/(2*[.B$5]))" office:value-type="float" office:value="95.8192571995208">
            <text:p>95.8192571995</text:p>
          </table:table-cell>
          <table:table-cell table:formula="of:=[.$B$13]*EXP(-(([.$D352]-[.$B$10])^2)/(2*[.C$5]))" office:value-type="float" office:value="94.9028118008617">
            <text:p>94.9028118009</text:p>
          </table:table-cell>
          <table:table-cell table:formula="of:=[.$B$13]*EXP(-(([.$D352]-[.$B$10])^2)/(2*[.D$5]))" office:value-type="float" office:value="92.7526691032312">
            <text:p>92.7526691032</text:p>
          </table:table-cell>
          <table:table-cell table:formula="of:=[.$B$13]*EXP(-(([.$D352]-[.$B$10])^2)/(2*[.E$5]))" office:value-type="float" office:value="85.2066512377107">
            <text:p>85.2066512377</text:p>
          </table:table-cell>
          <table:table-cell table:formula="of:=[.$B$13]*EXP(-(([.$D352]-[.$B$10])^2)/(2*[.F$5]))" office:value-type="float" office:value="53.0113609456365">
            <text:p>53.0113609456</text:p>
          </table:table-cell>
          <table:table-cell table:formula="of:=[.$B$13]*EXP(-(([.$D352]-[.$B$10])^2)/(2*[.G$5]))" office:value-type="float" office:value="1.16363517278772">
            <text:p>1.1636351728</text:p>
          </table:table-cell>
        </table:table-row>
        <table:table-row table:style-name="ro1">
          <table:table-cell table:number-columns-repeated="3"/>
          <table:table-cell office:value-type="float" office:value="0.471499999999981">
            <text:p>0.4715</text:p>
          </table:table-cell>
          <table:table-cell table:formula="of:=[.$B$13]*EXP(-(([.$D353]-[.$B$10])^2)/(2*[.B$5]))" office:value-type="float" office:value="95.9592500194477">
            <text:p>95.9592500194</text:p>
          </table:table-cell>
          <table:table-cell table:formula="of:=[.$B$13]*EXP(-(([.$D353]-[.$B$10])^2)/(2*[.C$5]))" office:value-type="float" office:value="95.072695205263">
            <text:p>95.0726952053</text:p>
          </table:table-cell>
          <table:table-cell table:formula="of:=[.$B$13]*EXP(-(([.$D353]-[.$B$10])^2)/(2*[.D$5]))" office:value-type="float" office:value="92.9915268519046">
            <text:p>92.9915268519</text:p>
          </table:table-cell>
          <table:table-cell table:formula="of:=[.$B$13]*EXP(-(([.$D353]-[.$B$10])^2)/(2*[.E$5]))" office:value-type="float" office:value="85.6742467830456">
            <text:p>85.674246783</text:p>
          </table:table-cell>
          <table:table-cell table:formula="of:=[.$B$13]*EXP(-(([.$D353]-[.$B$10])^2)/(2*[.F$5]))" office:value-type="float" office:value="54.174079061171">
            <text:p>54.1740790612</text:p>
          </table:table-cell>
          <table:table-cell table:formula="of:=[.$B$13]*EXP(-(([.$D353]-[.$B$10])^2)/(2*[.G$5]))" office:value-type="float" office:value="1.35499547785637">
            <text:p>1.3549954779</text:p>
          </table:table-cell>
        </table:table-row>
        <table:table-row table:style-name="ro1">
          <table:table-cell table:number-columns-repeated="3"/>
          <table:table-cell office:value-type="float" office:value="0.471999999999981">
            <text:p>0.472</text:p>
          </table:table-cell>
          <table:table-cell table:formula="of:=[.$B$13]*EXP(-(([.$D354]-[.$B$10])^2)/(2*[.B$5]))" office:value-type="float" office:value="96.097007406098">
            <text:p>96.0970074061</text:p>
          </table:table-cell>
          <table:table-cell table:formula="of:=[.$B$13]*EXP(-(([.$D354]-[.$B$10])^2)/(2*[.C$5]))" office:value-type="float" office:value="95.2399203299201">
            <text:p>95.2399203299</text:p>
          </table:table-cell>
          <table:table-cell table:formula="of:=[.$B$13]*EXP(-(([.$D354]-[.$B$10])^2)/(2*[.D$5]))" office:value-type="float" office:value="93.2268296997735">
            <text:p>93.2268296998</text:p>
          </table:table-cell>
          <table:table-cell table:formula="of:=[.$B$13]*EXP(-(([.$D354]-[.$B$10])^2)/(2*[.E$5]))" office:value-type="float" office:value="86.1362096623522">
            <text:p>86.1362096624</text:p>
          </table:table-cell>
          <table:table-cell table:formula="of:=[.$B$13]*EXP(-(([.$D354]-[.$B$10])^2)/(2*[.F$5]))" office:value-type="float" office:value="55.341413763137">
            <text:p>55.3414137631</text:p>
          </table:table-cell>
          <table:table-cell table:formula="of:=[.$B$13]*EXP(-(([.$D354]-[.$B$10])^2)/(2*[.G$5]))" office:value-type="float" office:value="1.57365280800603">
            <text:p>1.573652808</text:p>
          </table:table-cell>
        </table:table-row>
        <table:table-row table:style-name="ro1">
          <table:table-cell table:number-columns-repeated="3"/>
          <table:table-cell office:value-type="float" office:value="0.472499999999981">
            <text:p>0.4725</text:p>
          </table:table-cell>
          <table:table-cell table:formula="of:=[.$B$13]*EXP(-(([.$D355]-[.$B$10])^2)/(2*[.B$5]))" office:value-type="float" office:value="96.2325191499848">
            <text:p>96.23251915</text:p>
          </table:table-cell>
          <table:table-cell table:formula="of:=[.$B$13]*EXP(-(([.$D355]-[.$B$10])^2)/(2*[.C$5]))" office:value-type="float" office:value="95.4044720874232">
            <text:p>95.4044720874</text:p>
          </table:table-cell>
          <table:table-cell table:formula="of:=[.$B$13]*EXP(-(([.$D355]-[.$B$10])^2)/(2*[.D$5]))" office:value-type="float" office:value="93.4585475758775">
            <text:p>93.4585475759</text:p>
          </table:table-cell>
          <table:table-cell table:formula="of:=[.$B$13]*EXP(-(([.$D355]-[.$B$10])^2)/(2*[.E$5]))" office:value-type="float" office:value="86.5924213328075">
            <text:p>86.5924213328</text:p>
          </table:table-cell>
          <table:table-cell table:formula="of:=[.$B$13]*EXP(-(([.$D355]-[.$B$10])^2)/(2*[.F$5]))" office:value-type="float" office:value="56.5125742721883">
            <text:p>56.5125742722</text:p>
          </table:table-cell>
          <table:table-cell table:formula="of:=[.$B$13]*EXP(-(([.$D355]-[.$B$10])^2)/(2*[.G$5]))" office:value-type="float" office:value="1.82276241833148">
            <text:p>1.8227624183</text:p>
          </table:table-cell>
        </table:table-row>
        <table:table-row table:style-name="ro1">
          <table:table-cell table:number-columns-repeated="3"/>
          <table:table-cell office:value-type="float" office:value="0.472999999999981">
            <text:p>0.473</text:p>
          </table:table-cell>
          <table:table-cell table:formula="of:=[.$B$13]*EXP(-(([.$D356]-[.$B$10])^2)/(2*[.B$5]))" office:value-type="float" office:value="96.3657751982663">
            <text:p>96.3657751983</text:p>
          </table:table-cell>
          <table:table-cell table:formula="of:=[.$B$13]*EXP(-(([.$D356]-[.$B$10])^2)/(2*[.C$5]))" office:value-type="float" office:value="95.5663356137299">
            <text:p>95.5663356137</text:p>
          </table:table-cell>
          <table:table-cell table:formula="of:=[.$B$13]*EXP(-(([.$D356]-[.$B$10])^2)/(2*[.D$5]))" office:value-type="float" office:value="93.6866508154846">
            <text:p>93.6866508155</text:p>
          </table:table-cell>
          <table:table-cell table:formula="of:=[.$B$13]*EXP(-(([.$D356]-[.$B$10])^2)/(2*[.E$5]))" office:value-type="float" office:value="87.0427642645542">
            <text:p>87.0427642646</text:p>
          </table:table-cell>
          <table:table-cell table:formula="of:=[.$B$13]*EXP(-(([.$D356]-[.$B$10])^2)/(2*[.F$5]))" office:value-type="float" office:value="57.6867485475367">
            <text:p>57.6867485475</text:p>
          </table:table-cell>
          <table:table-cell table:formula="of:=[.$B$13]*EXP(-(([.$D356]-[.$B$10])^2)/(2*[.G$5]))" office:value-type="float" office:value="2.10572318958946">
            <text:p>2.1057231896</text:p>
          </table:table-cell>
        </table:table-row>
        <table:table-row table:style-name="ro1">
          <table:table-cell table:number-columns-repeated="3"/>
          <table:table-cell office:value-type="float" office:value="0.473499999999981">
            <text:p>0.4735</text:p>
          </table:table-cell>
          <table:table-cell table:formula="of:=[.$B$13]*EXP(-(([.$D357]-[.$B$10])^2)/(2*[.B$5]))" office:value-type="float" office:value="96.4967656559887">
            <text:p>96.496765656</text:p>
          </table:table-cell>
          <table:table-cell table:formula="of:=[.$B$13]*EXP(-(([.$D357]-[.$B$10])^2)/(2*[.C$5]))" office:value-type="float" office:value="95.7254962704023">
            <text:p>95.7254962704</text:p>
          </table:table-cell>
          <table:table-cell table:formula="of:=[.$B$13]*EXP(-(([.$D357]-[.$B$10])^2)/(2*[.D$5]))" office:value-type="float" office:value="93.9111101664146">
            <text:p>93.9111101664</text:p>
          </table:table-cell>
          <table:table-cell table:formula="of:=[.$B$13]*EXP(-(([.$D357]-[.$B$10])^2)/(2*[.E$5]))" office:value-type="float" office:value="87.4871219909255">
            <text:p>87.4871219909</text:p>
          </table:table-cell>
          <table:table-cell table:formula="of:=[.$B$13]*EXP(-(([.$D357]-[.$B$10])^2)/(2*[.F$5]))" office:value-type="float" office:value="58.8631040752559">
            <text:p>58.8631040753</text:p>
          </table:table-cell>
          <table:table-cell table:formula="of:=[.$B$13]*EXP(-(([.$D357]-[.$B$10])^2)/(2*[.G$5]))" office:value-type="float" office:value="2.42617745914059">
            <text:p>2.4261774591</text:p>
          </table:table-cell>
        </table:table-row>
        <table:table-row table:style-name="ro1">
          <table:table-cell table:number-columns-repeated="3"/>
          <table:table-cell office:value-type="float" office:value="0.473999999999981">
            <text:p>0.474</text:p>
          </table:table-cell>
          <table:table-cell table:formula="of:=[.$B$13]*EXP(-(([.$D358]-[.$B$10])^2)/(2*[.B$5]))" office:value-type="float" office:value="96.6254807873102">
            <text:p>96.6254807873</text:p>
          </table:table-cell>
          <table:table-cell table:formula="of:=[.$B$13]*EXP(-(([.$D358]-[.$B$10])^2)/(2*[.C$5]))" office:value-type="float" office:value="95.8819396468121">
            <text:p>95.8819396468</text:p>
          </table:table-cell>
          <table:table-cell table:formula="of:=[.$B$13]*EXP(-(([.$D358]-[.$B$10])^2)/(2*[.D$5]))" office:value-type="float" office:value="94.1318967952862">
            <text:p>94.1318967953</text:p>
          </table:table-cell>
          <table:table-cell table:formula="of:=[.$B$13]*EXP(-(([.$D358]-[.$B$10])^2)/(2*[.E$5]))" office:value-type="float" office:value="87.9253791584274">
            <text:p>87.9253791584</text:p>
          </table:table-cell>
          <table:table-cell table:formula="of:=[.$B$13]*EXP(-(([.$D358]-[.$B$10])^2)/(2*[.F$5]))" office:value-type="float" office:value="60.0407887121282">
            <text:p>60.0407887121</text:p>
          </table:table-cell>
          <table:table-cell table:formula="of:=[.$B$13]*EXP(-(([.$D358]-[.$B$10])^2)/(2*[.G$5]))" office:value-type="float" office:value="2.78800736445747">
            <text:p>2.7880073645</text:p>
          </table:table-cell>
        </table:table-row>
        <table:table-row table:style-name="ro1">
          <table:table-cell table:number-columns-repeated="3"/>
          <table:table-cell office:value-type="float" office:value="0.474499999999981">
            <text:p>0.4745</text:p>
          </table:table-cell>
          <table:table-cell table:formula="of:=[.$B$13]*EXP(-(([.$D359]-[.$B$10])^2)/(2*[.B$5]))" office:value-type="float" office:value="96.7519110167064">
            <text:p>96.7519110167</text:p>
          </table:table-cell>
          <table:table-cell table:formula="of:=[.$B$13]*EXP(-(([.$D359]-[.$B$10])^2)/(2*[.C$5]))" office:value-type="float" office:value="96.0356515623146">
            <text:p>96.0356515623</text:p>
          </table:table-cell>
          <table:table-cell table:formula="of:=[.$B$13]*EXP(-(([.$D359]-[.$B$10])^2)/(2*[.D$5]))" office:value-type="float" office:value="94.3489822936851">
            <text:p>94.3489822937</text:p>
          </table:table-cell>
          <table:table-cell table:formula="of:=[.$B$13]*EXP(-(([.$D359]-[.$B$10])^2)/(2*[.E$5]))" office:value-type="float" office:value="88.3574215764468">
            <text:p>88.3574215764</text:p>
          </table:table-cell>
          <table:table-cell table:formula="of:=[.$B$13]*EXP(-(([.$D359]-[.$B$10])^2)/(2*[.F$5]))" office:value-type="float" office:value="61.2189315842589">
            <text:p>61.2189315843</text:p>
          </table:table-cell>
          <table:table-cell table:formula="of:=[.$B$13]*EXP(-(([.$D359]-[.$B$10])^2)/(2*[.G$5]))" office:value-type="float" office:value="3.1953272208938">
            <text:p>3.1953272209</text:p>
          </table:table-cell>
        </table:table-row>
        <table:table-row table:style-name="ro1">
          <table:table-cell table:number-columns-repeated="3"/>
          <table:table-cell office:value-type="float" office:value="0.474999999999981">
            <text:p>0.475</text:p>
          </table:table-cell>
          <table:table-cell table:formula="of:=[.$B$13]*EXP(-(([.$D360]-[.$B$10])^2)/(2*[.B$5]))" office:value-type="float" office:value="96.8760469301579">
            <text:p>96.8760469302</text:p>
          </table:table-cell>
          <table:table-cell table:formula="of:=[.$B$13]*EXP(-(([.$D360]-[.$B$10])^2)/(2*[.C$5]))" office:value-type="float" office:value="96.1866180683901">
            <text:p>96.1866180684</text:p>
          </table:table-cell>
          <table:table-cell table:formula="of:=[.$B$13]*EXP(-(([.$D360]-[.$B$10])^2)/(2*[.D$5]))" office:value-type="float" office:value="94.5623386842512">
            <text:p>94.5623386843</text:p>
          </table:table-cell>
          <table:table-cell table:formula="of:=[.$B$13]*EXP(-(([.$D360]-[.$B$10])^2)/(2*[.E$5]))" office:value-type="float" office:value="88.7831362666564">
            <text:p>88.7831362667</text:p>
          </table:table-cell>
          <table:table-cell table:formula="of:=[.$B$13]*EXP(-(([.$D360]-[.$B$10])^2)/(2*[.F$5]))" office:value-type="float" office:value="62.3966440395208">
            <text:p>62.3966440395</text:p>
          </table:table-cell>
          <table:table-cell table:formula="of:=[.$B$13]*EXP(-(([.$D360]-[.$B$10])^2)/(2*[.G$5]))" office:value-type="float" office:value="3.65247146075998">
            <text:p>3.6524714608</text:p>
          </table:table-cell>
        </table:table-row>
        <table:table-row table:style-name="ro1">
          <table:table-cell table:number-columns-repeated="3"/>
          <table:table-cell office:value-type="float" office:value="0.475499999999981">
            <text:p>0.4755</text:p>
          </table:table-cell>
          <table:table-cell table:formula="of:=[.$B$13]*EXP(-(([.$D361]-[.$B$10])^2)/(2*[.B$5]))" office:value-type="float" office:value="96.997879276318">
            <text:p>96.9978792763</text:p>
          </table:table-cell>
          <table:table-cell table:formula="of:=[.$B$13]*EXP(-(([.$D361]-[.$B$10])^2)/(2*[.C$5]))" office:value-type="float" office:value="96.334825450753">
            <text:p>96.3348254508</text:p>
          </table:table-cell>
          <table:table-cell table:formula="of:=[.$B$13]*EXP(-(([.$D361]-[.$B$10])^2)/(2*[.D$5]))" office:value-type="float" office:value="94.771938426684">
            <text:p>94.7719384267</text:p>
          </table:table-cell>
          <table:table-cell table:formula="of:=[.$B$13]*EXP(-(([.$D361]-[.$B$10])^2)/(2*[.E$5]))" office:value-type="float" office:value="89.2024115120865">
            <text:p>89.2024115121</text:p>
          </table:table-cell>
          <table:table-cell table:formula="of:=[.$B$13]*EXP(-(([.$D361]-[.$B$10])^2)/(2*[.F$5]))" office:value-type="float" office:value="63.5730206527291">
            <text:p>63.5730206527</text:p>
          </table:table-cell>
          <table:table-cell table:formula="of:=[.$B$13]*EXP(-(([.$D361]-[.$B$10])^2)/(2*[.G$5]))" office:value-type="float" office:value="4.16397767763474">
            <text:p>4.1639776776</text:p>
          </table:table-cell>
        </table:table-row>
        <table:table-row table:style-name="ro1">
          <table:table-cell table:number-columns-repeated="3"/>
          <table:table-cell office:value-type="float" office:value="0.475999999999981">
            <text:p>0.476</text:p>
          </table:table-cell>
          <table:table-cell table:formula="of:=[.$B$13]*EXP(-(([.$D362]-[.$B$10])^2)/(2*[.B$5]))" office:value-type="float" office:value="97.1173989676614">
            <text:p>97.1173989677</text:p>
          </table:table-cell>
          <table:table-cell table:formula="of:=[.$B$13]*EXP(-(([.$D362]-[.$B$10])^2)/(2*[.C$5]))" office:value-type="float" office:value="96.4802602314272">
            <text:p>96.4802602314</text:p>
          </table:table-cell>
          <table:table-cell table:formula="of:=[.$B$13]*EXP(-(([.$D362]-[.$B$10])^2)/(2*[.D$5]))" office:value-type="float" office:value="94.9777544236641">
            <text:p>94.9777544237</text:p>
          </table:table-cell>
          <table:table-cell table:formula="of:=[.$B$13]*EXP(-(([.$D362]-[.$B$10])^2)/(2*[.E$5]))" office:value-type="float" office:value="89.6151369058337">
            <text:p>89.6151369058</text:p>
          </table:table-cell>
          <table:table-cell table:formula="of:=[.$B$13]*EXP(-(([.$D362]-[.$B$10])^2)/(2*[.F$5]))" office:value-type="float" office:value="64.7471402822831">
            <text:p>64.7471402823</text:p>
          </table:table-cell>
          <table:table-cell table:formula="of:=[.$B$13]*EXP(-(([.$D362]-[.$B$10])^2)/(2*[.G$5]))" office:value-type="float" office:value="4.73456434956465">
            <text:p>4.7345643496</text:p>
          </table:table-cell>
        </table:table-row>
        <table:table-row table:style-name="ro1">
          <table:table-cell table:number-columns-repeated="3"/>
          <table:table-cell office:value-type="float" office:value="0.476499999999981">
            <text:p>0.4765</text:p>
          </table:table-cell>
          <table:table-cell table:formula="of:=[.$B$13]*EXP(-(([.$D363]-[.$B$10])^2)/(2*[.B$5]))" office:value-type="float" office:value="97.234597081614">
            <text:p>97.2345970816</text:p>
          </table:table-cell>
          <table:table-cell table:formula="of:=[.$B$13]*EXP(-(([.$D363]-[.$B$10])^2)/(2*[.C$5]))" office:value-type="float" office:value="96.6229091707889">
            <text:p>96.6229091708</text:p>
          </table:table-cell>
          <table:table-cell table:formula="of:=[.$B$13]*EXP(-(([.$D363]-[.$B$10])^2)/(2*[.D$5]))" office:value-type="float" office:value="95.1797600266877">
            <text:p>95.1797600267</text:p>
          </table:table-cell>
          <table:table-cell table:formula="of:=[.$B$13]*EXP(-(([.$D363]-[.$B$10])^2)/(2*[.E$5]))" office:value-type="float" office:value="90.0212033993772">
            <text:p>90.0212033994</text:p>
          </table:table-cell>
          <table:table-cell table:formula="of:=[.$B$13]*EXP(-(([.$D363]-[.$B$10])^2)/(2*[.F$5]))" office:value-type="float" office:value="65.9180671768516">
            <text:p>65.9180671769</text:p>
          </table:table-cell>
          <table:table-cell table:formula="of:=[.$B$13]*EXP(-(([.$D363]-[.$B$10])^2)/(2*[.G$5]))" office:value-type="float" office:value="5.36910285849777">
            <text:p>5.3691028585</text:p>
          </table:table-cell>
        </table:table-row>
        <table:table-row table:style-name="ro1">
          <table:table-cell table:number-columns-repeated="3"/>
          <table:table-cell office:value-type="float" office:value="0.476999999999981">
            <text:p>0.477</text:p>
          </table:table-cell>
          <table:table-cell table:formula="of:=[.$B$13]*EXP(-(([.$D364]-[.$B$10])^2)/(2*[.B$5]))" office:value-type="float" office:value="97.349464861663">
            <text:p>97.3494648617</text:p>
          </table:table-cell>
          <table:table-cell table:formula="of:=[.$B$13]*EXP(-(([.$D364]-[.$B$10])^2)/(2*[.C$5]))" office:value-type="float" office:value="96.7627592695743">
            <text:p>96.7627592696</text:p>
          </table:table-cell>
          <table:table-cell table:formula="of:=[.$B$13]*EXP(-(([.$D364]-[.$B$10])^2)/(2*[.D$5]))" office:value-type="float" office:value="95.3779290418146">
            <text:p>95.3779290418</text:p>
          </table:table-cell>
          <table:table-cell table:formula="of:=[.$B$13]*EXP(-(([.$D364]-[.$B$10])^2)/(2*[.E$5]))" office:value-type="float" office:value="90.4205033504734">
            <text:p>90.4205033505</text:p>
          </table:table-cell>
          <table:table-cell table:formula="of:=[.$B$13]*EXP(-(([.$D364]-[.$B$10])^2)/(2*[.F$5]))" office:value-type="float" office:value="67.0848521305164">
            <text:p>67.0848521305</text:p>
          </table:table-cell>
          <table:table-cell table:formula="of:=[.$B$13]*EXP(-(([.$D364]-[.$B$10])^2)/(2*[.G$5]))" office:value-type="float" office:value="6.07258348187063">
            <text:p>6.0725834819</text:p>
          </table:table-cell>
        </table:table-row>
        <table:table-row table:style-name="ro1">
          <table:table-cell table:number-columns-repeated="3"/>
          <table:table-cell office:value-type="float" office:value="0.477499999999981">
            <text:p>0.4775</text:p>
          </table:table-cell>
          <table:table-cell table:formula="of:=[.$B$13]*EXP(-(([.$D365]-[.$B$10])^2)/(2*[.B$5]))" office:value-type="float" office:value="97.4619937184466">
            <text:p>97.4619937184</text:p>
          </table:table-cell>
          <table:table-cell table:formula="of:=[.$B$13]*EXP(-(([.$D365]-[.$B$10])^2)/(2*[.C$5]))" office:value-type="float" office:value="96.8997977708537">
            <text:p>96.8997977709</text:p>
          </table:table-cell>
          <table:table-cell table:formula="of:=[.$B$13]*EXP(-(([.$D365]-[.$B$10])^2)/(2*[.D$5]))" office:value-type="float" office:value="95.5722357353262">
            <text:p>95.5722357353</text:p>
          </table:table-cell>
          <table:table-cell table:formula="of:=[.$B$13]*EXP(-(([.$D365]-[.$B$10])^2)/(2*[.E$5]))" office:value-type="float" office:value="90.8129305705982">
            <text:p>90.8129305706</text:p>
          </table:table-cell>
          <table:table-cell table:formula="of:=[.$B$13]*EXP(-(([.$D365]-[.$B$10])^2)/(2*[.F$5]))" office:value-type="float" office:value="68.2465336846316">
            <text:p>68.2465336846</text:p>
          </table:table-cell>
          <table:table-cell table:formula="of:=[.$B$13]*EXP(-(([.$D365]-[.$B$10])^2)/(2*[.G$5]))" office:value-type="float" office:value="6.85007510633519">
            <text:p>6.8500751063</text:p>
          </table:table-cell>
        </table:table-row>
        <table:table-row table:style-name="ro1">
          <table:table-cell table:number-columns-repeated="3"/>
          <table:table-cell office:value-type="float" office:value="0.47799999999998">
            <text:p>0.478</text:p>
          </table:table-cell>
          <table:table-cell table:formula="of:=[.$B$13]*EXP(-(([.$D366]-[.$B$10])^2)/(2*[.B$5]))" office:value-type="float" office:value="97.5721752308246">
            <text:p>97.5721752308</text:p>
          </table:table-cell>
          <table:table-cell table:formula="of:=[.$B$13]*EXP(-(([.$D366]-[.$B$10])^2)/(2*[.C$5]))" office:value-type="float" office:value="97.0340121619705">
            <text:p>97.034012162</text:p>
          </table:table-cell>
          <table:table-cell table:formula="of:=[.$B$13]*EXP(-(([.$D366]-[.$B$10])^2)/(2*[.D$5]))" office:value-type="float" office:value="95.762654839292">
            <text:p>95.7626548393</text:p>
          </table:table-cell>
          <table:table-cell table:formula="of:=[.$B$13]*EXP(-(([.$D366]-[.$B$10])^2)/(2*[.E$5]))" office:value-type="float" office:value="91.1983803719085">
            <text:p>91.1983803719</text:p>
          </table:table-cell>
          <table:table-cell table:formula="of:=[.$B$13]*EXP(-(([.$D366]-[.$B$10])^2)/(2*[.F$5]))" office:value-type="float" office:value="69.402139374495">
            <text:p>69.4021393745</text:p>
          </table:table-cell>
          <table:table-cell table:formula="of:=[.$B$13]*EXP(-(([.$D366]-[.$B$10])^2)/(2*[.G$5]))" office:value-type="float" office:value="7.70667850343691">
            <text:p>7.7066785034</text:p>
          </table:table-cell>
        </table:table-row>
        <table:table-row table:style-name="ro1">
          <table:table-cell table:number-columns-repeated="3"/>
          <table:table-cell office:value-type="float" office:value="0.47849999999998">
            <text:p>0.4785</text:p>
          </table:table-cell>
          <table:table-cell table:formula="of:=[.$B$13]*EXP(-(([.$D367]-[.$B$10])^2)/(2*[.B$5]))" office:value-type="float" office:value="97.6800011469294">
            <text:p>97.6800011469</text:p>
          </table:table-cell>
          <table:table-cell table:formula="of:=[.$B$13]*EXP(-(([.$D367]-[.$B$10])^2)/(2*[.C$5]))" office:value-type="float" office:value="97.1653901764455">
            <text:p>97.1653901764</text:p>
          </table:table-cell>
          <table:table-cell table:formula="of:=[.$B$13]*EXP(-(([.$D367]-[.$B$10])^2)/(2*[.D$5]))" office:value-type="float" office:value="95.9491615570452">
            <text:p>95.949161557</text:p>
          </table:table-cell>
          <table:table-cell table:formula="of:=[.$B$13]*EXP(-(([.$D367]-[.$B$10])^2)/(2*[.E$5]))" office:value-type="float" office:value="91.5767496136985">
            <text:p>91.5767496137</text:p>
          </table:table-cell>
          <table:table-cell table:formula="of:=[.$B$13]*EXP(-(([.$D367]-[.$B$10])^2)/(2*[.F$5]))" office:value-type="float" office:value="70.5506870187949">
            <text:p>70.5506870188</text:p>
          </table:table-cell>
          <table:table-cell table:formula="of:=[.$B$13]*EXP(-(([.$D367]-[.$B$10])^2)/(2*[.G$5]))" office:value-type="float" office:value="8.64747311251288">
            <text:p>8.6474731125</text:p>
          </table:table-cell>
        </table:table-row>
        <table:table-row table:style-name="ro1">
          <table:table-cell table:number-columns-repeated="3"/>
          <table:table-cell office:value-type="float" office:value="0.47899999999998">
            <text:p>0.479</text:p>
          </table:table-cell>
          <table:table-cell table:formula="of:=[.$B$13]*EXP(-(([.$D368]-[.$B$10])^2)/(2*[.B$5]))" office:value-type="float" office:value="97.7854633851943">
            <text:p>97.7854633852</text:p>
          </table:table-cell>
          <table:table-cell table:formula="of:=[.$B$13]*EXP(-(([.$D368]-[.$B$10])^2)/(2*[.C$5]))" office:value-type="float" office:value="97.2939197958439">
            <text:p>97.2939197958</text:p>
          </table:table-cell>
          <table:table-cell table:formula="of:=[.$B$13]*EXP(-(([.$D368]-[.$B$10])^2)/(2*[.D$5]))" office:value-type="float" office:value="96.1317315685606">
            <text:p>96.1317315686</text:p>
          </table:table-cell>
          <table:table-cell table:formula="of:=[.$B$13]*EXP(-(([.$D368]-[.$B$10])^2)/(2*[.E$5]))" office:value-type="float" office:value="91.9479367483084">
            <text:p>91.9479367483</text:p>
          </table:table-cell>
          <table:table-cell table:formula="of:=[.$B$13]*EXP(-(([.$D368]-[.$B$10])^2)/(2*[.F$5]))" office:value-type="float" office:value="71.6911860495916">
            <text:p>71.6911860496</text:p>
          </table:table-cell>
          <table:table-cell table:formula="of:=[.$B$13]*EXP(-(([.$D368]-[.$B$10])^2)/(2*[.G$5]))" office:value-type="float" office:value="9.67745739650425">
            <text:p>9.6774573965</text:p>
          </table:table-cell>
        </table:table-row>
        <table:table-row table:style-name="ro1">
          <table:table-cell table:number-columns-repeated="3"/>
          <table:table-cell office:value-type="float" office:value="0.47949999999998">
            <text:p>0.4795</text:p>
          </table:table-cell>
          <table:table-cell table:formula="of:=[.$B$13]*EXP(-(([.$D369]-[.$B$10])^2)/(2*[.B$5]))" office:value-type="float" office:value="97.888554035364">
            <text:p>97.8885540354</text:p>
          </table:table-cell>
          <table:table-cell table:formula="of:=[.$B$13]*EXP(-(([.$D369]-[.$B$10])^2)/(2*[.C$5]))" office:value-type="float" office:value="97.4195892516081">
            <text:p>97.4195892516</text:p>
          </table:table-cell>
          <table:table-cell table:formula="of:=[.$B$13]*EXP(-(([.$D369]-[.$B$10])^2)/(2*[.D$5]))" office:value-type="float" office:value="96.3103410357389">
            <text:p>96.3103410357</text:p>
          </table:table-cell>
          <table:table-cell table:formula="of:=[.$B$13]*EXP(-(([.$D369]-[.$B$10])^2)/(2*[.E$5]))" office:value-type="float" office:value="92.3118418664753">
            <text:p>92.3118418665</text:p>
          </table:table-cell>
          <table:table-cell table:formula="of:=[.$B$13]*EXP(-(([.$D369]-[.$B$10])^2)/(2*[.F$5]))" office:value-type="float" office:value="72.8226388805342">
            <text:p>72.8226388805</text:p>
          </table:table-cell>
          <table:table-cell table:formula="of:=[.$B$13]*EXP(-(([.$D369]-[.$B$10])^2)/(2*[.G$5]))" office:value-type="float" office:value="10.8014829708252">
            <text:p>10.8014829708</text:p>
          </table:table-cell>
        </table:table-row>
        <table:table-row table:style-name="ro1">
          <table:table-cell table:number-columns-repeated="3"/>
          <table:table-cell office:value-type="float" office:value="0.47999999999998">
            <text:p>0.48</text:p>
          </table:table-cell>
          <table:table-cell table:formula="of:=[.$B$13]*EXP(-(([.$D370]-[.$B$10])^2)/(2*[.B$5]))" office:value-type="float" office:value="97.989265359483">
            <text:p>97.9892653595</text:p>
          </table:table-cell>
          <table:table-cell table:formula="of:=[.$B$13]*EXP(-(([.$D370]-[.$B$10])^2)/(2*[.C$5]))" office:value-type="float" office:value="97.5423870268535">
            <text:p>97.5423870269</text:p>
          </table:table-cell>
          <table:table-cell table:formula="of:=[.$B$13]*EXP(-(([.$D370]-[.$B$10])^2)/(2*[.D$5]))" office:value-type="float" office:value="96.4849666075931">
            <text:p>96.4849666076</text:p>
          </table:table-cell>
          <table:table-cell table:formula="of:=[.$B$13]*EXP(-(([.$D370]-[.$B$10])^2)/(2*[.E$5]))" office:value-type="float" office:value="92.6683667420841">
            <text:p>92.6683667421</text:p>
          </table:table-cell>
          <table:table-cell table:formula="of:=[.$B$13]*EXP(-(([.$D370]-[.$B$10])^2)/(2*[.F$5]))" office:value-type="float" office:value="73.9440423107867">
            <text:p>73.9440423108</text:p>
          </table:table-cell>
          <table:table-cell table:formula="of:=[.$B$13]*EXP(-(([.$D370]-[.$B$10])^2)/(2*[.G$5]))" office:value-type="float" office:value="12.0241828520447">
            <text:p>12.024182852</text:p>
          </table:table-cell>
        </table:table-row>
        <table:table-row table:style-name="ro1">
          <table:table-cell table:number-columns-repeated="3"/>
          <table:table-cell office:value-type="float" office:value="0.48049999999998">
            <text:p>0.4805</text:p>
          </table:table-cell>
          <table:table-cell table:formula="of:=[.$B$13]*EXP(-(([.$D371]-[.$B$10])^2)/(2*[.B$5]))" office:value-type="float" office:value="98.0875897928637">
            <text:p>98.0875897929</text:p>
          </table:table-cell>
          <table:table-cell table:formula="of:=[.$B$13]*EXP(-(([.$D371]-[.$B$10])^2)/(2*[.C$5]))" office:value-type="float" office:value="97.662301858127">
            <text:p>97.6623018581</text:p>
          </table:table-cell>
          <table:table-cell table:formula="of:=[.$B$13]*EXP(-(([.$D371]-[.$B$10])^2)/(2*[.D$5]))" office:value-type="float" office:value="96.6555854253343">
            <text:p>96.6555854253</text:p>
          </table:table-cell>
          <table:table-cell table:formula="of:=[.$B$13]*EXP(-(([.$D371]-[.$B$10])^2)/(2*[.E$5]))" office:value-type="float" office:value="93.0174148762966">
            <text:p>93.0174148763</text:p>
          </table:table-cell>
          <table:table-cell table:formula="of:=[.$B$13]*EXP(-(([.$D371]-[.$B$10])^2)/(2*[.F$5]))" office:value-type="float" office:value="75.0543889620525">
            <text:p>75.0543889621</text:p>
          </table:table-cell>
          <table:table-cell table:formula="of:=[.$B$13]*EXP(-(([.$D371]-[.$B$10])^2)/(2*[.G$5]))" office:value-type="float" office:value="13.3498943299673">
            <text:p>13.34989433</text:p>
          </table:table-cell>
        </table:table-row>
        <table:table-row table:style-name="ro1">
          <table:table-cell table:number-columns-repeated="3"/>
          <table:table-cell office:value-type="float" office:value="0.48099999999998">
            <text:p>0.481</text:p>
          </table:table-cell>
          <table:table-cell table:formula="of:=[.$B$13]*EXP(-(([.$D372]-[.$B$10])^2)/(2*[.B$5]))" office:value-type="float" office:value="98.1835199450333">
            <text:p>98.183519945</text:p>
          </table:table-cell>
          <table:table-cell table:formula="of:=[.$B$13]*EXP(-(([.$D372]-[.$B$10])^2)/(2*[.C$5]))" office:value-type="float" office:value="97.7793227371289">
            <text:p>97.7793227371</text:p>
          </table:table-cell>
          <table:table-cell table:formula="of:=[.$B$13]*EXP(-(([.$D372]-[.$B$10])^2)/(2*[.D$5]))" office:value-type="float" office:value="96.8221751273581">
            <text:p>96.8221751274</text:p>
          </table:table-cell>
          <table:table-cell table:formula="of:=[.$B$13]*EXP(-(([.$D372]-[.$B$10])^2)/(2*[.E$5]))" office:value-type="float" office:value="93.3588915410284">
            <text:p>93.358891541</text:p>
          </table:table-cell>
          <table:table-cell table:formula="of:=[.$B$13]*EXP(-(([.$D372]-[.$B$10])^2)/(2*[.F$5]))" office:value-type="float" office:value="76.1526687459388">
            <text:p>76.1526687459</text:p>
          </table:table-cell>
          <table:table-cell table:formula="of:=[.$B$13]*EXP(-(([.$D372]-[.$B$10])^2)/(2*[.G$5]))" office:value-type="float" office:value="14.7825771308751">
            <text:p>14.7825771309</text:p>
          </table:table-cell>
        </table:table-row>
        <table:table-row table:style-name="ro1">
          <table:table-cell table:number-columns-repeated="3"/>
          <table:table-cell office:value-type="float" office:value="0.48149999999998">
            <text:p>0.4815</text:p>
          </table:table-cell>
          <table:table-cell table:formula="of:=[.$B$13]*EXP(-(([.$D373]-[.$B$10])^2)/(2*[.B$5]))" office:value-type="float" office:value="98.2770486006592">
            <text:p>98.2770486007</text:p>
          </table:table-cell>
          <table:table-cell table:formula="of:=[.$B$13]*EXP(-(([.$D373]-[.$B$10])^2)/(2*[.C$5]))" office:value-type="float" office:value="97.8934389123967">
            <text:p>97.8934389124</text:p>
          </table:table-cell>
          <table:table-cell table:formula="of:=[.$B$13]*EXP(-(([.$D373]-[.$B$10])^2)/(2*[.D$5]))" office:value-type="float" office:value="96.9847138541276">
            <text:p>96.9847138541</text:p>
          </table:table-cell>
          <table:table-cell table:formula="of:=[.$B$13]*EXP(-(([.$D373]-[.$B$10])^2)/(2*[.E$5]))" office:value-type="float" office:value="93.6927038217491">
            <text:p>93.6927038217</text:p>
          </table:table-cell>
          <table:table-cell table:formula="of:=[.$B$13]*EXP(-(([.$D373]-[.$B$10])^2)/(2*[.F$5]))" office:value-type="float" office:value="77.2378703587837">
            <text:p>77.2378703588</text:p>
          </table:table-cell>
          <table:table-cell table:formula="of:=[.$B$13]*EXP(-(([.$D373]-[.$B$10])^2)/(2*[.G$5]))" office:value-type="float" office:value="16.3257277080194">
            <text:p>16.325727708</text:p>
          </table:table-cell>
        </table:table-row>
        <table:table-row table:style-name="ro1">
          <table:table-cell table:number-columns-repeated="3"/>
          <table:table-cell office:value-type="float" office:value="0.48199999999998">
            <text:p>0.482</text:p>
          </table:table-cell>
          <table:table-cell table:formula="of:=[.$B$13]*EXP(-(([.$D374]-[.$B$10])^2)/(2*[.B$5]))" office:value-type="float" office:value="98.368168720454">
            <text:p>98.3681687205</text:p>
          </table:table-cell>
          <table:table-cell table:formula="of:=[.$B$13]*EXP(-(([.$D374]-[.$B$10])^2)/(2*[.C$5]))" office:value-type="float" office:value="98.0046398909515">
            <text:p>98.004639891</text:p>
          </table:table-cell>
          <table:table-cell table:formula="of:=[.$B$13]*EXP(-(([.$D374]-[.$B$10])^2)/(2*[.D$5]))" office:value-type="float" office:value="97.1431802529532">
            <text:p>97.143180253</text:p>
          </table:table-cell>
          <table:table-cell table:formula="of:=[.$B$13]*EXP(-(([.$D374]-[.$B$10])^2)/(2*[.E$5]))" office:value-type="float" office:value="94.0187606595753">
            <text:p>94.0187606596</text:p>
          </table:table-cell>
          <table:table-cell table:formula="of:=[.$B$13]*EXP(-(([.$D374]-[.$B$10])^2)/(2*[.F$5]))" office:value-type="float" office:value="78.3089828009475">
            <text:p>78.3089828009</text:p>
          </table:table-cell>
          <table:table-cell table:formula="of:=[.$B$13]*EXP(-(([.$D374]-[.$B$10])^2)/(2*[.G$5]))" office:value-type="float" office:value="17.982290664178">
            <text:p>17.9822906642</text:p>
          </table:table-cell>
        </table:table-row>
        <table:table-row table:style-name="ro1">
          <table:table-cell table:number-columns-repeated="3"/>
          <table:table-cell office:value-type="float" office:value="0.48249999999998">
            <text:p>0.4825</text:p>
          </table:table-cell>
          <table:table-cell table:formula="of:=[.$B$13]*EXP(-(([.$D375]-[.$B$10])^2)/(2*[.B$5]))" office:value-type="float" office:value="98.4568734420581">
            <text:p>98.4568734421</text:p>
          </table:table-cell>
          <table:table-cell table:formula="of:=[.$B$13]*EXP(-(([.$D375]-[.$B$10])^2)/(2*[.C$5]))" office:value-type="float" office:value="98.1129154399059">
            <text:p>98.1129154399</text:p>
          </table:table-cell>
          <table:table-cell table:formula="of:=[.$B$13]*EXP(-(([.$D375]-[.$B$10])^2)/(2*[.D$5]))" office:value-type="float" office:value="97.2975534826666">
            <text:p>97.2975534827</text:p>
          </table:table-cell>
          <table:table-cell table:formula="of:=[.$B$13]*EXP(-(([.$D375]-[.$B$10])^2)/(2*[.E$5]))" office:value-type="float" office:value="94.3369728926329">
            <text:p>94.3369728926</text:p>
          </table:table-cell>
          <table:table-cell table:formula="of:=[.$B$13]*EXP(-(([.$D375]-[.$B$10])^2)/(2*[.F$5]))" office:value-type="float" office:value="79.364996917465">
            <text:p>79.3649969175</text:p>
          </table:table-cell>
          <table:table-cell table:formula="of:=[.$B$13]*EXP(-(([.$D375]-[.$B$10])^2)/(2*[.G$5]))" office:value-type="float" office:value="19.7545684760277">
            <text:p>19.754568476</text:p>
          </table:table-cell>
        </table:table-row>
        <table:table-row table:style-name="ro1">
          <table:table-cell table:number-columns-repeated="3"/>
          <table:table-cell office:value-type="float" office:value="0.48299999999998">
            <text:p>0.483</text:p>
          </table:table-cell>
          <table:table-cell table:formula="of:=[.$B$13]*EXP(-(([.$D376]-[.$B$10])^2)/(2*[.B$5]))" office:value-type="float" office:value="98.543156080901">
            <text:p>98.5431560809</text:p>
          </table:table-cell>
          <table:table-cell table:formula="of:=[.$B$13]*EXP(-(([.$D376]-[.$B$10])^2)/(2*[.C$5]))" office:value-type="float" office:value="98.2182555880331">
            <text:p>98.218255588</text:p>
          </table:table-cell>
          <table:table-cell table:formula="of:=[.$B$13]*EXP(-(([.$D376]-[.$B$10])^2)/(2*[.D$5]))" office:value-type="float" office:value="97.4478132181887">
            <text:p>97.4478132182</text:p>
          </table:table-cell>
          <table:table-cell table:formula="of:=[.$B$13]*EXP(-(([.$D376]-[.$B$10])^2)/(2*[.E$5]))" office:value-type="float" office:value="94.6472532966605">
            <text:p>94.6472532967</text:p>
          </table:table-cell>
          <table:table-cell table:formula="of:=[.$B$13]*EXP(-(([.$D376]-[.$B$10])^2)/(2*[.F$5]))" office:value-type="float" office:value="80.4049069568507">
            <text:p>80.4049069569</text:p>
          </table:table-cell>
          <table:table-cell table:formula="of:=[.$B$13]*EXP(-(([.$D376]-[.$B$10])^2)/(2*[.G$5]))" office:value-type="float" office:value="21.6441308467108">
            <text:p>21.6441308467</text:p>
          </table:table-cell>
        </table:table-row>
        <table:table-row table:style-name="ro1">
          <table:table-cell table:number-columns-repeated="3"/>
          <table:table-cell office:value-type="float" office:value="0.48349999999998">
            <text:p>0.4835</text:p>
          </table:table-cell>
          <table:table-cell table:formula="of:=[.$B$13]*EXP(-(([.$D377]-[.$B$10])^2)/(2*[.B$5]))" office:value-type="float" office:value="98.6270101310408">
            <text:p>98.627010131</text:p>
          </table:table-cell>
          <table:table-cell table:formula="of:=[.$B$13]*EXP(-(([.$D377]-[.$B$10])^2)/(2*[.C$5]))" office:value-type="float" office:value="98.3206506272973">
            <text:p>98.3206506273</text:p>
          </table:table-cell>
          <table:table-cell table:formula="of:=[.$B$13]*EXP(-(([.$D377]-[.$B$10])^2)/(2*[.D$5]))" office:value-type="float" office:value="97.5939396549883">
            <text:p>97.593939655</text:p>
          </table:table-cell>
          <table:table-cell table:formula="of:=[.$B$13]*EXP(-(([.$D377]-[.$B$10])^2)/(2*[.E$5]))" office:value-type="float" office:value="94.9495166248282">
            <text:p>94.9495166248</text:p>
          </table:table-cell>
          <table:table-cell table:formula="of:=[.$B$13]*EXP(-(([.$D377]-[.$B$10])^2)/(2*[.F$5]))" office:value-type="float" office:value="81.4277121447573">
            <text:p>81.4277121448</text:p>
          </table:table-cell>
          <table:table-cell table:formula="of:=[.$B$13]*EXP(-(([.$D377]-[.$B$10])^2)/(2*[.G$5]))" office:value-type="float" office:value="23.6517251564832">
            <text:p>23.6517251565</text:p>
          </table:table-cell>
        </table:table-row>
        <table:table-row table:style-name="ro1">
          <table:table-cell table:number-columns-repeated="3"/>
          <table:table-cell office:value-type="float" office:value="0.48399999999998">
            <text:p>0.484</text:p>
          </table:table-cell>
          <table:table-cell table:formula="of:=[.$B$13]*EXP(-(([.$D378]-[.$B$10])^2)/(2*[.B$5]))" office:value-type="float" office:value="98.708429265982">
            <text:p>98.708429266</text:p>
          </table:table-cell>
          <table:table-cell table:formula="of:=[.$B$13]*EXP(-(([.$D378]-[.$B$10])^2)/(2*[.C$5]))" office:value-type="float" office:value="98.4200911143449">
            <text:p>98.4200911143</text:p>
          </table:table-cell>
          <table:table-cell table:formula="of:=[.$B$13]*EXP(-(([.$D378]-[.$B$10])^2)/(2*[.D$5]))" office:value-type="float" office:value="97.7359135134327">
            <text:p>97.7359135134</text:p>
          </table:table-cell>
          <table:table-cell table:formula="of:=[.$B$13]*EXP(-(([.$D378]-[.$B$10])^2)/(2*[.E$5]))" office:value-type="float" office:value="95.2436796467472">
            <text:p>95.2436796467</text:p>
          </table:table-cell>
          <table:table-cell table:formula="of:=[.$B$13]*EXP(-(([.$D378]-[.$B$10])^2)/(2*[.F$5]))" office:value-type="float" office:value="82.4324182691011">
            <text:p>82.4324182691</text:p>
          </table:table-cell>
          <table:table-cell table:formula="of:=[.$B$13]*EXP(-(([.$D378]-[.$B$10])^2)/(2*[.G$5]))" office:value-type="float" office:value="25.7771896068266">
            <text:p>25.7771896068</text:p>
          </table:table-cell>
        </table:table-row>
        <table:table-row table:style-name="ro1">
          <table:table-cell table:number-columns-repeated="3"/>
          <table:table-cell office:value-type="float" office:value="0.48449999999998">
            <text:p>0.4845</text:p>
          </table:table-cell>
          <table:table-cell table:formula="of:=[.$B$13]*EXP(-(([.$D379]-[.$B$10])^2)/(2*[.B$5]))" office:value-type="float" office:value="98.7874073394706">
            <text:p>98.7874073395</text:p>
          </table:table-cell>
          <table:table-cell table:formula="of:=[.$B$13]*EXP(-(([.$D379]-[.$B$10])^2)/(2*[.C$5]))" office:value-type="float" office:value="98.5165678719555">
            <text:p>98.516567872</text:p>
          </table:table-cell>
          <table:table-cell table:formula="of:=[.$B$13]*EXP(-(([.$D379]-[.$B$10])^2)/(2*[.D$5]))" office:value-type="float" office:value="97.873716043026">
            <text:p>97.873716043</text:p>
          </table:table-cell>
          <table:table-cell table:formula="of:=[.$B$13]*EXP(-(([.$D379]-[.$B$10])^2)/(2*[.E$5]))" office:value-type="float" office:value="95.5296611866447">
            <text:p>95.5296611866</text:p>
          </table:table-cell>
          <table:table-cell table:formula="of:=[.$B$13]*EXP(-(([.$D379]-[.$B$10])^2)/(2*[.F$5]))" office:value-type="float" office:value="83.4180392731961">
            <text:p>83.4180392732</text:p>
          </table:table-cell>
          <table:table-cell table:formula="of:=[.$B$13]*EXP(-(([.$D379]-[.$B$10])^2)/(2*[.G$5]))" office:value-type="float" office:value="28.0193707559347">
            <text:p>28.0193707559</text:p>
          </table:table-cell>
        </table:table-row>
        <table:table-row table:style-name="ro1">
          <table:table-cell table:number-columns-repeated="3"/>
          <table:table-cell office:value-type="float" office:value="0.48499999999998">
            <text:p>0.485</text:p>
          </table:table-cell>
          <table:table-cell table:formula="of:=[.$B$13]*EXP(-(([.$D380]-[.$B$10])^2)/(2*[.B$5]))" office:value-type="float" office:value="98.8639383862678">
            <text:p>98.8639383863</text:p>
          </table:table-cell>
          <table:table-cell table:formula="of:=[.$B$13]*EXP(-(([.$D380]-[.$B$10])^2)/(2*[.C$5]))" office:value-type="float" office:value="98.6100719904539">
            <text:p>98.6100719905</text:p>
          </table:table-cell>
          <table:table-cell table:formula="of:=[.$B$13]*EXP(-(([.$D380]-[.$B$10])^2)/(2*[.D$5]))" office:value-type="float" office:value="98.0073290265362">
            <text:p>98.0073290265</text:p>
          </table:table-cell>
          <table:table-cell table:formula="of:=[.$B$13]*EXP(-(([.$D380]-[.$B$10])^2)/(2*[.E$5]))" office:value-type="float" office:value="95.8073821606797">
            <text:p>95.8073821607</text:p>
          </table:table-cell>
          <table:table-cell table:formula="of:=[.$B$13]*EXP(-(([.$D380]-[.$B$10])^2)/(2*[.F$5]))" office:value-type="float" office:value="84.3835988533687">
            <text:p>84.3835988534</text:p>
          </table:table-cell>
          <table:table-cell table:formula="of:=[.$B$13]*EXP(-(([.$D380]-[.$B$10])^2)/(2*[.G$5]))" office:value-type="float" office:value="30.3760472182951">
            <text:p>30.3760472183</text:p>
          </table:table-cell>
        </table:table-row>
        <table:table-row table:style-name="ro1">
          <table:table-cell table:number-columns-repeated="3"/>
          <table:table-cell office:value-type="float" office:value="0.48549999999998">
            <text:p>0.4855</text:p>
          </table:table-cell>
          <table:table-cell table:formula="of:=[.$B$13]*EXP(-(([.$D381]-[.$B$10])^2)/(2*[.B$5]))" office:value-type="float" office:value="98.9380166229005">
            <text:p>98.9380166229</text:p>
          </table:table-cell>
          <table:table-cell table:formula="of:=[.$B$13]*EXP(-(([.$D381]-[.$B$10])^2)/(2*[.C$5]))" office:value-type="float" office:value="98.700594829081">
            <text:p>98.7005948291</text:p>
          </table:table-cell>
          <table:table-cell table:formula="of:=[.$B$13]*EXP(-(([.$D381]-[.$B$10])^2)/(2*[.D$5]))" office:value-type="float" office:value="98.1367347840089">
            <text:p>98.136734784</text:p>
          </table:table-cell>
          <table:table-cell table:formula="of:=[.$B$13]*EXP(-(([.$D381]-[.$B$10])^2)/(2*[.E$5]))" office:value-type="float" office:value="96.0767656133753">
            <text:p>96.0767656134</text:p>
          </table:table-cell>
          <table:table-cell table:formula="of:=[.$B$13]*EXP(-(([.$D381]-[.$B$10])^2)/(2*[.F$5]))" office:value-type="float" office:value="85.3281320574705">
            <text:p>85.3281320575</text:p>
          </table:table-cell>
          <table:table-cell table:formula="of:=[.$B$13]*EXP(-(([.$D381]-[.$B$10])^2)/(2*[.G$5]))" office:value-type="float" office:value="32.8438613437038">
            <text:p>32.8438613437</text:p>
          </table:table-cell>
        </table:table-row>
        <table:table-row table:style-name="ro1">
          <table:table-cell table:number-columns-repeated="3"/>
          <table:table-cell office:value-type="float" office:value="0.48599999999998">
            <text:p>0.486</text:p>
          </table:table-cell>
          <table:table-cell table:formula="of:=[.$B$13]*EXP(-(([.$D382]-[.$B$10])^2)/(2*[.B$5]))" office:value-type="float" office:value="99.0096364483901">
            <text:p>99.0096364484</text:p>
          </table:table-cell>
          <table:table-cell table:formula="of:=[.$B$13]*EXP(-(([.$D382]-[.$B$10])^2)/(2*[.C$5]))" office:value-type="float" office:value="98.7881280173248">
            <text:p>98.7881280173</text:p>
          </table:table-cell>
          <table:table-cell table:formula="of:=[.$B$13]*EXP(-(([.$D382]-[.$B$10])^2)/(2*[.D$5]))" office:value-type="float" office:value="98.2619161766652">
            <text:p>98.2619161767</text:p>
          </table:table-cell>
          <table:table-cell table:formula="of:=[.$B$13]*EXP(-(([.$D382]-[.$B$10])^2)/(2*[.E$5]))" office:value-type="float" office:value="96.3377367531444">
            <text:p>96.3377367531</text:p>
          </table:table-cell>
          <table:table-cell table:formula="of:=[.$B$13]*EXP(-(([.$D382]-[.$B$10])^2)/(2*[.F$5]))" office:value-type="float" office:value="86.250686880663">
            <text:p>86.2506868807</text:p>
          </table:table-cell>
          <table:table-cell table:formula="of:=[.$B$13]*EXP(-(([.$D382]-[.$B$10])^2)/(2*[.G$5]))" office:value-type="float" office:value="35.4182606974854">
            <text:p>35.4182606975</text:p>
          </table:table-cell>
        </table:table-row>
        <table:table-row table:style-name="ro1">
          <table:table-cell table:number-columns-repeated="3"/>
          <table:table-cell office:value-type="float" office:value="0.48649999999998">
            <text:p>0.4865</text:p>
          </table:table-cell>
          <table:table-cell table:formula="of:=[.$B$13]*EXP(-(([.$D383]-[.$B$10])^2)/(2*[.B$5]))" office:value-type="float" office:value="99.0787924449578">
            <text:p>99.078792445</text:p>
          </table:table-cell>
          <table:table-cell table:formula="of:=[.$B$13]*EXP(-(([.$D383]-[.$B$10])^2)/(2*[.C$5]))" office:value-type="float" office:value="98.8726634562103">
            <text:p>98.8726634562</text:p>
          </table:table-cell>
          <table:table-cell table:formula="of:=[.$B$13]*EXP(-(([.$D383]-[.$B$10])^2)/(2*[.D$5]))" office:value-type="float" office:value="98.3828566106856">
            <text:p>98.3828566107</text:p>
          </table:table-cell>
          <table:table-cell table:formula="of:=[.$B$13]*EXP(-(([.$D383]-[.$B$10])^2)/(2*[.E$5]))" office:value-type="float" office:value="96.5902229868868">
            <text:p>96.5902229869</text:p>
          </table:table-cell>
          <table:table-cell table:formula="of:=[.$B$13]*EXP(-(([.$D383]-[.$B$10])^2)/(2*[.F$5]))" office:value-type="float" office:value="87.1503258548072">
            <text:p>87.1503258548</text:p>
          </table:table-cell>
          <table:table-cell table:formula="of:=[.$B$13]*EXP(-(([.$D383]-[.$B$10])^2)/(2*[.G$5]))" office:value-type="float" office:value="38.0934511305963">
            <text:p>38.0934511306</text:p>
          </table:table-cell>
        </table:table-row>
        <table:table-row table:style-name="ro1">
          <table:table-cell table:number-columns-repeated="3"/>
          <table:table-cell office:value-type="float" office:value="0.486999999999979">
            <text:p>0.487</text:p>
          </table:table-cell>
          <table:table-cell table:formula="of:=[.$B$13]*EXP(-(([.$D384]-[.$B$10])^2)/(2*[.B$5]))" office:value-type="float" office:value="99.145479378708">
            <text:p>99.1454793787</text:p>
          </table:table-cell>
          <table:table-cell table:formula="of:=[.$B$13]*EXP(-(([.$D384]-[.$B$10])^2)/(2*[.C$5]))" office:value-type="float" office:value="98.9541933195479">
            <text:p>98.9541933195</text:p>
          </table:table-cell>
          <table:table-cell table:formula="of:=[.$B$13]*EXP(-(([.$D384]-[.$B$10])^2)/(2*[.D$5]))" office:value-type="float" office:value="98.4995400408745">
            <text:p>98.4995400409</text:p>
          </table:table-cell>
          <table:table-cell table:formula="of:=[.$B$13]*EXP(-(([.$D384]-[.$B$10])^2)/(2*[.E$5]))" office:value-type="float" office:value="96.8341539536322">
            <text:p>96.8341539536</text:p>
          </table:table-cell>
          <table:table-cell table:formula="of:=[.$B$13]*EXP(-(([.$D384]-[.$B$10])^2)/(2*[.F$5]))" office:value-type="float" office:value="88.0261276277711">
            <text:p>88.0261276278</text:p>
          </table:table-cell>
          <table:table-cell table:formula="of:=[.$B$13]*EXP(-(([.$D384]-[.$B$10])^2)/(2*[.G$5]))" office:value-type="float" office:value="40.8623631531005">
            <text:p>40.8623631531</text:p>
          </table:table-cell>
        </table:table-row>
        <table:table-row table:style-name="ro1">
          <table:table-cell table:number-columns-repeated="3"/>
          <table:table-cell office:value-type="float" office:value="0.487499999999979">
            <text:p>0.4875</text:p>
          </table:table-cell>
          <table:table-cell table:formula="of:=[.$B$13]*EXP(-(([.$D385]-[.$B$10])^2)/(2*[.B$5]))" office:value-type="float" office:value="99.2096922002886">
            <text:p>99.2096922003</text:p>
          </table:table-cell>
          <table:table-cell table:formula="of:=[.$B$13]*EXP(-(([.$D385]-[.$B$10])^2)/(2*[.C$5]))" office:value-type="float" office:value="99.0327100551423">
            <text:p>99.0327100551</text:p>
          </table:table-cell>
          <table:table-cell table:formula="of:=[.$B$13]*EXP(-(([.$D385]-[.$B$10])^2)/(2*[.D$5]))" office:value-type="float" office:value="98.6119509742097">
            <text:p>98.6119509742</text:p>
          </table:table-cell>
          <table:table-cell table:formula="of:=[.$B$13]*EXP(-(([.$D385]-[.$B$10])^2)/(2*[.E$5]))" office:value-type="float" office:value="97.069461557213">
            <text:p>97.0694615572</text:p>
          </table:table-cell>
          <table:table-cell table:formula="of:=[.$B$13]*EXP(-(([.$D385]-[.$B$10])^2)/(2*[.F$5]))" office:value-type="float" office:value="88.8771885289601">
            <text:p>88.877188529</text:p>
          </table:table-cell>
          <table:table-cell table:formula="of:=[.$B$13]*EXP(-(([.$D385]-[.$B$10])^2)/(2*[.G$5]))" office:value-type="float" office:value="43.7166332056502">
            <text:p>43.7166332057</text:p>
          </table:table-cell>
        </table:table-row>
        <table:table-row table:style-name="ro1">
          <table:table-cell table:number-columns-repeated="3"/>
          <table:table-cell office:value-type="float" office:value="0.487999999999979">
            <text:p>0.488</text:p>
          </table:table-cell>
          <table:table-cell table:formula="of:=[.$B$13]*EXP(-(([.$D386]-[.$B$10])^2)/(2*[.B$5]))" office:value-type="float" office:value="99.2714260455277">
            <text:p>99.2714260455</text:p>
          </table:table-cell>
          <table:table-cell table:formula="of:=[.$B$13]*EXP(-(([.$D386]-[.$B$10])^2)/(2*[.C$5]))" office:value-type="float" office:value="99.1082063859566">
            <text:p>99.108206386</text:p>
          </table:table-cell>
          <table:table-cell table:formula="of:=[.$B$13]*EXP(-(([.$D386]-[.$B$10])^2)/(2*[.D$5]))" office:value-type="float" office:value="98.7200744732685">
            <text:p>98.7200744733</text:p>
          </table:table-cell>
          <table:table-cell table:formula="of:=[.$B$13]*EXP(-(([.$D386]-[.$B$10])^2)/(2*[.E$5]))" office:value-type="float" office:value="97.2960799979371">
            <text:p>97.2960799979</text:p>
          </table:table-cell>
          <table:table-cell table:formula="of:=[.$B$13]*EXP(-(([.$D386]-[.$B$10])^2)/(2*[.F$5]))" office:value-type="float" office:value="89.7026241173429">
            <text:p>89.7026241173</text:p>
          </table:table-cell>
          <table:table-cell table:formula="of:=[.$B$13]*EXP(-(([.$D386]-[.$B$10])^2)/(2*[.G$5]))" office:value-type="float" office:value="46.6466012603581">
            <text:p>46.6466012604</text:p>
          </table:table-cell>
        </table:table-row>
        <table:table-row table:style-name="ro1">
          <table:table-cell table:number-columns-repeated="3"/>
          <table:table-cell office:value-type="float" office:value="0.488499999999979">
            <text:p>0.4885</text:p>
          </table:table-cell>
          <table:table-cell table:formula="of:=[.$B$13]*EXP(-(([.$D387]-[.$B$10])^2)/(2*[.B$5]))" office:value-type="float" office:value="99.330676236048">
            <text:p>99.330676236</text:p>
          </table:table-cell>
          <table:table-cell table:formula="of:=[.$B$13]*EXP(-(([.$D387]-[.$B$10])^2)/(2*[.C$5]))" office:value-type="float" office:value="99.1806753112376">
            <text:p>99.1806753112</text:p>
          </table:table-cell>
          <table:table-cell table:formula="of:=[.$B$13]*EXP(-(([.$D387]-[.$B$10])^2)/(2*[.D$5]))" office:value-type="float" office:value="98.8238961595377">
            <text:p>98.8238961595</text:p>
          </table:table-cell>
          <table:table-cell table:formula="of:=[.$B$13]*EXP(-(([.$D387]-[.$B$10])^2)/(2*[.E$5]))" office:value-type="float" office:value="97.5139458032495">
            <text:p>97.5139458032</text:p>
          </table:table-cell>
          <table:table-cell table:formula="of:=[.$B$13]*EXP(-(([.$D387]-[.$B$10])^2)/(2*[.F$5]))" office:value-type="float" office:value="90.501570708307">
            <text:p>90.5015707083</text:p>
          </table:table-cell>
          <table:table-cell table:formula="of:=[.$B$13]*EXP(-(([.$D387]-[.$B$10])^2)/(2*[.G$5]))" office:value-type="float" office:value="49.6413259758481">
            <text:p>49.6413259758</text:p>
          </table:table-cell>
        </table:table-row>
        <table:table-row table:style-name="ro1">
          <table:table-cell table:number-columns-repeated="3"/>
          <table:table-cell office:value-type="float" office:value="0.488999999999979">
            <text:p>0.489</text:p>
          </table:table-cell>
          <table:table-cell table:formula="of:=[.$B$13]*EXP(-(([.$D388]-[.$B$10])^2)/(2*[.B$5]))" office:value-type="float" office:value="99.3874382798579">
            <text:p>99.3874382799</text:p>
          </table:table-cell>
          <table:table-cell table:formula="of:=[.$B$13]*EXP(-(([.$D388]-[.$B$10])^2)/(2*[.C$5]))" office:value-type="float" office:value="99.2501101075972">
            <text:p>99.2501101076</text:p>
          </table:table-cell>
          <table:table-cell table:formula="of:=[.$B$13]*EXP(-(([.$D388]-[.$B$10])^2)/(2*[.D$5]))" office:value-type="float" office:value="98.9234022165987">
            <text:p>98.9234022166</text:p>
          </table:table-cell>
          <table:table-cell table:formula="of:=[.$B$13]*EXP(-(([.$D388]-[.$B$10])^2)/(2*[.E$5]))" office:value-type="float" office:value="97.7229978573559">
            <text:p>97.7229978574</text:p>
          </table:table-cell>
          <table:table-cell table:formula="of:=[.$B$13]*EXP(-(([.$D388]-[.$B$10])^2)/(2*[.F$5]))" office:value-type="float" office:value="91.2731868756441">
            <text:p>91.2731868756</text:p>
          </table:table-cell>
          <table:table-cell table:formula="of:=[.$B$13]*EXP(-(([.$D388]-[.$B$10])^2)/(2*[.G$5]))" office:value-type="float" office:value="52.6886183825465">
            <text:p>52.6886183825</text:p>
          </table:table-cell>
        </table:table-row>
        <table:table-row table:style-name="ro1">
          <table:table-cell table:number-columns-repeated="3"/>
          <table:table-cell office:value-type="float" office:value="0.489499999999979">
            <text:p>0.4895</text:p>
          </table:table-cell>
          <table:table-cell table:formula="of:=[.$B$13]*EXP(-(([.$D389]-[.$B$10])^2)/(2*[.B$5]))" office:value-type="float" office:value="99.4417078719185">
            <text:p>99.4417078719</text:p>
          </table:table-cell>
          <table:table-cell table:formula="of:=[.$B$13]*EXP(-(([.$D389]-[.$B$10])^2)/(2*[.C$5]))" office:value-type="float" office:value="99.3165043300523">
            <text:p>99.3165043301</text:p>
          </table:table-cell>
          <table:table-cell table:formula="of:=[.$B$13]*EXP(-(([.$D389]-[.$B$10])^2)/(2*[.D$5]))" office:value-type="float" office:value="99.018579393193">
            <text:p>99.0185793932</text:p>
          </table:table-cell>
          <table:table-cell table:formula="of:=[.$B$13]*EXP(-(([.$D389]-[.$B$10])^2)/(2*[.E$5]))" office:value-type="float" office:value="97.923177429792">
            <text:p>97.9231774298</text:p>
          </table:table-cell>
          <table:table-cell table:formula="of:=[.$B$13]*EXP(-(([.$D389]-[.$B$10])^2)/(2*[.F$5]))" office:value-type="float" office:value="92.0166549250291">
            <text:p>92.016654925</text:p>
          </table:table-cell>
          <table:table-cell table:formula="of:=[.$B$13]*EXP(-(([.$D389]-[.$B$10])^2)/(2*[.G$5]))" office:value-type="float" office:value="55.7750947871896">
            <text:p>55.7750947872</text:p>
          </table:table-cell>
        </table:table-row>
        <table:table-row table:style-name="ro1">
          <table:table-cell table:number-columns-repeated="3"/>
          <table:table-cell office:value-type="float" office:value="0.489999999999979">
            <text:p>0.49</text:p>
          </table:table-cell>
          <table:table-cell table:formula="of:=[.$B$13]*EXP(-(([.$D390]-[.$B$10])^2)/(2*[.B$5]))" office:value-type="float" office:value="99.4934808946884">
            <text:p>99.4934808947</text:p>
          </table:table-cell>
          <table:table-cell table:formula="of:=[.$B$13]*EXP(-(([.$D390]-[.$B$10])^2)/(2*[.C$5]))" office:value-type="float" office:value="99.3798518130217">
            <text:p>99.379851813</text:p>
          </table:table-cell>
          <table:table-cell table:formula="of:=[.$B$13]*EXP(-(([.$D390]-[.$B$10])^2)/(2*[.D$5]))" office:value-type="float" office:value="99.1094150061627">
            <text:p>99.1094150062</text:p>
          </table:table-cell>
          <table:table-cell table:formula="of:=[.$B$13]*EXP(-(([.$D390]-[.$B$10])^2)/(2*[.E$5]))" office:value-type="float" office:value="98.114428202919">
            <text:p>98.1144282029</text:p>
          </table:table-cell>
          <table:table-cell table:formula="of:=[.$B$13]*EXP(-(([.$D390]-[.$B$10])^2)/(2*[.F$5]))" office:value-type="float" office:value="92.7311823353869">
            <text:p>92.7311823354</text:p>
          </table:table-cell>
          <table:table-cell table:formula="of:=[.$B$13]*EXP(-(([.$D390]-[.$B$10])^2)/(2*[.G$5]))" office:value-type="float" office:value="58.8862492640694">
            <text:p>58.8862492641</text:p>
          </table:table-cell>
        </table:table-row>
        <table:table-row table:style-name="ro1">
          <table:table-cell table:number-columns-repeated="3"/>
          <table:table-cell office:value-type="float" office:value="0.490499999999979">
            <text:p>0.4905</text:p>
          </table:table-cell>
          <table:table-cell table:formula="of:=[.$B$13]*EXP(-(([.$D391]-[.$B$10])^2)/(2*[.B$5]))" office:value-type="float" office:value="99.5427534186439">
            <text:p>99.5427534186</text:p>
          </table:table-cell>
          <table:table-cell table:formula="of:=[.$B$13]*EXP(-(([.$D391]-[.$B$10])^2)/(2*[.C$5]))" office:value-type="float" office:value="99.4401466712801">
            <text:p>99.4401466713</text:p>
          </table:table-cell>
          <table:table-cell table:formula="of:=[.$B$13]*EXP(-(([.$D391]-[.$B$10])^2)/(2*[.D$5]))" office:value-type="float" office:value="99.1958969432672">
            <text:p>99.1958969433</text:p>
          </table:table-cell>
          <table:table-cell table:formula="of:=[.$B$13]*EXP(-(([.$D391]-[.$B$10])^2)/(2*[.E$5]))" office:value-type="float" office:value="98.2966962983273">
            <text:p>98.2966962983</text:p>
          </table:table-cell>
          <table:table-cell table:formula="of:=[.$B$13]*EXP(-(([.$D391]-[.$B$10])^2)/(2*[.F$5]))" office:value-type="float" office:value="93.4160031645991">
            <text:p>93.4160031646</text:p>
          </table:table-cell>
          <table:table-cell table:formula="of:=[.$B$13]*EXP(-(([.$D391]-[.$B$10])^2)/(2*[.G$5]))" office:value-type="float" office:value="62.006545750521">
            <text:p>62.0065457505</text:p>
          </table:table-cell>
        </table:table-row>
        <table:table-row table:style-name="ro1">
          <table:table-cell table:number-columns-repeated="3"/>
          <table:table-cell office:value-type="float" office:value="0.490999999999979">
            <text:p>0.491</text:p>
          </table:table-cell>
          <table:table-cell table:formula="of:=[.$B$13]*EXP(-(([.$D392]-[.$B$10])^2)/(2*[.B$5]))" office:value-type="float" office:value="99.5895217027764">
            <text:p>99.5895217028</text:p>
          </table:table-cell>
          <table:table-cell table:formula="of:=[.$B$13]*EXP(-(([.$D392]-[.$B$10])^2)/(2*[.C$5]))" office:value-type="float" office:value="99.4973833008696">
            <text:p>99.4973833009</text:p>
          </table:table-cell>
          <table:table-cell table:formula="of:=[.$B$13]*EXP(-(([.$D392]-[.$B$10])^2)/(2*[.D$5]))" office:value-type="float" office:value="99.2780136658752">
            <text:p>99.2780136659</text:p>
          </table:table-cell>
          <table:table-cell table:formula="of:=[.$B$13]*EXP(-(([.$D392]-[.$B$10])^2)/(2*[.E$5]))" office:value-type="float" office:value="98.4699303021314">
            <text:p>98.4699303021</text:p>
          </table:table-cell>
          <table:table-cell table:formula="of:=[.$B$13]*EXP(-(([.$D392]-[.$B$10])^2)/(2*[.F$5]))" office:value-type="float" office:value="94.0703794160647">
            <text:p>94.0703794161</text:p>
          </table:table-cell>
          <table:table-cell table:formula="of:=[.$B$13]*EXP(-(([.$D392]-[.$B$10])^2)/(2*[.G$5]))" office:value-type="float" office:value="65.1195293923049">
            <text:p>65.1195293923</text:p>
          </table:table-cell>
        </table:table-row>
        <table:table-row table:style-name="ro1">
          <table:table-cell table:number-columns-repeated="3"/>
          <table:table-cell office:value-type="float" office:value="0.491499999999979">
            <text:p>0.4915</text:p>
          </table:table-cell>
          <table:table-cell table:formula="of:=[.$B$13]*EXP(-(([.$D393]-[.$B$10])^2)/(2*[.B$5]))" office:value-type="float" office:value="99.6337821950655">
            <text:p>99.6337821951</text:p>
          </table:table-cell>
          <table:table-cell table:formula="of:=[.$B$13]*EXP(-(([.$D393]-[.$B$10])^2)/(2*[.C$5]))" office:value-type="float" office:value="99.551556379968">
            <text:p>99.55155638</text:p>
          </table:table-cell>
          <table:table-cell table:formula="of:=[.$B$13]*EXP(-(([.$D393]-[.$B$10])^2)/(2*[.D$5]))" office:value-type="float" office:value="99.3557542115302">
            <text:p>99.3557542115</text:p>
          </table:table-cell>
          <table:table-cell table:formula="of:=[.$B$13]*EXP(-(([.$D393]-[.$B$10])^2)/(2*[.E$5]))" office:value-type="float" office:value="98.6340812891385">
            <text:p>98.6340812891</text:p>
          </table:table-cell>
          <table:table-cell table:formula="of:=[.$B$13]*EXP(-(([.$D393]-[.$B$10])^2)/(2*[.F$5]))" office:value-type="float" office:value="94.6936023627074">
            <text:p>94.6936023627</text:p>
          </table:table-cell>
          <table:table-cell table:formula="of:=[.$B$13]*EXP(-(([.$D393]-[.$B$10])^2)/(2*[.G$5]))" office:value-type="float" office:value="68.2079563986385">
            <text:p>68.2079563986</text:p>
          </table:table-cell>
        </table:table-row>
        <table:table-row table:style-name="ro1">
          <table:table-cell table:number-columns-repeated="3"/>
          <table:table-cell office:value-type="float" office:value="0.491999999999979">
            <text:p>0.492</text:p>
          </table:table-cell>
          <table:table-cell table:formula="of:=[.$B$13]*EXP(-(([.$D394]-[.$B$10])^2)/(2*[.B$5]))" office:value-type="float" office:value="99.6755315329289">
            <text:p>99.6755315329</text:p>
          </table:table-cell>
          <table:table-cell table:formula="of:=[.$B$13]*EXP(-(([.$D394]-[.$B$10])^2)/(2*[.C$5]))" office:value-type="float" office:value="99.6026608697129">
            <text:p>99.6026608697</text:p>
          </table:table-cell>
          <table:table-cell table:formula="of:=[.$B$13]*EXP(-(([.$D394]-[.$B$10])^2)/(2*[.D$5]))" office:value-type="float" office:value="99.4291081963898">
            <text:p>99.4291081964</text:p>
          </table:table-cell>
          <table:table-cell table:formula="of:=[.$B$13]*EXP(-(([.$D394]-[.$B$10])^2)/(2*[.E$5]))" office:value-type="float" office:value="98.7891028458766">
            <text:p>98.7891028459</text:p>
          </table:table-cell>
          <table:table-cell table:formula="of:=[.$B$13]*EXP(-(([.$D394]-[.$B$10])^2)/(2*[.F$5]))" office:value-type="float" office:value="95.2849938251068">
            <text:p>95.2849938251</text:p>
          </table:table-cell>
          <table:table-cell table:formula="of:=[.$B$13]*EXP(-(([.$D394]-[.$B$10])^2)/(2*[.G$5]))" office:value-type="float" office:value="71.2539412753006">
            <text:p>71.2539412753</text:p>
          </table:table-cell>
        </table:table-row>
        <table:table-row table:style-name="ro1">
          <table:table-cell table:number-columns-repeated="3"/>
          <table:table-cell office:value-type="float" office:value="0.492499999999979">
            <text:p>0.4925</text:p>
          </table:table-cell>
          <table:table-cell table:formula="of:=[.$B$13]*EXP(-(([.$D395]-[.$B$10])^2)/(2*[.B$5]))" office:value-type="float" office:value="99.7147665436479">
            <text:p>99.7147665436</text:p>
          </table:table-cell>
          <table:table-cell table:formula="of:=[.$B$13]*EXP(-(([.$D395]-[.$B$10])^2)/(2*[.C$5]))" office:value-type="float" office:value="99.6506920149832">
            <text:p>99.650692015</text:p>
          </table:table-cell>
          <table:table-cell table:formula="of:=[.$B$13]*EXP(-(([.$D395]-[.$B$10])^2)/(2*[.D$5]))" office:value-type="float" office:value="99.4980658175371">
            <text:p>99.4980658175</text:p>
          </table:table-cell>
          <table:table-cell table:formula="of:=[.$B$13]*EXP(-(([.$D395]-[.$B$10])^2)/(2*[.E$5]))" office:value-type="float" office:value="98.9349510924646">
            <text:p>98.9349510925</text:p>
          </table:table-cell>
          <table:table-cell table:formula="of:=[.$B$13]*EXP(-(([.$D395]-[.$B$10])^2)/(2*[.F$5]))" office:value-type="float" office:value="95.8439074005313">
            <text:p>95.8439074005</text:p>
          </table:table-cell>
          <table:table-cell table:formula="of:=[.$B$13]*EXP(-(([.$D395]-[.$B$10])^2)/(2*[.G$5]))" office:value-type="float" office:value="74.2391199167041">
            <text:p>74.2391199167</text:p>
          </table:table-cell>
        </table:table-row>
        <table:table-row table:style-name="ro1">
          <table:table-cell table:number-columns-repeated="3"/>
          <table:table-cell office:value-type="float" office:value="0.492999999999979">
            <text:p>0.493</text:p>
          </table:table-cell>
          <table:table-cell table:formula="of:=[.$B$13]*EXP(-(([.$D396]-[.$B$10])^2)/(2*[.B$5]))" office:value-type="float" office:value="99.7514842447695">
            <text:p>99.7514842448</text:p>
          </table:table-cell>
          <table:table-cell table:formula="of:=[.$B$13]*EXP(-(([.$D396]-[.$B$10])^2)/(2*[.C$5]))" office:value-type="float" office:value="99.6956453451367">
            <text:p>99.6956453451</text:p>
          </table:table-cell>
          <table:table-cell table:formula="of:=[.$B$13]*EXP(-(([.$D396]-[.$B$10])^2)/(2*[.D$5]))" office:value-type="float" office:value="99.5626178551642">
            <text:p>99.5626178552</text:p>
          </table:table-cell>
          <table:table-cell table:formula="of:=[.$B$13]*EXP(-(([.$D396]-[.$B$10])^2)/(2*[.E$5]))" office:value-type="float" office:value="99.0715847033121">
            <text:p>99.0715847033</text:p>
          </table:table-cell>
          <table:table-cell table:formula="of:=[.$B$13]*EXP(-(([.$D396]-[.$B$10])^2)/(2*[.F$5]))" office:value-type="float" office:value="96.3697296397544">
            <text:p>96.3697296398</text:p>
          </table:table-cell>
          <table:table-cell table:formula="of:=[.$B$13]*EXP(-(([.$D396]-[.$B$10])^2)/(2*[.G$5]))" office:value-type="float" office:value="77.1448266637432">
            <text:p>77.1448266637</text:p>
          </table:table-cell>
        </table:table-row>
        <table:table-row table:style-name="ro1">
          <table:table-cell table:number-columns-repeated="3"/>
          <table:table-cell office:value-type="float" office:value="0.493499999999979">
            <text:p>0.4935</text:p>
          </table:table-cell>
          <table:table-cell table:formula="of:=[.$B$13]*EXP(-(([.$D397]-[.$B$10])^2)/(2*[.B$5]))" office:value-type="float" office:value="99.7856818444841">
            <text:p>99.7856818445</text:p>
          </table:table-cell>
          <table:table-cell table:formula="of:=[.$B$13]*EXP(-(([.$D397]-[.$B$10])^2)/(2*[.C$5]))" office:value-type="float" office:value="99.7375166747029">
            <text:p>99.7375166747</text:p>
          </table:table-cell>
          <table:table-cell table:formula="of:=[.$B$13]*EXP(-(([.$D397]-[.$B$10])^2)/(2*[.D$5]))" office:value-type="float" office:value="99.6227556746265">
            <text:p>99.6227556746</text:p>
          </table:table-cell>
          <table:table-cell table:formula="of:=[.$B$13]*EXP(-(([.$D397]-[.$B$10])^2)/(2*[.E$5]))" office:value-type="float" office:value="99.1989649266344">
            <text:p>99.1989649266</text:p>
          </table:table-cell>
          <table:table-cell table:formula="of:=[.$B$13]*EXP(-(([.$D397]-[.$B$10])^2)/(2*[.F$5]))" office:value-type="float" office:value="96.8618811686603">
            <text:p>96.8618811687</text:p>
          </table:table-cell>
          <table:table-cell table:formula="of:=[.$B$13]*EXP(-(([.$D397]-[.$B$10])^2)/(2*[.G$5]))" office:value-type="float" office:value="79.952283083313">
            <text:p>79.9522830833</text:p>
          </table:table-cell>
        </table:table-row>
        <table:table-row table:style-name="ro1">
          <table:table-cell table:number-columns-repeated="3"/>
          <table:table-cell office:value-type="float" office:value="0.493999999999979">
            <text:p>0.494</text:p>
          </table:table-cell>
          <table:table-cell table:formula="of:=[.$B$13]*EXP(-(([.$D398]-[.$B$10])^2)/(2*[.B$5]))" office:value-type="float" office:value="99.8173567419792">
            <text:p>99.817356742</text:p>
          </table:table-cell>
          <table:table-cell table:formula="of:=[.$B$13]*EXP(-(([.$D398]-[.$B$10])^2)/(2*[.C$5]))" office:value-type="float" office:value="99.7763021040335">
            <text:p>99.776302104</text:p>
          </table:table-cell>
          <table:table-cell table:formula="of:=[.$B$13]*EXP(-(([.$D398]-[.$B$10])^2)/(2*[.D$5]))" office:value-type="float" office:value="99.6784712283679">
            <text:p>99.6784712284</text:p>
          </table:table-cell>
          <table:table-cell table:formula="of:=[.$B$13]*EXP(-(([.$D398]-[.$B$10])^2)/(2*[.E$5]))" office:value-type="float" office:value="99.3170556027689">
            <text:p>99.3170556028</text:p>
          </table:table-cell>
          <table:table-cell table:formula="of:=[.$B$13]*EXP(-(([.$D398]-[.$B$10])^2)/(2*[.F$5]))" office:value-type="float" office:value="97.3198177517657">
            <text:p>97.3198177518</text:p>
          </table:table-cell>
          <table:table-cell table:formula="of:=[.$B$13]*EXP(-(([.$D398]-[.$B$10])^2)/(2*[.G$5]))" office:value-type="float" office:value="82.6427959072479">
            <text:p>82.6427959072</text:p>
          </table:table-cell>
        </table:table-row>
        <table:table-row table:style-name="ro1">
          <table:table-cell table:number-columns-repeated="3"/>
          <table:table-cell office:value-type="float" office:value="0.494499999999979">
            <text:p>0.4945</text:p>
          </table:table-cell>
          <table:table-cell table:formula="of:=[.$B$13]*EXP(-(([.$D399]-[.$B$10])^2)/(2*[.B$5]))" office:value-type="float" office:value="99.8465065277692">
            <text:p>99.8465065278</text:p>
          </table:table-cell>
          <table:table-cell table:formula="of:=[.$B$13]*EXP(-(([.$D399]-[.$B$10])^2)/(2*[.C$5]))" office:value-type="float" office:value="99.8119980199067">
            <text:p>99.8119980199</text:p>
          </table:table-cell>
          <table:table-cell table:formula="of:=[.$B$13]*EXP(-(([.$D399]-[.$B$10])^2)/(2*[.D$5]))" office:value-type="float" office:value="99.7297570577154">
            <text:p>99.7297570577</text:p>
          </table:table-cell>
          <table:table-cell table:formula="of:=[.$B$13]*EXP(-(([.$D399]-[.$B$10])^2)/(2*[.E$5]))" office:value-type="float" office:value="99.4258231812825">
            <text:p>99.4258231813</text:p>
          </table:table-cell>
          <table:table-cell table:formula="of:=[.$B$13]*EXP(-(([.$D399]-[.$B$10])^2)/(2*[.F$5]))" office:value-type="float" office:value="97.7430312949286">
            <text:p>97.7430312949</text:p>
          </table:table-cell>
          <table:table-cell table:formula="of:=[.$B$13]*EXP(-(([.$D399]-[.$B$10])^2)/(2*[.G$5]))" office:value-type="float" office:value="85.1979612921769">
            <text:p>85.1979612922</text:p>
          </table:table-cell>
        </table:table-row>
        <table:table-row table:style-name="ro1">
          <table:table-cell table:number-columns-repeated="3"/>
          <table:table-cell office:value-type="float" office:value="0.494999999999979">
            <text:p>0.495</text:p>
          </table:table-cell>
          <table:table-cell table:formula="of:=[.$B$13]*EXP(-(([.$D400]-[.$B$10])^2)/(2*[.B$5]))" office:value-type="float" office:value="99.8731289840011">
            <text:p>99.873128984</text:p>
          </table:table-cell>
          <table:table-cell table:formula="of:=[.$B$13]*EXP(-(([.$D400]-[.$B$10])^2)/(2*[.C$5]))" office:value-type="float" office:value="99.8446010960889">
            <text:p>99.8446010961</text:p>
          </table:table-cell>
          <table:table-cell table:formula="of:=[.$B$13]*EXP(-(([.$D400]-[.$B$10])^2)/(2*[.D$5]))" office:value-type="float" office:value="99.7766062945432">
            <text:p>99.7766062945</text:p>
          </table:table-cell>
          <table:table-cell table:formula="of:=[.$B$13]*EXP(-(([.$D400]-[.$B$10])^2)/(2*[.E$5]))" office:value-type="float" office:value="99.5252367368574">
            <text:p>99.5252367369</text:p>
          </table:table-cell>
          <table:table-cell table:formula="of:=[.$B$13]*EXP(-(([.$D400]-[.$B$10])^2)/(2*[.F$5]))" office:value-type="float" office:value="98.1310507846572">
            <text:p>98.1310507847</text:p>
          </table:table-cell>
          <table:table-cell table:formula="of:=[.$B$13]*EXP(-(([.$D400]-[.$B$10])^2)/(2*[.G$5]))" office:value-type="float" office:value="87.5998723358017">
            <text:p>87.5998723358</text:p>
          </table:table-cell>
        </table:table-row>
        <table:table-row table:style-name="ro1">
          <table:table-cell table:number-columns-repeated="3"/>
          <table:table-cell office:value-type="float" office:value="0.495499999999979">
            <text:p>0.4955</text:p>
          </table:table-cell>
          <table:table-cell table:formula="of:=[.$B$13]*EXP(-(([.$D401]-[.$B$10])^2)/(2*[.B$5]))" office:value-type="float" office:value="99.8972220847351">
            <text:p>99.8972220847</text:p>
          </table:table-cell>
          <table:table-cell table:formula="of:=[.$B$13]*EXP(-(([.$D401]-[.$B$10])^2)/(2*[.C$5]))" office:value-type="float" office:value="99.8741082938511">
            <text:p>99.8741082939</text:p>
          </table:table-cell>
          <table:table-cell table:formula="of:=[.$B$13]*EXP(-(([.$D401]-[.$B$10])^2)/(2*[.D$5]))" office:value-type="float" office:value="99.819012662806">
            <text:p>99.8190126628</text:p>
          </table:table-cell>
          <table:table-cell table:formula="of:=[.$B$13]*EXP(-(([.$D401]-[.$B$10])^2)/(2*[.E$5]))" office:value-type="float" office:value="99.6152679839452">
            <text:p>99.6152679839</text:p>
          </table:table-cell>
          <table:table-cell table:formula="of:=[.$B$13]*EXP(-(([.$D401]-[.$B$10])^2)/(2*[.F$5]))" office:value-type="float" office:value="98.483443161589">
            <text:p>98.4834431616</text:p>
          </table:table-cell>
          <table:table-cell table:formula="of:=[.$B$13]*EXP(-(([.$D401]-[.$B$10])^2)/(2*[.G$5]))" office:value-type="float" office:value="89.8313266167504">
            <text:p>89.8313266168</text:p>
          </table:table-cell>
        </table:table-row>
        <table:table-row table:style-name="ro1">
          <table:table-cell table:number-columns-repeated="3"/>
          <table:table-cell office:value-type="float" office:value="0.495999999999978">
            <text:p>0.496</text:p>
          </table:table-cell>
          <table:table-cell table:formula="of:=[.$B$13]*EXP(-(([.$D402]-[.$B$10])^2)/(2*[.B$5]))" office:value-type="float" office:value="99.9187839962022">
            <text:p>99.9187839962</text:p>
          </table:table-cell>
          <table:table-cell table:formula="of:=[.$B$13]*EXP(-(([.$D402]-[.$B$10])^2)/(2*[.C$5]))" office:value-type="float" office:value="99.9005168624407">
            <text:p>99.9005168624</text:p>
          </table:table-cell>
          <table:table-cell table:formula="of:=[.$B$13]*EXP(-(([.$D402]-[.$B$10])^2)/(2*[.D$5]))" office:value-type="float" office:value="99.8569704799397">
            <text:p>99.8569704799</text:p>
          </table:table-cell>
          <table:table-cell table:formula="of:=[.$B$13]*EXP(-(([.$D402]-[.$B$10])^2)/(2*[.E$5]))" office:value-type="float" office:value="99.6958912901798">
            <text:p>99.6958912902</text:p>
          </table:table-cell>
          <table:table-cell table:formula="of:=[.$B$13]*EXP(-(([.$D402]-[.$B$10])^2)/(2*[.F$5]))" office:value-type="float" office:value="98.799814125872">
            <text:p>98.7998141259</text:p>
          </table:table-cell>
          <table:table-cell table:formula="of:=[.$B$13]*EXP(-(([.$D402]-[.$B$10])^2)/(2*[.G$5]))" office:value-type="float" office:value="91.8760304205101">
            <text:p>91.8760304205</text:p>
          </table:table-cell>
        </table:table-row>
        <table:table-row table:style-name="ro1">
          <table:table-cell table:number-columns-repeated="3"/>
          <table:table-cell office:value-type="float" office:value="0.496499999999978">
            <text:p>0.4965</text:p>
          </table:table-cell>
          <table:table-cell table:formula="of:=[.$B$13]*EXP(-(([.$D403]-[.$B$10])^2)/(2*[.B$5]))" office:value-type="float" office:value="99.9378130770364">
            <text:p>99.937813077</text:p>
          </table:table-cell>
          <table:table-cell table:formula="of:=[.$B$13]*EXP(-(([.$D403]-[.$B$10])^2)/(2*[.C$5]))" office:value-type="float" office:value="99.9238243395092">
            <text:p>99.9238243395</text:p>
          </table:table-cell>
          <table:table-cell table:formula="of:=[.$B$13]*EXP(-(([.$D403]-[.$B$10])^2)/(2*[.D$5]))" office:value-type="float" office:value="99.8904746581311">
            <text:p>99.8904746581</text:p>
          </table:table-cell>
          <table:table-cell table:formula="of:=[.$B$13]*EXP(-(([.$D403]-[.$B$10])^2)/(2*[.E$5]))" office:value-type="float" office:value="99.7670836885398">
            <text:p>99.7670836885</text:p>
          </table:table-cell>
          <table:table-cell table:formula="of:=[.$B$13]*EXP(-(([.$D403]-[.$B$10])^2)/(2*[.F$5]))" office:value-type="float" office:value="99.0798088723559">
            <text:p>99.0798088724</text:p>
          </table:table-cell>
          <table:table-cell table:formula="of:=[.$B$13]*EXP(-(([.$D403]-[.$B$10])^2)/(2*[.G$5]))" office:value-type="float" office:value="93.7187962776001">
            <text:p>93.7187962776</text:p>
          </table:table-cell>
        </table:table-row>
        <table:table-row table:style-name="ro1">
          <table:table-cell table:number-columns-repeated="3"/>
          <table:table-cell office:value-type="float" office:value="0.496999999999978">
            <text:p>0.497</text:p>
          </table:table-cell>
          <table:table-cell table:formula="of:=[.$B$13]*EXP(-(([.$D404]-[.$B$10])^2)/(2*[.B$5]))" office:value-type="float" office:value="99.9543078784833">
            <text:p>99.9543078785</text:p>
          </table:table-cell>
          <table:table-cell table:formula="of:=[.$B$13]*EXP(-(([.$D404]-[.$B$10])^2)/(2*[.C$5]))" office:value-type="float" office:value="99.9440285514945">
            <text:p>99.9440285515</text:p>
          </table:table-cell>
          <table:table-cell table:formula="of:=[.$B$13]*EXP(-(([.$D404]-[.$B$10])^2)/(2*[.D$5]))" office:value-type="float" office:value="99.9195207054539">
            <text:p>99.9195207055</text:p>
          </table:table-cell>
          <table:table-cell table:formula="of:=[.$B$13]*EXP(-(([.$D404]-[.$B$10])^2)/(2*[.E$5]))" office:value-type="float" office:value="99.8288248882519">
            <text:p>99.8288248883</text:p>
          </table:table-cell>
          <table:table-cell table:formula="of:=[.$B$13]*EXP(-(([.$D404]-[.$B$10])^2)/(2*[.F$5]))" office:value-type="float" office:value="99.3231127536636">
            <text:p>99.3231127537</text:p>
          </table:table-cell>
          <table:table-cell table:formula="of:=[.$B$13]*EXP(-(([.$D404]-[.$B$10])^2)/(2*[.G$5]))" office:value-type="float" office:value="95.3457304748777">
            <text:p>95.3457304749</text:p>
          </table:table-cell>
        </table:table-row>
        <table:table-row table:style-name="ro1">
          <table:table-cell table:number-columns-repeated="3"/>
          <table:table-cell office:value-type="float" office:value="0.497499999999978">
            <text:p>0.4975</text:p>
          </table:table-cell>
          <table:table-cell table:formula="of:=[.$B$13]*EXP(-(([.$D405]-[.$B$10])^2)/(2*[.B$5]))" office:value-type="float" office:value="99.9682671445835">
            <text:p>99.9682671446</text:p>
          </table:table-cell>
          <table:table-cell table:formula="of:=[.$B$13]*EXP(-(([.$D405]-[.$B$10])^2)/(2*[.C$5]))" office:value-type="float" office:value="99.9611276139592">
            <text:p>99.961127614</text:p>
          </table:table-cell>
          <table:table-cell table:formula="of:=[.$B$13]*EXP(-(([.$D405]-[.$B$10])^2)/(2*[.D$5]))" office:value-type="float" office:value="99.9441047268727">
            <text:p>99.9441047269</text:p>
          </table:table-cell>
          <table:table-cell table:formula="of:=[.$B$13]*EXP(-(([.$D405]-[.$B$10])^2)/(2*[.E$5]))" office:value-type="float" office:value="99.8810972844297">
            <text:p>99.8810972844</text:p>
          </table:table-cell>
          <table:table-cell table:formula="of:=[.$B$13]*EXP(-(([.$D405]-[.$B$10])^2)/(2*[.F$5]))" office:value-type="float" office:value="99.529451869423">
            <text:p>99.5294518694</text:p>
          </table:table-cell>
          <table:table-cell table:formula="of:=[.$B$13]*EXP(-(([.$D405]-[.$B$10])^2)/(2*[.G$5]))" office:value-type="float" office:value="96.7444073080584">
            <text:p>96.7444073081</text:p>
          </table:table-cell>
        </table:table-row>
        <table:table-row table:style-name="ro1">
          <table:table-cell table:number-columns-repeated="3"/>
          <table:table-cell office:value-type="float" office:value="0.497999999999978">
            <text:p>0.498</text:p>
          </table:table-cell>
          <table:table-cell table:formula="of:=[.$B$13]*EXP(-(([.$D406]-[.$B$10])^2)/(2*[.B$5]))" office:value-type="float" office:value="99.9796898123322">
            <text:p>99.9796898123</text:p>
          </table:table-cell>
          <table:table-cell table:formula="of:=[.$B$13]*EXP(-(([.$D406]-[.$B$10])^2)/(2*[.C$5]))" office:value-type="float" office:value="99.9751199318831">
            <text:p>99.9751199319</text:p>
          </table:table-cell>
          <table:table-cell table:formula="of:=[.$B$13]*EXP(-(([.$D406]-[.$B$10])^2)/(2*[.D$5]))" office:value-type="float" office:value="99.9642234251138">
            <text:p>99.9642234251</text:p>
          </table:table-cell>
          <table:table-cell table:formula="of:=[.$B$13]*EXP(-(([.$D406]-[.$B$10])^2)/(2*[.E$5]))" office:value-type="float" office:value="99.9238859664396">
            <text:p>99.9238859664</text:p>
          </table:table-cell>
          <table:table-cell table:formula="of:=[.$B$13]*EXP(-(([.$D406]-[.$B$10])^2)/(2*[.F$5]))" office:value-type="float" office:value="99.6985935801038">
            <text:p>99.6985935801</text:p>
          </table:table-cell>
          <table:table-cell table:formula="of:=[.$B$13]*EXP(-(([.$D406]-[.$B$10])^2)/(2*[.G$5]))" office:value-type="float" office:value="97.9040270218515">
            <text:p>97.9040270219</text:p>
          </table:table-cell>
        </table:table-row>
        <table:table-row table:style-name="ro1">
          <table:table-cell table:number-columns-repeated="3"/>
          <table:table-cell office:value-type="float" office:value="0.498499999999978">
            <text:p>0.4985</text:p>
          </table:table-cell>
          <table:table-cell table:formula="of:=[.$B$13]*EXP(-(([.$D407]-[.$B$10])^2)/(2*[.B$5]))" office:value-type="float" office:value="99.9885750118144">
            <text:p>99.9885750118</text:p>
          </table:table-cell>
          <table:table-cell table:formula="of:=[.$B$13]*EXP(-(([.$D407]-[.$B$10])^2)/(2*[.C$5]))" office:value-type="float" office:value="99.9860041999113">
            <text:p>99.9860041999</text:p>
          </table:table-cell>
          <table:table-cell table:formula="of:=[.$B$13]*EXP(-(([.$D407]-[.$B$10])^2)/(2*[.D$5]))" office:value-type="float" office:value="99.9798741014014">
            <text:p>99.9798741014</text:p>
          </table:table-cell>
          <table:table-cell table:formula="of:=[.$B$13]*EXP(-(([.$D407]-[.$B$10])^2)/(2*[.E$5]))" office:value-type="float" office:value="99.9571787249896">
            <text:p>99.957178725</text:p>
          </table:table-cell>
          <table:table-cell table:formula="of:=[.$B$13]*EXP(-(([.$D407]-[.$B$10])^2)/(2*[.F$5]))" office:value-type="float" office:value="99.8303469441139">
            <text:p>99.8303469441</text:p>
          </table:table-cell>
          <table:table-cell table:formula="of:=[.$B$13]*EXP(-(([.$D407]-[.$B$10])^2)/(2*[.G$5]))" office:value-type="float" office:value="98.8155546313158">
            <text:p>98.8155546313</text:p>
          </table:table-cell>
        </table:table-row>
        <table:table-row table:style-name="ro1">
          <table:table-cell table:number-columns-repeated="3"/>
          <table:table-cell office:value-type="float" office:value="0.498999999999978">
            <text:p>0.499</text:p>
          </table:table-cell>
          <table:table-cell table:formula="of:=[.$B$13]*EXP(-(([.$D408]-[.$B$10])^2)/(2*[.B$5]))" office:value-type="float" office:value="99.9949220663149">
            <text:p>99.9949220663</text:p>
          </table:table-cell>
          <table:table-cell table:formula="of:=[.$B$13]*EXP(-(([.$D408]-[.$B$10])^2)/(2*[.C$5]))" office:value-type="float" office:value="99.9937794025572">
            <text:p>99.9937794026</text:p>
          </table:table-cell>
          <table:table-cell table:formula="of:=[.$B$13]*EXP(-(([.$D408]-[.$B$10])^2)/(2*[.D$5]))" office:value-type="float" office:value="99.9910546560621">
            <text:p>99.9910546561</text:p>
          </table:table-cell>
          <table:table-cell table:formula="of:=[.$B$13]*EXP(-(([.$D408]-[.$B$10])^2)/(2*[.E$5]))" office:value-type="float" office:value="99.9809660579348">
            <text:p>99.9809660579</text:p>
          </table:table-cell>
          <table:table-cell table:formula="of:=[.$B$13]*EXP(-(([.$D408]-[.$B$10])^2)/(2*[.F$5]))" office:value-type="float" office:value="99.924563077005">
            <text:p>99.924563077</text:p>
          </table:table-cell>
          <table:table-cell table:formula="of:=[.$B$13]*EXP(-(([.$D408]-[.$B$10])^2)/(2*[.G$5]))" office:value-type="float" office:value="99.4718371291463">
            <text:p>99.4718371291</text:p>
          </table:table-cell>
        </table:table-row>
        <table:table-row table:style-name="ro1">
          <table:table-cell table:number-columns-repeated="3"/>
          <table:table-cell office:value-type="float" office:value="0.499499999999978">
            <text:p>0.4995</text:p>
          </table:table-cell>
          <table:table-cell table:formula="of:=[.$B$13]*EXP(-(([.$D409]-[.$B$10])^2)/(2*[.B$5]))" office:value-type="float" office:value="99.9987304924041">
            <text:p>99.9987304924</text:p>
          </table:table-cell>
          <table:table-cell table:formula="of:=[.$B$13]*EXP(-(([.$D409]-[.$B$10])^2)/(2*[.C$5]))" office:value-type="float" office:value="99.9984448143606">
            <text:p>99.9984448144</text:p>
          </table:table-cell>
          <table:table-cell table:formula="of:=[.$B$13]*EXP(-(([.$D409]-[.$B$10])^2)/(2*[.D$5]))" office:value-type="float" office:value="99.9977635889935">
            <text:p>99.997763589</text:p>
          </table:table-cell>
          <table:table-cell table:formula="of:=[.$B$13]*EXP(-(([.$D409]-[.$B$10])^2)/(2*[.E$5]))" office:value-type="float" office:value="99.995241174798">
            <text:p>99.9952411748</text:p>
          </table:table-cell>
          <table:table-cell table:formula="of:=[.$B$13]*EXP(-(([.$D409]-[.$B$10])^2)/(2*[.F$5]))" office:value-type="float" office:value="99.9811354318428">
            <text:p>99.9811354318</text:p>
          </table:table-cell>
          <table:table-cell table:formula="of:=[.$B$13]*EXP(-(([.$D409]-[.$B$10])^2)/(2*[.G$5]))" office:value-type="float" office:value="99.8676969523424">
            <text:p>99.8676969523</text:p>
          </table:table-cell>
        </table:table-row>
        <table:table-row table:style-name="ro1">
          <table:table-cell table:number-columns-repeated="3"/>
          <table:table-cell office:value-type="float" office:value="0.499999999999978">
            <text:p>0.5</text:p>
          </table:table-cell>
          <table:table-cell table:formula="of:=[.$B$13]*EXP(-(([.$D410]-[.$B$10])^2)/(2*[.B$5]))" office:value-type="float" office:value="100">
            <text:p>100</text:p>
          </table:table-cell>
          <table:table-cell table:formula="of:=[.$B$13]*EXP(-(([.$D410]-[.$B$10])^2)/(2*[.C$5]))" office:value-type="float" office:value="100">
            <text:p>100</text:p>
          </table:table-cell>
          <table:table-cell table:formula="of:=[.$B$13]*EXP(-(([.$D410]-[.$B$10])^2)/(2*[.D$5]))" office:value-type="float" office:value="100">
            <text:p>100</text:p>
          </table:table-cell>
          <table:table-cell table:formula="of:=[.$B$13]*EXP(-(([.$D410]-[.$B$10])^2)/(2*[.E$5]))" office:value-type="float" office:value="100">
            <text:p>100</text:p>
          </table:table-cell>
          <table:table-cell table:formula="of:=[.$B$13]*EXP(-(([.$D410]-[.$B$10])^2)/(2*[.F$5]))" office:value-type="float" office:value="100">
            <text:p>100</text:p>
          </table:table-cell>
          <table:table-cell table:formula="of:=[.$B$13]*EXP(-(([.$D410]-[.$B$10])^2)/(2*[.G$5]))" office:value-type="float" office:value="100">
            <text:p>100</text:p>
          </table:table-cell>
        </table:table-row>
        <table:table-row table:style-name="ro1">
          <table:table-cell table:number-columns-repeated="3"/>
          <table:table-cell office:value-type="float" office:value="0.500499999999978">
            <text:p>0.5005</text:p>
          </table:table-cell>
          <table:table-cell table:formula="of:=[.$B$13]*EXP(-(([.$D411]-[.$B$10])^2)/(2*[.B$5]))" office:value-type="float" office:value="99.9987304924044">
            <text:p>99.9987304924</text:p>
          </table:table-cell>
          <table:table-cell table:formula="of:=[.$B$13]*EXP(-(([.$D411]-[.$B$10])^2)/(2*[.C$5]))" office:value-type="float" office:value="99.9984448143609">
            <text:p>99.9984448144</text:p>
          </table:table-cell>
          <table:table-cell table:formula="of:=[.$B$13]*EXP(-(([.$D411]-[.$B$10])^2)/(2*[.D$5]))" office:value-type="float" office:value="99.9977635889939">
            <text:p>99.997763589</text:p>
          </table:table-cell>
          <table:table-cell table:formula="of:=[.$B$13]*EXP(-(([.$D411]-[.$B$10])^2)/(2*[.E$5]))" office:value-type="float" office:value="99.9952411747988">
            <text:p>99.9952411748</text:p>
          </table:table-cell>
          <table:table-cell table:formula="of:=[.$B$13]*EXP(-(([.$D411]-[.$B$10])^2)/(2*[.F$5]))" office:value-type="float" office:value="99.9811354318461">
            <text:p>99.9811354318</text:p>
          </table:table-cell>
          <table:table-cell table:formula="of:=[.$B$13]*EXP(-(([.$D411]-[.$B$10])^2)/(2*[.G$5]))" office:value-type="float" office:value="99.8676969523656">
            <text:p>99.8676969524</text:p>
          </table:table-cell>
        </table:table-row>
        <table:table-row table:style-name="ro1">
          <table:table-cell table:number-columns-repeated="3"/>
          <table:table-cell office:value-type="float" office:value="0.500999999999978">
            <text:p>0.501</text:p>
          </table:table-cell>
          <table:table-cell table:formula="of:=[.$B$13]*EXP(-(([.$D412]-[.$B$10])^2)/(2*[.B$5]))" office:value-type="float" office:value="99.9949220663153">
            <text:p>99.9949220663</text:p>
          </table:table-cell>
          <table:table-cell table:formula="of:=[.$B$13]*EXP(-(([.$D412]-[.$B$10])^2)/(2*[.C$5]))" office:value-type="float" office:value="99.9937794025578">
            <text:p>99.9937794026</text:p>
          </table:table-cell>
          <table:table-cell table:formula="of:=[.$B$13]*EXP(-(([.$D412]-[.$B$10])^2)/(2*[.D$5]))" office:value-type="float" office:value="99.9910546560629">
            <text:p>99.9910546561</text:p>
          </table:table-cell>
          <table:table-cell table:formula="of:=[.$B$13]*EXP(-(([.$D412]-[.$B$10])^2)/(2*[.E$5]))" office:value-type="float" office:value="99.9809660579365">
            <text:p>99.9809660579</text:p>
          </table:table-cell>
          <table:table-cell table:formula="of:=[.$B$13]*EXP(-(([.$D412]-[.$B$10])^2)/(2*[.F$5]))" office:value-type="float" office:value="99.9245630770117">
            <text:p>99.924563077</text:p>
          </table:table-cell>
          <table:table-cell table:formula="of:=[.$B$13]*EXP(-(([.$D412]-[.$B$10])^2)/(2*[.G$5]))" office:value-type="float" office:value="99.4718371291926">
            <text:p>99.4718371292</text:p>
          </table:table-cell>
        </table:table-row>
        <table:table-row table:style-name="ro1">
          <table:table-cell table:number-columns-repeated="3"/>
          <table:table-cell office:value-type="float" office:value="0.501499999999978">
            <text:p>0.5015</text:p>
          </table:table-cell>
          <table:table-cell table:formula="of:=[.$B$13]*EXP(-(([.$D413]-[.$B$10])^2)/(2*[.B$5]))" office:value-type="float" office:value="99.9885750118151">
            <text:p>99.9885750118</text:p>
          </table:table-cell>
          <table:table-cell table:formula="of:=[.$B$13]*EXP(-(([.$D413]-[.$B$10])^2)/(2*[.C$5]))" office:value-type="float" office:value="99.9860041999121">
            <text:p>99.9860041999</text:p>
          </table:table-cell>
          <table:table-cell table:formula="of:=[.$B$13]*EXP(-(([.$D413]-[.$B$10])^2)/(2*[.D$5]))" office:value-type="float" office:value="99.9798741014026">
            <text:p>99.9798741014</text:p>
          </table:table-cell>
          <table:table-cell table:formula="of:=[.$B$13]*EXP(-(([.$D413]-[.$B$10])^2)/(2*[.E$5]))" office:value-type="float" office:value="99.9571787249921">
            <text:p>99.957178725</text:p>
          </table:table-cell>
          <table:table-cell table:formula="of:=[.$B$13]*EXP(-(([.$D413]-[.$B$10])^2)/(2*[.F$5]))" office:value-type="float" office:value="99.8303469441238">
            <text:p>99.8303469441</text:p>
          </table:table-cell>
          <table:table-cell table:formula="of:=[.$B$13]*EXP(-(([.$D413]-[.$B$10])^2)/(2*[.G$5]))" office:value-type="float" office:value="98.8155546313848">
            <text:p>98.8155546314</text:p>
          </table:table-cell>
        </table:table-row>
        <table:table-row table:style-name="ro1">
          <table:table-cell table:number-columns-repeated="3"/>
          <table:table-cell office:value-type="float" office:value="0.501999999999978">
            <text:p>0.502</text:p>
          </table:table-cell>
          <table:table-cell table:formula="of:=[.$B$13]*EXP(-(([.$D414]-[.$B$10])^2)/(2*[.B$5]))" office:value-type="float" office:value="99.9796898123331">
            <text:p>99.9796898123</text:p>
          </table:table-cell>
          <table:table-cell table:formula="of:=[.$B$13]*EXP(-(([.$D414]-[.$B$10])^2)/(2*[.C$5]))" office:value-type="float" office:value="99.9751199318842">
            <text:p>99.9751199319</text:p>
          </table:table-cell>
          <table:table-cell table:formula="of:=[.$B$13]*EXP(-(([.$D414]-[.$B$10])^2)/(2*[.D$5]))" office:value-type="float" office:value="99.9642234251153">
            <text:p>99.9642234251</text:p>
          </table:table-cell>
          <table:table-cell table:formula="of:=[.$B$13]*EXP(-(([.$D414]-[.$B$10])^2)/(2*[.E$5]))" office:value-type="float" office:value="99.923885966443">
            <text:p>99.9238859664</text:p>
          </table:table-cell>
          <table:table-cell table:formula="of:=[.$B$13]*EXP(-(([.$D414]-[.$B$10])^2)/(2*[.F$5]))" office:value-type="float" office:value="99.698593580117">
            <text:p>99.6985935801</text:p>
          </table:table-cell>
          <table:table-cell table:formula="of:=[.$B$13]*EXP(-(([.$D414]-[.$B$10])^2)/(2*[.G$5]))" office:value-type="float" office:value="97.9040270219427">
            <text:p>97.9040270219</text:p>
          </table:table-cell>
        </table:table-row>
        <table:table-row table:style-name="ro1">
          <table:table-cell table:number-columns-repeated="3"/>
          <table:table-cell office:value-type="float" office:value="0.502499999999978">
            <text:p>0.5025</text:p>
          </table:table-cell>
          <table:table-cell table:formula="of:=[.$B$13]*EXP(-(([.$D415]-[.$B$10])^2)/(2*[.B$5]))" office:value-type="float" office:value="99.9682671445846">
            <text:p>99.9682671446</text:p>
          </table:table-cell>
          <table:table-cell table:formula="of:=[.$B$13]*EXP(-(([.$D415]-[.$B$10])^2)/(2*[.C$5]))" office:value-type="float" office:value="99.9611276139606">
            <text:p>99.961127614</text:p>
          </table:table-cell>
          <table:table-cell table:formula="of:=[.$B$13]*EXP(-(([.$D415]-[.$B$10])^2)/(2*[.D$5]))" office:value-type="float" office:value="99.9441047268747">
            <text:p>99.9441047269</text:p>
          </table:table-cell>
          <table:table-cell table:formula="of:=[.$B$13]*EXP(-(([.$D415]-[.$B$10])^2)/(2*[.E$5]))" office:value-type="float" office:value="99.8810972844339">
            <text:p>99.8810972844</text:p>
          </table:table-cell>
          <table:table-cell table:formula="of:=[.$B$13]*EXP(-(([.$D415]-[.$B$10])^2)/(2*[.F$5]))" office:value-type="float" office:value="99.5294518694395">
            <text:p>99.5294518694</text:p>
          </table:table-cell>
          <table:table-cell table:formula="of:=[.$B$13]*EXP(-(([.$D415]-[.$B$10])^2)/(2*[.G$5]))" office:value-type="float" office:value="96.7444073081709">
            <text:p>96.7444073082</text:p>
          </table:table-cell>
        </table:table-row>
        <table:table-row table:style-name="ro1">
          <table:table-cell table:number-columns-repeated="3"/>
          <table:table-cell office:value-type="float" office:value="0.502999999999978">
            <text:p>0.503</text:p>
          </table:table-cell>
          <table:table-cell table:formula="of:=[.$B$13]*EXP(-(([.$D416]-[.$B$10])^2)/(2*[.B$5]))" office:value-type="float" office:value="99.9543078784846">
            <text:p>99.9543078785</text:p>
          </table:table-cell>
          <table:table-cell table:formula="of:=[.$B$13]*EXP(-(([.$D416]-[.$B$10])^2)/(2*[.C$5]))" office:value-type="float" office:value="99.9440285514962">
            <text:p>99.9440285515</text:p>
          </table:table-cell>
          <table:table-cell table:formula="of:=[.$B$13]*EXP(-(([.$D416]-[.$B$10])^2)/(2*[.D$5]))" office:value-type="float" office:value="99.9195207054563">
            <text:p>99.9195207055</text:p>
          </table:table-cell>
          <table:table-cell table:formula="of:=[.$B$13]*EXP(-(([.$D416]-[.$B$10])^2)/(2*[.E$5]))" office:value-type="float" office:value="99.8288248882569">
            <text:p>99.8288248883</text:p>
          </table:table-cell>
          <table:table-cell table:formula="of:=[.$B$13]*EXP(-(([.$D416]-[.$B$10])^2)/(2*[.F$5]))" office:value-type="float" office:value="99.3231127536834">
            <text:p>99.3231127537</text:p>
          </table:table-cell>
          <table:table-cell table:formula="of:=[.$B$13]*EXP(-(([.$D416]-[.$B$10])^2)/(2*[.G$5]))" office:value-type="float" office:value="95.3457304750109">
            <text:p>95.345730475</text:p>
          </table:table-cell>
        </table:table-row>
        <table:table-row table:style-name="ro1">
          <table:table-cell table:number-columns-repeated="3"/>
          <table:table-cell office:value-type="float" office:value="0.503499999999978">
            <text:p>0.5035</text:p>
          </table:table-cell>
          <table:table-cell table:formula="of:=[.$B$13]*EXP(-(([.$D417]-[.$B$10])^2)/(2*[.B$5]))" office:value-type="float" office:value="99.937813077038">
            <text:p>99.937813077</text:p>
          </table:table-cell>
          <table:table-cell table:formula="of:=[.$B$13]*EXP(-(([.$D417]-[.$B$10])^2)/(2*[.C$5]))" office:value-type="float" office:value="99.9238243395111">
            <text:p>99.9238243395</text:p>
          </table:table-cell>
          <table:table-cell table:formula="of:=[.$B$13]*EXP(-(([.$D417]-[.$B$10])^2)/(2*[.D$5]))" office:value-type="float" office:value="99.8904746581339">
            <text:p>99.8904746581</text:p>
          </table:table-cell>
          <table:table-cell table:formula="of:=[.$B$13]*EXP(-(([.$D417]-[.$B$10])^2)/(2*[.E$5]))" office:value-type="float" office:value="99.7670836885456">
            <text:p>99.7670836885</text:p>
          </table:table-cell>
          <table:table-cell table:formula="of:=[.$B$13]*EXP(-(([.$D417]-[.$B$10])^2)/(2*[.F$5]))" office:value-type="float" office:value="99.0798088723789">
            <text:p>99.0798088724</text:p>
          </table:table-cell>
          <table:table-cell table:formula="of:=[.$B$13]*EXP(-(([.$D417]-[.$B$10])^2)/(2*[.G$5]))" office:value-type="float" office:value="93.7187962777527">
            <text:p>93.7187962778</text:p>
          </table:table-cell>
        </table:table-row>
        <table:table-row table:style-name="ro1">
          <table:table-cell table:number-columns-repeated="3"/>
          <table:table-cell office:value-type="float" office:value="0.503999999999978">
            <text:p>0.504</text:p>
          </table:table-cell>
          <table:table-cell table:formula="of:=[.$B$13]*EXP(-(([.$D418]-[.$B$10])^2)/(2*[.B$5]))" office:value-type="float" office:value="99.918783996204">
            <text:p>99.9187839962</text:p>
          </table:table-cell>
          <table:table-cell table:formula="of:=[.$B$13]*EXP(-(([.$D418]-[.$B$10])^2)/(2*[.C$5]))" office:value-type="float" office:value="99.9005168624429">
            <text:p>99.9005168624</text:p>
          </table:table-cell>
          <table:table-cell table:formula="of:=[.$B$13]*EXP(-(([.$D418]-[.$B$10])^2)/(2*[.D$5]))" office:value-type="float" office:value="99.8569704799429">
            <text:p>99.8569704799</text:p>
          </table:table-cell>
          <table:table-cell table:formula="of:=[.$B$13]*EXP(-(([.$D418]-[.$B$10])^2)/(2*[.E$5]))" office:value-type="float" office:value="99.6958912901865">
            <text:p>99.6958912902</text:p>
          </table:table-cell>
          <table:table-cell table:formula="of:=[.$B$13]*EXP(-(([.$D418]-[.$B$10])^2)/(2*[.F$5]))" office:value-type="float" office:value="98.7998141258983">
            <text:p>98.7998141259</text:p>
          </table:table-cell>
          <table:table-cell table:formula="of:=[.$B$13]*EXP(-(([.$D418]-[.$B$10])^2)/(2*[.G$5]))" office:value-type="float" office:value="91.8760304206813">
            <text:p>91.8760304207</text:p>
          </table:table-cell>
        </table:table-row>
        <table:table-row table:style-name="ro1">
          <table:table-cell table:number-columns-repeated="3"/>
          <table:table-cell office:value-type="float" office:value="0.504499999999978">
            <text:p>0.5045</text:p>
          </table:table-cell>
          <table:table-cell table:formula="of:=[.$B$13]*EXP(-(([.$D419]-[.$B$10])^2)/(2*[.B$5]))" office:value-type="float" office:value="99.8972220847371">
            <text:p>99.8972220847</text:p>
          </table:table-cell>
          <table:table-cell table:formula="of:=[.$B$13]*EXP(-(([.$D419]-[.$B$10])^2)/(2*[.C$5]))" office:value-type="float" office:value="99.8741082938535">
            <text:p>99.8741082939</text:p>
          </table:table-cell>
          <table:table-cell table:formula="of:=[.$B$13]*EXP(-(([.$D419]-[.$B$10])^2)/(2*[.D$5]))" office:value-type="float" office:value="99.8190126628095">
            <text:p>99.8190126628</text:p>
          </table:table-cell>
          <table:table-cell table:formula="of:=[.$B$13]*EXP(-(([.$D419]-[.$B$10])^2)/(2*[.E$5]))" office:value-type="float" office:value="99.6152679839526">
            <text:p>99.615267984</text:p>
          </table:table-cell>
          <table:table-cell table:formula="of:=[.$B$13]*EXP(-(([.$D419]-[.$B$10])^2)/(2*[.F$5]))" office:value-type="float" office:value="98.4834431616177">
            <text:p>98.4834431616</text:p>
          </table:table-cell>
          <table:table-cell table:formula="of:=[.$B$13]*EXP(-(([.$D419]-[.$B$10])^2)/(2*[.G$5]))" office:value-type="float" office:value="89.8313266169341">
            <text:p>89.8313266169</text:p>
          </table:table-cell>
        </table:table-row>
        <table:table-row table:style-name="ro1">
          <table:table-cell table:number-columns-repeated="3"/>
          <table:table-cell office:value-type="float" office:value="0.504999999999977">
            <text:p>0.505</text:p>
          </table:table-cell>
          <table:table-cell table:formula="of:=[.$B$13]*EXP(-(([.$D420]-[.$B$10])^2)/(2*[.B$5]))" office:value-type="float" office:value="99.8731289840034">
            <text:p>99.873128984</text:p>
          </table:table-cell>
          <table:table-cell table:formula="of:=[.$B$13]*EXP(-(([.$D420]-[.$B$10])^2)/(2*[.C$5]))" office:value-type="float" office:value="99.8446010960917">
            <text:p>99.8446010961</text:p>
          </table:table-cell>
          <table:table-cell table:formula="of:=[.$B$13]*EXP(-(([.$D420]-[.$B$10])^2)/(2*[.D$5]))" office:value-type="float" office:value="99.7766062945471">
            <text:p>99.7766062945</text:p>
          </table:table-cell>
          <table:table-cell table:formula="of:=[.$B$13]*EXP(-(([.$D420]-[.$B$10])^2)/(2*[.E$5]))" office:value-type="float" office:value="99.5252367368657">
            <text:p>99.5252367369</text:p>
          </table:table-cell>
          <table:table-cell table:formula="of:=[.$B$13]*EXP(-(([.$D420]-[.$B$10])^2)/(2*[.F$5]))" office:value-type="float" office:value="98.1310507846897">
            <text:p>98.1310507847</text:p>
          </table:table-cell>
          <table:table-cell table:formula="of:=[.$B$13]*EXP(-(([.$D420]-[.$B$10])^2)/(2*[.G$5]))" office:value-type="float" office:value="87.5998723360056">
            <text:p>87.599872336</text:p>
          </table:table-cell>
        </table:table-row>
        <table:table-row table:style-name="ro1">
          <table:table-cell table:number-columns-repeated="3"/>
          <table:table-cell office:value-type="float" office:value="0.505499999999977">
            <text:p>0.5055</text:p>
          </table:table-cell>
          <table:table-cell table:formula="of:=[.$B$13]*EXP(-(([.$D421]-[.$B$10])^2)/(2*[.B$5]))" office:value-type="float" office:value="99.8465065277717">
            <text:p>99.8465065278</text:p>
          </table:table-cell>
          <table:table-cell table:formula="of:=[.$B$13]*EXP(-(([.$D421]-[.$B$10])^2)/(2*[.C$5]))" office:value-type="float" office:value="99.8119980199097">
            <text:p>99.8119980199</text:p>
          </table:table-cell>
          <table:table-cell table:formula="of:=[.$B$13]*EXP(-(([.$D421]-[.$B$10])^2)/(2*[.D$5]))" office:value-type="float" office:value="99.7297570577197">
            <text:p>99.7297570577</text:p>
          </table:table-cell>
          <table:table-cell table:formula="of:=[.$B$13]*EXP(-(([.$D421]-[.$B$10])^2)/(2*[.E$5]))" office:value-type="float" office:value="99.4258231812917">
            <text:p>99.4258231813</text:p>
          </table:table-cell>
          <table:table-cell table:formula="of:=[.$B$13]*EXP(-(([.$D421]-[.$B$10])^2)/(2*[.F$5]))" office:value-type="float" office:value="97.7430312949642">
            <text:p>97.743031295</text:p>
          </table:table-cell>
          <table:table-cell table:formula="of:=[.$B$13]*EXP(-(([.$D421]-[.$B$10])^2)/(2*[.G$5]))" office:value-type="float" office:value="85.1979612923949">
            <text:p>85.1979612924</text:p>
          </table:table-cell>
        </table:table-row>
        <table:table-row table:style-name="ro1">
          <table:table-cell table:number-columns-repeated="3"/>
          <table:table-cell office:value-type="float" office:value="0.505999999999977">
            <text:p>0.506</text:p>
          </table:table-cell>
          <table:table-cell table:formula="of:=[.$B$13]*EXP(-(([.$D422]-[.$B$10])^2)/(2*[.B$5]))" office:value-type="float" office:value="99.8173567419818">
            <text:p>99.817356742</text:p>
          </table:table-cell>
          <table:table-cell table:formula="of:=[.$B$13]*EXP(-(([.$D422]-[.$B$10])^2)/(2*[.C$5]))" office:value-type="float" office:value="99.7763021040367">
            <text:p>99.776302104</text:p>
          </table:table-cell>
          <table:table-cell table:formula="of:=[.$B$13]*EXP(-(([.$D422]-[.$B$10])^2)/(2*[.D$5]))" office:value-type="float" office:value="99.6784712283726">
            <text:p>99.6784712284</text:p>
          </table:table-cell>
          <table:table-cell table:formula="of:=[.$B$13]*EXP(-(([.$D422]-[.$B$10])^2)/(2*[.E$5]))" office:value-type="float" office:value="99.3170556027789">
            <text:p>99.3170556028</text:p>
          </table:table-cell>
          <table:table-cell table:formula="of:=[.$B$13]*EXP(-(([.$D422]-[.$B$10])^2)/(2*[.F$5]))" office:value-type="float" office:value="97.3198177518044">
            <text:p>97.3198177518</text:p>
          </table:table-cell>
          <table:table-cell table:formula="of:=[.$B$13]*EXP(-(([.$D422]-[.$B$10])^2)/(2*[.G$5]))" office:value-type="float" office:value="82.6427959074788">
            <text:p>82.6427959075</text:p>
          </table:table-cell>
        </table:table-row>
        <table:table-row table:style-name="ro1">
          <table:table-cell table:number-columns-repeated="3"/>
          <table:table-cell office:value-type="float" office:value="0.506499999999977">
            <text:p>0.5065</text:p>
          </table:table-cell>
          <table:table-cell table:formula="of:=[.$B$13]*EXP(-(([.$D423]-[.$B$10])^2)/(2*[.B$5]))" office:value-type="float" office:value="99.785681844487">
            <text:p>99.7856818445</text:p>
          </table:table-cell>
          <table:table-cell table:formula="of:=[.$B$13]*EXP(-(([.$D423]-[.$B$10])^2)/(2*[.C$5]))" office:value-type="float" office:value="99.7375166747065">
            <text:p>99.7375166747</text:p>
          </table:table-cell>
          <table:table-cell table:formula="of:=[.$B$13]*EXP(-(([.$D423]-[.$B$10])^2)/(2*[.D$5]))" office:value-type="float" office:value="99.6227556746316">
            <text:p>99.6227556746</text:p>
          </table:table-cell>
          <table:table-cell table:formula="of:=[.$B$13]*EXP(-(([.$D423]-[.$B$10])^2)/(2*[.E$5]))" office:value-type="float" office:value="99.1989649266452">
            <text:p>99.1989649266</text:p>
          </table:table-cell>
          <table:table-cell table:formula="of:=[.$B$13]*EXP(-(([.$D423]-[.$B$10])^2)/(2*[.F$5]))" office:value-type="float" office:value="96.861881168702">
            <text:p>96.8618811687</text:p>
          </table:table-cell>
          <table:table-cell table:formula="of:=[.$B$13]*EXP(-(([.$D423]-[.$B$10])^2)/(2*[.G$5]))" office:value-type="float" office:value="79.9522830835547">
            <text:p>79.9522830836</text:p>
          </table:table-cell>
        </table:table-row>
        <table:table-row table:style-name="ro1">
          <table:table-cell table:number-columns-repeated="3"/>
          <table:table-cell office:value-type="float" office:value="0.506999999999977">
            <text:p>0.507</text:p>
          </table:table-cell>
          <table:table-cell table:formula="of:=[.$B$13]*EXP(-(([.$D424]-[.$B$10])^2)/(2*[.B$5]))" office:value-type="float" office:value="99.7514842447726">
            <text:p>99.7514842448</text:p>
          </table:table-cell>
          <table:table-cell table:formula="of:=[.$B$13]*EXP(-(([.$D424]-[.$B$10])^2)/(2*[.C$5]))" office:value-type="float" office:value="99.6956453451405">
            <text:p>99.6956453451</text:p>
          </table:table-cell>
          <table:table-cell table:formula="of:=[.$B$13]*EXP(-(([.$D424]-[.$B$10])^2)/(2*[.D$5]))" office:value-type="float" office:value="99.5626178551697">
            <text:p>99.5626178552</text:p>
          </table:table-cell>
          <table:table-cell table:formula="of:=[.$B$13]*EXP(-(([.$D424]-[.$B$10])^2)/(2*[.E$5]))" office:value-type="float" office:value="99.0715847033237">
            <text:p>99.0715847033</text:p>
          </table:table-cell>
          <table:table-cell table:formula="of:=[.$B$13]*EXP(-(([.$D424]-[.$B$10])^2)/(2*[.F$5]))" office:value-type="float" office:value="96.3697296397991">
            <text:p>96.3697296398</text:p>
          </table:table-cell>
          <table:table-cell table:formula="of:=[.$B$13]*EXP(-(([.$D424]-[.$B$10])^2)/(2*[.G$5]))" office:value-type="float" office:value="77.1448266639946">
            <text:p>77.144826664</text:p>
          </table:table-cell>
        </table:table-row>
        <table:table-row table:style-name="ro1">
          <table:table-cell table:number-columns-repeated="3"/>
          <table:table-cell office:value-type="float" office:value="0.507499999999977">
            <text:p>0.5075</text:p>
          </table:table-cell>
          <table:table-cell table:formula="of:=[.$B$13]*EXP(-(([.$D425]-[.$B$10])^2)/(2*[.B$5]))" office:value-type="float" office:value="99.7147665436513">
            <text:p>99.7147665437</text:p>
          </table:table-cell>
          <table:table-cell table:formula="of:=[.$B$13]*EXP(-(([.$D425]-[.$B$10])^2)/(2*[.C$5]))" office:value-type="float" office:value="99.6506920149873">
            <text:p>99.650692015</text:p>
          </table:table-cell>
          <table:table-cell table:formula="of:=[.$B$13]*EXP(-(([.$D425]-[.$B$10])^2)/(2*[.D$5]))" office:value-type="float" office:value="99.498065817543">
            <text:p>99.4980658175</text:p>
          </table:table-cell>
          <table:table-cell table:formula="of:=[.$B$13]*EXP(-(([.$D425]-[.$B$10])^2)/(2*[.E$5]))" office:value-type="float" office:value="98.9349510924769">
            <text:p>98.9349510925</text:p>
          </table:table-cell>
          <table:table-cell table:formula="of:=[.$B$13]*EXP(-(([.$D425]-[.$B$10])^2)/(2*[.F$5]))" office:value-type="float" office:value="95.8439074005789">
            <text:p>95.8439074006</text:p>
          </table:table-cell>
          <table:table-cell table:formula="of:=[.$B$13]*EXP(-(([.$D425]-[.$B$10])^2)/(2*[.G$5]))" office:value-type="float" office:value="74.2391199169627">
            <text:p>74.239119917</text:p>
          </table:table-cell>
        </table:table-row>
        <table:table-row table:style-name="ro1">
          <table:table-cell table:number-columns-repeated="3"/>
          <table:table-cell office:value-type="float" office:value="0.507999999999977">
            <text:p>0.508</text:p>
          </table:table-cell>
          <table:table-cell table:formula="of:=[.$B$13]*EXP(-(([.$D426]-[.$B$10])^2)/(2*[.B$5]))" office:value-type="float" office:value="99.6755315329325">
            <text:p>99.6755315329</text:p>
          </table:table-cell>
          <table:table-cell table:formula="of:=[.$B$13]*EXP(-(([.$D426]-[.$B$10])^2)/(2*[.C$5]))" office:value-type="float" office:value="99.6026608697173">
            <text:p>99.6026608697</text:p>
          </table:table-cell>
          <table:table-cell table:formula="of:=[.$B$13]*EXP(-(([.$D426]-[.$B$10])^2)/(2*[.D$5]))" office:value-type="float" office:value="99.4291081963961">
            <text:p>99.4291081964</text:p>
          </table:table-cell>
          <table:table-cell table:formula="of:=[.$B$13]*EXP(-(([.$D426]-[.$B$10])^2)/(2*[.E$5]))" office:value-type="float" office:value="98.7891028458898">
            <text:p>98.7891028459</text:p>
          </table:table-cell>
          <table:table-cell table:formula="of:=[.$B$13]*EXP(-(([.$D426]-[.$B$10])^2)/(2*[.F$5]))" office:value-type="float" office:value="95.2849938251574">
            <text:p>95.2849938252</text:p>
          </table:table-cell>
          <table:table-cell table:formula="of:=[.$B$13]*EXP(-(([.$D426]-[.$B$10])^2)/(2*[.G$5]))" office:value-type="float" office:value="71.2539412755657">
            <text:p>71.2539412756</text:p>
          </table:table-cell>
        </table:table-row>
        <table:table-row table:style-name="ro1">
          <table:table-cell table:number-columns-repeated="3"/>
          <table:table-cell office:value-type="float" office:value="0.508499999999977">
            <text:p>0.5085</text:p>
          </table:table-cell>
          <table:table-cell table:formula="of:=[.$B$13]*EXP(-(([.$D427]-[.$B$10])^2)/(2*[.B$5]))" office:value-type="float" office:value="99.6337821950693">
            <text:p>99.6337821951</text:p>
          </table:table-cell>
          <table:table-cell table:formula="of:=[.$B$13]*EXP(-(([.$D427]-[.$B$10])^2)/(2*[.C$5]))" office:value-type="float" office:value="99.5515563799726">
            <text:p>99.55155638</text:p>
          </table:table-cell>
          <table:table-cell table:formula="of:=[.$B$13]*EXP(-(([.$D427]-[.$B$10])^2)/(2*[.D$5]))" office:value-type="float" office:value="99.3557542115369">
            <text:p>99.3557542115</text:p>
          </table:table-cell>
          <table:table-cell table:formula="of:=[.$B$13]*EXP(-(([.$D427]-[.$B$10])^2)/(2*[.E$5]))" office:value-type="float" office:value="98.6340812891525">
            <text:p>98.6340812892</text:p>
          </table:table-cell>
          <table:table-cell table:formula="of:=[.$B$13]*EXP(-(([.$D427]-[.$B$10])^2)/(2*[.F$5]))" office:value-type="float" office:value="94.6936023627607">
            <text:p>94.6936023628</text:p>
          </table:table-cell>
          <table:table-cell table:formula="of:=[.$B$13]*EXP(-(([.$D427]-[.$B$10])^2)/(2*[.G$5]))" office:value-type="float" office:value="68.2079563989078">
            <text:p>68.2079563989</text:p>
          </table:table-cell>
        </table:table-row>
        <table:table-row table:style-name="ro1">
          <table:table-cell table:number-columns-repeated="3"/>
          <table:table-cell office:value-type="float" office:value="0.508999999999977">
            <text:p>0.509</text:p>
          </table:table-cell>
          <table:table-cell table:formula="of:=[.$B$13]*EXP(-(([.$D428]-[.$B$10])^2)/(2*[.B$5]))" office:value-type="float" office:value="99.5895217027804">
            <text:p>99.5895217028</text:p>
          </table:table-cell>
          <table:table-cell table:formula="of:=[.$B$13]*EXP(-(([.$D428]-[.$B$10])^2)/(2*[.C$5]))" office:value-type="float" office:value="99.4973833008745">
            <text:p>99.4973833009</text:p>
          </table:table-cell>
          <table:table-cell table:formula="of:=[.$B$13]*EXP(-(([.$D428]-[.$B$10])^2)/(2*[.D$5]))" office:value-type="float" office:value="99.2780136658822">
            <text:p>99.2780136659</text:p>
          </table:table-cell>
          <table:table-cell table:formula="of:=[.$B$13]*EXP(-(([.$D428]-[.$B$10])^2)/(2*[.E$5]))" office:value-type="float" office:value="98.4699303021462">
            <text:p>98.4699303021</text:p>
          </table:table-cell>
          <table:table-cell table:formula="of:=[.$B$13]*EXP(-(([.$D428]-[.$B$10])^2)/(2*[.F$5]))" office:value-type="float" office:value="94.0703794161209">
            <text:p>94.0703794161</text:p>
          </table:table-cell>
          <table:table-cell table:formula="of:=[.$B$13]*EXP(-(([.$D428]-[.$B$10])^2)/(2*[.G$5]))" office:value-type="float" office:value="65.1195293925774">
            <text:p>65.1195293926</text:p>
          </table:table-cell>
        </table:table-row>
        <table:table-row table:style-name="ro1">
          <table:table-cell table:number-columns-repeated="3"/>
          <table:table-cell office:value-type="float" office:value="0.509499999999977">
            <text:p>0.5095</text:p>
          </table:table-cell>
          <table:table-cell table:formula="of:=[.$B$13]*EXP(-(([.$D429]-[.$B$10])^2)/(2*[.B$5]))" office:value-type="float" office:value="99.5427534186481">
            <text:p>99.5427534186</text:p>
          </table:table-cell>
          <table:table-cell table:formula="of:=[.$B$13]*EXP(-(([.$D429]-[.$B$10])^2)/(2*[.C$5]))" office:value-type="float" office:value="99.4401466712852">
            <text:p>99.4401466713</text:p>
          </table:table-cell>
          <table:table-cell table:formula="of:=[.$B$13]*EXP(-(([.$D429]-[.$B$10])^2)/(2*[.D$5]))" office:value-type="float" office:value="99.1958969432747">
            <text:p>99.1958969433</text:p>
          </table:table-cell>
          <table:table-cell table:formula="of:=[.$B$13]*EXP(-(([.$D429]-[.$B$10])^2)/(2*[.E$5]))" office:value-type="float" office:value="98.2966962983429">
            <text:p>98.2966962983</text:p>
          </table:table-cell>
          <table:table-cell table:formula="of:=[.$B$13]*EXP(-(([.$D429]-[.$B$10])^2)/(2*[.F$5]))" office:value-type="float" office:value="93.4160031646579">
            <text:p>93.4160031647</text:p>
          </table:table-cell>
          <table:table-cell table:formula="of:=[.$B$13]*EXP(-(([.$D429]-[.$B$10])^2)/(2*[.G$5]))" office:value-type="float" office:value="62.0065457507946">
            <text:p>62.0065457508</text:p>
          </table:table-cell>
        </table:table-row>
        <table:table-row table:style-name="ro1">
          <table:table-cell table:number-columns-repeated="3"/>
          <table:table-cell office:value-type="float" office:value="0.509999999999977">
            <text:p>0.51</text:p>
          </table:table-cell>
          <table:table-cell table:formula="of:=[.$B$13]*EXP(-(([.$D430]-[.$B$10])^2)/(2*[.B$5]))" office:value-type="float" office:value="99.4934808946929">
            <text:p>99.4934808947</text:p>
          </table:table-cell>
          <table:table-cell table:formula="of:=[.$B$13]*EXP(-(([.$D430]-[.$B$10])^2)/(2*[.C$5]))" office:value-type="float" office:value="99.3798518130271">
            <text:p>99.379851813</text:p>
          </table:table-cell>
          <table:table-cell table:formula="of:=[.$B$13]*EXP(-(([.$D430]-[.$B$10])^2)/(2*[.D$5]))" office:value-type="float" office:value="99.1094150061705">
            <text:p>99.1094150062</text:p>
          </table:table-cell>
          <table:table-cell table:formula="of:=[.$B$13]*EXP(-(([.$D430]-[.$B$10])^2)/(2*[.E$5]))" office:value-type="float" office:value="98.1144282029354">
            <text:p>98.1144282029</text:p>
          </table:table-cell>
          <table:table-cell table:formula="of:=[.$B$13]*EXP(-(([.$D430]-[.$B$10])^2)/(2*[.F$5]))" office:value-type="float" office:value="92.7311823354484">
            <text:p>92.7311823354</text:p>
          </table:table-cell>
          <table:table-cell table:formula="of:=[.$B$13]*EXP(-(([.$D430]-[.$B$10])^2)/(2*[.G$5]))" office:value-type="float" office:value="58.8862492643432">
            <text:p>58.8862492643</text:p>
          </table:table-cell>
        </table:table-row>
        <table:table-row table:style-name="ro1">
          <table:table-cell table:number-columns-repeated="3"/>
          <table:table-cell office:value-type="float" office:value="0.510499999999977">
            <text:p>0.5105</text:p>
          </table:table-cell>
          <table:table-cell table:formula="of:=[.$B$13]*EXP(-(([.$D431]-[.$B$10])^2)/(2*[.B$5]))" office:value-type="float" office:value="99.4417078719232">
            <text:p>99.4417078719</text:p>
          </table:table-cell>
          <table:table-cell table:formula="of:=[.$B$13]*EXP(-(([.$D431]-[.$B$10])^2)/(2*[.C$5]))" office:value-type="float" office:value="99.316504330058">
            <text:p>99.3165043301</text:p>
          </table:table-cell>
          <table:table-cell table:formula="of:=[.$B$13]*EXP(-(([.$D431]-[.$B$10])^2)/(2*[.D$5]))" office:value-type="float" office:value="99.0185793932012">
            <text:p>99.0185793932</text:p>
          </table:table-cell>
          <table:table-cell table:formula="of:=[.$B$13]*EXP(-(([.$D431]-[.$B$10])^2)/(2*[.E$5]))" office:value-type="float" office:value="97.9231774298091">
            <text:p>97.9231774298</text:p>
          </table:table-cell>
          <table:table-cell table:formula="of:=[.$B$13]*EXP(-(([.$D431]-[.$B$10])^2)/(2*[.F$5]))" office:value-type="float" office:value="92.0166549250931">
            <text:p>92.0166549251</text:p>
          </table:table-cell>
          <table:table-cell table:formula="of:=[.$B$13]*EXP(-(([.$D431]-[.$B$10])^2)/(2*[.G$5]))" office:value-type="float" office:value="55.7750947874616">
            <text:p>55.7750947875</text:p>
          </table:table-cell>
        </table:table-row>
        <table:table-row table:style-name="ro1">
          <table:table-cell table:number-columns-repeated="3"/>
          <table:table-cell office:value-type="float" office:value="0.510999999999977">
            <text:p>0.511</text:p>
          </table:table-cell>
          <table:table-cell table:formula="of:=[.$B$13]*EXP(-(([.$D432]-[.$B$10])^2)/(2*[.B$5]))" office:value-type="float" office:value="99.3874382798628">
            <text:p>99.3874382799</text:p>
          </table:table-cell>
          <table:table-cell table:formula="of:=[.$B$13]*EXP(-(([.$D432]-[.$B$10])^2)/(2*[.C$5]))" office:value-type="float" office:value="99.2501101076032">
            <text:p>99.2501101076</text:p>
          </table:table-cell>
          <table:table-cell table:formula="of:=[.$B$13]*EXP(-(([.$D432]-[.$B$10])^2)/(2*[.D$5]))" office:value-type="float" office:value="98.9234022166072">
            <text:p>98.9234022166</text:p>
          </table:table-cell>
          <table:table-cell table:formula="of:=[.$B$13]*EXP(-(([.$D432]-[.$B$10])^2)/(2*[.E$5]))" office:value-type="float" office:value="97.7229978573739">
            <text:p>97.7229978574</text:p>
          </table:table-cell>
          <table:table-cell table:formula="of:=[.$B$13]*EXP(-(([.$D432]-[.$B$10])^2)/(2*[.F$5]))" office:value-type="float" office:value="91.2731868757107">
            <text:p>91.2731868757</text:p>
          </table:table-cell>
          <table:table-cell table:formula="of:=[.$B$13]*EXP(-(([.$D432]-[.$B$10])^2)/(2*[.G$5]))" office:value-type="float" office:value="52.6886183828161">
            <text:p>52.6886183828</text:p>
          </table:table-cell>
        </table:table-row>
        <table:table-row table:style-name="ro1">
          <table:table-cell table:number-columns-repeated="3"/>
          <table:table-cell office:value-type="float" office:value="0.511499999999977">
            <text:p>0.5115</text:p>
          </table:table-cell>
          <table:table-cell table:formula="of:=[.$B$13]*EXP(-(([.$D433]-[.$B$10])^2)/(2*[.B$5]))" office:value-type="float" office:value="99.3306762360531">
            <text:p>99.3306762361</text:p>
          </table:table-cell>
          <table:table-cell table:formula="of:=[.$B$13]*EXP(-(([.$D433]-[.$B$10])^2)/(2*[.C$5]))" office:value-type="float" office:value="99.1806753112438">
            <text:p>99.1806753112</text:p>
          </table:table-cell>
          <table:table-cell table:formula="of:=[.$B$13]*EXP(-(([.$D433]-[.$B$10])^2)/(2*[.D$5]))" office:value-type="float" office:value="98.8238961595466">
            <text:p>98.8238961595</text:p>
          </table:table-cell>
          <table:table-cell table:formula="of:=[.$B$13]*EXP(-(([.$D433]-[.$B$10])^2)/(2*[.E$5]))" office:value-type="float" office:value="97.5139458032682">
            <text:p>97.5139458033</text:p>
          </table:table-cell>
          <table:table-cell table:formula="of:=[.$B$13]*EXP(-(([.$D433]-[.$B$10])^2)/(2*[.F$5]))" office:value-type="float" office:value="90.5015707083759">
            <text:p>90.5015707084</text:p>
          </table:table-cell>
          <table:table-cell table:formula="of:=[.$B$13]*EXP(-(([.$D433]-[.$B$10])^2)/(2*[.G$5]))" office:value-type="float" office:value="49.6413259761133">
            <text:p>49.6413259761</text:p>
          </table:table-cell>
        </table:table-row>
        <table:table-row table:style-name="ro1">
          <table:table-cell table:number-columns-repeated="3"/>
          <table:table-cell office:value-type="float" office:value="0.511999999999977">
            <text:p>0.512</text:p>
          </table:table-cell>
          <table:table-cell table:formula="of:=[.$B$13]*EXP(-(([.$D434]-[.$B$10])^2)/(2*[.B$5]))" office:value-type="float" office:value="99.271426045533">
            <text:p>99.2714260455</text:p>
          </table:table-cell>
          <table:table-cell table:formula="of:=[.$B$13]*EXP(-(([.$D434]-[.$B$10])^2)/(2*[.C$5]))" office:value-type="float" office:value="99.1082063859631">
            <text:p>99.108206386</text:p>
          </table:table-cell>
          <table:table-cell table:formula="of:=[.$B$13]*EXP(-(([.$D434]-[.$B$10])^2)/(2*[.D$5]))" office:value-type="float" office:value="98.7200744732779">
            <text:p>98.7200744733</text:p>
          </table:table-cell>
          <table:table-cell table:formula="of:=[.$B$13]*EXP(-(([.$D434]-[.$B$10])^2)/(2*[.E$5]))" office:value-type="float" office:value="97.2960799979566">
            <text:p>97.296079998</text:p>
          </table:table-cell>
          <table:table-cell table:formula="of:=[.$B$13]*EXP(-(([.$D434]-[.$B$10])^2)/(2*[.F$5]))" office:value-type="float" office:value="89.7026241174143">
            <text:p>89.7026241174</text:p>
          </table:table-cell>
          <table:table-cell table:formula="of:=[.$B$13]*EXP(-(([.$D434]-[.$B$10])^2)/(2*[.G$5]))" office:value-type="float" office:value="46.6466012606184">
            <text:p>46.6466012606</text:p>
          </table:table-cell>
        </table:table-row>
        <table:table-row table:style-name="ro1">
          <table:table-cell table:number-columns-repeated="3"/>
          <table:table-cell office:value-type="float" office:value="0.512499999999977">
            <text:p>0.5125</text:p>
          </table:table-cell>
          <table:table-cell table:formula="of:=[.$B$13]*EXP(-(([.$D435]-[.$B$10])^2)/(2*[.B$5]))" office:value-type="float" office:value="99.2096922002941">
            <text:p>99.2096922003</text:p>
          </table:table-cell>
          <table:table-cell table:formula="of:=[.$B$13]*EXP(-(([.$D435]-[.$B$10])^2)/(2*[.C$5]))" office:value-type="float" office:value="99.032710055149">
            <text:p>99.0327100551</text:p>
          </table:table-cell>
          <table:table-cell table:formula="of:=[.$B$13]*EXP(-(([.$D435]-[.$B$10])^2)/(2*[.D$5]))" office:value-type="float" office:value="98.6119509742193">
            <text:p>98.6119509742</text:p>
          </table:table-cell>
          <table:table-cell table:formula="of:=[.$B$13]*EXP(-(([.$D435]-[.$B$10])^2)/(2*[.E$5]))" office:value-type="float" office:value="97.0694615572332">
            <text:p>97.0694615572</text:p>
          </table:table-cell>
          <table:table-cell table:formula="of:=[.$B$13]*EXP(-(([.$D435]-[.$B$10])^2)/(2*[.F$5]))" office:value-type="float" office:value="88.8771885290337">
            <text:p>88.877188529</text:p>
          </table:table-cell>
          <table:table-cell table:formula="of:=[.$B$13]*EXP(-(([.$D435]-[.$B$10])^2)/(2*[.G$5]))" office:value-type="float" office:value="43.716633205904">
            <text:p>43.7166332059</text:p>
          </table:table-cell>
        </table:table-row>
        <table:table-row table:style-name="ro1">
          <table:table-cell table:number-columns-repeated="3"/>
          <table:table-cell office:value-type="float" office:value="0.512999999999977">
            <text:p>0.513</text:p>
          </table:table-cell>
          <table:table-cell table:formula="of:=[.$B$13]*EXP(-(([.$D436]-[.$B$10])^2)/(2*[.B$5]))" office:value-type="float" office:value="99.1454793787137">
            <text:p>99.1454793787</text:p>
          </table:table-cell>
          <table:table-cell table:formula="of:=[.$B$13]*EXP(-(([.$D436]-[.$B$10])^2)/(2*[.C$5]))" office:value-type="float" office:value="98.9541933195549">
            <text:p>98.9541933196</text:p>
          </table:table-cell>
          <table:table-cell table:formula="of:=[.$B$13]*EXP(-(([.$D436]-[.$B$10])^2)/(2*[.D$5]))" office:value-type="float" office:value="98.4995400408846">
            <text:p>98.4995400409</text:p>
          </table:table-cell>
          <table:table-cell table:formula="of:=[.$B$13]*EXP(-(([.$D436]-[.$B$10])^2)/(2*[.E$5]))" office:value-type="float" office:value="96.8341539536532">
            <text:p>96.8341539537</text:p>
          </table:table-cell>
          <table:table-cell table:formula="of:=[.$B$13]*EXP(-(([.$D436]-[.$B$10])^2)/(2*[.F$5]))" office:value-type="float" office:value="88.0261276278469">
            <text:p>88.0261276278</text:p>
          </table:table-cell>
          <table:table-cell table:formula="of:=[.$B$13]*EXP(-(([.$D436]-[.$B$10])^2)/(2*[.G$5]))" office:value-type="float" office:value="40.8623631533475">
            <text:p>40.8623631533</text:p>
          </table:table-cell>
        </table:table-row>
        <table:table-row table:style-name="ro1">
          <table:table-cell table:number-columns-repeated="3"/>
          <table:table-cell office:value-type="float" office:value="0.513499999999977">
            <text:p>0.5135</text:p>
          </table:table-cell>
          <table:table-cell table:formula="of:=[.$B$13]*EXP(-(([.$D437]-[.$B$10])^2)/(2*[.B$5]))" office:value-type="float" office:value="99.0787924449636">
            <text:p>99.078792445</text:p>
          </table:table-cell>
          <table:table-cell table:formula="of:=[.$B$13]*EXP(-(([.$D437]-[.$B$10])^2)/(2*[.C$5]))" office:value-type="float" office:value="98.8726634562174">
            <text:p>98.8726634562</text:p>
          </table:table-cell>
          <table:table-cell table:formula="of:=[.$B$13]*EXP(-(([.$D437]-[.$B$10])^2)/(2*[.D$5]))" office:value-type="float" office:value="98.3828566106958">
            <text:p>98.3828566107</text:p>
          </table:table-cell>
          <table:table-cell table:formula="of:=[.$B$13]*EXP(-(([.$D437]-[.$B$10])^2)/(2*[.E$5]))" office:value-type="float" office:value="96.5902229869081">
            <text:p>96.5902229869</text:p>
          </table:table-cell>
          <table:table-cell table:formula="of:=[.$B$13]*EXP(-(([.$D437]-[.$B$10])^2)/(2*[.F$5]))" office:value-type="float" office:value="87.1503258548834">
            <text:p>87.1503258549</text:p>
          </table:table-cell>
          <table:table-cell table:formula="of:=[.$B$13]*EXP(-(([.$D437]-[.$B$10])^2)/(2*[.G$5]))" office:value-type="float" office:value="38.0934511308301">
            <text:p>38.0934511308</text:p>
          </table:table-cell>
        </table:table-row>
        <table:table-row table:style-name="ro1">
          <table:table-cell table:number-columns-repeated="3"/>
          <table:table-cell office:value-type="float" office:value="0.513999999999976">
            <text:p>0.514</text:p>
          </table:table-cell>
          <table:table-cell table:formula="of:=[.$B$13]*EXP(-(([.$D438]-[.$B$10])^2)/(2*[.B$5]))" office:value-type="float" office:value="99.0096364483963">
            <text:p>99.0096364484</text:p>
          </table:table-cell>
          <table:table-cell table:formula="of:=[.$B$13]*EXP(-(([.$D438]-[.$B$10])^2)/(2*[.C$5]))" office:value-type="float" office:value="98.7881280173324">
            <text:p>98.7881280173</text:p>
          </table:table-cell>
          <table:table-cell table:formula="of:=[.$B$13]*EXP(-(([.$D438]-[.$B$10])^2)/(2*[.D$5]))" office:value-type="float" office:value="98.261916176676">
            <text:p>98.2619161767</text:p>
          </table:table-cell>
          <table:table-cell table:formula="of:=[.$B$13]*EXP(-(([.$D438]-[.$B$10])^2)/(2*[.E$5]))" office:value-type="float" office:value="96.337736753167">
            <text:p>96.3377367532</text:p>
          </table:table-cell>
          <table:table-cell table:formula="of:=[.$B$13]*EXP(-(([.$D438]-[.$B$10])^2)/(2*[.F$5]))" office:value-type="float" office:value="86.2506868807431">
            <text:p>86.2506868807</text:p>
          </table:table-cell>
          <table:table-cell table:formula="of:=[.$B$13]*EXP(-(([.$D438]-[.$B$10])^2)/(2*[.G$5]))" office:value-type="float" office:value="35.4182606977163">
            <text:p>35.4182606977</text:p>
          </table:table-cell>
        </table:table-row>
        <table:table-row table:style-name="ro1">
          <table:table-cell table:number-columns-repeated="3"/>
          <table:table-cell office:value-type="float" office:value="0.514499999999976">
            <text:p>0.5145</text:p>
          </table:table-cell>
          <table:table-cell table:formula="of:=[.$B$13]*EXP(-(([.$D439]-[.$B$10])^2)/(2*[.B$5]))" office:value-type="float" office:value="98.9380166229069">
            <text:p>98.9380166229</text:p>
          </table:table-cell>
          <table:table-cell table:formula="of:=[.$B$13]*EXP(-(([.$D439]-[.$B$10])^2)/(2*[.C$5]))" office:value-type="float" office:value="98.7005948290888">
            <text:p>98.7005948291</text:p>
          </table:table-cell>
          <table:table-cell table:formula="of:=[.$B$13]*EXP(-(([.$D439]-[.$B$10])^2)/(2*[.D$5]))" office:value-type="float" office:value="98.13673478402">
            <text:p>98.136734784</text:p>
          </table:table-cell>
          <table:table-cell table:formula="of:=[.$B$13]*EXP(-(([.$D439]-[.$B$10])^2)/(2*[.E$5]))" office:value-type="float" office:value="96.0767656133986">
            <text:p>96.0767656134</text:p>
          </table:table-cell>
          <table:table-cell table:formula="of:=[.$B$13]*EXP(-(([.$D439]-[.$B$10])^2)/(2*[.F$5]))" office:value-type="float" office:value="85.3281320575525">
            <text:p>85.3281320576</text:p>
          </table:table-cell>
          <table:table-cell table:formula="of:=[.$B$13]*EXP(-(([.$D439]-[.$B$10])^2)/(2*[.G$5]))" office:value-type="float" office:value="32.8438613439253">
            <text:p>32.8438613439</text:p>
          </table:table-cell>
        </table:table-row>
        <table:table-row table:style-name="ro1">
          <table:table-cell table:number-columns-repeated="3"/>
          <table:table-cell office:value-type="float" office:value="0.514999999999976">
            <text:p>0.515</text:p>
          </table:table-cell>
          <table:table-cell table:formula="of:=[.$B$13]*EXP(-(([.$D440]-[.$B$10])^2)/(2*[.B$5]))" office:value-type="float" office:value="98.8639383862744">
            <text:p>98.8639383863</text:p>
          </table:table-cell>
          <table:table-cell table:formula="of:=[.$B$13]*EXP(-(([.$D440]-[.$B$10])^2)/(2*[.C$5]))" office:value-type="float" office:value="98.610071990462">
            <text:p>98.6100719905</text:p>
          </table:table-cell>
          <table:table-cell table:formula="of:=[.$B$13]*EXP(-(([.$D440]-[.$B$10])^2)/(2*[.D$5]))" office:value-type="float" office:value="98.0073290265478">
            <text:p>98.0073290265</text:p>
          </table:table-cell>
          <table:table-cell table:formula="of:=[.$B$13]*EXP(-(([.$D440]-[.$B$10])^2)/(2*[.E$5]))" office:value-type="float" office:value="95.8073821607038">
            <text:p>95.8073821607</text:p>
          </table:table-cell>
          <table:table-cell table:formula="of:=[.$B$13]*EXP(-(([.$D440]-[.$B$10])^2)/(2*[.F$5]))" office:value-type="float" office:value="84.3835988534526">
            <text:p>84.3835988535</text:p>
          </table:table-cell>
          <table:table-cell table:formula="of:=[.$B$13]*EXP(-(([.$D440]-[.$B$10])^2)/(2*[.G$5]))" office:value-type="float" office:value="30.3760472185073">
            <text:p>30.3760472185</text:p>
          </table:table-cell>
        </table:table-row>
        <table:table-row table:style-name="ro1">
          <table:table-cell table:number-columns-repeated="3"/>
          <table:table-cell office:value-type="float" office:value="0.515499999999976">
            <text:p>0.5155</text:p>
          </table:table-cell>
          <table:table-cell table:formula="of:=[.$B$13]*EXP(-(([.$D441]-[.$B$10])^2)/(2*[.B$5]))" office:value-type="float" office:value="98.7874073394774">
            <text:p>98.7874073395</text:p>
          </table:table-cell>
          <table:table-cell table:formula="of:=[.$B$13]*EXP(-(([.$D441]-[.$B$10])^2)/(2*[.C$5]))" office:value-type="float" office:value="98.5165678719638">
            <text:p>98.516567872</text:p>
          </table:table-cell>
          <table:table-cell table:formula="of:=[.$B$13]*EXP(-(([.$D441]-[.$B$10])^2)/(2*[.D$5]))" office:value-type="float" office:value="97.8737160430379">
            <text:p>97.873716043</text:p>
          </table:table-cell>
          <table:table-cell table:formula="of:=[.$B$13]*EXP(-(([.$D441]-[.$B$10])^2)/(2*[.E$5]))" office:value-type="float" office:value="95.5296611866695">
            <text:p>95.5296611867</text:p>
          </table:table-cell>
          <table:table-cell table:formula="of:=[.$B$13]*EXP(-(([.$D441]-[.$B$10])^2)/(2*[.F$5]))" office:value-type="float" office:value="83.4180392732818">
            <text:p>83.4180392733</text:p>
          </table:table-cell>
          <table:table-cell table:formula="of:=[.$B$13]*EXP(-(([.$D441]-[.$B$10])^2)/(2*[.G$5]))" office:value-type="float" office:value="28.0193707561366">
            <text:p>28.0193707561</text:p>
          </table:table-cell>
        </table:table-row>
        <table:table-row table:style-name="ro1">
          <table:table-cell table:number-columns-repeated="3"/>
          <table:table-cell office:value-type="float" office:value="0.515999999999976">
            <text:p>0.516</text:p>
          </table:table-cell>
          <table:table-cell table:formula="of:=[.$B$13]*EXP(-(([.$D442]-[.$B$10])^2)/(2*[.B$5]))" office:value-type="float" office:value="98.708429265989">
            <text:p>98.708429266</text:p>
          </table:table-cell>
          <table:table-cell table:formula="of:=[.$B$13]*EXP(-(([.$D442]-[.$B$10])^2)/(2*[.C$5]))" office:value-type="float" office:value="98.4200911143535">
            <text:p>98.4200911144</text:p>
          </table:table-cell>
          <table:table-cell table:formula="of:=[.$B$13]*EXP(-(([.$D442]-[.$B$10])^2)/(2*[.D$5]))" office:value-type="float" office:value="97.735913513445">
            <text:p>97.7359135134</text:p>
          </table:table-cell>
          <table:table-cell table:formula="of:=[.$B$13]*EXP(-(([.$D442]-[.$B$10])^2)/(2*[.E$5]))" office:value-type="float" office:value="95.2436796467727">
            <text:p>95.2436796468</text:p>
          </table:table-cell>
          <table:table-cell table:formula="of:=[.$B$13]*EXP(-(([.$D442]-[.$B$10])^2)/(2*[.F$5]))" office:value-type="float" office:value="82.4324182691886">
            <text:p>82.4324182692</text:p>
          </table:table-cell>
          <table:table-cell table:formula="of:=[.$B$13]*EXP(-(([.$D442]-[.$B$10])^2)/(2*[.G$5]))" office:value-type="float" office:value="25.7771896070187">
            <text:p>25.777189607</text:p>
          </table:table-cell>
        </table:table-row>
        <table:table-row table:style-name="ro1">
          <table:table-cell table:number-columns-repeated="3"/>
          <table:table-cell office:value-type="float" office:value="0.516499999999976">
            <text:p>0.5165</text:p>
          </table:table-cell>
          <table:table-cell table:formula="of:=[.$B$13]*EXP(-(([.$D443]-[.$B$10])^2)/(2*[.B$5]))" office:value-type="float" office:value="98.6270101310481">
            <text:p>98.627010131</text:p>
          </table:table-cell>
          <table:table-cell table:formula="of:=[.$B$13]*EXP(-(([.$D443]-[.$B$10])^2)/(2*[.C$5]))" office:value-type="float" office:value="98.3206506273062">
            <text:p>98.3206506273</text:p>
          </table:table-cell>
          <table:table-cell table:formula="of:=[.$B$13]*EXP(-(([.$D443]-[.$B$10])^2)/(2*[.D$5]))" office:value-type="float" office:value="97.593939655001">
            <text:p>97.593939655</text:p>
          </table:table-cell>
          <table:table-cell table:formula="of:=[.$B$13]*EXP(-(([.$D443]-[.$B$10])^2)/(2*[.E$5]))" office:value-type="float" office:value="94.9495166248544">
            <text:p>94.9495166249</text:p>
          </table:table-cell>
          <table:table-cell table:formula="of:=[.$B$13]*EXP(-(([.$D443]-[.$B$10])^2)/(2*[.F$5]))" office:value-type="float" office:value="81.4277121448463">
            <text:p>81.4277121448</text:p>
          </table:table-cell>
          <table:table-cell table:formula="of:=[.$B$13]*EXP(-(([.$D443]-[.$B$10])^2)/(2*[.G$5]))" office:value-type="float" office:value="23.6517251566647">
            <text:p>23.6517251567</text:p>
          </table:table-cell>
        </table:table-row>
        <table:table-row table:style-name="ro1">
          <table:table-cell table:number-columns-repeated="3"/>
          <table:table-cell office:value-type="float" office:value="0.516999999999976">
            <text:p>0.517</text:p>
          </table:table-cell>
          <table:table-cell table:formula="of:=[.$B$13]*EXP(-(([.$D444]-[.$B$10])^2)/(2*[.B$5]))" office:value-type="float" office:value="98.5431560809085">
            <text:p>98.5431560809</text:p>
          </table:table-cell>
          <table:table-cell table:formula="of:=[.$B$13]*EXP(-(([.$D444]-[.$B$10])^2)/(2*[.C$5]))" office:value-type="float" office:value="98.2182555880422">
            <text:p>98.218255588</text:p>
          </table:table-cell>
          <table:table-cell table:formula="of:=[.$B$13]*EXP(-(([.$D444]-[.$B$10])^2)/(2*[.D$5]))" office:value-type="float" office:value="97.4478132182017">
            <text:p>97.4478132182</text:p>
          </table:table-cell>
          <table:table-cell table:formula="of:=[.$B$13]*EXP(-(([.$D444]-[.$B$10])^2)/(2*[.E$5]))" office:value-type="float" office:value="94.6472532966875">
            <text:p>94.6472532967</text:p>
          </table:table-cell>
          <table:table-cell table:formula="of:=[.$B$13]*EXP(-(([.$D444]-[.$B$10])^2)/(2*[.F$5]))" office:value-type="float" office:value="80.4049069569414">
            <text:p>80.4049069569</text:p>
          </table:table-cell>
          <table:table-cell table:formula="of:=[.$B$13]*EXP(-(([.$D444]-[.$B$10])^2)/(2*[.G$5]))" office:value-type="float" office:value="21.6441308468821">
            <text:p>21.6441308469</text:p>
          </table:table-cell>
        </table:table-row>
        <table:table-row table:style-name="ro1">
          <table:table-cell table:number-columns-repeated="3"/>
          <table:table-cell office:value-type="float" office:value="0.517499999999976">
            <text:p>0.5175</text:p>
          </table:table-cell>
          <table:table-cell table:formula="of:=[.$B$13]*EXP(-(([.$D445]-[.$B$10])^2)/(2*[.B$5]))" office:value-type="float" office:value="98.4568734420659">
            <text:p>98.4568734421</text:p>
          </table:table-cell>
          <table:table-cell table:formula="of:=[.$B$13]*EXP(-(([.$D445]-[.$B$10])^2)/(2*[.C$5]))" office:value-type="float" office:value="98.1129154399153">
            <text:p>98.1129154399</text:p>
          </table:table-cell>
          <table:table-cell table:formula="of:=[.$B$13]*EXP(-(([.$D445]-[.$B$10])^2)/(2*[.D$5]))" office:value-type="float" office:value="97.29755348268">
            <text:p>97.2975534827</text:p>
          </table:table-cell>
          <table:table-cell table:formula="of:=[.$B$13]*EXP(-(([.$D445]-[.$B$10])^2)/(2*[.E$5]))" office:value-type="float" office:value="94.3369728926605">
            <text:p>94.3369728927</text:p>
          </table:table-cell>
          <table:table-cell table:formula="of:=[.$B$13]*EXP(-(([.$D445]-[.$B$10])^2)/(2*[.F$5]))" office:value-type="float" office:value="79.364996917557">
            <text:p>79.3649969176</text:p>
          </table:table-cell>
          <table:table-cell table:formula="of:=[.$B$13]*EXP(-(([.$D445]-[.$B$10])^2)/(2*[.G$5]))" office:value-type="float" office:value="19.7545684761885">
            <text:p>19.7545684762</text:p>
          </table:table-cell>
        </table:table-row>
        <table:table-row table:style-name="ro1">
          <table:table-cell table:number-columns-repeated="3"/>
          <table:table-cell office:value-type="float" office:value="0.517999999999976">
            <text:p>0.518</text:p>
          </table:table-cell>
          <table:table-cell table:formula="of:=[.$B$13]*EXP(-(([.$D446]-[.$B$10])^2)/(2*[.B$5]))" office:value-type="float" office:value="98.368168720462">
            <text:p>98.3681687205</text:p>
          </table:table-cell>
          <table:table-cell table:formula="of:=[.$B$13]*EXP(-(([.$D446]-[.$B$10])^2)/(2*[.C$5]))" office:value-type="float" office:value="98.0046398909612">
            <text:p>98.004639891</text:p>
          </table:table-cell>
          <table:table-cell table:formula="of:=[.$B$13]*EXP(-(([.$D446]-[.$B$10])^2)/(2*[.D$5]))" office:value-type="float" office:value="97.1431802529669">
            <text:p>97.143180253</text:p>
          </table:table-cell>
          <table:table-cell table:formula="of:=[.$B$13]*EXP(-(([.$D446]-[.$B$10])^2)/(2*[.E$5]))" office:value-type="float" office:value="94.0187606596036">
            <text:p>94.0187606596</text:p>
          </table:table-cell>
          <table:table-cell table:formula="of:=[.$B$13]*EXP(-(([.$D446]-[.$B$10])^2)/(2*[.F$5]))" office:value-type="float" office:value="78.308982801041">
            <text:p>78.308982801</text:p>
          </table:table-cell>
          <table:table-cell table:formula="of:=[.$B$13]*EXP(-(([.$D446]-[.$B$10])^2)/(2*[.G$5]))" office:value-type="float" office:value="17.9822906643287">
            <text:p>17.9822906643</text:p>
          </table:table-cell>
        </table:table-row>
        <table:table-row table:style-name="ro1">
          <table:table-cell table:number-columns-repeated="3"/>
          <table:table-cell office:value-type="float" office:value="0.518499999999976">
            <text:p>0.5185</text:p>
          </table:table-cell>
          <table:table-cell table:formula="of:=[.$B$13]*EXP(-(([.$D447]-[.$B$10])^2)/(2*[.B$5]))" office:value-type="float" office:value="98.2770486006673">
            <text:p>98.2770486007</text:p>
          </table:table-cell>
          <table:table-cell table:formula="of:=[.$B$13]*EXP(-(([.$D447]-[.$B$10])^2)/(2*[.C$5]))" office:value-type="float" office:value="97.8934389124066">
            <text:p>97.8934389124</text:p>
          </table:table-cell>
          <table:table-cell table:formula="of:=[.$B$13]*EXP(-(([.$D447]-[.$B$10])^2)/(2*[.D$5]))" office:value-type="float" office:value="96.9847138541417">
            <text:p>96.9847138541</text:p>
          </table:table-cell>
          <table:table-cell table:formula="of:=[.$B$13]*EXP(-(([.$D447]-[.$B$10])^2)/(2*[.E$5]))" office:value-type="float" office:value="93.692703821778">
            <text:p>93.6927038218</text:p>
          </table:table-cell>
          <table:table-cell table:formula="of:=[.$B$13]*EXP(-(([.$D447]-[.$B$10])^2)/(2*[.F$5]))" office:value-type="float" office:value="77.2378703588784">
            <text:p>77.2378703589</text:p>
          </table:table-cell>
          <table:table-cell table:formula="of:=[.$B$13]*EXP(-(([.$D447]-[.$B$10])^2)/(2*[.G$5]))" office:value-type="float" office:value="16.3257277081599">
            <text:p>16.3257277082</text:p>
          </table:table-cell>
        </table:table-row>
        <table:table-row table:style-name="ro1">
          <table:table-cell table:number-columns-repeated="3"/>
          <table:table-cell office:value-type="float" office:value="0.518999999999976">
            <text:p>0.519</text:p>
          </table:table-cell>
          <table:table-cell table:formula="of:=[.$B$13]*EXP(-(([.$D448]-[.$B$10])^2)/(2*[.B$5]))" office:value-type="float" office:value="98.1835199450416">
            <text:p>98.183519945</text:p>
          </table:table-cell>
          <table:table-cell table:formula="of:=[.$B$13]*EXP(-(([.$D448]-[.$B$10])^2)/(2*[.C$5]))" office:value-type="float" office:value="97.7793227371391">
            <text:p>97.7793227371</text:p>
          </table:table-cell>
          <table:table-cell table:formula="of:=[.$B$13]*EXP(-(([.$D448]-[.$B$10])^2)/(2*[.D$5]))" office:value-type="float" office:value="96.8221751273725">
            <text:p>96.8221751274</text:p>
          </table:table-cell>
          <table:table-cell table:formula="of:=[.$B$13]*EXP(-(([.$D448]-[.$B$10])^2)/(2*[.E$5]))" office:value-type="float" office:value="93.3588915410581">
            <text:p>93.3588915411</text:p>
          </table:table-cell>
          <table:table-cell table:formula="of:=[.$B$13]*EXP(-(([.$D448]-[.$B$10])^2)/(2*[.F$5]))" office:value-type="float" office:value="76.1526687460348">
            <text:p>76.152668746</text:p>
          </table:table-cell>
          <table:table-cell table:formula="of:=[.$B$13]*EXP(-(([.$D448]-[.$B$10])^2)/(2*[.G$5]))" office:value-type="float" office:value="14.7825771310059">
            <text:p>14.782577131</text:p>
          </table:table-cell>
        </table:table-row>
        <table:table-row table:style-name="ro1">
          <table:table-cell table:number-columns-repeated="3"/>
          <table:table-cell office:value-type="float" office:value="0.519499999999976">
            <text:p>0.5195</text:p>
          </table:table-cell>
          <table:table-cell table:formula="of:=[.$B$13]*EXP(-(([.$D449]-[.$B$10])^2)/(2*[.B$5]))" office:value-type="float" office:value="98.0875897928722">
            <text:p>98.0875897929</text:p>
          </table:table-cell>
          <table:table-cell table:formula="of:=[.$B$13]*EXP(-(([.$D449]-[.$B$10])^2)/(2*[.C$5]))" office:value-type="float" office:value="97.6623018581374">
            <text:p>97.6623018581</text:p>
          </table:table-cell>
          <table:table-cell table:formula="of:=[.$B$13]*EXP(-(([.$D449]-[.$B$10])^2)/(2*[.D$5]))" office:value-type="float" office:value="96.6555854253491">
            <text:p>96.6555854253</text:p>
          </table:table-cell>
          <table:table-cell table:formula="of:=[.$B$13]*EXP(-(([.$D449]-[.$B$10])^2)/(2*[.E$5]))" office:value-type="float" office:value="93.0174148763269">
            <text:p>93.0174148763</text:p>
          </table:table-cell>
          <table:table-cell table:formula="of:=[.$B$13]*EXP(-(([.$D449]-[.$B$10])^2)/(2*[.F$5]))" office:value-type="float" office:value="75.0543889621495">
            <text:p>75.0543889621</text:p>
          </table:table-cell>
          <table:table-cell table:formula="of:=[.$B$13]*EXP(-(([.$D449]-[.$B$10])^2)/(2*[.G$5]))" office:value-type="float" office:value="13.3498943300884">
            <text:p>13.3498943301</text:p>
          </table:table-cell>
        </table:table-row>
        <table:table-row table:style-name="ro1">
          <table:table-cell table:number-columns-repeated="3"/>
          <table:table-cell office:value-type="float" office:value="0.519999999999976">
            <text:p>0.52</text:p>
          </table:table-cell>
          <table:table-cell table:formula="of:=[.$B$13]*EXP(-(([.$D450]-[.$B$10])^2)/(2*[.B$5]))" office:value-type="float" office:value="97.9892653594917">
            <text:p>97.9892653595</text:p>
          </table:table-cell>
          <table:table-cell table:formula="of:=[.$B$13]*EXP(-(([.$D450]-[.$B$10])^2)/(2*[.C$5]))" office:value-type="float" office:value="97.5423870268642">
            <text:p>97.5423870269</text:p>
          </table:table-cell>
          <table:table-cell table:formula="of:=[.$B$13]*EXP(-(([.$D450]-[.$B$10])^2)/(2*[.D$5]))" office:value-type="float" office:value="96.4849666076083">
            <text:p>96.4849666076</text:p>
          </table:table-cell>
          <table:table-cell table:formula="of:=[.$B$13]*EXP(-(([.$D450]-[.$B$10])^2)/(2*[.E$5]))" office:value-type="float" office:value="92.6683667421152">
            <text:p>92.6683667421</text:p>
          </table:table-cell>
          <table:table-cell table:formula="of:=[.$B$13]*EXP(-(([.$D450]-[.$B$10])^2)/(2*[.F$5]))" office:value-type="float" office:value="73.9440423108849">
            <text:p>73.9440423109</text:p>
          </table:table-cell>
          <table:table-cell table:formula="of:=[.$B$13]*EXP(-(([.$D450]-[.$B$10])^2)/(2*[.G$5]))" office:value-type="float" office:value="12.0241828521566">
            <text:p>12.0241828522</text:p>
          </table:table-cell>
        </table:table-row>
        <table:table-row table:style-name="ro1">
          <table:table-cell table:number-columns-repeated="3"/>
          <table:table-cell office:value-type="float" office:value="0.520499999999976">
            <text:p>0.5205</text:p>
          </table:table-cell>
          <table:table-cell table:formula="of:=[.$B$13]*EXP(-(([.$D451]-[.$B$10])^2)/(2*[.B$5]))" office:value-type="float" office:value="97.8885540353729">
            <text:p>97.8885540354</text:p>
          </table:table-cell>
          <table:table-cell table:formula="of:=[.$B$13]*EXP(-(([.$D451]-[.$B$10])^2)/(2*[.C$5]))" office:value-type="float" office:value="97.419589251619">
            <text:p>97.4195892516</text:p>
          </table:table-cell>
          <table:table-cell table:formula="of:=[.$B$13]*EXP(-(([.$D451]-[.$B$10])^2)/(2*[.D$5]))" office:value-type="float" office:value="96.3103410357545">
            <text:p>96.3103410358</text:p>
          </table:table-cell>
          <table:table-cell table:formula="of:=[.$B$13]*EXP(-(([.$D451]-[.$B$10])^2)/(2*[.E$5]))" office:value-type="float" office:value="92.3118418665069">
            <text:p>92.3118418665</text:p>
          </table:table-cell>
          <table:table-cell table:formula="of:=[.$B$13]*EXP(-(([.$D451]-[.$B$10])^2)/(2*[.F$5]))" office:value-type="float" office:value="72.8226388806332">
            <text:p>72.8226388806</text:p>
          </table:table-cell>
          <table:table-cell table:formula="of:=[.$B$13]*EXP(-(([.$D451]-[.$B$10])^2)/(2*[.G$5]))" office:value-type="float" office:value="10.8014829709282">
            <text:p>10.8014829709</text:p>
          </table:table-cell>
        </table:table-row>
        <table:table-row table:style-name="ro1">
          <table:table-cell table:number-columns-repeated="3"/>
          <table:table-cell office:value-type="float" office:value="0.520999999999976">
            <text:p>0.521</text:p>
          </table:table-cell>
          <table:table-cell table:formula="of:=[.$B$13]*EXP(-(([.$D452]-[.$B$10])^2)/(2*[.B$5]))" office:value-type="float" office:value="97.7854633852035">
            <text:p>97.7854633852</text:p>
          </table:table-cell>
          <table:table-cell table:formula="of:=[.$B$13]*EXP(-(([.$D452]-[.$B$10])^2)/(2*[.C$5]))" office:value-type="float" office:value="97.293919795855">
            <text:p>97.2939197959</text:p>
          </table:table-cell>
          <table:table-cell table:formula="of:=[.$B$13]*EXP(-(([.$D452]-[.$B$10])^2)/(2*[.D$5]))" office:value-type="float" office:value="96.1317315685765">
            <text:p>96.1317315686</text:p>
          </table:table-cell>
          <table:table-cell table:formula="of:=[.$B$13]*EXP(-(([.$D452]-[.$B$10])^2)/(2*[.E$5]))" office:value-type="float" office:value="91.9479367483407">
            <text:p>91.9479367483</text:p>
          </table:table-cell>
          <table:table-cell table:formula="of:=[.$B$13]*EXP(-(([.$D452]-[.$B$10])^2)/(2*[.F$5]))" office:value-type="float" office:value="71.6911860496915">
            <text:p>71.6911860497</text:p>
          </table:table-cell>
          <table:table-cell table:formula="of:=[.$B$13]*EXP(-(([.$D452]-[.$B$10])^2)/(2*[.G$5]))" office:value-type="float" office:value="9.67745739659888">
            <text:p>9.6774573966</text:p>
          </table:table-cell>
        </table:table-row>
        <table:table-row table:style-name="ro1">
          <table:table-cell table:number-columns-repeated="3"/>
          <table:table-cell office:value-type="float" office:value="0.521499999999976">
            <text:p>0.5215</text:p>
          </table:table-cell>
          <table:table-cell table:formula="of:=[.$B$13]*EXP(-(([.$D453]-[.$B$10])^2)/(2*[.B$5]))" office:value-type="float" office:value="97.6800011469388">
            <text:p>97.6800011469</text:p>
          </table:table-cell>
          <table:table-cell table:formula="of:=[.$B$13]*EXP(-(([.$D453]-[.$B$10])^2)/(2*[.C$5]))" office:value-type="float" office:value="97.1653901764569">
            <text:p>97.1653901765</text:p>
          </table:table-cell>
          <table:table-cell table:formula="of:=[.$B$13]*EXP(-(([.$D453]-[.$B$10])^2)/(2*[.D$5]))" office:value-type="float" office:value="95.9491615570614">
            <text:p>95.9491615571</text:p>
          </table:table-cell>
          <table:table-cell table:formula="of:=[.$B$13]*EXP(-(([.$D453]-[.$B$10])^2)/(2*[.E$5]))" office:value-type="float" office:value="91.5767496137314">
            <text:p>91.5767496137</text:p>
          </table:table-cell>
          <table:table-cell table:formula="of:=[.$B$13]*EXP(-(([.$D453]-[.$B$10])^2)/(2*[.F$5]))" office:value-type="float" office:value="70.5506870188955">
            <text:p>70.5506870189</text:p>
          </table:table-cell>
          <table:table-cell table:formula="of:=[.$B$13]*EXP(-(([.$D453]-[.$B$10])^2)/(2*[.G$5]))" office:value-type="float" office:value="8.64747311259934">
            <text:p>8.6474731126</text:p>
          </table:table-cell>
        </table:table-row>
        <table:table-row table:style-name="ro1">
          <table:table-cell table:number-columns-repeated="3"/>
          <table:table-cell office:value-type="float" office:value="0.521999999999976">
            <text:p>0.522</text:p>
          </table:table-cell>
          <table:table-cell table:formula="of:=[.$B$13]*EXP(-(([.$D454]-[.$B$10])^2)/(2*[.B$5]))" office:value-type="float" office:value="97.5721752308342">
            <text:p>97.5721752308</text:p>
          </table:table-cell>
          <table:table-cell table:formula="of:=[.$B$13]*EXP(-(([.$D454]-[.$B$10])^2)/(2*[.C$5]))" office:value-type="float" office:value="97.0340121619822">
            <text:p>97.034012162</text:p>
          </table:table-cell>
          <table:table-cell table:formula="of:=[.$B$13]*EXP(-(([.$D454]-[.$B$10])^2)/(2*[.D$5]))" office:value-type="float" office:value="95.7626548393085">
            <text:p>95.7626548393</text:p>
          </table:table-cell>
          <table:table-cell table:formula="of:=[.$B$13]*EXP(-(([.$D454]-[.$B$10])^2)/(2*[.E$5]))" office:value-type="float" office:value="91.1983803719421">
            <text:p>91.1983803719</text:p>
          </table:table-cell>
          <table:table-cell table:formula="of:=[.$B$13]*EXP(-(([.$D454]-[.$B$10])^2)/(2*[.F$5]))" office:value-type="float" office:value="69.4021393745963">
            <text:p>69.4021393746</text:p>
          </table:table-cell>
          <table:table-cell table:formula="of:=[.$B$13]*EXP(-(([.$D454]-[.$B$10])^2)/(2*[.G$5]))" office:value-type="float" office:value="7.70667850351586">
            <text:p>7.7066785035</text:p>
          </table:table-cell>
        </table:table-row>
        <table:table-row table:style-name="ro1">
          <table:table-cell table:number-columns-repeated="3"/>
          <table:table-cell office:value-type="float" office:value="0.522499999999976">
            <text:p>0.5225</text:p>
          </table:table-cell>
          <table:table-cell table:formula="of:=[.$B$13]*EXP(-(([.$D455]-[.$B$10])^2)/(2*[.B$5]))" office:value-type="float" office:value="97.4619937184561">
            <text:p>97.4619937185</text:p>
          </table:table-cell>
          <table:table-cell table:formula="of:=[.$B$13]*EXP(-(([.$D455]-[.$B$10])^2)/(2*[.C$5]))" office:value-type="float" office:value="96.8997977708654">
            <text:p>96.8997977709</text:p>
          </table:table-cell>
          <table:table-cell table:formula="of:=[.$B$13]*EXP(-(([.$D455]-[.$B$10])^2)/(2*[.D$5]))" office:value-type="float" office:value="95.5722357353427">
            <text:p>95.5722357353</text:p>
          </table:table-cell>
          <table:table-cell table:formula="of:=[.$B$13]*EXP(-(([.$D455]-[.$B$10])^2)/(2*[.E$5]))" office:value-type="float" office:value="90.8129305706315">
            <text:p>90.8129305706</text:p>
          </table:table-cell>
          <table:table-cell table:formula="of:=[.$B$13]*EXP(-(([.$D455]-[.$B$10])^2)/(2*[.F$5]))" office:value-type="float" office:value="68.2465336847309">
            <text:p>68.2465336847</text:p>
          </table:table-cell>
          <table:table-cell table:formula="of:=[.$B$13]*EXP(-(([.$D455]-[.$B$10])^2)/(2*[.G$5]))" office:value-type="float" office:value="6.85007510640515">
            <text:p>6.8500751064</text:p>
          </table:table-cell>
        </table:table-row>
        <table:table-row table:style-name="ro1">
          <table:table-cell table:number-columns-repeated="3"/>
          <table:table-cell office:value-type="float" office:value="0.522999999999975">
            <text:p>0.523</text:p>
          </table:table-cell>
          <table:table-cell table:formula="of:=[.$B$13]*EXP(-(([.$D456]-[.$B$10])^2)/(2*[.B$5]))" office:value-type="float" office:value="97.3494648616729">
            <text:p>97.3494648617</text:p>
          </table:table-cell>
          <table:table-cell table:formula="of:=[.$B$13]*EXP(-(([.$D456]-[.$B$10])^2)/(2*[.C$5]))" office:value-type="float" office:value="96.7627592695864">
            <text:p>96.7627592696</text:p>
          </table:table-cell>
          <table:table-cell table:formula="of:=[.$B$13]*EXP(-(([.$D456]-[.$B$10])^2)/(2*[.D$5]))" office:value-type="float" office:value="95.3779290418319">
            <text:p>95.3779290418</text:p>
          </table:table-cell>
          <table:table-cell table:formula="of:=[.$B$13]*EXP(-(([.$D456]-[.$B$10])^2)/(2*[.E$5]))" office:value-type="float" office:value="90.4205033505082">
            <text:p>90.4205033505</text:p>
          </table:table-cell>
          <table:table-cell table:formula="of:=[.$B$13]*EXP(-(([.$D456]-[.$B$10])^2)/(2*[.F$5]))" office:value-type="float" office:value="67.0848521306187">
            <text:p>67.0848521306</text:p>
          </table:table-cell>
          <table:table-cell table:formula="of:=[.$B$13]*EXP(-(([.$D456]-[.$B$10])^2)/(2*[.G$5]))" office:value-type="float" office:value="6.07258348193558">
            <text:p>6.0725834819</text:p>
          </table:table-cell>
        </table:table-row>
        <table:table-row table:style-name="ro1">
          <table:table-cell table:number-columns-repeated="3"/>
          <table:table-cell office:value-type="float" office:value="0.523499999999975">
            <text:p>0.5235</text:p>
          </table:table-cell>
          <table:table-cell table:formula="of:=[.$B$13]*EXP(-(([.$D457]-[.$B$10])^2)/(2*[.B$5]))" office:value-type="float" office:value="97.2345970816242">
            <text:p>97.2345970816</text:p>
          </table:table-cell>
          <table:table-cell table:formula="of:=[.$B$13]*EXP(-(([.$D457]-[.$B$10])^2)/(2*[.C$5]))" office:value-type="float" office:value="96.6229091708013">
            <text:p>96.6229091708</text:p>
          </table:table-cell>
          <table:table-cell table:formula="of:=[.$B$13]*EXP(-(([.$D457]-[.$B$10])^2)/(2*[.D$5]))" office:value-type="float" office:value="95.1797600267053">
            <text:p>95.1797600267</text:p>
          </table:table-cell>
          <table:table-cell table:formula="of:=[.$B$13]*EXP(-(([.$D457]-[.$B$10])^2)/(2*[.E$5]))" office:value-type="float" office:value="90.0212033994126">
            <text:p>90.0212033994</text:p>
          </table:table-cell>
          <table:table-cell table:formula="of:=[.$B$13]*EXP(-(([.$D457]-[.$B$10])^2)/(2*[.F$5]))" office:value-type="float" office:value="65.9180671769544">
            <text:p>65.918067177</text:p>
          </table:table-cell>
          <table:table-cell table:formula="of:=[.$B$13]*EXP(-(([.$D457]-[.$B$10])^2)/(2*[.G$5]))" office:value-type="float" office:value="5.36910285855652">
            <text:p>5.3691028586</text:p>
          </table:table-cell>
        </table:table-row>
        <table:table-row table:style-name="ro1">
          <table:table-cell table:number-columns-repeated="3"/>
          <table:table-cell office:value-type="float" office:value="0.523999999999975">
            <text:p>0.524</text:p>
          </table:table-cell>
          <table:table-cell table:formula="of:=[.$B$13]*EXP(-(([.$D458]-[.$B$10])^2)/(2*[.B$5]))" office:value-type="float" office:value="97.1173989676717">
            <text:p>97.1173989677</text:p>
          </table:table-cell>
          <table:table-cell table:formula="of:=[.$B$13]*EXP(-(([.$D458]-[.$B$10])^2)/(2*[.C$5]))" office:value-type="float" office:value="96.4802602314398">
            <text:p>96.4802602314</text:p>
          </table:table-cell>
          <table:table-cell table:formula="of:=[.$B$13]*EXP(-(([.$D458]-[.$B$10])^2)/(2*[.D$5]))" office:value-type="float" office:value="94.977754423682">
            <text:p>94.9777544237</text:p>
          </table:table-cell>
          <table:table-cell table:formula="of:=[.$B$13]*EXP(-(([.$D458]-[.$B$10])^2)/(2*[.E$5]))" office:value-type="float" office:value="89.6151369058696">
            <text:p>89.6151369059</text:p>
          </table:table-cell>
          <table:table-cell table:formula="of:=[.$B$13]*EXP(-(([.$D458]-[.$B$10])^2)/(2*[.F$5]))" office:value-type="float" office:value="64.7471402823861">
            <text:p>64.7471402824</text:p>
          </table:table-cell>
          <table:table-cell table:formula="of:=[.$B$13]*EXP(-(([.$D458]-[.$B$10])^2)/(2*[.G$5]))" office:value-type="float" office:value="4.7345643496175">
            <text:p>4.7345643496</text:p>
          </table:table-cell>
        </table:table-row>
        <table:table-row table:style-name="ro1">
          <table:table-cell table:number-columns-repeated="3"/>
          <table:table-cell office:value-type="float" office:value="0.524499999999975">
            <text:p>0.5245</text:p>
          </table:table-cell>
          <table:table-cell table:formula="of:=[.$B$13]*EXP(-(([.$D459]-[.$B$10])^2)/(2*[.B$5]))" office:value-type="float" office:value="96.9978792763286">
            <text:p>96.9978792763</text:p>
          </table:table-cell>
          <table:table-cell table:formula="of:=[.$B$13]*EXP(-(([.$D459]-[.$B$10])^2)/(2*[.C$5]))" office:value-type="float" office:value="96.3348254507659">
            <text:p>96.3348254508</text:p>
          </table:table-cell>
          <table:table-cell table:formula="of:=[.$B$13]*EXP(-(([.$D459]-[.$B$10])^2)/(2*[.D$5]))" office:value-type="float" office:value="94.7719384267023">
            <text:p>94.7719384267</text:p>
          </table:table-cell>
          <table:table-cell table:formula="of:=[.$B$13]*EXP(-(([.$D459]-[.$B$10])^2)/(2*[.E$5]))" office:value-type="float" office:value="89.2024115121231">
            <text:p>89.2024115121</text:p>
          </table:table-cell>
          <table:table-cell table:formula="of:=[.$B$13]*EXP(-(([.$D459]-[.$B$10])^2)/(2*[.F$5]))" office:value-type="float" office:value="63.5730206528324">
            <text:p>63.5730206528</text:p>
          </table:table-cell>
          <table:table-cell table:formula="of:=[.$B$13]*EXP(-(([.$D459]-[.$B$10])^2)/(2*[.G$5]))" office:value-type="float" office:value="4.16397767768224">
            <text:p>4.1639776777</text:p>
          </table:table-cell>
        </table:table-row>
        <table:table-row table:style-name="ro1">
          <table:table-cell table:number-columns-repeated="3"/>
          <table:table-cell office:value-type="float" office:value="0.524999999999975">
            <text:p>0.525</text:p>
          </table:table-cell>
          <table:table-cell table:formula="of:=[.$B$13]*EXP(-(([.$D460]-[.$B$10])^2)/(2*[.B$5]))" office:value-type="float" office:value="96.8760469301687">
            <text:p>96.8760469302</text:p>
          </table:table-cell>
          <table:table-cell table:formula="of:=[.$B$13]*EXP(-(([.$D460]-[.$B$10])^2)/(2*[.C$5]))" office:value-type="float" office:value="96.1866180684032">
            <text:p>96.1866180684</text:p>
          </table:table-cell>
          <table:table-cell table:formula="of:=[.$B$13]*EXP(-(([.$D460]-[.$B$10])^2)/(2*[.D$5]))" office:value-type="float" office:value="94.5623386842697">
            <text:p>94.5623386843</text:p>
          </table:table-cell>
          <table:table-cell table:formula="of:=[.$B$13]*EXP(-(([.$D460]-[.$B$10])^2)/(2*[.E$5]))" office:value-type="float" office:value="88.7831362666936">
            <text:p>88.7831362667</text:p>
          </table:table-cell>
          <table:table-cell table:formula="of:=[.$B$13]*EXP(-(([.$D460]-[.$B$10])^2)/(2*[.F$5]))" office:value-type="float" office:value="62.3966440396242">
            <text:p>62.3966440396</text:p>
          </table:table-cell>
          <table:table-cell table:formula="of:=[.$B$13]*EXP(-(([.$D460]-[.$B$10])^2)/(2*[.G$5]))" office:value-type="float" office:value="3.65247146080245">
            <text:p>3.6524714608</text:p>
          </table:table-cell>
        </table:table-row>
        <table:table-row table:style-name="ro1">
          <table:table-cell table:number-columns-repeated="3"/>
          <table:table-cell office:value-type="float" office:value="0.525499999999975">
            <text:p>0.5255</text:p>
          </table:table-cell>
          <table:table-cell table:formula="of:=[.$B$13]*EXP(-(([.$D461]-[.$B$10])^2)/(2*[.B$5]))" office:value-type="float" office:value="96.7519110167174">
            <text:p>96.7519110167</text:p>
          </table:table-cell>
          <table:table-cell table:formula="of:=[.$B$13]*EXP(-(([.$D461]-[.$B$10])^2)/(2*[.C$5]))" office:value-type="float" office:value="96.035651562328">
            <text:p>96.0356515623</text:p>
          </table:table-cell>
          <table:table-cell table:formula="of:=[.$B$13]*EXP(-(([.$D461]-[.$B$10])^2)/(2*[.D$5]))" office:value-type="float" office:value="94.348982293704">
            <text:p>94.3489822937</text:p>
          </table:table-cell>
          <table:table-cell table:formula="of:=[.$B$13]*EXP(-(([.$D461]-[.$B$10])^2)/(2*[.E$5]))" office:value-type="float" office:value="88.3574215764846">
            <text:p>88.3574215765</text:p>
          </table:table-cell>
          <table:table-cell table:formula="of:=[.$B$13]*EXP(-(([.$D461]-[.$B$10])^2)/(2*[.F$5]))" office:value-type="float" office:value="61.2189315843625">
            <text:p>61.2189315844</text:p>
          </table:table-cell>
          <table:table-cell table:formula="of:=[.$B$13]*EXP(-(([.$D461]-[.$B$10])^2)/(2*[.G$5]))" office:value-type="float" office:value="3.19532722093174">
            <text:p>3.1953272209</text:p>
          </table:table-cell>
        </table:table-row>
        <table:table-row table:style-name="ro1">
          <table:table-cell table:number-columns-repeated="3"/>
          <table:table-cell office:value-type="float" office:value="0.525999999999975">
            <text:p>0.526</text:p>
          </table:table-cell>
          <table:table-cell table:formula="of:=[.$B$13]*EXP(-(([.$D462]-[.$B$10])^2)/(2*[.B$5]))" office:value-type="float" office:value="96.6254807873214">
            <text:p>96.6254807873</text:p>
          </table:table-cell>
          <table:table-cell table:formula="of:=[.$B$13]*EXP(-(([.$D462]-[.$B$10])^2)/(2*[.C$5]))" office:value-type="float" office:value="95.8819396468257">
            <text:p>95.8819396468</text:p>
          </table:table-cell>
          <table:table-cell table:formula="of:=[.$B$13]*EXP(-(([.$D462]-[.$B$10])^2)/(2*[.D$5]))" office:value-type="float" office:value="94.1318967953055">
            <text:p>94.1318967953</text:p>
          </table:table-cell>
          <table:table-cell table:formula="of:=[.$B$13]*EXP(-(([.$D462]-[.$B$10])^2)/(2*[.E$5]))" office:value-type="float" office:value="87.9253791584656">
            <text:p>87.9253791585</text:p>
          </table:table-cell>
          <table:table-cell table:formula="of:=[.$B$13]*EXP(-(([.$D462]-[.$B$10])^2)/(2*[.F$5]))" office:value-type="float" office:value="60.0407887122317">
            <text:p>60.0407887122</text:p>
          </table:table-cell>
          <table:table-cell table:formula="of:=[.$B$13]*EXP(-(([.$D462]-[.$B$10])^2)/(2*[.G$5]))" office:value-type="float" office:value="2.78800736449118">
            <text:p>2.7880073645</text:p>
          </table:table-cell>
        </table:table-row>
        <table:table-row table:style-name="ro1">
          <table:table-cell table:number-columns-repeated="3"/>
          <table:table-cell office:value-type="float" office:value="0.526499999999975">
            <text:p>0.5265</text:p>
          </table:table-cell>
          <table:table-cell table:formula="of:=[.$B$13]*EXP(-(([.$D463]-[.$B$10])^2)/(2*[.B$5]))" office:value-type="float" office:value="96.4967656560002">
            <text:p>96.496765656</text:p>
          </table:table-cell>
          <table:table-cell table:formula="of:=[.$B$13]*EXP(-(([.$D463]-[.$B$10])^2)/(2*[.C$5]))" office:value-type="float" office:value="95.7254962704162">
            <text:p>95.7254962704</text:p>
          </table:table-cell>
          <table:table-cell table:formula="of:=[.$B$13]*EXP(-(([.$D463]-[.$B$10])^2)/(2*[.D$5]))" office:value-type="float" office:value="93.9111101664341">
            <text:p>93.9111101664</text:p>
          </table:table-cell>
          <table:table-cell table:formula="of:=[.$B$13]*EXP(-(([.$D463]-[.$B$10])^2)/(2*[.E$5]))" office:value-type="float" office:value="87.4871219909643">
            <text:p>87.487121991</text:p>
          </table:table-cell>
          <table:table-cell table:formula="of:=[.$B$13]*EXP(-(([.$D463]-[.$B$10])^2)/(2*[.F$5]))" office:value-type="float" office:value="58.8631040753594">
            <text:p>58.8631040754</text:p>
          </table:table-cell>
          <table:table-cell table:formula="of:=[.$B$13]*EXP(-(([.$D463]-[.$B$10])^2)/(2*[.G$5]))" office:value-type="float" office:value="2.42617745917053">
            <text:p>2.4261774592</text:p>
          </table:table-cell>
        </table:table-row>
        <table:table-row table:style-name="ro1">
          <table:table-cell table:number-columns-repeated="3"/>
          <table:table-cell office:value-type="float" office:value="0.526999999999975">
            <text:p>0.527</text:p>
          </table:table-cell>
          <table:table-cell table:formula="of:=[.$B$13]*EXP(-(([.$D464]-[.$B$10])^2)/(2*[.B$5]))" office:value-type="float" office:value="96.3657751982779">
            <text:p>96.3657751983</text:p>
          </table:table-cell>
          <table:table-cell table:formula="of:=[.$B$13]*EXP(-(([.$D464]-[.$B$10])^2)/(2*[.C$5]))" office:value-type="float" office:value="95.566335613744">
            <text:p>95.5663356137</text:p>
          </table:table-cell>
          <table:table-cell table:formula="of:=[.$B$13]*EXP(-(([.$D464]-[.$B$10])^2)/(2*[.D$5]))" office:value-type="float" office:value="93.6866508155044">
            <text:p>93.6866508155</text:p>
          </table:table-cell>
          <table:table-cell table:formula="of:=[.$B$13]*EXP(-(([.$D464]-[.$B$10])^2)/(2*[.E$5]))" office:value-type="float" office:value="87.0427642645935">
            <text:p>87.0427642646</text:p>
          </table:table-cell>
          <table:table-cell table:formula="of:=[.$B$13]*EXP(-(([.$D464]-[.$B$10])^2)/(2*[.F$5]))" office:value-type="float" office:value="57.6867485476399">
            <text:p>57.6867485476</text:p>
          </table:table-cell>
          <table:table-cell table:formula="of:=[.$B$13]*EXP(-(([.$D464]-[.$B$10])^2)/(2*[.G$5]))" office:value-type="float" office:value="2.1057231896159">
            <text:p>2.1057231896</text:p>
          </table:table-cell>
        </table:table-row>
        <table:table-row table:style-name="ro1">
          <table:table-cell table:number-columns-repeated="3"/>
          <table:table-cell office:value-type="float" office:value="0.527499999999975">
            <text:p>0.5275</text:p>
          </table:table-cell>
          <table:table-cell table:formula="of:=[.$B$13]*EXP(-(([.$D465]-[.$B$10])^2)/(2*[.B$5]))" office:value-type="float" office:value="96.2325191499966">
            <text:p>96.23251915</text:p>
          </table:table-cell>
          <table:table-cell table:formula="of:=[.$B$13]*EXP(-(([.$D465]-[.$B$10])^2)/(2*[.C$5]))" office:value-type="float" office:value="95.4044720874375">
            <text:p>95.4044720874</text:p>
          </table:table-cell>
          <table:table-cell table:formula="of:=[.$B$13]*EXP(-(([.$D465]-[.$B$10])^2)/(2*[.D$5]))" office:value-type="float" office:value="93.4585475758978">
            <text:p>93.4585475759</text:p>
          </table:table-cell>
          <table:table-cell table:formula="of:=[.$B$13]*EXP(-(([.$D465]-[.$B$10])^2)/(2*[.E$5]))" office:value-type="float" office:value="86.5924213328474">
            <text:p>86.5924213328</text:p>
          </table:table-cell>
          <table:table-cell table:formula="of:=[.$B$13]*EXP(-(([.$D465]-[.$B$10])^2)/(2*[.F$5]))" office:value-type="float" office:value="56.5125742722914">
            <text:p>56.5125742723</text:p>
          </table:table-cell>
          <table:table-cell table:formula="of:=[.$B$13]*EXP(-(([.$D465]-[.$B$10])^2)/(2*[.G$5]))" office:value-type="float" office:value="1.82276241835482">
            <text:p>1.8227624184</text:p>
          </table:table-cell>
        </table:table-row>
        <table:table-row table:style-name="ro1">
          <table:table-cell table:number-columns-repeated="3"/>
          <table:table-cell office:value-type="float" office:value="0.527999999999975">
            <text:p>0.528</text:p>
          </table:table-cell>
          <table:table-cell table:formula="of:=[.$B$13]*EXP(-(([.$D466]-[.$B$10])^2)/(2*[.B$5]))" office:value-type="float" office:value="96.09700740611">
            <text:p>96.0970074061</text:p>
          </table:table-cell>
          <table:table-cell table:formula="of:=[.$B$13]*EXP(-(([.$D466]-[.$B$10])^2)/(2*[.C$5]))" office:value-type="float" office:value="95.2399203299347">
            <text:p>95.2399203299</text:p>
          </table:table-cell>
          <table:table-cell table:formula="of:=[.$B$13]*EXP(-(([.$D466]-[.$B$10])^2)/(2*[.D$5]))" office:value-type="float" office:value="93.226829699794">
            <text:p>93.2268296998</text:p>
          </table:table-cell>
          <table:table-cell table:formula="of:=[.$B$13]*EXP(-(([.$D466]-[.$B$10])^2)/(2*[.E$5]))" office:value-type="float" office:value="86.1362096623925">
            <text:p>86.1362096624</text:p>
          </table:table-cell>
          <table:table-cell table:formula="of:=[.$B$13]*EXP(-(([.$D466]-[.$B$10])^2)/(2*[.F$5]))" office:value-type="float" office:value="55.3414137632397">
            <text:p>55.3414137632</text:p>
          </table:table-cell>
          <table:table-cell table:formula="of:=[.$B$13]*EXP(-(([.$D466]-[.$B$10])^2)/(2*[.G$5]))" office:value-type="float" office:value="1.57365280802652">
            <text:p>1.573652808</text:p>
          </table:table-cell>
        </table:table-row>
        <table:table-row table:style-name="ro1">
          <table:table-cell table:number-columns-repeated="3"/>
          <table:table-cell office:value-type="float" office:value="0.528499999999975">
            <text:p>0.5285</text:p>
          </table:table-cell>
          <table:table-cell table:formula="of:=[.$B$13]*EXP(-(([.$D467]-[.$B$10])^2)/(2*[.B$5]))" office:value-type="float" office:value="95.95925001946">
            <text:p>95.9592500195</text:p>
          </table:table-cell>
          <table:table-cell table:formula="of:=[.$B$13]*EXP(-(([.$D467]-[.$B$10])^2)/(2*[.C$5]))" office:value-type="float" office:value="95.0726952052779">
            <text:p>95.0726952053</text:p>
          </table:table-cell>
          <table:table-cell table:formula="of:=[.$B$13]*EXP(-(([.$D467]-[.$B$10])^2)/(2*[.D$5]))" office:value-type="float" office:value="92.9915268519254">
            <text:p>92.9915268519</text:p>
          </table:table-cell>
          <table:table-cell table:formula="of:=[.$B$13]*EXP(-(([.$D467]-[.$B$10])^2)/(2*[.E$5]))" office:value-type="float" office:value="85.6742467830865">
            <text:p>85.6742467831</text:p>
          </table:table-cell>
          <table:table-cell table:formula="of:=[.$B$13]*EXP(-(([.$D467]-[.$B$10])^2)/(2*[.F$5]))" office:value-type="float" office:value="54.1740790612735">
            <text:p>54.1740790613</text:p>
          </table:table-cell>
          <table:table-cell table:formula="of:=[.$B$13]*EXP(-(([.$D467]-[.$B$10])^2)/(2*[.G$5]))" office:value-type="float" office:value="1.35499547787435">
            <text:p>1.3549954779</text:p>
          </table:table-cell>
        </table:table-row>
        <table:table-row table:style-name="ro1">
          <table:table-cell table:number-columns-repeated="3"/>
          <table:table-cell office:value-type="float" office:value="0.528999999999975">
            <text:p>0.529</text:p>
          </table:table-cell>
          <table:table-cell table:formula="of:=[.$B$13]*EXP(-(([.$D468]-[.$B$10])^2)/(2*[.B$5]))" office:value-type="float" office:value="95.8192571995332">
            <text:p>95.8192571995</text:p>
          </table:table-cell>
          <table:table-cell table:formula="of:=[.$B$13]*EXP(-(([.$D468]-[.$B$10])^2)/(2*[.C$5]))" office:value-type="float" office:value="94.9028118008767">
            <text:p>94.9028118009</text:p>
          </table:table-cell>
          <table:table-cell table:formula="of:=[.$B$13]*EXP(-(([.$D468]-[.$B$10])^2)/(2*[.D$5]))" office:value-type="float" office:value="92.7526691032523">
            <text:p>92.7526691033</text:p>
          </table:table-cell>
          <table:table-cell table:formula="of:=[.$B$13]*EXP(-(([.$D468]-[.$B$10])^2)/(2*[.E$5]))" office:value-type="float" office:value="85.206651237752">
            <text:p>85.2066512378</text:p>
          </table:table-cell>
          <table:table-cell table:formula="of:=[.$B$13]*EXP(-(([.$D468]-[.$B$10])^2)/(2*[.F$5]))" office:value-type="float" office:value="53.0113609457384">
            <text:p>53.0113609457</text:p>
          </table:table-cell>
          <table:table-cell table:formula="of:=[.$B$13]*EXP(-(([.$D468]-[.$B$10])^2)/(2*[.G$5]))" office:value-type="float" office:value="1.16363517280342">
            <text:p>1.1636351728</text:p>
          </table:table-cell>
        </table:table-row>
        <table:table-row table:style-name="ro1">
          <table:table-cell table:number-columns-repeated="3"/>
          <table:table-cell office:value-type="float" office:value="0.529499999999975">
            <text:p>0.5295</text:p>
          </table:table-cell>
          <table:table-cell table:formula="of:=[.$B$13]*EXP(-(([.$D469]-[.$B$10])^2)/(2*[.B$5]))" office:value-type="float" office:value="95.677039311201">
            <text:p>95.6770393112</text:p>
          </table:table-cell>
          <table:table-cell table:formula="of:=[.$B$13]*EXP(-(([.$D469]-[.$B$10])^2)/(2*[.C$5]))" office:value-type="float" office:value="94.7302854252408">
            <text:p>94.7302854252</text:p>
          </table:table-cell>
          <table:table-cell table:formula="of:=[.$B$13]*EXP(-(([.$D469]-[.$B$10])^2)/(2*[.D$5]))" office:value-type="float" office:value="92.5102869245652">
            <text:p>92.5102869246</text:p>
          </table:table-cell>
          <table:table-cell table:formula="of:=[.$B$13]*EXP(-(([.$D469]-[.$B$10])^2)/(2*[.E$5]))" office:value-type="float" office:value="84.7335425317381">
            <text:p>84.7335425317</text:p>
          </table:table-cell>
          <table:table-cell table:formula="of:=[.$B$13]*EXP(-(([.$D469]-[.$B$10])^2)/(2*[.F$5]))" office:value-type="float" office:value="51.8540282023938">
            <text:p>51.8540282024</text:p>
          </table:table-cell>
          <table:table-cell table:formula="of:=[.$B$13]*EXP(-(([.$D469]-[.$B$10])^2)/(2*[.G$5]))" office:value-type="float" office:value="0.996657418542694">
            <text:p>0.9966574185</text:p>
          </table:table-cell>
        </table:table-row>
        <table:table-row table:style-name="ro1">
          <table:table-cell table:number-columns-repeated="3"/>
          <table:table-cell office:value-type="float" office:value="0.529999999999975">
            <text:p>0.53</text:p>
          </table:table-cell>
          <table:table-cell table:formula="of:=[.$B$13]*EXP(-(([.$D470]-[.$B$10])^2)/(2*[.B$5]))" office:value-type="float" office:value="95.5326068734408">
            <text:p>95.5326068734</text:p>
          </table:table-cell>
          <table:table-cell table:formula="of:=[.$B$13]*EXP(-(([.$D470]-[.$B$10])^2)/(2*[.C$5]))" office:value-type="float" office:value="94.5551316056815">
            <text:p>94.5551316057</text:p>
          </table:table-cell>
          <table:table-cell table:formula="of:=[.$B$13]*EXP(-(([.$D470]-[.$B$10])^2)/(2*[.D$5]))" office:value-type="float" office:value="92.264411180013">
            <text:p>92.26441118</text:p>
          </table:table-cell>
          <table:table-cell table:formula="of:=[.$B$13]*EXP(-(([.$D470]-[.$B$10])^2)/(2*[.E$5]))" office:value-type="float" office:value="84.2550410822966">
            <text:p>84.2550410823</text:p>
          </table:table-cell>
          <table:table-cell table:formula="of:=[.$B$13]*EXP(-(([.$D470]-[.$B$10])^2)/(2*[.F$5]))" office:value-type="float" office:value="50.7028269478781">
            <text:p>50.7028269479</text:p>
          </table:table-cell>
          <table:table-cell table:formula="of:=[.$B$13]*EXP(-(([.$D470]-[.$B$10])^2)/(2*[.G$5]))" office:value-type="float" office:value="0.85138312303536">
            <text:p>0.851383123</text:p>
          </table:table-cell>
        </table:table-row>
        <table:table-row table:style-name="ro1">
          <table:table-cell table:number-columns-repeated="3"/>
          <table:table-cell office:value-type="float" office:value="0.530499999999975">
            <text:p>0.5305</text:p>
          </table:table-cell>
          <table:table-cell table:formula="of:=[.$B$13]*EXP(-(([.$D471]-[.$B$10])^2)/(2*[.B$5]))" office:value-type="float" office:value="95.3859705580395">
            <text:p>95.385970558</text:p>
          </table:table-cell>
          <table:table-cell table:formula="of:=[.$B$13]*EXP(-(([.$D471]-[.$B$10])^2)/(2*[.C$5]))" office:value-type="float" office:value="94.3773660859845">
            <text:p>94.377366086</text:p>
          </table:table-cell>
          <table:table-cell table:formula="of:=[.$B$13]*EXP(-(([.$D471]-[.$B$10])^2)/(2*[.D$5]))" office:value-type="float" office:value="92.0150731205607">
            <text:p>92.0150731206</text:p>
          </table:table-cell>
          <table:table-cell table:formula="of:=[.$B$13]*EXP(-(([.$D471]-[.$B$10])^2)/(2*[.E$5]))" office:value-type="float" office:value="83.7712681678053">
            <text:p>83.7712681678</text:p>
          </table:table-cell>
          <table:table-cell table:formula="of:=[.$B$13]*EXP(-(([.$D471]-[.$B$10])^2)/(2*[.F$5]))" office:value-type="float" office:value="49.5584800110876">
            <text:p>49.5584800111</text:p>
          </table:table-cell>
          <table:table-cell table:formula="of:=[.$B$13]*EXP(-(([.$D471]-[.$B$10])^2)/(2*[.G$5]))" office:value-type="float" office:value="0.725361063612789">
            <text:p>0.7253610636</text:p>
          </table:table-cell>
        </table:table-row>
        <table:table-row table:style-name="ro1">
          <table:table-cell table:number-columns-repeated="3"/>
          <table:table-cell office:value-type="float" office:value="0.530999999999975">
            <text:p>0.531</text:p>
          </table:table-cell>
          <table:table-cell table:formula="of:=[.$B$13]*EXP(-(([.$D472]-[.$B$10])^2)/(2*[.B$5]))" office:value-type="float" office:value="95.2371411882799">
            <text:p>95.2371411883</text:p>
          </table:table-cell>
          <table:table-cell table:formula="of:=[.$B$13]*EXP(-(([.$D472]-[.$B$10])^2)/(2*[.C$5]))" office:value-type="float" office:value="94.1970048240522">
            <text:p>94.1970048241</text:p>
          </table:table-cell>
          <table:table-cell table:formula="of:=[.$B$13]*EXP(-(([.$D472]-[.$B$10])^2)/(2*[.D$5]))" office:value-type="float" office:value="91.7623043773772">
            <text:p>91.7623043774</text:p>
          </table:table-cell>
          <table:table-cell table:formula="of:=[.$B$13]*EXP(-(([.$D472]-[.$B$10])^2)/(2*[.E$5]))" office:value-type="float" office:value="83.282345876866">
            <text:p>83.2823458769</text:p>
          </table:table-cell>
          <table:table-cell table:formula="of:=[.$B$13]*EXP(-(([.$D472]-[.$B$10])^2)/(2*[.F$5]))" office:value-type="float" office:value="48.4216863716059">
            <text:p>48.4216863716</text:p>
          </table:table-cell>
          <table:table-cell table:formula="of:=[.$B$13]*EXP(-(([.$D472]-[.$B$10])^2)/(2*[.G$5]))" office:value-type="float" office:value="0.616358673228435">
            <text:p>0.6163586732</text:p>
          </table:table-cell>
        </table:table-row>
        <table:table-row table:style-name="ro1">
          <table:table-cell table:number-columns-repeated="3"/>
          <table:table-cell office:value-type="float" office:value="0.531499999999975">
            <text:p>0.5315</text:p>
          </table:table-cell>
          <table:table-cell table:formula="of:=[.$B$13]*EXP(-(([.$D473]-[.$B$10])^2)/(2*[.B$5]))" office:value-type="float" office:value="95.0861297376105">
            <text:p>95.0861297376</text:p>
          </table:table-cell>
          <table:table-cell table:formula="of:=[.$B$13]*EXP(-(([.$D473]-[.$B$10])^2)/(2*[.C$5]))" office:value-type="float" office:value="94.0140639895179">
            <text:p>94.0140639895</text:p>
          </table:table-cell>
          <table:table-cell table:formula="of:=[.$B$13]*EXP(-(([.$D473]-[.$B$10])^2)/(2*[.D$5]))" office:value-type="float" office:value="91.5061369551571">
            <text:p>91.5061369552</text:p>
          </table:table-cell>
          <table:table-cell table:formula="of:=[.$B$13]*EXP(-(([.$D473]-[.$B$10])^2)/(2*[.E$5]))" office:value-type="float" office:value="82.7883970573094">
            <text:p>82.7883970573</text:p>
          </table:table-cell>
          <table:table-cell table:formula="of:=[.$B$13]*EXP(-(([.$D473]-[.$B$10])^2)/(2*[.F$5]))" office:value-type="float" office:value="47.2931206551784">
            <text:p>47.2931206552</text:p>
          </table:table-cell>
          <table:table-cell table:formula="of:=[.$B$13]*EXP(-(([.$D473]-[.$B$10])^2)/(2*[.G$5]))" office:value-type="float" office:value="0.522351508437501">
            <text:p>0.5223515084</text:p>
          </table:table-cell>
        </table:table-row>
        <table:table-row table:style-name="ro1">
          <table:table-cell table:number-columns-repeated="3"/>
          <table:table-cell office:value-type="float" office:value="0.531999999999974">
            <text:p>0.532</text:p>
          </table:table-cell>
          <table:table-cell table:formula="of:=[.$B$13]*EXP(-(([.$D474]-[.$B$10])^2)/(2*[.B$5]))" office:value-type="float" office:value="94.9329473282966">
            <text:p>94.9329473283</text:p>
          </table:table-cell>
          <table:table-cell table:formula="of:=[.$B$13]*EXP(-(([.$D474]-[.$B$10])^2)/(2*[.C$5]))" office:value-type="float" office:value="93.8285599613317">
            <text:p>93.8285599613</text:p>
          </table:table-cell>
          <table:table-cell table:formula="of:=[.$B$13]*EXP(-(([.$D474]-[.$B$10])^2)/(2*[.D$5]))" office:value-type="float" office:value="91.2466032253764">
            <text:p>91.2466032254</text:p>
          </table:table-cell>
          <table:table-cell table:formula="of:=[.$B$13]*EXP(-(([.$D474]-[.$B$10])^2)/(2*[.E$5]))" office:value-type="float" office:value="82.2895452651337">
            <text:p>82.2895452651</text:p>
          </table:table-cell>
          <table:table-cell table:formula="of:=[.$B$13]*EXP(-(([.$D474]-[.$B$10])^2)/(2*[.F$5]))" office:value-type="float" office:value="46.1734326860709">
            <text:p>46.1734326861</text:p>
          </table:table-cell>
          <table:table-cell table:formula="of:=[.$B$13]*EXP(-(([.$D474]-[.$B$10])^2)/(2*[.G$5]))" office:value-type="float" office:value="0.441511748192763">
            <text:p>0.4415117482</text:p>
          </table:table-cell>
        </table:table-row>
        <table:table-row table:style-name="ro1">
          <table:table-cell table:number-columns-repeated="3"/>
          <table:table-cell office:value-type="float" office:value="0.532499999999974">
            <text:p>0.5325</text:p>
          </table:table-cell>
          <table:table-cell table:formula="of:=[.$B$13]*EXP(-(([.$D475]-[.$B$10])^2)/(2*[.B$5]))" office:value-type="float" office:value="94.7776052300558">
            <text:p>94.7776052301</text:p>
          </table:table-cell>
          <table:table-cell table:formula="of:=[.$B$13]*EXP(-(([.$D475]-[.$B$10])^2)/(2*[.C$5]))" office:value-type="float" office:value="93.6405093253169">
            <text:p>93.6405093253</text:p>
          </table:table-cell>
          <table:table-cell table:formula="of:=[.$B$13]*EXP(-(([.$D475]-[.$B$10])^2)/(2*[.D$5]))" office:value-type="float" office:value="90.9837359194835">
            <text:p>90.9837359195</text:p>
          </table:table-cell>
          <table:table-cell table:formula="of:=[.$B$13]*EXP(-(([.$D475]-[.$B$10])^2)/(2*[.E$5]))" office:value-type="float" office:value="81.7859147134051">
            <text:p>81.7859147134</text:p>
          </table:table-cell>
          <table:table-cell table:formula="of:=[.$B$13]*EXP(-(([.$D475]-[.$B$10])^2)/(2*[.F$5]))" office:value-type="float" office:value="45.0632470960023">
            <text:p>45.063247096</text:p>
          </table:table-cell>
          <table:table-cell table:formula="of:=[.$B$13]*EXP(-(([.$D475]-[.$B$10])^2)/(2*[.G$5]))" office:value-type="float" office:value="0.37219603707359">
            <text:p>0.3721960371</text:p>
          </table:table-cell>
        </table:table-row>
        <table:table-row table:style-name="ro1">
          <table:table-cell table:number-columns-repeated="3"/>
          <table:table-cell office:value-type="float" office:value="0.532999999999974">
            <text:p>0.533</text:p>
          </table:table-cell>
          <table:table-cell table:formula="of:=[.$B$13]*EXP(-(([.$D476]-[.$B$10])^2)/(2*[.B$5]))" office:value-type="float" office:value="94.6201148586776">
            <text:p>94.6201148587</text:p>
          </table:table-cell>
          <table:table-cell table:formula="of:=[.$B$13]*EXP(-(([.$D476]-[.$B$10])^2)/(2*[.C$5]))" office:value-type="float" office:value="93.4499288717025">
            <text:p>93.4499288717</text:p>
          </table:table-cell>
          <table:table-cell table:formula="of:=[.$B$13]*EXP(-(([.$D476]-[.$B$10])^2)/(2*[.D$5]))" office:value-type="float" office:value="90.7175681220335">
            <text:p>90.717568122</text:p>
          </table:table-cell>
          <table:table-cell table:formula="of:=[.$B$13]*EXP(-(([.$D476]-[.$B$10])^2)/(2*[.E$5]))" office:value-type="float" office:value="81.2776302211599">
            <text:p>81.2776302212</text:p>
          </table:table-cell>
          <table:table-cell table:formula="of:=[.$B$13]*EXP(-(([.$D476]-[.$B$10])^2)/(2*[.F$5]))" office:value-type="float" office:value="43.963162989233">
            <text:p>43.9631629892</text:p>
          </table:table-cell>
          <table:table-cell table:formula="of:=[.$B$13]*EXP(-(([.$D476]-[.$B$10])^2)/(2*[.G$5]))" office:value-type="float" office:value="0.312932950323752">
            <text:p>0.3129329503</text:p>
          </table:table-cell>
        </table:table-row>
        <table:table-row table:style-name="ro1">
          <table:table-cell table:number-columns-repeated="3"/>
          <table:table-cell office:value-type="float" office:value="0.533499999999974">
            <text:p>0.5335</text:p>
          </table:table-cell>
          <table:table-cell table:formula="of:=[.$B$13]*EXP(-(([.$D477]-[.$B$10])^2)/(2*[.B$5]))" office:value-type="float" office:value="94.4604877746255">
            <text:p>94.4604877746</text:p>
          </table:table-cell>
          <table:table-cell table:formula="of:=[.$B$13]*EXP(-(([.$D477]-[.$B$10])^2)/(2*[.C$5]))" office:value-type="float" office:value="93.2568355926248">
            <text:p>93.2568355926</text:p>
          </table:table-cell>
          <table:table-cell table:formula="of:=[.$B$13]*EXP(-(([.$D477]-[.$B$10])^2)/(2*[.D$5]))" office:value-type="float" office:value="90.4481332637585">
            <text:p>90.4481332638</text:p>
          </table:table-cell>
          <table:table-cell table:formula="of:=[.$B$13]*EXP(-(([.$D477]-[.$B$10])^2)/(2*[.E$5]))" office:value-type="float" office:value="80.7648171623214">
            <text:p>80.7648171623</text:p>
          </table:table-cell>
          <table:table-cell table:formula="of:=[.$B$13]*EXP(-(([.$D477]-[.$B$10])^2)/(2*[.F$5]))" office:value-type="float" office:value="42.8737536631927">
            <text:p>42.8737536632</text:p>
          </table:table-cell>
          <table:table-cell table:formula="of:=[.$B$13]*EXP(-(([.$D477]-[.$B$10])^2)/(2*[.G$5]))" office:value-type="float" office:value="0.262410321949297">
            <text:p>0.2624103219</text:p>
          </table:table-cell>
        </table:table-row>
        <table:table-row table:style-name="ro1">
          <table:table-cell table:number-columns-repeated="3"/>
          <table:table-cell office:value-type="float" office:value="0.533999999999974">
            <text:p>0.534</text:p>
          </table:table-cell>
          <table:table-cell table:formula="of:=[.$B$13]*EXP(-(([.$D478]-[.$B$10])^2)/(2*[.B$5]))" office:value-type="float" office:value="94.2987356816233">
            <text:p>94.2987356816</text:p>
          </table:table-cell>
          <table:table-cell table:formula="of:=[.$B$13]*EXP(-(([.$D478]-[.$B$10])^2)/(2*[.C$5]))" office:value-type="float" office:value="93.0612466796057">
            <text:p>93.0612466796</text:p>
          </table:table-cell>
          <table:table-cell table:formula="of:=[.$B$13]*EXP(-(([.$D478]-[.$B$10])^2)/(2*[.D$5]))" office:value-type="float" office:value="90.1754651145828">
            <text:p>90.1754651146</text:p>
          </table:table-cell>
          <table:table-cell table:formula="of:=[.$B$13]*EXP(-(([.$D478]-[.$B$10])^2)/(2*[.E$5]))" office:value-type="float" office:value="80.2476014146717">
            <text:p>80.2476014147</text:p>
          </table:table-cell>
          <table:table-cell table:formula="of:=[.$B$13]*EXP(-(([.$D478]-[.$B$10])^2)/(2*[.F$5]))" office:value-type="float" office:value="41.7955663839619">
            <text:p>41.795566384</text:p>
          </table:table-cell>
          <table:table-cell table:formula="of:=[.$B$13]*EXP(-(([.$D478]-[.$B$10])^2)/(2*[.G$5]))" office:value-type="float" office:value="0.219462641906401">
            <text:p>0.2194626419</text:p>
          </table:table-cell>
        </table:table-row>
        <table:table-row table:style-name="ro1">
          <table:table-cell table:number-columns-repeated="3"/>
          <table:table-cell office:value-type="float" office:value="0.534499999999974">
            <text:p>0.5345</text:p>
          </table:table-cell>
          <table:table-cell table:formula="of:=[.$B$13]*EXP(-(([.$D479]-[.$B$10])^2)/(2*[.B$5]))" office:value-type="float" office:value="94.1348704252261">
            <text:p>94.1348704252</text:p>
          </table:table-cell>
          <table:table-cell table:formula="of:=[.$B$13]*EXP(-(([.$D479]-[.$B$10])^2)/(2*[.C$5]))" office:value-type="float" office:value="92.8631795210036">
            <text:p>92.863179521</text:p>
          </table:table-cell>
          <table:table-cell table:formula="of:=[.$B$13]*EXP(-(([.$D479]-[.$B$10])^2)/(2*[.D$5]))" office:value-type="float" office:value="89.8995977765832">
            <text:p>89.8995977766</text:p>
          </table:table-cell>
          <table:table-cell table:formula="of:=[.$B$13]*EXP(-(([.$D479]-[.$B$10])^2)/(2*[.E$5]))" office:value-type="float" office:value="79.7261093089044">
            <text:p>79.7261093089</text:p>
          </table:table-cell>
          <table:table-cell table:formula="of:=[.$B$13]*EXP(-(([.$D479]-[.$B$10])^2)/(2*[.F$5]))" office:value-type="float" office:value="40.7291222157659">
            <text:p>40.7291222158</text:p>
          </table:table-cell>
          <table:table-cell table:formula="of:=[.$B$13]*EXP(-(([.$D479]-[.$B$10])^2)/(2*[.G$5]))" office:value-type="float" office:value="0.1830586947045">
            <text:p>0.1830586947</text:p>
          </table:table-cell>
        </table:table-row>
        <table:table-row table:style-name="ro1">
          <table:table-cell table:number-columns-repeated="3"/>
          <table:table-cell office:value-type="float" office:value="0.534999999999974">
            <text:p>0.535</text:p>
          </table:table-cell>
          <table:table-cell table:formula="of:=[.$B$13]*EXP(-(([.$D480]-[.$B$10])^2)/(2*[.B$5]))" office:value-type="float" office:value="93.9689039913752">
            <text:p>93.9689039914</text:p>
          </table:table-cell>
          <table:table-cell table:formula="of:=[.$B$13]*EXP(-(([.$D480]-[.$B$10])^2)/(2*[.C$5]))" office:value-type="float" office:value="92.6626516994395">
            <text:p>92.6626516994</text:p>
          </table:table-cell>
          <table:table-cell table:formula="of:=[.$B$13]*EXP(-(([.$D480]-[.$B$10])^2)/(2*[.D$5]))" office:value-type="float" office:value="89.6205656768952">
            <text:p>89.6205656769</text:p>
          </table:table-cell>
          <table:table-cell table:formula="of:=[.$B$13]*EXP(-(([.$D480]-[.$B$10])^2)/(2*[.E$5]))" office:value-type="float" office:value="79.2004675777859">
            <text:p>79.2004675778</text:p>
          </table:table-cell>
          <table:table-cell table:formula="of:=[.$B$13]*EXP(-(([.$D480]-[.$B$10])^2)/(2*[.F$5]))" office:value-type="float" office:value="39.6749159035162">
            <text:p>39.6749159035</text:p>
          </table:table-cell>
          <table:table-cell table:formula="of:=[.$B$13]*EXP(-(([.$D480]-[.$B$10])^2)/(2*[.G$5]))" office:value-type="float" office:value="0.152289580066674">
            <text:p>0.1522895801</text:p>
          </table:table-cell>
        </table:table-row>
        <table:table-row table:style-name="ro1">
          <table:table-cell table:number-columns-repeated="3"/>
          <table:table-cell office:value-type="float" office:value="0.535499999999974">
            <text:p>0.5355</text:p>
          </table:table-cell>
          <table:table-cell table:formula="of:=[.$B$13]*EXP(-(([.$D481]-[.$B$10])^2)/(2*[.B$5]))" office:value-type="float" office:value="93.8008485049382">
            <text:p>93.8008485049</text:p>
          </table:table-cell>
          <table:table-cell table:formula="of:=[.$B$13]*EXP(-(([.$D481]-[.$B$10])^2)/(2*[.C$5]))" office:value-type="float" office:value="92.4596809891987">
            <text:p>92.4596809892</text:p>
          </table:table-cell>
          <table:table-cell table:formula="of:=[.$B$13]*EXP(-(([.$D481]-[.$B$10])^2)/(2*[.D$5]))" office:value-type="float" office:value="89.3384035605692">
            <text:p>89.3384035606</text:p>
          </table:table-cell>
          <table:table-cell table:formula="of:=[.$B$13]*EXP(-(([.$D481]-[.$B$10])^2)/(2*[.E$5]))" office:value-type="float" office:value="78.6708033054537">
            <text:p>78.6708033055</text:p>
          </table:table-cell>
          <table:table-cell table:formula="of:=[.$B$13]*EXP(-(([.$D481]-[.$B$10])^2)/(2*[.F$5]))" office:value-type="float" office:value="38.6334158073387">
            <text:p>38.6334158073</text:p>
          </table:table-cell>
          <table:table-cell table:formula="of:=[.$B$13]*EXP(-(([.$D481]-[.$B$10])^2)/(2*[.G$5]))" office:value-type="float" office:value="0.126357226991284">
            <text:p>0.126357227</text:p>
          </table:table-cell>
        </table:table-row>
        <table:table-row table:style-name="ro1">
          <table:table-cell table:number-columns-repeated="3"/>
          <table:table-cell office:value-type="float" office:value="0.535999999999974">
            <text:p>0.536</text:p>
          </table:table-cell>
          <table:table-cell table:formula="of:=[.$B$13]*EXP(-(([.$D482]-[.$B$10])^2)/(2*[.B$5]))" office:value-type="float" office:value="93.6307162282333">
            <text:p>93.6307162282</text:p>
          </table:table-cell>
          <table:table-cell table:formula="of:=[.$B$13]*EXP(-(([.$D482]-[.$B$10])^2)/(2*[.C$5]))" office:value-type="float" office:value="92.2542853536075">
            <text:p>92.2542853536</text:p>
          </table:table-cell>
          <table:table-cell table:formula="of:=[.$B$13]*EXP(-(([.$D482]-[.$B$10])^2)/(2*[.D$5]))" office:value-type="float" office:value="89.0531464833768">
            <text:p>89.0531464834</text:p>
          </table:table-cell>
          <table:table-cell table:formula="of:=[.$B$13]*EXP(-(([.$D482]-[.$B$10])^2)/(2*[.E$5]))" office:value-type="float" office:value="78.1372438768799">
            <text:p>78.1372438769</text:p>
          </table:table-cell>
          <table:table-cell table:formula="of:=[.$B$13]*EXP(-(([.$D482]-[.$B$10])^2)/(2*[.F$5]))" office:value-type="float" office:value="37.6050638878988">
            <text:p>37.6050638879</text:p>
          </table:table-cell>
          <table:table-cell table:formula="of:=[.$B$13]*EXP(-(([.$D482]-[.$B$10])^2)/(2*[.G$5]))" office:value-type="float" office:value="0.10456348589518">
            <text:p>0.1045634859</text:p>
          </table:table-cell>
        </table:table-row>
        <table:table-row table:style-name="ro1">
          <table:table-cell table:number-columns-repeated="3"/>
          <table:table-cell office:value-type="float" office:value="0.536499999999974">
            <text:p>0.5365</text:p>
          </table:table-cell>
          <table:table-cell table:formula="of:=[.$B$13]*EXP(-(([.$D483]-[.$B$10])^2)/(2*[.B$5]))" office:value-type="float" office:value="93.4585195595401">
            <text:p>93.4585195595</text:p>
          </table:table-cell>
          <table:table-cell table:formula="of:=[.$B$13]*EXP(-(([.$D483]-[.$B$10])^2)/(2*[.C$5]))" office:value-type="float" office:value="92.0464829423872">
            <text:p>92.0464829424</text:p>
          </table:table-cell>
          <table:table-cell table:formula="of:=[.$B$13]*EXP(-(([.$D483]-[.$B$10])^2)/(2*[.D$5]))" office:value-type="float" office:value="88.7648298045708">
            <text:p>88.7648298046</text:p>
          </table:table-cell>
          <table:table-cell table:formula="of:=[.$B$13]*EXP(-(([.$D483]-[.$B$10])^2)/(2*[.E$5]))" office:value-type="float" office:value="77.5999169275286">
            <text:p>77.5999169275</text:p>
          </table:table-cell>
          <table:table-cell table:formula="of:=[.$B$13]*EXP(-(([.$D483]-[.$B$10])^2)/(2*[.F$5]))" office:value-type="float" office:value="36.5902757412495">
            <text:p>36.5902757412</text:p>
          </table:table-cell>
          <table:table-cell table:formula="of:=[.$B$13]*EXP(-(([.$D483]-[.$B$10])^2)/(2*[.G$5]))" office:value-type="float" office:value="0.0862998596373442">
            <text:p>0.0862998596</text:p>
          </table:table-cell>
        </table:table-row>
        <table:table-row table:style-name="ro1">
          <table:table-cell table:number-columns-repeated="3"/>
          <table:table-cell office:value-type="float" office:value="0.536999999999974">
            <text:p>0.537</text:p>
          </table:table-cell>
          <table:table-cell table:formula="of:=[.$B$13]*EXP(-(([.$D484]-[.$B$10])^2)/(2*[.B$5]))" office:value-type="float" office:value="93.2842710315938">
            <text:p>93.2842710316</text:p>
          </table:table-cell>
          <table:table-cell table:formula="of:=[.$B$13]*EXP(-(([.$D484]-[.$B$10])^2)/(2*[.C$5]))" office:value-type="float" office:value="91.8362920889841">
            <text:p>91.836292089</text:p>
          </table:table-cell>
          <table:table-cell table:formula="of:=[.$B$13]*EXP(-(([.$D484]-[.$B$10])^2)/(2*[.D$5]))" office:value-type="float" office:value="88.4734891796003">
            <text:p>88.4734891796</text:p>
          </table:table-cell>
          <table:table-cell table:formula="of:=[.$B$13]*EXP(-(([.$D484]-[.$B$10])^2)/(2*[.E$5]))" office:value-type="float" office:value="77.0589502932317">
            <text:p>77.0589502932</text:p>
          </table:table-cell>
          <table:table-cell table:formula="of:=[.$B$13]*EXP(-(([.$D484]-[.$B$10])^2)/(2*[.F$5]))" office:value-type="float" office:value="35.5894406818193">
            <text:p>35.5894406818</text:p>
          </table:table-cell>
          <table:table-cell table:formula="of:=[.$B$13]*EXP(-(([.$D484]-[.$B$10])^2)/(2*[.G$5]))" office:value-type="float" office:value="0.0710379131750034">
            <text:p>0.0710379132</text:p>
          </table:table-cell>
        </table:table-row>
        <table:table-row table:style-name="ro1">
          <table:table-cell table:number-columns-repeated="3"/>
          <table:table-cell office:value-type="float" office:value="0.537499999999974">
            <text:p>0.5375</text:p>
          </table:table-cell>
          <table:table-cell table:formula="of:=[.$B$13]*EXP(-(([.$D485]-[.$B$10])^2)/(2*[.B$5]))" office:value-type="float" office:value="93.1079833100673">
            <text:p>93.1079833101</text:p>
          </table:table-cell>
          <table:table-cell table:formula="of:=[.$B$13]*EXP(-(([.$D485]-[.$B$10])^2)/(2*[.C$5]))" office:value-type="float" office:value="91.6237313078774">
            <text:p>91.6237313079</text:p>
          </table:table-cell>
          <table:table-cell table:formula="of:=[.$B$13]*EXP(-(([.$D485]-[.$B$10])^2)/(2*[.D$5]))" office:value-type="float" office:value="88.179160552783">
            <text:p>88.1791605528</text:p>
          </table:table-cell>
          <table:table-cell table:formula="of:=[.$B$13]*EXP(-(([.$D485]-[.$B$10])^2)/(2*[.E$5]))" office:value-type="float" office:value="76.514471960314">
            <text:p>76.5144719603</text:p>
          </table:table-cell>
          <table:table-cell table:formula="of:=[.$B$13]*EXP(-(([.$D485]-[.$B$10])^2)/(2*[.F$5]))" office:value-type="float" office:value="34.6029218720782">
            <text:p>34.6029218721</text:p>
          </table:table-cell>
          <table:table-cell table:formula="of:=[.$B$13]*EXP(-(([.$D485]-[.$B$10])^2)/(2*[.G$5]))" office:value-type="float" office:value="0.0583203833709875">
            <text:p>0.0583203834</text:p>
          </table:table-cell>
        </table:table-row>
        <table:table-row table:style-name="ro1">
          <table:table-cell table:number-columns-repeated="3"/>
          <table:table-cell office:value-type="float" office:value="0.537999999999974">
            <text:p>0.538</text:p>
          </table:table-cell>
          <table:table-cell table:formula="of:=[.$B$13]*EXP(-(([.$D486]-[.$B$10])^2)/(2*[.B$5]))" office:value-type="float" office:value="92.9296691920377">
            <text:p>92.929669192</text:p>
          </table:table-cell>
          <table:table-cell table:formula="of:=[.$B$13]*EXP(-(([.$D486]-[.$B$10])^2)/(2*[.C$5]))" office:value-type="float" office:value="91.4088192918652">
            <text:p>91.4088192919</text:p>
          </table:table-cell>
          <table:table-cell table:formula="of:=[.$B$13]*EXP(-(([.$D486]-[.$B$10])^2)/(2*[.D$5]))" office:value-type="float" office:value="87.8818801499367">
            <text:p>87.8818801499</text:p>
          </table:table-cell>
          <table:table-cell table:formula="of:=[.$B$13]*EXP(-(([.$D486]-[.$B$10])^2)/(2*[.E$5]))" office:value-type="float" office:value="75.9666100159903">
            <text:p>75.966610016</text:p>
          </table:table-cell>
          <table:table-cell table:formula="of:=[.$B$13]*EXP(-(([.$D486]-[.$B$10])^2)/(2*[.F$5]))" office:value-type="float" office:value="33.631056497327">
            <text:p>33.6310564973</text:p>
          </table:table-cell>
          <table:table-cell table:formula="of:=[.$B$13]*EXP(-(([.$D486]-[.$B$10])^2)/(2*[.G$5]))" office:value-type="float" office:value="0.0477529949631981">
            <text:p>0.047752995</text:p>
          </table:table-cell>
        </table:table-row>
        <table:table-row table:style-name="ro1">
          <table:table-cell table:number-columns-repeated="3"/>
          <table:table-cell office:value-type="float" office:value="0.538499999999974">
            <text:p>0.5385</text:p>
          </table:table-cell>
          <table:table-cell table:formula="of:=[.$B$13]*EXP(-(([.$D487]-[.$B$10])^2)/(2*[.B$5]))" office:value-type="float" office:value="92.7493416044398">
            <text:p>92.7493416044</text:p>
          </table:table-cell>
          <table:table-cell table:formula="of:=[.$B$13]*EXP(-(([.$D487]-[.$B$10])^2)/(2*[.C$5]))" office:value-type="float" office:value="91.1915749093287">
            <text:p>91.1915749093</text:p>
          </table:table-cell>
          <table:table-cell table:formula="of:=[.$B$13]*EXP(-(([.$D487]-[.$B$10])^2)/(2*[.D$5]))" office:value-type="float" office:value="87.5816844709726">
            <text:p>87.581684471</text:p>
          </table:table-cell>
          <table:table-cell table:formula="of:=[.$B$13]*EXP(-(([.$D487]-[.$B$10])^2)/(2*[.E$5]))" office:value-type="float" office:value="75.4154925990651">
            <text:p>75.4154925991</text:p>
          </table:table-cell>
          <table:table-cell table:formula="of:=[.$B$13]*EXP(-(([.$D487]-[.$B$10])^2)/(2*[.F$5]))" office:value-type="float" office:value="32.6741559839939">
            <text:p>32.674155984</text:p>
          </table:table-cell>
          <table:table-cell table:formula="of:=[.$B$13]*EXP(-(([.$D487]-[.$B$10])^2)/(2*[.G$5]))" office:value-type="float" office:value="0.0389969757886041">
            <text:p>0.0389969758</text:p>
          </table:table-cell>
        </table:table-row>
        <table:table-row table:style-name="ro1">
          <table:table-cell table:number-columns-repeated="3"/>
          <table:table-cell office:value-type="float" office:value="0.538999999999974">
            <text:p>0.539</text:p>
          </table:table-cell>
          <table:table-cell table:formula="of:=[.$B$13]*EXP(-(([.$D488]-[.$B$10])^2)/(2*[.B$5]))" office:value-type="float" office:value="92.5670136025054">
            <text:p>92.5670136025</text:p>
          </table:table-cell>
          <table:table-cell table:formula="of:=[.$B$13]*EXP(-(([.$D488]-[.$B$10])^2)/(2*[.C$5]))" office:value-type="float" office:value="90.9720172014754">
            <text:p>90.9720172015</text:p>
          </table:table-cell>
          <table:table-cell table:formula="of:=[.$B$13]*EXP(-(([.$D488]-[.$B$10])^2)/(2*[.D$5]))" office:value-type="float" office:value="87.2786102824522">
            <text:p>87.2786102825</text:p>
          </table:table-cell>
          <table:table-cell table:formula="of:=[.$B$13]*EXP(-(([.$D488]-[.$B$10])^2)/(2*[.E$5]))" office:value-type="float" office:value="74.8612478509555">
            <text:p>74.861247851</text:p>
          </table:table-cell>
          <table:table-cell table:formula="of:=[.$B$13]*EXP(-(([.$D488]-[.$B$10])^2)/(2*[.F$5]))" office:value-type="float" office:value="31.7325062597356">
            <text:p>31.7325062597</text:p>
          </table:table-cell>
          <table:table-cell table:formula="of:=[.$B$13]*EXP(-(([.$D488]-[.$B$10])^2)/(2*[.G$5]))" office:value-type="float" office:value="0.0317622538487424">
            <text:p>0.0317622538</text:p>
          </table:table-cell>
        </table:table-row>
        <table:table-row table:style-name="ro1">
          <table:table-cell table:number-columns-repeated="3"/>
          <table:table-cell office:value-type="float" office:value="0.539499999999974">
            <text:p>0.5395</text:p>
          </table:table-cell>
          <table:table-cell table:formula="of:=[.$B$13]*EXP(-(([.$D489]-[.$B$10])^2)/(2*[.B$5]))" office:value-type="float" office:value="92.3826983681905">
            <text:p>92.3826983682</text:p>
          </table:table-cell>
          <table:table-cell table:formula="of:=[.$B$13]*EXP(-(([.$D489]-[.$B$10])^2)/(2*[.C$5]))" office:value-type="float" office:value="90.7501653795628">
            <text:p>90.7501653796</text:p>
          </table:table-cell>
          <table:table-cell table:formula="of:=[.$B$13]*EXP(-(([.$D489]-[.$B$10])^2)/(2*[.D$5]))" office:value-type="float" office:value="86.9726946101101">
            <text:p>86.9726946101</text:p>
          </table:table-cell>
          <table:table-cell table:formula="of:=[.$B$13]*EXP(-(([.$D489]-[.$B$10])^2)/(2*[.E$5]))" office:value-type="float" office:value="74.3040038670691">
            <text:p>74.3040038671</text:p>
          </table:table-cell>
          <table:table-cell table:formula="of:=[.$B$13]*EXP(-(([.$D489]-[.$B$10])^2)/(2*[.F$5]))" office:value-type="float" office:value="30.8063680535992">
            <text:p>30.8063680536</text:p>
          </table:table-cell>
          <table:table-cell table:formula="of:=[.$B$13]*EXP(-(([.$D489]-[.$B$10])^2)/(2*[.G$5]))" office:value-type="float" office:value="0.0258013105098937">
            <text:p>0.0258013105</text:p>
          </table:table-cell>
        </table:table-row>
        <table:table-row table:style-name="ro1">
          <table:table-cell table:number-columns-repeated="3"/>
          <table:table-cell office:value-type="float" office:value="0.539999999999974">
            <text:p>0.54</text:p>
          </table:table-cell>
          <table:table-cell table:formula="of:=[.$B$13]*EXP(-(([.$D490]-[.$B$10])^2)/(2*[.B$5]))" office:value-type="float" office:value="92.1964092085878">
            <text:p>92.1964092086</text:p>
          </table:table-cell>
          <table:table-cell table:formula="of:=[.$B$13]*EXP(-(([.$D490]-[.$B$10])^2)/(2*[.C$5]))" office:value-type="float" office:value="90.526038822101">
            <text:p>90.5260388221</text:p>
          </table:table-cell>
          <table:table-cell table:formula="of:=[.$B$13]*EXP(-(([.$D490]-[.$B$10])^2)/(2*[.D$5]))" office:value-type="float" office:value="86.6639747313434">
            <text:p>86.6639747313</text:p>
          </table:table-cell>
          <table:table-cell table:formula="of:=[.$B$13]*EXP(-(([.$D490]-[.$B$10])^2)/(2*[.E$5]))" office:value-type="float" office:value="73.7438886485561">
            <text:p>73.7438886486</text:p>
          </table:table-cell>
          <table:table-cell table:formula="of:=[.$B$13]*EXP(-(([.$D490]-[.$B$10])^2)/(2*[.F$5]))" office:value-type="float" office:value="29.8959772344257">
            <text:p>29.8959772344</text:p>
          </table:table-cell>
          <table:table-cell table:formula="of:=[.$B$13]*EXP(-(([.$D490]-[.$B$10])^2)/(2*[.G$5]))" office:value-type="float" office:value="0.0209036578292208">
            <text:p>0.0209036578</text:p>
          </table:table-cell>
        </table:table-row>
        <table:table-row table:style-name="ro1">
          <table:table-cell table:number-columns-repeated="3"/>
          <table:table-cell office:value-type="float" office:value="0.540499999999974">
            <text:p>0.5405</text:p>
          </table:table-cell>
          <table:table-cell table:formula="of:=[.$B$13]*EXP(-(([.$D491]-[.$B$10])^2)/(2*[.B$5]))" office:value-type="float" office:value="92.0081595543284">
            <text:p>92.0081595543</text:p>
          </table:table-cell>
          <table:table-cell table:formula="of:=[.$B$13]*EXP(-(([.$D491]-[.$B$10])^2)/(2*[.C$5]))" office:value-type="float" office:value="90.2996570720375">
            <text:p>90.299657072</text:p>
          </table:table-cell>
          <table:table-cell table:formula="of:=[.$B$13]*EXP(-(([.$D491]-[.$B$10])^2)/(2*[.D$5]))" office:value-type="float" office:value="86.3524881676735">
            <text:p>86.3524881677</text:p>
          </table:table-cell>
          <table:table-cell table:formula="of:=[.$B$13]*EXP(-(([.$D491]-[.$B$10])^2)/(2*[.E$5]))" office:value-type="float" office:value="73.1810300544646">
            <text:p>73.1810300545</text:p>
          </table:table-cell>
          <table:table-cell table:formula="of:=[.$B$13]*EXP(-(([.$D491]-[.$B$10])^2)/(2*[.F$5]))" office:value-type="float" office:value="29.0015451856475">
            <text:p>29.0015451856</text:p>
          </table:table-cell>
          <table:table-cell table:formula="of:=[.$B$13]*EXP(-(([.$D491]-[.$B$10])^2)/(2*[.G$5]))" office:value-type="float" office:value="0.0168909034617611">
            <text:p>0.0168909035</text:p>
          </table:table-cell>
        </table:table-row>
        <table:table-row table:style-name="ro1">
          <table:table-cell table:number-columns-repeated="3"/>
          <table:table-cell office:value-type="float" office:value="0.540999999999973">
            <text:p>0.541</text:p>
          </table:table-cell>
          <table:table-cell table:formula="of:=[.$B$13]*EXP(-(([.$D492]-[.$B$10])^2)/(2*[.B$5]))" office:value-type="float" office:value="91.8179629579695">
            <text:p>91.817962958</text:p>
          </table:table-cell>
          <table:table-cell table:formula="of:=[.$B$13]*EXP(-(([.$D492]-[.$B$10])^2)/(2*[.C$5]))" office:value-type="float" office:value="90.0710398339227">
            <text:p>90.0710398339</text:p>
          </table:table-cell>
          <table:table-cell table:formula="of:=[.$B$13]*EXP(-(([.$D492]-[.$B$10])^2)/(2*[.D$5]))" office:value-type="float" office:value="86.0382726771777">
            <text:p>86.0382726772</text:p>
          </table:table-cell>
          <table:table-cell table:formula="of:=[.$B$13]*EXP(-(([.$D492]-[.$B$10])^2)/(2*[.E$5]))" office:value-type="float" office:value="72.6155557543216">
            <text:p>72.6155557543</text:p>
          </table:table-cell>
          <table:table-cell table:formula="of:=[.$B$13]*EXP(-(([.$D492]-[.$B$10])^2)/(2*[.F$5]))" office:value-type="float" office:value="28.1232592145755">
            <text:p>28.1232592146</text:p>
          </table:table-cell>
          <table:table-cell table:formula="of:=[.$B$13]*EXP(-(([.$D492]-[.$B$10])^2)/(2*[.G$5]))" office:value-type="float" office:value="0.0136123636042031">
            <text:p>0.0136123636</text:p>
          </table:table-cell>
        </table:table-row>
        <table:table-row table:style-name="ro1">
          <table:table-cell table:number-columns-repeated="3"/>
          <table:table-cell office:value-type="float" office:value="0.541499999999973">
            <text:p>0.5415</text:p>
          </table:table-cell>
          <table:table-cell table:formula="of:=[.$B$13]*EXP(-(([.$D493]-[.$B$10])^2)/(2*[.B$5]))" office:value-type="float" office:value="91.6258330923698">
            <text:p>91.6258330924</text:p>
          </table:table-cell>
          <table:table-cell table:formula="of:=[.$B$13]*EXP(-(([.$D493]-[.$B$10])^2)/(2*[.C$5]))" office:value-type="float" office:value="89.8402069710559">
            <text:p>89.8402069711</text:p>
          </table:table-cell>
          <table:table-cell table:formula="of:=[.$B$13]*EXP(-(([.$D493]-[.$B$10])^2)/(2*[.D$5]))" office:value-type="float" office:value="85.7213662468947">
            <text:p>85.7213662469</text:p>
          </table:table-cell>
          <table:table-cell table:formula="of:=[.$B$13]*EXP(-(([.$D493]-[.$B$10])^2)/(2*[.E$5]))" office:value-type="float" office:value="72.0475931811592">
            <text:p>72.0475931812</text:p>
          </table:table-cell>
          <table:table-cell table:formula="of:=[.$B$13]*EXP(-(([.$D493]-[.$B$10])^2)/(2*[.F$5]))" office:value-type="float" office:value="27.2612829942416">
            <text:p>27.2612829942</text:p>
          </table:table-cell>
          <table:table-cell table:formula="of:=[.$B$13]*EXP(-(([.$D493]-[.$B$10])^2)/(2*[.G$5]))" office:value-type="float" office:value="0.010941182748085">
            <text:p>0.0109411827</text:p>
          </table:table-cell>
        </table:table-row>
        <table:table-row table:style-name="ro1">
          <table:table-cell table:number-columns-repeated="3"/>
          <table:table-cell office:value-type="float" office:value="0.541999999999973">
            <text:p>0.542</text:p>
          </table:table-cell>
          <table:table-cell table:formula="of:=[.$B$13]*EXP(-(([.$D494]-[.$B$10])^2)/(2*[.B$5]))" office:value-type="float" office:value="91.4317837490551">
            <text:p>91.4317837491</text:p>
          </table:table-cell>
          <table:table-cell table:formula="of:=[.$B$13]*EXP(-(([.$D494]-[.$B$10])^2)/(2*[.C$5]))" office:value-type="float" office:value="89.6071785026174">
            <text:p>89.6071785026</text:p>
          </table:table-cell>
          <table:table-cell table:formula="of:=[.$B$13]*EXP(-(([.$D494]-[.$B$10])^2)/(2*[.D$5]))" office:value-type="float" office:value="85.4018070852104">
            <text:p>85.4018070852</text:p>
          </table:table-cell>
          <table:table-cell table:formula="of:=[.$B$13]*EXP(-(([.$D494]-[.$B$10])^2)/(2*[.E$5]))" office:value-type="float" office:value="71.4772694850233">
            <text:p>71.477269485</text:p>
          </table:table-cell>
          <table:table-cell table:formula="of:=[.$B$13]*EXP(-(([.$D494]-[.$B$10])^2)/(2*[.F$5]))" office:value-type="float" office:value="26.4157570358574">
            <text:p>26.4157570359</text:p>
          </table:table-cell>
          <table:table-cell table:formula="of:=[.$B$13]*EXP(-(([.$D494]-[.$B$10])^2)/(2*[.G$5]))" office:value-type="float" office:value="0.00877091843551844">
            <text:p>0.0087709184</text:p>
          </table:table-cell>
        </table:table-row>
        <table:table-row table:style-name="ro1">
          <table:table-cell table:number-columns-repeated="3"/>
          <table:table-cell office:value-type="float" office:value="0.542499999999973">
            <text:p>0.5425</text:p>
          </table:table-cell>
          <table:table-cell table:formula="of:=[.$B$13]*EXP(-(([.$D495]-[.$B$10])^2)/(2*[.B$5]))" office:value-type="float" office:value="91.2358288365703">
            <text:p>91.2358288366</text:p>
          </table:table-cell>
          <table:table-cell table:formula="of:=[.$B$13]*EXP(-(([.$D495]-[.$B$10])^2)/(2*[.C$5]))" office:value-type="float" office:value="89.3719746007805">
            <text:p>89.3719746008</text:p>
          </table:table-cell>
          <table:table-cell table:formula="of:=[.$B$13]*EXP(-(([.$D495]-[.$B$10])^2)/(2*[.D$5]))" office:value-type="float" office:value="85.0796336142173">
            <text:p>85.0796336142</text:p>
          </table:table-cell>
          <table:table-cell table:formula="of:=[.$B$13]*EXP(-(([.$D495]-[.$B$10])^2)/(2*[.E$5]))" office:value-type="float" office:value="70.9047114869683">
            <text:p>70.904711487</text:p>
          </table:table-cell>
          <table:table-cell table:formula="of:=[.$B$13]*EXP(-(([.$D495]-[.$B$10])^2)/(2*[.F$5]))" office:value-type="float" office:value="25.5867991898801">
            <text:p>25.5867991899</text:p>
          </table:table-cell>
          <table:table-cell table:formula="of:=[.$B$13]*EXP(-(([.$D495]-[.$B$10])^2)/(2*[.G$5]))" office:value-type="float" office:value="0.0070125495365835">
            <text:p>0.0070125495</text:p>
          </table:table-cell>
        </table:table-row>
        <table:table-row table:style-name="ro1">
          <table:table-cell table:number-columns-repeated="3"/>
          <table:table-cell office:value-type="float" office:value="0.542999999999973">
            <text:p>0.543</text:p>
          </table:table-cell>
          <table:table-cell table:formula="of:=[.$B$13]*EXP(-(([.$D496]-[.$B$10])^2)/(2*[.B$5]))" office:value-type="float" office:value="91.0379823788196">
            <text:p>91.0379823788</text:p>
          </table:table-cell>
          <table:table-cell table:formula="of:=[.$B$13]*EXP(-(([.$D496]-[.$B$10])^2)/(2*[.C$5]))" office:value-type="float" office:value="89.1346155878082">
            <text:p>89.1346155878</text:p>
          </table:table-cell>
          <table:table-cell table:formula="of:=[.$B$13]*EXP(-(([.$D496]-[.$B$10])^2)/(2*[.D$5]))" office:value-type="float" office:value="84.7548844620573">
            <text:p>84.7548844621</text:p>
          </table:table-cell>
          <table:table-cell table:formula="of:=[.$B$13]*EXP(-(([.$D496]-[.$B$10])^2)/(2*[.E$5]))" office:value-type="float" office:value="70.3300456335738">
            <text:p>70.3300456336</text:p>
          </table:table-cell>
          <table:table-cell table:formula="of:=[.$B$13]*EXP(-(([.$D496]-[.$B$10])^2)/(2*[.F$5]))" office:value-type="float" office:value="24.7745051737127">
            <text:p>24.7745051737</text:p>
          </table:table-cell>
          <table:table-cell table:formula="of:=[.$B$13]*EXP(-(([.$D496]-[.$B$10])^2)/(2*[.G$5]))" office:value-type="float" office:value="0.00559186761823467">
            <text:p>0.0055918676</text:p>
          </table:table-cell>
        </table:table-row>
        <table:table-row table:style-name="ro1">
          <table:table-cell table:number-columns-repeated="3"/>
          <table:table-cell office:value-type="float" office:value="0.543499999999973">
            <text:p>0.5435</text:p>
          </table:table-cell>
          <table:table-cell table:formula="of:=[.$B$13]*EXP(-(([.$D497]-[.$B$10])^2)/(2*[.B$5]))" office:value-type="float" office:value="90.8382585133979">
            <text:p>90.8382585134</text:p>
          </table:table-cell>
          <table:table-cell table:formula="of:=[.$B$13]*EXP(-(([.$D497]-[.$B$10])^2)/(2*[.C$5]))" office:value-type="float" office:value="88.8951219331342">
            <text:p>88.8951219331</text:p>
          </table:table-cell>
          <table:table-cell table:formula="of:=[.$B$13]*EXP(-(([.$D497]-[.$B$10])^2)/(2*[.D$5]))" office:value-type="float" office:value="84.4275984552466">
            <text:p>84.4275984552</text:p>
          </table:table-cell>
          <table:table-cell table:formula="of:=[.$B$13]*EXP(-(([.$D497]-[.$B$10])^2)/(2*[.E$5]))" office:value-type="float" office:value="69.7533979520012">
            <text:p>69.753397952</text:p>
          </table:table-cell>
          <table:table-cell table:formula="of:=[.$B$13]*EXP(-(([.$D497]-[.$B$10])^2)/(2*[.F$5]))" office:value-type="float" office:value="23.9789491240331">
            <text:p>23.978949124</text:p>
          </table:table-cell>
          <table:table-cell table:formula="of:=[.$B$13]*EXP(-(([.$D497]-[.$B$10])^2)/(2*[.G$5]))" office:value-type="float" office:value="0.00444721258574046">
            <text:p>0.0044472126</text:p>
          </table:table-cell>
        </table:table-row>
        <table:table-row table:style-name="ro1">
          <table:table-cell table:number-columns-repeated="3"/>
          <table:table-cell office:value-type="float" office:value="0.543999999999973">
            <text:p>0.544</text:p>
          </table:table-cell>
          <table:table-cell table:formula="of:=[.$B$13]*EXP(-(([.$D498]-[.$B$10])^2)/(2*[.B$5]))" office:value-type="float" office:value="90.636671489909">
            <text:p>90.6366714899</text:p>
          </table:table-cell>
          <table:table-cell table:formula="of:=[.$B$13]*EXP(-(([.$D498]-[.$B$10])^2)/(2*[.C$5]))" office:value-type="float" office:value="88.6535142504292">
            <text:p>88.6535142504</text:p>
          </table:table-cell>
          <table:table-cell table:formula="of:=[.$B$13]*EXP(-(([.$D498]-[.$B$10])^2)/(2*[.D$5]))" office:value-type="float" office:value="84.0978146109847">
            <text:p>84.097814611</text:p>
          </table:table-cell>
          <table:table-cell table:formula="of:=[.$B$13]*EXP(-(([.$D498]-[.$B$10])^2)/(2*[.E$5]))" office:value-type="float" office:value="69.1748940056098">
            <text:p>69.1748940056</text:p>
          </table:table-cell>
          <table:table-cell table:formula="of:=[.$B$13]*EXP(-(([.$D498]-[.$B$10])^2)/(2*[.F$5]))" office:value-type="float" office:value="23.2001841717439">
            <text:p>23.2001841717</text:p>
          </table:table-cell>
          <table:table-cell table:formula="of:=[.$B$13]*EXP(-(([.$D498]-[.$B$10])^2)/(2*[.G$5]))" office:value-type="float" office:value="0.0035275158049856">
            <text:p>0.0035275158</text:p>
          </table:table-cell>
        </table:table-row>
        <table:table-row table:style-name="ro1">
          <table:table-cell table:number-columns-repeated="3"/>
          <table:table-cell office:value-type="float" office:value="0.544499999999973">
            <text:p>0.5445</text:p>
          </table:table-cell>
          <table:table-cell table:formula="of:=[.$B$13]*EXP(-(([.$D499]-[.$B$10])^2)/(2*[.B$5]))" office:value-type="float" office:value="90.4332356682747">
            <text:p>90.4332356683</text:p>
          </table:table-cell>
          <table:table-cell table:formula="of:=[.$B$13]*EXP(-(([.$D499]-[.$B$10])^2)/(2*[.C$5]))" office:value-type="float" office:value="88.4098132946516">
            <text:p>88.4098132947</text:p>
          </table:table-cell>
          <table:table-cell table:formula="of:=[.$B$13]*EXP(-(([.$D499]-[.$B$10])^2)/(2*[.D$5]))" office:value-type="float" office:value="83.765572129452">
            <text:p>83.7655721295</text:p>
          </table:table-cell>
          <table:table-cell table:formula="of:=[.$B$13]*EXP(-(([.$D499]-[.$B$10])^2)/(2*[.E$5]))" office:value-type="float" office:value="68.594658850156">
            <text:p>68.5946588502</text:p>
          </table:table-cell>
          <table:table-cell table:formula="of:=[.$B$13]*EXP(-(([.$D499]-[.$B$10])^2)/(2*[.F$5]))" office:value-type="float" office:value="22.4382430375513">
            <text:p>22.4382430376</text:p>
          </table:table-cell>
          <table:table-cell table:formula="of:=[.$B$13]*EXP(-(([.$D499]-[.$B$10])^2)/(2*[.G$5]))" office:value-type="float" office:value="0.00279061623131528">
            <text:p>0.0027906162</text:p>
          </table:table-cell>
        </table:table-row>
        <table:table-row table:style-name="ro1">
          <table:table-cell table:number-columns-repeated="3"/>
          <table:table-cell office:value-type="float" office:value="0.544999999999973">
            <text:p>0.545</text:p>
          </table:table-cell>
          <table:table-cell table:formula="of:=[.$B$13]*EXP(-(([.$D500]-[.$B$10])^2)/(2*[.B$5]))" office:value-type="float" office:value="90.2279655170332">
            <text:p>90.227965517</text:p>
          </table:table-cell>
          <table:table-cell table:formula="of:=[.$B$13]*EXP(-(([.$D500]-[.$B$10])^2)/(2*[.C$5]))" office:value-type="float" office:value="88.1640399590853">
            <text:p>88.1640399591</text:p>
          </table:table-cell>
          <table:table-cell table:formula="of:=[.$B$13]*EXP(-(([.$D500]-[.$B$10])^2)/(2*[.D$5]))" office:value-type="float" office:value="83.430910386095">
            <text:p>83.4309103861</text:p>
          </table:table-cell>
          <table:table-cell table:formula="of:=[.$B$13]*EXP(-(([.$D500]-[.$B$10])^2)/(2*[.E$5]))" office:value-type="float" office:value="68.0128169905929">
            <text:p>68.0128169906</text:p>
          </table:table-cell>
          <table:table-cell table:formula="of:=[.$B$13]*EXP(-(([.$D500]-[.$B$10])^2)/(2*[.F$5]))" office:value-type="float" office:value="21.6931386461785">
            <text:p>21.6931386462</text:p>
          </table:table-cell>
          <table:table-cell table:formula="of:=[.$B$13]*EXP(-(([.$D500]-[.$B$10])^2)/(2*[.G$5]))" office:value-type="float" office:value="0.00220181757035633">
            <text:p>0.0022018176</text:p>
          </table:table-cell>
        </table:table-row>
        <table:table-row table:style-name="ro1">
          <table:table-cell table:number-columns-repeated="3"/>
          <table:table-cell office:value-type="float" office:value="0.545499999999973">
            <text:p>0.5455</text:p>
          </table:table-cell>
          <table:table-cell table:formula="of:=[.$B$13]*EXP(-(([.$D501]-[.$B$10])^2)/(2*[.B$5]))" office:value-type="float" office:value="90.0208756116276">
            <text:p>90.0208756116</text:p>
          </table:table-cell>
          <table:table-cell table:formula="of:=[.$B$13]*EXP(-(([.$D501]-[.$B$10])^2)/(2*[.C$5]))" office:value-type="float" office:value="87.9162152723634">
            <text:p>87.9162152724</text:p>
          </table:table-cell>
          <table:table-cell table:formula="of:=[.$B$13]*EXP(-(([.$D501]-[.$B$10])^2)/(2*[.D$5]))" office:value-type="float" office:value="83.093868923903">
            <text:p>83.0938689239</text:p>
          </table:table-cell>
          <table:table-cell table:formula="of:=[.$B$13]*EXP(-(([.$D501]-[.$B$10])^2)/(2*[.E$5]))" office:value-type="float" office:value="67.4294923384921">
            <text:p>67.4294923385</text:p>
          </table:table-cell>
          <table:table-cell table:formula="of:=[.$B$13]*EXP(-(([.$D501]-[.$B$10])^2)/(2*[.F$5]))" office:value-type="float" office:value="20.9648647572474">
            <text:p>20.9648647572</text:p>
          </table:table-cell>
          <table:table-cell table:formula="of:=[.$B$13]*EXP(-(([.$D501]-[.$B$10])^2)/(2*[.G$5]))" office:value-type="float" office:value="0.00173265708832923">
            <text:p>0.0017326571</text:p>
          </table:table-cell>
        </table:table-row>
        <table:table-row table:style-name="ro1">
          <table:table-cell table:number-columns-repeated="3"/>
          <table:table-cell office:value-type="float" office:value="0.545999999999973">
            <text:p>0.546</text:p>
          </table:table-cell>
          <table:table-cell table:formula="of:=[.$B$13]*EXP(-(([.$D502]-[.$B$10])^2)/(2*[.B$5]))" office:value-type="float" office:value="89.8119806326843">
            <text:p>89.8119806327</text:p>
          </table:table-cell>
          <table:table-cell table:formula="of:=[.$B$13]*EXP(-(([.$D502]-[.$B$10])^2)/(2*[.C$5]))" office:value-type="float" office:value="87.6663603954794">
            <text:p>87.6663603955</text:p>
          </table:table-cell>
          <table:table-cell table:formula="of:=[.$B$13]*EXP(-(([.$D502]-[.$B$10])^2)/(2*[.D$5]))" office:value-type="float" office:value="82.7544874456786">
            <text:p>82.7544874457</text:p>
          </table:table-cell>
          <table:table-cell table:formula="of:=[.$B$13]*EXP(-(([.$D502]-[.$B$10])^2)/(2*[.E$5]))" office:value-type="float" office:value="66.8448081701052">
            <text:p>66.8448081701</text:p>
          </table:table-cell>
          <table:table-cell table:formula="of:=[.$B$13]*EXP(-(([.$D502]-[.$B$10])^2)/(2*[.F$5]))" office:value-type="float" office:value="20.2533966108702">
            <text:p>20.2533966109</text:p>
          </table:table-cell>
          <table:table-cell table:formula="of:=[.$B$13]*EXP(-(([.$D502]-[.$B$10])^2)/(2*[.G$5]))" office:value-type="float" office:value="0.00135985929979746">
            <text:p>0.0013598593</text:p>
          </table:table-cell>
        </table:table-row>
        <table:table-row table:style-name="ro1">
          <table:table-cell table:number-columns-repeated="3"/>
          <table:table-cell office:value-type="float" office:value="0.546499999999973">
            <text:p>0.5465</text:p>
          </table:table-cell>
          <table:table-cell table:formula="of:=[.$B$13]*EXP(-(([.$D503]-[.$B$10])^2)/(2*[.B$5]))" office:value-type="float" office:value="89.6012953642829">
            <text:p>89.6012953643</text:p>
          </table:table-cell>
          <table:table-cell table:formula="of:=[.$B$13]*EXP(-(([.$D503]-[.$B$10])^2)/(2*[.C$5]))" office:value-type="float" office:value="87.4144966187863">
            <text:p>87.4144966188</text:p>
          </table:table-cell>
          <table:table-cell table:formula="of:=[.$B$13]*EXP(-(([.$D503]-[.$B$10])^2)/(2*[.D$5]))" office:value-type="float" office:value="82.4128058063036">
            <text:p>82.4128058063</text:p>
          </table:table-cell>
          <table:table-cell table:formula="of:=[.$B$13]*EXP(-(([.$D503]-[.$B$10])^2)/(2*[.E$5]))" office:value-type="float" office:value="66.2588870850851">
            <text:p>66.2588870851</text:p>
          </table:table-cell>
          <table:table-cell table:formula="of:=[.$B$13]*EXP(-(([.$D503]-[.$B$10])^2)/(2*[.F$5]))" office:value-type="float" office:value="19.5586915860337">
            <text:p>19.558691586</text:p>
          </table:table-cell>
          <table:table-cell table:formula="of:=[.$B$13]*EXP(-(([.$D503]-[.$B$10])^2)/(2*[.G$5]))" office:value-type="float" office:value="0.00106445033055022">
            <text:p>0.0010644503</text:p>
          </table:table-cell>
        </table:table-row>
        <table:table-row table:style-name="ro1">
          <table:table-cell table:number-columns-repeated="3"/>
          <table:table-cell office:value-type="float" office:value="0.546999999999973">
            <text:p>0.547</text:p>
          </table:table-cell>
          <table:table-cell table:formula="of:=[.$B$13]*EXP(-(([.$D504]-[.$B$10])^2)/(2*[.B$5]))" office:value-type="float" office:value="89.388834692216">
            <text:p>89.3888346922</text:p>
          </table:table-cell>
          <table:table-cell table:formula="of:=[.$B$13]*EXP(-(([.$D504]-[.$B$10])^2)/(2*[.C$5]))" office:value-type="float" office:value="87.1606453589835">
            <text:p>87.160645359</text:p>
          </table:table-cell>
          <table:table-cell table:formula="of:=[.$B$13]*EXP(-(([.$D504]-[.$B$10])^2)/(2*[.D$5]))" office:value-type="float" office:value="82.0688640050011">
            <text:p>82.068864005</text:p>
          </table:table-cell>
          <table:table-cell table:formula="of:=[.$B$13]*EXP(-(([.$D504]-[.$B$10])^2)/(2*[.E$5]))" office:value-type="float" office:value="65.6718509658816">
            <text:p>65.6718509659</text:p>
          </table:table-cell>
          <table:table-cell table:formula="of:=[.$B$13]*EXP(-(([.$D504]-[.$B$10])^2)/(2*[.F$5]))" office:value-type="float" office:value="18.8806898698742">
            <text:p>18.8806898699</text:p>
          </table:table-cell>
          <table:table-cell table:formula="of:=[.$B$13]*EXP(-(([.$D504]-[.$B$10])^2)/(2*[.G$5]))" office:value-type="float" office:value="0.000831011236530019">
            <text:p>0.0008310112</text:p>
          </table:table-cell>
        </table:table-row>
        <table:table-row table:style-name="ro1">
          <table:table-cell table:number-columns-repeated="3"/>
          <table:table-cell office:value-type="float" office:value="0.547499999999973">
            <text:p>0.5475</text:p>
          </table:table-cell>
          <table:table-cell table:formula="of:=[.$B$13]*EXP(-(([.$D505]-[.$B$10])^2)/(2*[.B$5]))" office:value-type="float" office:value="89.1746136022407">
            <text:p>89.1746136022</text:p>
          </table:table-cell>
          <table:table-cell table:formula="of:=[.$B$13]*EXP(-(([.$D505]-[.$B$10])^2)/(2*[.C$5]))" office:value-type="float" office:value="86.9048281560938">
            <text:p>86.9048281561</text:p>
          </table:table-cell>
          <table:table-cell table:formula="of:=[.$B$13]*EXP(-(([.$D505]-[.$B$10])^2)/(2*[.D$5]))" office:value-type="float" office:value="81.7227021775992">
            <text:p>81.7227021776</text:p>
          </table:table-cell>
          <table:table-cell table:formula="of:=[.$B$13]*EXP(-(([.$D505]-[.$B$10])^2)/(2*[.E$5]))" office:value-type="float" office:value="65.0838209378342">
            <text:p>65.0838209378</text:p>
          </table:table-cell>
          <table:table-cell table:formula="of:=[.$B$13]*EXP(-(([.$D505]-[.$B$10])^2)/(2*[.F$5]))" office:value-type="float" office:value="18.219315135992">
            <text:p>18.219315136</text:p>
          </table:table-cell>
          <table:table-cell table:formula="of:=[.$B$13]*EXP(-(([.$D505]-[.$B$10])^2)/(2*[.G$5]))" office:value-type="float" office:value="0.000647050922298047">
            <text:p>0.0006470509</text:p>
          </table:table-cell>
        </table:table-row>
        <table:table-row table:style-name="ro1">
          <table:table-cell table:number-columns-repeated="3"/>
          <table:table-cell office:value-type="float" office:value="0.547999999999973">
            <text:p>0.548</text:p>
          </table:table-cell>
          <table:table-cell table:formula="of:=[.$B$13]*EXP(-(([.$D506]-[.$B$10])^2)/(2*[.B$5]))" office:value-type="float" office:value="88.9586471783214">
            <text:p>88.9586471783</text:p>
          </table:table-cell>
          <table:table-cell table:formula="of:=[.$B$13]*EXP(-(([.$D506]-[.$B$10])^2)/(2*[.C$5]))" office:value-type="float" office:value="86.6470666704285">
            <text:p>86.6470666704</text:p>
          </table:table-cell>
          <table:table-cell table:formula="of:=[.$B$13]*EXP(-(([.$D506]-[.$B$10])^2)/(2*[.D$5]))" office:value-type="float" office:value="81.3743605887942">
            <text:p>81.3743605888</text:p>
          </table:table-cell>
          <table:table-cell table:formula="of:=[.$B$13]*EXP(-(([.$D506]-[.$B$10])^2)/(2*[.E$5]))" office:value-type="float" office:value="64.4949173299711">
            <text:p>64.49491733</text:p>
          </table:table-cell>
          <table:table-cell table:formula="of:=[.$B$13]*EXP(-(([.$D506]-[.$B$10])^2)/(2*[.F$5]))" office:value-type="float" office:value="17.5744752299806">
            <text:p>17.57447523</text:p>
          </table:table-cell>
          <table:table-cell table:formula="of:=[.$B$13]*EXP(-(([.$D506]-[.$B$10])^2)/(2*[.G$5]))" office:value-type="float" office:value="0.000502481520404596">
            <text:p>0.0005024815</text:p>
          </table:table-cell>
        </table:table-row>
        <table:table-row table:style-name="ro1">
          <table:table-cell table:number-columns-repeated="3"/>
          <table:table-cell office:value-type="float" office:value="0.548499999999973">
            <text:p>0.5485</text:p>
          </table:table-cell>
          <table:table-cell table:formula="of:=[.$B$13]*EXP(-(([.$D507]-[.$B$10])^2)/(2*[.B$5]))" office:value-type="float" office:value="88.7409506008645">
            <text:p>88.7409506009</text:p>
          </table:table-cell>
          <table:table-cell table:formula="of:=[.$B$13]*EXP(-(([.$D507]-[.$B$10])^2)/(2*[.C$5]))" office:value-type="float" office:value="86.3873826795443">
            <text:p>86.3873826795</text:p>
          </table:table-cell>
          <table:table-cell table:formula="of:=[.$B$13]*EXP(-(([.$D507]-[.$B$10])^2)/(2*[.D$5]))" office:value-type="float" office:value="81.0238796244195">
            <text:p>81.0238796244</text:p>
          </table:table-cell>
          <table:table-cell table:formula="of:=[.$B$13]*EXP(-(([.$D507]-[.$B$10])^2)/(2*[.E$5]))" office:value-type="float" office:value="63.9052596365389">
            <text:p>63.9052596365</text:p>
          </table:table-cell>
          <table:table-cell table:formula="of:=[.$B$13]*EXP(-(([.$D507]-[.$B$10])^2)/(2*[.F$5]))" office:value-type="float" office:value="16.9460628604013">
            <text:p>16.9460628604</text:p>
          </table:table-cell>
          <table:table-cell table:formula="of:=[.$B$13]*EXP(-(([.$D507]-[.$B$10])^2)/(2*[.G$5]))" office:value-type="float" office:value="0.000389181150725925">
            <text:p>0.0003891812</text:p>
          </table:table-cell>
        </table:table-row>
        <table:table-row table:style-name="ro1">
          <table:table-cell table:number-columns-repeated="3"/>
          <table:table-cell office:value-type="float" office:value="0.548999999999973">
            <text:p>0.549</text:p>
          </table:table-cell>
          <table:table-cell table:formula="of:=[.$B$13]*EXP(-(([.$D508]-[.$B$10])^2)/(2*[.B$5]))" office:value-type="float" office:value="88.5215391449448">
            <text:p>88.5215391449</text:p>
          </table:table-cell>
          <table:table-cell table:formula="of:=[.$B$13]*EXP(-(([.$D508]-[.$B$10])^2)/(2*[.C$5]))" office:value-type="float" office:value="86.1257980751896">
            <text:p>86.1257980752</text:p>
          </table:table-cell>
          <table:table-cell table:formula="of:=[.$B$13]*EXP(-(([.$D508]-[.$B$10])^2)/(2*[.D$5]))" office:value-type="float" office:value="80.6712997837186">
            <text:p>80.6712997837</text:p>
          </table:table-cell>
          <table:table-cell table:formula="of:=[.$B$13]*EXP(-(([.$D508]-[.$B$10])^2)/(2*[.E$5]))" office:value-type="float" office:value="63.3149664792701">
            <text:p>63.3149664793</text:p>
          </table:table-cell>
          <table:table-cell table:formula="of:=[.$B$13]*EXP(-(([.$D508]-[.$B$10])^2)/(2*[.F$5]))" office:value-type="float" office:value="16.333956293473">
            <text:p>16.3339562935</text:p>
          </table:table-cell>
          <table:table-cell table:formula="of:=[.$B$13]*EXP(-(([.$D508]-[.$B$10])^2)/(2*[.G$5]))" office:value-type="float" office:value="0.000300630867936422">
            <text:p>0.0003006309</text:p>
          </table:table-cell>
        </table:table-row>
        <table:table-row table:style-name="ro1">
          <table:table-cell table:number-columns-repeated="3"/>
          <table:table-cell office:value-type="float" office:value="0.549499999999973">
            <text:p>0.5495</text:p>
          </table:table-cell>
          <table:table-cell table:formula="of:=[.$B$13]*EXP(-(([.$D509]-[.$B$10])^2)/(2*[.B$5]))" office:value-type="float" office:value="88.3004281785246">
            <text:p>88.3004281785</text:p>
          </table:table-cell>
          <table:table-cell table:formula="of:=[.$B$13]*EXP(-(([.$D509]-[.$B$10])^2)/(2*[.C$5]))" office:value-type="float" office:value="85.862334860243">
            <text:p>85.8623348602</text:p>
          </table:table-cell>
          <table:table-cell table:formula="of:=[.$B$13]*EXP(-(([.$D509]-[.$B$10])^2)/(2*[.D$5]))" office:value-type="float" office:value="80.316661671627">
            <text:p>80.3166616716</text:p>
          </table:table-cell>
          <table:table-cell table:formula="of:=[.$B$13]*EXP(-(([.$D509]-[.$B$10])^2)/(2*[.E$5]))" office:value-type="float" office:value="62.7241555704104">
            <text:p>62.7241555704</text:p>
          </table:table-cell>
          <table:table-cell table:formula="of:=[.$B$13]*EXP(-(([.$D509]-[.$B$10])^2)/(2*[.F$5]))" office:value-type="float" office:value="15.7380200498031">
            <text:p>15.7380200498</text:p>
          </table:table-cell>
          <table:table-cell table:formula="of:=[.$B$13]*EXP(-(([.$D509]-[.$B$10])^2)/(2*[.G$5]))" office:value-type="float" office:value="0.000231614323202241">
            <text:p>0.0002316143</text:p>
          </table:table-cell>
        </table:table-row>
        <table:table-row table:style-name="ro1">
          <table:table-cell table:number-columns-repeated="3"/>
          <table:table-cell office:value-type="float" office:value="0.549999999999972">
            <text:p>0.55</text:p>
          </table:table-cell>
          <table:table-cell table:formula="of:=[.$B$13]*EXP(-(([.$D510]-[.$B$10])^2)/(2*[.B$5]))" office:value-type="float" office:value="88.0776331606655">
            <text:p>88.0776331607</text:p>
          </table:table-cell>
          <table:table-cell table:formula="of:=[.$B$13]*EXP(-(([.$D510]-[.$B$10])^2)/(2*[.C$5]))" office:value-type="float" office:value="85.5970151456438">
            <text:p>85.5970151456</text:p>
          </table:table-cell>
          <table:table-cell table:formula="of:=[.$B$13]*EXP(-(([.$D510]-[.$B$10])^2)/(2*[.D$5]))" office:value-type="float" office:value="79.9600059910637">
            <text:p>79.9600059911</text:p>
          </table:table-cell>
          <table:table-cell table:formula="of:=[.$B$13]*EXP(-(([.$D510]-[.$B$10])^2)/(2*[.E$5]))" office:value-type="float" office:value="62.1329436765148">
            <text:p>62.1329436765</text:p>
          </table:table-cell>
          <table:table-cell table:formula="of:=[.$B$13]*EXP(-(([.$D510]-[.$B$10])^2)/(2*[.F$5]))" office:value-type="float" office:value="15.158105601539">
            <text:p>15.1581056015</text:p>
          </table:table-cell>
          <table:table-cell table:formula="of:=[.$B$13]*EXP(-(([.$D510]-[.$B$10])^2)/(2*[.G$5]))" office:value-type="float" office:value="0.000177970214854311">
            <text:p>0.0001779702</text:p>
          </table:table-cell>
        </table:table-row>
        <table:table-row table:style-name="ro1">
          <table:table-cell table:number-columns-repeated="3"/>
          <table:table-cell office:value-type="float" office:value="0.550499999999972">
            <text:p>0.5505</text:p>
          </table:table-cell>
          <table:table-cell table:formula="of:=[.$B$13]*EXP(-(([.$D511]-[.$B$10])^2)/(2*[.B$5]))" office:value-type="float" office:value="87.8531696397311">
            <text:p>87.8531696397</text:p>
          </table:table-cell>
          <table:table-cell table:formula="of:=[.$B$13]*EXP(-(([.$D511]-[.$B$10])^2)/(2*[.C$5]))" office:value-type="float" office:value="85.329861147313">
            <text:p>85.3298611473</text:p>
          </table:table-cell>
          <table:table-cell table:formula="of:=[.$B$13]*EXP(-(([.$D511]-[.$B$10])^2)/(2*[.D$5]))" office:value-type="float" office:value="79.6013735352325">
            <text:p>79.6013735352</text:p>
          </table:table-cell>
          <table:table-cell table:formula="of:=[.$B$13]*EXP(-(([.$D511]-[.$B$10])^2)/(2*[.E$5]))" office:value-type="float" office:value="61.5414465830243">
            <text:p>61.541446583</text:p>
          </table:table-cell>
          <table:table-cell table:formula="of:=[.$B$13]*EXP(-(([.$D511]-[.$B$10])^2)/(2*[.F$5]))" office:value-type="float" office:value="14.594052068369">
            <text:p>14.5940520684</text:p>
          </table:table-cell>
          <table:table-cell table:formula="of:=[.$B$13]*EXP(-(([.$D511]-[.$B$10])^2)/(2*[.G$5]))" office:value-type="float" office:value="0.000136388987692573">
            <text:p>0.000136389</text:p>
          </table:table-cell>
        </table:table-row>
        <table:table-row table:style-name="ro1">
          <table:table-cell table:number-columns-repeated="3"/>
          <table:table-cell office:value-type="float" office:value="0.550999999999972">
            <text:p>0.551</text:p>
          </table:table-cell>
          <table:table-cell table:formula="of:=[.$B$13]*EXP(-(([.$D512]-[.$B$10])^2)/(2*[.B$5]))" office:value-type="float" office:value="87.627053251587">
            <text:p>87.6270532516</text:p>
          </table:table-cell>
          <table:table-cell table:formula="of:=[.$B$13]*EXP(-(([.$D512]-[.$B$10])^2)/(2*[.C$5]))" office:value-type="float" office:value="85.060895183072">
            <text:p>85.0608951831</text:p>
          </table:table-cell>
          <table:table-cell table:formula="of:=[.$B$13]*EXP(-(([.$D512]-[.$B$10])^2)/(2*[.D$5]))" office:value-type="float" office:value="79.240805179942">
            <text:p>79.2408051799</text:p>
          </table:table-cell>
          <table:table-cell table:formula="of:=[.$B$13]*EXP(-(([.$D512]-[.$B$10])^2)/(2*[.E$5]))" office:value-type="float" office:value="60.9497790596494">
            <text:p>60.9497790596</text:p>
          </table:table-cell>
          <table:table-cell table:formula="of:=[.$B$13]*EXP(-(([.$D512]-[.$B$10])^2)/(2*[.F$5]))" office:value-type="float" office:value="14.0456869108855">
            <text:p>14.0456869109</text:p>
          </table:table-cell>
          <table:table-cell table:formula="of:=[.$B$13]*EXP(-(([.$D512]-[.$B$10])^2)/(2*[.G$5]))" office:value-type="float" office:value="0.000104246469729278">
            <text:p>0.0001042465</text:p>
          </table:table-cell>
        </table:table-row>
        <table:table-row table:style-name="ro1">
          <table:table-cell table:number-columns-repeated="3"/>
          <table:table-cell office:value-type="float" office:value="0.551499999999972">
            <text:p>0.5515</text:p>
          </table:table-cell>
          <table:table-cell table:formula="of:=[.$B$13]*EXP(-(([.$D513]-[.$B$10])^2)/(2*[.B$5]))" office:value-type="float" office:value="87.3992997177908">
            <text:p>87.3992997178</text:p>
          </table:table-cell>
          <table:table-cell table:formula="of:=[.$B$13]*EXP(-(([.$D513]-[.$B$10])^2)/(2*[.C$5]))" office:value-type="float" office:value="84.7901396695506">
            <text:p>84.7901396696</text:p>
          </table:table-cell>
          <table:table-cell table:formula="of:=[.$B$13]*EXP(-(([.$D513]-[.$B$10])^2)/(2*[.D$5]))" office:value-type="float" office:value="78.8783418759369">
            <text:p>78.8783418759</text:p>
          </table:table-cell>
          <table:table-cell table:formula="of:=[.$B$13]*EXP(-(([.$D513]-[.$B$10])^2)/(2*[.E$5]))" office:value-type="float" office:value="60.3580548265524">
            <text:p>60.3580548266</text:p>
          </table:table-cell>
          <table:table-cell table:formula="of:=[.$B$13]*EXP(-(([.$D513]-[.$B$10])^2)/(2*[.F$5]))" office:value-type="float" office:value="13.5128266198457">
            <text:p>13.5128266198</text:p>
          </table:table-cell>
          <table:table-cell table:formula="of:=[.$B$13]*EXP(-(([.$D513]-[.$B$10])^2)/(2*[.G$5]))" office:value-type="float" office:value="0.0000794682184278468">
            <text:p>7.94682184278468E-005</text:p>
          </table:table-cell>
        </table:table-row>
        <table:table-row table:style-name="ro1">
          <table:table-cell table:number-columns-repeated="3"/>
          <table:table-cell office:value-type="float" office:value="0.551999999999972">
            <text:p>0.552</text:p>
          </table:table-cell>
          <table:table-cell table:formula="of:=[.$B$13]*EXP(-(([.$D514]-[.$B$10])^2)/(2*[.B$5]))" office:value-type="float" office:value="87.1699248437765">
            <text:p>87.1699248438</text:p>
          </table:table-cell>
          <table:table-cell table:formula="of:=[.$B$13]*EXP(-(([.$D514]-[.$B$10])^2)/(2*[.C$5]))" office:value-type="float" office:value="84.517617119091">
            <text:p>84.5176171191</text:p>
          </table:table-cell>
          <table:table-cell table:formula="of:=[.$B$13]*EXP(-(([.$D514]-[.$B$10])^2)/(2*[.D$5]))" office:value-type="float" office:value="78.5140246412483">
            <text:p>78.5140246412</text:p>
          </table:table-cell>
          <table:table-cell table:formula="of:=[.$B$13]*EXP(-(([.$D514]-[.$B$10])^2)/(2*[.E$5]))" office:value-type="float" office:value="59.7663865213543">
            <text:p>59.7663865214</text:p>
          </table:table-cell>
          <table:table-cell table:formula="of:=[.$B$13]*EXP(-(([.$D514]-[.$B$10])^2)/(2*[.F$5]))" office:value-type="float" office:value="12.9952773999665">
            <text:p>12.9952774</text:p>
          </table:table-cell>
          <table:table-cell table:formula="of:=[.$B$13]*EXP(-(([.$D514]-[.$B$10])^2)/(2*[.G$5]))" office:value-type="float" office:value="0.0000604192968115409">
            <text:p>6.04192968115409E-005</text:p>
          </table:table-cell>
        </table:table-row>
        <table:table-row table:style-name="ro1">
          <table:table-cell table:number-columns-repeated="3"/>
          <table:table-cell office:value-type="float" office:value="0.552499999999972">
            <text:p>0.5525</text:p>
          </table:table-cell>
          <table:table-cell table:formula="of:=[.$B$13]*EXP(-(([.$D515]-[.$B$10])^2)/(2*[.B$5]))" office:value-type="float" office:value="86.938944517034">
            <text:p>86.938944517</text:p>
          </table:table-cell>
          <table:table-cell table:formula="of:=[.$B$13]*EXP(-(([.$D515]-[.$B$10])^2)/(2*[.C$5]))" office:value-type="float" office:value="84.2433501366475">
            <text:p>84.2433501366</text:p>
          </table:table-cell>
          <table:table-cell table:formula="of:=[.$B$13]*EXP(-(([.$D515]-[.$B$10])^2)/(2*[.D$5]))" office:value-type="float" office:value="78.1478945535654">
            <text:p>78.1478945536</text:p>
          </table:table-cell>
          <table:table-cell table:formula="of:=[.$B$13]*EXP(-(([.$D515]-[.$B$10])^2)/(2*[.E$5]))" office:value-type="float" office:value="59.174885666974">
            <text:p>59.174885667</text:p>
          </table:table-cell>
          <table:table-cell table:formula="of:=[.$B$13]*EXP(-(([.$D515]-[.$B$10])^2)/(2*[.F$5]))" office:value-type="float" office:value="12.4928358469383">
            <text:p>12.4928358469</text:p>
          </table:table-cell>
          <table:table-cell table:formula="of:=[.$B$13]*EXP(-(([.$D515]-[.$B$10])^2)/(2*[.G$5]))" office:value-type="float" office:value="0.0000458150247515351">
            <text:p>0.000045815</text:p>
          </table:table-cell>
        </table:table-row>
        <table:table-row table:style-name="ro1">
          <table:table-cell table:number-columns-repeated="3"/>
          <table:table-cell office:value-type="float" office:value="0.552999999999972">
            <text:p>0.553</text:p>
          </table:table-cell>
          <table:table-cell table:formula="of:=[.$B$13]*EXP(-(([.$D516]-[.$B$10])^2)/(2*[.B$5]))" office:value-type="float" office:value="86.706374705282">
            <text:p>86.7063747053</text:p>
          </table:table-cell>
          <table:table-cell table:formula="of:=[.$B$13]*EXP(-(([.$D516]-[.$B$10])^2)/(2*[.C$5]))" office:value-type="float" office:value="83.9673614166801">
            <text:p>83.9673614167</text:p>
          </table:table-cell>
          <table:table-cell table:formula="of:=[.$B$13]*EXP(-(([.$D516]-[.$B$10])^2)/(2*[.D$5]))" office:value-type="float" office:value="77.7799927426265">
            <text:p>77.7799927426</text:p>
          </table:table-cell>
          <table:table-cell table:formula="of:=[.$B$13]*EXP(-(([.$D516]-[.$B$10])^2)/(2*[.E$5]))" office:value-type="float" office:value="58.5836626403068">
            <text:p>58.5836626403</text:p>
          </table:table-cell>
          <table:table-cell table:formula="of:=[.$B$13]*EXP(-(([.$D516]-[.$B$10])^2)/(2*[.F$5]))" office:value-type="float" office:value="12.0052896164071">
            <text:p>12.0052896164</text:p>
          </table:table-cell>
          <table:table-cell table:formula="of:=[.$B$13]*EXP(-(([.$D516]-[.$B$10])^2)/(2*[.G$5]))" office:value-type="float" office:value="0.0000346489640233756">
            <text:p>0.000034649</text:p>
          </table:table-cell>
        </table:table-row>
        <table:table-row table:style-name="ro1">
          <table:table-cell table:number-columns-repeated="3"/>
          <table:table-cell office:value-type="float" office:value="0.553499999999972">
            <text:p>0.5535</text:p>
          </table:table-cell>
          <table:table-cell table:formula="of:=[.$B$13]*EXP(-(([.$D517]-[.$B$10])^2)/(2*[.B$5]))" office:value-type="float" office:value="86.4722314546362">
            <text:p>86.4722314546</text:p>
          </table:table-cell>
          <table:table-cell table:formula="of:=[.$B$13]*EXP(-(([.$D517]-[.$B$10])^2)/(2*[.C$5]))" office:value-type="float" office:value="83.6896737400462">
            <text:p>83.68967374</text:p>
          </table:table-cell>
          <table:table-cell table:formula="of:=[.$B$13]*EXP(-(([.$D517]-[.$B$10])^2)/(2*[.D$5]))" office:value-type="float" office:value="77.4103603826363">
            <text:p>77.4103603826</text:p>
          </table:table-cell>
          <table:table-cell table:formula="of:=[.$B$13]*EXP(-(([.$D517]-[.$B$10])^2)/(2*[.E$5]))" office:value-type="float" office:value="57.9928266417562">
            <text:p>57.9928266418</text:p>
          </table:table-cell>
          <table:table-cell table:formula="of:=[.$B$13]*EXP(-(([.$D517]-[.$B$10])^2)/(2*[.F$5]))" office:value-type="float" office:value="11.5324180837543">
            <text:p>11.5324180838</text:p>
          </table:table-cell>
          <table:table-cell table:formula="of:=[.$B$13]*EXP(-(([.$D517]-[.$B$10])^2)/(2*[.G$5]))" office:value-type="float" office:value="0.0000261350088861081">
            <text:p>0.000026135</text:p>
          </table:table-cell>
        </table:table-row>
        <table:table-row table:style-name="ro1">
          <table:table-cell table:number-columns-repeated="3"/>
          <table:table-cell office:value-type="float" office:value="0.553999999999972">
            <text:p>0.554</text:p>
          </table:table-cell>
          <table:table-cell table:formula="of:=[.$B$13]*EXP(-(([.$D518]-[.$B$10])^2)/(2*[.B$5]))" office:value-type="float" office:value="86.2365308877716">
            <text:p>86.2365308878</text:p>
          </table:table-cell>
          <table:table-cell table:formula="of:=[.$B$13]*EXP(-(([.$D518]-[.$B$10])^2)/(2*[.C$5]))" office:value-type="float" office:value="83.410309970887">
            <text:p>83.4103099709</text:p>
          </table:table-cell>
          <table:table-cell table:formula="of:=[.$B$13]*EXP(-(([.$D518]-[.$B$10])^2)/(2*[.D$5]))" office:value-type="float" office:value="77.0390386847063">
            <text:p>77.0390386847</text:p>
          </table:table-cell>
          <table:table-cell table:formula="of:=[.$B$13]*EXP(-(([.$D518]-[.$B$10])^2)/(2*[.E$5]))" office:value-type="float" office:value="57.4024856656242">
            <text:p>57.4024856656</text:p>
          </table:table-cell>
          <table:table-cell table:formula="of:=[.$B$13]*EXP(-(([.$D518]-[.$B$10])^2)/(2*[.F$5]))" office:value-type="float" office:value="11.0739929935601">
            <text:p>11.0739929936</text:p>
          </table:table-cell>
          <table:table-cell table:formula="of:=[.$B$13]*EXP(-(([.$D518]-[.$B$10])^2)/(2*[.G$5]))" office:value-type="float" office:value="0.0000196609781062796">
            <text:p>0.000019661</text:p>
          </table:table-cell>
        </table:table-row>
        <table:table-row table:style-name="ro1">
          <table:table-cell table:number-columns-repeated="3"/>
          <table:table-cell office:value-type="float" office:value="0.554499999999972">
            <text:p>0.5545</text:p>
          </table:table-cell>
          <table:table-cell table:formula="of:=[.$B$13]*EXP(-(([.$D519]-[.$B$10])^2)/(2*[.B$5]))" office:value-type="float" office:value="85.9992892020814">
            <text:p>85.9992892021</text:p>
          </table:table-cell>
          <table:table-cell table:formula="of:=[.$B$13]*EXP(-(([.$D519]-[.$B$10])^2)/(2*[.C$5]))" office:value-type="float" office:value="83.1292930535128">
            <text:p>83.1292930535</text:p>
          </table:table-cell>
          <table:table-cell table:formula="of:=[.$B$13]*EXP(-(([.$D519]-[.$B$10])^2)/(2*[.D$5]))" office:value-type="float" office:value="76.6660688893247">
            <text:p>76.6660688893</text:p>
          </table:table-cell>
          <table:table-cell table:formula="of:=[.$B$13]*EXP(-(([.$D519]-[.$B$10])^2)/(2*[.E$5]))" office:value-type="float" office:value="56.8127464713708">
            <text:p>56.8127464714</text:p>
          </table:table-cell>
          <table:table-cell table:formula="of:=[.$B$13]*EXP(-(([.$D519]-[.$B$10])^2)/(2*[.F$5]))" office:value-type="float" office:value="10.6297790977166">
            <text:p>10.6297790977</text:p>
          </table:table-cell>
          <table:table-cell table:formula="of:=[.$B$13]*EXP(-(([.$D519]-[.$B$10])^2)/(2*[.G$5]))" office:value-type="float" office:value="0.0000147515500300403">
            <text:p>1.47515500300403E-005</text:p>
          </table:table-cell>
        </table:table-row>
        <table:table-row table:style-name="ro1">
          <table:table-cell table:number-columns-repeated="3"/>
          <table:table-cell office:value-type="float" office:value="0.554999999999972">
            <text:p>0.555</text:p>
          </table:table-cell>
          <table:table-cell table:formula="of:=[.$B$13]*EXP(-(([.$D520]-[.$B$10])^2)/(2*[.B$5]))" office:value-type="float" office:value="85.7605226678298">
            <text:p>85.7605226678</text:p>
          </table:table-cell>
          <table:table-cell table:formula="of:=[.$B$13]*EXP(-(([.$D520]-[.$B$10])^2)/(2*[.C$5]))" office:value-type="float" office:value="82.8466460092854">
            <text:p>82.8466460093</text:p>
          </table:table-cell>
          <table:table-cell table:formula="of:=[.$B$13]*EXP(-(([.$D520]-[.$B$10])^2)/(2*[.D$5]))" office:value-type="float" office:value="76.2914922588546">
            <text:p>76.2914922589</text:p>
          </table:table-cell>
          <table:table-cell table:formula="of:=[.$B$13]*EXP(-(([.$D520]-[.$B$10])^2)/(2*[.E$5]))" office:value-type="float" office:value="56.223714555748">
            <text:p>56.2237145557</text:p>
          </table:table-cell>
          <table:table-cell table:formula="of:=[.$B$13]*EXP(-(([.$D520]-[.$B$10])^2)/(2*[.F$5]))" office:value-type="float" office:value="10.1995347812183">
            <text:p>10.1995347812</text:p>
          </table:table-cell>
          <table:table-cell table:formula="of:=[.$B$13]*EXP(-(([.$D520]-[.$B$10])^2)/(2*[.G$5]))" office:value-type="float" office:value="0.000011038759281619">
            <text:p>1.1038759281619E-005</text:p>
          </table:table-cell>
        </table:table-row>
        <table:table-row table:style-name="ro1">
          <table:table-cell table:number-columns-repeated="3"/>
          <table:table-cell office:value-type="float" office:value="0.555499999999972">
            <text:p>0.5555</text:p>
          </table:table-cell>
          <table:table-cell table:formula="of:=[.$B$13]*EXP(-(([.$D521]-[.$B$10])^2)/(2*[.B$5]))" office:value-type="float" office:value="85.5202476263018">
            <text:p>85.5202476263</text:p>
          </table:table-cell>
          <table:table-cell table:formula="of:=[.$B$13]*EXP(-(([.$D521]-[.$B$10])^2)/(2*[.C$5]))" office:value-type="float" office:value="82.5623919334993">
            <text:p>82.5623919335</text:p>
          </table:table-cell>
          <table:table-cell table:formula="of:=[.$B$13]*EXP(-(([.$D521]-[.$B$10])^2)/(2*[.D$5]))" office:value-type="float" office:value="75.9153500700638">
            <text:p>75.9153500701</text:p>
          </table:table-cell>
          <table:table-cell table:formula="of:=[.$B$13]*EXP(-(([.$D521]-[.$B$10])^2)/(2*[.E$5]))" office:value-type="float" office:value="55.635494125819">
            <text:p>55.6354941258</text:p>
          </table:table-cell>
          <table:table-cell table:formula="of:=[.$B$13]*EXP(-(([.$D521]-[.$B$10])^2)/(2*[.F$5]))" office:value-type="float" office:value="9.78301267473607">
            <text:p>9.7830126747</text:p>
          </table:table-cell>
          <table:table-cell table:formula="of:=[.$B$13]*EXP(-(([.$D521]-[.$B$10])^2)/(2*[.G$5]))" office:value-type="float" office:value="0.00000823859091872486">
            <text:p>8.23859091872486E-006</text:p>
          </table:table-cell>
        </table:table-row>
        <table:table-row table:style-name="ro1">
          <table:table-cell table:number-columns-repeated="3"/>
          <table:table-cell office:value-type="float" office:value="0.555999999999972">
            <text:p>0.556</text:p>
          </table:table-cell>
          <table:table-cell table:formula="of:=[.$B$13]*EXP(-(([.$D522]-[.$B$10])^2)/(2*[.B$5]))" office:value-type="float" office:value="85.2784804879487">
            <text:p>85.2784804879</text:p>
          </table:table-cell>
          <table:table-cell table:formula="of:=[.$B$13]*EXP(-(([.$D522]-[.$B$10])^2)/(2*[.C$5]))" office:value-type="float" office:value="82.2765539922614">
            <text:p>82.2765539923</text:p>
          </table:table-cell>
          <table:table-cell table:formula="of:=[.$B$13]*EXP(-(([.$D522]-[.$B$10])^2)/(2*[.D$5]))" office:value-type="float" office:value="75.5376836066877">
            <text:p>75.5376836067</text:p>
          </table:table-cell>
          <table:table-cell table:formula="of:=[.$B$13]*EXP(-(([.$D522]-[.$B$10])^2)/(2*[.E$5]))" office:value-type="float" office:value="55.0481880728631">
            <text:p>55.0481880729</text:p>
          </table:table-cell>
          <table:table-cell table:formula="of:=[.$B$13]*EXP(-(([.$D522]-[.$B$10])^2)/(2*[.F$5]))" office:value-type="float" office:value="9.37996025314204">
            <text:p>9.3799602531</text:p>
          </table:table-cell>
          <table:table-cell table:formula="of:=[.$B$13]*EXP(-(([.$D522]-[.$B$10])^2)/(2*[.G$5]))" office:value-type="float" office:value="0.00000613247355609045">
            <text:p>6.13247355609045E-006</text:p>
          </table:table-cell>
        </table:table-row>
        <table:table-row table:style-name="ro1">
          <table:table-cell table:number-columns-repeated="3"/>
          <table:table-cell office:value-type="float" office:value="0.556499999999972">
            <text:p>0.5565</text:p>
          </table:table-cell>
          <table:table-cell table:formula="of:=[.$B$13]*EXP(-(([.$D523]-[.$B$10])^2)/(2*[.B$5]))" office:value-type="float" office:value="85.0352377305299">
            <text:p>85.0352377305</text:p>
          </table:table-cell>
          <table:table-cell table:formula="of:=[.$B$13]*EXP(-(([.$D523]-[.$B$10])^2)/(2*[.C$5]))" office:value-type="float" office:value="81.9891554193716">
            <text:p>81.9891554194</text:p>
          </table:table-cell>
          <table:table-cell table:formula="of:=[.$B$13]*EXP(-(([.$D523]-[.$B$10])^2)/(2*[.D$5]))" office:value-type="float" office:value="75.1585341520275">
            <text:p>75.158534152</text:p>
          </table:table-cell>
          <table:table-cell table:formula="of:=[.$B$13]*EXP(-(([.$D523]-[.$B$10])^2)/(2*[.E$5]))" office:value-type="float" office:value="54.4618979471787">
            <text:p>54.4618979472</text:p>
          </table:table-cell>
          <table:table-cell table:formula="of:=[.$B$13]*EXP(-(([.$D523]-[.$B$10])^2)/(2*[.F$5]))" office:value-type="float" office:value="8.99012041923046">
            <text:p>8.9901204192</text:p>
          </table:table-cell>
          <table:table-cell table:formula="of:=[.$B$13]*EXP(-(([.$D523]-[.$B$10])^2)/(2*[.G$5]))" office:value-type="float" office:value="0.00000455269439717456">
            <text:p>4.55269439717456E-006</text:p>
          </table:table-cell>
        </table:table-row>
        <table:table-row table:style-name="ro1">
          <table:table-cell table:number-columns-repeated="3"/>
          <table:table-cell office:value-type="float" office:value="0.556999999999972">
            <text:p>0.557</text:p>
          </table:table-cell>
          <table:table-cell table:formula="of:=[.$B$13]*EXP(-(([.$D524]-[.$B$10])^2)/(2*[.B$5]))" office:value-type="float" office:value="84.7905358972514">
            <text:p>84.7905358973</text:p>
          </table:table-cell>
          <table:table-cell table:formula="of:=[.$B$13]*EXP(-(([.$D524]-[.$B$10])^2)/(2*[.C$5]))" office:value-type="float" office:value="81.7002195132021">
            <text:p>81.7002195132</text:p>
          </table:table-cell>
          <table:table-cell table:formula="of:=[.$B$13]*EXP(-(([.$D524]-[.$B$10])^2)/(2*[.D$5]))" office:value-type="float" office:value="74.7779429815838">
            <text:p>74.7779429816</text:p>
          </table:table-cell>
          <table:table-cell table:formula="of:=[.$B$13]*EXP(-(([.$D524]-[.$B$10])^2)/(2*[.E$5]))" office:value-type="float" office:value="53.8767239337823">
            <text:p>53.8767239338</text:p>
          </table:table-cell>
          <table:table-cell table:formula="of:=[.$B$13]*EXP(-(([.$D524]-[.$B$10])^2)/(2*[.F$5]))" office:value-type="float" office:value="8.61323207194284">
            <text:p>8.6132320719</text:p>
          </table:table-cell>
          <table:table-cell table:formula="of:=[.$B$13]*EXP(-(([.$D524]-[.$B$10])^2)/(2*[.G$5]))" office:value-type="float" office:value="0.00000337094279997755">
            <text:p>3.37094279997755E-006</text:p>
          </table:table-cell>
        </table:table-row>
        <table:table-row table:style-name="ro1">
          <table:table-cell table:number-columns-repeated="3"/>
          <table:table-cell office:value-type="float" office:value="0.557499999999972">
            <text:p>0.5575</text:p>
          </table:table-cell>
          <table:table-cell table:formula="of:=[.$B$13]*EXP(-(([.$D525]-[.$B$10])^2)/(2*[.B$5]))" office:value-type="float" office:value="84.544391594902">
            <text:p>84.5443915949</text:p>
          </table:table-cell>
          <table:table-cell table:formula="of:=[.$B$13]*EXP(-(([.$D525]-[.$B$10])^2)/(2*[.C$5]))" office:value-type="float" office:value="81.4097696335787">
            <text:p>81.4097696336</text:p>
          </table:table-cell>
          <table:table-cell table:formula="of:=[.$B$13]*EXP(-(([.$D525]-[.$B$10])^2)/(2*[.D$5]))" office:value-type="float" office:value="74.3959513557311">
            <text:p>74.3959513557</text:p>
          </table:table-cell>
          <table:table-cell table:formula="of:=[.$B$13]*EXP(-(([.$D525]-[.$B$10])^2)/(2*[.E$5]))" office:value-type="float" office:value="53.2927648290149">
            <text:p>53.292764829</text:p>
          </table:table-cell>
          <table:table-cell table:formula="of:=[.$B$13]*EXP(-(([.$D525]-[.$B$10])^2)/(2*[.F$5]))" office:value-type="float" office:value="8.24903065847854">
            <text:p>8.2490306585</text:p>
          </table:table-cell>
          <table:table-cell table:formula="of:=[.$B$13]*EXP(-(([.$D525]-[.$B$10])^2)/(2*[.G$5]))" office:value-type="float" office:value="0.00000248934068401307">
            <text:p>2.48934068401307E-006</text:p>
          </table:table-cell>
        </table:table-row>
        <table:table-row table:style-name="ro1">
          <table:table-cell table:number-columns-repeated="3"/>
          <table:table-cell office:value-type="float" office:value="0.557999999999972">
            <text:p>0.558</text:p>
          </table:table-cell>
          <table:table-cell table:formula="of:=[.$B$13]*EXP(-(([.$D526]-[.$B$10])^2)/(2*[.B$5]))" office:value-type="float" office:value="84.2968214919853">
            <text:p>84.296821492</text:p>
          </table:table-cell>
          <table:table-cell table:formula="of:=[.$B$13]*EXP(-(([.$D526]-[.$B$10])^2)/(2*[.C$5]))" office:value-type="float" office:value="81.1178291986632">
            <text:p>81.1178291987</text:p>
          </table:table-cell>
          <table:table-cell table:formula="of:=[.$B$13]*EXP(-(([.$D526]-[.$B$10])^2)/(2*[.D$5]))" office:value-type="float" office:value="74.0126005124301">
            <text:p>74.0126005124</text:p>
          </table:table-cell>
          <table:table-cell table:formula="of:=[.$B$13]*EXP(-(([.$D526]-[.$B$10])^2)/(2*[.E$5]))" office:value-type="float" office:value="52.7101180180529">
            <text:p>52.7101180181</text:p>
          </table:table-cell>
          <table:table-cell table:formula="of:=[.$B$13]*EXP(-(([.$D526]-[.$B$10])^2)/(2*[.F$5]))" office:value-type="float" office:value="7.89724870973458">
            <text:p>7.8972487097</text:p>
          </table:table-cell>
          <table:table-cell table:formula="of:=[.$B$13]*EXP(-(([.$D526]-[.$B$10])^2)/(2*[.G$5]))" office:value-type="float" office:value="0.00000183344277823015">
            <text:p>1.83344277823015E-006</text:p>
          </table:table-cell>
        </table:table-row>
        <table:table-row table:style-name="ro1">
          <table:table-cell table:number-columns-repeated="3"/>
          <table:table-cell office:value-type="float" office:value="0.558499999999972">
            <text:p>0.5585</text:p>
          </table:table-cell>
          <table:table-cell table:formula="of:=[.$B$13]*EXP(-(([.$D527]-[.$B$10])^2)/(2*[.B$5]))" office:value-type="float" office:value="84.0478423168509">
            <text:p>84.0478423169</text:p>
          </table:table-cell>
          <table:table-cell table:formula="of:=[.$B$13]*EXP(-(([.$D527]-[.$B$10])^2)/(2*[.C$5]))" office:value-type="float" office:value="80.8244216818373">
            <text:p>80.8244216818</text:p>
          </table:table-cell>
          <table:table-cell table:formula="of:=[.$B$13]*EXP(-(([.$D527]-[.$B$10])^2)/(2*[.D$5]))" office:value-type="float" office:value="73.6279316599839">
            <text:p>73.62793166</text:p>
          </table:table-cell>
          <table:table-cell table:formula="of:=[.$B$13]*EXP(-(([.$D527]-[.$B$10])^2)/(2*[.E$5]))" office:value-type="float" office:value="52.1288794533319">
            <text:p>52.1288794533</text:p>
          </table:table-cell>
          <table:table-cell table:formula="of:=[.$B$13]*EXP(-(([.$D527]-[.$B$10])^2)/(2*[.F$5]))" office:value-type="float" office:value="7.5576163585901">
            <text:p>7.5576163586</text:p>
          </table:table-cell>
          <table:table-cell table:formula="of:=[.$B$13]*EXP(-(([.$D527]-[.$B$10])^2)/(2*[.G$5]))" office:value-type="float" office:value="0.00000134679176692819">
            <text:p>1.34679176692819E-006</text:p>
          </table:table-cell>
        </table:table-row>
        <table:table-row table:style-name="ro1">
          <table:table-cell table:number-columns-repeated="3"/>
          <table:table-cell office:value-type="float" office:value="0.558999999999972">
            <text:p>0.559</text:p>
          </table:table-cell>
          <table:table-cell table:formula="of:=[.$B$13]*EXP(-(([.$D528]-[.$B$10])^2)/(2*[.B$5]))" office:value-type="float" office:value="83.7974708558224">
            <text:p>83.7974708558</text:p>
          </table:table-cell>
          <table:table-cell table:formula="of:=[.$B$13]*EXP(-(([.$D528]-[.$B$10])^2)/(2*[.C$5]))" office:value-type="float" office:value="80.5295706085897">
            <text:p>80.5295706086</text:p>
          </table:table-cell>
          <table:table-cell table:formula="of:=[.$B$13]*EXP(-(([.$D528]-[.$B$10])^2)/(2*[.D$5]))" office:value-type="float" office:value="73.2419859698371">
            <text:p>73.2419859698</text:p>
          </table:table-cell>
          <table:table-cell table:formula="of:=[.$B$13]*EXP(-(([.$D528]-[.$B$10])^2)/(2*[.E$5]))" office:value-type="float" office:value="51.5491436338814">
            <text:p>51.5491436339</text:p>
          </table:table-cell>
          <table:table-cell table:formula="of:=[.$B$13]*EXP(-(([.$D528]-[.$B$10])^2)/(2*[.F$5]))" office:value-type="float" office:value="7.22986184061">
            <text:p>7.2298618406</text:p>
          </table:table-cell>
          <table:table-cell table:formula="of:=[.$B$13]*EXP(-(([.$D528]-[.$B$10])^2)/(2*[.G$5]))" office:value-type="float" office:value="0.000000986696562002122">
            <text:p>9.86696562002122E-007</text:p>
          </table:table-cell>
        </table:table-row>
        <table:table-row table:style-name="ro1">
          <table:table-cell table:number-columns-repeated="3"/>
          <table:table-cell office:value-type="float" office:value="0.559499999999971">
            <text:p>0.5595</text:p>
          </table:table-cell>
          <table:table-cell table:formula="of:=[.$B$13]*EXP(-(([.$D529]-[.$B$10])^2)/(2*[.B$5]))" office:value-type="float" office:value="83.5457239513243">
            <text:p>83.5457239513</text:p>
          </table:table-cell>
          <table:table-cell table:formula="of:=[.$B$13]*EXP(-(([.$D529]-[.$B$10])^2)/(2*[.C$5]))" office:value-type="float" office:value="80.2332995534065">
            <text:p>80.2332995534</text:p>
          </table:table-cell>
          <table:table-cell table:formula="of:=[.$B$13]*EXP(-(([.$D529]-[.$B$10])^2)/(2*[.D$5]))" office:value-type="float" office:value="72.8548045694212">
            <text:p>72.8548045694</text:p>
          </table:table-cell>
          <table:table-cell table:formula="of:=[.$B$13]*EXP(-(([.$D529]-[.$B$10])^2)/(2*[.E$5]))" office:value-type="float" office:value="50.9710035855772">
            <text:p>50.9710035856</text:p>
          </table:table-cell>
          <table:table-cell table:formula="of:=[.$B$13]*EXP(-(([.$D529]-[.$B$10])^2)/(2*[.F$5]))" office:value-type="float" office:value="6.91371197681183">
            <text:p>6.9137119768</text:p>
          </table:table-cell>
          <table:table-cell table:formula="of:=[.$B$13]*EXP(-(([.$D529]-[.$B$10])^2)/(2*[.G$5]))" office:value-type="float" office:value="0.000000720969423497188">
            <text:p>0.000000721</text:p>
          </table:table-cell>
        </table:table-row>
        <table:table-row table:style-name="ro1">
          <table:table-cell table:number-columns-repeated="3"/>
          <table:table-cell office:value-type="float" office:value="0.559999999999971">
            <text:p>0.56</text:p>
          </table:table-cell>
          <table:table-cell table:formula="of:=[.$B$13]*EXP(-(([.$D530]-[.$B$10])^2)/(2*[.B$5]))" office:value-type="float" office:value="83.2926185000053">
            <text:p>83.2926185</text:p>
          </table:table-cell>
          <table:table-cell table:formula="of:=[.$B$13]*EXP(-(([.$D530]-[.$B$10])^2)/(2*[.C$5]))" office:value-type="float" office:value="79.9356321366627">
            <text:p>79.9356321367</text:p>
          </table:table-cell>
          <table:table-cell table:formula="of:=[.$B$13]*EXP(-(([.$D530]-[.$B$10])^2)/(2*[.D$5]))" office:value-type="float" office:value="72.4664285350437">
            <text:p>72.466428535</text:p>
          </table:table-cell>
          <table:table-cell table:formula="of:=[.$B$13]*EXP(-(([.$D530]-[.$B$10])^2)/(2*[.E$5]))" office:value-type="float" office:value="50.3945508423022">
            <text:p>50.3945508423</text:p>
          </table:table-cell>
          <table:table-cell table:formula="of:=[.$B$13]*EXP(-(([.$D530]-[.$B$10])^2)/(2*[.F$5]))" office:value-type="float" office:value="6.60889263819223">
            <text:p>6.6088926382</text:p>
          </table:table-cell>
          <table:table-cell table:formula="of:=[.$B$13]*EXP(-(([.$D530]-[.$B$10])^2)/(2*[.G$5]))" office:value-type="float" office:value="0.000000525412193711412">
            <text:p>5.25412193711412E-007</text:p>
          </table:table-cell>
        </table:table-row>
        <table:table-row table:style-name="ro1">
          <table:table-cell table:number-columns-repeated="3"/>
          <table:table-cell office:value-type="float" office:value="0.560499999999971">
            <text:p>0.5605</text:p>
          </table:table-cell>
          <table:table-cell table:formula="of:=[.$B$13]*EXP(-(([.$D531]-[.$B$10])^2)/(2*[.B$5]))" office:value-type="float" office:value="83.0381714508645">
            <text:p>83.0381714509</text:p>
          </table:table-cell>
          <table:table-cell table:formula="of:=[.$B$13]*EXP(-(([.$D531]-[.$B$10])^2)/(2*[.C$5]))" office:value-type="float" office:value="79.6365920215234">
            <text:p>79.6365920215</text:p>
          </table:table-cell>
          <table:table-cell table:formula="of:=[.$B$13]*EXP(-(([.$D531]-[.$B$10])^2)/(2*[.D$5]))" office:value-type="float" office:value="72.0768988848335">
            <text:p>72.0768988848</text:p>
          </table:table-cell>
          <table:table-cell table:formula="of:=[.$B$13]*EXP(-(([.$D531]-[.$B$10])^2)/(2*[.E$5]))" office:value-type="float" office:value="49.8198754280368">
            <text:p>49.819875428</text:p>
          </table:table-cell>
          <table:table-cell table:formula="of:=[.$B$13]*EXP(-(([.$D531]-[.$B$10])^2)/(2*[.F$5]))" office:value-type="float" office:value="6.31512919178695">
            <text:p>6.3151291918</text:p>
          </table:table-cell>
          <table:table-cell table:formula="of:=[.$B$13]*EXP(-(([.$D531]-[.$B$10])^2)/(2*[.G$5]))" office:value-type="float" office:value="0.000000381885807245162">
            <text:p>3.81885807245162E-007</text:p>
          </table:table-cell>
        </table:table-row>
        <table:table-row table:style-name="ro1">
          <table:table-cell table:number-columns-repeated="3"/>
          <table:table-cell office:value-type="float" office:value="0.560999999999971">
            <text:p>0.561</text:p>
          </table:table-cell>
          <table:table-cell table:formula="of:=[.$B$13]*EXP(-(([.$D532]-[.$B$10])^2)/(2*[.B$5]))" office:value-type="float" office:value="82.7823998033724">
            <text:p>82.7823998034</text:p>
          </table:table-cell>
          <table:table-cell table:formula="of:=[.$B$13]*EXP(-(([.$D532]-[.$B$10])^2)/(2*[.C$5]))" office:value-type="float" office:value="79.3362029108442">
            <text:p>79.3362029108</text:p>
          </table:table-cell>
          <table:table-cell table:formula="of:=[.$B$13]*EXP(-(([.$D532]-[.$B$10])^2)/(2*[.D$5]))" office:value-type="float" office:value="71.6862565717287">
            <text:p>71.6862565717</text:p>
          </table:table-cell>
          <table:table-cell table:formula="of:=[.$B$13]*EXP(-(([.$D532]-[.$B$10])^2)/(2*[.E$5]))" office:value-type="float" office:value="49.2470658398519">
            <text:p>49.2470658399</text:p>
          </table:table-cell>
          <table:table-cell table:formula="of:=[.$B$13]*EXP(-(([.$D532]-[.$B$10])^2)/(2*[.F$5]))" office:value-type="float" office:value="6.03214692807024">
            <text:p>6.0321469281</text:p>
          </table:table-cell>
          <table:table-cell table:formula="of:=[.$B$13]*EXP(-(([.$D532]-[.$B$10])^2)/(2*[.G$5]))" office:value-type="float" office:value="0.000000276832425680732">
            <text:p>2.76832425680732E-007</text:p>
          </table:table-cell>
        </table:table-row>
        <table:table-row table:style-name="ro1">
          <table:table-cell table:number-columns-repeated="3"/>
          <table:table-cell office:value-type="float" office:value="0.561499999999971">
            <text:p>0.5615</text:p>
          </table:table-cell>
          <table:table-cell table:formula="of:=[.$B$13]*EXP(-(([.$D533]-[.$B$10])^2)/(2*[.B$5]))" office:value-type="float" office:value="82.5253206055934">
            <text:p>82.5253206056</text:p>
          </table:table-cell>
          <table:table-cell table:formula="of:=[.$B$13]*EXP(-(([.$D533]-[.$B$10])^2)/(2*[.C$5]))" office:value-type="float" office:value="79.0344885440799">
            <text:p>79.0344885441</text:p>
          </table:table-cell>
          <table:table-cell table:formula="of:=[.$B$13]*EXP(-(([.$D533]-[.$B$10])^2)/(2*[.D$5]))" office:value-type="float" office:value="71.294542476521">
            <text:p>71.2945424765</text:p>
          </table:table-cell>
          <table:table-cell table:formula="of:=[.$B$13]*EXP(-(([.$D533]-[.$B$10])^2)/(2*[.E$5]))" office:value-type="float" office:value="48.6762090318256">
            <text:p>48.6762090318</text:p>
          </table:table-cell>
          <table:table-cell table:formula="of:=[.$B$13]*EXP(-(([.$D533]-[.$B$10])^2)/(2*[.F$5]))" office:value-type="float" office:value="5.75967146958164">
            <text:p>5.7596714696</text:p>
          </table:table-cell>
          <table:table-cell table:formula="of:=[.$B$13]*EXP(-(([.$D533]-[.$B$10])^2)/(2*[.G$5]))" office:value-type="float" office:value="0.000000200147637246323">
            <text:p>2.00147637246323E-007</text:p>
          </table:table-cell>
        </table:table-row>
        <table:table-row table:style-name="ro1">
          <table:table-cell table:number-columns-repeated="3"/>
          <table:table-cell office:value-type="float" office:value="0.561999999999971">
            <text:p>0.562</text:p>
          </table:table-cell>
          <table:table-cell table:formula="of:=[.$B$13]*EXP(-(([.$D534]-[.$B$10])^2)/(2*[.B$5]))" office:value-type="float" office:value="82.266950952307">
            <text:p>82.2669509523</text:p>
          </table:table-cell>
          <table:table-cell table:formula="of:=[.$B$13]*EXP(-(([.$D534]-[.$B$10])^2)/(2*[.C$5]))" office:value-type="float" office:value="78.7314726941986">
            <text:p>78.7314726942</text:p>
          </table:table-cell>
          <table:table-cell table:formula="of:=[.$B$13]*EXP(-(([.$D534]-[.$B$10])^2)/(2*[.D$5]))" office:value-type="float" office:value="70.9017974009525">
            <text:p>70.901797401</text:p>
          </table:table-cell>
          <table:table-cell table:formula="of:=[.$B$13]*EXP(-(([.$D534]-[.$B$10])^2)/(2*[.E$5]))" office:value-type="float" office:value="48.1073903998702">
            <text:p>48.1073903999</text:p>
          </table:table-cell>
          <table:table-cell table:formula="of:=[.$B$13]*EXP(-(([.$D534]-[.$B$10])^2)/(2*[.F$5]))" office:value-type="float" office:value="5.49742916070483">
            <text:p>5.4974291607</text:p>
          </table:table-cell>
          <table:table-cell table:formula="of:=[.$B$13]*EXP(-(([.$D534]-[.$B$10])^2)/(2*[.G$5]))" office:value-type="float" office:value="0.000000144322501087718">
            <text:p>1.44322501087718E-007</text:p>
          </table:table-cell>
        </table:table-row>
        <table:table-row table:style-name="ro1">
          <table:table-cell table:number-columns-repeated="3"/>
          <table:table-cell office:value-type="float" office:value="0.562499999999971">
            <text:p>0.5625</text:p>
          </table:table-cell>
          <table:table-cell table:formula="of:=[.$B$13]*EXP(-(([.$D535]-[.$B$10])^2)/(2*[.B$5]))" office:value-type="float" office:value="82.0073079831301">
            <text:p>82.0073079831</text:p>
          </table:table-cell>
          <table:table-cell table:formula="of:=[.$B$13]*EXP(-(([.$D535]-[.$B$10])^2)/(2*[.C$5]))" office:value-type="float" office:value="78.4271791646023">
            <text:p>78.4271791646</text:p>
          </table:table-cell>
          <table:table-cell table:formula="of:=[.$B$13]*EXP(-(([.$D535]-[.$B$10])^2)/(2*[.D$5]))" office:value-type="float" office:value="70.5080620608679">
            <text:p>70.5080620609</text:p>
          </table:table-cell>
          <table:table-cell table:formula="of:=[.$B$13]*EXP(-(([.$D535]-[.$B$10])^2)/(2*[.E$5]))" office:value-type="float" office:value="47.5406937674744">
            <text:p>47.5406937675</text:p>
          </table:table-cell>
          <table:table-cell table:formula="of:=[.$B$13]*EXP(-(([.$D535]-[.$B$10])^2)/(2*[.F$5]))" office:value-type="float" office:value="5.2451474385832">
            <text:p>5.2451474386</text:p>
          </table:table-cell>
          <table:table-cell table:formula="of:=[.$B$13]*EXP(-(([.$D535]-[.$B$10])^2)/(2*[.G$5]))" office:value-type="float" office:value="0.000000103792911588588">
            <text:p>1.03792911588588E-007</text:p>
          </table:table-cell>
        </table:table-row>
        <table:table-row table:style-name="ro1">
          <table:table-cell table:number-columns-repeated="3"/>
          <table:table-cell office:value-type="float" office:value="0.562999999999971">
            <text:p>0.563</text:p>
          </table:table-cell>
          <table:table-cell table:formula="of:=[.$B$13]*EXP(-(([.$D536]-[.$B$10])^2)/(2*[.B$5]))" office:value-type="float" office:value="81.7464088806375">
            <text:p>81.7464088806</text:p>
          </table:table-cell>
          <table:table-cell table:formula="of:=[.$B$13]*EXP(-(([.$D536]-[.$B$10])^2)/(2*[.C$5]))" office:value-type="float" office:value="78.121631786054">
            <text:p>78.1216317861</text:p>
          </table:table-cell>
          <table:table-cell table:formula="of:=[.$B$13]*EXP(-(([.$D536]-[.$B$10])^2)/(2*[.D$5]))" office:value-type="float" office:value="70.113377079423">
            <text:p>70.1133770794</text:p>
          </table:table-cell>
          <table:table-cell table:formula="of:=[.$B$13]*EXP(-(([.$D536]-[.$B$10])^2)/(2*[.E$5]))" office:value-type="float" office:value="46.976201372353">
            <text:p>46.9762013724</text:p>
          </table:table-cell>
          <table:table-cell table:formula="of:=[.$B$13]*EXP(-(([.$D536]-[.$B$10])^2)/(2*[.F$5]))" office:value-type="float" office:value="5.0025551852021">
            <text:p>5.0025551852</text:p>
          </table:table-cell>
          <table:table-cell table:formula="of:=[.$B$13]*EXP(-(([.$D536]-[.$B$10])^2)/(2*[.G$5]))" office:value-type="float" office:value="0.0000000744477218789938">
            <text:p>7.44477218789938E-008</text:p>
          </table:table-cell>
        </table:table-row>
        <table:table-row table:style-name="ro1">
          <table:table-cell table:number-columns-repeated="3"/>
          <table:table-cell office:value-type="float" office:value="0.563499999999971">
            <text:p>0.5635</text:p>
          </table:table-cell>
          <table:table-cell table:formula="of:=[.$B$13]*EXP(-(([.$D537]-[.$B$10])^2)/(2*[.B$5]))" office:value-type="float" office:value="81.4842708684854">
            <text:p>81.4842708685</text:p>
          </table:table-cell>
          <table:table-cell table:formula="of:=[.$B$13]*EXP(-(([.$D537]-[.$B$10])^2)/(2*[.C$5]))" office:value-type="float" office:value="77.8148544136136">
            <text:p>77.8148544136</text:p>
          </table:table-cell>
          <table:table-cell table:formula="of:=[.$B$13]*EXP(-(([.$D537]-[.$B$10])^2)/(2*[.D$5]))" office:value-type="float" office:value="69.7177829803523">
            <text:p>69.7177829804</text:p>
          </table:table-cell>
          <table:table-cell table:formula="of:=[.$B$13]*EXP(-(([.$D537]-[.$B$10])^2)/(2*[.E$5]))" office:value-type="float" office:value="46.4139938540047">
            <text:p>46.413993854</text:p>
          </table:table-cell>
          <table:table-cell table:formula="of:=[.$B$13]*EXP(-(([.$D537]-[.$B$10])^2)/(2*[.F$5]))" office:value-type="float" office:value="4.76938306071813">
            <text:p>4.7693830607</text:p>
          </table:table-cell>
          <table:table-cell table:formula="of:=[.$B$13]*EXP(-(([.$D537]-[.$B$10])^2)/(2*[.G$5]))" office:value-type="float" office:value="0.0000000532580425218444">
            <text:p>5.32580425218444E-008</text:p>
          </table:table-cell>
        </table:table-row>
        <table:table-row table:style-name="ro1">
          <table:table-cell table:number-columns-repeated="3"/>
          <table:table-cell office:value-type="float" office:value="0.563999999999971">
            <text:p>0.564</text:p>
          </table:table-cell>
          <table:table-cell table:formula="of:=[.$B$13]*EXP(-(([.$D538]-[.$B$10])^2)/(2*[.B$5]))" office:value-type="float" office:value="81.220911209533">
            <text:p>81.2209112095</text:p>
          </table:table-cell>
          <table:table-cell table:formula="of:=[.$B$13]*EXP(-(([.$D538]-[.$B$10])^2)/(2*[.C$5]))" office:value-type="float" office:value="77.5068709235801">
            <text:p>77.5068709236</text:p>
          </table:table-cell>
          <table:table-cell table:formula="of:=[.$B$13]*EXP(-(([.$D538]-[.$B$10])^2)/(2*[.D$5]))" office:value-type="float" office:value="69.3213201812952">
            <text:p>69.3213201813</text:p>
          </table:table-cell>
          <table:table-cell table:formula="of:=[.$B$13]*EXP(-(([.$D538]-[.$B$10])^2)/(2*[.E$5]))" office:value-type="float" office:value="45.8541502421723">
            <text:p>45.8541502422</text:p>
          </table:table-cell>
          <table:table-cell table:formula="of:=[.$B$13]*EXP(-(([.$D538]-[.$B$10])^2)/(2*[.F$5]))" office:value-type="float" office:value="4.54536381815759">
            <text:p>4.5453638182</text:p>
          </table:table-cell>
          <table:table-cell table:formula="of:=[.$B$13]*EXP(-(([.$D538]-[.$B$10])^2)/(2*[.G$5]))" office:value-type="float" office:value="0.0000000379987278179312">
            <text:p>0.000000038</text:p>
          </table:table-cell>
        </table:table-row>
        <table:table-row table:style-name="ro1">
          <table:table-cell table:number-columns-repeated="3"/>
          <table:table-cell office:value-type="float" office:value="0.564499999999971">
            <text:p>0.5645</text:p>
          </table:table-cell>
          <table:table-cell table:formula="of:=[.$B$13]*EXP(-(([.$D539]-[.$B$10])^2)/(2*[.B$5]))" office:value-type="float" office:value="80.9563472039672">
            <text:p>80.956347204</text:p>
          </table:table-cell>
          <table:table-cell table:formula="of:=[.$B$13]*EXP(-(([.$D539]-[.$B$10])^2)/(2*[.C$5]))" office:value-type="float" office:value="77.1977052104448">
            <text:p>77.1977052104</text:p>
          </table:table-cell>
          <table:table-cell table:formula="of:=[.$B$13]*EXP(-(([.$D539]-[.$B$10])^2)/(2*[.D$5]))" office:value-type="float" office:value="68.9240289871845">
            <text:p>68.9240289872</text:p>
          </table:table-cell>
          <table:table-cell table:formula="of:=[.$B$13]*EXP(-(([.$D539]-[.$B$10])^2)/(2*[.E$5]))" office:value-type="float" office:value="45.296747946203">
            <text:p>45.2967479462</text:p>
          </table:table-cell>
          <table:table-cell table:formula="of:=[.$B$13]*EXP(-(([.$D539]-[.$B$10])^2)/(2*[.F$5]))" office:value-type="float" office:value="4.33023259965135">
            <text:p>4.3302325997</text:p>
          </table:table-cell>
          <table:table-cell table:formula="of:=[.$B$13]*EXP(-(([.$D539]-[.$B$10])^2)/(2*[.G$5]))" office:value-type="float" office:value="0.000000027039769372471">
            <text:p>0.000000027</text:p>
          </table:table-cell>
        </table:table-row>
        <table:table-row table:style-name="ro1">
          <table:table-cell table:number-columns-repeated="3"/>
          <table:table-cell office:value-type="float" office:value="0.564999999999971">
            <text:p>0.565</text:p>
          </table:table-cell>
          <table:table-cell table:formula="of:=[.$B$13]*EXP(-(([.$D540]-[.$B$10])^2)/(2*[.B$5]))" office:value-type="float" office:value="80.6905961874276">
            <text:p>80.6905961874</text:p>
          </table:table-cell>
          <table:table-cell table:formula="of:=[.$B$13]*EXP(-(([.$D540]-[.$B$10])^2)/(2*[.C$5]))" office:value-type="float" office:value="76.887381183851">
            <text:p>76.8873811839</text:p>
          </table:table-cell>
          <table:table-cell table:formula="of:=[.$B$13]*EXP(-(([.$D540]-[.$B$10])^2)/(2*[.D$5]))" office:value-type="float" office:value="68.5259495836965">
            <text:p>68.5259495837</text:p>
          </table:table-cell>
          <table:table-cell table:formula="of:=[.$B$13]*EXP(-(([.$D540]-[.$B$10])^2)/(2*[.E$5]))" office:value-type="float" office:value="44.7418627453011">
            <text:p>44.7418627453</text:p>
          </table:table-cell>
          <table:table-cell table:formula="of:=[.$B$13]*EXP(-(([.$D540]-[.$B$10])^2)/(2*[.F$5]))" office:value-type="float" office:value="4.12372721441075">
            <text:p>4.1237272144</text:p>
          </table:table-cell>
          <table:table-cell table:formula="of:=[.$B$13]*EXP(-(([.$D540]-[.$B$10])^2)/(2*[.G$5]))" office:value-type="float" office:value="0.0000000191905304267879">
            <text:p>1.91905304267879E-008</text:p>
          </table:table-cell>
        </table:table-row>
        <table:table-row table:style-name="ro1">
          <table:table-cell table:number-columns-repeated="3"/>
          <table:table-cell office:value-type="float" office:value="0.565499999999971">
            <text:p>0.5655</text:p>
          </table:table-cell>
          <table:table-cell table:formula="of:=[.$B$13]*EXP(-(([.$D541]-[.$B$10])^2)/(2*[.B$5]))" office:value-type="float" office:value="80.4236755291331">
            <text:p>80.4236755291</text:p>
          </table:table-cell>
          <table:table-cell table:formula="of:=[.$B$13]*EXP(-(([.$D541]-[.$B$10])^2)/(2*[.C$5]))" office:value-type="float" office:value="76.5759227655662">
            <text:p>76.5759227656</text:p>
          </table:table-cell>
          <table:table-cell table:formula="of:=[.$B$13]*EXP(-(([.$D541]-[.$B$10])^2)/(2*[.D$5]))" office:value-type="float" office:value="68.1271220307658">
            <text:p>68.1271220308</text:p>
          </table:table-cell>
          <table:table-cell table:formula="of:=[.$B$13]*EXP(-(([.$D541]-[.$B$10])^2)/(2*[.E$5]))" office:value-type="float" office:value="44.189568779672">
            <text:p>44.1895687797</text:p>
          </table:table-cell>
          <table:table-cell table:formula="of:=[.$B$13]*EXP(-(([.$D541]-[.$B$10])^2)/(2*[.F$5]))" office:value-type="float" office:value="3.92558839868891">
            <text:p>3.9255883987</text:p>
          </table:table-cell>
          <table:table-cell table:formula="of:=[.$B$13]*EXP(-(([.$D541]-[.$B$10])^2)/(2*[.G$5]))" office:value-type="float" office:value="0.0000000135837926603973">
            <text:p>1.35837926603973E-008</text:p>
          </table:table-cell>
        </table:table-row>
        <table:table-row table:style-name="ro1">
          <table:table-cell table:number-columns-repeated="3"/>
          <table:table-cell office:value-type="float" office:value="0.565999999999971">
            <text:p>0.566</text:p>
          </table:table-cell>
          <table:table-cell table:formula="of:=[.$B$13]*EXP(-(([.$D542]-[.$B$10])^2)/(2*[.B$5]))" office:value-type="float" office:value="80.1556026300108">
            <text:p>80.15560263</text:p>
          </table:table-cell>
          <table:table-cell table:formula="of:=[.$B$13]*EXP(-(([.$D542]-[.$B$10])^2)/(2*[.C$5]))" office:value-type="float" office:value="76.2633538864619">
            <text:p>76.2633538865</text:p>
          </table:table-cell>
          <table:table-cell table:formula="of:=[.$B$13]*EXP(-(([.$D542]-[.$B$10])^2)/(2*[.D$5]))" office:value-type="float" office:value="67.7275862561649">
            <text:p>67.7275862562</text:p>
          </table:table-cell>
          <table:table-cell table:formula="of:=[.$B$13]*EXP(-(([.$D542]-[.$B$10])^2)/(2*[.E$5]))" office:value-type="float" office:value="43.6399385425471">
            <text:p>43.6399385425</text:p>
          </table:table-cell>
          <table:table-cell table:formula="of:=[.$B$13]*EXP(-(([.$D542]-[.$B$10])^2)/(2*[.F$5]))" office:value-type="float" office:value="3.73556005800462">
            <text:p>3.735560058</text:p>
          </table:table-cell>
          <table:table-cell table:formula="of:=[.$B$13]*EXP(-(([.$D542]-[.$B$10])^2)/(2*[.G$5]))" office:value-type="float" office:value="0.00000000958970347833511">
            <text:p>9.58970347833511E-009</text:p>
          </table:table-cell>
        </table:table-row>
        <table:table-row table:style-name="ro1">
          <table:table-cell table:number-columns-repeated="3"/>
          <table:table-cell office:value-type="float" office:value="0.566499999999971">
            <text:p>0.5665</text:p>
          </table:table-cell>
          <table:table-cell table:formula="of:=[.$B$13]*EXP(-(([.$D543]-[.$B$10])^2)/(2*[.B$5]))" office:value-type="float" office:value="79.8863949208267">
            <text:p>79.8863949208</text:p>
          </table:table-cell>
          <table:table-cell table:formula="of:=[.$B$13]*EXP(-(([.$D543]-[.$B$10])^2)/(2*[.C$5]))" office:value-type="float" office:value="75.9496984835067">
            <text:p>75.9496984835</text:p>
          </table:table-cell>
          <table:table-cell table:formula="of:=[.$B$13]*EXP(-(([.$D543]-[.$B$10])^2)/(2*[.D$5]))" office:value-type="float" office:value="67.3273820491511">
            <text:p>67.3273820492</text:p>
          </table:table-cell>
          <table:table-cell table:formula="of:=[.$B$13]*EXP(-(([.$D543]-[.$B$10])^2)/(2*[.E$5]))" office:value-type="float" office:value="43.0930428730878">
            <text:p>43.0930428731</text:p>
          </table:table-cell>
          <table:table-cell table:formula="of:=[.$B$13]*EXP(-(([.$D543]-[.$B$10])^2)/(2*[.F$5]))" office:value-type="float" office:value="3.55338949194053">
            <text:p>3.5533894919</text:p>
          </table:table-cell>
          <table:table-cell table:formula="of:=[.$B$13]*EXP(-(([.$D543]-[.$B$10])^2)/(2*[.G$5]))" office:value-type="float" office:value="0.00000000675210803916659">
            <text:p>6.75210803916659E-009</text:p>
          </table:table-cell>
        </table:table-row>
        <table:table-row table:style-name="ro1">
          <table:table-cell table:number-columns-repeated="3"/>
          <table:table-cell office:value-type="float" office:value="0.566999999999971">
            <text:p>0.567</text:p>
          </table:table-cell>
          <table:table-cell table:formula="of:=[.$B$13]*EXP(-(([.$D544]-[.$B$10])^2)/(2*[.B$5]))" office:value-type="float" office:value="79.6160698603189">
            <text:p>79.6160698603</text:p>
          </table:table-cell>
          <table:table-cell table:formula="of:=[.$B$13]*EXP(-(([.$D544]-[.$B$10])^2)/(2*[.C$5]))" office:value-type="float" office:value="75.6349804967681">
            <text:p>75.6349804968</text:p>
          </table:table-cell>
          <table:table-cell table:formula="of:=[.$B$13]*EXP(-(([.$D544]-[.$B$10])^2)/(2*[.D$5]))" office:value-type="float" office:value="66.9265490541807">
            <text:p>66.9265490542</text:p>
          </table:table-cell>
          <table:table-cell table:formula="of:=[.$B$13]*EXP(-(([.$D544]-[.$B$10])^2)/(2*[.E$5]))" office:value-type="float" office:value="42.548950950158">
            <text:p>42.5489509502</text:p>
          </table:table-cell>
          <table:table-cell table:formula="of:=[.$B$13]*EXP(-(([.$D544]-[.$B$10])^2)/(2*[.F$5]))" office:value-type="float" office:value="3.37882760185542">
            <text:p>3.3788276019</text:p>
          </table:table-cell>
          <table:table-cell table:formula="of:=[.$B$13]*EXP(-(([.$D544]-[.$B$10])^2)/(2*[.G$5]))" office:value-type="float" office:value="0.00000000474158626606483">
            <text:p>4.74158626606483E-009</text:p>
          </table:table-cell>
        </table:table-row>
        <table:table-row table:style-name="ro1">
          <table:table-cell table:number-columns-repeated="3"/>
          <table:table-cell office:value-type="float" office:value="0.567499999999971">
            <text:p>0.5675</text:p>
          </table:table-cell>
          <table:table-cell table:formula="of:=[.$B$13]*EXP(-(([.$D545]-[.$B$10])^2)/(2*[.B$5]))" office:value-type="float" office:value="79.3446449333337">
            <text:p>79.3446449333</text:p>
          </table:table-cell>
          <table:table-cell table:formula="of:=[.$B$13]*EXP(-(([.$D545]-[.$B$10])^2)/(2*[.C$5]))" office:value-type="float" office:value="75.3192238664287">
            <text:p>75.3192238664</text:p>
          </table:table-cell>
          <table:table-cell table:formula="of:=[.$B$13]*EXP(-(([.$D545]-[.$B$10])^2)/(2*[.D$5]))" office:value-type="float" office:value="66.5251267646932">
            <text:p>66.5251267647</text:p>
          </table:table-cell>
          <table:table-cell table:formula="of:=[.$B$13]*EXP(-(([.$D545]-[.$B$10])^2)/(2*[.E$5]))" office:value-type="float" office:value="42.0077302869605">
            <text:p>42.007730287</text:p>
          </table:table-cell>
          <table:table-cell table:formula="of:=[.$B$13]*EXP(-(([.$D545]-[.$B$10])^2)/(2*[.F$5]))" office:value-type="float" office:value="3.21162908187986">
            <text:p>3.2116290819</text:p>
          </table:table-cell>
          <table:table-cell table:formula="of:=[.$B$13]*EXP(-(([.$D545]-[.$B$10])^2)/(2*[.G$5]))" office:value-type="float" office:value="0.00000000332091683154838">
            <text:p>3.32091683154838E-009</text:p>
          </table:table-cell>
        </table:table-row>
        <table:table-row table:style-name="ro1">
          <table:table-cell table:number-columns-repeated="3"/>
          <table:table-cell office:value-type="float" office:value="0.567999999999971">
            <text:p>0.568</text:p>
          </table:table-cell>
          <table:table-cell table:formula="of:=[.$B$13]*EXP(-(([.$D546]-[.$B$10])^2)/(2*[.B$5]))" office:value-type="float" office:value="79.0721376489642">
            <text:p>79.072137649</text:p>
          </table:table-cell>
          <table:table-cell table:formula="of:=[.$B$13]*EXP(-(([.$D546]-[.$B$10])^2)/(2*[.C$5]))" office:value-type="float" office:value="75.0024525298125">
            <text:p>75.0024525298</text:p>
          </table:table-cell>
          <table:table-cell table:formula="of:=[.$B$13]*EXP(-(([.$D546]-[.$B$10])^2)/(2*[.D$5]))" office:value-type="float" office:value="66.1231545169652">
            <text:p>66.123154517</text:p>
          </table:table-cell>
          <table:table-cell table:formula="of:=[.$B$13]*EXP(-(([.$D546]-[.$B$10])^2)/(2*[.E$5]))" office:value-type="float" office:value="41.4694467265276">
            <text:p>41.4694467265</text:p>
          </table:table-cell>
          <table:table-cell table:formula="of:=[.$B$13]*EXP(-(([.$D546]-[.$B$10])^2)/(2*[.F$5]))" office:value-type="float" office:value="3.05155259358762">
            <text:p>3.0515525936</text:p>
          </table:table-cell>
          <table:table-cell table:formula="of:=[.$B$13]*EXP(-(([.$D546]-[.$B$10])^2)/(2*[.G$5]))" office:value-type="float" office:value="0.00000000231975656165848">
            <text:p>2.31975656165848E-009</text:p>
          </table:table-cell>
        </table:table-row>
        <table:table-row table:style-name="ro1">
          <table:table-cell table:number-columns-repeated="3"/>
          <table:table-cell office:value-type="float" office:value="0.568499999999971">
            <text:p>0.5685</text:p>
          </table:table-cell>
          <table:table-cell table:formula="of:=[.$B$13]*EXP(-(([.$D547]-[.$B$10])^2)/(2*[.B$5]))" office:value-type="float" office:value="78.798565538693">
            <text:p>78.7985655387</text:p>
          </table:table-cell>
          <table:table-cell table:formula="of:=[.$B$13]*EXP(-(([.$D547]-[.$B$10])^2)/(2*[.C$5]))" office:value-type="float" office:value="74.6846904184255">
            <text:p>74.6846904184</text:p>
          </table:table-cell>
          <table:table-cell table:formula="of:=[.$B$13]*EXP(-(([.$D547]-[.$B$10])^2)/(2*[.D$5]))" office:value-type="float" office:value="65.7206714840373">
            <text:p>65.720671484</text:p>
          </table:table-cell>
          <table:table-cell table:formula="of:=[.$B$13]*EXP(-(([.$D547]-[.$B$10])^2)/(2*[.E$5]))" office:value-type="float" office:value="40.9341644380596">
            <text:p>40.9341644381</text:p>
          </table:table-cell>
          <table:table-cell table:formula="of:=[.$B$13]*EXP(-(([.$D547]-[.$B$10])^2)/(2*[.F$5]))" office:value-type="float" office:value="2.8983609247604">
            <text:p>2.8983609248</text:p>
          </table:table-cell>
          <table:table-cell table:formula="of:=[.$B$13]*EXP(-(([.$D547]-[.$B$10])^2)/(2*[.G$5]))" office:value-type="float" office:value="0.00000000161613223915699">
            <text:p>1.61613223915699E-009</text:p>
          </table:table-cell>
        </table:table-row>
        <table:table-row table:style-name="ro1">
          <table:table-cell table:number-columns-repeated="3"/>
          <table:table-cell office:value-type="float" office:value="0.56899999999997">
            <text:p>0.569</text:p>
          </table:table-cell>
          <table:table-cell table:formula="of:=[.$B$13]*EXP(-(([.$D548]-[.$B$10])^2)/(2*[.B$5]))" office:value-type="float" office:value="78.5239461545379">
            <text:p>78.5239461545</text:p>
          </table:table-cell>
          <table:table-cell table:formula="of:=[.$B$13]*EXP(-(([.$D548]-[.$B$10])^2)/(2*[.C$5]))" office:value-type="float" office:value="74.3659614550092">
            <text:p>74.365961455</text:p>
          </table:table-cell>
          <table:table-cell table:formula="of:=[.$B$13]*EXP(-(([.$D548]-[.$B$10])^2)/(2*[.D$5]))" office:value-type="float" office:value="65.3177166697133">
            <text:p>65.3177166697</text:p>
          </table:table-cell>
          <table:table-cell table:formula="of:=[.$B$13]*EXP(-(([.$D548]-[.$B$10])^2)/(2*[.E$5]))" office:value-type="float" office:value="40.4019459141015">
            <text:p>40.4019459141</text:p>
          </table:table-cell>
          <table:table-cell table:formula="of:=[.$B$13]*EXP(-(([.$D548]-[.$B$10])^2)/(2*[.F$5]))" office:value-type="float" office:value="2.75182113268146">
            <text:p>2.7518211327</text:p>
          </table:table-cell>
          <table:table-cell table:formula="of:=[.$B$13]*EXP(-(([.$D548]-[.$B$10])^2)/(2*[.G$5]))" office:value-type="float" office:value="0.00000000112295265229533">
            <text:p>1.12295265229533E-009</text:p>
          </table:table-cell>
        </table:table-row>
        <table:table-row table:style-name="ro1">
          <table:table-cell table:number-columns-repeated="3"/>
          <table:table-cell office:value-type="float" office:value="0.56949999999997">
            <text:p>0.5695</text:p>
          </table:table-cell>
          <table:table-cell table:formula="of:=[.$B$13]*EXP(-(([.$D549]-[.$B$10])^2)/(2*[.B$5]))" office:value-type="float" office:value="78.2482970671991">
            <text:p>78.2482970672</text:p>
          </table:table-cell>
          <table:table-cell table:formula="of:=[.$B$13]*EXP(-(([.$D549]-[.$B$10])^2)/(2*[.C$5]))" office:value-type="float" office:value="74.0462895506056">
            <text:p>74.0462895506</text:p>
          </table:table-cell>
          <table:table-cell table:formula="of:=[.$B$13]*EXP(-(([.$D549]-[.$B$10])^2)/(2*[.D$5]))" office:value-type="float" office:value="64.9143289026305">
            <text:p>64.9143289026</text:p>
          </table:table-cell>
          <table:table-cell table:formula="of:=[.$B$13]*EXP(-(([.$D549]-[.$B$10])^2)/(2*[.E$5]))" office:value-type="float" office:value="39.8728519685437">
            <text:p>39.8728519685</text:p>
          </table:table-cell>
          <table:table-cell table:formula="of:=[.$B$13]*EXP(-(([.$D549]-[.$B$10])^2)/(2*[.F$5]))" office:value-type="float" office:value="2.61170467241242">
            <text:p>2.6117046724</text:p>
          </table:table-cell>
          <table:table-cell table:formula="of:=[.$B$13]*EXP(-(([.$D549]-[.$B$10])^2)/(2*[.G$5]))" office:value-type="float" office:value="0.000000000778208672106464">
            <text:p>7.78208672106464E-010</text:p>
          </table:table-cell>
        </table:table-row>
        <table:table-row table:style-name="ro1">
          <table:table-cell table:number-columns-repeated="3"/>
          <table:table-cell office:value-type="float" office:value="0.56999999999997">
            <text:p>0.57</text:p>
          </table:table-cell>
          <table:table-cell table:formula="of:=[.$B$13]*EXP(-(([.$D550]-[.$B$10])^2)/(2*[.B$5]))" office:value-type="float" office:value="77.9716358642168">
            <text:p>77.9716358642</text:p>
          </table:table-cell>
          <table:table-cell table:formula="of:=[.$B$13]*EXP(-(([.$D550]-[.$B$10])^2)/(2*[.C$5]))" office:value-type="float" office:value="73.7256986016426">
            <text:p>73.7256986016</text:p>
          </table:table-cell>
          <table:table-cell table:formula="of:=[.$B$13]*EXP(-(([.$D550]-[.$B$10])^2)/(2*[.D$5]))" office:value-type="float" office:value="64.5105468304132">
            <text:p>64.5105468304</text:p>
          </table:table-cell>
          <table:table-cell table:formula="of:=[.$B$13]*EXP(-(([.$D550]-[.$B$10])^2)/(2*[.E$5]))" office:value-type="float" office:value="39.3469417354539">
            <text:p>39.3469417355</text:p>
          </table:table-cell>
          <table:table-cell table:formula="of:=[.$B$13]*EXP(-(([.$D550]-[.$B$10])^2)/(2*[.F$5]))" office:value-type="float" office:value="2.47778751052777">
            <text:p>2.4777875105</text:p>
          </table:table-cell>
          <table:table-cell table:formula="of:=[.$B$13]*EXP(-(([.$D550]-[.$B$10])^2)/(2*[.G$5]))" office:value-type="float" office:value="0.000000000537874253681048">
            <text:p>5.37874253681048E-010</text:p>
          </table:table-cell>
        </table:table-row>
        <table:table-row table:style-name="ro1">
          <table:table-cell table:number-columns-repeated="3"/>
          <table:table-cell office:value-type="float" office:value="0.57049999999997">
            <text:p>0.5705</text:p>
          </table:table-cell>
          <table:table-cell table:formula="of:=[.$B$13]*EXP(-(([.$D551]-[.$B$10])^2)/(2*[.B$5]))" office:value-type="float" office:value="77.6939801481258">
            <text:p>77.6939801481</text:p>
          </table:table-cell>
          <table:table-cell table:formula="of:=[.$B$13]*EXP(-(([.$D551]-[.$B$10])^2)/(2*[.C$5]))" office:value-type="float" office:value="73.4042124870269">
            <text:p>73.404212487</text:p>
          </table:table-cell>
          <table:table-cell table:formula="of:=[.$B$13]*EXP(-(([.$D551]-[.$B$10])^2)/(2*[.D$5]))" office:value-type="float" office:value="64.106408913894">
            <text:p>64.1064089139</text:p>
          </table:table-cell>
          <table:table-cell table:formula="of:=[.$B$13]*EXP(-(([.$D551]-[.$B$10])^2)/(2*[.E$5]))" office:value-type="float" office:value="38.8242726687055">
            <text:p>38.8242726687</text:p>
          </table:table-cell>
          <table:table-cell table:formula="of:=[.$B$13]*EXP(-(([.$D551]-[.$B$10])^2)/(2*[.F$5]))" office:value-type="float" office:value="2.34985022478548">
            <text:p>2.3498502248</text:p>
          </table:table-cell>
          <table:table-cell table:formula="of:=[.$B$13]*EXP(-(([.$D551]-[.$B$10])^2)/(2*[.G$5]))" office:value-type="float" office:value="0.000000000370779330834801">
            <text:p>3.70779330834801E-010</text:p>
          </table:table-cell>
        </table:table-row>
        <table:table-row table:style-name="ro1">
          <table:table-cell table:number-columns-repeated="3"/>
          <table:table-cell office:value-type="float" office:value="0.57099999999997">
            <text:p>0.571</text:p>
          </table:table-cell>
          <table:table-cell table:formula="of:=[.$B$13]*EXP(-(([.$D552]-[.$B$10])^2)/(2*[.B$5]))" office:value-type="float" office:value="77.4153475346197">
            <text:p>77.4153475346</text:p>
          </table:table-cell>
          <table:table-cell table:formula="of:=[.$B$13]*EXP(-(([.$D552]-[.$B$10])^2)/(2*[.C$5]))" office:value-type="float" office:value="73.0818550652568">
            <text:p>73.0818550653</text:p>
          </table:table-cell>
          <table:table-cell table:formula="of:=[.$B$13]*EXP(-(([.$D552]-[.$B$10])^2)/(2*[.D$5]))" office:value-type="float" office:value="63.7019534214174">
            <text:p>63.7019534214</text:p>
          </table:table-cell>
          <table:table-cell table:formula="of:=[.$B$13]*EXP(-(([.$D552]-[.$B$10])^2)/(2*[.E$5]))" office:value-type="float" office:value="38.3049005424128">
            <text:p>38.3049005424</text:p>
          </table:table-cell>
          <table:table-cell table:formula="of:=[.$B$13]*EXP(-(([.$D552]-[.$B$10])^2)/(2*[.F$5]))" office:value-type="float" office:value="2.22767809023483">
            <text:p>2.2276780902</text:p>
          </table:table-cell>
          <table:table-cell table:formula="of:=[.$B$13]*EXP(-(([.$D552]-[.$B$10])^2)/(2*[.G$5]))" office:value-type="float" office:value="0.000000000254917907912312">
            <text:p>2.54917907912312E-010</text:p>
          </table:table-cell>
        </table:table-row>
        <table:table-row table:style-name="ro1">
          <table:table-cell table:number-columns-repeated="3"/>
          <table:table-cell office:value-type="float" office:value="0.57149999999997">
            <text:p>0.5715</text:p>
          </table:table-cell>
          <table:table-cell table:formula="of:=[.$B$13]*EXP(-(([.$D553]-[.$B$10])^2)/(2*[.B$5]))" office:value-type="float" office:value="77.1357556507167">
            <text:p>77.1357556507</text:p>
          </table:table-cell>
          <table:table-cell table:formula="of:=[.$B$13]*EXP(-(([.$D553]-[.$B$10])^2)/(2*[.C$5]))" office:value-type="float" office:value="72.7586501715492">
            <text:p>72.7586501715</text:p>
          </table:table-cell>
          <table:table-cell table:formula="of:=[.$B$13]*EXP(-(([.$D553]-[.$B$10])^2)/(2*[.D$5]))" office:value-type="float" office:value="63.2972184232199">
            <text:p>63.2972184232</text:p>
          </table:table-cell>
          <table:table-cell table:formula="of:=[.$B$13]*EXP(-(([.$D553]-[.$B$10])^2)/(2*[.E$5]))" office:value-type="float" office:value="37.7888794521515">
            <text:p>37.7888794522</text:p>
          </table:table-cell>
          <table:table-cell table:formula="of:=[.$B$13]*EXP(-(([.$D553]-[.$B$10])^2)/(2*[.F$5]))" office:value-type="float" office:value="2.11106115226446">
            <text:p>2.1110611523</text:p>
          </table:table-cell>
          <table:table-cell table:formula="of:=[.$B$13]*EXP(-(([.$D553]-[.$B$10])^2)/(2*[.G$5]))" office:value-type="float" office:value="0.000000000174797511033916">
            <text:p>1.74797511033916E-010</text:p>
          </table:table-cell>
        </table:table-row>
        <table:table-row table:style-name="ro1">
          <table:table-cell table:number-columns-repeated="3"/>
          <table:table-cell office:value-type="float" office:value="0.57199999999997">
            <text:p>0.572</text:p>
          </table:table-cell>
          <table:table-cell table:formula="of:=[.$B$13]*EXP(-(([.$D554]-[.$B$10])^2)/(2*[.B$5]))" office:value-type="float" office:value="76.8552221329337">
            <text:p>76.8552221329</text:p>
          </table:table-cell>
          <table:table-cell table:formula="of:=[.$B$13]*EXP(-(([.$D554]-[.$B$10])^2)/(2*[.C$5]))" office:value-type="float" office:value="72.4346216149826">
            <text:p>72.434621615</text:p>
          </table:table-cell>
          <table:table-cell table:formula="of:=[.$B$13]*EXP(-(([.$D554]-[.$B$10])^2)/(2*[.D$5]))" office:value-type="float" office:value="62.892241785891">
            <text:p>62.8922417859</text:p>
          </table:table-cell>
          <table:table-cell table:formula="of:=[.$B$13]*EXP(-(([.$D554]-[.$B$10])^2)/(2*[.E$5]))" office:value-type="float" office:value="37.2762618169582">
            <text:p>37.276261817</text:p>
          </table:table-cell>
          <table:table-cell table:formula="of:=[.$B$13]*EXP(-(([.$D554]-[.$B$10])^2)/(2*[.F$5]))" office:value-type="float" office:value="1.99979428710495">
            <text:p>1.9997942871</text:p>
          </table:table-cell>
          <table:table-cell table:formula="of:=[.$B$13]*EXP(-(([.$D554]-[.$B$10])^2)/(2*[.G$5]))" office:value-type="float" office:value="0.000000000119541916061172">
            <text:p>1.19541916061172E-010</text:p>
          </table:table-cell>
        </table:table-row>
        <table:table-row table:style-name="ro1">
          <table:table-cell table:number-columns-repeated="3"/>
          <table:table-cell office:value-type="float" office:value="0.57249999999997">
            <text:p>0.5725</text:p>
          </table:table-cell>
          <table:table-cell table:formula="of:=[.$B$13]*EXP(-(([.$D555]-[.$B$10])^2)/(2*[.B$5]))" office:value-type="float" office:value="76.5737646254624">
            <text:p>76.5737646255</text:p>
          </table:table-cell>
          <table:table-cell table:formula="of:=[.$B$13]*EXP(-(([.$D555]-[.$B$10])^2)/(2*[.C$5]))" office:value-type="float" office:value="72.1097931756576">
            <text:p>72.1097931757</text:p>
          </table:table-cell>
          <table:table-cell table:formula="of:=[.$B$13]*EXP(-(([.$D555]-[.$B$10])^2)/(2*[.D$5]))" office:value-type="float" office:value="62.4870611669133">
            <text:p>62.4870611669</text:p>
          </table:table-cell>
          <table:table-cell table:formula="of:=[.$B$13]*EXP(-(([.$D555]-[.$B$10])^2)/(2*[.E$5]))" office:value-type="float" office:value="36.7670983820933">
            <text:p>36.7670983821</text:p>
          </table:table-cell>
          <table:table-cell table:formula="of:=[.$B$13]*EXP(-(([.$D555]-[.$B$10])^2)/(2*[.F$5]))" office:value-type="float" office:value="1.89367725030384">
            <text:p>1.8936772503</text:p>
          </table:table-cell>
          <table:table-cell table:formula="of:=[.$B$13]*EXP(-(([.$D555]-[.$B$10])^2)/(2*[.G$5]))" office:value-type="float" office:value="0.0000000000815370979852641">
            <text:p>8.15370979852641E-011</text:p>
          </table:table-cell>
        </table:table-row>
        <table:table-row table:style-name="ro1">
          <table:table-cell table:number-columns-repeated="3"/>
          <table:table-cell office:value-type="float" office:value="0.57299999999997">
            <text:p>0.573</text:p>
          </table:table-cell>
          <table:table-cell table:formula="of:=[.$B$13]*EXP(-(([.$D556]-[.$B$10])^2)/(2*[.B$5]))" office:value-type="float" office:value="76.2914007783541">
            <text:p>76.2914007784</text:p>
          </table:table-cell>
          <table:table-cell table:formula="of:=[.$B$13]*EXP(-(([.$D556]-[.$B$10])^2)/(2*[.C$5]))" office:value-type="float" office:value="71.7841886018737">
            <text:p>71.7841886019</text:p>
          </table:table-cell>
          <table:table-cell table:formula="of:=[.$B$13]*EXP(-(([.$D556]-[.$B$10])^2)/(2*[.D$5]))" office:value-type="float" office:value="62.0817140092852">
            <text:p>62.0817140093</text:p>
          </table:table-cell>
          <table:table-cell table:formula="of:=[.$B$13]*EXP(-(([.$D556]-[.$B$10])^2)/(2*[.E$5]))" office:value-type="float" office:value="36.2614382225598">
            <text:p>36.2614382226</text:p>
          </table:table-cell>
          <table:table-cell table:formula="of:=[.$B$13]*EXP(-(([.$D556]-[.$B$10])^2)/(2*[.F$5]))" office:value-type="float" office:value="1.79251471369673">
            <text:p>1.7925147137</text:p>
          </table:table-cell>
          <table:table-cell table:formula="of:=[.$B$13]*EXP(-(([.$D556]-[.$B$10])^2)/(2*[.G$5]))" office:value-type="float" office:value="0.000000000055467725471708">
            <text:p>5.5467725471708E-011</text:p>
          </table:table-cell>
        </table:table-row>
        <table:table-row table:style-name="ro1">
          <table:table-cell table:number-columns-repeated="3"/>
          <table:table-cell office:value-type="float" office:value="0.57349999999997">
            <text:p>0.5735</text:p>
          </table:table-cell>
          <table:table-cell table:formula="of:=[.$B$13]*EXP(-(([.$D557]-[.$B$10])^2)/(2*[.B$5]))" office:value-type="float" office:value="76.0081482457082">
            <text:p>76.0081482457</text:p>
          </table:table-cell>
          <table:table-cell table:formula="of:=[.$B$13]*EXP(-(([.$D557]-[.$B$10])^2)/(2*[.C$5]))" office:value-type="float" office:value="71.4578316073239">
            <text:p>71.4578316073</text:p>
          </table:table-cell>
          <table:table-cell table:formula="of:=[.$B$13]*EXP(-(([.$D557]-[.$B$10])^2)/(2*[.D$5]))" office:value-type="float" office:value="61.676237536225">
            <text:p>61.6762375362</text:p>
          </table:table-cell>
          <table:table-cell table:formula="of:=[.$B$13]*EXP(-(([.$D557]-[.$B$10])^2)/(2*[.E$5]))" office:value-type="float" office:value="35.7593287473618">
            <text:p>35.7593287474</text:p>
          </table:table-cell>
          <table:table-cell table:formula="of:=[.$B$13]*EXP(-(([.$D557]-[.$B$10])^2)/(2*[.F$5]))" office:value-type="float" office:value="1.69611629139834">
            <text:p>1.6961162914</text:p>
          </table:table-cell>
          <table:table-cell table:formula="of:=[.$B$13]*EXP(-(([.$D557]-[.$B$10])^2)/(2*[.G$5]))" office:value-type="float" office:value="0.0000000000376335800229717">
            <text:p>3.76335800229717E-011</text:p>
          </table:table-cell>
        </table:table-row>
        <table:table-row table:style-name="ro1">
          <table:table-cell table:number-columns-repeated="3"/>
          <table:table-cell office:value-type="float" office:value="0.57399999999997">
            <text:p>0.574</text:p>
          </table:table-cell>
          <table:table-cell table:formula="of:=[.$B$13]*EXP(-(([.$D558]-[.$B$10])^2)/(2*[.B$5]))" office:value-type="float" office:value="75.7240246838679">
            <text:p>75.7240246839</text:p>
          </table:table-cell>
          <table:table-cell table:formula="of:=[.$B$13]*EXP(-(([.$D558]-[.$B$10])^2)/(2*[.C$5]))" office:value-type="float" office:value="71.1307458683076">
            <text:p>71.1307458683</text:p>
          </table:table-cell>
          <table:table-cell table:formula="of:=[.$B$13]*EXP(-(([.$D558]-[.$B$10])^2)/(2*[.D$5]))" office:value-type="float" office:value="61.270668745959">
            <text:p>61.270668746</text:p>
          </table:table-cell>
          <table:table-cell table:formula="of:=[.$B$13]*EXP(-(([.$D558]-[.$B$10])^2)/(2*[.E$5]))" office:value-type="float" office:value="35.2608157044934">
            <text:p>35.2608157045</text:p>
          </table:table-cell>
          <table:table-cell table:formula="of:=[.$B$13]*EXP(-(([.$D558]-[.$B$10])^2)/(2*[.F$5]))" office:value-type="float" office:value="1.6042965553397">
            <text:p>1.6042965553</text:p>
          </table:table-cell>
          <table:table-cell table:formula="of:=[.$B$13]*EXP(-(([.$D558]-[.$B$10])^2)/(2*[.G$5]))" office:value-type="float" office:value="0.0000000000254660026604249">
            <text:p>2.54660026604249E-011</text:p>
          </table:table-cell>
        </table:table-row>
        <table:table-row table:style-name="ro1">
          <table:table-cell table:number-columns-repeated="3"/>
          <table:table-cell office:value-type="float" office:value="0.57449999999997">
            <text:p>0.5745</text:p>
          </table:table-cell>
          <table:table-cell table:formula="of:=[.$B$13]*EXP(-(([.$D559]-[.$B$10])^2)/(2*[.B$5]))" office:value-type="float" office:value="75.439047749622">
            <text:p>75.4390477496</text:p>
          </table:table-cell>
          <table:table-cell table:formula="of:=[.$B$13]*EXP(-(([.$D559]-[.$B$10])^2)/(2*[.C$5]))" office:value-type="float" office:value="70.8029550209612">
            <text:p>70.802955021</text:p>
          </table:table-cell>
          <table:table-cell table:formula="of:=[.$B$13]*EXP(-(([.$D559]-[.$B$10])^2)/(2*[.D$5]))" office:value-type="float" office:value="60.8650444065927">
            <text:p>60.8650444066</text:p>
          </table:table-cell>
          <table:table-cell table:formula="of:=[.$B$13]*EXP(-(([.$D559]-[.$B$10])^2)/(2*[.E$5]))" office:value-type="float" office:value="34.7659431866421">
            <text:p>34.7659431866</text:p>
          </table:table-cell>
          <table:table-cell table:formula="of:=[.$B$13]*EXP(-(([.$D559]-[.$B$10])^2)/(2*[.F$5]))" office:value-type="float" office:value="1.51687504087471">
            <text:p>1.5168750409</text:p>
          </table:table-cell>
          <table:table-cell table:formula="of:=[.$B$13]*EXP(-(([.$D559]-[.$B$10])^2)/(2*[.G$5]))" office:value-type="float" office:value="0.0000000000171868424421617">
            <text:p>1.71868424421617E-011</text:p>
          </table:table-cell>
        </table:table-row>
        <table:table-row table:style-name="ro1">
          <table:table-cell table:number-columns-repeated="3"/>
          <table:table-cell office:value-type="float" office:value="0.57499999999997">
            <text:p>0.575</text:p>
          </table:table-cell>
          <table:table-cell table:formula="of:=[.$B$13]*EXP(-(([.$D560]-[.$B$10])^2)/(2*[.B$5]))" office:value-type="float" office:value="75.1532350984135">
            <text:p>75.1532350984</text:p>
          </table:table-cell>
          <table:table-cell table:formula="of:=[.$B$13]*EXP(-(([.$D560]-[.$B$10])^2)/(2*[.C$5]))" office:value-type="float" office:value="70.4744826585086">
            <text:p>70.4744826585</text:p>
          </table:table-cell>
          <table:table-cell table:formula="of:=[.$B$13]*EXP(-(([.$D560]-[.$B$10])^2)/(2*[.D$5]))" office:value-type="float" office:value="60.4594010510683">
            <text:p>60.4594010511</text:p>
          </table:table-cell>
          <table:table-cell table:formula="of:=[.$B$13]*EXP(-(([.$D560]-[.$B$10])^2)/(2*[.E$5]))" office:value-type="float" office:value="34.2747536375972">
            <text:p>34.2747536376</text:p>
          </table:table-cell>
          <table:table-cell table:formula="of:=[.$B$13]*EXP(-(([.$D560]-[.$B$10])^2)/(2*[.F$5]))" office:value-type="float" office:value="1.43367624297862">
            <text:p>1.433676243</text:p>
          </table:table-cell>
          <table:table-cell table:formula="of:=[.$B$13]*EXP(-(([.$D560]-[.$B$10])^2)/(2*[.G$5]))" office:value-type="float" office:value="0.0000000000115686179978472">
            <text:p>1.15686179978472E-011</text:p>
          </table:table-cell>
        </table:table-row>
        <table:table-row table:style-name="ro1">
          <table:table-cell table:number-columns-repeated="3"/>
          <table:table-cell office:value-type="float" office:value="0.57549999999997">
            <text:p>0.5755</text:p>
          </table:table-cell>
          <table:table-cell table:formula="of:=[.$B$13]*EXP(-(([.$D561]-[.$B$10])^2)/(2*[.B$5]))" office:value-type="float" office:value="74.8666043825545">
            <text:p>74.8666043826</text:p>
          </table:table-cell>
          <table:table-cell table:formula="of:=[.$B$13]*EXP(-(([.$D561]-[.$B$10])^2)/(2*[.C$5]))" office:value-type="float" office:value="70.1453523285301">
            <text:p>70.1453523285</text:p>
          </table:table-cell>
          <table:table-cell table:formula="of:=[.$B$13]*EXP(-(([.$D561]-[.$B$10])^2)/(2*[.D$5]))" office:value-type="float" office:value="60.0537749722066">
            <text:p>60.0537749722</text:p>
          </table:table-cell>
          <table:table-cell table:formula="of:=[.$B$13]*EXP(-(([.$D561]-[.$B$10])^2)/(2*[.E$5]))" office:value-type="float" office:value="33.7872878593454">
            <text:p>33.7872878593</text:p>
          </table:table-cell>
          <table:table-cell table:formula="of:=[.$B$13]*EXP(-(([.$D561]-[.$B$10])^2)/(2*[.F$5]))" office:value-type="float" office:value="1.35452960355508">
            <text:p>1.3545296036</text:p>
          </table:table-cell>
          <table:table-cell table:formula="of:=[.$B$13]*EXP(-(([.$D561]-[.$B$10])^2)/(2*[.G$5]))" office:value-type="float" office:value="0.00000000000776634957943024">
            <text:p>7.76634957943024E-012</text:p>
          </table:table-cell>
        </table:table-row>
        <table:table-row table:style-name="ro1">
          <table:table-cell table:number-columns-repeated="3"/>
          <table:table-cell office:value-type="float" office:value="0.57599999999997">
            <text:p>0.576</text:p>
          </table:table-cell>
          <table:table-cell table:formula="of:=[.$B$13]*EXP(-(([.$D562]-[.$B$10])^2)/(2*[.B$5]))" office:value-type="float" office:value="74.5791732494495">
            <text:p>74.5791732494</text:p>
          </table:table-cell>
          <table:table-cell table:formula="of:=[.$B$13]*EXP(-(([.$D562]-[.$B$10])^2)/(2*[.C$5]))" office:value-type="float" office:value="69.8155875302514">
            <text:p>69.8155875303</text:p>
          </table:table-cell>
          <table:table-cell table:formula="of:=[.$B$13]*EXP(-(([.$D562]-[.$B$10])^2)/(2*[.D$5]))" office:value-type="float" office:value="59.6482022178359">
            <text:p>59.6482022178</text:p>
          </table:table-cell>
          <table:table-cell table:formula="of:=[.$B$13]*EXP(-(([.$D562]-[.$B$10])^2)/(2*[.E$5]))" office:value-type="float" office:value="33.3035850198445">
            <text:p>33.3035850198</text:p>
          </table:table-cell>
          <table:table-cell table:formula="of:=[.$B$13]*EXP(-(([.$D562]-[.$B$10])^2)/(2*[.F$5]))" office:value-type="float" office:value="1.27926949036498">
            <text:p>1.2792694904</text:p>
          </table:table-cell>
          <table:table-cell table:formula="of:=[.$B$13]*EXP(-(([.$D562]-[.$B$10])^2)/(2*[.G$5]))" office:value-type="float" office:value="0.00000000000519998940885605">
            <text:p>5.19998940885605E-012</text:p>
          </table:table-cell>
        </table:table-row>
        <table:table-row table:style-name="ro1">
          <table:table-cell table:number-columns-repeated="3"/>
          <table:table-cell office:value-type="float" office:value="0.57649999999997">
            <text:p>0.5765</text:p>
          </table:table-cell>
          <table:table-cell table:formula="of:=[.$B$13]*EXP(-(([.$D563]-[.$B$10])^2)/(2*[.B$5]))" office:value-type="float" office:value="74.2909593398245">
            <text:p>74.2909593398</text:p>
          </table:table-cell>
          <table:table-cell table:formula="of:=[.$B$13]*EXP(-(([.$D563]-[.$B$10])^2)/(2*[.C$5]))" office:value-type="float" office:value="69.4852117118525">
            <text:p>69.4852117119</text:p>
          </table:table-cell>
          <table:table-cell table:formula="of:=[.$B$13]*EXP(-(([.$D563]-[.$B$10])^2)/(2*[.D$5]))" office:value-type="float" office:value="59.242718586008">
            <text:p>59.242718586</text:p>
          </table:table-cell>
          <table:table-cell table:formula="of:=[.$B$13]*EXP(-(([.$D563]-[.$B$10])^2)/(2*[.E$5]))" office:value-type="float" office:value="32.8236826614568">
            <text:p>32.8236826615</text:p>
          </table:table-cell>
          <table:table-cell table:formula="of:=[.$B$13]*EXP(-(([.$D563]-[.$B$10])^2)/(2*[.F$5]))" office:value-type="float" office:value="1.20773516808217">
            <text:p>1.2077351681</text:p>
          </table:table-cell>
          <table:table-cell table:formula="of:=[.$B$13]*EXP(-(([.$D563]-[.$B$10])^2)/(2*[.G$5]))" office:value-type="float" office:value="0.00000000000347246640272478">
            <text:p>3.47246640272478E-012</text:p>
          </table:table-cell>
        </table:table-row>
        <table:table-row table:style-name="ro1">
          <table:table-cell table:number-columns-repeated="3"/>
          <table:table-cell office:value-type="float" office:value="0.57699999999997">
            <text:p>0.577</text:p>
          </table:table-cell>
          <table:table-cell table:formula="of:=[.$B$13]*EXP(-(([.$D564]-[.$B$10])^2)/(2*[.B$5]))" office:value-type="float" office:value="74.001980285965">
            <text:p>74.001980286</text:p>
          </table:table-cell>
          <table:table-cell table:formula="of:=[.$B$13]*EXP(-(([.$D564]-[.$B$10])^2)/(2*[.C$5]))" office:value-type="float" office:value="69.1542482677974">
            <text:p>69.1542482678</text:p>
          </table:table-cell>
          <table:table-cell table:formula="of:=[.$B$13]*EXP(-(([.$D564]-[.$B$10])^2)/(2*[.D$5]))" office:value-type="float" office:value="58.8373596203024">
            <text:p>58.8373596203</text:p>
          </table:table-cell>
          <table:table-cell table:formula="of:=[.$B$13]*EXP(-(([.$D564]-[.$B$10])^2)/(2*[.E$5]))" office:value-type="float" office:value="32.3476167100321">
            <text:p>32.34761671</text:p>
          </table:table-cell>
          <table:table-cell table:formula="of:=[.$B$13]*EXP(-(([.$D564]-[.$B$10])^2)/(2*[.F$5]))" office:value-type="float" office:value="1.13977076197484">
            <text:p>1.139770762</text:p>
          </table:table-cell>
          <table:table-cell table:formula="of:=[.$B$13]*EXP(-(([.$D564]-[.$B$10])^2)/(2*[.G$5]))" office:value-type="float" office:value="0.00000000000231272351063612">
            <text:p>2.31272351063612E-012</text:p>
          </table:table-cell>
        </table:table-row>
        <table:table-row table:style-name="ro1">
          <table:table-cell table:number-columns-repeated="3"/>
          <table:table-cell office:value-type="float" office:value="0.57749999999997">
            <text:p>0.5775</text:p>
          </table:table-cell>
          <table:table-cell table:formula="of:=[.$B$13]*EXP(-(([.$D565]-[.$B$10])^2)/(2*[.B$5]))" office:value-type="float" office:value="73.712253709961">
            <text:p>73.71225371</text:p>
          </table:table-cell>
          <table:table-cell table:formula="of:=[.$B$13]*EXP(-(([.$D565]-[.$B$10])^2)/(2*[.C$5]))" office:value-type="float" office:value="68.8227205361847">
            <text:p>68.8227205362</text:p>
          </table:table-cell>
          <table:table-cell table:formula="of:=[.$B$13]*EXP(-(([.$D565]-[.$B$10])^2)/(2*[.D$5]))" office:value-type="float" office:value="58.4321606052182">
            <text:p>58.4321606052</text:p>
          </table:table-cell>
          <table:table-cell table:formula="of:=[.$B$13]*EXP(-(([.$D565]-[.$B$10])^2)/(2*[.E$5]))" office:value-type="float" office:value="31.8754214846222">
            <text:p>31.8754214846</text:p>
          </table:table-cell>
          <table:table-cell table:formula="of:=[.$B$13]*EXP(-(([.$D565]-[.$B$10])^2)/(2*[.F$5]))" office:value-type="float" office:value="1.07522521470176">
            <text:p>1.0752252147</text:p>
          </table:table-cell>
          <table:table-cell table:formula="of:=[.$B$13]*EXP(-(([.$D565]-[.$B$10])^2)/(2*[.G$5]))" office:value-type="float" office:value="0.00000000000153624133987475">
            <text:p>1.53624133987475E-012</text:p>
          </table:table-cell>
        </table:table-row>
        <table:table-row table:style-name="ro1">
          <table:table-cell table:number-columns-repeated="3"/>
          <table:table-cell office:value-type="float" office:value="0.577999999999969">
            <text:p>0.578</text:p>
          </table:table-cell>
          <table:table-cell table:formula="of:=[.$B$13]*EXP(-(([.$D566]-[.$B$10])^2)/(2*[.B$5]))" office:value-type="float" office:value="73.4217972219614">
            <text:p>73.421797222</text:p>
          </table:table-cell>
          <table:table-cell table:formula="of:=[.$B$13]*EXP(-(([.$D566]-[.$B$10])^2)/(2*[.C$5]))" office:value-type="float" office:value="68.49065179612">
            <text:p>68.4906517961</text:p>
          </table:table-cell>
          <table:table-cell table:formula="of:=[.$B$13]*EXP(-(([.$D566]-[.$B$10])^2)/(2*[.D$5]))" office:value-type="float" office:value="58.0271565616573">
            <text:p>58.0271565617</text:p>
          </table:table-cell>
          <table:table-cell table:formula="of:=[.$B$13]*EXP(-(([.$D566]-[.$B$10])^2)/(2*[.E$5]))" office:value-type="float" office:value="31.4071297078166">
            <text:p>31.4071297078</text:p>
          </table:table-cell>
          <table:table-cell table:formula="of:=[.$B$13]*EXP(-(([.$D566]-[.$B$10])^2)/(2*[.F$5]))" office:value-type="float" office:value="1.01395223670361">
            <text:p>1.0139522367</text:p>
          </table:table-cell>
          <table:table-cell table:formula="of:=[.$B$13]*EXP(-(([.$D566]-[.$B$10])^2)/(2*[.G$5]))" office:value-type="float" office:value="0.00000000000101775969829253">
            <text:p>1.01775969829253E-012</text:p>
          </table:table-cell>
        </table:table-row>
        <table:table-row table:style-name="ro1">
          <table:table-cell table:number-columns-repeated="3"/>
          <table:table-cell office:value-type="float" office:value="0.578499999999969">
            <text:p>0.5785</text:p>
          </table:table-cell>
          <table:table-cell table:formula="of:=[.$B$13]*EXP(-(([.$D567]-[.$B$10])^2)/(2*[.B$5]))" office:value-type="float" office:value="73.1306284184334">
            <text:p>73.1306284184</text:p>
          </table:table-cell>
          <table:table-cell table:formula="of:=[.$B$13]*EXP(-(([.$D567]-[.$B$10])^2)/(2*[.C$5]))" office:value-type="float" office:value="68.1580652651068">
            <text:p>68.1580652651</text:p>
          </table:table-cell>
          <table:table-cell table:formula="of:=[.$B$13]*EXP(-(([.$D567]-[.$B$10])^2)/(2*[.D$5]))" office:value-type="float" office:value="57.6223822424916">
            <text:p>57.6223822425</text:p>
          </table:table-cell>
          <table:table-cell table:formula="of:=[.$B$13]*EXP(-(([.$D567]-[.$B$10])^2)/(2*[.E$5]))" office:value-type="float" office:value="30.9427725166759">
            <text:p>30.9427725167</text:p>
          </table:table-cell>
          <table:table-cell table:formula="of:=[.$B$13]*EXP(-(([.$D567]-[.$B$10])^2)/(2*[.F$5]))" office:value-type="float" office:value="0.955810250658105">
            <text:p>0.9558102507</text:p>
          </table:table-cell>
          <table:table-cell table:formula="of:=[.$B$13]*EXP(-(([.$D567]-[.$B$10])^2)/(2*[.G$5]))" office:value-type="float" office:value="0.000000000000672482706825263">
            <text:p>6.72482706825263E-013</text:p>
          </table:table-cell>
        </table:table-row>
        <table:table-row table:style-name="ro1">
          <table:table-cell table:number-columns-repeated="3"/>
          <table:table-cell office:value-type="float" office:value="0.578999999999969">
            <text:p>0.579</text:p>
          </table:table-cell>
          <table:table-cell table:formula="of:=[.$B$13]*EXP(-(([.$D568]-[.$B$10])^2)/(2*[.B$5]))" office:value-type="float" office:value="72.8387648804358">
            <text:p>72.8387648804</text:p>
          </table:table-cell>
          <table:table-cell table:formula="of:=[.$B$13]*EXP(-(([.$D568]-[.$B$10])^2)/(2*[.C$5]))" office:value-type="float" office:value="67.824984096466">
            <text:p>67.8249840965</text:p>
          </table:table-cell>
          <table:table-cell table:formula="of:=[.$B$13]*EXP(-(([.$D568]-[.$B$10])^2)/(2*[.D$5]))" office:value-type="float" office:value="57.2178721282302">
            <text:p>57.2178721282</text:p>
          </table:table-cell>
          <table:table-cell table:formula="of:=[.$B$13]*EXP(-(([.$D568]-[.$B$10])^2)/(2*[.E$5]))" office:value-type="float" office:value="30.4823794742642">
            <text:p>30.4823794743</text:p>
          </table:table-cell>
          <table:table-cell table:formula="of:=[.$B$13]*EXP(-(([.$D568]-[.$B$10])^2)/(2*[.F$5]))" office:value-type="float" office:value="0.900662330458784">
            <text:p>0.9006623305</text:p>
          </table:table-cell>
          <table:table-cell table:formula="of:=[.$B$13]*EXP(-(([.$D568]-[.$B$10])^2)/(2*[.G$5]))" office:value-type="float" office:value="0.000000000000443166640681117">
            <text:p>4.43166640681117E-013</text:p>
          </table:table-cell>
        </table:table-row>
        <table:table-row table:style-name="ro1">
          <table:table-cell table:number-columns-repeated="3"/>
          <table:table-cell office:value-type="float" office:value="0.579499999999969">
            <text:p>0.5795</text:p>
          </table:table-cell>
          <table:table-cell table:formula="of:=[.$B$13]*EXP(-(([.$D569]-[.$B$10])^2)/(2*[.B$5]))" office:value-type="float" office:value="72.5462241718967">
            <text:p>72.5462241719</text:p>
          </table:table-cell>
          <table:table-cell table:formula="of:=[.$B$13]*EXP(-(([.$D569]-[.$B$10])^2)/(2*[.C$5]))" office:value-type="float" office:value="67.4914313767715">
            <text:p>67.4914313768</text:p>
          </table:table-cell>
          <table:table-cell table:formula="of:=[.$B$13]*EXP(-(([.$D569]-[.$B$10])^2)/(2*[.D$5]))" office:value-type="float" office:value="56.8136604227685">
            <text:p>56.8136604228</text:p>
          </table:table-cell>
          <table:table-cell table:formula="of:=[.$B$13]*EXP(-(([.$D569]-[.$B$10])^2)/(2*[.E$5]))" office:value-type="float" office:value="30.0259785817454">
            <text:p>30.0259785817</text:p>
          </table:table-cell>
          <table:table-cell table:formula="of:=[.$B$13]*EXP(-(([.$D569]-[.$B$10])^2)/(2*[.F$5]))" office:value-type="float" office:value="0.848376135161518">
            <text:p>0.8483761352</text:p>
          </table:table-cell>
          <table:table-cell table:formula="of:=[.$B$13]*EXP(-(([.$D569]-[.$B$10])^2)/(2*[.G$5]))" office:value-type="float" office:value="0.000000000000291274906604581">
            <text:p>2.91274906604581E-013</text:p>
          </table:table-cell>
        </table:table-row>
        <table:table-row table:style-name="ro1">
          <table:table-cell table:number-columns-repeated="3"/>
          <table:table-cell office:value-type="float" office:value="0.579999999999969">
            <text:p>0.58</text:p>
          </table:table-cell>
          <table:table-cell table:formula="of:=[.$B$13]*EXP(-(([.$D570]-[.$B$10])^2)/(2*[.B$5]))" office:value-type="float" office:value="72.2530238379012">
            <text:p>72.2530238379</text:p>
          </table:table-cell>
          <table:table-cell table:formula="of:=[.$B$13]*EXP(-(([.$D570]-[.$B$10])^2)/(2*[.C$5]))" office:value-type="float" office:value="67.1574301233118">
            <text:p>67.1574301233</text:p>
          </table:table-cell>
          <table:table-cell table:formula="of:=[.$B$13]*EXP(-(([.$D570]-[.$B$10])^2)/(2*[.D$5]))" office:value-type="float" office:value="56.4097810492329">
            <text:p>56.4097810492</text:p>
          </table:table-cell>
          <table:table-cell table:formula="of:=[.$B$13]*EXP(-(([.$D570]-[.$B$10])^2)/(2*[.E$5]))" office:value-type="float" office:value="29.5735962910422">
            <text:p>29.573596291</text:p>
          </table:table-cell>
          <table:table-cell table:formula="of:=[.$B$13]*EXP(-(([.$D570]-[.$B$10])^2)/(2*[.F$5]))" office:value-type="float" office:value="0.798823838333794">
            <text:p>0.7988238383</text:p>
          </table:table-cell>
          <table:table-cell table:formula="of:=[.$B$13]*EXP(-(([.$D570]-[.$B$10])^2)/(2*[.G$5]))" office:value-type="float" office:value="0.000000000000190936585272586">
            <text:p>1.90936585272586E-013</text:p>
          </table:table-cell>
        </table:table-row>
        <table:table-row table:style-name="ro1">
          <table:table-cell table:number-columns-repeated="3"/>
          <table:table-cell office:value-type="float" office:value="0.580499999999969">
            <text:p>0.5805</text:p>
          </table:table-cell>
          <table:table-cell table:formula="of:=[.$B$13]*EXP(-(([.$D571]-[.$B$10])^2)/(2*[.B$5]))" office:value-type="float" office:value="71.9591814029899">
            <text:p>71.959181403</text:p>
          </table:table-cell>
          <table:table-cell table:formula="of:=[.$B$13]*EXP(-(([.$D571]-[.$B$10])^2)/(2*[.C$5]))" office:value-type="float" office:value="66.8230032815741">
            <text:p>66.8230032816</text:p>
          </table:table-cell>
          <table:table-cell table:formula="of:=[.$B$13]*EXP(-(([.$D571]-[.$B$10])^2)/(2*[.D$5]))" office:value-type="float" office:value="56.0062676459168">
            <text:p>56.0062676459</text:p>
          </table:table-cell>
          <table:table-cell table:formula="of:=[.$B$13]*EXP(-(([.$D571]-[.$B$10])^2)/(2*[.E$5]))" office:value-type="float" office:value="29.125257518038">
            <text:p>29.125257518</text:p>
          </table:table-cell>
          <table:table-cell table:formula="of:=[.$B$13]*EXP(-(([.$D571]-[.$B$10])^2)/(2*[.F$5]))" office:value-type="float" office:value="0.751882053226881">
            <text:p>0.7518820532</text:p>
          </table:table-cell>
          <table:table-cell table:formula="of:=[.$B$13]*EXP(-(([.$D571]-[.$B$10])^2)/(2*[.G$5]))" office:value-type="float" office:value="0.000000000000124831819440806">
            <text:p>1.24831819440806E-013</text:p>
          </table:table-cell>
        </table:table-row>
        <table:table-row table:style-name="ro1">
          <table:table-cell table:number-columns-repeated="3"/>
          <table:table-cell office:value-type="float" office:value="0.580999999999969">
            <text:p>0.581</text:p>
          </table:table-cell>
          <table:table-cell table:formula="of:=[.$B$13]*EXP(-(([.$D572]-[.$B$10])^2)/(2*[.B$5]))" office:value-type="float" office:value="71.6647143694647">
            <text:p>71.6647143695</text:p>
          </table:table-cell>
          <table:table-cell table:formula="of:=[.$B$13]*EXP(-(([.$D572]-[.$B$10])^2)/(2*[.C$5]))" office:value-type="float" office:value="66.4881737227516">
            <text:p>66.4881737228</text:p>
          </table:table-cell>
          <table:table-cell table:formula="of:=[.$B$13]*EXP(-(([.$D572]-[.$B$10])^2)/(2*[.D$5]))" office:value-type="float" office:value="55.603153562308">
            <text:p>55.6031535623</text:p>
          </table:table-cell>
          <table:table-cell table:formula="of:=[.$B$13]*EXP(-(([.$D572]-[.$B$10])^2)/(2*[.E$5]))" office:value-type="float" office:value="28.6809856563039">
            <text:p>28.6809856563</text:p>
          </table:table-cell>
          <table:table-cell table:formula="of:=[.$B$13]*EXP(-(([.$D572]-[.$B$10])^2)/(2*[.F$5]))" office:value-type="float" office:value="0.707431754177459">
            <text:p>0.7074317542</text:p>
          </table:table-cell>
          <table:table-cell table:formula="of:=[.$B$13]*EXP(-(([.$D572]-[.$B$10])^2)/(2*[.G$5]))" office:value-type="float" office:value="0.0000000000000813975848373263">
            <text:p>8.13975848373263E-014</text:p>
          </table:table-cell>
        </table:table-row>
        <table:table-row table:style-name="ro1">
          <table:table-cell table:number-columns-repeated="3"/>
          <table:table-cell office:value-type="float" office:value="0.581499999999969">
            <text:p>0.5815</text:p>
          </table:table-cell>
          <table:table-cell table:formula="of:=[.$B$13]*EXP(-(([.$D573]-[.$B$10])^2)/(2*[.B$5]))" office:value-type="float" office:value="71.3696402157062">
            <text:p>71.3696402157</text:p>
          </table:table-cell>
          <table:table-cell table:formula="of:=[.$B$13]*EXP(-(([.$D573]-[.$B$10])^2)/(2*[.C$5]))" office:value-type="float" office:value="66.1529642412761">
            <text:p>66.1529642413</text:p>
          </table:table-cell>
          <table:table-cell table:formula="of:=[.$B$13]*EXP(-(([.$D573]-[.$B$10])^2)/(2*[.D$5]))" office:value-type="float" office:value="55.2004718552104">
            <text:p>55.2004718552</text:p>
          </table:table-cell>
          <table:table-cell table:formula="of:=[.$B$13]*EXP(-(([.$D573]-[.$B$10])^2)/(2*[.E$5]))" office:value-type="float" office:value="28.2408025913398">
            <text:p>28.2408025913</text:p>
          </table:table-cell>
          <table:table-cell table:formula="of:=[.$B$13]*EXP(-(([.$D573]-[.$B$10])^2)/(2*[.F$5]))" office:value-type="float" office:value="0.665358194631864">
            <text:p>0.6653581946</text:p>
          </table:table-cell>
          <table:table-cell table:formula="of:=[.$B$13]*EXP(-(([.$D573]-[.$B$10])^2)/(2*[.G$5]))" office:value-type="float" office:value="0.0000000000000529355959943652">
            <text:p>5.29355959943652E-014</text:p>
          </table:table-cell>
        </table:table-row>
        <table:table-row table:style-name="ro1">
          <table:table-cell table:number-columns-repeated="3"/>
          <table:table-cell office:value-type="float" office:value="0.581999999999969">
            <text:p>0.582</text:p>
          </table:table-cell>
          <table:table-cell table:formula="of:=[.$B$13]*EXP(-(([.$D574]-[.$B$10])^2)/(2*[.B$5]))" office:value-type="float" office:value="71.0739763944996">
            <text:p>71.0739763945</text:p>
          </table:table-cell>
          <table:table-cell table:formula="of:=[.$B$13]*EXP(-(([.$D574]-[.$B$10])^2)/(2*[.C$5]))" office:value-type="float" office:value="65.8173975523726">
            <text:p>65.8173975524</text:p>
          </table:table-cell>
          <table:table-cell table:formula="of:=[.$B$13]*EXP(-(([.$D574]-[.$B$10])^2)/(2*[.D$5]))" office:value-type="float" office:value="54.7982552849567">
            <text:p>54.798255285</text:p>
          </table:table-cell>
          <table:table-cell table:formula="of:=[.$B$13]*EXP(-(([.$D574]-[.$B$10])^2)/(2*[.E$5]))" office:value-type="float" office:value="27.8047287153085">
            <text:p>27.8047287153</text:p>
          </table:table-cell>
          <table:table-cell table:formula="of:=[.$B$13]*EXP(-(([.$D574]-[.$B$10])^2)/(2*[.F$5]))" office:value-type="float" office:value="0.625550822171078">
            <text:p>0.6255508222</text:p>
          </table:table-cell>
          <table:table-cell table:formula="of:=[.$B$13]*EXP(-(([.$D574]-[.$B$10])^2)/(2*[.G$5]))" office:value-type="float" office:value="0.0000000000000343347717481259">
            <text:p>3.43347717481259E-014</text:p>
          </table:table-cell>
        </table:table-row>
        <table:table-row table:style-name="ro1">
          <table:table-cell table:number-columns-repeated="3"/>
          <table:table-cell office:value-type="float" office:value="0.582499999999969">
            <text:p>0.5825</text:p>
          </table:table-cell>
          <table:table-cell table:formula="of:=[.$B$13]*EXP(-(([.$D575]-[.$B$10])^2)/(2*[.B$5]))" office:value-type="float" office:value="70.7777403313713">
            <text:p>70.7777403314</text:p>
          </table:table-cell>
          <table:table-cell table:formula="of:=[.$B$13]*EXP(-(([.$D575]-[.$B$10])^2)/(2*[.C$5]))" office:value-type="float" office:value="65.4814962896404">
            <text:p>65.4814962896</text:p>
          </table:table-cell>
          <table:table-cell table:formula="of:=[.$B$13]*EXP(-(([.$D575]-[.$B$10])^2)/(2*[.D$5]))" office:value-type="float" office:value="54.3965363117165">
            <text:p>54.3965363117</text:p>
          </table:table-cell>
          <table:table-cell table:formula="of:=[.$B$13]*EXP(-(([.$D575]-[.$B$10])^2)/(2*[.E$5]))" office:value-type="float" office:value="27.3727829422515">
            <text:p>27.3727829423</text:p>
          </table:table-cell>
          <table:table-cell table:formula="of:=[.$B$13]*EXP(-(([.$D575]-[.$B$10])^2)/(2*[.F$5]))" office:value-type="float" office:value="0.587903190900591">
            <text:p>0.5879031909</text:p>
          </table:table-cell>
          <table:table-cell table:formula="of:=[.$B$13]*EXP(-(([.$D575]-[.$B$10])^2)/(2*[.G$5]))" office:value-type="float" office:value="0.0000000000000222111268082851">
            <text:p>2.22111268082851E-014</text:p>
          </table:table-cell>
        </table:table-row>
        <table:table-row table:style-name="ro1">
          <table:table-cell table:number-columns-repeated="3"/>
          <table:table-cell office:value-type="float" office:value="0.582999999999969">
            <text:p>0.583</text:p>
          </table:table-cell>
          <table:table-cell table:formula="of:=[.$B$13]*EXP(-(([.$D576]-[.$B$10])^2)/(2*[.B$5]))" office:value-type="float" office:value="70.480949422936">
            <text:p>70.4809494229</text:p>
          </table:table-cell>
          <table:table-cell table:formula="of:=[.$B$13]*EXP(-(([.$D576]-[.$B$10])^2)/(2*[.C$5]))" office:value-type="float" office:value="65.1452830026583">
            <text:p>65.1452830027</text:p>
          </table:table-cell>
          <table:table-cell table:formula="of:=[.$B$13]*EXP(-(([.$D576]-[.$B$10])^2)/(2*[.D$5]))" office:value-type="float" office:value="53.9953470918965">
            <text:p>53.9953470919</text:p>
          </table:table-cell>
          <table:table-cell table:formula="of:=[.$B$13]*EXP(-(([.$D576]-[.$B$10])^2)/(2*[.E$5]))" office:value-type="float" office:value="26.9449827237674">
            <text:p>26.9449827238</text:p>
          </table:table-cell>
          <table:table-cell table:formula="of:=[.$B$13]*EXP(-(([.$D576]-[.$B$10])^2)/(2*[.F$5]))" office:value-type="float" office:value="0.552312871553875">
            <text:p>0.5523128716</text:p>
          </table:table-cell>
          <table:table-cell table:formula="of:=[.$B$13]*EXP(-(([.$D576]-[.$B$10])^2)/(2*[.G$5]))" office:value-type="float" office:value="0.0000000000000143303595841001">
            <text:p>1.43303595841001E-014</text:p>
          </table:table-cell>
        </table:table-row>
        <table:table-row table:style-name="ro1">
          <table:table-cell table:number-columns-repeated="3"/>
          <table:table-cell office:value-type="float" office:value="0.583499999999969">
            <text:p>0.5835</text:p>
          </table:table-cell>
          <table:table-cell table:formula="of:=[.$B$13]*EXP(-(([.$D577]-[.$B$10])^2)/(2*[.B$5]))" office:value-type="float" office:value="70.183621035254">
            <text:p>70.1836210353</text:p>
          </table:table-cell>
          <table:table-cell table:formula="of:=[.$B$13]*EXP(-(([.$D577]-[.$B$10])^2)/(2*[.C$5]))" office:value-type="float" office:value="64.808780154615">
            <text:p>64.8087801546</text:p>
          </table:table-cell>
          <table:table-cell table:formula="of:=[.$B$13]*EXP(-(([.$D577]-[.$B$10])^2)/(2*[.D$5]))" office:value-type="float" office:value="53.5947194746357">
            <text:p>53.5947194746</text:p>
          </table:table-cell>
          <table:table-cell table:formula="of:=[.$B$13]*EXP(-(([.$D577]-[.$B$10])^2)/(2*[.E$5]))" office:value-type="float" office:value="26.5213440651386">
            <text:p>26.5213440651</text:p>
          </table:table-cell>
          <table:table-cell table:formula="of:=[.$B$13]*EXP(-(([.$D577]-[.$B$10])^2)/(2*[.F$5]))" office:value-type="float" office:value="0.518681359643763">
            <text:p>0.5186813596</text:p>
          </table:table-cell>
          <table:table-cell table:formula="of:=[.$B$13]*EXP(-(([.$D577]-[.$B$10])^2)/(2*[.G$5]))" office:value-type="float" office:value="9.22133190559912E-015">
            <text:p>9.22133190559912E-015</text:p>
          </table:table-cell>
        </table:table-row>
        <table:table-row table:style-name="ro1">
          <table:table-cell table:number-columns-repeated="3"/>
          <table:table-cell office:value-type="float" office:value="0.583999999999969">
            <text:p>0.584</text:p>
          </table:table-cell>
          <table:table-cell table:formula="of:=[.$B$13]*EXP(-(([.$D578]-[.$B$10])^2)/(2*[.B$5]))" office:value-type="float" office:value="69.8857725021991">
            <text:p>69.8857725022</text:p>
          </table:table-cell>
          <table:table-cell table:formula="of:=[.$B$13]*EXP(-(([.$D578]-[.$B$10])^2)/(2*[.C$5]))" office:value-type="float" office:value="64.472010119965">
            <text:p>64.47201012</text:p>
          </table:table-cell>
          <table:table-cell table:formula="of:=[.$B$13]*EXP(-(([.$D578]-[.$B$10])^2)/(2*[.D$5]))" office:value-type="float" office:value="53.1946849983942">
            <text:p>53.1946849984</text:p>
          </table:table-cell>
          <table:table-cell table:formula="of:=[.$B$13]*EXP(-(([.$D578]-[.$B$10])^2)/(2*[.E$5]))" office:value-type="float" office:value="26.1018815418888">
            <text:p>26.1018815419</text:p>
          </table:table-cell>
          <table:table-cell table:formula="of:=[.$B$13]*EXP(-(([.$D578]-[.$B$10])^2)/(2*[.F$5]))" office:value-type="float" office:value="0.486913981980519">
            <text:p>0.486913982</text:p>
          </table:table-cell>
          <table:table-cell table:formula="of:=[.$B$13]*EXP(-(([.$D578]-[.$B$10])^2)/(2*[.G$5]))" office:value-type="float" office:value="5.91807261061802E-015">
            <text:p>5.91807261061802E-015</text:p>
          </table:table-cell>
        </table:table-row>
        <table:table-row table:style-name="ro1">
          <table:table-cell table:number-columns-repeated="3"/>
          <table:table-cell office:value-type="float" office:value="0.584499999999969">
            <text:p>0.5845</text:p>
          </table:table-cell>
          <table:table-cell table:formula="of:=[.$B$13]*EXP(-(([.$D579]-[.$B$10])^2)/(2*[.B$5]))" office:value-type="float" office:value="69.5874211238381">
            <text:p>69.5874211238</text:p>
          </table:table-cell>
          <table:table-cell table:formula="of:=[.$B$13]*EXP(-(([.$D579]-[.$B$10])^2)/(2*[.C$5]))" office:value-type="float" office:value="64.134995182111">
            <text:p>64.1349951821</text:p>
          </table:table-cell>
          <table:table-cell table:formula="of:=[.$B$13]*EXP(-(([.$D579]-[.$B$10])^2)/(2*[.D$5]))" office:value-type="float" office:value="52.7952748876374">
            <text:p>52.7952748876</text:p>
          </table:table-cell>
          <table:table-cell table:formula="of:=[.$B$13]*EXP(-(([.$D579]-[.$B$10])^2)/(2*[.E$5]))" office:value-type="float" office:value="25.6866083167571">
            <text:p>25.6866083168</text:p>
          </table:table-cell>
          <table:table-cell table:formula="of:=[.$B$13]*EXP(-(([.$D579]-[.$B$10])^2)/(2*[.F$5]))" office:value-type="float" office:value="0.456919801860749">
            <text:p>0.4569198019</text:p>
          </table:table-cell>
          <table:table-cell table:formula="of:=[.$B$13]*EXP(-(([.$D579]-[.$B$10])^2)/(2*[.G$5]))" office:value-type="float" office:value="3.78806126395123E-015">
            <text:p>3.78806126395123E-015</text:p>
          </table:table-cell>
        </table:table-row>
        <table:table-row table:style-name="ro1">
          <table:table-cell table:number-columns-repeated="3"/>
          <table:table-cell office:value-type="float" office:value="0.584999999999969">
            <text:p>0.585</text:p>
          </table:table-cell>
          <table:table-cell table:formula="of:=[.$B$13]*EXP(-(([.$D580]-[.$B$10])^2)/(2*[.B$5]))" office:value-type="float" office:value="69.2885841648207">
            <text:p>69.2885841648</text:p>
          </table:table-cell>
          <table:table-cell table:formula="of:=[.$B$13]*EXP(-(([.$D580]-[.$B$10])^2)/(2*[.C$5]))" office:value-type="float" office:value="63.7977575311111">
            <text:p>63.7977575311</text:p>
          </table:table-cell>
          <table:table-cell table:formula="of:=[.$B$13]*EXP(-(([.$D580]-[.$B$10])^2)/(2*[.D$5]))" office:value-type="float" office:value="52.3965200496132">
            <text:p>52.3965200496</text:p>
          </table:table-cell>
          <table:table-cell table:formula="of:=[.$B$13]*EXP(-(([.$D580]-[.$B$10])^2)/(2*[.E$5]))" office:value-type="float" office:value="25.2755361570702">
            <text:p>25.2755361571</text:p>
          </table:table-cell>
          <table:table-cell table:formula="of:=[.$B$13]*EXP(-(([.$D580]-[.$B$10])^2)/(2*[.F$5]))" office:value-type="float" office:value="0.42861152321583">
            <text:p>0.4286115232</text:p>
          </table:table-cell>
          <table:table-cell table:formula="of:=[.$B$13]*EXP(-(([.$D580]-[.$B$10])^2)/(2*[.G$5]))" office:value-type="float" office:value="2.41826432182267E-015">
            <text:p>2.41826432182267E-015</text:p>
          </table:table-cell>
        </table:table-row>
        <table:table-row table:style-name="ro1">
          <table:table-cell table:number-columns-repeated="3"/>
          <table:table-cell office:value-type="float" office:value="0.585499999999969">
            <text:p>0.5855</text:p>
          </table:table-cell>
          <table:table-cell table:formula="of:=[.$B$13]*EXP(-(([.$D581]-[.$B$10])^2)/(2*[.B$5]))" office:value-type="float" office:value="68.9892788527812">
            <text:p>68.9892788528</text:p>
          </table:table-cell>
          <table:table-cell table:formula="of:=[.$B$13]*EXP(-(([.$D581]-[.$B$10])^2)/(2*[.C$5]))" office:value-type="float" office:value="63.460319261414">
            <text:p>63.4603192614</text:p>
          </table:table-cell>
          <table:table-cell table:formula="of:=[.$B$13]*EXP(-(([.$D581]-[.$B$10])^2)/(2*[.D$5]))" office:value-type="float" office:value="51.998451071226">
            <text:p>51.9984510712</text:p>
          </table:table-cell>
          <table:table-cell table:formula="of:=[.$B$13]*EXP(-(([.$D581]-[.$B$10])^2)/(2*[.E$5]))" office:value-type="float" office:value="24.868675452499">
            <text:p>24.8686754525</text:p>
          </table:table-cell>
          <table:table-cell table:formula="of:=[.$B$13]*EXP(-(([.$D581]-[.$B$10])^2)/(2*[.F$5]))" office:value-type="float" office:value="0.401905393993973">
            <text:p>0.401905394</text:p>
          </table:table-cell>
          <table:table-cell table:formula="of:=[.$B$13]*EXP(-(([.$D581]-[.$B$10])^2)/(2*[.G$5]))" office:value-type="float" office:value="1.53971596275041E-015">
            <text:p>1.53971596275041E-015</text:p>
          </table:table-cell>
        </table:table-row>
        <table:table-row table:style-name="ro1">
          <table:table-cell table:number-columns-repeated="3"/>
          <table:table-cell office:value-type="float" office:value="0.585999999999969">
            <text:p>0.586</text:p>
          </table:table-cell>
          <table:table-cell table:formula="of:=[.$B$13]*EXP(-(([.$D582]-[.$B$10])^2)/(2*[.B$5]))" office:value-type="float" office:value="68.6895223767514">
            <text:p>68.6895223768</text:p>
          </table:table-cell>
          <table:table-cell table:formula="of:=[.$B$13]*EXP(-(([.$D582]-[.$B$10])^2)/(2*[.C$5]))" office:value-type="float" office:value="63.1227023696196">
            <text:p>63.1227023696</text:p>
          </table:table-cell>
          <table:table-cell table:formula="of:=[.$B$13]*EXP(-(([.$D582]-[.$B$10])^2)/(2*[.D$5]))" office:value-type="float" office:value="51.6010982160037">
            <text:p>51.601098216</text:p>
          </table:table-cell>
          <table:table-cell table:formula="of:=[.$B$13]*EXP(-(([.$D582]-[.$B$10])^2)/(2*[.E$5]))" office:value-type="float" office:value="24.4660352331808">
            <text:p>24.4660352332</text:p>
          </table:table-cell>
          <table:table-cell table:formula="of:=[.$B$13]*EXP(-(([.$D582]-[.$B$10])^2)/(2*[.F$5]))" office:value-type="float" office:value="0.376721109034782">
            <text:p>0.376721109</text:p>
          </table:table-cell>
          <table:table-cell table:formula="of:=[.$B$13]*EXP(-(([.$D582]-[.$B$10])^2)/(2*[.G$5]))" office:value-type="float" office:value="9.77749326592719E-016">
            <text:p>9.77749326592719E-016</text:p>
          </table:table-cell>
        </table:table-row>
        <table:table-row table:style-name="ro1">
          <table:table-cell table:number-columns-repeated="3"/>
          <table:table-cell office:value-type="float" office:value="0.586499999999969">
            <text:p>0.5865</text:p>
          </table:table-cell>
          <table:table-cell table:formula="of:=[.$B$13]*EXP(-(([.$D583]-[.$B$10])^2)/(2*[.B$5]))" office:value-type="float" office:value="68.3893318855858">
            <text:p>68.3893318856</text:p>
          </table:table-cell>
          <table:table-cell table:formula="of:=[.$B$13]*EXP(-(([.$D583]-[.$B$10])^2)/(2*[.C$5]))" office:value-type="float" office:value="62.7849287522673">
            <text:p>62.7849287523</text:p>
          </table:table-cell>
          <table:table-cell table:formula="of:=[.$B$13]*EXP(-(([.$D583]-[.$B$10])^2)/(2*[.D$5]))" office:value-type="float" office:value="51.204491421161">
            <text:p>51.2044914212</text:p>
          </table:table-cell>
          <table:table-cell table:formula="of:=[.$B$13]*EXP(-(([.$D583]-[.$B$10])^2)/(2*[.E$5]))" office:value-type="float" office:value="24.0676231881936">
            <text:p>24.0676231882</text:p>
          </table:table-cell>
          <table:table-cell table:formula="of:=[.$B$13]*EXP(-(([.$D583]-[.$B$10])^2)/(2*[.F$5]))" office:value-type="float" office:value="0.352981712680812">
            <text:p>0.3529817127</text:p>
          </table:table-cell>
          <table:table-cell table:formula="of:=[.$B$13]*EXP(-(([.$D583]-[.$B$10])^2)/(2*[.G$5]))" office:value-type="float" office:value="6.19247851148015E-016">
            <text:p>6.19247851148015E-016</text:p>
          </table:table-cell>
        </table:table-row>
        <table:table-row table:style-name="ro1">
          <table:table-cell table:number-columns-repeated="3"/>
          <table:table-cell office:value-type="float" office:value="0.586999999999968">
            <text:p>0.587</text:p>
          </table:table-cell>
          <table:table-cell table:formula="of:=[.$B$13]*EXP(-(([.$D584]-[.$B$10])^2)/(2*[.B$5]))" office:value-type="float" office:value="68.0887244863985">
            <text:p>68.0887244864</text:p>
          </table:table-cell>
          <table:table-cell table:formula="of:=[.$B$13]*EXP(-(([.$D584]-[.$B$10])^2)/(2*[.C$5]))" office:value-type="float" office:value="62.4470202036523">
            <text:p>62.4470202037</text:p>
          </table:table-cell>
          <table:table-cell table:formula="of:=[.$B$13]*EXP(-(([.$D584]-[.$B$10])^2)/(2*[.D$5]))" office:value-type="float" office:value="50.8086602947588">
            <text:p>50.8086602948</text:p>
          </table:table-cell>
          <table:table-cell table:formula="of:=[.$B$13]*EXP(-(([.$D584]-[.$B$10])^2)/(2*[.E$5]))" office:value-type="float" office:value="23.6734456843657">
            <text:p>23.6734456844</text:p>
          </table:table-cell>
          <table:table-cell table:formula="of:=[.$B$13]*EXP(-(([.$D584]-[.$B$10])^2)/(2*[.F$5]))" office:value-type="float" office:value="0.330613501355939">
            <text:p>0.3306135014</text:p>
          </table:table-cell>
          <table:table-cell table:formula="of:=[.$B$13]*EXP(-(([.$D584]-[.$B$10])^2)/(2*[.G$5]))" office:value-type="float" office:value="3.9115740868939E-016">
            <text:p>3.9115740868939E-016</text:p>
          </table:table-cell>
        </table:table-row>
        <table:table-row table:style-name="ro1">
          <table:table-cell table:number-columns-repeated="3"/>
          <table:table-cell office:value-type="float" office:value="0.587499999999968">
            <text:p>0.5875</text:p>
          </table:table-cell>
          <table:table-cell table:formula="of:=[.$B$13]*EXP(-(([.$D585]-[.$B$10])^2)/(2*[.B$5]))" office:value-type="float" office:value="67.7877172430099">
            <text:p>67.787717243</text:p>
          </table:table-cell>
          <table:table-cell table:formula="of:=[.$B$13]*EXP(-(([.$D585]-[.$B$10])^2)/(2*[.C$5]))" office:value-type="float" office:value="62.1089984136652">
            <text:p>62.1089984137</text:p>
          </table:table-cell>
          <table:table-cell table:formula="of:=[.$B$13]*EXP(-(([.$D585]-[.$B$10])^2)/(2*[.D$5]))" office:value-type="float" office:value="50.4136341129527">
            <text:p>50.413634113</text:p>
          </table:table-cell>
          <table:table-cell table:formula="of:=[.$B$13]*EXP(-(([.$D585]-[.$B$10])^2)/(2*[.E$5]))" office:value-type="float" office:value="23.2835077853989">
            <text:p>23.2835077854</text:p>
          </table:table-cell>
          <table:table-cell table:formula="of:=[.$B$13]*EXP(-(([.$D585]-[.$B$10])^2)/(2*[.F$5]))" office:value-type="float" office:value="0.309545926325811">
            <text:p>0.3095459263</text:p>
          </table:table-cell>
          <table:table-cell table:formula="of:=[.$B$13]*EXP(-(([.$D585]-[.$B$10])^2)/(2*[.G$5]))" office:value-type="float" office:value="2.46427222454084E-016">
            <text:p>2.46427222454084E-016</text:p>
          </table:table-cell>
        </table:table-row>
        <table:table-row table:style-name="ro1">
          <table:table-cell table:number-columns-repeated="3"/>
          <table:table-cell office:value-type="float" office:value="0.587999999999968">
            <text:p>0.588</text:p>
          </table:table-cell>
          <table:table-cell table:formula="of:=[.$B$13]*EXP(-(([.$D586]-[.$B$10])^2)/(2*[.B$5]))" office:value-type="float" office:value="67.4863271744114">
            <text:p>67.4863271744</text:p>
          </table:table-cell>
          <table:table-cell table:formula="of:=[.$B$13]*EXP(-(([.$D586]-[.$B$10])^2)/(2*[.C$5]))" office:value-type="float" office:value="61.7708849656673">
            <text:p>61.7708849657</text:p>
          </table:table-cell>
          <table:table-cell table:formula="of:=[.$B$13]*EXP(-(([.$D586]-[.$B$10])^2)/(2*[.D$5]))" office:value-type="float" office:value="50.0194418173475">
            <text:p>50.0194418173</text:p>
          </table:table-cell>
          <table:table-cell table:formula="of:=[.$B$13]*EXP(-(([.$D586]-[.$B$10])^2)/(2*[.E$5]))" office:value-type="float" office:value="22.8978132713041">
            <text:p>22.8978132713</text:p>
          </table:table-cell>
          <table:table-cell table:formula="of:=[.$B$13]*EXP(-(([.$D586]-[.$B$10])^2)/(2*[.F$5]))" office:value-type="float" office:value="0.289711496842729">
            <text:p>0.2897114968</text:p>
          </table:table-cell>
          <table:table-cell table:formula="of:=[.$B$13]*EXP(-(([.$D586]-[.$B$10])^2)/(2*[.G$5]))" office:value-type="float" office:value="1.54837401068662E-016">
            <text:p>1.54837401068662E-016</text:p>
          </table:table-cell>
        </table:table-row>
        <table:table-row table:style-name="ro1">
          <table:table-cell table:number-columns-repeated="3"/>
          <table:table-cell office:value-type="float" office:value="0.588499999999968">
            <text:p>0.5885</text:p>
          </table:table-cell>
          <table:table-cell table:formula="of:=[.$B$13]*EXP(-(([.$D587]-[.$B$10])^2)/(2*[.B$5]))" office:value-type="float" office:value="67.1845712532363">
            <text:p>67.1845712532</text:p>
          </table:table-cell>
          <table:table-cell table:formula="of:=[.$B$13]*EXP(-(([.$D587]-[.$B$10])^2)/(2*[.C$5]))" office:value-type="float" office:value="61.432701334386">
            <text:p>61.4327013344</text:p>
          </table:table-cell>
          <table:table-cell table:formula="of:=[.$B$13]*EXP(-(([.$D587]-[.$B$10])^2)/(2*[.D$5]))" office:value-type="float" office:value="49.6261120124359">
            <text:p>49.6261120124</text:p>
          </table:table-cell>
          <table:table-cell table:formula="of:=[.$B$13]*EXP(-(([.$D587]-[.$B$10])^2)/(2*[.E$5]))" office:value-type="float" office:value="22.5163646581142">
            <text:p>22.5163646581</text:p>
          </table:table-cell>
          <table:table-cell table:formula="of:=[.$B$13]*EXP(-(([.$D587]-[.$B$10])^2)/(2*[.F$5]))" office:value-type="float" office:value="0.271045683861747">
            <text:p>0.2710456839</text:p>
          </table:table-cell>
          <table:table-cell table:formula="of:=[.$B$13]*EXP(-(([.$D587]-[.$B$10])^2)/(2*[.G$5]))" office:value-type="float" office:value="9.70315868072492E-017">
            <text:p>9.70315868072492E-017</text:p>
          </table:table-cell>
        </table:table-row>
        <table:table-row table:style-name="ro1">
          <table:table-cell table:number-columns-repeated="3"/>
          <table:table-cell office:value-type="float" office:value="0.588999999999968">
            <text:p>0.589</text:p>
          </table:table-cell>
          <table:table-cell table:formula="of:=[.$B$13]*EXP(-(([.$D588]-[.$B$10])^2)/(2*[.B$5]))" office:value-type="float" office:value="66.8824664042472">
            <text:p>66.8824664042</text:p>
          </table:table-cell>
          <table:table-cell table:formula="of:=[.$B$13]*EXP(-(([.$D588]-[.$B$10])^2)/(2*[.C$5]))" office:value-type="float" office:value="61.0944688838432">
            <text:p>61.0944688838</text:p>
          </table:table-cell>
          <table:table-cell table:formula="of:=[.$B$13]*EXP(-(([.$D588]-[.$B$10])^2)/(2*[.D$5]))" office:value-type="float" office:value="49.233672963139">
            <text:p>49.2336729631</text:p>
          </table:table-cell>
          <table:table-cell table:formula="of:=[.$B$13]*EXP(-(([.$D588]-[.$B$10])^2)/(2*[.E$5]))" office:value-type="float" office:value="22.1391632178727">
            <text:p>22.1391632179</text:p>
          </table:table-cell>
          <table:table-cell table:formula="of:=[.$B$13]*EXP(-(([.$D588]-[.$B$10])^2)/(2*[.F$5]))" office:value-type="float" office:value="0.253486824503288">
            <text:p>0.2534868245</text:p>
          </table:table-cell>
          <table:table-cell table:formula="of:=[.$B$13]*EXP(-(([.$D588]-[.$B$10])^2)/(2*[.G$5]))" office:value-type="float" office:value="6.06457629039914E-017">
            <text:p>6.06457629039914E-017</text:p>
          </table:table-cell>
        </table:table-row>
        <table:table-row table:style-name="ro1">
          <table:table-cell table:number-columns-repeated="3"/>
          <table:table-cell office:value-type="float" office:value="0.589499999999968">
            <text:p>0.5895</text:p>
          </table:table-cell>
          <table:table-cell table:formula="of:=[.$B$13]*EXP(-(([.$D589]-[.$B$10])^2)/(2*[.B$5]))" office:value-type="float" office:value="66.5800295028341">
            <text:p>66.5800295028</text:p>
          </table:table-cell>
          <table:table-cell table:formula="of:=[.$B$13]*EXP(-(([.$D589]-[.$B$10])^2)/(2*[.C$5]))" office:value-type="float" office:value="60.7562088653097">
            <text:p>60.7562088653</text:p>
          </table:table-cell>
          <table:table-cell table:formula="of:=[.$B$13]*EXP(-(([.$D589]-[.$B$10])^2)/(2*[.D$5]))" office:value-type="float" office:value="48.8421525924383">
            <text:p>48.8421525924</text:p>
          </table:table-cell>
          <table:table-cell table:formula="of:=[.$B$13]*EXP(-(([.$D589]-[.$B$10])^2)/(2*[.E$5]))" office:value-type="float" office:value="21.7662089988755">
            <text:p>21.7662089989</text:p>
          </table:table-cell>
          <table:table-cell table:formula="of:=[.$B$13]*EXP(-(([.$D589]-[.$B$10])^2)/(2*[.F$5]))" office:value-type="float" office:value="0.236976027423224">
            <text:p>0.2369760274</text:p>
          </table:table-cell>
          <table:table-cell table:formula="of:=[.$B$13]*EXP(-(([.$D589]-[.$B$10])^2)/(2*[.G$5]))" office:value-type="float" office:value="3.78040094625659E-017">
            <text:p>3.78040094625659E-017</text:p>
          </table:table-cell>
        </table:table-row>
        <table:table-row table:style-name="ro1">
          <table:table-cell table:number-columns-repeated="3"/>
          <table:table-cell office:value-type="float" office:value="0.589999999999968">
            <text:p>0.59</text:p>
          </table:table-cell>
          <table:table-cell table:formula="of:=[.$B$13]*EXP(-(([.$D590]-[.$B$10])^2)/(2*[.B$5]))" office:value-type="float" office:value="66.2772773735275">
            <text:p>66.2772773735</text:p>
          </table:table-cell>
          <table:table-cell table:formula="of:=[.$B$13]*EXP(-(([.$D590]-[.$B$10])^2)/(2*[.C$5]))" office:value-type="float" office:value="60.4179424152902">
            <text:p>60.4179424153</text:p>
          </table:table-cell>
          <table:table-cell table:formula="of:=[.$B$13]*EXP(-(([.$D590]-[.$B$10])^2)/(2*[.D$5]))" office:value-type="float" office:value="48.4515784791047">
            <text:p>48.4515784791</text:p>
          </table:table-cell>
          <table:table-cell table:formula="of:=[.$B$13]*EXP(-(([.$D590]-[.$B$10])^2)/(2*[.E$5]))" office:value-type="float" office:value="21.3975008461535">
            <text:p>21.3975008462</text:p>
          </table:table-cell>
          <table:table-cell table:formula="of:=[.$B$13]*EXP(-(([.$D590]-[.$B$10])^2)/(2*[.F$5]))" office:value-type="float" office:value="0.221457079239355">
            <text:p>0.2214570792</text:p>
          </table:table-cell>
          <table:table-cell table:formula="of:=[.$B$13]*EXP(-(([.$D590]-[.$B$10])^2)/(2*[.G$5]))" office:value-type="float" office:value="2.35031099444178E-017">
            <text:p>2.35031099444178E-017</text:p>
          </table:table-cell>
        </table:table-row>
        <table:table-row table:style-name="ro1">
          <table:table-cell table:number-columns-repeated="3"/>
          <table:table-cell office:value-type="float" office:value="0.590499999999968">
            <text:p>0.5905</text:p>
          </table:table-cell>
          <table:table-cell table:formula="of:=[.$B$13]*EXP(-(([.$D591]-[.$B$10])^2)/(2*[.B$5]))" office:value-type="float" office:value="65.9742267885225">
            <text:p>65.9742267885</text:p>
          </table:table-cell>
          <table:table-cell table:formula="of:=[.$B$13]*EXP(-(([.$D591]-[.$B$10])^2)/(2*[.C$5]))" office:value-type="float" office:value="60.0796905535356">
            <text:p>60.0796905535</text:p>
          </table:table-cell>
          <table:table-cell table:formula="of:=[.$B$13]*EXP(-(([.$D591]-[.$B$10])^2)/(2*[.D$5]))" office:value-type="float" office:value="48.0619778555208">
            <text:p>48.0619778555</text:p>
          </table:table-cell>
          <table:table-cell table:formula="of:=[.$B$13]*EXP(-(([.$D591]-[.$B$10])^2)/(2*[.E$5]))" office:value-type="float" office:value="21.0330364221772">
            <text:p>21.0330364222</text:p>
          </table:table-cell>
          <table:table-cell table:formula="of:=[.$B$13]*EXP(-(([.$D591]-[.$B$10])^2)/(2*[.F$5]))" office:value-type="float" office:value="0.20687635215053">
            <text:p>0.2068763522</text:p>
          </table:table-cell>
          <table:table-cell table:formula="of:=[.$B$13]*EXP(-(([.$D591]-[.$B$10])^2)/(2*[.G$5]))" office:value-type="float" office:value="1.45734666205129E-017">
            <text:p>1.45734666205129E-017</text:p>
          </table:table-cell>
        </table:table-row>
        <table:table-row table:style-name="ro1">
          <table:table-cell table:number-columns-repeated="3"/>
          <table:table-cell office:value-type="float" office:value="0.590999999999968">
            <text:p>0.591</text:p>
          </table:table-cell>
          <table:table-cell table:formula="of:=[.$B$13]*EXP(-(([.$D592]-[.$B$10])^2)/(2*[.B$5]))" office:value-type="float" office:value="65.6708944662184">
            <text:p>65.6708944662</text:p>
          </table:table-cell>
          <table:table-cell table:formula="of:=[.$B$13]*EXP(-(([.$D592]-[.$B$10])^2)/(2*[.C$5]))" office:value-type="float" office:value="59.7414741810862">
            <text:p>59.7414741811</text:p>
          </table:table-cell>
          <table:table-cell table:formula="of:=[.$B$13]*EXP(-(([.$D592]-[.$B$10])^2)/(2*[.D$5]))" office:value-type="float" office:value="47.6733776055984">
            <text:p>47.6733776056</text:p>
          </table:table-cell>
          <table:table-cell table:formula="of:=[.$B$13]*EXP(-(([.$D592]-[.$B$10])^2)/(2*[.E$5]))" office:value-type="float" office:value="20.6728122277711">
            <text:p>20.6728122278</text:p>
          </table:table-cell>
          <table:table-cell table:formula="of:=[.$B$13]*EXP(-(([.$D592]-[.$B$10])^2)/(2*[.F$5]))" office:value-type="float" office:value="0.193182712873061">
            <text:p>0.1931827129</text:p>
          </table:table-cell>
          <table:table-cell table:formula="of:=[.$B$13]*EXP(-(([.$D592]-[.$B$10])^2)/(2*[.G$5]))" office:value-type="float" office:value="9.01260792669459E-018">
            <text:p>9.01260792669459E-018</text:p>
          </table:table-cell>
        </table:table-row>
        <table:table-row table:style-name="ro1">
          <table:table-cell table:number-columns-repeated="3"/>
          <table:table-cell office:value-type="float" office:value="0.591499999999968">
            <text:p>0.5915</text:p>
          </table:table-cell>
          <table:table-cell table:formula="of:=[.$B$13]*EXP(-(([.$D593]-[.$B$10])^2)/(2*[.B$5]))" office:value-type="float" office:value="65.3672970697694">
            <text:p>65.3672970698</text:p>
          </table:table-cell>
          <table:table-cell table:formula="of:=[.$B$13]*EXP(-(([.$D593]-[.$B$10])^2)/(2*[.C$5]))" office:value-type="float" office:value="59.4033140783419">
            <text:p>59.4033140783</text:p>
          </table:table-cell>
          <table:table-cell table:formula="of:=[.$B$13]*EXP(-(([.$D593]-[.$B$10])^2)/(2*[.D$5]))" office:value-type="float" office:value="47.2858042627899">
            <text:p>47.2858042628</text:p>
          </table:table-cell>
          <table:table-cell table:formula="of:=[.$B$13]*EXP(-(([.$D593]-[.$B$10])^2)/(2*[.E$5]))" office:value-type="float" office:value="20.3168236232192">
            <text:p>20.3168236232</text:p>
          </table:table-cell>
          <table:table-cell table:formula="of:=[.$B$13]*EXP(-(([.$D593]-[.$B$10])^2)/(2*[.F$5]))" office:value-type="float" office:value="0.18032743300731">
            <text:p>0.180327433</text:p>
          </table:table-cell>
          <table:table-cell table:formula="of:=[.$B$13]*EXP(-(([.$D593]-[.$B$10])^2)/(2*[.G$5]))" office:value-type="float" office:value="5.5588909673017E-018">
            <text:p>5.5588909673017E-018</text:p>
          </table:table-cell>
        </table:table-row>
        <table:table-row table:style-name="ro1">
          <table:table-cell table:number-columns-repeated="3"/>
          <table:table-cell office:value-type="float" office:value="0.591999999999968">
            <text:p>0.592</text:p>
          </table:table-cell>
          <table:table-cell table:formula="of:=[.$B$13]*EXP(-(([.$D594]-[.$B$10])^2)/(2*[.B$5]))" office:value-type="float" office:value="65.0634512056514">
            <text:p>65.0634512057</text:p>
          </table:table-cell>
          <table:table-cell table:formula="of:=[.$B$13]*EXP(-(([.$D594]-[.$B$10])^2)/(2*[.C$5]))" office:value-type="float" office:value="59.0652309031644">
            <text:p>59.0652309032</text:p>
          </table:table-cell>
          <table:table-cell table:formula="of:=[.$B$13]*EXP(-(([.$D594]-[.$B$10])^2)/(2*[.D$5]))" office:value-type="float" office:value="46.8992840081946">
            <text:p>46.8992840082</text:p>
          </table:table-cell>
          <table:table-cell table:formula="of:=[.$B$13]*EXP(-(([.$D594]-[.$B$10])^2)/(2*[.E$5]))" office:value-type="float" office:value="19.9650648495502">
            <text:p>19.9650648496</text:p>
          </table:table-cell>
          <table:table-cell table:formula="of:=[.$B$13]*EXP(-(([.$D594]-[.$B$10])^2)/(2*[.F$5]))" office:value-type="float" office:value="0.168264100936516">
            <text:p>0.1682641009</text:p>
          </table:table-cell>
          <table:table-cell table:formula="of:=[.$B$13]*EXP(-(([.$D594]-[.$B$10])^2)/(2*[.G$5]))" office:value-type="float" office:value="3.41960467893142E-018">
            <text:p>3.41960467893142E-018</text:p>
          </table:table-cell>
        </table:table-row>
        <table:table-row table:style-name="ro1">
          <table:table-cell table:number-columns-repeated="3"/>
          <table:table-cell office:value-type="float" office:value="0.592499999999968">
            <text:p>0.5925</text:p>
          </table:table-cell>
          <table:table-cell table:formula="of:=[.$B$13]*EXP(-(([.$D595]-[.$B$10])^2)/(2*[.B$5]))" office:value-type="float" office:value="64.7593734222404">
            <text:p>64.7593734222</text:p>
          </table:table-cell>
          <table:table-cell table:formula="of:=[.$B$13]*EXP(-(([.$D595]-[.$B$10])^2)/(2*[.C$5]))" office:value-type="float" office:value="58.7272451890075">
            <text:p>58.727245189</text:p>
          </table:table-cell>
          <table:table-cell table:formula="of:=[.$B$13]*EXP(-(([.$D595]-[.$B$10])^2)/(2*[.D$5]))" office:value-type="float" office:value="46.5138426687571">
            <text:p>46.5138426688</text:p>
          </table:table-cell>
          <table:table-cell table:formula="of:=[.$B$13]*EXP(-(([.$D595]-[.$B$10])^2)/(2*[.E$5]))" office:value-type="float" office:value="19.6175290499831">
            <text:p>19.61752905</text:p>
          </table:table-cell>
          <table:table-cell table:formula="of:=[.$B$13]*EXP(-(([.$D595]-[.$B$10])^2)/(2*[.F$5]))" office:value-type="float" office:value="0.156948535349043">
            <text:p>0.1569485353</text:p>
          </table:table-cell>
          <table:table-cell table:formula="of:=[.$B$13]*EXP(-(([.$D595]-[.$B$10])^2)/(2*[.G$5]))" office:value-type="float" office:value="2.09803978252579E-018">
            <text:p>2.09803978252579E-018</text:p>
          </table:table-cell>
        </table:table-row>
        <table:table-row table:style-name="ro1">
          <table:table-cell table:number-columns-repeated="3"/>
          <table:table-cell office:value-type="float" office:value="0.592999999999968">
            <text:p>0.593</text:p>
          </table:table-cell>
          <table:table-cell table:formula="of:=[.$B$13]*EXP(-(([.$D596]-[.$B$10])^2)/(2*[.B$5]))" office:value-type="float" office:value="64.4550802084065">
            <text:p>64.4550802084</text:p>
          </table:table-cell>
          <table:table-cell table:formula="of:=[.$B$13]*EXP(-(([.$D596]-[.$B$10])^2)/(2*[.C$5]))" office:value-type="float" office:value="58.3893773430777">
            <text:p>58.3893773431</text:p>
          </table:table-cell>
          <table:table-cell table:formula="of:=[.$B$13]*EXP(-(([.$D596]-[.$B$10])^2)/(2*[.D$5]))" office:value-type="float" office:value="46.1295057155619">
            <text:p>46.1295057156</text:p>
          </table:table-cell>
          <table:table-cell table:formula="of:=[.$B$13]*EXP(-(([.$D596]-[.$B$10])^2)/(2*[.E$5]))" office:value-type="float" office:value="19.2742082915221">
            <text:p>19.2742082915</text:p>
          </table:table-cell>
          <table:table-cell table:formula="of:=[.$B$13]*EXP(-(([.$D596]-[.$B$10])^2)/(2*[.F$5]))" office:value-type="float" office:value="0.146338700465265">
            <text:p>0.1463387005</text:p>
          </table:table-cell>
          <table:table-cell table:formula="of:=[.$B$13]*EXP(-(([.$D596]-[.$B$10])^2)/(2*[.G$5]))" office:value-type="float" office:value="1.28381251401152E-018">
            <text:p>1.28381251401152E-018</text:p>
          </table:table-cell>
        </table:table-row>
        <table:table-row table:style-name="ro1">
          <table:table-cell table:number-columns-repeated="3"/>
          <table:table-cell office:value-type="float" office:value="0.593499999999968">
            <text:p>0.5935</text:p>
          </table:table-cell>
          <table:table-cell table:formula="of:=[.$B$13]*EXP(-(([.$D597]-[.$B$10])^2)/(2*[.B$5]))" office:value-type="float" office:value="64.150587992121">
            <text:p>64.1505879921</text:p>
          </table:table-cell>
          <table:table-cell table:formula="of:=[.$B$13]*EXP(-(([.$D597]-[.$B$10])^2)/(2*[.C$5]))" office:value-type="float" office:value="58.0516476445252">
            <text:p>58.0516476445</text:p>
          </table:table-cell>
          <table:table-cell table:formula="of:=[.$B$13]*EXP(-(([.$D597]-[.$B$10])^2)/(2*[.D$5]))" office:value-type="float" office:value="45.7462982622182">
            <text:p>45.7462982622</text:p>
          </table:table-cell>
          <table:table-cell table:formula="of:=[.$B$13]*EXP(-(([.$D597]-[.$B$10])^2)/(2*[.E$5]))" office:value-type="float" office:value="18.9350935866827">
            <text:p>18.9350935867</text:p>
          </table:table-cell>
          <table:table-cell table:formula="of:=[.$B$13]*EXP(-(([.$D597]-[.$B$10])^2)/(2*[.F$5]))" office:value-type="float" office:value="0.136394623040342">
            <text:p>0.136394623</text:p>
          </table:table-cell>
          <table:table-cell table:formula="of:=[.$B$13]*EXP(-(([.$D597]-[.$B$10])^2)/(2*[.G$5]))" office:value-type="float" office:value="7.83501008621406E-019">
            <text:p>7.83501008621406E-019</text:p>
          </table:table-cell>
        </table:table-row>
        <table:table-row table:style-name="ro1">
          <table:table-cell table:number-columns-repeated="3"/>
          <table:table-cell office:value-type="float" office:value="0.593999999999968">
            <text:p>0.594</text:p>
          </table:table-cell>
          <table:table-cell table:formula="of:=[.$B$13]*EXP(-(([.$D598]-[.$B$10])^2)/(2*[.B$5]))" office:value-type="float" office:value="63.8459131390781">
            <text:p>63.8459131391</text:p>
          </table:table-cell>
          <table:table-cell table:formula="of:=[.$B$13]*EXP(-(([.$D598]-[.$B$10])^2)/(2*[.C$5]))" office:value-type="float" office:value="57.7140762426648">
            <text:p>57.7140762427</text:p>
          </table:table-cell>
          <table:table-cell table:formula="of:=[.$B$13]*EXP(-(([.$D598]-[.$B$10])^2)/(2*[.D$5]))" office:value-type="float" office:value="45.3642450633405">
            <text:p>45.3642450633</text:p>
          </table:table-cell>
          <table:table-cell table:formula="of:=[.$B$13]*EXP(-(([.$D598]-[.$B$10])^2)/(2*[.E$5]))" office:value-type="float" office:value="18.6001749153377">
            <text:p>18.6001749153</text:p>
          </table:table-cell>
          <table:table-cell table:formula="of:=[.$B$13]*EXP(-(([.$D598]-[.$B$10])^2)/(2*[.F$5]))" office:value-type="float" office:value="0.12707831120498">
            <text:p>0.1270783112</text:p>
          </table:table-cell>
          <table:table-cell table:formula="of:=[.$B$13]*EXP(-(([.$D598]-[.$B$10])^2)/(2*[.G$5]))" office:value-type="float" office:value="4.76900287843021E-019">
            <text:p>4.76900287843021E-019</text:p>
          </table:table-cell>
        </table:table-row>
        <table:table-row table:style-name="ro1">
          <table:table-cell table:number-columns-repeated="3"/>
          <table:table-cell office:value-type="float" office:value="0.594499999999968">
            <text:p>0.5945</text:p>
          </table:table-cell>
          <table:table-cell table:formula="of:=[.$B$13]*EXP(-(([.$D599]-[.$B$10])^2)/(2*[.B$5]))" office:value-type="float" office:value="63.541071951331">
            <text:p>63.5410719513</text:p>
          </table:table-cell>
          <table:table-cell table:formula="of:=[.$B$13]*EXP(-(([.$D599]-[.$B$10])^2)/(2*[.C$5]))" office:value-type="float" office:value="57.3766831552272">
            <text:p>57.3766831552</text:p>
          </table:table-cell>
          <table:table-cell table:formula="of:=[.$B$13]*EXP(-(([.$D599]-[.$B$10])^2)/(2*[.D$5]))" office:value-type="float" office:value="44.9833705131195">
            <text:p>44.9833705131</text:p>
          </table:table-cell>
          <table:table-cell table:formula="of:=[.$B$13]*EXP(-(([.$D599]-[.$B$10])^2)/(2*[.E$5]))" office:value-type="float" office:value="18.2694412466654">
            <text:p>18.2694412467</text:p>
          </table:table-cell>
          <table:table-cell table:formula="of:=[.$B$13]*EXP(-(([.$D599]-[.$B$10])^2)/(2*[.F$5]))" office:value-type="float" office:value="0.118353675197296">
            <text:p>0.1183536752</text:p>
          </table:table-cell>
          <table:table-cell table:formula="of:=[.$B$13]*EXP(-(([.$D599]-[.$B$10])^2)/(2*[.G$5]))" office:value-type="float" office:value="2.89511406150008E-019">
            <text:p>2.89511406150008E-019</text:p>
          </table:table-cell>
        </table:table-row>
        <table:table-row table:style-name="ro1">
          <table:table-cell table:number-columns-repeated="3"/>
          <table:table-cell office:value-type="float" office:value="0.594999999999968">
            <text:p>0.595</text:p>
          </table:table-cell>
          <table:table-cell table:formula="of:=[.$B$13]*EXP(-(([.$D600]-[.$B$10])^2)/(2*[.B$5]))" office:value-type="float" office:value="63.2360806659425">
            <text:p>63.2360806659</text:p>
          </table:table-cell>
          <table:table-cell table:formula="of:=[.$B$13]*EXP(-(([.$D600]-[.$B$10])^2)/(2*[.C$5]))" office:value-type="float" office:value="57.0394882666412">
            <text:p>57.0394882666</text:p>
          </table:table-cell>
          <table:table-cell table:formula="of:=[.$B$13]*EXP(-(([.$D600]-[.$B$10])^2)/(2*[.D$5]))" office:value-type="float" office:value="44.6036986439865">
            <text:p>44.603698644</text:p>
          </table:table-cell>
          <table:table-cell table:formula="of:=[.$B$13]*EXP(-(([.$D600]-[.$B$10])^2)/(2*[.E$5]))" office:value-type="float" office:value="17.9428805611884">
            <text:p>17.9428805612</text:p>
          </table:table-cell>
          <table:table-cell table:formula="of:=[.$B$13]*EXP(-(([.$D600]-[.$B$10])^2)/(2*[.F$5]))" office:value-type="float" office:value="0.110186450030558">
            <text:p>0.11018645</text:p>
          </table:table-cell>
          <table:table-cell table:formula="of:=[.$B$13]*EXP(-(([.$D600]-[.$B$10])^2)/(2*[.G$5]))" office:value-type="float" office:value="1.75288668575881E-019">
            <text:p>1.75288668575881E-019</text:p>
          </table:table-cell>
        </table:table-row>
        <table:table-row table:style-name="ro1">
          <table:table-cell table:number-columns-repeated="3"/>
          <table:table-cell office:value-type="float" office:value="0.595499999999968">
            <text:p>0.5955</text:p>
          </table:table-cell>
          <table:table-cell table:formula="of:=[.$B$13]*EXP(-(([.$D601]-[.$B$10])^2)/(2*[.B$5]))" office:value-type="float" office:value="62.93095545365">
            <text:p>62.9309554537</text:p>
          </table:table-cell>
          <table:table-cell table:formula="of:=[.$B$13]*EXP(-(([.$D601]-[.$B$10])^2)/(2*[.C$5]))" office:value-type="float" office:value="56.702511326346">
            <text:p>56.7025113263</text:p>
          </table:table-cell>
          <table:table-cell table:formula="of:=[.$B$13]*EXP(-(([.$D601]-[.$B$10])^2)/(2*[.D$5]))" office:value-type="float" office:value="44.2252531253688">
            <text:p>44.2252531254</text:p>
          </table:table-cell>
          <table:table-cell table:formula="of:=[.$B$13]*EXP(-(([.$D601]-[.$B$10])^2)/(2*[.E$5]))" office:value-type="float" office:value="17.620479872887">
            <text:p>17.6204798729</text:p>
          </table:table-cell>
          <table:table-cell table:formula="of:=[.$B$13]*EXP(-(([.$D601]-[.$B$10])^2)/(2*[.F$5]))" office:value-type="float" office:value="0.102544120133526">
            <text:p>0.1025441201</text:p>
          </table:table-cell>
          <table:table-cell table:formula="of:=[.$B$13]*EXP(-(([.$D601]-[.$B$10])^2)/(2*[.G$5]))" office:value-type="float" office:value="1.05850295650219E-019">
            <text:p>1.05850295650219E-019</text:p>
          </table:table-cell>
        </table:table-row>
        <table:table-row table:style-name="ro1">
          <table:table-cell table:number-columns-repeated="3"/>
          <table:table-cell office:value-type="float" office:value="0.595999999999967">
            <text:p>0.596</text:p>
          </table:table-cell>
          <table:table-cell table:formula="of:=[.$B$13]*EXP(-(([.$D602]-[.$B$10])^2)/(2*[.B$5]))" office:value-type="float" office:value="62.6257124175465">
            <text:p>62.6257124175</text:p>
          </table:table-cell>
          <table:table-cell table:formula="of:=[.$B$13]*EXP(-(([.$D602]-[.$B$10])^2)/(2*[.C$5]))" office:value-type="float" office:value="56.3657719471355">
            <text:p>56.3657719471</text:p>
          </table:table-cell>
          <table:table-cell table:formula="of:=[.$B$13]*EXP(-(([.$D602]-[.$B$10])^2)/(2*[.D$5]))" office:value-type="float" office:value="43.8480572625381">
            <text:p>43.8480572625</text:p>
          </table:table-cell>
          <table:table-cell table:formula="of:=[.$B$13]*EXP(-(([.$D602]-[.$B$10])^2)/(2*[.E$5]))" office:value-type="float" office:value="17.3022252513759">
            <text:p>17.3022252514</text:p>
          </table:table-cell>
          <table:table-cell table:formula="of:=[.$B$13]*EXP(-(([.$D602]-[.$B$10])^2)/(2*[.F$5]))" office:value-type="float" office:value="0.0953958459926576">
            <text:p>0.095395846</text:p>
          </table:table-cell>
          <table:table-cell table:formula="of:=[.$B$13]*EXP(-(([.$D602]-[.$B$10])^2)/(2*[.G$5]))" office:value-type="float" office:value="6.37500277162683E-020">
            <text:p>6.37500277162683E-020</text:p>
          </table:table-cell>
        </table:table-row>
        <table:table-row table:style-name="ro1">
          <table:table-cell table:number-columns-repeated="3"/>
          <table:table-cell office:value-type="float" office:value="0.596499999999967">
            <text:p>0.5965</text:p>
          </table:table-cell>
          <table:table-cell table:formula="of:=[.$B$13]*EXP(-(([.$D603]-[.$B$10])^2)/(2*[.B$5]))" office:value-type="float" office:value="62.3203675917726">
            <text:p>62.3203675918</text:p>
          </table:table-cell>
          <table:table-cell table:formula="of:=[.$B$13]*EXP(-(([.$D603]-[.$B$10])^2)/(2*[.C$5]))" office:value-type="float" office:value="56.0292896035301">
            <text:p>56.0292896035</text:p>
          </table:table-cell>
          <table:table-cell table:formula="of:=[.$B$13]*EXP(-(([.$D603]-[.$B$10])^2)/(2*[.D$5]))" office:value-type="float" office:value="43.4721339955443">
            <text:p>43.4721339955</text:p>
          </table:table-cell>
          <table:table-cell table:formula="of:=[.$B$13]*EXP(-(([.$D603]-[.$B$10])^2)/(2*[.E$5]))" office:value-type="float" office:value="16.988101844124">
            <text:p>16.9881018441</text:p>
          </table:table-cell>
          <table:table-cell table:formula="of:=[.$B$13]*EXP(-(([.$D603]-[.$B$10])^2)/(2*[.F$5]))" office:value-type="float" office:value="0.0887123928181448">
            <text:p>0.0887123928</text:p>
          </table:table-cell>
          <table:table-cell table:formula="of:=[.$B$13]*EXP(-(([.$D603]-[.$B$10])^2)/(2*[.G$5]))" office:value-type="float" office:value="3.82929434089887E-020">
            <text:p>3.82929434089887E-020</text:p>
          </table:table-cell>
        </table:table-row>
        <table:table-row table:style-name="ro1">
          <table:table-cell table:number-columns-repeated="3"/>
          <table:table-cell office:value-type="float" office:value="0.596999999999967">
            <text:p>0.597</text:p>
          </table:table-cell>
          <table:table-cell table:formula="of:=[.$B$13]*EXP(-(([.$D604]-[.$B$10])^2)/(2*[.B$5]))" office:value-type="float" office:value="62.0149369402307">
            <text:p>62.0149369402</text:p>
          </table:table-cell>
          <table:table-cell table:formula="of:=[.$B$13]*EXP(-(([.$D604]-[.$B$10])^2)/(2*[.C$5]))" office:value-type="float" office:value="55.693083630186">
            <text:p>55.6930836302</text:p>
          </table:table-cell>
          <table:table-cell table:formula="of:=[.$B$13]*EXP(-(([.$D604]-[.$B$10])^2)/(2*[.D$5]))" office:value-type="float" office:value="43.0975058982497">
            <text:p>43.0975058982</text:p>
          </table:table-cell>
          <table:table-cell table:formula="of:=[.$B$13]*EXP(-(([.$D604]-[.$B$10])^2)/(2*[.E$5]))" office:value-type="float" office:value="16.6780938987172">
            <text:p>16.6780938987</text:p>
          </table:table-cell>
          <table:table-cell table:formula="of:=[.$B$13]*EXP(-(([.$D604]-[.$B$10])^2)/(2*[.F$5]))" office:value-type="float" office:value="0.0824660612494737">
            <text:p>0.0824660612</text:p>
          </table:table-cell>
          <table:table-cell table:formula="of:=[.$B$13]*EXP(-(([.$D604]-[.$B$10])^2)/(2*[.G$5]))" office:value-type="float" office:value="2.29407277742802E-020">
            <text:p>2.29407277742802E-020</text:p>
          </table:table-cell>
        </table:table-row>
        <table:table-row table:style-name="ro1">
          <table:table-cell table:number-columns-repeated="3"/>
          <table:table-cell office:value-type="float" office:value="0.597499999999967">
            <text:p>0.5975</text:p>
          </table:table-cell>
          <table:table-cell table:formula="of:=[.$B$13]*EXP(-(([.$D605]-[.$B$10])^2)/(2*[.B$5]))" office:value-type="float" office:value="61.7094363553069">
            <text:p>61.7094363553</text:p>
          </table:table-cell>
          <table:table-cell table:formula="of:=[.$B$13]*EXP(-(([.$D605]-[.$B$10])^2)/(2*[.C$5]))" office:value-type="float" office:value="55.3571732203291">
            <text:p>55.3571732203</text:p>
          </table:table-cell>
          <table:table-cell table:formula="of:=[.$B$13]*EXP(-(([.$D605]-[.$B$10])^2)/(2*[.D$5]))" office:value-type="float" office:value="42.7241951774425">
            <text:p>42.7241951774</text:p>
          </table:table-cell>
          <table:table-cell table:formula="of:=[.$B$13]*EXP(-(([.$D605]-[.$B$10])^2)/(2*[.E$5]))" office:value-type="float" office:value="16.3721847851341">
            <text:p>16.3721847851</text:p>
          </table:table-cell>
          <table:table-cell table:formula="of:=[.$B$13]*EXP(-(([.$D605]-[.$B$10])^2)/(2*[.F$5]))" office:value-type="float" office:value="0.0766306201093058">
            <text:p>0.0766306201</text:p>
          </table:table-cell>
          <table:table-cell table:formula="of:=[.$B$13]*EXP(-(([.$D605]-[.$B$10])^2)/(2*[.G$5]))" office:value-type="float" office:value="1.37071038235957E-020">
            <text:p>1.37071038235957E-020</text:p>
          </table:table-cell>
        </table:table-row>
        <table:table-row table:style-name="ro1">
          <table:table-cell table:number-columns-repeated="3"/>
          <table:table-cell office:value-type="float" office:value="0.597999999999967">
            <text:p>0.598</text:p>
          </table:table-cell>
          <table:table-cell table:formula="of:=[.$B$13]*EXP(-(([.$D606]-[.$B$10])^2)/(2*[.B$5]))" office:value-type="float" office:value="61.4038816566132">
            <text:p>61.4038816566</text:p>
          </table:table-cell>
          <table:table-cell table:formula="of:=[.$B$13]*EXP(-(([.$D606]-[.$B$10])^2)/(2*[.C$5]))" office:value-type="float" office:value="55.0215774242241">
            <text:p>55.0215774242</text:p>
          </table:table-cell>
          <table:table-cell table:formula="of:=[.$B$13]*EXP(-(([.$D606]-[.$B$10])^2)/(2*[.D$5]))" office:value-type="float" office:value="42.3522236720464">
            <text:p>42.352223672</text:p>
          </table:table-cell>
          <table:table-cell table:formula="of:=[.$B$13]*EXP(-(([.$D606]-[.$B$10])^2)/(2*[.E$5]))" office:value-type="float" office:value="16.0703570180347">
            <text:p>16.070357018</text:p>
          </table:table-cell>
          <table:table-cell table:formula="of:=[.$B$13]*EXP(-(([.$D606]-[.$B$10])^2)/(2*[.F$5]))" office:value-type="float" office:value="0.0711812412092484">
            <text:p>0.0711812412</text:p>
          </table:table-cell>
          <table:table-cell table:formula="of:=[.$B$13]*EXP(-(([.$D606]-[.$B$10])^2)/(2*[.G$5]))" office:value-type="float" office:value="8.16834895536402E-021">
            <text:p>8.16834895536402E-021</text:p>
          </table:table-cell>
        </table:table-row>
        <table:table-row table:style-name="ro1">
          <table:table-cell table:number-columns-repeated="3"/>
          <table:table-cell office:value-type="float" office:value="0.598499999999967">
            <text:p>0.5985</text:p>
          </table:table-cell>
          <table:table-cell table:formula="of:=[.$B$13]*EXP(-(([.$D607]-[.$B$10])^2)/(2*[.B$5]))" office:value-type="float" office:value="61.098288589742">
            <text:p>61.0982885897</text:p>
          </table:table-cell>
          <table:table-cell table:formula="of:=[.$B$13]*EXP(-(([.$D607]-[.$B$10])^2)/(2*[.C$5]))" office:value-type="float" office:value="54.6863151476731">
            <text:p>54.6863151477</text:p>
          </table:table-cell>
          <table:table-cell table:formula="of:=[.$B$13]*EXP(-(([.$D607]-[.$B$10])^2)/(2*[.D$5]))" office:value-type="float" office:value="41.9816128524157">
            <text:p>41.9816128524</text:p>
          </table:table-cell>
          <table:table-cell table:formula="of:=[.$B$13]*EXP(-(([.$D607]-[.$B$10])^2)/(2*[.E$5]))" office:value-type="float" office:value="15.7725922790427">
            <text:p>15.772592279</text:p>
          </table:table-cell>
          <table:table-cell table:formula="of:=[.$B$13]*EXP(-(([.$D607]-[.$B$10])^2)/(2*[.F$5]))" office:value-type="float" office:value="0.0660944362052188">
            <text:p>0.0660944362</text:p>
          </table:table-cell>
          <table:table-cell table:formula="of:=[.$B$13]*EXP(-(([.$D607]-[.$B$10])^2)/(2*[.G$5]))" office:value-type="float" office:value="4.85481776633214E-021">
            <text:p>4.85481776633214E-021</text:p>
          </table:table-cell>
        </table:table-row>
        <table:table-row table:style-name="ro1">
          <table:table-cell table:number-columns-repeated="3"/>
          <table:table-cell office:value-type="float" office:value="0.598999999999967">
            <text:p>0.599</text:p>
          </table:table-cell>
          <table:table-cell table:formula="of:=[.$B$13]*EXP(-(([.$D608]-[.$B$10])^2)/(2*[.B$5]))" office:value-type="float" office:value="60.7926728250386">
            <text:p>60.792672825</text:p>
          </table:table-cell>
          <table:table-cell table:formula="of:=[.$B$13]*EXP(-(([.$D608]-[.$B$10])^2)/(2*[.C$5]))" office:value-type="float" office:value="54.351405150547">
            <text:p>54.3514051505</text:p>
          </table:table-cell>
          <table:table-cell table:formula="of:=[.$B$13]*EXP(-(([.$D608]-[.$B$10])^2)/(2*[.D$5]))" office:value-type="float" office:value="41.6123838197204">
            <text:p>41.6123838197</text:p>
          </table:table-cell>
          <table:table-cell table:formula="of:=[.$B$13]*EXP(-(([.$D608]-[.$B$10])^2)/(2*[.E$5]))" office:value-type="float" office:value="15.4788714390124">
            <text:p>15.478871439</text:p>
          </table:table-cell>
          <table:table-cell table:formula="of:=[.$B$13]*EXP(-(([.$D608]-[.$B$10])^2)/(2*[.F$5]))" office:value-type="float" office:value="0.0613479954952287">
            <text:p>0.0613479955</text:p>
          </table:table-cell>
          <table:table-cell table:formula="of:=[.$B$13]*EXP(-(([.$D608]-[.$B$10])^2)/(2*[.G$5]))" office:value-type="float" office:value="2.87780691567146E-021">
            <text:p>2.87780691567146E-021</text:p>
          </table:table-cell>
        </table:table-row>
        <table:table-row table:style-name="ro1">
          <table:table-cell table:number-columns-repeated="3"/>
          <table:table-cell office:value-type="float" office:value="0.599499999999967">
            <text:p>0.5995</text:p>
          </table:table-cell>
          <table:table-cell table:formula="of:=[.$B$13]*EXP(-(([.$D609]-[.$B$10])^2)/(2*[.B$5]))" office:value-type="float" office:value="60.4870499563875">
            <text:p>60.4870499564</text:p>
          </table:table-cell>
          <table:table-cell table:formula="of:=[.$B$13]*EXP(-(([.$D609]-[.$B$10])^2)/(2*[.C$5]))" office:value-type="float" office:value="54.0168660453473">
            <text:p>54.0168660453</text:p>
          </table:table-cell>
          <table:table-cell table:formula="of:=[.$B$13]*EXP(-(([.$D609]-[.$B$10])^2)/(2*[.D$5]))" office:value-type="float" office:value="41.2445573054175">
            <text:p>41.2445573054</text:p>
          </table:table-cell>
          <table:table-cell table:formula="of:=[.$B$13]*EXP(-(([.$D609]-[.$B$10])^2)/(2*[.E$5]))" office:value-type="float" office:value="15.1891745802642">
            <text:p>15.1891745803</text:p>
          </table:table-cell>
          <table:table-cell table:formula="of:=[.$B$13]*EXP(-(([.$D609]-[.$B$10])^2)/(2*[.F$5]))" office:value-type="float" office:value="0.0569209291476398">
            <text:p>0.0569209291</text:p>
          </table:table-cell>
          <table:table-cell table:formula="of:=[.$B$13]*EXP(-(([.$D609]-[.$B$10])^2)/(2*[.G$5]))" office:value-type="float" office:value="1.70137654237978E-021">
            <text:p>1.70137654237978E-021</text:p>
          </table:table-cell>
        </table:table-row>
        <table:table-row table:style-name="ro1">
          <table:table-cell table:number-columns-repeated="3"/>
          <table:table-cell office:value-type="float" office:value="0.599999999999967">
            <text:p>0.6</text:p>
          </table:table-cell>
          <table:table-cell table:formula="of:=[.$B$13]*EXP(-(([.$D610]-[.$B$10])^2)/(2*[.B$5]))" office:value-type="float" office:value="60.1814355000154">
            <text:p>60.1814355</text:p>
          </table:table-cell>
          <table:table-cell table:formula="of:=[.$B$13]*EXP(-(([.$D610]-[.$B$10])^2)/(2*[.C$5]))" office:value-type="float" office:value="53.6827162958008">
            <text:p>53.6827162958</text:p>
          </table:table-cell>
          <table:table-cell table:formula="of:=[.$B$13]*EXP(-(([.$D610]-[.$B$10])^2)/(2*[.D$5]))" office:value-type="float" office:value="40.8781536708104">
            <text:p>40.8781536708</text:p>
          </table:table-cell>
          <table:table-cell table:formula="of:=[.$B$13]*EXP(-(([.$D610]-[.$B$10])^2)/(2*[.E$5]))" office:value-type="float" office:value="14.9034810187813">
            <text:p>14.9034810188</text:p>
          </table:table-cell>
          <table:table-cell table:formula="of:=[.$B$13]*EXP(-(([.$D610]-[.$B$10])^2)/(2*[.F$5]))" office:value-type="float" office:value="0.0527934098436943">
            <text:p>0.0527934098</text:p>
          </table:table-cell>
          <table:table-cell table:formula="of:=[.$B$13]*EXP(-(([.$D610]-[.$B$10])^2)/(2*[.G$5]))" office:value-type="float" office:value="1.00320410126871E-021">
            <text:p>1.00320410126871E-021</text:p>
          </table:table-cell>
        </table:table-row>
        <table:table-row table:style-name="ro1">
          <table:table-cell table:number-columns-repeated="3"/>
          <table:table-cell office:value-type="float" office:value="0.600499999999967">
            <text:p>0.6005</text:p>
          </table:table-cell>
          <table:table-cell table:formula="of:=[.$B$13]*EXP(-(([.$D611]-[.$B$10])^2)/(2*[.B$5]))" office:value-type="float" office:value="59.8758448933094">
            <text:p>59.8758448933</text:p>
          </table:table-cell>
          <table:table-cell table:formula="of:=[.$B$13]*EXP(-(([.$D611]-[.$B$10])^2)/(2*[.C$5]))" office:value-type="float" office:value="53.3489742154842">
            <text:p>53.3489742155</text:p>
          </table:table-cell>
          <table:table-cell table:formula="of:=[.$B$13]*EXP(-(([.$D611]-[.$B$10])^2)/(2*[.D$5]))" office:value-type="float" office:value="40.5131929066936">
            <text:p>40.5131929067</text:p>
          </table:table-cell>
          <table:table-cell table:formula="of:=[.$B$13]*EXP(-(([.$D611]-[.$B$10])^2)/(2*[.E$5]))" office:value-type="float" office:value="14.6217693263508">
            <text:p>14.6217693264</text:p>
          </table:table-cell>
          <table:table-cell table:formula="of:=[.$B$13]*EXP(-(([.$D611]-[.$B$10])^2)/(2*[.F$5]))" office:value-type="float" office:value="0.0489467178140937">
            <text:p>0.0489467178</text:p>
          </table:table-cell>
          <table:table-cell table:formula="of:=[.$B$13]*EXP(-(([.$D611]-[.$B$10])^2)/(2*[.G$5]))" office:value-type="float" office:value="5.89967688416722E-022">
            <text:p>5.89967688416722E-022</text:p>
          </table:table-cell>
        </table:table-row>
        <table:table-row table:style-name="ro1">
          <table:table-cell table:number-columns-repeated="3"/>
          <table:table-cell office:value-type="float" office:value="0.600999999999967">
            <text:p>0.601</text:p>
          </table:table-cell>
          <table:table-cell table:formula="of:=[.$B$13]*EXP(-(([.$D612]-[.$B$10])^2)/(2*[.B$5]))" office:value-type="float" office:value="59.5702934936522">
            <text:p>59.5702934937</text:p>
          </table:table-cell>
          <table:table-cell table:formula="of:=[.$B$13]*EXP(-(([.$D612]-[.$B$10])^2)/(2*[.C$5]))" office:value-type="float" office:value="53.0156579664828">
            <text:p>53.0156579665</text:p>
          </table:table-cell>
          <table:table-cell table:formula="of:=[.$B$13]*EXP(-(([.$D612]-[.$B$10])^2)/(2*[.D$5]))" office:value-type="float" office:value="40.1496946330841">
            <text:p>40.1496946331</text:p>
          </table:table-cell>
          <table:table-cell table:formula="of:=[.$B$13]*EXP(-(([.$D612]-[.$B$10])^2)/(2*[.E$5]))" office:value-type="float" office:value="14.3440173526422">
            <text:p>14.3440173526</text:p>
          </table:table-cell>
          <table:table-cell table:formula="of:=[.$B$13]*EXP(-(([.$D612]-[.$B$10])^2)/(2*[.F$5]))" office:value-type="float" office:value="0.0453631877458434">
            <text:p>0.0453631877</text:p>
          </table:table-cell>
          <table:table-cell table:formula="of:=[.$B$13]*EXP(-(([.$D612]-[.$B$10])^2)/(2*[.G$5]))" office:value-type="float" office:value="3.46032765670828E-022">
            <text:p>3.46032765670828E-022</text:p>
          </table:table-cell>
        </table:table-row>
        <table:table-row table:style-name="ro1">
          <table:table-cell table:number-columns-repeated="3"/>
          <table:table-cell office:value-type="float" office:value="0.601499999999967">
            <text:p>0.6015</text:p>
          </table:table-cell>
          <table:table-cell table:formula="of:=[.$B$13]*EXP(-(([.$D613]-[.$B$10])^2)/(2*[.B$5]))" office:value-type="float" office:value="59.2647965772719">
            <text:p>59.2647965773</text:p>
          </table:table-cell>
          <table:table-cell table:formula="of:=[.$B$13]*EXP(-(([.$D613]-[.$B$10])^2)/(2*[.C$5]))" office:value-type="float" office:value="52.6827855580786">
            <text:p>52.6827855581</text:p>
          </table:table-cell>
          <table:table-cell table:formula="of:=[.$B$13]*EXP(-(([.$D613]-[.$B$10])^2)/(2*[.D$5]))" office:value-type="float" office:value="39.7876780990365">
            <text:p>39.787678099</text:p>
          </table:table-cell>
          <table:table-cell table:formula="of:=[.$B$13]*EXP(-(([.$D613]-[.$B$10])^2)/(2*[.E$5]))" office:value-type="float" office:value="14.0702022472087">
            <text:p>14.0702022472</text:p>
          </table:table-cell>
          <table:table-cell table:formula="of:=[.$B$13]*EXP(-(([.$D613]-[.$B$10])^2)/(2*[.F$5]))" office:value-type="float" office:value="0.042026157632234">
            <text:p>0.0420261576</text:p>
          </table:table-cell>
          <table:table-cell table:formula="of:=[.$B$13]*EXP(-(([.$D613]-[.$B$10])^2)/(2*[.G$5]))" office:value-type="float" office:value="2.02421337679958E-022">
            <text:p>2.02421337679958E-022</text:p>
          </table:table-cell>
        </table:table-row>
        <table:table-row table:style-name="ro1">
          <table:table-cell table:number-columns-repeated="3"/>
          <table:table-cell office:value-type="float" office:value="0.601999999999967">
            <text:p>0.602</text:p>
          </table:table-cell>
          <table:table-cell table:formula="of:=[.$B$13]*EXP(-(([.$D614]-[.$B$10])^2)/(2*[.B$5]))" office:value-type="float" office:value="58.9593693381089">
            <text:p>58.9593693381</text:p>
          </table:table-cell>
          <table:table-cell table:formula="of:=[.$B$13]*EXP(-(([.$D614]-[.$B$10])^2)/(2*[.C$5]))" office:value-type="float" office:value="52.3503748454723">
            <text:p>52.3503748455</text:p>
          </table:table-cell>
          <table:table-cell table:formula="of:=[.$B$13]*EXP(-(([.$D614]-[.$B$10])^2)/(2*[.D$5]))" office:value-type="float" office:value="39.4271621825436">
            <text:p>39.4271621825</text:p>
          </table:table-cell>
          <table:table-cell table:formula="of:=[.$B$13]*EXP(-(([.$D614]-[.$B$10])^2)/(2*[.E$5]))" office:value-type="float" office:value="13.8003004814023">
            <text:p>13.8003004814</text:p>
          </table:table-cell>
          <table:table-cell table:formula="of:=[.$B$13]*EXP(-(([.$D614]-[.$B$10])^2)/(2*[.F$5]))" office:value-type="float" office:value="0.0389199195359114">
            <text:p>0.0389199195</text:p>
          </table:table-cell>
          <table:table-cell table:formula="of:=[.$B$13]*EXP(-(([.$D614]-[.$B$10])^2)/(2*[.G$5]))" office:value-type="float" office:value="1.18098784190063E-022">
            <text:p>1.18098784190063E-022</text:p>
          </table:table-cell>
        </table:table-row>
        <table:table-row table:style-name="ro1">
          <table:table-cell table:number-columns-repeated="3"/>
          <table:table-cell office:value-type="float" office:value="0.602499999999967">
            <text:p>0.6025</text:p>
          </table:table-cell>
          <table:table-cell table:formula="of:=[.$B$13]*EXP(-(([.$D615]-[.$B$10])^2)/(2*[.B$5]))" office:value-type="float" office:value="58.6540268866989">
            <text:p>58.6540268867</text:p>
          </table:table-cell>
          <table:table-cell table:formula="of:=[.$B$13]*EXP(-(([.$D615]-[.$B$10])^2)/(2*[.C$5]))" office:value-type="float" office:value="52.0184435285354">
            <text:p>52.0184435285</text:p>
          </table:table-cell>
          <table:table-cell table:formula="of:=[.$B$13]*EXP(-(([.$D615]-[.$B$10])^2)/(2*[.D$5]))" office:value-type="float" office:value="39.0681653905193">
            <text:p>39.0681653905</text:p>
          </table:table-cell>
          <table:table-cell table:formula="of:=[.$B$13]*EXP(-(([.$D615]-[.$B$10])^2)/(2*[.E$5]))" office:value-type="float" office:value="13.5342878701907">
            <text:p>13.5342878702</text:p>
          </table:table-cell>
          <table:table-cell table:formula="of:=[.$B$13]*EXP(-(([.$D615]-[.$B$10])^2)/(2*[.F$5]))" office:value-type="float" office:value="0.0360296722322698">
            <text:p>0.0360296722</text:p>
          </table:table-cell>
          <table:table-cell table:formula="of:=[.$B$13]*EXP(-(([.$D615]-[.$B$10])^2)/(2*[.G$5]))" office:value-type="float" office:value="6.87202344071073E-023">
            <text:p>6.87202344071073E-023</text:p>
          </table:table-cell>
        </table:table-row>
        <table:table-row table:style-name="ro1">
          <table:table-cell table:number-columns-repeated="3"/>
          <table:table-cell office:value-type="float" office:value="0.602999999999967">
            <text:p>0.603</text:p>
          </table:table-cell>
          <table:table-cell table:formula="of:=[.$B$13]*EXP(-(([.$D616]-[.$B$10])^2)/(2*[.B$5]))" office:value-type="float" office:value="58.3487842490722">
            <text:p>58.3487842491</text:p>
          </table:table-cell>
          <table:table-cell table:formula="of:=[.$B$13]*EXP(-(([.$D616]-[.$B$10])^2)/(2*[.C$5]))" office:value-type="float" office:value="51.687009150596">
            <text:p>51.6870091506</text:p>
          </table:table-cell>
          <table:table-cell table:formula="of:=[.$B$13]*EXP(-(([.$D616]-[.$B$10])^2)/(2*[.D$5]))" office:value-type="float" office:value="38.7107058588656">
            <text:p>38.7107058589</text:p>
          </table:table-cell>
          <table:table-cell table:formula="of:=[.$B$13]*EXP(-(([.$D616]-[.$B$10])^2)/(2*[.E$5]))" office:value-type="float" office:value="13.2721395938668">
            <text:p>13.2721395939</text:p>
          </table:table-cell>
          <table:table-cell table:formula="of:=[.$B$13]*EXP(-(([.$D616]-[.$B$10])^2)/(2*[.F$5]))" office:value-type="float" office:value="0.0333414756980734">
            <text:p>0.0333414757</text:p>
          </table:table-cell>
          <table:table-cell table:formula="of:=[.$B$13]*EXP(-(([.$D616]-[.$B$10])^2)/(2*[.G$5]))" office:value-type="float" office:value="3.98817224955132E-023">
            <text:p>3.98817224955132E-023</text:p>
          </table:table-cell>
        </table:table-row>
        <table:table-row table:style-name="ro1">
          <table:table-cell table:number-columns-repeated="3"/>
          <table:table-cell office:value-type="float" office:value="0.603499999999967">
            <text:p>0.6035</text:p>
          </table:table-cell>
          <table:table-cell table:formula="of:=[.$B$13]*EXP(-(([.$D617]-[.$B$10])^2)/(2*[.B$5]))" office:value-type="float" office:value="58.0436563656685">
            <text:p>58.0436563657</text:p>
          </table:table-cell>
          <table:table-cell table:formula="of:=[.$B$13]*EXP(-(([.$D617]-[.$B$10])^2)/(2*[.C$5]))" office:value-type="float" office:value="51.3560890972551">
            <text:p>51.3560890973</text:p>
          </table:table-cell>
          <table:table-cell table:formula="of:=[.$B$13]*EXP(-(([.$D617]-[.$B$10])^2)/(2*[.D$5]))" office:value-type="float" office:value="38.35480135262">
            <text:p>38.3548013526</text:p>
          </table:table-cell>
          <table:table-cell table:formula="of:=[.$B$13]*EXP(-(([.$D617]-[.$B$10])^2)/(2*[.E$5]))" office:value-type="float" office:value="13.0138302196387">
            <text:p>13.0138302196</text:p>
          </table:table-cell>
          <table:table-cell table:formula="of:=[.$B$13]*EXP(-(([.$D617]-[.$B$10])^2)/(2*[.F$5]))" office:value-type="float" office:value="0.030842207408064">
            <text:p>0.0308422074</text:p>
          </table:table-cell>
          <table:table-cell table:formula="of:=[.$B$13]*EXP(-(([.$D617]-[.$B$10])^2)/(2*[.G$5]))" office:value-type="float" office:value="2.30841161999738E-023">
            <text:p>2.30841161999738E-023</text:p>
          </table:table-cell>
        </table:table-row>
        <table:table-row table:style-name="ro1">
          <table:table-cell table:number-columns-repeated="3"/>
          <table:table-cell office:value-type="float" office:value="0.603999999999967">
            <text:p>0.604</text:p>
          </table:table-cell>
          <table:table-cell table:formula="of:=[.$B$13]*EXP(-(([.$D618]-[.$B$10])^2)/(2*[.B$5]))" office:value-type="float" office:value="57.73865809027">
            <text:p>57.7386580903</text:p>
          </table:table-cell>
          <table:table-cell table:formula="of:=[.$B$13]*EXP(-(([.$D618]-[.$B$10])^2)/(2*[.C$5]))" office:value-type="float" office:value="51.0257005952359">
            <text:p>51.0257005952</text:p>
          </table:table-cell>
          <table:table-cell table:formula="of:=[.$B$13]*EXP(-(([.$D618]-[.$B$10])^2)/(2*[.D$5]))" office:value-type="float" office:value="38.0004692661857">
            <text:p>38.0004692662</text:p>
          </table:table-cell>
          <table:table-cell table:formula="of:=[.$B$13]*EXP(-(([.$D618]-[.$B$10])^2)/(2*[.E$5]))" office:value-type="float" office:value="12.7593337230932">
            <text:p>12.7593337231</text:p>
          </table:table-cell>
          <table:table-cell table:formula="of:=[.$B$13]*EXP(-(([.$D618]-[.$B$10])^2)/(2*[.F$5]))" office:value-type="float" office:value="0.0285195204005194">
            <text:p>0.0285195204</text:p>
          </table:table-cell>
          <table:table-cell table:formula="of:=[.$B$13]*EXP(-(([.$D618]-[.$B$10])^2)/(2*[.G$5]))" office:value-type="float" office:value="1.33260876597328E-023">
            <text:p>1.33260876597328E-023</text:p>
          </table:table-cell>
        </table:table-row>
        <table:table-row table:style-name="ro1">
          <table:table-cell table:number-columns-repeated="3"/>
          <table:table-cell office:value-type="float" office:value="0.604499999999967">
            <text:p>0.6045</text:p>
          </table:table-cell>
          <table:table-cell table:formula="of:=[.$B$13]*EXP(-(([.$D619]-[.$B$10])^2)/(2*[.B$5]))" office:value-type="float" office:value="57.4338041889492">
            <text:p>57.4338041889</text:p>
          </table:table-cell>
          <table:table-cell table:formula="of:=[.$B$13]*EXP(-(([.$D619]-[.$B$10])^2)/(2*[.C$5]))" office:value-type="float" office:value="50.6958607112639">
            <text:p>50.6958607113</text:p>
          </table:table-cell>
          <table:table-cell table:formula="of:=[.$B$13]*EXP(-(([.$D619]-[.$B$10])^2)/(2*[.D$5]))" office:value-type="float" office:value="37.647726623641">
            <text:p>37.6477266236</text:p>
          </table:table-cell>
          <table:table-cell table:formula="of:=[.$B$13]*EXP(-(([.$D619]-[.$B$10])^2)/(2*[.E$5]))" office:value-type="float" office:value="12.5086235095193">
            <text:p>12.5086235095</text:p>
          </table:table-cell>
          <table:table-cell table:formula="of:=[.$B$13]*EXP(-(([.$D619]-[.$B$10])^2)/(2*[.F$5]))" office:value-type="float" office:value="0.0263618030711001">
            <text:p>0.0263618031</text:p>
          </table:table-cell>
          <table:table-cell table:formula="of:=[.$B$13]*EXP(-(([.$D619]-[.$B$10])^2)/(2*[.G$5]))" office:value-type="float" office:value="7.67259278708682E-024">
            <text:p>7.67259278708682E-024</text:p>
          </table:table-cell>
        </table:table-row>
        <table:table-row table:style-name="ro1">
          <table:table-cell table:number-columns-repeated="3"/>
          <table:table-cell office:value-type="float" office:value="0.604999999999966">
            <text:p>0.605</text:p>
          </table:table-cell>
          <table:table-cell table:formula="of:=[.$B$13]*EXP(-(([.$D620]-[.$B$10])^2)/(2*[.B$5]))" office:value-type="float" office:value="57.1291093390349">
            <text:p>57.129109339</text:p>
          </table:table-cell>
          <table:table-cell table:formula="of:=[.$B$13]*EXP(-(([.$D620]-[.$B$10])^2)/(2*[.C$5]))" office:value-type="float" office:value="50.3665863509812">
            <text:p>50.366586351</text:p>
          </table:table-cell>
          <table:table-cell table:formula="of:=[.$B$13]*EXP(-(([.$D620]-[.$B$10])^2)/(2*[.D$5]))" office:value-type="float" office:value="37.2965900791298">
            <text:p>37.2965900791</text:p>
          </table:table-cell>
          <table:table-cell table:formula="of:=[.$B$13]*EXP(-(([.$D620]-[.$B$10])^2)/(2*[.E$5]))" office:value-type="float" office:value="12.2616724350867">
            <text:p>12.2616724351</text:p>
          </table:table-cell>
          <table:table-cell table:formula="of:=[.$B$13]*EXP(-(([.$D620]-[.$B$10])^2)/(2*[.F$5]))" office:value-type="float" office:value="0.0243581406530093">
            <text:p>0.0243581407</text:p>
          </table:table-cell>
          <table:table-cell table:formula="of:=[.$B$13]*EXP(-(([.$D620]-[.$B$10])^2)/(2*[.G$5]))" office:value-type="float" office:value="4.40587023771019E-024">
            <text:p>4.40587023771019E-024</text:p>
          </table:table-cell>
        </table:table-row>
        <table:table-row table:style-name="ro1">
          <table:table-cell table:number-columns-repeated="3"/>
          <table:table-cell office:value-type="float" office:value="0.605499999999966">
            <text:p>0.6055</text:p>
          </table:table-cell>
          <table:table-cell table:formula="of:=[.$B$13]*EXP(-(([.$D621]-[.$B$10])^2)/(2*[.B$5]))" office:value-type="float" office:value="56.8245881280917">
            <text:p>56.8245881281</text:p>
          </table:table-cell>
          <table:table-cell table:formula="of:=[.$B$13]*EXP(-(([.$D621]-[.$B$10])^2)/(2*[.C$5]))" office:value-type="float" office:value="50.0378942578882">
            <text:p>50.0378942579</text:p>
          </table:table-cell>
          <table:table-cell table:formula="of:=[.$B$13]*EXP(-(([.$D621]-[.$B$10])^2)/(2*[.D$5]))" office:value-type="float" office:value="36.9470759173264">
            <text:p>36.9470759173</text:p>
          </table:table-cell>
          <table:table-cell table:formula="of:=[.$B$13]*EXP(-(([.$D621]-[.$B$10])^2)/(2*[.E$5]))" office:value-type="float" office:value="12.0184528278644">
            <text:p>12.0184528279</text:p>
          </table:table-cell>
          <table:table-cell table:formula="of:=[.$B$13]*EXP(-(([.$D621]-[.$B$10])^2)/(2*[.F$5]))" office:value-type="float" office:value="0.0224982783403045">
            <text:p>0.0224982783</text:p>
          </table:table-cell>
          <table:table-cell table:formula="of:=[.$B$13]*EXP(-(([.$D621]-[.$B$10])^2)/(2*[.G$5]))" office:value-type="float" office:value="2.52331415800195E-024">
            <text:p>2.52331415800195E-024</text:p>
          </table:table-cell>
        </table:table-row>
        <table:table-row table:style-name="ro1">
          <table:table-cell table:number-columns-repeated="3"/>
          <table:table-cell office:value-type="float" office:value="0.605999999999966">
            <text:p>0.606</text:p>
          </table:table-cell>
          <table:table-cell table:formula="of:=[.$B$13]*EXP(-(([.$D622]-[.$B$10])^2)/(2*[.B$5]))" office:value-type="float" office:value="56.5202550529224">
            <text:p>56.5202550529</text:p>
          </table:table-cell>
          <table:table-cell table:formula="of:=[.$B$13]*EXP(-(([.$D622]-[.$B$10])^2)/(2*[.C$5]))" office:value-type="float" office:value="49.7098010123244">
            <text:p>49.7098010123</text:p>
          </table:table-cell>
          <table:table-cell table:formula="of:=[.$B$13]*EXP(-(([.$D622]-[.$B$10])^2)/(2*[.D$5]))" office:value-type="float" office:value="36.5992000539866">
            <text:p>36.599200054</text:p>
          </table:table-cell>
          <table:table-cell table:formula="of:=[.$B$13]*EXP(-(([.$D622]-[.$B$10])^2)/(2*[.E$5]))" office:value-type="float" office:value="11.7789365086793">
            <text:p>11.7789365087</text:p>
          </table:table-cell>
          <table:table-cell table:formula="of:=[.$B$13]*EXP(-(([.$D622]-[.$B$10])^2)/(2*[.F$5]))" office:value-type="float" office:value="0.0207725860103944">
            <text:p>0.020772586</text:p>
          </table:table-cell>
          <table:table-cell table:formula="of:=[.$B$13]*EXP(-(([.$D622]-[.$B$10])^2)/(2*[.G$5]))" office:value-type="float" office:value="1.44132200218744E-024">
            <text:p>1.44132200218744E-024</text:p>
          </table:table-cell>
        </table:table-row>
        <table:table-row table:style-name="ro1">
          <table:table-cell table:number-columns-repeated="3"/>
          <table:table-cell office:value-type="float" office:value="0.606499999999966">
            <text:p>0.6065</text:p>
          </table:table-cell>
          <table:table-cell table:formula="of:=[.$B$13]*EXP(-(([.$D623]-[.$B$10])^2)/(2*[.B$5]))" office:value-type="float" office:value="56.2161245185807">
            <text:p>56.2161245186</text:p>
          </table:table-cell>
          <table:table-cell table:formula="of:=[.$B$13]*EXP(-(([.$D623]-[.$B$10])^2)/(2*[.C$5]))" office:value-type="float" office:value="49.3823230304744">
            <text:p>49.3823230305</text:p>
          </table:table-cell>
          <table:table-cell table:formula="of:=[.$B$13]*EXP(-(([.$D623]-[.$B$10])^2)/(2*[.D$5]))" office:value-type="float" office:value="36.2529780365673">
            <text:p>36.2529780366</text:p>
          </table:table-cell>
          <table:table-cell table:formula="of:=[.$B$13]*EXP(-(([.$D623]-[.$B$10])^2)/(2*[.E$5]))" office:value-type="float" office:value="11.5430948117964">
            <text:p>11.5430948118</text:p>
          </table:table-cell>
          <table:table-cell table:formula="of:=[.$B$13]*EXP(-(([.$D623]-[.$B$10])^2)/(2*[.F$5]))" office:value-type="float" office:value="0.0191720245008646">
            <text:p>0.0191720245</text:p>
          </table:table-cell>
          <table:table-cell table:formula="of:=[.$B$13]*EXP(-(([.$D623]-[.$B$10])^2)/(2*[.G$5]))" office:value-type="float" office:value="8.21108934294223E-025">
            <text:p>8.21108934294223E-025</text:p>
          </table:table-cell>
        </table:table-row>
        <table:table-row table:style-name="ro1">
          <table:table-cell table:number-columns-repeated="3"/>
          <table:table-cell office:value-type="float" office:value="0.606999999999966">
            <text:p>0.607</text:p>
          </table:table-cell>
          <table:table-cell table:formula="of:=[.$B$13]*EXP(-(([.$D624]-[.$B$10])^2)/(2*[.B$5]))" office:value-type="float" office:value="55.9122108374045">
            <text:p>55.9122108374</text:p>
          </table:table-cell>
          <table:table-cell table:formula="of:=[.$B$13]*EXP(-(([.$D624]-[.$B$10])^2)/(2*[.C$5]))" office:value-type="float" office:value="49.0554765634096">
            <text:p>49.0554765634</text:p>
          </table:table-cell>
          <table:table-cell table:formula="of:=[.$B$13]*EXP(-(([.$D624]-[.$B$10])^2)/(2*[.D$5]))" office:value-type="float" office:value="35.9084250449266">
            <text:p>35.9084250449</text:p>
          </table:table-cell>
          <table:table-cell table:formula="of:=[.$B$13]*EXP(-(([.$D624]-[.$B$10])^2)/(2*[.E$5]))" office:value-type="float" office:value="11.3108986054191">
            <text:p>11.3108986054</text:p>
          </table:table-cell>
          <table:table-cell table:formula="of:=[.$B$13]*EXP(-(([.$D624]-[.$B$10])^2)/(2*[.F$5]))" office:value-type="float" office:value="0.0176881133954092">
            <text:p>0.0176881134</text:p>
          </table:table-cell>
          <table:table-cell table:formula="of:=[.$B$13]*EXP(-(([.$D624]-[.$B$10])^2)/(2*[.G$5]))" office:value-type="float" office:value="4.6654185131077E-025">
            <text:p>4.6654185131077E-025</text:p>
          </table:table-cell>
        </table:table-row>
        <table:table-row table:style-name="ro1">
          <table:table-cell table:number-columns-repeated="3"/>
          <table:table-cell office:value-type="float" office:value="0.607499999999966">
            <text:p>0.6075</text:p>
          </table:table-cell>
          <table:table-cell table:formula="of:=[.$B$13]*EXP(-(([.$D625]-[.$B$10])^2)/(2*[.B$5]))" office:value-type="float" office:value="55.6085282280646">
            <text:p>55.6085282281</text:p>
          </table:table-cell>
          <table:table-cell table:formula="of:=[.$B$13]*EXP(-(([.$D625]-[.$B$10])^2)/(2*[.C$5]))" office:value-type="float" office:value="48.72927769616">
            <text:p>48.7292776962</text:p>
          </table:table-cell>
          <table:table-cell table:formula="of:=[.$B$13]*EXP(-(([.$D625]-[.$B$10])^2)/(2*[.D$5]))" office:value-type="float" office:value="35.5655558920983">
            <text:p>35.5655558921</text:p>
          </table:table-cell>
          <table:table-cell table:formula="of:=[.$B$13]*EXP(-(([.$D625]-[.$B$10])^2)/(2*[.E$5]))" office:value-type="float" office:value="11.0823183119994">
            <text:p>11.082318312</text:p>
          </table:table-cell>
          <table:table-cell table:formula="of:=[.$B$13]*EXP(-(([.$D625]-[.$B$10])^2)/(2*[.F$5]))" office:value-type="float" office:value="0.0163129002731704">
            <text:p>0.0163129003</text:p>
          </table:table-cell>
          <table:table-cell table:formula="of:=[.$B$13]*EXP(-(([.$D625]-[.$B$10])^2)/(2*[.G$5]))" office:value-type="float" office:value="2.64381162949073E-025">
            <text:p>2.64381162949073E-025</text:p>
          </table:table-cell>
        </table:table-row>
        <table:table-row table:style-name="ro1">
          <table:table-cell table:number-columns-repeated="3"/>
          <table:table-cell office:value-type="float" office:value="0.607999999999966">
            <text:p>0.608</text:p>
          </table:table-cell>
          <table:table-cell table:formula="of:=[.$B$13]*EXP(-(([.$D626]-[.$B$10])^2)/(2*[.B$5]))" office:value-type="float" office:value="55.3050908146318">
            <text:p>55.3050908146</text:p>
          </table:table-cell>
          <table:table-cell table:formula="of:=[.$B$13]*EXP(-(([.$D626]-[.$B$10])^2)/(2*[.C$5]))" office:value-type="float" office:value="48.4037423468195">
            <text:p>48.4037423468</text:p>
          </table:table-cell>
          <table:table-cell table:formula="of:=[.$B$13]*EXP(-(([.$D626]-[.$B$10])^2)/(2*[.D$5]))" office:value-type="float" office:value="35.2243850251406">
            <text:p>35.2243850251</text:p>
          </table:table-cell>
          <table:table-cell table:formula="of:=[.$B$13]*EXP(-(([.$D626]-[.$B$10])^2)/(2*[.E$5]))" office:value-type="float" office:value="10.8573239283504">
            <text:p>10.8573239284</text:p>
          </table:table-cell>
          <table:table-cell table:formula="of:=[.$B$13]*EXP(-(([.$D626]-[.$B$10])^2)/(2*[.F$5]))" office:value-type="float" office:value="0.0150389313756355">
            <text:p>0.0150389314</text:p>
          </table:table-cell>
          <table:table-cell table:formula="of:=[.$B$13]*EXP(-(([.$D626]-[.$B$10])^2)/(2*[.G$5]))" office:value-type="float" office:value="1.49424041372659E-025">
            <text:p>1.49424041372659E-025</text:p>
          </table:table-cell>
        </table:table-row>
        <table:table-row table:style-name="ro1">
          <table:table-cell table:number-columns-repeated="3"/>
          <table:table-cell office:value-type="float" office:value="0.608499999999966">
            <text:p>0.6085</text:p>
          </table:table-cell>
          <table:table-cell table:formula="of:=[.$B$13]*EXP(-(([.$D627]-[.$B$10])^2)/(2*[.B$5]))" office:value-type="float" office:value="55.0019126256591">
            <text:p>55.0019126257</text:p>
          </table:table-cell>
          <table:table-cell table:formula="of:=[.$B$13]*EXP(-(([.$D627]-[.$B$10])^2)/(2*[.C$5]))" office:value-type="float" office:value="48.0788862656814">
            <text:p>48.0788862657</text:p>
          </table:table-cell>
          <table:table-cell table:formula="of:=[.$B$13]*EXP(-(([.$D627]-[.$B$10])^2)/(2*[.D$5]))" office:value-type="float" office:value="34.8849265260581">
            <text:p>34.8849265261</text:p>
          </table:table-cell>
          <table:table-cell table:formula="of:=[.$B$13]*EXP(-(([.$D627]-[.$B$10])^2)/(2*[.E$5]))" office:value-type="float" office:value="10.6358850455535">
            <text:p>10.6358850456</text:p>
          </table:table-cell>
          <table:table-cell table:formula="of:=[.$B$13]*EXP(-(([.$D627]-[.$B$10])^2)/(2*[.F$5]))" office:value-type="float" office:value="0.0138592236451631">
            <text:p>0.0138592236</text:p>
          </table:table-cell>
          <table:table-cell table:formula="of:=[.$B$13]*EXP(-(([.$D627]-[.$B$10])^2)/(2*[.G$5]))" office:value-type="float" office:value="8.42287813979003E-026">
            <text:p>8.42287813979003E-026</text:p>
          </table:table-cell>
        </table:table-row>
        <table:table-row table:style-name="ro1">
          <table:table-cell table:number-columns-repeated="3"/>
          <table:table-cell office:value-type="float" office:value="0.608999999999966">
            <text:p>0.609</text:p>
          </table:table-cell>
          <table:table-cell table:formula="of:=[.$B$13]*EXP(-(([.$D628]-[.$B$10])^2)/(2*[.B$5]))" office:value-type="float" office:value="54.6990075932831">
            <text:p>54.6990075933</text:p>
          </table:table-cell>
          <table:table-cell table:formula="of:=[.$B$13]*EXP(-(([.$D628]-[.$B$10])^2)/(2*[.C$5]))" office:value-type="float" office:value="47.7547250344068">
            <text:p>47.7547250344</text:p>
          </table:table-cell>
          <table:table-cell table:formula="of:=[.$B$13]*EXP(-(([.$D628]-[.$B$10])^2)/(2*[.D$5]))" office:value-type="float" office:value="34.5471941127967">
            <text:p>34.5471941128</text:p>
          </table:table-cell>
          <table:table-cell table:formula="of:=[.$B$13]*EXP(-(([.$D628]-[.$B$10])^2)/(2*[.E$5]))" office:value-type="float" office:value="10.417970868654">
            <text:p>10.4179708687</text:p>
          </table:table-cell>
          <table:table-cell table:formula="of:=[.$B$13]*EXP(-(([.$D628]-[.$B$10])^2)/(2*[.F$5]))" office:value-type="float" office:value="0.0127672380893096">
            <text:p>0.0127672381</text:p>
          </table:table-cell>
          <table:table-cell table:formula="of:=[.$B$13]*EXP(-(([.$D628]-[.$B$10])^2)/(2*[.G$5]))" office:value-type="float" office:value="4.73533410177817E-026">
            <text:p>4.73533410177817E-026</text:p>
          </table:table-cell>
        </table:table-row>
        <table:table-row table:style-name="ro1">
          <table:table-cell table:number-columns-repeated="3"/>
          <table:table-cell office:value-type="float" office:value="0.609499999999966">
            <text:p>0.6095</text:p>
          </table:table-cell>
          <table:table-cell table:formula="of:=[.$B$13]*EXP(-(([.$D629]-[.$B$10])^2)/(2*[.B$5]))" office:value-type="float" office:value="54.3963895523409">
            <text:p>54.3963895523</text:p>
          </table:table-cell>
          <table:table-cell table:formula="of:=[.$B$13]*EXP(-(([.$D629]-[.$B$10])^2)/(2*[.C$5]))" office:value-type="float" office:value="47.431274065224">
            <text:p>47.4312740652</text:p>
          </table:table-cell>
          <table:table-cell table:formula="of:=[.$B$13]*EXP(-(([.$D629]-[.$B$10])^2)/(2*[.D$5]))" office:value-type="float" office:value="34.2112011403086">
            <text:p>34.2112011403</text:p>
          </table:table-cell>
          <table:table-cell table:formula="of:=[.$B$13]*EXP(-(([.$D629]-[.$B$10])^2)/(2*[.E$5]))" office:value-type="float" office:value="10.2035502361375">
            <text:p>10.2035502361</text:p>
          </table:table-cell>
          <table:table-cell table:formula="of:=[.$B$13]*EXP(-(([.$D629]-[.$B$10])^2)/(2*[.F$5]))" office:value-type="float" office:value="0.01175685442532">
            <text:p>0.0117568544</text:p>
          </table:table-cell>
          <table:table-cell table:formula="of:=[.$B$13]*EXP(-(([.$D629]-[.$B$10])^2)/(2*[.G$5]))" office:value-type="float" office:value="2.65516065651192E-026">
            <text:p>2.65516065651192E-026</text:p>
          </table:table-cell>
        </table:table-row>
        <table:table-row table:style-name="ro1">
          <table:table-cell table:number-columns-repeated="3"/>
          <table:table-cell office:value-type="float" office:value="0.609999999999966">
            <text:p>0.61</text:p>
          </table:table-cell>
          <table:table-cell table:formula="of:=[.$B$13]*EXP(-(([.$D630]-[.$B$10])^2)/(2*[.B$5]))" office:value-type="float" office:value="54.0940722395048">
            <text:p>54.0940722395</text:p>
          </table:table-cell>
          <table:table-cell table:formula="of:=[.$B$13]*EXP(-(([.$D630]-[.$B$10])^2)/(2*[.C$5]))" office:value-type="float" office:value="47.1085486001604">
            <text:p>47.1085486002</text:p>
          </table:table-cell>
          <table:table-cell table:formula="of:=[.$B$13]*EXP(-(([.$D630]-[.$B$10])^2)/(2*[.D$5]))" office:value-type="float" office:value="33.8769606016902">
            <text:p>33.8769606017</text:p>
          </table:table-cell>
          <table:table-cell table:formula="of:=[.$B$13]*EXP(-(([.$D630]-[.$B$10])^2)/(2*[.E$5]))" office:value-type="float" office:value="9.99259163918055">
            <text:p>9.9925916392</text:p>
          </table:table-cell>
          <table:table-cell table:formula="of:=[.$B$13]*EXP(-(([.$D630]-[.$B$10])^2)/(2*[.F$5]))" office:value-type="float" office:value="0.0108223469594882">
            <text:p>0.010822347</text:p>
          </table:table-cell>
          <table:table-cell table:formula="of:=[.$B$13]*EXP(-(([.$D630]-[.$B$10])^2)/(2*[.G$5]))" office:value-type="float" office:value="1.48484476358899E-026">
            <text:p>1.48484476358899E-026</text:p>
          </table:table-cell>
        </table:table-row>
        <table:table-row table:style-name="ro1">
          <table:table-cell table:number-columns-repeated="3"/>
          <table:table-cell office:value-type="float" office:value="0.610499999999966">
            <text:p>0.6105</text:p>
          </table:table-cell>
          <table:table-cell table:formula="of:=[.$B$13]*EXP(-(([.$D631]-[.$B$10])^2)/(2*[.B$5]))" office:value-type="float" office:value="53.7920692924342">
            <text:p>53.7920692924</text:p>
          </table:table-cell>
          <table:table-cell table:formula="of:=[.$B$13]*EXP(-(([.$D631]-[.$B$10])^2)/(2*[.C$5]))" office:value-type="float" office:value="46.7865637103044">
            <text:p>46.7865637103</text:p>
          </table:table-cell>
          <table:table-cell table:formula="of:=[.$B$13]*EXP(-(([.$D631]-[.$B$10])^2)/(2*[.D$5]))" office:value-type="float" office:value="33.5444851293867">
            <text:p>33.5444851294</text:p>
          </table:table-cell>
          <table:table-cell table:formula="of:=[.$B$13]*EXP(-(([.$D631]-[.$B$10])^2)/(2*[.E$5]))" office:value-type="float" office:value="9.78506324067019">
            <text:p>9.7850632407</text:p>
          </table:table-cell>
          <table:table-cell table:formula="of:=[.$B$13]*EXP(-(([.$D631]-[.$B$10])^2)/(2*[.F$5]))" office:value-type="float" office:value="0.00995836165650506">
            <text:p>0.0099583617</text:p>
          </table:table-cell>
          <table:table-cell table:formula="of:=[.$B$13]*EXP(-(([.$D631]-[.$B$10])^2)/(2*[.G$5]))" office:value-type="float" office:value="8.28173574336401E-027">
            <text:p>8.28173574336401E-027</text:p>
          </table:table-cell>
        </table:table-row>
        <table:table-row table:style-name="ro1">
          <table:table-cell table:number-columns-repeated="3"/>
          <table:table-cell office:value-type="float" office:value="0.610999999999966">
            <text:p>0.611</text:p>
          </table:table-cell>
          <table:table-cell table:formula="of:=[.$B$13]*EXP(-(([.$D632]-[.$B$10])^2)/(2*[.B$5]))" office:value-type="float" office:value="53.4903942489449">
            <text:p>53.4903942489</text:p>
          </table:table-cell>
          <table:table-cell table:formula="of:=[.$B$13]*EXP(-(([.$D632]-[.$B$10])^2)/(2*[.C$5]))" office:value-type="float" office:value="46.4653342951011">
            <text:p>46.4653342951</text:p>
          </table:table-cell>
          <table:table-cell table:formula="of:=[.$B$13]*EXP(-(([.$D632]-[.$B$10])^2)/(2*[.D$5]))" office:value-type="float" office:value="33.2137869964676">
            <text:p>33.2137869965</text:p>
          </table:table-cell>
          <table:table-cell table:formula="of:=[.$B$13]*EXP(-(([.$D632]-[.$B$10])^2)/(2*[.E$5]))" office:value-type="float" office:value="9.58093289398522">
            <text:p>9.580932894</text:p>
          </table:table-cell>
          <table:table-cell table:formula="of:=[.$B$13]*EXP(-(([.$D632]-[.$B$10])^2)/(2*[.F$5]))" office:value-type="float" office:value="0.00915989435445826">
            <text:p>0.0091598944</text:p>
          </table:table-cell>
          <table:table-cell table:formula="of:=[.$B$13]*EXP(-(([.$D632]-[.$B$10])^2)/(2*[.G$5]))" office:value-type="float" office:value="4.6069315045324E-027">
            <text:p>4.6069315045324E-027</text:p>
          </table:table-cell>
        </table:table-row>
        <table:table-row table:style-name="ro1">
          <table:table-cell table:number-columns-repeated="3"/>
          <table:table-cell office:value-type="float" office:value="0.611499999999966">
            <text:p>0.6115</text:p>
          </table:table-cell>
          <table:table-cell table:formula="of:=[.$B$13]*EXP(-(([.$D633]-[.$B$10])^2)/(2*[.B$5]))" office:value-type="float" office:value="53.1890605461953">
            <text:p>53.1890605462</text:p>
          </table:table-cell>
          <table:table-cell table:formula="of:=[.$B$13]*EXP(-(([.$D633]-[.$B$10])^2)/(2*[.C$5]))" office:value-type="float" office:value="46.144875081677">
            <text:p>46.1448750817</text:p>
          </table:table-cell>
          <table:table-cell table:formula="of:=[.$B$13]*EXP(-(([.$D633]-[.$B$10])^2)/(2*[.D$5]))" office:value-type="float" office:value="32.884878117968">
            <text:p>32.884878118</text:p>
          </table:table-cell>
          <table:table-cell table:formula="of:=[.$B$13]*EXP(-(([.$D633]-[.$B$10])^2)/(2*[.E$5]))" office:value-type="float" office:value="9.38016816153417">
            <text:p>9.3801681615</text:p>
          </table:table-cell>
          <table:table-cell table:formula="of:=[.$B$13]*EXP(-(([.$D633]-[.$B$10])^2)/(2*[.F$5]))" office:value-type="float" office:value="0.00842227008174203">
            <text:p>0.0084222701</text:p>
          </table:table-cell>
          <table:table-cell table:formula="of:=[.$B$13]*EXP(-(([.$D633]-[.$B$10])^2)/(2*[.G$5]))" office:value-type="float" office:value="2.55594916065792E-027">
            <text:p>2.55594916065792E-027</text:p>
          </table:table-cell>
        </table:table-row>
        <table:table-row table:style-name="ro1">
          <table:table-cell table:number-columns-repeated="3"/>
          <table:table-cell office:value-type="float" office:value="0.611999999999966">
            <text:p>0.612</text:p>
          </table:table-cell>
          <table:table-cell table:formula="of:=[.$B$13]*EXP(-(([.$D634]-[.$B$10])^2)/(2*[.B$5]))" office:value-type="float" office:value="52.8880815198899">
            <text:p>52.8880815199</text:p>
          </table:table-cell>
          <table:table-cell table:formula="of:=[.$B$13]*EXP(-(([.$D634]-[.$B$10])^2)/(2*[.C$5]))" office:value-type="float" office:value="45.8252006241979">
            <text:p>45.8252006242</text:p>
          </table:table-cell>
          <table:table-cell table:formula="of:=[.$B$13]*EXP(-(([.$D634]-[.$B$10])^2)/(2*[.D$5]))" office:value-type="float" office:value="32.5577700522974">
            <text:p>32.5577700523</text:p>
          </table:table-cell>
          <table:table-cell table:formula="of:=[.$B$13]*EXP(-(([.$D634]-[.$B$10])^2)/(2*[.E$5]))" office:value-type="float" office:value="9.18273633304475">
            <text:p>9.182736333</text:p>
          </table:table-cell>
          <table:table-cell table:formula="of:=[.$B$13]*EXP(-(([.$D634]-[.$B$10])^2)/(2*[.F$5]))" office:value-type="float" office:value="0.00774112343284394">
            <text:p>0.0077411234</text:p>
          </table:table-cell>
          <table:table-cell table:formula="of:=[.$B$13]*EXP(-(([.$D634]-[.$B$10])^2)/(2*[.G$5]))" office:value-type="float" office:value="1.41430389235829E-027">
            <text:p>1.41430389235829E-027</text:p>
          </table:table-cell>
        </table:table-row>
        <table:table-row table:style-name="ro1">
          <table:table-cell table:number-columns-repeated="3"/>
          <table:table-cell office:value-type="float" office:value="0.612499999999966">
            <text:p>0.6125</text:p>
          </table:table-cell>
          <table:table-cell table:formula="of:=[.$B$13]*EXP(-(([.$D635]-[.$B$10])^2)/(2*[.B$5]))" office:value-type="float" office:value="52.5874704035006">
            <text:p>52.5874704035</text:p>
          </table:table-cell>
          <table:table-cell table:formula="of:=[.$B$13]*EXP(-(([.$D635]-[.$B$10])^2)/(2*[.C$5]))" office:value-type="float" office:value="45.5063253032566">
            <text:p>45.5063253033</text:p>
          </table:table-cell>
          <table:table-cell table:formula="of:=[.$B$13]*EXP(-(([.$D635]-[.$B$10])^2)/(2*[.D$5]))" office:value-type="float" office:value="32.2324740027133">
            <text:p>32.2324740027</text:p>
          </table:table-cell>
          <table:table-cell table:formula="of:=[.$B$13]*EXP(-(([.$D635]-[.$B$10])^2)/(2*[.E$5]))" office:value-type="float" office:value="8.98860444359878">
            <text:p>8.9886044436</text:p>
          </table:table-cell>
          <table:table-cell table:formula="of:=[.$B$13]*EXP(-(([.$D635]-[.$B$10])^2)/(2*[.F$5]))" office:value-type="float" office:value="0.0071123799607219">
            <text:p>0.00711238</text:p>
          </table:table-cell>
          <table:table-cell table:formula="of:=[.$B$13]*EXP(-(([.$D635]-[.$B$10])^2)/(2*[.G$5]))" office:value-type="float" office:value="7.80518734073056E-028">
            <text:p>7.80518734073056E-028</text:p>
          </table:table-cell>
        </table:table-row>
        <table:table-row table:style-name="ro1">
          <table:table-cell table:number-columns-repeated="3"/>
          <table:table-cell office:value-type="float" office:value="0.612999999999966">
            <text:p>0.613</text:p>
          </table:table-cell>
          <table:table-cell table:formula="of:=[.$B$13]*EXP(-(([.$D636]-[.$B$10])^2)/(2*[.B$5]))" office:value-type="float" office:value="52.2872403275049">
            <text:p>52.2872403275</text:p>
          </table:table-cell>
          <table:table-cell table:formula="of:=[.$B$13]*EXP(-(([.$D636]-[.$B$10])^2)/(2*[.C$5]))" office:value-type="float" office:value="45.1882633252933">
            <text:p>45.1882633253</text:p>
          </table:table-cell>
          <table:table-cell table:formula="of:=[.$B$13]*EXP(-(([.$D636]-[.$B$10])^2)/(2*[.D$5]))" office:value-type="float" office:value="31.9090008188601">
            <text:p>31.9090008189</text:p>
          </table:table-cell>
          <table:table-cell table:formula="of:=[.$B$13]*EXP(-(([.$D636]-[.$B$10])^2)/(2*[.E$5]))" office:value-type="float" office:value="8.79773929140889">
            <text:p>8.7977392914</text:p>
          </table:table-cell>
          <table:table-cell table:formula="of:=[.$B$13]*EXP(-(([.$D636]-[.$B$10])^2)/(2*[.F$5]))" office:value-type="float" office:value="0.00653223854431844">
            <text:p>0.0065322385</text:p>
          </table:table-cell>
          <table:table-cell table:formula="of:=[.$B$13]*EXP(-(([.$D636]-[.$B$10])^2)/(2*[.G$5]))" office:value-type="float" office:value="4.29609618154458E-028">
            <text:p>4.29609618154458E-028</text:p>
          </table:table-cell>
        </table:table-row>
        <table:table-row table:style-name="ro1">
          <table:table-cell table:number-columns-repeated="3"/>
          <table:table-cell office:value-type="float" office:value="0.613499999999966">
            <text:p>0.6135</text:p>
          </table:table-cell>
          <table:table-cell table:formula="of:=[.$B$13]*EXP(-(([.$D637]-[.$B$10])^2)/(2*[.B$5]))" office:value-type="float" office:value="51.9874043186412">
            <text:p>51.9874043186</text:p>
          </table:table-cell>
          <table:table-cell table:formula="of:=[.$B$13]*EXP(-(([.$D637]-[.$B$10])^2)/(2*[.C$5]))" office:value-type="float" office:value="44.8710287220453">
            <text:p>44.871028722</text:p>
          </table:table-cell>
          <table:table-cell table:formula="of:=[.$B$13]*EXP(-(([.$D637]-[.$B$10])^2)/(2*[.D$5]))" office:value-type="float" office:value="31.5873609983697">
            <text:p>31.5873609984</text:p>
          </table:table-cell>
          <table:table-cell table:formula="of:=[.$B$13]*EXP(-(([.$D637]-[.$B$10])^2)/(2*[.E$5]))" office:value-type="float" office:value="8.61010745533111">
            <text:p>8.6101074553</text:p>
          </table:table-cell>
          <table:table-cell table:formula="of:=[.$B$13]*EXP(-(([.$D637]-[.$B$10])^2)/(2*[.F$5]))" office:value-type="float" office:value="0.00599715469062541">
            <text:p>0.0059971547</text:p>
          </table:table-cell>
          <table:table-cell table:formula="of:=[.$B$13]*EXP(-(([.$D637]-[.$B$10])^2)/(2*[.G$5]))" office:value-type="float" office:value="2.35838513955823E-028">
            <text:p>2.35838513955823E-028</text:p>
          </table:table-cell>
        </table:table-row>
        <table:table-row table:style-name="ro1">
          <table:table-cell table:number-columns-repeated="3"/>
          <table:table-cell office:value-type="float" office:value="0.613999999999965">
            <text:p>0.614</text:p>
          </table:table-cell>
          <table:table-cell table:formula="of:=[.$B$13]*EXP(-(([.$D638]-[.$B$10])^2)/(2*[.B$5]))" office:value-type="float" office:value="51.6879752991832">
            <text:p>51.6879752992</text:p>
          </table:table-cell>
          <table:table-cell table:formula="of:=[.$B$13]*EXP(-(([.$D638]-[.$B$10])^2)/(2*[.C$5]))" office:value-type="float" office:value="44.5546353500294">
            <text:p>44.55463535</text:p>
          </table:table-cell>
          <table:table-cell table:formula="of:=[.$B$13]*EXP(-(([.$D638]-[.$B$10])^2)/(2*[.D$5]))" office:value-type="float" office:value="31.2675646885273">
            <text:p>31.2675646885</text:p>
          </table:table-cell>
          <table:table-cell table:formula="of:=[.$B$13]*EXP(-(([.$D638]-[.$B$10])^2)/(2*[.E$5]))" office:value-type="float" office:value="8.42567531211072">
            <text:p>8.4256753121</text:p>
          </table:table-cell>
          <table:table-cell table:formula="of:=[.$B$13]*EXP(-(([.$D638]-[.$B$10])^2)/(2*[.F$5]))" office:value-type="float" office:value="0.00550382473164473">
            <text:p>0.0055038247</text:p>
          </table:table-cell>
          <table:table-cell table:formula="of:=[.$B$13]*EXP(-(([.$D638]-[.$B$10])^2)/(2*[.G$5]))" office:value-type="float" office:value="1.2912357238969E-028">
            <text:p>1.2912357238969E-028</text:p>
          </table:table-cell>
        </table:table-row>
        <table:table-row table:style-name="ro1">
          <table:table-cell table:number-columns-repeated="3"/>
          <table:table-cell office:value-type="float" office:value="0.614499999999965">
            <text:p>0.6145</text:p>
          </table:table-cell>
          <table:table-cell table:formula="of:=[.$B$13]*EXP(-(([.$D639]-[.$B$10])^2)/(2*[.B$5]))" office:value-type="float" office:value="51.3889660862274">
            <text:p>51.3889660862</text:p>
          </table:table-cell>
          <table:table-cell table:formula="of:=[.$B$13]*EXP(-(([.$D639]-[.$B$10])^2)/(2*[.C$5]))" office:value-type="float" office:value="44.2390968900516">
            <text:p>44.2390968901</text:p>
          </table:table-cell>
          <table:table-cell table:formula="of:=[.$B$13]*EXP(-(([.$D639]-[.$B$10])^2)/(2*[.D$5]))" office:value-type="float" office:value="30.9496216879929">
            <text:p>30.949621688</text:p>
          </table:table-cell>
          <table:table-cell table:formula="of:=[.$B$13]*EXP(-(([.$D639]-[.$B$10])^2)/(2*[.E$5]))" office:value-type="float" office:value="8.2444090533538">
            <text:p>8.2444090534</text:p>
          </table:table-cell>
          <table:table-cell table:formula="of:=[.$B$13]*EXP(-(([.$D639]-[.$B$10])^2)/(2*[.F$5]))" office:value-type="float" office:value="0.00504917087753781">
            <text:p>0.0050491709</text:p>
          </table:table-cell>
          <table:table-cell table:formula="of:=[.$B$13]*EXP(-(([.$D639]-[.$B$10])^2)/(2*[.G$5]))" office:value-type="float" office:value="7.05093004130161E-029">
            <text:p>7.05093004130161E-029</text:p>
          </table:table-cell>
        </table:table-row>
        <table:table-row table:style-name="ro1">
          <table:table-cell table:number-columns-repeated="3"/>
          <table:table-cell office:value-type="float" office:value="0.614999999999965">
            <text:p>0.615</text:p>
          </table:table-cell>
          <table:table-cell table:formula="of:=[.$B$13]*EXP(-(([.$D640]-[.$B$10])^2)/(2*[.B$5]))" office:value-type="float" office:value="51.0903893910046">
            <text:p>51.090389391</text:p>
          </table:table-cell>
          <table:table-cell table:formula="of:=[.$B$13]*EXP(-(([.$D640]-[.$B$10])^2)/(2*[.C$5]))" office:value-type="float" office:value="43.924426846754">
            <text:p>43.9244268468</text:p>
          </table:table-cell>
          <table:table-cell table:formula="of:=[.$B$13]*EXP(-(([.$D640]-[.$B$10])^2)/(2*[.D$5]))" office:value-type="float" office:value="30.6335414485912">
            <text:p>30.6335414486</text:p>
          </table:table-cell>
          <table:table-cell table:formula="of:=[.$B$13]*EXP(-(([.$D640]-[.$B$10])^2)/(2*[.E$5]))" office:value-type="float" office:value="8.06627470222751">
            <text:p>8.0662747022</text:p>
          </table:table-cell>
          <table:table-cell table:formula="of:=[.$B$13]*EXP(-(([.$D640]-[.$B$10])^2)/(2*[.F$5]))" office:value-type="float" office:value="0.00463032708828057">
            <text:p>0.0046303271</text:p>
          </table:table-cell>
          <table:table-cell table:formula="of:=[.$B$13]*EXP(-(([.$D640]-[.$B$10])^2)/(2*[.G$5]))" office:value-type="float" office:value="3.84005414396715E-029">
            <text:p>3.84005414396715E-029</text:p>
          </table:table-cell>
        </table:table-row>
        <table:table-row table:style-name="ro1">
          <table:table-cell table:number-columns-repeated="3"/>
          <table:table-cell office:value-type="float" office:value="0.615499999999965">
            <text:p>0.6155</text:p>
          </table:table-cell>
          <table:table-cell table:formula="of:=[.$B$13]*EXP(-(([.$D641]-[.$B$10])^2)/(2*[.B$5]))" office:value-type="float" office:value="50.7922578182027">
            <text:p>50.7922578182</text:p>
          </table:table-cell>
          <table:table-cell table:formula="of:=[.$B$13]*EXP(-(([.$D641]-[.$B$10])^2)/(2*[.C$5]))" office:value-type="float" office:value="43.610638548185">
            <text:p>43.6106385482</text:p>
          </table:table-cell>
          <table:table-cell table:formula="of:=[.$B$13]*EXP(-(([.$D641]-[.$B$10])^2)/(2*[.D$5]))" office:value-type="float" office:value="30.3193330771529">
            <text:p>30.3193330772</text:p>
          </table:table-cell>
          <table:table-cell table:formula="of:=[.$B$13]*EXP(-(([.$D641]-[.$B$10])^2)/(2*[.E$5]))" office:value-type="float" office:value="7.8912381298768">
            <text:p>7.8912381299</text:p>
          </table:table-cell>
          <table:table-cell table:formula="of:=[.$B$13]*EXP(-(([.$D641]-[.$B$10])^2)/(2*[.F$5]))" office:value-type="float" office:value="0.00424462572712254">
            <text:p>0.0042446257</text:p>
          </table:table-cell>
          <table:table-cell table:formula="of:=[.$B$13]*EXP(-(([.$D641]-[.$B$10])^2)/(2*[.G$5]))" office:value-type="float" office:value="2.08582735856442E-029">
            <text:p>2.08582735856442E-029</text:p>
          </table:table-cell>
        </table:table-row>
        <table:table-row table:style-name="ro1">
          <table:table-cell table:number-columns-repeated="3"/>
          <table:table-cell office:value-type="float" office:value="0.615999999999965">
            <text:p>0.616</text:p>
          </table:table-cell>
          <table:table-cell table:formula="of:=[.$B$13]*EXP(-(([.$D642]-[.$B$10])^2)/(2*[.B$5]))" office:value-type="float" office:value="50.4945838653101">
            <text:p>50.4945838653</text:p>
          </table:table-cell>
          <table:table-cell table:formula="of:=[.$B$13]*EXP(-(([.$D642]-[.$B$10])^2)/(2*[.C$5]))" office:value-type="float" office:value="43.2977451454046">
            <text:p>43.2977451454</text:p>
          </table:table-cell>
          <table:table-cell table:formula="of:=[.$B$13]*EXP(-(([.$D642]-[.$B$10])^2)/(2*[.D$5]))" office:value-type="float" office:value="30.0070053374179">
            <text:p>30.0070053374</text:p>
          </table:table-cell>
          <table:table-cell table:formula="of:=[.$B$13]*EXP(-(([.$D642]-[.$B$10])^2)/(2*[.E$5]))" office:value-type="float" office:value="7.71926507156129">
            <text:p>7.7192650716</text:p>
          </table:table-cell>
          <table:table-cell table:formula="of:=[.$B$13]*EXP(-(([.$D642]-[.$B$10])^2)/(2*[.F$5]))" office:value-type="float" office:value="0.00388958496023477">
            <text:p>0.003889585</text:p>
          </table:table-cell>
          <table:table-cell table:formula="of:=[.$B$13]*EXP(-(([.$D642]-[.$B$10])^2)/(2*[.G$5]))" office:value-type="float" office:value="1.12997657565453E-029">
            <text:p>1.12997657565453E-029</text:p>
          </table:table-cell>
        </table:table-row>
        <table:table-row table:style-name="ro1">
          <table:table-cell table:number-columns-repeated="3"/>
          <table:table-cell office:value-type="float" office:value="0.616499999999965">
            <text:p>0.6165</text:p>
          </table:table-cell>
          <table:table-cell table:formula="of:=[.$B$13]*EXP(-(([.$D643]-[.$B$10])^2)/(2*[.B$5]))" office:value-type="float" office:value="50.1973799219756">
            <text:p>50.197379922</text:p>
          </table:table-cell>
          <table:table-cell table:formula="of:=[.$B$13]*EXP(-(([.$D643]-[.$B$10])^2)/(2*[.C$5]))" office:value-type="float" office:value="42.9857596121175">
            <text:p>42.9857596121</text:p>
          </table:table-cell>
          <table:table-cell table:formula="of:=[.$B$13]*EXP(-(([.$D643]-[.$B$10])^2)/(2*[.D$5]))" office:value-type="float" office:value="29.6965666519944">
            <text:p>29.696566652</text:p>
          </table:table-cell>
          <table:table-cell table:formula="of:=[.$B$13]*EXP(-(([.$D643]-[.$B$10])^2)/(2*[.E$5]))" office:value-type="float" office:value="7.55032114250566">
            <text:p>7.5503211425</text:p>
          </table:table-cell>
          <table:table-cell table:formula="of:=[.$B$13]*EXP(-(([.$D643]-[.$B$10])^2)/(2*[.F$5]))" office:value-type="float" office:value="0.00356289686796649">
            <text:p>0.0035628969</text:p>
          </table:table-cell>
          <table:table-cell table:formula="of:=[.$B$13]*EXP(-(([.$D643]-[.$B$10])^2)/(2*[.G$5]))" office:value-type="float" office:value="6.105350359664E-030">
            <text:p>6.105350359664E-030</text:p>
          </table:table-cell>
        </table:table-row>
        <table:table-row table:style-name="ro1">
          <table:table-cell table:number-columns-repeated="3"/>
          <table:table-cell office:value-type="float" office:value="0.616999999999965">
            <text:p>0.617</text:p>
          </table:table-cell>
          <table:table-cell table:formula="of:=[.$B$13]*EXP(-(([.$D644]-[.$B$10])^2)/(2*[.B$5]))" office:value-type="float" office:value="49.9006582693859">
            <text:p>49.9006582694</text:p>
          </table:table-cell>
          <table:table-cell table:formula="of:=[.$B$13]*EXP(-(([.$D644]-[.$B$10])^2)/(2*[.C$5]))" office:value-type="float" office:value="42.6746947443384">
            <text:p>42.6746947443</text:p>
          </table:table-cell>
          <table:table-cell table:formula="of:=[.$B$13]*EXP(-(([.$D644]-[.$B$10])^2)/(2*[.D$5]))" office:value-type="float" office:value="29.388025104374">
            <text:p>29.3880251044</text:p>
          </table:table-cell>
          <table:table-cell table:formula="of:=[.$B$13]*EXP(-(([.$D644]-[.$B$10])^2)/(2*[.E$5]))" office:value-type="float" office:value="7.38437185346257">
            <text:p>7.3843718535</text:p>
          </table:table-cell>
          <table:table-cell table:formula="of:=[.$B$13]*EXP(-(([.$D644]-[.$B$10])^2)/(2*[.F$5]))" office:value-type="float" office:value="0.00326241623421636">
            <text:p>0.0032624162</text:p>
          </table:table-cell>
          <table:table-cell table:formula="of:=[.$B$13]*EXP(-(([.$D644]-[.$B$10])^2)/(2*[.G$5]))" office:value-type="float" office:value="3.2900447972522E-030">
            <text:p>3.2900447972522E-030</text:p>
          </table:table-cell>
        </table:table-row>
        <table:table-row table:style-name="ro1">
          <table:table-cell table:number-columns-repeated="3"/>
          <table:table-cell office:value-type="float" office:value="0.617499999999965">
            <text:p>0.6175</text:p>
          </table:table-cell>
          <table:table-cell table:formula="of:=[.$B$13]*EXP(-(([.$D645]-[.$B$10])^2)/(2*[.B$5]))" office:value-type="float" office:value="49.6044310796598">
            <text:p>49.6044310797</text:p>
          </table:table-cell>
          <table:table-cell table:formula="of:=[.$B$13]*EXP(-(([.$D645]-[.$B$10])^2)/(2*[.C$5]))" office:value-type="float" office:value="42.364563160085">
            <text:p>42.3645631601</text:p>
          </table:table-cell>
          <table:table-cell table:formula="of:=[.$B$13]*EXP(-(([.$D645]-[.$B$10])^2)/(2*[.D$5]))" office:value-type="float" office:value="29.0813884410008">
            <text:p>29.081388441</text:p>
          </table:table-cell>
          <table:table-cell table:formula="of:=[.$B$13]*EXP(-(([.$D645]-[.$B$10])^2)/(2*[.E$5]))" office:value-type="float" office:value="7.22138262598408">
            <text:p>7.221382626</text:p>
          </table:table-cell>
          <table:table-cell table:formula="of:=[.$B$13]*EXP(-(([.$D645]-[.$B$10])^2)/(2*[.F$5]))" office:value-type="float" office:value="0.00298614998149924">
            <text:p>0.00298615</text:p>
          </table:table-cell>
          <table:table-cell table:formula="of:=[.$B$13]*EXP(-(([.$D645]-[.$B$10])^2)/(2*[.G$5]))" office:value-type="float" office:value="1.76824769599454E-030">
            <text:p>1.76824769599454E-030</text:p>
          </table:table-cell>
        </table:table-row>
        <table:table-row table:style-name="ro1">
          <table:table-cell table:number-columns-repeated="3"/>
          <table:table-cell office:value-type="float" office:value="0.617999999999965">
            <text:p>0.618</text:p>
          </table:table-cell>
          <table:table-cell table:formula="of:=[.$B$13]*EXP(-(([.$D646]-[.$B$10])^2)/(2*[.B$5]))" office:value-type="float" office:value="49.3087104152617">
            <text:p>49.3087104153</text:p>
          </table:table-cell>
          <table:table-cell table:formula="of:=[.$B$13]*EXP(-(([.$D646]-[.$B$10])^2)/(2*[.C$5]))" office:value-type="float" office:value="42.0553772991026">
            <text:p>42.0553772991</text:p>
          </table:table-cell>
          <table:table-cell table:formula="of:=[.$B$13]*EXP(-(([.$D646]-[.$B$10])^2)/(2*[.D$5]))" office:value-type="float" office:value="28.7766640733951">
            <text:p>28.7766640734</text:p>
          </table:table-cell>
          <table:table-cell table:formula="of:=[.$B$13]*EXP(-(([.$D646]-[.$B$10])^2)/(2*[.E$5]))" office:value-type="float" office:value="7.06131880740095">
            <text:p>7.0613188074</text:p>
          </table:table-cell>
          <table:table-cell table:formula="of:=[.$B$13]*EXP(-(([.$D646]-[.$B$10])^2)/(2*[.F$5]))" office:value-type="float" office:value="0.00273224722037848">
            <text:p>0.0027322472</text:p>
          </table:table-cell>
          <table:table-cell table:formula="of:=[.$B$13]*EXP(-(([.$D646]-[.$B$10])^2)/(2*[.G$5]))" office:value-type="float" office:value="9.47838750233919E-031">
            <text:p>9.47838750233919E-031</text:p>
          </table:table-cell>
        </table:table-row>
        <table:table-row table:style-name="ro1">
          <table:table-cell table:number-columns-repeated="3"/>
          <table:table-cell office:value-type="float" office:value="0.618499999999965">
            <text:p>0.6185</text:p>
          </table:table-cell>
          <table:table-cell table:formula="of:=[.$B$13]*EXP(-(([.$D647]-[.$B$10])^2)/(2*[.B$5]))" office:value-type="float" office:value="49.0135082284296">
            <text:p>49.0135082284</text:p>
          </table:table-cell>
          <table:table-cell table:formula="of:=[.$B$13]*EXP(-(([.$D647]-[.$B$10])^2)/(2*[.C$5]))" office:value-type="float" office:value="41.7471494226173">
            <text:p>41.7471494226</text:p>
          </table:table-cell>
          <table:table-cell table:formula="of:=[.$B$13]*EXP(-(([.$D647]-[.$B$10])^2)/(2*[.D$5]))" office:value-type="float" office:value="28.4738590803287">
            <text:p>28.4738590803</text:p>
          </table:table-cell>
          <table:table-cell table:formula="of:=[.$B$13]*EXP(-(([.$D647]-[.$B$10])^2)/(2*[.E$5]))" office:value-type="float" office:value="6.90414568550618">
            <text:p>6.9041456855</text:p>
          </table:table-cell>
          <table:table-cell table:formula="of:=[.$B$13]*EXP(-(([.$D647]-[.$B$10])^2)/(2*[.F$5]))" office:value-type="float" office:value="0.0024989898830132">
            <text:p>0.0024989899</text:p>
          </table:table-cell>
          <table:table-cell table:formula="of:=[.$B$13]*EXP(-(([.$D647]-[.$B$10])^2)/(2*[.G$5]))" office:value-type="float" office:value="5.06729150213068E-031">
            <text:p>5.06729150213068E-031</text:p>
          </table:table-cell>
        </table:table-row>
        <table:table-row table:style-name="ro1">
          <table:table-cell table:number-columns-repeated="3"/>
          <table:table-cell office:value-type="float" office:value="0.618999999999965">
            <text:p>0.619</text:p>
          </table:table-cell>
          <table:table-cell table:formula="of:=[.$B$13]*EXP(-(([.$D648]-[.$B$10])^2)/(2*[.B$5]))" office:value-type="float" office:value="48.718836360623">
            <text:p>48.7188363606</text:p>
          </table:table-cell>
          <table:table-cell table:formula="of:=[.$B$13]*EXP(-(([.$D648]-[.$B$10])^2)/(2*[.C$5]))" office:value-type="float" office:value="41.4398916131191">
            <text:p>41.4398916131</text:p>
          </table:table-cell>
          <table:table-cell table:formula="of:=[.$B$13]*EXP(-(([.$D648]-[.$B$10])^2)/(2*[.D$5]))" office:value-type="float" office:value="28.1729802100514">
            <text:p>28.1729802101</text:p>
          </table:table-cell>
          <table:table-cell table:formula="of:=[.$B$13]*EXP(-(([.$D648]-[.$B$10])^2)/(2*[.E$5]))" office:value-type="float" office:value="6.74982850294247">
            <text:p>6.7498285029</text:p>
          </table:table-cell>
          <table:table-cell table:formula="of:=[.$B$13]*EXP(-(([.$D648]-[.$B$10])^2)/(2*[.F$5]))" office:value-type="float" office:value="0.00228478391165335">
            <text:p>0.0022847839</text:p>
          </table:table-cell>
          <table:table-cell table:formula="of:=[.$B$13]*EXP(-(([.$D648]-[.$B$10])^2)/(2*[.G$5]))" office:value-type="float" office:value="2.7018882724046E-031">
            <text:p>2.7018882724046E-031</text:p>
          </table:table-cell>
        </table:table-row>
        <table:table-row table:style-name="ro1">
          <table:table-cell table:number-columns-repeated="3"/>
          <table:table-cell office:value-type="float" office:value="0.619499999999965">
            <text:p>0.6195</text:p>
          </table:table-cell>
          <table:table-cell table:formula="of:=[.$B$13]*EXP(-(([.$D649]-[.$B$10])^2)/(2*[.B$5]))" office:value-type="float" office:value="48.4247065419865">
            <text:p>48.424706542</text:p>
          </table:table-cell>
          <table:table-cell table:formula="of:=[.$B$13]*EXP(-(([.$D649]-[.$B$10])^2)/(2*[.C$5]))" office:value-type="float" office:value="41.133615774174">
            <text:p>41.1336157742</text:p>
          </table:table-cell>
          <table:table-cell table:formula="of:=[.$B$13]*EXP(-(([.$D649]-[.$B$10])^2)/(2*[.D$5]))" office:value-type="float" office:value="27.8740338825684">
            <text:p>27.8740338826</text:p>
          </table:table-cell>
          <table:table-cell table:formula="of:=[.$B$13]*EXP(-(([.$D649]-[.$B$10])^2)/(2*[.E$5]))" office:value-type="float" office:value="6.59833247129082">
            <text:p>6.5983324713</text:p>
          </table:table-cell>
          <table:table-cell table:formula="of:=[.$B$13]*EXP(-(([.$D649]-[.$B$10])^2)/(2*[.F$5]))" office:value-type="float" office:value="0.00208815097398501">
            <text:p>0.002088151</text:p>
          </table:table-cell>
          <table:table-cell table:formula="of:=[.$B$13]*EXP(-(([.$D649]-[.$B$10])^2)/(2*[.G$5]))" office:value-type="float" office:value="1.43684179941919E-031">
            <text:p>1.43684179941919E-031</text:p>
          </table:table-cell>
        </table:table-row>
        <table:table-row table:style-name="ro1">
          <table:table-cell table:number-columns-repeated="3"/>
          <table:table-cell office:value-type="float" office:value="0.619999999999965">
            <text:p>0.62</text:p>
          </table:table-cell>
          <table:table-cell table:formula="of:=[.$B$13]*EXP(-(([.$D650]-[.$B$10])^2)/(2*[.B$5]))" office:value-type="float" office:value="48.131130390832">
            <text:p>48.1311303908</text:p>
          </table:table-cell>
          <table:table-cell table:formula="of:=[.$B$13]*EXP(-(([.$D650]-[.$B$10])^2)/(2*[.C$5]))" office:value-type="float" office:value="40.8283336302659">
            <text:p>40.8283336303</text:p>
          </table:table-cell>
          <table:table-cell table:formula="of:=[.$B$13]*EXP(-(([.$D650]-[.$B$10])^2)/(2*[.D$5]))" office:value-type="float" office:value="27.5770261919658">
            <text:p>27.577026192</text:p>
          </table:table-cell>
          <table:table-cell table:formula="of:=[.$B$13]*EXP(-(([.$D650]-[.$B$10])^2)/(2*[.E$5]))" office:value-type="float" office:value="6.44962278485993">
            <text:p>6.4496227849</text:p>
          </table:table-cell>
          <table:table-cell table:formula="of:=[.$B$13]*EXP(-(([.$D650]-[.$B$10])^2)/(2*[.F$5]))" office:value-type="float" office:value="0.00190772067829335">
            <text:p>0.0019077207</text:p>
          </table:table-cell>
          <table:table-cell table:formula="of:=[.$B$13]*EXP(-(([.$D650]-[.$B$10])^2)/(2*[.G$5]))" office:value-type="float" office:value="7.6208004620641E-032">
            <text:p>7.6208004620641E-032</text:p>
          </table:table-cell>
        </table:table-row>
        <table:table-row table:style-name="ro1">
          <table:table-cell table:number-columns-repeated="3"/>
          <table:table-cell office:value-type="float" office:value="0.620499999999965">
            <text:p>0.6205</text:p>
          </table:table-cell>
          <table:table-cell table:formula="of:=[.$B$13]*EXP(-(([.$D651]-[.$B$10])^2)/(2*[.B$5]))" office:value-type="float" office:value="47.8381194131368">
            <text:p>47.8381194131</text:p>
          </table:table-cell>
          <table:table-cell table:formula="of:=[.$B$13]*EXP(-(([.$D651]-[.$B$10])^2)/(2*[.C$5]))" office:value-type="float" office:value="40.5240567266659">
            <text:p>40.5240567267</text:p>
          </table:table-cell>
          <table:table-cell table:formula="of:=[.$B$13]*EXP(-(([.$D651]-[.$B$10])^2)/(2*[.D$5]))" office:value-type="float" office:value="27.2819629087847">
            <text:p>27.2819629088</text:p>
          </table:table-cell>
          <table:table-cell table:formula="of:=[.$B$13]*EXP(-(([.$D651]-[.$B$10])^2)/(2*[.E$5]))" office:value-type="float" office:value="6.30366463417454">
            <text:p>6.3036646342</text:p>
          </table:table-cell>
          <table:table-cell table:formula="of:=[.$B$13]*EXP(-(([.$D651]-[.$B$10])^2)/(2*[.F$5]))" office:value-type="float" office:value="0.00174222326245812">
            <text:p>0.0017422233</text:p>
          </table:table-cell>
          <table:table-cell table:formula="of:=[.$B$13]*EXP(-(([.$D651]-[.$B$10])^2)/(2*[.G$5]))" office:value-type="float" office:value="4.03127380767624E-032">
            <text:p>4.03127380767624E-032</text:p>
          </table:table-cell>
        </table:table-row>
        <table:table-row table:style-name="ro1">
          <table:table-cell table:number-columns-repeated="3"/>
          <table:table-cell office:value-type="float" office:value="0.620999999999965">
            <text:p>0.621</text:p>
          </table:table-cell>
          <table:table-cell table:formula="of:=[.$B$13]*EXP(-(([.$D652]-[.$B$10])^2)/(2*[.B$5]))" office:value-type="float" office:value="47.5456850020598">
            <text:p>47.5456850021</text:p>
          </table:table-cell>
          <table:table-cell table:formula="of:=[.$B$13]*EXP(-(([.$D652]-[.$B$10])^2)/(2*[.C$5]))" office:value-type="float" office:value="40.2207964293324">
            <text:p>40.2207964293</text:p>
          </table:table-cell>
          <table:table-cell table:formula="of:=[.$B$13]*EXP(-(([.$D652]-[.$B$10])^2)/(2*[.D$5]))" office:value-type="float" office:value="26.9888494824419">
            <text:p>26.9888494824</text:p>
          </table:table-cell>
          <table:table-cell table:formula="of:=[.$B$13]*EXP(-(([.$D652]-[.$B$10])^2)/(2*[.E$5]))" office:value-type="float" office:value="6.16042321916256">
            <text:p>6.1604232192</text:p>
          </table:table-cell>
          <table:table-cell table:formula="of:=[.$B$13]*EXP(-(([.$D652]-[.$B$10])^2)/(2*[.F$5]))" office:value-type="float" office:value="0.0015904827318339">
            <text:p>0.0015904827</text:p>
          </table:table-cell>
          <table:table-cell table:formula="of:=[.$B$13]*EXP(-(([.$D652]-[.$B$10])^2)/(2*[.G$5]))" office:value-type="float" office:value="2.12683634178645E-032">
            <text:p>2.12683634178645E-032</text:p>
          </table:table-cell>
        </table:table-row>
        <table:table-row table:style-name="ro1">
          <table:table-cell table:number-columns-repeated="3"/>
          <table:table-cell office:value-type="float" office:value="0.621499999999965">
            <text:p>0.6215</text:p>
          </table:table-cell>
          <table:table-cell table:formula="of:=[.$B$13]*EXP(-(([.$D653]-[.$B$10])^2)/(2*[.B$5]))" office:value-type="float" office:value="47.253838437475">
            <text:p>47.2538384375</text:p>
          </table:table-cell>
          <table:table-cell table:formula="of:=[.$B$13]*EXP(-(([.$D653]-[.$B$10])^2)/(2*[.C$5]))" office:value-type="float" office:value="39.9185639248377">
            <text:p>39.9185639248</text:p>
          </table:table-cell>
          <table:table-cell table:formula="of:=[.$B$13]*EXP(-(([.$D653]-[.$B$10])^2)/(2*[.D$5]))" office:value-type="float" office:value="26.6976910436954">
            <text:p>26.6976910437</text:p>
          </table:table-cell>
          <table:table-cell table:formula="of:=[.$B$13]*EXP(-(([.$D653]-[.$B$10])^2)/(2*[.E$5]))" office:value-type="float" office:value="6.01986376203954">
            <text:p>6.019863762</text:p>
          </table:table-cell>
          <table:table-cell table:formula="of:=[.$B$13]*EXP(-(([.$D653]-[.$B$10])^2)/(2*[.F$5]))" office:value-type="float" office:value="0.00145141042208248">
            <text:p>0.0014514104</text:p>
          </table:table-cell>
          <table:table-cell table:formula="of:=[.$B$13]*EXP(-(([.$D653]-[.$B$10])^2)/(2*[.G$5]))" office:value-type="float" office:value="1.11911809489148E-032">
            <text:p>1.11911809489148E-032</text:p>
          </table:table-cell>
        </table:table-row>
        <table:table-row table:style-name="ro1">
          <table:table-cell table:number-columns-repeated="3"/>
          <table:table-cell office:value-type="float" office:value="0.621999999999965">
            <text:p>0.622</text:p>
          </table:table-cell>
          <table:table-cell table:formula="of:=[.$B$13]*EXP(-(([.$D654]-[.$B$10])^2)/(2*[.B$5]))" office:value-type="float" office:value="46.9625908855218">
            <text:p>46.9625908855</text:p>
          </table:table-cell>
          <table:table-cell table:formula="of:=[.$B$13]*EXP(-(([.$D654]-[.$B$10])^2)/(2*[.C$5]))" office:value-type="float" office:value="39.6173702203246">
            <text:p>39.6173702203</text:p>
          </table:table-cell>
          <table:table-cell table:formula="of:=[.$B$13]*EXP(-(([.$D654]-[.$B$10])^2)/(2*[.D$5]))" office:value-type="float" office:value="26.4084924071557">
            <text:p>26.4084924072</text:p>
          </table:table-cell>
          <table:table-cell table:formula="of:=[.$B$13]*EXP(-(([.$D654]-[.$B$10])^2)/(2*[.E$5]))" office:value-type="float" office:value="5.88195151989098">
            <text:p>5.8819515199</text:p>
          </table:table-cell>
          <table:table-cell table:formula="of:=[.$B$13]*EXP(-(([.$D654]-[.$B$10])^2)/(2*[.F$5]))" office:value-type="float" office:value="0.00132399896402623">
            <text:p>0.001323999</text:p>
          </table:table-cell>
          <table:table-cell table:formula="of:=[.$B$13]*EXP(-(([.$D654]-[.$B$10])^2)/(2*[.G$5]))" office:value-type="float" office:value="5.87310591002887E-033">
            <text:p>5.87310591002887E-033</text:p>
          </table:table-cell>
        </table:table-row>
        <table:table-row table:style-name="ro1">
          <table:table-cell table:number-columns-repeated="3"/>
          <table:table-cell office:value-type="float" office:value="0.622499999999965">
            <text:p>0.6225</text:p>
          </table:table-cell>
          <table:table-cell table:formula="of:=[.$B$13]*EXP(-(([.$D655]-[.$B$10])^2)/(2*[.B$5]))" office:value-type="float" office:value="46.6719533981723">
            <text:p>46.6719533982</text:p>
          </table:table-cell>
          <table:table-cell table:formula="of:=[.$B$13]*EXP(-(([.$D655]-[.$B$10])^2)/(2*[.C$5]))" office:value-type="float" office:value="39.3172261434898">
            <text:p>39.3172261435</text:p>
          </table:table-cell>
          <table:table-cell table:formula="of:=[.$B$13]*EXP(-(([.$D655]-[.$B$10])^2)/(2*[.D$5]))" office:value-type="float" office:value="26.1212580738393">
            <text:p>26.1212580738</text:p>
          </table:table-cell>
          <table:table-cell table:formula="of:=[.$B$13]*EXP(-(([.$D655]-[.$B$10])^2)/(2*[.E$5]))" office:value-type="float" office:value="5.74665179695121">
            <text:p>5.746651797</text:p>
          </table:table-cell>
          <table:table-cell table:formula="of:=[.$B$13]*EXP(-(([.$D655]-[.$B$10])^2)/(2*[.F$5]))" office:value-type="float" office:value="0.0012073166285675">
            <text:p>0.0012073166</text:p>
          </table:table-cell>
          <table:table-cell table:formula="of:=[.$B$13]*EXP(-(([.$D655]-[.$B$10])^2)/(2*[.G$5]))" office:value-type="float" office:value="3.07404214063476E-033">
            <text:p>3.07404214063476E-033</text:p>
          </table:table-cell>
        </table:table-row>
        <table:table-row table:style-name="ro1">
          <table:table-cell table:number-columns-repeated="3"/>
          <table:table-cell office:value-type="float" office:value="0.622999999999964">
            <text:p>0.623</text:p>
          </table:table-cell>
          <table:table-cell table:formula="of:=[.$B$13]*EXP(-(([.$D656]-[.$B$10])^2)/(2*[.B$5]))" office:value-type="float" office:value="46.3819369128171">
            <text:p>46.3819369128</text:p>
          </table:table-cell>
          <table:table-cell table:formula="of:=[.$B$13]*EXP(-(([.$D656]-[.$B$10])^2)/(2*[.C$5]))" office:value-type="float" office:value="39.0181423425968">
            <text:p>39.0181423426</text:p>
          </table:table-cell>
          <table:table-cell table:formula="of:=[.$B$13]*EXP(-(([.$D656]-[.$B$10])^2)/(2*[.D$5]))" office:value-type="float" office:value="25.8359922337651">
            <text:p>25.8359922338</text:p>
          </table:table-cell>
          <table:table-cell table:formula="of:=[.$B$13]*EXP(-(([.$D656]-[.$B$10])^2)/(2*[.E$5]))" office:value-type="float" office:value="5.61392995658018">
            <text:p>5.6139299566</text:p>
          </table:table-cell>
          <table:table-cell table:formula="of:=[.$B$13]*EXP(-(([.$D656]-[.$B$10])^2)/(2*[.F$5]))" office:value-type="float" office:value="0.00110050203067767">
            <text:p>0.001100502</text:p>
          </table:table-cell>
          <table:table-cell table:formula="of:=[.$B$13]*EXP(-(([.$D656]-[.$B$10])^2)/(2*[.G$5]))" office:value-type="float" office:value="1.6047296256328E-033">
            <text:p>1.6047296256328E-033</text:p>
          </table:table-cell>
        </table:table-row>
        <table:table-row table:style-name="ro1">
          <table:table-cell table:number-columns-repeated="3"/>
          <table:table-cell office:value-type="float" office:value="0.623499999999964">
            <text:p>0.6235</text:p>
          </table:table-cell>
          <table:table-cell table:formula="of:=[.$B$13]*EXP(-(([.$D657]-[.$B$10])^2)/(2*[.B$5]))" office:value-type="float" office:value="46.0925522518644">
            <text:p>46.0925522519</text:p>
          </table:table-cell>
          <table:table-cell table:formula="of:=[.$B$13]*EXP(-(([.$D657]-[.$B$10])^2)/(2*[.C$5]))" office:value-type="float" office:value="38.7201292865132">
            <text:p>38.7201292865</text:p>
          </table:table-cell>
          <table:table-cell table:formula="of:=[.$B$13]*EXP(-(([.$D657]-[.$B$10])^2)/(2*[.D$5]))" office:value-type="float" office:value="25.5526987685896">
            <text:p>25.5526987686</text:p>
          </table:table-cell>
          <table:table-cell table:formula="of:=[.$B$13]*EXP(-(([.$D657]-[.$B$10])^2)/(2*[.E$5]))" office:value-type="float" office:value="5.48375143293569">
            <text:p>5.4837514329</text:p>
          </table:table-cell>
          <table:table-cell table:formula="of:=[.$B$13]*EXP(-(([.$D657]-[.$B$10])^2)/(2*[.F$5]))" office:value-type="float" office:value="0.00100275917238976">
            <text:p>0.0010027592</text:p>
          </table:table-cell>
          <table:table-cell table:formula="of:=[.$B$13]*EXP(-(([.$D657]-[.$B$10])^2)/(2*[.G$5]))" office:value-type="float" office:value="8.35495266044289E-034">
            <text:p>8.35495266044289E-034</text:p>
          </table:table-cell>
        </table:table-row>
        <table:table-row table:style-name="ro1">
          <table:table-cell table:number-columns-repeated="3"/>
          <table:table-cell office:value-type="float" office:value="0.623999999999964">
            <text:p>0.624</text:p>
          </table:table-cell>
          <table:table-cell table:formula="of:=[.$B$13]*EXP(-(([.$D658]-[.$B$10])^2)/(2*[.B$5]))" office:value-type="float" office:value="45.8038101223622">
            <text:p>45.8038101224</text:p>
          </table:table-cell>
          <table:table-cell table:formula="of:=[.$B$13]*EXP(-(([.$D658]-[.$B$10])^2)/(2*[.C$5]))" office:value-type="float" office:value="38.4231972647812">
            <text:p>38.4231972648</text:p>
          </table:table-cell>
          <table:table-cell table:formula="of:=[.$B$13]*EXP(-(([.$D658]-[.$B$10])^2)/(2*[.D$5]))" office:value-type="float" office:value="25.2713812542867">
            <text:p>25.2713812543</text:p>
          </table:table-cell>
          <table:table-cell table:formula="of:=[.$B$13]*EXP(-(([.$D658]-[.$B$10])^2)/(2*[.E$5]))" office:value-type="float" office:value="5.35608174234637">
            <text:p>5.3560817423</text:p>
          </table:table-cell>
          <table:table-cell table:formula="of:=[.$B$13]*EXP(-(([.$D658]-[.$B$10])^2)/(2*[.F$5]))" office:value-type="float" office:value="0.000913352805644025">
            <text:p>0.0009133528</text:p>
          </table:table-cell>
          <table:table-cell table:formula="of:=[.$B$13]*EXP(-(([.$D658]-[.$B$10])^2)/(2*[.G$5]))" office:value-type="float" office:value="4.33846587799281E-034">
            <text:p>4.33846587799281E-034</text:p>
          </table:table-cell>
        </table:table-row>
        <table:table-row table:style-name="ro1">
          <table:table-cell table:number-columns-repeated="3"/>
          <table:table-cell office:value-type="float" office:value="0.624499999999964">
            <text:p>0.6245</text:p>
          </table:table-cell>
          <table:table-cell table:formula="of:=[.$B$13]*EXP(-(([.$D659]-[.$B$10])^2)/(2*[.B$5]))" office:value-type="float" office:value="45.515721115632">
            <text:p>45.5157211156</text:p>
          </table:table-cell>
          <table:table-cell table:formula="of:=[.$B$13]*EXP(-(([.$D659]-[.$B$10])^2)/(2*[.C$5]))" office:value-type="float" office:value="38.1273563877094">
            <text:p>38.1273563877</text:p>
          </table:table-cell>
          <table:table-cell table:formula="of:=[.$B$13]*EXP(-(([.$D659]-[.$B$10])^2)/(2*[.D$5]))" office:value-type="float" office:value="24.9920429638612">
            <text:p>24.9920429639</text:p>
          </table:table-cell>
          <table:table-cell table:formula="of:=[.$B$13]*EXP(-(([.$D659]-[.$B$10])^2)/(2*[.E$5]))" office:value-type="float" office:value="5.2308864943798">
            <text:p>5.2308864944</text:p>
          </table:table-cell>
          <table:table-cell table:formula="of:=[.$B$13]*EXP(-(([.$D659]-[.$B$10])^2)/(2*[.F$5]))" office:value-type="float" office:value="0.000831604096711216">
            <text:p>0.0008316041</text:p>
          </table:table-cell>
          <table:table-cell table:formula="of:=[.$B$13]*EXP(-(([.$D659]-[.$B$10])^2)/(2*[.G$5]))" office:value-type="float" office:value="2.24687259972218E-034">
            <text:p>2.24687259972218E-034</text:p>
          </table:table-cell>
        </table:table-row>
        <table:table-row table:style-name="ro1">
          <table:table-cell table:number-columns-repeated="3"/>
          <table:table-cell office:value-type="float" office:value="0.624999999999964">
            <text:p>0.625</text:p>
          </table:table-cell>
          <table:table-cell table:formula="of:=[.$B$13]*EXP(-(([.$D660]-[.$B$10])^2)/(2*[.B$5]))" office:value-type="float" office:value="45.2282957069218">
            <text:p>45.2282957069</text:p>
          </table:table-cell>
          <table:table-cell table:formula="of:=[.$B$13]*EXP(-(([.$D660]-[.$B$10])^2)/(2*[.C$5]))" office:value-type="float" office:value="37.8326165864955">
            <text:p>37.8326165865</text:p>
          </table:table-cell>
          <table:table-cell table:formula="of:=[.$B$13]*EXP(-(([.$D660]-[.$B$10])^2)/(2*[.D$5]))" office:value-type="float" office:value="24.7146868701026">
            <text:p>24.7146868701</text:p>
          </table:table-cell>
          <table:table-cell table:formula="of:=[.$B$13]*EXP(-(([.$D660]-[.$B$10])^2)/(2*[.E$5]))" office:value-type="float" office:value="5.1081314026113">
            <text:p>5.1081314026</text:p>
          </table:table-cell>
          <table:table-cell table:formula="of:=[.$B$13]*EXP(-(([.$D660]-[.$B$10])^2)/(2*[.F$5]))" office:value-type="float" office:value="0.000756886574786177">
            <text:p>0.0007568866</text:p>
          </table:table-cell>
          <table:table-cell table:formula="of:=[.$B$13]*EXP(-(([.$D660]-[.$B$10])^2)/(2*[.G$5]))" office:value-type="float" office:value="1.16056850213218E-034">
            <text:p>1.16056850213218E-034</text:p>
          </table:table-cell>
        </table:table-row>
        <table:table-row table:style-name="ro1">
          <table:table-cell table:number-columns-repeated="3"/>
          <table:table-cell office:value-type="float" office:value="0.625499999999964">
            <text:p>0.6255</text:p>
          </table:table-cell>
          <table:table-cell table:formula="of:=[.$B$13]*EXP(-(([.$D661]-[.$B$10])^2)/(2*[.B$5]))" office:value-type="float" office:value="44.9415442550757">
            <text:p>44.9415442551</text:p>
          </table:table-cell>
          <table:table-cell table:formula="of:=[.$B$13]*EXP(-(([.$D661]-[.$B$10])^2)/(2*[.C$5]))" office:value-type="float" office:value="37.5389876133739">
            <text:p>37.5389876134</text:p>
          </table:table-cell>
          <table:table-cell table:formula="of:=[.$B$13]*EXP(-(([.$D661]-[.$B$10])^2)/(2*[.D$5]))" office:value-type="float" office:value="24.4393156483741">
            <text:p>24.4393156484</text:p>
          </table:table-cell>
          <table:table-cell table:formula="of:=[.$B$13]*EXP(-(([.$D661]-[.$B$10])^2)/(2*[.E$5]))" office:value-type="float" office:value="4.98778229509202">
            <text:p>4.9877822951</text:p>
          </table:table-cell>
          <table:table-cell table:formula="of:=[.$B$13]*EXP(-(([.$D661]-[.$B$10])^2)/(2*[.F$5]))" office:value-type="float" office:value="0.000688622348171229">
            <text:p>0.0006886223</text:p>
          </table:table-cell>
          <table:table-cell table:formula="of:=[.$B$13]*EXP(-(([.$D661]-[.$B$10])^2)/(2*[.G$5]))" office:value-type="float" office:value="5.97878836360541E-035">
            <text:p>5.97878836360541E-035</text:p>
          </table:table-cell>
        </table:table-row>
        <table:table-row table:style-name="ro1">
          <table:table-cell table:number-columns-repeated="3"/>
          <table:table-cell office:value-type="float" office:value="0.625999999999964">
            <text:p>0.626</text:p>
          </table:table-cell>
          <table:table-cell table:formula="of:=[.$B$13]*EXP(-(([.$D662]-[.$B$10])^2)/(2*[.B$5]))" office:value-type="float" office:value="44.6554770022206">
            <text:p>44.6554770022</text:p>
          </table:table-cell>
          <table:table-cell table:formula="of:=[.$B$13]*EXP(-(([.$D662]-[.$B$10])^2)/(2*[.C$5]))" office:value-type="float" office:value="37.2464790417909">
            <text:p>37.2464790418</text:p>
          </table:table-cell>
          <table:table-cell table:formula="of:=[.$B$13]*EXP(-(([.$D662]-[.$B$10])^2)/(2*[.D$5]))" office:value-type="float" office:value="24.1659316794378">
            <text:p>24.1659316794</text:p>
          </table:table-cell>
          <table:table-cell table:formula="of:=[.$B$13]*EXP(-(([.$D662]-[.$B$10])^2)/(2*[.E$5]))" office:value-type="float" office:value="4.86980512451836">
            <text:p>4.8698051245</text:p>
          </table:table-cell>
          <table:table-cell table:formula="of:=[.$B$13]*EXP(-(([.$D662]-[.$B$10])^2)/(2*[.F$5]))" office:value-type="float" office:value="0.000626278572277853">
            <text:p>0.0006262786</text:p>
          </table:table-cell>
          <table:table-cell table:formula="of:=[.$B$13]*EXP(-(([.$D662]-[.$B$10])^2)/(2*[.G$5]))" office:value-type="float" office:value="3.07188993530451E-035">
            <text:p>3.07188993530451E-035</text:p>
          </table:table-cell>
        </table:table-row>
        <table:table-row table:style-name="ro1">
          <table:table-cell table:number-columns-repeated="3"/>
          <table:table-cell office:value-type="float" office:value="0.626499999999964">
            <text:p>0.6265</text:p>
          </table:table-cell>
          <table:table-cell table:formula="of:=[.$B$13]*EXP(-(([.$D663]-[.$B$10])^2)/(2*[.B$5]))" office:value-type="float" office:value="44.3701040734685">
            <text:p>44.3701040735</text:p>
          </table:table-cell>
          <table:table-cell table:formula="of:=[.$B$13]*EXP(-(([.$D663]-[.$B$10])^2)/(2*[.C$5]))" office:value-type="float" office:value="36.9551002666057">
            <text:p>36.9551002666</text:p>
          </table:table-cell>
          <table:table-cell table:formula="of:=[.$B$13]*EXP(-(([.$D663]-[.$B$10])^2)/(2*[.D$5]))" office:value-type="float" office:value="23.8945370523133">
            <text:p>23.8945370523</text:p>
          </table:table-cell>
          <table:table-cell table:formula="of:=[.$B$13]*EXP(-(([.$D663]-[.$B$10])^2)/(2*[.E$5]))" office:value-type="float" office:value="4.75416597810327">
            <text:p>4.7541659781</text:p>
          </table:table-cell>
          <table:table-cell table:formula="of:=[.$B$13]*EXP(-(([.$D663]-[.$B$10])^2)/(2*[.F$5]))" office:value-type="float" office:value="0.000569364154453391">
            <text:p>0.0005693642</text:p>
          </table:table-cell>
          <table:table-cell table:formula="of:=[.$B$13]*EXP(-(([.$D663]-[.$B$10])^2)/(2*[.G$5]))" office:value-type="float" office:value="1.57415752912654E-035">
            <text:p>1.57415752912654E-035</text:p>
          </table:table-cell>
        </table:table-row>
        <table:table-row table:style-name="ro1">
          <table:table-cell table:number-columns-repeated="3"/>
          <table:table-cell office:value-type="float" office:value="0.626999999999964">
            <text:p>0.627</text:p>
          </table:table-cell>
          <table:table-cell table:formula="of:=[.$B$13]*EXP(-(([.$D664]-[.$B$10])^2)/(2*[.B$5]))" office:value-type="float" office:value="44.0854354766374">
            <text:p>44.0854354766</text:p>
          </table:table-cell>
          <table:table-cell table:formula="of:=[.$B$13]*EXP(-(([.$D664]-[.$B$10])^2)/(2*[.C$5]))" office:value-type="float" office:value="36.6648605043178">
            <text:p>36.6648605043</text:p>
          </table:table-cell>
          <table:table-cell table:formula="of:=[.$B$13]*EXP(-(([.$D664]-[.$B$10])^2)/(2*[.D$5]))" office:value-type="float" office:value="23.6251335671696">
            <text:p>23.6251335672</text:p>
          </table:table-cell>
          <table:table-cell table:formula="of:=[.$B$13]*EXP(-(([.$D664]-[.$B$10])^2)/(2*[.E$5]))" office:value-type="float" office:value="4.64083108715174">
            <text:p>4.6408310872</text:p>
          </table:table-cell>
          <table:table-cell table:formula="of:=[.$B$13]*EXP(-(([.$D664]-[.$B$10])^2)/(2*[.F$5]))" office:value-type="float" office:value="0.00051742668139322">
            <text:p>0.0005174267</text:p>
          </table:table-cell>
          <table:table-cell table:formula="of:=[.$B$13]*EXP(-(([.$D664]-[.$B$10])^2)/(2*[.G$5]))" office:value-type="float" office:value="8.04527327236405E-036">
            <text:p>8.04527327236405E-036</text:p>
          </table:table-cell>
        </table:table-row>
        <table:table-row table:style-name="ro1">
          <table:table-cell table:number-columns-repeated="3"/>
          <table:table-cell office:value-type="float" office:value="0.627499999999964">
            <text:p>0.6275</text:p>
          </table:table-cell>
          <table:table-cell table:formula="of:=[.$B$13]*EXP(-(([.$D665]-[.$B$10])^2)/(2*[.B$5]))" office:value-type="float" office:value="43.8014811019866">
            <text:p>43.801481102</text:p>
          </table:table-cell>
          <table:table-cell table:formula="of:=[.$B$13]*EXP(-(([.$D665]-[.$B$10])^2)/(2*[.C$5]))" office:value-type="float" office:value="36.3757687933199">
            <text:p>36.3757687933</text:p>
          </table:table-cell>
          <table:table-cell table:formula="of:=[.$B$13]*EXP(-(([.$D665]-[.$B$10])^2)/(2*[.D$5]))" office:value-type="float" office:value="23.3577227382487">
            <text:p>23.3577227382</text:p>
          </table:table-cell>
          <table:table-cell table:formula="of:=[.$B$13]*EXP(-(([.$D665]-[.$B$10])^2)/(2*[.E$5]))" office:value-type="float" office:value="4.52976683634114">
            <text:p>4.5297668363</text:p>
          </table:table-cell>
          <table:table-cell table:formula="of:=[.$B$13]*EXP(-(([.$D665]-[.$B$10])^2)/(2*[.F$5]))" office:value-type="float" office:value="0.000470049555623719">
            <text:p>0.0004700496</text:p>
          </table:table-cell>
          <table:table-cell table:formula="of:=[.$B$13]*EXP(-(([.$D665]-[.$B$10])^2)/(2*[.G$5]))" office:value-type="float" office:value="4.10094060297958E-036">
            <text:p>4.10094060297958E-036</text:p>
          </table:table-cell>
        </table:table-row>
        <table:table-row table:style-name="ro1">
          <table:table-cell table:number-columns-repeated="3"/>
          <table:table-cell office:value-type="float" office:value="0.627999999999964">
            <text:p>0.628</text:p>
          </table:table-cell>
          <table:table-cell table:formula="of:=[.$B$13]*EXP(-(([.$D666]-[.$B$10])^2)/(2*[.B$5]))" office:value-type="float" office:value="43.5182507219708">
            <text:p>43.518250722</text:p>
          </table:table-cell>
          <table:table-cell table:formula="of:=[.$B$13]*EXP(-(([.$D666]-[.$B$10])^2)/(2*[.C$5]))" office:value-type="float" office:value="36.0878339941771">
            <text:p>36.0878339942</text:p>
          </table:table-cell>
          <table:table-cell table:formula="of:=[.$B$13]*EXP(-(([.$D666]-[.$B$10])^2)/(2*[.D$5]))" office:value-type="float" office:value="23.09230579682">
            <text:p>23.0923057968</text:p>
          </table:table-cell>
          <table:table-cell table:formula="of:=[.$B$13]*EXP(-(([.$D666]-[.$B$10])^2)/(2*[.E$5]))" office:value-type="float" office:value="4.4209397727091">
            <text:p>4.4209397727</text:p>
          </table:table-cell>
          <table:table-cell table:formula="of:=[.$B$13]*EXP(-(([.$D666]-[.$B$10])^2)/(2*[.F$5]))" office:value-type="float" office:value="0.000426849328241253">
            <text:p>0.0004268493</text:p>
          </table:table-cell>
          <table:table-cell table:formula="of:=[.$B$13]*EXP(-(([.$D666]-[.$B$10])^2)/(2*[.G$5]))" office:value-type="float" office:value="2.08485678526216E-036">
            <text:p>2.08485678526216E-036</text:p>
          </table:table-cell>
        </table:table-row>
        <table:table-row table:style-name="ro1">
          <table:table-cell table:number-columns-repeated="3"/>
          <table:table-cell office:value-type="float" office:value="0.628499999999964">
            <text:p>0.6285</text:p>
          </table:table-cell>
          <table:table-cell table:formula="of:=[.$B$13]*EXP(-(([.$D667]-[.$B$10])^2)/(2*[.B$5]))" office:value-type="float" office:value="43.2357539910085">
            <text:p>43.235753991</text:p>
          </table:table-cell>
          <table:table-cell table:formula="of:=[.$B$13]*EXP(-(([.$D667]-[.$B$10])^2)/(2*[.C$5]))" office:value-type="float" office:value="35.8010647899304">
            <text:p>35.8010647899</text:p>
          </table:table-cell>
          <table:table-cell table:formula="of:=[.$B$13]*EXP(-(([.$D667]-[.$B$10])^2)/(2*[.D$5]))" office:value-type="float" office:value="22.8288836941636">
            <text:p>22.8288836942</text:p>
          </table:table-cell>
          <table:table-cell table:formula="of:=[.$B$13]*EXP(-(([.$D667]-[.$B$10])^2)/(2*[.E$5]))" office:value-type="float" office:value="4.31431661434994">
            <text:p>4.3143166143</text:p>
          </table:table-cell>
          <table:table-cell table:formula="of:=[.$B$13]*EXP(-(([.$D667]-[.$B$10])^2)/(2*[.F$5]))" office:value-type="float" office:value="0.000387473215764002">
            <text:p>0.0003874732</text:p>
          </table:table-cell>
          <table:table-cell table:formula="of:=[.$B$13]*EXP(-(([.$D667]-[.$B$10])^2)/(2*[.G$5]))" office:value-type="float" office:value="1.05710723489736E-036">
            <text:p>1.05710723489736E-036</text:p>
          </table:table-cell>
        </table:table-row>
        <table:table-row table:style-name="ro1">
          <table:table-cell table:number-columns-repeated="3"/>
          <table:table-cell office:value-type="float" office:value="0.628999999999964">
            <text:p>0.629</text:p>
          </table:table-cell>
          <table:table-cell table:formula="of:=[.$B$13]*EXP(-(([.$D668]-[.$B$10])^2)/(2*[.B$5]))" office:value-type="float" office:value="42.9540004452689">
            <text:p>42.9540004453</text:p>
          </table:table-cell>
          <table:table-cell table:formula="of:=[.$B$13]*EXP(-(([.$D668]-[.$B$10])^2)/(2*[.C$5]))" office:value-type="float" office:value="35.5154696864266">
            <text:p>35.5154696864</text:p>
          </table:table-cell>
          <table:table-cell table:formula="of:=[.$B$13]*EXP(-(([.$D668]-[.$B$10])^2)/(2*[.D$5]))" office:value-type="float" office:value="22.5674571045838">
            <text:p>22.5674571046</text:p>
          </table:table-cell>
          <table:table-cell table:formula="of:=[.$B$13]*EXP(-(([.$D668]-[.$B$10])^2)/(2*[.E$5]))" office:value-type="float" office:value="4.20986425882263">
            <text:p>4.2098642588</text:p>
          </table:table-cell>
          <table:table-cell table:formula="of:=[.$B$13]*EXP(-(([.$D668]-[.$B$10])^2)/(2*[.F$5]))" office:value-type="float" office:value="0.000351596789600187">
            <text:p>0.0003515968</text:p>
          </table:table-cell>
          <table:table-cell table:formula="of:=[.$B$13]*EXP(-(([.$D668]-[.$B$10])^2)/(2*[.G$5]))" office:value-type="float" office:value="5.34579046944432E-037">
            <text:p>5.34579046944432E-037</text:p>
          </table:table-cell>
        </table:table-row>
        <table:table-row table:style-name="ro1">
          <table:table-cell table:number-columns-repeated="3"/>
          <table:table-cell office:value-type="float" office:value="0.629499999999964">
            <text:p>0.6295</text:p>
          </table:table-cell>
          <table:table-cell table:formula="of:=[.$B$13]*EXP(-(([.$D669]-[.$B$10])^2)/(2*[.B$5]))" office:value-type="float" office:value="42.6729995024734">
            <text:p>42.6729995025</text:p>
          </table:table-cell>
          <table:table-cell table:formula="of:=[.$B$13]*EXP(-(([.$D669]-[.$B$10])^2)/(2*[.C$5]))" office:value-type="float" office:value="35.2310570126713">
            <text:p>35.2310570127</text:p>
          </table:table-cell>
          <table:table-cell table:formula="of:=[.$B$13]*EXP(-(([.$D669]-[.$B$10])^2)/(2*[.D$5]))" office:value-type="float" office:value="22.3080264284471">
            <text:p>22.3080264284</text:p>
          </table:table-cell>
          <table:table-cell table:formula="of:=[.$B$13]*EXP(-(([.$D669]-[.$B$10])^2)/(2*[.E$5]))" office:value-type="float" office:value="4.10754979127156">
            <text:p>4.1075497913</text:p>
          </table:table-cell>
          <table:table-cell table:formula="of:=[.$B$13]*EXP(-(([.$D669]-[.$B$10])^2)/(2*[.F$5]))" office:value-type="float" office:value="0.000318921827255531">
            <text:p>0.0003189218</text:p>
          </table:table-cell>
          <table:table-cell table:formula="of:=[.$B$13]*EXP(-(([.$D669]-[.$B$10])^2)/(2*[.G$5]))" office:value-type="float" office:value="2.69621728826375E-037">
            <text:p>2.69621728826375E-037</text:p>
          </table:table-cell>
        </table:table-row>
        <table:table-row table:style-name="ro1">
          <table:table-cell table:number-columns-repeated="3"/>
          <table:table-cell office:value-type="float" office:value="0.629999999999964">
            <text:p>0.63</text:p>
          </table:table-cell>
          <table:table-cell table:formula="of:=[.$B$13]*EXP(-(([.$D670]-[.$B$10])^2)/(2*[.B$5]))" office:value-type="float" office:value="42.3927604617147">
            <text:p>42.3927604617</text:p>
          </table:table-cell>
          <table:table-cell table:formula="of:=[.$B$13]*EXP(-(([.$D670]-[.$B$10])^2)/(2*[.C$5]))" office:value-type="float" office:value="34.9478349212087">
            <text:p>34.9478349212</text:p>
          </table:table-cell>
          <table:table-cell table:formula="of:=[.$B$13]*EXP(-(([.$D670]-[.$B$10])^2)/(2*[.D$5]))" office:value-type="float" office:value="22.0505917952494">
            <text:p>22.0505917952</text:p>
          </table:table-cell>
          <table:table-cell table:formula="of:=[.$B$13]*EXP(-(([.$D670]-[.$B$10])^2)/(2*[.E$5]))" office:value-type="float" office:value="4.00734049226328">
            <text:p>4.0073404923</text:p>
          </table:table-cell>
          <table:table-cell table:formula="of:=[.$B$13]*EXP(-(([.$D670]-[.$B$10])^2)/(2*[.F$5]))" office:value-type="float" office:value="0.0002891743149977">
            <text:p>0.0002891743</text:p>
          </table:table-cell>
          <table:table-cell table:formula="of:=[.$B$13]*EXP(-(([.$D670]-[.$B$10])^2)/(2*[.G$5]))" office:value-type="float" office:value="1.3562754955822E-037">
            <text:p>1.3562754955822E-037</text:p>
          </table:table-cell>
        </table:table-row>
        <table:table-row table:style-name="ro1">
          <table:table-cell table:number-columns-repeated="3"/>
          <table:table-cell office:value-type="float" office:value="0.630499999999964">
            <text:p>0.6305</text:p>
          </table:table-cell>
          <table:table-cell table:formula="of:=[.$B$13]*EXP(-(([.$D671]-[.$B$10])^2)/(2*[.B$5]))" office:value-type="float" office:value="42.1132925032911">
            <text:p>42.1132925033</text:p>
          </table:table-cell>
          <table:table-cell table:formula="of:=[.$B$13]*EXP(-(([.$D671]-[.$B$10])^2)/(2*[.C$5]))" office:value-type="float" office:value="34.6658113885234">
            <text:p>34.6658113885</text:p>
          </table:table-cell>
          <table:table-cell table:formula="of:=[.$B$13]*EXP(-(([.$D671]-[.$B$10])^2)/(2*[.D$5]))" office:value-type="float" office:value="21.7951530667058">
            <text:p>21.7951530667</text:p>
          </table:table-cell>
          <table:table-cell table:formula="of:=[.$B$13]*EXP(-(([.$D671]-[.$B$10])^2)/(2*[.E$5]))" office:value-type="float" office:value="3.90920384534095">
            <text:p>3.9092038453</text:p>
          </table:table-cell>
          <table:table-cell table:formula="of:=[.$B$13]*EXP(-(([.$D671]-[.$B$10])^2)/(2*[.F$5]))" office:value-type="float" office:value="0.000262102592263884">
            <text:p>0.0002621026</text:p>
          </table:table-cell>
          <table:table-cell table:formula="of:=[.$B$13]*EXP(-(([.$D671]-[.$B$10])^2)/(2*[.G$5]))" office:value-type="float" office:value="6.80441840881926E-038">
            <text:p>6.80441840881926E-038</text:p>
          </table:table-cell>
        </table:table-row>
        <table:table-row table:style-name="ro1">
          <table:table-cell table:number-columns-repeated="3"/>
          <table:table-cell office:value-type="float" office:value="0.630999999999964">
            <text:p>0.631</text:p>
          </table:table-cell>
          <table:table-cell table:formula="of:=[.$B$13]*EXP(-(([.$D672]-[.$B$10])^2)/(2*[.B$5]))" office:value-type="float" office:value="41.8346046885578">
            <text:p>41.8346046886</text:p>
          </table:table-cell>
          <table:table-cell table:formula="of:=[.$B$13]*EXP(-(([.$D672]-[.$B$10])^2)/(2*[.C$5]))" office:value-type="float" office:value="34.3849942154684">
            <text:p>34.3849942155</text:p>
          </table:table-cell>
          <table:table-cell table:formula="of:=[.$B$13]*EXP(-(([.$D672]-[.$B$10])^2)/(2*[.D$5]))" office:value-type="float" office:value="21.5417098398659">
            <text:p>21.5417098399</text:p>
          </table:table-cell>
          <table:table-cell table:formula="of:=[.$B$13]*EXP(-(([.$D672]-[.$B$10])^2)/(2*[.E$5]))" office:value-type="float" office:value="3.81310754429977">
            <text:p>3.8131075443</text:p>
          </table:table-cell>
          <table:table-cell table:formula="of:=[.$B$13]*EXP(-(([.$D672]-[.$B$10])^2)/(2*[.F$5]))" office:value-type="float" office:value="0.000237475628642524">
            <text:p>0.0002374756</text:p>
          </table:table-cell>
          <table:table-cell table:formula="of:=[.$B$13]*EXP(-(([.$D672]-[.$B$10])^2)/(2*[.G$5]))" office:value-type="float" office:value="3.4047417478221E-038">
            <text:p>3.4047417478221E-038</text:p>
          </table:table-cell>
        </table:table-row>
        <table:table-row table:style-name="ro1">
          <table:table-cell table:number-columns-repeated="3"/>
          <table:table-cell office:value-type="float" office:value="0.631499999999964">
            <text:p>0.6315</text:p>
          </table:table-cell>
          <table:table-cell table:formula="of:=[.$B$13]*EXP(-(([.$D673]-[.$B$10])^2)/(2*[.B$5]))" office:value-type="float" office:value="41.5567059597932">
            <text:p>41.5567059598</text:p>
          </table:table-cell>
          <table:table-cell table:formula="of:=[.$B$13]*EXP(-(([.$D673]-[.$B$10])^2)/(2*[.C$5]))" office:value-type="float" office:value="34.1053910277146">
            <text:p>34.1053910277</text:p>
          </table:table-cell>
          <table:table-cell table:formula="of:=[.$B$13]*EXP(-(([.$D673]-[.$B$10])^2)/(2*[.D$5]))" office:value-type="float" office:value="21.2902614502508">
            <text:p>21.2902614503</text:p>
          </table:table-cell>
          <table:table-cell table:formula="of:=[.$B$13]*EXP(-(([.$D673]-[.$B$10])^2)/(2*[.E$5]))" office:value-type="float" office:value="3.71901950018548">
            <text:p>3.7190195002</text:p>
          </table:table-cell>
          <table:table-cell table:formula="of:=[.$B$13]*EXP(-(([.$D673]-[.$B$10])^2)/(2*[.F$5]))" office:value-type="float" office:value="0.000215081424779772">
            <text:p>0.0002150814</text:p>
          </table:table-cell>
          <table:table-cell table:formula="of:=[.$B$13]*EXP(-(([.$D673]-[.$B$10])^2)/(2*[.G$5]))" office:value-type="float" office:value="1.69913314004837E-038">
            <text:p>1.69913314004837E-038</text:p>
          </table:table-cell>
        </table:table-row>
        <table:table-row table:style-name="ro1">
          <table:table-cell table:number-columns-repeated="3"/>
          <table:table-cell office:value-type="float" office:value="0.631999999999963">
            <text:p>0.632</text:p>
          </table:table-cell>
          <table:table-cell table:formula="of:=[.$B$13]*EXP(-(([.$D674]-[.$B$10])^2)/(2*[.B$5]))" office:value-type="float" office:value="41.279605140083">
            <text:p>41.2796051401</text:p>
          </table:table-cell>
          <table:table-cell table:formula="of:=[.$B$13]*EXP(-(([.$D674]-[.$B$10])^2)/(2*[.C$5]))" office:value-type="float" office:value="33.8270092762267">
            <text:p>33.8270092762</text:p>
          </table:table-cell>
          <table:table-cell table:formula="of:=[.$B$13]*EXP(-(([.$D674]-[.$B$10])^2)/(2*[.D$5]))" office:value-type="float" office:value="21.0408069750138">
            <text:p>21.040806975</text:p>
          </table:table-cell>
          <table:table-cell table:formula="of:=[.$B$13]*EXP(-(([.$D674]-[.$B$10])^2)/(2*[.E$5]))" office:value-type="float" office:value="3.62690784801947">
            <text:p>3.626907848</text:p>
          </table:table-cell>
          <table:table-cell table:formula="of:=[.$B$13]*EXP(-(([.$D674]-[.$B$10])^2)/(2*[.F$5]))" office:value-type="float" office:value="0.000194725529058172">
            <text:p>0.0001947255</text:p>
          </table:table-cell>
          <table:table-cell table:formula="of:=[.$B$13]*EXP(-(([.$D674]-[.$B$10])^2)/(2*[.G$5]))" office:value-type="float" office:value="8.45708536819067E-039">
            <text:p>8.45708536819067E-039</text:p>
          </table:table-cell>
        </table:table-row>
        <table:table-row table:style-name="ro1">
          <table:table-cell table:number-columns-repeated="3"/>
          <table:table-cell office:value-type="float" office:value="0.632499999999963">
            <text:p>0.6325</text:p>
          </table:table-cell>
          <table:table-cell table:formula="of:=[.$B$13]*EXP(-(([.$D675]-[.$B$10])^2)/(2*[.B$5]))" office:value-type="float" office:value="41.003310933216">
            <text:p>41.0033109332</text:p>
          </table:table-cell>
          <table:table-cell table:formula="of:=[.$B$13]*EXP(-(([.$D675]-[.$B$10])^2)/(2*[.C$5]))" office:value-type="float" office:value="33.5498562377577">
            <text:p>33.5498562378</text:p>
          </table:table-cell>
          <table:table-cell table:formula="of:=[.$B$13]*EXP(-(([.$D675]-[.$B$10])^2)/(2*[.D$5]))" office:value-type="float" office:value="20.7933452361173">
            <text:p>20.7933452361</text:p>
          </table:table-cell>
          <table:table-cell table:formula="of:=[.$B$13]*EXP(-(([.$D675]-[.$B$10])^2)/(2*[.E$5]))" office:value-type="float" office:value="3.53674095325185">
            <text:p>3.5367409533</text:p>
          </table:table-cell>
          <table:table-cell table:formula="of:=[.$B$13]*EXP(-(([.$D675]-[.$B$10])^2)/(2*[.F$5]))" office:value-type="float" office:value="0.000176229662367774">
            <text:p>0.0001762297</text:p>
          </table:table-cell>
          <table:table-cell table:formula="of:=[.$B$13]*EXP(-(([.$D675]-[.$B$10])^2)/(2*[.G$5]))" office:value-type="float" office:value="4.19820931569056E-039">
            <text:p>4.19820931569056E-039</text:p>
          </table:table-cell>
        </table:table-row>
        <table:table-row table:style-name="ro1">
          <table:table-cell table:number-columns-repeated="3"/>
          <table:table-cell office:value-type="float" office:value="0.632999999999963">
            <text:p>0.633</text:p>
          </table:table-cell>
          <table:table-cell table:formula="of:=[.$B$13]*EXP(-(([.$D676]-[.$B$10])^2)/(2*[.B$5]))" office:value-type="float" office:value="40.7278319236022">
            <text:p>40.7278319236</text:p>
          </table:table-cell>
          <table:table-cell table:formula="of:=[.$B$13]*EXP(-(([.$D676]-[.$B$10])^2)/(2*[.C$5]))" office:value-type="float" office:value="33.2739390153727">
            <text:p>33.2739390154</text:p>
          </table:table-cell>
          <table:table-cell table:formula="of:=[.$B$13]*EXP(-(([.$D676]-[.$B$10])^2)/(2*[.D$5]))" office:value-type="float" office:value="20.5478748035362">
            <text:p>20.5478748035</text:p>
          </table:table-cell>
          <table:table-cell table:formula="of:=[.$B$13]*EXP(-(([.$D676]-[.$B$10])^2)/(2*[.E$5]))" office:value-type="float" office:value="3.4484874179488">
            <text:p>3.4484874179</text:p>
          </table:table-cell>
          <table:table-cell table:formula="of:=[.$B$13]*EXP(-(([.$D676]-[.$B$10])^2)/(2*[.F$5]))" office:value-type="float" office:value="0.000159430443742076">
            <text:p>0.0001594304</text:p>
          </table:table-cell>
          <table:table-cell table:formula="of:=[.$B$13]*EXP(-(([.$D676]-[.$B$10])^2)/(2*[.G$5]))" office:value-type="float" office:value="2.07853590470552E-039">
            <text:p>2.07853590470552E-039</text:p>
          </table:table-cell>
        </table:table-row>
        <table:table-row table:style-name="ro1">
          <table:table-cell table:number-columns-repeated="3"/>
          <table:table-cell office:value-type="float" office:value="0.633499999999963">
            <text:p>0.6335</text:p>
          </table:table-cell>
          <table:table-cell table:formula="of:=[.$B$13]*EXP(-(([.$D677]-[.$B$10])^2)/(2*[.B$5]))" office:value-type="float" office:value="40.4531765762007">
            <text:p>40.4531765762</text:p>
          </table:table-cell>
          <table:table-cell table:formula="of:=[.$B$13]*EXP(-(([.$D677]-[.$B$10])^2)/(2*[.C$5]))" office:value-type="float" office:value="32.9992645389898">
            <text:p>32.999264539</text:p>
          </table:table-cell>
          <table:table-cell table:formula="of:=[.$B$13]*EXP(-(([.$D677]-[.$B$10])^2)/(2*[.D$5]))" office:value-type="float" office:value="20.3043939984731">
            <text:p>20.3043939985</text:p>
          </table:table-cell>
          <table:table-cell table:formula="of:=[.$B$13]*EXP(-(([.$D677]-[.$B$10])^2)/(2*[.E$5]))" office:value-type="float" office:value="3.3621160867131">
            <text:p>3.3621160867</text:p>
          </table:table-cell>
          <table:table-cell table:formula="of:=[.$B$13]*EXP(-(([.$D677]-[.$B$10])^2)/(2*[.F$5]))" office:value-type="float" office:value="0.000144178210058706">
            <text:p>0.0001441782</text:p>
          </table:table-cell>
          <table:table-cell table:formula="of:=[.$B$13]*EXP(-(([.$D677]-[.$B$10])^2)/(2*[.G$5]))" office:value-type="float" office:value="1.0263631319612E-039">
            <text:p>1.0263631319612E-039</text:p>
          </table:table-cell>
        </table:table-row>
        <table:table-row table:style-name="ro1">
          <table:table-cell table:number-columns-repeated="3"/>
          <table:table-cell office:value-type="float" office:value="0.633999999999963">
            <text:p>0.634</text:p>
          </table:table-cell>
          <table:table-cell table:formula="of:=[.$B$13]*EXP(-(([.$D678]-[.$B$10])^2)/(2*[.B$5]))" office:value-type="float" office:value="40.1793532364661">
            <text:p>40.1793532365</text:p>
          </table:table-cell>
          <table:table-cell table:formula="of:=[.$B$13]*EXP(-(([.$D678]-[.$B$10])^2)/(2*[.C$5]))" office:value-type="float" office:value="32.7258395659457">
            <text:p>32.7258395659</text:p>
          </table:table-cell>
          <table:table-cell table:formula="of:=[.$B$13]*EXP(-(([.$D678]-[.$B$10])^2)/(2*[.D$5]))" office:value-type="float" office:value="20.0629008965948">
            <text:p>20.0629008966</text:p>
          </table:table-cell>
          <table:table-cell table:formula="of:=[.$B$13]*EXP(-(([.$D678]-[.$B$10])^2)/(2*[.E$5]))" office:value-type="float" office:value="3.27759605234443">
            <text:p>3.2775960523</text:p>
          </table:table-cell>
          <table:table-cell table:formula="of:=[.$B$13]*EXP(-(([.$D678]-[.$B$10])^2)/(2*[.F$5]))" office:value-type="float" office:value="0.000130335923414578">
            <text:p>0.0001303359</text:p>
          </table:table-cell>
          <table:table-cell table:formula="of:=[.$B$13]*EXP(-(([.$D678]-[.$B$10])^2)/(2*[.G$5]))" office:value-type="float" office:value="5.05469115677627E-040">
            <text:p>5.05469115677627E-040</text:p>
          </table:table-cell>
        </table:table-row>
        <table:table-row table:style-name="ro1">
          <table:table-cell table:number-columns-repeated="3"/>
          <table:table-cell office:value-type="float" office:value="0.634499999999963">
            <text:p>0.6345</text:p>
          </table:table-cell>
          <table:table-cell table:formula="of:=[.$B$13]*EXP(-(([.$D679]-[.$B$10])^2)/(2*[.B$5]))" office:value-type="float" office:value="39.9063701303091">
            <text:p>39.9063701303</text:p>
          </table:table-cell>
          <table:table-cell table:formula="of:=[.$B$13]*EXP(-(([.$D679]-[.$B$10])^2)/(2*[.C$5]))" office:value-type="float" office:value="32.4536706815835">
            <text:p>32.4536706816</text:p>
          </table:table-cell>
          <table:table-cell table:formula="of:=[.$B$13]*EXP(-(([.$D679]-[.$B$10])^2)/(2*[.D$5]))" office:value-type="float" office:value="19.8233933312833">
            <text:p>19.8233933313</text:p>
          </table:table-cell>
          <table:table-cell table:formula="of:=[.$B$13]*EXP(-(([.$D679]-[.$B$10])^2)/(2*[.E$5]))" office:value-type="float" office:value="3.19489666124107">
            <text:p>3.1948966612</text:p>
          </table:table-cell>
          <table:table-cell table:formula="of:=[.$B$13]*EXP(-(([.$D679]-[.$B$10])^2)/(2*[.F$5]))" office:value-type="float" office:value="0.000117778160171909">
            <text:p>0.0001177782</text:p>
          </table:table-cell>
          <table:table-cell table:formula="of:=[.$B$13]*EXP(-(([.$D679]-[.$B$10])^2)/(2*[.G$5]))" office:value-type="float" office:value="2.48278021879372E-040">
            <text:p>2.48278021879372E-040</text:p>
          </table:table-cell>
        </table:table-row>
        <table:table-row table:style-name="ro1">
          <table:table-cell table:number-columns-repeated="3"/>
          <table:table-cell office:value-type="float" office:value="0.634999999999963">
            <text:p>0.635</text:p>
          </table:table-cell>
          <table:table-cell table:formula="of:=[.$B$13]*EXP(-(([.$D680]-[.$B$10])^2)/(2*[.B$5]))" office:value-type="float" office:value="39.6342353640741">
            <text:p>39.6342353641</text:p>
          </table:table-cell>
          <table:table-cell table:formula="of:=[.$B$13]*EXP(-(([.$D680]-[.$B$10])^2)/(2*[.C$5]))" office:value-type="float" office:value="32.1827642998617">
            <text:p>32.1827642999</text:p>
          </table:table-cell>
          <table:table-cell table:formula="of:=[.$B$13]*EXP(-(([.$D680]-[.$B$10])^2)/(2*[.D$5]))" office:value-type="float" office:value="19.5858688969034">
            <text:p>19.5858688969</text:p>
          </table:table-cell>
          <table:table-cell table:formula="of:=[.$B$13]*EXP(-(([.$D680]-[.$B$10])^2)/(2*[.E$5]))" office:value-type="float" office:value="3.11398751854722">
            <text:p>3.1139875185</text:p>
          </table:table-cell>
          <table:table-cell table:formula="of:=[.$B$13]*EXP(-(([.$D680]-[.$B$10])^2)/(2*[.F$5]))" office:value-type="float" office:value="0.000106390176040013">
            <text:p>0.0001063902</text:p>
          </table:table-cell>
          <table:table-cell table:formula="of:=[.$B$13]*EXP(-(([.$D680]-[.$B$10])^2)/(2*[.G$5]))" office:value-type="float" office:value="1.21627560842147E-040">
            <text:p>1.21627560842147E-040</text:p>
          </table:table-cell>
        </table:table-row>
        <table:table-row table:style-name="ro1">
          <table:table-cell table:number-columns-repeated="3"/>
          <table:table-cell office:value-type="float" office:value="0.635499999999963">
            <text:p>0.6355</text:p>
          </table:table-cell>
          <table:table-cell table:formula="of:=[.$B$13]*EXP(-(([.$D681]-[.$B$10])^2)/(2*[.B$5]))" office:value-type="float" office:value="39.3629569245301">
            <text:p>39.3629569245</text:p>
          </table:table-cell>
          <table:table-cell table:formula="of:=[.$B$13]*EXP(-(([.$D681]-[.$B$10])^2)/(2*[.C$5]))" office:value-type="float" office:value="31.9131266639846">
            <text:p>31.913126664</text:p>
          </table:table-cell>
          <table:table-cell table:formula="of:=[.$B$13]*EXP(-(([.$D681]-[.$B$10])^2)/(2*[.D$5]))" office:value-type="float" office:value="19.3503249520831">
            <text:p>19.3503249521</text:p>
          </table:table-cell>
          <table:table-cell table:formula="of:=[.$B$13]*EXP(-(([.$D681]-[.$B$10])^2)/(2*[.E$5]))" office:value-type="float" office:value="3.03483849304879">
            <text:p>3.034838493</text:p>
          </table:table-cell>
          <table:table-cell table:formula="of:=[.$B$13]*EXP(-(([.$D681]-[.$B$10])^2)/(2*[.F$5]))" office:value-type="float" office:value="0.0000960670419065151">
            <text:p>0.000096067</text:p>
          </table:table-cell>
          <table:table-cell table:formula="of:=[.$B$13]*EXP(-(([.$D681]-[.$B$10])^2)/(2*[.G$5]))" office:value-type="float" office:value="5.94259027115354E-041">
            <text:p>5.94259027115354E-041</text:p>
          </table:table-cell>
        </table:table-row>
        <table:table-row table:style-name="ro1">
          <table:table-cell table:number-columns-repeated="3"/>
          <table:table-cell office:value-type="float" office:value="0.635999999999963">
            <text:p>0.636</text:p>
          </table:table-cell>
          <table:table-cell table:formula="of:=[.$B$13]*EXP(-(([.$D682]-[.$B$10])^2)/(2*[.B$5]))" office:value-type="float" office:value="39.0925426788782">
            <text:p>39.0925426789</text:p>
          </table:table-cell>
          <table:table-cell table:formula="of:=[.$B$13]*EXP(-(([.$D682]-[.$B$10])^2)/(2*[.C$5]))" office:value-type="float" office:value="31.6447638470548">
            <text:p>31.6447638471</text:p>
          </table:table-cell>
          <table:table-cell table:formula="of:=[.$B$13]*EXP(-(([.$D682]-[.$B$10])^2)/(2*[.D$5]))" office:value-type="float" office:value="19.1167586230087">
            <text:p>19.116758623</text:p>
          </table:table-cell>
          <table:table-cell table:formula="of:=[.$B$13]*EXP(-(([.$D682]-[.$B$10])^2)/(2*[.E$5]))" office:value-type="float" office:value="2.9574197218219">
            <text:p>2.9574197218</text:p>
          </table:table-cell>
          <table:table-cell table:formula="of:=[.$B$13]*EXP(-(([.$D682]-[.$B$10])^2)/(2*[.F$5]))" office:value-type="float" office:value="0.0000867128454625223">
            <text:p>8.67128454625223E-005</text:p>
          </table:table-cell>
          <table:table-cell table:formula="of:=[.$B$13]*EXP(-(([.$D682]-[.$B$10])^2)/(2*[.G$5]))" office:value-type="float" office:value="2.89580722509604E-041">
            <text:p>2.89580722509604E-041</text:p>
          </table:table-cell>
        </table:table-row>
        <table:table-row table:style-name="ro1">
          <table:table-cell table:number-columns-repeated="3"/>
          <table:table-cell office:value-type="float" office:value="0.636499999999963">
            <text:p>0.6365</text:p>
          </table:table-cell>
          <table:table-cell table:formula="of:=[.$B$13]*EXP(-(([.$D683]-[.$B$10])^2)/(2*[.B$5]))" office:value-type="float" office:value="38.8230003747736">
            <text:p>38.8230003748</text:p>
          </table:table-cell>
          <table:table-cell table:formula="of:=[.$B$13]*EXP(-(([.$D683]-[.$B$10])^2)/(2*[.C$5]))" office:value-type="float" office:value="31.3776817527452">
            <text:p>31.3776817527</text:p>
          </table:table-cell>
          <table:table-cell table:formula="of:=[.$B$13]*EXP(-(([.$D683]-[.$B$10])^2)/(2*[.D$5]))" office:value-type="float" office:value="18.8851668067304">
            <text:p>18.8851668067</text:p>
          </table:table-cell>
          <table:table-cell table:formula="of:=[.$B$13]*EXP(-(([.$D683]-[.$B$10])^2)/(2*[.E$5]))" office:value-type="float" office:value="2.88170161463712">
            <text:p>2.8817016146</text:p>
          </table:table-cell>
          <table:table-cell table:formula="of:=[.$B$13]*EXP(-(([.$D683]-[.$B$10])^2)/(2*[.F$5]))" office:value-type="float" office:value="0.0000782399539791072">
            <text:p>0.00007824</text:p>
          </table:table-cell>
          <table:table-cell table:formula="of:=[.$B$13]*EXP(-(([.$D683]-[.$B$10])^2)/(2*[.G$5]))" office:value-type="float" office:value="1.40738713418533E-041">
            <text:p>1.40738713418533E-041</text:p>
          </table:table-cell>
        </table:table-row>
        <table:table-row table:style-name="ro1">
          <table:table-cell table:number-columns-repeated="3"/>
          <table:table-cell office:value-type="float" office:value="0.636999999999963">
            <text:p>0.637</text:p>
          </table:table-cell>
          <table:table-cell table:formula="of:=[.$B$13]*EXP(-(([.$D684]-[.$B$10])^2)/(2*[.B$5]))" office:value-type="float" office:value="38.5543376403631">
            <text:p>38.5543376404</text:p>
          </table:table-cell>
          <table:table-cell table:formula="of:=[.$B$13]*EXP(-(([.$D684]-[.$B$10])^2)/(2*[.C$5]))" office:value-type="float" office:value="31.111886115993">
            <text:p>31.111886116</text:p>
          </table:table-cell>
          <table:table-cell table:formula="of:=[.$B$13]*EXP(-(([.$D684]-[.$B$10])^2)/(2*[.D$5]))" office:value-type="float" office:value="18.6555461744805">
            <text:p>18.6555461745</text:p>
          </table:table-cell>
          <table:table-cell table:formula="of:=[.$B$13]*EXP(-(([.$D684]-[.$B$10])^2)/(2*[.E$5]))" office:value-type="float" office:value="2.80765485812372">
            <text:p>2.8076548581</text:p>
          </table:table-cell>
          <table:table-cell table:formula="of:=[.$B$13]*EXP(-(([.$D684]-[.$B$10])^2)/(2*[.F$5]))" office:value-type="float" office:value="0.0000705683338887495">
            <text:p>7.05683338887495E-005</text:p>
          </table:table-cell>
          <table:table-cell table:formula="of:=[.$B$13]*EXP(-(([.$D684]-[.$B$10])^2)/(2*[.G$5]))" office:value-type="float" office:value="6.82193497043257E-042">
            <text:p>6.82193497043257E-042</text:p>
          </table:table-cell>
        </table:table-row>
        <table:table-row table:style-name="ro1">
          <table:table-cell table:number-columns-repeated="3"/>
          <table:table-cell office:value-type="float" office:value="0.637499999999963">
            <text:p>0.6375</text:p>
          </table:table-cell>
          <table:table-cell table:formula="of:=[.$B$13]*EXP(-(([.$D685]-[.$B$10])^2)/(2*[.B$5]))" office:value-type="float" office:value="38.2865619843364">
            <text:p>38.2865619843</text:p>
          </table:table-cell>
          <table:table-cell table:formula="of:=[.$B$13]*EXP(-(([.$D685]-[.$B$10])^2)/(2*[.C$5]))" office:value-type="float" office:value="30.8473825037128">
            <text:p>30.8473825037</text:p>
          </table:table-cell>
          <table:table-cell table:formula="of:=[.$B$13]*EXP(-(([.$D685]-[.$B$10])^2)/(2*[.D$5]))" office:value-type="float" office:value="18.4278931750003">
            <text:p>18.427893175</text:p>
          </table:table-cell>
          <table:table-cell table:formula="of:=[.$B$13]*EXP(-(([.$D685]-[.$B$10])^2)/(2*[.E$5]))" office:value-type="float" office:value="2.7352504196972">
            <text:p>2.7352504197</text:p>
          </table:table-cell>
          <table:table-cell table:formula="of:=[.$B$13]*EXP(-(([.$D685]-[.$B$10])^2)/(2*[.F$5]))" office:value-type="float" office:value="0.000063624923105047">
            <text:p>6.3624923105047E-005</text:p>
          </table:table-cell>
          <table:table-cell table:formula="of:=[.$B$13]*EXP(-(([.$D685]-[.$B$10])^2)/(2*[.G$5]))" office:value-type="float" office:value="3.29800753342679E-042">
            <text:p>3.29800753342679E-042</text:p>
          </table:table-cell>
        </table:table-row>
        <table:table-row table:style-name="ro1">
          <table:table-cell table:number-columns-repeated="3"/>
          <table:table-cell office:value-type="float" office:value="0.637999999999963">
            <text:p>0.638</text:p>
          </table:table-cell>
          <table:table-cell table:formula="of:=[.$B$13]*EXP(-(([.$D686]-[.$B$10])^2)/(2*[.B$5]))" office:value-type="float" office:value="38.0196807959933">
            <text:p>38.019680796</text:p>
          </table:table-cell>
          <table:table-cell table:formula="of:=[.$B$13]*EXP(-(([.$D686]-[.$B$10])^2)/(2*[.C$5]))" office:value-type="float" office:value="30.5841763155307">
            <text:p>30.5841763155</text:p>
          </table:table-cell>
          <table:table-cell table:formula="of:=[.$B$13]*EXP(-(([.$D686]-[.$B$10])^2)/(2*[.D$5]))" office:value-type="float" office:value="18.2022040378776">
            <text:p>18.2022040379</text:p>
          </table:table-cell>
          <table:table-cell table:formula="of:=[.$B$13]*EXP(-(([.$D686]-[.$B$10])^2)/(2*[.E$5]))" office:value-type="float" office:value="2.66445955125444">
            <text:p>2.6644595513</text:p>
          </table:table-cell>
          <table:table-cell table:formula="of:=[.$B$13]*EXP(-(([.$D686]-[.$B$10])^2)/(2*[.F$5]))" office:value-type="float" office:value="0.0000573430522783999">
            <text:p>5.73430522783999E-005</text:p>
          </table:table-cell>
          <table:table-cell table:formula="of:=[.$B$13]*EXP(-(([.$D686]-[.$B$10])^2)/(2*[.G$5]))" office:value-type="float" office:value="1.59017814720712E-042">
            <text:p>1.59017814720712E-042</text:p>
          </table:table-cell>
        </table:table-row>
        <table:table-row table:style-name="ro1">
          <table:table-cell table:number-columns-repeated="3"/>
          <table:table-cell office:value-type="float" office:value="0.638499999999963">
            <text:p>0.6385</text:p>
          </table:table-cell>
          <table:table-cell table:formula="of:=[.$B$13]*EXP(-(([.$D687]-[.$B$10])^2)/(2*[.B$5]))" office:value-type="float" office:value="37.7537013453248">
            <text:p>37.7537013453</text:p>
          </table:table-cell>
          <table:table-cell table:formula="of:=[.$B$13]*EXP(-(([.$D687]-[.$B$10])^2)/(2*[.C$5]))" office:value-type="float" office:value="30.3222727845373">
            <text:p>30.3222727845</text:p>
          </table:table-cell>
          <table:table-cell table:formula="of:=[.$B$13]*EXP(-(([.$D687]-[.$B$10])^2)/(2*[.D$5]))" office:value-type="float" office:value="17.9784747768904">
            <text:p>17.9784747769</text:p>
          </table:table-cell>
          <table:table-cell table:formula="of:=[.$B$13]*EXP(-(([.$D687]-[.$B$10])^2)/(2*[.E$5]))" office:value-type="float" office:value="2.59525379263986">
            <text:p>2.5952537926</text:p>
          </table:table-cell>
          <table:table-cell table:formula="of:=[.$B$13]*EXP(-(([.$D687]-[.$B$10])^2)/(2*[.F$5]))" office:value-type="float" office:value="0.0000516619114346014">
            <text:p>5.16619114346014E-005</text:p>
          </table:table-cell>
          <table:table-cell table:formula="of:=[.$B$13]*EXP(-(([.$D687]-[.$B$10])^2)/(2*[.G$5]))" office:value-type="float" office:value="7.64698059268048E-043">
            <text:p>7.64698059268048E-043</text:p>
          </table:table-cell>
        </table:table-row>
        <table:table-row table:style-name="ro1">
          <table:table-cell table:number-columns-repeated="3"/>
          <table:table-cell office:value-type="float" office:value="0.638999999999963">
            <text:p>0.639</text:p>
          </table:table-cell>
          <table:table-cell table:formula="of:=[.$B$13]*EXP(-(([.$D688]-[.$B$10])^2)/(2*[.B$5]))" office:value-type="float" office:value="37.4886307831094">
            <text:p>37.4886307831</text:p>
          </table:table-cell>
          <table:table-cell table:formula="of:=[.$B$13]*EXP(-(([.$D688]-[.$B$10])^2)/(2*[.C$5]))" office:value-type="float" office:value="30.0616769780604">
            <text:p>30.0616769781</text:p>
          </table:table-cell>
          <table:table-cell table:formula="of:=[.$B$13]*EXP(-(([.$D688]-[.$B$10])^2)/(2*[.D$5]))" office:value-type="float" office:value="17.7567011933599">
            <text:p>17.7567011934</text:p>
          </table:table-cell>
          <table:table-cell table:formula="of:=[.$B$13]*EXP(-(([.$D688]-[.$B$10])^2)/(2*[.E$5]))" office:value-type="float" office:value="2.52760497488709">
            <text:p>2.5276049749</text:p>
          </table:table-cell>
          <table:table-cell table:formula="of:=[.$B$13]*EXP(-(([.$D688]-[.$B$10])^2)/(2*[.F$5]))" office:value-type="float" office:value="0.0000465260586784568">
            <text:p>4.65260586784568E-005</text:p>
          </table:table-cell>
          <table:table-cell table:formula="of:=[.$B$13]*EXP(-(([.$D688]-[.$B$10])^2)/(2*[.G$5]))" office:value-type="float" office:value="3.66761942732211E-043">
            <text:p>3.66761942732211E-043</text:p>
          </table:table-cell>
        </table:table-row>
        <table:table-row table:style-name="ro1">
          <table:table-cell table:number-columns-repeated="3"/>
          <table:table-cell office:value-type="float" office:value="0.639499999999963">
            <text:p>0.6395</text:p>
          </table:table-cell>
          <table:table-cell table:formula="of:=[.$B$13]*EXP(-(([.$D689]-[.$B$10])^2)/(2*[.B$5]))" office:value-type="float" office:value="37.2244761410229">
            <text:p>37.224476141</text:p>
          </table:table-cell>
          <table:table-cell table:formula="of:=[.$B$13]*EXP(-(([.$D689]-[.$B$10])^2)/(2*[.C$5]))" office:value-type="float" office:value="29.8023937984567">
            <text:p>29.8023937985</text:p>
          </table:table-cell>
          <table:table-cell table:formula="of:=[.$B$13]*EXP(-(([.$D689]-[.$B$10])^2)/(2*[.D$5]))" office:value-type="float" office:value="17.5368788795073">
            <text:p>17.5368788795</text:p>
          </table:table-cell>
          <table:table-cell table:formula="of:=[.$B$13]*EXP(-(([.$D689]-[.$B$10])^2)/(2*[.E$5]))" office:value-type="float" office:value="2.46148522323948">
            <text:p>2.4614852232</text:p>
          </table:table-cell>
          <table:table-cell table:formula="of:=[.$B$13]*EXP(-(([.$D689]-[.$B$10])^2)/(2*[.F$5]))" office:value-type="float" office:value="0.0000418849678659204">
            <text:p>0.000041885</text:p>
          </table:table-cell>
          <table:table-cell table:formula="of:=[.$B$13]*EXP(-(([.$D689]-[.$B$10])^2)/(2*[.G$5]))" office:value-type="float" office:value="1.75439996700826E-043">
            <text:p>1.75439996700826E-043</text:p>
          </table:table-cell>
        </table:table-row>
        <table:table-row table:style-name="ro1">
          <table:table-cell table:number-columns-repeated="3"/>
          <table:table-cell office:value-type="float" office:value="0.639999999999963">
            <text:p>0.64</text:p>
          </table:table-cell>
          <table:table-cell table:formula="of:=[.$B$13]*EXP(-(([.$D690]-[.$B$10])^2)/(2*[.B$5]))" office:value-type="float" office:value="36.9612443317633">
            <text:p>36.9612443318</text:p>
          </table:table-cell>
          <table:table-cell table:formula="of:=[.$B$13]*EXP(-(([.$D690]-[.$B$10])^2)/(2*[.C$5]))" office:value-type="float" office:value="29.5444279839226">
            <text:p>29.5444279839</text:p>
          </table:table-cell>
          <table:table-cell table:formula="of:=[.$B$13]*EXP(-(([.$D690]-[.$B$10])^2)/(2*[.D$5]))" office:value-type="float" office:value="17.3190032218173">
            <text:p>17.3190032218</text:p>
          </table:table-cell>
          <table:table-cell table:formula="of:=[.$B$13]*EXP(-(([.$D690]-[.$B$10])^2)/(2*[.E$5]))" office:value-type="float" office:value="2.3968669599542">
            <text:p>2.39686696</text:p>
          </table:table-cell>
          <table:table-cell table:formula="of:=[.$B$13]*EXP(-(([.$D690]-[.$B$10])^2)/(2*[.F$5]))" office:value-type="float" office:value="0.0000376926123568175">
            <text:p>3.76926123568175E-005</text:p>
          </table:table-cell>
          <table:table-cell table:formula="of:=[.$B$13]*EXP(-(([.$D690]-[.$B$10])^2)/(2*[.G$5]))" office:value-type="float" office:value="8.36995312834717E-044">
            <text:p>8.36995312834717E-044</text:p>
          </table:table-cell>
        </table:table-row>
        <table:table-row table:style-name="ro1">
          <table:table-cell table:number-columns-repeated="3"/>
          <table:table-cell office:value-type="float" office:value="0.640499999999963">
            <text:p>0.6405</text:p>
          </table:table-cell>
          <table:table-cell table:formula="of:=[.$B$13]*EXP(-(([.$D691]-[.$B$10])^2)/(2*[.B$5]))" office:value-type="float" office:value="36.6989421491893">
            <text:p>36.6989421492</text:p>
          </table:table-cell>
          <table:table-cell table:formula="of:=[.$B$13]*EXP(-(([.$D691]-[.$B$10])^2)/(2*[.C$5]))" office:value-type="float" office:value="29.2877841093226">
            <text:p>29.2877841093</text:p>
          </table:table-cell>
          <table:table-cell table:formula="of:=[.$B$13]*EXP(-(([.$D691]-[.$B$10])^2)/(2*[.D$5]))" office:value-type="float" office:value="17.1030694044056">
            <text:p>17.1030694044</text:p>
          </table:table-cell>
          <table:table-cell table:formula="of:=[.$B$13]*EXP(-(([.$D691]-[.$B$10])^2)/(2*[.E$5]))" office:value-type="float" office:value="2.33372290689338">
            <text:p>2.3337229069</text:p>
          </table:table-cell>
          <table:table-cell table:formula="of:=[.$B$13]*EXP(-(([.$D691]-[.$B$10])^2)/(2*[.F$5]))" office:value-type="float" office:value="0.0000339070821562363">
            <text:p>3.39070821562363E-005</text:p>
          </table:table-cell>
          <table:table-cell table:formula="of:=[.$B$13]*EXP(-(([.$D691]-[.$B$10])^2)/(2*[.G$5]))" office:value-type="float" office:value="3.98260753306851E-044">
            <text:p>3.98260753306851E-044</text:p>
          </table:table-cell>
        </table:table-row>
        <table:table-row table:style-name="ro1">
          <table:table-cell table:number-columns-repeated="3"/>
          <table:table-cell office:value-type="float" office:value="0.640999999999962">
            <text:p>0.641</text:p>
          </table:table-cell>
          <table:table-cell table:formula="of:=[.$B$13]*EXP(-(([.$D692]-[.$B$10])^2)/(2*[.B$5]))" office:value-type="float" office:value="36.4375762684741">
            <text:p>36.4375762685</text:p>
          </table:table-cell>
          <table:table-cell table:formula="of:=[.$B$13]*EXP(-(([.$D692]-[.$B$10])^2)/(2*[.C$5]))" office:value-type="float" office:value="29.0324665870374">
            <text:p>29.032466587</text:p>
          </table:table-cell>
          <table:table-cell table:formula="of:=[.$B$13]*EXP(-(([.$D692]-[.$B$10])^2)/(2*[.D$5]))" office:value-type="float" office:value="16.8890724123891">
            <text:p>16.8890724124</text:p>
          </table:table-cell>
          <table:table-cell table:formula="of:=[.$B$13]*EXP(-(([.$D692]-[.$B$10])^2)/(2*[.E$5]))" office:value-type="float" office:value="2.27202608790694">
            <text:p>2.2720260879</text:p>
          </table:table-cell>
          <table:table-cell table:formula="of:=[.$B$13]*EXP(-(([.$D692]-[.$B$10])^2)/(2*[.F$5]))" office:value-type="float" office:value="0.0000304902319370819">
            <text:p>3.04902319370819E-005</text:p>
          </table:table-cell>
          <table:table-cell table:formula="of:=[.$B$13]*EXP(-(([.$D692]-[.$B$10])^2)/(2*[.G$5]))" office:value-type="float" office:value="1.89000113620499E-044">
            <text:p>1.89000113620499E-044</text:p>
          </table:table-cell>
        </table:table-row>
        <table:table-row table:style-name="ro1">
          <table:table-cell table:number-columns-repeated="3"/>
          <table:table-cell office:value-type="float" office:value="0.641499999999962">
            <text:p>0.6415</text:p>
          </table:table-cell>
          <table:table-cell table:formula="of:=[.$B$13]*EXP(-(([.$D693]-[.$B$10])^2)/(2*[.B$5]))" office:value-type="float" office:value="36.1771532462696">
            <text:p>36.1771532463</text:p>
          </table:table-cell>
          <table:table-cell table:formula="of:=[.$B$13]*EXP(-(([.$D693]-[.$B$10])^2)/(2*[.C$5]))" office:value-type="float" office:value="28.7784796678264">
            <text:p>28.7784796678</text:p>
          </table:table-cell>
          <table:table-cell table:formula="of:=[.$B$13]*EXP(-(([.$D693]-[.$B$10])^2)/(2*[.D$5]))" office:value-type="float" office:value="16.6770070352572">
            <text:p>16.6770070353</text:p>
          </table:table-cell>
          <table:table-cell table:formula="of:=[.$B$13]*EXP(-(([.$D693]-[.$B$10])^2)/(2*[.E$5]))" office:value-type="float" office:value="2.21174983101023">
            <text:p>2.211749831</text:p>
          </table:table-cell>
          <table:table-cell table:formula="of:=[.$B$13]*EXP(-(([.$D693]-[.$B$10])^2)/(2*[.F$5]))" office:value-type="float" office:value="0.0000274073576092985">
            <text:p>2.74073576092985E-005</text:p>
          </table:table-cell>
          <table:table-cell table:formula="of:=[.$B$13]*EXP(-(([.$D693]-[.$B$10])^2)/(2*[.G$5]))" office:value-type="float" office:value="8.94554261804641E-045">
            <text:p>8.94554261804641E-045</text:p>
          </table:table-cell>
        </table:table-row>
        <table:table-row table:style-name="ro1">
          <table:table-cell table:number-columns-repeated="3"/>
          <table:table-cell office:value-type="float" office:value="0.641999999999962">
            <text:p>0.642</text:p>
          </table:table-cell>
          <table:table-cell table:formula="of:=[.$B$13]*EXP(-(([.$D694]-[.$B$10])^2)/(2*[.B$5]))" office:value-type="float" office:value="35.9176795208904">
            <text:p>35.9176795209</text:p>
          </table:table-cell>
          <table:table-cell table:formula="of:=[.$B$13]*EXP(-(([.$D694]-[.$B$10])^2)/(2*[.C$5]))" office:value-type="float" office:value="28.5258274417132">
            <text:p>28.5258274417</text:p>
          </table:table-cell>
          <table:table-cell table:formula="of:=[.$B$13]*EXP(-(([.$D694]-[.$B$10])^2)/(2*[.D$5]))" office:value-type="float" office:value="16.4668678702488">
            <text:p>16.4668678702</text:p>
          </table:table-cell>
          <table:table-cell table:formula="of:=[.$B$13]*EXP(-(([.$D694]-[.$B$10])^2)/(2*[.E$5]))" office:value-type="float" office:value="2.15286777036271">
            <text:p>2.1528677704</text:p>
          </table:table-cell>
          <table:table-cell table:formula="of:=[.$B$13]*EXP(-(([.$D694]-[.$B$10])^2)/(2*[.F$5]))" office:value-type="float" office:value="0.0000246268992639454">
            <text:p>2.46268992639454E-005</text:p>
          </table:table-cell>
          <table:table-cell table:formula="of:=[.$B$13]*EXP(-(([.$D694]-[.$B$10])^2)/(2*[.G$5]))" office:value-type="float" office:value="4.22280845479758E-045">
            <text:p>4.22280845479758E-045</text:p>
          </table:table-cell>
        </table:table-row>
        <table:table-row table:style-name="ro1">
          <table:table-cell table:number-columns-repeated="3"/>
          <table:table-cell office:value-type="float" office:value="0.642499999999962">
            <text:p>0.6425</text:p>
          </table:table-cell>
          <table:table-cell table:formula="of:=[.$B$13]*EXP(-(([.$D695]-[.$B$10])^2)/(2*[.B$5]))" office:value-type="float" office:value="35.6591614125057">
            <text:p>35.6591614125</text:p>
          </table:table-cell>
          <table:table-cell table:formula="of:=[.$B$13]*EXP(-(([.$D695]-[.$B$10])^2)/(2*[.C$5]))" office:value-type="float" office:value="28.2745138388831">
            <text:p>28.2745138389</text:p>
          </table:table-cell>
          <table:table-cell table:formula="of:=[.$B$13]*EXP(-(([.$D695]-[.$B$10])^2)/(2*[.D$5]))" office:value-type="float" office:value="16.2586493257242">
            <text:p>16.2586493257</text:p>
          </table:table-cell>
          <table:table-cell table:formula="of:=[.$B$13]*EXP(-(([.$D695]-[.$B$10])^2)/(2*[.E$5]))" office:value-type="float" office:value="2.09535384804916">
            <text:p>2.095353848</text:p>
          </table:table-cell>
          <table:table-cell table:formula="of:=[.$B$13]*EXP(-(([.$D695]-[.$B$10])^2)/(2*[.F$5]))" office:value-type="float" office:value="0.0000221201684724133">
            <text:p>2.21201684724133E-005</text:p>
          </table:table-cell>
          <table:table-cell table:formula="of:=[.$B$13]*EXP(-(([.$D695]-[.$B$10])^2)/(2*[.G$5]))" office:value-type="float" office:value="1.98813625573167E-045">
            <text:p>1.98813625573167E-045</text:p>
          </table:table-cell>
        </table:table-row>
        <table:table-row table:style-name="ro1">
          <table:table-cell table:number-columns-repeated="3"/>
          <table:table-cell office:value-type="float" office:value="0.642999999999962">
            <text:p>0.643</text:p>
          </table:table-cell>
          <table:table-cell table:formula="of:=[.$B$13]*EXP(-(([.$D696]-[.$B$10])^2)/(2*[.B$5]))" office:value-type="float" office:value="35.401605123348">
            <text:p>35.4016051233</text:p>
          </table:table-cell>
          <table:table-cell table:formula="of:=[.$B$13]*EXP(-(([.$D696]-[.$B$10])^2)/(2*[.C$5]))" office:value-type="float" office:value="28.0245426306003">
            <text:p>28.0245426306</text:p>
          </table:table-cell>
          <table:table-cell table:formula="of:=[.$B$13]*EXP(-(([.$D696]-[.$B$10])^2)/(2*[.D$5]))" office:value-type="float" office:value="16.0523456245403">
            <text:p>16.0523456245</text:p>
          </table:table-cell>
          <table:table-cell table:formula="of:=[.$B$13]*EXP(-(([.$D696]-[.$B$10])^2)/(2*[.E$5]))" office:value-type="float" office:value="2.03918231566972">
            <text:p>2.0391823157</text:p>
          </table:table-cell>
          <table:table-cell table:formula="of:=[.$B$13]*EXP(-(([.$D696]-[.$B$10])^2)/(2*[.F$5]))" office:value-type="float" office:value="0.0000198610980641699">
            <text:p>1.98610980641699E-005</text:p>
          </table:table-cell>
          <table:table-cell table:formula="of:=[.$B$13]*EXP(-(([.$D696]-[.$B$10])^2)/(2*[.G$5]))" office:value-type="float" office:value="9.33557296025827E-046">
            <text:p>9.33557296025827E-046</text:p>
          </table:table-cell>
        </table:table-row>
        <table:table-row table:style-name="ro1">
          <table:table-cell table:number-columns-repeated="3"/>
          <table:table-cell office:value-type="float" office:value="0.643499999999962">
            <text:p>0.6435</text:p>
          </table:table-cell>
          <table:table-cell table:formula="of:=[.$B$13]*EXP(-(([.$D697]-[.$B$10])^2)/(2*[.B$5]))" office:value-type="float" office:value="35.1450167379338">
            <text:p>35.1450167379</text:p>
          </table:table-cell>
          <table:table-cell table:formula="of:=[.$B$13]*EXP(-(([.$D697]-[.$B$10])^2)/(2*[.C$5]))" office:value-type="float" office:value="27.7759174301402">
            <text:p>27.7759174301</text:p>
          </table:table-cell>
          <table:table-cell table:formula="of:=[.$B$13]*EXP(-(([.$D697]-[.$B$10])^2)/(2*[.D$5]))" office:value-type="float" office:value="15.8479508074228">
            <text:p>15.8479508074</text:p>
          </table:table-cell>
          <table:table-cell table:formula="of:=[.$B$13]*EXP(-(([.$D697]-[.$B$10])^2)/(2*[.E$5]))" office:value-type="float" office:value="1.98432773574195">
            <text:p>1.9843277357</text:p>
          </table:table-cell>
          <table:table-cell table:formula="of:=[.$B$13]*EXP(-(([.$D697]-[.$B$10])^2)/(2*[.F$5]))" office:value-type="float" office:value="0.0000178260126399843">
            <text:p>0.000017826</text:p>
          </table:table-cell>
          <table:table-cell table:formula="of:=[.$B$13]*EXP(-(([.$D697]-[.$B$10])^2)/(2*[.G$5]))" office:value-type="float" office:value="4.37205764211911E-046">
            <text:p>4.37205764211911E-046</text:p>
          </table:table-cell>
        </table:table-row>
        <table:table-row table:style-name="ro1">
          <table:table-cell table:number-columns-repeated="3"/>
          <table:table-cell office:value-type="float" office:value="0.643999999999962">
            <text:p>0.644</text:p>
          </table:table-cell>
          <table:table-cell table:formula="of:=[.$B$13]*EXP(-(([.$D698]-[.$B$10])^2)/(2*[.B$5]))" office:value-type="float" office:value="34.8894022232985">
            <text:p>34.8894022233</text:p>
          </table:table-cell>
          <table:table-cell table:formula="of:=[.$B$13]*EXP(-(([.$D698]-[.$B$10])^2)/(2*[.C$5]))" office:value-type="float" office:value="27.5286416937395">
            <text:p>27.5286416937</text:p>
          </table:table-cell>
          <table:table-cell table:formula="of:=[.$B$13]*EXP(-(([.$D698]-[.$B$10])^2)/(2*[.D$5]))" office:value-type="float" office:value="15.6454587363367">
            <text:p>15.6454587363</text:p>
          </table:table-cell>
          <table:table-cell table:formula="of:=[.$B$13]*EXP(-(([.$D698]-[.$B$10])^2)/(2*[.E$5]))" office:value-type="float" office:value="1.93076498291954">
            <text:p>1.9307649829</text:p>
          </table:table-cell>
          <table:table-cell table:formula="of:=[.$B$13]*EXP(-(([.$D698]-[.$B$10])^2)/(2*[.F$5]))" office:value-type="float" office:value="0.0000159934182028392">
            <text:p>1.59934182028392E-005</text:p>
          </table:table-cell>
          <table:table-cell table:formula="of:=[.$B$13]*EXP(-(([.$D698]-[.$B$10])^2)/(2*[.G$5]))" office:value-type="float" office:value="2.04211807965425E-046">
            <text:p>2.04211807965425E-046</text:p>
          </table:table-cell>
        </table:table-row>
        <table:table-row table:style-name="ro1">
          <table:table-cell table:number-columns-repeated="3"/>
          <table:table-cell office:value-type="float" office:value="0.644499999999962">
            <text:p>0.6445</text:p>
          </table:table-cell>
          <table:table-cell table:formula="of:=[.$B$13]*EXP(-(([.$D699]-[.$B$10])^2)/(2*[.B$5]))" office:value-type="float" office:value="34.6347674292442">
            <text:p>34.6347674292</text:p>
          </table:table-cell>
          <table:table-cell table:formula="of:=[.$B$13]*EXP(-(([.$D699]-[.$B$10])^2)/(2*[.C$5]))" office:value-type="float" office:value="27.2827187215605">
            <text:p>27.2827187216</text:p>
          </table:table-cell>
          <table:table-cell table:formula="of:=[.$B$13]*EXP(-(([.$D699]-[.$B$10])^2)/(2*[.D$5]))" office:value-type="float" office:value="15.4448630978536">
            <text:p>15.4448630979</text:p>
          </table:table-cell>
          <table:table-cell table:formula="of:=[.$B$13]*EXP(-(([.$D699]-[.$B$10])^2)/(2*[.E$5]))" office:value-type="float" office:value="1.87846924503164">
            <text:p>1.878469245</text:p>
          </table:table-cell>
          <table:table-cell table:formula="of:=[.$B$13]*EXP(-(([.$D699]-[.$B$10])^2)/(2*[.F$5]))" office:value-type="float" office:value="0.0000143438094057595">
            <text:p>1.43438094057595E-005</text:p>
          </table:table-cell>
          <table:table-cell table:formula="of:=[.$B$13]*EXP(-(([.$D699]-[.$B$10])^2)/(2*[.G$5]))" office:value-type="float" office:value="9.51318387262583E-047">
            <text:p>9.51318387262583E-047</text:p>
          </table:table-cell>
        </table:table-row>
        <table:table-row table:style-name="ro1">
          <table:table-cell table:number-columns-repeated="3"/>
          <table:table-cell office:value-type="float" office:value="0.644999999999962">
            <text:p>0.645</text:p>
          </table:table-cell>
          <table:table-cell table:formula="of:=[.$B$13]*EXP(-(([.$D700]-[.$B$10])^2)/(2*[.B$5]))" office:value-type="float" office:value="34.3811180885998">
            <text:p>34.3811180886</text:p>
          </table:table-cell>
          <table:table-cell table:formula="of:=[.$B$13]*EXP(-(([.$D700]-[.$B$10])^2)/(2*[.C$5]))" office:value-type="float" office:value="27.0381516586722">
            <text:p>27.0381516587</text:p>
          </table:table-cell>
          <table:table-cell table:formula="of:=[.$B$13]*EXP(-(([.$D700]-[.$B$10])^2)/(2*[.D$5]))" office:value-type="float" office:value="15.2461574065152">
            <text:p>15.2461574065</text:p>
          </table:table-cell>
          <table:table-cell table:formula="of:=[.$B$13]*EXP(-(([.$D700]-[.$B$10])^2)/(2*[.E$5]))" office:value-type="float" office:value="1.82741602394734">
            <text:p>1.8274160239</text:p>
          </table:table-cell>
          <table:table-cell table:formula="of:=[.$B$13]*EXP(-(([.$D700]-[.$B$10])^2)/(2*[.F$5]))" office:value-type="float" office:value="0.0000128594930252202">
            <text:p>1.28594930252202E-005</text:p>
          </table:table-cell>
          <table:table-cell table:formula="of:=[.$B$13]*EXP(-(([.$D700]-[.$B$10])^2)/(2*[.G$5]))" office:value-type="float" office:value="4.4199870920647E-047">
            <text:p>4.4199870920647E-047</text:p>
          </table:table-cell>
        </table:table-row>
        <table:table-row table:style-name="ro1">
          <table:table-cell table:number-columns-repeated="3"/>
          <table:table-cell office:value-type="float" office:value="0.645499999999962">
            <text:p>0.6455</text:p>
          </table:table-cell>
          <table:table-cell table:formula="of:=[.$B$13]*EXP(-(([.$D701]-[.$B$10])^2)/(2*[.B$5]))" office:value-type="float" office:value="34.1284598174951">
            <text:p>34.1284598175</text:p>
          </table:table-cell>
          <table:table-cell table:formula="of:=[.$B$13]*EXP(-(([.$D701]-[.$B$10])^2)/(2*[.C$5]))" office:value-type="float" office:value="26.7949434960461">
            <text:p>26.794943496</text:p>
          </table:table-cell>
          <table:table-cell table:formula="of:=[.$B$13]*EXP(-(([.$D701]-[.$B$10])^2)/(2*[.D$5]))" office:value-type="float" office:value="15.0493350081912">
            <text:p>15.0493350082</text:p>
          </table:table-cell>
          <table:table-cell table:formula="of:=[.$B$13]*EXP(-(([.$D701]-[.$B$10])^2)/(2*[.E$5]))" office:value-type="float" office:value="1.77758113626918">
            <text:p>1.7775811363</text:p>
          </table:table-cell>
          <table:table-cell table:formula="of:=[.$B$13]*EXP(-(([.$D701]-[.$B$10])^2)/(2*[.F$5]))" office:value-type="float" office:value="0.0000115244263709386">
            <text:p>1.15244263709386E-005</text:p>
          </table:table-cell>
          <table:table-cell table:formula="of:=[.$B$13]*EXP(-(([.$D701]-[.$B$10])^2)/(2*[.G$5]))" office:value-type="float" office:value="2.04817084880661E-047">
            <text:p>2.04817084880661E-047</text:p>
          </table:table-cell>
        </table:table-row>
        <table:table-row table:style-name="ro1">
          <table:table-cell table:number-columns-repeated="3"/>
          <table:table-cell office:value-type="float" office:value="0.645999999999962">
            <text:p>0.646</text:p>
          </table:table-cell>
          <table:table-cell table:formula="of:=[.$B$13]*EXP(-(([.$D702]-[.$B$10])^2)/(2*[.B$5]))" office:value-type="float" office:value="33.8767981156474">
            <text:p>33.8767981156</text:p>
          </table:table-cell>
          <table:table-cell table:formula="of:=[.$B$13]*EXP(-(([.$D702]-[.$B$10])^2)/(2*[.C$5]))" office:value-type="float" office:value="26.5530970715674">
            <text:p>26.5530970716</text:p>
          </table:table-cell>
          <table:table-cell table:formula="of:=[.$B$13]*EXP(-(([.$D702]-[.$B$10])^2)/(2*[.D$5]))" office:value-type="float" office:value="14.854389083433">
            <text:p>14.8543890834</text:p>
          </table:table-cell>
          <table:table-cell table:formula="of:=[.$B$13]*EXP(-(([.$D702]-[.$B$10])^2)/(2*[.E$5]))" office:value-type="float" office:value="1.72894071386027">
            <text:p>1.7289407139</text:p>
          </table:table-cell>
          <table:table-cell table:formula="of:=[.$B$13]*EXP(-(([.$D702]-[.$B$10])^2)/(2*[.F$5]))" office:value-type="float" office:value="0.0000103240694382431">
            <text:p>1.03240694382431E-005</text:p>
          </table:table-cell>
          <table:table-cell table:formula="of:=[.$B$13]*EXP(-(([.$D702]-[.$B$10])^2)/(2*[.G$5]))" office:value-type="float" office:value="9.46588948317855E-048">
            <text:p>9.46588948317855E-048</text:p>
          </table:table-cell>
        </table:table-row>
        <table:table-row table:style-name="ro1">
          <table:table-cell table:number-columns-repeated="3"/>
          <table:table-cell office:value-type="float" office:value="0.646499999999962">
            <text:p>0.6465</text:p>
          </table:table-cell>
          <table:table-cell table:formula="of:=[.$B$13]*EXP(-(([.$D703]-[.$B$10])^2)/(2*[.B$5]))" office:value-type="float" office:value="33.6261383666597">
            <text:p>33.6261383667</text:p>
          </table:table-cell>
          <table:table-cell table:formula="of:=[.$B$13]*EXP(-(([.$D703]-[.$B$10])^2)/(2*[.C$5]))" office:value-type="float" office:value="26.3126150710599">
            <text:p>26.3126150711</text:p>
          </table:table-cell>
          <table:table-cell table:formula="of:=[.$B$13]*EXP(-(([.$D703]-[.$B$10])^2)/(2*[.D$5]))" office:value-type="float" office:value="14.6613126508189">
            <text:p>14.6613126508</text:p>
          </table:table-cell>
          <table:table-cell table:formula="of:=[.$B$13]*EXP(-(([.$D703]-[.$B$10])^2)/(2*[.E$5]))" office:value-type="float" office:value="1.68147120420901">
            <text:p>1.6814712042</text:p>
          </table:table-cell>
          <table:table-cell table:formula="of:=[.$B$13]*EXP(-(([.$D703]-[.$B$10])^2)/(2*[.F$5]))" office:value-type="float" office:value="0.00000924524969812152">
            <text:p>9.24524969812152E-006</text:p>
          </table:table-cell>
          <table:table-cell table:formula="of:=[.$B$13]*EXP(-(([.$D703]-[.$B$10])^2)/(2*[.G$5]))" office:value-type="float" office:value="4.36321635149389E-048">
            <text:p>4.36321635149389E-048</text:p>
          </table:table-cell>
        </table:table-row>
        <table:table-row table:style-name="ro1">
          <table:table-cell table:number-columns-repeated="3"/>
          <table:table-cell office:value-type="float" office:value="0.646999999999962">
            <text:p>0.647</text:p>
          </table:table-cell>
          <table:table-cell table:formula="of:=[.$B$13]*EXP(-(([.$D704]-[.$B$10])^2)/(2*[.B$5]))" office:value-type="float" office:value="33.3764858383328">
            <text:p>33.3764858383</text:p>
          </table:table-cell>
          <table:table-cell table:formula="of:=[.$B$13]*EXP(-(([.$D704]-[.$B$10])^2)/(2*[.C$5]))" office:value-type="float" office:value="26.0735000293265">
            <text:p>26.0735000293</text:p>
          </table:table-cell>
          <table:table-cell table:formula="of:=[.$B$13]*EXP(-(([.$D704]-[.$B$10])^2)/(2*[.D$5]))" office:value-type="float" office:value="14.4700985702943">
            <text:p>14.4700985703</text:p>
          </table:table-cell>
          <table:table-cell table:formula="of:=[.$B$13]*EXP(-(([.$D704]-[.$B$10])^2)/(2*[.E$5]))" office:value-type="float" office:value="1.63514937063576">
            <text:p>1.6351493706</text:p>
          </table:table-cell>
          <table:table-cell table:formula="of:=[.$B$13]*EXP(-(([.$D704]-[.$B$10])^2)/(2*[.F$5]))" office:value-type="float" office:value="0.00000827603850297007">
            <text:p>0.000008276</text:p>
          </table:table-cell>
          <table:table-cell table:formula="of:=[.$B$13]*EXP(-(([.$D704]-[.$B$10])^2)/(2*[.G$5]))" office:value-type="float" office:value="2.0058670119432E-048">
            <text:p>2.0058670119432E-048</text:p>
          </table:table-cell>
        </table:table-row>
        <table:table-row table:style-name="ro1">
          <table:table-cell table:number-columns-repeated="3"/>
          <table:table-cell office:value-type="float" office:value="0.647499999999962">
            <text:p>0.6475</text:p>
          </table:table-cell>
          <table:table-cell table:formula="of:=[.$B$13]*EXP(-(([.$D705]-[.$B$10])^2)/(2*[.B$5]))" office:value-type="float" office:value="33.1278456829889">
            <text:p>33.127845683</text:p>
          </table:table-cell>
          <table:table-cell table:formula="of:=[.$B$13]*EXP(-(([.$D705]-[.$B$10])^2)/(2*[.C$5]))" office:value-type="float" office:value="25.8357543312025">
            <text:p>25.8357543312</text:p>
          </table:table-cell>
          <table:table-cell table:formula="of:=[.$B$13]*EXP(-(([.$D705]-[.$B$10])^2)/(2*[.D$5]))" office:value-type="float" office:value="14.280739546502">
            <text:p>14.2807395465</text:p>
          </table:table-cell>
          <table:table-cell table:formula="of:=[.$B$13]*EXP(-(([.$D705]-[.$B$10])^2)/(2*[.E$5]))" office:value-type="float" office:value="1.58995229234558">
            <text:p>1.5899522923</text:p>
          </table:table-cell>
          <table:table-cell table:formula="of:=[.$B$13]*EXP(-(([.$D705]-[.$B$10])^2)/(2*[.F$5]))" office:value-type="float" office:value="0.00000740563816325339">
            <text:p>7.40563816325339E-006</text:p>
          </table:table-cell>
          <table:table-cell table:formula="of:=[.$B$13]*EXP(-(([.$D705]-[.$B$10])^2)/(2*[.G$5]))" office:value-type="float" office:value="9.19702979712829E-049">
            <text:p>9.19702979712829E-049</text:p>
          </table:table-cell>
        </table:table-row>
        <table:table-row table:style-name="ro1">
          <table:table-cell table:number-columns-repeated="3"/>
          <table:table-cell office:value-type="float" office:value="0.647999999999962">
            <text:p>0.648</text:p>
          </table:table-cell>
          <table:table-cell table:formula="of:=[.$B$13]*EXP(-(([.$D706]-[.$B$10])^2)/(2*[.B$5]))" office:value-type="float" office:value="32.8802229378078">
            <text:p>32.8802229378</text:p>
          </table:table-cell>
          <table:table-cell table:formula="of:=[.$B$13]*EXP(-(([.$D706]-[.$B$10])^2)/(2*[.C$5]))" office:value-type="float" office:value="25.5993802126234">
            <text:p>25.5993802126</text:p>
          </table:table-cell>
          <table:table-cell table:formula="of:=[.$B$13]*EXP(-(([.$D706]-[.$B$10])^2)/(2*[.D$5]))" office:value-type="float" office:value="14.0932281321044">
            <text:p>14.0932281321</text:p>
          </table:table-cell>
          <table:table-cell table:formula="of:=[.$B$13]*EXP(-(([.$D706]-[.$B$10])^2)/(2*[.E$5]))" office:value-type="float" office:value="1.54585736433135">
            <text:p>1.5458573643</text:p>
          </table:table-cell>
          <table:table-cell table:formula="of:=[.$B$13]*EXP(-(([.$D706]-[.$B$10])^2)/(2*[.F$5]))" office:value-type="float" office:value="0.00000662427882217301">
            <text:p>6.62427882217301E-006</text:p>
          </table:table-cell>
          <table:table-cell table:formula="of:=[.$B$13]*EXP(-(([.$D706]-[.$B$10])^2)/(2*[.G$5]))" office:value-type="float" office:value="4.20574677360928E-049">
            <text:p>4.20574677360928E-049</text:p>
          </table:table-cell>
        </table:table-row>
        <table:table-row table:style-name="ro1">
          <table:table-cell table:number-columns-repeated="3"/>
          <table:table-cell office:value-type="float" office:value="0.648499999999962">
            <text:p>0.6485</text:p>
          </table:table-cell>
          <table:table-cell table:formula="of:=[.$B$13]*EXP(-(([.$D707]-[.$B$10])^2)/(2*[.B$5]))" office:value-type="float" office:value="32.6336225251747">
            <text:p>32.6336225252</text:p>
          </table:table-cell>
          <table:table-cell table:formula="of:=[.$B$13]*EXP(-(([.$D707]-[.$B$10])^2)/(2*[.C$5]))" office:value-type="float" office:value="25.3643797617055">
            <text:p>25.3643797617</text:p>
          </table:table-cell>
          <table:table-cell table:formula="of:=[.$B$13]*EXP(-(([.$D707]-[.$B$10])^2)/(2*[.D$5]))" office:value-type="float" office:value="13.907556731096">
            <text:p>13.9075567311</text:p>
          </table:table-cell>
          <table:table-cell table:formula="of:=[.$B$13]*EXP(-(([.$D707]-[.$B$10])^2)/(2*[.E$5]))" office:value-type="float" office:value="1.50284229713132">
            <text:p>1.5028422971</text:p>
          </table:table-cell>
          <table:table-cell table:formula="of:=[.$B$13]*EXP(-(([.$D707]-[.$B$10])^2)/(2*[.F$5]))" office:value-type="float" office:value="0.00000592312432228556">
            <text:p>5.92312432228556E-006</text:p>
          </table:table-cell>
          <table:table-cell table:formula="of:=[.$B$13]*EXP(-(([.$D707]-[.$B$10])^2)/(2*[.G$5]))" office:value-type="float" office:value="1.91817716578337E-049">
            <text:p>1.91817716578337E-049</text:p>
          </table:table-cell>
        </table:table-row>
        <table:table-row table:style-name="ro1">
          <table:table-cell table:number-columns-repeated="3"/>
          <table:table-cell office:value-type="float" office:value="0.648999999999962">
            <text:p>0.649</text:p>
          </table:table-cell>
          <table:table-cell table:formula="of:=[.$B$13]*EXP(-(([.$D708]-[.$B$10])^2)/(2*[.B$5]))" office:value-type="float" office:value="32.3880492530403">
            <text:p>32.388049253</text:p>
          </table:table-cell>
          <table:table-cell table:formula="of:=[.$B$13]*EXP(-(([.$D708]-[.$B$10])^2)/(2*[.C$5]))" office:value-type="float" office:value="25.1307549198396">
            <text:p>25.1307549198</text:p>
          </table:table-cell>
          <table:table-cell table:formula="of:=[.$B$13]*EXP(-(([.$D708]-[.$B$10])^2)/(2*[.D$5]))" office:value-type="float" office:value="13.7237176021058">
            <text:p>13.7237176021</text:p>
          </table:table-cell>
          <table:table-cell table:formula="of:=[.$B$13]*EXP(-(([.$D708]-[.$B$10])^2)/(2*[.E$5]))" office:value-type="float" office:value="1.4608851164453">
            <text:p>1.4608851164</text:p>
          </table:table-cell>
          <table:table-cell table:formula="of:=[.$B$13]*EXP(-(([.$D708]-[.$B$10])^2)/(2*[.F$5]))" office:value-type="float" office:value="0.00000529418632016481">
            <text:p>5.29418632016481E-006</text:p>
          </table:table-cell>
          <table:table-cell table:formula="of:=[.$B$13]*EXP(-(([.$D708]-[.$B$10])^2)/(2*[.G$5]))" office:value-type="float" office:value="8.72538065421003E-050">
            <text:p>8.72538065421003E-050</text:p>
          </table:table-cell>
        </table:table-row>
        <table:table-row table:style-name="ro1">
          <table:table-cell table:number-columns-repeated="3"/>
          <table:table-cell office:value-type="float" office:value="0.649499999999962">
            <text:p>0.6495</text:p>
          </table:table-cell>
          <table:table-cell table:formula="of:=[.$B$13]*EXP(-(([.$D709]-[.$B$10])^2)/(2*[.B$5]))" office:value-type="float" office:value="32.1435078152929">
            <text:p>32.1435078153</text:p>
          </table:table-cell>
          <table:table-cell table:formula="of:=[.$B$13]*EXP(-(([.$D709]-[.$B$10])^2)/(2*[.C$5]))" office:value-type="float" office:value="24.8985074827979">
            <text:p>24.8985074828</text:p>
          </table:table-cell>
          <table:table-cell table:formula="of:=[.$B$13]*EXP(-(([.$D709]-[.$B$10])^2)/(2*[.D$5]))" office:value-type="float" office:value="13.5417028616878">
            <text:p>13.5417028617</text:p>
          </table:table-cell>
          <table:table-cell table:formula="of:=[.$B$13]*EXP(-(([.$D709]-[.$B$10])^2)/(2*[.E$5]))" office:value-type="float" office:value="1.4199641626137">
            <text:p>1.4199641626</text:p>
          </table:table-cell>
          <table:table-cell table:formula="of:=[.$B$13]*EXP(-(([.$D709]-[.$B$10])^2)/(2*[.F$5]))" office:value-type="float" office:value="0.00000473024596294524">
            <text:p>4.73024596294524E-006</text:p>
          </table:table-cell>
          <table:table-cell table:formula="of:=[.$B$13]*EXP(-(([.$D709]-[.$B$10])^2)/(2*[.G$5]))" office:value-type="float" office:value="3.95849515662809E-050">
            <text:p>3.95849515662809E-050</text:p>
          </table:table-cell>
        </table:table-row>
        <table:table-row table:style-name="ro1">
          <table:table-cell table:number-columns-repeated="3"/>
          <table:table-cell office:value-type="float" office:value="0.649999999999961">
            <text:p>0.65</text:p>
          </table:table-cell>
          <table:table-cell table:formula="of:=[.$B$13]*EXP(-(([.$D710]-[.$B$10])^2)/(2*[.B$5]))" office:value-type="float" office:value="31.9000027921419">
            <text:p>31.9000027921</text:p>
          </table:table-cell>
          <table:table-cell table:formula="of:=[.$B$13]*EXP(-(([.$D710]-[.$B$10])^2)/(2*[.C$5]))" office:value-type="float" office:value="24.6676391018528">
            <text:p>24.6676391019</text:p>
          </table:table-cell>
          <table:table-cell table:formula="of:=[.$B$13]*EXP(-(([.$D710]-[.$B$10])^2)/(2*[.D$5]))" office:value-type="float" office:value="13.3615044876006">
            <text:p>13.3615044876</text:p>
          </table:table-cell>
          <table:table-cell table:formula="of:=[.$B$13]*EXP(-(([.$D710]-[.$B$10])^2)/(2*[.E$5]))" office:value-type="float" office:value="1.38005808996347">
            <text:p>1.38005809</text:p>
          </table:table-cell>
          <table:table-cell table:formula="of:=[.$B$13]*EXP(-(([.$D710]-[.$B$10])^2)/(2*[.F$5]))" office:value-type="float" office:value="0.00000422478249418576">
            <text:p>4.22478249418576E-006</text:p>
          </table:table-cell>
          <table:table-cell table:formula="of:=[.$B$13]*EXP(-(([.$D710]-[.$B$10])^2)/(2*[.G$5]))" office:value-type="float" office:value="1.79112511122014E-050">
            <text:p>1.79112511122014E-050</text:p>
          </table:table-cell>
        </table:table-row>
        <table:table-row table:style-name="ro1">
          <table:table-cell table:number-columns-repeated="3"/>
          <table:table-cell office:value-type="float" office:value="0.650499999999961">
            <text:p>0.6505</text:p>
          </table:table-cell>
          <table:table-cell table:formula="of:=[.$B$13]*EXP(-(([.$D711]-[.$B$10])^2)/(2*[.B$5]))" office:value-type="float" office:value="31.657538650511">
            <text:p>31.6575386505</text:p>
          </table:table-cell>
          <table:table-cell table:formula="of:=[.$B$13]*EXP(-(([.$D711]-[.$B$10])^2)/(2*[.C$5]))" office:value-type="float" office:value="24.4381512849063">
            <text:p>24.4381512849</text:p>
          </table:table-cell>
          <table:table-cell table:formula="of:=[.$B$13]*EXP(-(([.$D711]-[.$B$10])^2)/(2*[.D$5]))" office:value-type="float" office:value="13.1831143220726">
            <text:p>13.1831143221</text:p>
          </table:table-cell>
          <table:table-cell table:formula="of:=[.$B$13]*EXP(-(([.$D711]-[.$B$10])^2)/(2*[.E$5]))" office:value-type="float" office:value="1.34114586602469">
            <text:p>1.341145866</text:p>
          </table:table-cell>
          <table:table-cell table:formula="of:=[.$B$13]*EXP(-(([.$D711]-[.$B$10])^2)/(2*[.F$5]))" office:value-type="float" office:value="0.00000377190820623426">
            <text:p>3.77190820623426E-006</text:p>
          </table:table-cell>
          <table:table-cell table:formula="of:=[.$B$13]*EXP(-(([.$D711]-[.$B$10])^2)/(2*[.G$5]))" office:value-type="float" office:value="8.08298544690359E-051">
            <text:p>8.08298544690359E-051</text:p>
          </table:table-cell>
        </table:table-row>
        <table:table-row table:style-name="ro1">
          <table:table-cell table:number-columns-repeated="3"/>
          <table:table-cell office:value-type="float" office:value="0.650999999999961">
            <text:p>0.651</text:p>
          </table:table-cell>
          <table:table-cell table:formula="of:=[.$B$13]*EXP(-(([.$D712]-[.$B$10])^2)/(2*[.B$5]))" office:value-type="float" office:value="31.4161197444471">
            <text:p>31.4161197444</text:p>
          </table:table-cell>
          <table:table-cell table:formula="of:=[.$B$13]*EXP(-(([.$D712]-[.$B$10])^2)/(2*[.C$5]))" office:value-type="float" office:value="24.2100453976354">
            <text:p>24.2100453976</text:p>
          </table:table-cell>
          <table:table-cell table:formula="of:=[.$B$13]*EXP(-(([.$D712]-[.$B$10])^2)/(2*[.D$5]))" office:value-type="float" office:value="13.0065240750573">
            <text:p>13.0065240751</text:p>
          </table:table-cell>
          <table:table-cell table:formula="of:=[.$B$13]*EXP(-(([.$D712]-[.$B$10])^2)/(2*[.E$5]))" office:value-type="float" office:value="1.30320677062293">
            <text:p>1.3032067706</text:p>
          </table:table-cell>
          <table:table-cell table:formula="of:=[.$B$13]*EXP(-(([.$D712]-[.$B$10])^2)/(2*[.F$5]))" office:value-type="float" office:value="0.00000336630920240965">
            <text:p>3.36630920240965E-006</text:p>
          </table:table-cell>
          <table:table-cell table:formula="of:=[.$B$13]*EXP(-(([.$D712]-[.$B$10])^2)/(2*[.G$5]))" office:value-type="float" office:value="3.63804226812164E-051">
            <text:p>3.63804226812164E-051</text:p>
          </table:table-cell>
        </table:table-row>
        <table:table-row table:style-name="ro1">
          <table:table-cell table:number-columns-repeated="3"/>
          <table:table-cell office:value-type="float" office:value="0.651499999999961">
            <text:p>0.6515</text:p>
          </table:table-cell>
          <table:table-cell table:formula="of:=[.$B$13]*EXP(-(([.$D713]-[.$B$10])^2)/(2*[.B$5]))" office:value-type="float" office:value="31.1757503155362">
            <text:p>31.1757503155</text:p>
          </table:table-cell>
          <table:table-cell table:formula="of:=[.$B$13]*EXP(-(([.$D713]-[.$B$10])^2)/(2*[.C$5]))" office:value-type="float" office:value="23.9833226646441">
            <text:p>23.9833226646</text:p>
          </table:table-cell>
          <table:table-cell table:formula="of:=[.$B$13]*EXP(-(([.$D713]-[.$B$10])^2)/(2*[.D$5]))" office:value-type="float" office:value="12.8317253274709">
            <text:p>12.8317253275</text:p>
          </table:table-cell>
          <table:table-cell table:formula="of:=[.$B$13]*EXP(-(([.$D713]-[.$B$10])^2)/(2*[.E$5]))" office:value-type="float" office:value="1.26622039484989">
            <text:p>1.2662203948</text:p>
          </table:table-cell>
          <table:table-cell table:formula="of:=[.$B$13]*EXP(-(([.$D713]-[.$B$10])^2)/(2*[.F$5]))" office:value-type="float" office:value="0.00000300319147503393">
            <text:p>3.00319147503393E-006</text:p>
          </table:table-cell>
          <table:table-cell table:formula="of:=[.$B$13]*EXP(-(([.$D713]-[.$B$10])^2)/(2*[.G$5]))" office:value-type="float" office:value="1.6331036659314E-051">
            <text:p>1.6331036659314E-051</text:p>
          </table:table-cell>
        </table:table-row>
        <table:table-row table:style-name="ro1">
          <table:table-cell table:number-columns-repeated="3"/>
          <table:table-cell office:value-type="float" office:value="0.651999999999961">
            <text:p>0.652</text:p>
          </table:table-cell>
          <table:table-cell table:formula="of:=[.$B$13]*EXP(-(([.$D714]-[.$B$10])^2)/(2*[.B$5]))" office:value-type="float" office:value="30.936434493332">
            <text:p>30.9364344933</text:p>
          </table:table-cell>
          <table:table-cell table:formula="of:=[.$B$13]*EXP(-(([.$D714]-[.$B$10])^2)/(2*[.C$5]))" office:value-type="float" office:value="23.7579841706289">
            <text:p>23.7579841706</text:p>
          </table:table-cell>
          <table:table-cell table:formula="of:=[.$B$13]*EXP(-(([.$D714]-[.$B$10])^2)/(2*[.D$5]))" office:value-type="float" office:value="12.6587095344176">
            <text:p>12.6587095344</text:p>
          </table:table-cell>
          <table:table-cell table:formula="of:=[.$B$13]*EXP(-(([.$D714]-[.$B$10])^2)/(2*[.E$5]))" office:value-type="float" office:value="1.2301666399175">
            <text:p>1.2301666399</text:p>
          </table:table-cell>
          <table:table-cell table:formula="of:=[.$B$13]*EXP(-(([.$D714]-[.$B$10])^2)/(2*[.F$5]))" office:value-type="float" office:value="0.0000026782318449602">
            <text:p>2.6782318449602E-006</text:p>
          </table:table-cell>
          <table:table-cell table:formula="of:=[.$B$13]*EXP(-(([.$D714]-[.$B$10])^2)/(2*[.G$5]))" office:value-type="float" office:value="7.3115564319508E-052">
            <text:p>7.3115564319508E-052</text:p>
          </table:table-cell>
        </table:table-row>
        <table:table-row table:style-name="ro1">
          <table:table-cell table:number-columns-repeated="3"/>
          <table:table-cell office:value-type="float" office:value="0.652499999999961">
            <text:p>0.6525</text:p>
          </table:table-cell>
          <table:table-cell table:formula="of:=[.$B$13]*EXP(-(([.$D715]-[.$B$10])^2)/(2*[.B$5]))" office:value-type="float" office:value="30.6981762957956">
            <text:p>30.6981762958</text:p>
          </table:table-cell>
          <table:table-cell table:formula="of:=[.$B$13]*EXP(-(([.$D715]-[.$B$10])^2)/(2*[.C$5]))" office:value-type="float" office:value="23.5340308615553">
            <text:p>23.5340308616</text:p>
          </table:table-cell>
          <table:table-cell table:formula="of:=[.$B$13]*EXP(-(([.$D715]-[.$B$10])^2)/(2*[.D$5]))" office:value-type="float" office:value="12.4874680283986">
            <text:p>12.4874680284</text:p>
          </table:table-cell>
          <table:table-cell table:formula="of:=[.$B$13]*EXP(-(([.$D715]-[.$B$10])^2)/(2*[.E$5]))" office:value-type="float" office:value="1.19502571589894">
            <text:p>1.1950257159</text:p>
          </table:table-cell>
          <table:table-cell table:formula="of:=[.$B$13]*EXP(-(([.$D715]-[.$B$10])^2)/(2*[.F$5]))" office:value-type="float" office:value="0.0000023875333448674">
            <text:p>2.3875333448674E-006</text:p>
          </table:table-cell>
          <table:table-cell table:formula="of:=[.$B$13]*EXP(-(([.$D715]-[.$B$10])^2)/(2*[.G$5]))" office:value-type="float" office:value="3.26479553928359E-052">
            <text:p>3.26479553928359E-052</text:p>
          </table:table-cell>
        </table:table-row>
        <table:table-row table:style-name="ro1">
          <table:table-cell table:number-columns-repeated="3"/>
          <table:table-cell office:value-type="float" office:value="0.652999999999961">
            <text:p>0.653</text:p>
          </table:table-cell>
          <table:table-cell table:formula="of:=[.$B$13]*EXP(-(([.$D716]-[.$B$10])^2)/(2*[.B$5]))" office:value-type="float" office:value="30.4609796297452">
            <text:p>30.4609796297</text:p>
          </table:table-cell>
          <table:table-cell table:formula="of:=[.$B$13]*EXP(-(([.$D716]-[.$B$10])^2)/(2*[.C$5]))" office:value-type="float" office:value="23.3114635458431">
            <text:p>23.3114635458</text:p>
          </table:table-cell>
          <table:table-cell table:formula="of:=[.$B$13]*EXP(-(([.$D716]-[.$B$10])^2)/(2*[.D$5]))" office:value-type="float" office:value="12.3179920225055">
            <text:p>12.3179920225</text:p>
          </table:table-cell>
          <table:table-cell table:formula="of:=[.$B$13]*EXP(-(([.$D716]-[.$B$10])^2)/(2*[.E$5]))" office:value-type="float" office:value="1.16077814036053">
            <text:p>1.1607781404</text:p>
          </table:table-cell>
          <table:table-cell table:formula="of:=[.$B$13]*EXP(-(([.$D716]-[.$B$10])^2)/(2*[.F$5]))" office:value-type="float" office:value="0.00000212758466248524">
            <text:p>2.12758466248524E-006</text:p>
          </table:table-cell>
          <table:table-cell table:formula="of:=[.$B$13]*EXP(-(([.$D716]-[.$B$10])^2)/(2*[.G$5]))" office:value-type="float" office:value="1.45395916687333E-052">
            <text:p>1.45395916687333E-052</text:p>
          </table:table-cell>
        </table:table-row>
        <table:table-row table:style-name="ro1">
          <table:table-cell table:number-columns-repeated="3"/>
          <table:table-cell office:value-type="float" office:value="0.653499999999961">
            <text:p>0.6535</text:p>
          </table:table-cell>
          <table:table-cell table:formula="of:=[.$B$13]*EXP(-(([.$D717]-[.$B$10])^2)/(2*[.B$5]))" office:value-type="float" office:value="30.2248482913174">
            <text:p>30.2248482913</text:p>
          </table:table-cell>
          <table:table-cell table:formula="of:=[.$B$13]*EXP(-(([.$D717]-[.$B$10])^2)/(2*[.C$5]))" office:value-type="float" office:value="23.0902828955639">
            <text:p>23.0902828956</text:p>
          </table:table-cell>
          <table:table-cell table:formula="of:=[.$B$13]*EXP(-(([.$D717]-[.$B$10])^2)/(2*[.D$5]))" office:value-type="float" office:value="12.1502726135969">
            <text:p>12.1502726136</text:p>
          </table:table-cell>
          <table:table-cell table:formula="of:=[.$B$13]*EXP(-(([.$D717]-[.$B$10])^2)/(2*[.E$5]))" office:value-type="float" office:value="1.12740473688849">
            <text:p>1.1274047369</text:p>
          </table:table-cell>
          <table:table-cell table:formula="of:=[.$B$13]*EXP(-(([.$D717]-[.$B$10])^2)/(2*[.F$5]))" office:value-type="float" office:value="0.00000189522329124805">
            <text:p>1.89522329124805E-006</text:p>
          </table:table-cell>
          <table:table-cell table:formula="of:=[.$B$13]*EXP(-(([.$D717]-[.$B$10])^2)/(2*[.G$5]))" office:value-type="float" office:value="6.45800684399912E-053">
            <text:p>6.45800684399912E-053</text:p>
          </table:table-cell>
        </table:table-row>
        <table:table-row table:style-name="ro1">
          <table:table-cell table:number-columns-repeated="3"/>
          <table:table-cell office:value-type="float" office:value="0.653999999999961">
            <text:p>0.654</text:p>
          </table:table-cell>
          <table:table-cell table:formula="of:=[.$B$13]*EXP(-(([.$D718]-[.$B$10])^2)/(2*[.B$5]))" office:value-type="float" office:value="29.9897859664377">
            <text:p>29.9897859664</text:p>
          </table:table-cell>
          <table:table-cell table:formula="of:=[.$B$13]*EXP(-(([.$D718]-[.$B$10])^2)/(2*[.C$5]))" office:value-type="float" office:value="22.8704894476464">
            <text:p>22.8704894476</text:p>
          </table:table-cell>
          <table:table-cell table:formula="of:=[.$B$13]*EXP(-(([.$D718]-[.$B$10])^2)/(2*[.D$5]))" office:value-type="float" office:value="11.9843007854581">
            <text:p>11.9843007855</text:p>
          </table:table-cell>
          <table:table-cell table:formula="of:=[.$B$13]*EXP(-(([.$D718]-[.$B$10])^2)/(2*[.E$5]))" office:value-type="float" office:value="1.09488663351422">
            <text:p>1.0948866335</text:p>
          </table:table-cell>
          <table:table-cell table:formula="of:=[.$B$13]*EXP(-(([.$D718]-[.$B$10])^2)/(2*[.F$5]))" office:value-type="float" office:value="0.00000168760206481827">
            <text:p>1.68760206481827E-006</text:p>
          </table:table-cell>
          <table:table-cell table:formula="of:=[.$B$13]*EXP(-(([.$D718]-[.$B$10])^2)/(2*[.G$5]))" office:value-type="float" office:value="2.86084851071648E-053">
            <text:p>2.86084851071648E-053</text:p>
          </table:table-cell>
        </table:table-row>
        <table:table-row table:style-name="ro1">
          <table:table-cell table:number-columns-repeated="3"/>
          <table:table-cell office:value-type="float" office:value="0.654499999999961">
            <text:p>0.6545</text:p>
          </table:table-cell>
          <table:table-cell table:formula="of:=[.$B$13]*EXP(-(([.$D719]-[.$B$10])^2)/(2*[.B$5]))" office:value-type="float" office:value="29.7557962313026">
            <text:p>29.7557962313</text:p>
          </table:table-cell>
          <table:table-cell table:formula="of:=[.$B$13]*EXP(-(([.$D719]-[.$B$10])^2)/(2*[.C$5]))" office:value-type="float" office:value="22.6520836050931">
            <text:p>22.6520836051</text:p>
          </table:table-cell>
          <table:table-cell table:formula="of:=[.$B$13]*EXP(-(([.$D719]-[.$B$10])^2)/(2*[.D$5]))" office:value-type="float" office:value="11.8200674119424">
            <text:p>11.8200674119</text:p>
          </table:table-cell>
          <table:table-cell table:formula="of:=[.$B$13]*EXP(-(([.$D719]-[.$B$10])^2)/(2*[.E$5]))" office:value-type="float" office:value="1.06320526104212">
            <text:p>1.063205261</text:p>
          </table:table-cell>
          <table:table-cell table:formula="of:=[.$B$13]*EXP(-(([.$D719]-[.$B$10])^2)/(2*[.F$5]))" office:value-type="float" office:value="0.00000150215877865204">
            <text:p>1.50215877865204E-006</text:p>
          </table:table-cell>
          <table:table-cell table:formula="of:=[.$B$13]*EXP(-(([.$D719]-[.$B$10])^2)/(2*[.G$5]))" office:value-type="float" office:value="1.26398317002711E-053">
            <text:p>1.26398317002711E-053</text:p>
          </table:table-cell>
        </table:table-row>
        <table:table-row table:style-name="ro1">
          <table:table-cell table:number-columns-repeated="3"/>
          <table:table-cell office:value-type="float" office:value="0.654999999999961">
            <text:p>0.655</text:p>
          </table:table-cell>
          <table:table-cell table:formula="of:=[.$B$13]*EXP(-(([.$D720]-[.$B$10])^2)/(2*[.B$5]))" office:value-type="float" office:value="29.5228825528706">
            <text:p>29.5228825529</text:p>
          </table:table-cell>
          <table:table-cell table:formula="of:=[.$B$13]*EXP(-(([.$D720]-[.$B$10])^2)/(2*[.C$5]))" office:value-type="float" office:value="22.4350656382043">
            <text:p>22.4350656382</text:p>
          </table:table-cell>
          <table:table-cell table:formula="of:=[.$B$13]*EXP(-(([.$D720]-[.$B$10])^2)/(2*[.D$5]))" office:value-type="float" office:value="11.6575632600947">
            <text:p>11.6575632601</text:p>
          </table:table-cell>
          <table:table-cell table:formula="of:=[.$B$13]*EXP(-(([.$D720]-[.$B$10])^2)/(2*[.E$5]))" office:value-type="float" office:value="1.03234235128348">
            <text:p>1.0323423513</text:p>
          </table:table-cell>
          <table:table-cell table:formula="of:=[.$B$13]*EXP(-(([.$D720]-[.$B$10])^2)/(2*[.F$5]))" office:value-type="float" office:value="0.00000133658862643968">
            <text:p>1.33658862643968E-006</text:p>
          </table:table-cell>
          <table:table-cell table:formula="of:=[.$B$13]*EXP(-(([.$D720]-[.$B$10])^2)/(2*[.G$5]))" office:value-type="float" office:value="5.56977678569655E-054">
            <text:p>5.56977678569655E-054</text:p>
          </table:table-cell>
        </table:table-row>
        <table:table-row table:style-name="ro1">
          <table:table-cell table:number-columns-repeated="3"/>
          <table:table-cell office:value-type="float" office:value="0.655499999999961">
            <text:p>0.6555</text:p>
          </table:table-cell>
          <table:table-cell table:formula="of:=[.$B$13]*EXP(-(([.$D721]-[.$B$10])^2)/(2*[.B$5]))" office:value-type="float" office:value="29.2910482893642">
            <text:p>29.2910482894</text:p>
          </table:table-cell>
          <table:table-cell table:formula="of:=[.$B$13]*EXP(-(([.$D721]-[.$B$10])^2)/(2*[.C$5]))" office:value-type="float" office:value="22.2194356858125">
            <text:p>22.2194356858</text:p>
          </table:table-cell>
          <table:table-cell table:formula="of:=[.$B$13]*EXP(-(([.$D721]-[.$B$10])^2)/(2*[.D$5]))" office:value-type="float" office:value="11.4967789932553">
            <text:p>11.4967789933</text:p>
          </table:table-cell>
          <table:table-cell table:formula="of:=[.$B$13]*EXP(-(([.$D721]-[.$B$10])^2)/(2*[.E$5]))" office:value-type="float" office:value="1.00227993520024">
            <text:p>1.0022799352</text:p>
          </table:table-cell>
          <table:table-cell table:formula="of:=[.$B$13]*EXP(-(([.$D721]-[.$B$10])^2)/(2*[.F$5]))" office:value-type="float" office:value="0.00000118881920200388">
            <text:p>1.18881920200388E-006</text:p>
          </table:table-cell>
          <table:table-cell table:formula="of:=[.$B$13]*EXP(-(([.$D721]-[.$B$10])^2)/(2*[.G$5]))" office:value-type="float" office:value="2.44784750946339E-054">
            <text:p>2.44784750946339E-054</text:p>
          </table:table-cell>
        </table:table-row>
        <table:table-row table:style-name="ro1">
          <table:table-cell table:number-columns-repeated="3"/>
          <table:table-cell office:value-type="float" office:value="0.655999999999961">
            <text:p>0.656</text:p>
          </table:table-cell>
          <table:table-cell table:formula="of:=[.$B$13]*EXP(-(([.$D722]-[.$B$10])^2)/(2*[.B$5]))" office:value-type="float" office:value="29.0602966907811">
            <text:p>29.0602966908</text:p>
          </table:table-cell>
          <table:table-cell table:formula="of:=[.$B$13]*EXP(-(([.$D722]-[.$B$10])^2)/(2*[.C$5]))" office:value-type="float" office:value="22.0051937565245">
            <text:p>22.0051937565</text:p>
          </table:table-cell>
          <table:table-cell table:formula="of:=[.$B$13]*EXP(-(([.$D722]-[.$B$10])^2)/(2*[.D$5]))" office:value-type="float" office:value="11.3377051741449">
            <text:p>11.3377051741</text:p>
          </table:table-cell>
          <table:table-cell table:formula="of:=[.$B$13]*EXP(-(([.$D722]-[.$B$10])^2)/(2*[.E$5]))" office:value-type="float" office:value="0.973000340962337">
            <text:p>0.973000341</text:p>
          </table:table-cell>
          <table:table-cell table:formula="of:=[.$B$13]*EXP(-(([.$D722]-[.$B$10])^2)/(2*[.F$5]))" office:value-type="float" office:value="0.00000105698783820094">
            <text:p>0.000001057</text:p>
          </table:table-cell>
          <table:table-cell table:formula="of:=[.$B$13]*EXP(-(([.$D722]-[.$B$10])^2)/(2*[.G$5]))" office:value-type="float" office:value="1.07295374003608E-054">
            <text:p>1.07295374003608E-054</text:p>
          </table:table-cell>
        </table:table-row>
        <table:table-row table:style-name="ro1">
          <table:table-cell table:number-columns-repeated="3"/>
          <table:table-cell office:value-type="float" office:value="0.656499999999961">
            <text:p>0.6565</text:p>
          </table:table-cell>
          <table:table-cell table:formula="of:=[.$B$13]*EXP(-(([.$D723]-[.$B$10])^2)/(2*[.B$5]))" office:value-type="float" office:value="28.8306308994154">
            <text:p>28.8306308994</text:p>
          </table:table-cell>
          <table:table-cell table:formula="of:=[.$B$13]*EXP(-(([.$D723]-[.$B$10])^2)/(2*[.C$5]))" office:value-type="float" office:value="21.792339729972">
            <text:p>21.79233973</text:p>
          </table:table-cell>
          <table:table-cell table:formula="of:=[.$B$13]*EXP(-(([.$D723]-[.$B$10])^2)/(2*[.D$5]))" office:value-type="float" office:value="11.1803322679287">
            <text:p>11.1803322679</text:p>
          </table:table-cell>
          <table:table-cell table:formula="of:=[.$B$13]*EXP(-(([.$D723]-[.$B$10])^2)/(2*[.E$5]))" office:value-type="float" office:value="0.94448619192209">
            <text:p>0.9444861919</text:p>
          </table:table-cell>
          <table:table-cell table:formula="of:=[.$B$13]*EXP(-(([.$D723]-[.$B$10])^2)/(2*[.F$5]))" office:value-type="float" office:value="0.00000093942107368644">
            <text:p>9.3942107368644E-007</text:p>
          </table:table-cell>
          <table:table-cell table:formula="of:=[.$B$13]*EXP(-(([.$D723]-[.$B$10])^2)/(2*[.G$5]))" office:value-type="float" office:value="4.69059250999321E-055">
            <text:p>4.69059250999321E-055</text:p>
          </table:table-cell>
        </table:table-row>
        <table:table-row table:style-name="ro1">
          <table:table-cell table:number-columns-repeated="3"/>
          <table:table-cell office:value-type="float" office:value="0.656999999999961">
            <text:p>0.657</text:p>
          </table:table-cell>
          <table:table-cell table:formula="of:=[.$B$13]*EXP(-(([.$D724]-[.$B$10])^2)/(2*[.B$5]))" office:value-type="float" office:value="28.602053950388">
            <text:p>28.6020539504</text:p>
          </table:table-cell>
          <table:table-cell table:formula="of:=[.$B$13]*EXP(-(([.$D724]-[.$B$10])^2)/(2*[.C$5]))" office:value-type="float" office:value="21.5808733580698">
            <text:p>21.5808733581</text:p>
          </table:table-cell>
          <table:table-cell table:formula="of:=[.$B$13]*EXP(-(([.$D724]-[.$B$10])^2)/(2*[.D$5]))" office:value-type="float" office:value="11.0246506452608">
            <text:p>11.0246506453</text:p>
          </table:table-cell>
          <table:table-cell table:formula="of:=[.$B$13]*EXP(-(([.$D724]-[.$B$10])^2)/(2*[.E$5]))" office:value-type="float" office:value="0.916720404509293">
            <text:p>0.9167204045</text:p>
          </table:table-cell>
          <table:table-cell table:formula="of:=[.$B$13]*EXP(-(([.$D724]-[.$B$10])^2)/(2*[.F$5]))" office:value-type="float" office:value="0.00000083461605618456">
            <text:p>8.3461605618456E-007</text:p>
          </table:table-cell>
          <table:table-cell table:formula="of:=[.$B$13]*EXP(-(([.$D724]-[.$B$10])^2)/(2*[.G$5]))" office:value-type="float" office:value="2.04514678122024E-055">
            <text:p>2.04514678122024E-055</text:p>
          </table:table-cell>
        </table:table-row>
        <table:table-row table:style-name="ro1">
          <table:table-cell table:number-columns-repeated="3"/>
          <table:table-cell office:value-type="float" office:value="0.657499999999961">
            <text:p>0.6575</text:p>
          </table:table-cell>
          <table:table-cell table:formula="of:=[.$B$13]*EXP(-(([.$D725]-[.$B$10])^2)/(2*[.B$5]))" office:value-type="float" office:value="28.3745687721869">
            <text:p>28.3745687722</text:p>
          </table:table-cell>
          <table:table-cell table:formula="of:=[.$B$13]*EXP(-(([.$D725]-[.$B$10])^2)/(2*[.C$5]))" office:value-type="float" office:value="21.3707942662827">
            <text:p>21.3707942663</text:p>
          </table:table-cell>
          <table:table-cell table:formula="of:=[.$B$13]*EXP(-(([.$D725]-[.$B$10])^2)/(2*[.D$5]))" office:value-type="float" office:value="10.8706505853061">
            <text:p>10.8706505853</text:p>
          </table:table-cell>
          <table:table-cell table:formula="of:=[.$B$13]*EXP(-(([.$D725]-[.$B$10])^2)/(2*[.E$5]))" office:value-type="float" office:value="0.889686186050505">
            <text:p>0.8896861861</text:p>
          </table:table-cell>
          <table:table-cell table:formula="of:=[.$B$13]*EXP(-(([.$D725]-[.$B$10])^2)/(2*[.F$5]))" office:value-type="float" office:value="0.000000741223707262414">
            <text:p>7.41223707262414E-007</text:p>
          </table:table-cell>
          <table:table-cell table:formula="of:=[.$B$13]*EXP(-(([.$D725]-[.$B$10])^2)/(2*[.G$5]))" office:value-type="float" office:value="8.89347174694807E-056">
            <text:p>8.89347174694807E-056</text:p>
          </table:table-cell>
        </table:table-row>
        <table:table-row table:style-name="ro1">
          <table:table-cell table:number-columns-repeated="3"/>
          <table:table-cell office:value-type="float" office:value="0.657999999999961">
            <text:p>0.658</text:p>
          </table:table-cell>
          <table:table-cell table:formula="of:=[.$B$13]*EXP(-(([.$D726]-[.$B$10])^2)/(2*[.B$5]))" office:value-type="float" office:value="28.148178187216">
            <text:p>28.1481781872</text:p>
          </table:table-cell>
          <table:table-cell table:formula="of:=[.$B$13]*EXP(-(([.$D726]-[.$B$10])^2)/(2*[.C$5]))" office:value-type="float" office:value="21.1621019548979">
            <text:p>21.1621019549</text:p>
          </table:table-cell>
          <table:table-cell table:formula="of:=[.$B$13]*EXP(-(([.$D726]-[.$B$10])^2)/(2*[.D$5]))" office:value-type="float" office:value="10.7183222787418">
            <text:p>10.7183222787</text:p>
          </table:table-cell>
          <table:table-cell table:formula="of:=[.$B$13]*EXP(-(([.$D726]-[.$B$10])^2)/(2*[.E$5]))" office:value-type="float" office:value="0.863367032515897">
            <text:p>0.8633670325</text:p>
          </table:table-cell>
          <table:table-cell table:formula="of:=[.$B$13]*EXP(-(([.$D726]-[.$B$10])^2)/(2*[.F$5]))" office:value-type="float" office:value="0.00000065803348865316">
            <text:p>0.000000658</text:p>
          </table:table-cell>
          <table:table-cell table:formula="of:=[.$B$13]*EXP(-(([.$D726]-[.$B$10])^2)/(2*[.G$5]))" office:value-type="float" office:value="3.85716525404678E-056">
            <text:p>3.85716525404678E-056</text:p>
          </table:table-cell>
        </table:table-row>
        <table:table-row table:style-name="ro1">
          <table:table-cell table:number-columns-repeated="3"/>
          <table:table-cell office:value-type="float" office:value="0.658499999999961">
            <text:p>0.6585</text:p>
          </table:table-cell>
          <table:table-cell table:formula="of:=[.$B$13]*EXP(-(([.$D727]-[.$B$10])^2)/(2*[.B$5]))" office:value-type="float" office:value="27.9228849123535">
            <text:p>27.9228849124</text:p>
          </table:table-cell>
          <table:table-cell table:formula="of:=[.$B$13]*EXP(-(([.$D727]-[.$B$10])^2)/(2*[.C$5]))" office:value-type="float" office:value="20.954795800306">
            <text:p>20.9547958003</text:p>
          </table:table-cell>
          <table:table-cell table:formula="of:=[.$B$13]*EXP(-(([.$D727]-[.$B$10])^2)/(2*[.D$5]))" office:value-type="float" office:value="10.567655830736">
            <text:p>10.5676558307</text:p>
          </table:table-cell>
          <table:table-cell table:formula="of:=[.$B$13]*EXP(-(([.$D727]-[.$B$10])^2)/(2*[.E$5]))" office:value-type="float" office:value="0.83774672619721">
            <text:p>0.8377467262</text:p>
          </table:table-cell>
          <table:table-cell table:formula="of:=[.$B$13]*EXP(-(([.$D727]-[.$B$10])^2)/(2*[.F$5]))" office:value-type="float" office:value="0.000000583959623999948">
            <text:p>0.000000584</text:p>
          </table:table-cell>
          <table:table-cell table:formula="of:=[.$B$13]*EXP(-(([.$D727]-[.$B$10])^2)/(2*[.G$5]))" office:value-type="float" office:value="1.66845781909905E-056">
            <text:p>1.66845781909905E-056</text:p>
          </table:table-cell>
        </table:table-row>
        <table:table-row table:style-name="ro1">
          <table:table-cell table:number-columns-repeated="3"/>
          <table:table-cell office:value-type="float" office:value="0.65899999999996">
            <text:p>0.659</text:p>
          </table:table-cell>
          <table:table-cell table:formula="of:=[.$B$13]*EXP(-(([.$D728]-[.$B$10])^2)/(2*[.B$5]))" office:value-type="float" office:value="27.6986915595196">
            <text:p>27.6986915595</text:p>
          </table:table-cell>
          <table:table-cell table:formula="of:=[.$B$13]*EXP(-(([.$D728]-[.$B$10])^2)/(2*[.C$5]))" office:value-type="float" office:value="20.7488750562882">
            <text:p>20.7488750563</text:p>
          </table:table-cell>
          <table:table-cell table:formula="of:=[.$B$13]*EXP(-(([.$D728]-[.$B$10])^2)/(2*[.D$5]))" office:value-type="float" office:value="10.418641263904">
            <text:p>10.4186412639</text:p>
          </table:table-cell>
          <table:table-cell table:formula="of:=[.$B$13]*EXP(-(([.$D728]-[.$B$10])^2)/(2*[.E$5]))" office:value-type="float" office:value="0.812809333320021">
            <text:p>0.8128093333</text:p>
          </table:table-cell>
          <table:table-cell table:formula="of:=[.$B$13]*EXP(-(([.$D728]-[.$B$10])^2)/(2*[.F$5]))" office:value-type="float" office:value="0.000000518028642591557">
            <text:p>0.000000518</text:p>
          </table:table-cell>
          <table:table-cell table:formula="of:=[.$B$13]*EXP(-(([.$D728]-[.$B$10])^2)/(2*[.G$5]))" office:value-type="float" office:value="7.19800736506901E-057">
            <text:p>7.19800736506901E-057</text:p>
          </table:table-cell>
        </table:table-row>
        <table:table-row table:style-name="ro1">
          <table:table-cell table:number-columns-repeated="3"/>
          <table:table-cell office:value-type="float" office:value="0.65949999999996">
            <text:p>0.6595</text:p>
          </table:table-cell>
          <table:table-cell table:formula="of:=[.$B$13]*EXP(-(([.$D729]-[.$B$10])^2)/(2*[.B$5]))" office:value-type="float" office:value="27.4756006362502">
            <text:p>27.4756006363</text:p>
          </table:table-cell>
          <table:table-cell table:formula="of:=[.$B$13]*EXP(-(([.$D729]-[.$B$10])^2)/(2*[.C$5]))" office:value-type="float" office:value="20.5443388553084">
            <text:p>20.5443388553</text:p>
          </table:table-cell>
          <table:table-cell table:formula="of:=[.$B$13]*EXP(-(([.$D729]-[.$B$10])^2)/(2*[.D$5]))" office:value-type="float" office:value="10.2712685212398">
            <text:p>10.2712685212</text:p>
          </table:table-cell>
          <table:table-cell table:formula="of:=[.$B$13]*EXP(-(([.$D729]-[.$B$10])^2)/(2*[.E$5]))" office:value-type="float" office:value="0.788539201593478">
            <text:p>0.7885392016</text:p>
          </table:table-cell>
          <table:table-cell table:formula="of:=[.$B$13]*EXP(-(([.$D729]-[.$B$10])^2)/(2*[.F$5]))" office:value-type="float" office:value="0.000000459368123319932">
            <text:p>4.59368123319932E-007</text:p>
          </table:table-cell>
          <table:table-cell table:formula="of:=[.$B$13]*EXP(-(([.$D729]-[.$B$10])^2)/(2*[.G$5]))" office:value-type="float" office:value="3.09712983106927E-057">
            <text:p>3.09712983106927E-057</text:p>
          </table:table-cell>
        </table:table-row>
        <table:table-row table:style-name="ro1">
          <table:table-cell table:number-columns-repeated="3"/>
          <table:table-cell office:value-type="float" office:value="0.65999999999996">
            <text:p>0.66</text:p>
          </table:table-cell>
          <table:table-cell table:formula="of:=[.$B$13]*EXP(-(([.$D730]-[.$B$10])^2)/(2*[.B$5]))" office:value-type="float" office:value="27.2536145462845">
            <text:p>27.2536145463</text:p>
          </table:table-cell>
          <table:table-cell table:formula="of:=[.$B$13]*EXP(-(([.$D730]-[.$B$10])^2)/(2*[.C$5]))" office:value-type="float" office:value="20.3411862098153">
            <text:p>20.3411862098</text:p>
          </table:table-cell>
          <table:table-cell table:formula="of:=[.$B$13]*EXP(-(([.$D730]-[.$B$10])^2)/(2*[.D$5]))" office:value-type="float" office:value="10.1255274690275">
            <text:p>10.125527469</text:p>
          </table:table-cell>
          <table:table-cell table:formula="of:=[.$B$13]*EXP(-(([.$D730]-[.$B$10])^2)/(2*[.E$5]))" office:value-type="float" office:value="0.764920957701394">
            <text:p>0.7649209577</text:p>
          </table:table-cell>
          <table:table-cell table:formula="of:=[.$B$13]*EXP(-(([.$D730]-[.$B$10])^2)/(2*[.F$5]))" office:value-type="float" office:value="0.000000407196527788879">
            <text:p>4.07196527788879E-007</text:p>
          </table:table-cell>
          <table:table-cell table:formula="of:=[.$B$13]*EXP(-(([.$D730]-[.$B$10])^2)/(2*[.G$5]))" office:value-type="float" office:value="1.32909677842993E-057">
            <text:p>1.32909677842993E-057</text:p>
          </table:table-cell>
        </table:table-row>
        <table:table-row table:style-name="ro1">
          <table:table-cell table:number-columns-repeated="3"/>
          <table:table-cell office:value-type="float" office:value="0.66049999999996">
            <text:p>0.6605</text:p>
          </table:table-cell>
          <table:table-cell table:formula="of:=[.$B$13]*EXP(-(([.$D731]-[.$B$10])^2)/(2*[.B$5]))" office:value-type="float" office:value="27.0327355901558">
            <text:p>27.0327355902</text:p>
          </table:table-cell>
          <table:table-cell table:formula="of:=[.$B$13]*EXP(-(([.$D731]-[.$B$10])^2)/(2*[.C$5]))" office:value-type="float" office:value="20.1394160135453">
            <text:p>20.1394160135</text:p>
          </table:table-cell>
          <table:table-cell table:formula="of:=[.$B$13]*EXP(-(([.$D731]-[.$B$10])^2)/(2*[.D$5]))" office:value-type="float" office:value="9.98140789972536">
            <text:p>9.9814078997</text:p>
          </table:table-cell>
          <table:table-cell table:formula="of:=[.$B$13]*EXP(-(([.$D731]-[.$B$10])^2)/(2*[.E$5]))" office:value-type="float" office:value="0.741939504736831">
            <text:p>0.7419395047</text:p>
          </table:table-cell>
          <table:table-cell table:formula="of:=[.$B$13]*EXP(-(([.$D731]-[.$B$10])^2)/(2*[.F$5]))" office:value-type="float" office:value="0.000000360814021307942">
            <text:p>3.60814021307942E-007</text:p>
          </table:table-cell>
          <table:table-cell table:formula="of:=[.$B$13]*EXP(-(([.$D731]-[.$B$10])^2)/(2*[.G$5]))" office:value-type="float" office:value="5.68857998402494E-058">
            <text:p>5.68857998402494E-058</text:p>
          </table:table-cell>
        </table:table-row>
        <table:table-row table:style-name="ro1">
          <table:table-cell table:number-columns-repeated="3"/>
          <table:table-cell office:value-type="float" office:value="0.66099999999996">
            <text:p>0.661</text:p>
          </table:table-cell>
          <table:table-cell table:formula="of:=[.$B$13]*EXP(-(([.$D732]-[.$B$10])^2)/(2*[.B$5]))" office:value-type="float" office:value="26.812965965793">
            <text:p>26.8129659658</text:p>
          </table:table-cell>
          <table:table-cell table:formula="of:=[.$B$13]*EXP(-(([.$D732]-[.$B$10])^2)/(2*[.C$5]))" office:value-type="float" office:value="19.9390270428348">
            <text:p>19.9390270428</text:p>
          </table:table-cell>
          <table:table-cell table:formula="of:=[.$B$13]*EXP(-(([.$D732]-[.$B$10])^2)/(2*[.D$5]))" office:value-type="float" office:value="9.83889953482642">
            <text:p>9.8388995348</text:p>
          </table:table-cell>
          <table:table-cell table:formula="of:=[.$B$13]*EXP(-(([.$D732]-[.$B$10])^2)/(2*[.E$5]))" office:value-type="float" office:value="0.719580019584181">
            <text:p>0.7195800196</text:p>
          </table:table-cell>
          <table:table-cell table:formula="of:=[.$B$13]*EXP(-(([.$D732]-[.$B$10])^2)/(2*[.F$5]))" office:value-type="float" office:value="0.000000319594189500287">
            <text:p>3.19594189500287E-007</text:p>
          </table:table-cell>
          <table:table-cell table:formula="of:=[.$B$13]*EXP(-(([.$D732]-[.$B$10])^2)/(2*[.G$5]))" office:value-type="float" office:value="2.42829363685245E-058">
            <text:p>2.42829363685245E-058</text:p>
          </table:table-cell>
        </table:table-row>
        <table:table-row table:style-name="ro1">
          <table:table-cell table:number-columns-repeated="3"/>
          <table:table-cell office:value-type="float" office:value="0.66149999999996">
            <text:p>0.6615</text:p>
          </table:table-cell>
          <table:table-cell table:formula="of:=[.$B$13]*EXP(-(([.$D733]-[.$B$10])^2)/(2*[.B$5]))" office:value-type="float" office:value="26.5943077691302">
            <text:p>26.5943077691</text:p>
          </table:table-cell>
          <table:table-cell table:formula="of:=[.$B$13]*EXP(-(([.$D733]-[.$B$10])^2)/(2*[.C$5]))" office:value-type="float" office:value="19.7400179579355">
            <text:p>19.7400179579</text:p>
          </table:table-cell>
          <table:table-cell table:formula="of:=[.$B$13]*EXP(-(([.$D733]-[.$B$10])^2)/(2*[.D$5]))" office:value-type="float" office:value="9.69799202769468">
            <text:p>9.6979920277</text:p>
          </table:table-cell>
          <table:table-cell table:formula="of:=[.$B$13]*EXP(-(([.$D733]-[.$B$10])^2)/(2*[.E$5]))" office:value-type="float" office:value="0.69782795025131">
            <text:p>0.6978279503</text:p>
          </table:table-cell>
          <table:table-cell table:formula="of:=[.$B$13]*EXP(-(([.$D733]-[.$B$10])^2)/(2*[.F$5]))" office:value-type="float" office:value="0.000000282976566484395">
            <text:p>0.000000283</text:p>
          </table:table-cell>
          <table:table-cell table:formula="of:=[.$B$13]*EXP(-(([.$D733]-[.$B$10])^2)/(2*[.G$5]))" office:value-type="float" office:value="1.03382874730332E-058">
            <text:p>1.03382874730332E-058</text:p>
          </table:table-cell>
        </table:table-row>
        <table:table-row table:style-name="ro1">
          <table:table-cell table:number-columns-repeated="3"/>
          <table:table-cell office:value-type="float" office:value="0.66199999999996">
            <text:p>0.662</text:p>
          </table:table-cell>
          <table:table-cell table:formula="of:=[.$B$13]*EXP(-(([.$D734]-[.$B$10])^2)/(2*[.B$5]))" office:value-type="float" office:value="26.3767629947234">
            <text:p>26.3767629947</text:p>
          </table:table-cell>
          <table:table-cell table:formula="of:=[.$B$13]*EXP(-(([.$D734]-[.$B$10])^2)/(2*[.C$5]))" office:value-type="float" office:value="19.5423873043355">
            <text:p>19.5423873043</text:p>
          </table:table-cell>
          <table:table-cell table:formula="of:=[.$B$13]*EXP(-(([.$D734]-[.$B$10])^2)/(2*[.D$5]))" office:value-type="float" office:value="9.55867496637569">
            <text:p>9.5586749664</text:p>
          </table:table-cell>
          <table:table-cell table:formula="of:=[.$B$13]*EXP(-(([.$D734]-[.$B$10])^2)/(2*[.E$5]))" office:value-type="float" office:value="0.676669013155011">
            <text:p>0.6766690132</text:p>
          </table:table-cell>
          <table:table-cell table:formula="of:=[.$B$13]*EXP(-(([.$D734]-[.$B$10])^2)/(2*[.F$5]))" office:value-type="float" office:value="0.000000250459898129235">
            <text:p>2.50459898129235E-007</text:p>
          </table:table-cell>
          <table:table-cell table:formula="of:=[.$B$13]*EXP(-(([.$D734]-[.$B$10])^2)/(2*[.G$5]))" office:value-type="float" office:value="4.38981356495277E-059">
            <text:p>4.38981356495277E-059</text:p>
          </table:table-cell>
        </table:table-row>
        <table:table-row table:style-name="ro1">
          <table:table-cell table:number-columns-repeated="3"/>
          <table:table-cell office:value-type="float" office:value="0.66249999999996">
            <text:p>0.6625</text:p>
          </table:table-cell>
          <table:table-cell table:formula="of:=[.$B$13]*EXP(-(([.$D735]-[.$B$10])^2)/(2*[.B$5]))" office:value-type="float" office:value="26.1603335363758">
            <text:p>26.1603335364</text:p>
          </table:table-cell>
          <table:table-cell table:formula="of:=[.$B$13]*EXP(-(([.$D735]-[.$B$10])^2)/(2*[.C$5]))" office:value-type="float" office:value="19.3461335140848">
            <text:p>19.3461335141</text:p>
          </table:table-cell>
          <table:table-cell table:formula="of:=[.$B$13]*EXP(-(([.$D735]-[.$B$10])^2)/(2*[.D$5]))" office:value-type="float" office:value="9.42093787638115">
            <text:p>9.4209378764</text:p>
          </table:table-cell>
          <table:table-cell table:formula="of:=[.$B$13]*EXP(-(([.$D735]-[.$B$10])^2)/(2*[.E$5]))" office:value-type="float" office:value="0.656089190362499">
            <text:p>0.6560891904</text:p>
          </table:table-cell>
          <table:table-cell table:formula="of:=[.$B$13]*EXP(-(([.$D735]-[.$B$10])^2)/(2*[.F$5]))" office:value-type="float" office:value="0.00000022159607077911">
            <text:p>2.2159607077911E-007</text:p>
          </table:table-cell>
          <table:table-cell table:formula="of:=[.$B$13]*EXP(-(([.$D735]-[.$B$10])^2)/(2*[.G$5]))" office:value-type="float" office:value="1.859060903107E-059">
            <text:p>1.859060903107E-059</text:p>
          </table:table-cell>
        </table:table-row>
        <table:table-row table:style-name="ro1">
          <table:table-cell table:number-columns-repeated="3"/>
          <table:table-cell office:value-type="float" office:value="0.66299999999996">
            <text:p>0.663</text:p>
          </table:table-cell>
          <table:table-cell table:formula="of:=[.$B$13]*EXP(-(([.$D736]-[.$B$10])^2)/(2*[.B$5]))" office:value-type="float" office:value="25.9450211877707">
            <text:p>25.9450211878</text:p>
          </table:table-cell>
          <table:table-cell table:formula="of:=[.$B$13]*EXP(-(([.$D736]-[.$B$10])^2)/(2*[.C$5]))" office:value-type="float" office:value="19.1512549071251">
            <text:p>19.1512549071</text:p>
          </table:table-cell>
          <table:table-cell table:formula="of:=[.$B$13]*EXP(-(([.$D736]-[.$B$10])^2)/(2*[.D$5]))" office:value-type="float" office:value="9.284770223448">
            <text:p>9.2847702234</text:p>
          </table:table-cell>
          <table:table-cell table:formula="of:=[.$B$13]*EXP(-(([.$D736]-[.$B$10])^2)/(2*[.E$5]))" office:value-type="float" office:value="0.636074726792033">
            <text:p>0.6360747268</text:p>
          </table:table-cell>
          <table:table-cell table:formula="of:=[.$B$13]*EXP(-(([.$D736]-[.$B$10])^2)/(2*[.F$5]))" office:value-type="float" office:value="0.000000195984642152082">
            <text:p>0.000000196</text:p>
          </table:table-cell>
          <table:table-cell table:formula="of:=[.$B$13]*EXP(-(([.$D736]-[.$B$10])^2)/(2*[.G$5]))" office:value-type="float" office:value="7.85219775080054E-060">
            <text:p>7.85219775080054E-060</text:p>
          </table:table-cell>
        </table:table-row>
        <table:table-row table:style-name="ro1">
          <table:table-cell table:number-columns-repeated="3"/>
          <table:table-cell office:value-type="float" office:value="0.66349999999996">
            <text:p>0.6635</text:p>
          </table:table-cell>
          <table:table-cell table:formula="of:=[.$B$13]*EXP(-(([.$D737]-[.$B$10])^2)/(2*[.B$5]))" office:value-type="float" office:value="25.7308276431107">
            <text:p>25.7308276431</text:p>
          </table:table-cell>
          <table:table-cell table:formula="of:=[.$B$13]*EXP(-(([.$D737]-[.$B$10])^2)/(2*[.C$5]))" office:value-type="float" office:value="18.9577496926233">
            <text:p>18.9577496926</text:p>
          </table:table-cell>
          <table:table-cell table:formula="of:=[.$B$13]*EXP(-(([.$D737]-[.$B$10])^2)/(2*[.D$5]))" office:value-type="float" office:value="9.15016141627057">
            <text:p>9.1501614163</text:p>
          </table:table-cell>
          <table:table-cell table:formula="of:=[.$B$13]*EXP(-(([.$D737]-[.$B$10])^2)/(2*[.E$5]))" office:value-type="float" office:value="0.616612127375274">
            <text:p>0.6166121274</text:p>
          </table:table-cell>
          <table:table-cell table:formula="of:=[.$B$13]*EXP(-(([.$D737]-[.$B$10])^2)/(2*[.F$5]))" office:value-type="float" office:value="0.000000173267916879986">
            <text:p>1.73267916879986E-007</text:p>
          </table:table-cell>
          <table:table-cell table:formula="of:=[.$B$13]*EXP(-(([.$D737]-[.$B$10])^2)/(2*[.G$5]))" office:value-type="float" office:value="3.30779745486334E-060">
            <text:p>3.30779745486334E-060</text:p>
          </table:table-cell>
        </table:table-row>
        <table:table-row table:style-name="ro1">
          <table:table-cell table:number-columns-repeated="3"/>
          <table:table-cell office:value-type="float" office:value="0.66399999999996">
            <text:p>0.664</text:p>
          </table:table-cell>
          <table:table-cell table:formula="of:=[.$B$13]*EXP(-(([.$D738]-[.$B$10])^2)/(2*[.B$5]))" office:value-type="float" office:value="25.5177544977662">
            <text:p>25.5177544978</text:p>
          </table:table-cell>
          <table:table-cell table:formula="of:=[.$B$13]*EXP(-(([.$D738]-[.$B$10])^2)/(2*[.C$5]))" office:value-type="float" office:value="18.7656159703098">
            <text:p>18.7656159703</text:p>
          </table:table-cell>
          <table:table-cell table:formula="of:=[.$B$13]*EXP(-(([.$D738]-[.$B$10])^2)/(2*[.D$5]))" office:value-type="float" office:value="9.0171008092064">
            <text:p>9.0171008092</text:p>
          </table:table-cell>
          <table:table-cell table:formula="of:=[.$B$13]*EXP(-(([.$D738]-[.$B$10])^2)/(2*[.E$5]))" office:value-type="float" office:value="0.597688154184328">
            <text:p>0.5976881542</text:p>
          </table:table-cell>
          <table:table-cell table:formula="of:=[.$B$13]*EXP(-(([.$D738]-[.$B$10])^2)/(2*[.F$5]))" office:value-type="float" office:value="0.000000153126514424135">
            <text:p>1.53126514424135E-007</text:p>
          </table:table-cell>
          <table:table-cell table:formula="of:=[.$B$13]*EXP(-(([.$D738]-[.$B$10])^2)/(2*[.G$5]))" office:value-type="float" office:value="1.38974992243546E-060">
            <text:p>1.38974992243546E-060</text:p>
          </table:table-cell>
        </table:table-row>
        <table:table-row table:style-name="ro1">
          <table:table-cell table:number-columns-repeated="3"/>
          <table:table-cell office:value-type="float" office:value="0.66449999999996">
            <text:p>0.6645</text:p>
          </table:table-cell>
          <table:table-cell table:formula="of:=[.$B$13]*EXP(-(([.$D739]-[.$B$10])^2)/(2*[.B$5]))" office:value-type="float" office:value="25.305803248929">
            <text:p>25.3058032489</text:p>
          </table:table-cell>
          <table:table-cell table:formula="of:=[.$B$13]*EXP(-(([.$D739]-[.$B$10])^2)/(2*[.C$5]))" office:value-type="float" office:value="18.5748517318185">
            <text:p>18.5748517318</text:p>
          </table:table-cell>
          <table:table-cell table:formula="of:=[.$B$13]*EXP(-(([.$D739]-[.$B$10])^2)/(2*[.D$5]))" office:value-type="float" office:value="8.88557770495452">
            <text:p>8.885577705</text:p>
          </table:table-cell>
          <table:table-cell table:formula="of:=[.$B$13]*EXP(-(([.$D739]-[.$B$10])^2)/(2*[.E$5]))" office:value-type="float" office:value="0.579289823526002">
            <text:p>0.5792898235</text:p>
          </table:table-cell>
          <table:table-cell table:formula="of:=[.$B$13]*EXP(-(([.$D739]-[.$B$10])^2)/(2*[.F$5]))" office:value-type="float" office:value="0.000000135275381907911">
            <text:p>1.35275381907911E-007</text:p>
          </table:table-cell>
          <table:table-cell table:formula="of:=[.$B$13]*EXP(-(([.$D739]-[.$B$10])^2)/(2*[.G$5]))" office:value-type="float" office:value="5.82350533548184E-061">
            <text:p>5.82350533548184E-061</text:p>
          </table:table-cell>
        </table:table-row>
        <table:table-row table:style-name="ro1">
          <table:table-cell table:number-columns-repeated="3"/>
          <table:table-cell office:value-type="float" office:value="0.66499999999996">
            <text:p>0.665</text:p>
          </table:table-cell>
          <table:table-cell table:formula="of:=[.$B$13]*EXP(-(([.$D740]-[.$B$10])^2)/(2*[.B$5]))" office:value-type="float" office:value="25.0949752962746">
            <text:p>25.0949752963</text:p>
          </table:table-cell>
          <table:table-cell table:formula="of:=[.$B$13]*EXP(-(([.$D740]-[.$B$10])^2)/(2*[.C$5]))" office:value-type="float" office:value="18.3854548620316">
            <text:p>18.385454862</text:p>
          </table:table-cell>
          <table:table-cell table:formula="of:=[.$B$13]*EXP(-(([.$D740]-[.$B$10])^2)/(2*[.D$5]))" office:value-type="float" office:value="8.75558135720684">
            <text:p>8.7555813572</text:p>
          </table:table-cell>
          <table:table-cell table:formula="of:=[.$B$13]*EXP(-(([.$D740]-[.$B$10])^2)/(2*[.E$5]))" office:value-type="float" office:value="0.561404403006056">
            <text:p>0.561404403</text:p>
          </table:table-cell>
          <table:table-cell table:formula="of:=[.$B$13]*EXP(-(([.$D740]-[.$B$10])^2)/(2*[.F$5]))" office:value-type="float" office:value="0.00000011946020879439">
            <text:p>1.1946020879439E-007</text:p>
          </table:table-cell>
          <table:table-cell table:formula="of:=[.$B$13]*EXP(-(([.$D740]-[.$B$10])^2)/(2*[.G$5]))" office:value-type="float" office:value="2.4337858758607E-061">
            <text:p>2.4337858758607E-061</text:p>
          </table:table-cell>
        </table:table-row>
        <table:table-row table:style-name="ro1">
          <table:table-cell table:number-columns-repeated="3"/>
          <table:table-cell office:value-type="float" office:value="0.66549999999996">
            <text:p>0.6655</text:p>
          </table:table-cell>
          <table:table-cell table:formula="of:=[.$B$13]*EXP(-(([.$D741]-[.$B$10])^2)/(2*[.B$5]))" office:value-type="float" office:value="24.8852719426302">
            <text:p>24.8852719426</text:p>
          </table:table-cell>
          <table:table-cell table:formula="of:=[.$B$13]*EXP(-(([.$D741]-[.$B$10])^2)/(2*[.C$5]))" office:value-type="float" office:value="18.1974231404263">
            <text:p>18.1974231404</text:p>
          </table:table-cell>
          <table:table-cell table:formula="of:=[.$B$13]*EXP(-(([.$D741]-[.$B$10])^2)/(2*[.D$5]))" office:value-type="float" office:value="8.62710097327117">
            <text:p>8.6271009733</text:p>
          </table:table-cell>
          <table:table-cell table:formula="of:=[.$B$13]*EXP(-(([.$D741]-[.$B$10])^2)/(2*[.E$5]))" office:value-type="float" office:value="0.544019408565878">
            <text:p>0.5440194086</text:p>
          </table:table-cell>
          <table:table-cell table:formula="of:=[.$B$13]*EXP(-(([.$D741]-[.$B$10])^2)/(2*[.F$5]))" office:value-type="float" office:value="0.000000105454204337476">
            <text:p>1.05454204337476E-007</text:p>
          </table:table-cell>
          <table:table-cell table:formula="of:=[.$B$13]*EXP(-(([.$D741]-[.$B$10])^2)/(2*[.G$5]))" office:value-type="float" office:value="1.0144492480676E-061">
            <text:p>1.0144492480676E-061</text:p>
          </table:table-cell>
        </table:table-row>
        <table:table-row table:style-name="ro1">
          <table:table-cell table:number-columns-repeated="3"/>
          <table:table-cell office:value-type="float" office:value="0.66599999999996">
            <text:p>0.666</text:p>
          </table:table-cell>
          <table:table-cell table:formula="of:=[.$B$13]*EXP(-(([.$D742]-[.$B$10])^2)/(2*[.B$5]))" office:value-type="float" office:value="24.67669439465">
            <text:p>24.6766943947</text:p>
          </table:table-cell>
          <table:table-cell table:formula="of:=[.$B$13]*EXP(-(([.$D742]-[.$B$10])^2)/(2*[.C$5]))" office:value-type="float" office:value="18.0107542424245">
            <text:p>18.0107542424</text:p>
          </table:table-cell>
          <table:table-cell table:formula="of:=[.$B$13]*EXP(-(([.$D742]-[.$B$10])^2)/(2*[.D$5]))" office:value-type="float" office:value="8.50012571666689">
            <text:p>8.5001257167</text:p>
          </table:table-cell>
          <table:table-cell table:formula="of:=[.$B$13]*EXP(-(([.$D742]-[.$B$10])^2)/(2*[.E$5]))" office:value-type="float" office:value="0.527122601494248">
            <text:p>0.5271226015</text:p>
          </table:table-cell>
          <table:table-cell table:formula="of:=[.$B$13]*EXP(-(([.$D742]-[.$B$10])^2)/(2*[.F$5]))" office:value-type="float" office:value="0.0000000930552023818363">
            <text:p>9.30552023818363E-008</text:p>
          </table:table-cell>
          <table:table-cell table:formula="of:=[.$B$13]*EXP(-(([.$D742]-[.$B$10])^2)/(2*[.G$5]))" office:value-type="float" office:value="4.217240340914E-062">
            <text:p>4.217240340914E-062</text:p>
          </table:table-cell>
        </table:table-row>
        <table:table-row table:style-name="ro1">
          <table:table-cell table:number-columns-repeated="3"/>
          <table:table-cell office:value-type="float" office:value="0.66649999999996">
            <text:p>0.6665</text:p>
          </table:table-cell>
          <table:table-cell table:formula="of:=[.$B$13]*EXP(-(([.$D743]-[.$B$10])^2)/(2*[.B$5]))" office:value-type="float" office:value="24.4692437634965">
            <text:p>24.4692437635</text:p>
          </table:table-cell>
          <table:table-cell table:formula="of:=[.$B$13]*EXP(-(([.$D743]-[.$B$10])^2)/(2*[.C$5]))" office:value-type="float" office:value="17.8254457407448">
            <text:p>17.8254457407</text:p>
          </table:table-cell>
          <table:table-cell table:formula="of:=[.$B$13]*EXP(-(([.$D743]-[.$B$10])^2)/(2*[.D$5]))" office:value-type="float" office:value="8.37464470969171">
            <text:p>8.3746447097</text:p>
          </table:table-cell>
          <table:table-cell table:formula="of:=[.$B$13]*EXP(-(([.$D743]-[.$B$10])^2)/(2*[.E$5]))" office:value-type="float" office:value="0.510701985416487">
            <text:p>0.5107019854</text:p>
          </table:table-cell>
          <table:table-cell table:formula="of:=[.$B$13]*EXP(-(([.$D743]-[.$B$10])^2)/(2*[.F$5]))" office:value-type="float" office:value="0.0000000820830614087235">
            <text:p>8.20830614087235E-008</text:p>
          </table:table-cell>
          <table:table-cell table:formula="of:=[.$B$13]*EXP(-(([.$D743]-[.$B$10])^2)/(2*[.G$5]))" office:value-type="float" office:value="1.74854353303724E-062">
            <text:p>1.74854353303724E-062</text:p>
          </table:table-cell>
        </table:table-row>
        <table:table-row table:style-name="ro1">
          <table:table-cell table:number-columns-repeated="3"/>
          <table:table-cell office:value-type="float" office:value="0.66699999999996">
            <text:p>0.667</text:p>
          </table:table-cell>
          <table:table-cell table:formula="of:=[.$B$13]*EXP(-(([.$D744]-[.$B$10])^2)/(2*[.B$5]))" office:value-type="float" office:value="24.2629210655291">
            <text:p>24.2629210655</text:p>
          </table:table-cell>
          <table:table-cell table:formula="of:=[.$B$13]*EXP(-(([.$D744]-[.$B$10])^2)/(2*[.C$5]))" office:value-type="float" office:value="17.6414951067561">
            <text:p>17.6414951068</text:p>
          </table:table-cell>
          <table:table-cell table:formula="of:=[.$B$13]*EXP(-(([.$D744]-[.$B$10])^2)/(2*[.D$5]))" office:value-type="float" office:value="8.25064703596035">
            <text:p>8.250647036</text:p>
          </table:table-cell>
          <table:table-cell table:formula="of:=[.$B$13]*EXP(-(([.$D744]-[.$B$10])^2)/(2*[.E$5]))" office:value-type="float" office:value="0.494745803263525">
            <text:p>0.4947458033</text:p>
          </table:table-cell>
          <table:table-cell table:formula="of:=[.$B$13]*EXP(-(([.$D744]-[.$B$10])^2)/(2*[.F$5]))" office:value-type="float" office:value="0.00000007237733074984">
            <text:p>7.237733074984E-008</text:p>
          </table:table-cell>
          <table:table-cell table:formula="of:=[.$B$13]*EXP(-(([.$D744]-[.$B$10])^2)/(2*[.G$5]))" office:value-type="float" office:value="7.23060464546867E-063">
            <text:p>7.23060464546867E-063</text:p>
          </table:table-cell>
        </table:table-row>
        <table:table-row table:style-name="ro1">
          <table:table-cell table:number-columns-repeated="3"/>
          <table:table-cell office:value-type="float" office:value="0.66749999999996">
            <text:p>0.6675</text:p>
          </table:table-cell>
          <table:table-cell table:formula="of:=[.$B$13]*EXP(-(([.$D745]-[.$B$10])^2)/(2*[.B$5]))" office:value-type="float" office:value="24.0577272229975">
            <text:p>24.057727223</text:p>
          </table:table-cell>
          <table:table-cell table:formula="of:=[.$B$13]*EXP(-(([.$D745]-[.$B$10])^2)/(2*[.C$5]))" office:value-type="float" office:value="17.4588997118337">
            <text:p>17.4588997118</text:p>
          </table:table-cell>
          <table:table-cell table:formula="of:=[.$B$13]*EXP(-(([.$D745]-[.$B$10])^2)/(2*[.D$5]))" office:value-type="float" office:value="8.12812174291394">
            <text:p>8.1281217429</text:p>
          </table:table-cell>
          <table:table-cell table:formula="of:=[.$B$13]*EXP(-(([.$D745]-[.$B$10])^2)/(2*[.E$5]))" office:value-type="float" office:value="0.479242534223097">
            <text:p>0.4792425342</text:p>
          </table:table-cell>
          <table:table-cell table:formula="of:=[.$B$13]*EXP(-(([.$D745]-[.$B$10])^2)/(2*[.F$5]))" office:value-type="float" office:value="0.0000000637951566439758">
            <text:p>6.37951566439758E-008</text:p>
          </table:table-cell>
          <table:table-cell table:formula="of:=[.$B$13]*EXP(-(([.$D745]-[.$B$10])^2)/(2*[.G$5]))" office:value-type="float" office:value="2.98210445737427E-063">
            <text:p>2.98210445737427E-063</text:p>
          </table:table-cell>
        </table:table-row>
        <table:table-row table:style-name="ro1">
          <table:table-cell table:number-columns-repeated="3"/>
          <table:table-cell office:value-type="float" office:value="0.66799999999996">
            <text:p>0.668</text:p>
          </table:table-cell>
          <table:table-cell table:formula="of:=[.$B$13]*EXP(-(([.$D746]-[.$B$10])^2)/(2*[.B$5]))" office:value-type="float" office:value="23.8536630647426">
            <text:p>23.8536630647</text:p>
          </table:table-cell>
          <table:table-cell table:formula="of:=[.$B$13]*EXP(-(([.$D746]-[.$B$10])^2)/(2*[.C$5]))" office:value-type="float" office:value="17.2776568287165">
            <text:p>17.2776568287</text:p>
          </table:table-cell>
          <table:table-cell table:formula="of:=[.$B$13]*EXP(-(([.$D746]-[.$B$10])^2)/(2*[.D$5]))" office:value-type="float" office:value="8.00705784430083">
            <text:p>8.0070578443</text:p>
          </table:table-cell>
          <table:table-cell table:formula="of:=[.$B$13]*EXP(-(([.$D746]-[.$B$10])^2)/(2*[.E$5]))" office:value-type="float" office:value="0.464180890675433">
            <text:p>0.4641808907</text:p>
          </table:table-cell>
          <table:table-cell table:formula="of:=[.$B$13]*EXP(-(([.$D746]-[.$B$10])^2)/(2*[.F$5]))" office:value-type="float" office:value="0.0000000562094043151465">
            <text:p>5.62094043151465E-008</text:p>
          </table:table-cell>
          <table:table-cell table:formula="of:=[.$B$13]*EXP(-(([.$D746]-[.$B$10])^2)/(2*[.G$5]))" office:value-type="float" office:value="1.22665139584873E-063">
            <text:p>1.22665139584873E-063</text:p>
          </table:table-cell>
        </table:table-row>
        <table:table-row table:style-name="ro1">
          <table:table-cell table:number-columns-repeated="3"/>
          <table:table-cell office:value-type="float" office:value="0.668499999999959">
            <text:p>0.6685</text:p>
          </table:table-cell>
          <table:table-cell table:formula="of:=[.$B$13]*EXP(-(([.$D747]-[.$B$10])^2)/(2*[.B$5]))" office:value-type="float" office:value="23.6507293269028">
            <text:p>23.6507293269</text:p>
          </table:table-cell>
          <table:table-cell table:formula="of:=[.$B$13]*EXP(-(([.$D747]-[.$B$10])^2)/(2*[.C$5]))" office:value-type="float" office:value="17.0977636328654">
            <text:p>17.0977636329</text:p>
          </table:table-cell>
          <table:table-cell table:formula="of:=[.$B$13]*EXP(-(([.$D747]-[.$B$10])^2)/(2*[.D$5]))" office:value-type="float" office:value="7.88744432262784">
            <text:p>7.8874443226</text:p>
          </table:table-cell>
          <table:table-cell table:formula="of:=[.$B$13]*EXP(-(([.$D747]-[.$B$10])^2)/(2*[.E$5]))" office:value-type="float" office:value="0.449549815115594">
            <text:p>0.4495498151</text:p>
          </table:table-cell>
          <table:table-cell table:formula="of:=[.$B$13]*EXP(-(([.$D747]-[.$B$10])^2)/(2*[.F$5]))" office:value-type="float" office:value="0.0000000495069745270381">
            <text:p>4.95069745270381E-008</text:p>
          </table:table-cell>
          <table:table-cell table:formula="of:=[.$B$13]*EXP(-(([.$D747]-[.$B$10])^2)/(2*[.G$5]))" office:value-type="float" office:value="5.03233486285242E-064">
            <text:p>5.03233486285242E-064</text:p>
          </table:table-cell>
        </table:table-row>
        <table:table-row table:style-name="ro1">
          <table:table-cell table:number-columns-repeated="3"/>
          <table:table-cell office:value-type="float" office:value="0.668999999999959">
            <text:p>0.669</text:p>
          </table:table-cell>
          <table:table-cell table:formula="of:=[.$B$13]*EXP(-(([.$D748]-[.$B$10])^2)/(2*[.B$5]))" office:value-type="float" office:value="23.4489266536241">
            <text:p>23.4489266536</text:p>
          </table:table-cell>
          <table:table-cell table:formula="of:=[.$B$13]*EXP(-(([.$D748]-[.$B$10])^2)/(2*[.C$5]))" office:value-type="float" office:value="16.9192172038218">
            <text:p>16.9192172038</text:p>
          </table:table-cell>
          <table:table-cell table:formula="of:=[.$B$13]*EXP(-(([.$D748]-[.$B$10])^2)/(2*[.D$5]))" office:value-type="float" office:value="7.76927013158122">
            <text:p>7.7692701316</text:p>
          </table:table-cell>
          <table:table-cell table:formula="of:=[.$B$13]*EXP(-(([.$D748]-[.$B$10])^2)/(2*[.E$5]))" office:value-type="float" office:value="0.435338477064508">
            <text:p>0.4353384771</text:p>
          </table:table-cell>
          <table:table-cell table:formula="of:=[.$B$13]*EXP(-(([.$D748]-[.$B$10])^2)/(2*[.F$5]))" office:value-type="float" office:value="0.0000000435872951368356">
            <text:p>4.35872951368356E-008</text:p>
          </table:table-cell>
          <table:table-cell table:formula="of:=[.$B$13]*EXP(-(([.$D748]-[.$B$10])^2)/(2*[.G$5]))" office:value-type="float" office:value="2.0590551394472E-064">
            <text:p>2.0590551394472E-064</text:p>
          </table:table-cell>
        </table:table-row>
        <table:table-row table:style-name="ro1">
          <table:table-cell table:number-columns-repeated="3"/>
          <table:table-cell office:value-type="float" office:value="0.669499999999959">
            <text:p>0.6695</text:p>
          </table:table-cell>
          <table:table-cell table:formula="of:=[.$B$13]*EXP(-(([.$D749]-[.$B$10])^2)/(2*[.B$5]))" office:value-type="float" office:value="23.2482555977804">
            <text:p>23.2482555978</text:p>
          </table:table-cell>
          <table:table-cell table:formula="of:=[.$B$13]*EXP(-(([.$D749]-[.$B$10])^2)/(2*[.C$5]))" office:value-type="float" office:value="16.7420145265697">
            <text:p>16.7420145266</text:p>
          </table:table-cell>
          <table:table-cell table:formula="of:=[.$B$13]*EXP(-(([.$D749]-[.$B$10])^2)/(2*[.D$5]))" office:value-type="float" office:value="7.65252419842001">
            <text:p>7.6525241984</text:p>
          </table:table-cell>
          <table:table-cell table:formula="of:=[.$B$13]*EXP(-(([.$D749]-[.$B$10])^2)/(2*[.E$5]))" office:value-type="float" office:value="0.421536269971169">
            <text:p>0.42153627</text:p>
          </table:table-cell>
          <table:table-cell table:formula="of:=[.$B$13]*EXP(-(([.$D749]-[.$B$10])^2)/(2*[.F$5]))" office:value-type="float" office:value="0.0000000383609700499046">
            <text:p>3.83609700499046E-008</text:p>
          </table:table-cell>
          <table:table-cell table:formula="of:=[.$B$13]*EXP(-(([.$D749]-[.$B$10])^2)/(2*[.G$5]))" office:value-type="float" office:value="8.40265419091203E-065">
            <text:p>8.40265419091203E-065</text:p>
          </table:table-cell>
        </table:table-row>
        <table:table-row table:style-name="ro1">
          <table:table-cell table:number-columns-repeated="3"/>
          <table:table-cell office:value-type="float" office:value="0.669999999999959">
            <text:p>0.67</text:p>
          </table:table-cell>
          <table:table-cell table:formula="of:=[.$B$13]*EXP(-(([.$D750]-[.$B$10])^2)/(2*[.B$5]))" office:value-type="float" office:value="23.0487166216943">
            <text:p>23.0487166217</text:p>
          </table:table-cell>
          <table:table-cell table:formula="of:=[.$B$13]*EXP(-(([.$D750]-[.$B$10])^2)/(2*[.C$5]))" office:value-type="float" office:value="16.5661524928947">
            <text:p>16.5661524929</text:p>
          </table:table-cell>
          <table:table-cell table:formula="of:=[.$B$13]*EXP(-(([.$D750]-[.$B$10])^2)/(2*[.D$5]))" office:value-type="float" office:value="7.5371954263371">
            <text:p>7.5371954263</text:p>
          </table:table-cell>
          <table:table-cell table:formula="of:=[.$B$13]*EXP(-(([.$D750]-[.$B$10])^2)/(2*[.E$5]))" office:value-type="float" office:value="0.408132808107453">
            <text:p>0.4081328081</text:p>
          </table:table-cell>
          <table:table-cell table:formula="of:=[.$B$13]*EXP(-(([.$D750]-[.$B$10])^2)/(2*[.F$5]))" office:value-type="float" office:value="0.0000000337485696812398">
            <text:p>3.37485696812398E-008</text:p>
          </table:table-cell>
          <table:table-cell table:formula="of:=[.$B$13]*EXP(-(([.$D750]-[.$B$10])^2)/(2*[.G$5]))" office:value-type="float" office:value="3.4199131252744E-065">
            <text:p>3.4199131252744E-065</text:p>
          </table:table-cell>
        </table:table-row>
        <table:table-row table:style-name="ro1">
          <table:table-cell table:number-columns-repeated="3"/>
          <table:table-cell office:value-type="float" office:value="0.670499999999959">
            <text:p>0.6705</text:p>
          </table:table-cell>
          <table:table-cell table:formula="of:=[.$B$13]*EXP(-(([.$D751]-[.$B$10])^2)/(2*[.B$5]))" office:value-type="float" office:value="22.850310097866">
            <text:p>22.8503100979</text:p>
          </table:table-cell>
          <table:table-cell table:formula="of:=[.$B$13]*EXP(-(([.$D751]-[.$B$10])^2)/(2*[.C$5]))" office:value-type="float" office:value="16.3916279027454">
            <text:p>16.3916279027</text:p>
          </table:table-cell>
          <table:table-cell table:formula="of:=[.$B$13]*EXP(-(([.$D751]-[.$B$10])^2)/(2*[.D$5]))" office:value-type="float" office:value="7.42327269679167">
            <text:p>7.4232726968</text:p>
          </table:table-cell>
          <table:table-cell table:formula="of:=[.$B$13]*EXP(-(([.$D751]-[.$B$10])^2)/(2*[.E$5]))" office:value-type="float" office:value="0.395117923458013">
            <text:p>0.3951179235</text:p>
          </table:table-cell>
          <table:table-cell table:formula="of:=[.$B$13]*EXP(-(([.$D751]-[.$B$10])^2)/(2*[.F$5]))" office:value-type="float" office:value="0.0000000296795485766676">
            <text:p>2.96795485766676E-008</text:p>
          </table:table-cell>
          <table:table-cell table:formula="of:=[.$B$13]*EXP(-(([.$D751]-[.$B$10])^2)/(2*[.G$5]))" office:value-type="float" office:value="1.38823735653614E-065">
            <text:p>1.38823735653614E-065</text:p>
          </table:table-cell>
        </table:table-row>
        <table:table-row table:style-name="ro1">
          <table:table-cell table:number-columns-repeated="3"/>
          <table:table-cell office:value-type="float" office:value="0.670999999999959">
            <text:p>0.671</text:p>
          </table:table-cell>
          <table:table-cell table:formula="of:=[.$B$13]*EXP(-(([.$D752]-[.$B$10])^2)/(2*[.B$5]))" office:value-type="float" office:value="22.6530363097065">
            <text:p>22.6530363097</text:p>
          </table:table-cell>
          <table:table-cell table:formula="of:=[.$B$13]*EXP(-(([.$D752]-[.$B$10])^2)/(2*[.C$5]))" office:value-type="float" office:value="16.2184374655938">
            <text:p>16.2184374656</text:p>
          </table:table-cell>
          <table:table-cell table:formula="of:=[.$B$13]*EXP(-(([.$D752]-[.$B$10])^2)/(2*[.D$5]))" office:value-type="float" office:value="7.31074487181061">
            <text:p>7.3107448718</text:p>
          </table:table-cell>
          <table:table-cell table:formula="of:=[.$B$13]*EXP(-(([.$D752]-[.$B$10])^2)/(2*[.E$5]))" office:value-type="float" office:value="0.382481662606893">
            <text:p>0.3824816626</text:p>
          </table:table-cell>
          <table:table-cell table:formula="of:=[.$B$13]*EXP(-(([.$D752]-[.$B$10])^2)/(2*[.F$5]))" office:value-type="float" office:value="0.0000000260912772488505">
            <text:p>2.60912772488505E-008</text:p>
          </table:table-cell>
          <table:table-cell table:formula="of:=[.$B$13]*EXP(-(([.$D752]-[.$B$10])^2)/(2*[.G$5]))" office:value-type="float" office:value="5.62033819156344E-066">
            <text:p>5.62033819156344E-066</text:p>
          </table:table-cell>
        </table:table-row>
        <table:table-row table:style-name="ro1">
          <table:table-cell table:number-columns-repeated="3"/>
          <table:table-cell office:value-type="float" office:value="0.671499999999959">
            <text:p>0.6715</text:p>
          </table:table-cell>
          <table:table-cell table:formula="of:=[.$B$13]*EXP(-(([.$D753]-[.$B$10])^2)/(2*[.B$5]))" office:value-type="float" office:value="22.4568954522756">
            <text:p>22.4568954523</text:p>
          </table:table-cell>
          <table:table-cell table:formula="of:=[.$B$13]*EXP(-(([.$D753]-[.$B$10])^2)/(2*[.C$5]))" office:value-type="float" office:value="16.0465778017959">
            <text:p>16.0465778018</text:p>
          </table:table-cell>
          <table:table-cell table:formula="of:=[.$B$13]*EXP(-(([.$D753]-[.$B$10])^2)/(2*[.D$5]))" office:value-type="float" office:value="7.19960079626012">
            <text:p>7.1996007963</text:p>
          </table:table-cell>
          <table:table-cell table:formula="of:=[.$B$13]*EXP(-(([.$D753]-[.$B$10])^2)/(2*[.E$5]))" office:value-type="float" office:value="0.370214283622848">
            <text:p>0.3702142836</text:p>
          </table:table-cell>
          <table:table-cell table:formula="of:=[.$B$13]*EXP(-(([.$D753]-[.$B$10])^2)/(2*[.F$5]))" office:value-type="float" office:value="0.0000000229281765542259">
            <text:p>2.29281765542259E-008</text:p>
          </table:table-cell>
          <table:table-cell table:formula="of:=[.$B$13]*EXP(-(([.$D753]-[.$B$10])^2)/(2*[.G$5]))" office:value-type="float" office:value="2.26940099437972E-066">
            <text:p>2.26940099437972E-066</text:p>
          </table:table-cell>
        </table:table-row>
        <table:table-row table:style-name="ro1">
          <table:table-cell table:number-columns-repeated="3"/>
          <table:table-cell office:value-type="float" office:value="0.671999999999959">
            <text:p>0.672</text:p>
          </table:table-cell>
          <table:table-cell table:formula="of:=[.$B$13]*EXP(-(([.$D754]-[.$B$10])^2)/(2*[.B$5]))" office:value-type="float" office:value="22.2618876330253">
            <text:p>22.261887633</text:p>
          </table:table-cell>
          <table:table-cell table:formula="of:=[.$B$13]*EXP(-(([.$D754]-[.$B$10])^2)/(2*[.C$5]))" office:value-type="float" office:value="15.8760454439513">
            <text:p>15.876045444</text:p>
          </table:table-cell>
          <table:table-cell table:formula="of:=[.$B$13]*EXP(-(([.$D754]-[.$B$10])^2)/(2*[.D$5]))" office:value-type="float" office:value="7.08982930008617">
            <text:p>7.0898293001</text:p>
          </table:table-cell>
          <table:table-cell table:formula="of:=[.$B$13]*EXP(-(([.$D754]-[.$B$10])^2)/(2*[.E$5]))" office:value-type="float" office:value="0.358306252945045">
            <text:p>0.3583062529</text:p>
          </table:table-cell>
          <table:table-cell table:formula="of:=[.$B$13]*EXP(-(([.$D754]-[.$B$10])^2)/(2*[.F$5]))" office:value-type="float" office:value="0.0000000201409440881459">
            <text:p>2.01409440881459E-008</text:p>
          </table:table-cell>
          <table:table-cell table:formula="of:=[.$B$13]*EXP(-(([.$D754]-[.$B$10])^2)/(2*[.G$5]))" office:value-type="float" office:value="9.13924041691607E-067">
            <text:p>9.13924041691607E-067</text:p>
          </table:table-cell>
        </table:table-row>
        <table:table-row table:style-name="ro1">
          <table:table-cell table:number-columns-repeated="3"/>
          <table:table-cell office:value-type="float" office:value="0.672499999999959">
            <text:p>0.6725</text:p>
          </table:table-cell>
          <table:table-cell table:formula="of:=[.$B$13]*EXP(-(([.$D755]-[.$B$10])^2)/(2*[.B$5]))" office:value-type="float" office:value="22.0680128725472">
            <text:p>22.0680128725</text:p>
          </table:table-cell>
          <table:table-cell table:formula="of:=[.$B$13]*EXP(-(([.$D755]-[.$B$10])^2)/(2*[.C$5]))" office:value-type="float" office:value="15.7068368382628">
            <text:p>15.7068368383</text:p>
          </table:table-cell>
          <table:table-cell table:formula="of:=[.$B$13]*EXP(-(([.$D755]-[.$B$10])^2)/(2*[.D$5]))" office:value-type="float" office:value="6.98141920052471">
            <text:p>6.9814192005</text:p>
          </table:table-cell>
          <table:table-cell table:formula="of:=[.$B$13]*EXP(-(([.$D755]-[.$B$10])^2)/(2*[.E$5]))" office:value-type="float" office:value="0.34674824227101">
            <text:p>0.3467482423</text:p>
          </table:table-cell>
          <table:table-cell table:formula="of:=[.$B$13]*EXP(-(([.$D755]-[.$B$10])^2)/(2*[.F$5]))" office:value-type="float" office:value="0.0000000176858631177802">
            <text:p>1.76858631177802E-008</text:p>
          </table:table-cell>
          <table:table-cell table:formula="of:=[.$B$13]*EXP(-(([.$D755]-[.$B$10])^2)/(2*[.G$5]))" office:value-type="float" office:value="3.67078571282283E-067">
            <text:p>3.67078571282283E-067</text:p>
          </table:table-cell>
        </table:table-row>
        <table:table-row table:style-name="ro1">
          <table:table-cell table:number-columns-repeated="3"/>
          <table:table-cell office:value-type="float" office:value="0.672999999999959">
            <text:p>0.673</text:p>
          </table:table-cell>
          <table:table-cell table:formula="of:=[.$B$13]*EXP(-(([.$D756]-[.$B$10])^2)/(2*[.B$5]))" office:value-type="float" office:value="21.8752711053247">
            <text:p>21.8752711053</text:p>
          </table:table-cell>
          <table:table-cell table:formula="of:=[.$B$13]*EXP(-(([.$D756]-[.$B$10])^2)/(2*[.C$5]))" office:value-type="float" office:value="15.5389483458933">
            <text:p>15.5389483459</text:p>
          </table:table-cell>
          <table:table-cell table:formula="of:=[.$B$13]*EXP(-(([.$D756]-[.$B$10])^2)/(2*[.D$5]))" office:value-type="float" office:value="6.87435930428071">
            <text:p>6.8743593043</text:p>
          </table:table-cell>
          <table:table-cell table:formula="of:=[.$B$13]*EXP(-(([.$D756]-[.$B$10])^2)/(2*[.E$5]))" office:value-type="float" office:value="0.335531125448376">
            <text:p>0.3355311254</text:p>
          </table:table-cell>
          <table:table-cell table:formula="of:=[.$B$13]*EXP(-(([.$D756]-[.$B$10])^2)/(2*[.F$5]))" office:value-type="float" office:value="0.0000000155241855153873">
            <text:p>1.55241855153873E-008</text:p>
          </table:table-cell>
          <table:table-cell table:formula="of:=[.$B$13]*EXP(-(([.$D756]-[.$B$10])^2)/(2*[.G$5]))" office:value-type="float" office:value="1.47047631207836E-067">
            <text:p>1.47047631207836E-067</text:p>
          </table:table-cell>
        </table:table-row>
        <table:table-row table:style-name="ro1">
          <table:table-cell table:number-columns-repeated="3"/>
          <table:table-cell office:value-type="float" office:value="0.673499999999959">
            <text:p>0.6735</text:p>
          </table:table-cell>
          <table:table-cell table:formula="of:=[.$B$13]*EXP(-(([.$D757]-[.$B$10])^2)/(2*[.B$5]))" office:value-type="float" office:value="21.6836621804898">
            <text:p>21.6836621805</text:p>
          </table:table-cell>
          <table:table-cell table:formula="of:=[.$B$13]*EXP(-(([.$D757]-[.$B$10])^2)/(2*[.C$5]))" office:value-type="float" office:value="15.3723762443235">
            <text:p>15.3723762443</text:p>
          </table:table-cell>
          <table:table-cell table:formula="of:=[.$B$13]*EXP(-(([.$D757]-[.$B$10])^2)/(2*[.D$5]))" office:value-type="float" office:value="6.76863840967658">
            <text:p>6.7686384097</text:p>
          </table:table-cell>
          <table:table-cell table:formula="of:=[.$B$13]*EXP(-(([.$D757]-[.$B$10])^2)/(2*[.E$5]))" office:value-type="float" office:value="0.324645975372155">
            <text:p>0.3246459754</text:p>
          </table:table-cell>
          <table:table-cell table:formula="of:=[.$B$13]*EXP(-(([.$D757]-[.$B$10])^2)/(2*[.F$5]))" office:value-type="float" office:value="0.0000000136215810075592">
            <text:p>1.36215810075592E-008</text:p>
          </table:table-cell>
          <table:table-cell table:formula="of:=[.$B$13]*EXP(-(([.$D757]-[.$B$10])^2)/(2*[.G$5]))" office:value-type="float" office:value="5.87498960404473E-068">
            <text:p>5.87498960404473E-068</text:p>
          </table:table-cell>
        </table:table-row>
        <table:table-row table:style-name="ro1">
          <table:table-cell table:number-columns-repeated="3"/>
          <table:table-cell office:value-type="float" office:value="0.673999999999959">
            <text:p>0.674</text:p>
          </table:table-cell>
          <table:table-cell table:formula="of:=[.$B$13]*EXP(-(([.$D758]-[.$B$10])^2)/(2*[.B$5]))" office:value-type="float" office:value="21.4931858625833">
            <text:p>21.4931858626</text:p>
          </table:table-cell>
          <table:table-cell table:formula="of:=[.$B$13]*EXP(-(([.$D758]-[.$B$10])^2)/(2*[.C$5]))" office:value-type="float" office:value="15.2071167287064">
            <text:p>15.2071167287</text:p>
          </table:table-cell>
          <table:table-cell table:formula="of:=[.$B$13]*EXP(-(([.$D758]-[.$B$10])^2)/(2*[.D$5]))" office:value-type="float" office:value="6.66424530876919">
            <text:p>6.6642453088</text:p>
          </table:table-cell>
          <table:table-cell table:formula="of:=[.$B$13]*EXP(-(([.$D758]-[.$B$10])^2)/(2*[.E$5]))" office:value-type="float" office:value="0.31408406088902">
            <text:p>0.3140840609</text:p>
          </table:table-cell>
          <table:table-cell table:formula="of:=[.$B$13]*EXP(-(([.$D758]-[.$B$10])^2)/(2*[.F$5]))" office:value-type="float" office:value="0.0000000119476458270359">
            <text:p>1.19476458270359E-008</text:p>
          </table:table-cell>
          <table:table-cell table:formula="of:=[.$B$13]*EXP(-(([.$D758]-[.$B$10])^2)/(2*[.G$5]))" office:value-type="float" office:value="2.34102602379801E-068">
            <text:p>2.34102602379801E-068</text:p>
          </table:table-cell>
        </table:table-row>
        <table:table-row table:style-name="ro1">
          <table:table-cell table:number-columns-repeated="3"/>
          <table:table-cell office:value-type="float" office:value="0.674499999999959">
            <text:p>0.6745</text:p>
          </table:table-cell>
          <table:table-cell table:formula="of:=[.$B$13]*EXP(-(([.$D759]-[.$B$10])^2)/(2*[.B$5]))" office:value-type="float" office:value="21.3038418323201">
            <text:p>21.3038418323</text:p>
          </table:table-cell>
          <table:table-cell table:formula="of:=[.$B$13]*EXP(-(([.$D759]-[.$B$10])^2)/(2*[.C$5]))" office:value-type="float" office:value="15.0431659132209">
            <text:p>15.0431659132</text:p>
          </table:table-cell>
          <table:table-cell table:formula="of:=[.$B$13]*EXP(-(([.$D759]-[.$B$10])^2)/(2*[.D$5]))" office:value-type="float" office:value="6.56116878943619">
            <text:p>6.5611687894</text:p>
          </table:table-cell>
          <table:table-cell table:formula="of:=[.$B$13]*EXP(-(([.$D759]-[.$B$10])^2)/(2*[.E$5]))" office:value-type="float" office:value="0.303836843710179">
            <text:p>0.3038368437</text:p>
          </table:table-cell>
          <table:table-cell table:formula="of:=[.$B$13]*EXP(-(([.$D759]-[.$B$10])^2)/(2*[.F$5]))" office:value-type="float" office:value="0.0000000104754645503537">
            <text:p>1.04754645503537E-008</text:p>
          </table:table-cell>
          <table:table-cell table:formula="of:=[.$B$13]*EXP(-(([.$D759]-[.$B$10])^2)/(2*[.G$5]))" office:value-type="float" office:value="9.30369468792851E-069">
            <text:p>9.30369468792851E-069</text:p>
          </table:table-cell>
        </table:table-row>
        <table:table-row table:style-name="ro1">
          <table:table-cell table:number-columns-repeated="3"/>
          <table:table-cell office:value-type="float" office:value="0.674999999999959">
            <text:p>0.675</text:p>
          </table:table-cell>
          <table:table-cell table:formula="of:=[.$B$13]*EXP(-(([.$D760]-[.$B$10])^2)/(2*[.B$5]))" office:value-type="float" office:value="21.1156296873575">
            <text:p>21.1156296874</text:p>
          </table:table-cell>
          <table:table-cell table:formula="of:=[.$B$13]*EXP(-(([.$D760]-[.$B$10])^2)/(2*[.C$5]))" office:value-type="float" office:value="14.8805198324229">
            <text:p>14.8805198324</text:p>
          </table:table-cell>
          <table:table-cell table:formula="of:=[.$B$13]*EXP(-(([.$D760]-[.$B$10])^2)/(2*[.D$5]))" office:value-type="float" office:value="6.45939763743066">
            <text:p>6.4593976374</text:p>
          </table:table-cell>
          <table:table-cell table:formula="of:=[.$B$13]*EXP(-(([.$D760]-[.$B$10])^2)/(2*[.E$5]))" office:value-type="float" office:value="0.293895975334229">
            <text:p>0.2938959753</text:p>
          </table:table-cell>
          <table:table-cell table:formula="of:=[.$B$13]*EXP(-(([.$D760]-[.$B$10])^2)/(2*[.F$5]))" office:value-type="float" office:value="0.00000000918121953364526">
            <text:p>9.18121953364526E-009</text:p>
          </table:table-cell>
          <table:table-cell table:formula="of:=[.$B$13]*EXP(-(([.$D760]-[.$B$10])^2)/(2*[.G$5]))" office:value-type="float" office:value="3.68769273785965E-069">
            <text:p>3.68769273785965E-069</text:p>
          </table:table-cell>
        </table:table-row>
        <table:table-row table:style-name="ro1">
          <table:table-cell table:number-columns-repeated="3"/>
          <table:table-cell office:value-type="float" office:value="0.675499999999959">
            <text:p>0.6755</text:p>
          </table:table-cell>
          <table:table-cell table:formula="of:=[.$B$13]*EXP(-(([.$D761]-[.$B$10])^2)/(2*[.B$5]))" office:value-type="float" office:value="20.9285489430676">
            <text:p>20.9285489431</text:p>
          </table:table-cell>
          <table:table-cell table:formula="of:=[.$B$13]*EXP(-(([.$D761]-[.$B$10])^2)/(2*[.C$5]))" office:value-type="float" office:value="14.7191744425947">
            <text:p>14.7191744426</text:p>
          </table:table-cell>
          <table:table-cell table:formula="of:=[.$B$13]*EXP(-(([.$D761]-[.$B$10])^2)/(2*[.D$5]))" office:value-type="float" office:value="6.35892063840499">
            <text:p>6.3589206384</text:p>
          </table:table-cell>
          <table:table-cell table:formula="of:=[.$B$13]*EXP(-(([.$D761]-[.$B$10])^2)/(2*[.E$5]))" office:value-type="float" office:value="0.284253293981459">
            <text:p>0.284253294</text:p>
          </table:table-cell>
          <table:table-cell table:formula="of:=[.$B$13]*EXP(-(([.$D761]-[.$B$10])^2)/(2*[.F$5]))" office:value-type="float" office:value="0.00000000804384292674997">
            <text:p>0.000000008</text:p>
          </table:table-cell>
          <table:table-cell table:formula="of:=[.$B$13]*EXP(-(([.$D761]-[.$B$10])^2)/(2*[.G$5]))" office:value-type="float" office:value="1.45782057550174E-069">
            <text:p>1.45782057550174E-069</text:p>
          </table:table-cell>
        </table:table-row>
        <table:table-row table:style-name="ro1">
          <table:table-cell table:number-columns-repeated="3"/>
          <table:table-cell office:value-type="float" office:value="0.675999999999959">
            <text:p>0.676</text:p>
          </table:table-cell>
          <table:table-cell table:formula="of:=[.$B$13]*EXP(-(([.$D762]-[.$B$10])^2)/(2*[.B$5]))" office:value-type="float" office:value="20.7425990333132">
            <text:p>20.7425990333</text:p>
          </table:table-cell>
          <table:table-cell table:formula="of:=[.$B$13]*EXP(-(([.$D762]-[.$B$10])^2)/(2*[.C$5]))" office:value-type="float" office:value="14.5591256230915">
            <text:p>14.5591256231</text:p>
          </table:table-cell>
          <table:table-cell table:formula="of:=[.$B$13]*EXP(-(([.$D762]-[.$B$10])^2)/(2*[.D$5]))" office:value-type="float" office:value="6.25972657990299">
            <text:p>6.2597265799</text:p>
          </table:table-cell>
          <table:table-cell table:formula="of:=[.$B$13]*EXP(-(([.$D762]-[.$B$10])^2)/(2*[.E$5]))" office:value-type="float" office:value="0.274900821540885">
            <text:p>0.2749008215</text:p>
          </table:table-cell>
          <table:table-cell table:formula="of:=[.$B$13]*EXP(-(([.$D762]-[.$B$10])^2)/(2*[.F$5]))" office:value-type="float" office:value="0.00000000704470675801014">
            <text:p>0.000000007</text:p>
          </table:table-cell>
          <table:table-cell table:formula="of:=[.$B$13]*EXP(-(([.$D762]-[.$B$10])^2)/(2*[.G$5]))" office:value-type="float" office:value="5.74782441026074E-070">
            <text:p>5.74782441026074E-070</text:p>
          </table:table-cell>
        </table:table-row>
        <table:table-row table:style-name="ro1">
          <table:table-cell table:number-columns-repeated="3"/>
          <table:table-cell office:value-type="float" office:value="0.676499999999959">
            <text:p>0.6765</text:p>
          </table:table-cell>
          <table:table-cell table:formula="of:=[.$B$13]*EXP(-(([.$D763]-[.$B$10])^2)/(2*[.B$5]))" office:value-type="float" office:value="20.5577793112275">
            <text:p>20.5577793112</text:p>
          </table:table-cell>
          <table:table-cell table:formula="of:=[.$B$13]*EXP(-(([.$D763]-[.$B$10])^2)/(2*[.C$5]))" office:value-type="float" office:value="14.4003691776852">
            <text:p>14.4003691777</text:p>
          </table:table-cell>
          <table:table-cell table:formula="of:=[.$B$13]*EXP(-(([.$D763]-[.$B$10])^2)/(2*[.D$5]))" office:value-type="float" office:value="6.16180425332097">
            <text:p>6.1618042533</text:p>
          </table:table-cell>
          <table:table-cell table:formula="of:=[.$B$13]*EXP(-(([.$D763]-[.$B$10])^2)/(2*[.E$5]))" office:value-type="float" office:value="0.265830760531387">
            <text:p>0.2658307605</text:p>
          </table:table-cell>
          <table:table-cell table:formula="of:=[.$B$13]*EXP(-(([.$D763]-[.$B$10])^2)/(2*[.F$5]))" office:value-type="float" office:value="0.0000000061673470440332">
            <text:p>6.1673470440332E-009</text:p>
          </table:table-cell>
          <table:table-cell table:formula="of:=[.$B$13]*EXP(-(([.$D763]-[.$B$10])^2)/(2*[.G$5]))" office:value-type="float" office:value="2.26023178941303E-070">
            <text:p>2.26023178941303E-070</text:p>
          </table:table-cell>
        </table:table-row>
        <table:table-row table:style-name="ro1">
          <table:table-cell table:number-columns-repeated="3"/>
          <table:table-cell office:value-type="float" office:value="0.676999999999959">
            <text:p>0.677</text:p>
          </table:table-cell>
          <table:table-cell table:formula="of:=[.$B$13]*EXP(-(([.$D764]-[.$B$10])^2)/(2*[.B$5]))" office:value-type="float" office:value="20.3740890499965">
            <text:p>20.37408905</text:p>
          </table:table-cell>
          <table:table-cell table:formula="of:=[.$B$13]*EXP(-(([.$D764]-[.$B$10])^2)/(2*[.C$5]))" office:value-type="float" office:value="14.2429008359059">
            <text:p>14.2429008359</text:p>
          </table:table-cell>
          <table:table-cell table:formula="of:=[.$B$13]*EXP(-(([.$D764]-[.$B$10])^2)/(2*[.D$5]))" office:value-type="float" office:value="6.06514245583717">
            <text:p>6.0651424558</text:p>
          </table:table-cell>
          <table:table-cell table:formula="of:=[.$B$13]*EXP(-(([.$D764]-[.$B$10])^2)/(2*[.E$5]))" office:value-type="float" office:value="0.25703549107811">
            <text:p>0.2570354911</text:p>
          </table:table-cell>
          <table:table-cell table:formula="of:=[.$B$13]*EXP(-(([.$D764]-[.$B$10])^2)/(2*[.F$5]))" office:value-type="float" office:value="0.00000000539721829494896">
            <text:p>5.39721829494896E-009</text:p>
          </table:table-cell>
          <table:table-cell table:formula="of:=[.$B$13]*EXP(-(([.$D764]-[.$B$10])^2)/(2*[.G$5]))" office:value-type="float" office:value="8.86446510385878E-071">
            <text:p>8.86446510385878E-071</text:p>
          </table:table-cell>
        </table:table-row>
        <table:table-row table:style-name="ro1">
          <table:table-cell table:number-columns-repeated="3"/>
          <table:table-cell office:value-type="float" office:value="0.677499999999959">
            <text:p>0.6775</text:p>
          </table:table-cell>
          <table:table-cell table:formula="of:=[.$B$13]*EXP(-(([.$D765]-[.$B$10])^2)/(2*[.B$5]))" office:value-type="float" office:value="20.191527443645">
            <text:p>20.1915274436</text:p>
          </table:table-cell>
          <table:table-cell table:formula="of:=[.$B$13]*EXP(-(([.$D765]-[.$B$10])^2)/(2*[.C$5]))" office:value-type="float" office:value="14.0867162543795">
            <text:p>14.0867162544</text:p>
          </table:table-cell>
          <table:table-cell table:formula="of:=[.$B$13]*EXP(-(([.$D765]-[.$B$10])^2)/(2*[.D$5]))" office:value-type="float" office:value="5.96972999231001">
            <text:p>5.9697299923</text:p>
          </table:table-cell>
          <table:table-cell table:formula="of:=[.$B$13]*EXP(-(([.$D765]-[.$B$10])^2)/(2*[.E$5]))" office:value-type="float" office:value="0.24850756790541">
            <text:p>0.2485075679</text:p>
          </table:table-cell>
          <table:table-cell table:formula="of:=[.$B$13]*EXP(-(([.$D765]-[.$B$10])^2)/(2*[.F$5]))" office:value-type="float" office:value="0.00000000472147516067449">
            <text:p>4.72147516067449E-009</text:p>
          </table:table-cell>
          <table:table-cell table:formula="of:=[.$B$13]*EXP(-(([.$D765]-[.$B$10])^2)/(2*[.G$5]))" office:value-type="float" office:value="3.46738574998389E-071">
            <text:p>3.46738574998389E-071</text:p>
          </table:table-cell>
        </table:table-row>
        <table:table-row table:style-name="ro1">
          <table:table-cell table:number-columns-repeated="3"/>
          <table:table-cell office:value-type="float" office:value="0.677999999999958">
            <text:p>0.678</text:p>
          </table:table-cell>
          <table:table-cell table:formula="of:=[.$B$13]*EXP(-(([.$D766]-[.$B$10])^2)/(2*[.B$5]))" office:value-type="float" office:value="20.0100936078252">
            <text:p>20.0100936078</text:p>
          </table:table-cell>
          <table:table-cell table:formula="of:=[.$B$13]*EXP(-(([.$D766]-[.$B$10])^2)/(2*[.C$5]))" office:value-type="float" office:value="13.9318110181626">
            <text:p>13.9318110182</text:p>
          </table:table-cell>
          <table:table-cell table:formula="of:=[.$B$13]*EXP(-(([.$D766]-[.$B$10])^2)/(2*[.D$5]))" office:value-type="float" office:value="5.87555567714479">
            <text:p>5.8755556771</text:p>
          </table:table-cell>
          <table:table-cell table:formula="of:=[.$B$13]*EXP(-(([.$D766]-[.$B$10])^2)/(2*[.E$5]))" office:value-type="float" office:value="0.240239717347425">
            <text:p>0.2402397173</text:p>
          </table:table-cell>
          <table:table-cell table:formula="of:=[.$B$13]*EXP(-(([.$D766]-[.$B$10])^2)/(2*[.F$5]))" office:value-type="float" office:value="0.00000000412877830128633">
            <text:p>4.12877830128633E-009</text:p>
          </table:table-cell>
          <table:table-cell table:formula="of:=[.$B$13]*EXP(-(([.$D766]-[.$B$10])^2)/(2*[.G$5]))" office:value-type="float" office:value="1.35270113619697E-071">
            <text:p>1.35270113619697E-071</text:p>
          </table:table-cell>
        </table:table-row>
        <table:table-row table:style-name="ro1">
          <table:table-cell table:number-columns-repeated="3"/>
          <table:table-cell office:value-type="float" office:value="0.678499999999958">
            <text:p>0.6785</text:p>
          </table:table-cell>
          <table:table-cell table:formula="of:=[.$B$13]*EXP(-(([.$D767]-[.$B$10])^2)/(2*[.B$5]))" office:value-type="float" office:value="19.8297865806081">
            <text:p>19.8297865806</text:p>
          </table:table-cell>
          <table:table-cell table:formula="of:=[.$B$13]*EXP(-(([.$D767]-[.$B$10])^2)/(2*[.C$5]))" office:value-type="float" office:value="13.7781806420726">
            <text:p>13.7781806421</text:p>
          </table:table-cell>
          <table:table-cell table:formula="of:=[.$B$13]*EXP(-(([.$D767]-[.$B$10])^2)/(2*[.D$5]))" office:value-type="float" office:value="5.78260833612838">
            <text:p>5.7826083361</text:p>
          </table:table-cell>
          <table:table-cell table:formula="of:=[.$B$13]*EXP(-(([.$D767]-[.$B$10])^2)/(2*[.E$5]))" office:value-type="float" office:value="0.232224834377341">
            <text:p>0.2322248344</text:p>
          </table:table-cell>
          <table:table-cell table:formula="of:=[.$B$13]*EXP(-(([.$D767]-[.$B$10])^2)/(2*[.F$5]))" office:value-type="float" office:value="0.00000000360912186840827">
            <text:p>3.60912186840827E-009</text:p>
          </table:table-cell>
          <table:table-cell table:formula="of:=[.$B$13]*EXP(-(([.$D767]-[.$B$10])^2)/(2*[.G$5]))" office:value-type="float" office:value="5.26322115582248E-072">
            <text:p>5.26322115582248E-072</text:p>
          </table:table-cell>
        </table:table-row>
        <table:table-row table:style-name="ro1">
          <table:table-cell table:number-columns-repeated="3"/>
          <table:table-cell office:value-type="float" office:value="0.678999999999958">
            <text:p>0.679</text:p>
          </table:table-cell>
          <table:table-cell table:formula="of:=[.$B$13]*EXP(-(([.$D768]-[.$B$10])^2)/(2*[.B$5]))" office:value-type="float" office:value="19.6506053232787">
            <text:p>19.6506053233</text:p>
          </table:table-cell>
          <table:table-cell table:formula="of:=[.$B$13]*EXP(-(([.$D768]-[.$B$10])^2)/(2*[.C$5]))" office:value-type="float" office:value="13.6258205720165">
            <text:p>13.625820572</text:p>
          </table:table-cell>
          <table:table-cell table:formula="of:=[.$B$13]*EXP(-(([.$D768]-[.$B$10])^2)/(2*[.D$5]))" office:value-type="float" office:value="5.69087680823393">
            <text:p>5.6908768082</text:p>
          </table:table-cell>
          <table:table-cell table:formula="of:=[.$B$13]*EXP(-(([.$D768]-[.$B$10])^2)/(2*[.E$5]))" office:value-type="float" office:value="0.224455979656572">
            <text:p>0.2244559797</text:p>
          </table:table-cell>
          <table:table-cell table:formula="of:=[.$B$13]*EXP(-(([.$D768]-[.$B$10])^2)/(2*[.F$5]))" office:value-type="float" office:value="0.00000000315368025779456">
            <text:p>3.15368025779456E-009</text:p>
          </table:table-cell>
          <table:table-cell table:formula="of:=[.$B$13]*EXP(-(([.$D768]-[.$B$10])^2)/(2*[.G$5]))" office:value-type="float" office:value="2.04245009007352E-072">
            <text:p>2.04245009007352E-072</text:p>
          </table:table-cell>
        </table:table-row>
        <table:table-row table:style-name="ro1">
          <table:table-cell table:number-columns-repeated="3"/>
          <table:table-cell office:value-type="float" office:value="0.679499999999958">
            <text:p>0.6795</text:p>
          </table:table-cell>
          <table:table-cell table:formula="of:=[.$B$13]*EXP(-(([.$D769]-[.$B$10])^2)/(2*[.B$5]))" office:value-type="float" office:value="19.4725487211324">
            <text:p>19.4725487211</text:p>
          </table:table-cell>
          <table:table-cell table:formula="of:=[.$B$13]*EXP(-(([.$D769]-[.$B$10])^2)/(2*[.C$5]))" office:value-type="float" office:value="13.4747261863136">
            <text:p>13.4747261863</text:p>
          </table:table-cell>
          <table:table-cell table:formula="of:=[.$B$13]*EXP(-(([.$D769]-[.$B$10])^2)/(2*[.D$5]))" office:value-type="float" office:value="5.60034994739272">
            <text:p>5.6003499474</text:p>
          </table:table-cell>
          <table:table-cell table:formula="of:=[.$B$13]*EXP(-(([.$D769]-[.$B$10])^2)/(2*[.E$5]))" office:value-type="float" office:value="0.216926376604602">
            <text:p>0.2169263766</text:p>
          </table:table-cell>
          <table:table-cell table:formula="of:=[.$B$13]*EXP(-(([.$D769]-[.$B$10])^2)/(2*[.F$5]))" office:value-type="float" office:value="0.00000000275467203891659">
            <text:p>2.75467203891659E-009</text:p>
          </table:table-cell>
          <table:table-cell table:formula="of:=[.$B$13]*EXP(-(([.$D769]-[.$B$10])^2)/(2*[.G$5]))" office:value-type="float" office:value="7.90499056591803E-073">
            <text:p>7.90499056591803E-073</text:p>
          </table:table-cell>
        </table:table-row>
        <table:table-row table:style-name="ro1">
          <table:table-cell table:number-columns-repeated="3"/>
          <table:table-cell office:value-type="float" office:value="0.679999999999958">
            <text:p>0.68</text:p>
          </table:table-cell>
          <table:table-cell table:formula="of:=[.$B$13]*EXP(-(([.$D770]-[.$B$10])^2)/(2*[.B$5]))" office:value-type="float" office:value="19.2956155842743">
            <text:p>19.2956155843</text:p>
          </table:table-cell>
          <table:table-cell table:formula="of:=[.$B$13]*EXP(-(([.$D770]-[.$B$10])^2)/(2*[.C$5]))" office:value-type="float" office:value="13.3248927970142">
            <text:p>13.324892797</text:p>
          </table:table-cell>
          <table:table-cell table:formula="of:=[.$B$13]*EXP(-(([.$D770]-[.$B$10])^2)/(2*[.D$5]))" office:value-type="float" office:value="5.51101662423515">
            <text:p>5.5110166242</text:p>
          </table:table-cell>
          <table:table-cell table:formula="of:=[.$B$13]*EXP(-(([.$D770]-[.$B$10])^2)/(2*[.E$5]))" office:value-type="float" office:value="0.209629408490606">
            <text:p>0.2096294085</text:p>
          </table:table-cell>
          <table:table-cell table:formula="of:=[.$B$13]*EXP(-(([.$D770]-[.$B$10])^2)/(2*[.F$5]))" office:value-type="float" office:value="0.0000000024052391881376">
            <text:p>2.4052391881376E-009</text:p>
          </table:table-cell>
          <table:table-cell table:formula="of:=[.$B$13]*EXP(-(([.$D770]-[.$B$10])^2)/(2*[.G$5]))" office:value-type="float" office:value="3.05141536416967E-073">
            <text:p>3.05141536416967E-073</text:p>
          </table:table-cell>
        </table:table-row>
        <table:table-row table:style-name="ro1">
          <table:table-cell table:number-columns-repeated="3"/>
          <table:table-cell office:value-type="float" office:value="0.680499999999958">
            <text:p>0.6805</text:p>
          </table:table-cell>
          <table:table-cell table:formula="of:=[.$B$13]*EXP(-(([.$D771]-[.$B$10])^2)/(2*[.B$5]))" office:value-type="float" office:value="19.1198046484209">
            <text:p>19.1198046484</text:p>
          </table:table-cell>
          <table:table-cell table:formula="of:=[.$B$13]*EXP(-(([.$D771]-[.$B$10])^2)/(2*[.C$5]))" office:value-type="float" office:value="13.1763156512151">
            <text:p>13.1763156512</text:p>
          </table:table-cell>
          <table:table-cell table:formula="of:=[.$B$13]*EXP(-(([.$D771]-[.$B$10])^2)/(2*[.D$5]))" office:value-type="float" office:value="5.42286572780052">
            <text:p>5.4228657278</text:p>
          </table:table-cell>
          <table:table-cell table:formula="of:=[.$B$13]*EXP(-(([.$D771]-[.$B$10])^2)/(2*[.E$5]))" office:value-type="float" office:value="0.202558615547736">
            <text:p>0.2025586155</text:p>
          </table:table-cell>
          <table:table-cell table:formula="of:=[.$B$13]*EXP(-(([.$D771]-[.$B$10])^2)/(2*[.F$5]))" office:value-type="float" office:value="0.00000000209933995029612">
            <text:p>2.09933995029612E-009</text:p>
          </table:table-cell>
          <table:table-cell table:formula="of:=[.$B$13]*EXP(-(([.$D771]-[.$B$10])^2)/(2*[.G$5]))" office:value-type="float" office:value="1.17476600546044E-073">
            <text:p>1.17476600546044E-073</text:p>
          </table:table-cell>
        </table:table-row>
        <table:table-row table:style-name="ro1">
          <table:table-cell table:number-columns-repeated="3"/>
          <table:table-cell office:value-type="float" office:value="0.680999999999958">
            <text:p>0.681</text:p>
          </table:table-cell>
          <table:table-cell table:formula="of:=[.$B$13]*EXP(-(([.$D772]-[.$B$10])^2)/(2*[.B$5]))" office:value-type="float" office:value="18.9451145757037">
            <text:p>18.9451145757</text:p>
          </table:table-cell>
          <table:table-cell table:formula="of:=[.$B$13]*EXP(-(([.$D772]-[.$B$10])^2)/(2*[.C$5]))" office:value-type="float" office:value="13.0289899323696">
            <text:p>13.0289899324</text:p>
          </table:table-cell>
          <table:table-cell table:formula="of:=[.$B$13]*EXP(-(([.$D772]-[.$B$10])^2)/(2*[.D$5]))" office:value-type="float" office:value="5.33588616721518">
            <text:p>5.3358861672</text:p>
          </table:table-cell>
          <table:table-cell table:formula="of:=[.$B$13]*EXP(-(([.$D772]-[.$B$10])^2)/(2*[.E$5]))" office:value-type="float" office:value="0.195707692110876">
            <text:p>0.1957076921</text:p>
          </table:table-cell>
          <table:table-cell table:formula="of:=[.$B$13]*EXP(-(([.$D772]-[.$B$10])^2)/(2*[.F$5]))" office:value-type="float" office:value="0.00000000183165383149111">
            <text:p>1.83165383149111E-009</text:p>
          </table:table-cell>
          <table:table-cell table:formula="of:=[.$B$13]*EXP(-(([.$D772]-[.$B$10])^2)/(2*[.G$5]))" office:value-type="float" office:value="4.51077829793784E-074">
            <text:p>4.51077829793784E-074</text:p>
          </table:table-cell>
        </table:table-row>
        <table:table-row table:style-name="ro1">
          <table:table-cell table:number-columns-repeated="3"/>
          <table:table-cell office:value-type="float" office:value="0.681499999999958">
            <text:p>0.6815</text:p>
          </table:table-cell>
          <table:table-cell table:formula="of:=[.$B$13]*EXP(-(([.$D773]-[.$B$10])^2)/(2*[.B$5]))" office:value-type="float" office:value="18.7715439554752">
            <text:p>18.7715439555</text:p>
          </table:table-cell>
          <table:table-cell table:formula="of:=[.$B$13]*EXP(-(([.$D773]-[.$B$10])^2)/(2*[.C$5]))" office:value-type="float" office:value="12.8829107615932">
            <text:p>12.8829107616</text:p>
          </table:table-cell>
          <table:table-cell table:formula="of:=[.$B$13]*EXP(-(([.$D773]-[.$B$10])^2)/(2*[.D$5]))" office:value-type="float" office:value="5.25006687333977">
            <text:p>5.2500668733</text:p>
          </table:table-cell>
          <table:table-cell table:formula="of:=[.$B$13]*EXP(-(([.$D773]-[.$B$10])^2)/(2*[.E$5]))" office:value-type="float" office:value="0.18907048377875">
            <text:p>0.1890704838</text:p>
          </table:table-cell>
          <table:table-cell table:formula="of:=[.$B$13]*EXP(-(([.$D773]-[.$B$10])^2)/(2*[.F$5]))" office:value-type="float" office:value="0.00000000159749738554982">
            <text:p>1.59749738554982E-009</text:p>
          </table:table-cell>
          <table:table-cell table:formula="of:=[.$B$13]*EXP(-(([.$D773]-[.$B$10])^2)/(2*[.G$5]))" office:value-type="float" office:value="1.72743479574892E-074">
            <text:p>1.72743479574892E-074</text:p>
          </table:table-cell>
        </table:table-row>
        <table:table-row table:style-name="ro1">
          <table:table-cell table:number-columns-repeated="3"/>
          <table:table-cell office:value-type="float" office:value="0.681999999999958">
            <text:p>0.682</text:p>
          </table:table-cell>
          <table:table-cell table:formula="of:=[.$B$13]*EXP(-(([.$D774]-[.$B$10])^2)/(2*[.B$5]))" office:value-type="float" office:value="18.599091305116">
            <text:p>18.5990913051</text:p>
          </table:table-cell>
          <table:table-cell table:formula="of:=[.$B$13]*EXP(-(([.$D774]-[.$B$10])^2)/(2*[.C$5]))" office:value-type="float" office:value="12.7380731989637">
            <text:p>12.738073199</text:p>
          </table:table-cell>
          <table:table-cell table:formula="of:=[.$B$13]*EXP(-(([.$D774]-[.$B$10])^2)/(2*[.D$5]))" office:value-type="float" office:value="5.16539680038485">
            <text:p>5.1653968004</text:p>
          </table:table-cell>
          <table:table-cell table:formula="of:=[.$B$13]*EXP(-(([.$D774]-[.$B$10])^2)/(2*[.E$5]))" office:value-type="float" office:value="0.18264098460109">
            <text:p>0.1826409846</text:p>
          </table:table-cell>
          <table:table-cell table:formula="of:=[.$B$13]*EXP(-(([.$D774]-[.$B$10])^2)/(2*[.F$5]))" office:value-type="float" office:value="0.00000000139274959986024">
            <text:p>1.39274959986024E-009</text:p>
          </table:table-cell>
          <table:table-cell table:formula="of:=[.$B$13]*EXP(-(([.$D774]-[.$B$10])^2)/(2*[.G$5]))" office:value-type="float" office:value="6.59784204060568E-075">
            <text:p>6.59784204060568E-075</text:p>
          </table:table-cell>
        </table:table-row>
        <table:table-row table:style-name="ro1">
          <table:table-cell table:number-columns-repeated="3"/>
          <table:table-cell office:value-type="float" office:value="0.682499999999958">
            <text:p>0.6825</text:p>
          </table:table-cell>
          <table:table-cell table:formula="of:=[.$B$13]*EXP(-(([.$D775]-[.$B$10])^2)/(2*[.B$5]))" office:value-type="float" office:value="18.4277550708446">
            <text:p>18.4277550708</text:p>
          </table:table-cell>
          <table:table-cell table:formula="of:=[.$B$13]*EXP(-(([.$D775]-[.$B$10])^2)/(2*[.C$5]))" office:value-type="float" office:value="12.5944722448176">
            <text:p>12.5944722448</text:p>
          </table:table-cell>
          <table:table-cell table:formula="of:=[.$B$13]*EXP(-(([.$D775]-[.$B$10])^2)/(2*[.D$5]))" office:value-type="float" office:value="5.08186492749584">
            <text:p>5.0818649275</text:p>
          </table:table-cell>
          <table:table-cell table:formula="of:=[.$B$13]*EXP(-(([.$D775]-[.$B$10])^2)/(2*[.E$5]))" office:value-type="float" office:value="0.176413334291659">
            <text:p>0.1764133343</text:p>
          </table:table-cell>
          <table:table-cell table:formula="of:=[.$B$13]*EXP(-(([.$D775]-[.$B$10])^2)/(2*[.F$5]))" office:value-type="float" office:value="0.00000000121378581462027">
            <text:p>1.21378581462027E-009</text:p>
          </table:table-cell>
          <table:table-cell table:formula="of:=[.$B$13]*EXP(-(([.$D775]-[.$B$10])^2)/(2*[.G$5]))" office:value-type="float" office:value="2.51334573342005E-075">
            <text:p>2.51334573342005E-075</text:p>
          </table:table-cell>
        </table:table-row>
        <table:table-row table:style-name="ro1">
          <table:table-cell table:number-columns-repeated="3"/>
          <table:table-cell office:value-type="float" office:value="0.682999999999958">
            <text:p>0.683</text:p>
          </table:table-cell>
          <table:table-cell table:formula="of:=[.$B$13]*EXP(-(([.$D776]-[.$B$10])^2)/(2*[.B$5]))" office:value-type="float" office:value="18.2575336285279">
            <text:p>18.2575336285</text:p>
          </table:table-cell>
          <table:table-cell table:formula="of:=[.$B$13]*EXP(-(([.$D776]-[.$B$10])^2)/(2*[.C$5]))" office:value-type="float" office:value="12.4521028410392">
            <text:p>12.452102841</text:p>
          </table:table-cell>
          <table:table-cell table:formula="of:=[.$B$13]*EXP(-(([.$D776]-[.$B$10])^2)/(2*[.D$5]))" office:value-type="float" office:value="4.99946026030646">
            <text:p>4.9994602603</text:p>
          </table:table-cell>
          <table:table-cell table:formula="of:=[.$B$13]*EXP(-(([.$D776]-[.$B$10])^2)/(2*[.E$5]))" office:value-type="float" office:value="0.170381815467752">
            <text:p>0.1703818155</text:p>
          </table:table-cell>
          <table:table-cell table:formula="of:=[.$B$13]*EXP(-(([.$D776]-[.$B$10])^2)/(2*[.F$5]))" office:value-type="float" office:value="0.00000000105741922456068">
            <text:p>1.05741922456068E-009</text:p>
          </table:table-cell>
          <table:table-cell table:formula="of:=[.$B$13]*EXP(-(([.$D776]-[.$B$10])^2)/(2*[.G$5]))" office:value-type="float" office:value="9.5488841256547E-076">
            <text:p>9.5488841256547E-076</text:p>
          </table:table-cell>
        </table:table-row>
        <table:table-row table:style-name="ro1">
          <table:table-cell table:number-columns-repeated="3"/>
          <table:table-cell office:value-type="float" office:value="0.683499999999958">
            <text:p>0.6835</text:p>
          </table:table-cell>
          <table:table-cell table:formula="of:=[.$B$13]*EXP(-(([.$D777]-[.$B$10])^2)/(2*[.B$5]))" office:value-type="float" office:value="18.0884252844934">
            <text:p>18.0884252845</text:p>
          </table:table-cell>
          <table:table-cell table:formula="of:=[.$B$13]*EXP(-(([.$D777]-[.$B$10])^2)/(2*[.C$5]))" office:value-type="float" office:value="12.3109598723461">
            <text:p>12.3109598723</text:p>
          </table:table-cell>
          <table:table-cell table:formula="of:=[.$B$13]*EXP(-(([.$D777]-[.$B$10])^2)/(2*[.D$5]))" office:value-type="float" office:value="4.9181718324616">
            <text:p>4.9181718325</text:p>
          </table:table-cell>
          <table:table-cell table:formula="of:=[.$B$13]*EXP(-(([.$D777]-[.$B$10])^2)/(2*[.E$5]))" office:value-type="float" office:value="0.16454085091689">
            <text:p>0.1645408509</text:p>
          </table:table-cell>
          <table:table-cell table:formula="of:=[.$B$13]*EXP(-(([.$D777]-[.$B$10])^2)/(2*[.F$5]))" office:value-type="float" office:value="0.000000000920849115192605">
            <text:p>9.20849115192605E-010</text:p>
          </table:table-cell>
          <table:table-cell table:formula="of:=[.$B$13]*EXP(-(([.$D777]-[.$B$10])^2)/(2*[.G$5]))" office:value-type="float" office:value="3.61828758610751E-076">
            <text:p>3.61828758610751E-076</text:p>
          </table:table-cell>
        </table:table-row>
        <table:table-row table:style-name="ro1">
          <table:table-cell table:number-columns-repeated="3"/>
          <table:table-cell office:value-type="float" office:value="0.683999999999958">
            <text:p>0.684</text:p>
          </table:table-cell>
          <table:table-cell table:formula="of:=[.$B$13]*EXP(-(([.$D778]-[.$B$10])^2)/(2*[.B$5]))" office:value-type="float" office:value="17.9204282763429">
            <text:p>17.9204282763</text:p>
          </table:table-cell>
          <table:table-cell table:formula="of:=[.$B$13]*EXP(-(([.$D778]-[.$B$10])^2)/(2*[.C$5]))" office:value-type="float" office:value="12.1710381675679">
            <text:p>12.1710381676</text:p>
          </table:table-cell>
          <table:table-cell table:formula="of:=[.$B$13]*EXP(-(([.$D778]-[.$B$10])^2)/(2*[.D$5]))" office:value-type="float" office:value="4.837988707109">
            <text:p>4.8379887071</text:p>
          </table:table-cell>
          <table:table-cell table:formula="of:=[.$B$13]*EXP(-(([.$D778]-[.$B$10])^2)/(2*[.E$5]))" office:value-type="float" office:value="0.15888500089125">
            <text:p>0.1588850009</text:p>
          </table:table-cell>
          <table:table-cell table:formula="of:=[.$B$13]*EXP(-(([.$D778]-[.$B$10])^2)/(2*[.F$5]))" office:value-type="float" office:value="0.000000000801615077812271">
            <text:p>8.01615077812271E-010</text:p>
          </table:table-cell>
          <table:table-cell table:formula="of:=[.$B$13]*EXP(-(([.$D778]-[.$B$10])^2)/(2*[.G$5]))" office:value-type="float" office:value="1.36742529880475E-076">
            <text:p>1.36742529880475E-076</text:p>
          </table:table-cell>
        </table:table-row>
        <table:table-row table:style-name="ro1">
          <table:table-cell table:number-columns-repeated="3"/>
          <table:table-cell office:value-type="float" office:value="0.684499999999958">
            <text:p>0.6845</text:p>
          </table:table-cell>
          <table:table-cell table:formula="of:=[.$B$13]*EXP(-(([.$D779]-[.$B$10])^2)/(2*[.B$5]))" office:value-type="float" office:value="17.7535407737674">
            <text:p>17.7535407738</text:p>
          </table:table-cell>
          <table:table-cell table:formula="of:=[.$B$13]*EXP(-(([.$D779]-[.$B$10])^2)/(2*[.C$5]))" office:value-type="float" office:value="12.0323325009191">
            <text:p>12.0323325009</text:p>
          </table:table-cell>
          <table:table-cell table:formula="of:=[.$B$13]*EXP(-(([.$D779]-[.$B$10])^2)/(2*[.D$5]))" office:value-type="float" office:value="4.75889997836045">
            <text:p>4.7588999784</text:p>
          </table:table-cell>
          <table:table-cell table:formula="of:=[.$B$13]*EXP(-(([.$D779]-[.$B$10])^2)/(2*[.E$5]))" office:value-type="float" office:value="0.153408960430457">
            <text:p>0.1534089604</text:p>
          </table:table-cell>
          <table:table-cell table:formula="of:=[.$B$13]*EXP(-(([.$D779]-[.$B$10])^2)/(2*[.F$5]))" office:value-type="float" office:value="0.00000000069755652996973">
            <text:p>6.9755652996973E-010</text:p>
          </table:table-cell>
          <table:table-cell table:formula="of:=[.$B$13]*EXP(-(([.$D779]-[.$B$10])^2)/(2*[.G$5]))" office:value-type="float" office:value="5.15411623374584E-077">
            <text:p>5.15411623374584E-077</text:p>
          </table:table-cell>
        </table:table-row>
        <table:table-row table:style-name="ro1">
          <table:table-cell table:number-columns-repeated="3"/>
          <table:table-cell office:value-type="float" office:value="0.684999999999958">
            <text:p>0.685</text:p>
          </table:table-cell>
          <table:table-cell table:formula="of:=[.$B$13]*EXP(-(([.$D780]-[.$B$10])^2)/(2*[.B$5]))" office:value-type="float" office:value="17.5877608793625">
            <text:p>17.5877608794</text:p>
          </table:table-cell>
          <table:table-cell table:formula="of:=[.$B$13]*EXP(-(([.$D780]-[.$B$10])^2)/(2*[.C$5]))" office:value-type="float" office:value="11.894837593267">
            <text:p>11.8948375933</text:p>
          </table:table-cell>
          <table:table-cell table:formula="of:=[.$B$13]*EXP(-(([.$D780]-[.$B$10])^2)/(2*[.D$5]))" office:value-type="float" office:value="4.68089477272203">
            <text:p>4.6808947727</text:p>
          </table:table-cell>
          <table:table-cell table:formula="of:=[.$B$13]*EXP(-(([.$D780]-[.$B$10])^2)/(2*[.E$5]))" office:value-type="float" office:value="0.148107556713224">
            <text:p>0.1481075567</text:p>
          </table:table-cell>
          <table:table-cell table:formula="of:=[.$B$13]*EXP(-(([.$D780]-[.$B$10])^2)/(2*[.F$5]))" office:value-type="float" office:value="0.000000000606776941854302">
            <text:p>6.06776941854302E-010</text:p>
          </table:table-cell>
          <table:table-cell table:formula="of:=[.$B$13]*EXP(-(([.$D780]-[.$B$10])^2)/(2*[.G$5]))" office:value-type="float" office:value="1.93755873110904E-077">
            <text:p>1.93755873110904E-077</text:p>
          </table:table-cell>
        </table:table-row>
        <table:table-row table:style-name="ro1">
          <table:table-cell table:number-columns-repeated="3"/>
          <table:table-cell office:value-type="float" office:value="0.685499999999958">
            <text:p>0.6855</text:p>
          </table:table-cell>
          <table:table-cell table:formula="of:=[.$B$13]*EXP(-(([.$D781]-[.$B$10])^2)/(2*[.B$5]))" office:value-type="float" office:value="17.4230866294452">
            <text:p>17.4230866294</text:p>
          </table:table-cell>
          <table:table-cell table:formula="of:=[.$B$13]*EXP(-(([.$D781]-[.$B$10])^2)/(2*[.C$5]))" office:value-type="float" office:value="11.7585481133921">
            <text:p>11.7585481134</text:p>
          </table:table-cell>
          <table:table-cell table:formula="of:=[.$B$13]*EXP(-(([.$D781]-[.$B$10])^2)/(2*[.D$5]))" office:value-type="float" office:value="4.60396225049414">
            <text:p>4.6039622505</text:p>
          </table:table-cell>
          <table:table-cell table:formula="of:=[.$B$13]*EXP(-(([.$D781]-[.$B$10])^2)/(2*[.E$5]))" office:value-type="float" office:value="0.142975746438366">
            <text:p>0.1429757464</text:p>
          </table:table-cell>
          <table:table-cell table:formula="of:=[.$B$13]*EXP(-(([.$D781]-[.$B$10])^2)/(2*[.F$5]))" office:value-type="float" office:value="0.000000000527612234965324">
            <text:p>5.27612234965324E-010</text:p>
          </table:table-cell>
          <table:table-cell table:formula="of:=[.$B$13]*EXP(-(([.$D781]-[.$B$10])^2)/(2*[.G$5]))" office:value-type="float" office:value="7.26449806525178E-078">
            <text:p>7.26449806525178E-078</text:p>
          </table:table-cell>
        </table:table-row>
        <table:table-row table:style-name="ro1">
          <table:table-cell table:number-columns-repeated="3"/>
          <table:table-cell office:value-type="float" office:value="0.685999999999958">
            <text:p>0.686</text:p>
          </table:table-cell>
          <table:table-cell table:formula="of:=[.$B$13]*EXP(-(([.$D782]-[.$B$10])^2)/(2*[.B$5]))" office:value-type="float" office:value="17.2595159948712">
            <text:p>17.2595159949</text:p>
          </table:table-cell>
          <table:table-cell table:formula="of:=[.$B$13]*EXP(-(([.$D782]-[.$B$10])^2)/(2*[.C$5]))" office:value-type="float" office:value="11.6234586792428">
            <text:p>11.6234586792</text:p>
          </table:table-cell>
          <table:table-cell table:formula="of:=[.$B$13]*EXP(-(([.$D782]-[.$B$10])^2)/(2*[.D$5]))" office:value-type="float" office:value="4.52809160714079">
            <text:p>4.5280916071</text:p>
          </table:table-cell>
          <table:table-cell table:formula="of:=[.$B$13]*EXP(-(([.$D782]-[.$B$10])^2)/(2*[.E$5]))" office:value-type="float" office:value="0.138008613235622">
            <text:p>0.1380086132</text:p>
          </table:table-cell>
          <table:table-cell table:formula="of:=[.$B$13]*EXP(-(([.$D782]-[.$B$10])^2)/(2*[.F$5]))" office:value-type="float" office:value="0.000000000458602878320325">
            <text:p>4.58602878320325E-010</text:p>
          </table:table-cell>
          <table:table-cell table:formula="of:=[.$B$13]*EXP(-(([.$D782]-[.$B$10])^2)/(2*[.G$5]))" office:value-type="float" office:value="2.71647941680978E-078">
            <text:p>2.71647941680978E-078</text:p>
          </table:table-cell>
        </table:table-row>
        <table:table-row table:style-name="ro1">
          <table:table-cell table:number-columns-repeated="3"/>
          <table:table-cell office:value-type="float" office:value="0.686499999999958">
            <text:p>0.6865</text:p>
          </table:table-cell>
          <table:table-cell table:formula="of:=[.$B$13]*EXP(-(([.$D783]-[.$B$10])^2)/(2*[.B$5]))" office:value-type="float" office:value="17.0970468818531">
            <text:p>17.0970468819</text:p>
          </table:table-cell>
          <table:table-cell table:formula="of:=[.$B$13]*EXP(-(([.$D783]-[.$B$10])^2)/(2*[.C$5]))" office:value-type="float" office:value="11.4895638591839">
            <text:p>11.4895638592</text:p>
          </table:table-cell>
          <table:table-cell table:formula="of:=[.$B$13]*EXP(-(([.$D783]-[.$B$10])^2)/(2*[.D$5]))" office:value-type="float" office:value="4.45327207462893">
            <text:p>4.4532720746</text:p>
          </table:table-cell>
          <table:table-cell table:formula="of:=[.$B$13]*EXP(-(([.$D783]-[.$B$10])^2)/(2*[.E$5]))" office:value-type="float" office:value="0.133201365106734">
            <text:p>0.1332013651</text:p>
          </table:table-cell>
          <table:table-cell table:formula="of:=[.$B$13]*EXP(-(([.$D783]-[.$B$10])^2)/(2*[.F$5]))" office:value-type="float" office:value="0.0000000003984692600341">
            <text:p>3.984692600341E-010</text:p>
          </table:table-cell>
          <table:table-cell table:formula="of:=[.$B$13]*EXP(-(([.$D783]-[.$B$10])^2)/(2*[.G$5]))" office:value-type="float" office:value="1.01311161483013E-078">
            <text:p>1.01311161483013E-078</text:p>
          </table:table-cell>
        </table:table-row>
        <table:table-row table:style-name="ro1">
          <table:table-cell table:number-columns-repeated="3"/>
          <table:table-cell office:value-type="float" office:value="0.686999999999957">
            <text:p>0.687</text:p>
          </table:table-cell>
          <table:table-cell table:formula="of:=[.$B$13]*EXP(-(([.$D784]-[.$B$10])^2)/(2*[.B$5]))" office:value-type="float" office:value="16.9356771327792">
            <text:p>16.9356771328</text:p>
          </table:table-cell>
          <table:table-cell table:formula="of:=[.$B$13]*EXP(-(([.$D784]-[.$B$10])^2)/(2*[.C$5]))" office:value-type="float" office:value="11.3568581732382">
            <text:p>11.3568581732</text:p>
          </table:table-cell>
          <table:table-cell table:formula="of:=[.$B$13]*EXP(-(([.$D784]-[.$B$10])^2)/(2*[.D$5]))" office:value-type="float" office:value="4.3794929227375">
            <text:p>4.3794929227</text:p>
          </table:table-cell>
          <table:table-cell table:formula="of:=[.$B$13]*EXP(-(([.$D784]-[.$B$10])^2)/(2*[.E$5]))" office:value-type="float" office:value="0.128549331897138">
            <text:p>0.1285493319</text:p>
          </table:table-cell>
          <table:table-cell table:formula="of:=[.$B$13]*EXP(-(([.$D784]-[.$B$10])^2)/(2*[.F$5]))" office:value-type="float" office:value="0.000000000346089959028947">
            <text:p>3.46089959028947E-010</text:p>
          </table:table-cell>
          <table:table-cell table:formula="of:=[.$B$13]*EXP(-(([.$D784]-[.$B$10])^2)/(2*[.G$5]))" office:value-type="float" office:value="3.76841079770295E-079">
            <text:p>3.76841079770295E-079</text:p>
          </table:table-cell>
        </table:table-row>
        <table:table-row table:style-name="ro1">
          <table:table-cell table:number-columns-repeated="3"/>
          <table:table-cell office:value-type="float" office:value="0.687499999999957">
            <text:p>0.6875</text:p>
          </table:table-cell>
          <table:table-cell table:formula="of:=[.$B$13]*EXP(-(([.$D785]-[.$B$10])^2)/(2*[.B$5]))" office:value-type="float" office:value="16.7754045270308">
            <text:p>16.775404527</text:p>
          </table:table-cell>
          <table:table-cell table:formula="of:=[.$B$13]*EXP(-(([.$D785]-[.$B$10])^2)/(2*[.C$5]))" office:value-type="float" office:value="11.2253360943202">
            <text:p>11.2253360943</text:p>
          </table:table-cell>
          <table:table-cell table:formula="of:=[.$B$13]*EXP(-(([.$D785]-[.$B$10])^2)/(2*[.D$5]))" office:value-type="float" office:value="4.30674346033601">
            <text:p>4.3067434603</text:p>
          </table:table-cell>
          <table:table-cell table:formula="of:=[.$B$13]*EXP(-(([.$D785]-[.$B$10])^2)/(2*[.E$5]))" office:value-type="float" office:value="0.124047962798625">
            <text:p>0.1240479628</text:p>
          </table:table-cell>
          <table:table-cell table:formula="of:=[.$B$13]*EXP(-(([.$D785]-[.$B$10])^2)/(2*[.F$5]))" office:value-type="float" office:value="0.000000000300482583499828">
            <text:p>3.00482583499828E-010</text:p>
          </table:table-cell>
          <table:table-cell table:formula="of:=[.$B$13]*EXP(-(([.$D785]-[.$B$10])^2)/(2*[.G$5]))" office:value-type="float" office:value="1.39800670435231E-079">
            <text:p>1.39800670435231E-079</text:p>
          </table:table-cell>
        </table:table-row>
        <table:table-row table:style-name="ro1">
          <table:table-cell table:number-columns-repeated="3"/>
          <table:table-cell office:value-type="float" office:value="0.687999999999957">
            <text:p>0.688</text:p>
          </table:table-cell>
          <table:table-cell table:formula="of:=[.$B$13]*EXP(-(([.$D786]-[.$B$10])^2)/(2*[.B$5]))" office:value-type="float" office:value="16.6162267818036">
            <text:p>16.6162267818</text:p>
          </table:table-cell>
          <table:table-cell table:formula="of:=[.$B$13]*EXP(-(([.$D786]-[.$B$10])^2)/(2*[.C$5]))" office:value-type="float" office:value="11.0949920494652">
            <text:p>11.0949920495</text:p>
          </table:table-cell>
          <table:table-cell table:formula="of:=[.$B$13]*EXP(-(([.$D786]-[.$B$10])^2)/(2*[.D$5]))" office:value-type="float" office:value="4.23501303663455">
            <text:p>4.2350130366</text:p>
          </table:table-cell>
          <table:table-cell table:formula="of:=[.$B$13]*EXP(-(([.$D786]-[.$B$10])^2)/(2*[.E$5]))" office:value-type="float" office:value="0.11969282388337">
            <text:p>0.1196928239</text:p>
          </table:table-cell>
          <table:table-cell table:formula="of:=[.$B$13]*EXP(-(([.$D786]-[.$B$10])^2)/(2*[.F$5]))" office:value-type="float" office:value="0.000000000260786880086981">
            <text:p>2.60786880086981E-010</text:p>
          </table:table-cell>
          <table:table-cell table:formula="of:=[.$B$13]*EXP(-(([.$D786]-[.$B$10])^2)/(2*[.G$5]))" office:value-type="float" office:value="5.17261718369446E-080">
            <text:p>5.17261718369446E-080</text:p>
          </table:table-cell>
        </table:table-row>
        <table:table-row table:style-name="ro1">
          <table:table-cell table:number-columns-repeated="3"/>
          <table:table-cell office:value-type="float" office:value="0.688499999999957">
            <text:p>0.6885</text:p>
          </table:table-cell>
          <table:table-cell table:formula="of:=[.$B$13]*EXP(-(([.$D787]-[.$B$10])^2)/(2*[.B$5]))" office:value-type="float" office:value="16.4581415529257">
            <text:p>16.4581415529</text:p>
          </table:table-cell>
          <table:table-cell table:formula="of:=[.$B$13]*EXP(-(([.$D787]-[.$B$10])^2)/(2*[.C$5]))" office:value-type="float" office:value="10.9658204210494">
            <text:p>10.965820421</text:p>
          </table:table-cell>
          <table:table-cell table:formula="of:=[.$B$13]*EXP(-(([.$D787]-[.$B$10])^2)/(2*[.D$5]))" office:value-type="float" office:value="4.16429104240287">
            <text:p>4.1642910424</text:p>
          </table:table-cell>
          <table:table-cell table:formula="of:=[.$B$13]*EXP(-(([.$D787]-[.$B$10])^2)/(2*[.E$5]))" office:value-type="float" office:value="0.115479595669487">
            <text:p>0.1154795957</text:p>
          </table:table-cell>
          <table:table-cell table:formula="of:=[.$B$13]*EXP(-(([.$D787]-[.$B$10])^2)/(2*[.F$5]))" office:value-type="float" office:value="0.000000000226249850973048">
            <text:p>2.26249850973048E-010</text:p>
          </table:table-cell>
          <table:table-cell table:formula="of:=[.$B$13]*EXP(-(([.$D787]-[.$B$10])^2)/(2*[.G$5]))" office:value-type="float" office:value="1.90880468286061E-080">
            <text:p>1.90880468286061E-080</text:p>
          </table:table-cell>
        </table:table-row>
        <table:table-row table:style-name="ro1">
          <table:table-cell table:number-columns-repeated="3"/>
          <table:table-cell office:value-type="float" office:value="0.688999999999957">
            <text:p>0.689</text:p>
          </table:table-cell>
          <table:table-cell table:formula="of:=[.$B$13]*EXP(-(([.$D788]-[.$B$10])^2)/(2*[.B$5]))" office:value-type="float" office:value="16.3011464356767">
            <text:p>16.3011464357</text:p>
          </table:table-cell>
          <table:table-cell table:formula="of:=[.$B$13]*EXP(-(([.$D788]-[.$B$10])^2)/(2*[.C$5]))" office:value-type="float" office:value="10.8378155480029">
            <text:p>10.837815548</text:p>
          </table:table-cell>
          <table:table-cell table:formula="of:=[.$B$13]*EXP(-(([.$D788]-[.$B$10])^2)/(2*[.D$5]))" office:value-type="float" office:value="4.09456691116043">
            <text:p>4.0945669112</text:p>
          </table:table-cell>
          <table:table-cell table:formula="of:=[.$B$13]*EXP(-(([.$D788]-[.$B$10])^2)/(2*[.E$5]))" office:value-type="float" office:value="0.111404070718465">
            <text:p>0.1114040707</text:p>
          </table:table-cell>
          <table:table-cell table:formula="of:=[.$B$13]*EXP(-(([.$D788]-[.$B$10])^2)/(2*[.F$5]))" office:value-type="float" office:value="0.000000000196212645759656">
            <text:p>1.96212645759656E-010</text:p>
          </table:table-cell>
          <table:table-cell table:formula="of:=[.$B$13]*EXP(-(([.$D788]-[.$B$10])^2)/(2*[.G$5]))" office:value-type="float" office:value="7.02526506293602E-081">
            <text:p>7.02526506293602E-081</text:p>
          </table:table-cell>
        </table:table-row>
        <table:table-row table:style-name="ro1">
          <table:table-cell table:number-columns-repeated="3"/>
          <table:table-cell office:value-type="float" office:value="0.689499999999957">
            <text:p>0.6895</text:p>
          </table:table-cell>
          <table:table-cell table:formula="of:=[.$B$13]*EXP(-(([.$D789]-[.$B$10])^2)/(2*[.B$5]))" office:value-type="float" office:value="16.1452389656076">
            <text:p>16.1452389656</text:p>
          </table:table-cell>
          <table:table-cell table:formula="of:=[.$B$13]*EXP(-(([.$D789]-[.$B$10])^2)/(2*[.C$5]))" office:value-type="float" office:value="10.7109717270164">
            <text:p>10.710971727</text:p>
          </table:table-cell>
          <table:table-cell table:formula="of:=[.$B$13]*EXP(-(([.$D789]-[.$B$10])^2)/(2*[.D$5]))" office:value-type="float" office:value="4.0258301203373">
            <text:p>4.0258301203</text:p>
          </table:table-cell>
          <table:table-cell table:formula="of:=[.$B$13]*EXP(-(([.$D789]-[.$B$10])^2)/(2*[.E$5]))" office:value-type="float" office:value="0.107462151264698">
            <text:p>0.1074621513</text:p>
          </table:table-cell>
          <table:table-cell table:formula="of:=[.$B$13]*EXP(-(([.$D789]-[.$B$10])^2)/(2*[.F$5]))" office:value-type="float" office:value="0.000000000170099021363253">
            <text:p>1.70099021363253E-010</text:p>
          </table:table-cell>
          <table:table-cell table:formula="of:=[.$B$13]*EXP(-(([.$D789]-[.$B$10])^2)/(2*[.G$5]))" office:value-type="float" office:value="2.57877830144436E-081">
            <text:p>2.57877830144436E-081</text:p>
          </table:table-cell>
        </table:table-row>
        <table:table-row table:style-name="ro1">
          <table:table-cell table:number-columns-repeated="3"/>
          <table:table-cell office:value-type="float" office:value="0.689999999999957">
            <text:p>0.69</text:p>
          </table:table-cell>
          <table:table-cell table:formula="of:=[.$B$13]*EXP(-(([.$D790]-[.$B$10])^2)/(2*[.B$5]))" office:value-type="float" office:value="15.9904166193586">
            <text:p>15.9904166194</text:p>
          </table:table-cell>
          <table:table-cell table:formula="of:=[.$B$13]*EXP(-(([.$D790]-[.$B$10])^2)/(2*[.C$5]))" office:value-type="float" office:value="10.5852832137391">
            <text:p>10.5852832137</text:p>
          </table:table-cell>
          <table:table-cell table:formula="of:=[.$B$13]*EXP(-(([.$D790]-[.$B$10])^2)/(2*[.D$5]))" office:value-type="float" office:value="3.95807019240556">
            <text:p>3.9580701924</text:p>
          </table:table-cell>
          <table:table-cell table:formula="of:=[.$B$13]*EXP(-(([.$D790]-[.$B$10])^2)/(2*[.E$5]))" office:value-type="float" office:value="0.103649846877282">
            <text:p>0.1036498469</text:p>
          </table:table-cell>
          <table:table-cell table:formula="of:=[.$B$13]*EXP(-(([.$D790]-[.$B$10])^2)/(2*[.F$5]))" office:value-type="float" office:value="0.000000000147405186653314">
            <text:p>1.47405186653314E-010</text:p>
          </table:table-cell>
          <table:table-cell table:formula="of:=[.$B$13]*EXP(-(([.$D790]-[.$B$10])^2)/(2*[.G$5]))" office:value-type="float" office:value="9.44094286204767E-082">
            <text:p>9.44094286204767E-082</text:p>
          </table:table-cell>
        </table:table-row>
        <table:table-row table:style-name="ro1">
          <table:table-cell table:number-columns-repeated="3"/>
          <table:table-cell office:value-type="float" office:value="0.690499999999957">
            <text:p>0.6905</text:p>
          </table:table-cell>
          <table:table-cell table:formula="of:=[.$B$13]*EXP(-(([.$D791]-[.$B$10])^2)/(2*[.B$5]))" office:value-type="float" office:value="15.8366768154785">
            <text:p>15.8366768155</text:p>
          </table:table-cell>
          <table:table-cell table:formula="of:=[.$B$13]*EXP(-(([.$D791]-[.$B$10])^2)/(2*[.C$5]))" office:value-type="float" office:value="10.4607442239699">
            <text:p>10.460744224</text:p>
          </table:table-cell>
          <table:table-cell table:formula="of:=[.$B$13]*EXP(-(([.$D791]-[.$B$10])^2)/(2*[.D$5]))" office:value-type="float" office:value="3.89127669598207">
            <text:p>3.891276696</text:p>
          </table:table-cell>
          <table:table-cell table:formula="of:=[.$B$13]*EXP(-(([.$D791]-[.$B$10])^2)/(2*[.E$5]))" office:value-type="float" office:value="0.0999632721542818">
            <text:p>0.0999632722</text:p>
          </table:table-cell>
          <table:table-cell table:formula="of:=[.$B$13]*EXP(-(([.$D791]-[.$B$10])^2)/(2*[.F$5]))" office:value-type="float" office:value="0.000000000127690869445799">
            <text:p>1.27690869445799E-010</text:p>
          </table:table-cell>
          <table:table-cell table:formula="of:=[.$B$13]*EXP(-(([.$D791]-[.$B$10])^2)/(2*[.G$5]))" office:value-type="float" office:value="3.44720253649956E-082">
            <text:p>3.44720253649956E-082</text:p>
          </table:table-cell>
        </table:table-row>
        <table:table-row table:style-name="ro1">
          <table:table-cell table:number-columns-repeated="3"/>
          <table:table-cell office:value-type="float" office:value="0.690999999999957">
            <text:p>0.691</text:p>
          </table:table-cell>
          <table:table-cell table:formula="of:=[.$B$13]*EXP(-(([.$D792]-[.$B$10])^2)/(2*[.B$5]))" office:value-type="float" office:value="15.6840169152423">
            <text:p>15.6840169152</text:p>
          </table:table-cell>
          <table:table-cell table:formula="of:=[.$B$13]*EXP(-(([.$D792]-[.$B$10])^2)/(2*[.C$5]))" office:value-type="float" office:value="10.3373489348402">
            <text:p>10.3373489348</text:p>
          </table:table-cell>
          <table:table-cell table:formula="of:=[.$B$13]*EXP(-(([.$D792]-[.$B$10])^2)/(2*[.D$5]))" office:value-type="float" office:value="3.82543924690221">
            <text:p>3.8254392469</text:p>
          </table:table-cell>
          <table:table-cell table:formula="of:=[.$B$13]*EXP(-(([.$D792]-[.$B$10])^2)/(2*[.E$5]))" office:value-type="float" office:value="0.0963986444495907">
            <text:p>0.0963986444</text:p>
          </table:table-cell>
          <table:table-cell table:formula="of:=[.$B$13]*EXP(-(([.$D792]-[.$B$10])^2)/(2*[.F$5]))" office:value-type="float" office:value="0.000000000110571462037647">
            <text:p>1.10571462037647E-010</text:p>
          </table:table-cell>
          <table:table-cell table:formula="of:=[.$B$13]*EXP(-(([.$D792]-[.$B$10])^2)/(2*[.G$5]))" office:value-type="float" office:value="1.25536004355612E-082">
            <text:p>1.25536004355612E-082</text:p>
          </table:table-cell>
        </table:table-row>
        <table:table-row table:style-name="ro1">
          <table:table-cell table:number-columns-repeated="3"/>
          <table:table-cell office:value-type="float" office:value="0.691499999999957">
            <text:p>0.6915</text:p>
          </table:table-cell>
          <table:table-cell table:formula="of:=[.$B$13]*EXP(-(([.$D793]-[.$B$10])^2)/(2*[.B$5]))" office:value-type="float" office:value="15.5324342234683">
            <text:p>15.5324342235</text:p>
          </table:table-cell>
          <table:table-cell table:formula="of:=[.$B$13]*EXP(-(([.$D793]-[.$B$10])^2)/(2*[.C$5]))" office:value-type="float" office:value="10.2150914859891">
            <text:p>10.215091486</text:p>
          </table:table-cell>
          <table:table-cell table:formula="of:=[.$B$13]*EXP(-(([.$D793]-[.$B$10])^2)/(2*[.D$5]))" office:value-type="float" office:value="3.76054750926527">
            <text:p>3.7605475093</text:p>
          </table:table-cell>
          <table:table-cell table:formula="of:=[.$B$13]*EXP(-(([.$D793]-[.$B$10])^2)/(2*[.E$5]))" office:value-type="float" office:value="0.0929522816325159">
            <text:p>0.0929522816</text:p>
          </table:table-cell>
          <table:table-cell table:formula="of:=[.$B$13]*EXP(-(([.$D793]-[.$B$10])^2)/(2*[.F$5]))" office:value-type="float" office:value="0.000000000095711117974839">
            <text:p>9.5711117974839E-011</text:p>
          </table:table-cell>
          <table:table-cell table:formula="of:=[.$B$13]*EXP(-(([.$D793]-[.$B$10])^2)/(2*[.G$5]))" office:value-type="float" office:value="4.55952784053504E-083">
            <text:p>4.55952784053504E-083</text:p>
          </table:table-cell>
        </table:table-row>
        <table:table-row table:style-name="ro1">
          <table:table-cell table:number-columns-repeated="3"/>
          <table:table-cell office:value-type="float" office:value="0.691999999999957">
            <text:p>0.692</text:p>
          </table:table-cell>
          <table:table-cell table:formula="of:=[.$B$13]*EXP(-(([.$D794]-[.$B$10])^2)/(2*[.B$5]))" office:value-type="float" office:value="15.3819259893352">
            <text:p>15.3819259893</text:p>
          </table:table-cell>
          <table:table-cell table:formula="of:=[.$B$13]*EXP(-(([.$D794]-[.$B$10])^2)/(2*[.C$5]))" office:value-type="float" office:value="10.0939659807304">
            <text:p>10.0939659807</text:p>
          </table:table-cell>
          <table:table-cell table:formula="of:=[.$B$13]*EXP(-(([.$D794]-[.$B$10])^2)/(2*[.D$5]))" office:value-type="float" office:value="3.69659119645124">
            <text:p>3.6965911965</text:p>
          </table:table-cell>
          <table:table-cell table:formula="of:=[.$B$13]*EXP(-(([.$D794]-[.$B$10])^2)/(2*[.E$5]))" office:value-type="float" office:value="0.0896205998801676">
            <text:p>0.0896205999</text:p>
          </table:table-cell>
          <table:table-cell table:formula="of:=[.$B$13]*EXP(-(([.$D794]-[.$B$10])^2)/(2*[.F$5]))" office:value-type="float" office:value="0.0000000000828166874087705">
            <text:p>8.28166874087705E-011</text:p>
          </table:table-cell>
          <table:table-cell table:formula="of:=[.$B$13]*EXP(-(([.$D794]-[.$B$10])^2)/(2*[.G$5]))" office:value-type="float" office:value="1.65166327265144E-083">
            <text:p>1.65166327265144E-083</text:p>
          </table:table-cell>
        </table:table-row>
        <table:table-row table:style-name="ro1">
          <table:table-cell table:number-columns-repeated="3"/>
          <table:table-cell office:value-type="float" office:value="0.692499999999957">
            <text:p>0.6925</text:p>
          </table:table-cell>
          <table:table-cell table:formula="of:=[.$B$13]*EXP(-(([.$D795]-[.$B$10])^2)/(2*[.B$5]))" office:value-type="float" office:value="15.2324894071975">
            <text:p>15.2324894072</text:p>
          </table:table-cell>
          <table:table-cell table:formula="of:=[.$B$13]*EXP(-(([.$D795]-[.$B$10])^2)/(2*[.C$5]))" office:value-type="float" office:value="9.97396648721169">
            <text:p>9.9739664872</text:p>
          </table:table-cell>
          <table:table-cell table:formula="of:=[.$B$13]*EXP(-(([.$D795]-[.$B$10])^2)/(2*[.D$5]))" office:value-type="float" office:value="3.63356007210974">
            <text:p>3.6335600721</text:p>
          </table:table-cell>
          <table:table-cell table:formula="of:=[.$B$13]*EXP(-(([.$D795]-[.$B$10])^2)/(2*[.E$5]))" office:value-type="float" office:value="0.0864001115027406">
            <text:p>0.0864001115</text:p>
          </table:table-cell>
          <table:table-cell table:formula="of:=[.$B$13]*EXP(-(([.$D795]-[.$B$10])^2)/(2*[.F$5]))" office:value-type="float" office:value="0.0000000000716323914145373">
            <text:p>7.16323914145373E-011</text:p>
          </table:table-cell>
          <table:table-cell table:formula="of:=[.$B$13]*EXP(-(([.$D795]-[.$B$10])^2)/(2*[.G$5]))" office:value-type="float" office:value="5.96723609224944E-084">
            <text:p>5.96723609224944E-084</text:p>
          </table:table-cell>
        </table:table-row>
        <table:table-row table:style-name="ro1">
          <table:table-cell table:number-columns-repeated="3"/>
          <table:table-cell office:value-type="float" office:value="0.692999999999957">
            <text:p>0.693</text:p>
          </table:table-cell>
          <table:table-cell table:formula="of:=[.$B$13]*EXP(-(([.$D796]-[.$B$10])^2)/(2*[.B$5]))" office:value-type="float" office:value="15.0841216174005">
            <text:p>15.0841216174</text:p>
          </table:table-cell>
          <table:table-cell table:formula="of:=[.$B$13]*EXP(-(([.$D796]-[.$B$10])^2)/(2*[.C$5]))" office:value-type="float" office:value="9.85508703956445">
            <text:p>9.8550870396</text:p>
          </table:table-cell>
          <table:table-cell table:formula="of:=[.$B$13]*EXP(-(([.$D796]-[.$B$10])^2)/(2*[.D$5]))" office:value-type="float" office:value="3.57144395112067">
            <text:p>3.5714439511</text:p>
          </table:table-cell>
          <table:table-cell table:formula="of:=[.$B$13]*EXP(-(([.$D796]-[.$B$10])^2)/(2*[.E$5]))" office:value-type="float" office:value="0.0832874228017063">
            <text:p>0.0832874228</text:p>
          </table:table-cell>
          <table:table-cell table:formula="of:=[.$B$13]*EXP(-(([.$D796]-[.$B$10])^2)/(2*[.F$5]))" office:value-type="float" office:value="0.0000000000619351471980441">
            <text:p>6.19351471980441E-011</text:p>
          </table:table-cell>
          <table:table-cell table:formula="of:=[.$B$13]*EXP(-(([.$D796]-[.$B$10])^2)/(2*[.G$5]))" office:value-type="float" office:value="2.15018089981681E-084">
            <text:p>2.15018089981681E-084</text:p>
          </table:table-cell>
        </table:table-row>
        <table:table-row table:style-name="ro1">
          <table:table-cell table:number-columns-repeated="3"/>
          <table:table-cell office:value-type="float" office:value="0.693499999999957">
            <text:p>0.6935</text:p>
          </table:table-cell>
          <table:table-cell table:formula="of:=[.$B$13]*EXP(-(([.$D797]-[.$B$10])^2)/(2*[.B$5]))" office:value-type="float" office:value="14.9368197070939">
            <text:p>14.9368197071</text:p>
          </table:table-cell>
          <table:table-cell table:formula="of:=[.$B$13]*EXP(-(([.$D797]-[.$B$10])^2)/(2*[.C$5]))" office:value-type="float" office:value="9.73732163904683">
            <text:p>9.737321639</text:p>
          </table:table-cell>
          <table:table-cell table:formula="of:=[.$B$13]*EXP(-(([.$D797]-[.$B$10])^2)/(2*[.D$5]))" office:value-type="float" office:value="3.51023270052749">
            <text:p>3.5102327005</text:p>
          </table:table-cell>
          <table:table-cell table:formula="of:=[.$B$13]*EXP(-(([.$D797]-[.$B$10])^2)/(2*[.E$5]))" office:value-type="float" office:value="0.0802792319609638">
            <text:p>0.080279232</text:p>
          </table:table-cell>
          <table:table-cell table:formula="of:=[.$B$13]*EXP(-(([.$D797]-[.$B$10])^2)/(2*[.F$5]))" office:value-type="float" office:value="0.0000000000535304663676451">
            <text:p>5.35304663676451E-011</text:p>
          </table:table-cell>
          <table:table-cell table:formula="of:=[.$B$13]*EXP(-(([.$D797]-[.$B$10])^2)/(2*[.G$5]))" office:value-type="float" office:value="7.72728353320327E-085">
            <text:p>7.72728353320327E-085</text:p>
          </table:table-cell>
        </table:table-row>
        <table:table-row table:style-name="ro1">
          <table:table-cell table:number-columns-repeated="3"/>
          <table:table-cell office:value-type="float" office:value="0.693999999999957">
            <text:p>0.694</text:p>
          </table:table-cell>
          <table:table-cell table:formula="of:=[.$B$13]*EXP(-(([.$D798]-[.$B$10])^2)/(2*[.B$5]))" office:value-type="float" office:value="14.7905807110444">
            <text:p>14.790580711</text:p>
          </table:table-cell>
          <table:table-cell table:formula="of:=[.$B$13]*EXP(-(([.$D798]-[.$B$10])^2)/(2*[.C$5]))" office:value-type="float" office:value="9.62066425517692">
            <text:p>9.6206642552</text:p>
          </table:table-cell>
          <table:table-cell table:formula="of:=[.$B$13]*EXP(-(([.$D798]-[.$B$10])^2)/(2*[.D$5]))" office:value-type="float" office:value="3.44991624044266">
            <text:p>3.4499162404</text:p>
          </table:table-cell>
          <table:table-cell table:formula="of:=[.$B$13]*EXP(-(([.$D798]-[.$B$10])^2)/(2*[.E$5]))" office:value-type="float" office:value="0.0773723269709213">
            <text:p>0.077372327</text:p>
          </table:table-cell>
          <table:table-cell table:formula="of:=[.$B$13]*EXP(-(([.$D798]-[.$B$10])^2)/(2*[.F$5]))" office:value-type="float" office:value="0.0000000000462488575326507">
            <text:p>4.62488575326507E-011</text:p>
          </table:table-cell>
          <table:table-cell table:formula="of:=[.$B$13]*EXP(-(([.$D798]-[.$B$10])^2)/(2*[.G$5]))" office:value-type="float" office:value="2.76967471046706E-085">
            <text:p>2.76967471046706E-085</text:p>
          </table:table-cell>
        </table:table-row>
        <table:table-row table:style-name="ro1">
          <table:table-cell table:number-columns-repeated="3"/>
          <table:table-cell office:value-type="float" office:value="0.694499999999957">
            <text:p>0.6945</text:p>
          </table:table-cell>
          <table:table-cell table:formula="of:=[.$B$13]*EXP(-(([.$D799]-[.$B$10])^2)/(2*[.B$5]))" office:value-type="float" office:value="14.6454016124467">
            <text:p>14.6454016124</text:p>
          </table:table-cell>
          <table:table-cell table:formula="of:=[.$B$13]*EXP(-(([.$D799]-[.$B$10])^2)/(2*[.C$5]))" office:value-type="float" office:value="9.50510882685807">
            <text:p>9.5051088269</text:p>
          </table:table-cell>
          <table:table-cell table:formula="of:=[.$B$13]*EXP(-(([.$D799]-[.$B$10])^2)/(2*[.D$5]))" office:value-type="float" office:value="3.39048454492613">
            <text:p>3.3904845449</text:p>
          </table:table-cell>
          <table:table-cell table:formula="of:=[.$B$13]*EXP(-(([.$D799]-[.$B$10])^2)/(2*[.E$5]))" office:value-type="float" office:value="0.0745635835855107">
            <text:p>0.0745635836</text:p>
          </table:table-cell>
          <table:table-cell table:formula="of:=[.$B$13]*EXP(-(([.$D799]-[.$B$10])^2)/(2*[.F$5]))" office:value-type="float" office:value="0.0000000000399426725441701">
            <text:p>3.99426725441701E-011</text:p>
          </table:table-cell>
          <table:table-cell table:formula="of:=[.$B$13]*EXP(-(([.$D799]-[.$B$10])^2)/(2*[.G$5]))" office:value-type="float" office:value="9.90103857792104E-086">
            <text:p>9.90103857792104E-086</text:p>
          </table:table-cell>
        </table:table-row>
        <table:table-row table:style-name="ro1">
          <table:table-cell table:number-columns-repeated="3"/>
          <table:table-cell office:value-type="float" office:value="0.694999999999957">
            <text:p>0.695</text:p>
          </table:table-cell>
          <table:table-cell table:formula="of:=[.$B$13]*EXP(-(([.$D800]-[.$B$10])^2)/(2*[.B$5]))" office:value-type="float" office:value="14.5012793437337">
            <text:p>14.5012793437</text:p>
          </table:table-cell>
          <table:table-cell table:formula="of:=[.$B$13]*EXP(-(([.$D800]-[.$B$10])^2)/(2*[.C$5]))" office:value-type="float" office:value="9.39064926349494">
            <text:p>9.3906492635</text:p>
          </table:table-cell>
          <table:table-cell table:formula="of:=[.$B$13]*EXP(-(([.$D800]-[.$B$10])^2)/(2*[.D$5]))" office:value-type="float" office:value="3.33192764283653">
            <text:p>3.3319276428</text:p>
          </table:table-cell>
          <table:table-cell table:formula="of:=[.$B$13]*EXP(-(([.$D800]-[.$B$10])^2)/(2*[.E$5]))" office:value-type="float" office:value="0.0718499633120684">
            <text:p>0.0718499633</text:p>
          </table:table-cell>
          <table:table-cell table:formula="of:=[.$B$13]*EXP(-(([.$D800]-[.$B$10])^2)/(2*[.F$5]))" office:value-type="float" office:value="0.0000000000344833428270664">
            <text:p>3.44833428270664E-011</text:p>
          </table:table-cell>
          <table:table-cell table:formula="of:=[.$B$13]*EXP(-(([.$D800]-[.$B$10])^2)/(2*[.G$5]))" office:value-type="float" office:value="3.53006587003067E-086">
            <text:p>3.53006587003067E-086</text:p>
          </table:table-cell>
        </table:table-row>
        <table:table-row table:style-name="ro1">
          <table:table-cell table:number-columns-repeated="3"/>
          <table:table-cell office:value-type="float" office:value="0.695499999999957">
            <text:p>0.6955</text:p>
          </table:table-cell>
          <table:table-cell table:formula="of:=[.$B$13]*EXP(-(([.$D801]-[.$B$10])^2)/(2*[.B$5]))" office:value-type="float" office:value="14.3582107873842">
            <text:p>14.3582107874</text:p>
          </table:table-cell>
          <table:table-cell table:formula="of:=[.$B$13]*EXP(-(([.$D801]-[.$B$10])^2)/(2*[.C$5]))" office:value-type="float" office:value="9.27727944610132">
            <text:p>9.2772794461</text:p>
          </table:table-cell>
          <table:table-cell table:formula="of:=[.$B$13]*EXP(-(([.$D801]-[.$B$10])^2)/(2*[.D$5]))" office:value-type="float" office:value="3.27423561865576">
            <text:p>3.2742356187</text:p>
          </table:table-cell>
          <table:table-cell table:formula="of:=[.$B$13]*EXP(-(([.$D801]-[.$B$10])^2)/(2*[.E$5]))" office:value-type="float" office:value="0.06922851143404">
            <text:p>0.0692285114</text:p>
          </table:table-cell>
          <table:table-cell table:formula="of:=[.$B$13]*EXP(-(([.$D801]-[.$B$10])^2)/(2*[.F$5]))" office:value-type="float" office:value="0.0000000000297589585679231">
            <text:p>2.97589585679231E-011</text:p>
          </table:table-cell>
          <table:table-cell table:formula="of:=[.$B$13]*EXP(-(([.$D801]-[.$B$10])^2)/(2*[.G$5]))" office:value-type="float" office:value="1.25526359987084E-086">
            <text:p>1.25526359987084E-086</text:p>
          </table:table-cell>
        </table:table-row>
        <table:table-row table:style-name="ro1">
          <table:table-cell table:number-columns-repeated="3"/>
          <table:table-cell office:value-type="float" office:value="0.695999999999956">
            <text:p>0.696</text:p>
          </table:table-cell>
          <table:table-cell table:formula="of:=[.$B$13]*EXP(-(([.$D802]-[.$B$10])^2)/(2*[.B$5]))" office:value-type="float" office:value="14.2161927767305">
            <text:p>14.2161927767</text:p>
          </table:table-cell>
          <table:table-cell table:formula="of:=[.$B$13]*EXP(-(([.$D802]-[.$B$10])^2)/(2*[.C$5]))" office:value-type="float" office:value="9.16499322839862">
            <text:p>9.1649932284</text:p>
          </table:table-cell>
          <table:table-cell table:formula="of:=[.$B$13]*EXP(-(([.$D802]-[.$B$10])^2)/(2*[.D$5]))" office:value-type="float" office:value="3.21739861328702">
            <text:p>3.2173986133</text:p>
          </table:table-cell>
          <table:table-cell table:formula="of:=[.$B$13]*EXP(-(([.$D802]-[.$B$10])^2)/(2*[.E$5]))" office:value-type="float" office:value="0.0666963550664117">
            <text:p>0.0666963551</text:p>
          </table:table-cell>
          <table:table-cell table:formula="of:=[.$B$13]*EXP(-(([.$D802]-[.$B$10])^2)/(2*[.F$5]))" office:value-type="float" office:value="0.000000000025672149113451">
            <text:p>2.5672149113451E-011</text:p>
          </table:table-cell>
          <table:table-cell table:formula="of:=[.$B$13]*EXP(-(([.$D802]-[.$B$10])^2)/(2*[.G$5]))" office:value-type="float" office:value="4.45181522967644E-087">
            <text:p>4.45181522967644E-087</text:p>
          </table:table-cell>
        </table:table-row>
        <table:table-row table:style-name="ro1">
          <table:table-cell table:number-columns-repeated="3"/>
          <table:table-cell office:value-type="float" office:value="0.696499999999956">
            <text:p>0.6965</text:p>
          </table:table-cell>
          <table:table-cell table:formula="of:=[.$B$13]*EXP(-(([.$D803]-[.$B$10])^2)/(2*[.B$5]))" office:value-type="float" office:value="14.0752220967615">
            <text:p>14.0752220968</text:p>
          </table:table-cell>
          <table:table-cell table:formula="of:=[.$B$13]*EXP(-(([.$D803]-[.$B$10])^2)/(2*[.C$5]))" office:value-type="float" office:value="9.05378443790476">
            <text:p>9.0537844379</text:p>
          </table:table-cell>
          <table:table-cell table:formula="of:=[.$B$13]*EXP(-(([.$D803]-[.$B$10])^2)/(2*[.D$5]))" office:value-type="float" office:value="3.16140682482605">
            <text:p>3.1614068248</text:p>
          </table:table-cell>
          <table:table-cell table:formula="of:=[.$B$13]*EXP(-(([.$D803]-[.$B$10])^2)/(2*[.E$5]))" office:value-type="float" office:value="0.0642507012437553">
            <text:p>0.0642507012</text:p>
          </table:table-cell>
          <table:table-cell table:formula="of:=[.$B$13]*EXP(-(([.$D803]-[.$B$10])^2)/(2*[.F$5]))" office:value-type="float" office:value="0.0000000000221382278783174">
            <text:p>2.21382278783174E-011</text:p>
          </table:table-cell>
          <table:table-cell table:formula="of:=[.$B$13]*EXP(-(([.$D803]-[.$B$10])^2)/(2*[.G$5]))" office:value-type="float" office:value="1.57466942821041E-087">
            <text:p>1.57466942821041E-087</text:p>
          </table:table-cell>
        </table:table-row>
        <table:table-row table:style-name="ro1">
          <table:table-cell table:number-columns-repeated="3"/>
          <table:table-cell office:value-type="float" office:value="0.696999999999956">
            <text:p>0.697</text:p>
          </table:table-cell>
          <table:table-cell table:formula="of:=[.$B$13]*EXP(-(([.$D804]-[.$B$10])^2)/(2*[.B$5]))" office:value-type="float" office:value="13.9352954849279">
            <text:p>13.9352954849</text:p>
          </table:table-cell>
          <table:table-cell table:formula="of:=[.$B$13]*EXP(-(([.$D804]-[.$B$10])^2)/(2*[.C$5]))" office:value-type="float" office:value="8.94364687701572">
            <text:p>8.943646877</text:p>
          </table:table-cell>
          <table:table-cell table:formula="of:=[.$B$13]*EXP(-(([.$D804]-[.$B$10])^2)/(2*[.D$5]))" office:value-type="float" office:value="3.10625050930734">
            <text:p>3.1062505093</text:p>
          </table:table-cell>
          <table:table-cell table:formula="of:=[.$B$13]*EXP(-(([.$D804]-[.$B$10])^2)/(2*[.E$5]))" office:value-type="float" office:value="0.0618888350408254">
            <text:p>0.061888835</text:p>
          </table:table-cell>
          <table:table-cell table:formula="of:=[.$B$13]*EXP(-(([.$D804]-[.$B$10])^2)/(2*[.F$5]))" office:value-type="float" office:value="0.0000000000190835694333112">
            <text:p>1.90835694333112E-011</text:p>
          </table:table-cell>
          <table:table-cell table:formula="of:=[.$B$13]*EXP(-(([.$D804]-[.$B$10])^2)/(2*[.G$5]))" office:value-type="float" office:value="5.55509806886775E-088">
            <text:p>5.55509806886775E-088</text:p>
          </table:table-cell>
        </table:table-row>
        <table:table-row table:style-name="ro1">
          <table:table-cell table:number-columns-repeated="3"/>
          <table:table-cell office:value-type="float" office:value="0.697499999999956">
            <text:p>0.6975</text:p>
          </table:table-cell>
          <table:table-cell table:formula="of:=[.$B$13]*EXP(-(([.$D805]-[.$B$10])^2)/(2*[.B$5]))" office:value-type="float" office:value="13.7964096319419">
            <text:p>13.7964096319</text:p>
          </table:table-cell>
          <table:table-cell table:formula="of:=[.$B$13]*EXP(-(([.$D805]-[.$B$10])^2)/(2*[.C$5]))" office:value-type="float" office:value="8.83457432407606">
            <text:p>8.8345743241</text:p>
          </table:table-cell>
          <table:table-cell table:formula="of:=[.$B$13]*EXP(-(([.$D805]-[.$B$10])^2)/(2*[.D$5]))" office:value-type="float" office:value="3.05191998142353">
            <text:p>3.0519199814</text:p>
          </table:table-cell>
          <table:table-cell table:formula="of:=[.$B$13]*EXP(-(([.$D805]-[.$B$10])^2)/(2*[.E$5]))" office:value-type="float" office:value="0.0596081177254925">
            <text:p>0.0596081177</text:p>
          </table:table-cell>
          <table:table-cell table:formula="of:=[.$B$13]*EXP(-(([.$D805]-[.$B$10])^2)/(2*[.F$5]))" office:value-type="float" office:value="0.0000000000164441903082413">
            <text:p>1.64441903082413E-011</text:p>
          </table:table-cell>
          <table:table-cell table:formula="of:=[.$B$13]*EXP(-(([.$D805]-[.$B$10])^2)/(2*[.G$5]))" office:value-type="float" office:value="1.95453807138114E-088">
            <text:p>1.95453807138114E-088</text:p>
          </table:table-cell>
        </table:table-row>
        <table:table-row table:style-name="ro1">
          <table:table-cell table:number-columns-repeated="3"/>
          <table:table-cell office:value-type="float" office:value="0.697999999999956">
            <text:p>0.698</text:p>
          </table:table-cell>
          <table:table-cell table:formula="of:=[.$B$13]*EXP(-(([.$D806]-[.$B$10])^2)/(2*[.B$5]))" office:value-type="float" office:value="13.6585611825767">
            <text:p>13.6585611826</text:p>
          </table:table-cell>
          <table:table-cell table:formula="of:=[.$B$13]*EXP(-(([.$D806]-[.$B$10])^2)/(2*[.C$5]))" office:value-type="float" office:value="8.72656053444086">
            <text:p>8.7265605344</text:p>
          </table:table-cell>
          <table:table-cell table:formula="of:=[.$B$13]*EXP(-(([.$D806]-[.$B$10])^2)/(2*[.D$5]))" office:value-type="float" office:value="2.99840561521973">
            <text:p>2.9984056152</text:p>
          </table:table-cell>
          <table:table-cell table:formula="of:=[.$B$13]*EXP(-(([.$D806]-[.$B$10])^2)/(2*[.E$5]))" office:value-type="float" office:value="0.0574059849439132">
            <text:p>0.0574059849</text:p>
          </table:table-cell>
          <table:table-cell table:formula="of:=[.$B$13]*EXP(-(([.$D806]-[.$B$10])^2)/(2*[.F$5]))" office:value-type="float" office:value="0.0000000000141645084572708">
            <text:p>1.41645084572708E-011</text:p>
          </table:table-cell>
          <table:table-cell table:formula="of:=[.$B$13]*EXP(-(([.$D806]-[.$B$10])^2)/(2*[.G$5]))" office:value-type="float" office:value="6.85877581218487E-089">
            <text:p>6.85877581218487E-089</text:p>
          </table:table-cell>
        </table:table-row>
        <table:table-row table:style-name="ro1">
          <table:table-cell table:number-columns-repeated="3"/>
          <table:table-cell office:value-type="float" office:value="0.698499999999956">
            <text:p>0.6985</text:p>
          </table:table-cell>
          <table:table-cell table:formula="of:=[.$B$13]*EXP(-(([.$D807]-[.$B$10])^2)/(2*[.B$5]))" office:value-type="float" office:value="13.5217467364635">
            <text:p>13.5217467365</text:p>
          </table:table-cell>
          <table:table-cell table:formula="of:=[.$B$13]*EXP(-(([.$D807]-[.$B$10])^2)/(2*[.C$5]))" office:value-type="float" office:value="8.61959924152843">
            <text:p>8.6195992415</text:p>
          </table:table-cell>
          <table:table-cell table:formula="of:=[.$B$13]*EXP(-(([.$D807]-[.$B$10])^2)/(2*[.D$5]))" office:value-type="float" office:value="2.94569784476252">
            <text:p>2.9456978448</text:p>
          </table:table-cell>
          <table:table-cell table:formula="of:=[.$B$13]*EXP(-(([.$D807]-[.$B$10])^2)/(2*[.E$5]))" office:value-type="float" office:value="0.0552799449377631">
            <text:p>0.0552799449</text:p>
          </table:table-cell>
          <table:table-cell table:formula="of:=[.$B$13]*EXP(-(([.$D807]-[.$B$10])^2)/(2*[.F$5]))" office:value-type="float" office:value="0.0000000000121962593478612">
            <text:p>1.21962593478612E-011</text:p>
          </table:table-cell>
          <table:table-cell table:formula="of:=[.$B$13]*EXP(-(([.$D807]-[.$B$10])^2)/(2*[.G$5]))" office:value-type="float" office:value="2.40048585094707E-089">
            <text:p>2.40048585094707E-089</text:p>
          </table:table-cell>
        </table:table-row>
        <table:table-row table:style-name="ro1">
          <table:table-cell table:number-columns-repeated="3"/>
          <table:table-cell office:value-type="float" office:value="0.698999999999956">
            <text:p>0.699</text:p>
          </table:table-cell>
          <table:table-cell table:formula="of:=[.$B$13]*EXP(-(([.$D808]-[.$B$10])^2)/(2*[.B$5]))" office:value-type="float" office:value="13.3859628488857">
            <text:p>13.3859628489</text:p>
          </table:table-cell>
          <table:table-cell table:formula="of:=[.$B$13]*EXP(-(([.$D808]-[.$B$10])^2)/(2*[.C$5]))" office:value-type="float" office:value="8.51368415786321">
            <text:p>8.5136841579</text:p>
          </table:table-cell>
          <table:table-cell table:formula="of:=[.$B$13]*EXP(-(([.$D808]-[.$B$10])^2)/(2*[.D$5]))" office:value-type="float" office:value="2.89378716478384">
            <text:p>2.8937871648</text:p>
          </table:table-cell>
          <table:table-cell table:formula="of:=[.$B$13]*EXP(-(([.$D808]-[.$B$10])^2)/(2*[.E$5]))" office:value-type="float" office:value="0.0532275767933337">
            <text:p>0.0532275768</text:p>
          </table:table-cell>
          <table:table-cell table:formula="of:=[.$B$13]*EXP(-(([.$D808]-[.$B$10])^2)/(2*[.F$5]))" office:value-type="float" office:value="0.0000000000104975492941904">
            <text:p>1.04975492941904E-011</text:p>
          </table:table-cell>
          <table:table-cell table:formula="of:=[.$B$13]*EXP(-(([.$D808]-[.$B$10])^2)/(2*[.G$5]))" office:value-type="float" office:value="8.37918468522718E-090">
            <text:p>8.37918468522718E-090</text:p>
          </table:table-cell>
        </table:table-row>
        <table:table-row table:style-name="ro1">
          <table:table-cell table:number-columns-repeated="3"/>
          <table:table-cell office:value-type="float" office:value="0.699499999999956">
            <text:p>0.6995</text:p>
          </table:table-cell>
          <table:table-cell table:formula="of:=[.$B$13]*EXP(-(([.$D809]-[.$B$10])^2)/(2*[.B$5]))" office:value-type="float" office:value="13.2512060315717">
            <text:p>13.2512060316</text:p>
          </table:table-cell>
          <table:table-cell table:formula="of:=[.$B$13]*EXP(-(([.$D809]-[.$B$10])^2)/(2*[.C$5]))" office:value-type="float" office:value="8.40880897610949">
            <text:p>8.4088089761</text:p>
          </table:table-cell>
          <table:table-cell table:formula="of:=[.$B$13]*EXP(-(([.$D809]-[.$B$10])^2)/(2*[.D$5]))" office:value-type="float" office:value="2.84266413130023">
            <text:p>2.8426641313</text:p>
          </table:table-cell>
          <table:table-cell table:formula="of:=[.$B$13]*EXP(-(([.$D809]-[.$B$10])^2)/(2*[.E$5]))" office:value-type="float" office:value="0.0512465287223158">
            <text:p>0.0512465287</text:p>
          </table:table-cell>
          <table:table-cell table:formula="of:=[.$B$13]*EXP(-(([.$D809]-[.$B$10])^2)/(2*[.F$5]))" office:value-type="float" office:value="0.00000000000903202900216447">
            <text:p>9.03202900216447E-012</text:p>
          </table:table-cell>
          <table:table-cell table:formula="of:=[.$B$13]*EXP(-(([.$D809]-[.$B$10])^2)/(2*[.G$5]))" office:value-type="float" office:value="2.9171210058208E-090">
            <text:p>2.9171210058208E-090</text:p>
          </table:table-cell>
        </table:table-row>
        <table:table-row table:style-name="ro1">
          <table:table-cell table:number-columns-repeated="3"/>
          <table:table-cell office:value-type="float" office:value="0.699999999999956">
            <text:p>0.7</text:p>
          </table:table-cell>
          <table:table-cell table:formula="of:=[.$B$13]*EXP(-(([.$D810]-[.$B$10])^2)/(2*[.B$5]))" office:value-type="float" office:value="13.1174727534845">
            <text:p>13.1174727535</text:p>
          </table:table-cell>
          <table:table-cell table:formula="of:=[.$B$13]*EXP(-(([.$D810]-[.$B$10])^2)/(2*[.C$5]))" office:value-type="float" office:value="8.30496737009513">
            <text:p>8.3049673701</text:p>
          </table:table-cell>
          <table:table-cell table:formula="of:=[.$B$13]*EXP(-(([.$D810]-[.$B$10])^2)/(2*[.D$5]))" office:value-type="float" office:value="2.7923193622075">
            <text:p>2.7923193622</text:p>
          </table:table-cell>
          <table:table-cell table:formula="of:=[.$B$13]*EXP(-(([.$D810]-[.$B$10])^2)/(2*[.E$5]))" office:value-type="float" office:value="0.0493345163740437">
            <text:p>0.0493345164</text:p>
          </table:table-cell>
          <table:table-cell table:formula="of:=[.$B$13]*EXP(-(([.$D810]-[.$B$10])^2)/(2*[.F$5]))" office:value-type="float" office:value="0.00000000000776817236189958">
            <text:p>7.76817236189958E-012</text:p>
          </table:table-cell>
          <table:table-cell table:formula="of:=[.$B$13]*EXP(-(([.$D810]-[.$B$10])^2)/(2*[.G$5]))" office:value-type="float" office:value="1.0128781342991E-090">
            <text:p>1.0128781342991E-0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4">00/00/0000</text:date>, <text:time style:data-style-name="N2" text:time-value="0000-00-00T15:11:53.7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8T16:24:31.74</meta:creation-date>
    <dc:date>2013-08-24T14:11:56.37</dc:date>
    <meta:editing-duration>PT3H19M7S</meta:editing-duration>
    <meta:editing-cycles>8</meta:editing-cycles>
    <meta:generator>LibreOffice/3.6$Windows_x86 LibreOffice_project/58f22d5-270d05a-e2abed1-ea17a85-9b5702</meta:generator>
    <meta:document-statistic meta:table-count="2" meta:cell-count="595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05cm" chart:symbol-height="0.05cm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05cm" chart:symbol-height="0.05cm"/>
      <style:graphic-properties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77cm" svg:height="12.294cm" xlink:href=".." xlink:type="simple" chart:class="chart:scatter" chart:style-name="ch1">
        <chart:legend chart:legend-position="end" svg:x="17.674cm" svg:y="5.573cm" style:legend-expansion="high" chart:style-name="ch2"/>
        <chart:plot-area chart:style-name="ch3" table:cell-range-address="Sheet1.C4:Sheet1.E103 Sheet1.D3:Sheet1.E3" chart:data-source-has-labels="row" svg:x="0.885cm" svg:y="1.115cm" svg:width="15.919cm" svg:height="10.514cm">
          <chartooo:coordinate-region svg:x="2.353cm" svg:y="1.327cm" svg:width="14.171cm" svg:height="9.62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4:Sheet1.D103" chart:label-cell-address="Sheet1.D3:Sheet1.D3" chart:class="chart:scatter">
            <chart:domain table:cell-range-address="Sheet1.C4:Sheet1.C103"/>
            <chart:data-point chart:repeated="100"/>
          </chart:series>
          <chart:series chart:style-name="ch8" chart:values-cell-range-address="Sheet1.E4:Sheet1.E103" chart:label-cell-address="Sheet1.E3:Sheet1.E3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Width</text:p>
                <draw:g>
                  <svg:desc>Sheet1.D3:Sheet1.D3</svg:desc>
                </draw:g>
              </table:table-cell>
              <table:table-cell office:value-type="string">
                <text:p>standard deviation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4:Sheet1.C103</svg:desc>
                </draw:g>
              </table:table-cell>
              <table:table-cell office:value-type="float" office:value="0.2">
                <text:p>0.2</text:p>
                <draw:g>
                  <svg:desc>Sheet1.D4:Sheet1.D103</svg:desc>
                </draw:g>
              </table:table-cell>
              <table:table-cell office:value-type="float" office:value="0.00984627480555269">
                <text:p>0.00984627480555269</text:p>
                <draw:g>
                  <svg:desc>Sheet1.E4:Sheet1.E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99">
                <text:p>0.199</text:p>
              </table:table-cell>
              <table:table-cell office:value-type="float" office:value="0.00967346486750958">
                <text:p>0.009673464867509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98">
                <text:p>0.198</text:p>
              </table:table-cell>
              <table:table-cell office:value-type="float" office:value="0.00949454538294822">
                <text:p>0.009494545382948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97">
                <text:p>0.197</text:p>
              </table:table-cell>
              <table:table-cell office:value-type="float" office:value="0.00931266786895409">
                <text:p>0.009312667868954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96">
                <text:p>0.196</text:p>
              </table:table-cell>
              <table:table-cell office:value-type="float" office:value="0.00912939826320522">
                <text:p>0.009129398263205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95">
                <text:p>0.195</text:p>
              </table:table-cell>
              <table:table-cell office:value-type="float" office:value="0.00894568407061303">
                <text:p>0.008945684070613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94">
                <text:p>0.194</text:p>
              </table:table-cell>
              <table:table-cell office:value-type="float" office:value="0.00876216116112268">
                <text:p>0.008762161161122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93">
                <text:p>0.193</text:p>
              </table:table-cell>
              <table:table-cell office:value-type="float" office:value="0.00857928451133651">
                <text:p>0.008579284511336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92">
                <text:p>0.192</text:p>
              </table:table-cell>
              <table:table-cell office:value-type="float" office:value="0.008397394022706">
                <text:p>0.008397394022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91">
                <text:p>0.191</text:p>
              </table:table-cell>
              <table:table-cell office:value-type="float" office:value="0.0082167515049563">
                <text:p>0.00821675150495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9">
                <text:p>0.19</text:p>
              </table:table-cell>
              <table:table-cell office:value-type="float" office:value="0.00803756315958338">
                <text:p>0.008037563159583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89">
                <text:p>0.189</text:p>
              </table:table-cell>
              <table:table-cell office:value-type="float" office:value="0.00785999408611625">
                <text:p>0.00785999408611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88">
                <text:p>0.188</text:p>
              </table:table-cell>
              <table:table-cell office:value-type="float" office:value="0.00768417808853556">
                <text:p>0.007684178088535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87">
                <text:p>0.187</text:p>
              </table:table-cell>
              <table:table-cell office:value-type="float" office:value="0.00751022455879392">
                <text:p>0.007510224558793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86">
                <text:p>0.186</text:p>
              </table:table-cell>
              <table:table-cell office:value-type="float" office:value="0.00733822346092301">
                <text:p>0.007338223460923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85">
                <text:p>0.185</text:p>
              </table:table-cell>
              <table:table-cell office:value-type="float" office:value="0.00716824903504802">
                <text:p>0.007168249035048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84">
                <text:p>0.184</text:p>
              </table:table-cell>
              <table:table-cell office:value-type="float" office:value="0.00700036261178548">
                <text:p>0.007000362611785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83">
                <text:p>0.183</text:p>
              </table:table-cell>
              <table:table-cell office:value-type="float" office:value="0.00683461479193187">
                <text:p>0.00683461479193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182">
                <text:p>0.182</text:p>
              </table:table-cell>
              <table:table-cell office:value-type="float" office:value="0.00667104716289373">
                <text:p>0.006671047162893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81">
                <text:p>0.181</text:p>
              </table:table-cell>
              <table:table-cell office:value-type="float" office:value="0.00650969367020623">
                <text:p>0.006509693670206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8">
                <text:p>0.18</text:p>
              </table:table-cell>
              <table:table-cell office:value-type="float" office:value="0.00635058172770952">
                <text:p>0.00635058172770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179">
                <text:p>0.179</text:p>
              </table:table-cell>
              <table:table-cell office:value-type="float" office:value="0.00619373312659294">
                <text:p>0.006193733126592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178">
                <text:p>0.178</text:p>
              </table:table-cell>
              <table:table-cell office:value-type="float" office:value="0.00603916478747116">
                <text:p>0.006039164787471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177">
                <text:p>0.177</text:p>
              </table:table-cell>
              <table:table-cell office:value-type="float" office:value="0.0058868893884108">
                <text:p>0.00588688938841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176">
                <text:p>0.176</text:p>
              </table:table-cell>
              <table:table-cell office:value-type="float" office:value="0.0057369158938024">
                <text:p>0.00573691589380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175">
                <text:p>0.175</text:p>
              </table:table-cell>
              <table:table-cell office:value-type="float" office:value="0.00558925000315332">
                <text:p>0.005589250003153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174">
                <text:p>0.174</text:p>
              </table:table-cell>
              <table:table-cell office:value-type="float" office:value="0.00544389453459417">
                <text:p>0.005443894534594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173">
                <text:p>0.173</text:p>
              </table:table-cell>
              <table:table-cell office:value-type="float" office:value="0.00530084975469619">
                <text:p>0.005300849754696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172">
                <text:p>0.172</text:p>
              </table:table-cell>
              <table:table-cell office:value-type="float" office:value="0.00516011366378401">
                <text:p>0.005160113663784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71">
                <text:p>0.171</text:p>
              </table:table-cell>
              <table:table-cell office:value-type="float" office:value="0.00502168224408495">
                <text:p>0.005021682244084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17">
                <text:p>0.17</text:p>
              </table:table-cell>
              <table:table-cell office:value-type="float" office:value="0.00488554967663292">
                <text:p>0.004885549676632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169">
                <text:p>0.169</text:p>
              </table:table-cell>
              <table:table-cell office:value-type="float" office:value="0.00475170853173641">
                <text:p>0.004751708531736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168">
                <text:p>0.168</text:p>
              </table:table-cell>
              <table:table-cell office:value-type="float" office:value="0.00462014993694741">
                <text:p>0.004620149936947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167">
                <text:p>0.167</text:p>
              </table:table-cell>
              <table:table-cell office:value-type="float" office:value="0.00449086372577662">
                <text:p>0.004490863725776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166">
                <text:p>0.166</text:p>
              </table:table-cell>
              <table:table-cell office:value-type="float" office:value="0.00436383856984749">
                <text:p>0.004363838569847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65">
                <text:p>0.165</text:p>
              </table:table-cell>
              <table:table-cell office:value-type="float" office:value="0.00423906209673612">
                <text:p>0.004239062096736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64">
                <text:p>0.164</text:p>
              </table:table-cell>
              <table:table-cell office:value-type="float" office:value="0.00411652099538354">
                <text:p>0.004116520995383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63">
                <text:p>0.163</text:p>
              </table:table-cell>
              <table:table-cell office:value-type="float" office:value="0.00399620111067207">
                <text:p>0.003996201110672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62">
                <text:p>0.162</text:p>
              </table:table-cell>
              <table:table-cell office:value-type="float" office:value="0.00387808752851584">
                <text:p>0.003878087528515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61">
                <text:p>0.161</text:p>
              </table:table-cell>
              <table:table-cell office:value-type="float" office:value="0.00376216465261609">
                <text:p>0.003762164652616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6">
                <text:p>0.16</text:p>
              </table:table-cell>
              <table:table-cell office:value-type="float" office:value="0.00364841627386582">
                <text:p>0.003648416273865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59">
                <text:p>0.159</text:p>
              </table:table-cell>
              <table:table-cell office:value-type="float" office:value="0.00353682563325056">
                <text:p>0.003536825633250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58">
                <text:p>0.158</text:p>
              </table:table-cell>
              <table:table-cell office:value-type="float" office:value="0.0034273754789758">
                <text:p>0.00342737547897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57">
                <text:p>0.157</text:p>
              </table:table-cell>
              <table:table-cell office:value-type="float" office:value="0.00332004811845412">
                <text:p>0.003320048118454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56">
                <text:p>0.156</text:p>
              </table:table-cell>
              <table:table-cell office:value-type="float" office:value="0.00321482546570251">
                <text:p>0.003214825465702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55">
                <text:p>0.155</text:p>
              </table:table-cell>
              <table:table-cell office:value-type="float" office:value="0.00311168908463023">
                <text:p>0.003111689084630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54">
                <text:p>0.154</text:p>
              </table:table-cell>
              <table:table-cell office:value-type="float" office:value="0.00301062022863758">
                <text:p>0.003010620228637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53">
                <text:p>0.153</text:p>
              </table:table-cell>
              <table:table-cell office:value-type="float" office:value="0.00291159987689491">
                <text:p>0.002911599876894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52">
                <text:p>0.152</text:p>
              </table:table-cell>
              <table:table-cell office:value-type="float" office:value="0.0028146087676272">
                <text:p>0.00281460876762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51">
                <text:p>0.151</text:p>
              </table:table-cell>
              <table:table-cell office:value-type="float" office:value="0.00271962742869139">
                <text:p>0.002719627428691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15">
                <text:p>0.15</text:p>
              </table:table-cell>
              <table:table-cell office:value-type="float" office:value="0.00262663620570107">
                <text:p>0.002626636205701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149">
                <text:p>0.149</text:p>
              </table:table-cell>
              <table:table-cell office:value-type="float" office:value="0.00253561528792465">
                <text:p>0.002535615287924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148">
                <text:p>0.148</text:p>
              </table:table-cell>
              <table:table-cell office:value-type="float" office:value="0.00244654473215805">
                <text:p>0.002446544732158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147">
                <text:p>0.147</text:p>
              </table:table-cell>
              <table:table-cell office:value-type="float" office:value="0.00235940448475176">
                <text:p>0.002359404484751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146">
                <text:p>0.146</text:p>
              </table:table-cell>
              <table:table-cell office:value-type="float" office:value="0.00227417440195289">
                <text:p>0.002274174401952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145">
                <text:p>0.145</text:p>
              </table:table-cell>
              <table:table-cell office:value-type="float" office:value="0.00219083426870627">
                <text:p>0.002190834268706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144">
                <text:p>0.144</text:p>
              </table:table-cell>
              <table:table-cell office:value-type="float" office:value="0.00210936381604408">
                <text:p>0.002109363816044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143">
                <text:p>0.143</text:p>
              </table:table-cell>
              <table:table-cell office:value-type="float" office:value="0.00202974273718062">
                <text:p>0.002029742737180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142">
                <text:p>0.142</text:p>
              </table:table-cell>
              <table:table-cell office:value-type="float" office:value="0.00195195070241735">
                <text:p>0.001951950702417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141">
                <text:p>0.141</text:p>
              </table:table-cell>
              <table:table-cell office:value-type="float" office:value="0.00187596737295322">
                <text:p>0.001875967372953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14">
                <text:p>0.14</text:p>
              </table:table-cell>
              <table:table-cell office:value-type="float" office:value="0.00180177241368646">
                <text:p>0.001801772413686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139">
                <text:p>0.139</text:p>
              </table:table-cell>
              <table:table-cell office:value-type="float" office:value="0.00172934550508583">
                <text:p>0.001729345505085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138">
                <text:p>0.138</text:p>
              </table:table-cell>
              <table:table-cell office:value-type="float" office:value="0.00165866635420239">
                <text:p>0.001658666354202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137">
                <text:p>0.137</text:p>
              </table:table-cell>
              <table:table-cell office:value-type="float" office:value="0.00158971470488627">
                <text:p>0.001589714704886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136">
                <text:p>0.136</text:p>
              </table:table-cell>
              <table:table-cell office:value-type="float" office:value="0.00152247034726741">
                <text:p>0.001522470347267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135">
                <text:p>0.135</text:p>
              </table:table-cell>
              <table:table-cell office:value-type="float" office:value="0.00145691312655406">
                <text:p>0.001456913126554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134">
                <text:p>0.134</text:p>
              </table:table-cell>
              <table:table-cell office:value-type="float" office:value="0.00139302295119812">
                <text:p>0.001393022951198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133">
                <text:p>0.133</text:p>
              </table:table-cell>
              <table:table-cell office:value-type="float" office:value="0.00133077980047244">
                <text:p>0.001330779800472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132">
                <text:p>0.132</text:p>
              </table:table-cell>
              <table:table-cell office:value-type="float" office:value="0.00127016373150135">
                <text:p>0.001270163731501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131">
                <text:p>0.131</text:p>
              </table:table-cell>
              <table:table-cell office:value-type="float" office:value="0.00121115488578233">
                <text:p>0.001211154885782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13">
                <text:p>0.13</text:p>
              </table:table-cell>
              <table:table-cell office:value-type="float" office:value="0.00115373349523368">
                <text:p>0.001153733495233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129">
                <text:p>0.129</text:p>
              </table:table-cell>
              <table:table-cell office:value-type="float" office:value="0.00109787988780035">
                <text:p>0.001097879887800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128">
                <text:p>0.128</text:p>
              </table:table-cell>
              <table:table-cell office:value-type="float" office:value="0.00104357449264746">
                <text:p>0.001043574492647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127">
                <text:p>0.127</text:p>
              </table:table-cell>
              <table:table-cell office:value-type="float" office:value="0.000990797844968866">
                <text:p>0.0009907978449688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126">
                <text:p>0.126</text:p>
              </table:table-cell>
              <table:table-cell office:value-type="float" office:value="0.000939530590436001">
                <text:p>0.000939530590436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125">
                <text:p>0.125</text:p>
              </table:table-cell>
              <table:table-cell office:value-type="float" office:value="0.000889753489310275">
                <text:p>0.0008897534893102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124">
                <text:p>0.124</text:p>
              </table:table-cell>
              <table:table-cell office:value-type="float" office:value="0.000841447420240735">
                <text:p>0.0008414474202407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123">
                <text:p>0.123</text:p>
              </table:table-cell>
              <table:table-cell office:value-type="float" office:value="0.000794593383766978">
                <text:p>0.0007945933837669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122">
                <text:p>0.122</text:p>
              </table:table-cell>
              <table:table-cell office:value-type="float" office:value="0.000749172505545879">
                <text:p>0.0007491725055458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21">
                <text:p>0.121</text:p>
              </table:table-cell>
              <table:table-cell office:value-type="float" office:value="0.000705166039319459">
                <text:p>0.0007051660393194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12">
                <text:p>0.12</text:p>
              </table:table-cell>
              <table:table-cell office:value-type="float" office:value="0.000662555369639904">
                <text:p>0.0006625553696399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119">
                <text:p>0.119</text:p>
              </table:table-cell>
              <table:table-cell office:value-type="float" office:value="0.000621322014366673">
                <text:p>0.0006213220143666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118">
                <text:p>0.118</text:p>
              </table:table-cell>
              <table:table-cell office:value-type="float" office:value="0.000581447626949642">
                <text:p>0.0005814476269496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117">
                <text:p>0.117</text:p>
              </table:table-cell>
              <table:table-cell office:value-type="float" office:value="0.000542913998511217">
                <text:p>0.0005429139985112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116">
                <text:p>0.116</text:p>
              </table:table-cell>
              <table:table-cell office:value-type="float" office:value="0.00050570305973952">
                <text:p>0.000505703059739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115">
                <text:p>0.115</text:p>
              </table:table-cell>
              <table:table-cell office:value-type="float" office:value="0.000469796882603998">
                <text:p>0.0004697968826039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114">
                <text:p>0.114</text:p>
              </table:table-cell>
              <table:table-cell office:value-type="float" office:value="0.000435177681903907">
                <text:p>0.0004351776819039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113">
                <text:p>0.113</text:p>
              </table:table-cell>
              <table:table-cell office:value-type="float" office:value="0.000401827816659685">
                <text:p>0.0004018278166596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112">
                <text:p>0.112</text:p>
              </table:table-cell>
              <table:table-cell office:value-type="float" office:value="0.000369729791356332">
                <text:p>0.0003697297913563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111">
                <text:p>0.111</text:p>
              </table:table-cell>
              <table:table-cell office:value-type="float" office:value="0.000338866257047536">
                <text:p>0.0003388662570475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11">
                <text:p>0.11</text:p>
              </table:table-cell>
              <table:table-cell office:value-type="float" office:value="0.000309220012328597">
                <text:p>0.0003092200123285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109">
                <text:p>0.109</text:p>
              </table:table-cell>
              <table:table-cell office:value-type="float" office:value="0.000280774004185823">
                <text:p>0.0002807740041858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108">
                <text:p>0.108</text:p>
              </table:table-cell>
              <table:table-cell office:value-type="float" office:value="0.000253511328729488">
                <text:p>0.0002535113287294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107">
                <text:p>0.107</text:p>
              </table:table-cell>
              <table:table-cell office:value-type="float" office:value="0.000227415231817081">
                <text:p>0.0002274152318170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106">
                <text:p>0.106</text:p>
              </table:table-cell>
              <table:table-cell office:value-type="float" office:value="0.000202469109573155">
                <text:p>0.0002024691095731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105">
                <text:p>0.105</text:p>
              </table:table-cell>
              <table:table-cell office:value-type="float" office:value="0.000178656508811673">
                <text:p>0.0001786565088116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104">
                <text:p>0.104</text:p>
              </table:table-cell>
              <table:table-cell office:value-type="float" office:value="0.000155961127366495">
                <text:p>0.0001559611273664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103">
                <text:p>0.103</text:p>
              </table:table-cell>
              <table:table-cell office:value-type="float" office:value="0.000134366814335147">
                <text:p>0.0001343668143351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102">
                <text:p>0.102</text:p>
              </table:table-cell>
              <table:table-cell office:value-type="float" office:value="0.000113857570240948">
                <text:p>0.0001138575702409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101">
                <text:p>0.101</text:p>
              </table:table-cell>
              <table:table-cell office:value-type="float" office:value="0.0000944175471180361">
                <text:p>0.00009441754711803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58f22d5-270d05a-e2abed1-ea17a85-9b5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486cm" svg:height="13.319cm" xlink:href=".." xlink:type="simple" chart:class="chart:scatter" chart:style-name="ch1">
        <chart:legend chart:legend-position="end" svg:x="20.607cm" svg:y="5.037cm" style:legend-expansion="high" chart:style-name="ch2"/>
        <chart:plot-area chart:style-name="ch3" table:cell-range-address="Sheet2.D10:Sheet2.J810" svg:x="0.919cm" svg:y="1.199cm" svg:width="18.75cm" svg:height="11.434cm">
          <chartooo:coordinate-region svg:x="1.726cm" svg:y="1.411cm" svg:width="17.612cm" svg:height="10.5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E10:Sheet2.E810" chart:class="chart:scatter">
            <chart:domain table:cell-range-address="Sheet2.D10:Sheet2.D810"/>
            <chart:data-point chart:repeated="801"/>
          </chart:series>
          <chart:series chart:style-name="ch7" chart:values-cell-range-address="Sheet2.F10:Sheet2.F810" chart:class="chart:scatter">
            <chart:data-point chart:repeated="801"/>
          </chart:series>
          <chart:series chart:style-name="ch8" chart:values-cell-range-address="Sheet2.G10:Sheet2.G810" chart:class="chart:scatter">
            <chart:data-point chart:repeated="801"/>
          </chart:series>
          <chart:series chart:style-name="ch9" chart:values-cell-range-address="Sheet2.H10:Sheet2.H810" chart:class="chart:scatter">
            <chart:data-point chart:repeated="801"/>
          </chart:series>
          <chart:series chart:style-name="ch10" chart:values-cell-range-address="Sheet2.I10:Sheet2.I810" chart:class="chart:scatter">
            <chart:data-point chart:repeated="801"/>
          </chart:series>
          <chart:series chart:style-name="ch11" chart:values-cell-range-address="Sheet2.J10:Sheet2.J810" chart:class="chart:scatter">
            <chart:data-point chart:repeated="8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Sheet2.D10:Sheet2.D810</svg:desc>
                </draw:g>
              </table:table-cell>
              <table:table-cell office:value-type="float" office:value="13.1174727534728">
                <text:p>13.1174727534728</text:p>
                <draw:g>
                  <svg:desc>Sheet2.E10:Sheet2.E810</svg:desc>
                </draw:g>
              </table:table-cell>
              <table:table-cell office:value-type="float" office:value="8.30496737008606">
                <text:p>8.30496737008606</text:p>
                <draw:g>
                  <svg:desc>Sheet2.F10:Sheet2.F810</svg:desc>
                </draw:g>
              </table:table-cell>
              <table:table-cell office:value-type="float" office:value="2.79231936220312">
                <text:p>2.79231936220312</text:p>
                <draw:g>
                  <svg:desc>Sheet2.G10:Sheet2.G810</svg:desc>
                </draw:g>
              </table:table-cell>
              <table:table-cell office:value-type="float" office:value="0.0493345163738789">
                <text:p>0.0493345163738789</text:p>
                <draw:g>
                  <svg:desc>Sheet2.H10:Sheet2.H810</svg:desc>
                </draw:g>
              </table:table-cell>
              <table:table-cell office:value-type="float" office:value="0.00000000000776817236179672">
                <text:p>0.00000000000776817236179672</text:p>
                <draw:g>
                  <svg:desc>Sheet2.I10:Sheet2.I810</svg:desc>
                </draw:g>
              </table:table-cell>
              <table:table-cell office:value-type="float" office:value="1.01287813420499E-090">
                <text:p>1.01287813420499E-090</text:p>
                <draw:g>
                  <svg:desc>Sheet2.J10:Sheet2.J8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05">
                <text:p>0.3005</text:p>
              </table:table-cell>
              <table:table-cell office:value-type="float" office:value="13.2512060315599">
                <text:p>13.2512060315599</text:p>
              </table:table-cell>
              <table:table-cell office:value-type="float" office:value="8.40880897610031">
                <text:p>8.40880897610031</text:p>
              </table:table-cell>
              <table:table-cell office:value-type="float" office:value="2.84266413129577">
                <text:p>2.84266413129577</text:p>
              </table:table-cell>
              <table:table-cell office:value-type="float" office:value="0.0512465287221447">
                <text:p>0.0512465287221447</text:p>
              </table:table-cell>
              <table:table-cell office:value-type="float" office:value="0.00000000000903202900204491">
                <text:p>0.00000000000903202900204491</text:p>
              </table:table-cell>
              <table:table-cell office:value-type="float" office:value="2.91712100554985E-090">
                <text:p>2.91712100554985E-0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1">
                <text:p>0.301</text:p>
              </table:table-cell>
              <table:table-cell office:value-type="float" office:value="13.3859628488738">
                <text:p>13.3859628488738</text:p>
              </table:table-cell>
              <table:table-cell office:value-type="float" office:value="8.51368415785394">
                <text:p>8.51368415785394</text:p>
              </table:table-cell>
              <table:table-cell office:value-type="float" office:value="2.89378716477931">
                <text:p>2.89378716477931</text:p>
              </table:table-cell>
              <table:table-cell office:value-type="float" office:value="0.0532275767931564">
                <text:p>0.0532275767931564</text:p>
              </table:table-cell>
              <table:table-cell office:value-type="float" office:value="0.0000000000104975492940518">
                <text:p>0.0000000000104975492940518</text:p>
              </table:table-cell>
              <table:table-cell office:value-type="float" office:value="8.37918468445057E-090">
                <text:p>8.37918468445057E-0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5">
                <text:p>0.3015</text:p>
              </table:table-cell>
              <table:table-cell office:value-type="float" office:value="13.5217467364515">
                <text:p>13.5217467364515</text:p>
              </table:table-cell>
              <table:table-cell office:value-type="float" office:value="8.61959924151904">
                <text:p>8.61959924151904</text:p>
              </table:table-cell>
              <table:table-cell office:value-type="float" office:value="2.94569784475791">
                <text:p>2.94569784475791</text:p>
              </table:table-cell>
              <table:table-cell office:value-type="float" office:value="0.0552799449375789">
                <text:p>0.0552799449375789</text:p>
              </table:table-cell>
              <table:table-cell office:value-type="float" office:value="0.0000000000121962593477002">
                <text:p>0.0000000000121962593477002</text:p>
              </table:table-cell>
              <table:table-cell office:value-type="float" office:value="2.40048585072458E-089">
                <text:p>2.40048585072458E-0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2">
                <text:p>0.302</text:p>
              </table:table-cell>
              <table:table-cell office:value-type="float" office:value="13.6585611825646">
                <text:p>13.6585611825646</text:p>
              </table:table-cell>
              <table:table-cell office:value-type="float" office:value="8.72656053443138">
                <text:p>8.72656053443138</text:p>
              </table:table-cell>
              <table:table-cell office:value-type="float" office:value="2.99840561521505">
                <text:p>2.99840561521505</text:p>
              </table:table-cell>
              <table:table-cell office:value-type="float" office:value="0.0574059849437225">
                <text:p>0.0574059849437225</text:p>
              </table:table-cell>
              <table:table-cell office:value-type="float" office:value="0.0000000000141645084570841">
                <text:p>0.0000000000141645084570841</text:p>
              </table:table-cell>
              <table:table-cell office:value-type="float" office:value="6.85877581155073E-089">
                <text:p>6.85877581155073E-0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25">
                <text:p>0.3025</text:p>
              </table:table-cell>
              <table:table-cell office:value-type="float" office:value="13.7964096319296">
                <text:p>13.7964096319296</text:p>
              </table:table-cell>
              <table:table-cell office:value-type="float" office:value="8.83457432406647">
                <text:p>8.83457432406647</text:p>
              </table:table-cell>
              <table:table-cell office:value-type="float" office:value="3.05191998141877">
                <text:p>3.05191998141877</text:p>
              </table:table-cell>
              <table:table-cell office:value-type="float" office:value="0.0596081177252945">
                <text:p>0.0596081177252945</text:p>
              </table:table-cell>
              <table:table-cell office:value-type="float" office:value="0.0000000000164441903080247">
                <text:p>0.0000000000164441903080247</text:p>
              </table:table-cell>
              <table:table-cell office:value-type="float" office:value="1.95453807120049E-088">
                <text:p>1.95453807120049E-0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3">
                <text:p>0.303</text:p>
              </table:table-cell>
              <table:table-cell office:value-type="float" office:value="13.9352954849155">
                <text:p>13.9352954849155</text:p>
              </table:table-cell>
              <table:table-cell office:value-type="float" office:value="8.94364687700603">
                <text:p>8.94364687700603</text:p>
              </table:table-cell>
              <table:table-cell office:value-type="float" office:value="3.1062505093025">
                <text:p>3.1062505093025</text:p>
              </table:table-cell>
              <table:table-cell office:value-type="float" office:value="0.0618888350406203">
                <text:p>0.0618888350406203</text:p>
              </table:table-cell>
              <table:table-cell office:value-type="float" office:value="0.0000000000190835694330605">
                <text:p>0.0000000000190835694330605</text:p>
              </table:table-cell>
              <table:table-cell office:value-type="float" office:value="5.55509806835557E-088">
                <text:p>5.55509806835557E-0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35">
                <text:p>0.3035</text:p>
              </table:table-cell>
              <table:table-cell office:value-type="float" office:value="14.0752220967491">
                <text:p>14.0752220967491</text:p>
              </table:table-cell>
              <table:table-cell office:value-type="float" office:value="9.05378443789496">
                <text:p>9.05378443789496</text:p>
              </table:table-cell>
              <table:table-cell office:value-type="float" office:value="3.16140682482113">
                <text:p>3.16140682482113</text:p>
              </table:table-cell>
              <table:table-cell office:value-type="float" office:value="0.0642507012435423">
                <text:p>0.0642507012435423</text:p>
              </table:table-cell>
              <table:table-cell office:value-type="float" office:value="0.0000000000221382278780265">
                <text:p>0.0000000000221382278780265</text:p>
              </table:table-cell>
              <table:table-cell office:value-type="float" office:value="1.57466942806527E-087">
                <text:p>1.57466942806527E-0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04">
                <text:p>0.304</text:p>
              </table:table-cell>
              <table:table-cell office:value-type="float" office:value="14.216192776718">
                <text:p>14.216192776718</text:p>
              </table:table-cell>
              <table:table-cell office:value-type="float" office:value="9.16499322838872">
                <text:p>9.16499322838872</text:p>
              </table:table-cell>
              <table:table-cell office:value-type="float" office:value="3.21739861328202">
                <text:p>3.21739861328202</text:p>
              </table:table-cell>
              <table:table-cell office:value-type="float" office:value="0.0666963550661913">
                <text:p>0.0666963550661913</text:p>
              </table:table-cell>
              <table:table-cell office:value-type="float" office:value="0.0000000000256721491131145">
                <text:p>0.0000000000256721491131145</text:p>
              </table:table-cell>
              <table:table-cell office:value-type="float" office:value="4.45181522926687E-087">
                <text:p>4.45181522926687E-0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045">
                <text:p>0.3045</text:p>
              </table:table-cell>
              <table:table-cell office:value-type="float" office:value="14.3582107873719">
                <text:p>14.3582107873719</text:p>
              </table:table-cell>
              <table:table-cell office:value-type="float" office:value="9.27727944609153">
                <text:p>9.27727944609153</text:p>
              </table:table-cell>
              <table:table-cell office:value-type="float" office:value="3.27423561865079">
                <text:p>3.27423561865079</text:p>
              </table:table-cell>
              <table:table-cell office:value-type="float" office:value="0.0692285114338163">
                <text:p>0.0692285114338163</text:p>
              </table:table-cell>
              <table:table-cell office:value-type="float" office:value="0.000000000029758958567542">
                <text:p>0.000000000029758958567542</text:p>
              </table:table-cell>
              <table:table-cell office:value-type="float" office:value="1.25526359975803E-086">
                <text:p>1.25526359975803E-0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999999999999">
                <text:p>0.304999999999999</text:p>
              </table:table-cell>
              <table:table-cell office:value-type="float" office:value="14.5012793437212">
                <text:p>14.5012793437212</text:p>
              </table:table-cell>
              <table:table-cell office:value-type="float" office:value="9.39064926348506">
                <text:p>9.39064926348506</text:p>
              </table:table-cell>
              <table:table-cell office:value-type="float" office:value="3.33192764283148">
                <text:p>3.33192764283148</text:p>
              </table:table-cell>
              <table:table-cell office:value-type="float" office:value="0.0718499633118368">
                <text:p>0.0718499633118368</text:p>
              </table:table-cell>
              <table:table-cell office:value-type="float" office:value="0.0000000000344833428266257">
                <text:p>0.0000000000344833428266257</text:p>
              </table:table-cell>
              <table:table-cell office:value-type="float" office:value="3.53006586971413E-086">
                <text:p>3.53006586971413E-0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05499999999999">
                <text:p>0.305499999999999</text:p>
              </table:table-cell>
              <table:table-cell office:value-type="float" office:value="14.6454016124341">
                <text:p>14.6454016124341</text:p>
              </table:table-cell>
              <table:table-cell office:value-type="float" office:value="9.50510882684806">
                <text:p>9.50510882684806</text:p>
              </table:table-cell>
              <table:table-cell office:value-type="float" office:value="3.390484544921">
                <text:p>3.390484544921</text:p>
              </table:table-cell>
              <table:table-cell office:value-type="float" office:value="0.0745635835852704">
                <text:p>0.0745635835852704</text:p>
              </table:table-cell>
              <table:table-cell office:value-type="float" office:value="0.0000000000399426725436596">
                <text:p>0.0000000000399426725436596</text:p>
              </table:table-cell>
              <table:table-cell office:value-type="float" office:value="9.90103857703321E-086">
                <text:p>9.90103857703321E-0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5999999999999">
                <text:p>0.305999999999999</text:p>
              </table:table-cell>
              <table:table-cell office:value-type="float" office:value="14.7905807110317">
                <text:p>14.7905807110317</text:p>
              </table:table-cell>
              <table:table-cell office:value-type="float" office:value="9.62066425516682">
                <text:p>9.62066425516682</text:p>
              </table:table-cell>
              <table:table-cell office:value-type="float" office:value="3.44991624043745">
                <text:p>3.44991624043745</text:p>
              </table:table-cell>
              <table:table-cell office:value-type="float" office:value="0.0773723269706727">
                <text:p>0.0773723269706727</text:p>
              </table:table-cell>
              <table:table-cell office:value-type="float" office:value="0.0000000000462488575320615">
                <text:p>0.0000000000462488575320615</text:p>
              </table:table-cell>
              <table:table-cell office:value-type="float" office:value="2.76967471021941E-085">
                <text:p>2.76967471021941E-0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06499999999999">
                <text:p>0.306499999999999</text:p>
              </table:table-cell>
              <table:table-cell office:value-type="float" office:value="14.9368197070811">
                <text:p>14.9368197070811</text:p>
              </table:table-cell>
              <table:table-cell office:value-type="float" office:value="9.73732163903661">
                <text:p>9.73732163903661</text:p>
              </table:table-cell>
              <table:table-cell office:value-type="float" office:value="3.51023270052219">
                <text:p>3.51023270052219</text:p>
              </table:table-cell>
              <table:table-cell office:value-type="float" office:value="0.0802792319607059">
                <text:p>0.0802792319607059</text:p>
              </table:table-cell>
              <table:table-cell office:value-type="float" office:value="0.0000000000535304663669631">
                <text:p>0.0000000000535304663669631</text:p>
              </table:table-cell>
              <table:table-cell office:value-type="float" office:value="7.72728353251255E-085">
                <text:p>7.72728353251255E-0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06999999999999">
                <text:p>0.306999999999999</text:p>
              </table:table-cell>
              <table:table-cell office:value-type="float" office:value="15.0841216173876">
                <text:p>15.0841216173876</text:p>
              </table:table-cell>
              <table:table-cell office:value-type="float" office:value="9.85508703955412">
                <text:p>9.85508703955412</text:p>
              </table:table-cell>
              <table:table-cell office:value-type="float" office:value="3.57144395111529">
                <text:p>3.57144395111529</text:p>
              </table:table-cell>
              <table:table-cell office:value-type="float" office:value="0.0832874228014393">
                <text:p>0.0832874228014393</text:p>
              </table:table-cell>
              <table:table-cell office:value-type="float" office:value="0.000000000061935147197257">
                <text:p>0.000000000061935147197257</text:p>
              </table:table-cell>
              <table:table-cell office:value-type="float" office:value="2.15018089962504E-084">
                <text:p>2.15018089962504E-0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07499999999999">
                <text:p>0.307499999999999</text:p>
              </table:table-cell>
              <table:table-cell office:value-type="float" office:value="15.2324894071845">
                <text:p>15.2324894071845</text:p>
              </table:table-cell>
              <table:table-cell office:value-type="float" office:value="9.97396648720124">
                <text:p>9.97396648720124</text:p>
              </table:table-cell>
              <table:table-cell office:value-type="float" office:value="3.63356007210426">
                <text:p>3.63356007210426</text:p>
              </table:table-cell>
              <table:table-cell office:value-type="float" office:value="0.0864001115024635">
                <text:p>0.0864001115024635</text:p>
              </table:table-cell>
              <table:table-cell office:value-type="float" office:value="0.0000000000716323914136265">
                <text:p>0.0000000000716323914136265</text:p>
              </table:table-cell>
              <table:table-cell office:value-type="float" office:value="5.96723609171707E-084">
                <text:p>5.96723609171707E-0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07999999999999">
                <text:p>0.307999999999999</text:p>
              </table:table-cell>
              <table:table-cell office:value-type="float" office:value="15.381925989322">
                <text:p>15.381925989322</text:p>
              </table:table-cell>
              <table:table-cell office:value-type="float" office:value="10.0939659807199">
                <text:p>10.0939659807199</text:p>
              </table:table-cell>
              <table:table-cell office:value-type="float" office:value="3.69659119644569">
                <text:p>3.69659119644569</text:p>
              </table:table-cell>
              <table:table-cell office:value-type="float" office:value="0.0896205998798811">
                <text:p>0.0896205998798811</text:p>
              </table:table-cell>
              <table:table-cell office:value-type="float" office:value="0.0000000000828166874077207">
                <text:p>0.0000000000828166874077207</text:p>
              </table:table-cell>
              <table:table-cell office:value-type="float" office:value="1.65166327250451E-083">
                <text:p>1.65166327250451E-0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8499999999999">
                <text:p>0.308499999999999</text:p>
              </table:table-cell>
              <table:table-cell office:value-type="float" office:value="15.532434223455">
                <text:p>15.532434223455</text:p>
              </table:table-cell>
              <table:table-cell office:value-type="float" office:value="10.2150914859784">
                <text:p>10.2150914859784</text:p>
              </table:table-cell>
              <table:table-cell office:value-type="float" office:value="3.76054750925962">
                <text:p>3.76054750925962</text:p>
              </table:table-cell>
              <table:table-cell office:value-type="float" office:value="0.0929522816322186">
                <text:p>0.0929522816322186</text:p>
              </table:table-cell>
              <table:table-cell office:value-type="float" office:value="0.0000000000957111179736255">
                <text:p>0.0000000000957111179736255</text:p>
              </table:table-cell>
              <table:table-cell office:value-type="float" office:value="4.5595278401293E-083">
                <text:p>4.5595278401293E-0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8999999999999">
                <text:p>0.308999999999999</text:p>
              </table:table-cell>
              <table:table-cell office:value-type="float" office:value="15.6840169152289">
                <text:p>15.6840169152289</text:p>
              </table:table-cell>
              <table:table-cell office:value-type="float" office:value="10.3373489348294">
                <text:p>10.3373489348294</text:p>
              </table:table-cell>
              <table:table-cell office:value-type="float" office:value="3.82543924689648">
                <text:p>3.82543924689648</text:p>
              </table:table-cell>
              <table:table-cell office:value-type="float" office:value="0.0963986444492833">
                <text:p>0.0963986444492833</text:p>
              </table:table-cell>
              <table:table-cell office:value-type="float" office:value="0.000000000110571462036249">
                <text:p>0.000000000110571462036249</text:p>
              </table:table-cell>
              <table:table-cell office:value-type="float" office:value="1.25536004344476E-082">
                <text:p>1.25536004344476E-0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09499999999999">
                <text:p>0.309499999999999</text:p>
              </table:table-cell>
              <table:table-cell office:value-type="float" office:value="15.8366768154651">
                <text:p>15.8366768154651</text:p>
              </table:table-cell>
              <table:table-cell office:value-type="float" office:value="10.460744223959">
                <text:p>10.460744223959</text:p>
              </table:table-cell>
              <table:table-cell office:value-type="float" office:value="3.89127669597624">
                <text:p>3.89127669597624</text:p>
              </table:table-cell>
              <table:table-cell office:value-type="float" office:value="0.0999632721539629">
                <text:p>0.0999632721539629</text:p>
              </table:table-cell>
              <table:table-cell office:value-type="float" office:value="0.000000000127690869444184">
                <text:p>0.000000000127690869444184</text:p>
              </table:table-cell>
              <table:table-cell office:value-type="float" office:value="3.44720253619378E-082">
                <text:p>3.44720253619378E-0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09999999999999">
                <text:p>0.309999999999999</text:p>
              </table:table-cell>
              <table:table-cell office:value-type="float" office:value="15.990416619345">
                <text:p>15.990416619345</text:p>
              </table:table-cell>
              <table:table-cell office:value-type="float" office:value="10.5852832137281">
                <text:p>10.5852832137281</text:p>
              </table:table-cell>
              <table:table-cell office:value-type="float" office:value="3.95807019239965">
                <text:p>3.95807019239965</text:p>
              </table:table-cell>
              <table:table-cell office:value-type="float" office:value="0.103649846876952">
                <text:p>0.103649846876952</text:p>
              </table:table-cell>
              <table:table-cell office:value-type="float" office:value="0.000000000147405186651456">
                <text:p>0.000000000147405186651456</text:p>
              </table:table-cell>
              <table:table-cell office:value-type="float" office:value="9.44094286121237E-082">
                <text:p>9.44094286121237E-0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0499999999999">
                <text:p>0.310499999999999</text:p>
              </table:table-cell>
              <table:table-cell office:value-type="float" office:value="16.1452389655939">
                <text:p>16.1452389655939</text:p>
              </table:table-cell>
              <table:table-cell office:value-type="float" office:value="10.7109717270053">
                <text:p>10.7109717270053</text:p>
              </table:table-cell>
              <table:table-cell office:value-type="float" office:value="4.02583012033129">
                <text:p>4.02583012033129</text:p>
              </table:table-cell>
              <table:table-cell office:value-type="float" office:value="0.107462151264357">
                <text:p>0.107462151264357</text:p>
              </table:table-cell>
              <table:table-cell office:value-type="float" office:value="0.000000000170099021361109">
                <text:p>0.000000000170099021361109</text:p>
              </table:table-cell>
              <table:table-cell office:value-type="float" office:value="2.57877830121627E-081">
                <text:p>2.57877830121627E-0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10999999999999">
                <text:p>0.310999999999999</text:p>
              </table:table-cell>
              <table:table-cell office:value-type="float" office:value="16.301146435663">
                <text:p>16.301146435663</text:p>
              </table:table-cell>
              <table:table-cell office:value-type="float" office:value="10.8378155479917">
                <text:p>10.8378155479917</text:p>
              </table:table-cell>
              <table:table-cell office:value-type="float" office:value="4.09456691115433">
                <text:p>4.09456691115433</text:p>
              </table:table-cell>
              <table:table-cell office:value-type="float" office:value="0.111404070718112">
                <text:p>0.111404070718112</text:p>
              </table:table-cell>
              <table:table-cell office:value-type="float" office:value="0.000000000196212645757189">
                <text:p>0.000000000196212645757189</text:p>
              </table:table-cell>
              <table:table-cell office:value-type="float" office:value="7.02526506231625E-081">
                <text:p>7.02526506231625E-0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11499999999999">
                <text:p>0.311499999999999</text:p>
              </table:table-cell>
              <table:table-cell office:value-type="float" office:value="16.4581415529118">
                <text:p>16.4581415529118</text:p>
              </table:table-cell>
              <table:table-cell office:value-type="float" office:value="10.965820421038">
                <text:p>10.965820421038</text:p>
              </table:table-cell>
              <table:table-cell office:value-type="float" office:value="4.16429104239666">
                <text:p>4.16429104239666</text:p>
              </table:table-cell>
              <table:table-cell office:value-type="float" office:value="0.115479595669121">
                <text:p>0.115479595669121</text:p>
              </table:table-cell>
              <table:table-cell office:value-type="float" office:value="0.000000000226249850970204">
                <text:p>0.000000000226249850970204</text:p>
              </table:table-cell>
              <table:table-cell office:value-type="float" office:value="1.90880468269216E-080">
                <text:p>1.90880468269216E-0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11999999999999">
                <text:p>0.311999999999999</text:p>
              </table:table-cell>
              <table:table-cell office:value-type="float" office:value="16.6162267817896">
                <text:p>16.6162267817896</text:p>
              </table:table-cell>
              <table:table-cell office:value-type="float" office:value="11.0949920494538">
                <text:p>11.0949920494538</text:p>
              </table:table-cell>
              <table:table-cell office:value-type="float" office:value="4.23501303662825">
                <text:p>4.23501303662825</text:p>
              </table:table-cell>
              <table:table-cell office:value-type="float" office:value="0.119692823882992">
                <text:p>0.119692823882992</text:p>
              </table:table-cell>
              <table:table-cell office:value-type="float" office:value="0.000000000260786880083712">
                <text:p>0.000000000260786880083712</text:p>
              </table:table-cell>
              <table:table-cell office:value-type="float" office:value="5.17261718323945E-080">
                <text:p>5.17261718323945E-0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12499999999999">
                <text:p>0.312499999999999</text:p>
              </table:table-cell>
              <table:table-cell office:value-type="float" office:value="16.7754045270166">
                <text:p>16.7754045270166</text:p>
              </table:table-cell>
              <table:table-cell office:value-type="float" office:value="11.2253360943086">
                <text:p>11.2253360943086</text:p>
              </table:table-cell>
              <table:table-cell office:value-type="float" office:value="4.30674346032961">
                <text:p>4.30674346032961</text:p>
              </table:table-cell>
              <table:table-cell office:value-type="float" office:value="0.124047962798233">
                <text:p>0.124047962798233</text:p>
              </table:table-cell>
              <table:table-cell office:value-type="float" office:value="0.000000000300482583496062">
                <text:p>0.000000000300482583496062</text:p>
              </table:table-cell>
              <table:table-cell office:value-type="float" office:value="1.39800670422933E-079">
                <text:p>1.39800670422933E-0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12999999999999">
                <text:p>0.312999999999999</text:p>
              </table:table-cell>
              <table:table-cell office:value-type="float" office:value="16.9356771327649">
                <text:p>16.9356771327649</text:p>
              </table:table-cell>
              <table:table-cell office:value-type="float" office:value="11.3568581732265">
                <text:p>11.3568581732265</text:p>
              </table:table-cell>
              <table:table-cell office:value-type="float" office:value="4.37949292273101">
                <text:p>4.37949292273101</text:p>
              </table:table-cell>
              <table:table-cell office:value-type="float" office:value="0.128549331896732">
                <text:p>0.128549331896732</text:p>
              </table:table-cell>
              <table:table-cell office:value-type="float" office:value="0.000000000346089959024619">
                <text:p>0.000000000346089959024619</text:p>
              </table:table-cell>
              <table:table-cell office:value-type="float" office:value="3.76841079737232E-079">
                <text:p>3.76841079737232E-0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13499999999999">
                <text:p>0.313499999999999</text:p>
              </table:table-cell>
              <table:table-cell office:value-type="float" office:value="17.0970468818391">
                <text:p>17.0970468818391</text:p>
              </table:table-cell>
              <table:table-cell office:value-type="float" office:value="11.4895638591724">
                <text:p>11.4895638591724</text:p>
              </table:table-cell>
              <table:table-cell office:value-type="float" office:value="4.45327207462248">
                <text:p>4.45327207462248</text:p>
              </table:table-cell>
              <table:table-cell office:value-type="float" office:value="0.133201365106323">
                <text:p>0.133201365106323</text:p>
              </table:table-cell>
              <table:table-cell office:value-type="float" office:value="0.000000000398469260029232">
                <text:p>0.000000000398469260029232</text:p>
              </table:table-cell>
              <table:table-cell office:value-type="float" office:value="1.01311161474329E-078">
                <text:p>1.01311161474329E-0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13999999999998">
                <text:p>0.313999999999998</text:p>
              </table:table-cell>
              <table:table-cell office:value-type="float" office:value="17.259515994857">
                <text:p>17.259515994857</text:p>
              </table:table-cell>
              <table:table-cell office:value-type="float" office:value="11.6234586792311">
                <text:p>11.6234586792311</text:p>
              </table:table-cell>
              <table:table-cell office:value-type="float" office:value="4.52809160713425">
                <text:p>4.52809160713425</text:p>
              </table:table-cell>
              <table:table-cell office:value-type="float" office:value="0.138008613235198">
                <text:p>0.138008613235198</text:p>
              </table:table-cell>
              <table:table-cell office:value-type="float" office:value="0.000000000458602878314737">
                <text:p>0.000000000458602878314737</text:p>
              </table:table-cell>
              <table:table-cell office:value-type="float" office:value="2.71647941657754E-078">
                <text:p>2.71647941657754E-0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14499999999998">
                <text:p>0.314499999999998</text:p>
              </table:table-cell>
              <table:table-cell office:value-type="float" office:value="17.4230866294309">
                <text:p>17.4230866294309</text:p>
              </table:table-cell>
              <table:table-cell office:value-type="float" office:value="11.7585481133803">
                <text:p>11.7585481133803</text:p>
              </table:table-cell>
              <table:table-cell office:value-type="float" office:value="4.60396225048749">
                <text:p>4.60396225048749</text:p>
              </table:table-cell>
              <table:table-cell office:value-type="float" office:value="0.142975746437926">
                <text:p>0.142975746437926</text:p>
              </table:table-cell>
              <table:table-cell office:value-type="float" office:value="0.000000000527612234958897">
                <text:p>0.000000000527612234958897</text:p>
              </table:table-cell>
              <table:table-cell office:value-type="float" office:value="7.26449806463051E-078">
                <text:p>7.26449806463051E-0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4999999999998">
                <text:p>0.314999999999998</text:p>
              </table:table-cell>
              <table:table-cell office:value-type="float" office:value="17.5877608793481">
                <text:p>17.5877608793481</text:p>
              </table:table-cell>
              <table:table-cell office:value-type="float" office:value="11.8948375932551">
                <text:p>11.8948375932551</text:p>
              </table:table-cell>
              <table:table-cell office:value-type="float" office:value="4.68089477271529">
                <text:p>4.68089477271529</text:p>
              </table:table-cell>
              <table:table-cell office:value-type="float" office:value="0.148107556712769">
                <text:p>0.148107556712769</text:p>
              </table:table-cell>
              <table:table-cell office:value-type="float" office:value="0.000000000606776941846928">
                <text:p>0.000000000606776941846928</text:p>
              </table:table-cell>
              <table:table-cell office:value-type="float" office:value="1.93755873094384E-077">
                <text:p>1.93755873094384E-0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5499999999998">
                <text:p>0.315499999999998</text:p>
              </table:table-cell>
              <table:table-cell office:value-type="float" office:value="17.7535407737529">
                <text:p>17.7535407737529</text:p>
              </table:table-cell>
              <table:table-cell office:value-type="float" office:value="12.0323325009071">
                <text:p>12.0323325009071</text:p>
              </table:table-cell>
              <table:table-cell office:value-type="float" office:value="4.7588999783536">
                <text:p>4.7588999783536</text:p>
              </table:table-cell>
              <table:table-cell office:value-type="float" office:value="0.153408960429987">
                <text:p>0.153408960429987</text:p>
              </table:table-cell>
              <table:table-cell office:value-type="float" office:value="0.000000000697556529961257">
                <text:p>0.000000000697556529961257</text:p>
              </table:table-cell>
              <table:table-cell office:value-type="float" office:value="5.15411623330637E-077">
                <text:p>5.15411623330637E-0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15999999999998">
                <text:p>0.315999999999998</text:p>
              </table:table-cell>
              <table:table-cell office:value-type="float" office:value="17.9204282763283">
                <text:p>17.9204282763283</text:p>
              </table:table-cell>
              <table:table-cell office:value-type="float" office:value="12.1710381675557">
                <text:p>12.1710381675557</text:p>
              </table:table-cell>
              <table:table-cell office:value-type="float" office:value="4.83798870710205">
                <text:p>4.83798870710205</text:p>
              </table:table-cell>
              <table:table-cell office:value-type="float" office:value="0.158885000890764">
                <text:p>0.158885000890764</text:p>
              </table:table-cell>
              <table:table-cell office:value-type="float" office:value="0.000000000801615077802557">
                <text:p>0.000000000801615077802557</text:p>
              </table:table-cell>
              <table:table-cell office:value-type="float" office:value="1.3674252986885E-076">
                <text:p>1.3674252986885E-0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16499999999998">
                <text:p>0.316499999999998</text:p>
              </table:table-cell>
              <table:table-cell office:value-type="float" office:value="18.0884252844786">
                <text:p>18.0884252844786</text:p>
              </table:table-cell>
              <table:table-cell office:value-type="float" office:value="12.3109598723338">
                <text:p>12.3109598723338</text:p>
              </table:table-cell>
              <table:table-cell office:value-type="float" office:value="4.91817183245453">
                <text:p>4.91817183245453</text:p>
              </table:table-cell>
              <table:table-cell office:value-type="float" office:value="0.164540850916387">
                <text:p>0.164540850916387</text:p>
              </table:table-cell>
              <table:table-cell office:value-type="float" office:value="0.00000000092084911518145">
                <text:p>0.00000000092084911518145</text:p>
              </table:table-cell>
              <table:table-cell office:value-type="float" office:value="3.61828758579993E-076">
                <text:p>3.61828758579993E-0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16999999999998">
                <text:p>0.316999999999998</text:p>
              </table:table-cell>
              <table:table-cell office:value-type="float" office:value="18.257533628513">
                <text:p>18.257533628513</text:p>
              </table:table-cell>
              <table:table-cell office:value-type="float" office:value="12.4521028410268">
                <text:p>12.4521028410268</text:p>
              </table:table-cell>
              <table:table-cell office:value-type="float" office:value="4.9994602602993">
                <text:p>4.9994602602993</text:p>
              </table:table-cell>
              <table:table-cell office:value-type="float" office:value="0.170381815467233">
                <text:p>0.170381815467233</text:p>
              </table:table-cell>
              <table:table-cell office:value-type="float" office:value="0.0000000010574192245479">
                <text:p>0.0000000010574192245479</text:p>
              </table:table-cell>
              <table:table-cell office:value-type="float" office:value="9.54888412484486E-076">
                <text:p>9.54888412484486E-0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17499999999998">
                <text:p>0.317499999999998</text:p>
              </table:table-cell>
              <table:table-cell office:value-type="float" office:value="18.4277550708297">
                <text:p>18.4277550708297</text:p>
              </table:table-cell>
              <table:table-cell office:value-type="float" office:value="12.5944722448051">
                <text:p>12.5944722448051</text:p>
              </table:table-cell>
              <table:table-cell office:value-type="float" office:value="5.08186492748856">
                <text:p>5.08186492748856</text:p>
              </table:table-cell>
              <table:table-cell office:value-type="float" office:value="0.176413334291122">
                <text:p>0.176413334291122</text:p>
              </table:table-cell>
              <table:table-cell office:value-type="float" office:value="0.00000000121378581460561">
                <text:p>0.00000000121378581460561</text:p>
              </table:table-cell>
              <table:table-cell office:value-type="float" office:value="2.51334573320696E-075">
                <text:p>2.51334573320696E-0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17999999999998">
                <text:p>0.317999999999998</text:p>
              </table:table-cell>
              <table:table-cell office:value-type="float" office:value="18.5990913051009">
                <text:p>18.5990913051009</text:p>
              </table:table-cell>
              <table:table-cell office:value-type="float" office:value="12.7380731989511">
                <text:p>12.7380731989511</text:p>
              </table:table-cell>
              <table:table-cell office:value-type="float" office:value="5.16539680037748">
                <text:p>5.16539680037748</text:p>
              </table:table-cell>
              <table:table-cell office:value-type="float" office:value="0.182640984600535">
                <text:p>0.182640984600535</text:p>
              </table:table-cell>
              <table:table-cell office:value-type="float" office:value="0.00000000139274959984345">
                <text:p>0.00000000139274959984345</text:p>
              </table:table-cell>
              <table:table-cell office:value-type="float" office:value="6.5978420400478E-075">
                <text:p>6.5978420400478E-0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18499999999998">
                <text:p>0.318499999999998</text:p>
              </table:table-cell>
              <table:table-cell office:value-type="float" office:value="18.77154395546">
                <text:p>18.77154395546</text:p>
              </table:table-cell>
              <table:table-cell office:value-type="float" office:value="12.8829107615804">
                <text:p>12.8829107615804</text:p>
              </table:table-cell>
              <table:table-cell office:value-type="float" office:value="5.25006687333227">
                <text:p>5.25006687333227</text:p>
              </table:table-cell>
              <table:table-cell office:value-type="float" office:value="0.189070483778176">
                <text:p>0.189070483778176</text:p>
              </table:table-cell>
              <table:table-cell office:value-type="float" office:value="0.00000000159749738553058">
                <text:p>0.00000000159749738553058</text:p>
              </table:table-cell>
              <table:table-cell office:value-type="float" office:value="1.7274347956029E-074">
                <text:p>1.7274347956029E-0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18999999999998">
                <text:p>0.318999999999998</text:p>
              </table:table-cell>
              <table:table-cell office:value-type="float" office:value="18.9451145756884">
                <text:p>18.9451145756884</text:p>
              </table:table-cell>
              <table:table-cell office:value-type="float" office:value="13.0289899323567">
                <text:p>13.0289899323567</text:p>
              </table:table-cell>
              <table:table-cell office:value-type="float" office:value="5.33588616720758">
                <text:p>5.33588616720758</text:p>
              </table:table-cell>
              <table:table-cell office:value-type="float" office:value="0.195707692110283">
                <text:p>0.195707692110283</text:p>
              </table:table-cell>
              <table:table-cell office:value-type="float" office:value="0.00000000183165383146911">
                <text:p>0.00000000183165383146911</text:p>
              </table:table-cell>
              <table:table-cell office:value-type="float" office:value="4.51077829755758E-074">
                <text:p>4.51077829755758E-0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19499999999998">
                <text:p>0.319499999999998</text:p>
              </table:table-cell>
              <table:table-cell office:value-type="float" office:value="19.1198046484054">
                <text:p>19.1198046484054</text:p>
              </table:table-cell>
              <table:table-cell office:value-type="float" office:value="13.1763156512021">
                <text:p>13.1763156512021</text:p>
              </table:table-cell>
              <table:table-cell office:value-type="float" office:value="5.4228657277928">
                <text:p>5.4228657277928</text:p>
              </table:table-cell>
              <table:table-cell office:value-type="float" office:value="0.202558615547122">
                <text:p>0.202558615547122</text:p>
              </table:table-cell>
              <table:table-cell office:value-type="float" office:value="0.00000000209933995027091">
                <text:p>0.00000000209933995027091</text:p>
              </table:table-cell>
              <table:table-cell office:value-type="float" office:value="1.17476600536145E-073">
                <text:p>1.17476600536145E-0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19999999999998">
                <text:p>0.319999999999998</text:p>
              </table:table-cell>
              <table:table-cell office:value-type="float" office:value="19.2956155842587">
                <text:p>19.2956155842587</text:p>
              </table:table-cell>
              <table:table-cell office:value-type="float" office:value="13.324892797001">
                <text:p>13.324892797001</text:p>
              </table:table-cell>
              <table:table-cell office:value-type="float" office:value="5.51101662422733">
                <text:p>5.51101662422733</text:p>
              </table:table-cell>
              <table:table-cell office:value-type="float" office:value="0.209629408489973">
                <text:p>0.209629408489973</text:p>
              </table:table-cell>
              <table:table-cell office:value-type="float" office:value="0.00000000240523918810881">
                <text:p>0.00000000240523918810881</text:p>
              </table:table-cell>
              <table:table-cell office:value-type="float" office:value="3.05141536391331E-073">
                <text:p>3.05141536391331E-0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20499999999998">
                <text:p>0.320499999999998</text:p>
              </table:table-cell>
              <table:table-cell office:value-type="float" office:value="19.4725487211167">
                <text:p>19.4725487211167</text:p>
              </table:table-cell>
              <table:table-cell office:value-type="float" office:value="13.4747261863003">
                <text:p>13.4747261863003</text:p>
              </table:table-cell>
              <table:table-cell office:value-type="float" office:value="5.60034994738478">
                <text:p>5.60034994738478</text:p>
              </table:table-cell>
              <table:table-cell office:value-type="float" office:value="0.216926376603947">
                <text:p>0.216926376603947</text:p>
              </table:table-cell>
              <table:table-cell office:value-type="float" office:value="0.00000000275467203888361">
                <text:p>0.00000000275467203888361</text:p>
              </table:table-cell>
              <table:table-cell office:value-type="float" office:value="7.90499056525389E-073">
                <text:p>7.90499056525389E-0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20999999999998">
                <text:p>0.320999999999998</text:p>
              </table:table-cell>
              <table:table-cell office:value-type="float" office:value="19.6506053232629">
                <text:p>19.6506053232629</text:p>
              </table:table-cell>
              <table:table-cell office:value-type="float" office:value="13.6258205720031">
                <text:p>13.6258205720031</text:p>
              </table:table-cell>
              <table:table-cell office:value-type="float" office:value="5.69087680822588">
                <text:p>5.69087680822588</text:p>
              </table:table-cell>
              <table:table-cell office:value-type="float" office:value="0.224455979655896">
                <text:p>0.224455979655896</text:p>
              </table:table-cell>
              <table:table-cell office:value-type="float" office:value="0.00000000315368025775692">
                <text:p>0.00000000315368025775692</text:p>
              </table:table-cell>
              <table:table-cell office:value-type="float" office:value="2.04245008990245E-072">
                <text:p>2.04245008990245E-0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21499999999998">
                <text:p>0.321499999999998</text:p>
              </table:table-cell>
              <table:table-cell office:value-type="float" office:value="19.8297865805922">
                <text:p>19.8297865805922</text:p>
              </table:table-cell>
              <table:table-cell office:value-type="float" office:value="13.778180642059">
                <text:p>13.778180642059</text:p>
              </table:table-cell>
              <table:table-cell office:value-type="float" office:value="5.7826083361202">
                <text:p>5.7826083361202</text:p>
              </table:table-cell>
              <table:table-cell office:value-type="float" office:value="0.232224834376642">
                <text:p>0.232224834376642</text:p>
              </table:table-cell>
              <table:table-cell office:value-type="float" office:value="0.0000000036091218683652">
                <text:p>0.0000000036091218683652</text:p>
              </table:table-cell>
              <table:table-cell office:value-type="float" office:value="5.26322115538164E-072">
                <text:p>5.26322115538164E-0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21999999999998">
                <text:p>0.321999999999998</text:p>
              </table:table-cell>
              <table:table-cell office:value-type="float" office:value="20.0100936078092">
                <text:p>20.0100936078092</text:p>
              </table:table-cell>
              <table:table-cell office:value-type="float" office:value="13.9318110181489">
                <text:p>13.9318110181489</text:p>
              </table:table-cell>
              <table:table-cell office:value-type="float" office:value="5.87555567713651">
                <text:p>5.87555567713651</text:p>
              </table:table-cell>
              <table:table-cell office:value-type="float" office:value="0.240239717346704">
                <text:p>0.240239717346704</text:p>
              </table:table-cell>
              <table:table-cell office:value-type="float" office:value="0.00000000412877830123721">
                <text:p>0.00000000412877830123721</text:p>
              </table:table-cell>
              <table:table-cell office:value-type="float" office:value="1.35270113608401E-071">
                <text:p>1.35270113608401E-0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22499999999998">
                <text:p>0.322499999999998</text:p>
              </table:table-cell>
              <table:table-cell office:value-type="float" office:value="20.1915274436292">
                <text:p>20.1915274436292</text:p>
              </table:table-cell>
              <table:table-cell office:value-type="float" office:value="14.086716254366">
                <text:p>14.086716254366</text:p>
              </table:table-cell>
              <table:table-cell office:value-type="float" office:value="5.96972999230178">
                <text:p>5.96972999230178</text:p>
              </table:table-cell>
              <table:table-cell office:value-type="float" office:value="0.248507567904681">
                <text:p>0.248507567904681</text:p>
              </table:table-cell>
              <table:table-cell office:value-type="float" office:value="0.00000000472147516061959">
                <text:p>0.00000000472147516061959</text:p>
              </table:table-cell>
              <table:table-cell office:value-type="float" office:value="3.46738574970095E-071">
                <text:p>3.46738574970095E-0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22999999999997">
                <text:p>0.322999999999997</text:p>
              </table:table-cell>
              <table:table-cell office:value-type="float" office:value="20.3740890499806">
                <text:p>20.3740890499806</text:p>
              </table:table-cell>
              <table:table-cell office:value-type="float" office:value="14.2429008358923">
                <text:p>14.2429008358923</text:p>
              </table:table-cell>
              <table:table-cell office:value-type="float" office:value="6.06514245582884">
                <text:p>6.06514245582884</text:p>
              </table:table-cell>
              <table:table-cell office:value-type="float" office:value="0.257035491077358">
                <text:p>0.257035491077358</text:p>
              </table:table-cell>
              <table:table-cell office:value-type="float" office:value="0.00000000539721829488635">
                <text:p>0.00000000539721829488635</text:p>
              </table:table-cell>
              <table:table-cell office:value-type="float" office:value="8.86446510313721E-071">
                <text:p>8.86446510313721E-0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23499999999997">
                <text:p>0.323499999999997</text:p>
              </table:table-cell>
              <table:table-cell office:value-type="float" office:value="20.5577793112115">
                <text:p>20.5577793112115</text:p>
              </table:table-cell>
              <table:table-cell office:value-type="float" office:value="14.4003691776715">
                <text:p>14.4003691776715</text:p>
              </table:table-cell>
              <table:table-cell office:value-type="float" office:value="6.16180425331251">
                <text:p>6.16180425331251</text:p>
              </table:table-cell>
              <table:table-cell office:value-type="float" office:value="0.26583076053061">
                <text:p>0.26583076053061</text:p>
              </table:table-cell>
              <table:table-cell office:value-type="float" office:value="0.00000000616734704396168">
                <text:p>0.00000000616734704396168</text:p>
              </table:table-cell>
              <table:table-cell office:value-type="float" office:value="2.26023178922911E-070">
                <text:p>2.26023178922911E-0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23999999999997">
                <text:p>0.323999999999997</text:p>
              </table:table-cell>
              <table:table-cell office:value-type="float" office:value="20.742599033297">
                <text:p>20.742599033297</text:p>
              </table:table-cell>
              <table:table-cell office:value-type="float" office:value="14.5591256230776">
                <text:p>14.5591256230776</text:p>
              </table:table-cell>
              <table:table-cell office:value-type="float" office:value="6.25972657989441">
                <text:p>6.25972657989441</text:p>
              </table:table-cell>
              <table:table-cell office:value-type="float" office:value="0.274900821540084">
                <text:p>0.274900821540084</text:p>
              </table:table-cell>
              <table:table-cell office:value-type="float" office:value="0.0000000070447067579287">
                <text:p>0.0000000070447067579287</text:p>
              </table:table-cell>
              <table:table-cell office:value-type="float" office:value="5.74782440979451E-070">
                <text:p>5.74782440979451E-07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24499999999997">
                <text:p>0.324499999999997</text:p>
              </table:table-cell>
              <table:table-cell office:value-type="float" office:value="20.9285489430513">
                <text:p>20.9285489430513</text:p>
              </table:table-cell>
              <table:table-cell office:value-type="float" office:value="14.7191744425807">
                <text:p>14.7191744425807</text:p>
              </table:table-cell>
              <table:table-cell office:value-type="float" office:value="6.35892063839628">
                <text:p>6.35892063839628</text:p>
              </table:table-cell>
              <table:table-cell office:value-type="float" office:value="0.28425329398063">
                <text:p>0.28425329398063</text:p>
              </table:table-cell>
              <table:table-cell office:value-type="float" office:value="0.00000000804384292665701">
                <text:p>0.00000000804384292665701</text:p>
              </table:table-cell>
              <table:table-cell office:value-type="float" office:value="1.45782057538353E-069">
                <text:p>1.45782057538353E-0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24999999999997">
                <text:p>0.324999999999997</text:p>
              </table:table-cell>
              <table:table-cell office:value-type="float" office:value="21.1156296873411">
                <text:p>21.1156296873411</text:p>
              </table:table-cell>
              <table:table-cell office:value-type="float" office:value="14.8805198324088">
                <text:p>14.8805198324088</text:p>
              </table:table-cell>
              <table:table-cell office:value-type="float" office:value="6.45939763742183">
                <text:p>6.45939763742183</text:p>
              </table:table-cell>
              <table:table-cell office:value-type="float" office:value="0.293895975333375">
                <text:p>0.293895975333375</text:p>
              </table:table-cell>
              <table:table-cell office:value-type="float" office:value="0.00000000918121953353948">
                <text:p>0.00000000918121953353948</text:p>
              </table:table-cell>
              <table:table-cell office:value-type="float" office:value="3.68769273756147E-069">
                <text:p>3.68769273756147E-0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25499999999997">
                <text:p>0.325499999999997</text:p>
              </table:table-cell>
              <table:table-cell office:value-type="float" office:value="21.3038418323036">
                <text:p>21.3038418323036</text:p>
              </table:table-cell>
              <table:table-cell office:value-type="float" office:value="15.0431659132066">
                <text:p>15.0431659132066</text:p>
              </table:table-cell>
              <table:table-cell office:value-type="float" office:value="6.56116878942723">
                <text:p>6.56116878942723</text:p>
              </table:table-cell>
              <table:table-cell office:value-type="float" office:value="0.303836843709296">
                <text:p>0.303836843709296</text:p>
              </table:table-cell>
              <table:table-cell office:value-type="float" office:value="0.000000010475464550233">
                <text:p>0.000000010475464550233</text:p>
              </table:table-cell>
              <table:table-cell office:value-type="float" office:value="9.30369468717621E-069">
                <text:p>9.30369468717621E-0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25999999999997">
                <text:p>0.325999999999997</text:p>
              </table:table-cell>
              <table:table-cell office:value-type="float" office:value="21.4931858625667">
                <text:p>21.4931858625667</text:p>
              </table:table-cell>
              <table:table-cell office:value-type="float" office:value="15.207116728692">
                <text:p>15.207116728692</text:p>
              </table:table-cell>
              <table:table-cell office:value-type="float" office:value="6.66424530876012">
                <text:p>6.66424530876012</text:p>
              </table:table-cell>
              <table:table-cell office:value-type="float" office:value="0.31408406088811">
                <text:p>0.31408406088811</text:p>
              </table:table-cell>
              <table:table-cell office:value-type="float" office:value="0.0000000119476458268986">
                <text:p>0.0000000119476458268986</text:p>
              </table:table-cell>
              <table:table-cell office:value-type="float" office:value="2.34102602360925E-068">
                <text:p>2.34102602360925E-0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26499999999997">
                <text:p>0.326499999999997</text:p>
              </table:table-cell>
              <table:table-cell office:value-type="float" office:value="21.683662180473">
                <text:p>21.683662180473</text:p>
              </table:table-cell>
              <table:table-cell office:value-type="float" office:value="15.372376244309">
                <text:p>15.372376244309</text:p>
              </table:table-cell>
              <table:table-cell office:value-type="float" office:value="6.76863840966737">
                <text:p>6.76863840966737</text:p>
              </table:table-cell>
              <table:table-cell office:value-type="float" office:value="0.324645975371214">
                <text:p>0.324645975371214</text:p>
              </table:table-cell>
              <table:table-cell office:value-type="float" office:value="0.0000000136215810074027">
                <text:p>0.0000000136215810074027</text:p>
              </table:table-cell>
              <table:table-cell office:value-type="float" office:value="5.87498960357118E-068">
                <text:p>5.87498960357118E-0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26999999999997">
                <text:p>0.326999999999997</text:p>
              </table:table-cell>
              <table:table-cell office:value-type="float" office:value="21.8752711053078">
                <text:p>21.8752711053078</text:p>
              </table:table-cell>
              <table:table-cell office:value-type="float" office:value="15.5389483458786">
                <text:p>15.5389483458786</text:p>
              </table:table-cell>
              <table:table-cell office:value-type="float" office:value="6.87435930427138">
                <text:p>6.87435930427138</text:p>
              </table:table-cell>
              <table:table-cell office:value-type="float" office:value="0.335531125447406">
                <text:p>0.335531125447406</text:p>
              </table:table-cell>
              <table:table-cell office:value-type="float" office:value="0.0000000155241855152095">
                <text:p>0.0000000155241855152095</text:p>
              </table:table-cell>
              <table:table-cell office:value-type="float" office:value="1.47047631196017E-067">
                <text:p>1.47047631196017E-0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27499999999997">
                <text:p>0.327499999999997</text:p>
              </table:table-cell>
              <table:table-cell office:value-type="float" office:value="22.0680128725302">
                <text:p>22.0680128725302</text:p>
              </table:table-cell>
              <table:table-cell office:value-type="float" office:value="15.7068368382479">
                <text:p>15.7068368382479</text:p>
              </table:table-cell>
              <table:table-cell office:value-type="float" office:value="6.98141920051524">
                <text:p>6.98141920051524</text:p>
              </table:table-cell>
              <table:table-cell office:value-type="float" office:value="0.346748242270009">
                <text:p>0.346748242270009</text:p>
              </table:table-cell>
              <table:table-cell office:value-type="float" office:value="0.0000000176858631175777">
                <text:p>0.0000000176858631175777</text:p>
              </table:table-cell>
              <table:table-cell office:value-type="float" office:value="3.67078571252799E-067">
                <text:p>3.67078571252799E-0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27999999999997">
                <text:p>0.327999999999997</text:p>
              </table:table-cell>
              <table:table-cell office:value-type="float" office:value="22.2618876330082">
                <text:p>22.2618876330082</text:p>
              </table:table-cell>
              <table:table-cell office:value-type="float" office:value="15.8760454439364">
                <text:p>15.8760454439364</text:p>
              </table:table-cell>
              <table:table-cell office:value-type="float" office:value="7.08982930007657">
                <text:p>7.08982930007657</text:p>
              </table:table-cell>
              <table:table-cell office:value-type="float" office:value="0.358306252944013">
                <text:p>0.358306252944013</text:p>
              </table:table-cell>
              <table:table-cell office:value-type="float" office:value="0.000000020140944087916">
                <text:p>0.000000020140944087916</text:p>
              </table:table-cell>
              <table:table-cell office:value-type="float" office:value="9.13924041618409E-067">
                <text:p>9.13924041618409E-0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28499999999997">
                <text:p>0.328499999999997</text:p>
              </table:table-cell>
              <table:table-cell office:value-type="float" office:value="22.4568954522584">
                <text:p>22.4568954522584</text:p>
              </table:table-cell>
              <table:table-cell office:value-type="float" office:value="16.0465778017808">
                <text:p>16.0465778017808</text:p>
              </table:table-cell>
              <table:table-cell office:value-type="float" office:value="7.19960079625038">
                <text:p>7.19960079625038</text:p>
              </table:table-cell>
              <table:table-cell office:value-type="float" office:value="0.370214283621782">
                <text:p>0.370214283621782</text:p>
              </table:table-cell>
              <table:table-cell office:value-type="float" office:value="0.0000000229281765539642">
                <text:p>0.0000000229281765539642</text:p>
              </table:table-cell>
              <table:table-cell office:value-type="float" office:value="2.26940099419795E-066">
                <text:p>2.26940099419795E-0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28999999999997">
                <text:p>0.328999999999997</text:p>
              </table:table-cell>
              <table:table-cell office:value-type="float" office:value="22.6530363096891">
                <text:p>22.6530363096891</text:p>
              </table:table-cell>
              <table:table-cell office:value-type="float" office:value="16.2184374655786">
                <text:p>16.2184374655786</text:p>
              </table:table-cell>
              <table:table-cell office:value-type="float" office:value="7.31074487180075">
                <text:p>7.31074487180075</text:p>
              </table:table-cell>
              <table:table-cell office:value-type="float" office:value="0.382481662605796">
                <text:p>0.382481662605796</text:p>
              </table:table-cell>
              <table:table-cell office:value-type="float" office:value="0.0000000260912772485536">
                <text:p>0.0000000260912772485536</text:p>
              </table:table-cell>
              <table:table-cell office:value-type="float" office:value="5.62033819111473E-066">
                <text:p>5.62033819111473E-0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29499999999997">
                <text:p>0.329499999999997</text:p>
              </table:table-cell>
              <table:table-cell office:value-type="float" office:value="22.8503100978485">
                <text:p>22.8503100978485</text:p>
              </table:table-cell>
              <table:table-cell office:value-type="float" office:value="16.3916279027301">
                <text:p>16.3916279027301</text:p>
              </table:table-cell>
              <table:table-cell office:value-type="float" office:value="7.42327269678166">
                <text:p>7.42327269678166</text:p>
              </table:table-cell>
              <table:table-cell office:value-type="float" office:value="0.395117923456879">
                <text:p>0.395117923456879</text:p>
              </table:table-cell>
              <table:table-cell office:value-type="float" office:value="0.0000000296795485763302">
                <text:p>0.0000000296795485763302</text:p>
              </table:table-cell>
              <table:table-cell office:value-type="float" office:value="1.38823735642534E-065">
                <text:p>1.38823735642534E-0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29999999999997">
                <text:p>0.329999999999997</text:p>
              </table:table-cell>
              <table:table-cell office:value-type="float" office:value="23.0487166216767">
                <text:p>23.0487166216767</text:p>
              </table:table-cell>
              <table:table-cell office:value-type="float" office:value="16.5661524928792">
                <text:p>16.5661524928792</text:p>
              </table:table-cell>
              <table:table-cell office:value-type="float" office:value="7.53719542632697">
                <text:p>7.53719542632697</text:p>
              </table:table-cell>
              <table:table-cell office:value-type="float" office:value="0.408132808106285">
                <text:p>0.408132808106285</text:p>
              </table:table-cell>
              <table:table-cell office:value-type="float" office:value="0.0000000337485696808572">
                <text:p>0.0000000337485696808572</text:p>
              </table:table-cell>
              <table:table-cell office:value-type="float" office:value="3.41991312500234E-065">
                <text:p>3.41991312500234E-0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30499999999997">
                <text:p>0.330499999999997</text:p>
              </table:table-cell>
              <table:table-cell office:value-type="float" office:value="23.2482555977627">
                <text:p>23.2482555977627</text:p>
              </table:table-cell>
              <table:table-cell office:value-type="float" office:value="16.7420145265541">
                <text:p>16.7420145265541</text:p>
              </table:table-cell>
              <table:table-cell office:value-type="float" office:value="7.65252419840973">
                <text:p>7.65252419840973</text:p>
              </table:table-cell>
              <table:table-cell office:value-type="float" office:value="0.421536269969964">
                <text:p>0.421536269969964</text:p>
              </table:table-cell>
              <table:table-cell office:value-type="float" office:value="0.00000003836097004947">
                <text:p>0.00000003836097004947</text:p>
              </table:table-cell>
              <table:table-cell office:value-type="float" office:value="8.40265419024406E-065">
                <text:p>8.40265419024406E-0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30999999999997">
                <text:p>0.330999999999997</text:p>
              </table:table-cell>
              <table:table-cell office:value-type="float" office:value="23.4489266536063">
                <text:p>23.4489266536063</text:p>
              </table:table-cell>
              <table:table-cell office:value-type="float" office:value="16.919217203806">
                <text:p>16.919217203806</text:p>
              </table:table-cell>
              <table:table-cell office:value-type="float" office:value="7.76927013157081">
                <text:p>7.76927013157081</text:p>
              </table:table-cell>
              <table:table-cell office:value-type="float" office:value="0.435338477063268">
                <text:p>0.435338477063268</text:p>
              </table:table-cell>
              <table:table-cell office:value-type="float" office:value="0.0000000435872951363432">
                <text:p>0.0000000435872951363432</text:p>
              </table:table-cell>
              <table:table-cell office:value-type="float" office:value="2.05905513928393E-064">
                <text:p>2.05905513928393E-0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31499999999997">
                <text:p>0.331499999999997</text:p>
              </table:table-cell>
              <table:table-cell office:value-type="float" office:value="23.6507293268848">
                <text:p>23.6507293268848</text:p>
              </table:table-cell>
              <table:table-cell office:value-type="float" office:value="17.0977636328494">
                <text:p>17.0977636328494</text:p>
              </table:table-cell>
              <table:table-cell office:value-type="float" office:value="7.88744432261728">
                <text:p>7.88744432261728</text:p>
              </table:table-cell>
              <table:table-cell office:value-type="float" office:value="0.449549815114313">
                <text:p>0.449549815114313</text:p>
              </table:table-cell>
              <table:table-cell office:value-type="float" office:value="0.0000000495069745264792">
                <text:p>0.0000000495069745264792</text:p>
              </table:table-cell>
              <table:table-cell office:value-type="float" office:value="5.03233486245352E-064">
                <text:p>5.03233486245352E-0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31999999999997">
                <text:p>0.331999999999997</text:p>
              </table:table-cell>
              <table:table-cell office:value-type="float" office:value="23.8536630647249">
                <text:p>23.8536630647249</text:p>
              </table:table-cell>
              <table:table-cell office:value-type="float" office:value="17.2776568287008">
                <text:p>17.2776568287008</text:p>
              </table:table-cell>
              <table:table-cell office:value-type="float" office:value="8.00705784429036">
                <text:p>8.00705784429036</text:p>
              </table:table-cell>
              <table:table-cell office:value-type="float" office:value="0.464180890674141">
                <text:p>0.464180890674141</text:p>
              </table:table-cell>
              <table:table-cell office:value-type="float" office:value="0.0000000562094043145262">
                <text:p>0.0000000562094043145262</text:p>
              </table:table-cell>
              <table:table-cell office:value-type="float" office:value="1.22665139575373E-063">
                <text:p>1.22665139575373E-0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32499999999996">
                <text:p>0.332499999999996</text:p>
              </table:table-cell>
              <table:table-cell office:value-type="float" office:value="24.0577272229797">
                <text:p>24.0577272229797</text:p>
              </table:table-cell>
              <table:table-cell office:value-type="float" office:value="17.4588997118179">
                <text:p>17.4588997118179</text:p>
              </table:table-cell>
              <table:table-cell office:value-type="float" office:value="8.12812174290334">
                <text:p>8.12812174290334</text:p>
              </table:table-cell>
              <table:table-cell office:value-type="float" office:value="0.479242534221767">
                <text:p>0.479242534221767</text:p>
              </table:table-cell>
              <table:table-cell office:value-type="float" office:value="0.0000000637951566432739">
                <text:p>0.0000000637951566432739</text:p>
              </table:table-cell>
              <table:table-cell office:value-type="float" office:value="2.98210445714407E-063">
                <text:p>2.98210445714407E-0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32999999999996">
                <text:p>0.332999999999996</text:p>
              </table:table-cell>
              <table:table-cell office:value-type="float" office:value="24.2629210655111">
                <text:p>24.2629210655111</text:p>
              </table:table-cell>
              <table:table-cell office:value-type="float" office:value="17.6414951067401">
                <text:p>17.6414951067401</text:p>
              </table:table-cell>
              <table:table-cell office:value-type="float" office:value="8.25064703594959">
                <text:p>8.25064703594959</text:p>
              </table:table-cell>
              <table:table-cell office:value-type="float" office:value="0.494745803262153">
                <text:p>0.494745803262153</text:p>
              </table:table-cell>
              <table:table-cell office:value-type="float" office:value="0.0000000723773307490441">
                <text:p>0.0000000723773307490441</text:p>
              </table:table-cell>
              <table:table-cell office:value-type="float" office:value="7.23060464491072E-063">
                <text:p>7.23060464491072E-0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33499999999996">
                <text:p>0.333499999999996</text:p>
              </table:table-cell>
              <table:table-cell office:value-type="float" office:value="24.4692437634785">
                <text:p>24.4692437634785</text:p>
              </table:table-cell>
              <table:table-cell office:value-type="float" office:value="17.8254457407287">
                <text:p>17.8254457407287</text:p>
              </table:table-cell>
              <table:table-cell office:value-type="float" office:value="8.37464470968082">
                <text:p>8.37464470968082</text:p>
              </table:table-cell>
              <table:table-cell office:value-type="float" office:value="0.510701985415074">
                <text:p>0.510701985415074</text:p>
              </table:table-cell>
              <table:table-cell office:value-type="float" office:value="0.0000000820830614078236">
                <text:p>0.0000000820830614078236</text:p>
              </table:table-cell>
              <table:table-cell office:value-type="float" office:value="1.74854353290266E-062">
                <text:p>1.74854353290266E-0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33999999999996">
                <text:p>0.333999999999996</text:p>
              </table:table-cell>
              <table:table-cell office:value-type="float" office:value="24.6766943946318">
                <text:p>24.6766943946318</text:p>
              </table:table-cell>
              <table:table-cell office:value-type="float" office:value="18.0107542424083">
                <text:p>18.0107542424083</text:p>
              </table:table-cell>
              <table:table-cell office:value-type="float" office:value="8.50012571665585">
                <text:p>8.50012571665585</text:p>
              </table:table-cell>
              <table:table-cell office:value-type="float" office:value="0.527122601492791">
                <text:p>0.527122601492791</text:p>
              </table:table-cell>
              <table:table-cell office:value-type="float" office:value="0.0000000930552023808164">
                <text:p>0.0000000930552023808164</text:p>
              </table:table-cell>
              <table:table-cell office:value-type="float" office:value="4.21724034058966E-062">
                <text:p>4.21724034058966E-0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34499999999996">
                <text:p>0.334499999999996</text:p>
              </table:table-cell>
              <table:table-cell office:value-type="float" office:value="24.8852719426119">
                <text:p>24.8852719426119</text:p>
              </table:table-cell>
              <table:table-cell office:value-type="float" office:value="18.1974231404099">
                <text:p>18.1974231404099</text:p>
              </table:table-cell>
              <table:table-cell office:value-type="float" office:value="8.62710097325999">
                <text:p>8.62710097325999</text:p>
              </table:table-cell>
              <table:table-cell office:value-type="float" office:value="0.544019408564379">
                <text:p>0.544019408564379</text:p>
              </table:table-cell>
              <table:table-cell office:value-type="float" office:value="0.000000105454204336324">
                <text:p>0.000000105454204336324</text:p>
              </table:table-cell>
              <table:table-cell office:value-type="float" office:value="1.01444924798981E-061">
                <text:p>1.01444924798981E-0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34999999999996">
                <text:p>0.334999999999996</text:p>
              </table:table-cell>
              <table:table-cell office:value-type="float" office:value="25.0949752962561">
                <text:p>25.0949752962561</text:p>
              </table:table-cell>
              <table:table-cell office:value-type="float" office:value="18.385454862015">
                <text:p>18.385454862015</text:p>
              </table:table-cell>
              <table:table-cell office:value-type="float" office:value="8.7555813571955">
                <text:p>8.7555813571955</text:p>
              </table:table-cell>
              <table:table-cell office:value-type="float" office:value="0.561404403004509">
                <text:p>0.561404403004509</text:p>
              </table:table-cell>
              <table:table-cell office:value-type="float" office:value="0.000000119460208793086">
                <text:p>0.000000119460208793086</text:p>
              </table:table-cell>
              <table:table-cell office:value-type="float" office:value="2.43378587567414E-061">
                <text:p>2.43378587567414E-0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35499999999996">
                <text:p>0.335499999999996</text:p>
              </table:table-cell>
              <table:table-cell office:value-type="float" office:value="25.3058032489104">
                <text:p>25.3058032489104</text:p>
              </table:table-cell>
              <table:table-cell office:value-type="float" office:value="18.5748517318018">
                <text:p>18.5748517318018</text:p>
              </table:table-cell>
              <table:table-cell office:value-type="float" office:value="8.88557770494306">
                <text:p>8.88557770494306</text:p>
              </table:table-cell>
              <table:table-cell office:value-type="float" office:value="0.579289823524411">
                <text:p>0.579289823524411</text:p>
              </table:table-cell>
              <table:table-cell office:value-type="float" office:value="0.000000135275381906439">
                <text:p>0.000000135275381906439</text:p>
              </table:table-cell>
              <table:table-cell office:value-type="float" office:value="5.82350533503694E-061">
                <text:p>5.82350533503694E-0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35999999999996">
                <text:p>0.335999999999996</text:p>
              </table:table-cell>
              <table:table-cell office:value-type="float" office:value="25.5177544977475">
                <text:p>25.5177544977475</text:p>
              </table:table-cell>
              <table:table-cell office:value-type="float" office:value="18.765615970293">
                <text:p>18.765615970293</text:p>
              </table:table-cell>
              <table:table-cell office:value-type="float" office:value="9.01710080919476">
                <text:p>9.01710080919476</text:p>
              </table:table-cell>
              <table:table-cell office:value-type="float" office:value="0.597688154182687">
                <text:p>0.597688154182687</text:p>
              </table:table-cell>
              <table:table-cell office:value-type="float" office:value="0.000000153126514422468">
                <text:p>0.000000153126514422468</text:p>
              </table:table-cell>
              <table:table-cell office:value-type="float" office:value="1.38974992232933E-060">
                <text:p>1.38974992232933E-06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36499999999996">
                <text:p>0.336499999999996</text:p>
              </table:table-cell>
              <table:table-cell office:value-type="float" office:value="25.7308276430919">
                <text:p>25.7308276430919</text:p>
              </table:table-cell>
              <table:table-cell office:value-type="float" office:value="18.9577496926064">
                <text:p>18.9577496926064</text:p>
              </table:table-cell>
              <table:table-cell office:value-type="float" office:value="9.15016141625881">
                <text:p>9.15016141625881</text:p>
              </table:table-cell>
              <table:table-cell office:value-type="float" office:value="0.616612127373586">
                <text:p>0.616612127373586</text:p>
              </table:table-cell>
              <table:table-cell office:value-type="float" office:value="0.000000173267916878106">
                <text:p>0.000000173267916878106</text:p>
              </table:table-cell>
              <table:table-cell office:value-type="float" office:value="3.30779745461147E-060">
                <text:p>3.30779745461147E-06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36999999999996">
                <text:p>0.336999999999996</text:p>
              </table:table-cell>
              <table:table-cell office:value-type="float" office:value="25.9450211877518">
                <text:p>25.9450211877518</text:p>
              </table:table-cell>
              <table:table-cell office:value-type="float" office:value="19.151254907108">
                <text:p>19.151254907108</text:p>
              </table:table-cell>
              <table:table-cell office:value-type="float" office:value="9.28477022343607">
                <text:p>9.28477022343607</text:p>
              </table:table-cell>
              <table:table-cell office:value-type="float" office:value="0.636074726790293">
                <text:p>0.636074726790293</text:p>
              </table:table-cell>
              <table:table-cell office:value-type="float" office:value="0.000000195984642149958">
                <text:p>0.000000195984642149958</text:p>
              </table:table-cell>
              <table:table-cell office:value-type="float" office:value="7.85219775020311E-060">
                <text:p>7.85219775020311E-06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37499999999996">
                <text:p>0.337499999999996</text:p>
              </table:table-cell>
              <table:table-cell office:value-type="float" office:value="26.1603335363568">
                <text:p>26.1603335363568</text:p>
              </table:table-cell>
              <table:table-cell office:value-type="float" office:value="19.3461335140676">
                <text:p>19.3461335140676</text:p>
              </table:table-cell>
              <table:table-cell office:value-type="float" office:value="9.42093787636907">
                <text:p>9.42093787636907</text:p>
              </table:table-cell>
              <table:table-cell office:value-type="float" office:value="0.65608919036071">
                <text:p>0.65608919036071</text:p>
              </table:table-cell>
              <table:table-cell office:value-type="float" office:value="0.000000221596070776714">
                <text:p>0.000000221596070776714</text:p>
              </table:table-cell>
              <table:table-cell office:value-type="float" office:value="1.85906090296598E-059">
                <text:p>1.85906090296598E-0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37999999999996">
                <text:p>0.337999999999996</text:p>
              </table:table-cell>
              <table:table-cell office:value-type="float" office:value="26.3767629947042">
                <text:p>26.3767629947042</text:p>
              </table:table-cell>
              <table:table-cell office:value-type="float" office:value="19.5423873043181">
                <text:p>19.5423873043181</text:p>
              </table:table-cell>
              <table:table-cell office:value-type="float" office:value="9.55867496636344">
                <text:p>9.55867496636344</text:p>
              </table:table-cell>
              <table:table-cell office:value-type="float" office:value="0.676669013153166">
                <text:p>0.676669013153166</text:p>
              </table:table-cell>
              <table:table-cell office:value-type="float" office:value="0.000000250459898126529">
                <text:p>0.000000250459898126529</text:p>
              </table:table-cell>
              <table:table-cell office:value-type="float" office:value="4.38981356461989E-059">
                <text:p>4.38981356461989E-0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38499999999996">
                <text:p>0.338499999999996</text:p>
              </table:table-cell>
              <table:table-cell office:value-type="float" office:value="26.5943077691109">
                <text:p>26.5943077691109</text:p>
              </table:table-cell>
              <table:table-cell office:value-type="float" office:value="19.740017957918">
                <text:p>19.740017957918</text:p>
              </table:table-cell>
              <table:table-cell office:value-type="float" office:value="9.6979920276823">
                <text:p>9.6979920276823</text:p>
              </table:table-cell>
              <table:table-cell office:value-type="float" office:value="0.697827950249415">
                <text:p>0.697827950249415</text:p>
              </table:table-cell>
              <table:table-cell office:value-type="float" office:value="0.000000282976566481347">
                <text:p>0.000000282976566481347</text:p>
              </table:table-cell>
              <table:table-cell office:value-type="float" office:value="1.03382874722519E-058">
                <text:p>1.03382874722519E-0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38999999999996">
                <text:p>0.338999999999996</text:p>
              </table:table-cell>
              <table:table-cell office:value-type="float" office:value="26.8129659657736">
                <text:p>26.8129659657736</text:p>
              </table:table-cell>
              <table:table-cell office:value-type="float" office:value="19.9390270428171">
                <text:p>19.9390270428171</text:p>
              </table:table-cell>
              <table:table-cell office:value-type="float" office:value="9.83889953481386">
                <text:p>9.83889953481386</text:p>
              </table:table-cell>
              <table:table-cell office:value-type="float" office:value="0.719580019582227">
                <text:p>0.719580019582227</text:p>
              </table:table-cell>
              <table:table-cell office:value-type="float" office:value="0.000000319594189496847">
                <text:p>0.000000319594189496847</text:p>
              </table:table-cell>
              <table:table-cell office:value-type="float" office:value="2.42829363666901E-058">
                <text:p>2.42829363666901E-0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39499999999996">
                <text:p>0.339499999999996</text:p>
              </table:table-cell>
              <table:table-cell office:value-type="float" office:value="27.0327355901362">
                <text:p>27.0327355901362</text:p>
              </table:table-cell>
              <table:table-cell office:value-type="float" office:value="20.1394160135275">
                <text:p>20.1394160135275</text:p>
              </table:table-cell>
              <table:table-cell office:value-type="float" office:value="9.98140789971266">
                <text:p>9.98140789971266</text:p>
              </table:table-cell>
              <table:table-cell office:value-type="float" office:value="0.741939504734823">
                <text:p>0.741939504734823</text:p>
              </table:table-cell>
              <table:table-cell office:value-type="float" office:value="0.00000036081402130407">
                <text:p>0.00000036081402130407</text:p>
              </table:table-cell>
              <table:table-cell office:value-type="float" office:value="5.68857998359665E-058">
                <text:p>5.68857998359665E-0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39999999999996">
                <text:p>0.339999999999996</text:p>
              </table:table-cell>
              <table:table-cell office:value-type="float" office:value="27.2536145462648">
                <text:p>27.2536145462648</text:p>
              </table:table-cell>
              <table:table-cell office:value-type="float" office:value="20.3411862097973">
                <text:p>20.3411862097973</text:p>
              </table:table-cell>
              <table:table-cell office:value-type="float" office:value="10.1255274690147">
                <text:p>10.1255274690147</text:p>
              </table:table-cell>
              <table:table-cell office:value-type="float" office:value="0.764920957699324">
                <text:p>0.764920957699324</text:p>
              </table:table-cell>
              <table:table-cell office:value-type="float" office:value="0.000000407196527784513">
                <text:p>0.000000407196527784513</text:p>
              </table:table-cell>
              <table:table-cell office:value-type="float" office:value="1.3290967783299E-057">
                <text:p>1.3290967783299E-0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40499999999996">
                <text:p>0.340499999999996</text:p>
              </table:table-cell>
              <table:table-cell office:value-type="float" office:value="27.4756006362304">
                <text:p>27.4756006362304</text:p>
              </table:table-cell>
              <table:table-cell office:value-type="float" office:value="20.5443388552903">
                <text:p>20.5443388552903</text:p>
              </table:table-cell>
              <table:table-cell office:value-type="float" office:value="10.2712685212267">
                <text:p>10.2712685212267</text:p>
              </table:table-cell>
              <table:table-cell office:value-type="float" office:value="0.788539201591352">
                <text:p>0.788539201591352</text:p>
              </table:table-cell>
              <table:table-cell office:value-type="float" office:value="0.000000459368123315021">
                <text:p>0.000000459368123315021</text:p>
              </table:table-cell>
              <table:table-cell office:value-type="float" office:value="3.09712983083697E-057">
                <text:p>3.09712983083697E-0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40999999999996">
                <text:p>0.340999999999996</text:p>
              </table:table-cell>
              <table:table-cell office:value-type="float" office:value="27.6986915594997">
                <text:p>27.6986915594997</text:p>
              </table:table-cell>
              <table:table-cell office:value-type="float" office:value="20.7488750562699">
                <text:p>20.7488750562699</text:p>
              </table:table-cell>
              <table:table-cell office:value-type="float" office:value="10.4186412638908">
                <text:p>10.4186412638908</text:p>
              </table:table-cell>
              <table:table-cell office:value-type="float" office:value="0.812809333317831">
                <text:p>0.812809333317831</text:p>
              </table:table-cell>
              <table:table-cell office:value-type="float" office:value="0.000000518028642586022">
                <text:p>0.000000518028642586022</text:p>
              </table:table-cell>
              <table:table-cell office:value-type="float" office:value="7.19800736452954E-057">
                <text:p>7.19800736452954E-0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41499999999995">
                <text:p>0.341499999999995</text:p>
              </table:table-cell>
              <table:table-cell office:value-type="float" office:value="27.9228849123339">
                <text:p>27.9228849123339</text:p>
              </table:table-cell>
              <table:table-cell office:value-type="float" office:value="20.954795800288">
                <text:p>20.954795800288</text:p>
              </table:table-cell>
              <table:table-cell office:value-type="float" office:value="10.567655830723">
                <text:p>10.567655830723</text:p>
              </table:table-cell>
              <table:table-cell office:value-type="float" office:value="0.83774672619501">
                <text:p>0.83774672619501</text:p>
              </table:table-cell>
              <table:table-cell office:value-type="float" office:value="0.000000583959623993867">
                <text:p>0.000000583959623993867</text:p>
              </table:table-cell>
              <table:table-cell office:value-type="float" office:value="1.66845781897713E-056">
                <text:p>1.66845781897713E-0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41999999999995">
                <text:p>0.341999999999995</text:p>
              </table:table-cell>
              <table:table-cell office:value-type="float" office:value="28.1481781871963">
                <text:p>28.1481781871963</text:p>
              </table:table-cell>
              <table:table-cell office:value-type="float" office:value="21.1621019548798">
                <text:p>21.1621019548798</text:p>
              </table:table-cell>
              <table:table-cell office:value-type="float" office:value="10.7183222787286">
                <text:p>10.7183222787286</text:p>
              </table:table-cell>
              <table:table-cell office:value-type="float" office:value="0.863367032513637">
                <text:p>0.863367032513637</text:p>
              </table:table-cell>
              <table:table-cell office:value-type="float" office:value="0.000000658033488646329">
                <text:p>0.000000658033488646329</text:p>
              </table:table-cell>
              <table:table-cell office:value-type="float" office:value="3.85716525376581E-056">
                <text:p>3.85716525376581E-0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42499999999995">
                <text:p>0.342499999999995</text:p>
              </table:table-cell>
              <table:table-cell office:value-type="float" office:value="28.3745687721671">
                <text:p>28.3745687721671</text:p>
              </table:table-cell>
              <table:table-cell office:value-type="float" office:value="21.3707942662645">
                <text:p>21.3707942662645</text:p>
              </table:table-cell>
              <table:table-cell office:value-type="float" office:value="10.8706505852927">
                <text:p>10.8706505852927</text:p>
              </table:table-cell>
              <table:table-cell office:value-type="float" office:value="0.889686186048177">
                <text:p>0.889686186048177</text:p>
              </table:table-cell>
              <table:table-cell office:value-type="float" office:value="0.000000741223707254728">
                <text:p>0.000000741223707254728</text:p>
              </table:table-cell>
              <table:table-cell office:value-type="float" office:value="8.89347174630073E-056">
                <text:p>8.89347174630073E-0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42999999999995">
                <text:p>0.342999999999995</text:p>
              </table:table-cell>
              <table:table-cell office:value-type="float" office:value="28.6020539503681">
                <text:p>28.6020539503681</text:p>
              </table:table-cell>
              <table:table-cell office:value-type="float" office:value="21.5808733580515">
                <text:p>21.5808733580515</text:p>
              </table:table-cell>
              <table:table-cell office:value-type="float" office:value="11.0246506452473">
                <text:p>11.0246506452473</text:p>
              </table:table-cell>
              <table:table-cell office:value-type="float" office:value="0.916720404506902">
                <text:p>0.916720404506902</text:p>
              </table:table-cell>
              <table:table-cell office:value-type="float" office:value="0.000000834616056175934">
                <text:p>0.000000834616056175934</text:p>
              </table:table-cell>
              <table:table-cell office:value-type="float" office:value="2.0451467810719E-055">
                <text:p>2.0451467810719E-0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43499999999995">
                <text:p>0.343499999999995</text:p>
              </table:table-cell>
              <table:table-cell office:value-type="float" office:value="28.8306308993954">
                <text:p>28.8306308993954</text:p>
              </table:table-cell>
              <table:table-cell office:value-type="float" office:value="21.7923397299534">
                <text:p>21.7923397299534</text:p>
              </table:table-cell>
              <table:table-cell office:value-type="float" office:value="11.1803322679151">
                <text:p>11.1803322679151</text:p>
              </table:table-cell>
              <table:table-cell office:value-type="float" office:value="0.944486191919629">
                <text:p>0.944486191919629</text:p>
              </table:table-cell>
              <table:table-cell office:value-type="float" office:value="0.000000939421073676731">
                <text:p>0.000000939421073676731</text:p>
              </table:table-cell>
              <table:table-cell office:value-type="float" office:value="4.69059250965313E-055">
                <text:p>4.69059250965313E-0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43999999999995">
                <text:p>0.343999999999995</text:p>
              </table:table-cell>
              <table:table-cell office:value-type="float" office:value="29.0602966907609">
                <text:p>29.0602966907609</text:p>
              </table:table-cell>
              <table:table-cell office:value-type="float" office:value="22.0051937565058">
                <text:p>22.0051937565058</text:p>
              </table:table-cell>
              <table:table-cell office:value-type="float" office:value="11.337705174131">
                <text:p>11.337705174131</text:p>
              </table:table-cell>
              <table:table-cell office:value-type="float" office:value="0.973000340959809">
                <text:p>0.973000340959809</text:p>
              </table:table-cell>
              <table:table-cell office:value-type="float" office:value="0.00000105698783819005">
                <text:p>0.00000105698783819005</text:p>
              </table:table-cell>
              <table:table-cell office:value-type="float" office:value="1.07295373995853E-054">
                <text:p>1.07295373995853E-0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44499999999995">
                <text:p>0.344499999999995</text:p>
              </table:table-cell>
              <table:table-cell office:value-type="float" office:value="29.2910482893439">
                <text:p>29.2910482893439</text:p>
              </table:table-cell>
              <table:table-cell office:value-type="float" office:value="22.2194356857937">
                <text:p>22.2194356857937</text:p>
              </table:table-cell>
              <table:table-cell office:value-type="float" office:value="11.4967789932413">
                <text:p>11.4967789932413</text:p>
              </table:table-cell>
              <table:table-cell office:value-type="float" office:value="1.00227993519764">
                <text:p>1.00227993519764</text:p>
              </table:table-cell>
              <table:table-cell office:value-type="float" office:value="0.00000118881920199164">
                <text:p>0.00000118881920199164</text:p>
              </table:table-cell>
              <table:table-cell office:value-type="float" office:value="2.44784750928661E-054">
                <text:p>2.44784750928661E-0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44999999999995">
                <text:p>0.344999999999995</text:p>
              </table:table-cell>
              <table:table-cell office:value-type="float" office:value="29.5228825528502">
                <text:p>29.5228825528502</text:p>
              </table:table-cell>
              <table:table-cell office:value-type="float" office:value="22.4350656381853">
                <text:p>22.4350656381853</text:p>
              </table:table-cell>
              <table:table-cell office:value-type="float" office:value="11.6575632600805">
                <text:p>11.6575632600805</text:p>
              </table:table-cell>
              <table:table-cell office:value-type="float" office:value="1.0323423512808">
                <text:p>1.0323423512808</text:p>
              </table:table-cell>
              <table:table-cell office:value-type="float" office:value="0.00000133658862642597">
                <text:p>0.00000133658862642597</text:p>
              </table:table-cell>
              <table:table-cell office:value-type="float" office:value="5.56977678529549E-054">
                <text:p>5.56977678529549E-0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45499999999995">
                <text:p>0.345499999999995</text:p>
              </table:table-cell>
              <table:table-cell office:value-type="float" office:value="29.7557962312821">
                <text:p>29.7557962312821</text:p>
              </table:table-cell>
              <table:table-cell office:value-type="float" office:value="22.652083605074">
                <text:p>22.652083605074</text:p>
              </table:table-cell>
              <table:table-cell office:value-type="float" office:value="11.8200674119281">
                <text:p>11.8200674119281</text:p>
              </table:table-cell>
              <table:table-cell office:value-type="float" office:value="1.06320526103938">
                <text:p>1.06320526103938</text:p>
              </table:table-cell>
              <table:table-cell office:value-type="float" office:value="0.00000150215877863664">
                <text:p>0.00000150215877863664</text:p>
              </table:table-cell>
              <table:table-cell office:value-type="float" office:value="1.26398316993619E-053">
                <text:p>1.26398316993619E-0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45999999999995">
                <text:p>0.345999999999995</text:p>
              </table:table-cell>
              <table:table-cell office:value-type="float" office:value="29.9897859664171">
                <text:p>29.9897859664171</text:p>
              </table:table-cell>
              <table:table-cell office:value-type="float" office:value="22.8704894476271">
                <text:p>22.8704894476271</text:p>
              </table:table-cell>
              <table:table-cell office:value-type="float" office:value="11.9843007854436">
                <text:p>11.9843007854436</text:p>
              </table:table-cell>
              <table:table-cell office:value-type="float" office:value="1.0948866335114">
                <text:p>1.0948866335114</text:p>
              </table:table-cell>
              <table:table-cell office:value-type="float" office:value="0.00000168760206480102">
                <text:p>0.00000168760206480102</text:p>
              </table:table-cell>
              <table:table-cell office:value-type="float" office:value="2.86084851051129E-053">
                <text:p>2.86084851051129E-0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46499999999995">
                <text:p>0.346499999999995</text:p>
              </table:table-cell>
              <table:table-cell office:value-type="float" office:value="30.2248482912967">
                <text:p>30.2248482912967</text:p>
              </table:table-cell>
              <table:table-cell office:value-type="float" office:value="23.0902828955444">
                <text:p>23.0902828955444</text:p>
              </table:table-cell>
              <table:table-cell office:value-type="float" office:value="12.1502726135822">
                <text:p>12.1502726135822</text:p>
              </table:table-cell>
              <table:table-cell office:value-type="float" office:value="1.12740473688559">
                <text:p>1.12740473688559</text:p>
              </table:table-cell>
              <table:table-cell office:value-type="float" office:value="0.0000018952232912287">
                <text:p>0.0000018952232912287</text:p>
              </table:table-cell>
              <table:table-cell office:value-type="float" office:value="6.45800684353639E-053">
                <text:p>6.45800684353639E-0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46999999999995">
                <text:p>0.346999999999995</text:p>
              </table:table-cell>
              <table:table-cell office:value-type="float" office:value="30.4609796297244">
                <text:p>30.4609796297244</text:p>
              </table:table-cell>
              <table:table-cell office:value-type="float" office:value="23.3114635458235">
                <text:p>23.3114635458235</text:p>
              </table:table-cell>
              <table:table-cell office:value-type="float" office:value="12.3179920224906">
                <text:p>12.3179920224906</text:p>
              </table:table-cell>
              <table:table-cell office:value-type="float" office:value="1.16077814035755">
                <text:p>1.16077814035755</text:p>
              </table:table-cell>
              <table:table-cell office:value-type="float" office:value="0.00000212758466246359">
                <text:p>0.00000212758466246359</text:p>
              </table:table-cell>
              <table:table-cell office:value-type="float" office:value="1.45395916676949E-052">
                <text:p>1.45395916676949E-0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47499999999995">
                <text:p>0.347499999999995</text:p>
              </table:table-cell>
              <table:table-cell office:value-type="float" office:value="30.6981762957746">
                <text:p>30.6981762957746</text:p>
              </table:table-cell>
              <table:table-cell office:value-type="float" office:value="23.5340308615355">
                <text:p>23.5340308615355</text:p>
              </table:table-cell>
              <table:table-cell office:value-type="float" office:value="12.4874680283836">
                <text:p>12.4874680283836</text:p>
              </table:table-cell>
              <table:table-cell office:value-type="float" office:value="1.19502571589588">
                <text:p>1.19502571589588</text:p>
              </table:table-cell>
              <table:table-cell office:value-type="float" office:value="0.00000238753334484312">
                <text:p>0.00000238753334484312</text:p>
              </table:table-cell>
              <table:table-cell office:value-type="float" office:value="3.26479553905059E-052">
                <text:p>3.26479553905059E-0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47999999999995">
                <text:p>0.347999999999995</text:p>
              </table:table-cell>
              <table:table-cell office:value-type="float" office:value="30.9364344933109">
                <text:p>30.9364344933109</text:p>
              </table:table-cell>
              <table:table-cell office:value-type="float" office:value="23.7579841706091">
                <text:p>23.7579841706091</text:p>
              </table:table-cell>
              <table:table-cell office:value-type="float" office:value="12.6587095344024">
                <text:p>12.6587095344024</text:p>
              </table:table-cell>
              <table:table-cell office:value-type="float" office:value="1.23016663991436">
                <text:p>1.23016663991436</text:p>
              </table:table-cell>
              <table:table-cell office:value-type="float" office:value="0.00000267823184493305">
                <text:p>0.00000267823184493305</text:p>
              </table:table-cell>
              <table:table-cell office:value-type="float" office:value="7.31155643143077E-052">
                <text:p>7.31155643143077E-0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48499999999995">
                <text:p>0.348499999999995</text:p>
              </table:table-cell>
              <table:table-cell office:value-type="float" office:value="31.1757503155149">
                <text:p>31.1757503155149</text:p>
              </table:table-cell>
              <table:table-cell office:value-type="float" office:value="23.983322664624">
                <text:p>23.983322664624</text:p>
              </table:table-cell>
              <table:table-cell office:value-type="float" office:value="12.8317253274555">
                <text:p>12.8317253274555</text:p>
              </table:table-cell>
              <table:table-cell office:value-type="float" office:value="1.26622039484666">
                <text:p>1.26622039484666</text:p>
              </table:table-cell>
              <table:table-cell office:value-type="float" office:value="0.00000300319147500352">
                <text:p>0.00000300319147500352</text:p>
              </table:table-cell>
              <table:table-cell office:value-type="float" office:value="1.63310366581533E-051">
                <text:p>1.63310366581533E-0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48999999999995">
                <text:p>0.348999999999995</text:p>
              </table:table-cell>
              <table:table-cell office:value-type="float" office:value="31.4161197444257">
                <text:p>31.4161197444257</text:p>
              </table:table-cell>
              <table:table-cell office:value-type="float" office:value="24.2100453976153">
                <text:p>24.2100453976153</text:p>
              </table:table-cell>
              <table:table-cell office:value-type="float" office:value="13.0065240750417">
                <text:p>13.0065240750417</text:p>
              </table:table-cell>
              <table:table-cell office:value-type="float" office:value="1.30320677061961">
                <text:p>1.30320677061961</text:p>
              </table:table-cell>
              <table:table-cell office:value-type="float" office:value="0.00000336630920237568">
                <text:p>0.00000336630920237568</text:p>
              </table:table-cell>
              <table:table-cell office:value-type="float" office:value="3.63804226786386E-051">
                <text:p>3.63804226786386E-0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49499999999995">
                <text:p>0.349499999999995</text:p>
              </table:table-cell>
              <table:table-cell office:value-type="float" office:value="31.6575386504895">
                <text:p>31.6575386504895</text:p>
              </table:table-cell>
              <table:table-cell office:value-type="float" office:value="24.438151284886">
                <text:p>24.438151284886</text:p>
              </table:table-cell>
              <table:table-cell office:value-type="float" office:value="13.1831143220569">
                <text:p>13.1831143220569</text:p>
              </table:table-cell>
              <table:table-cell office:value-type="float" office:value="1.34114586602128">
                <text:p>1.34114586602128</text:p>
              </table:table-cell>
              <table:table-cell office:value-type="float" office:value="0.0000037719082061962">
                <text:p>0.0000037719082061962</text:p>
              </table:table-cell>
              <table:table-cell office:value-type="float" office:value="8.08298544633132E-051">
                <text:p>8.08298544633132E-0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49999999999995">
                <text:p>0.349999999999995</text:p>
              </table:table-cell>
              <table:table-cell office:value-type="float" office:value="31.9000027921203">
                <text:p>31.9000027921203</text:p>
              </table:table-cell>
              <table:table-cell office:value-type="float" office:value="24.6676391018323">
                <text:p>24.6676391018323</text:p>
              </table:table-cell>
              <table:table-cell office:value-type="float" office:value="13.3615044875847">
                <text:p>13.3615044875847</text:p>
              </table:table-cell>
              <table:table-cell office:value-type="float" office:value="1.38005808995996">
                <text:p>1.38005808995996</text:p>
              </table:table-cell>
              <table:table-cell office:value-type="float" office:value="0.00000422478249414328">
                <text:p>0.00000422478249414328</text:p>
              </table:table-cell>
              <table:table-cell office:value-type="float" office:value="1.79112511109379E-050">
                <text:p>1.79112511109379E-0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50499999999994">
                <text:p>0.350499999999994</text:p>
              </table:table-cell>
              <table:table-cell office:value-type="float" office:value="32.1435078152717">
                <text:p>32.1435078152717</text:p>
              </table:table-cell>
              <table:table-cell office:value-type="float" office:value="24.8985074827778">
                <text:p>24.8985074827778</text:p>
              </table:table-cell>
              <table:table-cell office:value-type="float" office:value="13.5417028616721">
                <text:p>13.5417028616721</text:p>
              </table:table-cell>
              <table:table-cell office:value-type="float" office:value="1.41996416261018">
                <text:p>1.41996416261018</text:p>
              </table:table-cell>
              <table:table-cell office:value-type="float" office:value="0.00000473024596289879">
                <text:p>0.00000473024596289879</text:p>
              </table:table-cell>
              <table:table-cell office:value-type="float" office:value="3.95849515635532E-050">
                <text:p>3.95849515635532E-05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50999999999994">
                <text:p>0.350999999999994</text:p>
              </table:table-cell>
              <table:table-cell office:value-type="float" office:value="32.388049253019">
                <text:p>32.388049253019</text:p>
              </table:table-cell>
              <table:table-cell office:value-type="float" office:value="25.1307549198194">
                <text:p>25.1307549198194</text:p>
              </table:table-cell>
              <table:table-cell office:value-type="float" office:value="13.7237176020899">
                <text:p>13.7237176020899</text:p>
              </table:table-cell>
              <table:table-cell office:value-type="float" office:value="1.46088511644169">
                <text:p>1.46088511644169</text:p>
              </table:table-cell>
              <table:table-cell office:value-type="float" office:value="0.00000529418632011299">
                <text:p>0.00000529418632011299</text:p>
              </table:table-cell>
              <table:table-cell office:value-type="float" office:value="8.72538065361077E-050">
                <text:p>8.72538065361077E-05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51499999999994">
                <text:p>0.351499999999994</text:p>
              </table:table-cell>
              <table:table-cell office:value-type="float" office:value="32.6336225251532">
                <text:p>32.6336225251532</text:p>
              </table:table-cell>
              <table:table-cell office:value-type="float" office:value="25.3643797616851">
                <text:p>25.3643797616851</text:p>
              </table:table-cell>
              <table:table-cell office:value-type="float" office:value="13.9075567310799">
                <text:p>13.9075567310799</text:p>
              </table:table-cell>
              <table:table-cell office:value-type="float" office:value="1.50284229712762">
                <text:p>1.50284229712762</text:p>
              </table:table-cell>
              <table:table-cell office:value-type="float" office:value="0.00000592312432222765">
                <text:p>0.00000592312432222765</text:p>
              </table:table-cell>
              <table:table-cell office:value-type="float" office:value="1.91817716565173E-049">
                <text:p>1.91817716565173E-0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51999999999994">
                <text:p>0.351999999999994</text:p>
              </table:table-cell>
              <table:table-cell office:value-type="float" office:value="32.8802229377862">
                <text:p>32.8802229377862</text:p>
              </table:table-cell>
              <table:table-cell office:value-type="float" office:value="25.5993802126029">
                <text:p>25.5993802126029</text:p>
              </table:table-cell>
              <table:table-cell office:value-type="float" office:value="14.0932281320881">
                <text:p>14.0932281320881</text:p>
              </table:table-cell>
              <table:table-cell office:value-type="float" office:value="1.54585736432755">
                <text:p>1.54585736432755</text:p>
              </table:table-cell>
              <table:table-cell office:value-type="float" office:value="0.00000662427882210843">
                <text:p>0.00000662427882210843</text:p>
              </table:table-cell>
              <table:table-cell office:value-type="float" office:value="4.20574677332156E-049">
                <text:p>4.20574677332156E-0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52499999999994">
                <text:p>0.352499999999994</text:p>
              </table:table-cell>
              <table:table-cell office:value-type="float" office:value="33.1278456829672">
                <text:p>33.1278456829672</text:p>
              </table:table-cell>
              <table:table-cell office:value-type="float" office:value="25.8357543311818">
                <text:p>25.8357543311818</text:p>
              </table:table-cell>
              <table:table-cell office:value-type="float" office:value="14.2807395464855">
                <text:p>14.2807395464855</text:p>
              </table:table-cell>
              <table:table-cell office:value-type="float" office:value="1.58995229234168">
                <text:p>1.58995229234168</text:p>
              </table:table-cell>
              <table:table-cell office:value-type="float" office:value="0.00000740563816318128">
                <text:p>0.00000740563816318128</text:p>
              </table:table-cell>
              <table:table-cell office:value-type="float" office:value="9.1970297964999E-049">
                <text:p>9.1970297964999E-0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52999999999994">
                <text:p>0.352999999999994</text:p>
              </table:table-cell>
              <table:table-cell office:value-type="float" office:value="33.376485838311">
                <text:p>33.376485838311</text:p>
              </table:table-cell>
              <table:table-cell office:value-type="float" office:value="26.0735000293056">
                <text:p>26.0735000293056</text:p>
              </table:table-cell>
              <table:table-cell office:value-type="float" office:value="14.4700985702777">
                <text:p>14.4700985702777</text:p>
              </table:table-cell>
              <table:table-cell office:value-type="float" office:value="1.63514937063175">
                <text:p>1.63514937063175</text:p>
              </table:table-cell>
              <table:table-cell office:value-type="float" office:value="0.00000827603850288974">
                <text:p>0.00000827603850288974</text:p>
              </table:table-cell>
              <table:table-cell office:value-type="float" office:value="2.00586701180658E-048">
                <text:p>2.00586701180658E-0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53499999999994">
                <text:p>0.353499999999994</text:p>
              </table:table-cell>
              <table:table-cell office:value-type="float" office:value="33.6261383666378">
                <text:p>33.6261383666378</text:p>
              </table:table-cell>
              <table:table-cell office:value-type="float" office:value="26.3126150710389">
                <text:p>26.3126150710389</text:p>
              </table:table-cell>
              <table:table-cell office:value-type="float" office:value="14.6613126508021">
                <text:p>14.6613126508021</text:p>
              </table:table-cell>
              <table:table-cell office:value-type="float" office:value="1.6814712042049">
                <text:p>1.6814712042049</text:p>
              </table:table-cell>
              <table:table-cell office:value-type="float" office:value="0.00000924524969803211">
                <text:p>0.00000924524969803211</text:p>
              </table:table-cell>
              <table:table-cell office:value-type="float" office:value="4.36321635119776E-048">
                <text:p>4.36321635119776E-0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53999999999994">
                <text:p>0.353999999999994</text:p>
              </table:table-cell>
              <table:table-cell office:value-type="float" office:value="33.8767981156254">
                <text:p>33.8767981156254</text:p>
              </table:table-cell>
              <table:table-cell office:value-type="float" office:value="26.5530970715462">
                <text:p>26.5530970715462</text:p>
              </table:table-cell>
              <table:table-cell office:value-type="float" office:value="14.8543890834159">
                <text:p>14.8543890834159</text:p>
              </table:table-cell>
              <table:table-cell office:value-type="float" office:value="1.72894071385606">
                <text:p>1.72894071385606</text:p>
              </table:table-cell>
              <table:table-cell office:value-type="float" office:value="0.0000103240694381433">
                <text:p>0.0000103240694381433</text:p>
              </table:table-cell>
              <table:table-cell office:value-type="float" office:value="9.46588948253663E-048">
                <text:p>9.46588948253663E-0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54499999999994">
                <text:p>0.354499999999994</text:p>
              </table:table-cell>
              <table:table-cell office:value-type="float" office:value="34.128459817473">
                <text:p>34.128459817473</text:p>
              </table:table-cell>
              <table:table-cell office:value-type="float" office:value="26.7949434960248">
                <text:p>26.7949434960248</text:p>
              </table:table-cell>
              <table:table-cell office:value-type="float" office:value="15.049335008174">
                <text:p>15.049335008174</text:p>
              </table:table-cell>
              <table:table-cell office:value-type="float" office:value="1.77758113626486">
                <text:p>1.77758113626486</text:p>
              </table:table-cell>
              <table:table-cell office:value-type="float" office:value="0.0000115244263708277">
                <text:p>0.0000115244263708277</text:p>
              </table:table-cell>
              <table:table-cell office:value-type="float" office:value="2.04817084866821E-047">
                <text:p>2.04817084866821E-0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54999999999994">
                <text:p>0.354999999999994</text:p>
              </table:table-cell>
              <table:table-cell office:value-type="float" office:value="34.3811180885775">
                <text:p>34.3811180885775</text:p>
              </table:table-cell>
              <table:table-cell office:value-type="float" office:value="27.0381516586507">
                <text:p>27.0381516586507</text:p>
              </table:table-cell>
              <table:table-cell office:value-type="float" office:value="15.2461574064978">
                <text:p>15.2461574064978</text:p>
              </table:table-cell>
              <table:table-cell office:value-type="float" office:value="1.82741602394291">
                <text:p>1.82741602394291</text:p>
              </table:table-cell>
              <table:table-cell office:value-type="float" office:value="0.0000128594930250965">
                <text:p>0.0000128594930250965</text:p>
              </table:table-cell>
              <table:table-cell office:value-type="float" office:value="4.41998709176628E-047">
                <text:p>4.41998709176628E-0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55499999999994">
                <text:p>0.355499999999994</text:p>
              </table:table-cell>
              <table:table-cell office:value-type="float" office:value="34.6347674292218">
                <text:p>34.6347674292218</text:p>
              </table:table-cell>
              <table:table-cell office:value-type="float" office:value="27.2827187215389">
                <text:p>27.2827187215389</text:p>
              </table:table-cell>
              <table:table-cell office:value-type="float" office:value="15.444863097836">
                <text:p>15.444863097836</text:p>
              </table:table-cell>
              <table:table-cell office:value-type="float" office:value="1.8784692450271">
                <text:p>1.8784692450271</text:p>
              </table:table-cell>
              <table:table-cell office:value-type="float" office:value="0.000014343809405622">
                <text:p>0.000014343809405622</text:p>
              </table:table-cell>
              <table:table-cell office:value-type="float" office:value="9.51318387198557E-047">
                <text:p>9.51318387198557E-0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55999999999994">
                <text:p>0.355999999999994</text:p>
              </table:table-cell>
              <table:table-cell office:value-type="float" office:value="34.8894022232761">
                <text:p>34.8894022232761</text:p>
              </table:table-cell>
              <table:table-cell office:value-type="float" office:value="27.5286416937178">
                <text:p>27.5286416937178</text:p>
              </table:table-cell>
              <table:table-cell office:value-type="float" office:value="15.6454587363189">
                <text:p>15.6454587363189</text:p>
              </table:table-cell>
              <table:table-cell office:value-type="float" office:value="1.93076498291487">
                <text:p>1.93076498291487</text:p>
              </table:table-cell>
              <table:table-cell office:value-type="float" office:value="0.000015993418202686">
                <text:p>0.000015993418202686</text:p>
              </table:table-cell>
              <table:table-cell office:value-type="float" office:value="2.04211807951696E-046">
                <text:p>2.04211807951696E-0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56499999999994">
                <text:p>0.356499999999994</text:p>
              </table:table-cell>
              <table:table-cell office:value-type="float" office:value="35.1450167379112">
                <text:p>35.1450167379112</text:p>
              </table:table-cell>
              <table:table-cell office:value-type="float" office:value="27.7759174301184">
                <text:p>27.7759174301184</text:p>
              </table:table-cell>
              <table:table-cell office:value-type="float" office:value="15.8479508074048">
                <text:p>15.8479508074048</text:p>
              </table:table-cell>
              <table:table-cell office:value-type="float" office:value="1.98432773573717">
                <text:p>1.98432773573717</text:p>
              </table:table-cell>
              <table:table-cell office:value-type="float" office:value="0.0000178260126398142">
                <text:p>0.0000178260126398142</text:p>
              </table:table-cell>
              <table:table-cell office:value-type="float" office:value="4.37205764182628E-046">
                <text:p>4.37205764182628E-0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56999999999994">
                <text:p>0.356999999999994</text:p>
              </table:table-cell>
              <table:table-cell office:value-type="float" office:value="35.4016051233253">
                <text:p>35.4016051233253</text:p>
              </table:table-cell>
              <table:table-cell office:value-type="float" office:value="28.0245426305782">
                <text:p>28.0245426305782</text:p>
              </table:table-cell>
              <table:table-cell office:value-type="float" office:value="16.0523456245222">
                <text:p>16.0523456245222</text:p>
              </table:table-cell>
              <table:table-cell office:value-type="float" office:value="2.03918231566482">
                <text:p>2.03918231566482</text:p>
              </table:table-cell>
              <table:table-cell office:value-type="float" office:value="0.0000198610980639805">
                <text:p>0.0000198610980639805</text:p>
              </table:table-cell>
              <table:table-cell office:value-type="float" office:value="9.33557295963354E-046">
                <text:p>9.33557295963354E-0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57499999999994">
                <text:p>0.357499999999994</text:p>
              </table:table-cell>
              <table:table-cell office:value-type="float" office:value="35.6591614124829">
                <text:p>35.6591614124829</text:p>
              </table:table-cell>
              <table:table-cell office:value-type="float" office:value="28.274513838861">
                <text:p>28.274513838861</text:p>
              </table:table-cell>
              <table:table-cell office:value-type="float" office:value="16.2586493257059">
                <text:p>16.2586493257059</text:p>
              </table:table-cell>
              <table:table-cell office:value-type="float" office:value="2.09535384804414">
                <text:p>2.09535384804414</text:p>
              </table:table-cell>
              <table:table-cell office:value-type="float" office:value="0.0000221201684722031">
                <text:p>0.0000221201684722031</text:p>
              </table:table-cell>
              <table:table-cell office:value-type="float" office:value="1.98813625559908E-045">
                <text:p>1.98813625559908E-0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57999999999994">
                <text:p>0.357999999999994</text:p>
              </table:table-cell>
              <table:table-cell office:value-type="float" office:value="35.9176795208674">
                <text:p>35.9176795208674</text:p>
              </table:table-cell>
              <table:table-cell office:value-type="float" office:value="28.5258274416909">
                <text:p>28.5258274416909</text:p>
              </table:table-cell>
              <table:table-cell office:value-type="float" office:value="16.4668678702303">
                <text:p>16.4668678702303</text:p>
              </table:table-cell>
              <table:table-cell office:value-type="float" office:value="2.15286777035755">
                <text:p>2.15286777035755</text:p>
              </table:table-cell>
              <table:table-cell office:value-type="float" office:value="0.0000246268992637116">
                <text:p>0.0000246268992637116</text:p>
              </table:table-cell>
              <table:table-cell office:value-type="float" office:value="4.22280845451625E-045">
                <text:p>4.22280845451625E-0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58499999999994">
                <text:p>0.358499999999994</text:p>
              </table:table-cell>
              <table:table-cell office:value-type="float" office:value="36.1771532462465">
                <text:p>36.1771532462465</text:p>
              </table:table-cell>
              <table:table-cell office:value-type="float" office:value="28.778479667804">
                <text:p>28.778479667804</text:p>
              </table:table-cell>
              <table:table-cell office:value-type="float" office:value="16.6770070352385">
                <text:p>16.6770070352385</text:p>
              </table:table-cell>
              <table:table-cell office:value-type="float" office:value="2.21174983100495">
                <text:p>2.21174983100495</text:p>
              </table:table-cell>
              <table:table-cell office:value-type="float" office:value="0.0000274073576090392">
                <text:p>0.0000274073576090392</text:p>
              </table:table-cell>
              <table:table-cell office:value-type="float" office:value="8.94554261745262E-045">
                <text:p>8.94554261745262E-0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58999999999994">
                <text:p>0.358999999999994</text:p>
              </table:table-cell>
              <table:table-cell office:value-type="float" office:value="36.4375762684509">
                <text:p>36.4375762684509</text:p>
              </table:table-cell>
              <table:table-cell office:value-type="float" office:value="29.0324665870148">
                <text:p>29.0324665870148</text:p>
              </table:table-cell>
              <table:table-cell office:value-type="float" office:value="16.8890724123701">
                <text:p>16.8890724123701</text:p>
              </table:table-cell>
              <table:table-cell office:value-type="float" office:value="2.27202608790152">
                <text:p>2.27202608790152</text:p>
              </table:table-cell>
              <table:table-cell office:value-type="float" office:value="0.0000304902319367937">
                <text:p>0.0000304902319367937</text:p>
              </table:table-cell>
              <table:table-cell office:value-type="float" office:value="1.89000113607964E-044">
                <text:p>1.89000113607964E-0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59499999999993">
                <text:p>0.359499999999993</text:p>
              </table:table-cell>
              <table:table-cell office:value-type="float" office:value="36.6989421491665">
                <text:p>36.6989421491665</text:p>
              </table:table-cell>
              <table:table-cell office:value-type="float" office:value="29.2877841093004">
                <text:p>29.2877841093004</text:p>
              </table:table-cell>
              <table:table-cell office:value-type="float" office:value="17.1030694043869">
                <text:p>17.1030694043869</text:p>
              </table:table-cell>
              <table:table-cell office:value-type="float" office:value="2.33372290688796">
                <text:p>2.33372290688796</text:p>
              </table:table-cell>
              <table:table-cell office:value-type="float" office:value="0.0000339070821559242">
                <text:p>0.0000339070821559242</text:p>
              </table:table-cell>
              <table:table-cell office:value-type="float" office:value="3.98260753281123E-044">
                <text:p>3.98260753281123E-0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59999999999993">
                <text:p>0.359999999999993</text:p>
              </table:table-cell>
              <table:table-cell office:value-type="float" office:value="36.9612443317404">
                <text:p>36.9612443317404</text:p>
              </table:table-cell>
              <table:table-cell office:value-type="float" office:value="29.5444279839002">
                <text:p>29.5444279839002</text:p>
              </table:table-cell>
              <table:table-cell office:value-type="float" office:value="17.3190032217984">
                <text:p>17.3190032217984</text:p>
              </table:table-cell>
              <table:table-cell office:value-type="float" office:value="2.39686695994864">
                <text:p>2.39686695994864</text:p>
              </table:table-cell>
              <table:table-cell office:value-type="float" office:value="0.000037692612356471">
                <text:p>0.000037692612356471</text:p>
              </table:table-cell>
              <table:table-cell office:value-type="float" office:value="8.36995312780704E-044">
                <text:p>8.36995312780704E-0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60499999999993">
                <text:p>0.360499999999993</text:p>
              </table:table-cell>
              <table:table-cell office:value-type="float" office:value="37.224476141">
                <text:p>37.224476141</text:p>
              </table:table-cell>
              <table:table-cell office:value-type="float" office:value="29.8023937984342">
                <text:p>29.8023937984342</text:p>
              </table:table-cell>
              <table:table-cell office:value-type="float" office:value="17.5368788794882">
                <text:p>17.5368788794882</text:p>
              </table:table-cell>
              <table:table-cell office:value-type="float" office:value="2.46148522323379">
                <text:p>2.46148522323379</text:p>
              </table:table-cell>
              <table:table-cell office:value-type="float" office:value="0.0000418849678655366">
                <text:p>0.0000418849678655366</text:p>
              </table:table-cell>
              <table:table-cell office:value-type="float" office:value="1.75439996689545E-043">
                <text:p>1.75439996689545E-0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60999999999993">
                <text:p>0.360999999999993</text:p>
              </table:table-cell>
              <table:table-cell office:value-type="float" office:value="37.4886307830863">
                <text:p>37.4886307830863</text:p>
              </table:table-cell>
              <table:table-cell office:value-type="float" office:value="30.0616769780377">
                <text:p>30.0616769780377</text:p>
              </table:table-cell>
              <table:table-cell office:value-type="float" office:value="17.7567011933407">
                <text:p>17.7567011933407</text:p>
              </table:table-cell>
              <table:table-cell office:value-type="float" office:value="2.52760497488125">
                <text:p>2.52760497488125</text:p>
              </table:table-cell>
              <table:table-cell office:value-type="float" office:value="0.0000465260586780309">
                <text:p>0.0000465260586780309</text:p>
              </table:table-cell>
              <table:table-cell office:value-type="float" office:value="3.66761942708653E-043">
                <text:p>3.66761942708653E-0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61499999999993">
                <text:p>0.361499999999993</text:p>
              </table:table-cell>
              <table:table-cell office:value-type="float" office:value="37.7537013453016">
                <text:p>37.7537013453016</text:p>
              </table:table-cell>
              <table:table-cell office:value-type="float" office:value="30.3222727845145">
                <text:p>30.3222727845145</text:p>
              </table:table-cell>
              <table:table-cell office:value-type="float" office:value="17.978474776871">
                <text:p>17.978474776871</text:p>
              </table:table-cell>
              <table:table-cell office:value-type="float" office:value="2.59525379263389">
                <text:p>2.59525379263389</text:p>
              </table:table-cell>
              <table:table-cell office:value-type="float" office:value="0.0000516619114341302">
                <text:p>0.0000516619114341302</text:p>
              </table:table-cell>
              <table:table-cell office:value-type="float" office:value="7.64698059219103E-043">
                <text:p>7.64698059219103E-0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61999999999993">
                <text:p>0.361999999999993</text:p>
              </table:table-cell>
              <table:table-cell office:value-type="float" office:value="38.0196807959699">
                <text:p>38.0196807959699</text:p>
              </table:table-cell>
              <table:table-cell office:value-type="float" office:value="30.5841763155078">
                <text:p>30.5841763155078</text:p>
              </table:table-cell>
              <table:table-cell office:value-type="float" office:value="18.2022040378579">
                <text:p>18.2022040378579</text:p>
              </table:table-cell>
              <table:table-cell office:value-type="float" office:value="2.66445955124831">
                <text:p>2.66445955124831</text:p>
              </table:table-cell>
              <table:table-cell office:value-type="float" office:value="0.0000573430522778773">
                <text:p>0.0000573430522778773</text:p>
              </table:table-cell>
              <table:table-cell office:value-type="float" office:value="1.59017814710543E-042">
                <text:p>1.59017814710543E-0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62499999999993">
                <text:p>0.362499999999993</text:p>
              </table:table-cell>
              <table:table-cell office:value-type="float" office:value="38.286561984313">
                <text:p>38.286561984313</text:p>
              </table:table-cell>
              <table:table-cell office:value-type="float" office:value="30.8473825036897">
                <text:p>30.8473825036897</text:p>
              </table:table-cell>
              <table:table-cell office:value-type="float" office:value="18.4278931749805">
                <text:p>18.4278931749805</text:p>
              </table:table-cell>
              <table:table-cell office:value-type="float" office:value="2.73525041969093">
                <text:p>2.73525041969093</text:p>
              </table:table-cell>
              <table:table-cell office:value-type="float" office:value="0.0000636249231044695">
                <text:p>0.0000636249231044695</text:p>
              </table:table-cell>
              <table:table-cell office:value-type="float" office:value="3.29800753321668E-042">
                <text:p>3.29800753321668E-0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62999999999993">
                <text:p>0.362999999999993</text:p>
              </table:table-cell>
              <table:table-cell office:value-type="float" office:value="38.5543376403396">
                <text:p>38.5543376403396</text:p>
              </table:table-cell>
              <table:table-cell office:value-type="float" office:value="31.1118861159697">
                <text:p>31.1118861159697</text:p>
              </table:table-cell>
              <table:table-cell office:value-type="float" office:value="18.6555461744604">
                <text:p>18.6555461744604</text:p>
              </table:table-cell>
              <table:table-cell office:value-type="float" office:value="2.8076548581173">
                <text:p>2.8076548581173</text:p>
              </table:table-cell>
              <table:table-cell office:value-type="float" office:value="0.0000705683338881096">
                <text:p>0.0000705683338881096</text:p>
              </table:table-cell>
              <table:table-cell office:value-type="float" office:value="6.82193496999854E-042">
                <text:p>6.82193496999854E-0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63499999999993">
                <text:p>0.363499999999993</text:p>
              </table:table-cell>
              <table:table-cell office:value-type="float" office:value="38.82300037475">
                <text:p>38.82300037475</text:p>
              </table:table-cell>
              <table:table-cell office:value-type="float" office:value="31.3776817527218">
                <text:p>31.3776817527218</text:p>
              </table:table-cell>
              <table:table-cell office:value-type="float" office:value="18.8851668067102">
                <text:p>18.8851668067102</text:p>
              </table:table-cell>
              <table:table-cell office:value-type="float" office:value="2.88170161463055">
                <text:p>2.88170161463055</text:p>
              </table:table-cell>
              <table:table-cell office:value-type="float" office:value="0.0000782399539784002">
                <text:p>0.0000782399539784002</text:p>
              </table:table-cell>
              <table:table-cell office:value-type="float" office:value="1.40738713409609E-041">
                <text:p>1.40738713409609E-0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63999999999993">
                <text:p>0.363999999999993</text:p>
              </table:table-cell>
              <table:table-cell office:value-type="float" office:value="39.0925426788544">
                <text:p>39.0925426788544</text:p>
              </table:table-cell>
              <table:table-cell office:value-type="float" office:value="31.6447638470313">
                <text:p>31.6447638470313</text:p>
              </table:table-cell>
              <table:table-cell office:value-type="float" office:value="19.1167586229883">
                <text:p>19.1167586229883</text:p>
              </table:table-cell>
              <table:table-cell office:value-type="float" office:value="2.95741972181517">
                <text:p>2.95741972181517</text:p>
              </table:table-cell>
              <table:table-cell office:value-type="float" office:value="0.0000867128454617398">
                <text:p>0.0000867128454617398</text:p>
              </table:table-cell>
              <table:table-cell office:value-type="float" office:value="2.89580722491263E-041">
                <text:p>2.89580722491263E-0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64499999999993">
                <text:p>0.364499999999993</text:p>
              </table:table-cell>
              <table:table-cell office:value-type="float" office:value="39.3629569245063">
                <text:p>39.3629569245063</text:p>
              </table:table-cell>
              <table:table-cell office:value-type="float" office:value="31.913126663961">
                <text:p>31.913126663961</text:p>
              </table:table-cell>
              <table:table-cell office:value-type="float" office:value="19.3503249520625">
                <text:p>19.3503249520625</text:p>
              </table:table-cell>
              <table:table-cell office:value-type="float" office:value="3.03483849304191">
                <text:p>3.03483849304191</text:p>
              </table:table-cell>
              <table:table-cell office:value-type="float" office:value="0.0000960670419056515">
                <text:p>0.0000960670419056515</text:p>
              </table:table-cell>
              <table:table-cell office:value-type="float" office:value="5.94259027077858E-041">
                <text:p>5.94259027077858E-0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64999999999993">
                <text:p>0.364999999999993</text:p>
              </table:table-cell>
              <table:table-cell office:value-type="float" office:value="39.6342353640502">
                <text:p>39.6342353640502</text:p>
              </table:table-cell>
              <table:table-cell office:value-type="float" office:value="32.1827642998379">
                <text:p>32.1827642998379</text:p>
              </table:table-cell>
              <table:table-cell office:value-type="float" office:value="19.5858688968826">
                <text:p>19.5858688968826</text:p>
              </table:table-cell>
              <table:table-cell office:value-type="float" office:value="3.11398751854017">
                <text:p>3.11398751854017</text:p>
              </table:table-cell>
              <table:table-cell office:value-type="float" office:value="0.000106390176039057">
                <text:p>0.000106390176039057</text:p>
              </table:table-cell>
              <table:table-cell office:value-type="float" office:value="1.21627560834483E-040">
                <text:p>1.21627560834483E-04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65499999999993">
                <text:p>0.365499999999993</text:p>
              </table:table-cell>
              <table:table-cell office:value-type="float" office:value="39.9063701302851">
                <text:p>39.9063701302851</text:p>
              </table:table-cell>
              <table:table-cell office:value-type="float" office:value="32.4536706815596">
                <text:p>32.4536706815596</text:p>
              </table:table-cell>
              <table:table-cell office:value-type="float" office:value="19.8233933312623">
                <text:p>19.8233933312623</text:p>
              </table:table-cell>
              <table:table-cell office:value-type="float" office:value="3.19489666123386">
                <text:p>3.19489666123386</text:p>
              </table:table-cell>
              <table:table-cell office:value-type="float" office:value="0.000117778160170855">
                <text:p>0.000117778160170855</text:p>
              </table:table-cell>
              <table:table-cell office:value-type="float" office:value="2.48278021863784E-040">
                <text:p>2.48278021863784E-04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65999999999993">
                <text:p>0.365999999999993</text:p>
              </table:table-cell>
              <table:table-cell office:value-type="float" office:value="40.1793532364419">
                <text:p>40.1793532364419</text:p>
              </table:table-cell>
              <table:table-cell office:value-type="float" office:value="32.7258395659216">
                <text:p>32.7258395659216</text:p>
              </table:table-cell>
              <table:table-cell office:value-type="float" office:value="20.0629008965736">
                <text:p>20.0629008965736</text:p>
              </table:table-cell>
              <table:table-cell office:value-type="float" office:value="3.27759605233704">
                <text:p>3.27759605233704</text:p>
              </table:table-cell>
              <table:table-cell office:value-type="float" office:value="0.000130335923413413">
                <text:p>0.000130335923413413</text:p>
              </table:table-cell>
              <table:table-cell office:value-type="float" office:value="5.05469115645928E-040">
                <text:p>5.05469115645928E-04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66499999999993">
                <text:p>0.366499999999993</text:p>
              </table:table-cell>
              <table:table-cell office:value-type="float" office:value="40.4531765761765">
                <text:p>40.4531765761765</text:p>
              </table:table-cell>
              <table:table-cell office:value-type="float" office:value="32.9992645389655">
                <text:p>32.9992645389655</text:p>
              </table:table-cell>
              <table:table-cell office:value-type="float" office:value="20.3043939984517">
                <text:p>20.3043939984517</text:p>
              </table:table-cell>
              <table:table-cell office:value-type="float" office:value="3.36211608670555">
                <text:p>3.36211608670555</text:p>
              </table:table-cell>
              <table:table-cell office:value-type="float" office:value="0.000144178210057423">
                <text:p>0.000144178210057423</text:p>
              </table:table-cell>
              <table:table-cell office:value-type="float" office:value="1.02636313189706E-039">
                <text:p>1.02636313189706E-0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66999999999993">
                <text:p>0.366999999999993</text:p>
              </table:table-cell>
              <table:table-cell office:value-type="float" office:value="40.7278319235778">
                <text:p>40.7278319235778</text:p>
              </table:table-cell>
              <table:table-cell office:value-type="float" office:value="33.2739390153484">
                <text:p>33.2739390153484</text:p>
              </table:table-cell>
              <table:table-cell office:value-type="float" office:value="20.5478748035146">
                <text:p>20.5478748035146</text:p>
              </table:table-cell>
              <table:table-cell office:value-type="float" office:value="3.44848741794107">
                <text:p>3.44848741794107</text:p>
              </table:table-cell>
              <table:table-cell office:value-type="float" office:value="0.000159430443740659">
                <text:p>0.000159430443740659</text:p>
              </table:table-cell>
              <table:table-cell office:value-type="float" office:value="2.07853590457585E-039">
                <text:p>2.07853590457585E-0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67499999999993">
                <text:p>0.367499999999993</text:p>
              </table:table-cell>
              <table:table-cell office:value-type="float" office:value="41.0033109331915">
                <text:p>41.0033109331915</text:p>
              </table:table-cell>
              <table:table-cell office:value-type="float" office:value="33.5498562377332">
                <text:p>33.5498562377332</text:p>
              </table:table-cell>
              <table:table-cell office:value-type="float" office:value="20.7933452360955">
                <text:p>20.7933452360955</text:p>
              </table:table-cell>
              <table:table-cell office:value-type="float" office:value="3.53674095324395">
                <text:p>3.53674095324395</text:p>
              </table:table-cell>
              <table:table-cell office:value-type="float" office:value="0.000176229662366212">
                <text:p>0.000176229662366212</text:p>
              </table:table-cell>
              <table:table-cell office:value-type="float" office:value="4.19820931542949E-039">
                <text:p>4.19820931542949E-0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7999999999993">
                <text:p>0.367999999999993</text:p>
              </table:table-cell>
              <table:table-cell office:value-type="float" office:value="41.2796051400585">
                <text:p>41.2796051400585</text:p>
              </table:table-cell>
              <table:table-cell office:value-type="float" office:value="33.8270092762021">
                <text:p>33.8270092762021</text:p>
              </table:table-cell>
              <table:table-cell office:value-type="float" office:value="21.0408069749917">
                <text:p>21.0408069749917</text:p>
              </table:table-cell>
              <table:table-cell office:value-type="float" office:value="3.62690784801138">
                <text:p>3.62690784801138</text:p>
              </table:table-cell>
              <table:table-cell office:value-type="float" office:value="0.000194725529056449">
                <text:p>0.000194725529056449</text:p>
              </table:table-cell>
              <table:table-cell office:value-type="float" office:value="8.45708536766572E-039">
                <text:p>8.45708536766572E-0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68499999999992">
                <text:p>0.368499999999992</text:p>
              </table:table-cell>
              <table:table-cell office:value-type="float" office:value="41.5567059597691">
                <text:p>41.5567059597691</text:p>
              </table:table-cell>
              <table:table-cell office:value-type="float" office:value="34.1053910276904">
                <text:p>34.1053910276904</text:p>
              </table:table-cell>
              <table:table-cell office:value-type="float" office:value="21.2902614502291">
                <text:p>21.2902614502291</text:p>
              </table:table-cell>
              <table:table-cell office:value-type="float" office:value="3.7190195001774">
                <text:p>3.7190195001774</text:p>
              </table:table-cell>
              <table:table-cell office:value-type="float" office:value="0.000215081424777919">
                <text:p>0.000215081424777919</text:p>
              </table:table-cell>
              <table:table-cell office:value-type="float" office:value="1.69913313994563E-038">
                <text:p>1.69913313994563E-0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68999999999992">
                <text:p>0.368999999999992</text:p>
              </table:table-cell>
              <table:table-cell office:value-type="float" office:value="41.8346046885336">
                <text:p>41.8346046885336</text:p>
              </table:table-cell>
              <table:table-cell office:value-type="float" office:value="34.384994215444">
                <text:p>34.384994215444</text:p>
              </table:table-cell>
              <table:table-cell office:value-type="float" office:value="21.5417098398439">
                <text:p>21.5417098398439</text:p>
              </table:table-cell>
              <table:table-cell office:value-type="float" office:value="3.8131075442915">
                <text:p>3.8131075442915</text:p>
              </table:table-cell>
              <table:table-cell office:value-type="float" office:value="0.00023747562864048">
                <text:p>0.00023747562864048</text:p>
              </table:table-cell>
              <table:table-cell office:value-type="float" office:value="3.40474174761647E-038">
                <text:p>3.40474174761647E-0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69499999999992">
                <text:p>0.369499999999992</text:p>
              </table:table-cell>
              <table:table-cell office:value-type="float" office:value="42.1132925032668">
                <text:p>42.1132925032668</text:p>
              </table:table-cell>
              <table:table-cell office:value-type="float" office:value="34.6658113884989">
                <text:p>34.6658113884989</text:p>
              </table:table-cell>
              <table:table-cell office:value-type="float" office:value="21.7951530666837">
                <text:p>21.7951530666837</text:p>
              </table:table-cell>
              <table:table-cell office:value-type="float" office:value="3.90920384533249">
                <text:p>3.90920384533249</text:p>
              </table:table-cell>
              <table:table-cell office:value-type="float" office:value="0.000262102592261638">
                <text:p>0.000262102592261638</text:p>
              </table:table-cell>
              <table:table-cell office:value-type="float" office:value="6.80441840840994E-038">
                <text:p>6.80441840840994E-0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69999999999992">
                <text:p>0.369999999999992</text:p>
              </table:table-cell>
              <table:table-cell office:value-type="float" office:value="42.3927604616903">
                <text:p>42.3927604616903</text:p>
              </table:table-cell>
              <table:table-cell office:value-type="float" office:value="34.947834921184">
                <text:p>34.947834921184</text:p>
              </table:table-cell>
              <table:table-cell office:value-type="float" office:value="22.050591795227">
                <text:p>22.050591795227</text:p>
              </table:table-cell>
              <table:table-cell office:value-type="float" office:value="4.00734049225463">
                <text:p>4.00734049225463</text:p>
              </table:table-cell>
              <table:table-cell office:value-type="float" office:value="0.000289174314995224">
                <text:p>0.000289174314995224</text:p>
              </table:table-cell>
              <table:table-cell office:value-type="float" office:value="1.35627549550071E-037">
                <text:p>1.35627549550071E-0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70499999999992">
                <text:p>0.370499999999992</text:p>
              </table:table-cell>
              <table:table-cell office:value-type="float" office:value="42.6729995024489">
                <text:p>42.6729995024489</text:p>
              </table:table-cell>
              <table:table-cell office:value-type="float" office:value="35.2310570126465">
                <text:p>35.2310570126465</text:p>
              </table:table-cell>
              <table:table-cell office:value-type="float" office:value="22.3080264284246">
                <text:p>22.3080264284246</text:p>
              </table:table-cell>
              <table:table-cell office:value-type="float" office:value="4.10754979126273">
                <text:p>4.10754979126273</text:p>
              </table:table-cell>
              <table:table-cell office:value-type="float" office:value="0.000318921827252811">
                <text:p>0.000318921827252811</text:p>
              </table:table-cell>
              <table:table-cell office:value-type="float" office:value="2.6962172881024E-037">
                <text:p>2.6962172881024E-0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70999999999992">
                <text:p>0.370999999999992</text:p>
              </table:table-cell>
              <table:table-cell office:value-type="float" office:value="42.9540004452443">
                <text:p>42.9540004452443</text:p>
              </table:table-cell>
              <table:table-cell office:value-type="float" office:value="35.5154696864016">
                <text:p>35.5154696864016</text:p>
              </table:table-cell>
              <table:table-cell office:value-type="float" office:value="22.567457104561">
                <text:p>22.567457104561</text:p>
              </table:table-cell>
              <table:table-cell office:value-type="float" office:value="4.20986425881359">
                <text:p>4.20986425881359</text:p>
              </table:table-cell>
              <table:table-cell office:value-type="float" office:value="0.000351596789597192">
                <text:p>0.000351596789597192</text:p>
              </table:table-cell>
              <table:table-cell office:value-type="float" office:value="5.34579046912488E-037">
                <text:p>5.34579046912488E-0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71499999999992">
                <text:p>0.371499999999992</text:p>
              </table:table-cell>
              <table:table-cell office:value-type="float" office:value="43.2357539909838">
                <text:p>43.2357539909838</text:p>
              </table:table-cell>
              <table:table-cell office:value-type="float" office:value="35.8010647899054">
                <text:p>35.8010647899054</text:p>
              </table:table-cell>
              <table:table-cell office:value-type="float" office:value="22.8288836941407">
                <text:p>22.8288836941407</text:p>
              </table:table-cell>
              <table:table-cell office:value-type="float" office:value="4.3143166143407">
                <text:p>4.3143166143407</text:p>
              </table:table-cell>
              <table:table-cell office:value-type="float" office:value="0.000387473215760716">
                <text:p>0.000387473215760716</text:p>
              </table:table-cell>
              <table:table-cell office:value-type="float" office:value="1.05710723483443E-036">
                <text:p>1.05710723483443E-0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71999999999992">
                <text:p>0.371999999999992</text:p>
              </table:table-cell>
              <table:table-cell office:value-type="float" office:value="43.518250721946">
                <text:p>43.518250721946</text:p>
              </table:table-cell>
              <table:table-cell office:value-type="float" office:value="36.0878339941519">
                <text:p>36.0878339941519</text:p>
              </table:table-cell>
              <table:table-cell office:value-type="float" office:value="23.0923057967968">
                <text:p>23.0923057967968</text:p>
              </table:table-cell>
              <table:table-cell office:value-type="float" office:value="4.42093977269965">
                <text:p>4.42093977269965</text:p>
              </table:table-cell>
              <table:table-cell office:value-type="float" office:value="0.000426849328237636">
                <text:p>0.000426849328237636</text:p>
              </table:table-cell>
              <table:table-cell office:value-type="float" office:value="2.08485678513823E-036">
                <text:p>2.08485678513823E-0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72499999999992">
                <text:p>0.372499999999992</text:p>
              </table:table-cell>
              <table:table-cell office:value-type="float" office:value="43.8014811019618">
                <text:p>43.8014811019618</text:p>
              </table:table-cell>
              <table:table-cell office:value-type="float" office:value="36.3757687932946">
                <text:p>36.3757687932946</text:p>
              </table:table-cell>
              <table:table-cell office:value-type="float" office:value="23.3577227382254">
                <text:p>23.3577227382254</text:p>
              </table:table-cell>
              <table:table-cell office:value-type="float" office:value="4.5297668363315">
                <text:p>4.5297668363315</text:p>
              </table:table-cell>
              <table:table-cell office:value-type="float" office:value="0.000470049555619751">
                <text:p>0.000470049555619751</text:p>
              </table:table-cell>
              <table:table-cell office:value-type="float" office:value="4.10094060273667E-036">
                <text:p>4.10094060273667E-0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72999999999992">
                <text:p>0.372999999999992</text:p>
              </table:table-cell>
              <table:table-cell office:value-type="float" office:value="44.0854354766124">
                <text:p>44.0854354766124</text:p>
              </table:table-cell>
              <table:table-cell office:value-type="float" office:value="36.6648605042923">
                <text:p>36.6648605042923</text:p>
              </table:table-cell>
              <table:table-cell office:value-type="float" office:value="23.625133567146">
                <text:p>23.625133567146</text:p>
              </table:table-cell>
              <table:table-cell office:value-type="float" office:value="4.64083108714188">
                <text:p>4.64083108714188</text:p>
              </table:table-cell>
              <table:table-cell office:value-type="float" office:value="0.000517426681388859">
                <text:p>0.000517426681388859</text:p>
              </table:table-cell>
              <table:table-cell office:value-type="float" office:value="8.04527327188821E-036">
                <text:p>8.04527327188821E-0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73499999999992">
                <text:p>0.373499999999992</text:p>
              </table:table-cell>
              <table:table-cell office:value-type="float" office:value="44.3701040734434">
                <text:p>44.3701040734434</text:p>
              </table:table-cell>
              <table:table-cell office:value-type="float" office:value="36.9551002665801">
                <text:p>36.9551002665801</text:p>
              </table:table-cell>
              <table:table-cell office:value-type="float" office:value="23.8945370522895">
                <text:p>23.8945370522895</text:p>
              </table:table-cell>
              <table:table-cell office:value-type="float" office:value="4.7541659780932">
                <text:p>4.7541659780932</text:p>
              </table:table-cell>
              <table:table-cell office:value-type="float" office:value="0.000569364154448611">
                <text:p>0.000569364154448611</text:p>
              </table:table-cell>
              <table:table-cell office:value-type="float" office:value="1.57415752903382E-035">
                <text:p>1.57415752903382E-0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73999999999992">
                <text:p>0.373999999999992</text:p>
              </table:table-cell>
              <table:table-cell office:value-type="float" office:value="44.6554770021954">
                <text:p>44.6554770021954</text:p>
              </table:table-cell>
              <table:table-cell office:value-type="float" office:value="37.2464790417652">
                <text:p>37.2464790417652</text:p>
              </table:table-cell>
              <table:table-cell office:value-type="float" office:value="24.1659316794138">
                <text:p>24.1659316794138</text:p>
              </table:table-cell>
              <table:table-cell office:value-type="float" office:value="4.86980512450806">
                <text:p>4.86980512450806</text:p>
              </table:table-cell>
              <table:table-cell office:value-type="float" office:value="0.000626278572272604">
                <text:p>0.000626278572272604</text:p>
              </table:table-cell>
              <table:table-cell office:value-type="float" office:value="3.07188993512387E-035">
                <text:p>3.07188993512387E-0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74499999999992">
                <text:p>0.374499999999992</text:p>
              </table:table-cell>
              <table:table-cell office:value-type="float" office:value="44.9415442550504">
                <text:p>44.9415442550504</text:p>
              </table:table-cell>
              <table:table-cell office:value-type="float" office:value="37.5389876133481">
                <text:p>37.5389876133481</text:p>
              </table:table-cell>
              <table:table-cell office:value-type="float" office:value="24.4393156483499">
                <text:p>24.4393156483499</text:p>
              </table:table-cell>
              <table:table-cell office:value-type="float" office:value="4.98778229508152">
                <text:p>4.98778229508152</text:p>
              </table:table-cell>
              <table:table-cell office:value-type="float" office:value="0.000688622348165481">
                <text:p>0.000688622348165481</text:p>
              </table:table-cell>
              <table:table-cell office:value-type="float" office:value="5.97878836325528E-035">
                <text:p>5.97878836325528E-0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74999999999992">
                <text:p>0.374999999999992</text:p>
              </table:table-cell>
              <table:table-cell office:value-type="float" office:value="45.2282957068964">
                <text:p>45.2282957068964</text:p>
              </table:table-cell>
              <table:table-cell office:value-type="float" office:value="37.8326165864695">
                <text:p>37.8326165864695</text:p>
              </table:table-cell>
              <table:table-cell office:value-type="float" office:value="24.7146868700782">
                <text:p>24.7146868700782</text:p>
              </table:table-cell>
              <table:table-cell office:value-type="float" office:value="5.10813140260056">
                <text:p>5.10813140260056</text:p>
              </table:table-cell>
              <table:table-cell office:value-type="float" office:value="0.000756886574779867">
                <text:p>0.000756886574779867</text:p>
              </table:table-cell>
              <table:table-cell office:value-type="float" office:value="1.16056850206427E-034">
                <text:p>1.16056850206427E-0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75499999999992">
                <text:p>0.375499999999992</text:p>
              </table:table-cell>
              <table:table-cell office:value-type="float" office:value="45.5157211156065">
                <text:p>45.5157211156065</text:p>
              </table:table-cell>
              <table:table-cell office:value-type="float" office:value="38.1273563876833">
                <text:p>38.1273563876833</text:p>
              </table:table-cell>
              <table:table-cell office:value-type="float" office:value="24.9920429638366">
                <text:p>24.9920429638366</text:p>
              </table:table-cell>
              <table:table-cell office:value-type="float" office:value="5.23088649436884">
                <text:p>5.23088649436884</text:p>
              </table:table-cell>
              <table:table-cell office:value-type="float" office:value="0.000831604096704312">
                <text:p>0.000831604096704312</text:p>
              </table:table-cell>
              <table:table-cell office:value-type="float" office:value="2.2468725995913E-034">
                <text:p>2.2468725995913E-0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75999999999992">
                <text:p>0.375999999999992</text:p>
              </table:table-cell>
              <table:table-cell office:value-type="float" office:value="45.8038101223367">
                <text:p>45.8038101223367</text:p>
              </table:table-cell>
              <table:table-cell office:value-type="float" office:value="38.4231972647549">
                <text:p>38.4231972647549</text:p>
              </table:table-cell>
              <table:table-cell office:value-type="float" office:value="25.2713812542618">
                <text:p>25.2713812542618</text:p>
              </table:table-cell>
              <table:table-cell office:value-type="float" office:value="5.35608174233517">
                <text:p>5.35608174233517</text:p>
              </table:table-cell>
              <table:table-cell office:value-type="float" office:value="0.000913352805636453">
                <text:p>0.000913352805636453</text:p>
              </table:table-cell>
              <table:table-cell office:value-type="float" office:value="4.3384658777404E-034">
                <text:p>4.3384658777404E-0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76499999999992">
                <text:p>0.376499999999992</text:p>
              </table:table-cell>
              <table:table-cell office:value-type="float" office:value="46.0925522518388">
                <text:p>46.0925522518388</text:p>
              </table:table-cell>
              <table:table-cell office:value-type="float" office:value="38.7201292864869">
                <text:p>38.7201292864869</text:p>
              </table:table-cell>
              <table:table-cell office:value-type="float" office:value="25.5526987685645">
                <text:p>25.5526987685645</text:p>
              </table:table-cell>
              <table:table-cell office:value-type="float" office:value="5.48375143292427">
                <text:p>5.48375143292427</text:p>
              </table:table-cell>
              <table:table-cell office:value-type="float" office:value="0.00100275917238148">
                <text:p>0.00100275917238148</text:p>
              </table:table-cell>
              <table:table-cell office:value-type="float" office:value="8.35495265995883E-034">
                <text:p>8.35495265995883E-0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76999999999992">
                <text:p>0.376999999999992</text:p>
              </table:table-cell>
              <table:table-cell office:value-type="float" office:value="46.3819369127914">
                <text:p>46.3819369127914</text:p>
              </table:table-cell>
              <table:table-cell office:value-type="float" office:value="39.0181423425703">
                <text:p>39.0181423425703</text:p>
              </table:table-cell>
              <table:table-cell office:value-type="float" office:value="25.8359922337399">
                <text:p>25.8359922337399</text:p>
              </table:table-cell>
              <table:table-cell office:value-type="float" office:value="5.61392995656851">
                <text:p>5.61392995656851</text:p>
              </table:table-cell>
              <table:table-cell office:value-type="float" office:value="0.0011005020306686">
                <text:p>0.0011005020306686</text:p>
              </table:table-cell>
              <table:table-cell office:value-type="float" office:value="1.60472962553996E-033">
                <text:p>1.60472962553996E-0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77499999999991">
                <text:p>0.377499999999991</text:p>
              </table:table-cell>
              <table:table-cell office:value-type="float" office:value="46.6719533981471">
                <text:p>46.6719533981471</text:p>
              </table:table-cell>
              <table:table-cell office:value-type="float" office:value="39.3172261434637">
                <text:p>39.3172261434637</text:p>
              </table:table-cell>
              <table:table-cell office:value-type="float" office:value="26.1212580738144">
                <text:p>26.1212580738144</text:p>
              </table:table-cell>
              <table:table-cell office:value-type="float" office:value="5.74665179693958">
                <text:p>5.74665179693958</text:p>
              </table:table-cell>
              <table:table-cell office:value-type="float" office:value="0.00120731662855781">
                <text:p>0.00120731662855781</text:p>
              </table:table-cell>
              <table:table-cell office:value-type="float" office:value="3.07404214046164E-033">
                <text:p>3.07404214046164E-0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77999999999991">
                <text:p>0.377999999999991</text:p>
              </table:table-cell>
              <table:table-cell office:value-type="float" office:value="46.9625908854964">
                <text:p>46.9625908854964</text:p>
              </table:table-cell>
              <table:table-cell office:value-type="float" office:value="39.6173702202984">
                <text:p>39.6173702202984</text:p>
              </table:table-cell>
              <table:table-cell office:value-type="float" office:value="26.4084924071306">
                <text:p>26.4084924071306</text:p>
              </table:table-cell>
              <table:table-cell office:value-type="float" office:value="5.88195151987909">
                <text:p>5.88195151987909</text:p>
              </table:table-cell>
              <table:table-cell office:value-type="float" office:value="0.00132399896401562">
                <text:p>0.00132399896401562</text:p>
              </table:table-cell>
              <table:table-cell office:value-type="float" office:value="5.87310590969861E-033">
                <text:p>5.87310590969861E-0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78499999999991">
                <text:p>0.378499999999991</text:p>
              </table:table-cell>
              <table:table-cell office:value-type="float" office:value="47.2538384374496">
                <text:p>47.2538384374496</text:p>
              </table:table-cell>
              <table:table-cell office:value-type="float" office:value="39.9185639248115">
                <text:p>39.9185639248115</text:p>
              </table:table-cell>
              <table:table-cell office:value-type="float" office:value="26.6976910436701">
                <text:p>26.6976910436701</text:p>
              </table:table-cell>
              <table:table-cell office:value-type="float" office:value="6.01986376202743">
                <text:p>6.01986376202743</text:p>
              </table:table-cell>
              <table:table-cell office:value-type="float" office:value="0.00145141042207089">
                <text:p>0.00145141042207089</text:p>
              </table:table-cell>
              <table:table-cell office:value-type="float" office:value="1.11911809482882E-032">
                <text:p>1.11911809482882E-0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78999999999991">
                <text:p>0.378999999999991</text:p>
              </table:table-cell>
              <table:table-cell office:value-type="float" office:value="47.5456850020343">
                <text:p>47.5456850020343</text:p>
              </table:table-cell>
              <table:table-cell office:value-type="float" office:value="40.220796429306">
                <text:p>40.220796429306</text:p>
              </table:table-cell>
              <table:table-cell office:value-type="float" office:value="26.9888494824164">
                <text:p>26.9888494824164</text:p>
              </table:table-cell>
              <table:table-cell office:value-type="float" office:value="6.16042321915018">
                <text:p>6.16042321915018</text:p>
              </table:table-cell>
              <table:table-cell office:value-type="float" office:value="0.00159048273182123">
                <text:p>0.00159048273182123</text:p>
              </table:table-cell>
              <table:table-cell office:value-type="float" office:value="2.12683634166751E-032">
                <text:p>2.12683634166751E-0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79499999999991">
                <text:p>0.379499999999991</text:p>
              </table:table-cell>
              <table:table-cell office:value-type="float" office:value="47.8381194131112">
                <text:p>47.8381194131112</text:p>
              </table:table-cell>
              <table:table-cell office:value-type="float" office:value="40.5240567266394">
                <text:p>40.5240567266394</text:p>
              </table:table-cell>
              <table:table-cell office:value-type="float" office:value="27.281962908759">
                <text:p>27.281962908759</text:p>
              </table:table-cell>
              <table:table-cell office:value-type="float" office:value="6.30366463416192">
                <text:p>6.30366463416192</text:p>
              </table:table-cell>
              <table:table-cell office:value-type="float" office:value="0.00174222326244429">
                <text:p>0.00174222326244429</text:p>
              </table:table-cell>
              <table:table-cell office:value-type="float" office:value="4.03127380745178E-032">
                <text:p>4.03127380745178E-0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79999999999991">
                <text:p>0.379999999999991</text:p>
              </table:table-cell>
              <table:table-cell office:value-type="float" office:value="48.1311303908064">
                <text:p>48.1311303908064</text:p>
              </table:table-cell>
              <table:table-cell office:value-type="float" office:value="40.8283336302392">
                <text:p>40.8283336302392</text:p>
              </table:table-cell>
              <table:table-cell office:value-type="float" office:value="27.5770261919399">
                <text:p>27.5770261919399</text:p>
              </table:table-cell>
              <table:table-cell office:value-type="float" office:value="6.44962278484704">
                <text:p>6.44962278484704</text:p>
              </table:table-cell>
              <table:table-cell office:value-type="float" office:value="0.00190772067827823">
                <text:p>0.00190772067827823</text:p>
              </table:table-cell>
              <table:table-cell office:value-type="float" office:value="7.62080046164044E-032">
                <text:p>7.62080046164044E-0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80499999999991">
                <text:p>0.380499999999991</text:p>
              </table:table-cell>
              <table:table-cell office:value-type="float" office:value="48.4247065419608">
                <text:p>48.4247065419608</text:p>
              </table:table-cell>
              <table:table-cell office:value-type="float" office:value="41.1336157741473">
                <text:p>41.1336157741473</text:p>
              </table:table-cell>
              <table:table-cell office:value-type="float" office:value="27.8740338825423">
                <text:p>27.8740338825423</text:p>
              </table:table-cell>
              <table:table-cell office:value-type="float" office:value="6.59833247127768">
                <text:p>6.59833247127768</text:p>
              </table:table-cell>
              <table:table-cell office:value-type="float" office:value="0.00208815097396853">
                <text:p>0.00208815097396853</text:p>
              </table:table-cell>
              <table:table-cell office:value-type="float" office:value="1.43684179933964E-031">
                <text:p>1.43684179933964E-0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80999999999991">
                <text:p>0.380999999999991</text:p>
              </table:table-cell>
              <table:table-cell office:value-type="float" office:value="48.7188363605971">
                <text:p>48.7188363605971</text:p>
              </table:table-cell>
              <table:table-cell office:value-type="float" office:value="41.4398916130921">
                <text:p>41.4398916130921</text:p>
              </table:table-cell>
              <table:table-cell office:value-type="float" office:value="28.1729802100251">
                <text:p>28.1729802100251</text:p>
              </table:table-cell>
              <table:table-cell office:value-type="float" office:value="6.74982850292906">
                <text:p>6.74982850292906</text:p>
              </table:table-cell>
              <table:table-cell office:value-type="float" office:value="0.00228478391163536">
                <text:p>0.00228478391163536</text:p>
              </table:table-cell>
              <table:table-cell office:value-type="float" office:value="2.70188827225524E-031">
                <text:p>2.70188827225524E-0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81499999999991">
                <text:p>0.381499999999991</text:p>
              </table:table-cell>
              <table:table-cell office:value-type="float" office:value="49.0135082284037">
                <text:p>49.0135082284037</text:p>
              </table:table-cell>
              <table:table-cell office:value-type="float" office:value="41.7471494225903">
                <text:p>41.7471494225903</text:p>
              </table:table-cell>
              <table:table-cell office:value-type="float" office:value="28.4738590803022">
                <text:p>28.4738590803022</text:p>
              </table:table-cell>
              <table:table-cell office:value-type="float" office:value="6.90414568549251">
                <text:p>6.90414568549251</text:p>
              </table:table-cell>
              <table:table-cell office:value-type="float" office:value="0.0024989898829936">
                <text:p>0.0024989898829936</text:p>
              </table:table-cell>
              <table:table-cell office:value-type="float" office:value="5.06729150185171E-031">
                <text:p>5.06729150185171E-0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81999999999991">
                <text:p>0.381999999999991</text:p>
              </table:table-cell>
              <table:table-cell office:value-type="float" office:value="49.3087104152357">
                <text:p>49.3087104152357</text:p>
              </table:table-cell>
              <table:table-cell office:value-type="float" office:value="42.0553772990755">
                <text:p>42.0553772990755</text:p>
              </table:table-cell>
              <table:table-cell office:value-type="float" office:value="28.7766640733684">
                <text:p>28.7766640733684</text:p>
              </table:table-cell>
              <table:table-cell office:value-type="float" office:value="7.061318807387">
                <text:p>7.061318807387</text:p>
              </table:table-cell>
              <table:table-cell office:value-type="float" office:value="0.0027322472203571">
                <text:p>0.0027322472203571</text:p>
              </table:table-cell>
              <table:table-cell office:value-type="float" office:value="9.47838750181846E-031">
                <text:p>9.47838750181846E-0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82499999999991">
                <text:p>0.382499999999991</text:p>
              </table:table-cell>
              <table:table-cell office:value-type="float" office:value="49.6044310796338">
                <text:p>49.6044310796338</text:p>
              </table:table-cell>
              <table:table-cell office:value-type="float" office:value="42.3645631600578">
                <text:p>42.3645631600578</text:p>
              </table:table-cell>
              <table:table-cell office:value-type="float" office:value="29.0813884409739">
                <text:p>29.0813884409739</text:p>
              </table:table-cell>
              <table:table-cell office:value-type="float" office:value="7.22138262596988">
                <text:p>7.22138262596988</text:p>
              </table:table-cell>
              <table:table-cell office:value-type="float" office:value="0.00298614998147595">
                <text:p>0.00298614998147595</text:p>
              </table:table-cell>
              <table:table-cell office:value-type="float" office:value="1.76824769589779E-030">
                <text:p>1.76824769589779E-03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82999999999991">
                <text:p>0.382999999999991</text:p>
              </table:table-cell>
              <table:table-cell office:value-type="float" office:value="49.9006582693597">
                <text:p>49.9006582693597</text:p>
              </table:table-cell>
              <table:table-cell office:value-type="float" office:value="42.6746947443111">
                <text:p>42.6746947443111</text:p>
              </table:table-cell>
              <table:table-cell office:value-type="float" office:value="29.3880251043468">
                <text:p>29.3880251043468</text:p>
              </table:table-cell>
              <table:table-cell office:value-type="float" office:value="7.38437185344807">
                <text:p>7.38437185344807</text:p>
              </table:table-cell>
              <table:table-cell office:value-type="float" office:value="0.00326241623419097">
                <text:p>0.00326241623419097</text:p>
              </table:table-cell>
              <table:table-cell office:value-type="float" office:value="3.29004479707253E-030">
                <text:p>3.29004479707253E-03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83499999999991">
                <text:p>0.383499999999991</text:p>
              </table:table-cell>
              <table:table-cell office:value-type="float" office:value="50.1973799219494">
                <text:p>50.1973799219494</text:p>
              </table:table-cell>
              <table:table-cell office:value-type="float" office:value="42.9857596120901">
                <text:p>42.9857596120901</text:p>
              </table:table-cell>
              <table:table-cell office:value-type="float" office:value="29.6965666519671">
                <text:p>29.6965666519671</text:p>
              </table:table-cell>
              <table:table-cell office:value-type="float" office:value="7.55032114249091">
                <text:p>7.55032114249091</text:p>
              </table:table-cell>
              <table:table-cell office:value-type="float" office:value="0.00356289686793888">
                <text:p>0.00356289686793888</text:p>
              </table:table-cell>
              <table:table-cell office:value-type="float" office:value="6.10535035933196E-030">
                <text:p>6.10535035933196E-03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83999999999991">
                <text:p>0.383999999999991</text:p>
              </table:table-cell>
              <table:table-cell office:value-type="float" office:value="50.4945838652838">
                <text:p>50.4945838652838</text:p>
              </table:table-cell>
              <table:table-cell office:value-type="float" office:value="43.297745145377">
                <text:p>43.297745145377</text:p>
              </table:table-cell>
              <table:table-cell office:value-type="float" office:value="30.0070053373904">
                <text:p>30.0070053373904</text:p>
              </table:table-cell>
              <table:table-cell office:value-type="float" office:value="7.71926507154622">
                <text:p>7.71926507154622</text:p>
              </table:table-cell>
              <table:table-cell office:value-type="float" office:value="0.00388958496020468">
                <text:p>0.00388958496020468</text:p>
              </table:table-cell>
              <table:table-cell office:value-type="float" office:value="1.12997657559319E-029">
                <text:p>1.12997657559319E-0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84499999999991">
                <text:p>0.384499999999991</text:p>
              </table:table-cell>
              <table:table-cell office:value-type="float" office:value="50.7922578181763">
                <text:p>50.7922578181763</text:p>
              </table:table-cell>
              <table:table-cell office:value-type="float" office:value="43.6106385481573">
                <text:p>43.6106385481573</text:p>
              </table:table-cell>
              <table:table-cell office:value-type="float" office:value="30.3193330771252">
                <text:p>30.3193330771252</text:p>
              </table:table-cell>
              <table:table-cell office:value-type="float" office:value="7.89123812986147">
                <text:p>7.89123812986147</text:p>
              </table:table-cell>
              <table:table-cell office:value-type="float" office:value="0.00424462572708984">
                <text:p>0.00424462572708984</text:p>
              </table:table-cell>
              <table:table-cell office:value-type="float" office:value="2.08582735845163E-029">
                <text:p>2.08582735845163E-0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84999999999991">
                <text:p>0.384999999999991</text:p>
              </table:table-cell>
              <table:table-cell office:value-type="float" office:value="51.0903893909781">
                <text:p>51.0903893909781</text:p>
              </table:table-cell>
              <table:table-cell office:value-type="float" office:value="43.9244268467262">
                <text:p>43.9244268467262</text:p>
              </table:table-cell>
              <table:table-cell office:value-type="float" office:value="30.6335414485633">
                <text:p>30.6335414485633</text:p>
              </table:table-cell>
              <table:table-cell office:value-type="float" office:value="8.06627470221187">
                <text:p>8.06627470221187</text:p>
              </table:table-cell>
              <table:table-cell office:value-type="float" office:value="0.00463032708824497">
                <text:p>0.00463032708824497</text:p>
              </table:table-cell>
              <table:table-cell office:value-type="float" office:value="3.84005414375994E-029">
                <text:p>3.84005414375994E-0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85499999999991">
                <text:p>0.385499999999991</text:p>
              </table:table-cell>
              <table:table-cell office:value-type="float" office:value="51.3889660862009">
                <text:p>51.3889660862009</text:p>
              </table:table-cell>
              <table:table-cell office:value-type="float" office:value="44.2390968900237">
                <text:p>44.2390968900237</text:p>
              </table:table-cell>
              <table:table-cell office:value-type="float" office:value="30.9496216879649">
                <text:p>30.9496216879649</text:p>
              </table:table-cell>
              <table:table-cell office:value-type="float" office:value="8.24440905333788">
                <text:p>8.24440905333788</text:p>
              </table:table-cell>
              <table:table-cell office:value-type="float" office:value="0.00504917087749915">
                <text:p>0.00504917087749915</text:p>
              </table:table-cell>
              <table:table-cell office:value-type="float" office:value="7.05093004092285E-029">
                <text:p>7.05093004092285E-0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85999999999991">
                <text:p>0.385999999999991</text:p>
              </table:table-cell>
              <table:table-cell office:value-type="float" office:value="51.6879752991567">
                <text:p>51.6879752991567</text:p>
              </table:table-cell>
              <table:table-cell office:value-type="float" office:value="44.5546353500013">
                <text:p>44.5546353500013</text:p>
              </table:table-cell>
              <table:table-cell office:value-type="float" office:value="31.267564688499">
                <text:p>31.267564688499</text:p>
              </table:table-cell>
              <table:table-cell office:value-type="float" office:value="8.42567531209447">
                <text:p>8.42567531209447</text:p>
              </table:table-cell>
              <table:table-cell office:value-type="float" office:value="0.00550382473160268">
                <text:p>0.00550382473160268</text:p>
              </table:table-cell>
              <table:table-cell office:value-type="float" office:value="1.29123572382767E-028">
                <text:p>1.29123572382767E-0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8649999999999">
                <text:p>0.38649999999999</text:p>
              </table:table-cell>
              <table:table-cell office:value-type="float" office:value="51.9874043186151">
                <text:p>51.9874043186151</text:p>
              </table:table-cell>
              <table:table-cell office:value-type="float" office:value="44.8710287220178">
                <text:p>44.8710287220178</text:p>
              </table:table-cell>
              <table:table-cell office:value-type="float" office:value="31.5873609983419">
                <text:p>31.5873609983419</text:p>
              </table:table-cell>
              <table:table-cell office:value-type="float" office:value="8.61010745531496">
                <text:p>8.61010745531496</text:p>
              </table:table-cell>
              <table:table-cell office:value-type="float" office:value="0.00599715469058082">
                <text:p>0.00599715469058082</text:p>
              </table:table-cell>
              <table:table-cell office:value-type="float" office:value="2.35838513943516E-028">
                <text:p>2.35838513943516E-0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8699999999999">
                <text:p>0.38699999999999</text:p>
              </table:table-cell>
              <table:table-cell office:value-type="float" office:value="52.2872403274787">
                <text:p>52.2872403274787</text:p>
              </table:table-cell>
              <table:table-cell office:value-type="float" office:value="45.1882633252657">
                <text:p>45.1882633252657</text:p>
              </table:table-cell>
              <table:table-cell office:value-type="float" office:value="31.909000818832">
                <text:p>31.909000818832</text:p>
              </table:table-cell>
              <table:table-cell office:value-type="float" office:value="8.79773929139242">
                <text:p>8.79773929139242</text:p>
              </table:table-cell>
              <table:table-cell office:value-type="float" office:value="0.00653223854426995">
                <text:p>0.00653223854426995</text:p>
              </table:table-cell>
              <table:table-cell office:value-type="float" office:value="4.29609618132083E-028">
                <text:p>4.29609618132083E-0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8749999999999">
                <text:p>0.38749999999999</text:p>
              </table:table-cell>
              <table:table-cell office:value-type="float" office:value="52.5874704034745">
                <text:p>52.5874704034745</text:p>
              </table:table-cell>
              <table:table-cell office:value-type="float" office:value="45.5063253032289">
                <text:p>45.5063253032289</text:p>
              </table:table-cell>
              <table:table-cell office:value-type="float" office:value="32.2324740026851">
                <text:p>32.2324740026851</text:p>
              </table:table-cell>
              <table:table-cell office:value-type="float" office:value="8.98860444358203">
                <text:p>8.98860444358203</text:p>
              </table:table-cell>
              <table:table-cell office:value-type="float" office:value="0.00711237996066934">
                <text:p>0.00711237996066934</text:p>
              </table:table-cell>
              <table:table-cell office:value-type="float" office:value="7.80518734032582E-028">
                <text:p>7.80518734032582E-0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8799999999999">
                <text:p>0.38799999999999</text:p>
              </table:table-cell>
              <table:table-cell office:value-type="float" office:value="52.8880815198637">
                <text:p>52.8880815198637</text:p>
              </table:table-cell>
              <table:table-cell office:value-type="float" office:value="45.82520062417">
                <text:p>45.82520062417</text:p>
              </table:table-cell>
              <table:table-cell office:value-type="float" office:value="32.5577700522689">
                <text:p>32.5577700522689</text:p>
              </table:table-cell>
              <table:table-cell office:value-type="float" office:value="9.18273633302766">
                <text:p>9.18273633302766</text:p>
              </table:table-cell>
              <table:table-cell office:value-type="float" office:value="0.00774112343278684">
                <text:p>0.00774112343278684</text:p>
              </table:table-cell>
              <table:table-cell office:value-type="float" office:value="1.41430389228509E-027">
                <text:p>1.41430389228509E-0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8849999999999">
                <text:p>0.38849999999999</text:p>
              </table:table-cell>
              <table:table-cell office:value-type="float" office:value="53.189060546169">
                <text:p>53.189060546169</text:p>
              </table:table-cell>
              <table:table-cell office:value-type="float" office:value="46.1448750816491">
                <text:p>46.1448750816491</text:p>
              </table:table-cell>
              <table:table-cell office:value-type="float" office:value="32.8848781179394">
                <text:p>32.8848781179394</text:p>
              </table:table-cell>
              <table:table-cell office:value-type="float" office:value="9.3801681615168">
                <text:p>9.3801681615168</text:p>
              </table:table-cell>
              <table:table-cell office:value-type="float" office:value="0.00842227008168018">
                <text:p>0.00842227008168018</text:p>
              </table:table-cell>
              <table:table-cell office:value-type="float" office:value="2.55594916052622E-027">
                <text:p>2.55594916052622E-0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8899999999999">
                <text:p>0.38899999999999</text:p>
              </table:table-cell>
              <table:table-cell office:value-type="float" office:value="53.4903942489185">
                <text:p>53.4903942489185</text:p>
              </table:table-cell>
              <table:table-cell office:value-type="float" office:value="46.4653342950731">
                <text:p>46.4653342950731</text:p>
              </table:table-cell>
              <table:table-cell office:value-type="float" office:value="33.2137869964388">
                <text:p>33.2137869964388</text:p>
              </table:table-cell>
              <table:table-cell office:value-type="float" office:value="9.58093289396751">
                <text:p>9.58093289396751</text:p>
              </table:table-cell>
              <table:table-cell office:value-type="float" office:value="0.00915989435439114">
                <text:p>0.00915989435439114</text:p>
              </table:table-cell>
              <table:table-cell office:value-type="float" office:value="4.60693150429547E-027">
                <text:p>4.60693150429547E-0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8949999999999">
                <text:p>0.38949999999999</text:p>
              </table:table-cell>
              <table:table-cell office:value-type="float" office:value="53.7920692924078">
                <text:p>53.7920692924078</text:p>
              </table:table-cell>
              <table:table-cell office:value-type="float" office:value="46.7865637102763">
                <text:p>46.7865637102763</text:p>
              </table:table-cell>
              <table:table-cell office:value-type="float" office:value="33.5444851293577">
                <text:p>33.5444851293577</text:p>
              </table:table-cell>
              <table:table-cell office:value-type="float" office:value="9.78506324065218">
                <text:p>9.78506324065218</text:p>
              </table:table-cell>
              <table:table-cell office:value-type="float" office:value="0.00995836165643241">
                <text:p>0.00995836165643241</text:p>
              </table:table-cell>
              <table:table-cell office:value-type="float" office:value="8.28173574294009E-027">
                <text:p>8.28173574294009E-0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8999999999999">
                <text:p>0.38999999999999</text:p>
              </table:table-cell>
              <table:table-cell office:value-type="float" office:value="54.0940722394783">
                <text:p>54.0940722394783</text:p>
              </table:table-cell>
              <table:table-cell office:value-type="float" office:value="47.1085486001321">
                <text:p>47.1085486001321</text:p>
              </table:table-cell>
              <table:table-cell office:value-type="float" office:value="33.876960601661">
                <text:p>33.876960601661</text:p>
              </table:table-cell>
              <table:table-cell office:value-type="float" office:value="9.9925916391622">
                <text:p>9.9925916391622</text:p>
              </table:table-cell>
              <table:table-cell office:value-type="float" office:value="0.0108223469594094">
                <text:p>0.0108223469594094</text:p>
              </table:table-cell>
              <table:table-cell office:value-type="float" office:value="1.48484476351312E-026">
                <text:p>1.48484476351312E-0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9049999999999">
                <text:p>0.39049999999999</text:p>
              </table:table-cell>
              <table:table-cell office:value-type="float" office:value="54.3963895523143">
                <text:p>54.3963895523143</text:p>
              </table:table-cell>
              <table:table-cell office:value-type="float" office:value="47.4312740651957">
                <text:p>47.4312740651957</text:p>
              </table:table-cell>
              <table:table-cell office:value-type="float" office:value="34.2112011402792">
                <text:p>34.2112011402792</text:p>
              </table:table-cell>
              <table:table-cell office:value-type="float" office:value="10.2035502361188">
                <text:p>10.2035502361188</text:p>
              </table:table-cell>
              <table:table-cell office:value-type="float" office:value="0.0117568544252348">
                <text:p>0.0117568544252348</text:p>
              </table:table-cell>
              <table:table-cell office:value-type="float" office:value="2.6551606563769E-026">
                <text:p>2.6551606563769E-0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9099999999999">
                <text:p>0.39099999999999</text:p>
              </table:table-cell>
              <table:table-cell office:value-type="float" office:value="54.6990075932565">
                <text:p>54.6990075932565</text:p>
              </table:table-cell>
              <table:table-cell office:value-type="float" office:value="47.7547250343783">
                <text:p>47.7547250343783</text:p>
              </table:table-cell>
              <table:table-cell office:value-type="float" office:value="34.547194112767">
                <text:p>34.547194112767</text:p>
              </table:table-cell>
              <table:table-cell office:value-type="float" office:value="10.417970868635">
                <text:p>10.417970868635</text:p>
              </table:table-cell>
              <table:table-cell office:value-type="float" office:value="0.0127672380892172">
                <text:p>0.0127672380892172</text:p>
              </table:table-cell>
              <table:table-cell office:value-type="float" office:value="4.73533410153784E-026">
                <text:p>4.73533410153784E-0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9149999999999">
                <text:p>0.39149999999999</text:p>
              </table:table-cell>
              <table:table-cell office:value-type="float" office:value="55.0019126256324">
                <text:p>55.0019126256324</text:p>
              </table:table-cell>
              <table:table-cell office:value-type="float" office:value="48.0788862656528">
                <text:p>48.0788862656528</text:p>
              </table:table-cell>
              <table:table-cell office:value-type="float" office:value="34.8849265260284">
                <text:p>34.8849265260284</text:p>
              </table:table-cell>
              <table:table-cell office:value-type="float" office:value="10.6358850455341">
                <text:p>10.6358850455341</text:p>
              </table:table-cell>
              <table:table-cell office:value-type="float" office:value="0.0138592236450633">
                <text:p>0.0138592236450633</text:p>
              </table:table-cell>
              <table:table-cell office:value-type="float" office:value="8.42287813936451E-026">
                <text:p>8.42287813936451E-0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9199999999999">
                <text:p>0.39199999999999</text:p>
              </table:table-cell>
              <table:table-cell office:value-type="float" office:value="55.305090814605">
                <text:p>55.305090814605</text:p>
              </table:table-cell>
              <table:table-cell office:value-type="float" office:value="48.4037423467908">
                <text:p>48.4037423467908</text:p>
              </table:table-cell>
              <table:table-cell office:value-type="float" office:value="35.2243850251106">
                <text:p>35.2243850251106</text:p>
              </table:table-cell>
              <table:table-cell office:value-type="float" office:value="10.8573239283307">
                <text:p>10.8573239283307</text:p>
              </table:table-cell>
              <table:table-cell office:value-type="float" office:value="0.0150389313755275">
                <text:p>0.0150389313755275</text:p>
              </table:table-cell>
              <table:table-cell office:value-type="float" office:value="1.49424041365126E-025">
                <text:p>1.49424041365126E-0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9249999999999">
                <text:p>0.39249999999999</text:p>
              </table:table-cell>
              <table:table-cell office:value-type="float" office:value="55.6085282280379">
                <text:p>55.6085282280379</text:p>
              </table:table-cell>
              <table:table-cell office:value-type="float" office:value="48.7292776961313">
                <text:p>48.7292776961313</text:p>
              </table:table-cell>
              <table:table-cell office:value-type="float" office:value="35.5655558920681">
                <text:p>35.5655558920681</text:p>
              </table:table-cell>
              <table:table-cell office:value-type="float" office:value="11.0823183119794">
                <text:p>11.0823183119794</text:p>
              </table:table-cell>
              <table:table-cell office:value-type="float" office:value="0.0163129002730537">
                <text:p>0.0163129002730537</text:p>
              </table:table-cell>
              <table:table-cell office:value-type="float" office:value="2.64381162935805E-025">
                <text:p>2.64381162935805E-0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9299999999999">
                <text:p>0.39299999999999</text:p>
              </table:table-cell>
              <table:table-cell office:value-type="float" office:value="55.9122108373777">
                <text:p>55.9122108373777</text:p>
              </table:table-cell>
              <table:table-cell office:value-type="float" office:value="49.0554765633807">
                <text:p>49.0554765633807</text:p>
              </table:table-cell>
              <table:table-cell office:value-type="float" office:value="35.9084250448962">
                <text:p>35.9084250448962</text:p>
              </table:table-cell>
              <table:table-cell office:value-type="float" office:value="11.3108986053987">
                <text:p>11.3108986053987</text:p>
              </table:table-cell>
              <table:table-cell office:value-type="float" office:value="0.017688113395283">
                <text:p>0.017688113395283</text:p>
              </table:table-cell>
              <table:table-cell office:value-type="float" office:value="4.66541851287406E-025">
                <text:p>4.66541851287406E-0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9349999999999">
                <text:p>0.39349999999999</text:p>
              </table:table-cell>
              <table:table-cell office:value-type="float" office:value="56.2161245185539">
                <text:p>56.2161245185539</text:p>
              </table:table-cell>
              <table:table-cell office:value-type="float" office:value="49.3823230304455">
                <text:p>49.3823230304455</text:p>
              </table:table-cell>
              <table:table-cell office:value-type="float" office:value="36.2529780365367">
                <text:p>36.2529780365367</text:p>
              </table:table-cell>
              <table:table-cell office:value-type="float" office:value="11.5430948117757">
                <text:p>11.5430948117757</text:p>
              </table:table-cell>
              <table:table-cell office:value-type="float" office:value="0.0191720245007284">
                <text:p>0.0191720245007284</text:p>
              </table:table-cell>
              <table:table-cell office:value-type="float" office:value="8.21108934253295E-025">
                <text:p>8.21108934253295E-0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9399999999999">
                <text:p>0.39399999999999</text:p>
              </table:table-cell>
              <table:table-cell office:value-type="float" office:value="56.5202550528955">
                <text:p>56.5202550528955</text:p>
              </table:table-cell>
              <table:table-cell office:value-type="float" office:value="49.7098010122954">
                <text:p>49.7098010122954</text:p>
              </table:table-cell>
              <table:table-cell office:value-type="float" office:value="36.5992000539559">
                <text:p>36.5992000539559</text:p>
              </table:table-cell>
              <table:table-cell office:value-type="float" office:value="11.7789365086582">
                <text:p>11.7789365086582</text:p>
              </table:table-cell>
              <table:table-cell office:value-type="float" office:value="0.0207725860102472">
                <text:p>0.0207725860102472</text:p>
              </table:table-cell>
              <table:table-cell office:value-type="float" office:value="1.44132200211575E-024">
                <text:p>1.44132200211575E-0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9449999999999">
                <text:p>0.39449999999999</text:p>
              </table:table-cell>
              <table:table-cell office:value-type="float" office:value="56.8245881280647">
                <text:p>56.8245881280647</text:p>
              </table:table-cell>
              <table:table-cell office:value-type="float" office:value="50.0378942578591">
                <text:p>50.0378942578591</text:p>
              </table:table-cell>
              <table:table-cell office:value-type="float" office:value="36.9470759172955">
                <text:p>36.9470759172955</text:p>
              </table:table-cell>
              <table:table-cell office:value-type="float" office:value="12.018452827843">
                <text:p>12.018452827843</text:p>
              </table:table-cell>
              <table:table-cell office:value-type="float" office:value="0.0224982783401458">
                <text:p>0.0224982783401458</text:p>
              </table:table-cell>
              <table:table-cell office:value-type="float" office:value="2.52331415787706E-024">
                <text:p>2.52331415787706E-0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9499999999999">
                <text:p>0.39499999999999</text:p>
              </table:table-cell>
              <table:table-cell office:value-type="float" office:value="57.1291093390078">
                <text:p>57.1291093390078</text:p>
              </table:table-cell>
              <table:table-cell office:value-type="float" office:value="50.366586350952">
                <text:p>50.366586350952</text:p>
              </table:table-cell>
              <table:table-cell office:value-type="float" office:value="37.2965900790986">
                <text:p>37.2965900790986</text:p>
              </table:table-cell>
              <table:table-cell office:value-type="float" office:value="12.261672435065">
                <text:p>12.261672435065</text:p>
              </table:table-cell>
              <table:table-cell office:value-type="float" office:value="0.0243581406528378">
                <text:p>0.0243581406528378</text:p>
              </table:table-cell>
              <table:table-cell office:value-type="float" office:value="4.40587023749262E-024">
                <text:p>4.40587023749262E-0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9549999999999">
                <text:p>0.39549999999999</text:p>
              </table:table-cell>
              <table:table-cell office:value-type="float" office:value="57.4338041889227">
                <text:p>57.4338041889227</text:p>
              </table:table-cell>
              <table:table-cell office:value-type="float" office:value="50.6958607112353">
                <text:p>50.6958607112353</text:p>
              </table:table-cell>
              <table:table-cell office:value-type="float" office:value="37.6477266236104">
                <text:p>37.6477266236104</text:p>
              </table:table-cell>
              <table:table-cell office:value-type="float" office:value="12.5086235094977">
                <text:p>12.5086235094977</text:p>
              </table:table-cell>
              <table:table-cell office:value-type="float" office:value="0.0263618030709196">
                <text:p>0.0263618030709196</text:p>
              </table:table-cell>
              <table:table-cell office:value-type="float" office:value="7.67259278671818E-024">
                <text:p>7.67259278671818E-0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95999999999989">
                <text:p>0.395999999999989</text:p>
              </table:table-cell>
              <table:table-cell office:value-type="float" office:value="57.7386580902435">
                <text:p>57.7386580902435</text:p>
              </table:table-cell>
              <table:table-cell office:value-type="float" office:value="51.0257005952072">
                <text:p>51.0257005952072</text:p>
              </table:table-cell>
              <table:table-cell office:value-type="float" office:value="38.0004692661549">
                <text:p>38.0004692661549</text:p>
              </table:table-cell>
              <table:table-cell office:value-type="float" office:value="12.7593337230712">
                <text:p>12.7593337230712</text:p>
              </table:table-cell>
              <table:table-cell office:value-type="float" office:value="0.0285195204003245">
                <text:p>0.0285195204003245</text:p>
              </table:table-cell>
              <table:table-cell office:value-type="float" office:value="1.33260876590939E-023">
                <text:p>1.33260876590939E-0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96499999999989">
                <text:p>0.396499999999989</text:p>
              </table:table-cell>
              <table:table-cell office:value-type="float" office:value="58.043656365642">
                <text:p>58.043656365642</text:p>
              </table:table-cell>
              <table:table-cell office:value-type="float" office:value="51.3560890972264">
                <text:p>51.3560890972264</text:p>
              </table:table-cell>
              <table:table-cell office:value-type="float" office:value="38.3548013525891">
                <text:p>38.3548013525891</text:p>
              </table:table-cell>
              <table:table-cell office:value-type="float" office:value="13.0138302196164">
                <text:p>13.0138302196164</text:p>
              </table:table-cell>
              <table:table-cell office:value-type="float" office:value="0.0308422074078543">
                <text:p>0.0308422074078543</text:p>
              </table:table-cell>
              <table:table-cell office:value-type="float" office:value="2.30841161988726E-023">
                <text:p>2.30841161988726E-0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96999999999989">
                <text:p>0.396999999999989</text:p>
              </table:table-cell>
              <table:table-cell office:value-type="float" office:value="58.3487842490456">
                <text:p>58.3487842490456</text:p>
              </table:table-cell>
              <table:table-cell office:value-type="float" office:value="51.6870091505671">
                <text:p>51.6870091505671</text:p>
              </table:table-cell>
              <table:table-cell office:value-type="float" office:value="38.7107058588345">
                <text:p>38.7107058588345</text:p>
              </table:table-cell>
              <table:table-cell office:value-type="float" office:value="13.2721395938441">
                <text:p>13.2721395938441</text:p>
              </table:table-cell>
              <table:table-cell office:value-type="float" office:value="0.0333414756978473">
                <text:p>0.0333414756978473</text:p>
              </table:table-cell>
              <table:table-cell office:value-type="float" office:value="3.98817224936151E-023">
                <text:p>3.98817224936151E-0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97499999999989">
                <text:p>0.397499999999989</text:p>
              </table:table-cell>
              <table:table-cell office:value-type="float" office:value="58.6540268866723">
                <text:p>58.6540268866723</text:p>
              </table:table-cell>
              <table:table-cell office:value-type="float" office:value="52.0184435285064">
                <text:p>52.0184435285064</text:p>
              </table:table-cell>
              <table:table-cell office:value-type="float" office:value="39.068165390488">
                <text:p>39.068165390488</text:p>
              </table:table-cell>
              <table:table-cell office:value-type="float" office:value="13.5342878701677">
                <text:p>13.5342878701677</text:p>
              </table:table-cell>
              <table:table-cell office:value-type="float" office:value="0.0360296722320266">
                <text:p>0.0360296722320266</text:p>
              </table:table-cell>
              <table:table-cell office:value-type="float" office:value="6.87202344038524E-023">
                <text:p>6.87202344038524E-0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97999999999989">
                <text:p>0.397999999999989</text:p>
              </table:table-cell>
              <table:table-cell office:value-type="float" office:value="58.9593693380822">
                <text:p>58.9593693380822</text:p>
              </table:table-cell>
              <table:table-cell office:value-type="float" office:value="52.3503748454432">
                <text:p>52.3503748454432</text:p>
              </table:table-cell>
              <table:table-cell office:value-type="float" office:value="39.4271621825121">
                <text:p>39.4271621825121</text:p>
              </table:table-cell>
              <table:table-cell office:value-type="float" office:value="13.8003004813789">
                <text:p>13.8003004813789</text:p>
              </table:table-cell>
              <table:table-cell office:value-type="float" office:value="0.0389199195356493">
                <text:p>0.0389199195356493</text:p>
              </table:table-cell>
              <table:table-cell office:value-type="float" office:value="1.18098784184482E-022">
                <text:p>1.18098784184482E-0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98499999999989">
                <text:p>0.398499999999989</text:p>
              </table:table-cell>
              <table:table-cell office:value-type="float" office:value="59.2647965772451">
                <text:p>59.2647965772451</text:p>
              </table:table-cell>
              <table:table-cell office:value-type="float" office:value="52.6827855580495">
                <text:p>52.6827855580495</text:p>
              </table:table-cell>
              <table:table-cell office:value-type="float" office:value="39.7876780990049">
                <text:p>39.7876780990049</text:p>
              </table:table-cell>
              <table:table-cell office:value-type="float" office:value="14.070202247185">
                <text:p>14.070202247185</text:p>
              </table:table-cell>
              <table:table-cell office:value-type="float" office:value="0.0420261576319524">
                <text:p>0.0420261576319524</text:p>
              </table:table-cell>
              <table:table-cell office:value-type="float" office:value="2.02421337670439E-022">
                <text:p>2.02421337670439E-0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98999999999989">
                <text:p>0.398999999999989</text:p>
              </table:table-cell>
              <table:table-cell office:value-type="float" office:value="59.5702934936254">
                <text:p>59.5702934936254</text:p>
              </table:table-cell>
              <table:table-cell office:value-type="float" office:value="53.0156579664536">
                <text:p>53.0156579664536</text:p>
              </table:table-cell>
              <table:table-cell office:value-type="float" office:value="40.1496946330523">
                <text:p>40.1496946330523</text:p>
              </table:table-cell>
              <table:table-cell office:value-type="float" office:value="14.3440173526181">
                <text:p>14.3440173526181</text:p>
              </table:table-cell>
              <table:table-cell office:value-type="float" office:value="0.0453631877455401">
                <text:p>0.0453631877455401</text:p>
              </table:table-cell>
              <table:table-cell office:value-type="float" office:value="3.46032765654598E-022">
                <text:p>3.46032765654598E-0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99499999999989">
                <text:p>0.399499999999989</text:p>
              </table:table-cell>
              <table:table-cell office:value-type="float" office:value="59.8758448932826">
                <text:p>59.8758448932826</text:p>
              </table:table-cell>
              <table:table-cell office:value-type="float" office:value="53.348974215455">
                <text:p>53.348974215455</text:p>
              </table:table-cell>
              <table:table-cell office:value-type="float" office:value="40.5131929066616">
                <text:p>40.5131929066616</text:p>
              </table:table-cell>
              <table:table-cell office:value-type="float" office:value="14.6217693263263">
                <text:p>14.6217693263263</text:p>
              </table:table-cell>
              <table:table-cell office:value-type="float" office:value="0.0489467178137681">
                <text:p>0.0489467178137681</text:p>
              </table:table-cell>
              <table:table-cell office:value-type="float" office:value="5.89967688389181E-022">
                <text:p>5.89967688389181E-02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99999999999989">
                <text:p>0.399999999999989</text:p>
              </table:table-cell>
              <table:table-cell office:value-type="float" office:value="60.1814354999885">
                <text:p>60.1814354999885</text:p>
              </table:table-cell>
              <table:table-cell office:value-type="float" office:value="53.6827162957714">
                <text:p>53.6827162957714</text:p>
              </table:table-cell>
              <table:table-cell office:value-type="float" office:value="40.8781536707782">
                <text:p>40.8781536707782</text:p>
              </table:table-cell>
              <table:table-cell office:value-type="float" office:value="14.9034810187564">
                <text:p>14.9034810187564</text:p>
              </table:table-cell>
              <table:table-cell office:value-type="float" office:value="0.052793409843344">
                <text:p>0.052793409843344</text:p>
              </table:table-cell>
              <table:table-cell office:value-type="float" office:value="1.00320410122199E-021">
                <text:p>1.00320410122199E-0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00499999999989">
                <text:p>0.400499999999989</text:p>
              </table:table-cell>
              <table:table-cell office:value-type="float" office:value="60.4870499563606">
                <text:p>60.4870499563606</text:p>
              </table:table-cell>
              <table:table-cell office:value-type="float" office:value="54.016866045318">
                <text:p>54.016866045318</text:p>
              </table:table-cell>
              <table:table-cell office:value-type="float" office:value="41.2445573053852">
                <text:p>41.2445573053852</text:p>
              </table:table-cell>
              <table:table-cell office:value-type="float" office:value="15.1891745802389">
                <text:p>15.1891745802389</text:p>
              </table:table-cell>
              <table:table-cell office:value-type="float" office:value="0.056920929147264">
                <text:p>0.056920929147264</text:p>
              </table:table-cell>
              <table:table-cell office:value-type="float" office:value="1.70137654230096E-021">
                <text:p>1.70137654230096E-0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400999999999989">
                <text:p>0.400999999999989</text:p>
              </table:table-cell>
              <table:table-cell office:value-type="float" office:value="60.7926728250117">
                <text:p>60.7926728250117</text:p>
              </table:table-cell>
              <table:table-cell office:value-type="float" office:value="54.3514051505175">
                <text:p>54.3514051505175</text:p>
              </table:table-cell>
              <table:table-cell office:value-type="float" office:value="41.612383819688">
                <text:p>41.612383819688</text:p>
              </table:table-cell>
              <table:table-cell office:value-type="float" office:value="15.4788714389867">
                <text:p>15.4788714389867</text:p>
              </table:table-cell>
              <table:table-cell office:value-type="float" office:value="0.0613479954948247">
                <text:p>0.0613479954948247</text:p>
              </table:table-cell>
              <table:table-cell office:value-type="float" office:value="2.87780691553846E-021">
                <text:p>2.87780691553846E-0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401499999999989">
                <text:p>0.401499999999989</text:p>
              </table:table-cell>
              <table:table-cell office:value-type="float" office:value="61.0982885897151">
                <text:p>61.0982885897151</text:p>
              </table:table-cell>
              <table:table-cell office:value-type="float" office:value="54.6863151476436">
                <text:p>54.6863151476436</text:p>
              </table:table-cell>
              <table:table-cell office:value-type="float" office:value="41.9816128523831">
                <text:p>41.9816128523831</text:p>
              </table:table-cell>
              <table:table-cell office:value-type="float" office:value="15.7725922790166">
                <text:p>15.7725922790166</text:p>
              </table:table-cell>
              <table:table-cell office:value-type="float" office:value="0.0660944362047858">
                <text:p>0.0660944362047858</text:p>
              </table:table-cell>
              <table:table-cell office:value-type="float" office:value="4.85481776610895E-021">
                <text:p>4.85481776610895E-0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01999999999989">
                <text:p>0.401999999999989</text:p>
              </table:table-cell>
              <table:table-cell office:value-type="float" office:value="61.4038816565862">
                <text:p>61.4038816565862</text:p>
              </table:table-cell>
              <table:table-cell office:value-type="float" office:value="55.0215774241945">
                <text:p>55.0215774241945</text:p>
              </table:table-cell>
              <table:table-cell office:value-type="float" office:value="42.3522236720136">
                <text:p>42.3522236720136</text:p>
              </table:table-cell>
              <table:table-cell office:value-type="float" office:value="16.0703570180082">
                <text:p>16.0703570180082</text:p>
              </table:table-cell>
              <table:table-cell office:value-type="float" office:value="0.0711812412087832">
                <text:p>0.0711812412087832</text:p>
              </table:table-cell>
              <table:table-cell office:value-type="float" office:value="8.16834895498943E-021">
                <text:p>8.16834895498943E-02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02499999999989">
                <text:p>0.402499999999989</text:p>
              </table:table-cell>
              <table:table-cell office:value-type="float" office:value="61.7094363552799">
                <text:p>61.7094363552799</text:p>
              </table:table-cell>
              <table:table-cell office:value-type="float" office:value="55.3571732202994">
                <text:p>55.3571732202994</text:p>
              </table:table-cell>
              <table:table-cell office:value-type="float" office:value="42.7241951774096">
                <text:p>42.7241951774096</text:p>
              </table:table-cell>
              <table:table-cell office:value-type="float" office:value="16.3721847851072">
                <text:p>16.3721847851072</text:p>
              </table:table-cell>
              <table:table-cell office:value-type="float" office:value="0.0766306201088074">
                <text:p>0.0766306201088074</text:p>
              </table:table-cell>
              <table:table-cell office:value-type="float" office:value="1.37071038229701E-020">
                <text:p>1.37071038229701E-02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402999999999989">
                <text:p>0.402999999999989</text:p>
              </table:table-cell>
              <table:table-cell office:value-type="float" office:value="62.0149369402036">
                <text:p>62.0149369402036</text:p>
              </table:table-cell>
              <table:table-cell office:value-type="float" office:value="55.6930836301562">
                <text:p>55.6930836301562</text:p>
              </table:table-cell>
              <table:table-cell office:value-type="float" office:value="43.0975058982165">
                <text:p>43.0975058982165</text:p>
              </table:table-cell>
              <table:table-cell office:value-type="float" office:value="16.6780938986899">
                <text:p>16.6780938986899</text:p>
              </table:table-cell>
              <table:table-cell office:value-type="float" office:value="0.0824660612489389">
                <text:p>0.0824660612489389</text:p>
              </table:table-cell>
              <table:table-cell office:value-type="float" office:value="2.29407277732362E-020">
                <text:p>2.29407277732362E-02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03499999999989">
                <text:p>0.403499999999989</text:p>
              </table:table-cell>
              <table:table-cell office:value-type="float" office:value="62.3203675917456">
                <text:p>62.3203675917456</text:p>
              </table:table-cell>
              <table:table-cell office:value-type="float" office:value="56.0292896035003">
                <text:p>56.0292896035003</text:p>
              </table:table-cell>
              <table:table-cell office:value-type="float" office:value="43.4721339955111">
                <text:p>43.4721339955111</text:p>
              </table:table-cell>
              <table:table-cell office:value-type="float" office:value="16.9881018440963">
                <text:p>16.9881018440963</text:p>
              </table:table-cell>
              <table:table-cell office:value-type="float" office:value="0.0887123928175723">
                <text:p>0.0887123928175723</text:p>
              </table:table-cell>
              <table:table-cell office:value-type="float" office:value="3.82929434072547E-020">
                <text:p>3.82929434072547E-02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03999999999989">
                <text:p>0.403999999999989</text:p>
              </table:table-cell>
              <table:table-cell office:value-type="float" office:value="62.6257124175194">
                <text:p>62.6257124175194</text:p>
              </table:table-cell>
              <table:table-cell office:value-type="float" office:value="56.3657719471057">
                <text:p>56.3657719471057</text:p>
              </table:table-cell>
              <table:table-cell office:value-type="float" office:value="43.8480572625046">
                <text:p>43.8480572625046</text:p>
              </table:table-cell>
              <table:table-cell office:value-type="float" office:value="17.3022252513478">
                <text:p>17.3022252513478</text:p>
              </table:table-cell>
              <table:table-cell office:value-type="float" office:value="0.0953958459920436">
                <text:p>0.0953958459920436</text:p>
              </table:table-cell>
              <table:table-cell office:value-type="float" office:value="6.37500277133892E-020">
                <text:p>6.37500277133892E-02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04499999999989">
                <text:p>0.404499999999989</text:p>
              </table:table-cell>
              <table:table-cell office:value-type="float" office:value="62.9309554536235">
                <text:p>62.9309554536235</text:p>
              </table:table-cell>
              <table:table-cell office:value-type="float" office:value="56.7025113263167">
                <text:p>56.7025113263167</text:p>
              </table:table-cell>
              <table:table-cell office:value-type="float" office:value="44.225253125336">
                <text:p>44.225253125336</text:p>
              </table:table-cell>
              <table:table-cell office:value-type="float" office:value="17.6204798728592">
                <text:p>17.6204798728592</text:p>
              </table:table-cell>
              <table:table-cell office:value-type="float" office:value="0.102544120132885">
                <text:p>0.102544120132885</text:p>
              </table:table-cell>
              <table:table-cell office:value-type="float" office:value="1.05850295645573E-019">
                <text:p>1.05850295645573E-0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04999999999988">
                <text:p>0.404999999999988</text:p>
              </table:table-cell>
              <table:table-cell office:value-type="float" office:value="63.2360806659159">
                <text:p>63.2360806659159</text:p>
              </table:table-cell>
              <table:table-cell office:value-type="float" office:value="57.0394882666119">
                <text:p>57.0394882666119</text:p>
              </table:table-cell>
              <table:table-cell office:value-type="float" office:value="44.6036986439535">
                <text:p>44.6036986439535</text:p>
              </table:table-cell>
              <table:table-cell office:value-type="float" office:value="17.9428805611602">
                <text:p>17.9428805611602</text:p>
              </table:table-cell>
              <table:table-cell office:value-type="float" office:value="0.11018645002987">
                <text:p>0.11018645002987</text:p>
              </table:table-cell>
              <table:table-cell office:value-type="float" office:value="1.75288668568205E-019">
                <text:p>1.75288668568205E-0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405499999999988">
                <text:p>0.405499999999988</text:p>
              </table:table-cell>
              <table:table-cell office:value-type="float" office:value="63.5410719513044">
                <text:p>63.5410719513044</text:p>
              </table:table-cell>
              <table:table-cell office:value-type="float" office:value="57.3766831551979">
                <text:p>57.3766831551979</text:p>
              </table:table-cell>
              <table:table-cell office:value-type="float" office:value="44.9833705130864">
                <text:p>44.9833705130864</text:p>
              </table:table-cell>
              <table:table-cell office:value-type="float" office:value="18.2694412466368">
                <text:p>18.2694412466368</text:p>
              </table:table-cell>
              <table:table-cell office:value-type="float" office:value="0.118353675196561">
                <text:p>0.118353675196561</text:p>
              </table:table-cell>
              <table:table-cell office:value-type="float" office:value="2.89511406137396E-019">
                <text:p>2.89511406137396E-0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05999999999988">
                <text:p>0.405999999999988</text:p>
              </table:table-cell>
              <table:table-cell office:value-type="float" office:value="63.8459131390515">
                <text:p>63.8459131390515</text:p>
              </table:table-cell>
              <table:table-cell office:value-type="float" office:value="57.7140762426354">
                <text:p>57.7140762426354</text:p>
              </table:table-cell>
              <table:table-cell office:value-type="float" office:value="45.3642450633072">
                <text:p>45.3642450633072</text:p>
              </table:table-cell>
              <table:table-cell office:value-type="float" office:value="18.6001749153087">
                <text:p>18.6001749153087</text:p>
              </table:table-cell>
              <table:table-cell office:value-type="float" office:value="0.127078311204194">
                <text:p>0.127078311204194</text:p>
              </table:table-cell>
              <table:table-cell office:value-type="float" office:value="4.76900287822306E-019">
                <text:p>4.76900287822306E-0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06499999999988">
                <text:p>0.406499999999988</text:p>
              </table:table-cell>
              <table:table-cell office:value-type="float" office:value="64.1505879920944">
                <text:p>64.1505879920944</text:p>
              </table:table-cell>
              <table:table-cell office:value-type="float" office:value="58.0516476444957">
                <text:p>58.0516476444957</text:p>
              </table:table-cell>
              <table:table-cell office:value-type="float" office:value="45.7462982621848">
                <text:p>45.7462982621848</text:p>
              </table:table-cell>
              <table:table-cell office:value-type="float" office:value="18.9350935866533">
                <text:p>18.9350935866533</text:p>
              </table:table-cell>
              <table:table-cell office:value-type="float" office:value="0.136394623039502">
                <text:p>0.136394623039502</text:p>
              </table:table-cell>
              <table:table-cell office:value-type="float" office:value="7.83501008587552E-019">
                <text:p>7.83501008587552E-0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06999999999988">
                <text:p>0.406999999999988</text:p>
              </table:table-cell>
              <table:table-cell office:value-type="float" office:value="64.4550802083799">
                <text:p>64.4550802083799</text:p>
              </table:table-cell>
              <table:table-cell office:value-type="float" office:value="58.3893773430482">
                <text:p>58.3893773430482</text:p>
              </table:table-cell>
              <table:table-cell office:value-type="float" office:value="46.1295057155283">
                <text:p>46.1295057155283</text:p>
              </table:table-cell>
              <table:table-cell office:value-type="float" office:value="19.2742082914923">
                <text:p>19.2742082914923</text:p>
              </table:table-cell>
              <table:table-cell office:value-type="float" office:value="0.146338700464367">
                <text:p>0.146338700464367</text:p>
              </table:table-cell>
              <table:table-cell office:value-type="float" office:value="1.28381251395619E-018">
                <text:p>1.28381251395619E-0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07499999999988">
                <text:p>0.407499999999988</text:p>
              </table:table-cell>
              <table:table-cell office:value-type="float" office:value="64.7593734222138">
                <text:p>64.7593734222138</text:p>
              </table:table-cell>
              <table:table-cell office:value-type="float" office:value="58.7272451889779">
                <text:p>58.7272451889779</text:p>
              </table:table-cell>
              <table:table-cell office:value-type="float" office:value="46.5138426687234">
                <text:p>46.5138426687234</text:p>
              </table:table-cell>
              <table:table-cell office:value-type="float" office:value="19.6175290499529">
                <text:p>19.6175290499529</text:p>
              </table:table-cell>
              <table:table-cell office:value-type="float" office:value="0.156948535348084">
                <text:p>0.156948535348084</text:p>
              </table:table-cell>
              <table:table-cell office:value-type="float" office:value="2.09803978243587E-018">
                <text:p>2.09803978243587E-0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07999999999988">
                <text:p>0.407999999999988</text:p>
              </table:table-cell>
              <table:table-cell office:value-type="float" office:value="65.0634512056248">
                <text:p>65.0634512056248</text:p>
              </table:table-cell>
              <table:table-cell office:value-type="float" office:value="59.0652309031348">
                <text:p>59.0652309031348</text:p>
              </table:table-cell>
              <table:table-cell office:value-type="float" office:value="46.8992840081607">
                <text:p>46.8992840081607</text:p>
              </table:table-cell>
              <table:table-cell office:value-type="float" office:value="19.9650648495195">
                <text:p>19.9650648495195</text:p>
              </table:table-cell>
              <table:table-cell office:value-type="float" office:value="0.168264100935492">
                <text:p>0.168264100935492</text:p>
              </table:table-cell>
              <table:table-cell office:value-type="float" office:value="3.41960467878529E-018">
                <text:p>3.41960467878529E-0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08499999999988">
                <text:p>0.408499999999988</text:p>
              </table:table-cell>
              <table:table-cell office:value-type="float" office:value="65.3672970697428">
                <text:p>65.3672970697428</text:p>
              </table:table-cell>
              <table:table-cell office:value-type="float" office:value="59.4033140783122">
                <text:p>59.4033140783122</text:p>
              </table:table-cell>
              <table:table-cell office:value-type="float" office:value="47.285804262756">
                <text:p>47.285804262756</text:p>
              </table:table-cell>
              <table:table-cell office:value-type="float" office:value="20.3168236231881">
                <text:p>20.3168236231881</text:p>
              </table:table-cell>
              <table:table-cell office:value-type="float" office:value="0.180327433006218">
                <text:p>0.180327433006218</text:p>
              </table:table-cell>
              <table:table-cell office:value-type="float" office:value="5.55889096706546E-018">
                <text:p>5.55889096706546E-0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08999999999988">
                <text:p>0.408999999999988</text:p>
              </table:table-cell>
              <table:table-cell office:value-type="float" office:value="65.6708944661917">
                <text:p>65.6708944661917</text:p>
              </table:table-cell>
              <table:table-cell office:value-type="float" office:value="59.7414741810564">
                <text:p>59.7414741810564</text:p>
              </table:table-cell>
              <table:table-cell office:value-type="float" office:value="47.6733776055643">
                <text:p>47.6733776055643</text:p>
              </table:table-cell>
              <table:table-cell office:value-type="float" office:value="20.6728122277396">
                <text:p>20.6728122277396</text:p>
              </table:table-cell>
              <table:table-cell office:value-type="float" office:value="0.193182712871894">
                <text:p>0.193182712871894</text:p>
              </table:table-cell>
              <table:table-cell office:value-type="float" office:value="9.01260792631267E-018">
                <text:p>9.01260792631267E-01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09499999999988">
                <text:p>0.409499999999988</text:p>
              </table:table-cell>
              <table:table-cell office:value-type="float" office:value="65.9742267884959">
                <text:p>65.9742267884959</text:p>
              </table:table-cell>
              <table:table-cell office:value-type="float" office:value="60.0796905535059">
                <text:p>60.0796905535059</text:p>
              </table:table-cell>
              <table:table-cell office:value-type="float" office:value="48.0619778554866">
                <text:p>48.0619778554866</text:p>
              </table:table-cell>
              <table:table-cell office:value-type="float" office:value="21.0330364221454">
                <text:p>21.0330364221454</text:p>
              </table:table-cell>
              <table:table-cell office:value-type="float" office:value="0.206876352149288">
                <text:p>0.206876352149288</text:p>
              </table:table-cell>
              <table:table-cell office:value-type="float" office:value="1.45734666198988E-017">
                <text:p>1.45734666198988E-01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09999999999988">
                <text:p>0.409999999999988</text:p>
              </table:table-cell>
              <table:table-cell office:value-type="float" office:value="66.2772773735008">
                <text:p>66.2772773735008</text:p>
              </table:table-cell>
              <table:table-cell office:value-type="float" office:value="60.4179424152603">
                <text:p>60.4179424152603</text:p>
              </table:table-cell>
              <table:table-cell office:value-type="float" office:value="48.4515784790703">
                <text:p>48.4515784790703</text:p>
              </table:table-cell>
              <table:table-cell office:value-type="float" office:value="21.3975008461212">
                <text:p>21.3975008461212</text:p>
              </table:table-cell>
              <table:table-cell office:value-type="float" office:value="0.221457079238029">
                <text:p>0.221457079238029</text:p>
              </table:table-cell>
              <table:table-cell office:value-type="float" office:value="2.35031099434301E-017">
                <text:p>2.35031099434301E-0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10499999999988">
                <text:p>0.410499999999988</text:p>
              </table:table-cell>
              <table:table-cell office:value-type="float" office:value="66.5800295028074">
                <text:p>66.5800295028074</text:p>
              </table:table-cell>
              <table:table-cell office:value-type="float" office:value="60.7562088652798">
                <text:p>60.7562088652798</text:p>
              </table:table-cell>
              <table:table-cell office:value-type="float" office:value="48.8421525924038">
                <text:p>48.8421525924038</text:p>
              </table:table-cell>
              <table:table-cell office:value-type="float" office:value="21.7662089988428">
                <text:p>21.7662089988428</text:p>
              </table:table-cell>
              <table:table-cell office:value-type="float" office:value="0.236976027421813">
                <text:p>0.236976027421813</text:p>
              </table:table-cell>
              <table:table-cell office:value-type="float" office:value="3.78040094609864E-017">
                <text:p>3.78040094609864E-0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10999999999988">
                <text:p>0.410999999999988</text:p>
              </table:table-cell>
              <table:table-cell office:value-type="float" office:value="66.8824664042205">
                <text:p>66.8824664042205</text:p>
              </table:table-cell>
              <table:table-cell office:value-type="float" office:value="61.0944688838133">
                <text:p>61.0944688838133</text:p>
              </table:table-cell>
              <table:table-cell office:value-type="float" office:value="49.2336729631044">
                <text:p>49.2336729631044</text:p>
              </table:table-cell>
              <table:table-cell office:value-type="float" office:value="22.1391632178396">
                <text:p>22.1391632178396</text:p>
              </table:table-cell>
              <table:table-cell office:value-type="float" office:value="0.253486824501783">
                <text:p>0.253486824501783</text:p>
              </table:table-cell>
              <table:table-cell office:value-type="float" office:value="6.06457629014654E-017">
                <text:p>6.06457629014654E-0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411499999999988">
                <text:p>0.411499999999988</text:p>
              </table:table-cell>
              <table:table-cell office:value-type="float" office:value="67.1845712532096">
                <text:p>67.1845712532096</text:p>
              </table:table-cell>
              <table:table-cell office:value-type="float" office:value="61.4327013343561">
                <text:p>61.4327013343561</text:p>
              </table:table-cell>
              <table:table-cell office:value-type="float" office:value="49.6261120124012">
                <text:p>49.6261120124012</text:p>
              </table:table-cell>
              <table:table-cell office:value-type="float" office:value="22.5163646580807">
                <text:p>22.5163646580807</text:p>
              </table:table-cell>
              <table:table-cell office:value-type="float" office:value="0.271045683860148">
                <text:p>0.271045683860148</text:p>
              </table:table-cell>
              <table:table-cell office:value-type="float" office:value="9.70315868032311E-017">
                <text:p>9.70315868032311E-0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11999999999988">
                <text:p>0.411999999999988</text:p>
              </table:table-cell>
              <table:table-cell office:value-type="float" office:value="67.4863271743847">
                <text:p>67.4863271743847</text:p>
              </table:table-cell>
              <table:table-cell office:value-type="float" office:value="61.7708849656373">
                <text:p>61.7708849656373</text:p>
              </table:table-cell>
              <table:table-cell office:value-type="float" office:value="50.0194418173126">
                <text:p>50.0194418173126</text:p>
              </table:table-cell>
              <table:table-cell office:value-type="float" office:value="22.8978132712702">
                <text:p>22.8978132712702</text:p>
              </table:table-cell>
              <table:table-cell office:value-type="float" office:value="0.289711496841024">
                <text:p>0.289711496841024</text:p>
              </table:table-cell>
              <table:table-cell office:value-type="float" office:value="1.54837401062269E-016">
                <text:p>1.54837401062269E-0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12499999999988">
                <text:p>0.412499999999988</text:p>
              </table:table-cell>
              <table:table-cell office:value-type="float" office:value="67.7877172429832">
                <text:p>67.7877172429832</text:p>
              </table:table-cell>
              <table:table-cell office:value-type="float" office:value="62.1089984136353">
                <text:p>62.1089984136353</text:p>
              </table:table-cell>
              <table:table-cell office:value-type="float" office:value="50.4136341129177">
                <text:p>50.4136341129177</text:p>
              </table:table-cell>
              <table:table-cell office:value-type="float" office:value="23.2835077853645">
                <text:p>23.2835077853645</text:p>
              </table:table-cell>
              <table:table-cell office:value-type="float" office:value="0.309545926324">
                <text:p>0.309545926324</text:p>
              </table:table-cell>
              <table:table-cell office:value-type="float" office:value="2.46427222443967E-016">
                <text:p>2.46427222443967E-0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12999999999988">
                <text:p>0.412999999999988</text:p>
              </table:table-cell>
              <table:table-cell office:value-type="float" office:value="68.0887244863718">
                <text:p>68.0887244863718</text:p>
              </table:table-cell>
              <table:table-cell office:value-type="float" office:value="62.4470202036223">
                <text:p>62.4470202036223</text:p>
              </table:table-cell>
              <table:table-cell office:value-type="float" office:value="50.8086602947237">
                <text:p>50.8086602947237</text:p>
              </table:table-cell>
              <table:table-cell office:value-type="float" office:value="23.6734456843309">
                <text:p>23.6734456843309</text:p>
              </table:table-cell>
              <table:table-cell office:value-type="float" office:value="0.330613501354011">
                <text:p>0.330613501354011</text:p>
              </table:table-cell>
              <table:table-cell office:value-type="float" office:value="3.91157408673384E-016">
                <text:p>3.91157408673384E-0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13499999999988">
                <text:p>0.413499999999988</text:p>
              </table:table-cell>
              <table:table-cell office:value-type="float" office:value="68.3893318855597">
                <text:p>68.3893318855597</text:p>
              </table:table-cell>
              <table:table-cell office:value-type="float" office:value="62.784928752238">
                <text:p>62.784928752238</text:p>
              </table:table-cell>
              <table:table-cell office:value-type="float" office:value="51.2044914211266">
                <text:p>51.2044914211266</text:p>
              </table:table-cell>
              <table:table-cell office:value-type="float" office:value="24.0676231881592">
                <text:p>24.0676231881592</text:p>
              </table:table-cell>
              <table:table-cell office:value-type="float" office:value="0.352981712678812">
                <text:p>0.352981712678812</text:p>
              </table:table-cell>
              <table:table-cell office:value-type="float" office:value="6.19247851123389E-016">
                <text:p>6.19247851123389E-01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13999999999987">
                <text:p>0.413999999999987</text:p>
              </table:table-cell>
              <table:table-cell office:value-type="float" office:value="68.6895223767253">
                <text:p>68.6895223767253</text:p>
              </table:table-cell>
              <table:table-cell office:value-type="float" office:value="63.1227023695902">
                <text:p>63.1227023695902</text:p>
              </table:table-cell>
              <table:table-cell office:value-type="float" office:value="51.6010982159691">
                <text:p>51.6010982159691</text:p>
              </table:table-cell>
              <table:table-cell office:value-type="float" office:value="24.4660352331459">
                <text:p>24.4660352331459</text:p>
              </table:table-cell>
              <table:table-cell office:value-type="float" office:value="0.376721109032654">
                <text:p>0.376721109032654</text:p>
              </table:table-cell>
              <table:table-cell office:value-type="float" office:value="9.7774932655396E-016">
                <text:p>9.7774932655396E-0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14499999999987">
                <text:p>0.414499999999987</text:p>
              </table:table-cell>
              <table:table-cell office:value-type="float" office:value="68.9892788527551">
                <text:p>68.9892788527551</text:p>
              </table:table-cell>
              <table:table-cell office:value-type="float" office:value="63.4603192613846">
                <text:p>63.4603192613846</text:p>
              </table:table-cell>
              <table:table-cell office:value-type="float" office:value="51.9984510711914">
                <text:p>51.9984510711914</text:p>
              </table:table-cell>
              <table:table-cell office:value-type="float" office:value="24.8686754524638">
                <text:p>24.8686754524638</text:p>
              </table:table-cell>
              <table:table-cell office:value-type="float" office:value="0.401905393991716">
                <text:p>0.401905393991716</text:p>
              </table:table-cell>
              <table:table-cell office:value-type="float" office:value="1.53971596268972E-015">
                <text:p>1.53971596268972E-0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14999999999987">
                <text:p>0.414999999999987</text:p>
              </table:table-cell>
              <table:table-cell office:value-type="float" office:value="69.2885841647947">
                <text:p>69.2885841647947</text:p>
              </table:table-cell>
              <table:table-cell office:value-type="float" office:value="63.7977575310817">
                <text:p>63.7977575310817</text:p>
              </table:table-cell>
              <table:table-cell office:value-type="float" office:value="52.3965200495786">
                <text:p>52.3965200495786</text:p>
              </table:table-cell>
              <table:table-cell office:value-type="float" office:value="25.2755361570346">
                <text:p>25.2755361570346</text:p>
              </table:table-cell>
              <table:table-cell office:value-type="float" office:value="0.428611523213437">
                <text:p>0.428611523213437</text:p>
              </table:table-cell>
              <table:table-cell office:value-type="float" office:value="2.41826432172792E-015">
                <text:p>2.41826432172792E-0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15499999999987">
                <text:p>0.415499999999987</text:p>
              </table:table-cell>
              <table:table-cell office:value-type="float" office:value="69.5874211238121">
                <text:p>69.5874211238121</text:p>
              </table:table-cell>
              <table:table-cell office:value-type="float" office:value="64.1349951820816">
                <text:p>64.1349951820816</text:p>
              </table:table-cell>
              <table:table-cell office:value-type="float" office:value="52.7952748876026">
                <text:p>52.7952748876026</text:p>
              </table:table-cell>
              <table:table-cell office:value-type="float" office:value="25.686608316721">
                <text:p>25.686608316721</text:p>
              </table:table-cell>
              <table:table-cell office:value-type="float" office:value="0.456919801858207">
                <text:p>0.456919801858207</text:p>
              </table:table-cell>
              <table:table-cell office:value-type="float" office:value="3.78806126380333E-015">
                <text:p>3.78806126380333E-0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15999999999987">
                <text:p>0.415999999999987</text:p>
              </table:table-cell>
              <table:table-cell office:value-type="float" office:value="69.8857725021731">
                <text:p>69.8857725021731</text:p>
              </table:table-cell>
              <table:table-cell office:value-type="float" office:value="64.4720101199356">
                <text:p>64.4720101199356</text:p>
              </table:table-cell>
              <table:table-cell office:value-type="float" office:value="53.1946849983594">
                <text:p>53.1946849983594</text:p>
              </table:table-cell>
              <table:table-cell office:value-type="float" office:value="26.1018815418524">
                <text:p>26.1018815418524</text:p>
              </table:table-cell>
              <table:table-cell office:value-type="float" office:value="0.486913981977826">
                <text:p>0.486913981977826</text:p>
              </table:table-cell>
              <table:table-cell office:value-type="float" office:value="5.9180726103883E-015">
                <text:p>5.9180726103883E-0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16499999999987">
                <text:p>0.416499999999987</text:p>
              </table:table-cell>
              <table:table-cell office:value-type="float" office:value="70.183621035228">
                <text:p>70.183621035228</text:p>
              </table:table-cell>
              <table:table-cell office:value-type="float" office:value="64.8087801545855">
                <text:p>64.8087801545855</text:p>
              </table:table-cell>
              <table:table-cell office:value-type="float" office:value="53.5947194746007">
                <text:p>53.5947194746007</text:p>
              </table:table-cell>
              <table:table-cell office:value-type="float" office:value="26.5213440651017">
                <text:p>26.5213440651017</text:p>
              </table:table-cell>
              <table:table-cell office:value-type="float" office:value="0.518681359640904">
                <text:p>0.518681359640904</text:p>
              </table:table-cell>
              <table:table-cell office:value-type="float" office:value="9.22133190524242E-015">
                <text:p>9.22133190524242E-0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416999999999987">
                <text:p>0.416999999999987</text:p>
              </table:table-cell>
              <table:table-cell office:value-type="float" office:value="70.48094942291">
                <text:p>70.48094942291</text:p>
              </table:table-cell>
              <table:table-cell office:value-type="float" office:value="65.1452830026288">
                <text:p>65.1452830026288</text:p>
              </table:table-cell>
              <table:table-cell office:value-type="float" office:value="53.9953470918614">
                <text:p>53.9953470918614</text:p>
              </table:table-cell>
              <table:table-cell office:value-type="float" office:value="26.9449827237302">
                <text:p>26.9449827237302</text:p>
              </table:table-cell>
              <table:table-cell office:value-type="float" office:value="0.552312871550849">
                <text:p>0.552312871550849</text:p>
              </table:table-cell>
              <table:table-cell office:value-type="float" office:value="0.000000000000014330359583549">
                <text:p>0.0000000000000143303595835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17499999999987">
                <text:p>0.417499999999987</text:p>
              </table:table-cell>
              <table:table-cell office:value-type="float" office:value="70.7777403313453">
                <text:p>70.7777403313453</text:p>
              </table:table-cell>
              <table:table-cell office:value-type="float" office:value="65.4814962896109">
                <text:p>65.4814962896109</text:p>
              </table:table-cell>
              <table:table-cell office:value-type="float" office:value="54.3965363116813">
                <text:p>54.3965363116813</text:p>
              </table:table-cell>
              <table:table-cell office:value-type="float" office:value="27.3727829422138">
                <text:p>27.3727829422138</text:p>
              </table:table-cell>
              <table:table-cell office:value-type="float" office:value="0.587903190897381">
                <text:p>0.587903190897381</text:p>
              </table:table-cell>
              <table:table-cell office:value-type="float" office:value="0.000000000000022211126807434">
                <text:p>0.0000000000000222111268074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17999999999987">
                <text:p>0.417999999999987</text:p>
              </table:table-cell>
              <table:table-cell office:value-type="float" office:value="71.0739763944736">
                <text:p>71.0739763944736</text:p>
              </table:table-cell>
              <table:table-cell office:value-type="float" office:value="65.8173975523431">
                <text:p>65.8173975523431</text:p>
              </table:table-cell>
              <table:table-cell office:value-type="float" office:value="54.7982552849214">
                <text:p>54.7982552849214</text:p>
              </table:table-cell>
              <table:table-cell office:value-type="float" office:value="27.8047287152704">
                <text:p>27.8047287152704</text:p>
              </table:table-cell>
              <table:table-cell office:value-type="float" office:value="0.625550822167682">
                <text:p>0.625550822167682</text:p>
              </table:table-cell>
              <table:table-cell office:value-type="float" office:value="0.0000000000000343347717468182">
                <text:p>0.00000000000003433477174681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18499999999987">
                <text:p>0.418499999999987</text:p>
              </table:table-cell>
              <table:table-cell office:value-type="float" office:value="71.3696402156803">
                <text:p>71.3696402156803</text:p>
              </table:table-cell>
              <table:table-cell office:value-type="float" office:value="66.1529642412467">
                <text:p>66.1529642412467</text:p>
              </table:table-cell>
              <table:table-cell office:value-type="float" office:value="55.200471855175">
                <text:p>55.200471855175</text:p>
              </table:table-cell>
              <table:table-cell office:value-type="float" office:value="28.2408025913013">
                <text:p>28.2408025913013</text:p>
              </table:table-cell>
              <table:table-cell office:value-type="float" office:value="0.665358194628265">
                <text:p>0.665358194628265</text:p>
              </table:table-cell>
              <table:table-cell office:value-type="float" office:value="0.0000000000000529355959923563">
                <text:p>0.00000000000005293559599235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18999999999987">
                <text:p>0.418999999999987</text:p>
              </table:table-cell>
              <table:table-cell office:value-type="float" office:value="71.6647143694388">
                <text:p>71.6647143694388</text:p>
              </table:table-cell>
              <table:table-cell office:value-type="float" office:value="66.4881737227222">
                <text:p>66.4881737227222</text:p>
              </table:table-cell>
              <table:table-cell office:value-type="float" office:value="55.6031535622726">
                <text:p>55.6031535622726</text:p>
              </table:table-cell>
              <table:table-cell office:value-type="float" office:value="28.680985656265">
                <text:p>28.680985656265</text:p>
              </table:table-cell>
              <table:table-cell office:value-type="float" office:value="0.707431754173656">
                <text:p>0.707431754173656</text:p>
              </table:table-cell>
              <table:table-cell office:value-type="float" office:value="0.0000000000000813975848342563">
                <text:p>0.000000000000081397584834256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19499999999987">
                <text:p>0.419499999999987</text:p>
              </table:table-cell>
              <table:table-cell office:value-type="float" office:value="71.959181402964">
                <text:p>71.959181402964</text:p>
              </table:table-cell>
              <table:table-cell office:value-type="float" office:value="66.8230032815446">
                <text:p>66.8230032815446</text:p>
              </table:table-cell>
              <table:table-cell office:value-type="float" office:value="56.0062676458812">
                <text:p>56.0062676458812</text:p>
              </table:table-cell>
              <table:table-cell office:value-type="float" office:value="29.1252575179986">
                <text:p>29.1252575179986</text:p>
              </table:table-cell>
              <table:table-cell office:value-type="float" office:value="0.751882053222855">
                <text:p>0.751882053222855</text:p>
              </table:table-cell>
              <table:table-cell office:value-type="float" office:value="0.000000000000124831819436115">
                <text:p>0.0000000000001248318194361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19999999999987">
                <text:p>0.419999999999987</text:p>
              </table:table-cell>
              <table:table-cell office:value-type="float" office:value="72.2530238378753">
                <text:p>72.2530238378753</text:p>
              </table:table-cell>
              <table:table-cell office:value-type="float" office:value="67.1574301232823">
                <text:p>67.1574301232823</text:p>
              </table:table-cell>
              <table:table-cell office:value-type="float" office:value="56.4097810491973">
                <text:p>56.4097810491973</text:p>
              </table:table-cell>
              <table:table-cell office:value-type="float" office:value="29.5735962910025">
                <text:p>29.5735962910025</text:p>
              </table:table-cell>
              <table:table-cell office:value-type="float" office:value="0.798823838329543">
                <text:p>0.798823838329543</text:p>
              </table:table-cell>
              <table:table-cell office:value-type="float" office:value="0.000000000000190936585265457">
                <text:p>0.0000000000001909365852654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20499999999987">
                <text:p>0.420499999999987</text:p>
              </table:table-cell>
              <table:table-cell office:value-type="float" office:value="72.5462241718708">
                <text:p>72.5462241718708</text:p>
              </table:table-cell>
              <table:table-cell office:value-type="float" office:value="67.491431376742">
                <text:p>67.491431376742</text:p>
              </table:table-cell>
              <table:table-cell office:value-type="float" office:value="56.8136604227328">
                <text:p>56.8136604227328</text:p>
              </table:table-cell>
              <table:table-cell office:value-type="float" office:value="30.0259785817052">
                <text:p>30.0259785817052</text:p>
              </table:table-cell>
              <table:table-cell office:value-type="float" office:value="0.848376135157019">
                <text:p>0.848376135157019</text:p>
              </table:table-cell>
              <table:table-cell office:value-type="float" office:value="0.000000000000291274906593744">
                <text:p>0.0000000000002912749065937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20999999999987">
                <text:p>0.420999999999987</text:p>
              </table:table-cell>
              <table:table-cell office:value-type="float" office:value="72.83876488041">
                <text:p>72.83876488041</text:p>
              </table:table-cell>
              <table:table-cell office:value-type="float" office:value="67.8249840964365">
                <text:p>67.8249840964365</text:p>
              </table:table-cell>
              <table:table-cell office:value-type="float" office:value="57.2178721281944">
                <text:p>57.2178721281944</text:p>
              </table:table-cell>
              <table:table-cell office:value-type="float" office:value="30.4823794742237">
                <text:p>30.4823794742237</text:p>
              </table:table-cell>
              <table:table-cell office:value-type="float" office:value="0.900662330454039">
                <text:p>0.900662330454039</text:p>
              </table:table-cell>
              <table:table-cell office:value-type="float" office:value="0.000000000000443166640664733">
                <text:p>0.0000000000004431666406647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421499999999987">
                <text:p>0.421499999999987</text:p>
              </table:table-cell>
              <table:table-cell office:value-type="float" office:value="73.1306284184076">
                <text:p>73.1306284184076</text:p>
              </table:table-cell>
              <table:table-cell office:value-type="float" office:value="68.1580652650773">
                <text:p>68.1580652650773</text:p>
              </table:table-cell>
              <table:table-cell office:value-type="float" office:value="57.6223822424558">
                <text:p>57.6223822424558</text:p>
              </table:table-cell>
              <table:table-cell office:value-type="float" office:value="30.9427725166349">
                <text:p>30.9427725166349</text:p>
              </table:table-cell>
              <table:table-cell office:value-type="float" office:value="0.955810250653089">
                <text:p>0.955810250653089</text:p>
              </table:table-cell>
              <table:table-cell office:value-type="float" office:value="0.000000000000672482706800497">
                <text:p>0.00000000000067248270680049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421999999999987">
                <text:p>0.421999999999987</text:p>
              </table:table-cell>
              <table:table-cell office:value-type="float" office:value="73.4217972219357">
                <text:p>73.4217972219357</text:p>
              </table:table-cell>
              <table:table-cell office:value-type="float" office:value="68.4906517960905">
                <text:p>68.4906517960905</text:p>
              </table:table-cell>
              <table:table-cell office:value-type="float" office:value="58.0271565616214">
                <text:p>58.0271565616214</text:p>
              </table:table-cell>
              <table:table-cell office:value-type="float" office:value="31.4071297077752">
                <text:p>31.4071297077752</text:p>
              </table:table-cell>
              <table:table-cell office:value-type="float" office:value="1.01395223669832">
                <text:p>1.01395223669832</text:p>
              </table:table-cell>
              <table:table-cell office:value-type="float" office:value="0.00000000000101775969825528">
                <text:p>0.0000000000010177596982552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22499999999987">
                <text:p>0.422499999999987</text:p>
              </table:table-cell>
              <table:table-cell office:value-type="float" office:value="73.7122537099358">
                <text:p>73.7122537099358</text:p>
              </table:table-cell>
              <table:table-cell office:value-type="float" office:value="68.8227205361559">
                <text:p>68.8227205361559</text:p>
              </table:table-cell>
              <table:table-cell office:value-type="float" office:value="58.4321606051831">
                <text:p>58.4321606051831</text:p>
              </table:table-cell>
              <table:table-cell office:value-type="float" office:value="31.8754214845814">
                <text:p>31.8754214845814</text:p>
              </table:table-cell>
              <table:table-cell office:value-type="float" office:value="1.0752252146963">
                <text:p>1.0752252146963</text:p>
              </table:table-cell>
              <table:table-cell office:value-type="float" office:value="0.00000000000153624133982001">
                <text:p>0.000000000001536241339820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22999999999986">
                <text:p>0.422999999999986</text:p>
              </table:table-cell>
              <table:table-cell office:value-type="float" office:value="74.0019802859398">
                <text:p>74.0019802859398</text:p>
              </table:table-cell>
              <table:table-cell office:value-type="float" office:value="69.1542482677686">
                <text:p>69.1542482677686</text:p>
              </table:table-cell>
              <table:table-cell office:value-type="float" office:value="58.8373596202671">
                <text:p>58.8373596202671</text:p>
              </table:table-cell>
              <table:table-cell office:value-type="float" office:value="32.3476167099908">
                <text:p>32.3476167099908</text:p>
              </table:table-cell>
              <table:table-cell office:value-type="float" office:value="1.13977076196908">
                <text:p>1.13977076196908</text:p>
              </table:table-cell>
              <table:table-cell office:value-type="float" office:value="0.00000000000231272351055404">
                <text:p>0.000000000002312723510554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423499999999986">
                <text:p>0.423499999999986</text:p>
              </table:table-cell>
              <table:table-cell office:value-type="float" office:value="74.2909593397994">
                <text:p>74.2909593397994</text:p>
              </table:table-cell>
              <table:table-cell office:value-type="float" office:value="69.4852117118237">
                <text:p>69.4852117118237</text:p>
              </table:table-cell>
              <table:table-cell office:value-type="float" office:value="59.2427185859727">
                <text:p>59.2427185859727</text:p>
              </table:table-cell>
              <table:table-cell office:value-type="float" office:value="32.8236826614152">
                <text:p>32.8236826614152</text:p>
              </table:table-cell>
              <table:table-cell office:value-type="float" office:value="1.2077351680761">
                <text:p>1.2077351680761</text:p>
              </table:table-cell>
              <table:table-cell office:value-type="float" office:value="0.00000000000347246640260233">
                <text:p>0.000000000003472466402602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23999999999986">
                <text:p>0.423999999999986</text:p>
              </table:table-cell>
              <table:table-cell office:value-type="float" office:value="74.5791732494244">
                <text:p>74.5791732494244</text:p>
              </table:table-cell>
              <table:table-cell office:value-type="float" office:value="69.8155875302226">
                <text:p>69.8155875302226</text:p>
              </table:table-cell>
              <table:table-cell office:value-type="float" office:value="59.6482022178005">
                <text:p>59.6482022178005</text:p>
              </table:table-cell>
              <table:table-cell office:value-type="float" office:value="33.3035850198025">
                <text:p>33.3035850198025</text:p>
              </table:table-cell>
              <table:table-cell office:value-type="float" office:value="1.27926949035858">
                <text:p>1.27926949035858</text:p>
              </table:table-cell>
              <table:table-cell office:value-type="float" office:value="0.0000000000051999894086734">
                <text:p>0.00000000000519998940867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24499999999986">
                <text:p>0.424499999999986</text:p>
              </table:table-cell>
              <table:table-cell office:value-type="float" office:value="74.8666043825295">
                <text:p>74.8666043825295</text:p>
              </table:table-cell>
              <table:table-cell office:value-type="float" office:value="70.1453523285014">
                <text:p>70.1453523285014</text:p>
              </table:table-cell>
              <table:table-cell office:value-type="float" office:value="60.0537749721712">
                <text:p>60.0537749721712</text:p>
              </table:table-cell>
              <table:table-cell office:value-type="float" office:value="33.787287859303">
                <text:p>33.787287859303</text:p>
              </table:table-cell>
              <table:table-cell office:value-type="float" office:value="1.35452960354835">
                <text:p>1.35452960354835</text:p>
              </table:table-cell>
              <table:table-cell office:value-type="float" office:value="0.00000000000776634957915927">
                <text:p>0.0000000000077663495791592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424999999999986">
                <text:p>0.424999999999986</text:p>
              </table:table-cell>
              <table:table-cell office:value-type="float" office:value="75.1532350983884">
                <text:p>75.1532350983884</text:p>
              </table:table-cell>
              <table:table-cell office:value-type="float" office:value="70.4744826584799">
                <text:p>70.4744826584799</text:p>
              </table:table-cell>
              <table:table-cell office:value-type="float" office:value="60.4594010510329">
                <text:p>60.4594010510329</text:p>
              </table:table-cell>
              <table:table-cell office:value-type="float" office:value="34.2747536375544">
                <text:p>34.2747536375544</text:p>
              </table:table-cell>
              <table:table-cell office:value-type="float" office:value="1.43367624297152">
                <text:p>1.43367624297152</text:p>
              </table:table-cell>
              <table:table-cell office:value-type="float" office:value="0.0000000000115686179974453">
                <text:p>0.000000000011568617997445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25499999999986">
                <text:p>0.425499999999986</text:p>
              </table:table-cell>
              <table:table-cell office:value-type="float" office:value="75.4390477495971">
                <text:p>75.4390477495971</text:p>
              </table:table-cell>
              <table:table-cell office:value-type="float" office:value="70.8029550209325">
                <text:p>70.8029550209325</text:p>
              </table:table-cell>
              <table:table-cell office:value-type="float" office:value="60.8650444065572">
                <text:p>60.8650444065572</text:p>
              </table:table-cell>
              <table:table-cell office:value-type="float" office:value="34.7659431865989">
                <text:p>34.7659431865989</text:p>
              </table:table-cell>
              <table:table-cell office:value-type="float" office:value="1.51687504086725">
                <text:p>1.51687504086725</text:p>
              </table:table-cell>
              <table:table-cell office:value-type="float" office:value="0.0000000000171868424415685">
                <text:p>0.000000000017186842441568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425999999999986">
                <text:p>0.425999999999986</text:p>
              </table:table-cell>
              <table:table-cell office:value-type="float" office:value="75.724024683843">
                <text:p>75.724024683843</text:p>
              </table:table-cell>
              <table:table-cell office:value-type="float" office:value="71.1307458682789">
                <text:p>71.1307458682789</text:p>
              </table:table-cell>
              <table:table-cell office:value-type="float" office:value="61.2706687459234">
                <text:p>61.2706687459234</text:p>
              </table:table-cell>
              <table:table-cell office:value-type="float" office:value="35.2608157044498">
                <text:p>35.2608157044498</text:p>
              </table:table-cell>
              <table:table-cell office:value-type="float" office:value="1.60429655533184">
                <text:p>1.60429655533184</text:p>
              </table:table-cell>
              <table:table-cell office:value-type="float" office:value="0.0000000000254660026595496">
                <text:p>0.00000000002546600265954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426499999999986">
                <text:p>0.426499999999986</text:p>
              </table:table-cell>
              <table:table-cell office:value-type="float" office:value="76.0081482456833">
                <text:p>76.0081482456833</text:p>
              </table:table-cell>
              <table:table-cell office:value-type="float" office:value="71.4578316072952">
                <text:p>71.4578316072952</text:p>
              </table:table-cell>
              <table:table-cell office:value-type="float" office:value="61.6762375361894">
                <text:p>61.6762375361894</text:p>
              </table:table-cell>
              <table:table-cell office:value-type="float" office:value="35.7593287473179">
                <text:p>35.7593287473179</text:p>
              </table:table-cell>
              <table:table-cell office:value-type="float" office:value="1.69611629139009">
                <text:p>1.69611629139009</text:p>
              </table:table-cell>
              <table:table-cell office:value-type="float" office:value="0.0000000000376335800216868">
                <text:p>0.000000000037633580021686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26999999999986">
                <text:p>0.426999999999986</text:p>
              </table:table-cell>
              <table:table-cell office:value-type="float" office:value="76.2914007783292">
                <text:p>76.2914007783292</text:p>
              </table:table-cell>
              <table:table-cell office:value-type="float" office:value="71.7841886018451">
                <text:p>71.7841886018451</text:p>
              </table:table-cell>
              <table:table-cell office:value-type="float" office:value="62.0817140092496">
                <text:p>62.0817140092496</text:p>
              </table:table-cell>
              <table:table-cell office:value-type="float" office:value="36.2614382225155">
                <text:p>36.2614382225155</text:p>
              </table:table-cell>
              <table:table-cell office:value-type="float" office:value="1.79251471368805">
                <text:p>1.79251471368805</text:p>
              </table:table-cell>
              <table:table-cell office:value-type="float" office:value="0.0000000000554677254698227">
                <text:p>0.00000000005546772546982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27499999999986">
                <text:p>0.427499999999986</text:p>
              </table:table-cell>
              <table:table-cell office:value-type="float" office:value="76.5737646254376">
                <text:p>76.5737646254376</text:p>
              </table:table-cell>
              <table:table-cell office:value-type="float" office:value="72.109793175629">
                <text:p>72.109793175629</text:p>
              </table:table-cell>
              <table:table-cell office:value-type="float" office:value="62.4870611668776">
                <text:p>62.4870611668776</text:p>
              </table:table-cell>
              <table:table-cell office:value-type="float" office:value="36.7670983820486">
                <text:p>36.7670983820486</text:p>
              </table:table-cell>
              <table:table-cell office:value-type="float" office:value="1.89367725029473">
                <text:p>1.89367725029473</text:p>
              </table:table-cell>
              <table:table-cell office:value-type="float" office:value="0.0000000000815370979825118">
                <text:p>0.000000000081537097982511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27999999999986">
                <text:p>0.427999999999986</text:p>
              </table:table-cell>
              <table:table-cell office:value-type="float" office:value="76.8552221329089">
                <text:p>76.8552221329089</text:p>
              </table:table-cell>
              <table:table-cell office:value-type="float" office:value="72.434621614954">
                <text:p>72.434621614954</text:p>
              </table:table-cell>
              <table:table-cell office:value-type="float" office:value="62.8922417858553">
                <text:p>62.8922417858553</text:p>
              </table:table-cell>
              <table:table-cell office:value-type="float" office:value="37.2762618169131">
                <text:p>37.2762618169131</text:p>
              </table:table-cell>
              <table:table-cell office:value-type="float" office:value="1.99979428709538">
                <text:p>1.99979428709538</text:p>
              </table:table-cell>
              <table:table-cell office:value-type="float" office:value="0.000000000119541916057154">
                <text:p>0.00000000011954191605715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28499999999986">
                <text:p>0.428499999999986</text:p>
              </table:table-cell>
              <table:table-cell office:value-type="float" office:value="77.135755650692">
                <text:p>77.135755650692</text:p>
              </table:table-cell>
              <table:table-cell office:value-type="float" office:value="72.7586501715206">
                <text:p>72.7586501715206</text:p>
              </table:table-cell>
              <table:table-cell office:value-type="float" office:value="63.2972184231842">
                <text:p>63.2972184231842</text:p>
              </table:table-cell>
              <table:table-cell office:value-type="float" office:value="37.7888794521061">
                <text:p>37.7888794521061</text:p>
              </table:table-cell>
              <table:table-cell office:value-type="float" office:value="2.11106115225442">
                <text:p>2.11106115225442</text:p>
              </table:table-cell>
              <table:table-cell office:value-type="float" office:value="0.000000000174797511028082">
                <text:p>0.00000000017479751102808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28999999999986">
                <text:p>0.428999999999986</text:p>
              </table:table-cell>
              <table:table-cell office:value-type="float" office:value="77.415347534595">
                <text:p>77.415347534595</text:p>
              </table:table-cell>
              <table:table-cell office:value-type="float" office:value="73.0818550652283">
                <text:p>73.0818550652283</text:p>
              </table:table-cell>
              <table:table-cell office:value-type="float" office:value="63.7019534213816">
                <text:p>63.7019534213816</text:p>
              </table:table-cell>
              <table:table-cell office:value-type="float" office:value="38.304900542367">
                <text:p>38.304900542367</text:p>
              </table:table-cell>
              <table:table-cell office:value-type="float" office:value="2.22767809022428">
                <text:p>2.22767809022428</text:p>
              </table:table-cell>
              <table:table-cell office:value-type="float" office:value="0.000000000254917907903842">
                <text:p>0.0000000002549179079038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29499999999986">
                <text:p>0.429499999999986</text:p>
              </table:table-cell>
              <table:table-cell office:value-type="float" office:value="77.6939801481012">
                <text:p>77.6939801481012</text:p>
              </table:table-cell>
              <table:table-cell office:value-type="float" office:value="73.4042124869984">
                <text:p>73.4042124869984</text:p>
              </table:table-cell>
              <table:table-cell office:value-type="float" office:value="64.1064089138583">
                <text:p>64.1064089138583</text:p>
              </table:table-cell>
              <table:table-cell office:value-type="float" office:value="38.8242726686594">
                <text:p>38.8242726686594</text:p>
              </table:table-cell>
              <table:table-cell office:value-type="float" office:value="2.34985022477443">
                <text:p>2.34985022477443</text:p>
              </table:table-cell>
              <table:table-cell office:value-type="float" office:value="0.000000000370779330822567">
                <text:p>0.00000000037077933082256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29999999999986">
                <text:p>0.429999999999986</text:p>
              </table:table-cell>
              <table:table-cell office:value-type="float" office:value="77.9716358641922">
                <text:p>77.9716358641922</text:p>
              </table:table-cell>
              <table:table-cell office:value-type="float" office:value="73.7256986016142">
                <text:p>73.7256986016142</text:p>
              </table:table-cell>
              <table:table-cell office:value-type="float" office:value="64.5105468303774">
                <text:p>64.5105468303774</text:p>
              </table:table-cell>
              <table:table-cell office:value-type="float" office:value="39.3469417354075">
                <text:p>39.3469417354075</text:p>
              </table:table-cell>
              <table:table-cell office:value-type="float" office:value="2.47778751051617">
                <text:p>2.47778751051617</text:p>
              </table:table-cell>
              <table:table-cell office:value-type="float" office:value="0.000000000537874253663384">
                <text:p>0.00000000053787425366338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430499999999986">
                <text:p>0.430499999999986</text:p>
              </table:table-cell>
              <table:table-cell office:value-type="float" office:value="78.2482970671746">
                <text:p>78.2482970671746</text:p>
              </table:table-cell>
              <table:table-cell office:value-type="float" office:value="74.0462895505773">
                <text:p>74.0462895505773</text:p>
              </table:table-cell>
              <table:table-cell office:value-type="float" office:value="64.9143289025947">
                <text:p>64.9143289025947</text:p>
              </table:table-cell>
              <table:table-cell office:value-type="float" office:value="39.872851968497">
                <text:p>39.872851968497</text:p>
              </table:table-cell>
              <table:table-cell office:value-type="float" office:value="2.61170467240028">
                <text:p>2.61170467240028</text:p>
              </table:table-cell>
              <table:table-cell office:value-type="float" office:value="0.000000000778208672081089">
                <text:p>0.00000000077820867208108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30999999999986">
                <text:p>0.430999999999986</text:p>
              </table:table-cell>
              <table:table-cell office:value-type="float" office:value="78.5239461545134">
                <text:p>78.5239461545134</text:p>
              </table:table-cell>
              <table:table-cell office:value-type="float" office:value="74.3659614549808">
                <text:p>74.3659614549808</text:p>
              </table:table-cell>
              <table:table-cell office:value-type="float" office:value="65.3177166696775">
                <text:p>65.3177166696775</text:p>
              </table:table-cell>
              <table:table-cell office:value-type="float" office:value="40.4019459140543">
                <text:p>40.4019459140543</text:p>
              </table:table-cell>
              <table:table-cell office:value-type="float" office:value="2.75182113266873">
                <text:p>2.75182113266873</text:p>
              </table:table-cell>
              <table:table-cell office:value-type="float" office:value="0.00000000112295265225889">
                <text:p>0.0000000011229526522588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31499999999986">
                <text:p>0.431499999999986</text:p>
              </table:table-cell>
              <table:table-cell office:value-type="float" office:value="78.7985655386692">
                <text:p>78.7985655386692</text:p>
              </table:table-cell>
              <table:table-cell office:value-type="float" office:value="74.6846904183978">
                <text:p>74.6846904183978</text:p>
              </table:table-cell>
              <table:table-cell office:value-type="float" office:value="65.7206714840024">
                <text:p>65.7206714840024</text:p>
              </table:table-cell>
              <table:table-cell office:value-type="float" office:value="40.9341644380133">
                <text:p>40.9341644380133</text:p>
              </table:table-cell>
              <table:table-cell office:value-type="float" office:value="2.89836092474739">
                <text:p>2.89836092474739</text:p>
              </table:table-cell>
              <table:table-cell office:value-type="float" office:value="0.0000000016161322391061">
                <text:p>0.000000001616132239106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31999999999985">
                <text:p>0.431999999999985</text:p>
              </table:table-cell>
              <table:table-cell office:value-type="float" office:value="79.0721376489405">
                <text:p>79.0721376489405</text:p>
              </table:table-cell>
              <table:table-cell office:value-type="float" office:value="75.002452529785">
                <text:p>75.002452529785</text:p>
              </table:table-cell>
              <table:table-cell office:value-type="float" office:value="66.1231545169303">
                <text:p>66.1231545169303</text:p>
              </table:table-cell>
              <table:table-cell office:value-type="float" office:value="41.469446726481">
                <text:p>41.469446726481</text:p>
              </table:table-cell>
              <table:table-cell office:value-type="float" office:value="3.05155259357403">
                <text:p>3.05155259357403</text:p>
              </table:table-cell>
              <table:table-cell office:value-type="float" office:value="0.00000000231975656158594">
                <text:p>0.0000000023197565615859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432499999999985">
                <text:p>0.432499999999985</text:p>
              </table:table-cell>
              <table:table-cell office:value-type="float" office:value="79.34464493331">
                <text:p>79.34464493331</text:p>
              </table:table-cell>
              <table:table-cell office:value-type="float" office:value="75.3192238664012">
                <text:p>75.3192238664012</text:p>
              </table:table-cell>
              <table:table-cell office:value-type="float" office:value="66.5251267646582">
                <text:p>66.5251267646582</text:p>
              </table:table-cell>
              <table:table-cell office:value-type="float" office:value="42.0077302869135">
                <text:p>42.0077302869135</text:p>
              </table:table-cell>
              <table:table-cell office:value-type="float" office:value="3.21162908186561">
                <text:p>3.21162908186561</text:p>
              </table:table-cell>
              <table:table-cell office:value-type="float" office:value="0.00000000332091683144505">
                <text:p>0.0000000033209168314450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432999999999985">
                <text:p>0.432999999999985</text:p>
              </table:table-cell>
              <table:table-cell office:value-type="float" office:value="79.6160698602953">
                <text:p>79.6160698602953</text:p>
              </table:table-cell>
              <table:table-cell office:value-type="float" office:value="75.6349804967407">
                <text:p>75.6349804967407</text:p>
              </table:table-cell>
              <table:table-cell office:value-type="float" office:value="66.9265490541458">
                <text:p>66.9265490541458</text:p>
              </table:table-cell>
              <table:table-cell office:value-type="float" office:value="42.5489509501108">
                <text:p>42.5489509501108</text:p>
              </table:table-cell>
              <table:table-cell office:value-type="float" office:value="3.37882760184055">
                <text:p>3.37882760184055</text:p>
              </table:table-cell>
              <table:table-cell office:value-type="float" office:value="0.0000000047415862659184">
                <text:p>0.000000004741586265918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433499999999985">
                <text:p>0.433499999999985</text:p>
              </table:table-cell>
              <table:table-cell office:value-type="float" office:value="79.8863949208032">
                <text:p>79.8863949208032</text:p>
              </table:table-cell>
              <table:table-cell office:value-type="float" office:value="75.9496984834793">
                <text:p>75.9496984834793</text:p>
              </table:table-cell>
              <table:table-cell office:value-type="float" office:value="67.3273820491161">
                <text:p>67.3273820491161</text:p>
              </table:table-cell>
              <table:table-cell office:value-type="float" office:value="43.0930428730402">
                <text:p>43.0930428730402</text:p>
              </table:table-cell>
              <table:table-cell office:value-type="float" office:value="3.55338949192497">
                <text:p>3.55338949192497</text:p>
              </table:table-cell>
              <table:table-cell office:value-type="float" office:value="0.00000000675210803895907">
                <text:p>0.0000000067521080389590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433999999999985">
                <text:p>0.433999999999985</text:p>
              </table:table-cell>
              <table:table-cell office:value-type="float" office:value="80.1556026299873">
                <text:p>80.1556026299873</text:p>
              </table:table-cell>
              <table:table-cell office:value-type="float" office:value="76.2633538864346">
                <text:p>76.2633538864346</text:p>
              </table:table-cell>
              <table:table-cell office:value-type="float" office:value="67.72758625613">
                <text:p>67.72758625613</text:p>
              </table:table-cell>
              <table:table-cell office:value-type="float" office:value="43.6399385424992">
                <text:p>43.6399385424992</text:p>
              </table:table-cell>
              <table:table-cell office:value-type="float" office:value="3.73556005798838">
                <text:p>3.73556005798838</text:p>
              </table:table-cell>
              <table:table-cell office:value-type="float" office:value="0.00000000958970347804259">
                <text:p>0.0000000095897034780425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434499999999985">
                <text:p>0.434499999999985</text:p>
              </table:table-cell>
              <table:table-cell office:value-type="float" office:value="80.4236755291097">
                <text:p>80.4236755291097</text:p>
              </table:table-cell>
              <table:table-cell office:value-type="float" office:value="76.5759227655389">
                <text:p>76.5759227655389</text:p>
              </table:table-cell>
              <table:table-cell office:value-type="float" office:value="68.1271220307309">
                <text:p>68.1271220307309</text:p>
              </table:table-cell>
              <table:table-cell office:value-type="float" office:value="44.1895687796238">
                <text:p>44.1895687796238</text:p>
              </table:table-cell>
              <table:table-cell office:value-type="float" office:value="3.92558839867194">
                <text:p>3.92558839867194</text:p>
              </table:table-cell>
              <table:table-cell office:value-type="float" office:value="0.0000000135837926599851">
                <text:p>0.000000013583792659985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434999999999985">
                <text:p>0.434999999999985</text:p>
              </table:table-cell>
              <table:table-cell office:value-type="float" office:value="80.6905961874043">
                <text:p>80.6905961874043</text:p>
              </table:table-cell>
              <table:table-cell office:value-type="float" office:value="76.8873811838238">
                <text:p>76.8873811838238</text:p>
              </table:table-cell>
              <table:table-cell office:value-type="float" office:value="68.5259495836616">
                <text:p>68.5259495836616</text:p>
              </table:table-cell>
              <table:table-cell office:value-type="float" office:value="44.7418627452527">
                <text:p>44.7418627452527</text:p>
              </table:table-cell>
              <table:table-cell office:value-type="float" office:value="4.12372721439305">
                <text:p>4.12372721439305</text:p>
              </table:table-cell>
              <table:table-cell office:value-type="float" office:value="0.00000001919053042621">
                <text:p>0.0000000191905304262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435499999999985">
                <text:p>0.435499999999985</text:p>
              </table:table-cell>
              <table:table-cell office:value-type="float" office:value="80.956347203944">
                <text:p>80.956347203944</text:p>
              </table:table-cell>
              <table:table-cell office:value-type="float" office:value="77.1977052104176">
                <text:p>77.1977052104176</text:p>
              </table:table-cell>
              <table:table-cell office:value-type="float" office:value="68.9240289871496">
                <text:p>68.9240289871496</text:p>
              </table:table-cell>
              <table:table-cell office:value-type="float" office:value="45.2967479461542">
                <text:p>45.2967479461542</text:p>
              </table:table-cell>
              <table:table-cell office:value-type="float" office:value="4.33023259963286">
                <text:p>4.33023259963286</text:p>
              </table:table-cell>
              <table:table-cell office:value-type="float" office:value="0.000000027039769371661">
                <text:p>0.00000002703976937166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435999999999985">
                <text:p>0.435999999999985</text:p>
              </table:table-cell>
              <table:table-cell office:value-type="float" office:value="81.2209112095098">
                <text:p>81.2209112095098</text:p>
              </table:table-cell>
              <table:table-cell office:value-type="float" office:value="77.5068709235531">
                <text:p>77.5068709235531</text:p>
              </table:table-cell>
              <table:table-cell office:value-type="float" office:value="69.3213201812604">
                <text:p>69.3213201812604</text:p>
              </table:table-cell>
              <table:table-cell office:value-type="float" office:value="45.8541502421233">
                <text:p>45.8541502421233</text:p>
              </table:table-cell>
              <table:table-cell office:value-type="float" office:value="4.54536381813833">
                <text:p>4.54536381813833</text:p>
              </table:table-cell>
              <table:table-cell office:value-type="float" office:value="0.0000000379987278168017">
                <text:p>0.000000037998727816801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436499999999985">
                <text:p>0.436499999999985</text:p>
              </table:table-cell>
              <table:table-cell office:value-type="float" office:value="81.4842708684623">
                <text:p>81.4842708684623</text:p>
              </table:table-cell>
              <table:table-cell office:value-type="float" office:value="77.8148544135866">
                <text:p>77.8148544135866</text:p>
              </table:table-cell>
              <table:table-cell office:value-type="float" office:value="69.7177829803175">
                <text:p>69.7177829803175</text:p>
              </table:table-cell>
              <table:table-cell office:value-type="float" office:value="46.4139938539553">
                <text:p>46.4139938539553</text:p>
              </table:table-cell>
              <table:table-cell office:value-type="float" office:value="4.76938306069804">
                <text:p>4.76938306069804</text:p>
              </table:table-cell>
              <table:table-cell office:value-type="float" office:value="0.0000000532580425202698">
                <text:p>0.000000053258042520269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436999999999985">
                <text:p>0.436999999999985</text:p>
              </table:table-cell>
              <table:table-cell office:value-type="float" office:value="81.7464088806145">
                <text:p>81.7464088806145</text:p>
              </table:table-cell>
              <table:table-cell office:value-type="float" office:value="78.1216317860271">
                <text:p>78.1216317860271</text:p>
              </table:table-cell>
              <table:table-cell office:value-type="float" office:value="70.1133770793883">
                <text:p>70.1133770793883</text:p>
              </table:table-cell>
              <table:table-cell office:value-type="float" office:value="46.9762013723034">
                <text:p>46.9762013723034</text:p>
              </table:table-cell>
              <table:table-cell office:value-type="float" office:value="5.00255518518118">
                <text:p>5.00255518518118</text:p>
              </table:table-cell>
              <table:table-cell office:value-type="float" office:value="0.0000000744477218768096">
                <text:p>0.000000074447721876809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437499999999985">
                <text:p>0.437499999999985</text:p>
              </table:table-cell>
              <table:table-cell office:value-type="float" office:value="82.0073079831071">
                <text:p>82.0073079831071</text:p>
              </table:table-cell>
              <table:table-cell office:value-type="float" office:value="78.4271791645754">
                <text:p>78.4271791645754</text:p>
              </table:table-cell>
              <table:table-cell office:value-type="float" office:value="70.5080620608332">
                <text:p>70.5080620608332</text:p>
              </table:table-cell>
              <table:table-cell office:value-type="float" office:value="47.5406937674246">
                <text:p>47.5406937674246</text:p>
              </table:table-cell>
              <table:table-cell office:value-type="float" office:value="5.24514743856139">
                <text:p>5.24514743856139</text:p>
              </table:table-cell>
              <table:table-cell office:value-type="float" office:value="0.00000010379291158556">
                <text:p>0.000000103792911585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437999999999985">
                <text:p>0.437999999999985</text:p>
              </table:table-cell>
              <table:table-cell office:value-type="float" office:value="82.2669509522842">
                <text:p>82.2669509522842</text:p>
              </table:table-cell>
              <table:table-cell office:value-type="float" office:value="78.7314726941718">
                <text:p>78.7314726941718</text:p>
              </table:table-cell>
              <table:table-cell office:value-type="float" office:value="70.9017974009179">
                <text:p>70.9017974009179</text:p>
              </table:table-cell>
              <table:table-cell office:value-type="float" office:value="48.1073903998201">
                <text:p>48.1073903998201</text:p>
              </table:table-cell>
              <table:table-cell office:value-type="float" office:value="5.49742916068215">
                <text:p>5.49742916068215</text:p>
              </table:table-cell>
              <table:table-cell office:value-type="float" office:value="0.000000144322501083542">
                <text:p>0.00000014432250108354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438499999999985">
                <text:p>0.438499999999985</text:p>
              </table:table-cell>
              <table:table-cell office:value-type="float" office:value="82.5253206055706">
                <text:p>82.5253206055706</text:p>
              </table:table-cell>
              <table:table-cell office:value-type="float" office:value="79.0344885440532">
                <text:p>79.0344885440532</text:p>
              </table:table-cell>
              <table:table-cell office:value-type="float" office:value="71.2945424764864">
                <text:p>71.2945424764864</text:p>
              </table:table-cell>
              <table:table-cell office:value-type="float" office:value="48.6762090317752">
                <text:p>48.6762090317752</text:p>
              </table:table-cell>
              <table:table-cell office:value-type="float" office:value="5.75967146955802">
                <text:p>5.75967146955802</text:p>
              </table:table-cell>
              <table:table-cell office:value-type="float" office:value="0.000000200147637240562">
                <text:p>0.0000002001476372405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438999999999985">
                <text:p>0.438999999999985</text:p>
              </table:table-cell>
              <table:table-cell office:value-type="float" office:value="82.7823998033498">
                <text:p>82.7823998033498</text:p>
              </table:table-cell>
              <table:table-cell office:value-type="float" office:value="79.3362029108176">
                <text:p>79.3362029108176</text:p>
              </table:table-cell>
              <table:table-cell office:value-type="float" office:value="71.6862565716941">
                <text:p>71.6862565716941</text:p>
              </table:table-cell>
              <table:table-cell office:value-type="float" office:value="49.2470658398014">
                <text:p>49.2470658398014</text:p>
              </table:table-cell>
              <table:table-cell office:value-type="float" office:value="6.0321469280457">
                <text:p>6.0321469280457</text:p>
              </table:table-cell>
              <table:table-cell office:value-type="float" office:value="0.000000276832425672829">
                <text:p>0.00000027683242567282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439499999999985">
                <text:p>0.439499999999985</text:p>
              </table:table-cell>
              <table:table-cell office:value-type="float" office:value="83.0381714508419">
                <text:p>83.0381714508419</text:p>
              </table:table-cell>
              <table:table-cell office:value-type="float" office:value="79.6365920214969">
                <text:p>79.6365920214969</text:p>
              </table:table-cell>
              <table:table-cell office:value-type="float" office:value="72.076898884799">
                <text:p>72.076898884799</text:p>
              </table:table-cell>
              <table:table-cell office:value-type="float" office:value="49.819875427986">
                <text:p>49.819875427986</text:p>
              </table:table-cell>
              <table:table-cell office:value-type="float" office:value="6.31512919176141">
                <text:p>6.31512919176141</text:p>
              </table:table-cell>
              <table:table-cell office:value-type="float" office:value="0.000000381885807234323">
                <text:p>0.00000038188580723432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439999999999985">
                <text:p>0.439999999999985</text:p>
              </table:table-cell>
              <table:table-cell office:value-type="float" office:value="83.2926184999828">
                <text:p>83.2926184999828</text:p>
              </table:table-cell>
              <table:table-cell office:value-type="float" office:value="79.9356321366363">
                <text:p>79.9356321366363</text:p>
              </table:table-cell>
              <table:table-cell office:value-type="float" office:value="72.4664285350093">
                <text:p>72.4664285350093</text:p>
              </table:table-cell>
              <table:table-cell office:value-type="float" office:value="50.3945508422512">
                <text:p>50.3945508422512</text:p>
              </table:table-cell>
              <table:table-cell office:value-type="float" office:value="6.60889263816572">
                <text:p>6.60889263816572</text:p>
              </table:table-cell>
              <table:table-cell office:value-type="float" office:value="0.000000525412193696622">
                <text:p>0.00000052541219369662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440499999999985">
                <text:p>0.440499999999985</text:p>
              </table:table-cell>
              <table:table-cell office:value-type="float" office:value="83.5457239513019">
                <text:p>83.5457239513019</text:p>
              </table:table-cell>
              <table:table-cell office:value-type="float" office:value="80.2332995533802">
                <text:p>80.2332995533802</text:p>
              </table:table-cell>
              <table:table-cell office:value-type="float" office:value="72.8548045693868">
                <text:p>72.8548045693868</text:p>
              </table:table-cell>
              <table:table-cell office:value-type="float" office:value="50.9710035855259">
                <text:p>50.9710035855259</text:p>
              </table:table-cell>
              <table:table-cell office:value-type="float" office:value="6.91371197678426">
                <text:p>6.91371197678426</text:p>
              </table:table-cell>
              <table:table-cell office:value-type="float" office:value="0.000000720969423477012">
                <text:p>0.00000072096942347701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440999999999985">
                <text:p>0.440999999999985</text:p>
              </table:table-cell>
              <table:table-cell office:value-type="float" office:value="83.7974708558005">
                <text:p>83.7974708558005</text:p>
              </table:table-cell>
              <table:table-cell office:value-type="float" office:value="80.529570608564">
                <text:p>80.529570608564</text:p>
              </table:table-cell>
              <table:table-cell office:value-type="float" office:value="73.2419859698035">
                <text:p>73.2419859698035</text:p>
              </table:table-cell>
              <table:table-cell office:value-type="float" office:value="51.5491436338311">
                <text:p>51.5491436338311</text:p>
              </table:table-cell>
              <table:table-cell office:value-type="float" office:value="7.22986184058205">
                <text:p>7.22986184058205</text:p>
              </table:table-cell>
              <table:table-cell office:value-type="float" office:value="0.000000986696561975354">
                <text:p>0.00000098669656197535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441499999999984">
                <text:p>0.441499999999984</text:p>
              </table:table-cell>
              <table:table-cell office:value-type="float" office:value="84.0478423168292">
                <text:p>84.0478423168292</text:p>
              </table:table-cell>
              <table:table-cell office:value-type="float" office:value="80.8244216818117">
                <text:p>80.8244216818117</text:p>
              </table:table-cell>
              <table:table-cell office:value-type="float" office:value="73.6279316599504">
                <text:p>73.6279316599504</text:p>
              </table:table-cell>
              <table:table-cell office:value-type="float" office:value="52.1288794532814">
                <text:p>52.1288794532814</text:p>
              </table:table-cell>
              <table:table-cell office:value-type="float" office:value="7.55761635856106">
                <text:p>7.55761635856106</text:p>
              </table:table-cell>
              <table:table-cell office:value-type="float" office:value="0.00000134679176689188">
                <text:p>0.0000013467917668918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441999999999984">
                <text:p>0.441999999999984</text:p>
              </table:table-cell>
              <table:table-cell office:value-type="float" office:value="84.2968214919637">
                <text:p>84.2968214919637</text:p>
              </table:table-cell>
              <table:table-cell office:value-type="float" office:value="81.1178291986377">
                <text:p>81.1178291986377</text:p>
              </table:table-cell>
              <table:table-cell office:value-type="float" office:value="74.0126005123967">
                <text:p>74.0126005123967</text:p>
              </table:table-cell>
              <table:table-cell office:value-type="float" office:value="52.7101180180023">
                <text:p>52.7101180180023</text:p>
              </table:table-cell>
              <table:table-cell office:value-type="float" office:value="7.89724870970449">
                <text:p>7.89724870970449</text:p>
              </table:table-cell>
              <table:table-cell office:value-type="float" office:value="0.00000183344277818113">
                <text:p>0.000001833442778181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442499999999984">
                <text:p>0.442499999999984</text:p>
              </table:table-cell>
              <table:table-cell office:value-type="float" office:value="84.5443915948805">
                <text:p>84.5443915948805</text:p>
              </table:table-cell>
              <table:table-cell office:value-type="float" office:value="81.4097696335533">
                <text:p>81.4097696335533</text:p>
              </table:table-cell>
              <table:table-cell office:value-type="float" office:value="74.3959513556977">
                <text:p>74.3959513556977</text:p>
              </table:table-cell>
              <table:table-cell office:value-type="float" office:value="53.292764828964">
                <text:p>53.292764828964</text:p>
              </table:table-cell>
              <table:table-cell office:value-type="float" office:value="8.24903065844731">
                <text:p>8.24903065844731</text:p>
              </table:table-cell>
              <table:table-cell office:value-type="float" office:value="0.00000248934068394694">
                <text:p>0.0000024893406839469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442999999999984">
                <text:p>0.442999999999984</text:p>
              </table:table-cell>
              <table:table-cell office:value-type="float" office:value="84.79053589723">
                <text:p>84.79053589723</text:p>
              </table:table-cell>
              <table:table-cell office:value-type="float" office:value="81.7002195131768">
                <text:p>81.7002195131768</text:p>
              </table:table-cell>
              <table:table-cell office:value-type="float" office:value="74.7779429815505">
                <text:p>74.7779429815505</text:p>
              </table:table-cell>
              <table:table-cell office:value-type="float" office:value="53.8767239337312">
                <text:p>53.8767239337312</text:p>
              </table:table-cell>
              <table:table-cell office:value-type="float" office:value="8.61323207191051">
                <text:p>8.61323207191051</text:p>
              </table:table-cell>
              <table:table-cell office:value-type="float" office:value="0.00000337094279988876">
                <text:p>0.0000033709427998887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443499999999984">
                <text:p>0.443499999999984</text:p>
              </table:table-cell>
              <table:table-cell office:value-type="float" office:value="85.0352377305086">
                <text:p>85.0352377305086</text:p>
              </table:table-cell>
              <table:table-cell office:value-type="float" office:value="81.9891554193464">
                <text:p>81.9891554193464</text:p>
              </table:table-cell>
              <table:table-cell office:value-type="float" office:value="75.1585341519943">
                <text:p>75.1585341519943</text:p>
              </table:table-cell>
              <table:table-cell office:value-type="float" office:value="54.4618979471274">
                <text:p>54.4618979471274</text:p>
              </table:table-cell>
              <table:table-cell office:value-type="float" office:value="8.99012041919692">
                <text:p>8.99012041919692</text:p>
              </table:table-cell>
              <table:table-cell office:value-type="float" office:value="0.00000455269439705539">
                <text:p>0.000004552694397055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443999999999984">
                <text:p>0.443999999999984</text:p>
              </table:table-cell>
              <table:table-cell office:value-type="float" office:value="85.2784804879275">
                <text:p>85.2784804879275</text:p>
              </table:table-cell>
              <table:table-cell office:value-type="float" office:value="82.2765539922364">
                <text:p>82.2765539922364</text:p>
              </table:table-cell>
              <table:table-cell office:value-type="float" office:value="75.5376836066547">
                <text:p>75.5376836066547</text:p>
              </table:table-cell>
              <table:table-cell office:value-type="float" office:value="55.0481880728118">
                <text:p>55.0481880728118</text:p>
              </table:table-cell>
              <table:table-cell office:value-type="float" office:value="9.37996025310735">
                <text:p>9.37996025310735</text:p>
              </table:table-cell>
              <table:table-cell office:value-type="float" office:value="0.00000613247355593134">
                <text:p>0.0000061324735559313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44499999999984">
                <text:p>0.444499999999984</text:p>
              </table:table-cell>
              <table:table-cell office:value-type="float" office:value="85.5202476262807">
                <text:p>85.5202476262807</text:p>
              </table:table-cell>
              <table:table-cell office:value-type="float" office:value="82.5623919334743">
                <text:p>82.5623919334743</text:p>
              </table:table-cell>
              <table:table-cell office:value-type="float" office:value="75.9153500700308">
                <text:p>75.9153500700308</text:p>
              </table:table-cell>
              <table:table-cell office:value-type="float" office:value="55.6354941257674">
                <text:p>55.6354941257674</text:p>
              </table:table-cell>
              <table:table-cell office:value-type="float" office:value="9.78301267470013">
                <text:p>9.78301267470013</text:p>
              </table:table-cell>
              <table:table-cell office:value-type="float" office:value="0.00000823859091851248">
                <text:p>0.0000082385909185124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44999999999984">
                <text:p>0.444999999999984</text:p>
              </table:table-cell>
              <table:table-cell office:value-type="float" office:value="85.7605226678088">
                <text:p>85.7605226678088</text:p>
              </table:table-cell>
              <table:table-cell office:value-type="float" office:value="82.8466460092606">
                <text:p>82.8466460092606</text:p>
              </table:table-cell>
              <table:table-cell office:value-type="float" office:value="76.2914922588216">
                <text:p>76.2914922588216</text:p>
              </table:table-cell>
              <table:table-cell office:value-type="float" office:value="56.2237145556964">
                <text:p>56.2237145556964</text:p>
              </table:table-cell>
              <table:table-cell office:value-type="float" office:value="10.1995347811811">
                <text:p>10.1995347811811</text:p>
              </table:table-cell>
              <table:table-cell office:value-type="float" office:value="0.000011038759281337">
                <text:p>0.00001103875928133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445499999999984">
                <text:p>0.445499999999984</text:p>
              </table:table-cell>
              <table:table-cell office:value-type="float" office:value="85.9992892020605">
                <text:p>85.9992892020605</text:p>
              </table:table-cell>
              <table:table-cell office:value-type="float" office:value="83.129293053488">
                <text:p>83.129293053488</text:p>
              </table:table-cell>
              <table:table-cell office:value-type="float" office:value="76.6660688892918">
                <text:p>76.6660688892918</text:p>
              </table:table-cell>
              <table:table-cell office:value-type="float" office:value="56.8127464713189">
                <text:p>56.8127464713189</text:p>
              </table:table-cell>
              <table:table-cell office:value-type="float" office:value="10.6297790976781">
                <text:p>10.6297790976781</text:p>
              </table:table-cell>
              <table:table-cell office:value-type="float" office:value="0.000014751550029666">
                <text:p>0.0000147515500296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445999999999984">
                <text:p>0.445999999999984</text:p>
              </table:table-cell>
              <table:table-cell office:value-type="float" office:value="86.2365308877508">
                <text:p>86.2365308877508</text:p>
              </table:table-cell>
              <table:table-cell office:value-type="float" office:value="83.4103099708623">
                <text:p>83.4103099708623</text:p>
              </table:table-cell>
              <table:table-cell office:value-type="float" office:value="77.0390386846735">
                <text:p>77.0390386846735</text:p>
              </table:table-cell>
              <table:table-cell office:value-type="float" office:value="57.4024856655723">
                <text:p>57.4024856655723</text:p>
              </table:table-cell>
              <table:table-cell office:value-type="float" office:value="11.0739929935205">
                <text:p>11.0739929935205</text:p>
              </table:table-cell>
              <table:table-cell office:value-type="float" office:value="0.0000196609781057853">
                <text:p>0.000019660978105785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46499999999984">
                <text:p>0.446499999999984</text:p>
              </table:table-cell>
              <table:table-cell office:value-type="float" office:value="86.4722314546154">
                <text:p>86.4722314546154</text:p>
              </table:table-cell>
              <table:table-cell office:value-type="float" office:value="83.6896737400216">
                <text:p>83.6896737400216</text:p>
              </table:table-cell>
              <table:table-cell office:value-type="float" office:value="77.4103603826036">
                <text:p>77.4103603826036</text:p>
              </table:table-cell>
              <table:table-cell office:value-type="float" office:value="57.9928266417042">
                <text:p>57.9928266417042</text:p>
              </table:table-cell>
              <table:table-cell office:value-type="float" office:value="11.5324180837133">
                <text:p>11.5324180837133</text:p>
              </table:table-cell>
              <table:table-cell office:value-type="float" office:value="0.0000261350088854555">
                <text:p>0.00002613500888545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46999999999984">
                <text:p>0.446999999999984</text:p>
              </table:table-cell>
              <table:table-cell office:value-type="float" office:value="86.7063747052614">
                <text:p>86.7063747052614</text:p>
              </table:table-cell>
              <table:table-cell office:value-type="float" office:value="83.9673614166557">
                <text:p>83.9673614166557</text:p>
              </table:table-cell>
              <table:table-cell office:value-type="float" office:value="77.779992742594">
                <text:p>77.779992742594</text:p>
              </table:table-cell>
              <table:table-cell office:value-type="float" office:value="58.5836626402547">
                <text:p>58.5836626402547</text:p>
              </table:table-cell>
              <table:table-cell office:value-type="float" office:value="12.0052896163648">
                <text:p>12.0052896163648</text:p>
              </table:table-cell>
              <table:table-cell office:value-type="float" office:value="0.0000346489640225184">
                <text:p>0.000034648964022518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447499999999984">
                <text:p>0.447499999999984</text:p>
              </table:table-cell>
              <table:table-cell office:value-type="float" office:value="86.9389445170136">
                <text:p>86.9389445170136</text:p>
              </table:table-cell>
              <table:table-cell office:value-type="float" office:value="84.2433501366232">
                <text:p>84.2433501366232</text:p>
              </table:table-cell>
              <table:table-cell office:value-type="float" office:value="78.1478945535329">
                <text:p>78.1478945535329</text:p>
              </table:table-cell>
              <table:table-cell office:value-type="float" office:value="59.1748856669217">
                <text:p>59.1748856669217</text:p>
              </table:table-cell>
              <table:table-cell office:value-type="float" office:value="12.4928358468946">
                <text:p>12.4928358468946</text:p>
              </table:table-cell>
              <table:table-cell office:value-type="float" office:value="0.0000458150247504095">
                <text:p>0.000045815024750409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447999999999984">
                <text:p>0.447999999999984</text:p>
              </table:table-cell>
              <table:table-cell office:value-type="float" office:value="87.1699248437562">
                <text:p>87.1699248437562</text:p>
              </table:table-cell>
              <table:table-cell office:value-type="float" office:value="84.5176171190668">
                <text:p>84.5176171190668</text:p>
              </table:table-cell>
              <table:table-cell office:value-type="float" office:value="78.514024641216">
                <text:p>78.514024641216</text:p>
              </table:table-cell>
              <table:table-cell office:value-type="float" office:value="59.766386521302">
                <text:p>59.766386521302</text:p>
              </table:table-cell>
              <table:table-cell office:value-type="float" office:value="12.9952773999215">
                <text:p>12.9952773999215</text:p>
              </table:table-cell>
              <table:table-cell office:value-type="float" office:value="0.0000604192968100704">
                <text:p>0.00006041929681007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448499999999984">
                <text:p>0.448499999999984</text:p>
              </table:table-cell>
              <table:table-cell office:value-type="float" office:value="87.3992997177706">
                <text:p>87.3992997177706</text:p>
              </table:table-cell>
              <table:table-cell office:value-type="float" office:value="84.7901396695265">
                <text:p>84.7901396695265</text:p>
              </table:table-cell>
              <table:table-cell office:value-type="float" office:value="78.8783418759047">
                <text:p>78.8783418759047</text:p>
              </table:table-cell>
              <table:table-cell office:value-type="float" office:value="60.3580548265">
                <text:p>60.3580548265</text:p>
              </table:table-cell>
              <table:table-cell office:value-type="float" office:value="13.5128266197991">
                <text:p>13.5128266197991</text:p>
              </table:table-cell>
              <table:table-cell office:value-type="float" office:value="0.0000794682184259265">
                <text:p>0.000079468218425926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448999999999984">
                <text:p>0.448999999999984</text:p>
              </table:table-cell>
              <table:table-cell office:value-type="float" office:value="87.6270532515669">
                <text:p>87.6270532515669</text:p>
              </table:table-cell>
              <table:table-cell office:value-type="float" office:value="85.0608951830481">
                <text:p>85.0608951830481</text:p>
              </table:table-cell>
              <table:table-cell office:value-type="float" office:value="79.24080517991">
                <text:p>79.24080517991</text:p>
              </table:table-cell>
              <table:table-cell office:value-type="float" office:value="60.9497790595969">
                <text:p>60.9497790595969</text:p>
              </table:table-cell>
              <table:table-cell office:value-type="float" office:value="14.0456869108376">
                <text:p>14.0456869108376</text:p>
              </table:table-cell>
              <table:table-cell office:value-type="float" office:value="0.000104246469726784">
                <text:p>0.00010424646972678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449499999999984">
                <text:p>0.449499999999984</text:p>
              </table:table-cell>
              <table:table-cell office:value-type="float" office:value="87.853169639711">
                <text:p>87.853169639711</text:p>
              </table:table-cell>
              <table:table-cell office:value-type="float" office:value="85.3298611472892">
                <text:p>85.3298611472892</text:p>
              </table:table-cell>
              <table:table-cell office:value-type="float" office:value="79.6013735352006">
                <text:p>79.6013735352006</text:p>
              </table:table-cell>
              <table:table-cell office:value-type="float" office:value="61.5414465829717">
                <text:p>61.5414465829717</text:p>
              </table:table-cell>
              <table:table-cell office:value-type="float" office:value="14.5940520683196">
                <text:p>14.5940520683196</text:p>
              </table:table-cell>
              <table:table-cell office:value-type="float" office:value="0.000136388987689334">
                <text:p>0.00013638898768933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449999999999984">
                <text:p>0.449999999999984</text:p>
              </table:table-cell>
              <table:table-cell office:value-type="float" office:value="88.0776331606456">
                <text:p>88.0776331606456</text:p>
              </table:table-cell>
              <table:table-cell office:value-type="float" office:value="85.5970151456201">
                <text:p>85.5970151456201</text:p>
              </table:table-cell>
              <table:table-cell office:value-type="float" office:value="79.960005991032">
                <text:p>79.960005991032</text:p>
              </table:table-cell>
              <table:table-cell office:value-type="float" office:value="62.1329436764622">
                <text:p>62.1329436764622</text:p>
              </table:table-cell>
              <table:table-cell office:value-type="float" office:value="15.1581056014882">
                <text:p>15.1581056014882</text:p>
              </table:table-cell>
              <table:table-cell office:value-type="float" office:value="0.000177970214850126">
                <text:p>0.0001779702148501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450499999999984">
                <text:p>0.450499999999984</text:p>
              </table:table-cell>
              <table:table-cell office:value-type="float" office:value="88.3004281785053">
                <text:p>88.3004281785053</text:p>
              </table:table-cell>
              <table:table-cell office:value-type="float" office:value="85.8623348602199">
                <text:p>85.8623348602199</text:p>
              </table:table-cell>
              <table:table-cell office:value-type="float" office:value="80.316661671596">
                <text:p>80.316661671596</text:p>
              </table:table-cell>
              <table:table-cell office:value-type="float" office:value="62.724155570359">
                <text:p>62.724155570359</text:p>
              </table:table-cell>
              <table:table-cell office:value-type="float" office:value="15.738020049752">
                <text:p>15.738020049752</text:p>
              </table:table-cell>
              <table:table-cell office:value-type="float" office:value="0.000231614323196957">
                <text:p>0.00023161432319695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450999999999983">
                <text:p>0.450999999999983</text:p>
              </table:table-cell>
              <table:table-cell office:value-type="float" office:value="88.5215391449257">
                <text:p>88.5215391449257</text:p>
              </table:table-cell>
              <table:table-cell office:value-type="float" office:value="86.1257980751667">
                <text:p>86.1257980751667</text:p>
              </table:table-cell>
              <table:table-cell office:value-type="float" office:value="80.6712997836878">
                <text:p>80.6712997836878</text:p>
              </table:table-cell>
              <table:table-cell office:value-type="float" office:value="63.3149664792187">
                <text:p>63.3149664792187</text:p>
              </table:table-cell>
              <table:table-cell office:value-type="float" office:value="16.3339562934204">
                <text:p>16.3339562934204</text:p>
              </table:table-cell>
              <table:table-cell office:value-type="float" office:value="0.000300630867929632">
                <text:p>0.00030063086792963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451499999999983">
                <text:p>0.451499999999983</text:p>
              </table:table-cell>
              <table:table-cell office:value-type="float" office:value="88.7409506008455">
                <text:p>88.7409506008455</text:p>
              </table:table-cell>
              <table:table-cell office:value-type="float" office:value="86.3873826795216">
                <text:p>86.3873826795216</text:p>
              </table:table-cell>
              <table:table-cell office:value-type="float" office:value="81.0238796243888">
                <text:p>81.0238796243888</text:p>
              </table:table-cell>
              <table:table-cell office:value-type="float" office:value="63.9052596364874">
                <text:p>63.9052596364874</text:p>
              </table:table-cell>
              <table:table-cell office:value-type="float" office:value="16.9460628603472">
                <text:p>16.9460628603472</text:p>
              </table:table-cell>
              <table:table-cell office:value-type="float" office:value="0.000389181150717203">
                <text:p>0.00038918115071720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451999999999983">
                <text:p>0.451999999999983</text:p>
              </table:table-cell>
              <table:table-cell office:value-type="float" office:value="88.9586471783025">
                <text:p>88.9586471783025</text:p>
              </table:table-cell>
              <table:table-cell office:value-type="float" office:value="86.6470666704059">
                <text:p>86.6470666704059</text:p>
              </table:table-cell>
              <table:table-cell office:value-type="float" office:value="81.3743605887637">
                <text:p>81.3743605887637</text:p>
              </table:table-cell>
              <table:table-cell office:value-type="float" office:value="64.4949173299197">
                <text:p>64.4949173299197</text:p>
              </table:table-cell>
              <table:table-cell office:value-type="float" office:value="17.574475229925">
                <text:p>17.574475229925</text:p>
              </table:table-cell>
              <table:table-cell office:value-type="float" office:value="0.00050248152039345">
                <text:p>0.0005024815203934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52499999999983">
                <text:p>0.452499999999983</text:p>
              </table:table-cell>
              <table:table-cell office:value-type="float" office:value="89.1746136022219">
                <text:p>89.1746136022219</text:p>
              </table:table-cell>
              <table:table-cell office:value-type="float" office:value="86.9048281560713">
                <text:p>86.9048281560713</text:p>
              </table:table-cell>
              <table:table-cell office:value-type="float" office:value="81.7227021775688">
                <text:p>81.7227021775688</text:p>
              </table:table-cell>
              <table:table-cell office:value-type="float" office:value="65.0838209377827">
                <text:p>65.0838209377827</text:p>
              </table:table-cell>
              <table:table-cell office:value-type="float" office:value="18.2193151359349">
                <text:p>18.2193151359349</text:p>
              </table:table-cell>
              <table:table-cell office:value-type="float" office:value="0.000647050922283807">
                <text:p>0.00064705092228380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452999999999983">
                <text:p>0.452999999999983</text:p>
              </table:table-cell>
              <table:table-cell office:value-type="float" office:value="89.3888346921974">
                <text:p>89.3888346921974</text:p>
              </table:table-cell>
              <table:table-cell office:value-type="float" office:value="87.1606453589612">
                <text:p>87.1606453589612</text:p>
              </table:table-cell>
              <table:table-cell office:value-type="float" office:value="82.0688640049709">
                <text:p>82.0688640049709</text:p>
              </table:table-cell>
              <table:table-cell office:value-type="float" office:value="65.6718509658302">
                <text:p>65.6718509658302</text:p>
              </table:table-cell>
              <table:table-cell office:value-type="float" office:value="18.8806898698156">
                <text:p>18.8806898698156</text:p>
              </table:table-cell>
              <table:table-cell office:value-type="float" office:value="0.000831011236511922">
                <text:p>0.00083101123651192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53499999999983">
                <text:p>0.453499999999983</text:p>
              </table:table-cell>
              <table:table-cell office:value-type="float" office:value="89.6012953642644">
                <text:p>89.6012953642644</text:p>
              </table:table-cell>
              <table:table-cell office:value-type="float" office:value="87.4144966187641">
                <text:p>87.4144966187641</text:p>
              </table:table-cell>
              <table:table-cell office:value-type="float" office:value="82.4128058062735">
                <text:p>82.4128058062735</text:p>
              </table:table-cell>
              <table:table-cell office:value-type="float" office:value="66.2588870850336">
                <text:p>66.2588870850336</text:p>
              </table:table-cell>
              <table:table-cell office:value-type="float" office:value="19.5586915859735">
                <text:p>19.5586915859735</text:p>
              </table:table-cell>
              <table:table-cell office:value-type="float" office:value="0.00106445033052723">
                <text:p>0.0010644503305272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453999999999983">
                <text:p>0.453999999999983</text:p>
              </table:table-cell>
              <table:table-cell office:value-type="float" office:value="89.8119806326659">
                <text:p>89.8119806326659</text:p>
              </table:table-cell>
              <table:table-cell office:value-type="float" office:value="87.6663603954574">
                <text:p>87.6663603954574</text:p>
              </table:table-cell>
              <table:table-cell office:value-type="float" office:value="82.7544874456487">
                <text:p>82.7544874456487</text:p>
              </table:table-cell>
              <table:table-cell office:value-type="float" office:value="66.8448081700539">
                <text:p>66.8448081700539</text:p>
              </table:table-cell>
              <table:table-cell office:value-type="float" office:value="20.2533966108085">
                <text:p>20.2533966108085</text:p>
              </table:table-cell>
              <table:table-cell office:value-type="float" office:value="0.00135985929976841">
                <text:p>0.0013598592997684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454499999999983">
                <text:p>0.454499999999983</text:p>
              </table:table-cell>
              <table:table-cell office:value-type="float" office:value="90.0208756116093">
                <text:p>90.0208756116093</text:p>
              </table:table-cell>
              <table:table-cell office:value-type="float" office:value="87.9162152723415">
                <text:p>87.9162152723415</text:p>
              </table:table-cell>
              <table:table-cell office:value-type="float" office:value="83.0938689238732">
                <text:p>83.0938689238732</text:p>
              </table:table-cell>
              <table:table-cell office:value-type="float" office:value="67.4294923384407">
                <text:p>67.4294923384407</text:p>
              </table:table-cell>
              <table:table-cell office:value-type="float" office:value="20.9648647571841">
                <text:p>20.9648647571841</text:p>
              </table:table-cell>
              <table:table-cell office:value-type="float" office:value="0.00173265708829252">
                <text:p>0.0017326570882925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54999999999983">
                <text:p>0.454999999999983</text:p>
              </table:table-cell>
              <table:table-cell office:value-type="float" office:value="90.2279655170151">
                <text:p>90.2279655170151</text:p>
              </table:table-cell>
              <table:table-cell office:value-type="float" office:value="88.1640399590636">
                <text:p>88.1640399590636</text:p>
              </table:table-cell>
              <table:table-cell office:value-type="float" office:value="83.4309103860654">
                <text:p>83.4309103860654</text:p>
              </table:table-cell>
              <table:table-cell office:value-type="float" office:value="68.0128169905416">
                <text:p>68.0128169905416</text:p>
              </table:table-cell>
              <table:table-cell office:value-type="float" office:value="21.6931386461138">
                <text:p>21.6931386461138</text:p>
              </table:table-cell>
              <table:table-cell office:value-type="float" office:value="0.0022018175703102">
                <text:p>0.002201817570310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455499999999983">
                <text:p>0.455499999999983</text:p>
              </table:table-cell>
              <table:table-cell office:value-type="float" office:value="90.4332356682567">
                <text:p>90.4332356682567</text:p>
              </table:table-cell>
              <table:table-cell office:value-type="float" office:value="88.40981329463">
                <text:p>88.40981329463</text:p>
              </table:table-cell>
              <table:table-cell office:value-type="float" office:value="83.7655721294227">
                <text:p>83.7655721294227</text:p>
              </table:table-cell>
              <table:table-cell office:value-type="float" office:value="68.5946588501048">
                <text:p>68.5946588501048</text:p>
              </table:table-cell>
              <table:table-cell office:value-type="float" office:value="22.4382430374849">
                <text:p>22.4382430374849</text:p>
              </table:table-cell>
              <table:table-cell office:value-type="float" office:value="0.00279061623125731">
                <text:p>0.0027906162312573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455999999999983">
                <text:p>0.455999999999983</text:p>
              </table:table-cell>
              <table:table-cell office:value-type="float" office:value="90.6366714898912">
                <text:p>90.6366714898912</text:p>
              </table:table-cell>
              <table:table-cell office:value-type="float" office:value="88.6535142504078">
                <text:p>88.6535142504078</text:p>
              </table:table-cell>
              <table:table-cell office:value-type="float" office:value="84.0978146109555">
                <text:p>84.0978146109555</text:p>
              </table:table-cell>
              <table:table-cell office:value-type="float" office:value="69.1748940055587">
                <text:p>69.1748940055587</text:p>
              </table:table-cell>
              <table:table-cell office:value-type="float" office:value="23.200184171676">
                <text:p>23.200184171676</text:p>
              </table:table-cell>
              <table:table-cell office:value-type="float" office:value="0.00352751580491314">
                <text:p>0.0035275158049131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456499999999983">
                <text:p>0.456499999999983</text:p>
              </table:table-cell>
              <table:table-cell office:value-type="float" office:value="90.8382585133802">
                <text:p>90.8382585133802</text:p>
              </table:table-cell>
              <table:table-cell office:value-type="float" office:value="88.895121933113">
                <text:p>88.895121933113</text:p>
              </table:table-cell>
              <table:table-cell office:value-type="float" office:value="84.4275984552175">
                <text:p>84.4275984552175</text:p>
              </table:table-cell>
              <table:table-cell office:value-type="float" office:value="69.7533979519502">
                <text:p>69.7533979519502</text:p>
              </table:table-cell>
              <table:table-cell office:value-type="float" office:value="23.9789491239636">
                <text:p>23.9789491239636</text:p>
              </table:table-cell>
              <table:table-cell office:value-type="float" office:value="0.00444721258564992">
                <text:p>0.0044472125856499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56999999999983">
                <text:p>0.456999999999983</text:p>
              </table:table-cell>
              <table:table-cell office:value-type="float" office:value="91.0379823788021">
                <text:p>91.0379823788021</text:p>
              </table:table-cell>
              <table:table-cell office:value-type="float" office:value="89.1346155877871">
                <text:p>89.1346155877871</text:p>
              </table:table-cell>
              <table:table-cell office:value-type="float" office:value="84.7548844620285">
                <text:p>84.7548844620285</text:p>
              </table:table-cell>
              <table:table-cell office:value-type="float" office:value="70.330045633523">
                <text:p>70.330045633523</text:p>
              </table:table-cell>
              <table:table-cell office:value-type="float" office:value="24.7745051736417">
                <text:p>24.7745051736417</text:p>
              </table:table-cell>
              <table:table-cell office:value-type="float" office:value="0.00559186761812214">
                <text:p>0.005591867618122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457499999999983">
                <text:p>0.457499999999983</text:p>
              </table:table-cell>
              <table:table-cell office:value-type="float" office:value="91.2358288365528">
                <text:p>91.2358288365528</text:p>
              </table:table-cell>
              <table:table-cell office:value-type="float" office:value="89.3719746007596">
                <text:p>89.3719746007596</text:p>
              </table:table-cell>
              <table:table-cell office:value-type="float" office:value="85.0796336141886">
                <text:p>85.0796336141886</text:p>
              </table:table-cell>
              <table:table-cell office:value-type="float" office:value="70.9047114869175">
                <text:p>70.9047114869175</text:p>
              </table:table-cell>
              <table:table-cell office:value-type="float" office:value="25.5867991898073">
                <text:p>25.5867991898073</text:p>
              </table:table-cell>
              <table:table-cell office:value-type="float" office:value="0.00701254953644366">
                <text:p>0.0070125495364436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457999999999983">
                <text:p>0.457999999999983</text:p>
              </table:table-cell>
              <table:table-cell office:value-type="float" office:value="91.4317837490379">
                <text:p>91.4317837490379</text:p>
              </table:table-cell>
              <table:table-cell office:value-type="float" office:value="89.6071785025966">
                <text:p>89.6071785025966</text:p>
              </table:table-cell>
              <table:table-cell office:value-type="float" office:value="85.4018070851819">
                <text:p>85.4018070851819</text:p>
              </table:table-cell>
              <table:table-cell office:value-type="float" office:value="71.4772694849727">
                <text:p>71.4772694849727</text:p>
              </table:table-cell>
              <table:table-cell office:value-type="float" office:value="26.4157570357832">
                <text:p>26.4157570357832</text:p>
              </table:table-cell>
              <table:table-cell office:value-type="float" office:value="0.00877091843534561">
                <text:p>0.0087709184353456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58499999999983">
                <text:p>0.458499999999983</text:p>
              </table:table-cell>
              <table:table-cell office:value-type="float" office:value="91.6258330923526">
                <text:p>91.6258330923526</text:p>
              </table:table-cell>
              <table:table-cell office:value-type="float" office:value="89.8402069710353">
                <text:p>89.8402069710353</text:p>
              </table:table-cell>
              <table:table-cell office:value-type="float" office:value="85.7213662468665">
                <text:p>85.7213662468665</text:p>
              </table:table-cell>
              <table:table-cell office:value-type="float" office:value="72.0475931811087">
                <text:p>72.0475931811087</text:p>
              </table:table-cell>
              <table:table-cell office:value-type="float" office:value="27.2612829941657">
                <text:p>27.2612829941657</text:p>
              </table:table-cell>
              <table:table-cell office:value-type="float" office:value="0.0109411827478714">
                <text:p>0.010941182747871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58999999999983">
                <text:p>0.458999999999983</text:p>
              </table:table-cell>
              <table:table-cell office:value-type="float" office:value="91.8179629579525">
                <text:p>91.8179629579525</text:p>
              </table:table-cell>
              <table:table-cell office:value-type="float" office:value="90.0710398339023">
                <text:p>90.0710398339023</text:p>
              </table:table-cell>
              <table:table-cell office:value-type="float" office:value="86.0382726771497">
                <text:p>86.0382726771497</text:p>
              </table:table-cell>
              <table:table-cell office:value-type="float" office:value="72.6155557542713">
                <text:p>72.6155557542713</text:p>
              </table:table-cell>
              <table:table-cell office:value-type="float" office:value="28.1232592144982">
                <text:p>28.1232592144982</text:p>
              </table:table-cell>
              <table:table-cell office:value-type="float" office:value="0.0136123636039406">
                <text:p>0.013612363603940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459499999999983">
                <text:p>0.459499999999983</text:p>
              </table:table-cell>
              <table:table-cell office:value-type="float" office:value="92.0081595543119">
                <text:p>92.0081595543119</text:p>
              </table:table-cell>
              <table:table-cell office:value-type="float" office:value="90.2996570720177">
                <text:p>90.2996570720177</text:p>
              </table:table-cell>
              <table:table-cell office:value-type="float" office:value="86.3524881676462">
                <text:p>86.3524881676462</text:p>
              </table:table-cell>
              <table:table-cell office:value-type="float" office:value="73.1810300544155">
                <text:p>73.1810300544155</text:p>
              </table:table-cell>
              <table:table-cell office:value-type="float" office:value="29.0015451855704">
                <text:p>29.0015451855704</text:p>
              </table:table-cell>
              <table:table-cell office:value-type="float" office:value="0.0168909034614458">
                <text:p>0.016890903461445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459999999999982">
                <text:p>0.459999999999982</text:p>
              </table:table-cell>
              <table:table-cell office:value-type="float" office:value="92.1964092085715">
                <text:p>92.1964092085715</text:p>
              </table:table-cell>
              <table:table-cell office:value-type="float" office:value="90.5260388220814">
                <text:p>90.5260388220814</text:p>
              </table:table-cell>
              <table:table-cell office:value-type="float" office:value="86.6639747313164">
                <text:p>86.6639747313164</text:p>
              </table:table-cell>
              <table:table-cell office:value-type="float" office:value="73.7438886485072">
                <text:p>73.7438886485072</text:p>
              </table:table-cell>
              <table:table-cell office:value-type="float" office:value="29.8959772343472">
                <text:p>29.8959772343472</text:p>
              </table:table-cell>
              <table:table-cell office:value-type="float" office:value="0.0209036578288354">
                <text:p>0.020903657828835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460499999999982">
                <text:p>0.460499999999982</text:p>
              </table:table-cell>
              <table:table-cell office:value-type="float" office:value="92.3826983681743">
                <text:p>92.3826983681743</text:p>
              </table:table-cell>
              <table:table-cell office:value-type="float" office:value="90.7501653795433">
                <text:p>90.7501653795433</text:p>
              </table:table-cell>
              <table:table-cell office:value-type="float" office:value="86.9726946100833">
                <text:p>86.9726946100833</text:p>
              </table:table-cell>
              <table:table-cell office:value-type="float" office:value="74.3040038670204">
                <text:p>74.3040038670204</text:p>
              </table:table-cell>
              <table:table-cell office:value-type="float" office:value="30.806368053519">
                <text:p>30.806368053519</text:p>
              </table:table-cell>
              <table:table-cell office:value-type="float" office:value="0.0258013105094227">
                <text:p>0.025801310509422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460999999999982">
                <text:p>0.460999999999982</text:p>
              </table:table-cell>
              <table:table-cell office:value-type="float" office:value="92.5670136024894">
                <text:p>92.5670136024894</text:p>
              </table:table-cell>
              <table:table-cell office:value-type="float" office:value="90.9720172014561">
                <text:p>90.9720172014561</text:p>
              </table:table-cell>
              <table:table-cell office:value-type="float" office:value="87.2786102824257">
                <text:p>87.2786102824257</text:p>
              </table:table-cell>
              <table:table-cell office:value-type="float" office:value="74.861247850907">
                <text:p>74.861247850907</text:p>
              </table:table-cell>
              <table:table-cell office:value-type="float" office:value="31.7325062596541">
                <text:p>31.7325062596541</text:p>
              </table:table-cell>
              <table:table-cell office:value-type="float" office:value="0.0317622538481699">
                <text:p>0.031762253848169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461499999999982">
                <text:p>0.461499999999982</text:p>
              </table:table-cell>
              <table:table-cell office:value-type="float" office:value="92.7493416044239">
                <text:p>92.7493416044239</text:p>
              </table:table-cell>
              <table:table-cell office:value-type="float" office:value="91.1915749093096">
                <text:p>91.1915749093096</text:p>
              </table:table-cell>
              <table:table-cell office:value-type="float" office:value="87.5816844709462">
                <text:p>87.5816844709462</text:p>
              </table:table-cell>
              <table:table-cell office:value-type="float" office:value="75.4154925990167">
                <text:p>75.4154925990167</text:p>
              </table:table-cell>
              <table:table-cell office:value-type="float" office:value="32.6741559839108">
                <text:p>32.6741559839108</text:p>
              </table:table-cell>
              <table:table-cell office:value-type="float" office:value="0.0389969757879085">
                <text:p>0.038996975787908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461999999999982">
                <text:p>0.461999999999982</text:p>
              </table:table-cell>
              <table:table-cell office:value-type="float" office:value="92.929669192022">
                <text:p>92.929669192022</text:p>
              </table:table-cell>
              <table:table-cell office:value-type="float" office:value="91.4088192918463">
                <text:p>91.4088192918463</text:p>
              </table:table-cell>
              <table:table-cell office:value-type="float" office:value="87.8818801499105">
                <text:p>87.8818801499105</text:p>
              </table:table-cell>
              <table:table-cell office:value-type="float" office:value="75.9666100159423">
                <text:p>75.9666100159423</text:p>
              </table:table-cell>
              <table:table-cell office:value-type="float" office:value="33.6310564972427">
                <text:p>33.6310564972427</text:p>
              </table:table-cell>
              <table:table-cell office:value-type="float" office:value="0.0477529949623575">
                <text:p>0.04775299496235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462499999999982">
                <text:p>0.462499999999982</text:p>
              </table:table-cell>
              <table:table-cell office:value-type="float" office:value="93.1079833100518">
                <text:p>93.1079833100518</text:p>
              </table:table-cell>
              <table:table-cell office:value-type="float" office:value="91.6237313078587">
                <text:p>91.6237313078587</text:p>
              </table:table-cell>
              <table:table-cell office:value-type="float" office:value="88.1791605527571">
                <text:p>88.1791605527571</text:p>
              </table:table-cell>
              <table:table-cell office:value-type="float" office:value="76.5144719602661">
                <text:p>76.5144719602661</text:p>
              </table:table-cell>
              <table:table-cell office:value-type="float" office:value="34.6029218719923">
                <text:p>34.6029218719923</text:p>
              </table:table-cell>
              <table:table-cell office:value-type="float" office:value="0.0583203833699717">
                <text:p>0.058320383369971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462999999999982">
                <text:p>0.462999999999982</text:p>
              </table:table-cell>
              <table:table-cell office:value-type="float" office:value="93.2842710315784">
                <text:p>93.2842710315784</text:p>
              </table:table-cell>
              <table:table-cell office:value-type="float" office:value="91.8362920889655">
                <text:p>91.8362920889655</text:p>
              </table:table-cell>
              <table:table-cell office:value-type="float" office:value="88.4734891795747">
                <text:p>88.4734891795747</text:p>
              </table:table-cell>
              <table:table-cell office:value-type="float" office:value="77.0589502931841">
                <text:p>77.0589502931841</text:p>
              </table:table-cell>
              <table:table-cell office:value-type="float" office:value="35.5894406817322">
                <text:p>35.5894406817322</text:p>
              </table:table-cell>
              <table:table-cell office:value-type="float" office:value="0.0710379131737826">
                <text:p>0.071037913173782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463499999999982">
                <text:p>0.463499999999982</text:p>
              </table:table-cell>
              <table:table-cell office:value-type="float" office:value="93.4585195595249">
                <text:p>93.4585195595249</text:p>
              </table:table-cell>
              <table:table-cell office:value-type="float" office:value="92.0464829423688">
                <text:p>92.0464829423688</text:p>
              </table:table-cell>
              <table:table-cell office:value-type="float" office:value="88.7648298045453">
                <text:p>88.7648298045453</text:p>
              </table:table-cell>
              <table:table-cell office:value-type="float" office:value="77.5999169274812">
                <text:p>77.5999169274812</text:p>
              </table:table-cell>
              <table:table-cell office:value-type="float" office:value="36.5902757411609">
                <text:p>36.5902757411609</text:p>
              </table:table-cell>
              <table:table-cell office:value-type="float" office:value="0.0862998596358774">
                <text:p>0.086299859635877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463999999999982">
                <text:p>0.463999999999982</text:p>
              </table:table-cell>
              <table:table-cell office:value-type="float" office:value="93.6307162282183">
                <text:p>93.6307162282183</text:p>
              </table:table-cell>
              <table:table-cell office:value-type="float" office:value="92.2542853535894">
                <text:p>92.2542853535894</text:p>
              </table:table-cell>
              <table:table-cell office:value-type="float" office:value="89.0531464833516">
                <text:p>89.0531464833516</text:p>
              </table:table-cell>
              <table:table-cell office:value-type="float" office:value="78.1372438768329">
                <text:p>78.1372438768329</text:p>
              </table:table-cell>
              <table:table-cell office:value-type="float" office:value="37.6050638878089">
                <text:p>37.6050638878089</text:p>
              </table:table-cell>
              <table:table-cell office:value-type="float" office:value="0.104563485893428">
                <text:p>0.10456348589342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464499999999982">
                <text:p>0.464499999999982</text:p>
              </table:table-cell>
              <table:table-cell office:value-type="float" office:value="93.8008485049233">
                <text:p>93.8008485049233</text:p>
              </table:table-cell>
              <table:table-cell office:value-type="float" office:value="92.4596809891807">
                <text:p>92.4596809891807</text:p>
              </table:table-cell>
              <table:table-cell office:value-type="float" office:value="89.3384035605442">
                <text:p>89.3384035605442</text:p>
              </table:table-cell>
              <table:table-cell office:value-type="float" office:value="78.6708033054068">
                <text:p>78.6708033054068</text:p>
              </table:table-cell>
              <table:table-cell office:value-type="float" office:value="38.6334158072475">
                <text:p>38.6334158072475</text:p>
              </table:table-cell>
              <table:table-cell office:value-type="float" office:value="0.12635722698919">
                <text:p>0.1263572269891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464999999999982">
                <text:p>0.464999999999982</text:p>
              </table:table-cell>
              <table:table-cell office:value-type="float" office:value="93.9689039913605">
                <text:p>93.9689039913605</text:p>
              </table:table-cell>
              <table:table-cell office:value-type="float" office:value="92.6626516994217">
                <text:p>92.6626516994217</text:p>
              </table:table-cell>
              <table:table-cell office:value-type="float" office:value="89.6205656768705">
                <text:p>89.6205656768705</text:p>
              </table:table-cell>
              <table:table-cell office:value-type="float" office:value="79.2004675777394">
                <text:p>79.2004675777394</text:p>
              </table:table-cell>
              <table:table-cell office:value-type="float" office:value="39.6749159034238">
                <text:p>39.6749159034238</text:p>
              </table:table-cell>
              <table:table-cell office:value-type="float" office:value="0.152289580064186">
                <text:p>0.15228958006418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465499999999982">
                <text:p>0.465499999999982</text:p>
              </table:table-cell>
              <table:table-cell office:value-type="float" office:value="94.1348704252115">
                <text:p>94.1348704252115</text:p>
              </table:table-cell>
              <table:table-cell office:value-type="float" office:value="92.863179520986">
                <text:p>92.863179520986</text:p>
              </table:table-cell>
              <table:table-cell office:value-type="float" office:value="89.8995977765587">
                <text:p>89.8995977765587</text:p>
              </table:table-cell>
              <table:table-cell office:value-type="float" office:value="79.7261093088582">
                <text:p>79.7261093088582</text:p>
              </table:table-cell>
              <table:table-cell office:value-type="float" office:value="40.7291222156722">
                <text:p>40.7291222156722</text:p>
              </table:table-cell>
              <table:table-cell office:value-type="float" office:value="0.183058694701544">
                <text:p>0.18305869470154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465999999999982">
                <text:p>0.465999999999982</text:p>
              </table:table-cell>
              <table:table-cell office:value-type="float" office:value="94.2987356816089">
                <text:p>94.2987356816089</text:p>
              </table:table-cell>
              <table:table-cell office:value-type="float" office:value="93.0612466795883">
                <text:p>93.0612466795883</text:p>
              </table:table-cell>
              <table:table-cell office:value-type="float" office:value="90.1754651145586">
                <text:p>90.1754651145586</text:p>
              </table:table-cell>
              <table:table-cell office:value-type="float" office:value="80.2476014146258">
                <text:p>80.2476014146258</text:p>
              </table:table-cell>
              <table:table-cell office:value-type="float" office:value="41.7955663838672">
                <text:p>41.7955663838672</text:p>
              </table:table-cell>
              <table:table-cell office:value-type="float" office:value="0.219462641902909">
                <text:p>0.21946264190290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466499999999982">
                <text:p>0.466499999999982</text:p>
              </table:table-cell>
              <table:table-cell office:value-type="float" office:value="94.4604877746113">
                <text:p>94.4604877746113</text:p>
              </table:table-cell>
              <table:table-cell office:value-type="float" office:value="93.2568355926076">
                <text:p>93.2568355926076</text:p>
              </table:table-cell>
              <table:table-cell office:value-type="float" office:value="90.4481332637345">
                <text:p>90.4481332637345</text:p>
              </table:table-cell>
              <table:table-cell office:value-type="float" office:value="80.7648171622758">
                <text:p>80.7648171622758</text:p>
              </table:table-cell>
              <table:table-cell office:value-type="float" office:value="42.8737536630967">
                <text:p>42.8737536630967</text:p>
              </table:table-cell>
              <table:table-cell office:value-type="float" office:value="0.262410321945173">
                <text:p>0.26241032194517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466999999999982">
                <text:p>0.466999999999982</text:p>
              </table:table-cell>
              <table:table-cell office:value-type="float" office:value="94.6201148586635">
                <text:p>94.6201148586635</text:p>
              </table:table-cell>
              <table:table-cell office:value-type="float" office:value="93.4499288716854">
                <text:p>93.4499288716854</text:p>
              </table:table-cell>
              <table:table-cell office:value-type="float" office:value="90.7175681220098">
                <text:p>90.7175681220098</text:p>
              </table:table-cell>
              <table:table-cell office:value-type="float" office:value="81.2776302211146">
                <text:p>81.2776302211146</text:p>
              </table:table-cell>
              <table:table-cell office:value-type="float" office:value="43.963162989136">
                <text:p>43.963162989136</text:p>
              </table:table-cell>
              <table:table-cell office:value-type="float" office:value="0.312932950318907">
                <text:p>0.31293295031890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467499999999982">
                <text:p>0.467499999999982</text:p>
              </table:table-cell>
              <table:table-cell office:value-type="float" office:value="94.7776052300419">
                <text:p>94.7776052300419</text:p>
              </table:table-cell>
              <table:table-cell office:value-type="float" office:value="93.6405093253001">
                <text:p>93.6405093253001</text:p>
              </table:table-cell>
              <table:table-cell office:value-type="float" office:value="90.98373591946">
                <text:p>90.98373591946</text:p>
              </table:table-cell>
              <table:table-cell office:value-type="float" office:value="81.7859147133601">
                <text:p>81.7859147133601</text:p>
              </table:table-cell>
              <table:table-cell office:value-type="float" office:value="45.0632470959042">
                <text:p>45.0632470959042</text:p>
              </table:table-cell>
              <table:table-cell office:value-type="float" office:value="0.372196037067901">
                <text:p>0.3721960370679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467999999999982">
                <text:p>0.467999999999982</text:p>
              </table:table-cell>
              <table:table-cell office:value-type="float" office:value="94.9329473282829">
                <text:p>94.9329473282829</text:p>
              </table:table-cell>
              <table:table-cell office:value-type="float" office:value="93.8285599613151">
                <text:p>93.8285599613151</text:p>
              </table:table-cell>
              <table:table-cell office:value-type="float" office:value="91.2466032253532">
                <text:p>91.2466032253532</text:p>
              </table:table-cell>
              <table:table-cell office:value-type="float" office:value="82.2895452650891">
                <text:p>82.2895452650891</text:p>
              </table:table-cell>
              <table:table-cell office:value-type="float" office:value="46.1734326859719">
                <text:p>46.1734326859719</text:p>
              </table:table-cell>
              <table:table-cell office:value-type="float" office:value="0.441511748186118">
                <text:p>0.44151174818611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468499999999982">
                <text:p>0.468499999999982</text:p>
              </table:table-cell>
              <table:table-cell office:value-type="float" office:value="95.0861297375972">
                <text:p>95.0861297375972</text:p>
              </table:table-cell>
              <table:table-cell office:value-type="float" office:value="94.0140639895018">
                <text:p>94.0140639895018</text:p>
              </table:table-cell>
              <table:table-cell office:value-type="float" office:value="91.5061369551347">
                <text:p>91.5061369551347</text:p>
              </table:table-cell>
              <table:table-cell office:value-type="float" office:value="82.7883970572662">
                <text:p>82.7883970572662</text:p>
              </table:table-cell>
              <table:table-cell office:value-type="float" office:value="47.2931206550805">
                <text:p>47.2931206550805</text:p>
              </table:table-cell>
              <table:table-cell office:value-type="float" office:value="0.522351508429917">
                <text:p>0.52235150842991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468999999999981">
                <text:p>0.468999999999981</text:p>
              </table:table-cell>
              <table:table-cell office:value-type="float" office:value="95.2371411882669">
                <text:p>95.2371411882669</text:p>
              </table:table-cell>
              <table:table-cell office:value-type="float" office:value="94.1970048240363">
                <text:p>94.1970048240363</text:p>
              </table:table-cell>
              <table:table-cell office:value-type="float" office:value="91.7623043773551">
                <text:p>91.7623043773551</text:p>
              </table:table-cell>
              <table:table-cell office:value-type="float" office:value="83.2823458768233">
                <text:p>83.2823458768233</text:p>
              </table:table-cell>
              <table:table-cell office:value-type="float" office:value="48.4216863715073">
                <text:p>48.4216863715073</text:p>
              </table:table-cell>
              <table:table-cell office:value-type="float" office:value="0.616358673219627">
                <text:p>0.61635867321962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469499999999981">
                <text:p>0.469499999999981</text:p>
              </table:table-cell>
              <table:table-cell office:value-type="float" office:value="95.3859705580266">
                <text:p>95.3859705580266</text:p>
              </table:table-cell>
              <table:table-cell office:value-type="float" office:value="94.3773660859689">
                <text:p>94.3773660859689</text:p>
              </table:table-cell>
              <table:table-cell office:value-type="float" office:value="92.0150731205388">
                <text:p>92.0150731205388</text:p>
              </table:table-cell>
              <table:table-cell office:value-type="float" office:value="83.7712681677628">
                <text:p>83.7712681677628</text:p>
              </table:table-cell>
              <table:table-cell office:value-type="float" office:value="49.5584800109881">
                <text:p>49.5584800109881</text:p>
              </table:table-cell>
              <table:table-cell office:value-type="float" office:value="0.725361063602565">
                <text:p>0.72536106360256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469999999999981">
                <text:p>0.469999999999981</text:p>
              </table:table-cell>
              <table:table-cell office:value-type="float" office:value="95.5326068734281">
                <text:p>95.5326068734281</text:p>
              </table:table-cell>
              <table:table-cell office:value-type="float" office:value="94.5551316056661">
                <text:p>94.5551316056661</text:p>
              </table:table-cell>
              <table:table-cell office:value-type="float" office:value="92.2644111799914">
                <text:p>92.2644111799914</text:p>
              </table:table-cell>
              <table:table-cell office:value-type="float" office:value="84.2550410822546">
                <text:p>84.2550410822546</text:p>
              </table:table-cell>
              <table:table-cell office:value-type="float" office:value="50.7028269477779">
                <text:p>50.7028269477779</text:p>
              </table:table-cell>
              <table:table-cell office:value-type="float" office:value="0.851383123023557">
                <text:p>0.85138312302355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470499999999981">
                <text:p>0.470499999999981</text:p>
              </table:table-cell>
              <table:table-cell office:value-type="float" office:value="95.6770393111885">
                <text:p>95.6770393111885</text:p>
              </table:table-cell>
              <table:table-cell office:value-type="float" office:value="94.7302854252256">
                <text:p>94.7302854252256</text:p>
              </table:table-cell>
              <table:table-cell office:value-type="float" office:value="92.5102869245439">
                <text:p>92.5102869245439</text:p>
              </table:table-cell>
              <table:table-cell office:value-type="float" office:value="84.7335425316965">
                <text:p>84.7335425316965</text:p>
              </table:table-cell>
              <table:table-cell office:value-type="float" office:value="51.8540282022929">
                <text:p>51.8540282022929</text:p>
              </table:table-cell>
              <table:table-cell office:value-type="float" office:value="0.996657418529072">
                <text:p>0.99665741852907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470999999999981">
                <text:p>0.470999999999981</text:p>
              </table:table-cell>
              <table:table-cell office:value-type="float" office:value="95.8192571995208">
                <text:p>95.8192571995208</text:p>
              </table:table-cell>
              <table:table-cell office:value-type="float" office:value="94.9028118008617">
                <text:p>94.9028118008617</text:p>
              </table:table-cell>
              <table:table-cell office:value-type="float" office:value="92.7526691032313">
                <text:p>92.7526691032313</text:p>
              </table:table-cell>
              <table:table-cell office:value-type="float" office:value="85.2066512377109">
                <text:p>85.2066512377109</text:p>
              </table:table-cell>
              <table:table-cell office:value-type="float" office:value="53.0113609456369">
                <text:p>53.0113609456369</text:p>
              </table:table-cell>
              <table:table-cell office:value-type="float" office:value="1.16363517278778">
                <text:p>1.1636351727877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471499999999981">
                <text:p>0.471499999999981</text:p>
              </table:table-cell>
              <table:table-cell office:value-type="float" office:value="95.9592500194478">
                <text:p>95.9592500194478</text:p>
              </table:table-cell>
              <table:table-cell office:value-type="float" office:value="95.0726952052631">
                <text:p>95.0726952052631</text:p>
              </table:table-cell>
              <table:table-cell office:value-type="float" office:value="92.9915268519046">
                <text:p>92.9915268519046</text:p>
              </table:table-cell>
              <table:table-cell office:value-type="float" office:value="85.6742467830457">
                <text:p>85.6742467830457</text:p>
              </table:table-cell>
              <table:table-cell office:value-type="float" office:value="54.1740790611713">
                <text:p>54.1740790611713</text:p>
              </table:table-cell>
              <table:table-cell office:value-type="float" office:value="1.35499547785641">
                <text:p>1.3549954778564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471999999999981">
                <text:p>0.471999999999981</text:p>
              </table:table-cell>
              <table:table-cell office:value-type="float" office:value="96.097007406098">
                <text:p>96.097007406098</text:p>
              </table:table-cell>
              <table:table-cell office:value-type="float" office:value="95.2399203299202">
                <text:p>95.2399203299202</text:p>
              </table:table-cell>
              <table:table-cell office:value-type="float" office:value="93.2268296997736">
                <text:p>93.2268296997736</text:p>
              </table:table-cell>
              <table:table-cell office:value-type="float" office:value="86.1362096623522">
                <text:p>86.1362096623522</text:p>
              </table:table-cell>
              <table:table-cell office:value-type="float" office:value="55.3414137631372">
                <text:p>55.3414137631372</text:p>
              </table:table-cell>
              <table:table-cell office:value-type="float" office:value="1.57365280800605">
                <text:p>1.5736528080060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472499999999981">
                <text:p>0.472499999999981</text:p>
              </table:table-cell>
              <table:table-cell office:value-type="float" office:value="96.2325191499848">
                <text:p>96.2325191499848</text:p>
              </table:table-cell>
              <table:table-cell office:value-type="float" office:value="95.4044720874232">
                <text:p>95.4044720874232</text:p>
              </table:table-cell>
              <table:table-cell office:value-type="float" office:value="93.4585475758775">
                <text:p>93.4585475758775</text:p>
              </table:table-cell>
              <table:table-cell office:value-type="float" office:value="86.5924213328075">
                <text:p>86.5924213328075</text:p>
              </table:table-cell>
              <table:table-cell office:value-type="float" office:value="56.5125742721883">
                <text:p>56.5125742721883</text:p>
              </table:table-cell>
              <table:table-cell office:value-type="float" office:value="1.82276241833148">
                <text:p>1.8227624183314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472999999999981">
                <text:p>0.472999999999981</text:p>
              </table:table-cell>
              <table:table-cell office:value-type="float" office:value="96.3657751982663">
                <text:p>96.3657751982663</text:p>
              </table:table-cell>
              <table:table-cell office:value-type="float" office:value="95.5663356137299">
                <text:p>95.5663356137299</text:p>
              </table:table-cell>
              <table:table-cell office:value-type="float" office:value="93.6866508154845">
                <text:p>93.6866508154845</text:p>
              </table:table-cell>
              <table:table-cell office:value-type="float" office:value="87.0427642645541">
                <text:p>87.0427642645541</text:p>
              </table:table-cell>
              <table:table-cell office:value-type="float" office:value="57.6867485475365">
                <text:p>57.6867485475365</text:p>
              </table:table-cell>
              <table:table-cell office:value-type="float" office:value="2.10572318958942">
                <text:p>2.1057231895894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73499999999981">
                <text:p>0.473499999999981</text:p>
              </table:table-cell>
              <table:table-cell office:value-type="float" office:value="96.4967656559887">
                <text:p>96.4967656559887</text:p>
              </table:table-cell>
              <table:table-cell office:value-type="float" office:value="95.7254962704022">
                <text:p>95.7254962704022</text:p>
              </table:table-cell>
              <table:table-cell office:value-type="float" office:value="93.9111101664145">
                <text:p>93.9111101664145</text:p>
              </table:table-cell>
              <table:table-cell office:value-type="float" office:value="87.4871219909254">
                <text:p>87.4871219909254</text:p>
              </table:table-cell>
              <table:table-cell office:value-type="float" office:value="58.8631040752557">
                <text:p>58.8631040752557</text:p>
              </table:table-cell>
              <table:table-cell office:value-type="float" office:value="2.42617745914052">
                <text:p>2.426177459140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473999999999981">
                <text:p>0.473999999999981</text:p>
              </table:table-cell>
              <table:table-cell office:value-type="float" office:value="96.6254807873101">
                <text:p>96.6254807873101</text:p>
              </table:table-cell>
              <table:table-cell office:value-type="float" office:value="95.881939646812">
                <text:p>95.881939646812</text:p>
              </table:table-cell>
              <table:table-cell office:value-type="float" office:value="94.1318967952862">
                <text:p>94.1318967952862</text:p>
              </table:table-cell>
              <table:table-cell office:value-type="float" office:value="87.9253791584273">
                <text:p>87.9253791584273</text:p>
              </table:table-cell>
              <table:table-cell office:value-type="float" office:value="60.0407887121278">
                <text:p>60.0407887121278</text:p>
              </table:table-cell>
              <table:table-cell office:value-type="float" office:value="2.78800736445734">
                <text:p>2.7880073644573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474499999999981">
                <text:p>0.474499999999981</text:p>
              </table:table-cell>
              <table:table-cell office:value-type="float" office:value="96.7519110167063">
                <text:p>96.7519110167063</text:p>
              </table:table-cell>
              <table:table-cell office:value-type="float" office:value="96.0356515623145">
                <text:p>96.0356515623145</text:p>
              </table:table-cell>
              <table:table-cell office:value-type="float" office:value="94.348982293685">
                <text:p>94.348982293685</text:p>
              </table:table-cell>
              <table:table-cell office:value-type="float" office:value="88.3574215764467">
                <text:p>88.3574215764467</text:p>
              </table:table-cell>
              <table:table-cell office:value-type="float" office:value="61.2189315842583">
                <text:p>61.2189315842583</text:p>
              </table:table-cell>
              <table:table-cell office:value-type="float" office:value="3.19532722089361">
                <text:p>3.1953272208936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474999999999981">
                <text:p>0.474999999999981</text:p>
              </table:table-cell>
              <table:table-cell office:value-type="float" office:value="96.8760469301579">
                <text:p>96.8760469301579</text:p>
              </table:table-cell>
              <table:table-cell office:value-type="float" office:value="96.18661806839">
                <text:p>96.18661806839</text:p>
              </table:table-cell>
              <table:table-cell office:value-type="float" office:value="94.5623386842511">
                <text:p>94.5623386842511</text:p>
              </table:table-cell>
              <table:table-cell office:value-type="float" office:value="88.7831362666562">
                <text:p>88.7831362666562</text:p>
              </table:table-cell>
              <table:table-cell office:value-type="float" office:value="62.3966440395201">
                <text:p>62.3966440395201</text:p>
              </table:table-cell>
              <table:table-cell office:value-type="float" office:value="3.65247146075971">
                <text:p>3.6524714607597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75499999999981">
                <text:p>0.475499999999981</text:p>
              </table:table-cell>
              <table:table-cell office:value-type="float" office:value="96.9978792763179">
                <text:p>96.9978792763179</text:p>
              </table:table-cell>
              <table:table-cell office:value-type="float" office:value="96.3348254507529">
                <text:p>96.3348254507529</text:p>
              </table:table-cell>
              <table:table-cell office:value-type="float" office:value="94.7719384266839">
                <text:p>94.7719384266839</text:p>
              </table:table-cell>
              <table:table-cell office:value-type="float" office:value="89.2024115120862">
                <text:p>89.2024115120862</text:p>
              </table:table-cell>
              <table:table-cell office:value-type="float" office:value="63.5730206527283">
                <text:p>63.5730206527283</text:p>
              </table:table-cell>
              <table:table-cell office:value-type="float" office:value="4.16397767763437">
                <text:p>4.1639776776343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475999999999981">
                <text:p>0.475999999999981</text:p>
              </table:table-cell>
              <table:table-cell office:value-type="float" office:value="97.1173989676613">
                <text:p>97.1173989676613</text:p>
              </table:table-cell>
              <table:table-cell office:value-type="float" office:value="96.4802602314271">
                <text:p>96.4802602314271</text:p>
              </table:table-cell>
              <table:table-cell office:value-type="float" office:value="94.9777544236639">
                <text:p>94.9777544236639</text:p>
              </table:table-cell>
              <table:table-cell office:value-type="float" office:value="89.6151369058333">
                <text:p>89.6151369058333</text:p>
              </table:table-cell>
              <table:table-cell office:value-type="float" office:value="64.7471402822822">
                <text:p>64.7471402822822</text:p>
              </table:table-cell>
              <table:table-cell office:value-type="float" office:value="4.73456434956418">
                <text:p>4.7345643495641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476499999999981">
                <text:p>0.476499999999981</text:p>
              </table:table-cell>
              <table:table-cell office:value-type="float" office:value="97.2345970816139">
                <text:p>97.2345970816139</text:p>
              </table:table-cell>
              <table:table-cell office:value-type="float" office:value="96.6229091707887">
                <text:p>96.6229091707887</text:p>
              </table:table-cell>
              <table:table-cell office:value-type="float" office:value="95.1797600266875">
                <text:p>95.1797600266875</text:p>
              </table:table-cell>
              <table:table-cell office:value-type="float" office:value="90.0212033993769">
                <text:p>90.0212033993769</text:p>
              </table:table-cell>
              <table:table-cell office:value-type="float" office:value="65.9180671768505">
                <text:p>65.9180671768505</text:p>
              </table:table-cell>
              <table:table-cell office:value-type="float" office:value="5.36910285849718">
                <text:p>5.3691028584971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476999999999981">
                <text:p>0.476999999999981</text:p>
              </table:table-cell>
              <table:table-cell office:value-type="float" office:value="97.3494648616629">
                <text:p>97.3494648616629</text:p>
              </table:table-cell>
              <table:table-cell office:value-type="float" office:value="96.7627592695741">
                <text:p>96.7627592695741</text:p>
              </table:table-cell>
              <table:table-cell office:value-type="float" office:value="95.3779290418144">
                <text:p>95.3779290418144</text:p>
              </table:table-cell>
              <table:table-cell office:value-type="float" office:value="90.420503350473">
                <text:p>90.420503350473</text:p>
              </table:table-cell>
              <table:table-cell office:value-type="float" office:value="67.0848521305153">
                <text:p>67.0848521305153</text:p>
              </table:table-cell>
              <table:table-cell office:value-type="float" office:value="6.07258348186989">
                <text:p>6.0725834818698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477499999999981">
                <text:p>0.477499999999981</text:p>
              </table:table-cell>
              <table:table-cell office:value-type="float" office:value="97.4619937184465">
                <text:p>97.4619937184465</text:p>
              </table:table-cell>
              <table:table-cell office:value-type="float" office:value="96.8997977708536">
                <text:p>96.8997977708536</text:p>
              </table:table-cell>
              <table:table-cell office:value-type="float" office:value="95.572235735326">
                <text:p>95.572235735326</text:p>
              </table:table-cell>
              <table:table-cell office:value-type="float" office:value="90.8129305705977">
                <text:p>90.8129305705977</text:p>
              </table:table-cell>
              <table:table-cell office:value-type="float" office:value="68.2465336846303">
                <text:p>68.2465336846303</text:p>
              </table:table-cell>
              <table:table-cell office:value-type="float" office:value="6.85007510633428">
                <text:p>6.8500751063342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47799999999998">
                <text:p>0.47799999999998</text:p>
              </table:table-cell>
              <table:table-cell office:value-type="float" office:value="97.5721752308247">
                <text:p>97.5721752308247</text:p>
              </table:table-cell>
              <table:table-cell office:value-type="float" office:value="97.0340121619706">
                <text:p>97.0340121619706</text:p>
              </table:table-cell>
              <table:table-cell office:value-type="float" office:value="95.7626548392921">
                <text:p>95.7626548392921</text:p>
              </table:table-cell>
              <table:table-cell office:value-type="float" office:value="91.1983803719089">
                <text:p>91.1983803719089</text:p>
              </table:table-cell>
              <table:table-cell office:value-type="float" office:value="69.402139374496">
                <text:p>69.402139374496</text:p>
              </table:table-cell>
              <table:table-cell office:value-type="float" office:value="7.70667850343771">
                <text:p>7.7066785034377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47849999999998">
                <text:p>0.47849999999998</text:p>
              </table:table-cell>
              <table:table-cell office:value-type="float" office:value="97.6800011469295">
                <text:p>97.6800011469295</text:p>
              </table:table-cell>
              <table:table-cell office:value-type="float" office:value="97.1653901764456">
                <text:p>97.1653901764456</text:p>
              </table:table-cell>
              <table:table-cell office:value-type="float" office:value="95.9491615570454">
                <text:p>95.9491615570454</text:p>
              </table:table-cell>
              <table:table-cell office:value-type="float" office:value="91.5767496136988">
                <text:p>91.5767496136988</text:p>
              </table:table-cell>
              <table:table-cell office:value-type="float" office:value="70.5506870187958">
                <text:p>70.5506870187958</text:p>
              </table:table-cell>
              <table:table-cell office:value-type="float" office:value="8.64747311251364">
                <text:p>8.6474731125136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47899999999998">
                <text:p>0.47899999999998</text:p>
              </table:table-cell>
              <table:table-cell office:value-type="float" office:value="97.7854633851944">
                <text:p>97.7854633851944</text:p>
              </table:table-cell>
              <table:table-cell office:value-type="float" office:value="97.293919795844">
                <text:p>97.293919795844</text:p>
              </table:table-cell>
              <table:table-cell office:value-type="float" office:value="96.1317315685607">
                <text:p>96.1317315685607</text:p>
              </table:table-cell>
              <table:table-cell office:value-type="float" office:value="91.9479367483086">
                <text:p>91.9479367483086</text:p>
              </table:table-cell>
              <table:table-cell office:value-type="float" office:value="71.6911860495924">
                <text:p>71.6911860495924</text:p>
              </table:table-cell>
              <table:table-cell office:value-type="float" office:value="9.67745739650496">
                <text:p>9.6774573965049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47949999999998">
                <text:p>0.47949999999998</text:p>
              </table:table-cell>
              <table:table-cell office:value-type="float" office:value="97.888554035364">
                <text:p>97.888554035364</text:p>
              </table:table-cell>
              <table:table-cell office:value-type="float" office:value="97.4195892516082">
                <text:p>97.4195892516082</text:p>
              </table:table-cell>
              <table:table-cell office:value-type="float" office:value="96.310341035739">
                <text:p>96.310341035739</text:p>
              </table:table-cell>
              <table:table-cell office:value-type="float" office:value="92.3118418664754">
                <text:p>92.3118418664754</text:p>
              </table:table-cell>
              <table:table-cell office:value-type="float" office:value="72.8226388805348">
                <text:p>72.8226388805348</text:p>
              </table:table-cell>
              <table:table-cell office:value-type="float" office:value="10.8014829708259">
                <text:p>10.801482970825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47999999999998">
                <text:p>0.47999999999998</text:p>
              </table:table-cell>
              <table:table-cell office:value-type="float" office:value="97.989265359483">
                <text:p>97.989265359483</text:p>
              </table:table-cell>
              <table:table-cell office:value-type="float" office:value="97.5423870268536">
                <text:p>97.5423870268536</text:p>
              </table:table-cell>
              <table:table-cell office:value-type="float" office:value="96.4849666075932">
                <text:p>96.4849666075932</text:p>
              </table:table-cell>
              <table:table-cell office:value-type="float" office:value="92.6683667420843">
                <text:p>92.6683667420843</text:p>
              </table:table-cell>
              <table:table-cell office:value-type="float" office:value="73.9440423107872">
                <text:p>73.9440423107872</text:p>
              </table:table-cell>
              <table:table-cell office:value-type="float" office:value="12.0241828520452">
                <text:p>12.024182852045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48049999999998">
                <text:p>0.48049999999998</text:p>
              </table:table-cell>
              <table:table-cell office:value-type="float" office:value="98.0875897928637">
                <text:p>98.0875897928637</text:p>
              </table:table-cell>
              <table:table-cell office:value-type="float" office:value="97.6623018581271">
                <text:p>97.6623018581271</text:p>
              </table:table-cell>
              <table:table-cell office:value-type="float" office:value="96.6555854253344">
                <text:p>96.6555854253344</text:p>
              </table:table-cell>
              <table:table-cell office:value-type="float" office:value="93.0174148762967">
                <text:p>93.0174148762967</text:p>
              </table:table-cell>
              <table:table-cell office:value-type="float" office:value="75.0543889620528">
                <text:p>75.0543889620528</text:p>
              </table:table-cell>
              <table:table-cell office:value-type="float" office:value="13.3498943299678">
                <text:p>13.349894329967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48099999999998">
                <text:p>0.48099999999998</text:p>
              </table:table-cell>
              <table:table-cell office:value-type="float" office:value="98.1835199450333">
                <text:p>98.1835199450333</text:p>
              </table:table-cell>
              <table:table-cell office:value-type="float" office:value="97.7793227371289">
                <text:p>97.7793227371289</text:p>
              </table:table-cell>
              <table:table-cell office:value-type="float" office:value="96.8221751273581">
                <text:p>96.8221751273581</text:p>
              </table:table-cell>
              <table:table-cell office:value-type="float" office:value="93.3588915410285">
                <text:p>93.3588915410285</text:p>
              </table:table-cell>
              <table:table-cell office:value-type="float" office:value="76.152668745939">
                <text:p>76.152668745939</text:p>
              </table:table-cell>
              <table:table-cell office:value-type="float" office:value="14.7825771308754">
                <text:p>14.782577130875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48149999999998">
                <text:p>0.48149999999998</text:p>
              </table:table-cell>
              <table:table-cell office:value-type="float" office:value="98.2770486006592">
                <text:p>98.2770486006592</text:p>
              </table:table-cell>
              <table:table-cell office:value-type="float" office:value="97.8934389123967">
                <text:p>97.8934389123967</text:p>
              </table:table-cell>
              <table:table-cell office:value-type="float" office:value="96.9847138541276">
                <text:p>96.9847138541276</text:p>
              </table:table-cell>
              <table:table-cell office:value-type="float" office:value="93.6927038217491">
                <text:p>93.6927038217491</text:p>
              </table:table-cell>
              <table:table-cell office:value-type="float" office:value="77.2378703587838">
                <text:p>77.2378703587838</text:p>
              </table:table-cell>
              <table:table-cell office:value-type="float" office:value="16.3257277080196">
                <text:p>16.325727708019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48199999999998">
                <text:p>0.48199999999998</text:p>
              </table:table-cell>
              <table:table-cell office:value-type="float" office:value="98.368168720454">
                <text:p>98.368168720454</text:p>
              </table:table-cell>
              <table:table-cell office:value-type="float" office:value="98.0046398909515">
                <text:p>98.0046398909515</text:p>
              </table:table-cell>
              <table:table-cell office:value-type="float" office:value="97.1431802529532">
                <text:p>97.1431802529532</text:p>
              </table:table-cell>
              <table:table-cell office:value-type="float" office:value="94.0187606595753">
                <text:p>94.0187606595753</text:p>
              </table:table-cell>
              <table:table-cell office:value-type="float" office:value="78.3089828009475">
                <text:p>78.3089828009475</text:p>
              </table:table-cell>
              <table:table-cell office:value-type="float" office:value="17.982290664178">
                <text:p>17.98229066417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48249999999998">
                <text:p>0.48249999999998</text:p>
              </table:table-cell>
              <table:table-cell office:value-type="float" office:value="98.4568734420581">
                <text:p>98.4568734420581</text:p>
              </table:table-cell>
              <table:table-cell office:value-type="float" office:value="98.1129154399059">
                <text:p>98.1129154399059</text:p>
              </table:table-cell>
              <table:table-cell office:value-type="float" office:value="97.2975534826666">
                <text:p>97.2975534826666</text:p>
              </table:table-cell>
              <table:table-cell office:value-type="float" office:value="94.3369728926329">
                <text:p>94.3369728926329</text:p>
              </table:table-cell>
              <table:table-cell office:value-type="float" office:value="79.3649969174649">
                <text:p>79.3649969174649</text:p>
              </table:table-cell>
              <table:table-cell office:value-type="float" office:value="19.7545684760275">
                <text:p>19.754568476027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48299999999998">
                <text:p>0.48299999999998</text:p>
              </table:table-cell>
              <table:table-cell office:value-type="float" office:value="98.543156080901">
                <text:p>98.543156080901</text:p>
              </table:table-cell>
              <table:table-cell office:value-type="float" office:value="98.2182555880331">
                <text:p>98.2182555880331</text:p>
              </table:table-cell>
              <table:table-cell office:value-type="float" office:value="97.4478132181887">
                <text:p>97.4478132181887</text:p>
              </table:table-cell>
              <table:table-cell office:value-type="float" office:value="94.6472532966605">
                <text:p>94.6472532966605</text:p>
              </table:table-cell>
              <table:table-cell office:value-type="float" office:value="80.4049069568505">
                <text:p>80.4049069568505</text:p>
              </table:table-cell>
              <table:table-cell office:value-type="float" office:value="21.6441308467103">
                <text:p>21.644130846710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48349999999998">
                <text:p>0.48349999999998</text:p>
              </table:table-cell>
              <table:table-cell office:value-type="float" office:value="98.6270101310408">
                <text:p>98.6270101310408</text:p>
              </table:table-cell>
              <table:table-cell office:value-type="float" office:value="98.3206506272973">
                <text:p>98.3206506272973</text:p>
              </table:table-cell>
              <table:table-cell office:value-type="float" office:value="97.5939396549883">
                <text:p>97.5939396549883</text:p>
              </table:table-cell>
              <table:table-cell office:value-type="float" office:value="94.9495166248281">
                <text:p>94.9495166248281</text:p>
              </table:table-cell>
              <table:table-cell office:value-type="float" office:value="81.4277121447569">
                <text:p>81.4277121447569</text:p>
              </table:table-cell>
              <table:table-cell office:value-type="float" office:value="23.6517251564825">
                <text:p>23.65172515648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48399999999998">
                <text:p>0.48399999999998</text:p>
              </table:table-cell>
              <table:table-cell office:value-type="float" office:value="98.708429265982">
                <text:p>98.708429265982</text:p>
              </table:table-cell>
              <table:table-cell office:value-type="float" office:value="98.4200911143448">
                <text:p>98.4200911143448</text:p>
              </table:table-cell>
              <table:table-cell office:value-type="float" office:value="97.7359135134326">
                <text:p>97.7359135134326</text:p>
              </table:table-cell>
              <table:table-cell office:value-type="float" office:value="95.243679646747">
                <text:p>95.243679646747</text:p>
              </table:table-cell>
              <table:table-cell office:value-type="float" office:value="82.4324182691006">
                <text:p>82.4324182691006</text:p>
              </table:table-cell>
              <table:table-cell office:value-type="float" office:value="25.7771896068256">
                <text:p>25.777189606825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48449999999998">
                <text:p>0.48449999999998</text:p>
              </table:table-cell>
              <table:table-cell office:value-type="float" office:value="98.7874073394706">
                <text:p>98.7874073394706</text:p>
              </table:table-cell>
              <table:table-cell office:value-type="float" office:value="98.5165678719554">
                <text:p>98.5165678719554</text:p>
              </table:table-cell>
              <table:table-cell office:value-type="float" office:value="97.8737160430259">
                <text:p>97.8737160430259</text:p>
              </table:table-cell>
              <table:table-cell office:value-type="float" office:value="95.5296611866446">
                <text:p>95.5296611866446</text:p>
              </table:table-cell>
              <table:table-cell office:value-type="float" office:value="83.4180392731956">
                <text:p>83.4180392731956</text:p>
              </table:table-cell>
              <table:table-cell office:value-type="float" office:value="28.0193707559334">
                <text:p>28.019370755933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48499999999998">
                <text:p>0.48499999999998</text:p>
              </table:table-cell>
              <table:table-cell office:value-type="float" office:value="98.8639383862678">
                <text:p>98.8639383862678</text:p>
              </table:table-cell>
              <table:table-cell office:value-type="float" office:value="98.6100719904538">
                <text:p>98.6100719904538</text:p>
              </table:table-cell>
              <table:table-cell office:value-type="float" office:value="98.0073290265361">
                <text:p>98.0073290265361</text:p>
              </table:table-cell>
              <table:table-cell office:value-type="float" office:value="95.8073821606796">
                <text:p>95.8073821606796</text:p>
              </table:table-cell>
              <table:table-cell office:value-type="float" office:value="84.383598853368">
                <text:p>84.383598853368</text:p>
              </table:table-cell>
              <table:table-cell office:value-type="float" office:value="30.3760472182935">
                <text:p>30.376047218293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48549999999998">
                <text:p>0.48549999999998</text:p>
              </table:table-cell>
              <table:table-cell office:value-type="float" office:value="98.9380166229005">
                <text:p>98.9380166229005</text:p>
              </table:table-cell>
              <table:table-cell office:value-type="float" office:value="98.7005948290809">
                <text:p>98.7005948290809</text:p>
              </table:table-cell>
              <table:table-cell office:value-type="float" office:value="98.1367347840088">
                <text:p>98.1367347840088</text:p>
              </table:table-cell>
              <table:table-cell office:value-type="float" office:value="96.0767656133751">
                <text:p>96.0767656133751</text:p>
              </table:table-cell>
              <table:table-cell office:value-type="float" office:value="85.3281320574698">
                <text:p>85.3281320574698</text:p>
              </table:table-cell>
              <table:table-cell office:value-type="float" office:value="32.8438613437019">
                <text:p>32.843861343701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48599999999998">
                <text:p>0.48599999999998</text:p>
              </table:table-cell>
              <table:table-cell office:value-type="float" office:value="99.00963644839">
                <text:p>99.00963644839</text:p>
              </table:table-cell>
              <table:table-cell office:value-type="float" office:value="98.7881280173248">
                <text:p>98.7881280173248</text:p>
              </table:table-cell>
              <table:table-cell office:value-type="float" office:value="98.2619161766651">
                <text:p>98.2619161766651</text:p>
              </table:table-cell>
              <table:table-cell office:value-type="float" office:value="96.3377367531442">
                <text:p>96.3377367531442</text:p>
              </table:table-cell>
              <table:table-cell office:value-type="float" office:value="86.2506868806622">
                <text:p>86.2506868806622</text:p>
              </table:table-cell>
              <table:table-cell office:value-type="float" office:value="35.418260697483">
                <text:p>35.41826069748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48649999999998">
                <text:p>0.48649999999998</text:p>
              </table:table-cell>
              <table:table-cell office:value-type="float" office:value="99.0787924449577">
                <text:p>99.0787924449577</text:p>
              </table:table-cell>
              <table:table-cell office:value-type="float" office:value="98.8726634562102">
                <text:p>98.8726634562102</text:p>
              </table:table-cell>
              <table:table-cell office:value-type="float" office:value="98.3828566106854">
                <text:p>98.3828566106854</text:p>
              </table:table-cell>
              <table:table-cell office:value-type="float" office:value="96.5902229868866">
                <text:p>96.5902229868866</text:p>
              </table:table-cell>
              <table:table-cell office:value-type="float" office:value="87.1503258548063">
                <text:p>87.1503258548063</text:p>
              </table:table-cell>
              <table:table-cell office:value-type="float" office:value="38.0934511305936">
                <text:p>38.093451130593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486999999999979">
                <text:p>0.486999999999979</text:p>
              </table:table-cell>
              <table:table-cell office:value-type="float" office:value="99.145479378708">
                <text:p>99.145479378708</text:p>
              </table:table-cell>
              <table:table-cell office:value-type="float" office:value="98.954193319548">
                <text:p>98.954193319548</text:p>
              </table:table-cell>
              <table:table-cell office:value-type="float" office:value="98.4995400408746">
                <text:p>98.4995400408746</text:p>
              </table:table-cell>
              <table:table-cell office:value-type="float" office:value="96.8341539536323">
                <text:p>96.8341539536323</text:p>
              </table:table-cell>
              <table:table-cell office:value-type="float" office:value="88.0261276277717">
                <text:p>88.0261276277717</text:p>
              </table:table-cell>
              <table:table-cell office:value-type="float" office:value="40.8623631531027">
                <text:p>40.862363153102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487499999999979">
                <text:p>0.487499999999979</text:p>
              </table:table-cell>
              <table:table-cell office:value-type="float" office:value="99.2096922002886">
                <text:p>99.2096922002886</text:p>
              </table:table-cell>
              <table:table-cell office:value-type="float" office:value="99.0327100551423">
                <text:p>99.0327100551423</text:p>
              </table:table-cell>
              <table:table-cell office:value-type="float" office:value="98.6119509742097">
                <text:p>98.6119509742097</text:p>
              </table:table-cell>
              <table:table-cell office:value-type="float" office:value="97.0694615572131">
                <text:p>97.0694615572131</text:p>
              </table:table-cell>
              <table:table-cell office:value-type="float" office:value="88.8771885289607">
                <text:p>88.8771885289607</text:p>
              </table:table-cell>
              <table:table-cell office:value-type="float" office:value="43.7166332056521">
                <text:p>43.716633205652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487999999999979">
                <text:p>0.487999999999979</text:p>
              </table:table-cell>
              <table:table-cell office:value-type="float" office:value="99.2714260455277">
                <text:p>99.2714260455277</text:p>
              </table:table-cell>
              <table:table-cell office:value-type="float" office:value="99.1082063859566">
                <text:p>99.1082063859566</text:p>
              </table:table-cell>
              <table:table-cell office:value-type="float" office:value="98.7200744732686">
                <text:p>98.7200744732686</text:p>
              </table:table-cell>
              <table:table-cell office:value-type="float" office:value="97.2960799979373">
                <text:p>97.2960799979373</text:p>
              </table:table-cell>
              <table:table-cell office:value-type="float" office:value="89.7026241173434">
                <text:p>89.7026241173434</text:p>
              </table:table-cell>
              <table:table-cell office:value-type="float" office:value="46.6466012603597">
                <text:p>46.646601260359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488499999999979">
                <text:p>0.488499999999979</text:p>
              </table:table-cell>
              <table:table-cell office:value-type="float" office:value="99.330676236048">
                <text:p>99.330676236048</text:p>
              </table:table-cell>
              <table:table-cell office:value-type="float" office:value="99.1806753112376">
                <text:p>99.1806753112376</text:p>
              </table:table-cell>
              <table:table-cell office:value-type="float" office:value="98.8238961595377">
                <text:p>98.8238961595377</text:p>
              </table:table-cell>
              <table:table-cell office:value-type="float" office:value="97.5139458032496">
                <text:p>97.5139458032496</text:p>
              </table:table-cell>
              <table:table-cell office:value-type="float" office:value="90.5015707083073">
                <text:p>90.5015707083073</text:p>
              </table:table-cell>
              <table:table-cell office:value-type="float" office:value="49.6413259758494">
                <text:p>49.641325975849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488999999999979">
                <text:p>0.488999999999979</text:p>
              </table:table-cell>
              <table:table-cell office:value-type="float" office:value="99.3874382798579">
                <text:p>99.3874382798579</text:p>
              </table:table-cell>
              <table:table-cell office:value-type="float" office:value="99.2501101075972">
                <text:p>99.2501101075972</text:p>
              </table:table-cell>
              <table:table-cell office:value-type="float" office:value="98.9234022165987">
                <text:p>98.9234022165987</text:p>
              </table:table-cell>
              <table:table-cell office:value-type="float" office:value="97.7229978573559">
                <text:p>97.7229978573559</text:p>
              </table:table-cell>
              <table:table-cell office:value-type="float" office:value="91.2731868756444">
                <text:p>91.2731868756444</text:p>
              </table:table-cell>
              <table:table-cell office:value-type="float" office:value="52.6886183825476">
                <text:p>52.688618382547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489499999999979">
                <text:p>0.489499999999979</text:p>
              </table:table-cell>
              <table:table-cell office:value-type="float" office:value="99.4417078719185">
                <text:p>99.4417078719185</text:p>
              </table:table-cell>
              <table:table-cell office:value-type="float" office:value="99.3165043300524">
                <text:p>99.3165043300524</text:p>
              </table:table-cell>
              <table:table-cell office:value-type="float" office:value="99.0185793931931">
                <text:p>99.0185793931931</text:p>
              </table:table-cell>
              <table:table-cell office:value-type="float" office:value="97.923177429792">
                <text:p>97.923177429792</text:p>
              </table:table-cell>
              <table:table-cell office:value-type="float" office:value="92.0166549250293">
                <text:p>92.0166549250293</text:p>
              </table:table-cell>
              <table:table-cell office:value-type="float" office:value="55.7750947871902">
                <text:p>55.77509478719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489999999999979">
                <text:p>0.489999999999979</text:p>
              </table:table-cell>
              <table:table-cell office:value-type="float" office:value="99.4934808946884">
                <text:p>99.4934808946884</text:p>
              </table:table-cell>
              <table:table-cell office:value-type="float" office:value="99.3798518130217">
                <text:p>99.3798518130217</text:p>
              </table:table-cell>
              <table:table-cell office:value-type="float" office:value="99.1094150061627">
                <text:p>99.1094150061627</text:p>
              </table:table-cell>
              <table:table-cell office:value-type="float" office:value="98.114428202919">
                <text:p>98.114428202919</text:p>
              </table:table-cell>
              <table:table-cell office:value-type="float" office:value="92.731182335387">
                <text:p>92.731182335387</text:p>
              </table:table-cell>
              <table:table-cell office:value-type="float" office:value="58.8862492640697">
                <text:p>58.886249264069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490499999999979">
                <text:p>0.490499999999979</text:p>
              </table:table-cell>
              <table:table-cell office:value-type="float" office:value="99.5427534186439">
                <text:p>99.5427534186439</text:p>
              </table:table-cell>
              <table:table-cell office:value-type="float" office:value="99.4401466712801">
                <text:p>99.4401466712801</text:p>
              </table:table-cell>
              <table:table-cell office:value-type="float" office:value="99.1958969432672">
                <text:p>99.1958969432672</text:p>
              </table:table-cell>
              <table:table-cell office:value-type="float" office:value="98.2966962983273">
                <text:p>98.2966962983273</text:p>
              </table:table-cell>
              <table:table-cell office:value-type="float" office:value="93.4160031645991">
                <text:p>93.4160031645991</text:p>
              </table:table-cell>
              <table:table-cell office:value-type="float" office:value="62.006545750521">
                <text:p>62.00654575052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490999999999979">
                <text:p>0.490999999999979</text:p>
              </table:table-cell>
              <table:table-cell office:value-type="float" office:value="99.5895217027764">
                <text:p>99.5895217027764</text:p>
              </table:table-cell>
              <table:table-cell office:value-type="float" office:value="99.4973833008696">
                <text:p>99.4973833008696</text:p>
              </table:table-cell>
              <table:table-cell office:value-type="float" office:value="99.2780136658752">
                <text:p>99.2780136658752</text:p>
              </table:table-cell>
              <table:table-cell office:value-type="float" office:value="98.4699303021313">
                <text:p>98.4699303021313</text:p>
              </table:table-cell>
              <table:table-cell office:value-type="float" office:value="94.0703794160646">
                <text:p>94.0703794160646</text:p>
              </table:table-cell>
              <table:table-cell office:value-type="float" office:value="65.1195293923045">
                <text:p>65.119529392304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491499999999979">
                <text:p>0.491499999999979</text:p>
              </table:table-cell>
              <table:table-cell office:value-type="float" office:value="99.6337821950655">
                <text:p>99.6337821950655</text:p>
              </table:table-cell>
              <table:table-cell office:value-type="float" office:value="99.551556379968">
                <text:p>99.551556379968</text:p>
              </table:table-cell>
              <table:table-cell office:value-type="float" office:value="99.3557542115302">
                <text:p>99.3557542115302</text:p>
              </table:table-cell>
              <table:table-cell office:value-type="float" office:value="98.6340812891385">
                <text:p>98.6340812891385</text:p>
              </table:table-cell>
              <table:table-cell office:value-type="float" office:value="94.6936023627073">
                <text:p>94.6936023627073</text:p>
              </table:table-cell>
              <table:table-cell office:value-type="float" office:value="68.2079563986378">
                <text:p>68.207956398637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491999999999979">
                <text:p>0.491999999999979</text:p>
              </table:table-cell>
              <table:table-cell office:value-type="float" office:value="99.6755315329289">
                <text:p>99.6755315329289</text:p>
              </table:table-cell>
              <table:table-cell office:value-type="float" office:value="99.6026608697129">
                <text:p>99.6026608697129</text:p>
              </table:table-cell>
              <table:table-cell office:value-type="float" office:value="99.4291081963898">
                <text:p>99.4291081963898</text:p>
              </table:table-cell>
              <table:table-cell office:value-type="float" office:value="98.7891028458765">
                <text:p>98.7891028458765</text:p>
              </table:table-cell>
              <table:table-cell office:value-type="float" office:value="95.2849938251067">
                <text:p>95.2849938251067</text:p>
              </table:table-cell>
              <table:table-cell office:value-type="float" office:value="71.2539412752996">
                <text:p>71.25394127529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492499999999979">
                <text:p>0.492499999999979</text:p>
              </table:table-cell>
              <table:table-cell office:value-type="float" office:value="99.7147665436479">
                <text:p>99.7147665436479</text:p>
              </table:table-cell>
              <table:table-cell office:value-type="float" office:value="99.6506920149832">
                <text:p>99.6506920149832</text:p>
              </table:table-cell>
              <table:table-cell office:value-type="float" office:value="99.4980658175371">
                <text:p>99.4980658175371</text:p>
              </table:table-cell>
              <table:table-cell office:value-type="float" office:value="98.9349510924645">
                <text:p>98.9349510924645</text:p>
              </table:table-cell>
              <table:table-cell office:value-type="float" office:value="95.843907400531">
                <text:p>95.843907400531</text:p>
              </table:table-cell>
              <table:table-cell office:value-type="float" office:value="74.2391199167028">
                <text:p>74.239119916702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492999999999979">
                <text:p>0.492999999999979</text:p>
              </table:table-cell>
              <table:table-cell office:value-type="float" office:value="99.7514842447695">
                <text:p>99.7514842447695</text:p>
              </table:table-cell>
              <table:table-cell office:value-type="float" office:value="99.6956453451366">
                <text:p>99.6956453451366</text:p>
              </table:table-cell>
              <table:table-cell office:value-type="float" office:value="99.5626178551642">
                <text:p>99.5626178551642</text:p>
              </table:table-cell>
              <table:table-cell office:value-type="float" office:value="99.0715847033121">
                <text:p>99.0715847033121</text:p>
              </table:table-cell>
              <table:table-cell office:value-type="float" office:value="96.3697296397542">
                <text:p>96.3697296397542</text:p>
              </table:table-cell>
              <table:table-cell office:value-type="float" office:value="77.1448266637419">
                <text:p>77.144826663741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493499999999979">
                <text:p>0.493499999999979</text:p>
              </table:table-cell>
              <table:table-cell office:value-type="float" office:value="99.7856818444841">
                <text:p>99.7856818444841</text:p>
              </table:table-cell>
              <table:table-cell office:value-type="float" office:value="99.7375166747029">
                <text:p>99.7375166747029</text:p>
              </table:table-cell>
              <table:table-cell office:value-type="float" office:value="99.6227556746265">
                <text:p>99.6227556746265</text:p>
              </table:table-cell>
              <table:table-cell office:value-type="float" office:value="99.1989649266344">
                <text:p>99.1989649266344</text:p>
              </table:table-cell>
              <table:table-cell office:value-type="float" office:value="96.86188116866">
                <text:p>96.86188116866</text:p>
              </table:table-cell>
              <table:table-cell office:value-type="float" office:value="79.9522830833115">
                <text:p>79.95228308331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493999999999979">
                <text:p>0.493999999999979</text:p>
              </table:table-cell>
              <table:table-cell office:value-type="float" office:value="99.8173567419792">
                <text:p>99.8173567419792</text:p>
              </table:table-cell>
              <table:table-cell office:value-type="float" office:value="99.7763021040334">
                <text:p>99.7763021040334</text:p>
              </table:table-cell>
              <table:table-cell office:value-type="float" office:value="99.6784712283679">
                <text:p>99.6784712283679</text:p>
              </table:table-cell>
              <table:table-cell office:value-type="float" office:value="99.3170556027689">
                <text:p>99.3170556027689</text:p>
              </table:table-cell>
              <table:table-cell office:value-type="float" office:value="97.3198177517654">
                <text:p>97.3198177517654</text:p>
              </table:table-cell>
              <table:table-cell office:value-type="float" office:value="82.6427959072462">
                <text:p>82.642795907246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494499999999979">
                <text:p>0.494499999999979</text:p>
              </table:table-cell>
              <table:table-cell office:value-type="float" office:value="99.8465065277692">
                <text:p>99.8465065277692</text:p>
              </table:table-cell>
              <table:table-cell office:value-type="float" office:value="99.8119980199067">
                <text:p>99.8119980199067</text:p>
              </table:table-cell>
              <table:table-cell office:value-type="float" office:value="99.7297570577153">
                <text:p>99.7297570577153</text:p>
              </table:table-cell>
              <table:table-cell office:value-type="float" office:value="99.4258231812824">
                <text:p>99.4258231812824</text:p>
              </table:table-cell>
              <table:table-cell office:value-type="float" office:value="97.7430312949283">
                <text:p>97.7430312949283</text:p>
              </table:table-cell>
              <table:table-cell office:value-type="float" office:value="85.197961292175">
                <text:p>85.1979612921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494999999999979">
                <text:p>0.494999999999979</text:p>
              </table:table-cell>
              <table:table-cell office:value-type="float" office:value="99.8731289840011">
                <text:p>99.8731289840011</text:p>
              </table:table-cell>
              <table:table-cell office:value-type="float" office:value="99.8446010960889">
                <text:p>99.8446010960889</text:p>
              </table:table-cell>
              <table:table-cell office:value-type="float" office:value="99.7766062945432">
                <text:p>99.7766062945432</text:p>
              </table:table-cell>
              <table:table-cell office:value-type="float" office:value="99.5252367368573">
                <text:p>99.5252367368573</text:p>
              </table:table-cell>
              <table:table-cell office:value-type="float" office:value="98.1310507846568">
                <text:p>98.1310507846568</text:p>
              </table:table-cell>
              <table:table-cell office:value-type="float" office:value="87.5998723357996">
                <text:p>87.599872335799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495499999999979">
                <text:p>0.495499999999979</text:p>
              </table:table-cell>
              <table:table-cell office:value-type="float" office:value="99.8972220847351">
                <text:p>99.8972220847351</text:p>
              </table:table-cell>
              <table:table-cell office:value-type="float" office:value="99.8741082938511">
                <text:p>99.8741082938511</text:p>
              </table:table-cell>
              <table:table-cell office:value-type="float" office:value="99.819012662806">
                <text:p>99.819012662806</text:p>
              </table:table-cell>
              <table:table-cell office:value-type="float" office:value="99.6152679839451">
                <text:p>99.6152679839451</text:p>
              </table:table-cell>
              <table:table-cell office:value-type="float" office:value="98.4834431615886">
                <text:p>98.4834431615886</text:p>
              </table:table-cell>
              <table:table-cell office:value-type="float" office:value="89.8313266167483">
                <text:p>89.831326616748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495999999999978">
                <text:p>0.495999999999978</text:p>
              </table:table-cell>
              <table:table-cell office:value-type="float" office:value="99.9187839962022">
                <text:p>99.9187839962022</text:p>
              </table:table-cell>
              <table:table-cell office:value-type="float" office:value="99.9005168624407">
                <text:p>99.9005168624407</text:p>
              </table:table-cell>
              <table:table-cell office:value-type="float" office:value="99.8569704799398">
                <text:p>99.8569704799398</text:p>
              </table:table-cell>
              <table:table-cell office:value-type="float" office:value="99.6958912901799">
                <text:p>99.6958912901799</text:p>
              </table:table-cell>
              <table:table-cell office:value-type="float" office:value="98.7998141258723">
                <text:p>98.7998141258723</text:p>
              </table:table-cell>
              <table:table-cell office:value-type="float" office:value="91.8760304205119">
                <text:p>91.876030420511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496499999999978">
                <text:p>0.496499999999978</text:p>
              </table:table-cell>
              <table:table-cell office:value-type="float" office:value="99.9378130770364">
                <text:p>99.9378130770364</text:p>
              </table:table-cell>
              <table:table-cell office:value-type="float" office:value="99.9238243395092">
                <text:p>99.9238243395092</text:p>
              </table:table-cell>
              <table:table-cell office:value-type="float" office:value="99.8904746581311">
                <text:p>99.8904746581311</text:p>
              </table:table-cell>
              <table:table-cell office:value-type="float" office:value="99.7670836885398">
                <text:p>99.7670836885398</text:p>
              </table:table-cell>
              <table:table-cell office:value-type="float" office:value="99.0798088723561">
                <text:p>99.0798088723561</text:p>
              </table:table-cell>
              <table:table-cell office:value-type="float" office:value="93.7187962776015">
                <text:p>93.718796277601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496999999999978">
                <text:p>0.496999999999978</text:p>
              </table:table-cell>
              <table:table-cell office:value-type="float" office:value="99.9543078784833">
                <text:p>99.9543078784833</text:p>
              </table:table-cell>
              <table:table-cell office:value-type="float" office:value="99.9440285514945">
                <text:p>99.9440285514945</text:p>
              </table:table-cell>
              <table:table-cell office:value-type="float" office:value="99.9195207054539">
                <text:p>99.9195207054539</text:p>
              </table:table-cell>
              <table:table-cell office:value-type="float" office:value="99.8288248882519">
                <text:p>99.8288248882519</text:p>
              </table:table-cell>
              <table:table-cell office:value-type="float" office:value="99.3231127536637">
                <text:p>99.3231127536637</text:p>
              </table:table-cell>
              <table:table-cell office:value-type="float" office:value="95.3457304748787">
                <text:p>95.345730474878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497499999999978">
                <text:p>0.497499999999978</text:p>
              </table:table-cell>
              <table:table-cell office:value-type="float" office:value="99.9682671445835">
                <text:p>99.9682671445835</text:p>
              </table:table-cell>
              <table:table-cell office:value-type="float" office:value="99.9611276139592">
                <text:p>99.9611276139592</text:p>
              </table:table-cell>
              <table:table-cell office:value-type="float" office:value="99.9441047268727">
                <text:p>99.9441047268727</text:p>
              </table:table-cell>
              <table:table-cell office:value-type="float" office:value="99.8810972844297">
                <text:p>99.8810972844297</text:p>
              </table:table-cell>
              <table:table-cell office:value-type="float" office:value="99.5294518694231">
                <text:p>99.5294518694231</text:p>
              </table:table-cell>
              <table:table-cell office:value-type="float" office:value="96.7444073080591">
                <text:p>96.744407308059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497999999999978">
                <text:p>0.497999999999978</text:p>
              </table:table-cell>
              <table:table-cell office:value-type="float" office:value="99.9796898123322">
                <text:p>99.9796898123322</text:p>
              </table:table-cell>
              <table:table-cell office:value-type="float" office:value="99.9751199318831">
                <text:p>99.9751199318831</text:p>
              </table:table-cell>
              <table:table-cell office:value-type="float" office:value="99.9642234251138">
                <text:p>99.9642234251138</text:p>
              </table:table-cell>
              <table:table-cell office:value-type="float" office:value="99.9238859664397">
                <text:p>99.9238859664397</text:p>
              </table:table-cell>
              <table:table-cell office:value-type="float" office:value="99.6985935801039">
                <text:p>99.6985935801039</text:p>
              </table:table-cell>
              <table:table-cell office:value-type="float" office:value="97.904027021852">
                <text:p>97.90402702185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498499999999978">
                <text:p>0.498499999999978</text:p>
              </table:table-cell>
              <table:table-cell office:value-type="float" office:value="99.9885750118145">
                <text:p>99.9885750118145</text:p>
              </table:table-cell>
              <table:table-cell office:value-type="float" office:value="99.9860041999113">
                <text:p>99.9860041999113</text:p>
              </table:table-cell>
              <table:table-cell office:value-type="float" office:value="99.9798741014014">
                <text:p>99.9798741014014</text:p>
              </table:table-cell>
              <table:table-cell office:value-type="float" office:value="99.9571787249896">
                <text:p>99.9571787249896</text:p>
              </table:table-cell>
              <table:table-cell office:value-type="float" office:value="99.8303469441139">
                <text:p>99.8303469441139</text:p>
              </table:table-cell>
              <table:table-cell office:value-type="float" office:value="98.8155546313161">
                <text:p>98.815554631316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498999999999978">
                <text:p>0.498999999999978</text:p>
              </table:table-cell>
              <table:table-cell office:value-type="float" office:value="99.9949220663149">
                <text:p>99.9949220663149</text:p>
              </table:table-cell>
              <table:table-cell office:value-type="float" office:value="99.9937794025572">
                <text:p>99.9937794025572</text:p>
              </table:table-cell>
              <table:table-cell office:value-type="float" office:value="99.9910546560622">
                <text:p>99.9910546560622</text:p>
              </table:table-cell>
              <table:table-cell office:value-type="float" office:value="99.9809660579348">
                <text:p>99.9809660579348</text:p>
              </table:table-cell>
              <table:table-cell office:value-type="float" office:value="99.9245630770051">
                <text:p>99.9245630770051</text:p>
              </table:table-cell>
              <table:table-cell office:value-type="float" office:value="99.4718371291464">
                <text:p>99.471837129146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499499999999978">
                <text:p>0.499499999999978</text:p>
              </table:table-cell>
              <table:table-cell office:value-type="float" office:value="99.9987304924041">
                <text:p>99.9987304924041</text:p>
              </table:table-cell>
              <table:table-cell office:value-type="float" office:value="99.9984448143606">
                <text:p>99.9984448143606</text:p>
              </table:table-cell>
              <table:table-cell office:value-type="float" office:value="99.9977635889936">
                <text:p>99.9977635889936</text:p>
              </table:table-cell>
              <table:table-cell office:value-type="float" office:value="99.995241174798">
                <text:p>99.995241174798</text:p>
              </table:table-cell>
              <table:table-cell office:value-type="float" office:value="99.9811354318428">
                <text:p>99.9811354318428</text:p>
              </table:table-cell>
              <table:table-cell office:value-type="float" office:value="99.8676969523425">
                <text:p>99.86769695234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499999999999978">
                <text:p>0.49999999999997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500499999999978">
                <text:p>0.500499999999978</text:p>
              </table:table-cell>
              <table:table-cell office:value-type="float" office:value="99.9987304924044">
                <text:p>99.9987304924044</text:p>
              </table:table-cell>
              <table:table-cell office:value-type="float" office:value="99.9984448143609">
                <text:p>99.9984448143609</text:p>
              </table:table-cell>
              <table:table-cell office:value-type="float" office:value="99.9977635889939">
                <text:p>99.9977635889939</text:p>
              </table:table-cell>
              <table:table-cell office:value-type="float" office:value="99.9952411747988">
                <text:p>99.9952411747988</text:p>
              </table:table-cell>
              <table:table-cell office:value-type="float" office:value="99.9811354318461">
                <text:p>99.9811354318461</text:p>
              </table:table-cell>
              <table:table-cell office:value-type="float" office:value="99.8676969523657">
                <text:p>99.867696952365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500999999999978">
                <text:p>0.500999999999978</text:p>
              </table:table-cell>
              <table:table-cell office:value-type="float" office:value="99.9949220663153">
                <text:p>99.9949220663153</text:p>
              </table:table-cell>
              <table:table-cell office:value-type="float" office:value="99.9937794025578">
                <text:p>99.9937794025578</text:p>
              </table:table-cell>
              <table:table-cell office:value-type="float" office:value="99.9910546560629">
                <text:p>99.9910546560629</text:p>
              </table:table-cell>
              <table:table-cell office:value-type="float" office:value="99.9809660579365">
                <text:p>99.9809660579365</text:p>
              </table:table-cell>
              <table:table-cell office:value-type="float" office:value="99.9245630770117">
                <text:p>99.9245630770117</text:p>
              </table:table-cell>
              <table:table-cell office:value-type="float" office:value="99.4718371291927">
                <text:p>99.471837129192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501499999999978">
                <text:p>0.501499999999978</text:p>
              </table:table-cell>
              <table:table-cell office:value-type="float" office:value="99.9885750118151">
                <text:p>99.9885750118151</text:p>
              </table:table-cell>
              <table:table-cell office:value-type="float" office:value="99.9860041999121">
                <text:p>99.9860041999121</text:p>
              </table:table-cell>
              <table:table-cell office:value-type="float" office:value="99.9798741014026">
                <text:p>99.9798741014026</text:p>
              </table:table-cell>
              <table:table-cell office:value-type="float" office:value="99.9571787249921">
                <text:p>99.9571787249921</text:p>
              </table:table-cell>
              <table:table-cell office:value-type="float" office:value="99.8303469441239">
                <text:p>99.8303469441239</text:p>
              </table:table-cell>
              <table:table-cell office:value-type="float" office:value="98.8155546313851">
                <text:p>98.815554631385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501999999999978">
                <text:p>0.501999999999978</text:p>
              </table:table-cell>
              <table:table-cell office:value-type="float" office:value="99.9796898123331">
                <text:p>99.9796898123331</text:p>
              </table:table-cell>
              <table:table-cell office:value-type="float" office:value="99.9751199318842">
                <text:p>99.9751199318842</text:p>
              </table:table-cell>
              <table:table-cell office:value-type="float" office:value="99.9642234251153">
                <text:p>99.9642234251153</text:p>
              </table:table-cell>
              <table:table-cell office:value-type="float" office:value="99.923885966443">
                <text:p>99.923885966443</text:p>
              </table:table-cell>
              <table:table-cell office:value-type="float" office:value="99.6985935801171">
                <text:p>99.6985935801171</text:p>
              </table:table-cell>
              <table:table-cell office:value-type="float" office:value="97.9040270219432">
                <text:p>97.904027021943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502499999999978">
                <text:p>0.502499999999978</text:p>
              </table:table-cell>
              <table:table-cell office:value-type="float" office:value="99.9682671445846">
                <text:p>99.9682671445846</text:p>
              </table:table-cell>
              <table:table-cell office:value-type="float" office:value="99.9611276139606">
                <text:p>99.9611276139606</text:p>
              </table:table-cell>
              <table:table-cell office:value-type="float" office:value="99.9441047268747">
                <text:p>99.9441047268747</text:p>
              </table:table-cell>
              <table:table-cell office:value-type="float" office:value="99.8810972844339">
                <text:p>99.8810972844339</text:p>
              </table:table-cell>
              <table:table-cell office:value-type="float" office:value="99.5294518694396">
                <text:p>99.5294518694396</text:p>
              </table:table-cell>
              <table:table-cell office:value-type="float" office:value="96.7444073081718">
                <text:p>96.744407308171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502999999999978">
                <text:p>0.502999999999978</text:p>
              </table:table-cell>
              <table:table-cell office:value-type="float" office:value="99.9543078784846">
                <text:p>99.9543078784846</text:p>
              </table:table-cell>
              <table:table-cell office:value-type="float" office:value="99.9440285514962">
                <text:p>99.9440285514962</text:p>
              </table:table-cell>
              <table:table-cell office:value-type="float" office:value="99.9195207054563">
                <text:p>99.9195207054563</text:p>
              </table:table-cell>
              <table:table-cell office:value-type="float" office:value="99.8288248882569">
                <text:p>99.8288248882569</text:p>
              </table:table-cell>
              <table:table-cell office:value-type="float" office:value="99.3231127536835">
                <text:p>99.3231127536835</text:p>
              </table:table-cell>
              <table:table-cell office:value-type="float" office:value="95.3457304750119">
                <text:p>95.345730475011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503499999999978">
                <text:p>0.503499999999978</text:p>
              </table:table-cell>
              <table:table-cell office:value-type="float" office:value="99.937813077038">
                <text:p>99.937813077038</text:p>
              </table:table-cell>
              <table:table-cell office:value-type="float" office:value="99.9238243395111">
                <text:p>99.9238243395111</text:p>
              </table:table-cell>
              <table:table-cell office:value-type="float" office:value="99.8904746581339">
                <text:p>99.8904746581339</text:p>
              </table:table-cell>
              <table:table-cell office:value-type="float" office:value="99.7670836885457">
                <text:p>99.7670836885457</text:p>
              </table:table-cell>
              <table:table-cell office:value-type="float" office:value="99.0798088723791">
                <text:p>99.0798088723791</text:p>
              </table:table-cell>
              <table:table-cell office:value-type="float" office:value="93.7187962777542">
                <text:p>93.718796277754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503999999999978">
                <text:p>0.503999999999978</text:p>
              </table:table-cell>
              <table:table-cell office:value-type="float" office:value="99.918783996204">
                <text:p>99.918783996204</text:p>
              </table:table-cell>
              <table:table-cell office:value-type="float" office:value="99.9005168624429">
                <text:p>99.9005168624429</text:p>
              </table:table-cell>
              <table:table-cell office:value-type="float" office:value="99.8569704799429">
                <text:p>99.8569704799429</text:p>
              </table:table-cell>
              <table:table-cell office:value-type="float" office:value="99.6958912901865">
                <text:p>99.6958912901865</text:p>
              </table:table-cell>
              <table:table-cell office:value-type="float" office:value="98.7998141258985">
                <text:p>98.7998141258985</text:p>
              </table:table-cell>
              <table:table-cell office:value-type="float" office:value="91.876030420683">
                <text:p>91.87603042068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504499999999978">
                <text:p>0.504499999999978</text:p>
              </table:table-cell>
              <table:table-cell office:value-type="float" office:value="99.8972220847371">
                <text:p>99.8972220847371</text:p>
              </table:table-cell>
              <table:table-cell office:value-type="float" office:value="99.8741082938536">
                <text:p>99.8741082938536</text:p>
              </table:table-cell>
              <table:table-cell office:value-type="float" office:value="99.8190126628095">
                <text:p>99.8190126628095</text:p>
              </table:table-cell>
              <table:table-cell office:value-type="float" office:value="99.6152679839527">
                <text:p>99.6152679839527</text:p>
              </table:table-cell>
              <table:table-cell office:value-type="float" office:value="98.483443161618">
                <text:p>98.483443161618</text:p>
              </table:table-cell>
              <table:table-cell office:value-type="float" office:value="89.8313266169365">
                <text:p>89.831326616936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504999999999977">
                <text:p>0.504999999999977</text:p>
              </table:table-cell>
              <table:table-cell office:value-type="float" office:value="99.8731289840033">
                <text:p>99.8731289840033</text:p>
              </table:table-cell>
              <table:table-cell office:value-type="float" office:value="99.8446010960917">
                <text:p>99.8446010960917</text:p>
              </table:table-cell>
              <table:table-cell office:value-type="float" office:value="99.7766062945471">
                <text:p>99.7766062945471</text:p>
              </table:table-cell>
              <table:table-cell office:value-type="float" office:value="99.5252367368656">
                <text:p>99.5252367368656</text:p>
              </table:table-cell>
              <table:table-cell office:value-type="float" office:value="98.1310507846894">
                <text:p>98.1310507846894</text:p>
              </table:table-cell>
              <table:table-cell office:value-type="float" office:value="87.5998723360036">
                <text:p>87.599872336003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505499999999977">
                <text:p>0.505499999999977</text:p>
              </table:table-cell>
              <table:table-cell office:value-type="float" office:value="99.8465065277717">
                <text:p>99.8465065277717</text:p>
              </table:table-cell>
              <table:table-cell office:value-type="float" office:value="99.8119980199097">
                <text:p>99.8119980199097</text:p>
              </table:table-cell>
              <table:table-cell office:value-type="float" office:value="99.7297570577196">
                <text:p>99.7297570577196</text:p>
              </table:table-cell>
              <table:table-cell office:value-type="float" office:value="99.4258231812916">
                <text:p>99.4258231812916</text:p>
              </table:table-cell>
              <table:table-cell office:value-type="float" office:value="97.7430312949639">
                <text:p>97.7430312949639</text:p>
              </table:table-cell>
              <table:table-cell office:value-type="float" office:value="85.1979612923932">
                <text:p>85.197961292393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505999999999977">
                <text:p>0.505999999999977</text:p>
              </table:table-cell>
              <table:table-cell office:value-type="float" office:value="99.8173567419818">
                <text:p>99.8173567419818</text:p>
              </table:table-cell>
              <table:table-cell office:value-type="float" office:value="99.7763021040367">
                <text:p>99.7763021040367</text:p>
              </table:table-cell>
              <table:table-cell office:value-type="float" office:value="99.6784712283726">
                <text:p>99.6784712283726</text:p>
              </table:table-cell>
              <table:table-cell office:value-type="float" office:value="99.3170556027788">
                <text:p>99.3170556027788</text:p>
              </table:table-cell>
              <table:table-cell office:value-type="float" office:value="97.3198177518041">
                <text:p>97.3198177518041</text:p>
              </table:table-cell>
              <table:table-cell office:value-type="float" office:value="82.642795907477">
                <text:p>82.64279590747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506499999999977">
                <text:p>0.506499999999977</text:p>
              </table:table-cell>
              <table:table-cell office:value-type="float" office:value="99.7856818444869">
                <text:p>99.7856818444869</text:p>
              </table:table-cell>
              <table:table-cell office:value-type="float" office:value="99.7375166747065">
                <text:p>99.7375166747065</text:p>
              </table:table-cell>
              <table:table-cell office:value-type="float" office:value="99.6227556746316">
                <text:p>99.6227556746316</text:p>
              </table:table-cell>
              <table:table-cell office:value-type="float" office:value="99.1989649266452">
                <text:p>99.1989649266452</text:p>
              </table:table-cell>
              <table:table-cell office:value-type="float" office:value="96.8618811687018">
                <text:p>96.8618811687018</text:p>
              </table:table-cell>
              <table:table-cell office:value-type="float" office:value="79.9522830835534">
                <text:p>79.952283083553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506999999999977">
                <text:p>0.506999999999977</text:p>
              </table:table-cell>
              <table:table-cell office:value-type="float" office:value="99.7514842447726">
                <text:p>99.7514842447726</text:p>
              </table:table-cell>
              <table:table-cell office:value-type="float" office:value="99.6956453451405">
                <text:p>99.6956453451405</text:p>
              </table:table-cell>
              <table:table-cell office:value-type="float" office:value="99.5626178551697">
                <text:p>99.5626178551697</text:p>
              </table:table-cell>
              <table:table-cell office:value-type="float" office:value="99.0715847033237">
                <text:p>99.0715847033237</text:p>
              </table:table-cell>
              <table:table-cell office:value-type="float" office:value="96.3697296397989">
                <text:p>96.3697296397989</text:p>
              </table:table-cell>
              <table:table-cell office:value-type="float" office:value="77.1448266639933">
                <text:p>77.144826663993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507499999999977">
                <text:p>0.507499999999977</text:p>
              </table:table-cell>
              <table:table-cell office:value-type="float" office:value="99.7147665436512">
                <text:p>99.7147665436512</text:p>
              </table:table-cell>
              <table:table-cell office:value-type="float" office:value="99.6506920149873">
                <text:p>99.6506920149873</text:p>
              </table:table-cell>
              <table:table-cell office:value-type="float" office:value="99.498065817543">
                <text:p>99.498065817543</text:p>
              </table:table-cell>
              <table:table-cell office:value-type="float" office:value="98.9349510924769">
                <text:p>98.9349510924769</text:p>
              </table:table-cell>
              <table:table-cell office:value-type="float" office:value="95.8439074005787">
                <text:p>95.8439074005787</text:p>
              </table:table-cell>
              <table:table-cell office:value-type="float" office:value="74.2391199169621">
                <text:p>74.239119916962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507999999999977">
                <text:p>0.507999999999977</text:p>
              </table:table-cell>
              <table:table-cell office:value-type="float" office:value="99.6755315329324">
                <text:p>99.6755315329324</text:p>
              </table:table-cell>
              <table:table-cell office:value-type="float" office:value="99.6026608697172">
                <text:p>99.6026608697172</text:p>
              </table:table-cell>
              <table:table-cell office:value-type="float" office:value="99.4291081963961">
                <text:p>99.4291081963961</text:p>
              </table:table-cell>
              <table:table-cell office:value-type="float" office:value="98.7891028458898">
                <text:p>98.7891028458898</text:p>
              </table:table-cell>
              <table:table-cell office:value-type="float" office:value="95.2849938251572">
                <text:p>95.2849938251572</text:p>
              </table:table-cell>
              <table:table-cell office:value-type="float" office:value="71.253941275565">
                <text:p>71.25394127556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508499999999977">
                <text:p>0.508499999999977</text:p>
              </table:table-cell>
              <table:table-cell office:value-type="float" office:value="99.6337821950693">
                <text:p>99.6337821950693</text:p>
              </table:table-cell>
              <table:table-cell office:value-type="float" office:value="99.5515563799726">
                <text:p>99.5515563799726</text:p>
              </table:table-cell>
              <table:table-cell office:value-type="float" office:value="99.3557542115369">
                <text:p>99.3557542115369</text:p>
              </table:table-cell>
              <table:table-cell office:value-type="float" office:value="98.6340812891525">
                <text:p>98.6340812891525</text:p>
              </table:table-cell>
              <table:table-cell office:value-type="float" office:value="94.6936023627607">
                <text:p>94.6936023627607</text:p>
              </table:table-cell>
              <table:table-cell office:value-type="float" office:value="68.2079563989078">
                <text:p>68.207956398907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508999999999977">
                <text:p>0.508999999999977</text:p>
              </table:table-cell>
              <table:table-cell office:value-type="float" office:value="99.5895217027804">
                <text:p>99.5895217027804</text:p>
              </table:table-cell>
              <table:table-cell office:value-type="float" office:value="99.4973833008745">
                <text:p>99.4973833008745</text:p>
              </table:table-cell>
              <table:table-cell office:value-type="float" office:value="99.2780136658822">
                <text:p>99.2780136658822</text:p>
              </table:table-cell>
              <table:table-cell office:value-type="float" office:value="98.4699303021462">
                <text:p>98.4699303021462</text:p>
              </table:table-cell>
              <table:table-cell office:value-type="float" office:value="94.0703794161209">
                <text:p>94.0703794161209</text:p>
              </table:table-cell>
              <table:table-cell office:value-type="float" office:value="65.1195293925774">
                <text:p>65.119529392577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509499999999977">
                <text:p>0.509499999999977</text:p>
              </table:table-cell>
              <table:table-cell office:value-type="float" office:value="99.5427534186482">
                <text:p>99.5427534186482</text:p>
              </table:table-cell>
              <table:table-cell office:value-type="float" office:value="99.4401466712852">
                <text:p>99.4401466712852</text:p>
              </table:table-cell>
              <table:table-cell office:value-type="float" office:value="99.1958969432747">
                <text:p>99.1958969432747</text:p>
              </table:table-cell>
              <table:table-cell office:value-type="float" office:value="98.2966962983429">
                <text:p>98.2966962983429</text:p>
              </table:table-cell>
              <table:table-cell office:value-type="float" office:value="93.416003164658">
                <text:p>93.416003164658</text:p>
              </table:table-cell>
              <table:table-cell office:value-type="float" office:value="62.0065457507953">
                <text:p>62.006545750795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509999999999977">
                <text:p>0.509999999999977</text:p>
              </table:table-cell>
              <table:table-cell office:value-type="float" office:value="99.4934808946929">
                <text:p>99.4934808946929</text:p>
              </table:table-cell>
              <table:table-cell office:value-type="float" office:value="99.3798518130271">
                <text:p>99.3798518130271</text:p>
              </table:table-cell>
              <table:table-cell office:value-type="float" office:value="99.1094150061705">
                <text:p>99.1094150061705</text:p>
              </table:table-cell>
              <table:table-cell office:value-type="float" office:value="98.1144282029354">
                <text:p>98.1144282029354</text:p>
              </table:table-cell>
              <table:table-cell office:value-type="float" office:value="92.7311823354486">
                <text:p>92.7311823354486</text:p>
              </table:table-cell>
              <table:table-cell office:value-type="float" office:value="58.8862492643439">
                <text:p>58.886249264343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510499999999977">
                <text:p>0.510499999999977</text:p>
              </table:table-cell>
              <table:table-cell office:value-type="float" office:value="99.4417078719232">
                <text:p>99.4417078719232</text:p>
              </table:table-cell>
              <table:table-cell office:value-type="float" office:value="99.3165043300581">
                <text:p>99.3165043300581</text:p>
              </table:table-cell>
              <table:table-cell office:value-type="float" office:value="99.0185793932012">
                <text:p>99.0185793932012</text:p>
              </table:table-cell>
              <table:table-cell office:value-type="float" office:value="97.9231774298092">
                <text:p>97.9231774298092</text:p>
              </table:table-cell>
              <table:table-cell office:value-type="float" office:value="92.0166549250934">
                <text:p>92.0166549250934</text:p>
              </table:table-cell>
              <table:table-cell office:value-type="float" office:value="55.775094787463">
                <text:p>55.7750947874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510999999999977">
                <text:p>0.510999999999977</text:p>
              </table:table-cell>
              <table:table-cell office:value-type="float" office:value="99.3874382798628">
                <text:p>99.3874382798628</text:p>
              </table:table-cell>
              <table:table-cell office:value-type="float" office:value="99.2501101076032">
                <text:p>99.2501101076032</text:p>
              </table:table-cell>
              <table:table-cell office:value-type="float" office:value="98.9234022166073">
                <text:p>98.9234022166073</text:p>
              </table:table-cell>
              <table:table-cell office:value-type="float" office:value="97.7229978573739">
                <text:p>97.7229978573739</text:p>
              </table:table-cell>
              <table:table-cell office:value-type="float" office:value="91.273186875711">
                <text:p>91.273186875711</text:p>
              </table:table-cell>
              <table:table-cell office:value-type="float" office:value="52.6886183828174">
                <text:p>52.688618382817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511499999999977">
                <text:p>0.511499999999977</text:p>
              </table:table-cell>
              <table:table-cell office:value-type="float" office:value="99.3306762360531">
                <text:p>99.3306762360531</text:p>
              </table:table-cell>
              <table:table-cell office:value-type="float" office:value="99.1806753112438">
                <text:p>99.1806753112438</text:p>
              </table:table-cell>
              <table:table-cell office:value-type="float" office:value="98.8238961595467">
                <text:p>98.8238961595467</text:p>
              </table:table-cell>
              <table:table-cell office:value-type="float" office:value="97.5139458032684">
                <text:p>97.5139458032684</text:p>
              </table:table-cell>
              <table:table-cell office:value-type="float" office:value="90.5015707083764">
                <text:p>90.5015707083764</text:p>
              </table:table-cell>
              <table:table-cell office:value-type="float" office:value="49.6413259761153">
                <text:p>49.641325976115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511999999999977">
                <text:p>0.511999999999977</text:p>
              </table:table-cell>
              <table:table-cell office:value-type="float" office:value="99.271426045533">
                <text:p>99.271426045533</text:p>
              </table:table-cell>
              <table:table-cell office:value-type="float" office:value="99.1082063859631">
                <text:p>99.1082063859631</text:p>
              </table:table-cell>
              <table:table-cell office:value-type="float" office:value="98.7200744732779">
                <text:p>98.7200744732779</text:p>
              </table:table-cell>
              <table:table-cell office:value-type="float" office:value="97.2960799979568">
                <text:p>97.2960799979568</text:p>
              </table:table-cell>
              <table:table-cell office:value-type="float" office:value="89.7026241174148">
                <text:p>89.7026241174148</text:p>
              </table:table-cell>
              <table:table-cell office:value-type="float" office:value="46.6466012606204">
                <text:p>46.646601260620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512499999999977">
                <text:p>0.512499999999977</text:p>
              </table:table-cell>
              <table:table-cell office:value-type="float" office:value="99.2096922002941">
                <text:p>99.2096922002941</text:p>
              </table:table-cell>
              <table:table-cell office:value-type="float" office:value="99.0327100551491">
                <text:p>99.0327100551491</text:p>
              </table:table-cell>
              <table:table-cell office:value-type="float" office:value="98.6119509742194">
                <text:p>98.6119509742194</text:p>
              </table:table-cell>
              <table:table-cell office:value-type="float" office:value="97.0694615572335">
                <text:p>97.0694615572335</text:p>
              </table:table-cell>
              <table:table-cell office:value-type="float" office:value="88.8771885290344">
                <text:p>88.8771885290344</text:p>
              </table:table-cell>
              <table:table-cell office:value-type="float" office:value="43.7166332059066">
                <text:p>43.716633205906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512999999999977">
                <text:p>0.512999999999977</text:p>
              </table:table-cell>
              <table:table-cell office:value-type="float" office:value="99.1454793787138">
                <text:p>99.1454793787138</text:p>
              </table:table-cell>
              <table:table-cell office:value-type="float" office:value="98.954193319555">
                <text:p>98.954193319555</text:p>
              </table:table-cell>
              <table:table-cell office:value-type="float" office:value="98.4995400408847">
                <text:p>98.4995400408847</text:p>
              </table:table-cell>
              <table:table-cell office:value-type="float" office:value="96.8341539536534">
                <text:p>96.8341539536534</text:p>
              </table:table-cell>
              <table:table-cell office:value-type="float" office:value="88.0261276278477">
                <text:p>88.0261276278477</text:p>
              </table:table-cell>
              <table:table-cell office:value-type="float" office:value="40.86236315335">
                <text:p>40.8623631533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513499999999977">
                <text:p>0.513499999999977</text:p>
              </table:table-cell>
              <table:table-cell office:value-type="float" office:value="99.0787924449637">
                <text:p>99.0787924449637</text:p>
              </table:table-cell>
              <table:table-cell office:value-type="float" office:value="98.8726634562175">
                <text:p>98.8726634562175</text:p>
              </table:table-cell>
              <table:table-cell office:value-type="float" office:value="98.3828566106959">
                <text:p>98.3828566106959</text:p>
              </table:table-cell>
              <table:table-cell office:value-type="float" office:value="96.5902229869084">
                <text:p>96.5902229869084</text:p>
              </table:table-cell>
              <table:table-cell office:value-type="float" office:value="87.1503258548844">
                <text:p>87.1503258548844</text:p>
              </table:table-cell>
              <table:table-cell office:value-type="float" office:value="38.0934511308331">
                <text:p>38.093451130833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513999999999976">
                <text:p>0.513999999999976</text:p>
              </table:table-cell>
              <table:table-cell office:value-type="float" office:value="99.0096364483962">
                <text:p>99.0096364483962</text:p>
              </table:table-cell>
              <table:table-cell office:value-type="float" office:value="98.7881280173323">
                <text:p>98.7881280173323</text:p>
              </table:table-cell>
              <table:table-cell office:value-type="float" office:value="98.2619161766759">
                <text:p>98.2619161766759</text:p>
              </table:table-cell>
              <table:table-cell office:value-type="float" office:value="96.3377367531668">
                <text:p>96.3377367531668</text:p>
              </table:table-cell>
              <table:table-cell office:value-type="float" office:value="86.2506868807423">
                <text:p>86.2506868807423</text:p>
              </table:table-cell>
              <table:table-cell office:value-type="float" office:value="35.4182606977139">
                <text:p>35.418260697713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514499999999976">
                <text:p>0.514499999999976</text:p>
              </table:table-cell>
              <table:table-cell office:value-type="float" office:value="98.9380166229069">
                <text:p>98.9380166229069</text:p>
              </table:table-cell>
              <table:table-cell office:value-type="float" office:value="98.7005948290888">
                <text:p>98.7005948290888</text:p>
              </table:table-cell>
              <table:table-cell office:value-type="float" office:value="98.1367347840199">
                <text:p>98.1367347840199</text:p>
              </table:table-cell>
              <table:table-cell office:value-type="float" office:value="96.0767656133984">
                <text:p>96.0767656133984</text:p>
              </table:table-cell>
              <table:table-cell office:value-type="float" office:value="85.3281320575519">
                <text:p>85.3281320575519</text:p>
              </table:table-cell>
              <table:table-cell office:value-type="float" office:value="32.8438613439236">
                <text:p>32.843861343923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514999999999976">
                <text:p>0.514999999999976</text:p>
              </table:table-cell>
              <table:table-cell office:value-type="float" office:value="98.8639383862744">
                <text:p>98.8639383862744</text:p>
              </table:table-cell>
              <table:table-cell office:value-type="float" office:value="98.6100719904619">
                <text:p>98.6100719904619</text:p>
              </table:table-cell>
              <table:table-cell office:value-type="float" office:value="98.0073290265477">
                <text:p>98.0073290265477</text:p>
              </table:table-cell>
              <table:table-cell office:value-type="float" office:value="95.8073821607036">
                <text:p>95.8073821607036</text:p>
              </table:table-cell>
              <table:table-cell office:value-type="float" office:value="84.383598853452">
                <text:p>84.383598853452</text:p>
              </table:table-cell>
              <table:table-cell office:value-type="float" office:value="30.3760472185056">
                <text:p>30.376047218505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515499999999976">
                <text:p>0.515499999999976</text:p>
              </table:table-cell>
              <table:table-cell office:value-type="float" office:value="98.7874073394774">
                <text:p>98.7874073394774</text:p>
              </table:table-cell>
              <table:table-cell office:value-type="float" office:value="98.5165678719638">
                <text:p>98.5165678719638</text:p>
              </table:table-cell>
              <table:table-cell office:value-type="float" office:value="97.8737160430378">
                <text:p>97.8737160430378</text:p>
              </table:table-cell>
              <table:table-cell office:value-type="float" office:value="95.5296611866694">
                <text:p>95.5296611866694</text:p>
              </table:table-cell>
              <table:table-cell office:value-type="float" office:value="83.4180392732814">
                <text:p>83.4180392732814</text:p>
              </table:table-cell>
              <table:table-cell office:value-type="float" office:value="28.0193707561356">
                <text:p>28.019370756135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515999999999976">
                <text:p>0.515999999999976</text:p>
              </table:table-cell>
              <table:table-cell office:value-type="float" office:value="98.708429265989">
                <text:p>98.708429265989</text:p>
              </table:table-cell>
              <table:table-cell office:value-type="float" office:value="98.4200911143534">
                <text:p>98.4200911143534</text:p>
              </table:table-cell>
              <table:table-cell office:value-type="float" office:value="97.7359135134449">
                <text:p>97.7359135134449</text:p>
              </table:table-cell>
              <table:table-cell office:value-type="float" office:value="95.2436796467726">
                <text:p>95.2436796467726</text:p>
              </table:table-cell>
              <table:table-cell office:value-type="float" office:value="82.4324182691882">
                <text:p>82.4324182691882</text:p>
              </table:table-cell>
              <table:table-cell office:value-type="float" office:value="25.7771896070177">
                <text:p>25.777189607017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516499999999976">
                <text:p>0.516499999999976</text:p>
              </table:table-cell>
              <table:table-cell office:value-type="float" office:value="98.6270101310481">
                <text:p>98.6270101310481</text:p>
              </table:table-cell>
              <table:table-cell office:value-type="float" office:value="98.3206506273062">
                <text:p>98.3206506273062</text:p>
              </table:table-cell>
              <table:table-cell office:value-type="float" office:value="97.593939655001">
                <text:p>97.593939655001</text:p>
              </table:table-cell>
              <table:table-cell office:value-type="float" office:value="94.9495166248543">
                <text:p>94.9495166248543</text:p>
              </table:table-cell>
              <table:table-cell office:value-type="float" office:value="81.4277121448461">
                <text:p>81.4277121448461</text:p>
              </table:table-cell>
              <table:table-cell office:value-type="float" office:value="23.6517251566642">
                <text:p>23.651725156664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516999999999976">
                <text:p>0.516999999999976</text:p>
              </table:table-cell>
              <table:table-cell office:value-type="float" office:value="98.5431560809085">
                <text:p>98.5431560809085</text:p>
              </table:table-cell>
              <table:table-cell office:value-type="float" office:value="98.2182555880422">
                <text:p>98.2182555880422</text:p>
              </table:table-cell>
              <table:table-cell office:value-type="float" office:value="97.4478132182017">
                <text:p>97.4478132182017</text:p>
              </table:table-cell>
              <table:table-cell office:value-type="float" office:value="94.6472532966874">
                <text:p>94.6472532966874</text:p>
              </table:table-cell>
              <table:table-cell office:value-type="float" office:value="80.4049069569412">
                <text:p>80.4049069569412</text:p>
              </table:table-cell>
              <table:table-cell office:value-type="float" office:value="21.6441308468817">
                <text:p>21.644130846881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517499999999976">
                <text:p>0.517499999999976</text:p>
              </table:table-cell>
              <table:table-cell office:value-type="float" office:value="98.4568734420659">
                <text:p>98.4568734420659</text:p>
              </table:table-cell>
              <table:table-cell office:value-type="float" office:value="98.1129154399153">
                <text:p>98.1129154399153</text:p>
              </table:table-cell>
              <table:table-cell office:value-type="float" office:value="97.29755348268">
                <text:p>97.29755348268</text:p>
              </table:table-cell>
              <table:table-cell office:value-type="float" office:value="94.3369728926605">
                <text:p>94.3369728926605</text:p>
              </table:table-cell>
              <table:table-cell office:value-type="float" office:value="79.364996917557">
                <text:p>79.364996917557</text:p>
              </table:table-cell>
              <table:table-cell office:value-type="float" office:value="19.7545684761885">
                <text:p>19.754568476188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517999999999976">
                <text:p>0.517999999999976</text:p>
              </table:table-cell>
              <table:table-cell office:value-type="float" office:value="98.368168720462">
                <text:p>98.368168720462</text:p>
              </table:table-cell>
              <table:table-cell office:value-type="float" office:value="98.0046398909612">
                <text:p>98.0046398909612</text:p>
              </table:table-cell>
              <table:table-cell office:value-type="float" office:value="97.1431802529669">
                <text:p>97.1431802529669</text:p>
              </table:table-cell>
              <table:table-cell office:value-type="float" office:value="94.0187606596036">
                <text:p>94.0187606596036</text:p>
              </table:table-cell>
              <table:table-cell office:value-type="float" office:value="78.308982801041">
                <text:p>78.308982801041</text:p>
              </table:table-cell>
              <table:table-cell office:value-type="float" office:value="17.9822906643287">
                <text:p>17.982290664328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518499999999976">
                <text:p>0.518499999999976</text:p>
              </table:table-cell>
              <table:table-cell office:value-type="float" office:value="98.2770486006673">
                <text:p>98.2770486006673</text:p>
              </table:table-cell>
              <table:table-cell office:value-type="float" office:value="97.8934389124066">
                <text:p>97.8934389124066</text:p>
              </table:table-cell>
              <table:table-cell office:value-type="float" office:value="96.9847138541417">
                <text:p>96.9847138541417</text:p>
              </table:table-cell>
              <table:table-cell office:value-type="float" office:value="93.6927038217781">
                <text:p>93.6927038217781</text:p>
              </table:table-cell>
              <table:table-cell office:value-type="float" office:value="77.2378703588786">
                <text:p>77.2378703588786</text:p>
              </table:table-cell>
              <table:table-cell office:value-type="float" office:value="16.3257277081602">
                <text:p>16.325727708160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518999999999976">
                <text:p>0.518999999999976</text:p>
              </table:table-cell>
              <table:table-cell office:value-type="float" office:value="98.1835199450416">
                <text:p>98.1835199450416</text:p>
              </table:table-cell>
              <table:table-cell office:value-type="float" office:value="97.7793227371391">
                <text:p>97.7793227371391</text:p>
              </table:table-cell>
              <table:table-cell office:value-type="float" office:value="96.8221751273726">
                <text:p>96.8221751273726</text:p>
              </table:table-cell>
              <table:table-cell office:value-type="float" office:value="93.3588915410582">
                <text:p>93.3588915410582</text:p>
              </table:table-cell>
              <table:table-cell office:value-type="float" office:value="76.152668746035">
                <text:p>76.152668746035</text:p>
              </table:table-cell>
              <table:table-cell office:value-type="float" office:value="14.7825771310062">
                <text:p>14.782577131006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519499999999976">
                <text:p>0.519499999999976</text:p>
              </table:table-cell>
              <table:table-cell office:value-type="float" office:value="98.0875897928723">
                <text:p>98.0875897928723</text:p>
              </table:table-cell>
              <table:table-cell office:value-type="float" office:value="97.6623018581375">
                <text:p>97.6623018581375</text:p>
              </table:table-cell>
              <table:table-cell office:value-type="float" office:value="96.6555854253492">
                <text:p>96.6555854253492</text:p>
              </table:table-cell>
              <table:table-cell office:value-type="float" office:value="93.0174148763271">
                <text:p>93.0174148763271</text:p>
              </table:table-cell>
              <table:table-cell office:value-type="float" office:value="75.0543889621499">
                <text:p>75.0543889621499</text:p>
              </table:table-cell>
              <table:table-cell office:value-type="float" office:value="13.349894330089">
                <text:p>13.34989433008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519999999999976">
                <text:p>0.519999999999976</text:p>
              </table:table-cell>
              <table:table-cell office:value-type="float" office:value="97.9892653594918">
                <text:p>97.9892653594918</text:p>
              </table:table-cell>
              <table:table-cell office:value-type="float" office:value="97.5423870268642">
                <text:p>97.5423870268642</text:p>
              </table:table-cell>
              <table:table-cell office:value-type="float" office:value="96.4849666076083">
                <text:p>96.4849666076083</text:p>
              </table:table-cell>
              <table:table-cell office:value-type="float" office:value="92.6683667421153">
                <text:p>92.6683667421153</text:p>
              </table:table-cell>
              <table:table-cell office:value-type="float" office:value="73.9440423108854">
                <text:p>73.9440423108854</text:p>
              </table:table-cell>
              <table:table-cell office:value-type="float" office:value="12.0241828521572">
                <text:p>12.024182852157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520499999999976">
                <text:p>0.520499999999976</text:p>
              </table:table-cell>
              <table:table-cell office:value-type="float" office:value="97.888554035373">
                <text:p>97.888554035373</text:p>
              </table:table-cell>
              <table:table-cell office:value-type="float" office:value="97.4195892516191">
                <text:p>97.4195892516191</text:p>
              </table:table-cell>
              <table:table-cell office:value-type="float" office:value="96.3103410357546">
                <text:p>96.3103410357546</text:p>
              </table:table-cell>
              <table:table-cell office:value-type="float" office:value="92.3118418665071">
                <text:p>92.3118418665071</text:p>
              </table:table-cell>
              <table:table-cell office:value-type="float" office:value="72.8226388806339">
                <text:p>72.8226388806339</text:p>
              </table:table-cell>
              <table:table-cell office:value-type="float" office:value="10.801482970929">
                <text:p>10.80148297092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520999999999976">
                <text:p>0.520999999999976</text:p>
              </table:table-cell>
              <table:table-cell office:value-type="float" office:value="97.7854633852036">
                <text:p>97.7854633852036</text:p>
              </table:table-cell>
              <table:table-cell office:value-type="float" office:value="97.2939197958551">
                <text:p>97.2939197958551</text:p>
              </table:table-cell>
              <table:table-cell office:value-type="float" office:value="96.1317315685766">
                <text:p>96.1317315685766</text:p>
              </table:table-cell>
              <table:table-cell office:value-type="float" office:value="91.9479367483409">
                <text:p>91.9479367483409</text:p>
              </table:table-cell>
              <table:table-cell office:value-type="float" office:value="71.6911860496923">
                <text:p>71.6911860496923</text:p>
              </table:table-cell>
              <table:table-cell office:value-type="float" office:value="9.67745739659959">
                <text:p>9.6774573965995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521499999999976">
                <text:p>0.521499999999976</text:p>
              </table:table-cell>
              <table:table-cell office:value-type="float" office:value="97.6800011469389">
                <text:p>97.6800011469389</text:p>
              </table:table-cell>
              <table:table-cell office:value-type="float" office:value="97.165390176457">
                <text:p>97.165390176457</text:p>
              </table:table-cell>
              <table:table-cell office:value-type="float" office:value="95.9491615570616">
                <text:p>95.9491615570616</text:p>
              </table:table-cell>
              <table:table-cell office:value-type="float" office:value="91.5767496137317">
                <text:p>91.5767496137317</text:p>
              </table:table-cell>
              <table:table-cell office:value-type="float" office:value="70.5506870188965">
                <text:p>70.5506870188965</text:p>
              </table:table-cell>
              <table:table-cell office:value-type="float" office:value="8.64747311260022">
                <text:p>8.6474731126002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521999999999976">
                <text:p>0.521999999999976</text:p>
              </table:table-cell>
              <table:table-cell office:value-type="float" office:value="97.5721752308343">
                <text:p>97.5721752308343</text:p>
              </table:table-cell>
              <table:table-cell office:value-type="float" office:value="97.0340121619823">
                <text:p>97.0340121619823</text:p>
              </table:table-cell>
              <table:table-cell office:value-type="float" office:value="95.7626548393087">
                <text:p>95.7626548393087</text:p>
              </table:table-cell>
              <table:table-cell office:value-type="float" office:value="91.1983803719425">
                <text:p>91.1983803719425</text:p>
              </table:table-cell>
              <table:table-cell office:value-type="float" office:value="69.4021393745974">
                <text:p>69.4021393745974</text:p>
              </table:table-cell>
              <table:table-cell office:value-type="float" office:value="7.70667850351666">
                <text:p>7.7066785035166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522499999999976">
                <text:p>0.522499999999976</text:p>
              </table:table-cell>
              <table:table-cell office:value-type="float" office:value="97.4619937184562">
                <text:p>97.4619937184562</text:p>
              </table:table-cell>
              <table:table-cell office:value-type="float" office:value="96.8997977708655">
                <text:p>96.8997977708655</text:p>
              </table:table-cell>
              <table:table-cell office:value-type="float" office:value="95.5722357353429">
                <text:p>95.5722357353429</text:p>
              </table:table-cell>
              <table:table-cell office:value-type="float" office:value="90.812930570632">
                <text:p>90.812930570632</text:p>
              </table:table-cell>
              <table:table-cell office:value-type="float" office:value="68.2465336847322">
                <text:p>68.2465336847322</text:p>
              </table:table-cell>
              <table:table-cell office:value-type="float" office:value="6.85007510640605">
                <text:p>6.8500751064060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522999999999975">
                <text:p>0.522999999999975</text:p>
              </table:table-cell>
              <table:table-cell office:value-type="float" office:value="97.3494648616729">
                <text:p>97.3494648616729</text:p>
              </table:table-cell>
              <table:table-cell office:value-type="float" office:value="96.7627592695863">
                <text:p>96.7627592695863</text:p>
              </table:table-cell>
              <table:table-cell office:value-type="float" office:value="95.3779290418317">
                <text:p>95.3779290418317</text:p>
              </table:table-cell>
              <table:table-cell office:value-type="float" office:value="90.4205033505079">
                <text:p>90.4205033505079</text:p>
              </table:table-cell>
              <table:table-cell office:value-type="float" office:value="67.0848521306177">
                <text:p>67.0848521306177</text:p>
              </table:table-cell>
              <table:table-cell office:value-type="float" office:value="6.07258348193492">
                <text:p>6.0725834819349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523499999999975">
                <text:p>0.523499999999975</text:p>
              </table:table-cell>
              <table:table-cell office:value-type="float" office:value="97.2345970816241">
                <text:p>97.2345970816241</text:p>
              </table:table-cell>
              <table:table-cell office:value-type="float" office:value="96.6229091708012">
                <text:p>96.6229091708012</text:p>
              </table:table-cell>
              <table:table-cell office:value-type="float" office:value="95.1797600267051">
                <text:p>95.1797600267051</text:p>
              </table:table-cell>
              <table:table-cell office:value-type="float" office:value="90.0212033994123">
                <text:p>90.0212033994123</text:p>
              </table:table-cell>
              <table:table-cell office:value-type="float" office:value="65.9180671769533">
                <text:p>65.9180671769533</text:p>
              </table:table-cell>
              <table:table-cell office:value-type="float" office:value="5.36910285855593">
                <text:p>5.3691028585559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523999999999975">
                <text:p>0.523999999999975</text:p>
              </table:table-cell>
              <table:table-cell office:value-type="float" office:value="97.1173989676717">
                <text:p>97.1173989676717</text:p>
              </table:table-cell>
              <table:table-cell office:value-type="float" office:value="96.4802602314397">
                <text:p>96.4802602314397</text:p>
              </table:table-cell>
              <table:table-cell office:value-type="float" office:value="94.9777544236819">
                <text:p>94.9777544236819</text:p>
              </table:table-cell>
              <table:table-cell office:value-type="float" office:value="89.6151369058693">
                <text:p>89.6151369058693</text:p>
              </table:table-cell>
              <table:table-cell office:value-type="float" office:value="64.7471402823853">
                <text:p>64.7471402823853</text:p>
              </table:table-cell>
              <table:table-cell office:value-type="float" office:value="4.7345643496171">
                <text:p>4.734564349617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524499999999975">
                <text:p>0.524499999999975</text:p>
              </table:table-cell>
              <table:table-cell office:value-type="float" office:value="96.9978792763285">
                <text:p>96.9978792763285</text:p>
              </table:table-cell>
              <table:table-cell office:value-type="float" office:value="96.3348254507658">
                <text:p>96.3348254507658</text:p>
              </table:table-cell>
              <table:table-cell office:value-type="float" office:value="94.7719384267022">
                <text:p>94.7719384267022</text:p>
              </table:table-cell>
              <table:table-cell office:value-type="float" office:value="89.2024115121228">
                <text:p>89.2024115121228</text:p>
              </table:table-cell>
              <table:table-cell office:value-type="float" office:value="63.5730206528316">
                <text:p>63.5730206528316</text:p>
              </table:table-cell>
              <table:table-cell office:value-type="float" office:value="4.16397767768188">
                <text:p>4.1639776776818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524999999999975">
                <text:p>0.524999999999975</text:p>
              </table:table-cell>
              <table:table-cell office:value-type="float" office:value="96.8760469301687">
                <text:p>96.8760469301687</text:p>
              </table:table-cell>
              <table:table-cell office:value-type="float" office:value="96.1866180684032">
                <text:p>96.1866180684032</text:p>
              </table:table-cell>
              <table:table-cell office:value-type="float" office:value="94.5623386842697">
                <text:p>94.5623386842697</text:p>
              </table:table-cell>
              <table:table-cell office:value-type="float" office:value="88.7831362666934">
                <text:p>88.7831362666934</text:p>
              </table:table-cell>
              <table:table-cell office:value-type="float" office:value="62.3966440396236">
                <text:p>62.3966440396236</text:p>
              </table:table-cell>
              <table:table-cell office:value-type="float" office:value="3.65247146080223">
                <text:p>3.6524714608022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525499999999975">
                <text:p>0.525499999999975</text:p>
              </table:table-cell>
              <table:table-cell office:value-type="float" office:value="96.7519110167174">
                <text:p>96.7519110167174</text:p>
              </table:table-cell>
              <table:table-cell office:value-type="float" office:value="96.0356515623279">
                <text:p>96.0356515623279</text:p>
              </table:table-cell>
              <table:table-cell office:value-type="float" office:value="94.3489822937039">
                <text:p>94.3489822937039</text:p>
              </table:table-cell>
              <table:table-cell office:value-type="float" office:value="88.3574215764844">
                <text:p>88.3574215764844</text:p>
              </table:table-cell>
              <table:table-cell office:value-type="float" office:value="61.2189315843619">
                <text:p>61.2189315843619</text:p>
              </table:table-cell>
              <table:table-cell office:value-type="float" office:value="3.19532722093155">
                <text:p>3.1953272209315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525999999999975">
                <text:p>0.525999999999975</text:p>
              </table:table-cell>
              <table:table-cell office:value-type="float" office:value="96.6254807873214">
                <text:p>96.6254807873214</text:p>
              </table:table-cell>
              <table:table-cell office:value-type="float" office:value="95.8819396468257">
                <text:p>95.8819396468257</text:p>
              </table:table-cell>
              <table:table-cell office:value-type="float" office:value="94.1318967953054">
                <text:p>94.1318967953054</text:p>
              </table:table-cell>
              <table:table-cell office:value-type="float" office:value="87.9253791584656">
                <text:p>87.9253791584656</text:p>
              </table:table-cell>
              <table:table-cell office:value-type="float" office:value="60.0407887122314">
                <text:p>60.0407887122314</text:p>
              </table:table-cell>
              <table:table-cell office:value-type="float" office:value="2.78800736449109">
                <text:p>2.7880073644910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526499999999975">
                <text:p>0.526499999999975</text:p>
              </table:table-cell>
              <table:table-cell office:value-type="float" office:value="96.4967656560001">
                <text:p>96.4967656560001</text:p>
              </table:table-cell>
              <table:table-cell office:value-type="float" office:value="95.7254962704161">
                <text:p>95.7254962704161</text:p>
              </table:table-cell>
              <table:table-cell office:value-type="float" office:value="93.9111101664341">
                <text:p>93.9111101664341</text:p>
              </table:table-cell>
              <table:table-cell office:value-type="float" office:value="87.4871219909642">
                <text:p>87.4871219909642</text:p>
              </table:table-cell>
              <table:table-cell office:value-type="float" office:value="58.8631040753592">
                <text:p>58.8631040753592</text:p>
              </table:table-cell>
              <table:table-cell office:value-type="float" office:value="2.42617745917045">
                <text:p>2.4261774591704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526999999999975">
                <text:p>0.526999999999975</text:p>
              </table:table-cell>
              <table:table-cell office:value-type="float" office:value="96.3657751982779">
                <text:p>96.3657751982779</text:p>
              </table:table-cell>
              <table:table-cell office:value-type="float" office:value="95.566335613744">
                <text:p>95.566335613744</text:p>
              </table:table-cell>
              <table:table-cell office:value-type="float" office:value="93.6866508155044">
                <text:p>93.6866508155044</text:p>
              </table:table-cell>
              <table:table-cell office:value-type="float" office:value="87.0427642645935">
                <text:p>87.0427642645935</text:p>
              </table:table-cell>
              <table:table-cell office:value-type="float" office:value="57.6867485476399">
                <text:p>57.6867485476399</text:p>
              </table:table-cell>
              <table:table-cell office:value-type="float" office:value="2.1057231896159">
                <text:p>2.105723189615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527499999999975">
                <text:p>0.527499999999975</text:p>
              </table:table-cell>
              <table:table-cell office:value-type="float" office:value="96.2325191499966">
                <text:p>96.2325191499966</text:p>
              </table:table-cell>
              <table:table-cell office:value-type="float" office:value="95.4044720874375">
                <text:p>95.4044720874375</text:p>
              </table:table-cell>
              <table:table-cell office:value-type="float" office:value="93.4585475758978">
                <text:p>93.4585475758978</text:p>
              </table:table-cell>
              <table:table-cell office:value-type="float" office:value="86.5924213328474">
                <text:p>86.5924213328474</text:p>
              </table:table-cell>
              <table:table-cell office:value-type="float" office:value="56.5125742722914">
                <text:p>56.5125742722914</text:p>
              </table:table-cell>
              <table:table-cell office:value-type="float" office:value="1.82276241835482">
                <text:p>1.8227624183548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527999999999975">
                <text:p>0.527999999999975</text:p>
              </table:table-cell>
              <table:table-cell office:value-type="float" office:value="96.09700740611">
                <text:p>96.09700740611</text:p>
              </table:table-cell>
              <table:table-cell office:value-type="float" office:value="95.2399203299347">
                <text:p>95.2399203299347</text:p>
              </table:table-cell>
              <table:table-cell office:value-type="float" office:value="93.2268296997941">
                <text:p>93.2268296997941</text:p>
              </table:table-cell>
              <table:table-cell office:value-type="float" office:value="86.1362096623926">
                <text:p>86.1362096623926</text:p>
              </table:table-cell>
              <table:table-cell office:value-type="float" office:value="55.34141376324">
                <text:p>55.34141376324</text:p>
              </table:table-cell>
              <table:table-cell office:value-type="float" office:value="1.57365280802657">
                <text:p>1.5736528080265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528499999999975">
                <text:p>0.528499999999975</text:p>
              </table:table-cell>
              <table:table-cell office:value-type="float" office:value="95.95925001946">
                <text:p>95.95925001946</text:p>
              </table:table-cell>
              <table:table-cell office:value-type="float" office:value="95.0726952052779">
                <text:p>95.0726952052779</text:p>
              </table:table-cell>
              <table:table-cell office:value-type="float" office:value="92.9915268519255">
                <text:p>92.9915268519255</text:p>
              </table:table-cell>
              <table:table-cell office:value-type="float" office:value="85.6742467830866">
                <text:p>85.6742467830866</text:p>
              </table:table-cell>
              <table:table-cell office:value-type="float" office:value="54.1740790612737">
                <text:p>54.1740790612737</text:p>
              </table:table-cell>
              <table:table-cell office:value-type="float" office:value="1.35499547787439">
                <text:p>1.3549954778743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528999999999975">
                <text:p>0.528999999999975</text:p>
              </table:table-cell>
              <table:table-cell office:value-type="float" office:value="95.8192571995332">
                <text:p>95.8192571995332</text:p>
              </table:table-cell>
              <table:table-cell office:value-type="float" office:value="94.9028118008768">
                <text:p>94.9028118008768</text:p>
              </table:table-cell>
              <table:table-cell office:value-type="float" office:value="92.7526691032524">
                <text:p>92.7526691032524</text:p>
              </table:table-cell>
              <table:table-cell office:value-type="float" office:value="85.2066512377522">
                <text:p>85.2066512377522</text:p>
              </table:table-cell>
              <table:table-cell office:value-type="float" office:value="53.0113609457389">
                <text:p>53.0113609457389</text:p>
              </table:table-cell>
              <table:table-cell office:value-type="float" office:value="1.1636351728035">
                <text:p>1.163635172803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529499999999975">
                <text:p>0.529499999999975</text:p>
              </table:table-cell>
              <table:table-cell office:value-type="float" office:value="95.6770393112011">
                <text:p>95.6770393112011</text:p>
              </table:table-cell>
              <table:table-cell office:value-type="float" office:value="94.7302854252409">
                <text:p>94.7302854252409</text:p>
              </table:table-cell>
              <table:table-cell office:value-type="float" office:value="92.5102869245653">
                <text:p>92.5102869245653</text:p>
              </table:table-cell>
              <table:table-cell office:value-type="float" office:value="84.7335425317383">
                <text:p>84.7335425317383</text:p>
              </table:table-cell>
              <table:table-cell office:value-type="float" office:value="51.8540282023944">
                <text:p>51.8540282023944</text:p>
              </table:table-cell>
              <table:table-cell office:value-type="float" office:value="0.996657418542763">
                <text:p>0.9966574185427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529999999999975">
                <text:p>0.529999999999975</text:p>
              </table:table-cell>
              <table:table-cell office:value-type="float" office:value="95.5326068734409">
                <text:p>95.5326068734409</text:p>
              </table:table-cell>
              <table:table-cell office:value-type="float" office:value="94.5551316056816">
                <text:p>94.5551316056816</text:p>
              </table:table-cell>
              <table:table-cell office:value-type="float" office:value="92.2644111800132">
                <text:p>92.2644111800132</text:p>
              </table:table-cell>
              <table:table-cell office:value-type="float" office:value="84.2550410822969">
                <text:p>84.2550410822969</text:p>
              </table:table-cell>
              <table:table-cell office:value-type="float" office:value="50.7028269478788">
                <text:p>50.7028269478788</text:p>
              </table:table-cell>
              <table:table-cell office:value-type="float" office:value="0.85138312303545">
                <text:p>0.8513831230354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530499999999975">
                <text:p>0.530499999999975</text:p>
              </table:table-cell>
              <table:table-cell office:value-type="float" office:value="95.3859705580396">
                <text:p>95.3859705580396</text:p>
              </table:table-cell>
              <table:table-cell office:value-type="float" office:value="94.3773660859846">
                <text:p>94.3773660859846</text:p>
              </table:table-cell>
              <table:table-cell office:value-type="float" office:value="92.0150731205609">
                <text:p>92.0150731205609</text:p>
              </table:table-cell>
              <table:table-cell office:value-type="float" office:value="83.7712681678056">
                <text:p>83.7712681678056</text:p>
              </table:table-cell>
              <table:table-cell office:value-type="float" office:value="49.5584800110884">
                <text:p>49.5584800110884</text:p>
              </table:table-cell>
              <table:table-cell office:value-type="float" office:value="0.725361063612867">
                <text:p>0.72536106361286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530999999999975">
                <text:p>0.530999999999975</text:p>
              </table:table-cell>
              <table:table-cell office:value-type="float" office:value="95.2371411882801">
                <text:p>95.2371411882801</text:p>
              </table:table-cell>
              <table:table-cell office:value-type="float" office:value="94.1970048240523">
                <text:p>94.1970048240523</text:p>
              </table:table-cell>
              <table:table-cell office:value-type="float" office:value="91.7623043773775">
                <text:p>91.7623043773775</text:p>
              </table:table-cell>
              <table:table-cell office:value-type="float" office:value="83.2823458768665">
                <text:p>83.2823458768665</text:p>
              </table:table-cell>
              <table:table-cell office:value-type="float" office:value="48.4216863716069">
                <text:p>48.4216863716069</text:p>
              </table:table-cell>
              <table:table-cell office:value-type="float" office:value="0.616358673228524">
                <text:p>0.61635867322852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531499999999975">
                <text:p>0.531499999999975</text:p>
              </table:table-cell>
              <table:table-cell office:value-type="float" office:value="95.0861297376106">
                <text:p>95.0861297376106</text:p>
              </table:table-cell>
              <table:table-cell office:value-type="float" office:value="94.014063989518">
                <text:p>94.014063989518</text:p>
              </table:table-cell>
              <table:table-cell office:value-type="float" office:value="91.5061369551574">
                <text:p>91.5061369551574</text:p>
              </table:table-cell>
              <table:table-cell office:value-type="float" office:value="82.7883970573098">
                <text:p>82.7883970573098</text:p>
              </table:table-cell>
              <table:table-cell office:value-type="float" office:value="47.2931206551794">
                <text:p>47.2931206551794</text:p>
              </table:table-cell>
              <table:table-cell office:value-type="float" office:value="0.522351508437578">
                <text:p>0.52235150843757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531999999999974">
                <text:p>0.531999999999974</text:p>
              </table:table-cell>
              <table:table-cell office:value-type="float" office:value="94.9329473282965">
                <text:p>94.9329473282965</text:p>
              </table:table-cell>
              <table:table-cell office:value-type="float" office:value="93.8285599613315">
                <text:p>93.8285599613315</text:p>
              </table:table-cell>
              <table:table-cell office:value-type="float" office:value="91.2466032253762">
                <text:p>91.2466032253762</text:p>
              </table:table-cell>
              <table:table-cell office:value-type="float" office:value="82.2895452651332">
                <text:p>82.2895452651332</text:p>
              </table:table-cell>
              <table:table-cell office:value-type="float" office:value="46.1734326860699">
                <text:p>46.1734326860699</text:p>
              </table:table-cell>
              <table:table-cell office:value-type="float" office:value="0.441511748192697">
                <text:p>0.44151174819269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532499999999974">
                <text:p>0.532499999999974</text:p>
              </table:table-cell>
              <table:table-cell office:value-type="float" office:value="94.7776052300556">
                <text:p>94.7776052300556</text:p>
              </table:table-cell>
              <table:table-cell office:value-type="float" office:value="93.6405093253168">
                <text:p>93.6405093253168</text:p>
              </table:table-cell>
              <table:table-cell office:value-type="float" office:value="90.9837359194833">
                <text:p>90.9837359194833</text:p>
              </table:table-cell>
              <table:table-cell office:value-type="float" office:value="81.7859147134046">
                <text:p>81.7859147134046</text:p>
              </table:table-cell>
              <table:table-cell office:value-type="float" office:value="45.0632470960014">
                <text:p>45.0632470960014</text:p>
              </table:table-cell>
              <table:table-cell office:value-type="float" office:value="0.372196037073534">
                <text:p>0.37219603707353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532999999999974">
                <text:p>0.532999999999974</text:p>
              </table:table-cell>
              <table:table-cell office:value-type="float" office:value="94.6201148586775">
                <text:p>94.6201148586775</text:p>
              </table:table-cell>
              <table:table-cell office:value-type="float" office:value="93.4499288717023">
                <text:p>93.4499288717023</text:p>
              </table:table-cell>
              <table:table-cell office:value-type="float" office:value="90.7175681220333">
                <text:p>90.7175681220333</text:p>
              </table:table-cell>
              <table:table-cell office:value-type="float" office:value="81.2776302211595">
                <text:p>81.2776302211595</text:p>
              </table:table-cell>
              <table:table-cell office:value-type="float" office:value="43.9631629892323">
                <text:p>43.9631629892323</text:p>
              </table:table-cell>
              <table:table-cell office:value-type="float" office:value="0.312932950323716">
                <text:p>0.31293295032371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533499999999974">
                <text:p>0.533499999999974</text:p>
              </table:table-cell>
              <table:table-cell office:value-type="float" office:value="94.4604877746254">
                <text:p>94.4604877746254</text:p>
              </table:table-cell>
              <table:table-cell office:value-type="float" office:value="93.2568355926247">
                <text:p>93.2568355926247</text:p>
              </table:table-cell>
              <table:table-cell office:value-type="float" office:value="90.4481332637583">
                <text:p>90.4481332637583</text:p>
              </table:table-cell>
              <table:table-cell office:value-type="float" office:value="80.7648171623211">
                <text:p>80.7648171623211</text:p>
              </table:table-cell>
              <table:table-cell office:value-type="float" office:value="42.873753663192">
                <text:p>42.873753663192</text:p>
              </table:table-cell>
              <table:table-cell office:value-type="float" office:value="0.262410321949266">
                <text:p>0.26241032194926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533999999999974">
                <text:p>0.533999999999974</text:p>
              </table:table-cell>
              <table:table-cell office:value-type="float" office:value="94.2987356816232">
                <text:p>94.2987356816232</text:p>
              </table:table-cell>
              <table:table-cell office:value-type="float" office:value="93.0612466796056">
                <text:p>93.0612466796056</text:p>
              </table:table-cell>
              <table:table-cell office:value-type="float" office:value="90.1754651145827">
                <text:p>90.1754651145827</text:p>
              </table:table-cell>
              <table:table-cell office:value-type="float" office:value="80.2476014146714">
                <text:p>80.2476014146714</text:p>
              </table:table-cell>
              <table:table-cell office:value-type="float" office:value="41.7955663839615">
                <text:p>41.7955663839615</text:p>
              </table:table-cell>
              <table:table-cell office:value-type="float" office:value="0.219462641906383">
                <text:p>0.21946264190638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534499999999974">
                <text:p>0.534499999999974</text:p>
              </table:table-cell>
              <table:table-cell office:value-type="float" office:value="94.134870425226">
                <text:p>94.134870425226</text:p>
              </table:table-cell>
              <table:table-cell office:value-type="float" office:value="92.8631795210035">
                <text:p>92.8631795210035</text:p>
              </table:table-cell>
              <table:table-cell office:value-type="float" office:value="89.8995977765831">
                <text:p>89.8995977765831</text:p>
              </table:table-cell>
              <table:table-cell office:value-type="float" office:value="79.7261093089042">
                <text:p>79.7261093089042</text:p>
              </table:table-cell>
              <table:table-cell office:value-type="float" office:value="40.7291222157654">
                <text:p>40.7291222157654</text:p>
              </table:table-cell>
              <table:table-cell office:value-type="float" office:value="0.183058694704485">
                <text:p>0.18305869470448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534999999999974">
                <text:p>0.534999999999974</text:p>
              </table:table-cell>
              <table:table-cell office:value-type="float" office:value="93.9689039913752">
                <text:p>93.9689039913752</text:p>
              </table:table-cell>
              <table:table-cell office:value-type="float" office:value="92.6626516994395">
                <text:p>92.6626516994395</text:p>
              </table:table-cell>
              <table:table-cell office:value-type="float" office:value="89.6205656768952">
                <text:p>89.6205656768952</text:p>
              </table:table-cell>
              <table:table-cell office:value-type="float" office:value="79.2004675777858">
                <text:p>79.2004675777858</text:p>
              </table:table-cell>
              <table:table-cell office:value-type="float" office:value="39.674915903516">
                <text:p>39.674915903516</text:p>
              </table:table-cell>
              <table:table-cell office:value-type="float" office:value="0.152289580066668">
                <text:p>0.15228958006666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535499999999974">
                <text:p>0.535499999999974</text:p>
              </table:table-cell>
              <table:table-cell office:value-type="float" office:value="93.8008485049381">
                <text:p>93.8008485049381</text:p>
              </table:table-cell>
              <table:table-cell office:value-type="float" office:value="92.4596809891987">
                <text:p>92.4596809891987</text:p>
              </table:table-cell>
              <table:table-cell office:value-type="float" office:value="89.3384035605692">
                <text:p>89.3384035605692</text:p>
              </table:table-cell>
              <table:table-cell office:value-type="float" office:value="78.6708033054536">
                <text:p>78.6708033054536</text:p>
              </table:table-cell>
              <table:table-cell office:value-type="float" office:value="38.6334158073385">
                <text:p>38.6334158073385</text:p>
              </table:table-cell>
              <table:table-cell office:value-type="float" office:value="0.126357226991279">
                <text:p>0.12635722699127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535999999999974">
                <text:p>0.535999999999974</text:p>
              </table:table-cell>
              <table:table-cell office:value-type="float" office:value="93.6307162282333">
                <text:p>93.6307162282333</text:p>
              </table:table-cell>
              <table:table-cell office:value-type="float" office:value="92.2542853536075">
                <text:p>92.2542853536075</text:p>
              </table:table-cell>
              <table:table-cell office:value-type="float" office:value="89.0531464833768">
                <text:p>89.0531464833768</text:p>
              </table:table-cell>
              <table:table-cell office:value-type="float" office:value="78.1372438768799">
                <text:p>78.1372438768799</text:p>
              </table:table-cell>
              <table:table-cell office:value-type="float" office:value="37.6050638878988">
                <text:p>37.6050638878988</text:p>
              </table:table-cell>
              <table:table-cell office:value-type="float" office:value="0.10456348589518">
                <text:p>0.1045634858951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536499999999974">
                <text:p>0.536499999999974</text:p>
              </table:table-cell>
              <table:table-cell office:value-type="float" office:value="93.4585195595401">
                <text:p>93.4585195595401</text:p>
              </table:table-cell>
              <table:table-cell office:value-type="float" office:value="92.0464829423872">
                <text:p>92.0464829423872</text:p>
              </table:table-cell>
              <table:table-cell office:value-type="float" office:value="88.7648298045708">
                <text:p>88.7648298045708</text:p>
              </table:table-cell>
              <table:table-cell office:value-type="float" office:value="77.5999169275286">
                <text:p>77.5999169275286</text:p>
              </table:table-cell>
              <table:table-cell office:value-type="float" office:value="36.5902757412495">
                <text:p>36.5902757412495</text:p>
              </table:table-cell>
              <table:table-cell office:value-type="float" office:value="0.0862998596373442">
                <text:p>0.086299859637344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536999999999974">
                <text:p>0.536999999999974</text:p>
              </table:table-cell>
              <table:table-cell office:value-type="float" office:value="93.2842710315938">
                <text:p>93.2842710315938</text:p>
              </table:table-cell>
              <table:table-cell office:value-type="float" office:value="91.8362920889841">
                <text:p>91.8362920889841</text:p>
              </table:table-cell>
              <table:table-cell office:value-type="float" office:value="88.4734891796004">
                <text:p>88.4734891796004</text:p>
              </table:table-cell>
              <table:table-cell office:value-type="float" office:value="77.0589502932319">
                <text:p>77.0589502932319</text:p>
              </table:table-cell>
              <table:table-cell office:value-type="float" office:value="35.5894406818195">
                <text:p>35.5894406818195</text:p>
              </table:table-cell>
              <table:table-cell office:value-type="float" office:value="0.0710379131750064">
                <text:p>0.071037913175006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537499999999974">
                <text:p>0.537499999999974</text:p>
              </table:table-cell>
              <table:table-cell office:value-type="float" office:value="93.1079833100673">
                <text:p>93.1079833100673</text:p>
              </table:table-cell>
              <table:table-cell office:value-type="float" office:value="91.6237313078775">
                <text:p>91.6237313078775</text:p>
              </table:table-cell>
              <table:table-cell office:value-type="float" office:value="88.1791605527831">
                <text:p>88.1791605527831</text:p>
              </table:table-cell>
              <table:table-cell office:value-type="float" office:value="76.5144719603141">
                <text:p>76.5144719603141</text:p>
              </table:table-cell>
              <table:table-cell office:value-type="float" office:value="34.6029218720784">
                <text:p>34.6029218720784</text:p>
              </table:table-cell>
              <table:table-cell office:value-type="float" office:value="0.0583203833709901">
                <text:p>0.058320383370990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537999999999974">
                <text:p>0.537999999999974</text:p>
              </table:table-cell>
              <table:table-cell office:value-type="float" office:value="92.9296691920378">
                <text:p>92.9296691920378</text:p>
              </table:table-cell>
              <table:table-cell office:value-type="float" office:value="91.4088192918653">
                <text:p>91.4088192918653</text:p>
              </table:table-cell>
              <table:table-cell office:value-type="float" office:value="87.8818801499368">
                <text:p>87.8818801499368</text:p>
              </table:table-cell>
              <table:table-cell office:value-type="float" office:value="75.9666100159906">
                <text:p>75.9666100159906</text:p>
              </table:table-cell>
              <table:table-cell office:value-type="float" office:value="33.6310564973275">
                <text:p>33.6310564973275</text:p>
              </table:table-cell>
              <table:table-cell office:value-type="float" office:value="0.0477529949632024">
                <text:p>0.047752994963202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538499999999974">
                <text:p>0.538499999999974</text:p>
              </table:table-cell>
              <table:table-cell office:value-type="float" office:value="92.7493416044398">
                <text:p>92.7493416044398</text:p>
              </table:table-cell>
              <table:table-cell office:value-type="float" office:value="91.1915749093288">
                <text:p>91.1915749093288</text:p>
              </table:table-cell>
              <table:table-cell office:value-type="float" office:value="87.5816844709727">
                <text:p>87.5816844709727</text:p>
              </table:table-cell>
              <table:table-cell office:value-type="float" office:value="75.4154925990653">
                <text:p>75.4154925990653</text:p>
              </table:table-cell>
              <table:table-cell office:value-type="float" office:value="32.6741559839943">
                <text:p>32.6741559839943</text:p>
              </table:table-cell>
              <table:table-cell office:value-type="float" office:value="0.0389969757886076">
                <text:p>0.038996975788607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538999999999974">
                <text:p>0.538999999999974</text:p>
              </table:table-cell>
              <table:table-cell office:value-type="float" office:value="92.5670136025055">
                <text:p>92.5670136025055</text:p>
              </table:table-cell>
              <table:table-cell office:value-type="float" office:value="90.9720172014756">
                <text:p>90.9720172014756</text:p>
              </table:table-cell>
              <table:table-cell office:value-type="float" office:value="87.2786102824524">
                <text:p>87.2786102824524</text:p>
              </table:table-cell>
              <table:table-cell office:value-type="float" office:value="74.8612478509558">
                <text:p>74.8612478509558</text:p>
              </table:table-cell>
              <table:table-cell office:value-type="float" office:value="31.7325062597362">
                <text:p>31.7325062597362</text:p>
              </table:table-cell>
              <table:table-cell office:value-type="float" office:value="0.0317622538487467">
                <text:p>0.031762253848746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539499999999974">
                <text:p>0.539499999999974</text:p>
              </table:table-cell>
              <table:table-cell office:value-type="float" office:value="92.3826983681906">
                <text:p>92.3826983681906</text:p>
              </table:table-cell>
              <table:table-cell office:value-type="float" office:value="90.7501653795629">
                <text:p>90.7501653795629</text:p>
              </table:table-cell>
              <table:table-cell office:value-type="float" office:value="86.9726946101103">
                <text:p>86.9726946101103</text:p>
              </table:table-cell>
              <table:table-cell office:value-type="float" office:value="74.3040038670695">
                <text:p>74.3040038670695</text:p>
              </table:table-cell>
              <table:table-cell office:value-type="float" office:value="30.8063680535998">
                <text:p>30.8063680535998</text:p>
              </table:table-cell>
              <table:table-cell office:value-type="float" office:value="0.0258013105098973">
                <text:p>0.025801310509897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539999999999974">
                <text:p>0.539999999999974</text:p>
              </table:table-cell>
              <table:table-cell office:value-type="float" office:value="92.196409208588">
                <text:p>92.196409208588</text:p>
              </table:table-cell>
              <table:table-cell office:value-type="float" office:value="90.5260388221012">
                <text:p>90.5260388221012</text:p>
              </table:table-cell>
              <table:table-cell office:value-type="float" office:value="86.6639747313437">
                <text:p>86.6639747313437</text:p>
              </table:table-cell>
              <table:table-cell office:value-type="float" office:value="73.7438886485566">
                <text:p>73.7438886485566</text:p>
              </table:table-cell>
              <table:table-cell office:value-type="float" office:value="29.8959772344266">
                <text:p>29.8959772344266</text:p>
              </table:table-cell>
              <table:table-cell office:value-type="float" office:value="0.0209036578292247">
                <text:p>0.020903657829224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540499999999974">
                <text:p>0.540499999999974</text:p>
              </table:table-cell>
              <table:table-cell office:value-type="float" office:value="92.0081595543286">
                <text:p>92.0081595543286</text:p>
              </table:table-cell>
              <table:table-cell office:value-type="float" office:value="90.2996570720377">
                <text:p>90.2996570720377</text:p>
              </table:table-cell>
              <table:table-cell office:value-type="float" office:value="86.3524881676738">
                <text:p>86.3524881676738</text:p>
              </table:table-cell>
              <table:table-cell office:value-type="float" office:value="73.1810300544651">
                <text:p>73.1810300544651</text:p>
              </table:table-cell>
              <table:table-cell office:value-type="float" office:value="29.0015451856483">
                <text:p>29.0015451856483</text:p>
              </table:table-cell>
              <table:table-cell office:value-type="float" office:value="0.0168909034617643">
                <text:p>0.016890903461764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540999999999973">
                <text:p>0.540999999999973</text:p>
              </table:table-cell>
              <table:table-cell office:value-type="float" office:value="91.8179629579693">
                <text:p>91.8179629579693</text:p>
              </table:table-cell>
              <table:table-cell office:value-type="float" office:value="90.0710398339225">
                <text:p>90.0710398339225</text:p>
              </table:table-cell>
              <table:table-cell office:value-type="float" office:value="86.0382726771774">
                <text:p>86.0382726771774</text:p>
              </table:table-cell>
              <table:table-cell office:value-type="float" office:value="72.6155557543211">
                <text:p>72.6155557543211</text:p>
              </table:table-cell>
              <table:table-cell office:value-type="float" office:value="28.1232592145747">
                <text:p>28.1232592145747</text:p>
              </table:table-cell>
              <table:table-cell office:value-type="float" office:value="0.0136123636042005">
                <text:p>0.013612363604200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541499999999973">
                <text:p>0.541499999999973</text:p>
              </table:table-cell>
              <table:table-cell office:value-type="float" office:value="91.6258330923696">
                <text:p>91.6258330923696</text:p>
              </table:table-cell>
              <table:table-cell office:value-type="float" office:value="89.8402069710557">
                <text:p>89.8402069710557</text:p>
              </table:table-cell>
              <table:table-cell office:value-type="float" office:value="85.7213662468944">
                <text:p>85.7213662468944</text:p>
              </table:table-cell>
              <table:table-cell office:value-type="float" office:value="72.0475931811587">
                <text:p>72.0475931811587</text:p>
              </table:table-cell>
              <table:table-cell office:value-type="float" office:value="27.2612829942408">
                <text:p>27.2612829942408</text:p>
              </table:table-cell>
              <table:table-cell office:value-type="float" office:value="0.0109411827480828">
                <text:p>0.010941182748082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541999999999973">
                <text:p>0.541999999999973</text:p>
              </table:table-cell>
              <table:table-cell office:value-type="float" office:value="91.431783749055">
                <text:p>91.431783749055</text:p>
              </table:table-cell>
              <table:table-cell office:value-type="float" office:value="89.6071785026172">
                <text:p>89.6071785026172</text:p>
              </table:table-cell>
              <table:table-cell office:value-type="float" office:value="85.4018070852101">
                <text:p>85.4018070852101</text:p>
              </table:table-cell>
              <table:table-cell office:value-type="float" office:value="71.4772694850229">
                <text:p>71.4772694850229</text:p>
              </table:table-cell>
              <table:table-cell office:value-type="float" office:value="26.4157570358568">
                <text:p>26.4157570358568</text:p>
              </table:table-cell>
              <table:table-cell office:value-type="float" office:value="0.00877091843551715">
                <text:p>0.0087709184355171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542499999999973">
                <text:p>0.542499999999973</text:p>
              </table:table-cell>
              <table:table-cell office:value-type="float" office:value="91.2358288365702">
                <text:p>91.2358288365702</text:p>
              </table:table-cell>
              <table:table-cell office:value-type="float" office:value="89.3719746007804">
                <text:p>89.3719746007804</text:p>
              </table:table-cell>
              <table:table-cell office:value-type="float" office:value="85.0796336142171">
                <text:p>85.0796336142171</text:p>
              </table:table-cell>
              <table:table-cell office:value-type="float" office:value="70.904711486968">
                <text:p>70.904711486968</text:p>
              </table:table-cell>
              <table:table-cell office:value-type="float" office:value="25.5867991898795">
                <text:p>25.5867991898795</text:p>
              </table:table-cell>
              <table:table-cell office:value-type="float" office:value="0.00701254953658245">
                <text:p>0.0070125495365824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542999999999973">
                <text:p>0.542999999999973</text:p>
              </table:table-cell>
              <table:table-cell office:value-type="float" office:value="91.0379823788196">
                <text:p>91.0379823788196</text:p>
              </table:table-cell>
              <table:table-cell office:value-type="float" office:value="89.134615587808">
                <text:p>89.134615587808</text:p>
              </table:table-cell>
              <table:table-cell office:value-type="float" office:value="84.7548844620572">
                <text:p>84.7548844620572</text:p>
              </table:table-cell>
              <table:table-cell office:value-type="float" office:value="70.3300456335736">
                <text:p>70.3300456335736</text:p>
              </table:table-cell>
              <table:table-cell office:value-type="float" office:value="24.7745051737124">
                <text:p>24.7745051737124</text:p>
              </table:table-cell>
              <table:table-cell office:value-type="float" office:value="0.0055918676182341">
                <text:p>0.005591867618234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543499999999973">
                <text:p>0.543499999999973</text:p>
              </table:table-cell>
              <table:table-cell office:value-type="float" office:value="90.8382585133979">
                <text:p>90.8382585133979</text:p>
              </table:table-cell>
              <table:table-cell office:value-type="float" office:value="88.8951219331341">
                <text:p>88.8951219331341</text:p>
              </table:table-cell>
              <table:table-cell office:value-type="float" office:value="84.4275984552464">
                <text:p>84.4275984552464</text:p>
              </table:table-cell>
              <table:table-cell office:value-type="float" office:value="69.753397952001">
                <text:p>69.753397952001</text:p>
              </table:table-cell>
              <table:table-cell office:value-type="float" office:value="23.9789491240328">
                <text:p>23.9789491240328</text:p>
              </table:table-cell>
              <table:table-cell office:value-type="float" office:value="0.00444721258574">
                <text:p>0.0044472125857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543999999999973">
                <text:p>0.543999999999973</text:p>
              </table:table-cell>
              <table:table-cell office:value-type="float" office:value="90.636671489909">
                <text:p>90.636671489909</text:p>
              </table:table-cell>
              <table:table-cell office:value-type="float" office:value="88.6535142504291">
                <text:p>88.6535142504291</text:p>
              </table:table-cell>
              <table:table-cell office:value-type="float" office:value="84.0978146109846">
                <text:p>84.0978146109846</text:p>
              </table:table-cell>
              <table:table-cell office:value-type="float" office:value="69.1748940056097">
                <text:p>69.1748940056097</text:p>
              </table:table-cell>
              <table:table-cell office:value-type="float" office:value="23.2001841717438">
                <text:p>23.2001841717438</text:p>
              </table:table-cell>
              <table:table-cell office:value-type="float" office:value="0.00352751580498542">
                <text:p>0.0035275158049854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544499999999973">
                <text:p>0.544499999999973</text:p>
              </table:table-cell>
              <table:table-cell office:value-type="float" office:value="90.4332356682747">
                <text:p>90.4332356682747</text:p>
              </table:table-cell>
              <table:table-cell office:value-type="float" office:value="88.4098132946516">
                <text:p>88.4098132946516</text:p>
              </table:table-cell>
              <table:table-cell office:value-type="float" office:value="83.765572129452">
                <text:p>83.765572129452</text:p>
              </table:table-cell>
              <table:table-cell office:value-type="float" office:value="68.5946588501559">
                <text:p>68.5946588501559</text:p>
              </table:table-cell>
              <table:table-cell office:value-type="float" office:value="22.4382430375511">
                <text:p>22.4382430375511</text:p>
              </table:table-cell>
              <table:table-cell office:value-type="float" office:value="0.00279061623131514">
                <text:p>0.0027906162313151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544999999999973">
                <text:p>0.544999999999973</text:p>
              </table:table-cell>
              <table:table-cell office:value-type="float" office:value="90.2279655170332">
                <text:p>90.2279655170332</text:p>
              </table:table-cell>
              <table:table-cell office:value-type="float" office:value="88.1640399590853">
                <text:p>88.1640399590853</text:p>
              </table:table-cell>
              <table:table-cell office:value-type="float" office:value="83.430910386095">
                <text:p>83.430910386095</text:p>
              </table:table-cell>
              <table:table-cell office:value-type="float" office:value="68.0128169905929">
                <text:p>68.0128169905929</text:p>
              </table:table-cell>
              <table:table-cell office:value-type="float" office:value="21.6931386461785">
                <text:p>21.6931386461785</text:p>
              </table:table-cell>
              <table:table-cell office:value-type="float" office:value="0.00220181757035633">
                <text:p>0.0022018175703563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545499999999973">
                <text:p>0.545499999999973</text:p>
              </table:table-cell>
              <table:table-cell office:value-type="float" office:value="90.0208756116276">
                <text:p>90.0208756116276</text:p>
              </table:table-cell>
              <table:table-cell office:value-type="float" office:value="87.9162152723634">
                <text:p>87.9162152723634</text:p>
              </table:table-cell>
              <table:table-cell office:value-type="float" office:value="83.093868923903">
                <text:p>83.093868923903</text:p>
              </table:table-cell>
              <table:table-cell office:value-type="float" office:value="67.4294923384921">
                <text:p>67.4294923384921</text:p>
              </table:table-cell>
              <table:table-cell office:value-type="float" office:value="20.9648647572474">
                <text:p>20.9648647572474</text:p>
              </table:table-cell>
              <table:table-cell office:value-type="float" office:value="0.00173265708832923">
                <text:p>0.0017326570883292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545999999999973">
                <text:p>0.545999999999973</text:p>
              </table:table-cell>
              <table:table-cell office:value-type="float" office:value="89.8119806326844">
                <text:p>89.8119806326844</text:p>
              </table:table-cell>
              <table:table-cell office:value-type="float" office:value="87.6663603954795">
                <text:p>87.6663603954795</text:p>
              </table:table-cell>
              <table:table-cell office:value-type="float" office:value="82.7544874456787">
                <text:p>82.7544874456787</text:p>
              </table:table-cell>
              <table:table-cell office:value-type="float" office:value="66.8448081701054">
                <text:p>66.8448081701054</text:p>
              </table:table-cell>
              <table:table-cell office:value-type="float" office:value="20.2533966108704">
                <text:p>20.2533966108704</text:p>
              </table:table-cell>
              <table:table-cell office:value-type="float" office:value="0.00135985929979754">
                <text:p>0.0013598592997975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546499999999973">
                <text:p>0.546499999999973</text:p>
              </table:table-cell>
              <table:table-cell office:value-type="float" office:value="89.601295364283">
                <text:p>89.601295364283</text:p>
              </table:table-cell>
              <table:table-cell office:value-type="float" office:value="87.4144966187864">
                <text:p>87.4144966187864</text:p>
              </table:table-cell>
              <table:table-cell office:value-type="float" office:value="82.4128058063037">
                <text:p>82.4128058063037</text:p>
              </table:table-cell>
              <table:table-cell office:value-type="float" office:value="66.2588870850852">
                <text:p>66.2588870850852</text:p>
              </table:table-cell>
              <table:table-cell office:value-type="float" office:value="19.5586915860338">
                <text:p>19.5586915860338</text:p>
              </table:table-cell>
              <table:table-cell office:value-type="float" office:value="0.00106445033055027">
                <text:p>0.0010644503305502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546999999999973">
                <text:p>0.546999999999973</text:p>
              </table:table-cell>
              <table:table-cell office:value-type="float" office:value="89.3888346922161">
                <text:p>89.3888346922161</text:p>
              </table:table-cell>
              <table:table-cell office:value-type="float" office:value="87.1606453589836">
                <text:p>87.1606453589836</text:p>
              </table:table-cell>
              <table:table-cell office:value-type="float" office:value="82.0688640050013">
                <text:p>82.0688640050013</text:p>
              </table:table-cell>
              <table:table-cell office:value-type="float" office:value="65.6718509658819">
                <text:p>65.6718509658819</text:p>
              </table:table-cell>
              <table:table-cell office:value-type="float" office:value="18.8806898698745">
                <text:p>18.8806898698745</text:p>
              </table:table-cell>
              <table:table-cell office:value-type="float" office:value="0.00083101123653011">
                <text:p>0.0008310112365301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547499999999973">
                <text:p>0.547499999999973</text:p>
              </table:table-cell>
              <table:table-cell office:value-type="float" office:value="89.1746136022408">
                <text:p>89.1746136022408</text:p>
              </table:table-cell>
              <table:table-cell office:value-type="float" office:value="86.9048281560939">
                <text:p>86.9048281560939</text:p>
              </table:table-cell>
              <table:table-cell office:value-type="float" office:value="81.7227021775993">
                <text:p>81.7227021775993</text:p>
              </table:table-cell>
              <table:table-cell office:value-type="float" office:value="65.0838209378344">
                <text:p>65.0838209378344</text:p>
              </table:table-cell>
              <table:table-cell office:value-type="float" office:value="18.2193151359923">
                <text:p>18.2193151359923</text:p>
              </table:table-cell>
              <table:table-cell office:value-type="float" office:value="0.000647050922298118">
                <text:p>0.00064705092229811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547999999999973">
                <text:p>0.547999999999973</text:p>
              </table:table-cell>
              <table:table-cell office:value-type="float" office:value="88.9586471783215">
                <text:p>88.9586471783215</text:p>
              </table:table-cell>
              <table:table-cell office:value-type="float" office:value="86.6470666704286">
                <text:p>86.6470666704286</text:p>
              </table:table-cell>
              <table:table-cell office:value-type="float" office:value="81.3743605887944">
                <text:p>81.3743605887944</text:p>
              </table:table-cell>
              <table:table-cell office:value-type="float" office:value="64.4949173299715">
                <text:p>64.4949173299715</text:p>
              </table:table-cell>
              <table:table-cell office:value-type="float" office:value="17.574475229981">
                <text:p>17.574475229981</text:p>
              </table:table-cell>
              <table:table-cell office:value-type="float" office:value="0.000502481520404681">
                <text:p>0.00050248152040468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548499999999973">
                <text:p>0.548499999999973</text:p>
              </table:table-cell>
              <table:table-cell office:value-type="float" office:value="88.7409506008647">
                <text:p>88.7409506008647</text:p>
              </table:table-cell>
              <table:table-cell office:value-type="float" office:value="86.3873826795445">
                <text:p>86.3873826795445</text:p>
              </table:table-cell>
              <table:table-cell office:value-type="float" office:value="81.0238796244198">
                <text:p>81.0238796244198</text:p>
              </table:table-cell>
              <table:table-cell office:value-type="float" office:value="63.9052596365393">
                <text:p>63.9052596365393</text:p>
              </table:table-cell>
              <table:table-cell office:value-type="float" office:value="16.9460628604017">
                <text:p>16.9460628604017</text:p>
              </table:table-cell>
              <table:table-cell office:value-type="float" office:value="0.000389181150725992">
                <text:p>0.00038918115072599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548999999999973">
                <text:p>0.548999999999973</text:p>
              </table:table-cell>
              <table:table-cell office:value-type="float" office:value="88.521539144945">
                <text:p>88.521539144945</text:p>
              </table:table-cell>
              <table:table-cell office:value-type="float" office:value="86.1257980751898">
                <text:p>86.1257980751898</text:p>
              </table:table-cell>
              <table:table-cell office:value-type="float" office:value="80.6712997837189">
                <text:p>80.6712997837189</text:p>
              </table:table-cell>
              <table:table-cell office:value-type="float" office:value="63.3149664792707">
                <text:p>63.3149664792707</text:p>
              </table:table-cell>
              <table:table-cell office:value-type="float" office:value="16.3339562934735">
                <text:p>16.3339562934735</text:p>
              </table:table-cell>
              <table:table-cell office:value-type="float" office:value="0.000300630867936492">
                <text:p>0.00030063086793649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549499999999973">
                <text:p>0.549499999999973</text:p>
              </table:table-cell>
              <table:table-cell office:value-type="float" office:value="88.3004281785248">
                <text:p>88.3004281785248</text:p>
              </table:table-cell>
              <table:table-cell office:value-type="float" office:value="85.8623348602432">
                <text:p>85.8623348602432</text:p>
              </table:table-cell>
              <table:table-cell office:value-type="float" office:value="80.3166616716273">
                <text:p>80.3166616716273</text:p>
              </table:table-cell>
              <table:table-cell office:value-type="float" office:value="62.724155570411">
                <text:p>62.724155570411</text:p>
              </table:table-cell>
              <table:table-cell office:value-type="float" office:value="15.7380200498037">
                <text:p>15.7380200498037</text:p>
              </table:table-cell>
              <table:table-cell office:value-type="float" office:value="0.000231614323202295">
                <text:p>0.00023161432320229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549999999999972">
                <text:p>0.549999999999972</text:p>
              </table:table-cell>
              <table:table-cell office:value-type="float" office:value="88.0776331606653">
                <text:p>88.0776331606653</text:p>
              </table:table-cell>
              <table:table-cell office:value-type="float" office:value="85.5970151456435">
                <text:p>85.5970151456435</text:p>
              </table:table-cell>
              <table:table-cell office:value-type="float" office:value="79.9600059910634">
                <text:p>79.9600059910634</text:p>
              </table:table-cell>
              <table:table-cell office:value-type="float" office:value="62.1329436765142">
                <text:p>62.1329436765142</text:p>
              </table:table-cell>
              <table:table-cell office:value-type="float" office:value="15.1581056015385">
                <text:p>15.1581056015385</text:p>
              </table:table-cell>
              <table:table-cell office:value-type="float" office:value="0.00017797021485427">
                <text:p>0.0001779702148542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550499999999972">
                <text:p>0.550499999999972</text:p>
              </table:table-cell>
              <table:table-cell office:value-type="float" office:value="87.8531696397308">
                <text:p>87.8531696397308</text:p>
              </table:table-cell>
              <table:table-cell office:value-type="float" office:value="85.3298611473127">
                <text:p>85.3298611473127</text:p>
              </table:table-cell>
              <table:table-cell office:value-type="float" office:value="79.6013735352322">
                <text:p>79.6013735352322</text:p>
              </table:table-cell>
              <table:table-cell office:value-type="float" office:value="61.5414465830237">
                <text:p>61.5414465830237</text:p>
              </table:table-cell>
              <table:table-cell office:value-type="float" office:value="14.5940520683685">
                <text:p>14.5940520683685</text:p>
              </table:table-cell>
              <table:table-cell office:value-type="float" office:value="0.000136388987692541">
                <text:p>0.00013638898769254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550999999999972">
                <text:p>0.550999999999972</text:p>
              </table:table-cell>
              <table:table-cell office:value-type="float" office:value="87.6270532515869">
                <text:p>87.6270532515869</text:p>
              </table:table-cell>
              <table:table-cell office:value-type="float" office:value="85.0608951830718">
                <text:p>85.0608951830718</text:p>
              </table:table-cell>
              <table:table-cell office:value-type="float" office:value="79.2408051799418">
                <text:p>79.2408051799418</text:p>
              </table:table-cell>
              <table:table-cell office:value-type="float" office:value="60.949779059649">
                <text:p>60.949779059649</text:p>
              </table:table-cell>
              <table:table-cell office:value-type="float" office:value="14.0456869108852">
                <text:p>14.0456869108852</text:p>
              </table:table-cell>
              <table:table-cell office:value-type="float" office:value="0.000104246469729259">
                <text:p>0.00010424646972925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551499999999972">
                <text:p>0.551499999999972</text:p>
              </table:table-cell>
              <table:table-cell office:value-type="float" office:value="87.3992997177907">
                <text:p>87.3992997177907</text:p>
              </table:table-cell>
              <table:table-cell office:value-type="float" office:value="84.7901396695504">
                <text:p>84.7901396695504</text:p>
              </table:table-cell>
              <table:table-cell office:value-type="float" office:value="78.8783418759366">
                <text:p>78.8783418759366</text:p>
              </table:table-cell>
              <table:table-cell office:value-type="float" office:value="60.358054826552">
                <text:p>60.358054826552</text:p>
              </table:table-cell>
              <table:table-cell office:value-type="float" office:value="13.5128266198453">
                <text:p>13.5128266198453</text:p>
              </table:table-cell>
              <table:table-cell office:value-type="float" office:value="0.0000794682184278324">
                <text:p>0.000079468218427832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551999999999972">
                <text:p>0.551999999999972</text:p>
              </table:table-cell>
              <table:table-cell office:value-type="float" office:value="87.1699248437765">
                <text:p>87.1699248437765</text:p>
              </table:table-cell>
              <table:table-cell office:value-type="float" office:value="84.5176171190909">
                <text:p>84.5176171190909</text:p>
              </table:table-cell>
              <table:table-cell office:value-type="float" office:value="78.5140246412481">
                <text:p>78.5140246412481</text:p>
              </table:table-cell>
              <table:table-cell office:value-type="float" office:value="59.7663865213541">
                <text:p>59.7663865213541</text:p>
              </table:table-cell>
              <table:table-cell office:value-type="float" office:value="12.9952773999663">
                <text:p>12.9952773999663</text:p>
              </table:table-cell>
              <table:table-cell office:value-type="float" office:value="0.0000604192968115334">
                <text:p>0.000060419296811533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552499999999972">
                <text:p>0.552499999999972</text:p>
              </table:table-cell>
              <table:table-cell office:value-type="float" office:value="86.938944517034">
                <text:p>86.938944517034</text:p>
              </table:table-cell>
              <table:table-cell office:value-type="float" office:value="84.2433501366473">
                <text:p>84.2433501366473</text:p>
              </table:table-cell>
              <table:table-cell office:value-type="float" office:value="78.1478945535652">
                <text:p>78.1478945535652</text:p>
              </table:table-cell>
              <table:table-cell office:value-type="float" office:value="59.1748856669737">
                <text:p>59.1748856669737</text:p>
              </table:table-cell>
              <table:table-cell office:value-type="float" office:value="12.4928358469381">
                <text:p>12.4928358469381</text:p>
              </table:table-cell>
              <table:table-cell office:value-type="float" office:value="0.0000458150247515294">
                <text:p>0.000045815024751529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552999999999972">
                <text:p>0.552999999999972</text:p>
              </table:table-cell>
              <table:table-cell office:value-type="float" office:value="86.706374705282">
                <text:p>86.706374705282</text:p>
              </table:table-cell>
              <table:table-cell office:value-type="float" office:value="83.96736141668">
                <text:p>83.96736141668</text:p>
              </table:table-cell>
              <table:table-cell office:value-type="float" office:value="77.7799927426265">
                <text:p>77.7799927426265</text:p>
              </table:table-cell>
              <table:table-cell office:value-type="float" office:value="58.5836626403066">
                <text:p>58.5836626403066</text:p>
              </table:table-cell>
              <table:table-cell office:value-type="float" office:value="12.005289616407">
                <text:p>12.005289616407</text:p>
              </table:table-cell>
              <table:table-cell office:value-type="float" office:value="0.0000346489640233735">
                <text:p>0.000034648964023373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553499999999972">
                <text:p>0.553499999999972</text:p>
              </table:table-cell>
              <table:table-cell office:value-type="float" office:value="86.4722314546361">
                <text:p>86.4722314546361</text:p>
              </table:table-cell>
              <table:table-cell office:value-type="float" office:value="83.6896737400461">
                <text:p>83.6896737400461</text:p>
              </table:table-cell>
              <table:table-cell office:value-type="float" office:value="77.4103603826362">
                <text:p>77.4103603826362</text:p>
              </table:table-cell>
              <table:table-cell office:value-type="float" office:value="57.9928266417561">
                <text:p>57.9928266417561</text:p>
              </table:table-cell>
              <table:table-cell office:value-type="float" office:value="11.5324180837542">
                <text:p>11.5324180837542</text:p>
              </table:table-cell>
              <table:table-cell office:value-type="float" office:value="0.0000261350088861065">
                <text:p>0.000026135008886106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553999999999972">
                <text:p>0.553999999999972</text:p>
              </table:table-cell>
              <table:table-cell office:value-type="float" office:value="86.2365308877716">
                <text:p>86.2365308877716</text:p>
              </table:table-cell>
              <table:table-cell office:value-type="float" office:value="83.410309970887">
                <text:p>83.410309970887</text:p>
              </table:table-cell>
              <table:table-cell office:value-type="float" office:value="77.0390386847063">
                <text:p>77.0390386847063</text:p>
              </table:table-cell>
              <table:table-cell office:value-type="float" office:value="57.4024856656242">
                <text:p>57.4024856656242</text:p>
              </table:table-cell>
              <table:table-cell office:value-type="float" office:value="11.0739929935601">
                <text:p>11.0739929935601</text:p>
              </table:table-cell>
              <table:table-cell office:value-type="float" office:value="0.0000196609781062796">
                <text:p>0.000019660978106279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554499999999972">
                <text:p>0.554499999999972</text:p>
              </table:table-cell>
              <table:table-cell office:value-type="float" office:value="85.9992892020814">
                <text:p>85.9992892020814</text:p>
              </table:table-cell>
              <table:table-cell office:value-type="float" office:value="83.1292930535128">
                <text:p>83.1292930535128</text:p>
              </table:table-cell>
              <table:table-cell office:value-type="float" office:value="76.6660688893247">
                <text:p>76.6660688893247</text:p>
              </table:table-cell>
              <table:table-cell office:value-type="float" office:value="56.8127464713708">
                <text:p>56.8127464713708</text:p>
              </table:table-cell>
              <table:table-cell office:value-type="float" office:value="10.6297790977166">
                <text:p>10.6297790977166</text:p>
              </table:table-cell>
              <table:table-cell office:value-type="float" office:value="0.0000147515500300403">
                <text:p>0.000014751550030040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554999999999972">
                <text:p>0.554999999999972</text:p>
              </table:table-cell>
              <table:table-cell office:value-type="float" office:value="85.7605226678298">
                <text:p>85.7605226678298</text:p>
              </table:table-cell>
              <table:table-cell office:value-type="float" office:value="82.8466460092855">
                <text:p>82.8466460092855</text:p>
              </table:table-cell>
              <table:table-cell office:value-type="float" office:value="76.2914922588547">
                <text:p>76.2914922588547</text:p>
              </table:table-cell>
              <table:table-cell office:value-type="float" office:value="56.2237145557481">
                <text:p>56.2237145557481</text:p>
              </table:table-cell>
              <table:table-cell office:value-type="float" office:value="10.1995347812183">
                <text:p>10.1995347812183</text:p>
              </table:table-cell>
              <table:table-cell office:value-type="float" office:value="0.0000110387592816197">
                <text:p>0.000011038759281619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555499999999972">
                <text:p>0.555499999999972</text:p>
              </table:table-cell>
              <table:table-cell office:value-type="float" office:value="85.5202476263019">
                <text:p>85.5202476263019</text:p>
              </table:table-cell>
              <table:table-cell office:value-type="float" office:value="82.5623919334994">
                <text:p>82.5623919334994</text:p>
              </table:table-cell>
              <table:table-cell office:value-type="float" office:value="75.9153500700639">
                <text:p>75.9153500700639</text:p>
              </table:table-cell>
              <table:table-cell office:value-type="float" office:value="55.6354941258191">
                <text:p>55.6354941258191</text:p>
              </table:table-cell>
              <table:table-cell office:value-type="float" office:value="9.78301267473616">
                <text:p>9.78301267473616</text:p>
              </table:table-cell>
              <table:table-cell office:value-type="float" office:value="0.00000823859091872538">
                <text:p>0.0000082385909187253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555999999999972">
                <text:p>0.555999999999972</text:p>
              </table:table-cell>
              <table:table-cell office:value-type="float" office:value="85.2784804879488">
                <text:p>85.2784804879488</text:p>
              </table:table-cell>
              <table:table-cell office:value-type="float" office:value="82.2765539922616">
                <text:p>82.2765539922616</text:p>
              </table:table-cell>
              <table:table-cell office:value-type="float" office:value="75.5376836066879">
                <text:p>75.5376836066879</text:p>
              </table:table-cell>
              <table:table-cell office:value-type="float" office:value="55.0481880728634">
                <text:p>55.0481880728634</text:p>
              </table:table-cell>
              <table:table-cell office:value-type="float" office:value="9.37996025314222">
                <text:p>9.37996025314222</text:p>
              </table:table-cell>
              <table:table-cell office:value-type="float" office:value="0.00000613247355609126">
                <text:p>0.0000061324735560912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556499999999972">
                <text:p>0.556499999999972</text:p>
              </table:table-cell>
              <table:table-cell office:value-type="float" office:value="85.03523773053">
                <text:p>85.03523773053</text:p>
              </table:table-cell>
              <table:table-cell office:value-type="float" office:value="81.9891554193717">
                <text:p>81.9891554193717</text:p>
              </table:table-cell>
              <table:table-cell office:value-type="float" office:value="75.1585341520277">
                <text:p>75.1585341520277</text:p>
              </table:table-cell>
              <table:table-cell office:value-type="float" office:value="54.4618979471789">
                <text:p>54.4618979471789</text:p>
              </table:table-cell>
              <table:table-cell office:value-type="float" office:value="8.99012041923062">
                <text:p>8.99012041923062</text:p>
              </table:table-cell>
              <table:table-cell office:value-type="float" office:value="0.00000455269439717516">
                <text:p>0.0000045526943971751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556999999999972">
                <text:p>0.556999999999972</text:p>
              </table:table-cell>
              <table:table-cell office:value-type="float" office:value="84.7905358972516">
                <text:p>84.7905358972516</text:p>
              </table:table-cell>
              <table:table-cell office:value-type="float" office:value="81.7002195132022">
                <text:p>81.7002195132022</text:p>
              </table:table-cell>
              <table:table-cell office:value-type="float" office:value="74.7779429815841">
                <text:p>74.7779429815841</text:p>
              </table:table-cell>
              <table:table-cell office:value-type="float" office:value="53.8767239337826">
                <text:p>53.8767239337826</text:p>
              </table:table-cell>
              <table:table-cell office:value-type="float" office:value="8.61323207194309">
                <text:p>8.61323207194309</text:p>
              </table:table-cell>
              <table:table-cell office:value-type="float" office:value="0.00000337094279997824">
                <text:p>0.0000033709427999782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557499999999972">
                <text:p>0.557499999999972</text:p>
              </table:table-cell>
              <table:table-cell office:value-type="float" office:value="84.5443915949022">
                <text:p>84.5443915949022</text:p>
              </table:table-cell>
              <table:table-cell office:value-type="float" office:value="81.4097696335789">
                <text:p>81.4097696335789</text:p>
              </table:table-cell>
              <table:table-cell office:value-type="float" office:value="74.3959513557314">
                <text:p>74.3959513557314</text:p>
              </table:table-cell>
              <table:table-cell office:value-type="float" office:value="53.2927648290153">
                <text:p>53.2927648290153</text:p>
              </table:table-cell>
              <table:table-cell office:value-type="float" office:value="8.24903065847878">
                <text:p>8.24903065847878</text:p>
              </table:table-cell>
              <table:table-cell office:value-type="float" office:value="0.00000248934068401359">
                <text:p>0.0000024893406840135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557999999999972">
                <text:p>0.557999999999972</text:p>
              </table:table-cell>
              <table:table-cell office:value-type="float" office:value="84.2968214919855">
                <text:p>84.2968214919855</text:p>
              </table:table-cell>
              <table:table-cell office:value-type="float" office:value="81.1178291986634">
                <text:p>81.1178291986634</text:p>
              </table:table-cell>
              <table:table-cell office:value-type="float" office:value="74.0126005124304">
                <text:p>74.0126005124304</text:p>
              </table:table-cell>
              <table:table-cell office:value-type="float" office:value="52.7101180180534">
                <text:p>52.7101180180534</text:p>
              </table:table-cell>
              <table:table-cell office:value-type="float" office:value="7.89724870973489">
                <text:p>7.89724870973489</text:p>
              </table:table-cell>
              <table:table-cell office:value-type="float" office:value="0.00000183344277823065">
                <text:p>0.0000018334427782306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558499999999972">
                <text:p>0.558499999999972</text:p>
              </table:table-cell>
              <table:table-cell office:value-type="float" office:value="84.0478423168511">
                <text:p>84.0478423168511</text:p>
              </table:table-cell>
              <table:table-cell office:value-type="float" office:value="80.8244216818376">
                <text:p>80.8244216818376</text:p>
              </table:table-cell>
              <table:table-cell office:value-type="float" office:value="73.6279316599843">
                <text:p>73.6279316599843</text:p>
              </table:table-cell>
              <table:table-cell office:value-type="float" office:value="52.1288794533324">
                <text:p>52.1288794533324</text:p>
              </table:table-cell>
              <table:table-cell office:value-type="float" office:value="7.5576163585904">
                <text:p>7.5576163585904</text:p>
              </table:table-cell>
              <table:table-cell office:value-type="float" office:value="0.00000134679176692856">
                <text:p>0.0000013467917669285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558999999999972">
                <text:p>0.558999999999972</text:p>
              </table:table-cell>
              <table:table-cell office:value-type="float" office:value="83.7974708558226">
                <text:p>83.7974708558226</text:p>
              </table:table-cell>
              <table:table-cell office:value-type="float" office:value="80.52957060859">
                <text:p>80.52957060859</text:p>
              </table:table-cell>
              <table:table-cell office:value-type="float" office:value="73.2419859698375">
                <text:p>73.2419859698375</text:p>
              </table:table-cell>
              <table:table-cell office:value-type="float" office:value="51.549143633882">
                <text:p>51.549143633882</text:p>
              </table:table-cell>
              <table:table-cell office:value-type="float" office:value="7.22986184061036">
                <text:p>7.22986184061036</text:p>
              </table:table-cell>
              <table:table-cell office:value-type="float" office:value="0.000000986696562002462">
                <text:p>0.00000098669656200246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559499999999971">
                <text:p>0.559499999999971</text:p>
              </table:table-cell>
              <table:table-cell office:value-type="float" office:value="83.5457239513241">
                <text:p>83.5457239513241</text:p>
              </table:table-cell>
              <table:table-cell office:value-type="float" office:value="80.2332995534063">
                <text:p>80.2332995534063</text:p>
              </table:table-cell>
              <table:table-cell office:value-type="float" office:value="72.8548045694209">
                <text:p>72.8548045694209</text:p>
              </table:table-cell>
              <table:table-cell office:value-type="float" office:value="50.9710035855766">
                <text:p>50.9710035855766</text:p>
              </table:table-cell>
              <table:table-cell office:value-type="float" office:value="6.91371197681156">
                <text:p>6.91371197681156</text:p>
              </table:table-cell>
              <table:table-cell office:value-type="float" office:value="0.000000720969423496986">
                <text:p>0.00000072096942349698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559999999999971">
                <text:p>0.559999999999971</text:p>
              </table:table-cell>
              <table:table-cell office:value-type="float" office:value="83.2926185000051">
                <text:p>83.2926185000051</text:p>
              </table:table-cell>
              <table:table-cell office:value-type="float" office:value="79.9356321366625">
                <text:p>79.9356321366625</text:p>
              </table:table-cell>
              <table:table-cell office:value-type="float" office:value="72.4664285350435">
                <text:p>72.4664285350435</text:p>
              </table:table-cell>
              <table:table-cell office:value-type="float" office:value="50.3945508423018">
                <text:p>50.3945508423018</text:p>
              </table:table-cell>
              <table:table-cell office:value-type="float" office:value="6.60889263819203">
                <text:p>6.60889263819203</text:p>
              </table:table-cell>
              <table:table-cell office:value-type="float" office:value="0.000000525412193711302">
                <text:p>0.00000052541219371130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560499999999971">
                <text:p>0.560499999999971</text:p>
              </table:table-cell>
              <table:table-cell office:value-type="float" office:value="83.0381714508644">
                <text:p>83.0381714508644</text:p>
              </table:table-cell>
              <table:table-cell office:value-type="float" office:value="79.6365920215232">
                <text:p>79.6365920215232</text:p>
              </table:table-cell>
              <table:table-cell office:value-type="float" office:value="72.0768988848333">
                <text:p>72.0768988848333</text:p>
              </table:table-cell>
              <table:table-cell office:value-type="float" office:value="49.8198754280364">
                <text:p>49.8198754280364</text:p>
              </table:table-cell>
              <table:table-cell office:value-type="float" office:value="6.31512919178676">
                <text:p>6.31512919178676</text:p>
              </table:table-cell>
              <table:table-cell office:value-type="float" office:value="0.000000381885807245081">
                <text:p>0.00000038188580724508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560999999999971">
                <text:p>0.560999999999971</text:p>
              </table:table-cell>
              <table:table-cell office:value-type="float" office:value="82.7823998033723">
                <text:p>82.7823998033723</text:p>
              </table:table-cell>
              <table:table-cell office:value-type="float" office:value="79.3362029108441">
                <text:p>79.3362029108441</text:p>
              </table:table-cell>
              <table:table-cell office:value-type="float" office:value="71.6862565717285">
                <text:p>71.6862565717285</text:p>
              </table:table-cell>
              <table:table-cell office:value-type="float" office:value="49.2470658398517">
                <text:p>49.2470658398517</text:p>
              </table:table-cell>
              <table:table-cell office:value-type="float" office:value="6.03214692807012">
                <text:p>6.03214692807012</text:p>
              </table:table-cell>
              <table:table-cell office:value-type="float" office:value="0.000000276832425680692">
                <text:p>0.00000027683242568069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561499999999971">
                <text:p>0.561499999999971</text:p>
              </table:table-cell>
              <table:table-cell office:value-type="float" office:value="82.5253206055933">
                <text:p>82.5253206055933</text:p>
              </table:table-cell>
              <table:table-cell office:value-type="float" office:value="79.0344885440798">
                <text:p>79.0344885440798</text:p>
              </table:table-cell>
              <table:table-cell office:value-type="float" office:value="71.2945424765209">
                <text:p>71.2945424765209</text:p>
              </table:table-cell>
              <table:table-cell office:value-type="float" office:value="48.6762090318253">
                <text:p>48.6762090318253</text:p>
              </table:table-cell>
              <table:table-cell office:value-type="float" office:value="5.75967146958153">
                <text:p>5.75967146958153</text:p>
              </table:table-cell>
              <table:table-cell office:value-type="float" office:value="0.000000200147637246293">
                <text:p>0.00000020014763724629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561999999999971">
                <text:p>0.561999999999971</text:p>
              </table:table-cell>
              <table:table-cell office:value-type="float" office:value="82.266950952307">
                <text:p>82.266950952307</text:p>
              </table:table-cell>
              <table:table-cell office:value-type="float" office:value="78.7314726941986">
                <text:p>78.7314726941986</text:p>
              </table:table-cell>
              <table:table-cell office:value-type="float" office:value="70.9017974009524">
                <text:p>70.9017974009524</text:p>
              </table:table-cell>
              <table:table-cell office:value-type="float" office:value="48.10739039987">
                <text:p>48.10739039987</text:p>
              </table:table-cell>
              <table:table-cell office:value-type="float" office:value="5.49742916070477">
                <text:p>5.49742916070477</text:p>
              </table:table-cell>
              <table:table-cell office:value-type="float" office:value="0.000000144322501087708">
                <text:p>0.00000014432250108770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562499999999971">
                <text:p>0.562499999999971</text:p>
              </table:table-cell>
              <table:table-cell office:value-type="float" office:value="82.00730798313">
                <text:p>82.00730798313</text:p>
              </table:table-cell>
              <table:table-cell office:value-type="float" office:value="78.4271791646022">
                <text:p>78.4271791646022</text:p>
              </table:table-cell>
              <table:table-cell office:value-type="float" office:value="70.5080620608678">
                <text:p>70.5080620608678</text:p>
              </table:table-cell>
              <table:table-cell office:value-type="float" office:value="47.5406937674743">
                <text:p>47.5406937674743</text:p>
              </table:table-cell>
              <table:table-cell office:value-type="float" office:value="5.24514743858315">
                <text:p>5.24514743858315</text:p>
              </table:table-cell>
              <table:table-cell office:value-type="float" office:value="0.000000103792911588581">
                <text:p>0.00000010379291158858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562999999999971">
                <text:p>0.562999999999971</text:p>
              </table:table-cell>
              <table:table-cell office:value-type="float" office:value="81.7464088806375">
                <text:p>81.7464088806375</text:p>
              </table:table-cell>
              <table:table-cell office:value-type="float" office:value="78.121631786054">
                <text:p>78.121631786054</text:p>
              </table:table-cell>
              <table:table-cell office:value-type="float" office:value="70.113377079423">
                <text:p>70.113377079423</text:p>
              </table:table-cell>
              <table:table-cell office:value-type="float" office:value="46.976201372353">
                <text:p>46.976201372353</text:p>
              </table:table-cell>
              <table:table-cell office:value-type="float" office:value="5.0025551852021">
                <text:p>5.0025551852021</text:p>
              </table:table-cell>
              <table:table-cell office:value-type="float" office:value="0.0000000744477218789938">
                <text:p>0.000000074447721878993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563499999999971">
                <text:p>0.563499999999971</text:p>
              </table:table-cell>
              <table:table-cell office:value-type="float" office:value="81.4842708684854">
                <text:p>81.4842708684854</text:p>
              </table:table-cell>
              <table:table-cell office:value-type="float" office:value="77.8148544136136">
                <text:p>77.8148544136136</text:p>
              </table:table-cell>
              <table:table-cell office:value-type="float" office:value="69.7177829803523">
                <text:p>69.7177829803523</text:p>
              </table:table-cell>
              <table:table-cell office:value-type="float" office:value="46.4139938540047">
                <text:p>46.4139938540047</text:p>
              </table:table-cell>
              <table:table-cell office:value-type="float" office:value="4.76938306071813">
                <text:p>4.76938306071813</text:p>
              </table:table-cell>
              <table:table-cell office:value-type="float" office:value="0.0000000532580425218444">
                <text:p>0.000000053258042521844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563999999999971">
                <text:p>0.563999999999971</text:p>
              </table:table-cell>
              <table:table-cell office:value-type="float" office:value="81.220911209533">
                <text:p>81.220911209533</text:p>
              </table:table-cell>
              <table:table-cell office:value-type="float" office:value="77.5068709235802">
                <text:p>77.5068709235802</text:p>
              </table:table-cell>
              <table:table-cell office:value-type="float" office:value="69.3213201812953">
                <text:p>69.3213201812953</text:p>
              </table:table-cell>
              <table:table-cell office:value-type="float" office:value="45.8541502421724">
                <text:p>45.8541502421724</text:p>
              </table:table-cell>
              <table:table-cell office:value-type="float" office:value="4.54536381815763">
                <text:p>4.54536381815763</text:p>
              </table:table-cell>
              <table:table-cell office:value-type="float" office:value="0.000000037998727817934">
                <text:p>0.00000003799872781793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564499999999971">
                <text:p>0.564499999999971</text:p>
              </table:table-cell>
              <table:table-cell office:value-type="float" office:value="80.9563472039673">
                <text:p>80.9563472039673</text:p>
              </table:table-cell>
              <table:table-cell office:value-type="float" office:value="77.1977052104448">
                <text:p>77.1977052104448</text:p>
              </table:table-cell>
              <table:table-cell office:value-type="float" office:value="68.9240289871846">
                <text:p>68.9240289871846</text:p>
              </table:table-cell>
              <table:table-cell office:value-type="float" office:value="45.2967479462031">
                <text:p>45.2967479462031</text:p>
              </table:table-cell>
              <table:table-cell office:value-type="float" office:value="4.3302325996514">
                <text:p>4.3302325996514</text:p>
              </table:table-cell>
              <table:table-cell office:value-type="float" office:value="0.0000000270397693724731">
                <text:p>0.000000027039769372473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564999999999971">
                <text:p>0.564999999999971</text:p>
              </table:table-cell>
              <table:table-cell office:value-type="float" office:value="80.6905961874277">
                <text:p>80.6905961874277</text:p>
              </table:table-cell>
              <table:table-cell office:value-type="float" office:value="76.8873811838511">
                <text:p>76.8873811838511</text:p>
              </table:table-cell>
              <table:table-cell office:value-type="float" office:value="68.5259495836966">
                <text:p>68.5259495836966</text:p>
              </table:table-cell>
              <table:table-cell office:value-type="float" office:value="44.7418627453014">
                <text:p>44.7418627453014</text:p>
              </table:table-cell>
              <table:table-cell office:value-type="float" office:value="4.12372721441083">
                <text:p>4.12372721441083</text:p>
              </table:table-cell>
              <table:table-cell office:value-type="float" office:value="0.0000000191905304267909">
                <text:p>0.000000019190530426790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565499999999971">
                <text:p>0.565499999999971</text:p>
              </table:table-cell>
              <table:table-cell office:value-type="float" office:value="80.4236755291332">
                <text:p>80.4236755291332</text:p>
              </table:table-cell>
              <table:table-cell office:value-type="float" office:value="76.5759227655663">
                <text:p>76.5759227655663</text:p>
              </table:table-cell>
              <table:table-cell office:value-type="float" office:value="68.127122030766">
                <text:p>68.127122030766</text:p>
              </table:table-cell>
              <table:table-cell office:value-type="float" office:value="44.1895687796722">
                <text:p>44.1895687796722</text:p>
              </table:table-cell>
              <table:table-cell office:value-type="float" office:value="3.925588398689">
                <text:p>3.925588398689</text:p>
              </table:table-cell>
              <table:table-cell office:value-type="float" office:value="0.0000000135837926603994">
                <text:p>0.000000013583792660399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565999999999971">
                <text:p>0.565999999999971</text:p>
              </table:table-cell>
              <table:table-cell office:value-type="float" office:value="80.155602630011">
                <text:p>80.155602630011</text:p>
              </table:table-cell>
              <table:table-cell office:value-type="float" office:value="76.2633538864621">
                <text:p>76.2633538864621</text:p>
              </table:table-cell>
              <table:table-cell office:value-type="float" office:value="67.7275862561651">
                <text:p>67.7275862561651</text:p>
              </table:table-cell>
              <table:table-cell office:value-type="float" office:value="43.6399385425474">
                <text:p>43.6399385425474</text:p>
              </table:table-cell>
              <table:table-cell office:value-type="float" office:value="3.73556005800474">
                <text:p>3.73556005800474</text:p>
              </table:table-cell>
              <table:table-cell office:value-type="float" office:value="0.00000000958970347833729">
                <text:p>0.0000000095897034783372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566499999999971">
                <text:p>0.566499999999971</text:p>
              </table:table-cell>
              <table:table-cell office:value-type="float" office:value="79.8863949208269">
                <text:p>79.8863949208269</text:p>
              </table:table-cell>
              <table:table-cell office:value-type="float" office:value="75.9496984835069">
                <text:p>75.9496984835069</text:p>
              </table:table-cell>
              <table:table-cell office:value-type="float" office:value="67.3273820491514">
                <text:p>67.3273820491514</text:p>
              </table:table-cell>
              <table:table-cell office:value-type="float" office:value="43.0930428730882">
                <text:p>43.0930428730882</text:p>
              </table:table-cell>
              <table:table-cell office:value-type="float" office:value="3.55338949194065">
                <text:p>3.55338949194065</text:p>
              </table:table-cell>
              <table:table-cell office:value-type="float" office:value="0.00000000675210803916815">
                <text:p>0.0000000067521080391681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566999999999971">
                <text:p>0.566999999999971</text:p>
              </table:table-cell>
              <table:table-cell office:value-type="float" office:value="79.6160698603191">
                <text:p>79.6160698603191</text:p>
              </table:table-cell>
              <table:table-cell office:value-type="float" office:value="75.6349804967684">
                <text:p>75.6349804967684</text:p>
              </table:table-cell>
              <table:table-cell office:value-type="float" office:value="66.926549054181">
                <text:p>66.926549054181</text:p>
              </table:table-cell>
              <table:table-cell office:value-type="float" office:value="42.5489509501585">
                <text:p>42.5489509501585</text:p>
              </table:table-cell>
              <table:table-cell office:value-type="float" office:value="3.37882760185557">
                <text:p>3.37882760185557</text:p>
              </table:table-cell>
              <table:table-cell office:value-type="float" office:value="0.00000000474158626606633">
                <text:p>0.0000000047415862660663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567499999999971">
                <text:p>0.567499999999971</text:p>
              </table:table-cell>
              <table:table-cell office:value-type="float" office:value="79.3446449333339">
                <text:p>79.3446449333339</text:p>
              </table:table-cell>
              <table:table-cell office:value-type="float" office:value="75.319223866429">
                <text:p>75.319223866429</text:p>
              </table:table-cell>
              <table:table-cell office:value-type="float" office:value="66.5251267646935">
                <text:p>66.5251267646935</text:p>
              </table:table-cell>
              <table:table-cell office:value-type="float" office:value="42.007730286961">
                <text:p>42.007730286961</text:p>
              </table:table-cell>
              <table:table-cell office:value-type="float" office:value="3.21162908188">
                <text:p>3.21162908188</text:p>
              </table:table-cell>
              <table:table-cell office:value-type="float" office:value="0.00000000332091683154943">
                <text:p>0.0000000033209168315494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567999999999971">
                <text:p>0.567999999999971</text:p>
              </table:table-cell>
              <table:table-cell office:value-type="float" office:value="79.0721376489645">
                <text:p>79.0721376489645</text:p>
              </table:table-cell>
              <table:table-cell office:value-type="float" office:value="75.0024525298129">
                <text:p>75.0024525298129</text:p>
              </table:table-cell>
              <table:table-cell office:value-type="float" office:value="66.1231545169656">
                <text:p>66.1231545169656</text:p>
              </table:table-cell>
              <table:table-cell office:value-type="float" office:value="41.4694467265282">
                <text:p>41.4694467265282</text:p>
              </table:table-cell>
              <table:table-cell office:value-type="float" office:value="3.0515525935878">
                <text:p>3.0515525935878</text:p>
              </table:table-cell>
              <table:table-cell office:value-type="float" office:value="0.00000000231975656165941">
                <text:p>0.0000000023197565616594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568499999999971">
                <text:p>0.568499999999971</text:p>
              </table:table-cell>
              <table:table-cell office:value-type="float" office:value="78.7985655386933">
                <text:p>78.7985655386933</text:p>
              </table:table-cell>
              <table:table-cell office:value-type="float" office:value="74.6846904184258">
                <text:p>74.6846904184258</text:p>
              </table:table-cell>
              <table:table-cell office:value-type="float" office:value="65.7206714840378">
                <text:p>65.7206714840378</text:p>
              </table:table-cell>
              <table:table-cell office:value-type="float" office:value="40.9341644380602">
                <text:p>40.9341644380602</text:p>
              </table:table-cell>
              <table:table-cell office:value-type="float" office:value="2.89836092476057">
                <text:p>2.89836092476057</text:p>
              </table:table-cell>
              <table:table-cell office:value-type="float" office:value="0.00000000161613223915764">
                <text:p>0.0000000016161322391576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56899999999997">
                <text:p>0.56899999999997</text:p>
              </table:table-cell>
              <table:table-cell office:value-type="float" office:value="78.5239461545376">
                <text:p>78.5239461545376</text:p>
              </table:table-cell>
              <table:table-cell office:value-type="float" office:value="74.3659614550089">
                <text:p>74.3659614550089</text:p>
              </table:table-cell>
              <table:table-cell office:value-type="float" office:value="65.317716669713">
                <text:p>65.317716669713</text:p>
              </table:table-cell>
              <table:table-cell office:value-type="float" office:value="40.401945914101">
                <text:p>40.401945914101</text:p>
              </table:table-cell>
              <table:table-cell office:value-type="float" office:value="2.75182113268133">
                <text:p>2.75182113268133</text:p>
              </table:table-cell>
              <table:table-cell office:value-type="float" office:value="0.00000000112295265229497">
                <text:p>0.0000000011229526522949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56949999999997">
                <text:p>0.56949999999997</text:p>
              </table:table-cell>
              <table:table-cell office:value-type="float" office:value="78.2482970671989">
                <text:p>78.2482970671989</text:p>
              </table:table-cell>
              <table:table-cell office:value-type="float" office:value="74.0462895506054">
                <text:p>74.0462895506054</text:p>
              </table:table-cell>
              <table:table-cell office:value-type="float" office:value="64.9143289026302">
                <text:p>64.9143289026302</text:p>
              </table:table-cell>
              <table:table-cell office:value-type="float" office:value="39.8728519685434">
                <text:p>39.8728519685434</text:p>
              </table:table-cell>
              <table:table-cell office:value-type="float" office:value="2.61170467241233">
                <text:p>2.61170467241233</text:p>
              </table:table-cell>
              <table:table-cell office:value-type="float" office:value="0.000000000778208672106276">
                <text:p>0.00000000077820867210627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56999999999997">
                <text:p>0.56999999999997</text:p>
              </table:table-cell>
              <table:table-cell office:value-type="float" office:value="77.9716358642166">
                <text:p>77.9716358642166</text:p>
              </table:table-cell>
              <table:table-cell office:value-type="float" office:value="73.7256986016424">
                <text:p>73.7256986016424</text:p>
              </table:table-cell>
              <table:table-cell office:value-type="float" office:value="64.5105468304129">
                <text:p>64.5105468304129</text:p>
              </table:table-cell>
              <table:table-cell office:value-type="float" office:value="39.3469417354536">
                <text:p>39.3469417354536</text:p>
              </table:table-cell>
              <table:table-cell office:value-type="float" office:value="2.47778751052768">
                <text:p>2.47778751052768</text:p>
              </table:table-cell>
              <table:table-cell office:value-type="float" office:value="0.000000000537874253680915">
                <text:p>0.00000000053787425368091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57049999999997">
                <text:p>0.57049999999997</text:p>
              </table:table-cell>
              <table:table-cell office:value-type="float" office:value="77.6939801481257">
                <text:p>77.6939801481257</text:p>
              </table:table-cell>
              <table:table-cell office:value-type="float" office:value="73.4042124870267">
                <text:p>73.4042124870267</text:p>
              </table:table-cell>
              <table:table-cell office:value-type="float" office:value="64.1064089138938">
                <text:p>64.1064089138938</text:p>
              </table:table-cell>
              <table:table-cell office:value-type="float" office:value="38.8242726687053">
                <text:p>38.8242726687053</text:p>
              </table:table-cell>
              <table:table-cell office:value-type="float" office:value="2.34985022478542">
                <text:p>2.34985022478542</text:p>
              </table:table-cell>
              <table:table-cell office:value-type="float" office:value="0.000000000370779330834739">
                <text:p>0.00000000037077933083473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57099999999997">
                <text:p>0.57099999999997</text:p>
              </table:table-cell>
              <table:table-cell office:value-type="float" office:value="77.4153475346195">
                <text:p>77.4153475346195</text:p>
              </table:table-cell>
              <table:table-cell office:value-type="float" office:value="73.0818550652567">
                <text:p>73.0818550652567</text:p>
              </table:table-cell>
              <table:table-cell office:value-type="float" office:value="63.7019534214172">
                <text:p>63.7019534214172</text:p>
              </table:table-cell>
              <table:table-cell office:value-type="float" office:value="38.3049005424125">
                <text:p>38.3049005424125</text:p>
              </table:table-cell>
              <table:table-cell office:value-type="float" office:value="2.22767809023478">
                <text:p>2.22767809023478</text:p>
              </table:table-cell>
              <table:table-cell office:value-type="float" office:value="0.000000000254917907912269">
                <text:p>0.00000000025491790791226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57149999999997">
                <text:p>0.57149999999997</text:p>
              </table:table-cell>
              <table:table-cell office:value-type="float" office:value="77.1357556507167">
                <text:p>77.1357556507167</text:p>
              </table:table-cell>
              <table:table-cell office:value-type="float" office:value="72.7586501715491">
                <text:p>72.7586501715491</text:p>
              </table:table-cell>
              <table:table-cell office:value-type="float" office:value="63.2972184232198">
                <text:p>63.2972184232198</text:p>
              </table:table-cell>
              <table:table-cell office:value-type="float" office:value="37.7888794521514">
                <text:p>37.7888794521514</text:p>
              </table:table-cell>
              <table:table-cell office:value-type="float" office:value="2.11106115226444">
                <text:p>2.11106115226444</text:p>
              </table:table-cell>
              <table:table-cell office:value-type="float" office:value="0.000000000174797511033902">
                <text:p>0.00000000017479751103390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57199999999997">
                <text:p>0.57199999999997</text:p>
              </table:table-cell>
              <table:table-cell office:value-type="float" office:value="76.8552221329336">
                <text:p>76.8552221329336</text:p>
              </table:table-cell>
              <table:table-cell office:value-type="float" office:value="72.4346216149826">
                <text:p>72.4346216149826</text:p>
              </table:table-cell>
              <table:table-cell office:value-type="float" office:value="62.8922417858909">
                <text:p>62.8922417858909</text:p>
              </table:table-cell>
              <table:table-cell office:value-type="float" office:value="37.276261816958">
                <text:p>37.276261816958</text:p>
              </table:table-cell>
              <table:table-cell office:value-type="float" office:value="1.99979428710493">
                <text:p>1.99979428710493</text:p>
              </table:table-cell>
              <table:table-cell office:value-type="float" office:value="0.000000000119541916061161">
                <text:p>0.00000000011954191606116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57249999999997">
                <text:p>0.57249999999997</text:p>
              </table:table-cell>
              <table:table-cell office:value-type="float" office:value="76.5737646254624">
                <text:p>76.5737646254624</text:p>
              </table:table-cell>
              <table:table-cell office:value-type="float" office:value="72.1097931756576">
                <text:p>72.1097931756576</text:p>
              </table:table-cell>
              <table:table-cell office:value-type="float" office:value="62.4870611669133">
                <text:p>62.4870611669133</text:p>
              </table:table-cell>
              <table:table-cell office:value-type="float" office:value="36.7670983820933">
                <text:p>36.7670983820933</text:p>
              </table:table-cell>
              <table:table-cell office:value-type="float" office:value="1.89367725030384">
                <text:p>1.89367725030384</text:p>
              </table:table-cell>
              <table:table-cell office:value-type="float" office:value="0.0000000000815370979852641">
                <text:p>0.000000000081537097985264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57299999999997">
                <text:p>0.57299999999997</text:p>
              </table:table-cell>
              <table:table-cell office:value-type="float" office:value="76.2914007783541">
                <text:p>76.2914007783541</text:p>
              </table:table-cell>
              <table:table-cell office:value-type="float" office:value="71.7841886018737">
                <text:p>71.7841886018737</text:p>
              </table:table-cell>
              <table:table-cell office:value-type="float" office:value="62.0817140092852">
                <text:p>62.0817140092852</text:p>
              </table:table-cell>
              <table:table-cell office:value-type="float" office:value="36.2614382225598">
                <text:p>36.2614382225598</text:p>
              </table:table-cell>
              <table:table-cell office:value-type="float" office:value="1.79251471369673">
                <text:p>1.79251471369673</text:p>
              </table:table-cell>
              <table:table-cell office:value-type="float" office:value="0.000000000055467725471708">
                <text:p>0.00000000005546772547170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57349999999997">
                <text:p>0.57349999999997</text:p>
              </table:table-cell>
              <table:table-cell office:value-type="float" office:value="76.0081482457082">
                <text:p>76.0081482457082</text:p>
              </table:table-cell>
              <table:table-cell office:value-type="float" office:value="71.457831607324">
                <text:p>71.457831607324</text:p>
              </table:table-cell>
              <table:table-cell office:value-type="float" office:value="61.6762375362251">
                <text:p>61.6762375362251</text:p>
              </table:table-cell>
              <table:table-cell office:value-type="float" office:value="35.7593287473619">
                <text:p>35.7593287473619</text:p>
              </table:table-cell>
              <table:table-cell office:value-type="float" office:value="1.69611629139836">
                <text:p>1.69611629139836</text:p>
              </table:table-cell>
              <table:table-cell office:value-type="float" office:value="0.0000000000376335800229748">
                <text:p>0.000000000037633580022974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57399999999997">
                <text:p>0.57399999999997</text:p>
              </table:table-cell>
              <table:table-cell office:value-type="float" office:value="75.724024683868">
                <text:p>75.724024683868</text:p>
              </table:table-cell>
              <table:table-cell office:value-type="float" office:value="71.1307458683076">
                <text:p>71.1307458683076</text:p>
              </table:table-cell>
              <table:table-cell office:value-type="float" office:value="61.2706687459591">
                <text:p>61.2706687459591</text:p>
              </table:table-cell>
              <table:table-cell office:value-type="float" office:value="35.2608157044935">
                <text:p>35.2608157044935</text:p>
              </table:table-cell>
              <table:table-cell office:value-type="float" office:value="1.60429655533972">
                <text:p>1.60429655533972</text:p>
              </table:table-cell>
              <table:table-cell office:value-type="float" office:value="0.0000000000254660026604271">
                <text:p>0.000000000025466002660427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57449999999997">
                <text:p>0.57449999999997</text:p>
              </table:table-cell>
              <table:table-cell office:value-type="float" office:value="75.4390477496222">
                <text:p>75.4390477496222</text:p>
              </table:table-cell>
              <table:table-cell office:value-type="float" office:value="70.8029550209613">
                <text:p>70.8029550209613</text:p>
              </table:table-cell>
              <table:table-cell office:value-type="float" office:value="60.8650444065928">
                <text:p>60.8650444065928</text:p>
              </table:table-cell>
              <table:table-cell office:value-type="float" office:value="34.7659431866423">
                <text:p>34.7659431866423</text:p>
              </table:table-cell>
              <table:table-cell office:value-type="float" office:value="1.51687504087475">
                <text:p>1.51687504087475</text:p>
              </table:table-cell>
              <table:table-cell office:value-type="float" office:value="0.0000000000171868424421647">
                <text:p>0.000000000017186842442164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57499999999997">
                <text:p>0.57499999999997</text:p>
              </table:table-cell>
              <table:table-cell office:value-type="float" office:value="75.1532350984136">
                <text:p>75.1532350984136</text:p>
              </table:table-cell>
              <table:table-cell office:value-type="float" office:value="70.4744826585088">
                <text:p>70.4744826585088</text:p>
              </table:table-cell>
              <table:table-cell office:value-type="float" office:value="60.4594010510685">
                <text:p>60.4594010510685</text:p>
              </table:table-cell>
              <table:table-cell office:value-type="float" office:value="34.2747536375974">
                <text:p>34.2747536375974</text:p>
              </table:table-cell>
              <table:table-cell office:value-type="float" office:value="1.43367624297866">
                <text:p>1.43367624297866</text:p>
              </table:table-cell>
              <table:table-cell office:value-type="float" office:value="0.0000000000115686179978493">
                <text:p>0.000000000011568617997849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57549999999997">
                <text:p>0.57549999999997</text:p>
              </table:table-cell>
              <table:table-cell office:value-type="float" office:value="74.8666043825547">
                <text:p>74.8666043825547</text:p>
              </table:table-cell>
              <table:table-cell office:value-type="float" office:value="70.1453523285304">
                <text:p>70.1453523285304</text:p>
              </table:table-cell>
              <table:table-cell office:value-type="float" office:value="60.0537749722069">
                <text:p>60.0537749722069</text:p>
              </table:table-cell>
              <table:table-cell office:value-type="float" office:value="33.7872878593457">
                <text:p>33.7872878593457</text:p>
              </table:table-cell>
              <table:table-cell office:value-type="float" office:value="1.35452960355513">
                <text:p>1.35452960355513</text:p>
              </table:table-cell>
              <table:table-cell office:value-type="float" office:value="0.00000000000776634957943231">
                <text:p>0.0000000000077663495794323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57599999999997">
                <text:p>0.57599999999997</text:p>
              </table:table-cell>
              <table:table-cell office:value-type="float" office:value="74.5791732494497">
                <text:p>74.5791732494497</text:p>
              </table:table-cell>
              <table:table-cell office:value-type="float" office:value="69.8155875302517">
                <text:p>69.8155875302517</text:p>
              </table:table-cell>
              <table:table-cell office:value-type="float" office:value="59.6482022178362">
                <text:p>59.6482022178362</text:p>
              </table:table-cell>
              <table:table-cell office:value-type="float" office:value="33.3035850198448">
                <text:p>33.3035850198448</text:p>
              </table:table-cell>
              <table:table-cell office:value-type="float" office:value="1.27926949036503">
                <text:p>1.27926949036503</text:p>
              </table:table-cell>
              <table:table-cell office:value-type="float" office:value="0.00000000000519998940885743">
                <text:p>0.0000000000051999894088574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57649999999997">
                <text:p>0.57649999999997</text:p>
              </table:table-cell>
              <table:table-cell office:value-type="float" office:value="74.2909593398247">
                <text:p>74.2909593398247</text:p>
              </table:table-cell>
              <table:table-cell office:value-type="float" office:value="69.4852117118527">
                <text:p>69.4852117118527</text:p>
              </table:table-cell>
              <table:table-cell office:value-type="float" office:value="59.2427185860083">
                <text:p>59.2427185860083</text:p>
              </table:table-cell>
              <table:table-cell office:value-type="float" office:value="32.8236826614572">
                <text:p>32.8236826614572</text:p>
              </table:table-cell>
              <table:table-cell office:value-type="float" office:value="1.20773516808223">
                <text:p>1.20773516808223</text:p>
              </table:table-cell>
              <table:table-cell office:value-type="float" office:value="0.00000000000347246640272603">
                <text:p>0.0000000000034724664027260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57699999999997">
                <text:p>0.57699999999997</text:p>
              </table:table-cell>
              <table:table-cell office:value-type="float" office:value="74.0019802859652">
                <text:p>74.0019802859652</text:p>
              </table:table-cell>
              <table:table-cell office:value-type="float" office:value="69.1542482677977">
                <text:p>69.1542482677977</text:p>
              </table:table-cell>
              <table:table-cell office:value-type="float" office:value="58.8373596203027">
                <text:p>58.8373596203027</text:p>
              </table:table-cell>
              <table:table-cell office:value-type="float" office:value="32.3476167100325">
                <text:p>32.3476167100325</text:p>
              </table:table-cell>
              <table:table-cell office:value-type="float" office:value="1.1397707619749">
                <text:p>1.1397707619749</text:p>
              </table:table-cell>
              <table:table-cell office:value-type="float" office:value="0.00000000000231272351063696">
                <text:p>0.0000000000023127235106369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57749999999997">
                <text:p>0.57749999999997</text:p>
              </table:table-cell>
              <table:table-cell office:value-type="float" office:value="73.7122537099613">
                <text:p>73.7122537099613</text:p>
              </table:table-cell>
              <table:table-cell office:value-type="float" office:value="68.8227205361851">
                <text:p>68.8227205361851</text:p>
              </table:table-cell>
              <table:table-cell office:value-type="float" office:value="58.4321606052187">
                <text:p>58.4321606052187</text:p>
              </table:table-cell>
              <table:table-cell office:value-type="float" office:value="31.8754214846227">
                <text:p>31.8754214846227</text:p>
              </table:table-cell>
              <table:table-cell office:value-type="float" office:value="1.07522521470183">
                <text:p>1.07522521470183</text:p>
              </table:table-cell>
              <table:table-cell office:value-type="float" office:value="0.00000000000153624133987545">
                <text:p>0.0000000000015362413398754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577999999999969">
                <text:p>0.577999999999969</text:p>
              </table:table-cell>
              <table:table-cell office:value-type="float" office:value="73.4217972219612">
                <text:p>73.4217972219612</text:p>
              </table:table-cell>
              <table:table-cell office:value-type="float" office:value="68.4906517961198">
                <text:p>68.4906517961198</text:p>
              </table:table-cell>
              <table:table-cell office:value-type="float" office:value="58.027156561657">
                <text:p>58.027156561657</text:p>
              </table:table-cell>
              <table:table-cell office:value-type="float" office:value="31.4071297078163">
                <text:p>31.4071297078163</text:p>
              </table:table-cell>
              <table:table-cell office:value-type="float" office:value="1.01395223670357">
                <text:p>1.01395223670357</text:p>
              </table:table-cell>
              <table:table-cell office:value-type="float" office:value="0.00000000000101775969829225">
                <text:p>0.0000000000010177596982922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578499999999969">
                <text:p>0.578499999999969</text:p>
              </table:table-cell>
              <table:table-cell office:value-type="float" office:value="73.1306284184332">
                <text:p>73.1306284184332</text:p>
              </table:table-cell>
              <table:table-cell office:value-type="float" office:value="68.1580652651066">
                <text:p>68.1580652651066</text:p>
              </table:table-cell>
              <table:table-cell office:value-type="float" office:value="57.6223822424913">
                <text:p>57.6223822424913</text:p>
              </table:table-cell>
              <table:table-cell office:value-type="float" office:value="30.9427725166756">
                <text:p>30.9427725166756</text:p>
              </table:table-cell>
              <table:table-cell office:value-type="float" office:value="0.955810250658068">
                <text:p>0.955810250658068</text:p>
              </table:table-cell>
              <table:table-cell office:value-type="float" office:value="0.000000000000672482706825076">
                <text:p>0.00000000000067248270682507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578999999999969">
                <text:p>0.578999999999969</text:p>
              </table:table-cell>
              <table:table-cell office:value-type="float" office:value="72.8387648804357">
                <text:p>72.8387648804357</text:p>
              </table:table-cell>
              <table:table-cell office:value-type="float" office:value="67.8249840964658">
                <text:p>67.8249840964658</text:p>
              </table:table-cell>
              <table:table-cell office:value-type="float" office:value="57.21787212823">
                <text:p>57.21787212823</text:p>
              </table:table-cell>
              <table:table-cell office:value-type="float" office:value="30.482379474264">
                <text:p>30.482379474264</text:p>
              </table:table-cell>
              <table:table-cell office:value-type="float" office:value="0.90066233045876">
                <text:p>0.90066233045876</text:p>
              </table:table-cell>
              <table:table-cell office:value-type="float" office:value="0.000000000000443166640681035">
                <text:p>0.00000000000044316664068103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579499999999969">
                <text:p>0.579499999999969</text:p>
              </table:table-cell>
              <table:table-cell office:value-type="float" office:value="72.5462241718965">
                <text:p>72.5462241718965</text:p>
              </table:table-cell>
              <table:table-cell office:value-type="float" office:value="67.4914313767714">
                <text:p>67.4914313767714</text:p>
              </table:table-cell>
              <table:table-cell office:value-type="float" office:value="56.8136604227684">
                <text:p>56.8136604227684</text:p>
              </table:table-cell>
              <table:table-cell office:value-type="float" office:value="30.0259785817452">
                <text:p>30.0259785817452</text:p>
              </table:table-cell>
              <table:table-cell office:value-type="float" office:value="0.848376135161494">
                <text:p>0.848376135161494</text:p>
              </table:table-cell>
              <table:table-cell office:value-type="float" office:value="0.000000000000291274906604527">
                <text:p>0.00000000000029127490660452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579999999999969">
                <text:p>0.579999999999969</text:p>
              </table:table-cell>
              <table:table-cell office:value-type="float" office:value="72.2530238379011">
                <text:p>72.2530238379011</text:p>
              </table:table-cell>
              <table:table-cell office:value-type="float" office:value="67.1574301233117">
                <text:p>67.1574301233117</text:p>
              </table:table-cell>
              <table:table-cell office:value-type="float" office:value="56.4097810492328">
                <text:p>56.4097810492328</text:p>
              </table:table-cell>
              <table:table-cell office:value-type="float" office:value="29.5735962910421">
                <text:p>29.5735962910421</text:p>
              </table:table-cell>
              <table:table-cell office:value-type="float" office:value="0.798823838333783">
                <text:p>0.798823838333783</text:p>
              </table:table-cell>
              <table:table-cell office:value-type="float" office:value="0.000000000000190936585272569">
                <text:p>0.00000000000019093658527256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580499999999969">
                <text:p>0.580499999999969</text:p>
              </table:table-cell>
              <table:table-cell office:value-type="float" office:value="71.9591814029898">
                <text:p>71.9591814029898</text:p>
              </table:table-cell>
              <table:table-cell office:value-type="float" office:value="66.823003281574">
                <text:p>66.823003281574</text:p>
              </table:table-cell>
              <table:table-cell office:value-type="float" office:value="56.0062676459167">
                <text:p>56.0062676459167</text:p>
              </table:table-cell>
              <table:table-cell office:value-type="float" office:value="29.1252575180379">
                <text:p>29.1252575180379</text:p>
              </table:table-cell>
              <table:table-cell office:value-type="float" office:value="0.751882053226871">
                <text:p>0.751882053226871</text:p>
              </table:table-cell>
              <table:table-cell office:value-type="float" office:value="0.000000000000124831819440795">
                <text:p>0.00000000000012483181944079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580999999999969">
                <text:p>0.580999999999969</text:p>
              </table:table-cell>
              <table:table-cell office:value-type="float" office:value="71.6647143694647">
                <text:p>71.6647143694647</text:p>
              </table:table-cell>
              <table:table-cell office:value-type="float" office:value="66.4881737227516">
                <text:p>66.4881737227516</text:p>
              </table:table-cell>
              <table:table-cell office:value-type="float" office:value="55.603153562308">
                <text:p>55.603153562308</text:p>
              </table:table-cell>
              <table:table-cell office:value-type="float" office:value="28.6809856563039">
                <text:p>28.6809856563039</text:p>
              </table:table-cell>
              <table:table-cell office:value-type="float" office:value="0.707431754177459">
                <text:p>0.707431754177459</text:p>
              </table:table-cell>
              <table:table-cell office:value-type="float" office:value="0.0000000000000813975848373263">
                <text:p>0.000000000000081397584837326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581499999999969">
                <text:p>0.581499999999969</text:p>
              </table:table-cell>
              <table:table-cell office:value-type="float" office:value="71.3696402157062">
                <text:p>71.3696402157062</text:p>
              </table:table-cell>
              <table:table-cell office:value-type="float" office:value="66.1529642412761">
                <text:p>66.1529642412761</text:p>
              </table:table-cell>
              <table:table-cell office:value-type="float" office:value="55.2004718552104">
                <text:p>55.2004718552104</text:p>
              </table:table-cell>
              <table:table-cell office:value-type="float" office:value="28.2408025913398">
                <text:p>28.2408025913398</text:p>
              </table:table-cell>
              <table:table-cell office:value-type="float" office:value="0.665358194631864">
                <text:p>0.665358194631864</text:p>
              </table:table-cell>
              <table:table-cell office:value-type="float" office:value="0.0000000000000529355959943652">
                <text:p>0.000000000000052935595994365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581999999999969">
                <text:p>0.581999999999969</text:p>
              </table:table-cell>
              <table:table-cell office:value-type="float" office:value="71.0739763944996">
                <text:p>71.0739763944996</text:p>
              </table:table-cell>
              <table:table-cell office:value-type="float" office:value="65.8173975523727">
                <text:p>65.8173975523727</text:p>
              </table:table-cell>
              <table:table-cell office:value-type="float" office:value="54.7982552849568">
                <text:p>54.7982552849568</text:p>
              </table:table-cell>
              <table:table-cell office:value-type="float" office:value="27.8047287153086">
                <text:p>27.8047287153086</text:p>
              </table:table-cell>
              <table:table-cell office:value-type="float" office:value="0.625550822171086">
                <text:p>0.625550822171086</text:p>
              </table:table-cell>
              <table:table-cell office:value-type="float" office:value="0.0000000000000343347717481293">
                <text:p>0.000000000000034334771748129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582499999999969">
                <text:p>0.582499999999969</text:p>
              </table:table-cell>
              <table:table-cell office:value-type="float" office:value="70.7777403313714">
                <text:p>70.7777403313714</text:p>
              </table:table-cell>
              <table:table-cell office:value-type="float" office:value="65.4814962896405">
                <text:p>65.4814962896405</text:p>
              </table:table-cell>
              <table:table-cell office:value-type="float" office:value="54.3965363117166">
                <text:p>54.3965363117166</text:p>
              </table:table-cell>
              <table:table-cell office:value-type="float" office:value="27.3727829422516">
                <text:p>27.3727829422516</text:p>
              </table:table-cell>
              <table:table-cell office:value-type="float" office:value="0.5879031909006">
                <text:p>0.5879031909006</text:p>
              </table:table-cell>
              <table:table-cell office:value-type="float" office:value="0.0000000000000222111268082873">
                <text:p>0.000000000000022211126808287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582999999999969">
                <text:p>0.582999999999969</text:p>
              </table:table-cell>
              <table:table-cell office:value-type="float" office:value="70.4809494229361">
                <text:p>70.4809494229361</text:p>
              </table:table-cell>
              <table:table-cell office:value-type="float" office:value="65.1452830026584">
                <text:p>65.1452830026584</text:p>
              </table:table-cell>
              <table:table-cell office:value-type="float" office:value="53.9953470918967">
                <text:p>53.9953470918967</text:p>
              </table:table-cell>
              <table:table-cell office:value-type="float" office:value="26.9449827237676">
                <text:p>26.9449827237676</text:p>
              </table:table-cell>
              <table:table-cell office:value-type="float" office:value="0.55231287155389">
                <text:p>0.55231287155389</text:p>
              </table:table-cell>
              <table:table-cell office:value-type="float" office:value="0.0000000000000143303595841029">
                <text:p>0.000000000000014330359584102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583499999999969">
                <text:p>0.583499999999969</text:p>
              </table:table-cell>
              <table:table-cell office:value-type="float" office:value="70.1836210352541">
                <text:p>70.1836210352541</text:p>
              </table:table-cell>
              <table:table-cell office:value-type="float" office:value="64.8087801546151">
                <text:p>64.8087801546151</text:p>
              </table:table-cell>
              <table:table-cell office:value-type="float" office:value="53.5947194746359">
                <text:p>53.5947194746359</text:p>
              </table:table-cell>
              <table:table-cell office:value-type="float" office:value="26.5213440651388">
                <text:p>26.5213440651388</text:p>
              </table:table-cell>
              <table:table-cell office:value-type="float" office:value="0.518681359643778">
                <text:p>0.518681359643778</text:p>
              </table:table-cell>
              <table:table-cell office:value-type="float" office:value="9.22133190560096E-015">
                <text:p>9.22133190560096E-01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583999999999969">
                <text:p>0.583999999999969</text:p>
              </table:table-cell>
              <table:table-cell office:value-type="float" office:value="69.8857725021993">
                <text:p>69.8857725021993</text:p>
              </table:table-cell>
              <table:table-cell office:value-type="float" office:value="64.4720101199652">
                <text:p>64.4720101199652</text:p>
              </table:table-cell>
              <table:table-cell office:value-type="float" office:value="53.1946849983945">
                <text:p>53.1946849983945</text:p>
              </table:table-cell>
              <table:table-cell office:value-type="float" office:value="26.1018815418891">
                <text:p>26.1018815418891</text:p>
              </table:table-cell>
              <table:table-cell office:value-type="float" office:value="0.48691398198054">
                <text:p>0.48691398198054</text:p>
              </table:table-cell>
              <table:table-cell office:value-type="float" office:value="5.91807261061974E-015">
                <text:p>5.91807261061974E-01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584499999999969">
                <text:p>0.584499999999969</text:p>
              </table:table-cell>
              <table:table-cell office:value-type="float" office:value="69.5874211238383">
                <text:p>69.5874211238383</text:p>
              </table:table-cell>
              <table:table-cell office:value-type="float" office:value="64.1349951821112">
                <text:p>64.1349951821112</text:p>
              </table:table-cell>
              <table:table-cell office:value-type="float" office:value="52.7952748876377">
                <text:p>52.7952748876377</text:p>
              </table:table-cell>
              <table:table-cell office:value-type="float" office:value="25.6866083167574">
                <text:p>25.6866083167574</text:p>
              </table:table-cell>
              <table:table-cell office:value-type="float" office:value="0.456919801860769">
                <text:p>0.456919801860769</text:p>
              </table:table-cell>
              <table:table-cell office:value-type="float" office:value="3.78806126395236E-015">
                <text:p>3.78806126395236E-01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584999999999969">
                <text:p>0.584999999999969</text:p>
              </table:table-cell>
              <table:table-cell office:value-type="float" office:value="69.288584164821">
                <text:p>69.288584164821</text:p>
              </table:table-cell>
              <table:table-cell office:value-type="float" office:value="63.7977575311114">
                <text:p>63.7977575311114</text:p>
              </table:table-cell>
              <table:table-cell office:value-type="float" office:value="52.3965200496136">
                <text:p>52.3965200496136</text:p>
              </table:table-cell>
              <table:table-cell office:value-type="float" office:value="25.2755361570706">
                <text:p>25.2755361570706</text:p>
              </table:table-cell>
              <table:table-cell office:value-type="float" office:value="0.428611523215854">
                <text:p>0.428611523215854</text:p>
              </table:table-cell>
              <table:table-cell office:value-type="float" office:value="2.41826432182363E-015">
                <text:p>2.41826432182363E-01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585499999999969">
                <text:p>0.585499999999969</text:p>
              </table:table-cell>
              <table:table-cell office:value-type="float" office:value="68.9892788527814">
                <text:p>68.9892788527814</text:p>
              </table:table-cell>
              <table:table-cell office:value-type="float" office:value="63.4603192614143">
                <text:p>63.4603192614143</text:p>
              </table:table-cell>
              <table:table-cell office:value-type="float" office:value="51.9984510712263">
                <text:p>51.9984510712263</text:p>
              </table:table-cell>
              <table:table-cell office:value-type="float" office:value="24.8686754524993">
                <text:p>24.8686754524993</text:p>
              </table:table-cell>
              <table:table-cell office:value-type="float" office:value="0.401905393993996">
                <text:p>0.401905393993996</text:p>
              </table:table-cell>
              <table:table-cell office:value-type="float" office:value="1.53971596275102E-015">
                <text:p>1.53971596275102E-01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585999999999969">
                <text:p>0.585999999999969</text:p>
              </table:table-cell>
              <table:table-cell office:value-type="float" office:value="68.6895223767517">
                <text:p>68.6895223767517</text:p>
              </table:table-cell>
              <table:table-cell office:value-type="float" office:value="63.1227023696199">
                <text:p>63.1227023696199</text:p>
              </table:table-cell>
              <table:table-cell office:value-type="float" office:value="51.601098216004">
                <text:p>51.601098216004</text:p>
              </table:table-cell>
              <table:table-cell office:value-type="float" office:value="24.4660352331812">
                <text:p>24.4660352331812</text:p>
              </table:table-cell>
              <table:table-cell office:value-type="float" office:value="0.376721109034804">
                <text:p>0.376721109034804</text:p>
              </table:table-cell>
              <table:table-cell office:value-type="float" office:value="9.77749326593115E-016">
                <text:p>9.77749326593115E-01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586499999999969">
                <text:p>0.586499999999969</text:p>
              </table:table-cell>
              <table:table-cell office:value-type="float" office:value="68.3893318855861">
                <text:p>68.3893318855861</text:p>
              </table:table-cell>
              <table:table-cell office:value-type="float" office:value="62.7849287522677">
                <text:p>62.7849287522677</text:p>
              </table:table-cell>
              <table:table-cell office:value-type="float" office:value="51.2044914211615">
                <text:p>51.2044914211615</text:p>
              </table:table-cell>
              <table:table-cell office:value-type="float" office:value="24.0676231881941">
                <text:p>24.0676231881941</text:p>
              </table:table-cell>
              <table:table-cell office:value-type="float" office:value="0.352981712680838">
                <text:p>0.352981712680838</text:p>
              </table:table-cell>
              <table:table-cell office:value-type="float" office:value="6.19247851148332E-016">
                <text:p>6.19247851148332E-01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586999999999968">
                <text:p>0.586999999999968</text:p>
              </table:table-cell>
              <table:table-cell office:value-type="float" office:value="68.0887244863982">
                <text:p>68.0887244863982</text:p>
              </table:table-cell>
              <table:table-cell office:value-type="float" office:value="62.447020203652">
                <text:p>62.447020203652</text:p>
              </table:table-cell>
              <table:table-cell office:value-type="float" office:value="50.8086602947584">
                <text:p>50.8086602947584</text:p>
              </table:table-cell>
              <table:table-cell office:value-type="float" office:value="23.6734456843653">
                <text:p>23.6734456843653</text:p>
              </table:table-cell>
              <table:table-cell office:value-type="float" office:value="0.33061350135592">
                <text:p>0.33061350135592</text:p>
              </table:table-cell>
              <table:table-cell office:value-type="float" office:value="3.91157408689229E-016">
                <text:p>3.91157408689229E-01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587499999999968">
                <text:p>0.587499999999968</text:p>
              </table:table-cell>
              <table:table-cell office:value-type="float" office:value="67.7877172430097">
                <text:p>67.7877172430097</text:p>
              </table:table-cell>
              <table:table-cell office:value-type="float" office:value="62.108998413665">
                <text:p>62.108998413665</text:p>
              </table:table-cell>
              <table:table-cell office:value-type="float" office:value="50.4136341129524">
                <text:p>50.4136341129524</text:p>
              </table:table-cell>
              <table:table-cell office:value-type="float" office:value="23.2835077853986">
                <text:p>23.2835077853986</text:p>
              </table:table-cell>
              <table:table-cell office:value-type="float" office:value="0.309545926325798">
                <text:p>0.309545926325798</text:p>
              </table:table-cell>
              <table:table-cell office:value-type="float" office:value="2.46427222454007E-016">
                <text:p>2.46427222454007E-01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587999999999968">
                <text:p>0.587999999999968</text:p>
              </table:table-cell>
              <table:table-cell office:value-type="float" office:value="67.4863271744112">
                <text:p>67.4863271744112</text:p>
              </table:table-cell>
              <table:table-cell office:value-type="float" office:value="61.7708849656671">
                <text:p>61.7708849656671</text:p>
              </table:table-cell>
              <table:table-cell office:value-type="float" office:value="50.0194418173472">
                <text:p>50.0194418173472</text:p>
              </table:table-cell>
              <table:table-cell office:value-type="float" office:value="22.8978132713039">
                <text:p>22.8978132713039</text:p>
              </table:table-cell>
              <table:table-cell office:value-type="float" office:value="0.289711496842716">
                <text:p>0.289711496842716</text:p>
              </table:table-cell>
              <table:table-cell office:value-type="float" office:value="1.54837401068614E-016">
                <text:p>1.54837401068614E-01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588499999999968">
                <text:p>0.588499999999968</text:p>
              </table:table-cell>
              <table:table-cell office:value-type="float" office:value="67.1845712532362">
                <text:p>67.1845712532362</text:p>
              </table:table-cell>
              <table:table-cell office:value-type="float" office:value="61.4327013343859">
                <text:p>61.4327013343859</text:p>
              </table:table-cell>
              <table:table-cell office:value-type="float" office:value="49.6261120124357">
                <text:p>49.6261120124357</text:p>
              </table:table-cell>
              <table:table-cell office:value-type="float" office:value="22.5163646581141">
                <text:p>22.5163646581141</text:p>
              </table:table-cell>
              <table:table-cell office:value-type="float" office:value="0.27104568386174">
                <text:p>0.27104568386174</text:p>
              </table:table-cell>
              <table:table-cell office:value-type="float" office:value="9.70315868072292E-017">
                <text:p>9.70315868072292E-01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588999999999968">
                <text:p>0.588999999999968</text:p>
              </table:table-cell>
              <table:table-cell office:value-type="float" office:value="66.882466404247">
                <text:p>66.882466404247</text:p>
              </table:table-cell>
              <table:table-cell office:value-type="float" office:value="61.0944688838431">
                <text:p>61.0944688838431</text:p>
              </table:table-cell>
              <table:table-cell office:value-type="float" office:value="49.2336729631388">
                <text:p>49.2336729631388</text:p>
              </table:table-cell>
              <table:table-cell office:value-type="float" office:value="22.1391632178726">
                <text:p>22.1391632178726</text:p>
              </table:table-cell>
              <table:table-cell office:value-type="float" office:value="0.25348682450328">
                <text:p>0.25348682450328</text:p>
              </table:table-cell>
              <table:table-cell office:value-type="float" office:value="6.06457629039785E-017">
                <text:p>6.06457629039785E-01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589499999999968">
                <text:p>0.589499999999968</text:p>
              </table:table-cell>
              <table:table-cell office:value-type="float" office:value="66.580029502834">
                <text:p>66.580029502834</text:p>
              </table:table-cell>
              <table:table-cell office:value-type="float" office:value="60.7562088653096">
                <text:p>60.7562088653096</text:p>
              </table:table-cell>
              <table:table-cell office:value-type="float" office:value="48.8421525924382">
                <text:p>48.8421525924382</text:p>
              </table:table-cell>
              <table:table-cell office:value-type="float" office:value="21.7662089988754">
                <text:p>21.7662089988754</text:p>
              </table:table-cell>
              <table:table-cell office:value-type="float" office:value="0.23697602742322">
                <text:p>0.23697602742322</text:p>
              </table:table-cell>
              <table:table-cell office:value-type="float" office:value="3.78040094625618E-017">
                <text:p>3.78040094625618E-01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589999999999968">
                <text:p>0.589999999999968</text:p>
              </table:table-cell>
              <table:table-cell office:value-type="float" office:value="66.2772773735274">
                <text:p>66.2772773735274</text:p>
              </table:table-cell>
              <table:table-cell office:value-type="float" office:value="60.4179424152901">
                <text:p>60.4179424152901</text:p>
              </table:table-cell>
              <table:table-cell office:value-type="float" office:value="48.4515784791046">
                <text:p>48.4515784791046</text:p>
              </table:table-cell>
              <table:table-cell office:value-type="float" office:value="21.3975008461534">
                <text:p>21.3975008461534</text:p>
              </table:table-cell>
              <table:table-cell office:value-type="float" office:value="0.221457079239351">
                <text:p>0.221457079239351</text:p>
              </table:table-cell>
              <table:table-cell office:value-type="float" office:value="2.35031099444151E-017">
                <text:p>2.35031099444151E-01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590499999999968">
                <text:p>0.590499999999968</text:p>
              </table:table-cell>
              <table:table-cell office:value-type="float" office:value="65.9742267885225">
                <text:p>65.9742267885225</text:p>
              </table:table-cell>
              <table:table-cell office:value-type="float" office:value="60.0796905535356">
                <text:p>60.0796905535356</text:p>
              </table:table-cell>
              <table:table-cell office:value-type="float" office:value="48.0619778555208">
                <text:p>48.0619778555208</text:p>
              </table:table-cell>
              <table:table-cell office:value-type="float" office:value="21.0330364221772">
                <text:p>21.0330364221772</text:p>
              </table:table-cell>
              <table:table-cell office:value-type="float" office:value="0.20687635215053">
                <text:p>0.20687635215053</text:p>
              </table:table-cell>
              <table:table-cell office:value-type="float" office:value="1.45734666205129E-017">
                <text:p>1.45734666205129E-01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590999999999968">
                <text:p>0.590999999999968</text:p>
              </table:table-cell>
              <table:table-cell office:value-type="float" office:value="65.6708944662184">
                <text:p>65.6708944662184</text:p>
              </table:table-cell>
              <table:table-cell office:value-type="float" office:value="59.7414741810862">
                <text:p>59.7414741810862</text:p>
              </table:table-cell>
              <table:table-cell office:value-type="float" office:value="47.6733776055984">
                <text:p>47.6733776055984</text:p>
              </table:table-cell>
              <table:table-cell office:value-type="float" office:value="20.6728122277711">
                <text:p>20.6728122277711</text:p>
              </table:table-cell>
              <table:table-cell office:value-type="float" office:value="0.193182712873061">
                <text:p>0.193182712873061</text:p>
              </table:table-cell>
              <table:table-cell office:value-type="float" office:value="9.01260792669459E-018">
                <text:p>9.01260792669459E-01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591499999999968">
                <text:p>0.591499999999968</text:p>
              </table:table-cell>
              <table:table-cell office:value-type="float" office:value="65.3672970697695">
                <text:p>65.3672970697695</text:p>
              </table:table-cell>
              <table:table-cell office:value-type="float" office:value="59.4033140783419">
                <text:p>59.4033140783419</text:p>
              </table:table-cell>
              <table:table-cell office:value-type="float" office:value="47.28580426279">
                <text:p>47.28580426279</text:p>
              </table:table-cell>
              <table:table-cell office:value-type="float" office:value="20.3168236232193">
                <text:p>20.3168236232193</text:p>
              </table:table-cell>
              <table:table-cell office:value-type="float" office:value="0.180327433007313">
                <text:p>0.180327433007313</text:p>
              </table:table-cell>
              <table:table-cell office:value-type="float" office:value="5.55889096730229E-018">
                <text:p>5.55889096730229E-01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591999999999968">
                <text:p>0.591999999999968</text:p>
              </table:table-cell>
              <table:table-cell office:value-type="float" office:value="65.0634512056515">
                <text:p>65.0634512056515</text:p>
              </table:table-cell>
              <table:table-cell office:value-type="float" office:value="59.0652309031645">
                <text:p>59.0652309031645</text:p>
              </table:table-cell>
              <table:table-cell office:value-type="float" office:value="46.8992840081947">
                <text:p>46.8992840081947</text:p>
              </table:table-cell>
              <table:table-cell office:value-type="float" office:value="19.9650648495503">
                <text:p>19.9650648495503</text:p>
              </table:table-cell>
              <table:table-cell office:value-type="float" office:value="0.168264100936519">
                <text:p>0.168264100936519</text:p>
              </table:table-cell>
              <table:table-cell office:value-type="float" office:value="3.41960467893178E-018">
                <text:p>3.41960467893178E-01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592499999999968">
                <text:p>0.592499999999968</text:p>
              </table:table-cell>
              <table:table-cell office:value-type="float" office:value="64.7593734222405">
                <text:p>64.7593734222405</text:p>
              </table:table-cell>
              <table:table-cell office:value-type="float" office:value="58.7272451890076">
                <text:p>58.7272451890076</text:p>
              </table:table-cell>
              <table:table-cell office:value-type="float" office:value="46.5138426687573">
                <text:p>46.5138426687573</text:p>
              </table:table-cell>
              <table:table-cell office:value-type="float" office:value="19.6175290499833">
                <text:p>19.6175290499833</text:p>
              </table:table-cell>
              <table:table-cell office:value-type="float" office:value="0.156948535349048">
                <text:p>0.156948535349048</text:p>
              </table:table-cell>
              <table:table-cell office:value-type="float" office:value="2.09803978252625E-018">
                <text:p>2.09803978252625E-01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592999999999968">
                <text:p>0.592999999999968</text:p>
              </table:table-cell>
              <table:table-cell office:value-type="float" office:value="64.4550802084066">
                <text:p>64.4550802084066</text:p>
              </table:table-cell>
              <table:table-cell office:value-type="float" office:value="58.3893773430779">
                <text:p>58.3893773430779</text:p>
              </table:table-cell>
              <table:table-cell office:value-type="float" office:value="46.129505715562">
                <text:p>46.129505715562</text:p>
              </table:table-cell>
              <table:table-cell office:value-type="float" office:value="19.2742082915223">
                <text:p>19.2742082915223</text:p>
              </table:table-cell>
              <table:table-cell office:value-type="float" office:value="0.14633870046527">
                <text:p>0.14633870046527</text:p>
              </table:table-cell>
              <table:table-cell office:value-type="float" office:value="1.28381251401179E-018">
                <text:p>1.28381251401179E-01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593499999999968">
                <text:p>0.593499999999968</text:p>
              </table:table-cell>
              <table:table-cell office:value-type="float" office:value="64.1505879921212">
                <text:p>64.1505879921212</text:p>
              </table:table-cell>
              <table:table-cell office:value-type="float" office:value="58.0516476445254">
                <text:p>58.0516476445254</text:p>
              </table:table-cell>
              <table:table-cell office:value-type="float" office:value="45.7462982622184">
                <text:p>45.7462982622184</text:p>
              </table:table-cell>
              <table:table-cell office:value-type="float" office:value="18.9350935866829">
                <text:p>18.9350935866829</text:p>
              </table:table-cell>
              <table:table-cell office:value-type="float" office:value="0.136394623040348">
                <text:p>0.136394623040348</text:p>
              </table:table-cell>
              <table:table-cell office:value-type="float" office:value="7.83501008621668E-019">
                <text:p>7.83501008621668E-01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593999999999968">
                <text:p>0.593999999999968</text:p>
              </table:table-cell>
              <table:table-cell office:value-type="float" office:value="63.8459131390783">
                <text:p>63.8459131390783</text:p>
              </table:table-cell>
              <table:table-cell office:value-type="float" office:value="57.714076242665">
                <text:p>57.714076242665</text:p>
              </table:table-cell>
              <table:table-cell office:value-type="float" office:value="45.3642450633408">
                <text:p>45.3642450633408</text:p>
              </table:table-cell>
              <table:table-cell office:value-type="float" office:value="18.6001749153379">
                <text:p>18.6001749153379</text:p>
              </table:table-cell>
              <table:table-cell office:value-type="float" office:value="0.127078311204986">
                <text:p>0.127078311204986</text:p>
              </table:table-cell>
              <table:table-cell office:value-type="float" office:value="4.7690028784318E-019">
                <text:p>4.7690028784318E-01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594499999999968">
                <text:p>0.594499999999968</text:p>
              </table:table-cell>
              <table:table-cell office:value-type="float" office:value="63.5410719513312">
                <text:p>63.5410719513312</text:p>
              </table:table-cell>
              <table:table-cell office:value-type="float" office:value="57.3766831552275">
                <text:p>57.3766831552275</text:p>
              </table:table-cell>
              <table:table-cell office:value-type="float" office:value="44.9833705131198">
                <text:p>44.9833705131198</text:p>
              </table:table-cell>
              <table:table-cell office:value-type="float" office:value="18.2694412466657">
                <text:p>18.2694412466657</text:p>
              </table:table-cell>
              <table:table-cell office:value-type="float" office:value="0.118353675197303">
                <text:p>0.118353675197303</text:p>
              </table:table-cell>
              <table:table-cell office:value-type="float" office:value="2.89511406150135E-019">
                <text:p>2.89511406150135E-01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594999999999968">
                <text:p>0.594999999999968</text:p>
              </table:table-cell>
              <table:table-cell office:value-type="float" office:value="63.2360806659428">
                <text:p>63.2360806659428</text:p>
              </table:table-cell>
              <table:table-cell office:value-type="float" office:value="57.0394882666415">
                <text:p>57.0394882666415</text:p>
              </table:table-cell>
              <table:table-cell office:value-type="float" office:value="44.6036986439868">
                <text:p>44.6036986439868</text:p>
              </table:table-cell>
              <table:table-cell office:value-type="float" office:value="17.9428805611887">
                <text:p>17.9428805611887</text:p>
              </table:table-cell>
              <table:table-cell office:value-type="float" office:value="0.110186450030565">
                <text:p>0.110186450030565</text:p>
              </table:table-cell>
              <table:table-cell office:value-type="float" office:value="1.7528866857596E-019">
                <text:p>1.7528866857596E-01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595499999999968">
                <text:p>0.595499999999968</text:p>
              </table:table-cell>
              <table:table-cell office:value-type="float" office:value="62.9309554536503">
                <text:p>62.9309554536503</text:p>
              </table:table-cell>
              <table:table-cell office:value-type="float" office:value="56.7025113263463">
                <text:p>56.7025113263463</text:p>
              </table:table-cell>
              <table:table-cell office:value-type="float" office:value="44.2252531253692">
                <text:p>44.2252531253692</text:p>
              </table:table-cell>
              <table:table-cell office:value-type="float" office:value="17.6204798728874">
                <text:p>17.6204798728874</text:p>
              </table:table-cell>
              <table:table-cell office:value-type="float" office:value="0.102544120133535">
                <text:p>0.102544120133535</text:p>
              </table:table-cell>
              <table:table-cell office:value-type="float" office:value="1.05850295650278E-019">
                <text:p>1.05850295650278E-01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595999999999967">
                <text:p>0.595999999999967</text:p>
              </table:table-cell>
              <table:table-cell office:value-type="float" office:value="62.6257124175462">
                <text:p>62.6257124175462</text:p>
              </table:table-cell>
              <table:table-cell office:value-type="float" office:value="56.3657719471352">
                <text:p>56.3657719471352</text:p>
              </table:table-cell>
              <table:table-cell office:value-type="float" office:value="43.8480572625377">
                <text:p>43.8480572625377</text:p>
              </table:table-cell>
              <table:table-cell office:value-type="float" office:value="17.3022252513756">
                <text:p>17.3022252513756</text:p>
              </table:table-cell>
              <table:table-cell office:value-type="float" office:value="0.0953958459926513">
                <text:p>0.0953958459926513</text:p>
              </table:table-cell>
              <table:table-cell office:value-type="float" office:value="6.37500277162389E-020">
                <text:p>6.37500277162389E-02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596499999999967">
                <text:p>0.596499999999967</text:p>
              </table:table-cell>
              <table:table-cell office:value-type="float" office:value="62.3203675917724">
                <text:p>62.3203675917724</text:p>
              </table:table-cell>
              <table:table-cell office:value-type="float" office:value="56.0292896035299">
                <text:p>56.0292896035299</text:p>
              </table:table-cell>
              <table:table-cell office:value-type="float" office:value="43.4721339955441">
                <text:p>43.4721339955441</text:p>
              </table:table-cell>
              <table:table-cell office:value-type="float" office:value="16.9881018441238">
                <text:p>16.9881018441238</text:p>
              </table:table-cell>
              <table:table-cell office:value-type="float" office:value="0.0887123928181405">
                <text:p>0.0887123928181405</text:p>
              </table:table-cell>
              <table:table-cell office:value-type="float" office:value="3.82929434089757E-020">
                <text:p>3.82929434089757E-02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596999999999967">
                <text:p>0.596999999999967</text:p>
              </table:table-cell>
              <table:table-cell office:value-type="float" office:value="62.0149369402305">
                <text:p>62.0149369402305</text:p>
              </table:table-cell>
              <table:table-cell office:value-type="float" office:value="55.6930836301858">
                <text:p>55.6930836301858</text:p>
              </table:table-cell>
              <table:table-cell office:value-type="float" office:value="43.0975058982494">
                <text:p>43.0975058982494</text:p>
              </table:table-cell>
              <table:table-cell office:value-type="float" office:value="16.678093898717">
                <text:p>16.678093898717</text:p>
              </table:table-cell>
              <table:table-cell office:value-type="float" office:value="0.0824660612494696">
                <text:p>0.0824660612494696</text:p>
              </table:table-cell>
              <table:table-cell office:value-type="float" office:value="2.29407277742723E-020">
                <text:p>2.29407277742723E-02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597499999999967">
                <text:p>0.597499999999967</text:p>
              </table:table-cell>
              <table:table-cell office:value-type="float" office:value="61.7094363553068">
                <text:p>61.7094363553068</text:p>
              </table:table-cell>
              <table:table-cell office:value-type="float" office:value="55.357173220329">
                <text:p>55.357173220329</text:p>
              </table:table-cell>
              <table:table-cell office:value-type="float" office:value="42.7241951774423">
                <text:p>42.7241951774423</text:p>
              </table:table-cell>
              <table:table-cell office:value-type="float" office:value="16.372184785134">
                <text:p>16.372184785134</text:p>
              </table:table-cell>
              <table:table-cell office:value-type="float" office:value="0.0766306201093033">
                <text:p>0.0766306201093033</text:p>
              </table:table-cell>
              <table:table-cell office:value-type="float" office:value="1.37071038235926E-020">
                <text:p>1.37071038235926E-02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597999999999967">
                <text:p>0.597999999999967</text:p>
              </table:table-cell>
              <table:table-cell office:value-type="float" office:value="61.403881656613">
                <text:p>61.403881656613</text:p>
              </table:table-cell>
              <table:table-cell office:value-type="float" office:value="55.021577424224">
                <text:p>55.021577424224</text:p>
              </table:table-cell>
              <table:table-cell office:value-type="float" office:value="42.3522236720463">
                <text:p>42.3522236720463</text:p>
              </table:table-cell>
              <table:table-cell office:value-type="float" office:value="16.0703570180345">
                <text:p>16.0703570180345</text:p>
              </table:table-cell>
              <table:table-cell office:value-type="float" office:value="0.0711812412092461">
                <text:p>0.0711812412092461</text:p>
              </table:table-cell>
              <table:table-cell office:value-type="float" office:value="8.16834895536216E-021">
                <text:p>8.16834895536216E-02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598499999999967">
                <text:p>0.598499999999967</text:p>
              </table:table-cell>
              <table:table-cell office:value-type="float" office:value="61.0982885897419">
                <text:p>61.0982885897419</text:p>
              </table:table-cell>
              <table:table-cell office:value-type="float" office:value="54.686315147673">
                <text:p>54.686315147673</text:p>
              </table:table-cell>
              <table:table-cell office:value-type="float" office:value="41.9816128524157">
                <text:p>41.9816128524157</text:p>
              </table:table-cell>
              <table:table-cell office:value-type="float" office:value="15.7725922790427">
                <text:p>15.7725922790427</text:p>
              </table:table-cell>
              <table:table-cell office:value-type="float" office:value="0.0660944362052178">
                <text:p>0.0660944362052178</text:p>
              </table:table-cell>
              <table:table-cell office:value-type="float" office:value="4.85481776633162E-021">
                <text:p>4.85481776633162E-02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598999999999967">
                <text:p>0.598999999999967</text:p>
              </table:table-cell>
              <table:table-cell office:value-type="float" office:value="60.7926728250386">
                <text:p>60.7926728250386</text:p>
              </table:table-cell>
              <table:table-cell office:value-type="float" office:value="54.3514051505469">
                <text:p>54.3514051505469</text:p>
              </table:table-cell>
              <table:table-cell office:value-type="float" office:value="41.6123838197204">
                <text:p>41.6123838197204</text:p>
              </table:table-cell>
              <table:table-cell office:value-type="float" office:value="15.4788714390123">
                <text:p>15.4788714390123</text:p>
              </table:table-cell>
              <table:table-cell office:value-type="float" office:value="0.0613479954952277">
                <text:p>0.0613479954952277</text:p>
              </table:table-cell>
              <table:table-cell office:value-type="float" office:value="2.87780691567111E-021">
                <text:p>2.87780691567111E-02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599499999999967">
                <text:p>0.599499999999967</text:p>
              </table:table-cell>
              <table:table-cell office:value-type="float" office:value="60.4870499563875">
                <text:p>60.4870499563875</text:p>
              </table:table-cell>
              <table:table-cell office:value-type="float" office:value="54.0168660453473">
                <text:p>54.0168660453473</text:p>
              </table:table-cell>
              <table:table-cell office:value-type="float" office:value="41.2445573054175">
                <text:p>41.2445573054175</text:p>
              </table:table-cell>
              <table:table-cell office:value-type="float" office:value="15.1891745802642">
                <text:p>15.1891745802642</text:p>
              </table:table-cell>
              <table:table-cell office:value-type="float" office:value="0.0569209291476398">
                <text:p>0.0569209291476398</text:p>
              </table:table-cell>
              <table:table-cell office:value-type="float" office:value="1.70137654237978E-021">
                <text:p>1.70137654237978E-02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599999999999967">
                <text:p>0.599999999999967</text:p>
              </table:table-cell>
              <table:table-cell office:value-type="float" office:value="60.1814355000154">
                <text:p>60.1814355000154</text:p>
              </table:table-cell>
              <table:table-cell office:value-type="float" office:value="53.6827162958008">
                <text:p>53.6827162958008</text:p>
              </table:table-cell>
              <table:table-cell office:value-type="float" office:value="40.8781536708104">
                <text:p>40.8781536708104</text:p>
              </table:table-cell>
              <table:table-cell office:value-type="float" office:value="14.9034810187813">
                <text:p>14.9034810187813</text:p>
              </table:table-cell>
              <table:table-cell office:value-type="float" office:value="0.0527934098436943">
                <text:p>0.0527934098436943</text:p>
              </table:table-cell>
              <table:table-cell office:value-type="float" office:value="1.00320410126871E-021">
                <text:p>1.00320410126871E-02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600499999999967">
                <text:p>0.600499999999967</text:p>
              </table:table-cell>
              <table:table-cell office:value-type="float" office:value="59.8758448933095">
                <text:p>59.8758448933095</text:p>
              </table:table-cell>
              <table:table-cell office:value-type="float" office:value="53.3489742154843">
                <text:p>53.3489742154843</text:p>
              </table:table-cell>
              <table:table-cell office:value-type="float" office:value="40.5131929066937">
                <text:p>40.5131929066937</text:p>
              </table:table-cell>
              <table:table-cell office:value-type="float" office:value="14.6217693263509">
                <text:p>14.6217693263509</text:p>
              </table:table-cell>
              <table:table-cell office:value-type="float" office:value="0.0489467178140944">
                <text:p>0.0489467178140944</text:p>
              </table:table-cell>
              <table:table-cell office:value-type="float" office:value="5.89967688416789E-022">
                <text:p>5.89967688416789E-02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600999999999967">
                <text:p>0.600999999999967</text:p>
              </table:table-cell>
              <table:table-cell office:value-type="float" office:value="59.5702934936523">
                <text:p>59.5702934936523</text:p>
              </table:table-cell>
              <table:table-cell office:value-type="float" office:value="53.0156579664829">
                <text:p>53.0156579664829</text:p>
              </table:table-cell>
              <table:table-cell office:value-type="float" office:value="40.1496946330842">
                <text:p>40.1496946330842</text:p>
              </table:table-cell>
              <table:table-cell office:value-type="float" office:value="14.3440173526423">
                <text:p>14.3440173526423</text:p>
              </table:table-cell>
              <table:table-cell office:value-type="float" office:value="0.0453631877458441">
                <text:p>0.0453631877458441</text:p>
              </table:table-cell>
              <table:table-cell office:value-type="float" office:value="3.4603276567087E-022">
                <text:p>3.4603276567087E-02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601499999999967">
                <text:p>0.601499999999967</text:p>
              </table:table-cell>
              <table:table-cell office:value-type="float" office:value="59.264796577272">
                <text:p>59.264796577272</text:p>
              </table:table-cell>
              <table:table-cell office:value-type="float" office:value="52.6827855580788">
                <text:p>52.6827855580788</text:p>
              </table:table-cell>
              <table:table-cell office:value-type="float" office:value="39.7876780990366">
                <text:p>39.7876780990366</text:p>
              </table:table-cell>
              <table:table-cell office:value-type="float" office:value="14.0702022472089">
                <text:p>14.0702022472089</text:p>
              </table:table-cell>
              <table:table-cell office:value-type="float" office:value="0.0420261576322354">
                <text:p>0.0420261576322354</text:p>
              </table:table-cell>
              <table:table-cell office:value-type="float" office:value="2.02421337680007E-022">
                <text:p>2.02421337680007E-02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601999999999967">
                <text:p>0.601999999999967</text:p>
              </table:table-cell>
              <table:table-cell office:value-type="float" office:value="58.959369338109">
                <text:p>58.959369338109</text:p>
              </table:table-cell>
              <table:table-cell office:value-type="float" office:value="52.3503748454724">
                <text:p>52.3503748454724</text:p>
              </table:table-cell>
              <table:table-cell office:value-type="float" office:value="39.4271621825437">
                <text:p>39.4271621825437</text:p>
              </table:table-cell>
              <table:table-cell office:value-type="float" office:value="13.8003004814025">
                <text:p>13.8003004814025</text:p>
              </table:table-cell>
              <table:table-cell office:value-type="float" office:value="0.0389199195359127">
                <text:p>0.0389199195359127</text:p>
              </table:table-cell>
              <table:table-cell office:value-type="float" office:value="1.18098784190091E-022">
                <text:p>1.18098784190091E-02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602499999999967">
                <text:p>0.602499999999967</text:p>
              </table:table-cell>
              <table:table-cell office:value-type="float" office:value="58.6540268866992">
                <text:p>58.6540268866992</text:p>
              </table:table-cell>
              <table:table-cell office:value-type="float" office:value="52.0184435285356">
                <text:p>52.0184435285356</text:p>
              </table:table-cell>
              <table:table-cell office:value-type="float" office:value="39.0681653905195">
                <text:p>39.0681653905195</text:p>
              </table:table-cell>
              <table:table-cell office:value-type="float" office:value="13.5342878701909">
                <text:p>13.5342878701909</text:p>
              </table:table-cell>
              <table:table-cell office:value-type="float" office:value="0.0360296722322717">
                <text:p>0.0360296722322717</text:p>
              </table:table-cell>
              <table:table-cell office:value-type="float" office:value="6.87202344071327E-023">
                <text:p>6.87202344071327E-02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602999999999967">
                <text:p>0.602999999999967</text:p>
              </table:table-cell>
              <table:table-cell office:value-type="float" office:value="58.3487842490724">
                <text:p>58.3487842490724</text:p>
              </table:table-cell>
              <table:table-cell office:value-type="float" office:value="51.6870091505962">
                <text:p>51.6870091505962</text:p>
              </table:table-cell>
              <table:table-cell office:value-type="float" office:value="38.7107058588658">
                <text:p>38.7107058588658</text:p>
              </table:table-cell>
              <table:table-cell office:value-type="float" office:value="13.2721395938669">
                <text:p>13.2721395938669</text:p>
              </table:table-cell>
              <table:table-cell office:value-type="float" office:value="0.0333414756980752">
                <text:p>0.0333414756980752</text:p>
              </table:table-cell>
              <table:table-cell office:value-type="float" office:value="3.98817224955279E-023">
                <text:p>3.98817224955279E-02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603499999999967">
                <text:p>0.603499999999967</text:p>
              </table:table-cell>
              <table:table-cell office:value-type="float" office:value="58.0436563656688">
                <text:p>58.0436563656688</text:p>
              </table:table-cell>
              <table:table-cell office:value-type="float" office:value="51.3560890972554">
                <text:p>51.3560890972554</text:p>
              </table:table-cell>
              <table:table-cell office:value-type="float" office:value="38.3548013526203">
                <text:p>38.3548013526203</text:p>
              </table:table-cell>
              <table:table-cell office:value-type="float" office:value="13.0138302196389">
                <text:p>13.0138302196389</text:p>
              </table:table-cell>
              <table:table-cell office:value-type="float" office:value="0.0308422074080661">
                <text:p>0.0308422074080661</text:p>
              </table:table-cell>
              <table:table-cell office:value-type="float" office:value="2.30841161999851E-023">
                <text:p>2.30841161999851E-02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603999999999967">
                <text:p>0.603999999999967</text:p>
              </table:table-cell>
              <table:table-cell office:value-type="float" office:value="57.7386580902703">
                <text:p>57.7386580902703</text:p>
              </table:table-cell>
              <table:table-cell office:value-type="float" office:value="51.0257005952362">
                <text:p>51.0257005952362</text:p>
              </table:table-cell>
              <table:table-cell office:value-type="float" office:value="38.000469266186">
                <text:p>38.000469266186</text:p>
              </table:table-cell>
              <table:table-cell office:value-type="float" office:value="12.7593337230934">
                <text:p>12.7593337230934</text:p>
              </table:table-cell>
              <table:table-cell office:value-type="float" office:value="0.0285195204005214">
                <text:p>0.0285195204005214</text:p>
              </table:table-cell>
              <table:table-cell office:value-type="float" office:value="1.33260876597393E-023">
                <text:p>1.33260876597393E-02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604499999999967">
                <text:p>0.604499999999967</text:p>
              </table:table-cell>
              <table:table-cell office:value-type="float" office:value="57.4338041889495">
                <text:p>57.4338041889495</text:p>
              </table:table-cell>
              <table:table-cell office:value-type="float" office:value="50.6958607112643">
                <text:p>50.6958607112643</text:p>
              </table:table-cell>
              <table:table-cell office:value-type="float" office:value="37.6477266236414">
                <text:p>37.6477266236414</text:p>
              </table:table-cell>
              <table:table-cell office:value-type="float" office:value="12.5086235095196">
                <text:p>12.5086235095196</text:p>
              </table:table-cell>
              <table:table-cell office:value-type="float" office:value="0.0263618030711024">
                <text:p>0.0263618030711024</text:p>
              </table:table-cell>
              <table:table-cell office:value-type="float" office:value="7.67259278709151E-024">
                <text:p>7.67259278709151E-02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604999999999966">
                <text:p>0.604999999999966</text:p>
              </table:table-cell>
              <table:table-cell office:value-type="float" office:value="57.1291093390346">
                <text:p>57.1291093390346</text:p>
              </table:table-cell>
              <table:table-cell office:value-type="float" office:value="50.3665863509809">
                <text:p>50.3665863509809</text:p>
              </table:table-cell>
              <table:table-cell office:value-type="float" office:value="37.2965900791294">
                <text:p>37.2965900791294</text:p>
              </table:table-cell>
              <table:table-cell office:value-type="float" office:value="12.2616724350865">
                <text:p>12.2616724350865</text:p>
              </table:table-cell>
              <table:table-cell office:value-type="float" office:value="0.0243581406530075">
                <text:p>0.0243581406530075</text:p>
              </table:table-cell>
              <table:table-cell office:value-type="float" office:value="4.40587023770803E-024">
                <text:p>4.40587023770803E-02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605499999999966">
                <text:p>0.605499999999966</text:p>
              </table:table-cell>
              <table:table-cell office:value-type="float" office:value="56.8245881280915">
                <text:p>56.8245881280915</text:p>
              </table:table-cell>
              <table:table-cell office:value-type="float" office:value="50.037894257888">
                <text:p>50.037894257888</text:p>
              </table:table-cell>
              <table:table-cell office:value-type="float" office:value="36.9470759173261">
                <text:p>36.9470759173261</text:p>
              </table:table-cell>
              <table:table-cell office:value-type="float" office:value="12.0184528278642">
                <text:p>12.0184528278642</text:p>
              </table:table-cell>
              <table:table-cell office:value-type="float" office:value="0.0224982783403033">
                <text:p>0.0224982783403033</text:p>
              </table:table-cell>
              <table:table-cell office:value-type="float" office:value="2.52331415800102E-024">
                <text:p>2.52331415800102E-02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605999999999966">
                <text:p>0.605999999999966</text:p>
              </table:table-cell>
              <table:table-cell office:value-type="float" office:value="56.5202550529222">
                <text:p>56.5202550529222</text:p>
              </table:table-cell>
              <table:table-cell office:value-type="float" office:value="49.7098010123242">
                <text:p>49.7098010123242</text:p>
              </table:table-cell>
              <table:table-cell office:value-type="float" office:value="36.5992000539864">
                <text:p>36.5992000539864</text:p>
              </table:table-cell>
              <table:table-cell office:value-type="float" office:value="11.7789365086791">
                <text:p>11.7789365086791</text:p>
              </table:table-cell>
              <table:table-cell office:value-type="float" office:value="0.0207725860103933">
                <text:p>0.0207725860103933</text:p>
              </table:table-cell>
              <table:table-cell office:value-type="float" office:value="1.4413220021869E-024">
                <text:p>1.4413220021869E-02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606499999999966">
                <text:p>0.606499999999966</text:p>
              </table:table-cell>
              <table:table-cell office:value-type="float" office:value="56.2161245185806">
                <text:p>56.2161245185806</text:p>
              </table:table-cell>
              <table:table-cell office:value-type="float" office:value="49.3823230304743">
                <text:p>49.3823230304743</text:p>
              </table:table-cell>
              <table:table-cell office:value-type="float" office:value="36.2529780365671">
                <text:p>36.2529780365671</text:p>
              </table:table-cell>
              <table:table-cell office:value-type="float" office:value="11.5430948117963">
                <text:p>11.5430948117963</text:p>
              </table:table-cell>
              <table:table-cell office:value-type="float" office:value="0.0191720245008638">
                <text:p>0.0191720245008638</text:p>
              </table:table-cell>
              <table:table-cell office:value-type="float" office:value="8.21108934294013E-025">
                <text:p>8.21108934294013E-02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606999999999966">
                <text:p>0.606999999999966</text:p>
              </table:table-cell>
              <table:table-cell office:value-type="float" office:value="55.9122108374044">
                <text:p>55.9122108374044</text:p>
              </table:table-cell>
              <table:table-cell office:value-type="float" office:value="49.0554765634094">
                <text:p>49.0554765634094</text:p>
              </table:table-cell>
              <table:table-cell office:value-type="float" office:value="35.9084250449264">
                <text:p>35.9084250449264</text:p>
              </table:table-cell>
              <table:table-cell office:value-type="float" office:value="11.310898605419">
                <text:p>11.310898605419</text:p>
              </table:table-cell>
              <table:table-cell office:value-type="float" office:value="0.0176881133954085">
                <text:p>0.0176881133954085</text:p>
              </table:table-cell>
              <table:table-cell office:value-type="float" office:value="4.66541851310654E-025">
                <text:p>4.66541851310654E-02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607499999999966">
                <text:p>0.607499999999966</text:p>
              </table:table-cell>
              <table:table-cell office:value-type="float" office:value="55.6085282280645">
                <text:p>55.6085282280645</text:p>
              </table:table-cell>
              <table:table-cell office:value-type="float" office:value="48.7292776961599">
                <text:p>48.7292776961599</text:p>
              </table:table-cell>
              <table:table-cell office:value-type="float" office:value="35.5655558920982">
                <text:p>35.5655558920982</text:p>
              </table:table-cell>
              <table:table-cell office:value-type="float" office:value="11.0823183119993">
                <text:p>11.0823183119993</text:p>
              </table:table-cell>
              <table:table-cell office:value-type="float" office:value="0.0163129002731701">
                <text:p>0.0163129002731701</text:p>
              </table:table-cell>
              <table:table-cell office:value-type="float" office:value="2.6438116294904E-025">
                <text:p>2.6438116294904E-02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607999999999966">
                <text:p>0.607999999999966</text:p>
              </table:table-cell>
              <table:table-cell office:value-type="float" office:value="55.3050908146317">
                <text:p>55.3050908146317</text:p>
              </table:table-cell>
              <table:table-cell office:value-type="float" office:value="48.4037423468194">
                <text:p>48.4037423468194</text:p>
              </table:table-cell>
              <table:table-cell office:value-type="float" office:value="35.2243850251405">
                <text:p>35.2243850251405</text:p>
              </table:table-cell>
              <table:table-cell office:value-type="float" office:value="10.8573239283503">
                <text:p>10.8573239283503</text:p>
              </table:table-cell>
              <table:table-cell office:value-type="float" office:value="0.0150389313756353">
                <text:p>0.0150389313756353</text:p>
              </table:table-cell>
              <table:table-cell office:value-type="float" office:value="1.49424041372641E-025">
                <text:p>1.49424041372641E-02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608499999999966">
                <text:p>0.608499999999966</text:p>
              </table:table-cell>
              <table:table-cell office:value-type="float" office:value="55.0019126256591">
                <text:p>55.0019126256591</text:p>
              </table:table-cell>
              <table:table-cell office:value-type="float" office:value="48.0788862656814">
                <text:p>48.0788862656814</text:p>
              </table:table-cell>
              <table:table-cell office:value-type="float" office:value="34.8849265260581">
                <text:p>34.8849265260581</text:p>
              </table:table-cell>
              <table:table-cell office:value-type="float" office:value="10.6358850455535">
                <text:p>10.6358850455535</text:p>
              </table:table-cell>
              <table:table-cell office:value-type="float" office:value="0.0138592236451631">
                <text:p>0.0138592236451631</text:p>
              </table:table-cell>
              <table:table-cell office:value-type="float" office:value="8.42287813979003E-026">
                <text:p>8.42287813979003E-02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608999999999966">
                <text:p>0.608999999999966</text:p>
              </table:table-cell>
              <table:table-cell office:value-type="float" office:value="54.6990075932831">
                <text:p>54.6990075932831</text:p>
              </table:table-cell>
              <table:table-cell office:value-type="float" office:value="47.7547250344068">
                <text:p>47.7547250344068</text:p>
              </table:table-cell>
              <table:table-cell office:value-type="float" office:value="34.5471941127967">
                <text:p>34.5471941127967</text:p>
              </table:table-cell>
              <table:table-cell office:value-type="float" office:value="10.417970868654">
                <text:p>10.417970868654</text:p>
              </table:table-cell>
              <table:table-cell office:value-type="float" office:value="0.0127672380893096">
                <text:p>0.0127672380893096</text:p>
              </table:table-cell>
              <table:table-cell office:value-type="float" office:value="4.73533410177817E-026">
                <text:p>4.73533410177817E-02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609499999999966">
                <text:p>0.609499999999966</text:p>
              </table:table-cell>
              <table:table-cell office:value-type="float" office:value="54.3963895523409">
                <text:p>54.3963895523409</text:p>
              </table:table-cell>
              <table:table-cell office:value-type="float" office:value="47.4312740652241">
                <text:p>47.4312740652241</text:p>
              </table:table-cell>
              <table:table-cell office:value-type="float" office:value="34.2112011403087">
                <text:p>34.2112011403087</text:p>
              </table:table-cell>
              <table:table-cell office:value-type="float" office:value="10.2035502361375">
                <text:p>10.2035502361375</text:p>
              </table:table-cell>
              <table:table-cell office:value-type="float" office:value="0.0117568544253202">
                <text:p>0.0117568544253202</text:p>
              </table:table-cell>
              <table:table-cell office:value-type="float" office:value="2.65516065651226E-026">
                <text:p>2.65516065651226E-02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609999999999966">
                <text:p>0.609999999999966</text:p>
              </table:table-cell>
              <table:table-cell office:value-type="float" office:value="54.0940722395048">
                <text:p>54.0940722395048</text:p>
              </table:table-cell>
              <table:table-cell office:value-type="float" office:value="47.1085486001604">
                <text:p>47.1085486001604</text:p>
              </table:table-cell>
              <table:table-cell office:value-type="float" office:value="33.8769606016903">
                <text:p>33.8769606016903</text:p>
              </table:table-cell>
              <table:table-cell office:value-type="float" office:value="9.9925916391806">
                <text:p>9.9925916391806</text:p>
              </table:table-cell>
              <table:table-cell office:value-type="float" office:value="0.0108223469594884">
                <text:p>0.0108223469594884</text:p>
              </table:table-cell>
              <table:table-cell office:value-type="float" office:value="1.48484476358918E-026">
                <text:p>1.48484476358918E-02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610499999999966">
                <text:p>0.610499999999966</text:p>
              </table:table-cell>
              <table:table-cell office:value-type="float" office:value="53.7920692924343">
                <text:p>53.7920692924343</text:p>
              </table:table-cell>
              <table:table-cell office:value-type="float" office:value="46.7865637103046">
                <text:p>46.7865637103046</text:p>
              </table:table-cell>
              <table:table-cell office:value-type="float" office:value="33.5444851293869">
                <text:p>33.5444851293869</text:p>
              </table:table-cell>
              <table:table-cell office:value-type="float" office:value="9.78506324067028">
                <text:p>9.78506324067028</text:p>
              </table:table-cell>
              <table:table-cell office:value-type="float" office:value="0.00995836165650543">
                <text:p>0.00995836165650543</text:p>
              </table:table-cell>
              <table:table-cell office:value-type="float" office:value="8.28173574336613E-027">
                <text:p>8.28173574336613E-02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610999999999966">
                <text:p>0.610999999999966</text:p>
              </table:table-cell>
              <table:table-cell office:value-type="float" office:value="53.4903942489451">
                <text:p>53.4903942489451</text:p>
              </table:table-cell>
              <table:table-cell office:value-type="float" office:value="46.4653342951013">
                <text:p>46.4653342951013</text:p>
              </table:table-cell>
              <table:table-cell office:value-type="float" office:value="33.2137869964678">
                <text:p>33.2137869964678</text:p>
              </table:table-cell>
              <table:table-cell office:value-type="float" office:value="9.58093289398531">
                <text:p>9.58093289398531</text:p>
              </table:table-cell>
              <table:table-cell office:value-type="float" office:value="0.00915989435445862">
                <text:p>0.00915989435445862</text:p>
              </table:table-cell>
              <table:table-cell office:value-type="float" office:value="4.60693150453358E-027">
                <text:p>4.60693150453358E-02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611499999999966">
                <text:p>0.611499999999966</text:p>
              </table:table-cell>
              <table:table-cell office:value-type="float" office:value="53.1890605461955">
                <text:p>53.1890605461955</text:p>
              </table:table-cell>
              <table:table-cell office:value-type="float" office:value="46.1448750816772">
                <text:p>46.1448750816772</text:p>
              </table:table-cell>
              <table:table-cell office:value-type="float" office:value="32.8848781179682">
                <text:p>32.8848781179682</text:p>
              </table:table-cell>
              <table:table-cell office:value-type="float" office:value="9.3801681615343">
                <text:p>9.3801681615343</text:p>
              </table:table-cell>
              <table:table-cell office:value-type="float" office:value="0.00842227008174249">
                <text:p>0.00842227008174249</text:p>
              </table:table-cell>
              <table:table-cell office:value-type="float" office:value="2.55594916065894E-027">
                <text:p>2.55594916065894E-02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611999999999966">
                <text:p>0.611999999999966</text:p>
              </table:table-cell>
              <table:table-cell office:value-type="float" office:value="52.8880815198901">
                <text:p>52.8880815198901</text:p>
              </table:table-cell>
              <table:table-cell office:value-type="float" office:value="45.8252006241981">
                <text:p>45.8252006241981</text:p>
              </table:table-cell>
              <table:table-cell office:value-type="float" office:value="32.5577700522976">
                <text:p>32.5577700522976</text:p>
              </table:table-cell>
              <table:table-cell office:value-type="float" office:value="9.18273633304488">
                <text:p>9.18273633304488</text:p>
              </table:table-cell>
              <table:table-cell office:value-type="float" office:value="0.00774112343284436">
                <text:p>0.00774112343284436</text:p>
              </table:table-cell>
              <table:table-cell office:value-type="float" office:value="1.41430389235885E-027">
                <text:p>1.41430389235885E-02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612499999999966">
                <text:p>0.612499999999966</text:p>
              </table:table-cell>
              <table:table-cell office:value-type="float" office:value="52.5874704035009">
                <text:p>52.5874704035009</text:p>
              </table:table-cell>
              <table:table-cell office:value-type="float" office:value="45.5063253032569">
                <text:p>45.5063253032569</text:p>
              </table:table-cell>
              <table:table-cell office:value-type="float" office:value="32.2324740027136">
                <text:p>32.2324740027136</text:p>
              </table:table-cell>
              <table:table-cell office:value-type="float" office:value="8.98860444359895">
                <text:p>8.98860444359895</text:p>
              </table:table-cell>
              <table:table-cell office:value-type="float" office:value="0.00711237996072243">
                <text:p>0.00711237996072243</text:p>
              </table:table-cell>
              <table:table-cell office:value-type="float" office:value="7.80518734073478E-028">
                <text:p>7.80518734073478E-02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612999999999966">
                <text:p>0.612999999999966</text:p>
              </table:table-cell>
              <table:table-cell office:value-type="float" office:value="52.2872403275051">
                <text:p>52.2872403275051</text:p>
              </table:table-cell>
              <table:table-cell office:value-type="float" office:value="45.1882633252936">
                <text:p>45.1882633252936</text:p>
              </table:table-cell>
              <table:table-cell office:value-type="float" office:value="31.9090008188604">
                <text:p>31.9090008188604</text:p>
              </table:table-cell>
              <table:table-cell office:value-type="float" office:value="8.79773929140906">
                <text:p>8.79773929140906</text:p>
              </table:table-cell>
              <table:table-cell office:value-type="float" office:value="0.00653223854431894">
                <text:p>0.00653223854431894</text:p>
              </table:table-cell>
              <table:table-cell office:value-type="float" office:value="4.2960961815469E-028">
                <text:p>4.2960961815469E-02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613499999999966">
                <text:p>0.613499999999966</text:p>
              </table:table-cell>
              <table:table-cell office:value-type="float" office:value="51.9874043186415">
                <text:p>51.9874043186415</text:p>
              </table:table-cell>
              <table:table-cell office:value-type="float" office:value="44.8710287220456">
                <text:p>44.8710287220456</text:p>
              </table:table-cell>
              <table:table-cell office:value-type="float" office:value="31.5873609983701">
                <text:p>31.5873609983701</text:p>
              </table:table-cell>
              <table:table-cell office:value-type="float" office:value="8.61010745533131">
                <text:p>8.61010745533131</text:p>
              </table:table-cell>
              <table:table-cell office:value-type="float" office:value="0.00599715469062599">
                <text:p>0.00599715469062599</text:p>
              </table:table-cell>
              <table:table-cell office:value-type="float" office:value="2.3583851395598E-028">
                <text:p>2.3583851395598E-02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613999999999965">
                <text:p>0.613999999999965</text:p>
              </table:table-cell>
              <table:table-cell office:value-type="float" office:value="51.687975299183">
                <text:p>51.687975299183</text:p>
              </table:table-cell>
              <table:table-cell office:value-type="float" office:value="44.5546353500291">
                <text:p>44.5546353500291</text:p>
              </table:table-cell>
              <table:table-cell office:value-type="float" office:value="31.2675646885271">
                <text:p>31.2675646885271</text:p>
              </table:table-cell>
              <table:table-cell office:value-type="float" office:value="8.42567531211055">
                <text:p>8.42567531211055</text:p>
              </table:table-cell>
              <table:table-cell office:value-type="float" office:value="0.00550382473164432">
                <text:p>0.00550382473164432</text:p>
              </table:table-cell>
              <table:table-cell office:value-type="float" office:value="1.29123572389622E-028">
                <text:p>1.29123572389622E-02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614499999999965">
                <text:p>0.614499999999965</text:p>
              </table:table-cell>
              <table:table-cell office:value-type="float" office:value="51.3889660862272">
                <text:p>51.3889660862272</text:p>
              </table:table-cell>
              <table:table-cell office:value-type="float" office:value="44.2390968900514">
                <text:p>44.2390968900514</text:p>
              </table:table-cell>
              <table:table-cell office:value-type="float" office:value="30.9496216879927">
                <text:p>30.9496216879927</text:p>
              </table:table-cell>
              <table:table-cell office:value-type="float" office:value="8.24440905335369">
                <text:p>8.24440905335369</text:p>
              </table:table-cell>
              <table:table-cell office:value-type="float" office:value="0.00504917087753751">
                <text:p>0.00504917087753751</text:p>
              </table:table-cell>
              <table:table-cell office:value-type="float" office:value="7.0509300412988E-029">
                <text:p>7.0509300412988E-02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614999999999965">
                <text:p>0.614999999999965</text:p>
              </table:table-cell>
              <table:table-cell office:value-type="float" office:value="51.0903893910044">
                <text:p>51.0903893910044</text:p>
              </table:table-cell>
              <table:table-cell office:value-type="float" office:value="43.9244268467538">
                <text:p>43.9244268467538</text:p>
              </table:table-cell>
              <table:table-cell office:value-type="float" office:value="30.633541448591">
                <text:p>30.633541448591</text:p>
              </table:table-cell>
              <table:table-cell office:value-type="float" office:value="8.06627470222739">
                <text:p>8.06627470222739</text:p>
              </table:table-cell>
              <table:table-cell office:value-type="float" office:value="0.0046303270882803">
                <text:p>0.0046303270882803</text:p>
              </table:table-cell>
              <table:table-cell office:value-type="float" office:value="3.84005414396562E-029">
                <text:p>3.84005414396562E-02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615499999999965">
                <text:p>0.615499999999965</text:p>
              </table:table-cell>
              <table:table-cell office:value-type="float" office:value="50.7922578182025">
                <text:p>50.7922578182025</text:p>
              </table:table-cell>
              <table:table-cell office:value-type="float" office:value="43.6106385481849">
                <text:p>43.6106385481849</text:p>
              </table:table-cell>
              <table:table-cell office:value-type="float" office:value="30.3193330771528">
                <text:p>30.3193330771528</text:p>
              </table:table-cell>
              <table:table-cell office:value-type="float" office:value="7.89123812987672">
                <text:p>7.89123812987672</text:p>
              </table:table-cell>
              <table:table-cell office:value-type="float" office:value="0.00424462572712237">
                <text:p>0.00424462572712237</text:p>
              </table:table-cell>
              <table:table-cell office:value-type="float" office:value="2.08582735856383E-029">
                <text:p>2.08582735856383E-02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615999999999965">
                <text:p>0.615999999999965</text:p>
              </table:table-cell>
              <table:table-cell office:value-type="float" office:value="50.49458386531">
                <text:p>50.49458386531</text:p>
              </table:table-cell>
              <table:table-cell office:value-type="float" office:value="43.2977451454044">
                <text:p>43.2977451454044</text:p>
              </table:table-cell>
              <table:table-cell office:value-type="float" office:value="30.0070053374178">
                <text:p>30.0070053374178</text:p>
              </table:table-cell>
              <table:table-cell office:value-type="float" office:value="7.71926507156121">
                <text:p>7.71926507156121</text:p>
              </table:table-cell>
              <table:table-cell office:value-type="float" office:value="0.00388958496023462">
                <text:p>0.00388958496023462</text:p>
              </table:table-cell>
              <table:table-cell office:value-type="float" office:value="1.12997657565423E-029">
                <text:p>1.12997657565423E-02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616499999999965">
                <text:p>0.616499999999965</text:p>
              </table:table-cell>
              <table:table-cell office:value-type="float" office:value="50.1973799219755">
                <text:p>50.1973799219755</text:p>
              </table:table-cell>
              <table:table-cell office:value-type="float" office:value="42.9857596121175">
                <text:p>42.9857596121175</text:p>
              </table:table-cell>
              <table:table-cell office:value-type="float" office:value="29.6965666519943">
                <text:p>29.6965666519943</text:p>
              </table:table-cell>
              <table:table-cell office:value-type="float" office:value="7.55032114250563">
                <text:p>7.55032114250563</text:p>
              </table:table-cell>
              <table:table-cell office:value-type="float" office:value="0.00356289686796643">
                <text:p>0.00356289686796643</text:p>
              </table:table-cell>
              <table:table-cell office:value-type="float" office:value="6.10535035966322E-030">
                <text:p>6.10535035966322E-03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616999999999965">
                <text:p>0.616999999999965</text:p>
              </table:table-cell>
              <table:table-cell office:value-type="float" office:value="49.9006582693858">
                <text:p>49.9006582693858</text:p>
              </table:table-cell>
              <table:table-cell office:value-type="float" office:value="42.6746947443384">
                <text:p>42.6746947443384</text:p>
              </table:table-cell>
              <table:table-cell office:value-type="float" office:value="29.3880251043739">
                <text:p>29.3880251043739</text:p>
              </table:table-cell>
              <table:table-cell office:value-type="float" office:value="7.38437185346253">
                <text:p>7.38437185346253</text:p>
              </table:table-cell>
              <table:table-cell office:value-type="float" office:value="0.0032624162342163">
                <text:p>0.0032624162342163</text:p>
              </table:table-cell>
              <table:table-cell office:value-type="float" office:value="3.29004479725174E-030">
                <text:p>3.29004479725174E-03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617499999999965">
                <text:p>0.617499999999965</text:p>
              </table:table-cell>
              <table:table-cell office:value-type="float" office:value="49.6044310796598">
                <text:p>49.6044310796598</text:p>
              </table:table-cell>
              <table:table-cell office:value-type="float" office:value="42.364563160085">
                <text:p>42.364563160085</text:p>
              </table:table-cell>
              <table:table-cell office:value-type="float" office:value="29.0813884410008">
                <text:p>29.0813884410008</text:p>
              </table:table-cell>
              <table:table-cell office:value-type="float" office:value="7.22138262598408">
                <text:p>7.22138262598408</text:p>
              </table:table-cell>
              <table:table-cell office:value-type="float" office:value="0.00298614998149924">
                <text:p>0.00298614998149924</text:p>
              </table:table-cell>
              <table:table-cell office:value-type="float" office:value="1.76824769599454E-030">
                <text:p>1.76824769599454E-03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617999999999965">
                <text:p>0.617999999999965</text:p>
              </table:table-cell>
              <table:table-cell office:value-type="float" office:value="49.3087104152617">
                <text:p>49.3087104152617</text:p>
              </table:table-cell>
              <table:table-cell office:value-type="float" office:value="42.0553772991026">
                <text:p>42.0553772991026</text:p>
              </table:table-cell>
              <table:table-cell office:value-type="float" office:value="28.7766640733951">
                <text:p>28.7766640733951</text:p>
              </table:table-cell>
              <table:table-cell office:value-type="float" office:value="7.06131880740095">
                <text:p>7.06131880740095</text:p>
              </table:table-cell>
              <table:table-cell office:value-type="float" office:value="0.00273224722037848">
                <text:p>0.00273224722037848</text:p>
              </table:table-cell>
              <table:table-cell office:value-type="float" office:value="9.47838750233919E-031">
                <text:p>9.47838750233919E-03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618499999999965">
                <text:p>0.618499999999965</text:p>
              </table:table-cell>
              <table:table-cell office:value-type="float" office:value="49.0135082284296">
                <text:p>49.0135082284296</text:p>
              </table:table-cell>
              <table:table-cell office:value-type="float" office:value="41.7471494226173">
                <text:p>41.7471494226173</text:p>
              </table:table-cell>
              <table:table-cell office:value-type="float" office:value="28.4738590803288">
                <text:p>28.4738590803288</text:p>
              </table:table-cell>
              <table:table-cell office:value-type="float" office:value="6.90414568550621">
                <text:p>6.90414568550621</text:p>
              </table:table-cell>
              <table:table-cell office:value-type="float" office:value="0.00249898988301325">
                <text:p>0.00249898988301325</text:p>
              </table:table-cell>
              <table:table-cell office:value-type="float" office:value="5.06729150213133E-031">
                <text:p>5.06729150213133E-03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618999999999965">
                <text:p>0.618999999999965</text:p>
              </table:table-cell>
              <table:table-cell office:value-type="float" office:value="48.718836360623">
                <text:p>48.718836360623</text:p>
              </table:table-cell>
              <table:table-cell office:value-type="float" office:value="41.4398916131191">
                <text:p>41.4398916131191</text:p>
              </table:table-cell>
              <table:table-cell office:value-type="float" office:value="28.1729802100515">
                <text:p>28.1729802100515</text:p>
              </table:table-cell>
              <table:table-cell office:value-type="float" office:value="6.74982850294251">
                <text:p>6.74982850294251</text:p>
              </table:table-cell>
              <table:table-cell office:value-type="float" office:value="0.0022847839116534">
                <text:p>0.0022847839116534</text:p>
              </table:table-cell>
              <table:table-cell office:value-type="float" office:value="2.70188827240499E-031">
                <text:p>2.70188827240499E-03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619499999999965">
                <text:p>0.619499999999965</text:p>
              </table:table-cell>
              <table:table-cell office:value-type="float" office:value="48.4247065419866">
                <text:p>48.4247065419866</text:p>
              </table:table-cell>
              <table:table-cell office:value-type="float" office:value="41.1336157741742">
                <text:p>41.1336157741742</text:p>
              </table:table-cell>
              <table:table-cell office:value-type="float" office:value="27.8740338825685">
                <text:p>27.8740338825685</text:p>
              </table:table-cell>
              <table:table-cell office:value-type="float" office:value="6.59833247129088">
                <text:p>6.59833247129088</text:p>
              </table:table-cell>
              <table:table-cell office:value-type="float" office:value="0.00208815097398509">
                <text:p>0.00208815097398509</text:p>
              </table:table-cell>
              <table:table-cell office:value-type="float" office:value="1.43684179941959E-031">
                <text:p>1.43684179941959E-03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619999999999965">
                <text:p>0.619999999999965</text:p>
              </table:table-cell>
              <table:table-cell office:value-type="float" office:value="48.1311303908322">
                <text:p>48.1311303908322</text:p>
              </table:table-cell>
              <table:table-cell office:value-type="float" office:value="40.828333630266">
                <text:p>40.828333630266</text:p>
              </table:table-cell>
              <table:table-cell office:value-type="float" office:value="27.5770261919659">
                <text:p>27.5770261919659</text:p>
              </table:table-cell>
              <table:table-cell office:value-type="float" office:value="6.44962278486">
                <text:p>6.44962278486</text:p>
              </table:table-cell>
              <table:table-cell office:value-type="float" office:value="0.00190772067829342">
                <text:p>0.00190772067829342</text:p>
              </table:table-cell>
              <table:table-cell office:value-type="float" office:value="7.62080046206627E-032">
                <text:p>7.62080046206627E-03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620499999999965">
                <text:p>0.620499999999965</text:p>
              </table:table-cell>
              <table:table-cell office:value-type="float" office:value="47.838119413137">
                <text:p>47.838119413137</text:p>
              </table:table-cell>
              <table:table-cell office:value-type="float" office:value="40.5240567266661">
                <text:p>40.5240567266661</text:p>
              </table:table-cell>
              <table:table-cell office:value-type="float" office:value="27.2819629087849">
                <text:p>27.2819629087849</text:p>
              </table:table-cell>
              <table:table-cell office:value-type="float" office:value="6.30366463417464">
                <text:p>6.30366463417464</text:p>
              </table:table-cell>
              <table:table-cell office:value-type="float" office:value="0.00174222326245822">
                <text:p>0.00174222326245822</text:p>
              </table:table-cell>
              <table:table-cell office:value-type="float" office:value="4.03127380767796E-032">
                <text:p>4.03127380767796E-03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620999999999965">
                <text:p>0.620999999999965</text:p>
              </table:table-cell>
              <table:table-cell office:value-type="float" office:value="47.54568500206">
                <text:p>47.54568500206</text:p>
              </table:table-cell>
              <table:table-cell office:value-type="float" office:value="40.2207964293326">
                <text:p>40.2207964293326</text:p>
              </table:table-cell>
              <table:table-cell office:value-type="float" office:value="26.9888494824421">
                <text:p>26.9888494824421</text:p>
              </table:table-cell>
              <table:table-cell office:value-type="float" office:value="6.16042321916265">
                <text:p>6.16042321916265</text:p>
              </table:table-cell>
              <table:table-cell office:value-type="float" office:value="0.001590482731834">
                <text:p>0.001590482731834</text:p>
              </table:table-cell>
              <table:table-cell office:value-type="float" office:value="2.12683634178735E-032">
                <text:p>2.12683634178735E-03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621499999999965">
                <text:p>0.621499999999965</text:p>
              </table:table-cell>
              <table:table-cell office:value-type="float" office:value="47.2538384374752">
                <text:p>47.2538384374752</text:p>
              </table:table-cell>
              <table:table-cell office:value-type="float" office:value="39.918563924838">
                <text:p>39.918563924838</text:p>
              </table:table-cell>
              <table:table-cell office:value-type="float" office:value="26.6976910436956">
                <text:p>26.6976910436956</text:p>
              </table:table-cell>
              <table:table-cell office:value-type="float" office:value="6.01986376203967">
                <text:p>6.01986376203967</text:p>
              </table:table-cell>
              <table:table-cell office:value-type="float" office:value="0.00145141042208259">
                <text:p>0.00145141042208259</text:p>
              </table:table-cell>
              <table:table-cell office:value-type="float" office:value="1.11911809489213E-032">
                <text:p>1.11911809489213E-03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621999999999965">
                <text:p>0.621999999999965</text:p>
              </table:table-cell>
              <table:table-cell office:value-type="float" office:value="46.962590885522">
                <text:p>46.962590885522</text:p>
              </table:table-cell>
              <table:table-cell office:value-type="float" office:value="39.6173702203249">
                <text:p>39.6173702203249</text:p>
              </table:table-cell>
              <table:table-cell office:value-type="float" office:value="26.408492407156">
                <text:p>26.408492407156</text:p>
              </table:table-cell>
              <table:table-cell office:value-type="float" office:value="5.8819515198911">
                <text:p>5.8819515198911</text:p>
              </table:table-cell>
              <table:table-cell office:value-type="float" office:value="0.00132399896402634">
                <text:p>0.00132399896402634</text:p>
              </table:table-cell>
              <table:table-cell office:value-type="float" office:value="5.87310591003221E-033">
                <text:p>5.87310591003221E-03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622499999999965">
                <text:p>0.622499999999965</text:p>
              </table:table-cell>
              <table:table-cell office:value-type="float" office:value="46.6719533981726">
                <text:p>46.6719533981726</text:p>
              </table:table-cell>
              <table:table-cell office:value-type="float" office:value="39.3172261434901">
                <text:p>39.3172261434901</text:p>
              </table:table-cell>
              <table:table-cell office:value-type="float" office:value="26.1212580738396">
                <text:p>26.1212580738396</text:p>
              </table:table-cell>
              <table:table-cell office:value-type="float" office:value="5.74665179695136">
                <text:p>5.74665179695136</text:p>
              </table:table-cell>
              <table:table-cell office:value-type="float" office:value="0.00120731662856763">
                <text:p>0.00120731662856763</text:p>
              </table:table-cell>
              <table:table-cell office:value-type="float" office:value="3.07404214063694E-033">
                <text:p>3.07404214063694E-03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622999999999964">
                <text:p>0.622999999999964</text:p>
              </table:table-cell>
              <table:table-cell office:value-type="float" office:value="46.3819369128169">
                <text:p>46.3819369128169</text:p>
              </table:table-cell>
              <table:table-cell office:value-type="float" office:value="39.0181423425966">
                <text:p>39.0181423425966</text:p>
              </table:table-cell>
              <table:table-cell office:value-type="float" office:value="25.8359922337649">
                <text:p>25.8359922337649</text:p>
              </table:table-cell>
              <table:table-cell office:value-type="float" office:value="5.61392995658007">
                <text:p>5.61392995658007</text:p>
              </table:table-cell>
              <table:table-cell office:value-type="float" office:value="0.00110050203067758">
                <text:p>0.00110050203067758</text:p>
              </table:table-cell>
              <table:table-cell office:value-type="float" office:value="1.60472962563186E-033">
                <text:p>1.60472962563186E-03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623499999999964">
                <text:p>0.623499999999964</text:p>
              </table:table-cell>
              <table:table-cell office:value-type="float" office:value="46.0925522518642">
                <text:p>46.0925522518642</text:p>
              </table:table-cell>
              <table:table-cell office:value-type="float" office:value="38.720129286513">
                <text:p>38.720129286513</text:p>
              </table:table-cell>
              <table:table-cell office:value-type="float" office:value="25.5526987685894">
                <text:p>25.5526987685894</text:p>
              </table:table-cell>
              <table:table-cell office:value-type="float" office:value="5.48375143293561">
                <text:p>5.48375143293561</text:p>
              </table:table-cell>
              <table:table-cell office:value-type="float" office:value="0.0010027591723897">
                <text:p>0.0010027591723897</text:p>
              </table:table-cell>
              <table:table-cell office:value-type="float" office:value="8.35495266043933E-034">
                <text:p>8.35495266043933E-03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623999999999964">
                <text:p>0.623999999999964</text:p>
              </table:table-cell>
              <table:table-cell office:value-type="float" office:value="45.803810122362">
                <text:p>45.803810122362</text:p>
              </table:table-cell>
              <table:table-cell office:value-type="float" office:value="38.423197264781">
                <text:p>38.423197264781</text:p>
              </table:table-cell>
              <table:table-cell office:value-type="float" office:value="25.2713812542865">
                <text:p>25.2713812542865</text:p>
              </table:table-cell>
              <table:table-cell office:value-type="float" office:value="5.35608174234629">
                <text:p>5.35608174234629</text:p>
              </table:table-cell>
              <table:table-cell office:value-type="float" office:value="0.000913352805643968">
                <text:p>0.000913352805643968</text:p>
              </table:table-cell>
              <table:table-cell office:value-type="float" office:value="4.3384658779909E-034">
                <text:p>4.3384658779909E-03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624499999999964">
                <text:p>0.624499999999964</text:p>
              </table:table-cell>
              <table:table-cell office:value-type="float" office:value="45.5157211156318">
                <text:p>45.5157211156318</text:p>
              </table:table-cell>
              <table:table-cell office:value-type="float" office:value="38.1273563877093">
                <text:p>38.1273563877093</text:p>
              </table:table-cell>
              <table:table-cell office:value-type="float" office:value="24.9920429638611">
                <text:p>24.9920429638611</text:p>
              </table:table-cell>
              <table:table-cell office:value-type="float" office:value="5.23088649437974">
                <text:p>5.23088649437974</text:p>
              </table:table-cell>
              <table:table-cell office:value-type="float" office:value="0.000831604096711182">
                <text:p>0.000831604096711182</text:p>
              </table:table-cell>
              <table:table-cell office:value-type="float" office:value="2.24687259972155E-034">
                <text:p>2.24687259972155E-03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624999999999964">
                <text:p>0.624999999999964</text:p>
              </table:table-cell>
              <table:table-cell office:value-type="float" office:value="45.2282957069216">
                <text:p>45.2282957069216</text:p>
              </table:table-cell>
              <table:table-cell office:value-type="float" office:value="37.8326165864954">
                <text:p>37.8326165864954</text:p>
              </table:table-cell>
              <table:table-cell office:value-type="float" office:value="24.7146868701025">
                <text:p>24.7146868701025</text:p>
              </table:table-cell>
              <table:table-cell office:value-type="float" office:value="5.10813140261124">
                <text:p>5.10813140261124</text:p>
              </table:table-cell>
              <table:table-cell office:value-type="float" office:value="0.000756886574786146">
                <text:p>0.000756886574786146</text:p>
              </table:table-cell>
              <table:table-cell office:value-type="float" office:value="1.16056850213183E-034">
                <text:p>1.16056850213183E-03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625499999999964">
                <text:p>0.625499999999964</text:p>
              </table:table-cell>
              <table:table-cell office:value-type="float" office:value="44.9415442550756">
                <text:p>44.9415442550756</text:p>
              </table:table-cell>
              <table:table-cell office:value-type="float" office:value="37.5389876133739">
                <text:p>37.5389876133739</text:p>
              </table:table-cell>
              <table:table-cell office:value-type="float" office:value="24.439315648374">
                <text:p>24.439315648374</text:p>
              </table:table-cell>
              <table:table-cell office:value-type="float" office:value="4.98778229509199">
                <text:p>4.98778229509199</text:p>
              </table:table-cell>
              <table:table-cell office:value-type="float" office:value="0.000688622348171214">
                <text:p>0.000688622348171214</text:p>
              </table:table-cell>
              <table:table-cell office:value-type="float" office:value="5.97878836360456E-035">
                <text:p>5.97878836360456E-03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625999999999964">
                <text:p>0.625999999999964</text:p>
              </table:table-cell>
              <table:table-cell office:value-type="float" office:value="44.6554770022205">
                <text:p>44.6554770022205</text:p>
              </table:table-cell>
              <table:table-cell office:value-type="float" office:value="37.2464790417909">
                <text:p>37.2464790417909</text:p>
              </table:table-cell>
              <table:table-cell office:value-type="float" office:value="24.1659316794377">
                <text:p>24.1659316794377</text:p>
              </table:table-cell>
              <table:table-cell office:value-type="float" office:value="4.86980512451833">
                <text:p>4.86980512451833</text:p>
              </table:table-cell>
              <table:table-cell office:value-type="float" office:value="0.000626278572277839">
                <text:p>0.000626278572277839</text:p>
              </table:table-cell>
              <table:table-cell office:value-type="float" office:value="3.07188993530407E-035">
                <text:p>3.07188993530407E-03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626499999999964">
                <text:p>0.626499999999964</text:p>
              </table:table-cell>
              <table:table-cell office:value-type="float" office:value="44.3701040734685">
                <text:p>44.3701040734685</text:p>
              </table:table-cell>
              <table:table-cell office:value-type="float" office:value="36.9551002666057">
                <text:p>36.9551002666057</text:p>
              </table:table-cell>
              <table:table-cell office:value-type="float" office:value="23.8945370523133">
                <text:p>23.8945370523133</text:p>
              </table:table-cell>
              <table:table-cell office:value-type="float" office:value="4.75416597810327">
                <text:p>4.75416597810327</text:p>
              </table:table-cell>
              <table:table-cell office:value-type="float" office:value="0.000569364154453391">
                <text:p>0.000569364154453391</text:p>
              </table:table-cell>
              <table:table-cell office:value-type="float" office:value="1.57415752912654E-035">
                <text:p>1.57415752912654E-03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626999999999964">
                <text:p>0.626999999999964</text:p>
              </table:table-cell>
              <table:table-cell office:value-type="float" office:value="44.0854354766374">
                <text:p>44.0854354766374</text:p>
              </table:table-cell>
              <table:table-cell office:value-type="float" office:value="36.6648605043178">
                <text:p>36.6648605043178</text:p>
              </table:table-cell>
              <table:table-cell office:value-type="float" office:value="23.6251335671696">
                <text:p>23.6251335671696</text:p>
              </table:table-cell>
              <table:table-cell office:value-type="float" office:value="4.64083108715174">
                <text:p>4.64083108715174</text:p>
              </table:table-cell>
              <table:table-cell office:value-type="float" office:value="0.00051742668139322">
                <text:p>0.00051742668139322</text:p>
              </table:table-cell>
              <table:table-cell office:value-type="float" office:value="8.04527327236405E-036">
                <text:p>8.04527327236405E-03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627499999999964">
                <text:p>0.627499999999964</text:p>
              </table:table-cell>
              <table:table-cell office:value-type="float" office:value="43.8014811019867">
                <text:p>43.8014811019867</text:p>
              </table:table-cell>
              <table:table-cell office:value-type="float" office:value="36.3757687933199">
                <text:p>36.3757687933199</text:p>
              </table:table-cell>
              <table:table-cell office:value-type="float" office:value="23.3577227382488">
                <text:p>23.3577227382488</text:p>
              </table:table-cell>
              <table:table-cell office:value-type="float" office:value="4.52976683634117">
                <text:p>4.52976683634117</text:p>
              </table:table-cell>
              <table:table-cell office:value-type="float" office:value="0.000470049555623729">
                <text:p>0.000470049555623729</text:p>
              </table:table-cell>
              <table:table-cell office:value-type="float" office:value="4.10094060298016E-036">
                <text:p>4.10094060298016E-03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627999999999964">
                <text:p>0.627999999999964</text:p>
              </table:table-cell>
              <table:table-cell office:value-type="float" office:value="43.5182507219708">
                <text:p>43.5182507219708</text:p>
              </table:table-cell>
              <table:table-cell office:value-type="float" office:value="36.0878339941771">
                <text:p>36.0878339941771</text:p>
              </table:table-cell>
              <table:table-cell office:value-type="float" office:value="23.09230579682">
                <text:p>23.09230579682</text:p>
              </table:table-cell>
              <table:table-cell office:value-type="float" office:value="4.42093977270912">
                <text:p>4.42093977270912</text:p>
              </table:table-cell>
              <table:table-cell office:value-type="float" office:value="0.000426849328241262">
                <text:p>0.000426849328241262</text:p>
              </table:table-cell>
              <table:table-cell office:value-type="float" office:value="2.08485678526249E-036">
                <text:p>2.08485678526249E-03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628499999999964">
                <text:p>0.628499999999964</text:p>
              </table:table-cell>
              <table:table-cell office:value-type="float" office:value="43.2357539910086">
                <text:p>43.2357539910086</text:p>
              </table:table-cell>
              <table:table-cell office:value-type="float" office:value="35.8010647899306">
                <text:p>35.8010647899306</text:p>
              </table:table-cell>
              <table:table-cell office:value-type="float" office:value="22.8288836941638">
                <text:p>22.8288836941638</text:p>
              </table:table-cell>
              <table:table-cell office:value-type="float" office:value="4.31431661434998">
                <text:p>4.31431661434998</text:p>
              </table:table-cell>
              <table:table-cell office:value-type="float" office:value="0.000387473215764019">
                <text:p>0.000387473215764019</text:p>
              </table:table-cell>
              <table:table-cell office:value-type="float" office:value="1.05710723489766E-036">
                <text:p>1.05710723489766E-03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628999999999964">
                <text:p>0.628999999999964</text:p>
              </table:table-cell>
              <table:table-cell office:value-type="float" office:value="42.954000445269">
                <text:p>42.954000445269</text:p>
              </table:table-cell>
              <table:table-cell office:value-type="float" office:value="35.5154696864267">
                <text:p>35.5154696864267</text:p>
              </table:table-cell>
              <table:table-cell office:value-type="float" office:value="22.5674571045839">
                <text:p>22.5674571045839</text:p>
              </table:table-cell>
              <table:table-cell office:value-type="float" office:value="4.20986425882268">
                <text:p>4.20986425882268</text:p>
              </table:table-cell>
              <table:table-cell office:value-type="float" office:value="0.000351596789600201">
                <text:p>0.000351596789600201</text:p>
              </table:table-cell>
              <table:table-cell office:value-type="float" office:value="5.34579046944592E-037">
                <text:p>5.34579046944592E-03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629499999999964">
                <text:p>0.629499999999964</text:p>
              </table:table-cell>
              <table:table-cell office:value-type="float" office:value="42.6729995024736">
                <text:p>42.6729995024736</text:p>
              </table:table-cell>
              <table:table-cell office:value-type="float" office:value="35.2310570126715">
                <text:p>35.2310570126715</text:p>
              </table:table-cell>
              <table:table-cell office:value-type="float" office:value="22.3080264284473">
                <text:p>22.3080264284473</text:p>
              </table:table-cell>
              <table:table-cell office:value-type="float" office:value="4.10754979127163">
                <text:p>4.10754979127163</text:p>
              </table:table-cell>
              <table:table-cell office:value-type="float" office:value="0.000318921827255551">
                <text:p>0.000318921827255551</text:p>
              </table:table-cell>
              <table:table-cell office:value-type="float" office:value="2.69621728826497E-037">
                <text:p>2.69621728826497E-03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629999999999964">
                <text:p>0.629999999999964</text:p>
              </table:table-cell>
              <table:table-cell office:value-type="float" office:value="42.3927604617149">
                <text:p>42.3927604617149</text:p>
              </table:table-cell>
              <table:table-cell office:value-type="float" office:value="34.9478349212089">
                <text:p>34.9478349212089</text:p>
              </table:table-cell>
              <table:table-cell office:value-type="float" office:value="22.0505917952496">
                <text:p>22.0505917952496</text:p>
              </table:table-cell>
              <table:table-cell office:value-type="float" office:value="4.00734049226335">
                <text:p>4.00734049226335</text:p>
              </table:table-cell>
              <table:table-cell office:value-type="float" office:value="0.000289174314997719">
                <text:p>0.000289174314997719</text:p>
              </table:table-cell>
              <table:table-cell office:value-type="float" office:value="1.35627549558281E-037">
                <text:p>1.35627549558281E-03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630499999999964">
                <text:p>0.630499999999964</text:p>
              </table:table-cell>
              <table:table-cell office:value-type="float" office:value="42.1132925032913">
                <text:p>42.1132925032913</text:p>
              </table:table-cell>
              <table:table-cell office:value-type="float" office:value="34.6658113885237">
                <text:p>34.6658113885237</text:p>
              </table:table-cell>
              <table:table-cell office:value-type="float" office:value="21.795153066706">
                <text:p>21.795153066706</text:p>
              </table:table-cell>
              <table:table-cell office:value-type="float" office:value="3.90920384534103">
                <text:p>3.90920384534103</text:p>
              </table:table-cell>
              <table:table-cell office:value-type="float" office:value="0.000262102592263907">
                <text:p>0.000262102592263907</text:p>
              </table:table-cell>
              <table:table-cell office:value-type="float" office:value="6.80441840882332E-038">
                <text:p>6.80441840882332E-03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630999999999964">
                <text:p>0.630999999999964</text:p>
              </table:table-cell>
              <table:table-cell office:value-type="float" office:value="41.834604688558">
                <text:p>41.834604688558</text:p>
              </table:table-cell>
              <table:table-cell office:value-type="float" office:value="34.3849942154686">
                <text:p>34.3849942154686</text:p>
              </table:table-cell>
              <table:table-cell office:value-type="float" office:value="21.5417098398661">
                <text:p>21.5417098398661</text:p>
              </table:table-cell>
              <table:table-cell office:value-type="float" office:value="3.81310754429986">
                <text:p>3.81310754429986</text:p>
              </table:table-cell>
              <table:table-cell office:value-type="float" office:value="0.000237475628642544">
                <text:p>0.000237475628642544</text:p>
              </table:table-cell>
              <table:table-cell office:value-type="float" office:value="3.40474174782413E-038">
                <text:p>3.40474174782413E-03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631499999999964">
                <text:p>0.631499999999964</text:p>
              </table:table-cell>
              <table:table-cell office:value-type="float" office:value="41.5567059597935">
                <text:p>41.5567059597935</text:p>
              </table:table-cell>
              <table:table-cell office:value-type="float" office:value="34.1053910277149">
                <text:p>34.1053910277149</text:p>
              </table:table-cell>
              <table:table-cell office:value-type="float" office:value="21.2902614502511">
                <text:p>21.2902614502511</text:p>
              </table:table-cell>
              <table:table-cell office:value-type="float" office:value="3.71901950018559">
                <text:p>3.71901950018559</text:p>
              </table:table-cell>
              <table:table-cell office:value-type="float" office:value="0.000215081424779796">
                <text:p>0.000215081424779796</text:p>
              </table:table-cell>
              <table:table-cell office:value-type="float" office:value="1.69913314004968E-038">
                <text:p>1.69913314004968E-03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631999999999963">
                <text:p>0.631999999999963</text:p>
              </table:table-cell>
              <table:table-cell office:value-type="float" office:value="41.2796051400828">
                <text:p>41.2796051400828</text:p>
              </table:table-cell>
              <table:table-cell office:value-type="float" office:value="33.8270092762265">
                <text:p>33.8270092762265</text:p>
              </table:table-cell>
              <table:table-cell office:value-type="float" office:value="21.0408069750136">
                <text:p>21.0408069750136</text:p>
              </table:table-cell>
              <table:table-cell office:value-type="float" office:value="3.62690784801939">
                <text:p>3.62690784801939</text:p>
              </table:table-cell>
              <table:table-cell office:value-type="float" office:value="0.000194725529058155">
                <text:p>0.000194725529058155</text:p>
              </table:table-cell>
              <table:table-cell office:value-type="float" office:value="8.45708536818539E-039">
                <text:p>8.45708536818539E-03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632499999999963">
                <text:p>0.632499999999963</text:p>
              </table:table-cell>
              <table:table-cell office:value-type="float" office:value="41.0033109332158">
                <text:p>41.0033109332158</text:p>
              </table:table-cell>
              <table:table-cell office:value-type="float" office:value="33.5498562377575">
                <text:p>33.5498562377575</text:p>
              </table:table-cell>
              <table:table-cell office:value-type="float" office:value="20.7933452361171">
                <text:p>20.7933452361171</text:p>
              </table:table-cell>
              <table:table-cell office:value-type="float" office:value="3.53674095325179">
                <text:p>3.53674095325179</text:p>
              </table:table-cell>
              <table:table-cell office:value-type="float" office:value="0.000176229662367762">
                <text:p>0.000176229662367762</text:p>
              </table:table-cell>
              <table:table-cell office:value-type="float" office:value="4.19820931568854E-039">
                <text:p>4.19820931568854E-03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632999999999963">
                <text:p>0.632999999999963</text:p>
              </table:table-cell>
              <table:table-cell office:value-type="float" office:value="40.727831923602">
                <text:p>40.727831923602</text:p>
              </table:table-cell>
              <table:table-cell office:value-type="float" office:value="33.2739390153726">
                <text:p>33.2739390153726</text:p>
              </table:table-cell>
              <table:table-cell office:value-type="float" office:value="20.5478748035361">
                <text:p>20.5478748035361</text:p>
              </table:table-cell>
              <table:table-cell office:value-type="float" office:value="3.44848741794874">
                <text:p>3.44848741794874</text:p>
              </table:table-cell>
              <table:table-cell office:value-type="float" office:value="0.000159430443742065">
                <text:p>0.000159430443742065</text:p>
              </table:table-cell>
              <table:table-cell office:value-type="float" office:value="2.07853590470455E-039">
                <text:p>2.07853590470455E-03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633499999999963">
                <text:p>0.633499999999963</text:p>
              </table:table-cell>
              <table:table-cell office:value-type="float" office:value="40.4531765762006">
                <text:p>40.4531765762006</text:p>
              </table:table-cell>
              <table:table-cell office:value-type="float" office:value="32.9992645389897">
                <text:p>32.9992645389897</text:p>
              </table:table-cell>
              <table:table-cell office:value-type="float" office:value="20.304393998473">
                <text:p>20.304393998473</text:p>
              </table:table-cell>
              <table:table-cell office:value-type="float" office:value="3.36211608671306">
                <text:p>3.36211608671306</text:p>
              </table:table-cell>
              <table:table-cell office:value-type="float" office:value="0.0001441782100587">
                <text:p>0.0001441782100587</text:p>
              </table:table-cell>
              <table:table-cell office:value-type="float" office:value="1.02636313196088E-039">
                <text:p>1.02636313196088E-03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633999999999963">
                <text:p>0.633999999999963</text:p>
              </table:table-cell>
              <table:table-cell office:value-type="float" office:value="40.1793532364659">
                <text:p>40.1793532364659</text:p>
              </table:table-cell>
              <table:table-cell office:value-type="float" office:value="32.7258395659456">
                <text:p>32.7258395659456</text:p>
              </table:table-cell>
              <table:table-cell office:value-type="float" office:value="20.0629008965947">
                <text:p>20.0629008965947</text:p>
              </table:table-cell>
              <table:table-cell office:value-type="float" office:value="3.27759605234439">
                <text:p>3.27759605234439</text:p>
              </table:table-cell>
              <table:table-cell office:value-type="float" office:value="0.000130335923414572">
                <text:p>0.000130335923414572</text:p>
              </table:table-cell>
              <table:table-cell office:value-type="float" office:value="5.05469115677469E-040">
                <text:p>5.05469115677469E-04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634499999999963">
                <text:p>0.634499999999963</text:p>
              </table:table-cell>
              <table:table-cell office:value-type="float" office:value="39.9063701303091">
                <text:p>39.9063701303091</text:p>
              </table:table-cell>
              <table:table-cell office:value-type="float" office:value="32.4536706815835">
                <text:p>32.4536706815835</text:p>
              </table:table-cell>
              <table:table-cell office:value-type="float" office:value="19.8233933312833">
                <text:p>19.8233933312833</text:p>
              </table:table-cell>
              <table:table-cell office:value-type="float" office:value="3.19489666124106">
                <text:p>3.19489666124106</text:p>
              </table:table-cell>
              <table:table-cell office:value-type="float" office:value="0.000117778160171906">
                <text:p>0.000117778160171906</text:p>
              </table:table-cell>
              <table:table-cell office:value-type="float" office:value="2.48278021879337E-040">
                <text:p>2.48278021879337E-04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634999999999963">
                <text:p>0.634999999999963</text:p>
              </table:table-cell>
              <table:table-cell office:value-type="float" office:value="39.6342353640741">
                <text:p>39.6342353640741</text:p>
              </table:table-cell>
              <table:table-cell office:value-type="float" office:value="32.1827642998617">
                <text:p>32.1827642998617</text:p>
              </table:table-cell>
              <table:table-cell office:value-type="float" office:value="19.5858688969033">
                <text:p>19.5858688969033</text:p>
              </table:table-cell>
              <table:table-cell office:value-type="float" office:value="3.1139875185472">
                <text:p>3.1139875185472</text:p>
              </table:table-cell>
              <table:table-cell office:value-type="float" office:value="0.00010639017604001">
                <text:p>0.00010639017604001</text:p>
              </table:table-cell>
              <table:table-cell office:value-type="float" office:value="1.21627560842128E-040">
                <text:p>1.21627560842128E-04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635499999999963">
                <text:p>0.635499999999963</text:p>
              </table:table-cell>
              <table:table-cell office:value-type="float" office:value="39.3629569245301">
                <text:p>39.3629569245301</text:p>
              </table:table-cell>
              <table:table-cell office:value-type="float" office:value="31.9131266639846">
                <text:p>31.9131266639846</text:p>
              </table:table-cell>
              <table:table-cell office:value-type="float" office:value="19.3503249520831">
                <text:p>19.3503249520831</text:p>
              </table:table-cell>
              <table:table-cell office:value-type="float" office:value="3.03483849304879">
                <text:p>3.03483849304879</text:p>
              </table:table-cell>
              <table:table-cell office:value-type="float" office:value="0.0000960670419065151">
                <text:p>0.0000960670419065151</text:p>
              </table:table-cell>
              <table:table-cell office:value-type="float" office:value="5.94259027115354E-041">
                <text:p>5.94259027115354E-04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635999999999963">
                <text:p>0.635999999999963</text:p>
              </table:table-cell>
              <table:table-cell office:value-type="float" office:value="39.0925426788782">
                <text:p>39.0925426788782</text:p>
              </table:table-cell>
              <table:table-cell office:value-type="float" office:value="31.6447638470548">
                <text:p>31.6447638470548</text:p>
              </table:table-cell>
              <table:table-cell office:value-type="float" office:value="19.1167586230087">
                <text:p>19.1167586230087</text:p>
              </table:table-cell>
              <table:table-cell office:value-type="float" office:value="2.9574197218219">
                <text:p>2.9574197218219</text:p>
              </table:table-cell>
              <table:table-cell office:value-type="float" office:value="0.0000867128454625223">
                <text:p>0.0000867128454625223</text:p>
              </table:table-cell>
              <table:table-cell office:value-type="float" office:value="2.89580722509604E-041">
                <text:p>2.89580722509604E-04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636499999999963">
                <text:p>0.636499999999963</text:p>
              </table:table-cell>
              <table:table-cell office:value-type="float" office:value="38.8230003747737">
                <text:p>38.8230003747737</text:p>
              </table:table-cell>
              <table:table-cell office:value-type="float" office:value="31.3776817527453">
                <text:p>31.3776817527453</text:p>
              </table:table-cell>
              <table:table-cell office:value-type="float" office:value="18.8851668067305">
                <text:p>18.8851668067305</text:p>
              </table:table-cell>
              <table:table-cell office:value-type="float" office:value="2.88170161463714">
                <text:p>2.88170161463714</text:p>
              </table:table-cell>
              <table:table-cell office:value-type="float" office:value="0.000078239953979109">
                <text:p>0.000078239953979109</text:p>
              </table:table-cell>
              <table:table-cell office:value-type="float" office:value="1.40738713418555E-041">
                <text:p>1.40738713418555E-04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636999999999963">
                <text:p>0.636999999999963</text:p>
              </table:table-cell>
              <table:table-cell office:value-type="float" office:value="38.5543376403632">
                <text:p>38.5543376403632</text:p>
              </table:table-cell>
              <table:table-cell office:value-type="float" office:value="31.111886115993">
                <text:p>31.111886115993</text:p>
              </table:table-cell>
              <table:table-cell office:value-type="float" office:value="18.6555461744805">
                <text:p>18.6555461744805</text:p>
              </table:table-cell>
              <table:table-cell office:value-type="float" office:value="2.80765485812374">
                <text:p>2.80765485812374</text:p>
              </table:table-cell>
              <table:table-cell office:value-type="float" office:value="0.0000705683338887511">
                <text:p>0.0000705683338887511</text:p>
              </table:table-cell>
              <table:table-cell office:value-type="float" office:value="6.82193497043373E-042">
                <text:p>6.82193497043373E-04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637499999999963">
                <text:p>0.637499999999963</text:p>
              </table:table-cell>
              <table:table-cell office:value-type="float" office:value="38.2865619843365">
                <text:p>38.2865619843365</text:p>
              </table:table-cell>
              <table:table-cell office:value-type="float" office:value="30.8473825037129">
                <text:p>30.8473825037129</text:p>
              </table:table-cell>
              <table:table-cell office:value-type="float" office:value="18.4278931750004">
                <text:p>18.4278931750004</text:p>
              </table:table-cell>
              <table:table-cell office:value-type="float" office:value="2.73525041969723">
                <text:p>2.73525041969723</text:p>
              </table:table-cell>
              <table:table-cell office:value-type="float" office:value="0.0000636249231050501">
                <text:p>0.0000636249231050501</text:p>
              </table:table-cell>
              <table:table-cell office:value-type="float" office:value="3.29800753342787E-042">
                <text:p>3.29800753342787E-04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637999999999963">
                <text:p>0.637999999999963</text:p>
              </table:table-cell>
              <table:table-cell office:value-type="float" office:value="38.0196807959934">
                <text:p>38.0196807959934</text:p>
              </table:table-cell>
              <table:table-cell office:value-type="float" office:value="30.5841763155308">
                <text:p>30.5841763155308</text:p>
              </table:table-cell>
              <table:table-cell office:value-type="float" office:value="18.2022040378777">
                <text:p>18.2022040378777</text:p>
              </table:table-cell>
              <table:table-cell office:value-type="float" office:value="2.66445955125446">
                <text:p>2.66445955125446</text:p>
              </table:table-cell>
              <table:table-cell office:value-type="float" office:value="0.0000573430522784024">
                <text:p>0.0000573430522784024</text:p>
              </table:table-cell>
              <table:table-cell office:value-type="float" office:value="1.59017814720762E-042">
                <text:p>1.59017814720762E-04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638499999999963">
                <text:p>0.638499999999963</text:p>
              </table:table-cell>
              <table:table-cell office:value-type="float" office:value="37.753701345325">
                <text:p>37.753701345325</text:p>
              </table:table-cell>
              <table:table-cell office:value-type="float" office:value="30.3222727845375">
                <text:p>30.3222727845375</text:p>
              </table:table-cell>
              <table:table-cell office:value-type="float" office:value="17.9784747768906">
                <text:p>17.9784747768906</text:p>
              </table:table-cell>
              <table:table-cell office:value-type="float" office:value="2.59525379263991">
                <text:p>2.59525379263991</text:p>
              </table:table-cell>
              <table:table-cell office:value-type="float" office:value="0.0000516619114346049">
                <text:p>0.0000516619114346049</text:p>
              </table:table-cell>
              <table:table-cell office:value-type="float" office:value="7.64698059268417E-043">
                <text:p>7.64698059268417E-04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638999999999963">
                <text:p>0.638999999999963</text:p>
              </table:table-cell>
              <table:table-cell office:value-type="float" office:value="37.4886307831096">
                <text:p>37.4886307831096</text:p>
              </table:table-cell>
              <table:table-cell office:value-type="float" office:value="30.0616769780606">
                <text:p>30.0616769780606</text:p>
              </table:table-cell>
              <table:table-cell office:value-type="float" office:value="17.7567011933601">
                <text:p>17.7567011933601</text:p>
              </table:table-cell>
              <table:table-cell office:value-type="float" office:value="2.52760497488713">
                <text:p>2.52760497488713</text:p>
              </table:table-cell>
              <table:table-cell office:value-type="float" office:value="0.0000465260586784599">
                <text:p>0.0000465260586784599</text:p>
              </table:table-cell>
              <table:table-cell office:value-type="float" office:value="3.66761942732389E-043">
                <text:p>3.66761942732389E-04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639499999999963">
                <text:p>0.639499999999963</text:p>
              </table:table-cell>
              <table:table-cell office:value-type="float" office:value="37.2244761410231">
                <text:p>37.2244761410231</text:p>
              </table:table-cell>
              <table:table-cell office:value-type="float" office:value="29.8023937984569">
                <text:p>29.8023937984569</text:p>
              </table:table-cell>
              <table:table-cell office:value-type="float" office:value="17.5368788795074">
                <text:p>17.5368788795074</text:p>
              </table:table-cell>
              <table:table-cell office:value-type="float" office:value="2.46148522323954">
                <text:p>2.46148522323954</text:p>
              </table:table-cell>
              <table:table-cell office:value-type="float" office:value="0.0000418849678659244">
                <text:p>0.0000418849678659244</text:p>
              </table:table-cell>
              <table:table-cell office:value-type="float" office:value="1.75439996700941E-043">
                <text:p>1.75439996700941E-04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639999999999963">
                <text:p>0.639999999999963</text:p>
              </table:table-cell>
              <table:table-cell office:value-type="float" office:value="36.9612443317635">
                <text:p>36.9612443317635</text:p>
              </table:table-cell>
              <table:table-cell office:value-type="float" office:value="29.5444279839228">
                <text:p>29.5444279839228</text:p>
              </table:table-cell>
              <table:table-cell office:value-type="float" office:value="17.3190032218175">
                <text:p>17.3190032218175</text:p>
              </table:table-cell>
              <table:table-cell office:value-type="float" office:value="2.39686695995426">
                <text:p>2.39686695995426</text:p>
              </table:table-cell>
              <table:table-cell office:value-type="float" office:value="0.0000376926123568211">
                <text:p>0.0000376926123568211</text:p>
              </table:table-cell>
              <table:table-cell office:value-type="float" office:value="8.36995312835264E-044">
                <text:p>8.36995312835264E-04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640499999999963">
                <text:p>0.640499999999963</text:p>
              </table:table-cell>
              <table:table-cell office:value-type="float" office:value="36.6989421491896">
                <text:p>36.6989421491896</text:p>
              </table:table-cell>
              <table:table-cell office:value-type="float" office:value="29.2877841093229">
                <text:p>29.2877841093229</text:p>
              </table:table-cell>
              <table:table-cell office:value-type="float" office:value="17.1030694044058">
                <text:p>17.1030694044058</text:p>
              </table:table-cell>
              <table:table-cell office:value-type="float" office:value="2.33372290689345">
                <text:p>2.33372290689345</text:p>
              </table:table-cell>
              <table:table-cell office:value-type="float" office:value="0.0000339070821562403">
                <text:p>0.0000339070821562403</text:p>
              </table:table-cell>
              <table:table-cell office:value-type="float" office:value="3.98260753307179E-044">
                <text:p>3.98260753307179E-04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640999999999962">
                <text:p>0.640999999999962</text:p>
              </table:table-cell>
              <table:table-cell office:value-type="float" office:value="36.4375762684739">
                <text:p>36.4375762684739</text:p>
              </table:table-cell>
              <table:table-cell office:value-type="float" office:value="29.0324665870372">
                <text:p>29.0324665870372</text:p>
              </table:table-cell>
              <table:table-cell office:value-type="float" office:value="16.8890724123889">
                <text:p>16.8890724123889</text:p>
              </table:table-cell>
              <table:table-cell office:value-type="float" office:value="2.27202608790689">
                <text:p>2.27202608790689</text:p>
              </table:table-cell>
              <table:table-cell office:value-type="float" office:value="0.000030490231937079">
                <text:p>0.000030490231937079</text:p>
              </table:table-cell>
              <table:table-cell office:value-type="float" office:value="1.89000113620376E-044">
                <text:p>1.89000113620376E-04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641499999999962">
                <text:p>0.641499999999962</text:p>
              </table:table-cell>
              <table:table-cell office:value-type="float" office:value="36.1771532462694">
                <text:p>36.1771532462694</text:p>
              </table:table-cell>
              <table:table-cell office:value-type="float" office:value="28.7784796678262">
                <text:p>28.7784796678262</text:p>
              </table:table-cell>
              <table:table-cell office:value-type="float" office:value="16.6770070352571">
                <text:p>16.6770070352571</text:p>
              </table:table-cell>
              <table:table-cell office:value-type="float" office:value="2.21174983101019">
                <text:p>2.21174983101019</text:p>
              </table:table-cell>
              <table:table-cell office:value-type="float" office:value="0.0000274073576092966">
                <text:p>0.0000274073576092966</text:p>
              </table:table-cell>
              <table:table-cell office:value-type="float" office:value="8.94554261804209E-045">
                <text:p>8.94554261804209E-04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641999999999962">
                <text:p>0.641999999999962</text:p>
              </table:table-cell>
              <table:table-cell office:value-type="float" office:value="35.9176795208902">
                <text:p>35.9176795208902</text:p>
              </table:table-cell>
              <table:table-cell office:value-type="float" office:value="28.525827441713">
                <text:p>28.525827441713</text:p>
              </table:table-cell>
              <table:table-cell office:value-type="float" office:value="16.4668678702487">
                <text:p>16.4668678702487</text:p>
              </table:table-cell>
              <table:table-cell office:value-type="float" office:value="2.15286777036267">
                <text:p>2.15286777036267</text:p>
              </table:table-cell>
              <table:table-cell office:value-type="float" office:value="0.0000246268992639436">
                <text:p>0.0000246268992639436</text:p>
              </table:table-cell>
              <table:table-cell office:value-type="float" office:value="4.22280845479548E-045">
                <text:p>4.22280845479548E-04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642499999999962">
                <text:p>0.642499999999962</text:p>
              </table:table-cell>
              <table:table-cell office:value-type="float" office:value="35.6591614125056">
                <text:p>35.6591614125056</text:p>
              </table:table-cell>
              <table:table-cell office:value-type="float" office:value="28.274513838883">
                <text:p>28.274513838883</text:p>
              </table:table-cell>
              <table:table-cell office:value-type="float" office:value="16.2586493257241">
                <text:p>16.2586493257241</text:p>
              </table:table-cell>
              <table:table-cell office:value-type="float" office:value="2.09535384804913">
                <text:p>2.09535384804913</text:p>
              </table:table-cell>
              <table:table-cell office:value-type="float" office:value="0.0000221201684724122">
                <text:p>0.0000221201684724122</text:p>
              </table:table-cell>
              <table:table-cell office:value-type="float" office:value="1.98813625573096E-045">
                <text:p>1.98813625573096E-04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642999999999962">
                <text:p>0.642999999999962</text:p>
              </table:table-cell>
              <table:table-cell office:value-type="float" office:value="35.4016051233479">
                <text:p>35.4016051233479</text:p>
              </table:table-cell>
              <table:table-cell office:value-type="float" office:value="28.0245426306002">
                <text:p>28.0245426306002</text:p>
              </table:table-cell>
              <table:table-cell office:value-type="float" office:value="16.0523456245402">
                <text:p>16.0523456245402</text:p>
              </table:table-cell>
              <table:table-cell office:value-type="float" office:value="2.0391823156697">
                <text:p>2.0391823156697</text:p>
              </table:table-cell>
              <table:table-cell office:value-type="float" office:value="0.0000198610980641689">
                <text:p>0.0000198610980641689</text:p>
              </table:table-cell>
              <table:table-cell office:value-type="float" office:value="9.33557296025509E-046">
                <text:p>9.33557296025509E-04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643499999999962">
                <text:p>0.643499999999962</text:p>
              </table:table-cell>
              <table:table-cell office:value-type="float" office:value="35.1450167379337">
                <text:p>35.1450167379337</text:p>
              </table:table-cell>
              <table:table-cell office:value-type="float" office:value="27.7759174301401">
                <text:p>27.7759174301401</text:p>
              </table:table-cell>
              <table:table-cell office:value-type="float" office:value="15.8479508074227">
                <text:p>15.8479508074227</text:p>
              </table:table-cell>
              <table:table-cell office:value-type="float" office:value="1.98432773574194">
                <text:p>1.98432773574194</text:p>
              </table:table-cell>
              <table:table-cell office:value-type="float" office:value="0.0000178260126399839">
                <text:p>0.0000178260126399839</text:p>
              </table:table-cell>
              <table:table-cell office:value-type="float" office:value="4.37205764211842E-046">
                <text:p>4.37205764211842E-04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643999999999962">
                <text:p>0.643999999999962</text:p>
              </table:table-cell>
              <table:table-cell office:value-type="float" office:value="34.8894022232985">
                <text:p>34.8894022232985</text:p>
              </table:table-cell>
              <table:table-cell office:value-type="float" office:value="27.5286416937395">
                <text:p>27.5286416937395</text:p>
              </table:table-cell>
              <table:table-cell office:value-type="float" office:value="15.6454587363366">
                <text:p>15.6454587363366</text:p>
              </table:table-cell>
              <table:table-cell office:value-type="float" office:value="1.93076498291953">
                <text:p>1.93076498291953</text:p>
              </table:table-cell>
              <table:table-cell office:value-type="float" office:value="0.0000159934182028388">
                <text:p>0.0000159934182028388</text:p>
              </table:table-cell>
              <table:table-cell office:value-type="float" office:value="2.0421180796539E-046">
                <text:p>2.0421180796539E-04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644499999999962">
                <text:p>0.644499999999962</text:p>
              </table:table-cell>
              <table:table-cell office:value-type="float" office:value="34.6347674292442">
                <text:p>34.6347674292442</text:p>
              </table:table-cell>
              <table:table-cell office:value-type="float" office:value="27.2827187215605">
                <text:p>27.2827187215605</text:p>
              </table:table-cell>
              <table:table-cell office:value-type="float" office:value="15.4448630978536">
                <text:p>15.4448630978536</text:p>
              </table:table-cell>
              <table:table-cell office:value-type="float" office:value="1.87846924503164">
                <text:p>1.87846924503164</text:p>
              </table:table-cell>
              <table:table-cell office:value-type="float" office:value="0.0000143438094057595">
                <text:p>0.0000143438094057595</text:p>
              </table:table-cell>
              <table:table-cell office:value-type="float" office:value="9.51318387262583E-047">
                <text:p>9.51318387262583E-04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644999999999962">
                <text:p>0.644999999999962</text:p>
              </table:table-cell>
              <table:table-cell office:value-type="float" office:value="34.3811180885998">
                <text:p>34.3811180885998</text:p>
              </table:table-cell>
              <table:table-cell office:value-type="float" office:value="27.0381516586722">
                <text:p>27.0381516586722</text:p>
              </table:table-cell>
              <table:table-cell office:value-type="float" office:value="15.2461574065152">
                <text:p>15.2461574065152</text:p>
              </table:table-cell>
              <table:table-cell office:value-type="float" office:value="1.82741602394734">
                <text:p>1.82741602394734</text:p>
              </table:table-cell>
              <table:table-cell office:value-type="float" office:value="0.0000128594930252202">
                <text:p>0.0000128594930252202</text:p>
              </table:table-cell>
              <table:table-cell office:value-type="float" office:value="4.4199870920647E-047">
                <text:p>4.4199870920647E-04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645499999999962">
                <text:p>0.645499999999962</text:p>
              </table:table-cell>
              <table:table-cell office:value-type="float" office:value="34.1284598174952">
                <text:p>34.1284598174952</text:p>
              </table:table-cell>
              <table:table-cell office:value-type="float" office:value="26.7949434960462">
                <text:p>26.7949434960462</text:p>
              </table:table-cell>
              <table:table-cell office:value-type="float" office:value="15.0493350081913">
                <text:p>15.0493350081913</text:p>
              </table:table-cell>
              <table:table-cell office:value-type="float" office:value="1.77758113626919">
                <text:p>1.77758113626919</text:p>
              </table:table-cell>
              <table:table-cell office:value-type="float" office:value="0.0000115244263709389">
                <text:p>0.0000115244263709389</text:p>
              </table:table-cell>
              <table:table-cell office:value-type="float" office:value="2.04817084880696E-047">
                <text:p>2.04817084880696E-04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645999999999962">
                <text:p>0.645999999999962</text:p>
              </table:table-cell>
              <table:table-cell office:value-type="float" office:value="33.8767981156475">
                <text:p>33.8767981156475</text:p>
              </table:table-cell>
              <table:table-cell office:value-type="float" office:value="26.5530970715674">
                <text:p>26.5530970715674</text:p>
              </table:table-cell>
              <table:table-cell office:value-type="float" office:value="14.854389083433">
                <text:p>14.854389083433</text:p>
              </table:table-cell>
              <table:table-cell office:value-type="float" office:value="1.72894071386028">
                <text:p>1.72894071386028</text:p>
              </table:table-cell>
              <table:table-cell office:value-type="float" office:value="0.0000103240694382434">
                <text:p>0.0000103240694382434</text:p>
              </table:table-cell>
              <table:table-cell office:value-type="float" office:value="9.46588948318017E-048">
                <text:p>9.46588948318017E-04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646499999999962">
                <text:p>0.646499999999962</text:p>
              </table:table-cell>
              <table:table-cell office:value-type="float" office:value="33.6261383666598">
                <text:p>33.6261383666598</text:p>
              </table:table-cell>
              <table:table-cell office:value-type="float" office:value="26.31261507106">
                <text:p>26.31261507106</text:p>
              </table:table-cell>
              <table:table-cell office:value-type="float" office:value="14.661312650819">
                <text:p>14.661312650819</text:p>
              </table:table-cell>
              <table:table-cell office:value-type="float" office:value="1.68147120420903">
                <text:p>1.68147120420903</text:p>
              </table:table-cell>
              <table:table-cell office:value-type="float" office:value="0.00000924524969812198">
                <text:p>0.00000924524969812198</text:p>
              </table:table-cell>
              <table:table-cell office:value-type="float" office:value="4.36321635149544E-048">
                <text:p>4.36321635149544E-04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646999999999962">
                <text:p>0.646999999999962</text:p>
              </table:table-cell>
              <table:table-cell office:value-type="float" office:value="33.3764858383329">
                <text:p>33.3764858383329</text:p>
              </table:table-cell>
              <table:table-cell office:value-type="float" office:value="26.0735000293266">
                <text:p>26.0735000293266</text:p>
              </table:table-cell>
              <table:table-cell office:value-type="float" office:value="14.4700985702944">
                <text:p>14.4700985702944</text:p>
              </table:table-cell>
              <table:table-cell office:value-type="float" office:value="1.63514937063578">
                <text:p>1.63514937063578</text:p>
              </table:table-cell>
              <table:table-cell office:value-type="float" office:value="0.00000827603850297048">
                <text:p>0.00000827603850297048</text:p>
              </table:table-cell>
              <table:table-cell office:value-type="float" office:value="2.00586701194392E-048">
                <text:p>2.00586701194392E-04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647499999999962">
                <text:p>0.647499999999962</text:p>
              </table:table-cell>
              <table:table-cell office:value-type="float" office:value="33.127845682989">
                <text:p>33.127845682989</text:p>
              </table:table-cell>
              <table:table-cell office:value-type="float" office:value="25.8357543312027">
                <text:p>25.8357543312027</text:p>
              </table:table-cell>
              <table:table-cell office:value-type="float" office:value="14.2807395465021">
                <text:p>14.2807395465021</text:p>
              </table:table-cell>
              <table:table-cell office:value-type="float" office:value="1.5899522923456">
                <text:p>1.5899522923456</text:p>
              </table:table-cell>
              <table:table-cell office:value-type="float" office:value="0.00000740563816325376">
                <text:p>0.00000740563816325376</text:p>
              </table:table-cell>
              <table:table-cell office:value-type="float" office:value="9.19702979713156E-049">
                <text:p>9.19702979713156E-04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647999999999962">
                <text:p>0.647999999999962</text:p>
              </table:table-cell>
              <table:table-cell office:value-type="float" office:value="32.8802229378079">
                <text:p>32.8802229378079</text:p>
              </table:table-cell>
              <table:table-cell office:value-type="float" office:value="25.5993802126236">
                <text:p>25.5993802126236</text:p>
              </table:table-cell>
              <table:table-cell office:value-type="float" office:value="14.0932281321045">
                <text:p>14.0932281321045</text:p>
              </table:table-cell>
              <table:table-cell office:value-type="float" office:value="1.54585736433138">
                <text:p>1.54585736433138</text:p>
              </table:table-cell>
              <table:table-cell office:value-type="float" office:value="0.0000066242788221735">
                <text:p>0.0000066242788221735</text:p>
              </table:table-cell>
              <table:table-cell office:value-type="float" office:value="4.20574677361143E-049">
                <text:p>4.20574677361143E-04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648499999999962">
                <text:p>0.648499999999962</text:p>
              </table:table-cell>
              <table:table-cell office:value-type="float" office:value="32.6336225251748">
                <text:p>32.6336225251748</text:p>
              </table:table-cell>
              <table:table-cell office:value-type="float" office:value="25.3643797617057">
                <text:p>25.3643797617057</text:p>
              </table:table-cell>
              <table:table-cell office:value-type="float" office:value="13.9075567310962">
                <text:p>13.9075567310962</text:p>
              </table:table-cell>
              <table:table-cell office:value-type="float" office:value="1.50284229713135">
                <text:p>1.50284229713135</text:p>
              </table:table-cell>
              <table:table-cell office:value-type="float" office:value="0.00000592312432228602">
                <text:p>0.00000592312432228602</text:p>
              </table:table-cell>
              <table:table-cell office:value-type="float" office:value="1.9181771657844E-049">
                <text:p>1.9181771657844E-04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648999999999962">
                <text:p>0.648999999999962</text:p>
              </table:table-cell>
              <table:table-cell office:value-type="float" office:value="32.3880492530405">
                <text:p>32.3880492530405</text:p>
              </table:table-cell>
              <table:table-cell office:value-type="float" office:value="25.1307549198398">
                <text:p>25.1307549198398</text:p>
              </table:table-cell>
              <table:table-cell office:value-type="float" office:value="13.723717602106">
                <text:p>13.723717602106</text:p>
              </table:table-cell>
              <table:table-cell office:value-type="float" office:value="1.46088511644533">
                <text:p>1.46088511644533</text:p>
              </table:table-cell>
              <table:table-cell office:value-type="float" office:value="0.00000529418632016534">
                <text:p>0.00000529418632016534</text:p>
              </table:table-cell>
              <table:table-cell office:value-type="float" office:value="8.72538065421611E-050">
                <text:p>8.72538065421611E-05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649499999999962">
                <text:p>0.649499999999962</text:p>
              </table:table-cell>
              <table:table-cell office:value-type="float" office:value="32.1435078152932">
                <text:p>32.1435078152932</text:p>
              </table:table-cell>
              <table:table-cell office:value-type="float" office:value="24.8985074827981">
                <text:p>24.8985074827981</text:p>
              </table:table-cell>
              <table:table-cell office:value-type="float" office:value="13.541702861688">
                <text:p>13.541702861688</text:p>
              </table:table-cell>
              <table:table-cell office:value-type="float" office:value="1.41996416261373">
                <text:p>1.41996416261373</text:p>
              </table:table-cell>
              <table:table-cell office:value-type="float" office:value="0.00000473024596294571">
                <text:p>0.00000473024596294571</text:p>
              </table:table-cell>
              <table:table-cell office:value-type="float" office:value="3.9584951566309E-050">
                <text:p>3.9584951566309E-05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649999999999961">
                <text:p>0.649999999999961</text:p>
              </table:table-cell>
              <table:table-cell office:value-type="float" office:value="31.9000027921417">
                <text:p>31.9000027921417</text:p>
              </table:table-cell>
              <table:table-cell office:value-type="float" office:value="24.6676391018526">
                <text:p>24.6676391018526</text:p>
              </table:table-cell>
              <table:table-cell office:value-type="float" office:value="13.3615044876004">
                <text:p>13.3615044876004</text:p>
              </table:table-cell>
              <table:table-cell office:value-type="float" office:value="1.38005808996343">
                <text:p>1.38005808996343</text:p>
              </table:table-cell>
              <table:table-cell office:value-type="float" office:value="0.00000422478249418534">
                <text:p>0.00000422478249418534</text:p>
              </table:table-cell>
              <table:table-cell office:value-type="float" office:value="1.7911251112189E-050">
                <text:p>1.7911251112189E-05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650499999999961">
                <text:p>0.650499999999961</text:p>
              </table:table-cell>
              <table:table-cell office:value-type="float" office:value="31.6575386505108">
                <text:p>31.6575386505108</text:p>
              </table:table-cell>
              <table:table-cell office:value-type="float" office:value="24.4381512849061">
                <text:p>24.4381512849061</text:p>
              </table:table-cell>
              <table:table-cell office:value-type="float" office:value="13.1831143220725">
                <text:p>13.1831143220725</text:p>
              </table:table-cell>
              <table:table-cell office:value-type="float" office:value="1.34114586602466">
                <text:p>1.34114586602466</text:p>
              </table:table-cell>
              <table:table-cell office:value-type="float" office:value="0.00000377190820623387">
                <text:p>0.00000377190820623387</text:p>
              </table:table-cell>
              <table:table-cell office:value-type="float" office:value="8.08298544689773E-051">
                <text:p>8.08298544689773E-05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650999999999961">
                <text:p>0.650999999999961</text:p>
              </table:table-cell>
              <table:table-cell office:value-type="float" office:value="31.4161197444469">
                <text:p>31.4161197444469</text:p>
              </table:table-cell>
              <table:table-cell office:value-type="float" office:value="24.2100453976353">
                <text:p>24.2100453976353</text:p>
              </table:table-cell>
              <table:table-cell office:value-type="float" office:value="13.0065240750572">
                <text:p>13.0065240750572</text:p>
              </table:table-cell>
              <table:table-cell office:value-type="float" office:value="1.3032067706229">
                <text:p>1.3032067706229</text:p>
              </table:table-cell>
              <table:table-cell office:value-type="float" office:value="0.0000033663092024094">
                <text:p>0.0000033663092024094</text:p>
              </table:table-cell>
              <table:table-cell office:value-type="float" office:value="3.63804226811967E-051">
                <text:p>3.63804226811967E-05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651499999999961">
                <text:p>0.651499999999961</text:p>
              </table:table-cell>
              <table:table-cell office:value-type="float" office:value="31.175750315536">
                <text:p>31.175750315536</text:p>
              </table:table-cell>
              <table:table-cell office:value-type="float" office:value="23.9833226646439">
                <text:p>23.9833226646439</text:p>
              </table:table-cell>
              <table:table-cell office:value-type="float" office:value="12.8317253274708">
                <text:p>12.8317253274708</text:p>
              </table:table-cell>
              <table:table-cell office:value-type="float" office:value="1.26622039484987">
                <text:p>1.26622039484987</text:p>
              </table:table-cell>
              <table:table-cell office:value-type="float" office:value="0.0000030031914750337">
                <text:p>0.0000030031914750337</text:p>
              </table:table-cell>
              <table:table-cell office:value-type="float" office:value="1.63310366593051E-051">
                <text:p>1.63310366593051E-05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651999999999961">
                <text:p>0.651999999999961</text:p>
              </table:table-cell>
              <table:table-cell office:value-type="float" office:value="30.9364344933319">
                <text:p>30.9364344933319</text:p>
              </table:table-cell>
              <table:table-cell office:value-type="float" office:value="23.7579841706288">
                <text:p>23.7579841706288</text:p>
              </table:table-cell>
              <table:table-cell office:value-type="float" office:value="12.6587095344175">
                <text:p>12.6587095344175</text:p>
              </table:table-cell>
              <table:table-cell office:value-type="float" office:value="1.23016663991749">
                <text:p>1.23016663991749</text:p>
              </table:table-cell>
              <table:table-cell office:value-type="float" office:value="0.00000267823184496006">
                <text:p>0.00000267823184496006</text:p>
              </table:table-cell>
              <table:table-cell office:value-type="float" office:value="7.31155643194831E-052">
                <text:p>7.31155643194831E-05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652499999999961">
                <text:p>0.652499999999961</text:p>
              </table:table-cell>
              <table:table-cell office:value-type="float" office:value="30.6981762957955">
                <text:p>30.6981762957955</text:p>
              </table:table-cell>
              <table:table-cell office:value-type="float" office:value="23.5340308615552">
                <text:p>23.5340308615552</text:p>
              </table:table-cell>
              <table:table-cell office:value-type="float" office:value="12.4874680283986">
                <text:p>12.4874680283986</text:p>
              </table:table-cell>
              <table:table-cell office:value-type="float" office:value="1.19502571589893">
                <text:p>1.19502571589893</text:p>
              </table:table-cell>
              <table:table-cell office:value-type="float" office:value="0.00000238753334486728">
                <text:p>0.00000238753334486728</text:p>
              </table:table-cell>
              <table:table-cell office:value-type="float" office:value="3.26479553928243E-052">
                <text:p>3.26479553928243E-05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652999999999961">
                <text:p>0.652999999999961</text:p>
              </table:table-cell>
              <table:table-cell office:value-type="float" office:value="30.4609796297452">
                <text:p>30.4609796297452</text:p>
              </table:table-cell>
              <table:table-cell office:value-type="float" office:value="23.311463545843">
                <text:p>23.311463545843</text:p>
              </table:table-cell>
              <table:table-cell office:value-type="float" office:value="12.3179920225054">
                <text:p>12.3179920225054</text:p>
              </table:table-cell>
              <table:table-cell office:value-type="float" office:value="1.16077814036053">
                <text:p>1.16077814036053</text:p>
              </table:table-cell>
              <table:table-cell office:value-type="float" office:value="0.00000212758466248519">
                <text:p>0.00000212758466248519</text:p>
              </table:table-cell>
              <table:table-cell office:value-type="float" office:value="1.45395916687307E-052">
                <text:p>1.45395916687307E-05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653499999999961">
                <text:p>0.653499999999961</text:p>
              </table:table-cell>
              <table:table-cell office:value-type="float" office:value="30.2248482913174">
                <text:p>30.2248482913174</text:p>
              </table:table-cell>
              <table:table-cell office:value-type="float" office:value="23.0902828955638">
                <text:p>23.0902828955638</text:p>
              </table:table-cell>
              <table:table-cell office:value-type="float" office:value="12.1502726135969">
                <text:p>12.1502726135969</text:p>
              </table:table-cell>
              <table:table-cell office:value-type="float" office:value="1.12740473688848">
                <text:p>1.12740473688848</text:p>
              </table:table-cell>
              <table:table-cell office:value-type="float" office:value="0.000001895223291248">
                <text:p>0.000001895223291248</text:p>
              </table:table-cell>
              <table:table-cell office:value-type="float" office:value="6.45800684399793E-053">
                <text:p>6.45800684399793E-05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653999999999961">
                <text:p>0.653999999999961</text:p>
              </table:table-cell>
              <table:table-cell office:value-type="float" office:value="29.9897859664377">
                <text:p>29.9897859664377</text:p>
              </table:table-cell>
              <table:table-cell office:value-type="float" office:value="22.8704894476464">
                <text:p>22.8704894476464</text:p>
              </table:table-cell>
              <table:table-cell office:value-type="float" office:value="11.9843007854581">
                <text:p>11.9843007854581</text:p>
              </table:table-cell>
              <table:table-cell office:value-type="float" office:value="1.09488663351422">
                <text:p>1.09488663351422</text:p>
              </table:table-cell>
              <table:table-cell office:value-type="float" office:value="0.00000168760206481827">
                <text:p>0.00000168760206481827</text:p>
              </table:table-cell>
              <table:table-cell office:value-type="float" office:value="2.86084851071648E-053">
                <text:p>2.86084851071648E-05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654499999999961">
                <text:p>0.654499999999961</text:p>
              </table:table-cell>
              <table:table-cell office:value-type="float" office:value="29.7557962313026">
                <text:p>29.7557962313026</text:p>
              </table:table-cell>
              <table:table-cell office:value-type="float" office:value="22.6520836050931">
                <text:p>22.6520836050931</text:p>
              </table:table-cell>
              <table:table-cell office:value-type="float" office:value="11.8200674119424">
                <text:p>11.8200674119424</text:p>
              </table:table-cell>
              <table:table-cell office:value-type="float" office:value="1.06320526104212">
                <text:p>1.06320526104212</text:p>
              </table:table-cell>
              <table:table-cell office:value-type="float" office:value="0.00000150215877865204">
                <text:p>0.00000150215877865204</text:p>
              </table:table-cell>
              <table:table-cell office:value-type="float" office:value="1.26398317002711E-053">
                <text:p>1.26398317002711E-05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654999999999961">
                <text:p>0.654999999999961</text:p>
              </table:table-cell>
              <table:table-cell office:value-type="float" office:value="29.5228825528706">
                <text:p>29.5228825528706</text:p>
              </table:table-cell>
              <table:table-cell office:value-type="float" office:value="22.4350656382043">
                <text:p>22.4350656382043</text:p>
              </table:table-cell>
              <table:table-cell office:value-type="float" office:value="11.6575632600947">
                <text:p>11.6575632600947</text:p>
              </table:table-cell>
              <table:table-cell office:value-type="float" office:value="1.03234235128348">
                <text:p>1.03234235128348</text:p>
              </table:table-cell>
              <table:table-cell office:value-type="float" office:value="0.00000133658862643972">
                <text:p>0.00000133658862643972</text:p>
              </table:table-cell>
              <table:table-cell office:value-type="float" office:value="5.5697767856975E-054">
                <text:p>5.5697767856975E-05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655499999999961">
                <text:p>0.655499999999961</text:p>
              </table:table-cell>
              <table:table-cell office:value-type="float" office:value="29.2910482893642">
                <text:p>29.2910482893642</text:p>
              </table:table-cell>
              <table:table-cell office:value-type="float" office:value="22.2194356858126">
                <text:p>22.2194356858126</text:p>
              </table:table-cell>
              <table:table-cell office:value-type="float" office:value="11.4967789932554">
                <text:p>11.4967789932554</text:p>
              </table:table-cell>
              <table:table-cell office:value-type="float" office:value="1.00227993520025">
                <text:p>1.00227993520025</text:p>
              </table:table-cell>
              <table:table-cell office:value-type="float" office:value="0.00000118881920200391">
                <text:p>0.00000118881920200391</text:p>
              </table:table-cell>
              <table:table-cell office:value-type="float" office:value="2.44784750946388E-054">
                <text:p>2.44784750946388E-05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655999999999961">
                <text:p>0.655999999999961</text:p>
              </table:table-cell>
              <table:table-cell office:value-type="float" office:value="29.0602966907812">
                <text:p>29.0602966907812</text:p>
              </table:table-cell>
              <table:table-cell office:value-type="float" office:value="22.0051937565246">
                <text:p>22.0051937565246</text:p>
              </table:table-cell>
              <table:table-cell office:value-type="float" office:value="11.3377051741449">
                <text:p>11.3377051741449</text:p>
              </table:table-cell>
              <table:table-cell office:value-type="float" office:value="0.973000340962349">
                <text:p>0.973000340962349</text:p>
              </table:table-cell>
              <table:table-cell office:value-type="float" office:value="0.000001056987838201">
                <text:p>0.000001056987838201</text:p>
              </table:table-cell>
              <table:table-cell office:value-type="float" office:value="1.07295374003648E-054">
                <text:p>1.07295374003648E-05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656499999999961">
                <text:p>0.656499999999961</text:p>
              </table:table-cell>
              <table:table-cell office:value-type="float" office:value="28.8306308994155">
                <text:p>28.8306308994155</text:p>
              </table:table-cell>
              <table:table-cell office:value-type="float" office:value="21.7923397299721">
                <text:p>21.7923397299721</text:p>
              </table:table-cell>
              <table:table-cell office:value-type="float" office:value="11.1803322679288">
                <text:p>11.1803322679288</text:p>
              </table:table-cell>
              <table:table-cell office:value-type="float" office:value="0.944486191922103">
                <text:p>0.944486191922103</text:p>
              </table:table-cell>
              <table:table-cell office:value-type="float" office:value="0.000000939421073686487">
                <text:p>0.000000939421073686487</text:p>
              </table:table-cell>
              <table:table-cell office:value-type="float" office:value="4.69059250999481E-055">
                <text:p>4.69059250999481E-05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656999999999961">
                <text:p>0.656999999999961</text:p>
              </table:table-cell>
              <table:table-cell office:value-type="float" office:value="28.6020539503882">
                <text:p>28.6020539503882</text:p>
              </table:table-cell>
              <table:table-cell office:value-type="float" office:value="21.58087335807">
                <text:p>21.58087335807</text:p>
              </table:table-cell>
              <table:table-cell office:value-type="float" office:value="11.0246506452609">
                <text:p>11.0246506452609</text:p>
              </table:table-cell>
              <table:table-cell office:value-type="float" office:value="0.916720404509312">
                <text:p>0.916720404509312</text:p>
              </table:table-cell>
              <table:table-cell office:value-type="float" office:value="0.000000834616056184628">
                <text:p>0.000000834616056184628</text:p>
              </table:table-cell>
              <table:table-cell office:value-type="float" office:value="2.0451467812214E-055">
                <text:p>2.0451467812214E-05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657499999999961">
                <text:p>0.657499999999961</text:p>
              </table:table-cell>
              <table:table-cell office:value-type="float" office:value="28.3745687721871">
                <text:p>28.3745687721871</text:p>
              </table:table-cell>
              <table:table-cell office:value-type="float" office:value="21.3707942662829">
                <text:p>21.3707942662829</text:p>
              </table:table-cell>
              <table:table-cell office:value-type="float" office:value="10.8706505853062">
                <text:p>10.8706505853062</text:p>
              </table:table-cell>
              <table:table-cell office:value-type="float" office:value="0.889686186050522">
                <text:p>0.889686186050522</text:p>
              </table:table-cell>
              <table:table-cell office:value-type="float" office:value="0.000000741223707262472">
                <text:p>0.000000741223707262472</text:p>
              </table:table-cell>
              <table:table-cell office:value-type="float" office:value="8.89347174695287E-056">
                <text:p>8.89347174695287E-05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657999999999961">
                <text:p>0.657999999999961</text:p>
              </table:table-cell>
              <table:table-cell office:value-type="float" office:value="28.1481781872162">
                <text:p>28.1481781872162</text:p>
              </table:table-cell>
              <table:table-cell office:value-type="float" office:value="21.1621019548981">
                <text:p>21.1621019548981</text:p>
              </table:table-cell>
              <table:table-cell office:value-type="float" office:value="10.7183222787419">
                <text:p>10.7183222787419</text:p>
              </table:table-cell>
              <table:table-cell office:value-type="float" office:value="0.86336703251592">
                <text:p>0.86336703251592</text:p>
              </table:table-cell>
              <table:table-cell office:value-type="float" office:value="0.000000658033488653228">
                <text:p>0.000000658033488653228</text:p>
              </table:table-cell>
              <table:table-cell office:value-type="float" office:value="3.85716525404963E-056">
                <text:p>3.85716525404963E-05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658499999999961">
                <text:p>0.658499999999961</text:p>
              </table:table-cell>
              <table:table-cell office:value-type="float" office:value="27.9228849123537">
                <text:p>27.9228849123537</text:p>
              </table:table-cell>
              <table:table-cell office:value-type="float" office:value="20.9547958003061">
                <text:p>20.9547958003061</text:p>
              </table:table-cell>
              <table:table-cell office:value-type="float" office:value="10.5676558307361">
                <text:p>10.5676558307361</text:p>
              </table:table-cell>
              <table:table-cell office:value-type="float" office:value="0.837746726197233">
                <text:p>0.837746726197233</text:p>
              </table:table-cell>
              <table:table-cell office:value-type="float" office:value="0.000000583959624000008">
                <text:p>0.000000583959624000008</text:p>
              </table:table-cell>
              <table:table-cell office:value-type="float" office:value="1.66845781910028E-056">
                <text:p>1.66845781910028E-05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65899999999996">
                <text:p>0.65899999999996</text:p>
              </table:table-cell>
              <table:table-cell office:value-type="float" office:value="27.6986915595193">
                <text:p>27.6986915595193</text:p>
              </table:table-cell>
              <table:table-cell office:value-type="float" office:value="20.748875056288">
                <text:p>20.748875056288</text:p>
              </table:table-cell>
              <table:table-cell office:value-type="float" office:value="10.4186412639038">
                <text:p>10.4186412639038</text:p>
              </table:table-cell>
              <table:table-cell office:value-type="float" office:value="0.812809333319994">
                <text:p>0.812809333319994</text:p>
              </table:table-cell>
              <table:table-cell office:value-type="float" office:value="0.000000518028642591487">
                <text:p>0.000000518028642591487</text:p>
              </table:table-cell>
              <table:table-cell office:value-type="float" office:value="7.19800736506226E-057">
                <text:p>7.19800736506226E-05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65949999999996">
                <text:p>0.65949999999996</text:p>
              </table:table-cell>
              <table:table-cell office:value-type="float" office:value="27.47560063625">
                <text:p>27.47560063625</text:p>
              </table:table-cell>
              <table:table-cell office:value-type="float" office:value="20.5443388553083">
                <text:p>20.5443388553083</text:p>
              </table:table-cell>
              <table:table-cell office:value-type="float" office:value="10.2712685212396">
                <text:p>10.2712685212396</text:p>
              </table:table-cell>
              <table:table-cell office:value-type="float" office:value="0.788539201593457">
                <text:p>0.788539201593457</text:p>
              </table:table-cell>
              <table:table-cell office:value-type="float" office:value="0.000000459368123319883">
                <text:p>0.000000459368123319883</text:p>
              </table:table-cell>
              <table:table-cell office:value-type="float" office:value="3.09712983106698E-057">
                <text:p>3.09712983106698E-05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65999999999996">
                <text:p>0.65999999999996</text:p>
              </table:table-cell>
              <table:table-cell office:value-type="float" office:value="27.2536145462843">
                <text:p>27.2536145462843</text:p>
              </table:table-cell>
              <table:table-cell office:value-type="float" office:value="20.3411862098151">
                <text:p>20.3411862098151</text:p>
              </table:table-cell>
              <table:table-cell office:value-type="float" office:value="10.1255274690274">
                <text:p>10.1255274690274</text:p>
              </table:table-cell>
              <table:table-cell office:value-type="float" office:value="0.764920957701373">
                <text:p>0.764920957701373</text:p>
              </table:table-cell>
              <table:table-cell office:value-type="float" office:value="0.000000407196527788836">
                <text:p>0.000000407196527788836</text:p>
              </table:table-cell>
              <table:table-cell office:value-type="float" office:value="1.32909677842891E-057">
                <text:p>1.32909677842891E-05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66049999999996">
                <text:p>0.66049999999996</text:p>
              </table:table-cell>
              <table:table-cell office:value-type="float" office:value="27.0327355901556">
                <text:p>27.0327355901556</text:p>
              </table:table-cell>
              <table:table-cell office:value-type="float" office:value="20.1394160135451">
                <text:p>20.1394160135451</text:p>
              </table:table-cell>
              <table:table-cell office:value-type="float" office:value="9.98140789972526">
                <text:p>9.98140789972526</text:p>
              </table:table-cell>
              <table:table-cell office:value-type="float" office:value="0.741939504736816">
                <text:p>0.741939504736816</text:p>
              </table:table-cell>
              <table:table-cell office:value-type="float" office:value="0.000000360814021307913">
                <text:p>0.000000360814021307913</text:p>
              </table:table-cell>
              <table:table-cell office:value-type="float" office:value="5.6885799840217E-058">
                <text:p>5.6885799840217E-05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66099999999996">
                <text:p>0.66099999999996</text:p>
              </table:table-cell>
              <table:table-cell office:value-type="float" office:value="26.8129659657929">
                <text:p>26.8129659657929</text:p>
              </table:table-cell>
              <table:table-cell office:value-type="float" office:value="19.9390270428347">
                <text:p>19.9390270428347</text:p>
              </table:table-cell>
              <table:table-cell office:value-type="float" office:value="9.83889953482632">
                <text:p>9.83889953482632</text:p>
              </table:table-cell>
              <table:table-cell office:value-type="float" office:value="0.719580019584167">
                <text:p>0.719580019584167</text:p>
              </table:table-cell>
              <table:table-cell office:value-type="float" office:value="0.000000319594189500262">
                <text:p>0.000000319594189500262</text:p>
              </table:table-cell>
              <table:table-cell office:value-type="float" office:value="2.42829363685107E-058">
                <text:p>2.42829363685107E-05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66149999999996">
                <text:p>0.66149999999996</text:p>
              </table:table-cell>
              <table:table-cell office:value-type="float" office:value="26.5943077691301">
                <text:p>26.5943077691301</text:p>
              </table:table-cell>
              <table:table-cell office:value-type="float" office:value="19.7400179579354">
                <text:p>19.7400179579354</text:p>
              </table:table-cell>
              <table:table-cell office:value-type="float" office:value="9.69799202769462">
                <text:p>9.69799202769462</text:p>
              </table:table-cell>
              <table:table-cell office:value-type="float" office:value="0.697827950251301">
                <text:p>0.697827950251301</text:p>
              </table:table-cell>
              <table:table-cell office:value-type="float" office:value="0.00000028297656648438">
                <text:p>0.00000028297656648438</text:p>
              </table:table-cell>
              <table:table-cell office:value-type="float" office:value="1.03382874730293E-058">
                <text:p>1.03382874730293E-05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66199999999996">
                <text:p>0.66199999999996</text:p>
              </table:table-cell>
              <table:table-cell office:value-type="float" office:value="26.3767629947233">
                <text:p>26.3767629947233</text:p>
              </table:table-cell>
              <table:table-cell office:value-type="float" office:value="19.5423873043354">
                <text:p>19.5423873043354</text:p>
              </table:table-cell>
              <table:table-cell office:value-type="float" office:value="9.55867496637562">
                <text:p>9.55867496637562</text:p>
              </table:table-cell>
              <table:table-cell office:value-type="float" office:value="0.676669013155001">
                <text:p>0.676669013155001</text:p>
              </table:table-cell>
              <table:table-cell office:value-type="float" office:value="0.000000250459898129222">
                <text:p>0.000000250459898129222</text:p>
              </table:table-cell>
              <table:table-cell office:value-type="float" office:value="4.38981356495102E-059">
                <text:p>4.38981356495102E-05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66249999999996">
                <text:p>0.66249999999996</text:p>
              </table:table-cell>
              <table:table-cell office:value-type="float" office:value="26.1603335363758">
                <text:p>26.1603335363758</text:p>
              </table:table-cell>
              <table:table-cell office:value-type="float" office:value="19.3461335140848">
                <text:p>19.3461335140848</text:p>
              </table:table-cell>
              <table:table-cell office:value-type="float" office:value="9.42093787638111">
                <text:p>9.42093787638111</text:p>
              </table:table-cell>
              <table:table-cell office:value-type="float" office:value="0.656089190362494">
                <text:p>0.656089190362494</text:p>
              </table:table-cell>
              <table:table-cell office:value-type="float" office:value="0.000000221596070779104">
                <text:p>0.000000221596070779104</text:p>
              </table:table-cell>
              <table:table-cell office:value-type="float" office:value="1.85906090310663E-059">
                <text:p>1.85906090310663E-05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66299999999996">
                <text:p>0.66299999999996</text:p>
              </table:table-cell>
              <table:table-cell office:value-type="float" office:value="25.9450211877706">
                <text:p>25.9450211877706</text:p>
              </table:table-cell>
              <table:table-cell office:value-type="float" office:value="19.151254907125">
                <text:p>19.151254907125</text:p>
              </table:table-cell>
              <table:table-cell office:value-type="float" office:value="9.28477022344797">
                <text:p>9.28477022344797</text:p>
              </table:table-cell>
              <table:table-cell office:value-type="float" office:value="0.636074726792029">
                <text:p>0.636074726792029</text:p>
              </table:table-cell>
              <table:table-cell office:value-type="float" office:value="0.000000195984642152077">
                <text:p>0.000000195984642152077</text:p>
              </table:table-cell>
              <table:table-cell office:value-type="float" office:value="7.8521977507992E-060">
                <text:p>7.8521977507992E-06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66349999999996">
                <text:p>0.66349999999996</text:p>
              </table:table-cell>
              <table:table-cell office:value-type="float" office:value="25.7308276431107">
                <text:p>25.7308276431107</text:p>
              </table:table-cell>
              <table:table-cell office:value-type="float" office:value="18.9577496926233">
                <text:p>18.9577496926233</text:p>
              </table:table-cell>
              <table:table-cell office:value-type="float" office:value="9.15016141627057">
                <text:p>9.15016141627057</text:p>
              </table:table-cell>
              <table:table-cell office:value-type="float" office:value="0.616612127375274">
                <text:p>0.616612127375274</text:p>
              </table:table-cell>
              <table:table-cell office:value-type="float" office:value="0.000000173267916879986">
                <text:p>0.000000173267916879986</text:p>
              </table:table-cell>
              <table:table-cell office:value-type="float" office:value="3.30779745486334E-060">
                <text:p>3.30779745486334E-06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66399999999996">
                <text:p>0.66399999999996</text:p>
              </table:table-cell>
              <table:table-cell office:value-type="float" office:value="25.5177544977662">
                <text:p>25.5177544977662</text:p>
              </table:table-cell>
              <table:table-cell office:value-type="float" office:value="18.7656159703098">
                <text:p>18.7656159703098</text:p>
              </table:table-cell>
              <table:table-cell office:value-type="float" office:value="9.0171008092064">
                <text:p>9.0171008092064</text:p>
              </table:table-cell>
              <table:table-cell office:value-type="float" office:value="0.597688154184328">
                <text:p>0.597688154184328</text:p>
              </table:table-cell>
              <table:table-cell office:value-type="float" office:value="0.000000153126514424135">
                <text:p>0.000000153126514424135</text:p>
              </table:table-cell>
              <table:table-cell office:value-type="float" office:value="1.38974992243546E-060">
                <text:p>1.38974992243546E-06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66449999999996">
                <text:p>0.66449999999996</text:p>
              </table:table-cell>
              <table:table-cell office:value-type="float" office:value="25.305803248929">
                <text:p>25.305803248929</text:p>
              </table:table-cell>
              <table:table-cell office:value-type="float" office:value="18.5748517318185">
                <text:p>18.5748517318185</text:p>
              </table:table-cell>
              <table:table-cell office:value-type="float" office:value="8.88557770495456">
                <text:p>8.88557770495456</text:p>
              </table:table-cell>
              <table:table-cell office:value-type="float" office:value="0.579289823526006">
                <text:p>0.579289823526006</text:p>
              </table:table-cell>
              <table:table-cell office:value-type="float" office:value="0.000000135275381907915">
                <text:p>0.000000135275381907915</text:p>
              </table:table-cell>
              <table:table-cell office:value-type="float" office:value="5.823505335483E-061">
                <text:p>5.823505335483E-06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66499999999996">
                <text:p>0.66499999999996</text:p>
              </table:table-cell>
              <table:table-cell office:value-type="float" office:value="25.0949752962746">
                <text:p>25.0949752962746</text:p>
              </table:table-cell>
              <table:table-cell office:value-type="float" office:value="18.3854548620316">
                <text:p>18.3854548620316</text:p>
              </table:table-cell>
              <table:table-cell office:value-type="float" office:value="8.75558135720686">
                <text:p>8.75558135720686</text:p>
              </table:table-cell>
              <table:table-cell office:value-type="float" office:value="0.56140440300606">
                <text:p>0.56140440300606</text:p>
              </table:table-cell>
              <table:table-cell office:value-type="float" office:value="0.000000119460208794394">
                <text:p>0.000000119460208794394</text:p>
              </table:table-cell>
              <table:table-cell office:value-type="float" office:value="2.43378587586111E-061">
                <text:p>2.43378587586111E-06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66549999999996">
                <text:p>0.66549999999996</text:p>
              </table:table-cell>
              <table:table-cell office:value-type="float" office:value="24.8852719426303">
                <text:p>24.8852719426303</text:p>
              </table:table-cell>
              <table:table-cell office:value-type="float" office:value="18.1974231404264">
                <text:p>18.1974231404264</text:p>
              </table:table-cell>
              <table:table-cell office:value-type="float" office:value="8.62710097327122">
                <text:p>8.62710097327122</text:p>
              </table:table-cell>
              <table:table-cell office:value-type="float" office:value="0.544019408565886">
                <text:p>0.544019408565886</text:p>
              </table:table-cell>
              <table:table-cell office:value-type="float" office:value="0.000000105454204337482">
                <text:p>0.000000105454204337482</text:p>
              </table:table-cell>
              <table:table-cell office:value-type="float" office:value="1.014449248068E-061">
                <text:p>1.014449248068E-06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66599999999996">
                <text:p>0.66599999999996</text:p>
              </table:table-cell>
              <table:table-cell office:value-type="float" office:value="24.6766943946501">
                <text:p>24.6766943946501</text:p>
              </table:table-cell>
              <table:table-cell office:value-type="float" office:value="18.0107542424246">
                <text:p>18.0107542424246</text:p>
              </table:table-cell>
              <table:table-cell office:value-type="float" office:value="8.50012571666694">
                <text:p>8.50012571666694</text:p>
              </table:table-cell>
              <table:table-cell office:value-type="float" office:value="0.527122601494255">
                <text:p>0.527122601494255</text:p>
              </table:table-cell>
              <table:table-cell office:value-type="float" office:value="0.0000000930552023818416">
                <text:p>0.0000000930552023818416</text:p>
              </table:table-cell>
              <table:table-cell office:value-type="float" office:value="4.21724034091556E-062">
                <text:p>4.21724034091556E-06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66649999999996">
                <text:p>0.66649999999996</text:p>
              </table:table-cell>
              <table:table-cell office:value-type="float" office:value="24.4692437634967">
                <text:p>24.4692437634967</text:p>
              </table:table-cell>
              <table:table-cell office:value-type="float" office:value="17.8254457407449">
                <text:p>17.8254457407449</text:p>
              </table:table-cell>
              <table:table-cell office:value-type="float" office:value="8.37464470969179">
                <text:p>8.37464470969179</text:p>
              </table:table-cell>
              <table:table-cell office:value-type="float" office:value="0.510701985416498">
                <text:p>0.510701985416498</text:p>
              </table:table-cell>
              <table:table-cell office:value-type="float" office:value="0.0000000820830614087305">
                <text:p>0.0000000820830614087305</text:p>
              </table:table-cell>
              <table:table-cell office:value-type="float" office:value="1.74854353303824E-062">
                <text:p>1.74854353303824E-06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66699999999996">
                <text:p>0.66699999999996</text:p>
              </table:table-cell>
              <table:table-cell office:value-type="float" office:value="24.2629210655292">
                <text:p>24.2629210655292</text:p>
              </table:table-cell>
              <table:table-cell office:value-type="float" office:value="17.6414951067562">
                <text:p>17.6414951067562</text:p>
              </table:table-cell>
              <table:table-cell office:value-type="float" office:value="8.25064703596043">
                <text:p>8.25064703596043</text:p>
              </table:table-cell>
              <table:table-cell office:value-type="float" office:value="0.494745803263536">
                <text:p>0.494745803263536</text:p>
              </table:table-cell>
              <table:table-cell office:value-type="float" office:value="0.0000000723773307498459">
                <text:p>0.0000000723773307498459</text:p>
              </table:table-cell>
              <table:table-cell office:value-type="float" office:value="7.23060464547299E-063">
                <text:p>7.23060464547299E-06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66749999999996">
                <text:p>0.66749999999996</text:p>
              </table:table-cell>
              <table:table-cell office:value-type="float" office:value="24.0577272229977">
                <text:p>24.0577272229977</text:p>
              </table:table-cell>
              <table:table-cell office:value-type="float" office:value="17.4588997118339">
                <text:p>17.4588997118339</text:p>
              </table:table-cell>
              <table:table-cell office:value-type="float" office:value="8.12812174291405">
                <text:p>8.12812174291405</text:p>
              </table:table-cell>
              <table:table-cell office:value-type="float" office:value="0.47924253422311">
                <text:p>0.47924253422311</text:p>
              </table:table-cell>
              <table:table-cell office:value-type="float" office:value="0.0000000637951566439831">
                <text:p>0.0000000637951566439831</text:p>
              </table:table-cell>
              <table:table-cell office:value-type="float" office:value="2.98210445737664E-063">
                <text:p>2.98210445737664E-06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66799999999996">
                <text:p>0.66799999999996</text:p>
              </table:table-cell>
              <table:table-cell office:value-type="float" office:value="23.8536630647428">
                <text:p>23.8536630647428</text:p>
              </table:table-cell>
              <table:table-cell office:value-type="float" office:value="17.2776568287166">
                <text:p>17.2776568287166</text:p>
              </table:table-cell>
              <table:table-cell office:value-type="float" office:value="8.00705784430094">
                <text:p>8.00705784430094</text:p>
              </table:table-cell>
              <table:table-cell office:value-type="float" office:value="0.464180890675446">
                <text:p>0.464180890675446</text:p>
              </table:table-cell>
              <table:table-cell office:value-type="float" office:value="0.0000000562094043151529">
                <text:p>0.0000000562094043151529</text:p>
              </table:table-cell>
              <table:table-cell office:value-type="float" office:value="1.22665139584971E-063">
                <text:p>1.22665139584971E-06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668499999999959">
                <text:p>0.668499999999959</text:p>
              </table:table-cell>
              <table:table-cell office:value-type="float" office:value="23.6507293269026">
                <text:p>23.6507293269026</text:p>
              </table:table-cell>
              <table:table-cell office:value-type="float" office:value="17.0977636328652">
                <text:p>17.0977636328652</text:p>
              </table:table-cell>
              <table:table-cell office:value-type="float" office:value="7.88744432262773">
                <text:p>7.88744432262773</text:p>
              </table:table-cell>
              <table:table-cell office:value-type="float" office:value="0.449549815115581">
                <text:p>0.449549815115581</text:p>
              </table:table-cell>
              <table:table-cell office:value-type="float" office:value="0.0000000495069745270325">
                <text:p>0.0000000495069745270325</text:p>
              </table:table-cell>
              <table:table-cell office:value-type="float" office:value="5.03233486284842E-064">
                <text:p>5.03233486284842E-06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668999999999959">
                <text:p>0.668999999999959</text:p>
              </table:table-cell>
              <table:table-cell office:value-type="float" office:value="23.448926653624">
                <text:p>23.448926653624</text:p>
              </table:table-cell>
              <table:table-cell office:value-type="float" office:value="16.9192172038217">
                <text:p>16.9192172038217</text:p>
              </table:table-cell>
              <table:table-cell office:value-type="float" office:value="7.76927013158114">
                <text:p>7.76927013158114</text:p>
              </table:table-cell>
              <table:table-cell office:value-type="float" office:value="0.4353384770645">
                <text:p>0.4353384770645</text:p>
              </table:table-cell>
              <table:table-cell office:value-type="float" office:value="0.0000000435872951368319">
                <text:p>0.0000000435872951368319</text:p>
              </table:table-cell>
              <table:table-cell office:value-type="float" office:value="2.05905513944597E-064">
                <text:p>2.05905513944597E-06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669499999999959">
                <text:p>0.669499999999959</text:p>
              </table:table-cell>
              <table:table-cell office:value-type="float" office:value="23.2482555977803">
                <text:p>23.2482555977803</text:p>
              </table:table-cell>
              <table:table-cell office:value-type="float" office:value="16.7420145265696">
                <text:p>16.7420145265696</text:p>
              </table:table-cell>
              <table:table-cell office:value-type="float" office:value="7.65252419841993">
                <text:p>7.65252419841993</text:p>
              </table:table-cell>
              <table:table-cell office:value-type="float" office:value="0.42153626997116">
                <text:p>0.42153626997116</text:p>
              </table:table-cell>
              <table:table-cell office:value-type="float" office:value="0.0000000383609700499015">
                <text:p>0.0000000383609700499015</text:p>
              </table:table-cell>
              <table:table-cell office:value-type="float" office:value="8.40265419090726E-065">
                <text:p>8.40265419090726E-06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669999999999959">
                <text:p>0.669999999999959</text:p>
              </table:table-cell>
              <table:table-cell office:value-type="float" office:value="23.0487166216942">
                <text:p>23.0487166216942</text:p>
              </table:table-cell>
              <table:table-cell office:value-type="float" office:value="16.5661524928947">
                <text:p>16.5661524928947</text:p>
              </table:table-cell>
              <table:table-cell office:value-type="float" office:value="7.53719542633705">
                <text:p>7.53719542633705</text:p>
              </table:table-cell>
              <table:table-cell office:value-type="float" office:value="0.408132808107447">
                <text:p>0.408132808107447</text:p>
              </table:table-cell>
              <table:table-cell office:value-type="float" office:value="0.000000033748569681238">
                <text:p>0.000000033748569681238</text:p>
              </table:table-cell>
              <table:table-cell office:value-type="float" office:value="3.41991312527314E-065">
                <text:p>3.41991312527314E-06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670499999999959">
                <text:p>0.670499999999959</text:p>
              </table:table-cell>
              <table:table-cell office:value-type="float" office:value="22.8503100978659">
                <text:p>22.8503100978659</text:p>
              </table:table-cell>
              <table:table-cell office:value-type="float" office:value="16.3916279027454">
                <text:p>16.3916279027454</text:p>
              </table:table-cell>
              <table:table-cell office:value-type="float" office:value="7.42327269679162">
                <text:p>7.42327269679162</text:p>
              </table:table-cell>
              <table:table-cell office:value-type="float" office:value="0.395117923458007">
                <text:p>0.395117923458007</text:p>
              </table:table-cell>
              <table:table-cell office:value-type="float" office:value="0.0000000296795485766659">
                <text:p>0.0000000296795485766659</text:p>
              </table:table-cell>
              <table:table-cell office:value-type="float" office:value="1.38823735653558E-065">
                <text:p>1.38823735653558E-06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670999999999959">
                <text:p>0.670999999999959</text:p>
              </table:table-cell>
              <table:table-cell office:value-type="float" office:value="22.6530363097064">
                <text:p>22.6530363097064</text:p>
              </table:table-cell>
              <table:table-cell office:value-type="float" office:value="16.2184374655937">
                <text:p>16.2184374655937</text:p>
              </table:table-cell>
              <table:table-cell office:value-type="float" office:value="7.31074487181059">
                <text:p>7.31074487181059</text:p>
              </table:table-cell>
              <table:table-cell office:value-type="float" office:value="0.382481662606891">
                <text:p>0.382481662606891</text:p>
              </table:table-cell>
              <table:table-cell office:value-type="float" office:value="0.0000000260912772488497">
                <text:p>0.0000000260912772488497</text:p>
              </table:table-cell>
              <table:table-cell office:value-type="float" office:value="5.62033819156232E-066">
                <text:p>5.62033819156232E-06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671499999999959">
                <text:p>0.671499999999959</text:p>
              </table:table-cell>
              <table:table-cell office:value-type="float" office:value="22.4568954522756">
                <text:p>22.4568954522756</text:p>
              </table:table-cell>
              <table:table-cell office:value-type="float" office:value="16.0465778017958">
                <text:p>16.0465778017958</text:p>
              </table:table-cell>
              <table:table-cell office:value-type="float" office:value="7.19960079626009">
                <text:p>7.19960079626009</text:p>
              </table:table-cell>
              <table:table-cell office:value-type="float" office:value="0.370214283622845">
                <text:p>0.370214283622845</text:p>
              </table:table-cell>
              <table:table-cell office:value-type="float" office:value="0.0000000229281765542252">
                <text:p>0.0000000229281765542252</text:p>
              </table:table-cell>
              <table:table-cell office:value-type="float" office:value="2.2694009943792E-066">
                <text:p>2.2694009943792E-06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671999999999959">
                <text:p>0.671999999999959</text:p>
              </table:table-cell>
              <table:table-cell office:value-type="float" office:value="22.2618876330253">
                <text:p>22.2618876330253</text:p>
              </table:table-cell>
              <table:table-cell office:value-type="float" office:value="15.8760454439513">
                <text:p>15.8760454439513</text:p>
              </table:table-cell>
              <table:table-cell office:value-type="float" office:value="7.08982930008617">
                <text:p>7.08982930008617</text:p>
              </table:table-cell>
              <table:table-cell office:value-type="float" office:value="0.358306252945045">
                <text:p>0.358306252945045</text:p>
              </table:table-cell>
              <table:table-cell office:value-type="float" office:value="0.0000000201409440881459">
                <text:p>0.0000000201409440881459</text:p>
              </table:table-cell>
              <table:table-cell office:value-type="float" office:value="9.13924041691607E-067">
                <text:p>9.13924041691607E-06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672499999999959">
                <text:p>0.672499999999959</text:p>
              </table:table-cell>
              <table:table-cell office:value-type="float" office:value="22.0680128725472">
                <text:p>22.0680128725472</text:p>
              </table:table-cell>
              <table:table-cell office:value-type="float" office:value="15.7068368382628">
                <text:p>15.7068368382628</text:p>
              </table:table-cell>
              <table:table-cell office:value-type="float" office:value="6.98141920052471">
                <text:p>6.98141920052471</text:p>
              </table:table-cell>
              <table:table-cell office:value-type="float" office:value="0.34674824227101">
                <text:p>0.34674824227101</text:p>
              </table:table-cell>
              <table:table-cell office:value-type="float" office:value="0.0000000176858631177802">
                <text:p>0.0000000176858631177802</text:p>
              </table:table-cell>
              <table:table-cell office:value-type="float" office:value="3.67078571282283E-067">
                <text:p>3.67078571282283E-06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672999999999959">
                <text:p>0.672999999999959</text:p>
              </table:table-cell>
              <table:table-cell office:value-type="float" office:value="21.8752711053247">
                <text:p>21.8752711053247</text:p>
              </table:table-cell>
              <table:table-cell office:value-type="float" office:value="15.5389483458933">
                <text:p>15.5389483458933</text:p>
              </table:table-cell>
              <table:table-cell office:value-type="float" office:value="6.87435930428074">
                <text:p>6.87435930428074</text:p>
              </table:table-cell>
              <table:table-cell office:value-type="float" office:value="0.335531125448378">
                <text:p>0.335531125448378</text:p>
              </table:table-cell>
              <table:table-cell office:value-type="float" office:value="0.0000000155241855153878">
                <text:p>0.0000000155241855153878</text:p>
              </table:table-cell>
              <table:table-cell office:value-type="float" office:value="1.47047631207865E-067">
                <text:p>1.47047631207865E-06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673499999999959">
                <text:p>0.673499999999959</text:p>
              </table:table-cell>
              <table:table-cell office:value-type="float" office:value="21.6836621804898">
                <text:p>21.6836621804898</text:p>
              </table:table-cell>
              <table:table-cell office:value-type="float" office:value="15.3723762443236">
                <text:p>15.3723762443236</text:p>
              </table:table-cell>
              <table:table-cell office:value-type="float" office:value="6.76863840967661">
                <text:p>6.76863840967661</text:p>
              </table:table-cell>
              <table:table-cell office:value-type="float" office:value="0.324645975372157">
                <text:p>0.324645975372157</text:p>
              </table:table-cell>
              <table:table-cell office:value-type="float" office:value="0.0000000136215810075596">
                <text:p>0.0000000136215810075596</text:p>
              </table:table-cell>
              <table:table-cell office:value-type="float" office:value="5.8749896040459E-068">
                <text:p>5.8749896040459E-06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673999999999959">
                <text:p>0.673999999999959</text:p>
              </table:table-cell>
              <table:table-cell office:value-type="float" office:value="21.4931858625834">
                <text:p>21.4931858625834</text:p>
              </table:table-cell>
              <table:table-cell office:value-type="float" office:value="15.2071167287065">
                <text:p>15.2071167287065</text:p>
              </table:table-cell>
              <table:table-cell office:value-type="float" office:value="6.66424530876924">
                <text:p>6.66424530876924</text:p>
              </table:table-cell>
              <table:table-cell office:value-type="float" office:value="0.314084060889024">
                <text:p>0.314084060889024</text:p>
              </table:table-cell>
              <table:table-cell office:value-type="float" office:value="0.0000000119476458270366">
                <text:p>0.0000000119476458270366</text:p>
              </table:table-cell>
              <table:table-cell office:value-type="float" office:value="2.34102602379894E-068">
                <text:p>2.34102602379894E-06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674499999999959">
                <text:p>0.674499999999959</text:p>
              </table:table-cell>
              <table:table-cell office:value-type="float" office:value="21.3038418323202">
                <text:p>21.3038418323202</text:p>
              </table:table-cell>
              <table:table-cell office:value-type="float" office:value="15.043165913221">
                <text:p>15.043165913221</text:p>
              </table:table-cell>
              <table:table-cell office:value-type="float" office:value="6.56116878943623">
                <text:p>6.56116878943623</text:p>
              </table:table-cell>
              <table:table-cell office:value-type="float" office:value="0.303836843710184">
                <text:p>0.303836843710184</text:p>
              </table:table-cell>
              <table:table-cell office:value-type="float" office:value="0.0000000104754645503543">
                <text:p>0.0000000104754645503543</text:p>
              </table:table-cell>
              <table:table-cell office:value-type="float" office:value="9.30369468793221E-069">
                <text:p>9.30369468793221E-06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674999999999959">
                <text:p>0.674999999999959</text:p>
              </table:table-cell>
              <table:table-cell office:value-type="float" office:value="21.1156296873576">
                <text:p>21.1156296873576</text:p>
              </table:table-cell>
              <table:table-cell office:value-type="float" office:value="14.880519832423">
                <text:p>14.880519832423</text:p>
              </table:table-cell>
              <table:table-cell office:value-type="float" office:value="6.45939763743073">
                <text:p>6.45939763743073</text:p>
              </table:table-cell>
              <table:table-cell office:value-type="float" office:value="0.293895975334236">
                <text:p>0.293895975334236</text:p>
              </table:table-cell>
              <table:table-cell office:value-type="float" office:value="0.00000000918121953364607">
                <text:p>0.00000000918121953364607</text:p>
              </table:table-cell>
              <table:table-cell office:value-type="float" office:value="3.68769273786196E-069">
                <text:p>3.68769273786196E-06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675499999999959">
                <text:p>0.675499999999959</text:p>
              </table:table-cell>
              <table:table-cell office:value-type="float" office:value="20.9285489430677">
                <text:p>20.9285489430677</text:p>
              </table:table-cell>
              <table:table-cell office:value-type="float" office:value="14.7191744425948">
                <text:p>14.7191744425948</text:p>
              </table:table-cell>
              <table:table-cell office:value-type="float" office:value="6.35892063840506">
                <text:p>6.35892063840506</text:p>
              </table:table-cell>
              <table:table-cell office:value-type="float" office:value="0.284253293981465">
                <text:p>0.284253293981465</text:p>
              </table:table-cell>
              <table:table-cell office:value-type="float" office:value="0.00000000804384292675069">
                <text:p>0.00000000804384292675069</text:p>
              </table:table-cell>
              <table:table-cell office:value-type="float" office:value="1.45782057550265E-069">
                <text:p>1.45782057550265E-06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675999999999959">
                <text:p>0.675999999999959</text:p>
              </table:table-cell>
              <table:table-cell office:value-type="float" office:value="20.7425990333133">
                <text:p>20.7425990333133</text:p>
              </table:table-cell>
              <table:table-cell office:value-type="float" office:value="14.5591256230916">
                <text:p>14.5591256230916</text:p>
              </table:table-cell>
              <table:table-cell office:value-type="float" office:value="6.25972657990308">
                <text:p>6.25972657990308</text:p>
              </table:table-cell>
              <table:table-cell office:value-type="float" office:value="0.274900821540893">
                <text:p>0.274900821540893</text:p>
              </table:table-cell>
              <table:table-cell office:value-type="float" office:value="0.00000000704470675801097">
                <text:p>0.00000000704470675801097</text:p>
              </table:table-cell>
              <table:table-cell office:value-type="float" office:value="5.74782441026548E-070">
                <text:p>5.74782441026548E-07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676499999999959">
                <text:p>0.676499999999959</text:p>
              </table:table-cell>
              <table:table-cell office:value-type="float" office:value="20.5577793112277">
                <text:p>20.5577793112277</text:p>
              </table:table-cell>
              <table:table-cell office:value-type="float" office:value="14.4003691776854">
                <text:p>14.4003691776854</text:p>
              </table:table-cell>
              <table:table-cell office:value-type="float" office:value="6.16180425332106">
                <text:p>6.16180425332106</text:p>
              </table:table-cell>
              <table:table-cell office:value-type="float" office:value="0.265830760531395">
                <text:p>0.265830760531395</text:p>
              </table:table-cell>
              <table:table-cell office:value-type="float" office:value="0.00000000616734704403392">
                <text:p>0.00000000616734704403392</text:p>
              </table:table-cell>
              <table:table-cell office:value-type="float" office:value="2.26023178941489E-070">
                <text:p>2.26023178941489E-07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676999999999959">
                <text:p>0.676999999999959</text:p>
              </table:table-cell>
              <table:table-cell office:value-type="float" office:value="20.3740890499967">
                <text:p>20.3740890499967</text:p>
              </table:table-cell>
              <table:table-cell office:value-type="float" office:value="14.2429008359061">
                <text:p>14.2429008359061</text:p>
              </table:table-cell>
              <table:table-cell office:value-type="float" office:value="6.06514245583728">
                <text:p>6.06514245583728</text:p>
              </table:table-cell>
              <table:table-cell office:value-type="float" office:value="0.257035491078119">
                <text:p>0.257035491078119</text:p>
              </table:table-cell>
              <table:table-cell office:value-type="float" office:value="0.00000000539721829494975">
                <text:p>0.00000000539721829494975</text:p>
              </table:table-cell>
              <table:table-cell office:value-type="float" office:value="8.86446510386784E-071">
                <text:p>8.86446510386784E-07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677499999999959">
                <text:p>0.677499999999959</text:p>
              </table:table-cell>
              <table:table-cell office:value-type="float" office:value="20.1915274436452">
                <text:p>20.1915274436452</text:p>
              </table:table-cell>
              <table:table-cell office:value-type="float" office:value="14.0867162543797">
                <text:p>14.0867162543797</text:p>
              </table:table-cell>
              <table:table-cell office:value-type="float" office:value="5.96972999231012">
                <text:p>5.96972999231012</text:p>
              </table:table-cell>
              <table:table-cell office:value-type="float" office:value="0.248507567905419">
                <text:p>0.248507567905419</text:p>
              </table:table-cell>
              <table:table-cell office:value-type="float" office:value="0.00000000472147516067521">
                <text:p>0.00000000472147516067521</text:p>
              </table:table-cell>
              <table:table-cell office:value-type="float" office:value="3.46738574998763E-071">
                <text:p>3.46738574998763E-07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677999999999958">
                <text:p>0.677999999999958</text:p>
              </table:table-cell>
              <table:table-cell office:value-type="float" office:value="20.0100936078251">
                <text:p>20.0100936078251</text:p>
              </table:table-cell>
              <table:table-cell office:value-type="float" office:value="13.9318110181625">
                <text:p>13.9318110181625</text:p>
              </table:table-cell>
              <table:table-cell office:value-type="float" office:value="5.87555567714473">
                <text:p>5.87555567714473</text:p>
              </table:table-cell>
              <table:table-cell office:value-type="float" office:value="0.24023971734742">
                <text:p>0.24023971734742</text:p>
              </table:table-cell>
              <table:table-cell office:value-type="float" office:value="0.00000000412877830128597">
                <text:p>0.00000000412877830128597</text:p>
              </table:table-cell>
              <table:table-cell office:value-type="float" office:value="1.35270113619612E-071">
                <text:p>1.35270113619612E-07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678499999999958">
                <text:p>0.678499999999958</text:p>
              </table:table-cell>
              <table:table-cell office:value-type="float" office:value="19.829786580608">
                <text:p>19.829786580608</text:p>
              </table:table-cell>
              <table:table-cell office:value-type="float" office:value="13.7781806420725">
                <text:p>13.7781806420725</text:p>
              </table:table-cell>
              <table:table-cell office:value-type="float" office:value="5.78260833612832">
                <text:p>5.78260833612832</text:p>
              </table:table-cell>
              <table:table-cell office:value-type="float" office:value="0.232224834377336">
                <text:p>0.232224834377336</text:p>
              </table:table-cell>
              <table:table-cell office:value-type="float" office:value="0.00000000360912186840795">
                <text:p>0.00000000360912186840795</text:p>
              </table:table-cell>
              <table:table-cell office:value-type="float" office:value="5.26322115581919E-072">
                <text:p>5.26322115581919E-07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678999999999958">
                <text:p>0.678999999999958</text:p>
              </table:table-cell>
              <table:table-cell office:value-type="float" office:value="19.6506053232786">
                <text:p>19.6506053232786</text:p>
              </table:table-cell>
              <table:table-cell office:value-type="float" office:value="13.6258205720165">
                <text:p>13.6258205720165</text:p>
              </table:table-cell>
              <table:table-cell office:value-type="float" office:value="5.69087680823389">
                <text:p>5.69087680823389</text:p>
              </table:table-cell>
              <table:table-cell office:value-type="float" office:value="0.224455979656569">
                <text:p>0.224455979656569</text:p>
              </table:table-cell>
              <table:table-cell office:value-type="float" office:value="0.00000000315368025779437">
                <text:p>0.00000000315368025779437</text:p>
              </table:table-cell>
              <table:table-cell office:value-type="float" office:value="2.04245009007265E-072">
                <text:p>2.04245009007265E-07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679499999999958">
                <text:p>0.679499999999958</text:p>
              </table:table-cell>
              <table:table-cell office:value-type="float" office:value="19.4725487211323">
                <text:p>19.4725487211323</text:p>
              </table:table-cell>
              <table:table-cell office:value-type="float" office:value="13.4747261863135">
                <text:p>13.4747261863135</text:p>
              </table:table-cell>
              <table:table-cell office:value-type="float" office:value="5.60034994739269">
                <text:p>5.60034994739269</text:p>
              </table:table-cell>
              <table:table-cell office:value-type="float" office:value="0.216926376604599">
                <text:p>0.216926376604599</text:p>
              </table:table-cell>
              <table:table-cell office:value-type="float" office:value="0.00000000275467203891642">
                <text:p>0.00000000275467203891642</text:p>
              </table:table-cell>
              <table:table-cell office:value-type="float" office:value="7.90499056591488E-073">
                <text:p>7.90499056591488E-07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679999999999958">
                <text:p>0.679999999999958</text:p>
              </table:table-cell>
              <table:table-cell office:value-type="float" office:value="19.2956155842743">
                <text:p>19.2956155842743</text:p>
              </table:table-cell>
              <table:table-cell office:value-type="float" office:value="13.3248927970141">
                <text:p>13.3248927970141</text:p>
              </table:table-cell>
              <table:table-cell office:value-type="float" office:value="5.51101662423513">
                <text:p>5.51101662423513</text:p>
              </table:table-cell>
              <table:table-cell office:value-type="float" office:value="0.209629408490605">
                <text:p>0.209629408490605</text:p>
              </table:table-cell>
              <table:table-cell office:value-type="float" office:value="0.00000000240523918813754">
                <text:p>0.00000000240523918813754</text:p>
              </table:table-cell>
              <table:table-cell office:value-type="float" office:value="3.05141536416907E-073">
                <text:p>3.05141536416907E-07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680499999999958">
                <text:p>0.680499999999958</text:p>
              </table:table-cell>
              <table:table-cell office:value-type="float" office:value="19.1198046484209">
                <text:p>19.1198046484209</text:p>
              </table:table-cell>
              <table:table-cell office:value-type="float" office:value="13.1763156512151">
                <text:p>13.1763156512151</text:p>
              </table:table-cell>
              <table:table-cell office:value-type="float" office:value="5.4228657278005">
                <text:p>5.4228657278005</text:p>
              </table:table-cell>
              <table:table-cell office:value-type="float" office:value="0.202558615547734">
                <text:p>0.202558615547734</text:p>
              </table:table-cell>
              <table:table-cell office:value-type="float" office:value="0.00000000209933995029607">
                <text:p>0.00000000209933995029607</text:p>
              </table:table-cell>
              <table:table-cell office:value-type="float" office:value="1.17476600546021E-073">
                <text:p>1.17476600546021E-07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680999999999958">
                <text:p>0.680999999999958</text:p>
              </table:table-cell>
              <table:table-cell office:value-type="float" office:value="18.9451145757037">
                <text:p>18.9451145757037</text:p>
              </table:table-cell>
              <table:table-cell office:value-type="float" office:value="13.0289899323696">
                <text:p>13.0289899323696</text:p>
              </table:table-cell>
              <table:table-cell office:value-type="float" office:value="5.33588616721518">
                <text:p>5.33588616721518</text:p>
              </table:table-cell>
              <table:table-cell office:value-type="float" office:value="0.195707692110876">
                <text:p>0.195707692110876</text:p>
              </table:table-cell>
              <table:table-cell office:value-type="float" office:value="0.00000000183165383149111">
                <text:p>0.00000000183165383149111</text:p>
              </table:table-cell>
              <table:table-cell office:value-type="float" office:value="4.51077829793784E-074">
                <text:p>4.51077829793784E-07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681499999999958">
                <text:p>0.681499999999958</text:p>
              </table:table-cell>
              <table:table-cell office:value-type="float" office:value="18.7715439554752">
                <text:p>18.7715439554752</text:p>
              </table:table-cell>
              <table:table-cell office:value-type="float" office:value="12.8829107615932">
                <text:p>12.8829107615932</text:p>
              </table:table-cell>
              <table:table-cell office:value-type="float" office:value="5.25006687333977">
                <text:p>5.25006687333977</text:p>
              </table:table-cell>
              <table:table-cell office:value-type="float" office:value="0.18907048377875">
                <text:p>0.18907048377875</text:p>
              </table:table-cell>
              <table:table-cell office:value-type="float" office:value="0.00000000159749738554982">
                <text:p>0.00000000159749738554982</text:p>
              </table:table-cell>
              <table:table-cell office:value-type="float" office:value="1.72743479574892E-074">
                <text:p>1.72743479574892E-07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681999999999958">
                <text:p>0.681999999999958</text:p>
              </table:table-cell>
              <table:table-cell office:value-type="float" office:value="18.5990913051161">
                <text:p>18.5990913051161</text:p>
              </table:table-cell>
              <table:table-cell office:value-type="float" office:value="12.7380731989638">
                <text:p>12.7380731989638</text:p>
              </table:table-cell>
              <table:table-cell office:value-type="float" office:value="5.16539680038487">
                <text:p>5.16539680038487</text:p>
              </table:table-cell>
              <table:table-cell office:value-type="float" office:value="0.182640984601092">
                <text:p>0.182640984601092</text:p>
              </table:table-cell>
              <table:table-cell office:value-type="float" office:value="0.00000000139274959986028">
                <text:p>0.00000000139274959986028</text:p>
              </table:table-cell>
              <table:table-cell office:value-type="float" office:value="6.59784204060718E-075">
                <text:p>6.59784204060718E-07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682499999999958">
                <text:p>0.682499999999958</text:p>
              </table:table-cell>
              <table:table-cell office:value-type="float" office:value="18.4277550708447">
                <text:p>18.4277550708447</text:p>
              </table:table-cell>
              <table:table-cell office:value-type="float" office:value="12.5944722448176">
                <text:p>12.5944722448176</text:p>
              </table:table-cell>
              <table:table-cell office:value-type="float" office:value="5.08186492749586">
                <text:p>5.08186492749586</text:p>
              </table:table-cell>
              <table:table-cell office:value-type="float" office:value="0.17641333429166">
                <text:p>0.17641333429166</text:p>
              </table:table-cell>
              <table:table-cell office:value-type="float" office:value="0.00000000121378581462031">
                <text:p>0.00000000121378581462031</text:p>
              </table:table-cell>
              <table:table-cell office:value-type="float" office:value="2.51334573342062E-075">
                <text:p>2.51334573342062E-07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682999999999958">
                <text:p>0.682999999999958</text:p>
              </table:table-cell>
              <table:table-cell office:value-type="float" office:value="18.2575336285279">
                <text:p>18.2575336285279</text:p>
              </table:table-cell>
              <table:table-cell office:value-type="float" office:value="12.4521028410393">
                <text:p>12.4521028410393</text:p>
              </table:table-cell>
              <table:table-cell office:value-type="float" office:value="4.99946026030649">
                <text:p>4.99946026030649</text:p>
              </table:table-cell>
              <table:table-cell office:value-type="float" office:value="0.170381815467755">
                <text:p>0.170381815467755</text:p>
              </table:table-cell>
              <table:table-cell office:value-type="float" office:value="0.00000000105741922456074">
                <text:p>0.00000000105741922456074</text:p>
              </table:table-cell>
              <table:table-cell office:value-type="float" office:value="9.5488841256585E-076">
                <text:p>9.5488841256585E-07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683499999999958">
                <text:p>0.683499999999958</text:p>
              </table:table-cell>
              <table:table-cell office:value-type="float" office:value="18.0884252844934">
                <text:p>18.0884252844934</text:p>
              </table:table-cell>
              <table:table-cell office:value-type="float" office:value="12.3109598723462">
                <text:p>12.3109598723462</text:p>
              </table:table-cell>
              <table:table-cell office:value-type="float" office:value="4.91817183246164">
                <text:p>4.91817183246164</text:p>
              </table:table-cell>
              <table:table-cell office:value-type="float" office:value="0.164540850916893">
                <text:p>0.164540850916893</text:p>
              </table:table-cell>
              <table:table-cell office:value-type="float" office:value="0.000000000920849115192664">
                <text:p>0.000000000920849115192664</text:p>
              </table:table-cell>
              <table:table-cell office:value-type="float" office:value="3.61828758610916E-076">
                <text:p>3.61828758610916E-07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683999999999958">
                <text:p>0.683999999999958</text:p>
              </table:table-cell>
              <table:table-cell office:value-type="float" office:value="17.920428276343">
                <text:p>17.920428276343</text:p>
              </table:table-cell>
              <table:table-cell office:value-type="float" office:value="12.1710381675679">
                <text:p>12.1710381675679</text:p>
              </table:table-cell>
              <table:table-cell office:value-type="float" office:value="4.83798870710905">
                <text:p>4.83798870710905</text:p>
              </table:table-cell>
              <table:table-cell office:value-type="float" office:value="0.158885000891253">
                <text:p>0.158885000891253</text:p>
              </table:table-cell>
              <table:table-cell office:value-type="float" office:value="0.000000000801615077812345">
                <text:p>0.000000000801615077812345</text:p>
              </table:table-cell>
              <table:table-cell office:value-type="float" office:value="1.36742529880568E-076">
                <text:p>1.36742529880568E-07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684499999999958">
                <text:p>0.684499999999958</text:p>
              </table:table-cell>
              <table:table-cell office:value-type="float" office:value="17.7535407737675">
                <text:p>17.7535407737675</text:p>
              </table:table-cell>
              <table:table-cell office:value-type="float" office:value="12.0323325009192">
                <text:p>12.0323325009192</text:p>
              </table:table-cell>
              <table:table-cell office:value-type="float" office:value="4.7588999783605">
                <text:p>4.7588999783605</text:p>
              </table:table-cell>
              <table:table-cell office:value-type="float" office:value="0.153408960430461">
                <text:p>0.153408960430461</text:p>
              </table:table-cell>
              <table:table-cell office:value-type="float" office:value="0.000000000697556529969797">
                <text:p>0.000000000697556529969797</text:p>
              </table:table-cell>
              <table:table-cell office:value-type="float" office:value="5.15411623374921E-077">
                <text:p>5.15411623374921E-07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684999999999958">
                <text:p>0.684999999999958</text:p>
              </table:table-cell>
              <table:table-cell office:value-type="float" office:value="17.5877608793626">
                <text:p>17.5877608793626</text:p>
              </table:table-cell>
              <table:table-cell office:value-type="float" office:value="11.8948375932672">
                <text:p>11.8948375932672</text:p>
              </table:table-cell>
              <table:table-cell office:value-type="float" office:value="4.6808947727221">
                <text:p>4.6808947727221</text:p>
              </table:table-cell>
              <table:table-cell office:value-type="float" office:value="0.148107556713228">
                <text:p>0.148107556713228</text:p>
              </table:table-cell>
              <table:table-cell office:value-type="float" office:value="0.000000000606776941854376">
                <text:p>0.000000000606776941854376</text:p>
              </table:table-cell>
              <table:table-cell office:value-type="float" office:value="1.93755873111069E-077">
                <text:p>1.93755873111069E-07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685499999999958">
                <text:p>0.685499999999958</text:p>
              </table:table-cell>
              <table:table-cell office:value-type="float" office:value="17.4230866294453">
                <text:p>17.4230866294453</text:p>
              </table:table-cell>
              <table:table-cell office:value-type="float" office:value="11.7585481133922">
                <text:p>11.7585481133922</text:p>
              </table:table-cell>
              <table:table-cell office:value-type="float" office:value="4.60396225049421">
                <text:p>4.60396225049421</text:p>
              </table:table-cell>
              <table:table-cell office:value-type="float" office:value="0.14297574643837">
                <text:p>0.14297574643837</text:p>
              </table:table-cell>
              <table:table-cell office:value-type="float" office:value="0.000000000527612234965392">
                <text:p>0.000000000527612234965392</text:p>
              </table:table-cell>
              <table:table-cell office:value-type="float" office:value="7.26449806525818E-078">
                <text:p>7.26449806525818E-07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685999999999958">
                <text:p>0.685999999999958</text:p>
              </table:table-cell>
              <table:table-cell office:value-type="float" office:value="17.2595159948714">
                <text:p>17.2595159948714</text:p>
              </table:table-cell>
              <table:table-cell office:value-type="float" office:value="11.6234586792429">
                <text:p>11.6234586792429</text:p>
              </table:table-cell>
              <table:table-cell office:value-type="float" office:value="4.52809160714088">
                <text:p>4.52809160714088</text:p>
              </table:table-cell>
              <table:table-cell office:value-type="float" office:value="0.138008613235628">
                <text:p>0.138008613235628</text:p>
              </table:table-cell>
              <table:table-cell office:value-type="float" office:value="0.000000000458602878320397">
                <text:p>0.000000000458602878320397</text:p>
              </table:table-cell>
              <table:table-cell office:value-type="float" office:value="2.71647941681279E-078">
                <text:p>2.71647941681279E-07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686499999999958">
                <text:p>0.686499999999958</text:p>
              </table:table-cell>
              <table:table-cell office:value-type="float" office:value="17.0970468818533">
                <text:p>17.0970468818533</text:p>
              </table:table-cell>
              <table:table-cell office:value-type="float" office:value="11.4895638591841">
                <text:p>11.4895638591841</text:p>
              </table:table-cell>
              <table:table-cell office:value-type="float" office:value="4.45327207462902">
                <text:p>4.45327207462902</text:p>
              </table:table-cell>
              <table:table-cell office:value-type="float" office:value="0.133201365106739">
                <text:p>0.133201365106739</text:p>
              </table:table-cell>
              <table:table-cell office:value-type="float" office:value="0.000000000398469260034162">
                <text:p>0.000000000398469260034162</text:p>
              </table:table-cell>
              <table:table-cell office:value-type="float" office:value="1.01311161483125E-078">
                <text:p>1.01311161483125E-07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686999999999957">
                <text:p>0.686999999999957</text:p>
              </table:table-cell>
              <table:table-cell office:value-type="float" office:value="16.9356771327791">
                <text:p>16.9356771327791</text:p>
              </table:table-cell>
              <table:table-cell office:value-type="float" office:value="11.3568581732382">
                <text:p>11.3568581732382</text:p>
              </table:table-cell>
              <table:table-cell office:value-type="float" office:value="4.37949292273745">
                <text:p>4.37949292273745</text:p>
              </table:table-cell>
              <table:table-cell office:value-type="float" office:value="0.128549331897135">
                <text:p>0.128549331897135</text:p>
              </table:table-cell>
              <table:table-cell office:value-type="float" office:value="0.000000000346089959028913">
                <text:p>0.000000000346089959028913</text:p>
              </table:table-cell>
              <table:table-cell office:value-type="float" office:value="3.76841079770049E-079">
                <text:p>3.76841079770049E-07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687499999999957">
                <text:p>0.687499999999957</text:p>
              </table:table-cell>
              <table:table-cell office:value-type="float" office:value="16.7754045270307">
                <text:p>16.7754045270307</text:p>
              </table:table-cell>
              <table:table-cell office:value-type="float" office:value="11.2253360943201">
                <text:p>11.2253360943201</text:p>
              </table:table-cell>
              <table:table-cell office:value-type="float" office:value="4.30674346033596">
                <text:p>4.30674346033596</text:p>
              </table:table-cell>
              <table:table-cell office:value-type="float" office:value="0.124047962798622">
                <text:p>0.124047962798622</text:p>
              </table:table-cell>
              <table:table-cell office:value-type="float" office:value="0.0000000003004825834998">
                <text:p>0.0000000003004825834998</text:p>
              </table:table-cell>
              <table:table-cell office:value-type="float" office:value="1.39800670435139E-079">
                <text:p>1.39800670435139E-07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687999999999957">
                <text:p>0.687999999999957</text:p>
              </table:table-cell>
              <table:table-cell office:value-type="float" office:value="16.6162267818035">
                <text:p>16.6162267818035</text:p>
              </table:table-cell>
              <table:table-cell office:value-type="float" office:value="11.0949920494652">
                <text:p>11.0949920494652</text:p>
              </table:table-cell>
              <table:table-cell office:value-type="float" office:value="4.23501303663451">
                <text:p>4.23501303663451</text:p>
              </table:table-cell>
              <table:table-cell office:value-type="float" office:value="0.119692823883368">
                <text:p>0.119692823883368</text:p>
              </table:table-cell>
              <table:table-cell office:value-type="float" office:value="0.000000000260786880086965">
                <text:p>0.000000000260786880086965</text:p>
              </table:table-cell>
              <table:table-cell office:value-type="float" office:value="5.17261718369225E-080">
                <text:p>5.17261718369225E-08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688499999999957">
                <text:p>0.688499999999957</text:p>
              </table:table-cell>
              <table:table-cell office:value-type="float" office:value="16.4581415529256">
                <text:p>16.4581415529256</text:p>
              </table:table-cell>
              <table:table-cell office:value-type="float" office:value="10.9658204210493">
                <text:p>10.9658204210493</text:p>
              </table:table-cell>
              <table:table-cell office:value-type="float" office:value="4.16429104240283">
                <text:p>4.16429104240283</text:p>
              </table:table-cell>
              <table:table-cell office:value-type="float" office:value="0.115479595669485">
                <text:p>0.115479595669485</text:p>
              </table:table-cell>
              <table:table-cell office:value-type="float" office:value="0.000000000226249850973033">
                <text:p>0.000000000226249850973033</text:p>
              </table:table-cell>
              <table:table-cell office:value-type="float" office:value="1.90880468285969E-080">
                <text:p>1.90880468285969E-08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688999999999957">
                <text:p>0.688999999999957</text:p>
              </table:table-cell>
              <table:table-cell office:value-type="float" office:value="16.3011464356767">
                <text:p>16.3011464356767</text:p>
              </table:table-cell>
              <table:table-cell office:value-type="float" office:value="10.8378155480029">
                <text:p>10.8378155480029</text:p>
              </table:table-cell>
              <table:table-cell office:value-type="float" office:value="4.09456691116042">
                <text:p>4.09456691116042</text:p>
              </table:table-cell>
              <table:table-cell office:value-type="float" office:value="0.111404070718464">
                <text:p>0.111404070718464</text:p>
              </table:table-cell>
              <table:table-cell office:value-type="float" office:value="0.00000000019621264575965">
                <text:p>0.00000000019621264575965</text:p>
              </table:table-cell>
              <table:table-cell office:value-type="float" office:value="7.02526506293443E-081">
                <text:p>7.02526506293443E-08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689499999999957">
                <text:p>0.689499999999957</text:p>
              </table:table-cell>
              <table:table-cell office:value-type="float" office:value="16.1452389656075">
                <text:p>16.1452389656075</text:p>
              </table:table-cell>
              <table:table-cell office:value-type="float" office:value="10.7109717270164">
                <text:p>10.7109717270164</text:p>
              </table:table-cell>
              <table:table-cell office:value-type="float" office:value="4.02583012033729">
                <text:p>4.02583012033729</text:p>
              </table:table-cell>
              <table:table-cell office:value-type="float" office:value="0.107462151264697">
                <text:p>0.107462151264697</text:p>
              </table:table-cell>
              <table:table-cell office:value-type="float" office:value="0.000000000170099021363247">
                <text:p>0.000000000170099021363247</text:p>
              </table:table-cell>
              <table:table-cell office:value-type="float" office:value="2.57877830144377E-081">
                <text:p>2.57877830144377E-08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689999999999957">
                <text:p>0.689999999999957</text:p>
              </table:table-cell>
              <table:table-cell office:value-type="float" office:value="15.9904166193586">
                <text:p>15.9904166193586</text:p>
              </table:table-cell>
              <table:table-cell office:value-type="float" office:value="10.5852832137391">
                <text:p>10.5852832137391</text:p>
              </table:table-cell>
              <table:table-cell office:value-type="float" office:value="3.95807019240556">
                <text:p>3.95807019240556</text:p>
              </table:table-cell>
              <table:table-cell office:value-type="float" office:value="0.103649846877282">
                <text:p>0.103649846877282</text:p>
              </table:table-cell>
              <table:table-cell office:value-type="float" office:value="0.000000000147405186653314">
                <text:p>0.000000000147405186653314</text:p>
              </table:table-cell>
              <table:table-cell office:value-type="float" office:value="9.44094286204767E-082">
                <text:p>9.44094286204767E-08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690499999999957">
                <text:p>0.690499999999957</text:p>
              </table:table-cell>
              <table:table-cell office:value-type="float" office:value="15.8366768154785">
                <text:p>15.8366768154785</text:p>
              </table:table-cell>
              <table:table-cell office:value-type="float" office:value="10.4607442239699">
                <text:p>10.4607442239699</text:p>
              </table:table-cell>
              <table:table-cell office:value-type="float" office:value="3.89127669598207">
                <text:p>3.89127669598207</text:p>
              </table:table-cell>
              <table:table-cell office:value-type="float" office:value="0.0999632721542818">
                <text:p>0.0999632721542818</text:p>
              </table:table-cell>
              <table:table-cell office:value-type="float" office:value="0.000000000127690869445799">
                <text:p>0.000000000127690869445799</text:p>
              </table:table-cell>
              <table:table-cell office:value-type="float" office:value="3.44720253649956E-082">
                <text:p>3.44720253649956E-08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690999999999957">
                <text:p>0.690999999999957</text:p>
              </table:table-cell>
              <table:table-cell office:value-type="float" office:value="15.6840169152423">
                <text:p>15.6840169152423</text:p>
              </table:table-cell>
              <table:table-cell office:value-type="float" office:value="10.3373489348402">
                <text:p>10.3373489348402</text:p>
              </table:table-cell>
              <table:table-cell office:value-type="float" office:value="3.82543924690223">
                <text:p>3.82543924690223</text:p>
              </table:table-cell>
              <table:table-cell office:value-type="float" office:value="0.0963986444495914">
                <text:p>0.0963986444495914</text:p>
              </table:table-cell>
              <table:table-cell office:value-type="float" office:value="0.00000000011057146203765">
                <text:p>0.00000000011057146203765</text:p>
              </table:table-cell>
              <table:table-cell office:value-type="float" office:value="1.2553600435564E-082">
                <text:p>1.2553600435564E-08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691499999999957">
                <text:p>0.691499999999957</text:p>
              </table:table-cell>
              <table:table-cell office:value-type="float" office:value="15.5324342234683">
                <text:p>15.5324342234683</text:p>
              </table:table-cell>
              <table:table-cell office:value-type="float" office:value="10.2150914859891">
                <text:p>10.2150914859891</text:p>
              </table:table-cell>
              <table:table-cell office:value-type="float" office:value="3.76054750926528">
                <text:p>3.76054750926528</text:p>
              </table:table-cell>
              <table:table-cell office:value-type="float" office:value="0.0929522816325166">
                <text:p>0.0929522816325166</text:p>
              </table:table-cell>
              <table:table-cell office:value-type="float" office:value="0.0000000000957111179748421">
                <text:p>0.0000000000957111179748421</text:p>
              </table:table-cell>
              <table:table-cell office:value-type="float" office:value="4.55952784053595E-083">
                <text:p>4.55952784053595E-08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691999999999957">
                <text:p>0.691999999999957</text:p>
              </table:table-cell>
              <table:table-cell office:value-type="float" office:value="15.3819259893352">
                <text:p>15.3819259893352</text:p>
              </table:table-cell>
              <table:table-cell office:value-type="float" office:value="10.0939659807305">
                <text:p>10.0939659807305</text:p>
              </table:table-cell>
              <table:table-cell office:value-type="float" office:value="3.69659119645127">
                <text:p>3.69659119645127</text:p>
              </table:table-cell>
              <table:table-cell office:value-type="float" office:value="0.0896205998801691">
                <text:p>0.0896205998801691</text:p>
              </table:table-cell>
              <table:table-cell office:value-type="float" office:value="0.0000000000828166874087758">
                <text:p>0.0000000000828166874087758</text:p>
              </table:table-cell>
              <table:table-cell office:value-type="float" office:value="1.65166327265214E-083">
                <text:p>1.65166327265214E-08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692499999999957">
                <text:p>0.692499999999957</text:p>
              </table:table-cell>
              <table:table-cell office:value-type="float" office:value="15.2324894071976">
                <text:p>15.2324894071976</text:p>
              </table:table-cell>
              <table:table-cell office:value-type="float" office:value="9.97396648721174">
                <text:p>9.97396648721174</text:p>
              </table:table-cell>
              <table:table-cell office:value-type="float" office:value="3.63356007210977">
                <text:p>3.63356007210977</text:p>
              </table:table-cell>
              <table:table-cell office:value-type="float" office:value="0.0864001115027419">
                <text:p>0.0864001115027419</text:p>
              </table:table-cell>
              <table:table-cell office:value-type="float" office:value="0.0000000000716323914145419">
                <text:p>0.0000000000716323914145419</text:p>
              </table:table-cell>
              <table:table-cell office:value-type="float" office:value="5.96723609225216E-084">
                <text:p>5.96723609225216E-08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692999999999957">
                <text:p>0.692999999999957</text:p>
              </table:table-cell>
              <table:table-cell office:value-type="float" office:value="15.0841216174006">
                <text:p>15.0841216174006</text:p>
              </table:table-cell>
              <table:table-cell office:value-type="float" office:value="9.85508703956453">
                <text:p>9.85508703956453</text:p>
              </table:table-cell>
              <table:table-cell office:value-type="float" office:value="3.57144395112072">
                <text:p>3.57144395112072</text:p>
              </table:table-cell>
              <table:table-cell office:value-type="float" office:value="0.0832874228017085">
                <text:p>0.0832874228017085</text:p>
              </table:table-cell>
              <table:table-cell office:value-type="float" office:value="0.0000000000619351471980503">
                <text:p>0.0000000000619351471980503</text:p>
              </table:table-cell>
              <table:table-cell office:value-type="float" office:value="2.15018089981834E-084">
                <text:p>2.15018089981834E-08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693499999999957">
                <text:p>0.693499999999957</text:p>
              </table:table-cell>
              <table:table-cell office:value-type="float" office:value="14.936819707094">
                <text:p>14.936819707094</text:p>
              </table:table-cell>
              <table:table-cell office:value-type="float" office:value="9.73732163904691">
                <text:p>9.73732163904691</text:p>
              </table:table-cell>
              <table:table-cell office:value-type="float" office:value="3.51023270052753">
                <text:p>3.51023270052753</text:p>
              </table:table-cell>
              <table:table-cell office:value-type="float" office:value="0.0802792319609658">
                <text:p>0.0802792319609658</text:p>
              </table:table-cell>
              <table:table-cell office:value-type="float" office:value="0.0000000000535304663676504">
                <text:p>0.0000000000535304663676504</text:p>
              </table:table-cell>
              <table:table-cell office:value-type="float" office:value="7.72728353320876E-085">
                <text:p>7.72728353320876E-08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693999999999957">
                <text:p>0.693999999999957</text:p>
              </table:table-cell>
              <table:table-cell office:value-type="float" office:value="14.7905807110445">
                <text:p>14.7905807110445</text:p>
              </table:table-cell>
              <table:table-cell office:value-type="float" office:value="9.62066425517703">
                <text:p>9.62066425517703</text:p>
              </table:table-cell>
              <table:table-cell office:value-type="float" office:value="3.44991624044271">
                <text:p>3.44991624044271</text:p>
              </table:table-cell>
              <table:table-cell office:value-type="float" office:value="0.0773723269709238">
                <text:p>0.0773723269709238</text:p>
              </table:table-cell>
              <table:table-cell office:value-type="float" office:value="0.0000000000462488575326568">
                <text:p>0.0000000000462488575326568</text:p>
              </table:table-cell>
              <table:table-cell office:value-type="float" office:value="2.76967471046958E-085">
                <text:p>2.76967471046958E-08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694499999999957">
                <text:p>0.694499999999957</text:p>
              </table:table-cell>
              <table:table-cell office:value-type="float" office:value="14.6454016124469">
                <text:p>14.6454016124469</text:p>
              </table:table-cell>
              <table:table-cell office:value-type="float" office:value="9.50510882685817">
                <text:p>9.50510882685817</text:p>
              </table:table-cell>
              <table:table-cell office:value-type="float" office:value="3.39048454492619">
                <text:p>3.39048454492619</text:p>
              </table:table-cell>
              <table:table-cell office:value-type="float" office:value="0.0745635835855132">
                <text:p>0.0745635835855132</text:p>
              </table:table-cell>
              <table:table-cell office:value-type="float" office:value="0.0000000000399426725441752">
                <text:p>0.0000000000399426725441752</text:p>
              </table:table-cell>
              <table:table-cell office:value-type="float" office:value="9.90103857793005E-086">
                <text:p>9.90103857793005E-08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694999999999957">
                <text:p>0.694999999999957</text:p>
              </table:table-cell>
              <table:table-cell office:value-type="float" office:value="14.5012793437338">
                <text:p>14.5012793437338</text:p>
              </table:table-cell>
              <table:table-cell office:value-type="float" office:value="9.39064926349507">
                <text:p>9.39064926349507</text:p>
              </table:table-cell>
              <table:table-cell office:value-type="float" office:value="3.33192764283659">
                <text:p>3.33192764283659</text:p>
              </table:table-cell>
              <table:table-cell office:value-type="float" office:value="0.0718499633120713">
                <text:p>0.0718499633120713</text:p>
              </table:table-cell>
              <table:table-cell office:value-type="float" office:value="0.0000000000344833428270719">
                <text:p>0.0000000000344833428270719</text:p>
              </table:table-cell>
              <table:table-cell office:value-type="float" office:value="3.53006587003469E-086">
                <text:p>3.53006587003469E-08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695499999999957">
                <text:p>0.695499999999957</text:p>
              </table:table-cell>
              <table:table-cell office:value-type="float" office:value="14.3582107873844">
                <text:p>14.3582107873844</text:p>
              </table:table-cell>
              <table:table-cell office:value-type="float" office:value="9.27727944610145">
                <text:p>9.27727944610145</text:p>
              </table:table-cell>
              <table:table-cell office:value-type="float" office:value="3.27423561865583">
                <text:p>3.27423561865583</text:p>
              </table:table-cell>
              <table:table-cell office:value-type="float" office:value="0.0692285114340429">
                <text:p>0.0692285114340429</text:p>
              </table:table-cell>
              <table:table-cell office:value-type="float" office:value="0.0000000000297589585679281">
                <text:p>0.0000000000297589585679281</text:p>
              </table:table-cell>
              <table:table-cell office:value-type="float" office:value="1.25526359987234E-086">
                <text:p>1.25526359987234E-08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695999999999956">
                <text:p>0.695999999999956</text:p>
              </table:table-cell>
              <table:table-cell office:value-type="float" office:value="14.2161927767304">
                <text:p>14.2161927767304</text:p>
              </table:table-cell>
              <table:table-cell office:value-type="float" office:value="9.16499322839855">
                <text:p>9.16499322839855</text:p>
              </table:table-cell>
              <table:table-cell office:value-type="float" office:value="3.21739861328699">
                <text:p>3.21739861328699</text:p>
              </table:table-cell>
              <table:table-cell office:value-type="float" office:value="0.0666963550664101">
                <text:p>0.0666963550664101</text:p>
              </table:table-cell>
              <table:table-cell office:value-type="float" office:value="0.0000000000256721491134484">
                <text:p>0.0000000000256721491134484</text:p>
              </table:table-cell>
              <table:table-cell office:value-type="float" office:value="4.45181522967328E-087">
                <text:p>4.45181522967328E-08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696499999999956">
                <text:p>0.696499999999956</text:p>
              </table:table-cell>
              <table:table-cell office:value-type="float" office:value="14.0752220967614">
                <text:p>14.0752220967614</text:p>
              </table:table-cell>
              <table:table-cell office:value-type="float" office:value="9.05378443790469">
                <text:p>9.05378443790469</text:p>
              </table:table-cell>
              <table:table-cell office:value-type="float" office:value="3.16140682482602">
                <text:p>3.16140682482602</text:p>
              </table:table-cell>
              <table:table-cell office:value-type="float" office:value="0.0642507012437536">
                <text:p>0.0642507012437536</text:p>
              </table:table-cell>
              <table:table-cell office:value-type="float" office:value="0.0000000000221382278783152">
                <text:p>0.0000000000221382278783152</text:p>
              </table:table-cell>
              <table:table-cell office:value-type="float" office:value="1.57466942820934E-087">
                <text:p>1.57466942820934E-08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696999999999956">
                <text:p>0.696999999999956</text:p>
              </table:table-cell>
              <table:table-cell office:value-type="float" office:value="13.9352954849278">
                <text:p>13.9352954849278</text:p>
              </table:table-cell>
              <table:table-cell office:value-type="float" office:value="8.94364687701567">
                <text:p>8.94364687701567</text:p>
              </table:table-cell>
              <table:table-cell office:value-type="float" office:value="3.10625050930731">
                <text:p>3.10625050930731</text:p>
              </table:table-cell>
              <table:table-cell office:value-type="float" office:value="0.0618888350408245">
                <text:p>0.0618888350408245</text:p>
              </table:table-cell>
              <table:table-cell office:value-type="float" office:value="0.00000000001908356943331">
                <text:p>0.00000000001908356943331</text:p>
              </table:table-cell>
              <table:table-cell office:value-type="float" office:value="5.55509806886522E-088">
                <text:p>5.55509806886522E-08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697499999999956">
                <text:p>0.697499999999956</text:p>
              </table:table-cell>
              <table:table-cell office:value-type="float" office:value="13.7964096319418">
                <text:p>13.7964096319418</text:p>
              </table:table-cell>
              <table:table-cell office:value-type="float" office:value="8.83457432407601">
                <text:p>8.83457432407601</text:p>
              </table:table-cell>
              <table:table-cell office:value-type="float" office:value="3.05191998142351">
                <text:p>3.05191998142351</text:p>
              </table:table-cell>
              <table:table-cell office:value-type="float" office:value="0.0596081177254914">
                <text:p>0.0596081177254914</text:p>
              </table:table-cell>
              <table:table-cell office:value-type="float" office:value="0.0000000000164441903082401">
                <text:p>0.0000000000164441903082401</text:p>
              </table:table-cell>
              <table:table-cell office:value-type="float" office:value="1.9545380713802E-088">
                <text:p>1.9545380713802E-08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697999999999956">
                <text:p>0.697999999999956</text:p>
              </table:table-cell>
              <table:table-cell office:value-type="float" office:value="13.6585611825767">
                <text:p>13.6585611825767</text:p>
              </table:table-cell>
              <table:table-cell office:value-type="float" office:value="8.72656053444083">
                <text:p>8.72656053444083</text:p>
              </table:table-cell>
              <table:table-cell office:value-type="float" office:value="2.99840561521972">
                <text:p>2.99840561521972</text:p>
              </table:table-cell>
              <table:table-cell office:value-type="float" office:value="0.0574059849439127">
                <text:p>0.0574059849439127</text:p>
              </table:table-cell>
              <table:table-cell office:value-type="float" office:value="0.0000000000141645084572702">
                <text:p>0.0000000000141645084572702</text:p>
              </table:table-cell>
              <table:table-cell office:value-type="float" office:value="6.85877581218311E-089">
                <text:p>6.85877581218311E-08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698499999999956">
                <text:p>0.698499999999956</text:p>
              </table:table-cell>
              <table:table-cell office:value-type="float" office:value="13.5217467364634">
                <text:p>13.5217467364634</text:p>
              </table:table-cell>
              <table:table-cell office:value-type="float" office:value="8.6195992415284">
                <text:p>8.6195992415284</text:p>
              </table:table-cell>
              <table:table-cell office:value-type="float" office:value="2.94569784476251">
                <text:p>2.94569784476251</text:p>
              </table:table-cell>
              <table:table-cell office:value-type="float" office:value="0.0552799449377626">
                <text:p>0.0552799449377626</text:p>
              </table:table-cell>
              <table:table-cell office:value-type="float" office:value="0.0000000000121962593478608">
                <text:p>0.0000000000121962593478608</text:p>
              </table:table-cell>
              <table:table-cell office:value-type="float" office:value="2.40048585094645E-089">
                <text:p>2.40048585094645E-08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698999999999956">
                <text:p>0.698999999999956</text:p>
              </table:table-cell>
              <table:table-cell office:value-type="float" office:value="13.3859628488857">
                <text:p>13.3859628488857</text:p>
              </table:table-cell>
              <table:table-cell office:value-type="float" office:value="8.51368415786321">
                <text:p>8.51368415786321</text:p>
              </table:table-cell>
              <table:table-cell office:value-type="float" office:value="2.89378716478384">
                <text:p>2.89378716478384</text:p>
              </table:table-cell>
              <table:table-cell office:value-type="float" office:value="0.0532275767933337">
                <text:p>0.0532275767933337</text:p>
              </table:table-cell>
              <table:table-cell office:value-type="float" office:value="0.0000000000104975492941904">
                <text:p>0.0000000000104975492941904</text:p>
              </table:table-cell>
              <table:table-cell office:value-type="float" office:value="8.37918468522718E-090">
                <text:p>8.37918468522718E-09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699499999999956">
                <text:p>0.699499999999956</text:p>
              </table:table-cell>
              <table:table-cell office:value-type="float" office:value="13.2512060315717">
                <text:p>13.2512060315717</text:p>
              </table:table-cell>
              <table:table-cell office:value-type="float" office:value="8.40880897610949">
                <text:p>8.40880897610949</text:p>
              </table:table-cell>
              <table:table-cell office:value-type="float" office:value="2.84266413130023">
                <text:p>2.84266413130023</text:p>
              </table:table-cell>
              <table:table-cell office:value-type="float" office:value="0.0512465287223158">
                <text:p>0.0512465287223158</text:p>
              </table:table-cell>
              <table:table-cell office:value-type="float" office:value="0.00000000000903202900216447">
                <text:p>0.00000000000903202900216447</text:p>
              </table:table-cell>
              <table:table-cell office:value-type="float" office:value="2.9171210058208E-090">
                <text:p>2.9171210058208E-09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699999999999956">
                <text:p>0.699999999999956</text:p>
              </table:table-cell>
              <table:table-cell office:value-type="float" office:value="13.1174727534846">
                <text:p>13.1174727534846</text:p>
              </table:table-cell>
              <table:table-cell office:value-type="float" office:value="8.30496737009515">
                <text:p>8.30496737009515</text:p>
              </table:table-cell>
              <table:table-cell office:value-type="float" office:value="2.79231936220751">
                <text:p>2.79231936220751</text:p>
              </table:table-cell>
              <table:table-cell office:value-type="float" office:value="0.049334516374044">
                <text:p>0.049334516374044</text:p>
              </table:table-cell>
              <table:table-cell office:value-type="float" office:value="0.0000000000077681723618998">
                <text:p>0.0000000000077681723618998</text:p>
              </table:table-cell>
              <table:table-cell office:value-type="float" office:value="1.01287813429933E-090">
                <text:p>1.01287813429933E-0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58f22d5-270d05a-e2abed1-ea17a85-9b5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486cm" svg:height="13.319cm" xlink:href=".." xlink:type="simple" chart:class="chart:scatter" chart:style-name="ch1">
        <chart:legend chart:legend-position="end" svg:x="21.586cm" svg:y="5.037cm" style:legend-expansion="high" chart:style-name="ch2"/>
        <chart:plot-area chart:style-name="ch3" table:cell-range-address="Sheet2.D10:Sheet2.J810 Sheet2.E9:Sheet2.J9" chart:data-source-has-labels="row" svg:x="0.919cm" svg:y="1.199cm" svg:width="19.729cm" svg:height="11.434cm">
          <chartooo:coordinate-region svg:x="1.726cm" svg:y="1.411cm" svg:width="18.591cm" svg:height="10.5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E10:Sheet2.E810" chart:label-cell-address="Sheet2.E9:Sheet2.E9" chart:class="chart:scatter">
            <chart:domain table:cell-range-address="Sheet2.D10:Sheet2.D810"/>
            <chart:data-point chart:repeated="801"/>
          </chart:series>
          <chart:series chart:style-name="ch7" chart:values-cell-range-address="Sheet2.F10:Sheet2.F810" chart:label-cell-address="Sheet2.F9:Sheet2.F9" chart:class="chart:scatter">
            <chart:data-point chart:repeated="801"/>
          </chart:series>
          <chart:series chart:style-name="ch8" chart:values-cell-range-address="Sheet2.G10:Sheet2.G810" chart:label-cell-address="Sheet2.G9:Sheet2.G9" chart:class="chart:scatter">
            <chart:data-point chart:repeated="801"/>
          </chart:series>
          <chart:series chart:style-name="ch9" chart:values-cell-range-address="Sheet2.H10:Sheet2.H810" chart:label-cell-address="Sheet2.H9:Sheet2.H9" chart:class="chart:scatter">
            <chart:data-point chart:repeated="801"/>
          </chart:series>
          <chart:series chart:style-name="ch10" chart:values-cell-range-address="Sheet2.I10:Sheet2.I810" chart:label-cell-address="Sheet2.I9:Sheet2.I9" chart:class="chart:scatter">
            <chart:data-point chart:repeated="801"/>
          </chart:series>
          <chart:series chart:style-name="ch11" chart:values-cell-range-address="Sheet2.J10:Sheet2.J810" chart:label-cell-address="Sheet2.J9:Sheet2.J9" chart:class="chart:scatter">
            <chart:data-point chart:repeated="8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1</text:p>
                <draw:g>
                  <svg:desc>Sheet2.E9:Sheet2.E9</svg:desc>
                </draw:g>
              </table:table-cell>
              <table:table-cell office:value-type="string">
                <text:p>10</text:p>
                <draw:g>
                  <svg:desc>Sheet2.F9:Sheet2.F9</svg:desc>
                </draw:g>
              </table:table-cell>
              <table:table-cell office:value-type="string">
                <text:p>25</text:p>
                <draw:g>
                  <svg:desc>Sheet2.G9:Sheet2.G9</svg:desc>
                </draw:g>
              </table:table-cell>
              <table:table-cell office:value-type="string">
                <text:p>50</text:p>
                <draw:g>
                  <svg:desc>Sheet2.H9:Sheet2.H9</svg:desc>
                </draw:g>
              </table:table-cell>
              <table:table-cell office:value-type="string">
                <text:p>80</text:p>
                <draw:g>
                  <svg:desc>Sheet2.I9:Sheet2.I9</svg:desc>
                </draw:g>
              </table:table-cell>
              <table:table-cell office:value-type="string">
                <text:p>100</text:p>
                <draw:g>
                  <svg:desc>Sheet2.J9:Sheet2.J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Sheet2.D10:Sheet2.D810</svg:desc>
                </draw:g>
              </table:table-cell>
              <table:table-cell office:value-type="float" office:value="13.1174727534728">
                <text:p>13.1174727534728</text:p>
                <draw:g>
                  <svg:desc>Sheet2.E10:Sheet2.E810</svg:desc>
                </draw:g>
              </table:table-cell>
              <table:table-cell office:value-type="float" office:value="8.30496737008606">
                <text:p>8.30496737008606</text:p>
                <draw:g>
                  <svg:desc>Sheet2.F10:Sheet2.F810</svg:desc>
                </draw:g>
              </table:table-cell>
              <table:table-cell office:value-type="float" office:value="2.79231936220312">
                <text:p>2.79231936220312</text:p>
                <draw:g>
                  <svg:desc>Sheet2.G10:Sheet2.G810</svg:desc>
                </draw:g>
              </table:table-cell>
              <table:table-cell office:value-type="float" office:value="0.0493345163738789">
                <text:p>0.0493345163738789</text:p>
                <draw:g>
                  <svg:desc>Sheet2.H10:Sheet2.H810</svg:desc>
                </draw:g>
              </table:table-cell>
              <table:table-cell office:value-type="float" office:value="0.00000000000776817236179672">
                <text:p>0.00000000000776817236179672</text:p>
                <draw:g>
                  <svg:desc>Sheet2.I10:Sheet2.I810</svg:desc>
                </draw:g>
              </table:table-cell>
              <table:table-cell office:value-type="float" office:value="1.01287813420499E-090">
                <text:p>1.01287813420499E-090</text:p>
                <draw:g>
                  <svg:desc>Sheet2.J10:Sheet2.J8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05">
                <text:p>0.3005</text:p>
              </table:table-cell>
              <table:table-cell office:value-type="float" office:value="13.2512060315599">
                <text:p>13.2512060315599</text:p>
              </table:table-cell>
              <table:table-cell office:value-type="float" office:value="8.40880897610031">
                <text:p>8.40880897610031</text:p>
              </table:table-cell>
              <table:table-cell office:value-type="float" office:value="2.84266413129577">
                <text:p>2.84266413129577</text:p>
              </table:table-cell>
              <table:table-cell office:value-type="float" office:value="0.0512465287221447">
                <text:p>0.0512465287221447</text:p>
              </table:table-cell>
              <table:table-cell office:value-type="float" office:value="0.00000000000903202900204491">
                <text:p>0.00000000000903202900204491</text:p>
              </table:table-cell>
              <table:table-cell office:value-type="float" office:value="2.91712100554985E-090">
                <text:p>2.91712100554985E-0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1">
                <text:p>0.301</text:p>
              </table:table-cell>
              <table:table-cell office:value-type="float" office:value="13.3859628488738">
                <text:p>13.3859628488738</text:p>
              </table:table-cell>
              <table:table-cell office:value-type="float" office:value="8.51368415785394">
                <text:p>8.51368415785394</text:p>
              </table:table-cell>
              <table:table-cell office:value-type="float" office:value="2.89378716477931">
                <text:p>2.89378716477931</text:p>
              </table:table-cell>
              <table:table-cell office:value-type="float" office:value="0.0532275767931564">
                <text:p>0.0532275767931564</text:p>
              </table:table-cell>
              <table:table-cell office:value-type="float" office:value="0.0000000000104975492940518">
                <text:p>0.0000000000104975492940518</text:p>
              </table:table-cell>
              <table:table-cell office:value-type="float" office:value="8.37918468445057E-090">
                <text:p>8.37918468445057E-0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5">
                <text:p>0.3015</text:p>
              </table:table-cell>
              <table:table-cell office:value-type="float" office:value="13.5217467364515">
                <text:p>13.5217467364515</text:p>
              </table:table-cell>
              <table:table-cell office:value-type="float" office:value="8.61959924151904">
                <text:p>8.61959924151904</text:p>
              </table:table-cell>
              <table:table-cell office:value-type="float" office:value="2.94569784475791">
                <text:p>2.94569784475791</text:p>
              </table:table-cell>
              <table:table-cell office:value-type="float" office:value="0.0552799449375789">
                <text:p>0.0552799449375789</text:p>
              </table:table-cell>
              <table:table-cell office:value-type="float" office:value="0.0000000000121962593477002">
                <text:p>0.0000000000121962593477002</text:p>
              </table:table-cell>
              <table:table-cell office:value-type="float" office:value="2.40048585072458E-089">
                <text:p>2.40048585072458E-0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2">
                <text:p>0.302</text:p>
              </table:table-cell>
              <table:table-cell office:value-type="float" office:value="13.6585611825646">
                <text:p>13.6585611825646</text:p>
              </table:table-cell>
              <table:table-cell office:value-type="float" office:value="8.72656053443138">
                <text:p>8.72656053443138</text:p>
              </table:table-cell>
              <table:table-cell office:value-type="float" office:value="2.99840561521505">
                <text:p>2.99840561521505</text:p>
              </table:table-cell>
              <table:table-cell office:value-type="float" office:value="0.0574059849437225">
                <text:p>0.0574059849437225</text:p>
              </table:table-cell>
              <table:table-cell office:value-type="float" office:value="0.0000000000141645084570841">
                <text:p>0.0000000000141645084570841</text:p>
              </table:table-cell>
              <table:table-cell office:value-type="float" office:value="6.85877581155073E-089">
                <text:p>6.85877581155073E-0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25">
                <text:p>0.3025</text:p>
              </table:table-cell>
              <table:table-cell office:value-type="float" office:value="13.7964096319296">
                <text:p>13.7964096319296</text:p>
              </table:table-cell>
              <table:table-cell office:value-type="float" office:value="8.83457432406647">
                <text:p>8.83457432406647</text:p>
              </table:table-cell>
              <table:table-cell office:value-type="float" office:value="3.05191998141877">
                <text:p>3.05191998141877</text:p>
              </table:table-cell>
              <table:table-cell office:value-type="float" office:value="0.0596081177252945">
                <text:p>0.0596081177252945</text:p>
              </table:table-cell>
              <table:table-cell office:value-type="float" office:value="0.0000000000164441903080247">
                <text:p>0.0000000000164441903080247</text:p>
              </table:table-cell>
              <table:table-cell office:value-type="float" office:value="1.95453807120049E-088">
                <text:p>1.95453807120049E-0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3">
                <text:p>0.303</text:p>
              </table:table-cell>
              <table:table-cell office:value-type="float" office:value="13.9352954849155">
                <text:p>13.9352954849155</text:p>
              </table:table-cell>
              <table:table-cell office:value-type="float" office:value="8.94364687700603">
                <text:p>8.94364687700603</text:p>
              </table:table-cell>
              <table:table-cell office:value-type="float" office:value="3.1062505093025">
                <text:p>3.1062505093025</text:p>
              </table:table-cell>
              <table:table-cell office:value-type="float" office:value="0.0618888350406203">
                <text:p>0.0618888350406203</text:p>
              </table:table-cell>
              <table:table-cell office:value-type="float" office:value="0.0000000000190835694330605">
                <text:p>0.0000000000190835694330605</text:p>
              </table:table-cell>
              <table:table-cell office:value-type="float" office:value="5.55509806835557E-088">
                <text:p>5.55509806835557E-0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35">
                <text:p>0.3035</text:p>
              </table:table-cell>
              <table:table-cell office:value-type="float" office:value="14.0752220967491">
                <text:p>14.0752220967491</text:p>
              </table:table-cell>
              <table:table-cell office:value-type="float" office:value="9.05378443789496">
                <text:p>9.05378443789496</text:p>
              </table:table-cell>
              <table:table-cell office:value-type="float" office:value="3.16140682482113">
                <text:p>3.16140682482113</text:p>
              </table:table-cell>
              <table:table-cell office:value-type="float" office:value="0.0642507012435423">
                <text:p>0.0642507012435423</text:p>
              </table:table-cell>
              <table:table-cell office:value-type="float" office:value="0.0000000000221382278780265">
                <text:p>0.0000000000221382278780265</text:p>
              </table:table-cell>
              <table:table-cell office:value-type="float" office:value="1.57466942806527E-087">
                <text:p>1.57466942806527E-0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04">
                <text:p>0.304</text:p>
              </table:table-cell>
              <table:table-cell office:value-type="float" office:value="14.216192776718">
                <text:p>14.216192776718</text:p>
              </table:table-cell>
              <table:table-cell office:value-type="float" office:value="9.16499322838872">
                <text:p>9.16499322838872</text:p>
              </table:table-cell>
              <table:table-cell office:value-type="float" office:value="3.21739861328202">
                <text:p>3.21739861328202</text:p>
              </table:table-cell>
              <table:table-cell office:value-type="float" office:value="0.0666963550661913">
                <text:p>0.0666963550661913</text:p>
              </table:table-cell>
              <table:table-cell office:value-type="float" office:value="0.0000000000256721491131145">
                <text:p>0.0000000000256721491131145</text:p>
              </table:table-cell>
              <table:table-cell office:value-type="float" office:value="4.45181522926687E-087">
                <text:p>4.45181522926687E-0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045">
                <text:p>0.3045</text:p>
              </table:table-cell>
              <table:table-cell office:value-type="float" office:value="14.3582107873719">
                <text:p>14.3582107873719</text:p>
              </table:table-cell>
              <table:table-cell office:value-type="float" office:value="9.27727944609153">
                <text:p>9.27727944609153</text:p>
              </table:table-cell>
              <table:table-cell office:value-type="float" office:value="3.27423561865079">
                <text:p>3.27423561865079</text:p>
              </table:table-cell>
              <table:table-cell office:value-type="float" office:value="0.0692285114338163">
                <text:p>0.0692285114338163</text:p>
              </table:table-cell>
              <table:table-cell office:value-type="float" office:value="0.000000000029758958567542">
                <text:p>0.000000000029758958567542</text:p>
              </table:table-cell>
              <table:table-cell office:value-type="float" office:value="1.25526359975803E-086">
                <text:p>1.25526359975803E-0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999999999999">
                <text:p>0.304999999999999</text:p>
              </table:table-cell>
              <table:table-cell office:value-type="float" office:value="14.5012793437212">
                <text:p>14.5012793437212</text:p>
              </table:table-cell>
              <table:table-cell office:value-type="float" office:value="9.39064926348506">
                <text:p>9.39064926348506</text:p>
              </table:table-cell>
              <table:table-cell office:value-type="float" office:value="3.33192764283148">
                <text:p>3.33192764283148</text:p>
              </table:table-cell>
              <table:table-cell office:value-type="float" office:value="0.0718499633118368">
                <text:p>0.0718499633118368</text:p>
              </table:table-cell>
              <table:table-cell office:value-type="float" office:value="0.0000000000344833428266257">
                <text:p>0.0000000000344833428266257</text:p>
              </table:table-cell>
              <table:table-cell office:value-type="float" office:value="3.53006586971413E-086">
                <text:p>3.53006586971413E-0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05499999999999">
                <text:p>0.305499999999999</text:p>
              </table:table-cell>
              <table:table-cell office:value-type="float" office:value="14.6454016124341">
                <text:p>14.6454016124341</text:p>
              </table:table-cell>
              <table:table-cell office:value-type="float" office:value="9.50510882684806">
                <text:p>9.50510882684806</text:p>
              </table:table-cell>
              <table:table-cell office:value-type="float" office:value="3.390484544921">
                <text:p>3.390484544921</text:p>
              </table:table-cell>
              <table:table-cell office:value-type="float" office:value="0.0745635835852704">
                <text:p>0.0745635835852704</text:p>
              </table:table-cell>
              <table:table-cell office:value-type="float" office:value="0.0000000000399426725436596">
                <text:p>0.0000000000399426725436596</text:p>
              </table:table-cell>
              <table:table-cell office:value-type="float" office:value="9.90103857703321E-086">
                <text:p>9.90103857703321E-0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5999999999999">
                <text:p>0.305999999999999</text:p>
              </table:table-cell>
              <table:table-cell office:value-type="float" office:value="14.7905807110317">
                <text:p>14.7905807110317</text:p>
              </table:table-cell>
              <table:table-cell office:value-type="float" office:value="9.62066425516682">
                <text:p>9.62066425516682</text:p>
              </table:table-cell>
              <table:table-cell office:value-type="float" office:value="3.44991624043745">
                <text:p>3.44991624043745</text:p>
              </table:table-cell>
              <table:table-cell office:value-type="float" office:value="0.0773723269706727">
                <text:p>0.0773723269706727</text:p>
              </table:table-cell>
              <table:table-cell office:value-type="float" office:value="0.0000000000462488575320615">
                <text:p>0.0000000000462488575320615</text:p>
              </table:table-cell>
              <table:table-cell office:value-type="float" office:value="2.76967471021941E-085">
                <text:p>2.76967471021941E-0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06499999999999">
                <text:p>0.306499999999999</text:p>
              </table:table-cell>
              <table:table-cell office:value-type="float" office:value="14.9368197070811">
                <text:p>14.9368197070811</text:p>
              </table:table-cell>
              <table:table-cell office:value-type="float" office:value="9.73732163903661">
                <text:p>9.73732163903661</text:p>
              </table:table-cell>
              <table:table-cell office:value-type="float" office:value="3.51023270052219">
                <text:p>3.51023270052219</text:p>
              </table:table-cell>
              <table:table-cell office:value-type="float" office:value="0.0802792319607059">
                <text:p>0.0802792319607059</text:p>
              </table:table-cell>
              <table:table-cell office:value-type="float" office:value="0.0000000000535304663669631">
                <text:p>0.0000000000535304663669631</text:p>
              </table:table-cell>
              <table:table-cell office:value-type="float" office:value="7.72728353251255E-085">
                <text:p>7.72728353251255E-0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06999999999999">
                <text:p>0.306999999999999</text:p>
              </table:table-cell>
              <table:table-cell office:value-type="float" office:value="15.0841216173876">
                <text:p>15.0841216173876</text:p>
              </table:table-cell>
              <table:table-cell office:value-type="float" office:value="9.85508703955412">
                <text:p>9.85508703955412</text:p>
              </table:table-cell>
              <table:table-cell office:value-type="float" office:value="3.57144395111529">
                <text:p>3.57144395111529</text:p>
              </table:table-cell>
              <table:table-cell office:value-type="float" office:value="0.0832874228014393">
                <text:p>0.0832874228014393</text:p>
              </table:table-cell>
              <table:table-cell office:value-type="float" office:value="0.000000000061935147197257">
                <text:p>0.000000000061935147197257</text:p>
              </table:table-cell>
              <table:table-cell office:value-type="float" office:value="2.15018089962504E-084">
                <text:p>2.15018089962504E-0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07499999999999">
                <text:p>0.307499999999999</text:p>
              </table:table-cell>
              <table:table-cell office:value-type="float" office:value="15.2324894071845">
                <text:p>15.2324894071845</text:p>
              </table:table-cell>
              <table:table-cell office:value-type="float" office:value="9.97396648720124">
                <text:p>9.97396648720124</text:p>
              </table:table-cell>
              <table:table-cell office:value-type="float" office:value="3.63356007210426">
                <text:p>3.63356007210426</text:p>
              </table:table-cell>
              <table:table-cell office:value-type="float" office:value="0.0864001115024635">
                <text:p>0.0864001115024635</text:p>
              </table:table-cell>
              <table:table-cell office:value-type="float" office:value="0.0000000000716323914136265">
                <text:p>0.0000000000716323914136265</text:p>
              </table:table-cell>
              <table:table-cell office:value-type="float" office:value="5.96723609171707E-084">
                <text:p>5.96723609171707E-0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07999999999999">
                <text:p>0.307999999999999</text:p>
              </table:table-cell>
              <table:table-cell office:value-type="float" office:value="15.381925989322">
                <text:p>15.381925989322</text:p>
              </table:table-cell>
              <table:table-cell office:value-type="float" office:value="10.0939659807199">
                <text:p>10.0939659807199</text:p>
              </table:table-cell>
              <table:table-cell office:value-type="float" office:value="3.69659119644569">
                <text:p>3.69659119644569</text:p>
              </table:table-cell>
              <table:table-cell office:value-type="float" office:value="0.0896205998798811">
                <text:p>0.0896205998798811</text:p>
              </table:table-cell>
              <table:table-cell office:value-type="float" office:value="0.0000000000828166874077207">
                <text:p>0.0000000000828166874077207</text:p>
              </table:table-cell>
              <table:table-cell office:value-type="float" office:value="1.65166327250451E-083">
                <text:p>1.65166327250451E-0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8499999999999">
                <text:p>0.308499999999999</text:p>
              </table:table-cell>
              <table:table-cell office:value-type="float" office:value="15.532434223455">
                <text:p>15.532434223455</text:p>
              </table:table-cell>
              <table:table-cell office:value-type="float" office:value="10.2150914859784">
                <text:p>10.2150914859784</text:p>
              </table:table-cell>
              <table:table-cell office:value-type="float" office:value="3.76054750925962">
                <text:p>3.76054750925962</text:p>
              </table:table-cell>
              <table:table-cell office:value-type="float" office:value="0.0929522816322186">
                <text:p>0.0929522816322186</text:p>
              </table:table-cell>
              <table:table-cell office:value-type="float" office:value="0.0000000000957111179736255">
                <text:p>0.0000000000957111179736255</text:p>
              </table:table-cell>
              <table:table-cell office:value-type="float" office:value="4.5595278401293E-083">
                <text:p>4.5595278401293E-0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8999999999999">
                <text:p>0.308999999999999</text:p>
              </table:table-cell>
              <table:table-cell office:value-type="float" office:value="15.6840169152289">
                <text:p>15.6840169152289</text:p>
              </table:table-cell>
              <table:table-cell office:value-type="float" office:value="10.3373489348294">
                <text:p>10.3373489348294</text:p>
              </table:table-cell>
              <table:table-cell office:value-type="float" office:value="3.82543924689648">
                <text:p>3.82543924689648</text:p>
              </table:table-cell>
              <table:table-cell office:value-type="float" office:value="0.0963986444492833">
                <text:p>0.0963986444492833</text:p>
              </table:table-cell>
              <table:table-cell office:value-type="float" office:value="0.000000000110571462036249">
                <text:p>0.000000000110571462036249</text:p>
              </table:table-cell>
              <table:table-cell office:value-type="float" office:value="1.25536004344476E-082">
                <text:p>1.25536004344476E-0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09499999999999">
                <text:p>0.309499999999999</text:p>
              </table:table-cell>
              <table:table-cell office:value-type="float" office:value="15.8366768154651">
                <text:p>15.8366768154651</text:p>
              </table:table-cell>
              <table:table-cell office:value-type="float" office:value="10.460744223959">
                <text:p>10.460744223959</text:p>
              </table:table-cell>
              <table:table-cell office:value-type="float" office:value="3.89127669597624">
                <text:p>3.89127669597624</text:p>
              </table:table-cell>
              <table:table-cell office:value-type="float" office:value="0.0999632721539629">
                <text:p>0.0999632721539629</text:p>
              </table:table-cell>
              <table:table-cell office:value-type="float" office:value="0.000000000127690869444184">
                <text:p>0.000000000127690869444184</text:p>
              </table:table-cell>
              <table:table-cell office:value-type="float" office:value="3.44720253619378E-082">
                <text:p>3.44720253619378E-0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09999999999999">
                <text:p>0.309999999999999</text:p>
              </table:table-cell>
              <table:table-cell office:value-type="float" office:value="15.990416619345">
                <text:p>15.990416619345</text:p>
              </table:table-cell>
              <table:table-cell office:value-type="float" office:value="10.5852832137281">
                <text:p>10.5852832137281</text:p>
              </table:table-cell>
              <table:table-cell office:value-type="float" office:value="3.95807019239965">
                <text:p>3.95807019239965</text:p>
              </table:table-cell>
              <table:table-cell office:value-type="float" office:value="0.103649846876952">
                <text:p>0.103649846876952</text:p>
              </table:table-cell>
              <table:table-cell office:value-type="float" office:value="0.000000000147405186651456">
                <text:p>0.000000000147405186651456</text:p>
              </table:table-cell>
              <table:table-cell office:value-type="float" office:value="9.44094286121237E-082">
                <text:p>9.44094286121237E-0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0499999999999">
                <text:p>0.310499999999999</text:p>
              </table:table-cell>
              <table:table-cell office:value-type="float" office:value="16.1452389655939">
                <text:p>16.1452389655939</text:p>
              </table:table-cell>
              <table:table-cell office:value-type="float" office:value="10.7109717270053">
                <text:p>10.7109717270053</text:p>
              </table:table-cell>
              <table:table-cell office:value-type="float" office:value="4.02583012033129">
                <text:p>4.02583012033129</text:p>
              </table:table-cell>
              <table:table-cell office:value-type="float" office:value="0.107462151264357">
                <text:p>0.107462151264357</text:p>
              </table:table-cell>
              <table:table-cell office:value-type="float" office:value="0.000000000170099021361109">
                <text:p>0.000000000170099021361109</text:p>
              </table:table-cell>
              <table:table-cell office:value-type="float" office:value="2.57877830121627E-081">
                <text:p>2.57877830121627E-0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10999999999999">
                <text:p>0.310999999999999</text:p>
              </table:table-cell>
              <table:table-cell office:value-type="float" office:value="16.301146435663">
                <text:p>16.301146435663</text:p>
              </table:table-cell>
              <table:table-cell office:value-type="float" office:value="10.8378155479917">
                <text:p>10.8378155479917</text:p>
              </table:table-cell>
              <table:table-cell office:value-type="float" office:value="4.09456691115433">
                <text:p>4.09456691115433</text:p>
              </table:table-cell>
              <table:table-cell office:value-type="float" office:value="0.111404070718112">
                <text:p>0.111404070718112</text:p>
              </table:table-cell>
              <table:table-cell office:value-type="float" office:value="0.000000000196212645757189">
                <text:p>0.000000000196212645757189</text:p>
              </table:table-cell>
              <table:table-cell office:value-type="float" office:value="7.02526506231625E-081">
                <text:p>7.02526506231625E-0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11499999999999">
                <text:p>0.311499999999999</text:p>
              </table:table-cell>
              <table:table-cell office:value-type="float" office:value="16.4581415529118">
                <text:p>16.4581415529118</text:p>
              </table:table-cell>
              <table:table-cell office:value-type="float" office:value="10.965820421038">
                <text:p>10.965820421038</text:p>
              </table:table-cell>
              <table:table-cell office:value-type="float" office:value="4.16429104239666">
                <text:p>4.16429104239666</text:p>
              </table:table-cell>
              <table:table-cell office:value-type="float" office:value="0.115479595669121">
                <text:p>0.115479595669121</text:p>
              </table:table-cell>
              <table:table-cell office:value-type="float" office:value="0.000000000226249850970204">
                <text:p>0.000000000226249850970204</text:p>
              </table:table-cell>
              <table:table-cell office:value-type="float" office:value="1.90880468269216E-080">
                <text:p>1.90880468269216E-0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11999999999999">
                <text:p>0.311999999999999</text:p>
              </table:table-cell>
              <table:table-cell office:value-type="float" office:value="16.6162267817896">
                <text:p>16.6162267817896</text:p>
              </table:table-cell>
              <table:table-cell office:value-type="float" office:value="11.0949920494538">
                <text:p>11.0949920494538</text:p>
              </table:table-cell>
              <table:table-cell office:value-type="float" office:value="4.23501303662825">
                <text:p>4.23501303662825</text:p>
              </table:table-cell>
              <table:table-cell office:value-type="float" office:value="0.119692823882992">
                <text:p>0.119692823882992</text:p>
              </table:table-cell>
              <table:table-cell office:value-type="float" office:value="0.000000000260786880083712">
                <text:p>0.000000000260786880083712</text:p>
              </table:table-cell>
              <table:table-cell office:value-type="float" office:value="5.17261718323945E-080">
                <text:p>5.17261718323945E-0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12499999999999">
                <text:p>0.312499999999999</text:p>
              </table:table-cell>
              <table:table-cell office:value-type="float" office:value="16.7754045270166">
                <text:p>16.7754045270166</text:p>
              </table:table-cell>
              <table:table-cell office:value-type="float" office:value="11.2253360943086">
                <text:p>11.2253360943086</text:p>
              </table:table-cell>
              <table:table-cell office:value-type="float" office:value="4.30674346032961">
                <text:p>4.30674346032961</text:p>
              </table:table-cell>
              <table:table-cell office:value-type="float" office:value="0.124047962798233">
                <text:p>0.124047962798233</text:p>
              </table:table-cell>
              <table:table-cell office:value-type="float" office:value="0.000000000300482583496062">
                <text:p>0.000000000300482583496062</text:p>
              </table:table-cell>
              <table:table-cell office:value-type="float" office:value="1.39800670422933E-079">
                <text:p>1.39800670422933E-0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12999999999999">
                <text:p>0.312999999999999</text:p>
              </table:table-cell>
              <table:table-cell office:value-type="float" office:value="16.9356771327649">
                <text:p>16.9356771327649</text:p>
              </table:table-cell>
              <table:table-cell office:value-type="float" office:value="11.3568581732265">
                <text:p>11.3568581732265</text:p>
              </table:table-cell>
              <table:table-cell office:value-type="float" office:value="4.37949292273101">
                <text:p>4.37949292273101</text:p>
              </table:table-cell>
              <table:table-cell office:value-type="float" office:value="0.128549331896732">
                <text:p>0.128549331896732</text:p>
              </table:table-cell>
              <table:table-cell office:value-type="float" office:value="0.000000000346089959024619">
                <text:p>0.000000000346089959024619</text:p>
              </table:table-cell>
              <table:table-cell office:value-type="float" office:value="3.76841079737232E-079">
                <text:p>3.76841079737232E-0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13499999999999">
                <text:p>0.313499999999999</text:p>
              </table:table-cell>
              <table:table-cell office:value-type="float" office:value="17.0970468818391">
                <text:p>17.0970468818391</text:p>
              </table:table-cell>
              <table:table-cell office:value-type="float" office:value="11.4895638591724">
                <text:p>11.4895638591724</text:p>
              </table:table-cell>
              <table:table-cell office:value-type="float" office:value="4.45327207462248">
                <text:p>4.45327207462248</text:p>
              </table:table-cell>
              <table:table-cell office:value-type="float" office:value="0.133201365106323">
                <text:p>0.133201365106323</text:p>
              </table:table-cell>
              <table:table-cell office:value-type="float" office:value="0.000000000398469260029232">
                <text:p>0.000000000398469260029232</text:p>
              </table:table-cell>
              <table:table-cell office:value-type="float" office:value="1.01311161474329E-078">
                <text:p>1.01311161474329E-0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13999999999998">
                <text:p>0.313999999999998</text:p>
              </table:table-cell>
              <table:table-cell office:value-type="float" office:value="17.259515994857">
                <text:p>17.259515994857</text:p>
              </table:table-cell>
              <table:table-cell office:value-type="float" office:value="11.6234586792311">
                <text:p>11.6234586792311</text:p>
              </table:table-cell>
              <table:table-cell office:value-type="float" office:value="4.52809160713425">
                <text:p>4.52809160713425</text:p>
              </table:table-cell>
              <table:table-cell office:value-type="float" office:value="0.138008613235198">
                <text:p>0.138008613235198</text:p>
              </table:table-cell>
              <table:table-cell office:value-type="float" office:value="0.000000000458602878314737">
                <text:p>0.000000000458602878314737</text:p>
              </table:table-cell>
              <table:table-cell office:value-type="float" office:value="2.71647941657754E-078">
                <text:p>2.71647941657754E-0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14499999999998">
                <text:p>0.314499999999998</text:p>
              </table:table-cell>
              <table:table-cell office:value-type="float" office:value="17.4230866294309">
                <text:p>17.4230866294309</text:p>
              </table:table-cell>
              <table:table-cell office:value-type="float" office:value="11.7585481133803">
                <text:p>11.7585481133803</text:p>
              </table:table-cell>
              <table:table-cell office:value-type="float" office:value="4.60396225048749">
                <text:p>4.60396225048749</text:p>
              </table:table-cell>
              <table:table-cell office:value-type="float" office:value="0.142975746437926">
                <text:p>0.142975746437926</text:p>
              </table:table-cell>
              <table:table-cell office:value-type="float" office:value="0.000000000527612234958897">
                <text:p>0.000000000527612234958897</text:p>
              </table:table-cell>
              <table:table-cell office:value-type="float" office:value="7.26449806463051E-078">
                <text:p>7.26449806463051E-0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4999999999998">
                <text:p>0.314999999999998</text:p>
              </table:table-cell>
              <table:table-cell office:value-type="float" office:value="17.5877608793481">
                <text:p>17.5877608793481</text:p>
              </table:table-cell>
              <table:table-cell office:value-type="float" office:value="11.8948375932551">
                <text:p>11.8948375932551</text:p>
              </table:table-cell>
              <table:table-cell office:value-type="float" office:value="4.68089477271529">
                <text:p>4.68089477271529</text:p>
              </table:table-cell>
              <table:table-cell office:value-type="float" office:value="0.148107556712769">
                <text:p>0.148107556712769</text:p>
              </table:table-cell>
              <table:table-cell office:value-type="float" office:value="0.000000000606776941846928">
                <text:p>0.000000000606776941846928</text:p>
              </table:table-cell>
              <table:table-cell office:value-type="float" office:value="1.93755873094384E-077">
                <text:p>1.93755873094384E-0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5499999999998">
                <text:p>0.315499999999998</text:p>
              </table:table-cell>
              <table:table-cell office:value-type="float" office:value="17.7535407737529">
                <text:p>17.7535407737529</text:p>
              </table:table-cell>
              <table:table-cell office:value-type="float" office:value="12.0323325009071">
                <text:p>12.0323325009071</text:p>
              </table:table-cell>
              <table:table-cell office:value-type="float" office:value="4.7588999783536">
                <text:p>4.7588999783536</text:p>
              </table:table-cell>
              <table:table-cell office:value-type="float" office:value="0.153408960429987">
                <text:p>0.153408960429987</text:p>
              </table:table-cell>
              <table:table-cell office:value-type="float" office:value="0.000000000697556529961257">
                <text:p>0.000000000697556529961257</text:p>
              </table:table-cell>
              <table:table-cell office:value-type="float" office:value="5.15411623330637E-077">
                <text:p>5.15411623330637E-0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15999999999998">
                <text:p>0.315999999999998</text:p>
              </table:table-cell>
              <table:table-cell office:value-type="float" office:value="17.9204282763283">
                <text:p>17.9204282763283</text:p>
              </table:table-cell>
              <table:table-cell office:value-type="float" office:value="12.1710381675557">
                <text:p>12.1710381675557</text:p>
              </table:table-cell>
              <table:table-cell office:value-type="float" office:value="4.83798870710205">
                <text:p>4.83798870710205</text:p>
              </table:table-cell>
              <table:table-cell office:value-type="float" office:value="0.158885000890764">
                <text:p>0.158885000890764</text:p>
              </table:table-cell>
              <table:table-cell office:value-type="float" office:value="0.000000000801615077802557">
                <text:p>0.000000000801615077802557</text:p>
              </table:table-cell>
              <table:table-cell office:value-type="float" office:value="1.3674252986885E-076">
                <text:p>1.3674252986885E-0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16499999999998">
                <text:p>0.316499999999998</text:p>
              </table:table-cell>
              <table:table-cell office:value-type="float" office:value="18.0884252844786">
                <text:p>18.0884252844786</text:p>
              </table:table-cell>
              <table:table-cell office:value-type="float" office:value="12.3109598723338">
                <text:p>12.3109598723338</text:p>
              </table:table-cell>
              <table:table-cell office:value-type="float" office:value="4.91817183245453">
                <text:p>4.91817183245453</text:p>
              </table:table-cell>
              <table:table-cell office:value-type="float" office:value="0.164540850916387">
                <text:p>0.164540850916387</text:p>
              </table:table-cell>
              <table:table-cell office:value-type="float" office:value="0.00000000092084911518145">
                <text:p>0.00000000092084911518145</text:p>
              </table:table-cell>
              <table:table-cell office:value-type="float" office:value="3.61828758579993E-076">
                <text:p>3.61828758579993E-0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16999999999998">
                <text:p>0.316999999999998</text:p>
              </table:table-cell>
              <table:table-cell office:value-type="float" office:value="18.257533628513">
                <text:p>18.257533628513</text:p>
              </table:table-cell>
              <table:table-cell office:value-type="float" office:value="12.4521028410268">
                <text:p>12.4521028410268</text:p>
              </table:table-cell>
              <table:table-cell office:value-type="float" office:value="4.9994602602993">
                <text:p>4.9994602602993</text:p>
              </table:table-cell>
              <table:table-cell office:value-type="float" office:value="0.170381815467233">
                <text:p>0.170381815467233</text:p>
              </table:table-cell>
              <table:table-cell office:value-type="float" office:value="0.0000000010574192245479">
                <text:p>0.0000000010574192245479</text:p>
              </table:table-cell>
              <table:table-cell office:value-type="float" office:value="9.54888412484486E-076">
                <text:p>9.54888412484486E-0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17499999999998">
                <text:p>0.317499999999998</text:p>
              </table:table-cell>
              <table:table-cell office:value-type="float" office:value="18.4277550708297">
                <text:p>18.4277550708297</text:p>
              </table:table-cell>
              <table:table-cell office:value-type="float" office:value="12.5944722448051">
                <text:p>12.5944722448051</text:p>
              </table:table-cell>
              <table:table-cell office:value-type="float" office:value="5.08186492748856">
                <text:p>5.08186492748856</text:p>
              </table:table-cell>
              <table:table-cell office:value-type="float" office:value="0.176413334291122">
                <text:p>0.176413334291122</text:p>
              </table:table-cell>
              <table:table-cell office:value-type="float" office:value="0.00000000121378581460561">
                <text:p>0.00000000121378581460561</text:p>
              </table:table-cell>
              <table:table-cell office:value-type="float" office:value="2.51334573320696E-075">
                <text:p>2.51334573320696E-0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17999999999998">
                <text:p>0.317999999999998</text:p>
              </table:table-cell>
              <table:table-cell office:value-type="float" office:value="18.5990913051009">
                <text:p>18.5990913051009</text:p>
              </table:table-cell>
              <table:table-cell office:value-type="float" office:value="12.7380731989511">
                <text:p>12.7380731989511</text:p>
              </table:table-cell>
              <table:table-cell office:value-type="float" office:value="5.16539680037748">
                <text:p>5.16539680037748</text:p>
              </table:table-cell>
              <table:table-cell office:value-type="float" office:value="0.182640984600535">
                <text:p>0.182640984600535</text:p>
              </table:table-cell>
              <table:table-cell office:value-type="float" office:value="0.00000000139274959984345">
                <text:p>0.00000000139274959984345</text:p>
              </table:table-cell>
              <table:table-cell office:value-type="float" office:value="6.5978420400478E-075">
                <text:p>6.5978420400478E-0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18499999999998">
                <text:p>0.318499999999998</text:p>
              </table:table-cell>
              <table:table-cell office:value-type="float" office:value="18.77154395546">
                <text:p>18.77154395546</text:p>
              </table:table-cell>
              <table:table-cell office:value-type="float" office:value="12.8829107615804">
                <text:p>12.8829107615804</text:p>
              </table:table-cell>
              <table:table-cell office:value-type="float" office:value="5.25006687333227">
                <text:p>5.25006687333227</text:p>
              </table:table-cell>
              <table:table-cell office:value-type="float" office:value="0.189070483778176">
                <text:p>0.189070483778176</text:p>
              </table:table-cell>
              <table:table-cell office:value-type="float" office:value="0.00000000159749738553058">
                <text:p>0.00000000159749738553058</text:p>
              </table:table-cell>
              <table:table-cell office:value-type="float" office:value="1.7274347956029E-074">
                <text:p>1.7274347956029E-0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18999999999998">
                <text:p>0.318999999999998</text:p>
              </table:table-cell>
              <table:table-cell office:value-type="float" office:value="18.9451145756884">
                <text:p>18.9451145756884</text:p>
              </table:table-cell>
              <table:table-cell office:value-type="float" office:value="13.0289899323567">
                <text:p>13.0289899323567</text:p>
              </table:table-cell>
              <table:table-cell office:value-type="float" office:value="5.33588616720758">
                <text:p>5.33588616720758</text:p>
              </table:table-cell>
              <table:table-cell office:value-type="float" office:value="0.195707692110283">
                <text:p>0.195707692110283</text:p>
              </table:table-cell>
              <table:table-cell office:value-type="float" office:value="0.00000000183165383146911">
                <text:p>0.00000000183165383146911</text:p>
              </table:table-cell>
              <table:table-cell office:value-type="float" office:value="4.51077829755758E-074">
                <text:p>4.51077829755758E-0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19499999999998">
                <text:p>0.319499999999998</text:p>
              </table:table-cell>
              <table:table-cell office:value-type="float" office:value="19.1198046484054">
                <text:p>19.1198046484054</text:p>
              </table:table-cell>
              <table:table-cell office:value-type="float" office:value="13.1763156512021">
                <text:p>13.1763156512021</text:p>
              </table:table-cell>
              <table:table-cell office:value-type="float" office:value="5.4228657277928">
                <text:p>5.4228657277928</text:p>
              </table:table-cell>
              <table:table-cell office:value-type="float" office:value="0.202558615547122">
                <text:p>0.202558615547122</text:p>
              </table:table-cell>
              <table:table-cell office:value-type="float" office:value="0.00000000209933995027091">
                <text:p>0.00000000209933995027091</text:p>
              </table:table-cell>
              <table:table-cell office:value-type="float" office:value="1.17476600536145E-073">
                <text:p>1.17476600536145E-0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19999999999998">
                <text:p>0.319999999999998</text:p>
              </table:table-cell>
              <table:table-cell office:value-type="float" office:value="19.2956155842587">
                <text:p>19.2956155842587</text:p>
              </table:table-cell>
              <table:table-cell office:value-type="float" office:value="13.324892797001">
                <text:p>13.324892797001</text:p>
              </table:table-cell>
              <table:table-cell office:value-type="float" office:value="5.51101662422733">
                <text:p>5.51101662422733</text:p>
              </table:table-cell>
              <table:table-cell office:value-type="float" office:value="0.209629408489973">
                <text:p>0.209629408489973</text:p>
              </table:table-cell>
              <table:table-cell office:value-type="float" office:value="0.00000000240523918810881">
                <text:p>0.00000000240523918810881</text:p>
              </table:table-cell>
              <table:table-cell office:value-type="float" office:value="3.05141536391331E-073">
                <text:p>3.05141536391331E-0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20499999999998">
                <text:p>0.320499999999998</text:p>
              </table:table-cell>
              <table:table-cell office:value-type="float" office:value="19.4725487211167">
                <text:p>19.4725487211167</text:p>
              </table:table-cell>
              <table:table-cell office:value-type="float" office:value="13.4747261863003">
                <text:p>13.4747261863003</text:p>
              </table:table-cell>
              <table:table-cell office:value-type="float" office:value="5.60034994738478">
                <text:p>5.60034994738478</text:p>
              </table:table-cell>
              <table:table-cell office:value-type="float" office:value="0.216926376603947">
                <text:p>0.216926376603947</text:p>
              </table:table-cell>
              <table:table-cell office:value-type="float" office:value="0.00000000275467203888361">
                <text:p>0.00000000275467203888361</text:p>
              </table:table-cell>
              <table:table-cell office:value-type="float" office:value="7.90499056525389E-073">
                <text:p>7.90499056525389E-0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20999999999998">
                <text:p>0.320999999999998</text:p>
              </table:table-cell>
              <table:table-cell office:value-type="float" office:value="19.6506053232629">
                <text:p>19.6506053232629</text:p>
              </table:table-cell>
              <table:table-cell office:value-type="float" office:value="13.6258205720031">
                <text:p>13.6258205720031</text:p>
              </table:table-cell>
              <table:table-cell office:value-type="float" office:value="5.69087680822588">
                <text:p>5.69087680822588</text:p>
              </table:table-cell>
              <table:table-cell office:value-type="float" office:value="0.224455979655896">
                <text:p>0.224455979655896</text:p>
              </table:table-cell>
              <table:table-cell office:value-type="float" office:value="0.00000000315368025775692">
                <text:p>0.00000000315368025775692</text:p>
              </table:table-cell>
              <table:table-cell office:value-type="float" office:value="2.04245008990245E-072">
                <text:p>2.04245008990245E-0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21499999999998">
                <text:p>0.321499999999998</text:p>
              </table:table-cell>
              <table:table-cell office:value-type="float" office:value="19.8297865805922">
                <text:p>19.8297865805922</text:p>
              </table:table-cell>
              <table:table-cell office:value-type="float" office:value="13.778180642059">
                <text:p>13.778180642059</text:p>
              </table:table-cell>
              <table:table-cell office:value-type="float" office:value="5.7826083361202">
                <text:p>5.7826083361202</text:p>
              </table:table-cell>
              <table:table-cell office:value-type="float" office:value="0.232224834376642">
                <text:p>0.232224834376642</text:p>
              </table:table-cell>
              <table:table-cell office:value-type="float" office:value="0.0000000036091218683652">
                <text:p>0.0000000036091218683652</text:p>
              </table:table-cell>
              <table:table-cell office:value-type="float" office:value="5.26322115538164E-072">
                <text:p>5.26322115538164E-0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21999999999998">
                <text:p>0.321999999999998</text:p>
              </table:table-cell>
              <table:table-cell office:value-type="float" office:value="20.0100936078092">
                <text:p>20.0100936078092</text:p>
              </table:table-cell>
              <table:table-cell office:value-type="float" office:value="13.9318110181489">
                <text:p>13.9318110181489</text:p>
              </table:table-cell>
              <table:table-cell office:value-type="float" office:value="5.87555567713651">
                <text:p>5.87555567713651</text:p>
              </table:table-cell>
              <table:table-cell office:value-type="float" office:value="0.240239717346704">
                <text:p>0.240239717346704</text:p>
              </table:table-cell>
              <table:table-cell office:value-type="float" office:value="0.00000000412877830123721">
                <text:p>0.00000000412877830123721</text:p>
              </table:table-cell>
              <table:table-cell office:value-type="float" office:value="1.35270113608401E-071">
                <text:p>1.35270113608401E-0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22499999999998">
                <text:p>0.322499999999998</text:p>
              </table:table-cell>
              <table:table-cell office:value-type="float" office:value="20.1915274436292">
                <text:p>20.1915274436292</text:p>
              </table:table-cell>
              <table:table-cell office:value-type="float" office:value="14.086716254366">
                <text:p>14.086716254366</text:p>
              </table:table-cell>
              <table:table-cell office:value-type="float" office:value="5.96972999230178">
                <text:p>5.96972999230178</text:p>
              </table:table-cell>
              <table:table-cell office:value-type="float" office:value="0.248507567904681">
                <text:p>0.248507567904681</text:p>
              </table:table-cell>
              <table:table-cell office:value-type="float" office:value="0.00000000472147516061959">
                <text:p>0.00000000472147516061959</text:p>
              </table:table-cell>
              <table:table-cell office:value-type="float" office:value="3.46738574970095E-071">
                <text:p>3.46738574970095E-0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22999999999997">
                <text:p>0.322999999999997</text:p>
              </table:table-cell>
              <table:table-cell office:value-type="float" office:value="20.3740890499806">
                <text:p>20.3740890499806</text:p>
              </table:table-cell>
              <table:table-cell office:value-type="float" office:value="14.2429008358923">
                <text:p>14.2429008358923</text:p>
              </table:table-cell>
              <table:table-cell office:value-type="float" office:value="6.06514245582884">
                <text:p>6.06514245582884</text:p>
              </table:table-cell>
              <table:table-cell office:value-type="float" office:value="0.257035491077358">
                <text:p>0.257035491077358</text:p>
              </table:table-cell>
              <table:table-cell office:value-type="float" office:value="0.00000000539721829488635">
                <text:p>0.00000000539721829488635</text:p>
              </table:table-cell>
              <table:table-cell office:value-type="float" office:value="8.86446510313721E-071">
                <text:p>8.86446510313721E-0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23499999999997">
                <text:p>0.323499999999997</text:p>
              </table:table-cell>
              <table:table-cell office:value-type="float" office:value="20.5577793112115">
                <text:p>20.5577793112115</text:p>
              </table:table-cell>
              <table:table-cell office:value-type="float" office:value="14.4003691776715">
                <text:p>14.4003691776715</text:p>
              </table:table-cell>
              <table:table-cell office:value-type="float" office:value="6.16180425331251">
                <text:p>6.16180425331251</text:p>
              </table:table-cell>
              <table:table-cell office:value-type="float" office:value="0.26583076053061">
                <text:p>0.26583076053061</text:p>
              </table:table-cell>
              <table:table-cell office:value-type="float" office:value="0.00000000616734704396168">
                <text:p>0.00000000616734704396168</text:p>
              </table:table-cell>
              <table:table-cell office:value-type="float" office:value="2.26023178922911E-070">
                <text:p>2.26023178922911E-0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23999999999997">
                <text:p>0.323999999999997</text:p>
              </table:table-cell>
              <table:table-cell office:value-type="float" office:value="20.742599033297">
                <text:p>20.742599033297</text:p>
              </table:table-cell>
              <table:table-cell office:value-type="float" office:value="14.5591256230776">
                <text:p>14.5591256230776</text:p>
              </table:table-cell>
              <table:table-cell office:value-type="float" office:value="6.25972657989441">
                <text:p>6.25972657989441</text:p>
              </table:table-cell>
              <table:table-cell office:value-type="float" office:value="0.274900821540084">
                <text:p>0.274900821540084</text:p>
              </table:table-cell>
              <table:table-cell office:value-type="float" office:value="0.0000000070447067579287">
                <text:p>0.0000000070447067579287</text:p>
              </table:table-cell>
              <table:table-cell office:value-type="float" office:value="5.74782440979451E-070">
                <text:p>5.74782440979451E-07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24499999999997">
                <text:p>0.324499999999997</text:p>
              </table:table-cell>
              <table:table-cell office:value-type="float" office:value="20.9285489430513">
                <text:p>20.9285489430513</text:p>
              </table:table-cell>
              <table:table-cell office:value-type="float" office:value="14.7191744425807">
                <text:p>14.7191744425807</text:p>
              </table:table-cell>
              <table:table-cell office:value-type="float" office:value="6.35892063839628">
                <text:p>6.35892063839628</text:p>
              </table:table-cell>
              <table:table-cell office:value-type="float" office:value="0.28425329398063">
                <text:p>0.28425329398063</text:p>
              </table:table-cell>
              <table:table-cell office:value-type="float" office:value="0.00000000804384292665701">
                <text:p>0.00000000804384292665701</text:p>
              </table:table-cell>
              <table:table-cell office:value-type="float" office:value="1.45782057538353E-069">
                <text:p>1.45782057538353E-0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24999999999997">
                <text:p>0.324999999999997</text:p>
              </table:table-cell>
              <table:table-cell office:value-type="float" office:value="21.1156296873411">
                <text:p>21.1156296873411</text:p>
              </table:table-cell>
              <table:table-cell office:value-type="float" office:value="14.8805198324088">
                <text:p>14.8805198324088</text:p>
              </table:table-cell>
              <table:table-cell office:value-type="float" office:value="6.45939763742183">
                <text:p>6.45939763742183</text:p>
              </table:table-cell>
              <table:table-cell office:value-type="float" office:value="0.293895975333375">
                <text:p>0.293895975333375</text:p>
              </table:table-cell>
              <table:table-cell office:value-type="float" office:value="0.00000000918121953353948">
                <text:p>0.00000000918121953353948</text:p>
              </table:table-cell>
              <table:table-cell office:value-type="float" office:value="3.68769273756147E-069">
                <text:p>3.68769273756147E-0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25499999999997">
                <text:p>0.325499999999997</text:p>
              </table:table-cell>
              <table:table-cell office:value-type="float" office:value="21.3038418323036">
                <text:p>21.3038418323036</text:p>
              </table:table-cell>
              <table:table-cell office:value-type="float" office:value="15.0431659132066">
                <text:p>15.0431659132066</text:p>
              </table:table-cell>
              <table:table-cell office:value-type="float" office:value="6.56116878942723">
                <text:p>6.56116878942723</text:p>
              </table:table-cell>
              <table:table-cell office:value-type="float" office:value="0.303836843709296">
                <text:p>0.303836843709296</text:p>
              </table:table-cell>
              <table:table-cell office:value-type="float" office:value="0.000000010475464550233">
                <text:p>0.000000010475464550233</text:p>
              </table:table-cell>
              <table:table-cell office:value-type="float" office:value="9.30369468717621E-069">
                <text:p>9.30369468717621E-0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25999999999997">
                <text:p>0.325999999999997</text:p>
              </table:table-cell>
              <table:table-cell office:value-type="float" office:value="21.4931858625667">
                <text:p>21.4931858625667</text:p>
              </table:table-cell>
              <table:table-cell office:value-type="float" office:value="15.207116728692">
                <text:p>15.207116728692</text:p>
              </table:table-cell>
              <table:table-cell office:value-type="float" office:value="6.66424530876012">
                <text:p>6.66424530876012</text:p>
              </table:table-cell>
              <table:table-cell office:value-type="float" office:value="0.31408406088811">
                <text:p>0.31408406088811</text:p>
              </table:table-cell>
              <table:table-cell office:value-type="float" office:value="0.0000000119476458268986">
                <text:p>0.0000000119476458268986</text:p>
              </table:table-cell>
              <table:table-cell office:value-type="float" office:value="2.34102602360925E-068">
                <text:p>2.34102602360925E-0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26499999999997">
                <text:p>0.326499999999997</text:p>
              </table:table-cell>
              <table:table-cell office:value-type="float" office:value="21.683662180473">
                <text:p>21.683662180473</text:p>
              </table:table-cell>
              <table:table-cell office:value-type="float" office:value="15.372376244309">
                <text:p>15.372376244309</text:p>
              </table:table-cell>
              <table:table-cell office:value-type="float" office:value="6.76863840966737">
                <text:p>6.76863840966737</text:p>
              </table:table-cell>
              <table:table-cell office:value-type="float" office:value="0.324645975371214">
                <text:p>0.324645975371214</text:p>
              </table:table-cell>
              <table:table-cell office:value-type="float" office:value="0.0000000136215810074027">
                <text:p>0.0000000136215810074027</text:p>
              </table:table-cell>
              <table:table-cell office:value-type="float" office:value="5.87498960357118E-068">
                <text:p>5.87498960357118E-0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26999999999997">
                <text:p>0.326999999999997</text:p>
              </table:table-cell>
              <table:table-cell office:value-type="float" office:value="21.8752711053078">
                <text:p>21.8752711053078</text:p>
              </table:table-cell>
              <table:table-cell office:value-type="float" office:value="15.5389483458786">
                <text:p>15.5389483458786</text:p>
              </table:table-cell>
              <table:table-cell office:value-type="float" office:value="6.87435930427138">
                <text:p>6.87435930427138</text:p>
              </table:table-cell>
              <table:table-cell office:value-type="float" office:value="0.335531125447406">
                <text:p>0.335531125447406</text:p>
              </table:table-cell>
              <table:table-cell office:value-type="float" office:value="0.0000000155241855152095">
                <text:p>0.0000000155241855152095</text:p>
              </table:table-cell>
              <table:table-cell office:value-type="float" office:value="1.47047631196017E-067">
                <text:p>1.47047631196017E-0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27499999999997">
                <text:p>0.327499999999997</text:p>
              </table:table-cell>
              <table:table-cell office:value-type="float" office:value="22.0680128725302">
                <text:p>22.0680128725302</text:p>
              </table:table-cell>
              <table:table-cell office:value-type="float" office:value="15.7068368382479">
                <text:p>15.7068368382479</text:p>
              </table:table-cell>
              <table:table-cell office:value-type="float" office:value="6.98141920051524">
                <text:p>6.98141920051524</text:p>
              </table:table-cell>
              <table:table-cell office:value-type="float" office:value="0.346748242270009">
                <text:p>0.346748242270009</text:p>
              </table:table-cell>
              <table:table-cell office:value-type="float" office:value="0.0000000176858631175777">
                <text:p>0.0000000176858631175777</text:p>
              </table:table-cell>
              <table:table-cell office:value-type="float" office:value="3.67078571252799E-067">
                <text:p>3.67078571252799E-0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27999999999997">
                <text:p>0.327999999999997</text:p>
              </table:table-cell>
              <table:table-cell office:value-type="float" office:value="22.2618876330082">
                <text:p>22.2618876330082</text:p>
              </table:table-cell>
              <table:table-cell office:value-type="float" office:value="15.8760454439364">
                <text:p>15.8760454439364</text:p>
              </table:table-cell>
              <table:table-cell office:value-type="float" office:value="7.08982930007657">
                <text:p>7.08982930007657</text:p>
              </table:table-cell>
              <table:table-cell office:value-type="float" office:value="0.358306252944013">
                <text:p>0.358306252944013</text:p>
              </table:table-cell>
              <table:table-cell office:value-type="float" office:value="0.000000020140944087916">
                <text:p>0.000000020140944087916</text:p>
              </table:table-cell>
              <table:table-cell office:value-type="float" office:value="9.13924041618409E-067">
                <text:p>9.13924041618409E-0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28499999999997">
                <text:p>0.328499999999997</text:p>
              </table:table-cell>
              <table:table-cell office:value-type="float" office:value="22.4568954522584">
                <text:p>22.4568954522584</text:p>
              </table:table-cell>
              <table:table-cell office:value-type="float" office:value="16.0465778017808">
                <text:p>16.0465778017808</text:p>
              </table:table-cell>
              <table:table-cell office:value-type="float" office:value="7.19960079625038">
                <text:p>7.19960079625038</text:p>
              </table:table-cell>
              <table:table-cell office:value-type="float" office:value="0.370214283621782">
                <text:p>0.370214283621782</text:p>
              </table:table-cell>
              <table:table-cell office:value-type="float" office:value="0.0000000229281765539642">
                <text:p>0.0000000229281765539642</text:p>
              </table:table-cell>
              <table:table-cell office:value-type="float" office:value="2.26940099419795E-066">
                <text:p>2.26940099419795E-0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28999999999997">
                <text:p>0.328999999999997</text:p>
              </table:table-cell>
              <table:table-cell office:value-type="float" office:value="22.6530363096891">
                <text:p>22.6530363096891</text:p>
              </table:table-cell>
              <table:table-cell office:value-type="float" office:value="16.2184374655786">
                <text:p>16.2184374655786</text:p>
              </table:table-cell>
              <table:table-cell office:value-type="float" office:value="7.31074487180075">
                <text:p>7.31074487180075</text:p>
              </table:table-cell>
              <table:table-cell office:value-type="float" office:value="0.382481662605796">
                <text:p>0.382481662605796</text:p>
              </table:table-cell>
              <table:table-cell office:value-type="float" office:value="0.0000000260912772485536">
                <text:p>0.0000000260912772485536</text:p>
              </table:table-cell>
              <table:table-cell office:value-type="float" office:value="5.62033819111473E-066">
                <text:p>5.62033819111473E-0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29499999999997">
                <text:p>0.329499999999997</text:p>
              </table:table-cell>
              <table:table-cell office:value-type="float" office:value="22.8503100978485">
                <text:p>22.8503100978485</text:p>
              </table:table-cell>
              <table:table-cell office:value-type="float" office:value="16.3916279027301">
                <text:p>16.3916279027301</text:p>
              </table:table-cell>
              <table:table-cell office:value-type="float" office:value="7.42327269678166">
                <text:p>7.42327269678166</text:p>
              </table:table-cell>
              <table:table-cell office:value-type="float" office:value="0.395117923456879">
                <text:p>0.395117923456879</text:p>
              </table:table-cell>
              <table:table-cell office:value-type="float" office:value="0.0000000296795485763302">
                <text:p>0.0000000296795485763302</text:p>
              </table:table-cell>
              <table:table-cell office:value-type="float" office:value="1.38823735642534E-065">
                <text:p>1.38823735642534E-0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29999999999997">
                <text:p>0.329999999999997</text:p>
              </table:table-cell>
              <table:table-cell office:value-type="float" office:value="23.0487166216767">
                <text:p>23.0487166216767</text:p>
              </table:table-cell>
              <table:table-cell office:value-type="float" office:value="16.5661524928792">
                <text:p>16.5661524928792</text:p>
              </table:table-cell>
              <table:table-cell office:value-type="float" office:value="7.53719542632697">
                <text:p>7.53719542632697</text:p>
              </table:table-cell>
              <table:table-cell office:value-type="float" office:value="0.408132808106285">
                <text:p>0.408132808106285</text:p>
              </table:table-cell>
              <table:table-cell office:value-type="float" office:value="0.0000000337485696808572">
                <text:p>0.0000000337485696808572</text:p>
              </table:table-cell>
              <table:table-cell office:value-type="float" office:value="3.41991312500234E-065">
                <text:p>3.41991312500234E-0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30499999999997">
                <text:p>0.330499999999997</text:p>
              </table:table-cell>
              <table:table-cell office:value-type="float" office:value="23.2482555977627">
                <text:p>23.2482555977627</text:p>
              </table:table-cell>
              <table:table-cell office:value-type="float" office:value="16.7420145265541">
                <text:p>16.7420145265541</text:p>
              </table:table-cell>
              <table:table-cell office:value-type="float" office:value="7.65252419840973">
                <text:p>7.65252419840973</text:p>
              </table:table-cell>
              <table:table-cell office:value-type="float" office:value="0.421536269969964">
                <text:p>0.421536269969964</text:p>
              </table:table-cell>
              <table:table-cell office:value-type="float" office:value="0.00000003836097004947">
                <text:p>0.00000003836097004947</text:p>
              </table:table-cell>
              <table:table-cell office:value-type="float" office:value="8.40265419024406E-065">
                <text:p>8.40265419024406E-0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30999999999997">
                <text:p>0.330999999999997</text:p>
              </table:table-cell>
              <table:table-cell office:value-type="float" office:value="23.4489266536063">
                <text:p>23.4489266536063</text:p>
              </table:table-cell>
              <table:table-cell office:value-type="float" office:value="16.919217203806">
                <text:p>16.919217203806</text:p>
              </table:table-cell>
              <table:table-cell office:value-type="float" office:value="7.76927013157081">
                <text:p>7.76927013157081</text:p>
              </table:table-cell>
              <table:table-cell office:value-type="float" office:value="0.435338477063268">
                <text:p>0.435338477063268</text:p>
              </table:table-cell>
              <table:table-cell office:value-type="float" office:value="0.0000000435872951363432">
                <text:p>0.0000000435872951363432</text:p>
              </table:table-cell>
              <table:table-cell office:value-type="float" office:value="2.05905513928393E-064">
                <text:p>2.05905513928393E-0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31499999999997">
                <text:p>0.331499999999997</text:p>
              </table:table-cell>
              <table:table-cell office:value-type="float" office:value="23.6507293268848">
                <text:p>23.6507293268848</text:p>
              </table:table-cell>
              <table:table-cell office:value-type="float" office:value="17.0977636328494">
                <text:p>17.0977636328494</text:p>
              </table:table-cell>
              <table:table-cell office:value-type="float" office:value="7.88744432261728">
                <text:p>7.88744432261728</text:p>
              </table:table-cell>
              <table:table-cell office:value-type="float" office:value="0.449549815114313">
                <text:p>0.449549815114313</text:p>
              </table:table-cell>
              <table:table-cell office:value-type="float" office:value="0.0000000495069745264792">
                <text:p>0.0000000495069745264792</text:p>
              </table:table-cell>
              <table:table-cell office:value-type="float" office:value="5.03233486245352E-064">
                <text:p>5.03233486245352E-0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31999999999997">
                <text:p>0.331999999999997</text:p>
              </table:table-cell>
              <table:table-cell office:value-type="float" office:value="23.8536630647249">
                <text:p>23.8536630647249</text:p>
              </table:table-cell>
              <table:table-cell office:value-type="float" office:value="17.2776568287008">
                <text:p>17.2776568287008</text:p>
              </table:table-cell>
              <table:table-cell office:value-type="float" office:value="8.00705784429036">
                <text:p>8.00705784429036</text:p>
              </table:table-cell>
              <table:table-cell office:value-type="float" office:value="0.464180890674141">
                <text:p>0.464180890674141</text:p>
              </table:table-cell>
              <table:table-cell office:value-type="float" office:value="0.0000000562094043145262">
                <text:p>0.0000000562094043145262</text:p>
              </table:table-cell>
              <table:table-cell office:value-type="float" office:value="1.22665139575373E-063">
                <text:p>1.22665139575373E-0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32499999999996">
                <text:p>0.332499999999996</text:p>
              </table:table-cell>
              <table:table-cell office:value-type="float" office:value="24.0577272229797">
                <text:p>24.0577272229797</text:p>
              </table:table-cell>
              <table:table-cell office:value-type="float" office:value="17.4588997118179">
                <text:p>17.4588997118179</text:p>
              </table:table-cell>
              <table:table-cell office:value-type="float" office:value="8.12812174290334">
                <text:p>8.12812174290334</text:p>
              </table:table-cell>
              <table:table-cell office:value-type="float" office:value="0.479242534221767">
                <text:p>0.479242534221767</text:p>
              </table:table-cell>
              <table:table-cell office:value-type="float" office:value="0.0000000637951566432739">
                <text:p>0.0000000637951566432739</text:p>
              </table:table-cell>
              <table:table-cell office:value-type="float" office:value="2.98210445714407E-063">
                <text:p>2.98210445714407E-0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32999999999996">
                <text:p>0.332999999999996</text:p>
              </table:table-cell>
              <table:table-cell office:value-type="float" office:value="24.2629210655111">
                <text:p>24.2629210655111</text:p>
              </table:table-cell>
              <table:table-cell office:value-type="float" office:value="17.6414951067401">
                <text:p>17.6414951067401</text:p>
              </table:table-cell>
              <table:table-cell office:value-type="float" office:value="8.25064703594959">
                <text:p>8.25064703594959</text:p>
              </table:table-cell>
              <table:table-cell office:value-type="float" office:value="0.494745803262153">
                <text:p>0.494745803262153</text:p>
              </table:table-cell>
              <table:table-cell office:value-type="float" office:value="0.0000000723773307490441">
                <text:p>0.0000000723773307490441</text:p>
              </table:table-cell>
              <table:table-cell office:value-type="float" office:value="7.23060464491072E-063">
                <text:p>7.23060464491072E-0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33499999999996">
                <text:p>0.333499999999996</text:p>
              </table:table-cell>
              <table:table-cell office:value-type="float" office:value="24.4692437634785">
                <text:p>24.4692437634785</text:p>
              </table:table-cell>
              <table:table-cell office:value-type="float" office:value="17.8254457407287">
                <text:p>17.8254457407287</text:p>
              </table:table-cell>
              <table:table-cell office:value-type="float" office:value="8.37464470968082">
                <text:p>8.37464470968082</text:p>
              </table:table-cell>
              <table:table-cell office:value-type="float" office:value="0.510701985415074">
                <text:p>0.510701985415074</text:p>
              </table:table-cell>
              <table:table-cell office:value-type="float" office:value="0.0000000820830614078236">
                <text:p>0.0000000820830614078236</text:p>
              </table:table-cell>
              <table:table-cell office:value-type="float" office:value="1.74854353290266E-062">
                <text:p>1.74854353290266E-0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33999999999996">
                <text:p>0.333999999999996</text:p>
              </table:table-cell>
              <table:table-cell office:value-type="float" office:value="24.6766943946318">
                <text:p>24.6766943946318</text:p>
              </table:table-cell>
              <table:table-cell office:value-type="float" office:value="18.0107542424083">
                <text:p>18.0107542424083</text:p>
              </table:table-cell>
              <table:table-cell office:value-type="float" office:value="8.50012571665585">
                <text:p>8.50012571665585</text:p>
              </table:table-cell>
              <table:table-cell office:value-type="float" office:value="0.527122601492791">
                <text:p>0.527122601492791</text:p>
              </table:table-cell>
              <table:table-cell office:value-type="float" office:value="0.0000000930552023808164">
                <text:p>0.0000000930552023808164</text:p>
              </table:table-cell>
              <table:table-cell office:value-type="float" office:value="4.21724034058966E-062">
                <text:p>4.21724034058966E-0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34499999999996">
                <text:p>0.334499999999996</text:p>
              </table:table-cell>
              <table:table-cell office:value-type="float" office:value="24.8852719426119">
                <text:p>24.8852719426119</text:p>
              </table:table-cell>
              <table:table-cell office:value-type="float" office:value="18.1974231404099">
                <text:p>18.1974231404099</text:p>
              </table:table-cell>
              <table:table-cell office:value-type="float" office:value="8.62710097325999">
                <text:p>8.62710097325999</text:p>
              </table:table-cell>
              <table:table-cell office:value-type="float" office:value="0.544019408564379">
                <text:p>0.544019408564379</text:p>
              </table:table-cell>
              <table:table-cell office:value-type="float" office:value="0.000000105454204336324">
                <text:p>0.000000105454204336324</text:p>
              </table:table-cell>
              <table:table-cell office:value-type="float" office:value="1.01444924798981E-061">
                <text:p>1.01444924798981E-0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34999999999996">
                <text:p>0.334999999999996</text:p>
              </table:table-cell>
              <table:table-cell office:value-type="float" office:value="25.0949752962561">
                <text:p>25.0949752962561</text:p>
              </table:table-cell>
              <table:table-cell office:value-type="float" office:value="18.385454862015">
                <text:p>18.385454862015</text:p>
              </table:table-cell>
              <table:table-cell office:value-type="float" office:value="8.7555813571955">
                <text:p>8.7555813571955</text:p>
              </table:table-cell>
              <table:table-cell office:value-type="float" office:value="0.561404403004509">
                <text:p>0.561404403004509</text:p>
              </table:table-cell>
              <table:table-cell office:value-type="float" office:value="0.000000119460208793086">
                <text:p>0.000000119460208793086</text:p>
              </table:table-cell>
              <table:table-cell office:value-type="float" office:value="2.43378587567414E-061">
                <text:p>2.43378587567414E-0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35499999999996">
                <text:p>0.335499999999996</text:p>
              </table:table-cell>
              <table:table-cell office:value-type="float" office:value="25.3058032489104">
                <text:p>25.3058032489104</text:p>
              </table:table-cell>
              <table:table-cell office:value-type="float" office:value="18.5748517318018">
                <text:p>18.5748517318018</text:p>
              </table:table-cell>
              <table:table-cell office:value-type="float" office:value="8.88557770494306">
                <text:p>8.88557770494306</text:p>
              </table:table-cell>
              <table:table-cell office:value-type="float" office:value="0.579289823524411">
                <text:p>0.579289823524411</text:p>
              </table:table-cell>
              <table:table-cell office:value-type="float" office:value="0.000000135275381906439">
                <text:p>0.000000135275381906439</text:p>
              </table:table-cell>
              <table:table-cell office:value-type="float" office:value="5.82350533503694E-061">
                <text:p>5.82350533503694E-0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35999999999996">
                <text:p>0.335999999999996</text:p>
              </table:table-cell>
              <table:table-cell office:value-type="float" office:value="25.5177544977475">
                <text:p>25.5177544977475</text:p>
              </table:table-cell>
              <table:table-cell office:value-type="float" office:value="18.765615970293">
                <text:p>18.765615970293</text:p>
              </table:table-cell>
              <table:table-cell office:value-type="float" office:value="9.01710080919476">
                <text:p>9.01710080919476</text:p>
              </table:table-cell>
              <table:table-cell office:value-type="float" office:value="0.597688154182687">
                <text:p>0.597688154182687</text:p>
              </table:table-cell>
              <table:table-cell office:value-type="float" office:value="0.000000153126514422468">
                <text:p>0.000000153126514422468</text:p>
              </table:table-cell>
              <table:table-cell office:value-type="float" office:value="1.38974992232933E-060">
                <text:p>1.38974992232933E-06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36499999999996">
                <text:p>0.336499999999996</text:p>
              </table:table-cell>
              <table:table-cell office:value-type="float" office:value="25.7308276430919">
                <text:p>25.7308276430919</text:p>
              </table:table-cell>
              <table:table-cell office:value-type="float" office:value="18.9577496926064">
                <text:p>18.9577496926064</text:p>
              </table:table-cell>
              <table:table-cell office:value-type="float" office:value="9.15016141625881">
                <text:p>9.15016141625881</text:p>
              </table:table-cell>
              <table:table-cell office:value-type="float" office:value="0.616612127373586">
                <text:p>0.616612127373586</text:p>
              </table:table-cell>
              <table:table-cell office:value-type="float" office:value="0.000000173267916878106">
                <text:p>0.000000173267916878106</text:p>
              </table:table-cell>
              <table:table-cell office:value-type="float" office:value="3.30779745461147E-060">
                <text:p>3.30779745461147E-06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36999999999996">
                <text:p>0.336999999999996</text:p>
              </table:table-cell>
              <table:table-cell office:value-type="float" office:value="25.9450211877518">
                <text:p>25.9450211877518</text:p>
              </table:table-cell>
              <table:table-cell office:value-type="float" office:value="19.151254907108">
                <text:p>19.151254907108</text:p>
              </table:table-cell>
              <table:table-cell office:value-type="float" office:value="9.28477022343607">
                <text:p>9.28477022343607</text:p>
              </table:table-cell>
              <table:table-cell office:value-type="float" office:value="0.636074726790293">
                <text:p>0.636074726790293</text:p>
              </table:table-cell>
              <table:table-cell office:value-type="float" office:value="0.000000195984642149958">
                <text:p>0.000000195984642149958</text:p>
              </table:table-cell>
              <table:table-cell office:value-type="float" office:value="7.85219775020311E-060">
                <text:p>7.85219775020311E-06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37499999999996">
                <text:p>0.337499999999996</text:p>
              </table:table-cell>
              <table:table-cell office:value-type="float" office:value="26.1603335363568">
                <text:p>26.1603335363568</text:p>
              </table:table-cell>
              <table:table-cell office:value-type="float" office:value="19.3461335140676">
                <text:p>19.3461335140676</text:p>
              </table:table-cell>
              <table:table-cell office:value-type="float" office:value="9.42093787636907">
                <text:p>9.42093787636907</text:p>
              </table:table-cell>
              <table:table-cell office:value-type="float" office:value="0.65608919036071">
                <text:p>0.65608919036071</text:p>
              </table:table-cell>
              <table:table-cell office:value-type="float" office:value="0.000000221596070776714">
                <text:p>0.000000221596070776714</text:p>
              </table:table-cell>
              <table:table-cell office:value-type="float" office:value="1.85906090296598E-059">
                <text:p>1.85906090296598E-0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37999999999996">
                <text:p>0.337999999999996</text:p>
              </table:table-cell>
              <table:table-cell office:value-type="float" office:value="26.3767629947042">
                <text:p>26.3767629947042</text:p>
              </table:table-cell>
              <table:table-cell office:value-type="float" office:value="19.5423873043181">
                <text:p>19.5423873043181</text:p>
              </table:table-cell>
              <table:table-cell office:value-type="float" office:value="9.55867496636344">
                <text:p>9.55867496636344</text:p>
              </table:table-cell>
              <table:table-cell office:value-type="float" office:value="0.676669013153166">
                <text:p>0.676669013153166</text:p>
              </table:table-cell>
              <table:table-cell office:value-type="float" office:value="0.000000250459898126529">
                <text:p>0.000000250459898126529</text:p>
              </table:table-cell>
              <table:table-cell office:value-type="float" office:value="4.38981356461989E-059">
                <text:p>4.38981356461989E-0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38499999999996">
                <text:p>0.338499999999996</text:p>
              </table:table-cell>
              <table:table-cell office:value-type="float" office:value="26.5943077691109">
                <text:p>26.5943077691109</text:p>
              </table:table-cell>
              <table:table-cell office:value-type="float" office:value="19.740017957918">
                <text:p>19.740017957918</text:p>
              </table:table-cell>
              <table:table-cell office:value-type="float" office:value="9.6979920276823">
                <text:p>9.6979920276823</text:p>
              </table:table-cell>
              <table:table-cell office:value-type="float" office:value="0.697827950249415">
                <text:p>0.697827950249415</text:p>
              </table:table-cell>
              <table:table-cell office:value-type="float" office:value="0.000000282976566481347">
                <text:p>0.000000282976566481347</text:p>
              </table:table-cell>
              <table:table-cell office:value-type="float" office:value="1.03382874722519E-058">
                <text:p>1.03382874722519E-0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38999999999996">
                <text:p>0.338999999999996</text:p>
              </table:table-cell>
              <table:table-cell office:value-type="float" office:value="26.8129659657736">
                <text:p>26.8129659657736</text:p>
              </table:table-cell>
              <table:table-cell office:value-type="float" office:value="19.9390270428171">
                <text:p>19.9390270428171</text:p>
              </table:table-cell>
              <table:table-cell office:value-type="float" office:value="9.83889953481386">
                <text:p>9.83889953481386</text:p>
              </table:table-cell>
              <table:table-cell office:value-type="float" office:value="0.719580019582227">
                <text:p>0.719580019582227</text:p>
              </table:table-cell>
              <table:table-cell office:value-type="float" office:value="0.000000319594189496847">
                <text:p>0.000000319594189496847</text:p>
              </table:table-cell>
              <table:table-cell office:value-type="float" office:value="2.42829363666901E-058">
                <text:p>2.42829363666901E-0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39499999999996">
                <text:p>0.339499999999996</text:p>
              </table:table-cell>
              <table:table-cell office:value-type="float" office:value="27.0327355901362">
                <text:p>27.0327355901362</text:p>
              </table:table-cell>
              <table:table-cell office:value-type="float" office:value="20.1394160135275">
                <text:p>20.1394160135275</text:p>
              </table:table-cell>
              <table:table-cell office:value-type="float" office:value="9.98140789971266">
                <text:p>9.98140789971266</text:p>
              </table:table-cell>
              <table:table-cell office:value-type="float" office:value="0.741939504734823">
                <text:p>0.741939504734823</text:p>
              </table:table-cell>
              <table:table-cell office:value-type="float" office:value="0.00000036081402130407">
                <text:p>0.00000036081402130407</text:p>
              </table:table-cell>
              <table:table-cell office:value-type="float" office:value="5.68857998359665E-058">
                <text:p>5.68857998359665E-0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39999999999996">
                <text:p>0.339999999999996</text:p>
              </table:table-cell>
              <table:table-cell office:value-type="float" office:value="27.2536145462648">
                <text:p>27.2536145462648</text:p>
              </table:table-cell>
              <table:table-cell office:value-type="float" office:value="20.3411862097973">
                <text:p>20.3411862097973</text:p>
              </table:table-cell>
              <table:table-cell office:value-type="float" office:value="10.1255274690147">
                <text:p>10.1255274690147</text:p>
              </table:table-cell>
              <table:table-cell office:value-type="float" office:value="0.764920957699324">
                <text:p>0.764920957699324</text:p>
              </table:table-cell>
              <table:table-cell office:value-type="float" office:value="0.000000407196527784513">
                <text:p>0.000000407196527784513</text:p>
              </table:table-cell>
              <table:table-cell office:value-type="float" office:value="1.3290967783299E-057">
                <text:p>1.3290967783299E-0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40499999999996">
                <text:p>0.340499999999996</text:p>
              </table:table-cell>
              <table:table-cell office:value-type="float" office:value="27.4756006362304">
                <text:p>27.4756006362304</text:p>
              </table:table-cell>
              <table:table-cell office:value-type="float" office:value="20.5443388552903">
                <text:p>20.5443388552903</text:p>
              </table:table-cell>
              <table:table-cell office:value-type="float" office:value="10.2712685212267">
                <text:p>10.2712685212267</text:p>
              </table:table-cell>
              <table:table-cell office:value-type="float" office:value="0.788539201591352">
                <text:p>0.788539201591352</text:p>
              </table:table-cell>
              <table:table-cell office:value-type="float" office:value="0.000000459368123315021">
                <text:p>0.000000459368123315021</text:p>
              </table:table-cell>
              <table:table-cell office:value-type="float" office:value="3.09712983083697E-057">
                <text:p>3.09712983083697E-0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40999999999996">
                <text:p>0.340999999999996</text:p>
              </table:table-cell>
              <table:table-cell office:value-type="float" office:value="27.6986915594997">
                <text:p>27.6986915594997</text:p>
              </table:table-cell>
              <table:table-cell office:value-type="float" office:value="20.7488750562699">
                <text:p>20.7488750562699</text:p>
              </table:table-cell>
              <table:table-cell office:value-type="float" office:value="10.4186412638908">
                <text:p>10.4186412638908</text:p>
              </table:table-cell>
              <table:table-cell office:value-type="float" office:value="0.812809333317831">
                <text:p>0.812809333317831</text:p>
              </table:table-cell>
              <table:table-cell office:value-type="float" office:value="0.000000518028642586022">
                <text:p>0.000000518028642586022</text:p>
              </table:table-cell>
              <table:table-cell office:value-type="float" office:value="7.19800736452954E-057">
                <text:p>7.19800736452954E-0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41499999999995">
                <text:p>0.341499999999995</text:p>
              </table:table-cell>
              <table:table-cell office:value-type="float" office:value="27.9228849123339">
                <text:p>27.9228849123339</text:p>
              </table:table-cell>
              <table:table-cell office:value-type="float" office:value="20.954795800288">
                <text:p>20.954795800288</text:p>
              </table:table-cell>
              <table:table-cell office:value-type="float" office:value="10.567655830723">
                <text:p>10.567655830723</text:p>
              </table:table-cell>
              <table:table-cell office:value-type="float" office:value="0.83774672619501">
                <text:p>0.83774672619501</text:p>
              </table:table-cell>
              <table:table-cell office:value-type="float" office:value="0.000000583959623993867">
                <text:p>0.000000583959623993867</text:p>
              </table:table-cell>
              <table:table-cell office:value-type="float" office:value="1.66845781897713E-056">
                <text:p>1.66845781897713E-0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41999999999995">
                <text:p>0.341999999999995</text:p>
              </table:table-cell>
              <table:table-cell office:value-type="float" office:value="28.1481781871963">
                <text:p>28.1481781871963</text:p>
              </table:table-cell>
              <table:table-cell office:value-type="float" office:value="21.1621019548798">
                <text:p>21.1621019548798</text:p>
              </table:table-cell>
              <table:table-cell office:value-type="float" office:value="10.7183222787286">
                <text:p>10.7183222787286</text:p>
              </table:table-cell>
              <table:table-cell office:value-type="float" office:value="0.863367032513637">
                <text:p>0.863367032513637</text:p>
              </table:table-cell>
              <table:table-cell office:value-type="float" office:value="0.000000658033488646329">
                <text:p>0.000000658033488646329</text:p>
              </table:table-cell>
              <table:table-cell office:value-type="float" office:value="3.85716525376581E-056">
                <text:p>3.85716525376581E-0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42499999999995">
                <text:p>0.342499999999995</text:p>
              </table:table-cell>
              <table:table-cell office:value-type="float" office:value="28.3745687721671">
                <text:p>28.3745687721671</text:p>
              </table:table-cell>
              <table:table-cell office:value-type="float" office:value="21.3707942662645">
                <text:p>21.3707942662645</text:p>
              </table:table-cell>
              <table:table-cell office:value-type="float" office:value="10.8706505852927">
                <text:p>10.8706505852927</text:p>
              </table:table-cell>
              <table:table-cell office:value-type="float" office:value="0.889686186048177">
                <text:p>0.889686186048177</text:p>
              </table:table-cell>
              <table:table-cell office:value-type="float" office:value="0.000000741223707254728">
                <text:p>0.000000741223707254728</text:p>
              </table:table-cell>
              <table:table-cell office:value-type="float" office:value="8.89347174630073E-056">
                <text:p>8.89347174630073E-0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42999999999995">
                <text:p>0.342999999999995</text:p>
              </table:table-cell>
              <table:table-cell office:value-type="float" office:value="28.6020539503681">
                <text:p>28.6020539503681</text:p>
              </table:table-cell>
              <table:table-cell office:value-type="float" office:value="21.5808733580515">
                <text:p>21.5808733580515</text:p>
              </table:table-cell>
              <table:table-cell office:value-type="float" office:value="11.0246506452473">
                <text:p>11.0246506452473</text:p>
              </table:table-cell>
              <table:table-cell office:value-type="float" office:value="0.916720404506902">
                <text:p>0.916720404506902</text:p>
              </table:table-cell>
              <table:table-cell office:value-type="float" office:value="0.000000834616056175934">
                <text:p>0.000000834616056175934</text:p>
              </table:table-cell>
              <table:table-cell office:value-type="float" office:value="2.0451467810719E-055">
                <text:p>2.0451467810719E-0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43499999999995">
                <text:p>0.343499999999995</text:p>
              </table:table-cell>
              <table:table-cell office:value-type="float" office:value="28.8306308993954">
                <text:p>28.8306308993954</text:p>
              </table:table-cell>
              <table:table-cell office:value-type="float" office:value="21.7923397299534">
                <text:p>21.7923397299534</text:p>
              </table:table-cell>
              <table:table-cell office:value-type="float" office:value="11.1803322679151">
                <text:p>11.1803322679151</text:p>
              </table:table-cell>
              <table:table-cell office:value-type="float" office:value="0.944486191919629">
                <text:p>0.944486191919629</text:p>
              </table:table-cell>
              <table:table-cell office:value-type="float" office:value="0.000000939421073676731">
                <text:p>0.000000939421073676731</text:p>
              </table:table-cell>
              <table:table-cell office:value-type="float" office:value="4.69059250965313E-055">
                <text:p>4.69059250965313E-0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43999999999995">
                <text:p>0.343999999999995</text:p>
              </table:table-cell>
              <table:table-cell office:value-type="float" office:value="29.0602966907609">
                <text:p>29.0602966907609</text:p>
              </table:table-cell>
              <table:table-cell office:value-type="float" office:value="22.0051937565058">
                <text:p>22.0051937565058</text:p>
              </table:table-cell>
              <table:table-cell office:value-type="float" office:value="11.337705174131">
                <text:p>11.337705174131</text:p>
              </table:table-cell>
              <table:table-cell office:value-type="float" office:value="0.973000340959809">
                <text:p>0.973000340959809</text:p>
              </table:table-cell>
              <table:table-cell office:value-type="float" office:value="0.00000105698783819005">
                <text:p>0.00000105698783819005</text:p>
              </table:table-cell>
              <table:table-cell office:value-type="float" office:value="1.07295373995853E-054">
                <text:p>1.07295373995853E-0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44499999999995">
                <text:p>0.344499999999995</text:p>
              </table:table-cell>
              <table:table-cell office:value-type="float" office:value="29.2910482893439">
                <text:p>29.2910482893439</text:p>
              </table:table-cell>
              <table:table-cell office:value-type="float" office:value="22.2194356857937">
                <text:p>22.2194356857937</text:p>
              </table:table-cell>
              <table:table-cell office:value-type="float" office:value="11.4967789932413">
                <text:p>11.4967789932413</text:p>
              </table:table-cell>
              <table:table-cell office:value-type="float" office:value="1.00227993519764">
                <text:p>1.00227993519764</text:p>
              </table:table-cell>
              <table:table-cell office:value-type="float" office:value="0.00000118881920199164">
                <text:p>0.00000118881920199164</text:p>
              </table:table-cell>
              <table:table-cell office:value-type="float" office:value="2.44784750928661E-054">
                <text:p>2.44784750928661E-0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44999999999995">
                <text:p>0.344999999999995</text:p>
              </table:table-cell>
              <table:table-cell office:value-type="float" office:value="29.5228825528502">
                <text:p>29.5228825528502</text:p>
              </table:table-cell>
              <table:table-cell office:value-type="float" office:value="22.4350656381853">
                <text:p>22.4350656381853</text:p>
              </table:table-cell>
              <table:table-cell office:value-type="float" office:value="11.6575632600805">
                <text:p>11.6575632600805</text:p>
              </table:table-cell>
              <table:table-cell office:value-type="float" office:value="1.0323423512808">
                <text:p>1.0323423512808</text:p>
              </table:table-cell>
              <table:table-cell office:value-type="float" office:value="0.00000133658862642597">
                <text:p>0.00000133658862642597</text:p>
              </table:table-cell>
              <table:table-cell office:value-type="float" office:value="5.56977678529549E-054">
                <text:p>5.56977678529549E-0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45499999999995">
                <text:p>0.345499999999995</text:p>
              </table:table-cell>
              <table:table-cell office:value-type="float" office:value="29.7557962312821">
                <text:p>29.7557962312821</text:p>
              </table:table-cell>
              <table:table-cell office:value-type="float" office:value="22.652083605074">
                <text:p>22.652083605074</text:p>
              </table:table-cell>
              <table:table-cell office:value-type="float" office:value="11.8200674119281">
                <text:p>11.8200674119281</text:p>
              </table:table-cell>
              <table:table-cell office:value-type="float" office:value="1.06320526103938">
                <text:p>1.06320526103938</text:p>
              </table:table-cell>
              <table:table-cell office:value-type="float" office:value="0.00000150215877863664">
                <text:p>0.00000150215877863664</text:p>
              </table:table-cell>
              <table:table-cell office:value-type="float" office:value="1.26398316993619E-053">
                <text:p>1.26398316993619E-0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45999999999995">
                <text:p>0.345999999999995</text:p>
              </table:table-cell>
              <table:table-cell office:value-type="float" office:value="29.9897859664171">
                <text:p>29.9897859664171</text:p>
              </table:table-cell>
              <table:table-cell office:value-type="float" office:value="22.8704894476271">
                <text:p>22.8704894476271</text:p>
              </table:table-cell>
              <table:table-cell office:value-type="float" office:value="11.9843007854436">
                <text:p>11.9843007854436</text:p>
              </table:table-cell>
              <table:table-cell office:value-type="float" office:value="1.0948866335114">
                <text:p>1.0948866335114</text:p>
              </table:table-cell>
              <table:table-cell office:value-type="float" office:value="0.00000168760206480102">
                <text:p>0.00000168760206480102</text:p>
              </table:table-cell>
              <table:table-cell office:value-type="float" office:value="2.86084851051129E-053">
                <text:p>2.86084851051129E-0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46499999999995">
                <text:p>0.346499999999995</text:p>
              </table:table-cell>
              <table:table-cell office:value-type="float" office:value="30.2248482912967">
                <text:p>30.2248482912967</text:p>
              </table:table-cell>
              <table:table-cell office:value-type="float" office:value="23.0902828955444">
                <text:p>23.0902828955444</text:p>
              </table:table-cell>
              <table:table-cell office:value-type="float" office:value="12.1502726135822">
                <text:p>12.1502726135822</text:p>
              </table:table-cell>
              <table:table-cell office:value-type="float" office:value="1.12740473688559">
                <text:p>1.12740473688559</text:p>
              </table:table-cell>
              <table:table-cell office:value-type="float" office:value="0.0000018952232912287">
                <text:p>0.0000018952232912287</text:p>
              </table:table-cell>
              <table:table-cell office:value-type="float" office:value="6.45800684353639E-053">
                <text:p>6.45800684353639E-0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46999999999995">
                <text:p>0.346999999999995</text:p>
              </table:table-cell>
              <table:table-cell office:value-type="float" office:value="30.4609796297244">
                <text:p>30.4609796297244</text:p>
              </table:table-cell>
              <table:table-cell office:value-type="float" office:value="23.3114635458235">
                <text:p>23.3114635458235</text:p>
              </table:table-cell>
              <table:table-cell office:value-type="float" office:value="12.3179920224906">
                <text:p>12.3179920224906</text:p>
              </table:table-cell>
              <table:table-cell office:value-type="float" office:value="1.16077814035755">
                <text:p>1.16077814035755</text:p>
              </table:table-cell>
              <table:table-cell office:value-type="float" office:value="0.00000212758466246359">
                <text:p>0.00000212758466246359</text:p>
              </table:table-cell>
              <table:table-cell office:value-type="float" office:value="1.45395916676949E-052">
                <text:p>1.45395916676949E-0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47499999999995">
                <text:p>0.347499999999995</text:p>
              </table:table-cell>
              <table:table-cell office:value-type="float" office:value="30.6981762957746">
                <text:p>30.6981762957746</text:p>
              </table:table-cell>
              <table:table-cell office:value-type="float" office:value="23.5340308615355">
                <text:p>23.5340308615355</text:p>
              </table:table-cell>
              <table:table-cell office:value-type="float" office:value="12.4874680283836">
                <text:p>12.4874680283836</text:p>
              </table:table-cell>
              <table:table-cell office:value-type="float" office:value="1.19502571589588">
                <text:p>1.19502571589588</text:p>
              </table:table-cell>
              <table:table-cell office:value-type="float" office:value="0.00000238753334484312">
                <text:p>0.00000238753334484312</text:p>
              </table:table-cell>
              <table:table-cell office:value-type="float" office:value="3.26479553905059E-052">
                <text:p>3.26479553905059E-0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47999999999995">
                <text:p>0.347999999999995</text:p>
              </table:table-cell>
              <table:table-cell office:value-type="float" office:value="30.9364344933109">
                <text:p>30.9364344933109</text:p>
              </table:table-cell>
              <table:table-cell office:value-type="float" office:value="23.7579841706091">
                <text:p>23.7579841706091</text:p>
              </table:table-cell>
              <table:table-cell office:value-type="float" office:value="12.6587095344024">
                <text:p>12.6587095344024</text:p>
              </table:table-cell>
              <table:table-cell office:value-type="float" office:value="1.23016663991436">
                <text:p>1.23016663991436</text:p>
              </table:table-cell>
              <table:table-cell office:value-type="float" office:value="0.00000267823184493305">
                <text:p>0.00000267823184493305</text:p>
              </table:table-cell>
              <table:table-cell office:value-type="float" office:value="7.31155643143077E-052">
                <text:p>7.31155643143077E-0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48499999999995">
                <text:p>0.348499999999995</text:p>
              </table:table-cell>
              <table:table-cell office:value-type="float" office:value="31.1757503155149">
                <text:p>31.1757503155149</text:p>
              </table:table-cell>
              <table:table-cell office:value-type="float" office:value="23.983322664624">
                <text:p>23.983322664624</text:p>
              </table:table-cell>
              <table:table-cell office:value-type="float" office:value="12.8317253274555">
                <text:p>12.8317253274555</text:p>
              </table:table-cell>
              <table:table-cell office:value-type="float" office:value="1.26622039484666">
                <text:p>1.26622039484666</text:p>
              </table:table-cell>
              <table:table-cell office:value-type="float" office:value="0.00000300319147500352">
                <text:p>0.00000300319147500352</text:p>
              </table:table-cell>
              <table:table-cell office:value-type="float" office:value="1.63310366581533E-051">
                <text:p>1.63310366581533E-0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48999999999995">
                <text:p>0.348999999999995</text:p>
              </table:table-cell>
              <table:table-cell office:value-type="float" office:value="31.4161197444257">
                <text:p>31.4161197444257</text:p>
              </table:table-cell>
              <table:table-cell office:value-type="float" office:value="24.2100453976153">
                <text:p>24.2100453976153</text:p>
              </table:table-cell>
              <table:table-cell office:value-type="float" office:value="13.0065240750417">
                <text:p>13.0065240750417</text:p>
              </table:table-cell>
              <table:table-cell office:value-type="float" office:value="1.30320677061961">
                <text:p>1.30320677061961</text:p>
              </table:table-cell>
              <table:table-cell office:value-type="float" office:value="0.00000336630920237568">
                <text:p>0.00000336630920237568</text:p>
              </table:table-cell>
              <table:table-cell office:value-type="float" office:value="3.63804226786386E-051">
                <text:p>3.63804226786386E-0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49499999999995">
                <text:p>0.349499999999995</text:p>
              </table:table-cell>
              <table:table-cell office:value-type="float" office:value="31.6575386504895">
                <text:p>31.6575386504895</text:p>
              </table:table-cell>
              <table:table-cell office:value-type="float" office:value="24.438151284886">
                <text:p>24.438151284886</text:p>
              </table:table-cell>
              <table:table-cell office:value-type="float" office:value="13.1831143220569">
                <text:p>13.1831143220569</text:p>
              </table:table-cell>
              <table:table-cell office:value-type="float" office:value="1.34114586602128">
                <text:p>1.34114586602128</text:p>
              </table:table-cell>
              <table:table-cell office:value-type="float" office:value="0.0000037719082061962">
                <text:p>0.0000037719082061962</text:p>
              </table:table-cell>
              <table:table-cell office:value-type="float" office:value="8.08298544633132E-051">
                <text:p>8.08298544633132E-0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49999999999995">
                <text:p>0.349999999999995</text:p>
              </table:table-cell>
              <table:table-cell office:value-type="float" office:value="31.9000027921203">
                <text:p>31.9000027921203</text:p>
              </table:table-cell>
              <table:table-cell office:value-type="float" office:value="24.6676391018323">
                <text:p>24.6676391018323</text:p>
              </table:table-cell>
              <table:table-cell office:value-type="float" office:value="13.3615044875847">
                <text:p>13.3615044875847</text:p>
              </table:table-cell>
              <table:table-cell office:value-type="float" office:value="1.38005808995996">
                <text:p>1.38005808995996</text:p>
              </table:table-cell>
              <table:table-cell office:value-type="float" office:value="0.00000422478249414328">
                <text:p>0.00000422478249414328</text:p>
              </table:table-cell>
              <table:table-cell office:value-type="float" office:value="1.79112511109379E-050">
                <text:p>1.79112511109379E-0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50499999999994">
                <text:p>0.350499999999994</text:p>
              </table:table-cell>
              <table:table-cell office:value-type="float" office:value="32.1435078152717">
                <text:p>32.1435078152717</text:p>
              </table:table-cell>
              <table:table-cell office:value-type="float" office:value="24.8985074827778">
                <text:p>24.8985074827778</text:p>
              </table:table-cell>
              <table:table-cell office:value-type="float" office:value="13.5417028616721">
                <text:p>13.5417028616721</text:p>
              </table:table-cell>
              <table:table-cell office:value-type="float" office:value="1.41996416261018">
                <text:p>1.41996416261018</text:p>
              </table:table-cell>
              <table:table-cell office:value-type="float" office:value="0.00000473024596289879">
                <text:p>0.00000473024596289879</text:p>
              </table:table-cell>
              <table:table-cell office:value-type="float" office:value="3.95849515635532E-050">
                <text:p>3.95849515635532E-05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50999999999994">
                <text:p>0.350999999999994</text:p>
              </table:table-cell>
              <table:table-cell office:value-type="float" office:value="32.388049253019">
                <text:p>32.388049253019</text:p>
              </table:table-cell>
              <table:table-cell office:value-type="float" office:value="25.1307549198194">
                <text:p>25.1307549198194</text:p>
              </table:table-cell>
              <table:table-cell office:value-type="float" office:value="13.7237176020899">
                <text:p>13.7237176020899</text:p>
              </table:table-cell>
              <table:table-cell office:value-type="float" office:value="1.46088511644169">
                <text:p>1.46088511644169</text:p>
              </table:table-cell>
              <table:table-cell office:value-type="float" office:value="0.00000529418632011299">
                <text:p>0.00000529418632011299</text:p>
              </table:table-cell>
              <table:table-cell office:value-type="float" office:value="8.72538065361077E-050">
                <text:p>8.72538065361077E-05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51499999999994">
                <text:p>0.351499999999994</text:p>
              </table:table-cell>
              <table:table-cell office:value-type="float" office:value="32.6336225251532">
                <text:p>32.6336225251532</text:p>
              </table:table-cell>
              <table:table-cell office:value-type="float" office:value="25.3643797616851">
                <text:p>25.3643797616851</text:p>
              </table:table-cell>
              <table:table-cell office:value-type="float" office:value="13.9075567310799">
                <text:p>13.9075567310799</text:p>
              </table:table-cell>
              <table:table-cell office:value-type="float" office:value="1.50284229712762">
                <text:p>1.50284229712762</text:p>
              </table:table-cell>
              <table:table-cell office:value-type="float" office:value="0.00000592312432222765">
                <text:p>0.00000592312432222765</text:p>
              </table:table-cell>
              <table:table-cell office:value-type="float" office:value="1.91817716565173E-049">
                <text:p>1.91817716565173E-0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51999999999994">
                <text:p>0.351999999999994</text:p>
              </table:table-cell>
              <table:table-cell office:value-type="float" office:value="32.8802229377862">
                <text:p>32.8802229377862</text:p>
              </table:table-cell>
              <table:table-cell office:value-type="float" office:value="25.5993802126029">
                <text:p>25.5993802126029</text:p>
              </table:table-cell>
              <table:table-cell office:value-type="float" office:value="14.0932281320881">
                <text:p>14.0932281320881</text:p>
              </table:table-cell>
              <table:table-cell office:value-type="float" office:value="1.54585736432755">
                <text:p>1.54585736432755</text:p>
              </table:table-cell>
              <table:table-cell office:value-type="float" office:value="0.00000662427882210843">
                <text:p>0.00000662427882210843</text:p>
              </table:table-cell>
              <table:table-cell office:value-type="float" office:value="4.20574677332156E-049">
                <text:p>4.20574677332156E-0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52499999999994">
                <text:p>0.352499999999994</text:p>
              </table:table-cell>
              <table:table-cell office:value-type="float" office:value="33.1278456829672">
                <text:p>33.1278456829672</text:p>
              </table:table-cell>
              <table:table-cell office:value-type="float" office:value="25.8357543311818">
                <text:p>25.8357543311818</text:p>
              </table:table-cell>
              <table:table-cell office:value-type="float" office:value="14.2807395464855">
                <text:p>14.2807395464855</text:p>
              </table:table-cell>
              <table:table-cell office:value-type="float" office:value="1.58995229234168">
                <text:p>1.58995229234168</text:p>
              </table:table-cell>
              <table:table-cell office:value-type="float" office:value="0.00000740563816318128">
                <text:p>0.00000740563816318128</text:p>
              </table:table-cell>
              <table:table-cell office:value-type="float" office:value="9.1970297964999E-049">
                <text:p>9.1970297964999E-0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52999999999994">
                <text:p>0.352999999999994</text:p>
              </table:table-cell>
              <table:table-cell office:value-type="float" office:value="33.376485838311">
                <text:p>33.376485838311</text:p>
              </table:table-cell>
              <table:table-cell office:value-type="float" office:value="26.0735000293056">
                <text:p>26.0735000293056</text:p>
              </table:table-cell>
              <table:table-cell office:value-type="float" office:value="14.4700985702777">
                <text:p>14.4700985702777</text:p>
              </table:table-cell>
              <table:table-cell office:value-type="float" office:value="1.63514937063175">
                <text:p>1.63514937063175</text:p>
              </table:table-cell>
              <table:table-cell office:value-type="float" office:value="0.00000827603850288974">
                <text:p>0.00000827603850288974</text:p>
              </table:table-cell>
              <table:table-cell office:value-type="float" office:value="2.00586701180658E-048">
                <text:p>2.00586701180658E-0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53499999999994">
                <text:p>0.353499999999994</text:p>
              </table:table-cell>
              <table:table-cell office:value-type="float" office:value="33.6261383666378">
                <text:p>33.6261383666378</text:p>
              </table:table-cell>
              <table:table-cell office:value-type="float" office:value="26.3126150710389">
                <text:p>26.3126150710389</text:p>
              </table:table-cell>
              <table:table-cell office:value-type="float" office:value="14.6613126508021">
                <text:p>14.6613126508021</text:p>
              </table:table-cell>
              <table:table-cell office:value-type="float" office:value="1.6814712042049">
                <text:p>1.6814712042049</text:p>
              </table:table-cell>
              <table:table-cell office:value-type="float" office:value="0.00000924524969803211">
                <text:p>0.00000924524969803211</text:p>
              </table:table-cell>
              <table:table-cell office:value-type="float" office:value="4.36321635119776E-048">
                <text:p>4.36321635119776E-0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53999999999994">
                <text:p>0.353999999999994</text:p>
              </table:table-cell>
              <table:table-cell office:value-type="float" office:value="33.8767981156254">
                <text:p>33.8767981156254</text:p>
              </table:table-cell>
              <table:table-cell office:value-type="float" office:value="26.5530970715462">
                <text:p>26.5530970715462</text:p>
              </table:table-cell>
              <table:table-cell office:value-type="float" office:value="14.8543890834159">
                <text:p>14.8543890834159</text:p>
              </table:table-cell>
              <table:table-cell office:value-type="float" office:value="1.72894071385606">
                <text:p>1.72894071385606</text:p>
              </table:table-cell>
              <table:table-cell office:value-type="float" office:value="0.0000103240694381433">
                <text:p>0.0000103240694381433</text:p>
              </table:table-cell>
              <table:table-cell office:value-type="float" office:value="9.46588948253663E-048">
                <text:p>9.46588948253663E-0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54499999999994">
                <text:p>0.354499999999994</text:p>
              </table:table-cell>
              <table:table-cell office:value-type="float" office:value="34.128459817473">
                <text:p>34.128459817473</text:p>
              </table:table-cell>
              <table:table-cell office:value-type="float" office:value="26.7949434960248">
                <text:p>26.7949434960248</text:p>
              </table:table-cell>
              <table:table-cell office:value-type="float" office:value="15.049335008174">
                <text:p>15.049335008174</text:p>
              </table:table-cell>
              <table:table-cell office:value-type="float" office:value="1.77758113626486">
                <text:p>1.77758113626486</text:p>
              </table:table-cell>
              <table:table-cell office:value-type="float" office:value="0.0000115244263708277">
                <text:p>0.0000115244263708277</text:p>
              </table:table-cell>
              <table:table-cell office:value-type="float" office:value="2.04817084866821E-047">
                <text:p>2.04817084866821E-0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54999999999994">
                <text:p>0.354999999999994</text:p>
              </table:table-cell>
              <table:table-cell office:value-type="float" office:value="34.3811180885775">
                <text:p>34.3811180885775</text:p>
              </table:table-cell>
              <table:table-cell office:value-type="float" office:value="27.0381516586507">
                <text:p>27.0381516586507</text:p>
              </table:table-cell>
              <table:table-cell office:value-type="float" office:value="15.2461574064978">
                <text:p>15.2461574064978</text:p>
              </table:table-cell>
              <table:table-cell office:value-type="float" office:value="1.82741602394291">
                <text:p>1.82741602394291</text:p>
              </table:table-cell>
              <table:table-cell office:value-type="float" office:value="0.0000128594930250965">
                <text:p>0.0000128594930250965</text:p>
              </table:table-cell>
              <table:table-cell office:value-type="float" office:value="4.41998709176628E-047">
                <text:p>4.41998709176628E-0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55499999999994">
                <text:p>0.355499999999994</text:p>
              </table:table-cell>
              <table:table-cell office:value-type="float" office:value="34.6347674292218">
                <text:p>34.6347674292218</text:p>
              </table:table-cell>
              <table:table-cell office:value-type="float" office:value="27.2827187215389">
                <text:p>27.2827187215389</text:p>
              </table:table-cell>
              <table:table-cell office:value-type="float" office:value="15.444863097836">
                <text:p>15.444863097836</text:p>
              </table:table-cell>
              <table:table-cell office:value-type="float" office:value="1.8784692450271">
                <text:p>1.8784692450271</text:p>
              </table:table-cell>
              <table:table-cell office:value-type="float" office:value="0.000014343809405622">
                <text:p>0.000014343809405622</text:p>
              </table:table-cell>
              <table:table-cell office:value-type="float" office:value="9.51318387198557E-047">
                <text:p>9.51318387198557E-0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55999999999994">
                <text:p>0.355999999999994</text:p>
              </table:table-cell>
              <table:table-cell office:value-type="float" office:value="34.8894022232761">
                <text:p>34.8894022232761</text:p>
              </table:table-cell>
              <table:table-cell office:value-type="float" office:value="27.5286416937178">
                <text:p>27.5286416937178</text:p>
              </table:table-cell>
              <table:table-cell office:value-type="float" office:value="15.6454587363189">
                <text:p>15.6454587363189</text:p>
              </table:table-cell>
              <table:table-cell office:value-type="float" office:value="1.93076498291487">
                <text:p>1.93076498291487</text:p>
              </table:table-cell>
              <table:table-cell office:value-type="float" office:value="0.000015993418202686">
                <text:p>0.000015993418202686</text:p>
              </table:table-cell>
              <table:table-cell office:value-type="float" office:value="2.04211807951696E-046">
                <text:p>2.04211807951696E-0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56499999999994">
                <text:p>0.356499999999994</text:p>
              </table:table-cell>
              <table:table-cell office:value-type="float" office:value="35.1450167379112">
                <text:p>35.1450167379112</text:p>
              </table:table-cell>
              <table:table-cell office:value-type="float" office:value="27.7759174301184">
                <text:p>27.7759174301184</text:p>
              </table:table-cell>
              <table:table-cell office:value-type="float" office:value="15.8479508074048">
                <text:p>15.8479508074048</text:p>
              </table:table-cell>
              <table:table-cell office:value-type="float" office:value="1.98432773573717">
                <text:p>1.98432773573717</text:p>
              </table:table-cell>
              <table:table-cell office:value-type="float" office:value="0.0000178260126398142">
                <text:p>0.0000178260126398142</text:p>
              </table:table-cell>
              <table:table-cell office:value-type="float" office:value="4.37205764182628E-046">
                <text:p>4.37205764182628E-0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56999999999994">
                <text:p>0.356999999999994</text:p>
              </table:table-cell>
              <table:table-cell office:value-type="float" office:value="35.4016051233253">
                <text:p>35.4016051233253</text:p>
              </table:table-cell>
              <table:table-cell office:value-type="float" office:value="28.0245426305782">
                <text:p>28.0245426305782</text:p>
              </table:table-cell>
              <table:table-cell office:value-type="float" office:value="16.0523456245222">
                <text:p>16.0523456245222</text:p>
              </table:table-cell>
              <table:table-cell office:value-type="float" office:value="2.03918231566482">
                <text:p>2.03918231566482</text:p>
              </table:table-cell>
              <table:table-cell office:value-type="float" office:value="0.0000198610980639805">
                <text:p>0.0000198610980639805</text:p>
              </table:table-cell>
              <table:table-cell office:value-type="float" office:value="9.33557295963354E-046">
                <text:p>9.33557295963354E-0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57499999999994">
                <text:p>0.357499999999994</text:p>
              </table:table-cell>
              <table:table-cell office:value-type="float" office:value="35.6591614124829">
                <text:p>35.6591614124829</text:p>
              </table:table-cell>
              <table:table-cell office:value-type="float" office:value="28.274513838861">
                <text:p>28.274513838861</text:p>
              </table:table-cell>
              <table:table-cell office:value-type="float" office:value="16.2586493257059">
                <text:p>16.2586493257059</text:p>
              </table:table-cell>
              <table:table-cell office:value-type="float" office:value="2.09535384804414">
                <text:p>2.09535384804414</text:p>
              </table:table-cell>
              <table:table-cell office:value-type="float" office:value="0.0000221201684722031">
                <text:p>0.0000221201684722031</text:p>
              </table:table-cell>
              <table:table-cell office:value-type="float" office:value="1.98813625559908E-045">
                <text:p>1.98813625559908E-0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57999999999994">
                <text:p>0.357999999999994</text:p>
              </table:table-cell>
              <table:table-cell office:value-type="float" office:value="35.9176795208674">
                <text:p>35.9176795208674</text:p>
              </table:table-cell>
              <table:table-cell office:value-type="float" office:value="28.5258274416909">
                <text:p>28.5258274416909</text:p>
              </table:table-cell>
              <table:table-cell office:value-type="float" office:value="16.4668678702303">
                <text:p>16.4668678702303</text:p>
              </table:table-cell>
              <table:table-cell office:value-type="float" office:value="2.15286777035755">
                <text:p>2.15286777035755</text:p>
              </table:table-cell>
              <table:table-cell office:value-type="float" office:value="0.0000246268992637116">
                <text:p>0.0000246268992637116</text:p>
              </table:table-cell>
              <table:table-cell office:value-type="float" office:value="4.22280845451625E-045">
                <text:p>4.22280845451625E-0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58499999999994">
                <text:p>0.358499999999994</text:p>
              </table:table-cell>
              <table:table-cell office:value-type="float" office:value="36.1771532462465">
                <text:p>36.1771532462465</text:p>
              </table:table-cell>
              <table:table-cell office:value-type="float" office:value="28.778479667804">
                <text:p>28.778479667804</text:p>
              </table:table-cell>
              <table:table-cell office:value-type="float" office:value="16.6770070352385">
                <text:p>16.6770070352385</text:p>
              </table:table-cell>
              <table:table-cell office:value-type="float" office:value="2.21174983100495">
                <text:p>2.21174983100495</text:p>
              </table:table-cell>
              <table:table-cell office:value-type="float" office:value="0.0000274073576090392">
                <text:p>0.0000274073576090392</text:p>
              </table:table-cell>
              <table:table-cell office:value-type="float" office:value="8.94554261745262E-045">
                <text:p>8.94554261745262E-0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58999999999994">
                <text:p>0.358999999999994</text:p>
              </table:table-cell>
              <table:table-cell office:value-type="float" office:value="36.4375762684509">
                <text:p>36.4375762684509</text:p>
              </table:table-cell>
              <table:table-cell office:value-type="float" office:value="29.0324665870148">
                <text:p>29.0324665870148</text:p>
              </table:table-cell>
              <table:table-cell office:value-type="float" office:value="16.8890724123701">
                <text:p>16.8890724123701</text:p>
              </table:table-cell>
              <table:table-cell office:value-type="float" office:value="2.27202608790152">
                <text:p>2.27202608790152</text:p>
              </table:table-cell>
              <table:table-cell office:value-type="float" office:value="0.0000304902319367937">
                <text:p>0.0000304902319367937</text:p>
              </table:table-cell>
              <table:table-cell office:value-type="float" office:value="1.89000113607964E-044">
                <text:p>1.89000113607964E-0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59499999999993">
                <text:p>0.359499999999993</text:p>
              </table:table-cell>
              <table:table-cell office:value-type="float" office:value="36.6989421491665">
                <text:p>36.6989421491665</text:p>
              </table:table-cell>
              <table:table-cell office:value-type="float" office:value="29.2877841093004">
                <text:p>29.2877841093004</text:p>
              </table:table-cell>
              <table:table-cell office:value-type="float" office:value="17.1030694043869">
                <text:p>17.1030694043869</text:p>
              </table:table-cell>
              <table:table-cell office:value-type="float" office:value="2.33372290688796">
                <text:p>2.33372290688796</text:p>
              </table:table-cell>
              <table:table-cell office:value-type="float" office:value="0.0000339070821559242">
                <text:p>0.0000339070821559242</text:p>
              </table:table-cell>
              <table:table-cell office:value-type="float" office:value="3.98260753281123E-044">
                <text:p>3.98260753281123E-0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59999999999993">
                <text:p>0.359999999999993</text:p>
              </table:table-cell>
              <table:table-cell office:value-type="float" office:value="36.9612443317404">
                <text:p>36.9612443317404</text:p>
              </table:table-cell>
              <table:table-cell office:value-type="float" office:value="29.5444279839002">
                <text:p>29.5444279839002</text:p>
              </table:table-cell>
              <table:table-cell office:value-type="float" office:value="17.3190032217984">
                <text:p>17.3190032217984</text:p>
              </table:table-cell>
              <table:table-cell office:value-type="float" office:value="2.39686695994864">
                <text:p>2.39686695994864</text:p>
              </table:table-cell>
              <table:table-cell office:value-type="float" office:value="0.000037692612356471">
                <text:p>0.000037692612356471</text:p>
              </table:table-cell>
              <table:table-cell office:value-type="float" office:value="8.36995312780704E-044">
                <text:p>8.36995312780704E-0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60499999999993">
                <text:p>0.360499999999993</text:p>
              </table:table-cell>
              <table:table-cell office:value-type="float" office:value="37.224476141">
                <text:p>37.224476141</text:p>
              </table:table-cell>
              <table:table-cell office:value-type="float" office:value="29.8023937984342">
                <text:p>29.8023937984342</text:p>
              </table:table-cell>
              <table:table-cell office:value-type="float" office:value="17.5368788794882">
                <text:p>17.5368788794882</text:p>
              </table:table-cell>
              <table:table-cell office:value-type="float" office:value="2.46148522323379">
                <text:p>2.46148522323379</text:p>
              </table:table-cell>
              <table:table-cell office:value-type="float" office:value="0.0000418849678655366">
                <text:p>0.0000418849678655366</text:p>
              </table:table-cell>
              <table:table-cell office:value-type="float" office:value="1.75439996689545E-043">
                <text:p>1.75439996689545E-0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60999999999993">
                <text:p>0.360999999999993</text:p>
              </table:table-cell>
              <table:table-cell office:value-type="float" office:value="37.4886307830863">
                <text:p>37.4886307830863</text:p>
              </table:table-cell>
              <table:table-cell office:value-type="float" office:value="30.0616769780377">
                <text:p>30.0616769780377</text:p>
              </table:table-cell>
              <table:table-cell office:value-type="float" office:value="17.7567011933407">
                <text:p>17.7567011933407</text:p>
              </table:table-cell>
              <table:table-cell office:value-type="float" office:value="2.52760497488125">
                <text:p>2.52760497488125</text:p>
              </table:table-cell>
              <table:table-cell office:value-type="float" office:value="0.0000465260586780309">
                <text:p>0.0000465260586780309</text:p>
              </table:table-cell>
              <table:table-cell office:value-type="float" office:value="3.66761942708653E-043">
                <text:p>3.66761942708653E-0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61499999999993">
                <text:p>0.361499999999993</text:p>
              </table:table-cell>
              <table:table-cell office:value-type="float" office:value="37.7537013453016">
                <text:p>37.7537013453016</text:p>
              </table:table-cell>
              <table:table-cell office:value-type="float" office:value="30.3222727845145">
                <text:p>30.3222727845145</text:p>
              </table:table-cell>
              <table:table-cell office:value-type="float" office:value="17.978474776871">
                <text:p>17.978474776871</text:p>
              </table:table-cell>
              <table:table-cell office:value-type="float" office:value="2.59525379263389">
                <text:p>2.59525379263389</text:p>
              </table:table-cell>
              <table:table-cell office:value-type="float" office:value="0.0000516619114341302">
                <text:p>0.0000516619114341302</text:p>
              </table:table-cell>
              <table:table-cell office:value-type="float" office:value="7.64698059219103E-043">
                <text:p>7.64698059219103E-0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61999999999993">
                <text:p>0.361999999999993</text:p>
              </table:table-cell>
              <table:table-cell office:value-type="float" office:value="38.0196807959699">
                <text:p>38.0196807959699</text:p>
              </table:table-cell>
              <table:table-cell office:value-type="float" office:value="30.5841763155078">
                <text:p>30.5841763155078</text:p>
              </table:table-cell>
              <table:table-cell office:value-type="float" office:value="18.2022040378579">
                <text:p>18.2022040378579</text:p>
              </table:table-cell>
              <table:table-cell office:value-type="float" office:value="2.66445955124831">
                <text:p>2.66445955124831</text:p>
              </table:table-cell>
              <table:table-cell office:value-type="float" office:value="0.0000573430522778773">
                <text:p>0.0000573430522778773</text:p>
              </table:table-cell>
              <table:table-cell office:value-type="float" office:value="1.59017814710543E-042">
                <text:p>1.59017814710543E-0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62499999999993">
                <text:p>0.362499999999993</text:p>
              </table:table-cell>
              <table:table-cell office:value-type="float" office:value="38.286561984313">
                <text:p>38.286561984313</text:p>
              </table:table-cell>
              <table:table-cell office:value-type="float" office:value="30.8473825036897">
                <text:p>30.8473825036897</text:p>
              </table:table-cell>
              <table:table-cell office:value-type="float" office:value="18.4278931749805">
                <text:p>18.4278931749805</text:p>
              </table:table-cell>
              <table:table-cell office:value-type="float" office:value="2.73525041969093">
                <text:p>2.73525041969093</text:p>
              </table:table-cell>
              <table:table-cell office:value-type="float" office:value="0.0000636249231044695">
                <text:p>0.0000636249231044695</text:p>
              </table:table-cell>
              <table:table-cell office:value-type="float" office:value="3.29800753321668E-042">
                <text:p>3.29800753321668E-0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62999999999993">
                <text:p>0.362999999999993</text:p>
              </table:table-cell>
              <table:table-cell office:value-type="float" office:value="38.5543376403396">
                <text:p>38.5543376403396</text:p>
              </table:table-cell>
              <table:table-cell office:value-type="float" office:value="31.1118861159697">
                <text:p>31.1118861159697</text:p>
              </table:table-cell>
              <table:table-cell office:value-type="float" office:value="18.6555461744604">
                <text:p>18.6555461744604</text:p>
              </table:table-cell>
              <table:table-cell office:value-type="float" office:value="2.8076548581173">
                <text:p>2.8076548581173</text:p>
              </table:table-cell>
              <table:table-cell office:value-type="float" office:value="0.0000705683338881096">
                <text:p>0.0000705683338881096</text:p>
              </table:table-cell>
              <table:table-cell office:value-type="float" office:value="6.82193496999854E-042">
                <text:p>6.82193496999854E-0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63499999999993">
                <text:p>0.363499999999993</text:p>
              </table:table-cell>
              <table:table-cell office:value-type="float" office:value="38.82300037475">
                <text:p>38.82300037475</text:p>
              </table:table-cell>
              <table:table-cell office:value-type="float" office:value="31.3776817527218">
                <text:p>31.3776817527218</text:p>
              </table:table-cell>
              <table:table-cell office:value-type="float" office:value="18.8851668067102">
                <text:p>18.8851668067102</text:p>
              </table:table-cell>
              <table:table-cell office:value-type="float" office:value="2.88170161463055">
                <text:p>2.88170161463055</text:p>
              </table:table-cell>
              <table:table-cell office:value-type="float" office:value="0.0000782399539784002">
                <text:p>0.0000782399539784002</text:p>
              </table:table-cell>
              <table:table-cell office:value-type="float" office:value="1.40738713409609E-041">
                <text:p>1.40738713409609E-0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63999999999993">
                <text:p>0.363999999999993</text:p>
              </table:table-cell>
              <table:table-cell office:value-type="float" office:value="39.0925426788544">
                <text:p>39.0925426788544</text:p>
              </table:table-cell>
              <table:table-cell office:value-type="float" office:value="31.6447638470313">
                <text:p>31.6447638470313</text:p>
              </table:table-cell>
              <table:table-cell office:value-type="float" office:value="19.1167586229883">
                <text:p>19.1167586229883</text:p>
              </table:table-cell>
              <table:table-cell office:value-type="float" office:value="2.95741972181517">
                <text:p>2.95741972181517</text:p>
              </table:table-cell>
              <table:table-cell office:value-type="float" office:value="0.0000867128454617398">
                <text:p>0.0000867128454617398</text:p>
              </table:table-cell>
              <table:table-cell office:value-type="float" office:value="2.89580722491263E-041">
                <text:p>2.89580722491263E-0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64499999999993">
                <text:p>0.364499999999993</text:p>
              </table:table-cell>
              <table:table-cell office:value-type="float" office:value="39.3629569245063">
                <text:p>39.3629569245063</text:p>
              </table:table-cell>
              <table:table-cell office:value-type="float" office:value="31.913126663961">
                <text:p>31.913126663961</text:p>
              </table:table-cell>
              <table:table-cell office:value-type="float" office:value="19.3503249520625">
                <text:p>19.3503249520625</text:p>
              </table:table-cell>
              <table:table-cell office:value-type="float" office:value="3.03483849304191">
                <text:p>3.03483849304191</text:p>
              </table:table-cell>
              <table:table-cell office:value-type="float" office:value="0.0000960670419056515">
                <text:p>0.0000960670419056515</text:p>
              </table:table-cell>
              <table:table-cell office:value-type="float" office:value="5.94259027077858E-041">
                <text:p>5.94259027077858E-0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64999999999993">
                <text:p>0.364999999999993</text:p>
              </table:table-cell>
              <table:table-cell office:value-type="float" office:value="39.6342353640502">
                <text:p>39.6342353640502</text:p>
              </table:table-cell>
              <table:table-cell office:value-type="float" office:value="32.1827642998379">
                <text:p>32.1827642998379</text:p>
              </table:table-cell>
              <table:table-cell office:value-type="float" office:value="19.5858688968826">
                <text:p>19.5858688968826</text:p>
              </table:table-cell>
              <table:table-cell office:value-type="float" office:value="3.11398751854017">
                <text:p>3.11398751854017</text:p>
              </table:table-cell>
              <table:table-cell office:value-type="float" office:value="0.000106390176039057">
                <text:p>0.000106390176039057</text:p>
              </table:table-cell>
              <table:table-cell office:value-type="float" office:value="1.21627560834483E-040">
                <text:p>1.21627560834483E-04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65499999999993">
                <text:p>0.365499999999993</text:p>
              </table:table-cell>
              <table:table-cell office:value-type="float" office:value="39.9063701302851">
                <text:p>39.9063701302851</text:p>
              </table:table-cell>
              <table:table-cell office:value-type="float" office:value="32.4536706815596">
                <text:p>32.4536706815596</text:p>
              </table:table-cell>
              <table:table-cell office:value-type="float" office:value="19.8233933312623">
                <text:p>19.8233933312623</text:p>
              </table:table-cell>
              <table:table-cell office:value-type="float" office:value="3.19489666123386">
                <text:p>3.19489666123386</text:p>
              </table:table-cell>
              <table:table-cell office:value-type="float" office:value="0.000117778160170855">
                <text:p>0.000117778160170855</text:p>
              </table:table-cell>
              <table:table-cell office:value-type="float" office:value="2.48278021863784E-040">
                <text:p>2.48278021863784E-04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65999999999993">
                <text:p>0.365999999999993</text:p>
              </table:table-cell>
              <table:table-cell office:value-type="float" office:value="40.1793532364419">
                <text:p>40.1793532364419</text:p>
              </table:table-cell>
              <table:table-cell office:value-type="float" office:value="32.7258395659216">
                <text:p>32.7258395659216</text:p>
              </table:table-cell>
              <table:table-cell office:value-type="float" office:value="20.0629008965736">
                <text:p>20.0629008965736</text:p>
              </table:table-cell>
              <table:table-cell office:value-type="float" office:value="3.27759605233704">
                <text:p>3.27759605233704</text:p>
              </table:table-cell>
              <table:table-cell office:value-type="float" office:value="0.000130335923413413">
                <text:p>0.000130335923413413</text:p>
              </table:table-cell>
              <table:table-cell office:value-type="float" office:value="5.05469115645928E-040">
                <text:p>5.05469115645928E-04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66499999999993">
                <text:p>0.366499999999993</text:p>
              </table:table-cell>
              <table:table-cell office:value-type="float" office:value="40.4531765761765">
                <text:p>40.4531765761765</text:p>
              </table:table-cell>
              <table:table-cell office:value-type="float" office:value="32.9992645389655">
                <text:p>32.9992645389655</text:p>
              </table:table-cell>
              <table:table-cell office:value-type="float" office:value="20.3043939984517">
                <text:p>20.3043939984517</text:p>
              </table:table-cell>
              <table:table-cell office:value-type="float" office:value="3.36211608670555">
                <text:p>3.36211608670555</text:p>
              </table:table-cell>
              <table:table-cell office:value-type="float" office:value="0.000144178210057423">
                <text:p>0.000144178210057423</text:p>
              </table:table-cell>
              <table:table-cell office:value-type="float" office:value="1.02636313189706E-039">
                <text:p>1.02636313189706E-0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66999999999993">
                <text:p>0.366999999999993</text:p>
              </table:table-cell>
              <table:table-cell office:value-type="float" office:value="40.7278319235778">
                <text:p>40.7278319235778</text:p>
              </table:table-cell>
              <table:table-cell office:value-type="float" office:value="33.2739390153484">
                <text:p>33.2739390153484</text:p>
              </table:table-cell>
              <table:table-cell office:value-type="float" office:value="20.5478748035146">
                <text:p>20.5478748035146</text:p>
              </table:table-cell>
              <table:table-cell office:value-type="float" office:value="3.44848741794107">
                <text:p>3.44848741794107</text:p>
              </table:table-cell>
              <table:table-cell office:value-type="float" office:value="0.000159430443740659">
                <text:p>0.000159430443740659</text:p>
              </table:table-cell>
              <table:table-cell office:value-type="float" office:value="2.07853590457585E-039">
                <text:p>2.07853590457585E-0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67499999999993">
                <text:p>0.367499999999993</text:p>
              </table:table-cell>
              <table:table-cell office:value-type="float" office:value="41.0033109331915">
                <text:p>41.0033109331915</text:p>
              </table:table-cell>
              <table:table-cell office:value-type="float" office:value="33.5498562377332">
                <text:p>33.5498562377332</text:p>
              </table:table-cell>
              <table:table-cell office:value-type="float" office:value="20.7933452360955">
                <text:p>20.7933452360955</text:p>
              </table:table-cell>
              <table:table-cell office:value-type="float" office:value="3.53674095324395">
                <text:p>3.53674095324395</text:p>
              </table:table-cell>
              <table:table-cell office:value-type="float" office:value="0.000176229662366212">
                <text:p>0.000176229662366212</text:p>
              </table:table-cell>
              <table:table-cell office:value-type="float" office:value="4.19820931542949E-039">
                <text:p>4.19820931542949E-0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7999999999993">
                <text:p>0.367999999999993</text:p>
              </table:table-cell>
              <table:table-cell office:value-type="float" office:value="41.2796051400585">
                <text:p>41.2796051400585</text:p>
              </table:table-cell>
              <table:table-cell office:value-type="float" office:value="33.8270092762021">
                <text:p>33.8270092762021</text:p>
              </table:table-cell>
              <table:table-cell office:value-type="float" office:value="21.0408069749917">
                <text:p>21.0408069749917</text:p>
              </table:table-cell>
              <table:table-cell office:value-type="float" office:value="3.62690784801138">
                <text:p>3.62690784801138</text:p>
              </table:table-cell>
              <table:table-cell office:value-type="float" office:value="0.000194725529056449">
                <text:p>0.000194725529056449</text:p>
              </table:table-cell>
              <table:table-cell office:value-type="float" office:value="8.45708536766572E-039">
                <text:p>8.45708536766572E-0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68499999999992">
                <text:p>0.368499999999992</text:p>
              </table:table-cell>
              <table:table-cell office:value-type="float" office:value="41.5567059597691">
                <text:p>41.5567059597691</text:p>
              </table:table-cell>
              <table:table-cell office:value-type="float" office:value="34.1053910276904">
                <text:p>34.1053910276904</text:p>
              </table:table-cell>
              <table:table-cell office:value-type="float" office:value="21.2902614502291">
                <text:p>21.2902614502291</text:p>
              </table:table-cell>
              <table:table-cell office:value-type="float" office:value="3.7190195001774">
                <text:p>3.7190195001774</text:p>
              </table:table-cell>
              <table:table-cell office:value-type="float" office:value="0.000215081424777919">
                <text:p>0.000215081424777919</text:p>
              </table:table-cell>
              <table:table-cell office:value-type="float" office:value="1.69913313994563E-038">
                <text:p>1.69913313994563E-0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68999999999992">
                <text:p>0.368999999999992</text:p>
              </table:table-cell>
              <table:table-cell office:value-type="float" office:value="41.8346046885336">
                <text:p>41.8346046885336</text:p>
              </table:table-cell>
              <table:table-cell office:value-type="float" office:value="34.384994215444">
                <text:p>34.384994215444</text:p>
              </table:table-cell>
              <table:table-cell office:value-type="float" office:value="21.5417098398439">
                <text:p>21.5417098398439</text:p>
              </table:table-cell>
              <table:table-cell office:value-type="float" office:value="3.8131075442915">
                <text:p>3.8131075442915</text:p>
              </table:table-cell>
              <table:table-cell office:value-type="float" office:value="0.00023747562864048">
                <text:p>0.00023747562864048</text:p>
              </table:table-cell>
              <table:table-cell office:value-type="float" office:value="3.40474174761647E-038">
                <text:p>3.40474174761647E-0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69499999999992">
                <text:p>0.369499999999992</text:p>
              </table:table-cell>
              <table:table-cell office:value-type="float" office:value="42.1132925032668">
                <text:p>42.1132925032668</text:p>
              </table:table-cell>
              <table:table-cell office:value-type="float" office:value="34.6658113884989">
                <text:p>34.6658113884989</text:p>
              </table:table-cell>
              <table:table-cell office:value-type="float" office:value="21.7951530666837">
                <text:p>21.7951530666837</text:p>
              </table:table-cell>
              <table:table-cell office:value-type="float" office:value="3.90920384533249">
                <text:p>3.90920384533249</text:p>
              </table:table-cell>
              <table:table-cell office:value-type="float" office:value="0.000262102592261638">
                <text:p>0.000262102592261638</text:p>
              </table:table-cell>
              <table:table-cell office:value-type="float" office:value="6.80441840840994E-038">
                <text:p>6.80441840840994E-0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69999999999992">
                <text:p>0.369999999999992</text:p>
              </table:table-cell>
              <table:table-cell office:value-type="float" office:value="42.3927604616903">
                <text:p>42.3927604616903</text:p>
              </table:table-cell>
              <table:table-cell office:value-type="float" office:value="34.947834921184">
                <text:p>34.947834921184</text:p>
              </table:table-cell>
              <table:table-cell office:value-type="float" office:value="22.050591795227">
                <text:p>22.050591795227</text:p>
              </table:table-cell>
              <table:table-cell office:value-type="float" office:value="4.00734049225463">
                <text:p>4.00734049225463</text:p>
              </table:table-cell>
              <table:table-cell office:value-type="float" office:value="0.000289174314995224">
                <text:p>0.000289174314995224</text:p>
              </table:table-cell>
              <table:table-cell office:value-type="float" office:value="1.35627549550071E-037">
                <text:p>1.35627549550071E-0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70499999999992">
                <text:p>0.370499999999992</text:p>
              </table:table-cell>
              <table:table-cell office:value-type="float" office:value="42.6729995024489">
                <text:p>42.6729995024489</text:p>
              </table:table-cell>
              <table:table-cell office:value-type="float" office:value="35.2310570126465">
                <text:p>35.2310570126465</text:p>
              </table:table-cell>
              <table:table-cell office:value-type="float" office:value="22.3080264284246">
                <text:p>22.3080264284246</text:p>
              </table:table-cell>
              <table:table-cell office:value-type="float" office:value="4.10754979126273">
                <text:p>4.10754979126273</text:p>
              </table:table-cell>
              <table:table-cell office:value-type="float" office:value="0.000318921827252811">
                <text:p>0.000318921827252811</text:p>
              </table:table-cell>
              <table:table-cell office:value-type="float" office:value="2.6962172881024E-037">
                <text:p>2.6962172881024E-0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70999999999992">
                <text:p>0.370999999999992</text:p>
              </table:table-cell>
              <table:table-cell office:value-type="float" office:value="42.9540004452443">
                <text:p>42.9540004452443</text:p>
              </table:table-cell>
              <table:table-cell office:value-type="float" office:value="35.5154696864016">
                <text:p>35.5154696864016</text:p>
              </table:table-cell>
              <table:table-cell office:value-type="float" office:value="22.567457104561">
                <text:p>22.567457104561</text:p>
              </table:table-cell>
              <table:table-cell office:value-type="float" office:value="4.20986425881359">
                <text:p>4.20986425881359</text:p>
              </table:table-cell>
              <table:table-cell office:value-type="float" office:value="0.000351596789597192">
                <text:p>0.000351596789597192</text:p>
              </table:table-cell>
              <table:table-cell office:value-type="float" office:value="5.34579046912488E-037">
                <text:p>5.34579046912488E-0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71499999999992">
                <text:p>0.371499999999992</text:p>
              </table:table-cell>
              <table:table-cell office:value-type="float" office:value="43.2357539909838">
                <text:p>43.2357539909838</text:p>
              </table:table-cell>
              <table:table-cell office:value-type="float" office:value="35.8010647899054">
                <text:p>35.8010647899054</text:p>
              </table:table-cell>
              <table:table-cell office:value-type="float" office:value="22.8288836941407">
                <text:p>22.8288836941407</text:p>
              </table:table-cell>
              <table:table-cell office:value-type="float" office:value="4.3143166143407">
                <text:p>4.3143166143407</text:p>
              </table:table-cell>
              <table:table-cell office:value-type="float" office:value="0.000387473215760716">
                <text:p>0.000387473215760716</text:p>
              </table:table-cell>
              <table:table-cell office:value-type="float" office:value="1.05710723483443E-036">
                <text:p>1.05710723483443E-0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71999999999992">
                <text:p>0.371999999999992</text:p>
              </table:table-cell>
              <table:table-cell office:value-type="float" office:value="43.518250721946">
                <text:p>43.518250721946</text:p>
              </table:table-cell>
              <table:table-cell office:value-type="float" office:value="36.0878339941519">
                <text:p>36.0878339941519</text:p>
              </table:table-cell>
              <table:table-cell office:value-type="float" office:value="23.0923057967968">
                <text:p>23.0923057967968</text:p>
              </table:table-cell>
              <table:table-cell office:value-type="float" office:value="4.42093977269965">
                <text:p>4.42093977269965</text:p>
              </table:table-cell>
              <table:table-cell office:value-type="float" office:value="0.000426849328237636">
                <text:p>0.000426849328237636</text:p>
              </table:table-cell>
              <table:table-cell office:value-type="float" office:value="2.08485678513823E-036">
                <text:p>2.08485678513823E-0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72499999999992">
                <text:p>0.372499999999992</text:p>
              </table:table-cell>
              <table:table-cell office:value-type="float" office:value="43.8014811019618">
                <text:p>43.8014811019618</text:p>
              </table:table-cell>
              <table:table-cell office:value-type="float" office:value="36.3757687932946">
                <text:p>36.3757687932946</text:p>
              </table:table-cell>
              <table:table-cell office:value-type="float" office:value="23.3577227382254">
                <text:p>23.3577227382254</text:p>
              </table:table-cell>
              <table:table-cell office:value-type="float" office:value="4.5297668363315">
                <text:p>4.5297668363315</text:p>
              </table:table-cell>
              <table:table-cell office:value-type="float" office:value="0.000470049555619751">
                <text:p>0.000470049555619751</text:p>
              </table:table-cell>
              <table:table-cell office:value-type="float" office:value="4.10094060273667E-036">
                <text:p>4.10094060273667E-0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72999999999992">
                <text:p>0.372999999999992</text:p>
              </table:table-cell>
              <table:table-cell office:value-type="float" office:value="44.0854354766124">
                <text:p>44.0854354766124</text:p>
              </table:table-cell>
              <table:table-cell office:value-type="float" office:value="36.6648605042923">
                <text:p>36.6648605042923</text:p>
              </table:table-cell>
              <table:table-cell office:value-type="float" office:value="23.625133567146">
                <text:p>23.625133567146</text:p>
              </table:table-cell>
              <table:table-cell office:value-type="float" office:value="4.64083108714188">
                <text:p>4.64083108714188</text:p>
              </table:table-cell>
              <table:table-cell office:value-type="float" office:value="0.000517426681388859">
                <text:p>0.000517426681388859</text:p>
              </table:table-cell>
              <table:table-cell office:value-type="float" office:value="8.04527327188821E-036">
                <text:p>8.04527327188821E-0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73499999999992">
                <text:p>0.373499999999992</text:p>
              </table:table-cell>
              <table:table-cell office:value-type="float" office:value="44.3701040734434">
                <text:p>44.3701040734434</text:p>
              </table:table-cell>
              <table:table-cell office:value-type="float" office:value="36.9551002665801">
                <text:p>36.9551002665801</text:p>
              </table:table-cell>
              <table:table-cell office:value-type="float" office:value="23.8945370522895">
                <text:p>23.8945370522895</text:p>
              </table:table-cell>
              <table:table-cell office:value-type="float" office:value="4.7541659780932">
                <text:p>4.7541659780932</text:p>
              </table:table-cell>
              <table:table-cell office:value-type="float" office:value="0.000569364154448611">
                <text:p>0.000569364154448611</text:p>
              </table:table-cell>
              <table:table-cell office:value-type="float" office:value="1.57415752903382E-035">
                <text:p>1.57415752903382E-0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73999999999992">
                <text:p>0.373999999999992</text:p>
              </table:table-cell>
              <table:table-cell office:value-type="float" office:value="44.6554770021954">
                <text:p>44.6554770021954</text:p>
              </table:table-cell>
              <table:table-cell office:value-type="float" office:value="37.2464790417652">
                <text:p>37.2464790417652</text:p>
              </table:table-cell>
              <table:table-cell office:value-type="float" office:value="24.1659316794138">
                <text:p>24.1659316794138</text:p>
              </table:table-cell>
              <table:table-cell office:value-type="float" office:value="4.86980512450806">
                <text:p>4.86980512450806</text:p>
              </table:table-cell>
              <table:table-cell office:value-type="float" office:value="0.000626278572272604">
                <text:p>0.000626278572272604</text:p>
              </table:table-cell>
              <table:table-cell office:value-type="float" office:value="3.07188993512387E-035">
                <text:p>3.07188993512387E-0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74499999999992">
                <text:p>0.374499999999992</text:p>
              </table:table-cell>
              <table:table-cell office:value-type="float" office:value="44.9415442550504">
                <text:p>44.9415442550504</text:p>
              </table:table-cell>
              <table:table-cell office:value-type="float" office:value="37.5389876133481">
                <text:p>37.5389876133481</text:p>
              </table:table-cell>
              <table:table-cell office:value-type="float" office:value="24.4393156483499">
                <text:p>24.4393156483499</text:p>
              </table:table-cell>
              <table:table-cell office:value-type="float" office:value="4.98778229508152">
                <text:p>4.98778229508152</text:p>
              </table:table-cell>
              <table:table-cell office:value-type="float" office:value="0.000688622348165481">
                <text:p>0.000688622348165481</text:p>
              </table:table-cell>
              <table:table-cell office:value-type="float" office:value="5.97878836325528E-035">
                <text:p>5.97878836325528E-0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74999999999992">
                <text:p>0.374999999999992</text:p>
              </table:table-cell>
              <table:table-cell office:value-type="float" office:value="45.2282957068964">
                <text:p>45.2282957068964</text:p>
              </table:table-cell>
              <table:table-cell office:value-type="float" office:value="37.8326165864695">
                <text:p>37.8326165864695</text:p>
              </table:table-cell>
              <table:table-cell office:value-type="float" office:value="24.7146868700782">
                <text:p>24.7146868700782</text:p>
              </table:table-cell>
              <table:table-cell office:value-type="float" office:value="5.10813140260056">
                <text:p>5.10813140260056</text:p>
              </table:table-cell>
              <table:table-cell office:value-type="float" office:value="0.000756886574779867">
                <text:p>0.000756886574779867</text:p>
              </table:table-cell>
              <table:table-cell office:value-type="float" office:value="1.16056850206427E-034">
                <text:p>1.16056850206427E-0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75499999999992">
                <text:p>0.375499999999992</text:p>
              </table:table-cell>
              <table:table-cell office:value-type="float" office:value="45.5157211156065">
                <text:p>45.5157211156065</text:p>
              </table:table-cell>
              <table:table-cell office:value-type="float" office:value="38.1273563876833">
                <text:p>38.1273563876833</text:p>
              </table:table-cell>
              <table:table-cell office:value-type="float" office:value="24.9920429638366">
                <text:p>24.9920429638366</text:p>
              </table:table-cell>
              <table:table-cell office:value-type="float" office:value="5.23088649436884">
                <text:p>5.23088649436884</text:p>
              </table:table-cell>
              <table:table-cell office:value-type="float" office:value="0.000831604096704312">
                <text:p>0.000831604096704312</text:p>
              </table:table-cell>
              <table:table-cell office:value-type="float" office:value="2.2468725995913E-034">
                <text:p>2.2468725995913E-0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75999999999992">
                <text:p>0.375999999999992</text:p>
              </table:table-cell>
              <table:table-cell office:value-type="float" office:value="45.8038101223367">
                <text:p>45.8038101223367</text:p>
              </table:table-cell>
              <table:table-cell office:value-type="float" office:value="38.4231972647549">
                <text:p>38.4231972647549</text:p>
              </table:table-cell>
              <table:table-cell office:value-type="float" office:value="25.2713812542618">
                <text:p>25.2713812542618</text:p>
              </table:table-cell>
              <table:table-cell office:value-type="float" office:value="5.35608174233517">
                <text:p>5.35608174233517</text:p>
              </table:table-cell>
              <table:table-cell office:value-type="float" office:value="0.000913352805636453">
                <text:p>0.000913352805636453</text:p>
              </table:table-cell>
              <table:table-cell office:value-type="float" office:value="4.3384658777404E-034">
                <text:p>4.3384658777404E-0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76499999999992">
                <text:p>0.376499999999992</text:p>
              </table:table-cell>
              <table:table-cell office:value-type="float" office:value="46.0925522518388">
                <text:p>46.0925522518388</text:p>
              </table:table-cell>
              <table:table-cell office:value-type="float" office:value="38.7201292864869">
                <text:p>38.7201292864869</text:p>
              </table:table-cell>
              <table:table-cell office:value-type="float" office:value="25.5526987685645">
                <text:p>25.5526987685645</text:p>
              </table:table-cell>
              <table:table-cell office:value-type="float" office:value="5.48375143292427">
                <text:p>5.48375143292427</text:p>
              </table:table-cell>
              <table:table-cell office:value-type="float" office:value="0.00100275917238148">
                <text:p>0.00100275917238148</text:p>
              </table:table-cell>
              <table:table-cell office:value-type="float" office:value="8.35495265995883E-034">
                <text:p>8.35495265995883E-0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76999999999992">
                <text:p>0.376999999999992</text:p>
              </table:table-cell>
              <table:table-cell office:value-type="float" office:value="46.3819369127914">
                <text:p>46.3819369127914</text:p>
              </table:table-cell>
              <table:table-cell office:value-type="float" office:value="39.0181423425703">
                <text:p>39.0181423425703</text:p>
              </table:table-cell>
              <table:table-cell office:value-type="float" office:value="25.8359922337399">
                <text:p>25.8359922337399</text:p>
              </table:table-cell>
              <table:table-cell office:value-type="float" office:value="5.61392995656851">
                <text:p>5.61392995656851</text:p>
              </table:table-cell>
              <table:table-cell office:value-type="float" office:value="0.0011005020306686">
                <text:p>0.0011005020306686</text:p>
              </table:table-cell>
              <table:table-cell office:value-type="float" office:value="1.60472962553996E-033">
                <text:p>1.60472962553996E-0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77499999999991">
                <text:p>0.377499999999991</text:p>
              </table:table-cell>
              <table:table-cell office:value-type="float" office:value="46.6719533981471">
                <text:p>46.6719533981471</text:p>
              </table:table-cell>
              <table:table-cell office:value-type="float" office:value="39.3172261434637">
                <text:p>39.3172261434637</text:p>
              </table:table-cell>
              <table:table-cell office:value-type="float" office:value="26.1212580738144">
                <text:p>26.1212580738144</text:p>
              </table:table-cell>
              <table:table-cell office:value-type="float" office:value="5.74665179693958">
                <text:p>5.74665179693958</text:p>
              </table:table-cell>
              <table:table-cell office:value-type="float" office:value="0.00120731662855781">
                <text:p>0.00120731662855781</text:p>
              </table:table-cell>
              <table:table-cell office:value-type="float" office:value="3.07404214046164E-033">
                <text:p>3.07404214046164E-0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77999999999991">
                <text:p>0.377999999999991</text:p>
              </table:table-cell>
              <table:table-cell office:value-type="float" office:value="46.9625908854964">
                <text:p>46.9625908854964</text:p>
              </table:table-cell>
              <table:table-cell office:value-type="float" office:value="39.6173702202984">
                <text:p>39.6173702202984</text:p>
              </table:table-cell>
              <table:table-cell office:value-type="float" office:value="26.4084924071306">
                <text:p>26.4084924071306</text:p>
              </table:table-cell>
              <table:table-cell office:value-type="float" office:value="5.88195151987909">
                <text:p>5.88195151987909</text:p>
              </table:table-cell>
              <table:table-cell office:value-type="float" office:value="0.00132399896401562">
                <text:p>0.00132399896401562</text:p>
              </table:table-cell>
              <table:table-cell office:value-type="float" office:value="5.87310590969861E-033">
                <text:p>5.87310590969861E-0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78499999999991">
                <text:p>0.378499999999991</text:p>
              </table:table-cell>
              <table:table-cell office:value-type="float" office:value="47.2538384374496">
                <text:p>47.2538384374496</text:p>
              </table:table-cell>
              <table:table-cell office:value-type="float" office:value="39.9185639248115">
                <text:p>39.9185639248115</text:p>
              </table:table-cell>
              <table:table-cell office:value-type="float" office:value="26.6976910436701">
                <text:p>26.6976910436701</text:p>
              </table:table-cell>
              <table:table-cell office:value-type="float" office:value="6.01986376202743">
                <text:p>6.01986376202743</text:p>
              </table:table-cell>
              <table:table-cell office:value-type="float" office:value="0.00145141042207089">
                <text:p>0.00145141042207089</text:p>
              </table:table-cell>
              <table:table-cell office:value-type="float" office:value="1.11911809482882E-032">
                <text:p>1.11911809482882E-0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78999999999991">
                <text:p>0.378999999999991</text:p>
              </table:table-cell>
              <table:table-cell office:value-type="float" office:value="47.5456850020343">
                <text:p>47.5456850020343</text:p>
              </table:table-cell>
              <table:table-cell office:value-type="float" office:value="40.220796429306">
                <text:p>40.220796429306</text:p>
              </table:table-cell>
              <table:table-cell office:value-type="float" office:value="26.9888494824164">
                <text:p>26.9888494824164</text:p>
              </table:table-cell>
              <table:table-cell office:value-type="float" office:value="6.16042321915018">
                <text:p>6.16042321915018</text:p>
              </table:table-cell>
              <table:table-cell office:value-type="float" office:value="0.00159048273182123">
                <text:p>0.00159048273182123</text:p>
              </table:table-cell>
              <table:table-cell office:value-type="float" office:value="2.12683634166751E-032">
                <text:p>2.12683634166751E-0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79499999999991">
                <text:p>0.379499999999991</text:p>
              </table:table-cell>
              <table:table-cell office:value-type="float" office:value="47.8381194131112">
                <text:p>47.8381194131112</text:p>
              </table:table-cell>
              <table:table-cell office:value-type="float" office:value="40.5240567266394">
                <text:p>40.5240567266394</text:p>
              </table:table-cell>
              <table:table-cell office:value-type="float" office:value="27.281962908759">
                <text:p>27.281962908759</text:p>
              </table:table-cell>
              <table:table-cell office:value-type="float" office:value="6.30366463416192">
                <text:p>6.30366463416192</text:p>
              </table:table-cell>
              <table:table-cell office:value-type="float" office:value="0.00174222326244429">
                <text:p>0.00174222326244429</text:p>
              </table:table-cell>
              <table:table-cell office:value-type="float" office:value="4.03127380745178E-032">
                <text:p>4.03127380745178E-0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79999999999991">
                <text:p>0.379999999999991</text:p>
              </table:table-cell>
              <table:table-cell office:value-type="float" office:value="48.1311303908064">
                <text:p>48.1311303908064</text:p>
              </table:table-cell>
              <table:table-cell office:value-type="float" office:value="40.8283336302392">
                <text:p>40.8283336302392</text:p>
              </table:table-cell>
              <table:table-cell office:value-type="float" office:value="27.5770261919399">
                <text:p>27.5770261919399</text:p>
              </table:table-cell>
              <table:table-cell office:value-type="float" office:value="6.44962278484704">
                <text:p>6.44962278484704</text:p>
              </table:table-cell>
              <table:table-cell office:value-type="float" office:value="0.00190772067827823">
                <text:p>0.00190772067827823</text:p>
              </table:table-cell>
              <table:table-cell office:value-type="float" office:value="7.62080046164044E-032">
                <text:p>7.62080046164044E-0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80499999999991">
                <text:p>0.380499999999991</text:p>
              </table:table-cell>
              <table:table-cell office:value-type="float" office:value="48.4247065419608">
                <text:p>48.4247065419608</text:p>
              </table:table-cell>
              <table:table-cell office:value-type="float" office:value="41.1336157741473">
                <text:p>41.1336157741473</text:p>
              </table:table-cell>
              <table:table-cell office:value-type="float" office:value="27.8740338825423">
                <text:p>27.8740338825423</text:p>
              </table:table-cell>
              <table:table-cell office:value-type="float" office:value="6.59833247127768">
                <text:p>6.59833247127768</text:p>
              </table:table-cell>
              <table:table-cell office:value-type="float" office:value="0.00208815097396853">
                <text:p>0.00208815097396853</text:p>
              </table:table-cell>
              <table:table-cell office:value-type="float" office:value="1.43684179933964E-031">
                <text:p>1.43684179933964E-0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80999999999991">
                <text:p>0.380999999999991</text:p>
              </table:table-cell>
              <table:table-cell office:value-type="float" office:value="48.7188363605971">
                <text:p>48.7188363605971</text:p>
              </table:table-cell>
              <table:table-cell office:value-type="float" office:value="41.4398916130921">
                <text:p>41.4398916130921</text:p>
              </table:table-cell>
              <table:table-cell office:value-type="float" office:value="28.1729802100251">
                <text:p>28.1729802100251</text:p>
              </table:table-cell>
              <table:table-cell office:value-type="float" office:value="6.74982850292906">
                <text:p>6.74982850292906</text:p>
              </table:table-cell>
              <table:table-cell office:value-type="float" office:value="0.00228478391163536">
                <text:p>0.00228478391163536</text:p>
              </table:table-cell>
              <table:table-cell office:value-type="float" office:value="2.70188827225524E-031">
                <text:p>2.70188827225524E-0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81499999999991">
                <text:p>0.381499999999991</text:p>
              </table:table-cell>
              <table:table-cell office:value-type="float" office:value="49.0135082284037">
                <text:p>49.0135082284037</text:p>
              </table:table-cell>
              <table:table-cell office:value-type="float" office:value="41.7471494225903">
                <text:p>41.7471494225903</text:p>
              </table:table-cell>
              <table:table-cell office:value-type="float" office:value="28.4738590803022">
                <text:p>28.4738590803022</text:p>
              </table:table-cell>
              <table:table-cell office:value-type="float" office:value="6.90414568549251">
                <text:p>6.90414568549251</text:p>
              </table:table-cell>
              <table:table-cell office:value-type="float" office:value="0.0024989898829936">
                <text:p>0.0024989898829936</text:p>
              </table:table-cell>
              <table:table-cell office:value-type="float" office:value="5.06729150185171E-031">
                <text:p>5.06729150185171E-0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81999999999991">
                <text:p>0.381999999999991</text:p>
              </table:table-cell>
              <table:table-cell office:value-type="float" office:value="49.3087104152357">
                <text:p>49.3087104152357</text:p>
              </table:table-cell>
              <table:table-cell office:value-type="float" office:value="42.0553772990755">
                <text:p>42.0553772990755</text:p>
              </table:table-cell>
              <table:table-cell office:value-type="float" office:value="28.7766640733684">
                <text:p>28.7766640733684</text:p>
              </table:table-cell>
              <table:table-cell office:value-type="float" office:value="7.061318807387">
                <text:p>7.061318807387</text:p>
              </table:table-cell>
              <table:table-cell office:value-type="float" office:value="0.0027322472203571">
                <text:p>0.0027322472203571</text:p>
              </table:table-cell>
              <table:table-cell office:value-type="float" office:value="9.47838750181846E-031">
                <text:p>9.47838750181846E-0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82499999999991">
                <text:p>0.382499999999991</text:p>
              </table:table-cell>
              <table:table-cell office:value-type="float" office:value="49.6044310796338">
                <text:p>49.6044310796338</text:p>
              </table:table-cell>
              <table:table-cell office:value-type="float" office:value="42.3645631600578">
                <text:p>42.3645631600578</text:p>
              </table:table-cell>
              <table:table-cell office:value-type="float" office:value="29.0813884409739">
                <text:p>29.0813884409739</text:p>
              </table:table-cell>
              <table:table-cell office:value-type="float" office:value="7.22138262596988">
                <text:p>7.22138262596988</text:p>
              </table:table-cell>
              <table:table-cell office:value-type="float" office:value="0.00298614998147595">
                <text:p>0.00298614998147595</text:p>
              </table:table-cell>
              <table:table-cell office:value-type="float" office:value="1.76824769589779E-030">
                <text:p>1.76824769589779E-03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82999999999991">
                <text:p>0.382999999999991</text:p>
              </table:table-cell>
              <table:table-cell office:value-type="float" office:value="49.9006582693597">
                <text:p>49.9006582693597</text:p>
              </table:table-cell>
              <table:table-cell office:value-type="float" office:value="42.6746947443111">
                <text:p>42.6746947443111</text:p>
              </table:table-cell>
              <table:table-cell office:value-type="float" office:value="29.3880251043468">
                <text:p>29.3880251043468</text:p>
              </table:table-cell>
              <table:table-cell office:value-type="float" office:value="7.38437185344807">
                <text:p>7.38437185344807</text:p>
              </table:table-cell>
              <table:table-cell office:value-type="float" office:value="0.00326241623419097">
                <text:p>0.00326241623419097</text:p>
              </table:table-cell>
              <table:table-cell office:value-type="float" office:value="3.29004479707253E-030">
                <text:p>3.29004479707253E-03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83499999999991">
                <text:p>0.383499999999991</text:p>
              </table:table-cell>
              <table:table-cell office:value-type="float" office:value="50.1973799219494">
                <text:p>50.1973799219494</text:p>
              </table:table-cell>
              <table:table-cell office:value-type="float" office:value="42.9857596120901">
                <text:p>42.9857596120901</text:p>
              </table:table-cell>
              <table:table-cell office:value-type="float" office:value="29.6965666519671">
                <text:p>29.6965666519671</text:p>
              </table:table-cell>
              <table:table-cell office:value-type="float" office:value="7.55032114249091">
                <text:p>7.55032114249091</text:p>
              </table:table-cell>
              <table:table-cell office:value-type="float" office:value="0.00356289686793888">
                <text:p>0.00356289686793888</text:p>
              </table:table-cell>
              <table:table-cell office:value-type="float" office:value="6.10535035933196E-030">
                <text:p>6.10535035933196E-03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83999999999991">
                <text:p>0.383999999999991</text:p>
              </table:table-cell>
              <table:table-cell office:value-type="float" office:value="50.4945838652838">
                <text:p>50.4945838652838</text:p>
              </table:table-cell>
              <table:table-cell office:value-type="float" office:value="43.297745145377">
                <text:p>43.297745145377</text:p>
              </table:table-cell>
              <table:table-cell office:value-type="float" office:value="30.0070053373904">
                <text:p>30.0070053373904</text:p>
              </table:table-cell>
              <table:table-cell office:value-type="float" office:value="7.71926507154622">
                <text:p>7.71926507154622</text:p>
              </table:table-cell>
              <table:table-cell office:value-type="float" office:value="0.00388958496020468">
                <text:p>0.00388958496020468</text:p>
              </table:table-cell>
              <table:table-cell office:value-type="float" office:value="1.12997657559319E-029">
                <text:p>1.12997657559319E-0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84499999999991">
                <text:p>0.384499999999991</text:p>
              </table:table-cell>
              <table:table-cell office:value-type="float" office:value="50.7922578181763">
                <text:p>50.7922578181763</text:p>
              </table:table-cell>
              <table:table-cell office:value-type="float" office:value="43.6106385481573">
                <text:p>43.6106385481573</text:p>
              </table:table-cell>
              <table:table-cell office:value-type="float" office:value="30.3193330771252">
                <text:p>30.3193330771252</text:p>
              </table:table-cell>
              <table:table-cell office:value-type="float" office:value="7.89123812986147">
                <text:p>7.89123812986147</text:p>
              </table:table-cell>
              <table:table-cell office:value-type="float" office:value="0.00424462572708984">
                <text:p>0.00424462572708984</text:p>
              </table:table-cell>
              <table:table-cell office:value-type="float" office:value="2.08582735845163E-029">
                <text:p>2.08582735845163E-0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84999999999991">
                <text:p>0.384999999999991</text:p>
              </table:table-cell>
              <table:table-cell office:value-type="float" office:value="51.0903893909781">
                <text:p>51.0903893909781</text:p>
              </table:table-cell>
              <table:table-cell office:value-type="float" office:value="43.9244268467262">
                <text:p>43.9244268467262</text:p>
              </table:table-cell>
              <table:table-cell office:value-type="float" office:value="30.6335414485633">
                <text:p>30.6335414485633</text:p>
              </table:table-cell>
              <table:table-cell office:value-type="float" office:value="8.06627470221187">
                <text:p>8.06627470221187</text:p>
              </table:table-cell>
              <table:table-cell office:value-type="float" office:value="0.00463032708824497">
                <text:p>0.00463032708824497</text:p>
              </table:table-cell>
              <table:table-cell office:value-type="float" office:value="3.84005414375994E-029">
                <text:p>3.84005414375994E-0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85499999999991">
                <text:p>0.385499999999991</text:p>
              </table:table-cell>
              <table:table-cell office:value-type="float" office:value="51.3889660862009">
                <text:p>51.3889660862009</text:p>
              </table:table-cell>
              <table:table-cell office:value-type="float" office:value="44.2390968900237">
                <text:p>44.2390968900237</text:p>
              </table:table-cell>
              <table:table-cell office:value-type="float" office:value="30.9496216879649">
                <text:p>30.9496216879649</text:p>
              </table:table-cell>
              <table:table-cell office:value-type="float" office:value="8.24440905333788">
                <text:p>8.24440905333788</text:p>
              </table:table-cell>
              <table:table-cell office:value-type="float" office:value="0.00504917087749915">
                <text:p>0.00504917087749915</text:p>
              </table:table-cell>
              <table:table-cell office:value-type="float" office:value="7.05093004092285E-029">
                <text:p>7.05093004092285E-0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85999999999991">
                <text:p>0.385999999999991</text:p>
              </table:table-cell>
              <table:table-cell office:value-type="float" office:value="51.6879752991567">
                <text:p>51.6879752991567</text:p>
              </table:table-cell>
              <table:table-cell office:value-type="float" office:value="44.5546353500013">
                <text:p>44.5546353500013</text:p>
              </table:table-cell>
              <table:table-cell office:value-type="float" office:value="31.267564688499">
                <text:p>31.267564688499</text:p>
              </table:table-cell>
              <table:table-cell office:value-type="float" office:value="8.42567531209447">
                <text:p>8.42567531209447</text:p>
              </table:table-cell>
              <table:table-cell office:value-type="float" office:value="0.00550382473160268">
                <text:p>0.00550382473160268</text:p>
              </table:table-cell>
              <table:table-cell office:value-type="float" office:value="1.29123572382767E-028">
                <text:p>1.29123572382767E-0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8649999999999">
                <text:p>0.38649999999999</text:p>
              </table:table-cell>
              <table:table-cell office:value-type="float" office:value="51.9874043186151">
                <text:p>51.9874043186151</text:p>
              </table:table-cell>
              <table:table-cell office:value-type="float" office:value="44.8710287220178">
                <text:p>44.8710287220178</text:p>
              </table:table-cell>
              <table:table-cell office:value-type="float" office:value="31.5873609983419">
                <text:p>31.5873609983419</text:p>
              </table:table-cell>
              <table:table-cell office:value-type="float" office:value="8.61010745531496">
                <text:p>8.61010745531496</text:p>
              </table:table-cell>
              <table:table-cell office:value-type="float" office:value="0.00599715469058082">
                <text:p>0.00599715469058082</text:p>
              </table:table-cell>
              <table:table-cell office:value-type="float" office:value="2.35838513943516E-028">
                <text:p>2.35838513943516E-0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8699999999999">
                <text:p>0.38699999999999</text:p>
              </table:table-cell>
              <table:table-cell office:value-type="float" office:value="52.2872403274787">
                <text:p>52.2872403274787</text:p>
              </table:table-cell>
              <table:table-cell office:value-type="float" office:value="45.1882633252657">
                <text:p>45.1882633252657</text:p>
              </table:table-cell>
              <table:table-cell office:value-type="float" office:value="31.909000818832">
                <text:p>31.909000818832</text:p>
              </table:table-cell>
              <table:table-cell office:value-type="float" office:value="8.79773929139242">
                <text:p>8.79773929139242</text:p>
              </table:table-cell>
              <table:table-cell office:value-type="float" office:value="0.00653223854426995">
                <text:p>0.00653223854426995</text:p>
              </table:table-cell>
              <table:table-cell office:value-type="float" office:value="4.29609618132083E-028">
                <text:p>4.29609618132083E-0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8749999999999">
                <text:p>0.38749999999999</text:p>
              </table:table-cell>
              <table:table-cell office:value-type="float" office:value="52.5874704034745">
                <text:p>52.5874704034745</text:p>
              </table:table-cell>
              <table:table-cell office:value-type="float" office:value="45.5063253032289">
                <text:p>45.5063253032289</text:p>
              </table:table-cell>
              <table:table-cell office:value-type="float" office:value="32.2324740026851">
                <text:p>32.2324740026851</text:p>
              </table:table-cell>
              <table:table-cell office:value-type="float" office:value="8.98860444358203">
                <text:p>8.98860444358203</text:p>
              </table:table-cell>
              <table:table-cell office:value-type="float" office:value="0.00711237996066934">
                <text:p>0.00711237996066934</text:p>
              </table:table-cell>
              <table:table-cell office:value-type="float" office:value="7.80518734032582E-028">
                <text:p>7.80518734032582E-0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8799999999999">
                <text:p>0.38799999999999</text:p>
              </table:table-cell>
              <table:table-cell office:value-type="float" office:value="52.8880815198637">
                <text:p>52.8880815198637</text:p>
              </table:table-cell>
              <table:table-cell office:value-type="float" office:value="45.82520062417">
                <text:p>45.82520062417</text:p>
              </table:table-cell>
              <table:table-cell office:value-type="float" office:value="32.5577700522689">
                <text:p>32.5577700522689</text:p>
              </table:table-cell>
              <table:table-cell office:value-type="float" office:value="9.18273633302766">
                <text:p>9.18273633302766</text:p>
              </table:table-cell>
              <table:table-cell office:value-type="float" office:value="0.00774112343278684">
                <text:p>0.00774112343278684</text:p>
              </table:table-cell>
              <table:table-cell office:value-type="float" office:value="1.41430389228509E-027">
                <text:p>1.41430389228509E-0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8849999999999">
                <text:p>0.38849999999999</text:p>
              </table:table-cell>
              <table:table-cell office:value-type="float" office:value="53.189060546169">
                <text:p>53.189060546169</text:p>
              </table:table-cell>
              <table:table-cell office:value-type="float" office:value="46.1448750816491">
                <text:p>46.1448750816491</text:p>
              </table:table-cell>
              <table:table-cell office:value-type="float" office:value="32.8848781179394">
                <text:p>32.8848781179394</text:p>
              </table:table-cell>
              <table:table-cell office:value-type="float" office:value="9.3801681615168">
                <text:p>9.3801681615168</text:p>
              </table:table-cell>
              <table:table-cell office:value-type="float" office:value="0.00842227008168018">
                <text:p>0.00842227008168018</text:p>
              </table:table-cell>
              <table:table-cell office:value-type="float" office:value="2.55594916052622E-027">
                <text:p>2.55594916052622E-0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8899999999999">
                <text:p>0.38899999999999</text:p>
              </table:table-cell>
              <table:table-cell office:value-type="float" office:value="53.4903942489185">
                <text:p>53.4903942489185</text:p>
              </table:table-cell>
              <table:table-cell office:value-type="float" office:value="46.4653342950731">
                <text:p>46.4653342950731</text:p>
              </table:table-cell>
              <table:table-cell office:value-type="float" office:value="33.2137869964388">
                <text:p>33.2137869964388</text:p>
              </table:table-cell>
              <table:table-cell office:value-type="float" office:value="9.58093289396751">
                <text:p>9.58093289396751</text:p>
              </table:table-cell>
              <table:table-cell office:value-type="float" office:value="0.00915989435439114">
                <text:p>0.00915989435439114</text:p>
              </table:table-cell>
              <table:table-cell office:value-type="float" office:value="4.60693150429547E-027">
                <text:p>4.60693150429547E-0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8949999999999">
                <text:p>0.38949999999999</text:p>
              </table:table-cell>
              <table:table-cell office:value-type="float" office:value="53.7920692924078">
                <text:p>53.7920692924078</text:p>
              </table:table-cell>
              <table:table-cell office:value-type="float" office:value="46.7865637102763">
                <text:p>46.7865637102763</text:p>
              </table:table-cell>
              <table:table-cell office:value-type="float" office:value="33.5444851293577">
                <text:p>33.5444851293577</text:p>
              </table:table-cell>
              <table:table-cell office:value-type="float" office:value="9.78506324065218">
                <text:p>9.78506324065218</text:p>
              </table:table-cell>
              <table:table-cell office:value-type="float" office:value="0.00995836165643241">
                <text:p>0.00995836165643241</text:p>
              </table:table-cell>
              <table:table-cell office:value-type="float" office:value="8.28173574294009E-027">
                <text:p>8.28173574294009E-0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8999999999999">
                <text:p>0.38999999999999</text:p>
              </table:table-cell>
              <table:table-cell office:value-type="float" office:value="54.0940722394783">
                <text:p>54.0940722394783</text:p>
              </table:table-cell>
              <table:table-cell office:value-type="float" office:value="47.1085486001321">
                <text:p>47.1085486001321</text:p>
              </table:table-cell>
              <table:table-cell office:value-type="float" office:value="33.876960601661">
                <text:p>33.876960601661</text:p>
              </table:table-cell>
              <table:table-cell office:value-type="float" office:value="9.9925916391622">
                <text:p>9.9925916391622</text:p>
              </table:table-cell>
              <table:table-cell office:value-type="float" office:value="0.0108223469594094">
                <text:p>0.0108223469594094</text:p>
              </table:table-cell>
              <table:table-cell office:value-type="float" office:value="1.48484476351312E-026">
                <text:p>1.48484476351312E-0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9049999999999">
                <text:p>0.39049999999999</text:p>
              </table:table-cell>
              <table:table-cell office:value-type="float" office:value="54.3963895523143">
                <text:p>54.3963895523143</text:p>
              </table:table-cell>
              <table:table-cell office:value-type="float" office:value="47.4312740651957">
                <text:p>47.4312740651957</text:p>
              </table:table-cell>
              <table:table-cell office:value-type="float" office:value="34.2112011402792">
                <text:p>34.2112011402792</text:p>
              </table:table-cell>
              <table:table-cell office:value-type="float" office:value="10.2035502361188">
                <text:p>10.2035502361188</text:p>
              </table:table-cell>
              <table:table-cell office:value-type="float" office:value="0.0117568544252348">
                <text:p>0.0117568544252348</text:p>
              </table:table-cell>
              <table:table-cell office:value-type="float" office:value="2.6551606563769E-026">
                <text:p>2.6551606563769E-0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9099999999999">
                <text:p>0.39099999999999</text:p>
              </table:table-cell>
              <table:table-cell office:value-type="float" office:value="54.6990075932565">
                <text:p>54.6990075932565</text:p>
              </table:table-cell>
              <table:table-cell office:value-type="float" office:value="47.7547250343783">
                <text:p>47.7547250343783</text:p>
              </table:table-cell>
              <table:table-cell office:value-type="float" office:value="34.547194112767">
                <text:p>34.547194112767</text:p>
              </table:table-cell>
              <table:table-cell office:value-type="float" office:value="10.417970868635">
                <text:p>10.417970868635</text:p>
              </table:table-cell>
              <table:table-cell office:value-type="float" office:value="0.0127672380892172">
                <text:p>0.0127672380892172</text:p>
              </table:table-cell>
              <table:table-cell office:value-type="float" office:value="4.73533410153784E-026">
                <text:p>4.73533410153784E-0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9149999999999">
                <text:p>0.39149999999999</text:p>
              </table:table-cell>
              <table:table-cell office:value-type="float" office:value="55.0019126256324">
                <text:p>55.0019126256324</text:p>
              </table:table-cell>
              <table:table-cell office:value-type="float" office:value="48.0788862656528">
                <text:p>48.0788862656528</text:p>
              </table:table-cell>
              <table:table-cell office:value-type="float" office:value="34.8849265260284">
                <text:p>34.8849265260284</text:p>
              </table:table-cell>
              <table:table-cell office:value-type="float" office:value="10.6358850455341">
                <text:p>10.6358850455341</text:p>
              </table:table-cell>
              <table:table-cell office:value-type="float" office:value="0.0138592236450633">
                <text:p>0.0138592236450633</text:p>
              </table:table-cell>
              <table:table-cell office:value-type="float" office:value="8.42287813936451E-026">
                <text:p>8.42287813936451E-0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9199999999999">
                <text:p>0.39199999999999</text:p>
              </table:table-cell>
              <table:table-cell office:value-type="float" office:value="55.305090814605">
                <text:p>55.305090814605</text:p>
              </table:table-cell>
              <table:table-cell office:value-type="float" office:value="48.4037423467908">
                <text:p>48.4037423467908</text:p>
              </table:table-cell>
              <table:table-cell office:value-type="float" office:value="35.2243850251106">
                <text:p>35.2243850251106</text:p>
              </table:table-cell>
              <table:table-cell office:value-type="float" office:value="10.8573239283307">
                <text:p>10.8573239283307</text:p>
              </table:table-cell>
              <table:table-cell office:value-type="float" office:value="0.0150389313755275">
                <text:p>0.0150389313755275</text:p>
              </table:table-cell>
              <table:table-cell office:value-type="float" office:value="1.49424041365126E-025">
                <text:p>1.49424041365126E-0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9249999999999">
                <text:p>0.39249999999999</text:p>
              </table:table-cell>
              <table:table-cell office:value-type="float" office:value="55.6085282280379">
                <text:p>55.6085282280379</text:p>
              </table:table-cell>
              <table:table-cell office:value-type="float" office:value="48.7292776961313">
                <text:p>48.7292776961313</text:p>
              </table:table-cell>
              <table:table-cell office:value-type="float" office:value="35.5655558920681">
                <text:p>35.5655558920681</text:p>
              </table:table-cell>
              <table:table-cell office:value-type="float" office:value="11.0823183119794">
                <text:p>11.0823183119794</text:p>
              </table:table-cell>
              <table:table-cell office:value-type="float" office:value="0.0163129002730537">
                <text:p>0.0163129002730537</text:p>
              </table:table-cell>
              <table:table-cell office:value-type="float" office:value="2.64381162935805E-025">
                <text:p>2.64381162935805E-0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9299999999999">
                <text:p>0.39299999999999</text:p>
              </table:table-cell>
              <table:table-cell office:value-type="float" office:value="55.9122108373777">
                <text:p>55.9122108373777</text:p>
              </table:table-cell>
              <table:table-cell office:value-type="float" office:value="49.0554765633807">
                <text:p>49.0554765633807</text:p>
              </table:table-cell>
              <table:table-cell office:value-type="float" office:value="35.9084250448962">
                <text:p>35.9084250448962</text:p>
              </table:table-cell>
              <table:table-cell office:value-type="float" office:value="11.3108986053987">
                <text:p>11.3108986053987</text:p>
              </table:table-cell>
              <table:table-cell office:value-type="float" office:value="0.017688113395283">
                <text:p>0.017688113395283</text:p>
              </table:table-cell>
              <table:table-cell office:value-type="float" office:value="4.66541851287406E-025">
                <text:p>4.66541851287406E-0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9349999999999">
                <text:p>0.39349999999999</text:p>
              </table:table-cell>
              <table:table-cell office:value-type="float" office:value="56.2161245185539">
                <text:p>56.2161245185539</text:p>
              </table:table-cell>
              <table:table-cell office:value-type="float" office:value="49.3823230304455">
                <text:p>49.3823230304455</text:p>
              </table:table-cell>
              <table:table-cell office:value-type="float" office:value="36.2529780365367">
                <text:p>36.2529780365367</text:p>
              </table:table-cell>
              <table:table-cell office:value-type="float" office:value="11.5430948117757">
                <text:p>11.5430948117757</text:p>
              </table:table-cell>
              <table:table-cell office:value-type="float" office:value="0.0191720245007284">
                <text:p>0.0191720245007284</text:p>
              </table:table-cell>
              <table:table-cell office:value-type="float" office:value="8.21108934253295E-025">
                <text:p>8.21108934253295E-0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9399999999999">
                <text:p>0.39399999999999</text:p>
              </table:table-cell>
              <table:table-cell office:value-type="float" office:value="56.5202550528955">
                <text:p>56.5202550528955</text:p>
              </table:table-cell>
              <table:table-cell office:value-type="float" office:value="49.7098010122954">
                <text:p>49.7098010122954</text:p>
              </table:table-cell>
              <table:table-cell office:value-type="float" office:value="36.5992000539559">
                <text:p>36.5992000539559</text:p>
              </table:table-cell>
              <table:table-cell office:value-type="float" office:value="11.7789365086582">
                <text:p>11.7789365086582</text:p>
              </table:table-cell>
              <table:table-cell office:value-type="float" office:value="0.0207725860102472">
                <text:p>0.0207725860102472</text:p>
              </table:table-cell>
              <table:table-cell office:value-type="float" office:value="1.44132200211575E-024">
                <text:p>1.44132200211575E-0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9449999999999">
                <text:p>0.39449999999999</text:p>
              </table:table-cell>
              <table:table-cell office:value-type="float" office:value="56.8245881280647">
                <text:p>56.8245881280647</text:p>
              </table:table-cell>
              <table:table-cell office:value-type="float" office:value="50.0378942578591">
                <text:p>50.0378942578591</text:p>
              </table:table-cell>
              <table:table-cell office:value-type="float" office:value="36.9470759172955">
                <text:p>36.9470759172955</text:p>
              </table:table-cell>
              <table:table-cell office:value-type="float" office:value="12.018452827843">
                <text:p>12.018452827843</text:p>
              </table:table-cell>
              <table:table-cell office:value-type="float" office:value="0.0224982783401458">
                <text:p>0.0224982783401458</text:p>
              </table:table-cell>
              <table:table-cell office:value-type="float" office:value="2.52331415787706E-024">
                <text:p>2.52331415787706E-0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9499999999999">
                <text:p>0.39499999999999</text:p>
              </table:table-cell>
              <table:table-cell office:value-type="float" office:value="57.1291093390078">
                <text:p>57.1291093390078</text:p>
              </table:table-cell>
              <table:table-cell office:value-type="float" office:value="50.366586350952">
                <text:p>50.366586350952</text:p>
              </table:table-cell>
              <table:table-cell office:value-type="float" office:value="37.2965900790986">
                <text:p>37.2965900790986</text:p>
              </table:table-cell>
              <table:table-cell office:value-type="float" office:value="12.261672435065">
                <text:p>12.261672435065</text:p>
              </table:table-cell>
              <table:table-cell office:value-type="float" office:value="0.0243581406528378">
                <text:p>0.0243581406528378</text:p>
              </table:table-cell>
              <table:table-cell office:value-type="float" office:value="4.40587023749262E-024">
                <text:p>4.40587023749262E-0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9549999999999">
                <text:p>0.39549999999999</text:p>
              </table:table-cell>
              <table:table-cell office:value-type="float" office:value="57.4338041889227">
                <text:p>57.4338041889227</text:p>
              </table:table-cell>
              <table:table-cell office:value-type="float" office:value="50.6958607112353">
                <text:p>50.6958607112353</text:p>
              </table:table-cell>
              <table:table-cell office:value-type="float" office:value="37.6477266236104">
                <text:p>37.6477266236104</text:p>
              </table:table-cell>
              <table:table-cell office:value-type="float" office:value="12.5086235094977">
                <text:p>12.5086235094977</text:p>
              </table:table-cell>
              <table:table-cell office:value-type="float" office:value="0.0263618030709196">
                <text:p>0.0263618030709196</text:p>
              </table:table-cell>
              <table:table-cell office:value-type="float" office:value="7.67259278671818E-024">
                <text:p>7.67259278671818E-0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95999999999989">
                <text:p>0.395999999999989</text:p>
              </table:table-cell>
              <table:table-cell office:value-type="float" office:value="57.7386580902435">
                <text:p>57.7386580902435</text:p>
              </table:table-cell>
              <table:table-cell office:value-type="float" office:value="51.0257005952072">
                <text:p>51.0257005952072</text:p>
              </table:table-cell>
              <table:table-cell office:value-type="float" office:value="38.0004692661549">
                <text:p>38.0004692661549</text:p>
              </table:table-cell>
              <table:table-cell office:value-type="float" office:value="12.7593337230712">
                <text:p>12.7593337230712</text:p>
              </table:table-cell>
              <table:table-cell office:value-type="float" office:value="0.0285195204003245">
                <text:p>0.0285195204003245</text:p>
              </table:table-cell>
              <table:table-cell office:value-type="float" office:value="1.33260876590939E-023">
                <text:p>1.33260876590939E-0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96499999999989">
                <text:p>0.396499999999989</text:p>
              </table:table-cell>
              <table:table-cell office:value-type="float" office:value="58.043656365642">
                <text:p>58.043656365642</text:p>
              </table:table-cell>
              <table:table-cell office:value-type="float" office:value="51.3560890972264">
                <text:p>51.3560890972264</text:p>
              </table:table-cell>
              <table:table-cell office:value-type="float" office:value="38.3548013525891">
                <text:p>38.3548013525891</text:p>
              </table:table-cell>
              <table:table-cell office:value-type="float" office:value="13.0138302196164">
                <text:p>13.0138302196164</text:p>
              </table:table-cell>
              <table:table-cell office:value-type="float" office:value="0.0308422074078543">
                <text:p>0.0308422074078543</text:p>
              </table:table-cell>
              <table:table-cell office:value-type="float" office:value="2.30841161988726E-023">
                <text:p>2.30841161988726E-0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96999999999989">
                <text:p>0.396999999999989</text:p>
              </table:table-cell>
              <table:table-cell office:value-type="float" office:value="58.3487842490456">
                <text:p>58.3487842490456</text:p>
              </table:table-cell>
              <table:table-cell office:value-type="float" office:value="51.6870091505671">
                <text:p>51.6870091505671</text:p>
              </table:table-cell>
              <table:table-cell office:value-type="float" office:value="38.7107058588345">
                <text:p>38.7107058588345</text:p>
              </table:table-cell>
              <table:table-cell office:value-type="float" office:value="13.2721395938441">
                <text:p>13.2721395938441</text:p>
              </table:table-cell>
              <table:table-cell office:value-type="float" office:value="0.0333414756978473">
                <text:p>0.0333414756978473</text:p>
              </table:table-cell>
              <table:table-cell office:value-type="float" office:value="3.98817224936151E-023">
                <text:p>3.98817224936151E-0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97499999999989">
                <text:p>0.397499999999989</text:p>
              </table:table-cell>
              <table:table-cell office:value-type="float" office:value="58.6540268866723">
                <text:p>58.6540268866723</text:p>
              </table:table-cell>
              <table:table-cell office:value-type="float" office:value="52.0184435285064">
                <text:p>52.0184435285064</text:p>
              </table:table-cell>
              <table:table-cell office:value-type="float" office:value="39.068165390488">
                <text:p>39.068165390488</text:p>
              </table:table-cell>
              <table:table-cell office:value-type="float" office:value="13.5342878701677">
                <text:p>13.5342878701677</text:p>
              </table:table-cell>
              <table:table-cell office:value-type="float" office:value="0.0360296722320266">
                <text:p>0.0360296722320266</text:p>
              </table:table-cell>
              <table:table-cell office:value-type="float" office:value="6.87202344038524E-023">
                <text:p>6.87202344038524E-0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97999999999989">
                <text:p>0.397999999999989</text:p>
              </table:table-cell>
              <table:table-cell office:value-type="float" office:value="58.9593693380822">
                <text:p>58.9593693380822</text:p>
              </table:table-cell>
              <table:table-cell office:value-type="float" office:value="52.3503748454432">
                <text:p>52.3503748454432</text:p>
              </table:table-cell>
              <table:table-cell office:value-type="float" office:value="39.4271621825121">
                <text:p>39.4271621825121</text:p>
              </table:table-cell>
              <table:table-cell office:value-type="float" office:value="13.8003004813789">
                <text:p>13.8003004813789</text:p>
              </table:table-cell>
              <table:table-cell office:value-type="float" office:value="0.0389199195356493">
                <text:p>0.0389199195356493</text:p>
              </table:table-cell>
              <table:table-cell office:value-type="float" office:value="1.18098784184482E-022">
                <text:p>1.18098784184482E-0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98499999999989">
                <text:p>0.398499999999989</text:p>
              </table:table-cell>
              <table:table-cell office:value-type="float" office:value="59.2647965772451">
                <text:p>59.2647965772451</text:p>
              </table:table-cell>
              <table:table-cell office:value-type="float" office:value="52.6827855580495">
                <text:p>52.6827855580495</text:p>
              </table:table-cell>
              <table:table-cell office:value-type="float" office:value="39.7876780990049">
                <text:p>39.7876780990049</text:p>
              </table:table-cell>
              <table:table-cell office:value-type="float" office:value="14.070202247185">
                <text:p>14.070202247185</text:p>
              </table:table-cell>
              <table:table-cell office:value-type="float" office:value="0.0420261576319524">
                <text:p>0.0420261576319524</text:p>
              </table:table-cell>
              <table:table-cell office:value-type="float" office:value="2.02421337670439E-022">
                <text:p>2.02421337670439E-0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98999999999989">
                <text:p>0.398999999999989</text:p>
              </table:table-cell>
              <table:table-cell office:value-type="float" office:value="59.5702934936254">
                <text:p>59.5702934936254</text:p>
              </table:table-cell>
              <table:table-cell office:value-type="float" office:value="53.0156579664536">
                <text:p>53.0156579664536</text:p>
              </table:table-cell>
              <table:table-cell office:value-type="float" office:value="40.1496946330523">
                <text:p>40.1496946330523</text:p>
              </table:table-cell>
              <table:table-cell office:value-type="float" office:value="14.3440173526181">
                <text:p>14.3440173526181</text:p>
              </table:table-cell>
              <table:table-cell office:value-type="float" office:value="0.0453631877455401">
                <text:p>0.0453631877455401</text:p>
              </table:table-cell>
              <table:table-cell office:value-type="float" office:value="3.46032765654598E-022">
                <text:p>3.46032765654598E-0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99499999999989">
                <text:p>0.399499999999989</text:p>
              </table:table-cell>
              <table:table-cell office:value-type="float" office:value="59.8758448932826">
                <text:p>59.8758448932826</text:p>
              </table:table-cell>
              <table:table-cell office:value-type="float" office:value="53.348974215455">
                <text:p>53.348974215455</text:p>
              </table:table-cell>
              <table:table-cell office:value-type="float" office:value="40.5131929066616">
                <text:p>40.5131929066616</text:p>
              </table:table-cell>
              <table:table-cell office:value-type="float" office:value="14.6217693263263">
                <text:p>14.6217693263263</text:p>
              </table:table-cell>
              <table:table-cell office:value-type="float" office:value="0.0489467178137681">
                <text:p>0.0489467178137681</text:p>
              </table:table-cell>
              <table:table-cell office:value-type="float" office:value="5.89967688389181E-022">
                <text:p>5.89967688389181E-02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99999999999989">
                <text:p>0.399999999999989</text:p>
              </table:table-cell>
              <table:table-cell office:value-type="float" office:value="60.1814354999885">
                <text:p>60.1814354999885</text:p>
              </table:table-cell>
              <table:table-cell office:value-type="float" office:value="53.6827162957714">
                <text:p>53.6827162957714</text:p>
              </table:table-cell>
              <table:table-cell office:value-type="float" office:value="40.8781536707782">
                <text:p>40.8781536707782</text:p>
              </table:table-cell>
              <table:table-cell office:value-type="float" office:value="14.9034810187564">
                <text:p>14.9034810187564</text:p>
              </table:table-cell>
              <table:table-cell office:value-type="float" office:value="0.052793409843344">
                <text:p>0.052793409843344</text:p>
              </table:table-cell>
              <table:table-cell office:value-type="float" office:value="1.00320410122199E-021">
                <text:p>1.00320410122199E-0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00499999999989">
                <text:p>0.400499999999989</text:p>
              </table:table-cell>
              <table:table-cell office:value-type="float" office:value="60.4870499563606">
                <text:p>60.4870499563606</text:p>
              </table:table-cell>
              <table:table-cell office:value-type="float" office:value="54.016866045318">
                <text:p>54.016866045318</text:p>
              </table:table-cell>
              <table:table-cell office:value-type="float" office:value="41.2445573053852">
                <text:p>41.2445573053852</text:p>
              </table:table-cell>
              <table:table-cell office:value-type="float" office:value="15.1891745802389">
                <text:p>15.1891745802389</text:p>
              </table:table-cell>
              <table:table-cell office:value-type="float" office:value="0.056920929147264">
                <text:p>0.056920929147264</text:p>
              </table:table-cell>
              <table:table-cell office:value-type="float" office:value="1.70137654230096E-021">
                <text:p>1.70137654230096E-0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400999999999989">
                <text:p>0.400999999999989</text:p>
              </table:table-cell>
              <table:table-cell office:value-type="float" office:value="60.7926728250117">
                <text:p>60.7926728250117</text:p>
              </table:table-cell>
              <table:table-cell office:value-type="float" office:value="54.3514051505175">
                <text:p>54.3514051505175</text:p>
              </table:table-cell>
              <table:table-cell office:value-type="float" office:value="41.612383819688">
                <text:p>41.612383819688</text:p>
              </table:table-cell>
              <table:table-cell office:value-type="float" office:value="15.4788714389867">
                <text:p>15.4788714389867</text:p>
              </table:table-cell>
              <table:table-cell office:value-type="float" office:value="0.0613479954948247">
                <text:p>0.0613479954948247</text:p>
              </table:table-cell>
              <table:table-cell office:value-type="float" office:value="2.87780691553846E-021">
                <text:p>2.87780691553846E-0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401499999999989">
                <text:p>0.401499999999989</text:p>
              </table:table-cell>
              <table:table-cell office:value-type="float" office:value="61.0982885897151">
                <text:p>61.0982885897151</text:p>
              </table:table-cell>
              <table:table-cell office:value-type="float" office:value="54.6863151476436">
                <text:p>54.6863151476436</text:p>
              </table:table-cell>
              <table:table-cell office:value-type="float" office:value="41.9816128523831">
                <text:p>41.9816128523831</text:p>
              </table:table-cell>
              <table:table-cell office:value-type="float" office:value="15.7725922790166">
                <text:p>15.7725922790166</text:p>
              </table:table-cell>
              <table:table-cell office:value-type="float" office:value="0.0660944362047858">
                <text:p>0.0660944362047858</text:p>
              </table:table-cell>
              <table:table-cell office:value-type="float" office:value="4.85481776610895E-021">
                <text:p>4.85481776610895E-0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01999999999989">
                <text:p>0.401999999999989</text:p>
              </table:table-cell>
              <table:table-cell office:value-type="float" office:value="61.4038816565862">
                <text:p>61.4038816565862</text:p>
              </table:table-cell>
              <table:table-cell office:value-type="float" office:value="55.0215774241945">
                <text:p>55.0215774241945</text:p>
              </table:table-cell>
              <table:table-cell office:value-type="float" office:value="42.3522236720136">
                <text:p>42.3522236720136</text:p>
              </table:table-cell>
              <table:table-cell office:value-type="float" office:value="16.0703570180082">
                <text:p>16.0703570180082</text:p>
              </table:table-cell>
              <table:table-cell office:value-type="float" office:value="0.0711812412087832">
                <text:p>0.0711812412087832</text:p>
              </table:table-cell>
              <table:table-cell office:value-type="float" office:value="8.16834895498943E-021">
                <text:p>8.16834895498943E-02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02499999999989">
                <text:p>0.402499999999989</text:p>
              </table:table-cell>
              <table:table-cell office:value-type="float" office:value="61.7094363552799">
                <text:p>61.7094363552799</text:p>
              </table:table-cell>
              <table:table-cell office:value-type="float" office:value="55.3571732202994">
                <text:p>55.3571732202994</text:p>
              </table:table-cell>
              <table:table-cell office:value-type="float" office:value="42.7241951774096">
                <text:p>42.7241951774096</text:p>
              </table:table-cell>
              <table:table-cell office:value-type="float" office:value="16.3721847851072">
                <text:p>16.3721847851072</text:p>
              </table:table-cell>
              <table:table-cell office:value-type="float" office:value="0.0766306201088074">
                <text:p>0.0766306201088074</text:p>
              </table:table-cell>
              <table:table-cell office:value-type="float" office:value="1.37071038229701E-020">
                <text:p>1.37071038229701E-02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402999999999989">
                <text:p>0.402999999999989</text:p>
              </table:table-cell>
              <table:table-cell office:value-type="float" office:value="62.0149369402036">
                <text:p>62.0149369402036</text:p>
              </table:table-cell>
              <table:table-cell office:value-type="float" office:value="55.6930836301562">
                <text:p>55.6930836301562</text:p>
              </table:table-cell>
              <table:table-cell office:value-type="float" office:value="43.0975058982165">
                <text:p>43.0975058982165</text:p>
              </table:table-cell>
              <table:table-cell office:value-type="float" office:value="16.6780938986899">
                <text:p>16.6780938986899</text:p>
              </table:table-cell>
              <table:table-cell office:value-type="float" office:value="0.0824660612489389">
                <text:p>0.0824660612489389</text:p>
              </table:table-cell>
              <table:table-cell office:value-type="float" office:value="2.29407277732362E-020">
                <text:p>2.29407277732362E-02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03499999999989">
                <text:p>0.403499999999989</text:p>
              </table:table-cell>
              <table:table-cell office:value-type="float" office:value="62.3203675917456">
                <text:p>62.3203675917456</text:p>
              </table:table-cell>
              <table:table-cell office:value-type="float" office:value="56.0292896035003">
                <text:p>56.0292896035003</text:p>
              </table:table-cell>
              <table:table-cell office:value-type="float" office:value="43.4721339955111">
                <text:p>43.4721339955111</text:p>
              </table:table-cell>
              <table:table-cell office:value-type="float" office:value="16.9881018440963">
                <text:p>16.9881018440963</text:p>
              </table:table-cell>
              <table:table-cell office:value-type="float" office:value="0.0887123928175723">
                <text:p>0.0887123928175723</text:p>
              </table:table-cell>
              <table:table-cell office:value-type="float" office:value="3.82929434072547E-020">
                <text:p>3.82929434072547E-02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03999999999989">
                <text:p>0.403999999999989</text:p>
              </table:table-cell>
              <table:table-cell office:value-type="float" office:value="62.6257124175194">
                <text:p>62.6257124175194</text:p>
              </table:table-cell>
              <table:table-cell office:value-type="float" office:value="56.3657719471057">
                <text:p>56.3657719471057</text:p>
              </table:table-cell>
              <table:table-cell office:value-type="float" office:value="43.8480572625046">
                <text:p>43.8480572625046</text:p>
              </table:table-cell>
              <table:table-cell office:value-type="float" office:value="17.3022252513478">
                <text:p>17.3022252513478</text:p>
              </table:table-cell>
              <table:table-cell office:value-type="float" office:value="0.0953958459920436">
                <text:p>0.0953958459920436</text:p>
              </table:table-cell>
              <table:table-cell office:value-type="float" office:value="6.37500277133892E-020">
                <text:p>6.37500277133892E-02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04499999999989">
                <text:p>0.404499999999989</text:p>
              </table:table-cell>
              <table:table-cell office:value-type="float" office:value="62.9309554536235">
                <text:p>62.9309554536235</text:p>
              </table:table-cell>
              <table:table-cell office:value-type="float" office:value="56.7025113263167">
                <text:p>56.7025113263167</text:p>
              </table:table-cell>
              <table:table-cell office:value-type="float" office:value="44.225253125336">
                <text:p>44.225253125336</text:p>
              </table:table-cell>
              <table:table-cell office:value-type="float" office:value="17.6204798728592">
                <text:p>17.6204798728592</text:p>
              </table:table-cell>
              <table:table-cell office:value-type="float" office:value="0.102544120132885">
                <text:p>0.102544120132885</text:p>
              </table:table-cell>
              <table:table-cell office:value-type="float" office:value="1.05850295645573E-019">
                <text:p>1.05850295645573E-0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04999999999988">
                <text:p>0.404999999999988</text:p>
              </table:table-cell>
              <table:table-cell office:value-type="float" office:value="63.2360806659159">
                <text:p>63.2360806659159</text:p>
              </table:table-cell>
              <table:table-cell office:value-type="float" office:value="57.0394882666119">
                <text:p>57.0394882666119</text:p>
              </table:table-cell>
              <table:table-cell office:value-type="float" office:value="44.6036986439535">
                <text:p>44.6036986439535</text:p>
              </table:table-cell>
              <table:table-cell office:value-type="float" office:value="17.9428805611602">
                <text:p>17.9428805611602</text:p>
              </table:table-cell>
              <table:table-cell office:value-type="float" office:value="0.11018645002987">
                <text:p>0.11018645002987</text:p>
              </table:table-cell>
              <table:table-cell office:value-type="float" office:value="1.75288668568205E-019">
                <text:p>1.75288668568205E-0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405499999999988">
                <text:p>0.405499999999988</text:p>
              </table:table-cell>
              <table:table-cell office:value-type="float" office:value="63.5410719513044">
                <text:p>63.5410719513044</text:p>
              </table:table-cell>
              <table:table-cell office:value-type="float" office:value="57.3766831551979">
                <text:p>57.3766831551979</text:p>
              </table:table-cell>
              <table:table-cell office:value-type="float" office:value="44.9833705130864">
                <text:p>44.9833705130864</text:p>
              </table:table-cell>
              <table:table-cell office:value-type="float" office:value="18.2694412466368">
                <text:p>18.2694412466368</text:p>
              </table:table-cell>
              <table:table-cell office:value-type="float" office:value="0.118353675196561">
                <text:p>0.118353675196561</text:p>
              </table:table-cell>
              <table:table-cell office:value-type="float" office:value="2.89511406137396E-019">
                <text:p>2.89511406137396E-0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05999999999988">
                <text:p>0.405999999999988</text:p>
              </table:table-cell>
              <table:table-cell office:value-type="float" office:value="63.8459131390515">
                <text:p>63.8459131390515</text:p>
              </table:table-cell>
              <table:table-cell office:value-type="float" office:value="57.7140762426354">
                <text:p>57.7140762426354</text:p>
              </table:table-cell>
              <table:table-cell office:value-type="float" office:value="45.3642450633072">
                <text:p>45.3642450633072</text:p>
              </table:table-cell>
              <table:table-cell office:value-type="float" office:value="18.6001749153087">
                <text:p>18.6001749153087</text:p>
              </table:table-cell>
              <table:table-cell office:value-type="float" office:value="0.127078311204194">
                <text:p>0.127078311204194</text:p>
              </table:table-cell>
              <table:table-cell office:value-type="float" office:value="4.76900287822306E-019">
                <text:p>4.76900287822306E-0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06499999999988">
                <text:p>0.406499999999988</text:p>
              </table:table-cell>
              <table:table-cell office:value-type="float" office:value="64.1505879920944">
                <text:p>64.1505879920944</text:p>
              </table:table-cell>
              <table:table-cell office:value-type="float" office:value="58.0516476444957">
                <text:p>58.0516476444957</text:p>
              </table:table-cell>
              <table:table-cell office:value-type="float" office:value="45.7462982621848">
                <text:p>45.7462982621848</text:p>
              </table:table-cell>
              <table:table-cell office:value-type="float" office:value="18.9350935866533">
                <text:p>18.9350935866533</text:p>
              </table:table-cell>
              <table:table-cell office:value-type="float" office:value="0.136394623039502">
                <text:p>0.136394623039502</text:p>
              </table:table-cell>
              <table:table-cell office:value-type="float" office:value="7.83501008587552E-019">
                <text:p>7.83501008587552E-0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06999999999988">
                <text:p>0.406999999999988</text:p>
              </table:table-cell>
              <table:table-cell office:value-type="float" office:value="64.4550802083799">
                <text:p>64.4550802083799</text:p>
              </table:table-cell>
              <table:table-cell office:value-type="float" office:value="58.3893773430482">
                <text:p>58.3893773430482</text:p>
              </table:table-cell>
              <table:table-cell office:value-type="float" office:value="46.1295057155283">
                <text:p>46.1295057155283</text:p>
              </table:table-cell>
              <table:table-cell office:value-type="float" office:value="19.2742082914923">
                <text:p>19.2742082914923</text:p>
              </table:table-cell>
              <table:table-cell office:value-type="float" office:value="0.146338700464367">
                <text:p>0.146338700464367</text:p>
              </table:table-cell>
              <table:table-cell office:value-type="float" office:value="1.28381251395619E-018">
                <text:p>1.28381251395619E-0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07499999999988">
                <text:p>0.407499999999988</text:p>
              </table:table-cell>
              <table:table-cell office:value-type="float" office:value="64.7593734222138">
                <text:p>64.7593734222138</text:p>
              </table:table-cell>
              <table:table-cell office:value-type="float" office:value="58.7272451889779">
                <text:p>58.7272451889779</text:p>
              </table:table-cell>
              <table:table-cell office:value-type="float" office:value="46.5138426687234">
                <text:p>46.5138426687234</text:p>
              </table:table-cell>
              <table:table-cell office:value-type="float" office:value="19.6175290499529">
                <text:p>19.6175290499529</text:p>
              </table:table-cell>
              <table:table-cell office:value-type="float" office:value="0.156948535348084">
                <text:p>0.156948535348084</text:p>
              </table:table-cell>
              <table:table-cell office:value-type="float" office:value="2.09803978243587E-018">
                <text:p>2.09803978243587E-0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07999999999988">
                <text:p>0.407999999999988</text:p>
              </table:table-cell>
              <table:table-cell office:value-type="float" office:value="65.0634512056248">
                <text:p>65.0634512056248</text:p>
              </table:table-cell>
              <table:table-cell office:value-type="float" office:value="59.0652309031348">
                <text:p>59.0652309031348</text:p>
              </table:table-cell>
              <table:table-cell office:value-type="float" office:value="46.8992840081607">
                <text:p>46.8992840081607</text:p>
              </table:table-cell>
              <table:table-cell office:value-type="float" office:value="19.9650648495195">
                <text:p>19.9650648495195</text:p>
              </table:table-cell>
              <table:table-cell office:value-type="float" office:value="0.168264100935492">
                <text:p>0.168264100935492</text:p>
              </table:table-cell>
              <table:table-cell office:value-type="float" office:value="3.41960467878529E-018">
                <text:p>3.41960467878529E-0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08499999999988">
                <text:p>0.408499999999988</text:p>
              </table:table-cell>
              <table:table-cell office:value-type="float" office:value="65.3672970697428">
                <text:p>65.3672970697428</text:p>
              </table:table-cell>
              <table:table-cell office:value-type="float" office:value="59.4033140783122">
                <text:p>59.4033140783122</text:p>
              </table:table-cell>
              <table:table-cell office:value-type="float" office:value="47.285804262756">
                <text:p>47.285804262756</text:p>
              </table:table-cell>
              <table:table-cell office:value-type="float" office:value="20.3168236231881">
                <text:p>20.3168236231881</text:p>
              </table:table-cell>
              <table:table-cell office:value-type="float" office:value="0.180327433006218">
                <text:p>0.180327433006218</text:p>
              </table:table-cell>
              <table:table-cell office:value-type="float" office:value="5.55889096706546E-018">
                <text:p>5.55889096706546E-0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08999999999988">
                <text:p>0.408999999999988</text:p>
              </table:table-cell>
              <table:table-cell office:value-type="float" office:value="65.6708944661917">
                <text:p>65.6708944661917</text:p>
              </table:table-cell>
              <table:table-cell office:value-type="float" office:value="59.7414741810564">
                <text:p>59.7414741810564</text:p>
              </table:table-cell>
              <table:table-cell office:value-type="float" office:value="47.6733776055643">
                <text:p>47.6733776055643</text:p>
              </table:table-cell>
              <table:table-cell office:value-type="float" office:value="20.6728122277396">
                <text:p>20.6728122277396</text:p>
              </table:table-cell>
              <table:table-cell office:value-type="float" office:value="0.193182712871894">
                <text:p>0.193182712871894</text:p>
              </table:table-cell>
              <table:table-cell office:value-type="float" office:value="9.01260792631267E-018">
                <text:p>9.01260792631267E-01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09499999999988">
                <text:p>0.409499999999988</text:p>
              </table:table-cell>
              <table:table-cell office:value-type="float" office:value="65.9742267884959">
                <text:p>65.9742267884959</text:p>
              </table:table-cell>
              <table:table-cell office:value-type="float" office:value="60.0796905535059">
                <text:p>60.0796905535059</text:p>
              </table:table-cell>
              <table:table-cell office:value-type="float" office:value="48.0619778554866">
                <text:p>48.0619778554866</text:p>
              </table:table-cell>
              <table:table-cell office:value-type="float" office:value="21.0330364221454">
                <text:p>21.0330364221454</text:p>
              </table:table-cell>
              <table:table-cell office:value-type="float" office:value="0.206876352149288">
                <text:p>0.206876352149288</text:p>
              </table:table-cell>
              <table:table-cell office:value-type="float" office:value="1.45734666198988E-017">
                <text:p>1.45734666198988E-01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09999999999988">
                <text:p>0.409999999999988</text:p>
              </table:table-cell>
              <table:table-cell office:value-type="float" office:value="66.2772773735008">
                <text:p>66.2772773735008</text:p>
              </table:table-cell>
              <table:table-cell office:value-type="float" office:value="60.4179424152603">
                <text:p>60.4179424152603</text:p>
              </table:table-cell>
              <table:table-cell office:value-type="float" office:value="48.4515784790703">
                <text:p>48.4515784790703</text:p>
              </table:table-cell>
              <table:table-cell office:value-type="float" office:value="21.3975008461212">
                <text:p>21.3975008461212</text:p>
              </table:table-cell>
              <table:table-cell office:value-type="float" office:value="0.221457079238029">
                <text:p>0.221457079238029</text:p>
              </table:table-cell>
              <table:table-cell office:value-type="float" office:value="2.35031099434301E-017">
                <text:p>2.35031099434301E-0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10499999999988">
                <text:p>0.410499999999988</text:p>
              </table:table-cell>
              <table:table-cell office:value-type="float" office:value="66.5800295028074">
                <text:p>66.5800295028074</text:p>
              </table:table-cell>
              <table:table-cell office:value-type="float" office:value="60.7562088652798">
                <text:p>60.7562088652798</text:p>
              </table:table-cell>
              <table:table-cell office:value-type="float" office:value="48.8421525924038">
                <text:p>48.8421525924038</text:p>
              </table:table-cell>
              <table:table-cell office:value-type="float" office:value="21.7662089988428">
                <text:p>21.7662089988428</text:p>
              </table:table-cell>
              <table:table-cell office:value-type="float" office:value="0.236976027421813">
                <text:p>0.236976027421813</text:p>
              </table:table-cell>
              <table:table-cell office:value-type="float" office:value="3.78040094609864E-017">
                <text:p>3.78040094609864E-0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10999999999988">
                <text:p>0.410999999999988</text:p>
              </table:table-cell>
              <table:table-cell office:value-type="float" office:value="66.8824664042205">
                <text:p>66.8824664042205</text:p>
              </table:table-cell>
              <table:table-cell office:value-type="float" office:value="61.0944688838133">
                <text:p>61.0944688838133</text:p>
              </table:table-cell>
              <table:table-cell office:value-type="float" office:value="49.2336729631044">
                <text:p>49.2336729631044</text:p>
              </table:table-cell>
              <table:table-cell office:value-type="float" office:value="22.1391632178396">
                <text:p>22.1391632178396</text:p>
              </table:table-cell>
              <table:table-cell office:value-type="float" office:value="0.253486824501783">
                <text:p>0.253486824501783</text:p>
              </table:table-cell>
              <table:table-cell office:value-type="float" office:value="6.06457629014654E-017">
                <text:p>6.06457629014654E-0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411499999999988">
                <text:p>0.411499999999988</text:p>
              </table:table-cell>
              <table:table-cell office:value-type="float" office:value="67.1845712532096">
                <text:p>67.1845712532096</text:p>
              </table:table-cell>
              <table:table-cell office:value-type="float" office:value="61.4327013343561">
                <text:p>61.4327013343561</text:p>
              </table:table-cell>
              <table:table-cell office:value-type="float" office:value="49.6261120124012">
                <text:p>49.6261120124012</text:p>
              </table:table-cell>
              <table:table-cell office:value-type="float" office:value="22.5163646580807">
                <text:p>22.5163646580807</text:p>
              </table:table-cell>
              <table:table-cell office:value-type="float" office:value="0.271045683860148">
                <text:p>0.271045683860148</text:p>
              </table:table-cell>
              <table:table-cell office:value-type="float" office:value="9.70315868032311E-017">
                <text:p>9.70315868032311E-0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11999999999988">
                <text:p>0.411999999999988</text:p>
              </table:table-cell>
              <table:table-cell office:value-type="float" office:value="67.4863271743847">
                <text:p>67.4863271743847</text:p>
              </table:table-cell>
              <table:table-cell office:value-type="float" office:value="61.7708849656373">
                <text:p>61.7708849656373</text:p>
              </table:table-cell>
              <table:table-cell office:value-type="float" office:value="50.0194418173126">
                <text:p>50.0194418173126</text:p>
              </table:table-cell>
              <table:table-cell office:value-type="float" office:value="22.8978132712702">
                <text:p>22.8978132712702</text:p>
              </table:table-cell>
              <table:table-cell office:value-type="float" office:value="0.289711496841024">
                <text:p>0.289711496841024</text:p>
              </table:table-cell>
              <table:table-cell office:value-type="float" office:value="1.54837401062269E-016">
                <text:p>1.54837401062269E-0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12499999999988">
                <text:p>0.412499999999988</text:p>
              </table:table-cell>
              <table:table-cell office:value-type="float" office:value="67.7877172429832">
                <text:p>67.7877172429832</text:p>
              </table:table-cell>
              <table:table-cell office:value-type="float" office:value="62.1089984136353">
                <text:p>62.1089984136353</text:p>
              </table:table-cell>
              <table:table-cell office:value-type="float" office:value="50.4136341129177">
                <text:p>50.4136341129177</text:p>
              </table:table-cell>
              <table:table-cell office:value-type="float" office:value="23.2835077853645">
                <text:p>23.2835077853645</text:p>
              </table:table-cell>
              <table:table-cell office:value-type="float" office:value="0.309545926324">
                <text:p>0.309545926324</text:p>
              </table:table-cell>
              <table:table-cell office:value-type="float" office:value="2.46427222443967E-016">
                <text:p>2.46427222443967E-0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12999999999988">
                <text:p>0.412999999999988</text:p>
              </table:table-cell>
              <table:table-cell office:value-type="float" office:value="68.0887244863718">
                <text:p>68.0887244863718</text:p>
              </table:table-cell>
              <table:table-cell office:value-type="float" office:value="62.4470202036223">
                <text:p>62.4470202036223</text:p>
              </table:table-cell>
              <table:table-cell office:value-type="float" office:value="50.8086602947237">
                <text:p>50.8086602947237</text:p>
              </table:table-cell>
              <table:table-cell office:value-type="float" office:value="23.6734456843309">
                <text:p>23.6734456843309</text:p>
              </table:table-cell>
              <table:table-cell office:value-type="float" office:value="0.330613501354011">
                <text:p>0.330613501354011</text:p>
              </table:table-cell>
              <table:table-cell office:value-type="float" office:value="3.91157408673384E-016">
                <text:p>3.91157408673384E-0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13499999999988">
                <text:p>0.413499999999988</text:p>
              </table:table-cell>
              <table:table-cell office:value-type="float" office:value="68.3893318855597">
                <text:p>68.3893318855597</text:p>
              </table:table-cell>
              <table:table-cell office:value-type="float" office:value="62.784928752238">
                <text:p>62.784928752238</text:p>
              </table:table-cell>
              <table:table-cell office:value-type="float" office:value="51.2044914211266">
                <text:p>51.2044914211266</text:p>
              </table:table-cell>
              <table:table-cell office:value-type="float" office:value="24.0676231881592">
                <text:p>24.0676231881592</text:p>
              </table:table-cell>
              <table:table-cell office:value-type="float" office:value="0.352981712678812">
                <text:p>0.352981712678812</text:p>
              </table:table-cell>
              <table:table-cell office:value-type="float" office:value="6.19247851123389E-016">
                <text:p>6.19247851123389E-01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13999999999987">
                <text:p>0.413999999999987</text:p>
              </table:table-cell>
              <table:table-cell office:value-type="float" office:value="68.6895223767253">
                <text:p>68.6895223767253</text:p>
              </table:table-cell>
              <table:table-cell office:value-type="float" office:value="63.1227023695902">
                <text:p>63.1227023695902</text:p>
              </table:table-cell>
              <table:table-cell office:value-type="float" office:value="51.6010982159691">
                <text:p>51.6010982159691</text:p>
              </table:table-cell>
              <table:table-cell office:value-type="float" office:value="24.4660352331459">
                <text:p>24.4660352331459</text:p>
              </table:table-cell>
              <table:table-cell office:value-type="float" office:value="0.376721109032654">
                <text:p>0.376721109032654</text:p>
              </table:table-cell>
              <table:table-cell office:value-type="float" office:value="9.7774932655396E-016">
                <text:p>9.7774932655396E-0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14499999999987">
                <text:p>0.414499999999987</text:p>
              </table:table-cell>
              <table:table-cell office:value-type="float" office:value="68.9892788527551">
                <text:p>68.9892788527551</text:p>
              </table:table-cell>
              <table:table-cell office:value-type="float" office:value="63.4603192613846">
                <text:p>63.4603192613846</text:p>
              </table:table-cell>
              <table:table-cell office:value-type="float" office:value="51.9984510711914">
                <text:p>51.9984510711914</text:p>
              </table:table-cell>
              <table:table-cell office:value-type="float" office:value="24.8686754524638">
                <text:p>24.8686754524638</text:p>
              </table:table-cell>
              <table:table-cell office:value-type="float" office:value="0.401905393991716">
                <text:p>0.401905393991716</text:p>
              </table:table-cell>
              <table:table-cell office:value-type="float" office:value="1.53971596268972E-015">
                <text:p>1.53971596268972E-0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14999999999987">
                <text:p>0.414999999999987</text:p>
              </table:table-cell>
              <table:table-cell office:value-type="float" office:value="69.2885841647947">
                <text:p>69.2885841647947</text:p>
              </table:table-cell>
              <table:table-cell office:value-type="float" office:value="63.7977575310817">
                <text:p>63.7977575310817</text:p>
              </table:table-cell>
              <table:table-cell office:value-type="float" office:value="52.3965200495786">
                <text:p>52.3965200495786</text:p>
              </table:table-cell>
              <table:table-cell office:value-type="float" office:value="25.2755361570346">
                <text:p>25.2755361570346</text:p>
              </table:table-cell>
              <table:table-cell office:value-type="float" office:value="0.428611523213437">
                <text:p>0.428611523213437</text:p>
              </table:table-cell>
              <table:table-cell office:value-type="float" office:value="2.41826432172792E-015">
                <text:p>2.41826432172792E-0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15499999999987">
                <text:p>0.415499999999987</text:p>
              </table:table-cell>
              <table:table-cell office:value-type="float" office:value="69.5874211238121">
                <text:p>69.5874211238121</text:p>
              </table:table-cell>
              <table:table-cell office:value-type="float" office:value="64.1349951820816">
                <text:p>64.1349951820816</text:p>
              </table:table-cell>
              <table:table-cell office:value-type="float" office:value="52.7952748876026">
                <text:p>52.7952748876026</text:p>
              </table:table-cell>
              <table:table-cell office:value-type="float" office:value="25.686608316721">
                <text:p>25.686608316721</text:p>
              </table:table-cell>
              <table:table-cell office:value-type="float" office:value="0.456919801858207">
                <text:p>0.456919801858207</text:p>
              </table:table-cell>
              <table:table-cell office:value-type="float" office:value="3.78806126380333E-015">
                <text:p>3.78806126380333E-0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15999999999987">
                <text:p>0.415999999999987</text:p>
              </table:table-cell>
              <table:table-cell office:value-type="float" office:value="69.8857725021731">
                <text:p>69.8857725021731</text:p>
              </table:table-cell>
              <table:table-cell office:value-type="float" office:value="64.4720101199356">
                <text:p>64.4720101199356</text:p>
              </table:table-cell>
              <table:table-cell office:value-type="float" office:value="53.1946849983594">
                <text:p>53.1946849983594</text:p>
              </table:table-cell>
              <table:table-cell office:value-type="float" office:value="26.1018815418524">
                <text:p>26.1018815418524</text:p>
              </table:table-cell>
              <table:table-cell office:value-type="float" office:value="0.486913981977826">
                <text:p>0.486913981977826</text:p>
              </table:table-cell>
              <table:table-cell office:value-type="float" office:value="5.9180726103883E-015">
                <text:p>5.9180726103883E-0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16499999999987">
                <text:p>0.416499999999987</text:p>
              </table:table-cell>
              <table:table-cell office:value-type="float" office:value="70.183621035228">
                <text:p>70.183621035228</text:p>
              </table:table-cell>
              <table:table-cell office:value-type="float" office:value="64.8087801545855">
                <text:p>64.8087801545855</text:p>
              </table:table-cell>
              <table:table-cell office:value-type="float" office:value="53.5947194746007">
                <text:p>53.5947194746007</text:p>
              </table:table-cell>
              <table:table-cell office:value-type="float" office:value="26.5213440651017">
                <text:p>26.5213440651017</text:p>
              </table:table-cell>
              <table:table-cell office:value-type="float" office:value="0.518681359640904">
                <text:p>0.518681359640904</text:p>
              </table:table-cell>
              <table:table-cell office:value-type="float" office:value="9.22133190524242E-015">
                <text:p>9.22133190524242E-0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416999999999987">
                <text:p>0.416999999999987</text:p>
              </table:table-cell>
              <table:table-cell office:value-type="float" office:value="70.48094942291">
                <text:p>70.48094942291</text:p>
              </table:table-cell>
              <table:table-cell office:value-type="float" office:value="65.1452830026288">
                <text:p>65.1452830026288</text:p>
              </table:table-cell>
              <table:table-cell office:value-type="float" office:value="53.9953470918614">
                <text:p>53.9953470918614</text:p>
              </table:table-cell>
              <table:table-cell office:value-type="float" office:value="26.9449827237302">
                <text:p>26.9449827237302</text:p>
              </table:table-cell>
              <table:table-cell office:value-type="float" office:value="0.552312871550849">
                <text:p>0.552312871550849</text:p>
              </table:table-cell>
              <table:table-cell office:value-type="float" office:value="0.000000000000014330359583549">
                <text:p>0.0000000000000143303595835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17499999999987">
                <text:p>0.417499999999987</text:p>
              </table:table-cell>
              <table:table-cell office:value-type="float" office:value="70.7777403313453">
                <text:p>70.7777403313453</text:p>
              </table:table-cell>
              <table:table-cell office:value-type="float" office:value="65.4814962896109">
                <text:p>65.4814962896109</text:p>
              </table:table-cell>
              <table:table-cell office:value-type="float" office:value="54.3965363116813">
                <text:p>54.3965363116813</text:p>
              </table:table-cell>
              <table:table-cell office:value-type="float" office:value="27.3727829422138">
                <text:p>27.3727829422138</text:p>
              </table:table-cell>
              <table:table-cell office:value-type="float" office:value="0.587903190897381">
                <text:p>0.587903190897381</text:p>
              </table:table-cell>
              <table:table-cell office:value-type="float" office:value="0.000000000000022211126807434">
                <text:p>0.0000000000000222111268074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17999999999987">
                <text:p>0.417999999999987</text:p>
              </table:table-cell>
              <table:table-cell office:value-type="float" office:value="71.0739763944736">
                <text:p>71.0739763944736</text:p>
              </table:table-cell>
              <table:table-cell office:value-type="float" office:value="65.8173975523431">
                <text:p>65.8173975523431</text:p>
              </table:table-cell>
              <table:table-cell office:value-type="float" office:value="54.7982552849214">
                <text:p>54.7982552849214</text:p>
              </table:table-cell>
              <table:table-cell office:value-type="float" office:value="27.8047287152704">
                <text:p>27.8047287152704</text:p>
              </table:table-cell>
              <table:table-cell office:value-type="float" office:value="0.625550822167682">
                <text:p>0.625550822167682</text:p>
              </table:table-cell>
              <table:table-cell office:value-type="float" office:value="0.0000000000000343347717468182">
                <text:p>0.00000000000003433477174681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18499999999987">
                <text:p>0.418499999999987</text:p>
              </table:table-cell>
              <table:table-cell office:value-type="float" office:value="71.3696402156803">
                <text:p>71.3696402156803</text:p>
              </table:table-cell>
              <table:table-cell office:value-type="float" office:value="66.1529642412467">
                <text:p>66.1529642412467</text:p>
              </table:table-cell>
              <table:table-cell office:value-type="float" office:value="55.200471855175">
                <text:p>55.200471855175</text:p>
              </table:table-cell>
              <table:table-cell office:value-type="float" office:value="28.2408025913013">
                <text:p>28.2408025913013</text:p>
              </table:table-cell>
              <table:table-cell office:value-type="float" office:value="0.665358194628265">
                <text:p>0.665358194628265</text:p>
              </table:table-cell>
              <table:table-cell office:value-type="float" office:value="0.0000000000000529355959923563">
                <text:p>0.00000000000005293559599235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18999999999987">
                <text:p>0.418999999999987</text:p>
              </table:table-cell>
              <table:table-cell office:value-type="float" office:value="71.6647143694388">
                <text:p>71.6647143694388</text:p>
              </table:table-cell>
              <table:table-cell office:value-type="float" office:value="66.4881737227222">
                <text:p>66.4881737227222</text:p>
              </table:table-cell>
              <table:table-cell office:value-type="float" office:value="55.6031535622726">
                <text:p>55.6031535622726</text:p>
              </table:table-cell>
              <table:table-cell office:value-type="float" office:value="28.680985656265">
                <text:p>28.680985656265</text:p>
              </table:table-cell>
              <table:table-cell office:value-type="float" office:value="0.707431754173656">
                <text:p>0.707431754173656</text:p>
              </table:table-cell>
              <table:table-cell office:value-type="float" office:value="0.0000000000000813975848342563">
                <text:p>0.000000000000081397584834256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19499999999987">
                <text:p>0.419499999999987</text:p>
              </table:table-cell>
              <table:table-cell office:value-type="float" office:value="71.959181402964">
                <text:p>71.959181402964</text:p>
              </table:table-cell>
              <table:table-cell office:value-type="float" office:value="66.8230032815446">
                <text:p>66.8230032815446</text:p>
              </table:table-cell>
              <table:table-cell office:value-type="float" office:value="56.0062676458812">
                <text:p>56.0062676458812</text:p>
              </table:table-cell>
              <table:table-cell office:value-type="float" office:value="29.1252575179986">
                <text:p>29.1252575179986</text:p>
              </table:table-cell>
              <table:table-cell office:value-type="float" office:value="0.751882053222855">
                <text:p>0.751882053222855</text:p>
              </table:table-cell>
              <table:table-cell office:value-type="float" office:value="0.000000000000124831819436115">
                <text:p>0.0000000000001248318194361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19999999999987">
                <text:p>0.419999999999987</text:p>
              </table:table-cell>
              <table:table-cell office:value-type="float" office:value="72.2530238378753">
                <text:p>72.2530238378753</text:p>
              </table:table-cell>
              <table:table-cell office:value-type="float" office:value="67.1574301232823">
                <text:p>67.1574301232823</text:p>
              </table:table-cell>
              <table:table-cell office:value-type="float" office:value="56.4097810491973">
                <text:p>56.4097810491973</text:p>
              </table:table-cell>
              <table:table-cell office:value-type="float" office:value="29.5735962910025">
                <text:p>29.5735962910025</text:p>
              </table:table-cell>
              <table:table-cell office:value-type="float" office:value="0.798823838329543">
                <text:p>0.798823838329543</text:p>
              </table:table-cell>
              <table:table-cell office:value-type="float" office:value="0.000000000000190936585265457">
                <text:p>0.0000000000001909365852654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20499999999987">
                <text:p>0.420499999999987</text:p>
              </table:table-cell>
              <table:table-cell office:value-type="float" office:value="72.5462241718708">
                <text:p>72.5462241718708</text:p>
              </table:table-cell>
              <table:table-cell office:value-type="float" office:value="67.491431376742">
                <text:p>67.491431376742</text:p>
              </table:table-cell>
              <table:table-cell office:value-type="float" office:value="56.8136604227328">
                <text:p>56.8136604227328</text:p>
              </table:table-cell>
              <table:table-cell office:value-type="float" office:value="30.0259785817052">
                <text:p>30.0259785817052</text:p>
              </table:table-cell>
              <table:table-cell office:value-type="float" office:value="0.848376135157019">
                <text:p>0.848376135157019</text:p>
              </table:table-cell>
              <table:table-cell office:value-type="float" office:value="0.000000000000291274906593744">
                <text:p>0.0000000000002912749065937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20999999999987">
                <text:p>0.420999999999987</text:p>
              </table:table-cell>
              <table:table-cell office:value-type="float" office:value="72.83876488041">
                <text:p>72.83876488041</text:p>
              </table:table-cell>
              <table:table-cell office:value-type="float" office:value="67.8249840964365">
                <text:p>67.8249840964365</text:p>
              </table:table-cell>
              <table:table-cell office:value-type="float" office:value="57.2178721281944">
                <text:p>57.2178721281944</text:p>
              </table:table-cell>
              <table:table-cell office:value-type="float" office:value="30.4823794742237">
                <text:p>30.4823794742237</text:p>
              </table:table-cell>
              <table:table-cell office:value-type="float" office:value="0.900662330454039">
                <text:p>0.900662330454039</text:p>
              </table:table-cell>
              <table:table-cell office:value-type="float" office:value="0.000000000000443166640664733">
                <text:p>0.0000000000004431666406647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421499999999987">
                <text:p>0.421499999999987</text:p>
              </table:table-cell>
              <table:table-cell office:value-type="float" office:value="73.1306284184076">
                <text:p>73.1306284184076</text:p>
              </table:table-cell>
              <table:table-cell office:value-type="float" office:value="68.1580652650773">
                <text:p>68.1580652650773</text:p>
              </table:table-cell>
              <table:table-cell office:value-type="float" office:value="57.6223822424558">
                <text:p>57.6223822424558</text:p>
              </table:table-cell>
              <table:table-cell office:value-type="float" office:value="30.9427725166349">
                <text:p>30.9427725166349</text:p>
              </table:table-cell>
              <table:table-cell office:value-type="float" office:value="0.955810250653089">
                <text:p>0.955810250653089</text:p>
              </table:table-cell>
              <table:table-cell office:value-type="float" office:value="0.000000000000672482706800497">
                <text:p>0.00000000000067248270680049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421999999999987">
                <text:p>0.421999999999987</text:p>
              </table:table-cell>
              <table:table-cell office:value-type="float" office:value="73.4217972219357">
                <text:p>73.4217972219357</text:p>
              </table:table-cell>
              <table:table-cell office:value-type="float" office:value="68.4906517960905">
                <text:p>68.4906517960905</text:p>
              </table:table-cell>
              <table:table-cell office:value-type="float" office:value="58.0271565616214">
                <text:p>58.0271565616214</text:p>
              </table:table-cell>
              <table:table-cell office:value-type="float" office:value="31.4071297077752">
                <text:p>31.4071297077752</text:p>
              </table:table-cell>
              <table:table-cell office:value-type="float" office:value="1.01395223669832">
                <text:p>1.01395223669832</text:p>
              </table:table-cell>
              <table:table-cell office:value-type="float" office:value="0.00000000000101775969825528">
                <text:p>0.0000000000010177596982552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22499999999987">
                <text:p>0.422499999999987</text:p>
              </table:table-cell>
              <table:table-cell office:value-type="float" office:value="73.7122537099358">
                <text:p>73.7122537099358</text:p>
              </table:table-cell>
              <table:table-cell office:value-type="float" office:value="68.8227205361559">
                <text:p>68.8227205361559</text:p>
              </table:table-cell>
              <table:table-cell office:value-type="float" office:value="58.4321606051831">
                <text:p>58.4321606051831</text:p>
              </table:table-cell>
              <table:table-cell office:value-type="float" office:value="31.8754214845814">
                <text:p>31.8754214845814</text:p>
              </table:table-cell>
              <table:table-cell office:value-type="float" office:value="1.0752252146963">
                <text:p>1.0752252146963</text:p>
              </table:table-cell>
              <table:table-cell office:value-type="float" office:value="0.00000000000153624133982001">
                <text:p>0.000000000001536241339820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22999999999986">
                <text:p>0.422999999999986</text:p>
              </table:table-cell>
              <table:table-cell office:value-type="float" office:value="74.0019802859398">
                <text:p>74.0019802859398</text:p>
              </table:table-cell>
              <table:table-cell office:value-type="float" office:value="69.1542482677686">
                <text:p>69.1542482677686</text:p>
              </table:table-cell>
              <table:table-cell office:value-type="float" office:value="58.8373596202671">
                <text:p>58.8373596202671</text:p>
              </table:table-cell>
              <table:table-cell office:value-type="float" office:value="32.3476167099908">
                <text:p>32.3476167099908</text:p>
              </table:table-cell>
              <table:table-cell office:value-type="float" office:value="1.13977076196908">
                <text:p>1.13977076196908</text:p>
              </table:table-cell>
              <table:table-cell office:value-type="float" office:value="0.00000000000231272351055404">
                <text:p>0.000000000002312723510554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423499999999986">
                <text:p>0.423499999999986</text:p>
              </table:table-cell>
              <table:table-cell office:value-type="float" office:value="74.2909593397994">
                <text:p>74.2909593397994</text:p>
              </table:table-cell>
              <table:table-cell office:value-type="float" office:value="69.4852117118237">
                <text:p>69.4852117118237</text:p>
              </table:table-cell>
              <table:table-cell office:value-type="float" office:value="59.2427185859727">
                <text:p>59.2427185859727</text:p>
              </table:table-cell>
              <table:table-cell office:value-type="float" office:value="32.8236826614152">
                <text:p>32.8236826614152</text:p>
              </table:table-cell>
              <table:table-cell office:value-type="float" office:value="1.2077351680761">
                <text:p>1.2077351680761</text:p>
              </table:table-cell>
              <table:table-cell office:value-type="float" office:value="0.00000000000347246640260233">
                <text:p>0.000000000003472466402602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23999999999986">
                <text:p>0.423999999999986</text:p>
              </table:table-cell>
              <table:table-cell office:value-type="float" office:value="74.5791732494244">
                <text:p>74.5791732494244</text:p>
              </table:table-cell>
              <table:table-cell office:value-type="float" office:value="69.8155875302226">
                <text:p>69.8155875302226</text:p>
              </table:table-cell>
              <table:table-cell office:value-type="float" office:value="59.6482022178005">
                <text:p>59.6482022178005</text:p>
              </table:table-cell>
              <table:table-cell office:value-type="float" office:value="33.3035850198025">
                <text:p>33.3035850198025</text:p>
              </table:table-cell>
              <table:table-cell office:value-type="float" office:value="1.27926949035858">
                <text:p>1.27926949035858</text:p>
              </table:table-cell>
              <table:table-cell office:value-type="float" office:value="0.0000000000051999894086734">
                <text:p>0.00000000000519998940867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24499999999986">
                <text:p>0.424499999999986</text:p>
              </table:table-cell>
              <table:table-cell office:value-type="float" office:value="74.8666043825295">
                <text:p>74.8666043825295</text:p>
              </table:table-cell>
              <table:table-cell office:value-type="float" office:value="70.1453523285014">
                <text:p>70.1453523285014</text:p>
              </table:table-cell>
              <table:table-cell office:value-type="float" office:value="60.0537749721712">
                <text:p>60.0537749721712</text:p>
              </table:table-cell>
              <table:table-cell office:value-type="float" office:value="33.787287859303">
                <text:p>33.787287859303</text:p>
              </table:table-cell>
              <table:table-cell office:value-type="float" office:value="1.35452960354835">
                <text:p>1.35452960354835</text:p>
              </table:table-cell>
              <table:table-cell office:value-type="float" office:value="0.00000000000776634957915927">
                <text:p>0.0000000000077663495791592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424999999999986">
                <text:p>0.424999999999986</text:p>
              </table:table-cell>
              <table:table-cell office:value-type="float" office:value="75.1532350983884">
                <text:p>75.1532350983884</text:p>
              </table:table-cell>
              <table:table-cell office:value-type="float" office:value="70.4744826584799">
                <text:p>70.4744826584799</text:p>
              </table:table-cell>
              <table:table-cell office:value-type="float" office:value="60.4594010510329">
                <text:p>60.4594010510329</text:p>
              </table:table-cell>
              <table:table-cell office:value-type="float" office:value="34.2747536375544">
                <text:p>34.2747536375544</text:p>
              </table:table-cell>
              <table:table-cell office:value-type="float" office:value="1.43367624297152">
                <text:p>1.43367624297152</text:p>
              </table:table-cell>
              <table:table-cell office:value-type="float" office:value="0.0000000000115686179974453">
                <text:p>0.000000000011568617997445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25499999999986">
                <text:p>0.425499999999986</text:p>
              </table:table-cell>
              <table:table-cell office:value-type="float" office:value="75.4390477495971">
                <text:p>75.4390477495971</text:p>
              </table:table-cell>
              <table:table-cell office:value-type="float" office:value="70.8029550209325">
                <text:p>70.8029550209325</text:p>
              </table:table-cell>
              <table:table-cell office:value-type="float" office:value="60.8650444065572">
                <text:p>60.8650444065572</text:p>
              </table:table-cell>
              <table:table-cell office:value-type="float" office:value="34.7659431865989">
                <text:p>34.7659431865989</text:p>
              </table:table-cell>
              <table:table-cell office:value-type="float" office:value="1.51687504086725">
                <text:p>1.51687504086725</text:p>
              </table:table-cell>
              <table:table-cell office:value-type="float" office:value="0.0000000000171868424415685">
                <text:p>0.000000000017186842441568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425999999999986">
                <text:p>0.425999999999986</text:p>
              </table:table-cell>
              <table:table-cell office:value-type="float" office:value="75.724024683843">
                <text:p>75.724024683843</text:p>
              </table:table-cell>
              <table:table-cell office:value-type="float" office:value="71.1307458682789">
                <text:p>71.1307458682789</text:p>
              </table:table-cell>
              <table:table-cell office:value-type="float" office:value="61.2706687459234">
                <text:p>61.2706687459234</text:p>
              </table:table-cell>
              <table:table-cell office:value-type="float" office:value="35.2608157044498">
                <text:p>35.2608157044498</text:p>
              </table:table-cell>
              <table:table-cell office:value-type="float" office:value="1.60429655533184">
                <text:p>1.60429655533184</text:p>
              </table:table-cell>
              <table:table-cell office:value-type="float" office:value="0.0000000000254660026595496">
                <text:p>0.00000000002546600265954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426499999999986">
                <text:p>0.426499999999986</text:p>
              </table:table-cell>
              <table:table-cell office:value-type="float" office:value="76.0081482456833">
                <text:p>76.0081482456833</text:p>
              </table:table-cell>
              <table:table-cell office:value-type="float" office:value="71.4578316072952">
                <text:p>71.4578316072952</text:p>
              </table:table-cell>
              <table:table-cell office:value-type="float" office:value="61.6762375361894">
                <text:p>61.6762375361894</text:p>
              </table:table-cell>
              <table:table-cell office:value-type="float" office:value="35.7593287473179">
                <text:p>35.7593287473179</text:p>
              </table:table-cell>
              <table:table-cell office:value-type="float" office:value="1.69611629139009">
                <text:p>1.69611629139009</text:p>
              </table:table-cell>
              <table:table-cell office:value-type="float" office:value="0.0000000000376335800216868">
                <text:p>0.000000000037633580021686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26999999999986">
                <text:p>0.426999999999986</text:p>
              </table:table-cell>
              <table:table-cell office:value-type="float" office:value="76.2914007783292">
                <text:p>76.2914007783292</text:p>
              </table:table-cell>
              <table:table-cell office:value-type="float" office:value="71.7841886018451">
                <text:p>71.7841886018451</text:p>
              </table:table-cell>
              <table:table-cell office:value-type="float" office:value="62.0817140092496">
                <text:p>62.0817140092496</text:p>
              </table:table-cell>
              <table:table-cell office:value-type="float" office:value="36.2614382225155">
                <text:p>36.2614382225155</text:p>
              </table:table-cell>
              <table:table-cell office:value-type="float" office:value="1.79251471368805">
                <text:p>1.79251471368805</text:p>
              </table:table-cell>
              <table:table-cell office:value-type="float" office:value="0.0000000000554677254698227">
                <text:p>0.00000000005546772546982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27499999999986">
                <text:p>0.427499999999986</text:p>
              </table:table-cell>
              <table:table-cell office:value-type="float" office:value="76.5737646254376">
                <text:p>76.5737646254376</text:p>
              </table:table-cell>
              <table:table-cell office:value-type="float" office:value="72.109793175629">
                <text:p>72.109793175629</text:p>
              </table:table-cell>
              <table:table-cell office:value-type="float" office:value="62.4870611668776">
                <text:p>62.4870611668776</text:p>
              </table:table-cell>
              <table:table-cell office:value-type="float" office:value="36.7670983820486">
                <text:p>36.7670983820486</text:p>
              </table:table-cell>
              <table:table-cell office:value-type="float" office:value="1.89367725029473">
                <text:p>1.89367725029473</text:p>
              </table:table-cell>
              <table:table-cell office:value-type="float" office:value="0.0000000000815370979825118">
                <text:p>0.000000000081537097982511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27999999999986">
                <text:p>0.427999999999986</text:p>
              </table:table-cell>
              <table:table-cell office:value-type="float" office:value="76.8552221329089">
                <text:p>76.8552221329089</text:p>
              </table:table-cell>
              <table:table-cell office:value-type="float" office:value="72.434621614954">
                <text:p>72.434621614954</text:p>
              </table:table-cell>
              <table:table-cell office:value-type="float" office:value="62.8922417858553">
                <text:p>62.8922417858553</text:p>
              </table:table-cell>
              <table:table-cell office:value-type="float" office:value="37.2762618169131">
                <text:p>37.2762618169131</text:p>
              </table:table-cell>
              <table:table-cell office:value-type="float" office:value="1.99979428709538">
                <text:p>1.99979428709538</text:p>
              </table:table-cell>
              <table:table-cell office:value-type="float" office:value="0.000000000119541916057154">
                <text:p>0.00000000011954191605715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28499999999986">
                <text:p>0.428499999999986</text:p>
              </table:table-cell>
              <table:table-cell office:value-type="float" office:value="77.135755650692">
                <text:p>77.135755650692</text:p>
              </table:table-cell>
              <table:table-cell office:value-type="float" office:value="72.7586501715206">
                <text:p>72.7586501715206</text:p>
              </table:table-cell>
              <table:table-cell office:value-type="float" office:value="63.2972184231842">
                <text:p>63.2972184231842</text:p>
              </table:table-cell>
              <table:table-cell office:value-type="float" office:value="37.7888794521061">
                <text:p>37.7888794521061</text:p>
              </table:table-cell>
              <table:table-cell office:value-type="float" office:value="2.11106115225442">
                <text:p>2.11106115225442</text:p>
              </table:table-cell>
              <table:table-cell office:value-type="float" office:value="0.000000000174797511028082">
                <text:p>0.00000000017479751102808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28999999999986">
                <text:p>0.428999999999986</text:p>
              </table:table-cell>
              <table:table-cell office:value-type="float" office:value="77.415347534595">
                <text:p>77.415347534595</text:p>
              </table:table-cell>
              <table:table-cell office:value-type="float" office:value="73.0818550652283">
                <text:p>73.0818550652283</text:p>
              </table:table-cell>
              <table:table-cell office:value-type="float" office:value="63.7019534213816">
                <text:p>63.7019534213816</text:p>
              </table:table-cell>
              <table:table-cell office:value-type="float" office:value="38.304900542367">
                <text:p>38.304900542367</text:p>
              </table:table-cell>
              <table:table-cell office:value-type="float" office:value="2.22767809022428">
                <text:p>2.22767809022428</text:p>
              </table:table-cell>
              <table:table-cell office:value-type="float" office:value="0.000000000254917907903842">
                <text:p>0.0000000002549179079038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29499999999986">
                <text:p>0.429499999999986</text:p>
              </table:table-cell>
              <table:table-cell office:value-type="float" office:value="77.6939801481012">
                <text:p>77.6939801481012</text:p>
              </table:table-cell>
              <table:table-cell office:value-type="float" office:value="73.4042124869984">
                <text:p>73.4042124869984</text:p>
              </table:table-cell>
              <table:table-cell office:value-type="float" office:value="64.1064089138583">
                <text:p>64.1064089138583</text:p>
              </table:table-cell>
              <table:table-cell office:value-type="float" office:value="38.8242726686594">
                <text:p>38.8242726686594</text:p>
              </table:table-cell>
              <table:table-cell office:value-type="float" office:value="2.34985022477443">
                <text:p>2.34985022477443</text:p>
              </table:table-cell>
              <table:table-cell office:value-type="float" office:value="0.000000000370779330822567">
                <text:p>0.00000000037077933082256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29999999999986">
                <text:p>0.429999999999986</text:p>
              </table:table-cell>
              <table:table-cell office:value-type="float" office:value="77.9716358641922">
                <text:p>77.9716358641922</text:p>
              </table:table-cell>
              <table:table-cell office:value-type="float" office:value="73.7256986016142">
                <text:p>73.7256986016142</text:p>
              </table:table-cell>
              <table:table-cell office:value-type="float" office:value="64.5105468303774">
                <text:p>64.5105468303774</text:p>
              </table:table-cell>
              <table:table-cell office:value-type="float" office:value="39.3469417354075">
                <text:p>39.3469417354075</text:p>
              </table:table-cell>
              <table:table-cell office:value-type="float" office:value="2.47778751051617">
                <text:p>2.47778751051617</text:p>
              </table:table-cell>
              <table:table-cell office:value-type="float" office:value="0.000000000537874253663384">
                <text:p>0.00000000053787425366338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430499999999986">
                <text:p>0.430499999999986</text:p>
              </table:table-cell>
              <table:table-cell office:value-type="float" office:value="78.2482970671746">
                <text:p>78.2482970671746</text:p>
              </table:table-cell>
              <table:table-cell office:value-type="float" office:value="74.0462895505773">
                <text:p>74.0462895505773</text:p>
              </table:table-cell>
              <table:table-cell office:value-type="float" office:value="64.9143289025947">
                <text:p>64.9143289025947</text:p>
              </table:table-cell>
              <table:table-cell office:value-type="float" office:value="39.872851968497">
                <text:p>39.872851968497</text:p>
              </table:table-cell>
              <table:table-cell office:value-type="float" office:value="2.61170467240028">
                <text:p>2.61170467240028</text:p>
              </table:table-cell>
              <table:table-cell office:value-type="float" office:value="0.000000000778208672081089">
                <text:p>0.00000000077820867208108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30999999999986">
                <text:p>0.430999999999986</text:p>
              </table:table-cell>
              <table:table-cell office:value-type="float" office:value="78.5239461545134">
                <text:p>78.5239461545134</text:p>
              </table:table-cell>
              <table:table-cell office:value-type="float" office:value="74.3659614549808">
                <text:p>74.3659614549808</text:p>
              </table:table-cell>
              <table:table-cell office:value-type="float" office:value="65.3177166696775">
                <text:p>65.3177166696775</text:p>
              </table:table-cell>
              <table:table-cell office:value-type="float" office:value="40.4019459140543">
                <text:p>40.4019459140543</text:p>
              </table:table-cell>
              <table:table-cell office:value-type="float" office:value="2.75182113266873">
                <text:p>2.75182113266873</text:p>
              </table:table-cell>
              <table:table-cell office:value-type="float" office:value="0.00000000112295265225889">
                <text:p>0.0000000011229526522588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31499999999986">
                <text:p>0.431499999999986</text:p>
              </table:table-cell>
              <table:table-cell office:value-type="float" office:value="78.7985655386692">
                <text:p>78.7985655386692</text:p>
              </table:table-cell>
              <table:table-cell office:value-type="float" office:value="74.6846904183978">
                <text:p>74.6846904183978</text:p>
              </table:table-cell>
              <table:table-cell office:value-type="float" office:value="65.7206714840024">
                <text:p>65.7206714840024</text:p>
              </table:table-cell>
              <table:table-cell office:value-type="float" office:value="40.9341644380133">
                <text:p>40.9341644380133</text:p>
              </table:table-cell>
              <table:table-cell office:value-type="float" office:value="2.89836092474739">
                <text:p>2.89836092474739</text:p>
              </table:table-cell>
              <table:table-cell office:value-type="float" office:value="0.0000000016161322391061">
                <text:p>0.000000001616132239106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31999999999985">
                <text:p>0.431999999999985</text:p>
              </table:table-cell>
              <table:table-cell office:value-type="float" office:value="79.0721376489405">
                <text:p>79.0721376489405</text:p>
              </table:table-cell>
              <table:table-cell office:value-type="float" office:value="75.002452529785">
                <text:p>75.002452529785</text:p>
              </table:table-cell>
              <table:table-cell office:value-type="float" office:value="66.1231545169303">
                <text:p>66.1231545169303</text:p>
              </table:table-cell>
              <table:table-cell office:value-type="float" office:value="41.469446726481">
                <text:p>41.469446726481</text:p>
              </table:table-cell>
              <table:table-cell office:value-type="float" office:value="3.05155259357403">
                <text:p>3.05155259357403</text:p>
              </table:table-cell>
              <table:table-cell office:value-type="float" office:value="0.00000000231975656158594">
                <text:p>0.0000000023197565615859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432499999999985">
                <text:p>0.432499999999985</text:p>
              </table:table-cell>
              <table:table-cell office:value-type="float" office:value="79.34464493331">
                <text:p>79.34464493331</text:p>
              </table:table-cell>
              <table:table-cell office:value-type="float" office:value="75.3192238664012">
                <text:p>75.3192238664012</text:p>
              </table:table-cell>
              <table:table-cell office:value-type="float" office:value="66.5251267646582">
                <text:p>66.5251267646582</text:p>
              </table:table-cell>
              <table:table-cell office:value-type="float" office:value="42.0077302869135">
                <text:p>42.0077302869135</text:p>
              </table:table-cell>
              <table:table-cell office:value-type="float" office:value="3.21162908186561">
                <text:p>3.21162908186561</text:p>
              </table:table-cell>
              <table:table-cell office:value-type="float" office:value="0.00000000332091683144505">
                <text:p>0.0000000033209168314450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432999999999985">
                <text:p>0.432999999999985</text:p>
              </table:table-cell>
              <table:table-cell office:value-type="float" office:value="79.6160698602953">
                <text:p>79.6160698602953</text:p>
              </table:table-cell>
              <table:table-cell office:value-type="float" office:value="75.6349804967407">
                <text:p>75.6349804967407</text:p>
              </table:table-cell>
              <table:table-cell office:value-type="float" office:value="66.9265490541458">
                <text:p>66.9265490541458</text:p>
              </table:table-cell>
              <table:table-cell office:value-type="float" office:value="42.5489509501108">
                <text:p>42.5489509501108</text:p>
              </table:table-cell>
              <table:table-cell office:value-type="float" office:value="3.37882760184055">
                <text:p>3.37882760184055</text:p>
              </table:table-cell>
              <table:table-cell office:value-type="float" office:value="0.0000000047415862659184">
                <text:p>0.000000004741586265918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433499999999985">
                <text:p>0.433499999999985</text:p>
              </table:table-cell>
              <table:table-cell office:value-type="float" office:value="79.8863949208032">
                <text:p>79.8863949208032</text:p>
              </table:table-cell>
              <table:table-cell office:value-type="float" office:value="75.9496984834793">
                <text:p>75.9496984834793</text:p>
              </table:table-cell>
              <table:table-cell office:value-type="float" office:value="67.3273820491161">
                <text:p>67.3273820491161</text:p>
              </table:table-cell>
              <table:table-cell office:value-type="float" office:value="43.0930428730402">
                <text:p>43.0930428730402</text:p>
              </table:table-cell>
              <table:table-cell office:value-type="float" office:value="3.55338949192497">
                <text:p>3.55338949192497</text:p>
              </table:table-cell>
              <table:table-cell office:value-type="float" office:value="0.00000000675210803895907">
                <text:p>0.0000000067521080389590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433999999999985">
                <text:p>0.433999999999985</text:p>
              </table:table-cell>
              <table:table-cell office:value-type="float" office:value="80.1556026299873">
                <text:p>80.1556026299873</text:p>
              </table:table-cell>
              <table:table-cell office:value-type="float" office:value="76.2633538864346">
                <text:p>76.2633538864346</text:p>
              </table:table-cell>
              <table:table-cell office:value-type="float" office:value="67.72758625613">
                <text:p>67.72758625613</text:p>
              </table:table-cell>
              <table:table-cell office:value-type="float" office:value="43.6399385424992">
                <text:p>43.6399385424992</text:p>
              </table:table-cell>
              <table:table-cell office:value-type="float" office:value="3.73556005798838">
                <text:p>3.73556005798838</text:p>
              </table:table-cell>
              <table:table-cell office:value-type="float" office:value="0.00000000958970347804259">
                <text:p>0.0000000095897034780425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434499999999985">
                <text:p>0.434499999999985</text:p>
              </table:table-cell>
              <table:table-cell office:value-type="float" office:value="80.4236755291097">
                <text:p>80.4236755291097</text:p>
              </table:table-cell>
              <table:table-cell office:value-type="float" office:value="76.5759227655389">
                <text:p>76.5759227655389</text:p>
              </table:table-cell>
              <table:table-cell office:value-type="float" office:value="68.1271220307309">
                <text:p>68.1271220307309</text:p>
              </table:table-cell>
              <table:table-cell office:value-type="float" office:value="44.1895687796238">
                <text:p>44.1895687796238</text:p>
              </table:table-cell>
              <table:table-cell office:value-type="float" office:value="3.92558839867194">
                <text:p>3.92558839867194</text:p>
              </table:table-cell>
              <table:table-cell office:value-type="float" office:value="0.0000000135837926599851">
                <text:p>0.000000013583792659985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434999999999985">
                <text:p>0.434999999999985</text:p>
              </table:table-cell>
              <table:table-cell office:value-type="float" office:value="80.6905961874043">
                <text:p>80.6905961874043</text:p>
              </table:table-cell>
              <table:table-cell office:value-type="float" office:value="76.8873811838238">
                <text:p>76.8873811838238</text:p>
              </table:table-cell>
              <table:table-cell office:value-type="float" office:value="68.5259495836616">
                <text:p>68.5259495836616</text:p>
              </table:table-cell>
              <table:table-cell office:value-type="float" office:value="44.7418627452527">
                <text:p>44.7418627452527</text:p>
              </table:table-cell>
              <table:table-cell office:value-type="float" office:value="4.12372721439305">
                <text:p>4.12372721439305</text:p>
              </table:table-cell>
              <table:table-cell office:value-type="float" office:value="0.00000001919053042621">
                <text:p>0.0000000191905304262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435499999999985">
                <text:p>0.435499999999985</text:p>
              </table:table-cell>
              <table:table-cell office:value-type="float" office:value="80.956347203944">
                <text:p>80.956347203944</text:p>
              </table:table-cell>
              <table:table-cell office:value-type="float" office:value="77.1977052104176">
                <text:p>77.1977052104176</text:p>
              </table:table-cell>
              <table:table-cell office:value-type="float" office:value="68.9240289871496">
                <text:p>68.9240289871496</text:p>
              </table:table-cell>
              <table:table-cell office:value-type="float" office:value="45.2967479461542">
                <text:p>45.2967479461542</text:p>
              </table:table-cell>
              <table:table-cell office:value-type="float" office:value="4.33023259963286">
                <text:p>4.33023259963286</text:p>
              </table:table-cell>
              <table:table-cell office:value-type="float" office:value="0.000000027039769371661">
                <text:p>0.00000002703976937166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435999999999985">
                <text:p>0.435999999999985</text:p>
              </table:table-cell>
              <table:table-cell office:value-type="float" office:value="81.2209112095098">
                <text:p>81.2209112095098</text:p>
              </table:table-cell>
              <table:table-cell office:value-type="float" office:value="77.5068709235531">
                <text:p>77.5068709235531</text:p>
              </table:table-cell>
              <table:table-cell office:value-type="float" office:value="69.3213201812604">
                <text:p>69.3213201812604</text:p>
              </table:table-cell>
              <table:table-cell office:value-type="float" office:value="45.8541502421233">
                <text:p>45.8541502421233</text:p>
              </table:table-cell>
              <table:table-cell office:value-type="float" office:value="4.54536381813833">
                <text:p>4.54536381813833</text:p>
              </table:table-cell>
              <table:table-cell office:value-type="float" office:value="0.0000000379987278168017">
                <text:p>0.000000037998727816801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436499999999985">
                <text:p>0.436499999999985</text:p>
              </table:table-cell>
              <table:table-cell office:value-type="float" office:value="81.4842708684623">
                <text:p>81.4842708684623</text:p>
              </table:table-cell>
              <table:table-cell office:value-type="float" office:value="77.8148544135866">
                <text:p>77.8148544135866</text:p>
              </table:table-cell>
              <table:table-cell office:value-type="float" office:value="69.7177829803175">
                <text:p>69.7177829803175</text:p>
              </table:table-cell>
              <table:table-cell office:value-type="float" office:value="46.4139938539553">
                <text:p>46.4139938539553</text:p>
              </table:table-cell>
              <table:table-cell office:value-type="float" office:value="4.76938306069804">
                <text:p>4.76938306069804</text:p>
              </table:table-cell>
              <table:table-cell office:value-type="float" office:value="0.0000000532580425202698">
                <text:p>0.000000053258042520269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436999999999985">
                <text:p>0.436999999999985</text:p>
              </table:table-cell>
              <table:table-cell office:value-type="float" office:value="81.7464088806145">
                <text:p>81.7464088806145</text:p>
              </table:table-cell>
              <table:table-cell office:value-type="float" office:value="78.1216317860271">
                <text:p>78.1216317860271</text:p>
              </table:table-cell>
              <table:table-cell office:value-type="float" office:value="70.1133770793883">
                <text:p>70.1133770793883</text:p>
              </table:table-cell>
              <table:table-cell office:value-type="float" office:value="46.9762013723034">
                <text:p>46.9762013723034</text:p>
              </table:table-cell>
              <table:table-cell office:value-type="float" office:value="5.00255518518118">
                <text:p>5.00255518518118</text:p>
              </table:table-cell>
              <table:table-cell office:value-type="float" office:value="0.0000000744477218768096">
                <text:p>0.000000074447721876809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437499999999985">
                <text:p>0.437499999999985</text:p>
              </table:table-cell>
              <table:table-cell office:value-type="float" office:value="82.0073079831071">
                <text:p>82.0073079831071</text:p>
              </table:table-cell>
              <table:table-cell office:value-type="float" office:value="78.4271791645754">
                <text:p>78.4271791645754</text:p>
              </table:table-cell>
              <table:table-cell office:value-type="float" office:value="70.5080620608332">
                <text:p>70.5080620608332</text:p>
              </table:table-cell>
              <table:table-cell office:value-type="float" office:value="47.5406937674246">
                <text:p>47.5406937674246</text:p>
              </table:table-cell>
              <table:table-cell office:value-type="float" office:value="5.24514743856139">
                <text:p>5.24514743856139</text:p>
              </table:table-cell>
              <table:table-cell office:value-type="float" office:value="0.00000010379291158556">
                <text:p>0.000000103792911585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437999999999985">
                <text:p>0.437999999999985</text:p>
              </table:table-cell>
              <table:table-cell office:value-type="float" office:value="82.2669509522842">
                <text:p>82.2669509522842</text:p>
              </table:table-cell>
              <table:table-cell office:value-type="float" office:value="78.7314726941718">
                <text:p>78.7314726941718</text:p>
              </table:table-cell>
              <table:table-cell office:value-type="float" office:value="70.9017974009179">
                <text:p>70.9017974009179</text:p>
              </table:table-cell>
              <table:table-cell office:value-type="float" office:value="48.1073903998201">
                <text:p>48.1073903998201</text:p>
              </table:table-cell>
              <table:table-cell office:value-type="float" office:value="5.49742916068215">
                <text:p>5.49742916068215</text:p>
              </table:table-cell>
              <table:table-cell office:value-type="float" office:value="0.000000144322501083542">
                <text:p>0.00000014432250108354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438499999999985">
                <text:p>0.438499999999985</text:p>
              </table:table-cell>
              <table:table-cell office:value-type="float" office:value="82.5253206055706">
                <text:p>82.5253206055706</text:p>
              </table:table-cell>
              <table:table-cell office:value-type="float" office:value="79.0344885440532">
                <text:p>79.0344885440532</text:p>
              </table:table-cell>
              <table:table-cell office:value-type="float" office:value="71.2945424764864">
                <text:p>71.2945424764864</text:p>
              </table:table-cell>
              <table:table-cell office:value-type="float" office:value="48.6762090317752">
                <text:p>48.6762090317752</text:p>
              </table:table-cell>
              <table:table-cell office:value-type="float" office:value="5.75967146955802">
                <text:p>5.75967146955802</text:p>
              </table:table-cell>
              <table:table-cell office:value-type="float" office:value="0.000000200147637240562">
                <text:p>0.0000002001476372405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438999999999985">
                <text:p>0.438999999999985</text:p>
              </table:table-cell>
              <table:table-cell office:value-type="float" office:value="82.7823998033498">
                <text:p>82.7823998033498</text:p>
              </table:table-cell>
              <table:table-cell office:value-type="float" office:value="79.3362029108176">
                <text:p>79.3362029108176</text:p>
              </table:table-cell>
              <table:table-cell office:value-type="float" office:value="71.6862565716941">
                <text:p>71.6862565716941</text:p>
              </table:table-cell>
              <table:table-cell office:value-type="float" office:value="49.2470658398014">
                <text:p>49.2470658398014</text:p>
              </table:table-cell>
              <table:table-cell office:value-type="float" office:value="6.0321469280457">
                <text:p>6.0321469280457</text:p>
              </table:table-cell>
              <table:table-cell office:value-type="float" office:value="0.000000276832425672829">
                <text:p>0.00000027683242567282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439499999999985">
                <text:p>0.439499999999985</text:p>
              </table:table-cell>
              <table:table-cell office:value-type="float" office:value="83.0381714508419">
                <text:p>83.0381714508419</text:p>
              </table:table-cell>
              <table:table-cell office:value-type="float" office:value="79.6365920214969">
                <text:p>79.6365920214969</text:p>
              </table:table-cell>
              <table:table-cell office:value-type="float" office:value="72.076898884799">
                <text:p>72.076898884799</text:p>
              </table:table-cell>
              <table:table-cell office:value-type="float" office:value="49.819875427986">
                <text:p>49.819875427986</text:p>
              </table:table-cell>
              <table:table-cell office:value-type="float" office:value="6.31512919176141">
                <text:p>6.31512919176141</text:p>
              </table:table-cell>
              <table:table-cell office:value-type="float" office:value="0.000000381885807234323">
                <text:p>0.00000038188580723432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439999999999985">
                <text:p>0.439999999999985</text:p>
              </table:table-cell>
              <table:table-cell office:value-type="float" office:value="83.2926184999828">
                <text:p>83.2926184999828</text:p>
              </table:table-cell>
              <table:table-cell office:value-type="float" office:value="79.9356321366363">
                <text:p>79.9356321366363</text:p>
              </table:table-cell>
              <table:table-cell office:value-type="float" office:value="72.4664285350093">
                <text:p>72.4664285350093</text:p>
              </table:table-cell>
              <table:table-cell office:value-type="float" office:value="50.3945508422512">
                <text:p>50.3945508422512</text:p>
              </table:table-cell>
              <table:table-cell office:value-type="float" office:value="6.60889263816572">
                <text:p>6.60889263816572</text:p>
              </table:table-cell>
              <table:table-cell office:value-type="float" office:value="0.000000525412193696622">
                <text:p>0.00000052541219369662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440499999999985">
                <text:p>0.440499999999985</text:p>
              </table:table-cell>
              <table:table-cell office:value-type="float" office:value="83.5457239513019">
                <text:p>83.5457239513019</text:p>
              </table:table-cell>
              <table:table-cell office:value-type="float" office:value="80.2332995533802">
                <text:p>80.2332995533802</text:p>
              </table:table-cell>
              <table:table-cell office:value-type="float" office:value="72.8548045693868">
                <text:p>72.8548045693868</text:p>
              </table:table-cell>
              <table:table-cell office:value-type="float" office:value="50.9710035855259">
                <text:p>50.9710035855259</text:p>
              </table:table-cell>
              <table:table-cell office:value-type="float" office:value="6.91371197678426">
                <text:p>6.91371197678426</text:p>
              </table:table-cell>
              <table:table-cell office:value-type="float" office:value="0.000000720969423477012">
                <text:p>0.00000072096942347701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440999999999985">
                <text:p>0.440999999999985</text:p>
              </table:table-cell>
              <table:table-cell office:value-type="float" office:value="83.7974708558005">
                <text:p>83.7974708558005</text:p>
              </table:table-cell>
              <table:table-cell office:value-type="float" office:value="80.529570608564">
                <text:p>80.529570608564</text:p>
              </table:table-cell>
              <table:table-cell office:value-type="float" office:value="73.2419859698035">
                <text:p>73.2419859698035</text:p>
              </table:table-cell>
              <table:table-cell office:value-type="float" office:value="51.5491436338311">
                <text:p>51.5491436338311</text:p>
              </table:table-cell>
              <table:table-cell office:value-type="float" office:value="7.22986184058205">
                <text:p>7.22986184058205</text:p>
              </table:table-cell>
              <table:table-cell office:value-type="float" office:value="0.000000986696561975354">
                <text:p>0.00000098669656197535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441499999999984">
                <text:p>0.441499999999984</text:p>
              </table:table-cell>
              <table:table-cell office:value-type="float" office:value="84.0478423168292">
                <text:p>84.0478423168292</text:p>
              </table:table-cell>
              <table:table-cell office:value-type="float" office:value="80.8244216818117">
                <text:p>80.8244216818117</text:p>
              </table:table-cell>
              <table:table-cell office:value-type="float" office:value="73.6279316599504">
                <text:p>73.6279316599504</text:p>
              </table:table-cell>
              <table:table-cell office:value-type="float" office:value="52.1288794532814">
                <text:p>52.1288794532814</text:p>
              </table:table-cell>
              <table:table-cell office:value-type="float" office:value="7.55761635856106">
                <text:p>7.55761635856106</text:p>
              </table:table-cell>
              <table:table-cell office:value-type="float" office:value="0.00000134679176689188">
                <text:p>0.0000013467917668918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441999999999984">
                <text:p>0.441999999999984</text:p>
              </table:table-cell>
              <table:table-cell office:value-type="float" office:value="84.2968214919637">
                <text:p>84.2968214919637</text:p>
              </table:table-cell>
              <table:table-cell office:value-type="float" office:value="81.1178291986377">
                <text:p>81.1178291986377</text:p>
              </table:table-cell>
              <table:table-cell office:value-type="float" office:value="74.0126005123967">
                <text:p>74.0126005123967</text:p>
              </table:table-cell>
              <table:table-cell office:value-type="float" office:value="52.7101180180023">
                <text:p>52.7101180180023</text:p>
              </table:table-cell>
              <table:table-cell office:value-type="float" office:value="7.89724870970449">
                <text:p>7.89724870970449</text:p>
              </table:table-cell>
              <table:table-cell office:value-type="float" office:value="0.00000183344277818113">
                <text:p>0.000001833442778181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442499999999984">
                <text:p>0.442499999999984</text:p>
              </table:table-cell>
              <table:table-cell office:value-type="float" office:value="84.5443915948805">
                <text:p>84.5443915948805</text:p>
              </table:table-cell>
              <table:table-cell office:value-type="float" office:value="81.4097696335533">
                <text:p>81.4097696335533</text:p>
              </table:table-cell>
              <table:table-cell office:value-type="float" office:value="74.3959513556977">
                <text:p>74.3959513556977</text:p>
              </table:table-cell>
              <table:table-cell office:value-type="float" office:value="53.292764828964">
                <text:p>53.292764828964</text:p>
              </table:table-cell>
              <table:table-cell office:value-type="float" office:value="8.24903065844731">
                <text:p>8.24903065844731</text:p>
              </table:table-cell>
              <table:table-cell office:value-type="float" office:value="0.00000248934068394694">
                <text:p>0.0000024893406839469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442999999999984">
                <text:p>0.442999999999984</text:p>
              </table:table-cell>
              <table:table-cell office:value-type="float" office:value="84.79053589723">
                <text:p>84.79053589723</text:p>
              </table:table-cell>
              <table:table-cell office:value-type="float" office:value="81.7002195131768">
                <text:p>81.7002195131768</text:p>
              </table:table-cell>
              <table:table-cell office:value-type="float" office:value="74.7779429815505">
                <text:p>74.7779429815505</text:p>
              </table:table-cell>
              <table:table-cell office:value-type="float" office:value="53.8767239337312">
                <text:p>53.8767239337312</text:p>
              </table:table-cell>
              <table:table-cell office:value-type="float" office:value="8.61323207191051">
                <text:p>8.61323207191051</text:p>
              </table:table-cell>
              <table:table-cell office:value-type="float" office:value="0.00000337094279988876">
                <text:p>0.0000033709427998887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443499999999984">
                <text:p>0.443499999999984</text:p>
              </table:table-cell>
              <table:table-cell office:value-type="float" office:value="85.0352377305086">
                <text:p>85.0352377305086</text:p>
              </table:table-cell>
              <table:table-cell office:value-type="float" office:value="81.9891554193464">
                <text:p>81.9891554193464</text:p>
              </table:table-cell>
              <table:table-cell office:value-type="float" office:value="75.1585341519943">
                <text:p>75.1585341519943</text:p>
              </table:table-cell>
              <table:table-cell office:value-type="float" office:value="54.4618979471274">
                <text:p>54.4618979471274</text:p>
              </table:table-cell>
              <table:table-cell office:value-type="float" office:value="8.99012041919692">
                <text:p>8.99012041919692</text:p>
              </table:table-cell>
              <table:table-cell office:value-type="float" office:value="0.00000455269439705539">
                <text:p>0.000004552694397055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443999999999984">
                <text:p>0.443999999999984</text:p>
              </table:table-cell>
              <table:table-cell office:value-type="float" office:value="85.2784804879275">
                <text:p>85.2784804879275</text:p>
              </table:table-cell>
              <table:table-cell office:value-type="float" office:value="82.2765539922364">
                <text:p>82.2765539922364</text:p>
              </table:table-cell>
              <table:table-cell office:value-type="float" office:value="75.5376836066547">
                <text:p>75.5376836066547</text:p>
              </table:table-cell>
              <table:table-cell office:value-type="float" office:value="55.0481880728118">
                <text:p>55.0481880728118</text:p>
              </table:table-cell>
              <table:table-cell office:value-type="float" office:value="9.37996025310735">
                <text:p>9.37996025310735</text:p>
              </table:table-cell>
              <table:table-cell office:value-type="float" office:value="0.00000613247355593134">
                <text:p>0.0000061324735559313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44499999999984">
                <text:p>0.444499999999984</text:p>
              </table:table-cell>
              <table:table-cell office:value-type="float" office:value="85.5202476262807">
                <text:p>85.5202476262807</text:p>
              </table:table-cell>
              <table:table-cell office:value-type="float" office:value="82.5623919334743">
                <text:p>82.5623919334743</text:p>
              </table:table-cell>
              <table:table-cell office:value-type="float" office:value="75.9153500700308">
                <text:p>75.9153500700308</text:p>
              </table:table-cell>
              <table:table-cell office:value-type="float" office:value="55.6354941257674">
                <text:p>55.6354941257674</text:p>
              </table:table-cell>
              <table:table-cell office:value-type="float" office:value="9.78301267470013">
                <text:p>9.78301267470013</text:p>
              </table:table-cell>
              <table:table-cell office:value-type="float" office:value="0.00000823859091851248">
                <text:p>0.0000082385909185124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44999999999984">
                <text:p>0.444999999999984</text:p>
              </table:table-cell>
              <table:table-cell office:value-type="float" office:value="85.7605226678088">
                <text:p>85.7605226678088</text:p>
              </table:table-cell>
              <table:table-cell office:value-type="float" office:value="82.8466460092606">
                <text:p>82.8466460092606</text:p>
              </table:table-cell>
              <table:table-cell office:value-type="float" office:value="76.2914922588216">
                <text:p>76.2914922588216</text:p>
              </table:table-cell>
              <table:table-cell office:value-type="float" office:value="56.2237145556964">
                <text:p>56.2237145556964</text:p>
              </table:table-cell>
              <table:table-cell office:value-type="float" office:value="10.1995347811811">
                <text:p>10.1995347811811</text:p>
              </table:table-cell>
              <table:table-cell office:value-type="float" office:value="0.000011038759281337">
                <text:p>0.00001103875928133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445499999999984">
                <text:p>0.445499999999984</text:p>
              </table:table-cell>
              <table:table-cell office:value-type="float" office:value="85.9992892020605">
                <text:p>85.9992892020605</text:p>
              </table:table-cell>
              <table:table-cell office:value-type="float" office:value="83.129293053488">
                <text:p>83.129293053488</text:p>
              </table:table-cell>
              <table:table-cell office:value-type="float" office:value="76.6660688892918">
                <text:p>76.6660688892918</text:p>
              </table:table-cell>
              <table:table-cell office:value-type="float" office:value="56.8127464713189">
                <text:p>56.8127464713189</text:p>
              </table:table-cell>
              <table:table-cell office:value-type="float" office:value="10.6297790976781">
                <text:p>10.6297790976781</text:p>
              </table:table-cell>
              <table:table-cell office:value-type="float" office:value="0.000014751550029666">
                <text:p>0.0000147515500296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445999999999984">
                <text:p>0.445999999999984</text:p>
              </table:table-cell>
              <table:table-cell office:value-type="float" office:value="86.2365308877508">
                <text:p>86.2365308877508</text:p>
              </table:table-cell>
              <table:table-cell office:value-type="float" office:value="83.4103099708623">
                <text:p>83.4103099708623</text:p>
              </table:table-cell>
              <table:table-cell office:value-type="float" office:value="77.0390386846735">
                <text:p>77.0390386846735</text:p>
              </table:table-cell>
              <table:table-cell office:value-type="float" office:value="57.4024856655723">
                <text:p>57.4024856655723</text:p>
              </table:table-cell>
              <table:table-cell office:value-type="float" office:value="11.0739929935205">
                <text:p>11.0739929935205</text:p>
              </table:table-cell>
              <table:table-cell office:value-type="float" office:value="0.0000196609781057853">
                <text:p>0.000019660978105785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46499999999984">
                <text:p>0.446499999999984</text:p>
              </table:table-cell>
              <table:table-cell office:value-type="float" office:value="86.4722314546154">
                <text:p>86.4722314546154</text:p>
              </table:table-cell>
              <table:table-cell office:value-type="float" office:value="83.6896737400216">
                <text:p>83.6896737400216</text:p>
              </table:table-cell>
              <table:table-cell office:value-type="float" office:value="77.4103603826036">
                <text:p>77.4103603826036</text:p>
              </table:table-cell>
              <table:table-cell office:value-type="float" office:value="57.9928266417042">
                <text:p>57.9928266417042</text:p>
              </table:table-cell>
              <table:table-cell office:value-type="float" office:value="11.5324180837133">
                <text:p>11.5324180837133</text:p>
              </table:table-cell>
              <table:table-cell office:value-type="float" office:value="0.0000261350088854555">
                <text:p>0.00002613500888545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46999999999984">
                <text:p>0.446999999999984</text:p>
              </table:table-cell>
              <table:table-cell office:value-type="float" office:value="86.7063747052614">
                <text:p>86.7063747052614</text:p>
              </table:table-cell>
              <table:table-cell office:value-type="float" office:value="83.9673614166557">
                <text:p>83.9673614166557</text:p>
              </table:table-cell>
              <table:table-cell office:value-type="float" office:value="77.779992742594">
                <text:p>77.779992742594</text:p>
              </table:table-cell>
              <table:table-cell office:value-type="float" office:value="58.5836626402547">
                <text:p>58.5836626402547</text:p>
              </table:table-cell>
              <table:table-cell office:value-type="float" office:value="12.0052896163648">
                <text:p>12.0052896163648</text:p>
              </table:table-cell>
              <table:table-cell office:value-type="float" office:value="0.0000346489640225184">
                <text:p>0.000034648964022518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447499999999984">
                <text:p>0.447499999999984</text:p>
              </table:table-cell>
              <table:table-cell office:value-type="float" office:value="86.9389445170136">
                <text:p>86.9389445170136</text:p>
              </table:table-cell>
              <table:table-cell office:value-type="float" office:value="84.2433501366232">
                <text:p>84.2433501366232</text:p>
              </table:table-cell>
              <table:table-cell office:value-type="float" office:value="78.1478945535329">
                <text:p>78.1478945535329</text:p>
              </table:table-cell>
              <table:table-cell office:value-type="float" office:value="59.1748856669217">
                <text:p>59.1748856669217</text:p>
              </table:table-cell>
              <table:table-cell office:value-type="float" office:value="12.4928358468946">
                <text:p>12.4928358468946</text:p>
              </table:table-cell>
              <table:table-cell office:value-type="float" office:value="0.0000458150247504095">
                <text:p>0.000045815024750409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447999999999984">
                <text:p>0.447999999999984</text:p>
              </table:table-cell>
              <table:table-cell office:value-type="float" office:value="87.1699248437562">
                <text:p>87.1699248437562</text:p>
              </table:table-cell>
              <table:table-cell office:value-type="float" office:value="84.5176171190668">
                <text:p>84.5176171190668</text:p>
              </table:table-cell>
              <table:table-cell office:value-type="float" office:value="78.514024641216">
                <text:p>78.514024641216</text:p>
              </table:table-cell>
              <table:table-cell office:value-type="float" office:value="59.766386521302">
                <text:p>59.766386521302</text:p>
              </table:table-cell>
              <table:table-cell office:value-type="float" office:value="12.9952773999215">
                <text:p>12.9952773999215</text:p>
              </table:table-cell>
              <table:table-cell office:value-type="float" office:value="0.0000604192968100704">
                <text:p>0.00006041929681007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448499999999984">
                <text:p>0.448499999999984</text:p>
              </table:table-cell>
              <table:table-cell office:value-type="float" office:value="87.3992997177706">
                <text:p>87.3992997177706</text:p>
              </table:table-cell>
              <table:table-cell office:value-type="float" office:value="84.7901396695265">
                <text:p>84.7901396695265</text:p>
              </table:table-cell>
              <table:table-cell office:value-type="float" office:value="78.8783418759047">
                <text:p>78.8783418759047</text:p>
              </table:table-cell>
              <table:table-cell office:value-type="float" office:value="60.3580548265">
                <text:p>60.3580548265</text:p>
              </table:table-cell>
              <table:table-cell office:value-type="float" office:value="13.5128266197991">
                <text:p>13.5128266197991</text:p>
              </table:table-cell>
              <table:table-cell office:value-type="float" office:value="0.0000794682184259265">
                <text:p>0.000079468218425926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448999999999984">
                <text:p>0.448999999999984</text:p>
              </table:table-cell>
              <table:table-cell office:value-type="float" office:value="87.6270532515669">
                <text:p>87.6270532515669</text:p>
              </table:table-cell>
              <table:table-cell office:value-type="float" office:value="85.0608951830481">
                <text:p>85.0608951830481</text:p>
              </table:table-cell>
              <table:table-cell office:value-type="float" office:value="79.24080517991">
                <text:p>79.24080517991</text:p>
              </table:table-cell>
              <table:table-cell office:value-type="float" office:value="60.9497790595969">
                <text:p>60.9497790595969</text:p>
              </table:table-cell>
              <table:table-cell office:value-type="float" office:value="14.0456869108376">
                <text:p>14.0456869108376</text:p>
              </table:table-cell>
              <table:table-cell office:value-type="float" office:value="0.000104246469726784">
                <text:p>0.00010424646972678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449499999999984">
                <text:p>0.449499999999984</text:p>
              </table:table-cell>
              <table:table-cell office:value-type="float" office:value="87.853169639711">
                <text:p>87.853169639711</text:p>
              </table:table-cell>
              <table:table-cell office:value-type="float" office:value="85.3298611472892">
                <text:p>85.3298611472892</text:p>
              </table:table-cell>
              <table:table-cell office:value-type="float" office:value="79.6013735352006">
                <text:p>79.6013735352006</text:p>
              </table:table-cell>
              <table:table-cell office:value-type="float" office:value="61.5414465829717">
                <text:p>61.5414465829717</text:p>
              </table:table-cell>
              <table:table-cell office:value-type="float" office:value="14.5940520683196">
                <text:p>14.5940520683196</text:p>
              </table:table-cell>
              <table:table-cell office:value-type="float" office:value="0.000136388987689334">
                <text:p>0.00013638898768933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449999999999984">
                <text:p>0.449999999999984</text:p>
              </table:table-cell>
              <table:table-cell office:value-type="float" office:value="88.0776331606456">
                <text:p>88.0776331606456</text:p>
              </table:table-cell>
              <table:table-cell office:value-type="float" office:value="85.5970151456201">
                <text:p>85.5970151456201</text:p>
              </table:table-cell>
              <table:table-cell office:value-type="float" office:value="79.960005991032">
                <text:p>79.960005991032</text:p>
              </table:table-cell>
              <table:table-cell office:value-type="float" office:value="62.1329436764622">
                <text:p>62.1329436764622</text:p>
              </table:table-cell>
              <table:table-cell office:value-type="float" office:value="15.1581056014882">
                <text:p>15.1581056014882</text:p>
              </table:table-cell>
              <table:table-cell office:value-type="float" office:value="0.000177970214850126">
                <text:p>0.0001779702148501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450499999999984">
                <text:p>0.450499999999984</text:p>
              </table:table-cell>
              <table:table-cell office:value-type="float" office:value="88.3004281785053">
                <text:p>88.3004281785053</text:p>
              </table:table-cell>
              <table:table-cell office:value-type="float" office:value="85.8623348602199">
                <text:p>85.8623348602199</text:p>
              </table:table-cell>
              <table:table-cell office:value-type="float" office:value="80.316661671596">
                <text:p>80.316661671596</text:p>
              </table:table-cell>
              <table:table-cell office:value-type="float" office:value="62.724155570359">
                <text:p>62.724155570359</text:p>
              </table:table-cell>
              <table:table-cell office:value-type="float" office:value="15.738020049752">
                <text:p>15.738020049752</text:p>
              </table:table-cell>
              <table:table-cell office:value-type="float" office:value="0.000231614323196957">
                <text:p>0.00023161432319695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450999999999983">
                <text:p>0.450999999999983</text:p>
              </table:table-cell>
              <table:table-cell office:value-type="float" office:value="88.5215391449257">
                <text:p>88.5215391449257</text:p>
              </table:table-cell>
              <table:table-cell office:value-type="float" office:value="86.1257980751667">
                <text:p>86.1257980751667</text:p>
              </table:table-cell>
              <table:table-cell office:value-type="float" office:value="80.6712997836878">
                <text:p>80.6712997836878</text:p>
              </table:table-cell>
              <table:table-cell office:value-type="float" office:value="63.3149664792187">
                <text:p>63.3149664792187</text:p>
              </table:table-cell>
              <table:table-cell office:value-type="float" office:value="16.3339562934204">
                <text:p>16.3339562934204</text:p>
              </table:table-cell>
              <table:table-cell office:value-type="float" office:value="0.000300630867929632">
                <text:p>0.00030063086792963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451499999999983">
                <text:p>0.451499999999983</text:p>
              </table:table-cell>
              <table:table-cell office:value-type="float" office:value="88.7409506008455">
                <text:p>88.7409506008455</text:p>
              </table:table-cell>
              <table:table-cell office:value-type="float" office:value="86.3873826795216">
                <text:p>86.3873826795216</text:p>
              </table:table-cell>
              <table:table-cell office:value-type="float" office:value="81.0238796243888">
                <text:p>81.0238796243888</text:p>
              </table:table-cell>
              <table:table-cell office:value-type="float" office:value="63.9052596364874">
                <text:p>63.9052596364874</text:p>
              </table:table-cell>
              <table:table-cell office:value-type="float" office:value="16.9460628603472">
                <text:p>16.9460628603472</text:p>
              </table:table-cell>
              <table:table-cell office:value-type="float" office:value="0.000389181150717203">
                <text:p>0.00038918115071720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451999999999983">
                <text:p>0.451999999999983</text:p>
              </table:table-cell>
              <table:table-cell office:value-type="float" office:value="88.9586471783025">
                <text:p>88.9586471783025</text:p>
              </table:table-cell>
              <table:table-cell office:value-type="float" office:value="86.6470666704059">
                <text:p>86.6470666704059</text:p>
              </table:table-cell>
              <table:table-cell office:value-type="float" office:value="81.3743605887637">
                <text:p>81.3743605887637</text:p>
              </table:table-cell>
              <table:table-cell office:value-type="float" office:value="64.4949173299197">
                <text:p>64.4949173299197</text:p>
              </table:table-cell>
              <table:table-cell office:value-type="float" office:value="17.574475229925">
                <text:p>17.574475229925</text:p>
              </table:table-cell>
              <table:table-cell office:value-type="float" office:value="0.00050248152039345">
                <text:p>0.0005024815203934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52499999999983">
                <text:p>0.452499999999983</text:p>
              </table:table-cell>
              <table:table-cell office:value-type="float" office:value="89.1746136022219">
                <text:p>89.1746136022219</text:p>
              </table:table-cell>
              <table:table-cell office:value-type="float" office:value="86.9048281560713">
                <text:p>86.9048281560713</text:p>
              </table:table-cell>
              <table:table-cell office:value-type="float" office:value="81.7227021775688">
                <text:p>81.7227021775688</text:p>
              </table:table-cell>
              <table:table-cell office:value-type="float" office:value="65.0838209377827">
                <text:p>65.0838209377827</text:p>
              </table:table-cell>
              <table:table-cell office:value-type="float" office:value="18.2193151359349">
                <text:p>18.2193151359349</text:p>
              </table:table-cell>
              <table:table-cell office:value-type="float" office:value="0.000647050922283807">
                <text:p>0.00064705092228380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452999999999983">
                <text:p>0.452999999999983</text:p>
              </table:table-cell>
              <table:table-cell office:value-type="float" office:value="89.3888346921974">
                <text:p>89.3888346921974</text:p>
              </table:table-cell>
              <table:table-cell office:value-type="float" office:value="87.1606453589612">
                <text:p>87.1606453589612</text:p>
              </table:table-cell>
              <table:table-cell office:value-type="float" office:value="82.0688640049709">
                <text:p>82.0688640049709</text:p>
              </table:table-cell>
              <table:table-cell office:value-type="float" office:value="65.6718509658302">
                <text:p>65.6718509658302</text:p>
              </table:table-cell>
              <table:table-cell office:value-type="float" office:value="18.8806898698156">
                <text:p>18.8806898698156</text:p>
              </table:table-cell>
              <table:table-cell office:value-type="float" office:value="0.000831011236511922">
                <text:p>0.00083101123651192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53499999999983">
                <text:p>0.453499999999983</text:p>
              </table:table-cell>
              <table:table-cell office:value-type="float" office:value="89.6012953642644">
                <text:p>89.6012953642644</text:p>
              </table:table-cell>
              <table:table-cell office:value-type="float" office:value="87.4144966187641">
                <text:p>87.4144966187641</text:p>
              </table:table-cell>
              <table:table-cell office:value-type="float" office:value="82.4128058062735">
                <text:p>82.4128058062735</text:p>
              </table:table-cell>
              <table:table-cell office:value-type="float" office:value="66.2588870850336">
                <text:p>66.2588870850336</text:p>
              </table:table-cell>
              <table:table-cell office:value-type="float" office:value="19.5586915859735">
                <text:p>19.5586915859735</text:p>
              </table:table-cell>
              <table:table-cell office:value-type="float" office:value="0.00106445033052723">
                <text:p>0.0010644503305272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453999999999983">
                <text:p>0.453999999999983</text:p>
              </table:table-cell>
              <table:table-cell office:value-type="float" office:value="89.8119806326659">
                <text:p>89.8119806326659</text:p>
              </table:table-cell>
              <table:table-cell office:value-type="float" office:value="87.6663603954574">
                <text:p>87.6663603954574</text:p>
              </table:table-cell>
              <table:table-cell office:value-type="float" office:value="82.7544874456487">
                <text:p>82.7544874456487</text:p>
              </table:table-cell>
              <table:table-cell office:value-type="float" office:value="66.8448081700539">
                <text:p>66.8448081700539</text:p>
              </table:table-cell>
              <table:table-cell office:value-type="float" office:value="20.2533966108085">
                <text:p>20.2533966108085</text:p>
              </table:table-cell>
              <table:table-cell office:value-type="float" office:value="0.00135985929976841">
                <text:p>0.0013598592997684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454499999999983">
                <text:p>0.454499999999983</text:p>
              </table:table-cell>
              <table:table-cell office:value-type="float" office:value="90.0208756116093">
                <text:p>90.0208756116093</text:p>
              </table:table-cell>
              <table:table-cell office:value-type="float" office:value="87.9162152723415">
                <text:p>87.9162152723415</text:p>
              </table:table-cell>
              <table:table-cell office:value-type="float" office:value="83.0938689238732">
                <text:p>83.0938689238732</text:p>
              </table:table-cell>
              <table:table-cell office:value-type="float" office:value="67.4294923384407">
                <text:p>67.4294923384407</text:p>
              </table:table-cell>
              <table:table-cell office:value-type="float" office:value="20.9648647571841">
                <text:p>20.9648647571841</text:p>
              </table:table-cell>
              <table:table-cell office:value-type="float" office:value="0.00173265708829252">
                <text:p>0.0017326570882925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54999999999983">
                <text:p>0.454999999999983</text:p>
              </table:table-cell>
              <table:table-cell office:value-type="float" office:value="90.2279655170151">
                <text:p>90.2279655170151</text:p>
              </table:table-cell>
              <table:table-cell office:value-type="float" office:value="88.1640399590636">
                <text:p>88.1640399590636</text:p>
              </table:table-cell>
              <table:table-cell office:value-type="float" office:value="83.4309103860654">
                <text:p>83.4309103860654</text:p>
              </table:table-cell>
              <table:table-cell office:value-type="float" office:value="68.0128169905416">
                <text:p>68.0128169905416</text:p>
              </table:table-cell>
              <table:table-cell office:value-type="float" office:value="21.6931386461138">
                <text:p>21.6931386461138</text:p>
              </table:table-cell>
              <table:table-cell office:value-type="float" office:value="0.0022018175703102">
                <text:p>0.002201817570310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455499999999983">
                <text:p>0.455499999999983</text:p>
              </table:table-cell>
              <table:table-cell office:value-type="float" office:value="90.4332356682567">
                <text:p>90.4332356682567</text:p>
              </table:table-cell>
              <table:table-cell office:value-type="float" office:value="88.40981329463">
                <text:p>88.40981329463</text:p>
              </table:table-cell>
              <table:table-cell office:value-type="float" office:value="83.7655721294227">
                <text:p>83.7655721294227</text:p>
              </table:table-cell>
              <table:table-cell office:value-type="float" office:value="68.5946588501048">
                <text:p>68.5946588501048</text:p>
              </table:table-cell>
              <table:table-cell office:value-type="float" office:value="22.4382430374849">
                <text:p>22.4382430374849</text:p>
              </table:table-cell>
              <table:table-cell office:value-type="float" office:value="0.00279061623125731">
                <text:p>0.0027906162312573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455999999999983">
                <text:p>0.455999999999983</text:p>
              </table:table-cell>
              <table:table-cell office:value-type="float" office:value="90.6366714898912">
                <text:p>90.6366714898912</text:p>
              </table:table-cell>
              <table:table-cell office:value-type="float" office:value="88.6535142504078">
                <text:p>88.6535142504078</text:p>
              </table:table-cell>
              <table:table-cell office:value-type="float" office:value="84.0978146109555">
                <text:p>84.0978146109555</text:p>
              </table:table-cell>
              <table:table-cell office:value-type="float" office:value="69.1748940055587">
                <text:p>69.1748940055587</text:p>
              </table:table-cell>
              <table:table-cell office:value-type="float" office:value="23.200184171676">
                <text:p>23.200184171676</text:p>
              </table:table-cell>
              <table:table-cell office:value-type="float" office:value="0.00352751580491314">
                <text:p>0.0035275158049131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456499999999983">
                <text:p>0.456499999999983</text:p>
              </table:table-cell>
              <table:table-cell office:value-type="float" office:value="90.8382585133802">
                <text:p>90.8382585133802</text:p>
              </table:table-cell>
              <table:table-cell office:value-type="float" office:value="88.895121933113">
                <text:p>88.895121933113</text:p>
              </table:table-cell>
              <table:table-cell office:value-type="float" office:value="84.4275984552175">
                <text:p>84.4275984552175</text:p>
              </table:table-cell>
              <table:table-cell office:value-type="float" office:value="69.7533979519502">
                <text:p>69.7533979519502</text:p>
              </table:table-cell>
              <table:table-cell office:value-type="float" office:value="23.9789491239636">
                <text:p>23.9789491239636</text:p>
              </table:table-cell>
              <table:table-cell office:value-type="float" office:value="0.00444721258564992">
                <text:p>0.0044472125856499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56999999999983">
                <text:p>0.456999999999983</text:p>
              </table:table-cell>
              <table:table-cell office:value-type="float" office:value="91.0379823788021">
                <text:p>91.0379823788021</text:p>
              </table:table-cell>
              <table:table-cell office:value-type="float" office:value="89.1346155877871">
                <text:p>89.1346155877871</text:p>
              </table:table-cell>
              <table:table-cell office:value-type="float" office:value="84.7548844620285">
                <text:p>84.7548844620285</text:p>
              </table:table-cell>
              <table:table-cell office:value-type="float" office:value="70.330045633523">
                <text:p>70.330045633523</text:p>
              </table:table-cell>
              <table:table-cell office:value-type="float" office:value="24.7745051736417">
                <text:p>24.7745051736417</text:p>
              </table:table-cell>
              <table:table-cell office:value-type="float" office:value="0.00559186761812214">
                <text:p>0.005591867618122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457499999999983">
                <text:p>0.457499999999983</text:p>
              </table:table-cell>
              <table:table-cell office:value-type="float" office:value="91.2358288365528">
                <text:p>91.2358288365528</text:p>
              </table:table-cell>
              <table:table-cell office:value-type="float" office:value="89.3719746007596">
                <text:p>89.3719746007596</text:p>
              </table:table-cell>
              <table:table-cell office:value-type="float" office:value="85.0796336141886">
                <text:p>85.0796336141886</text:p>
              </table:table-cell>
              <table:table-cell office:value-type="float" office:value="70.9047114869175">
                <text:p>70.9047114869175</text:p>
              </table:table-cell>
              <table:table-cell office:value-type="float" office:value="25.5867991898073">
                <text:p>25.5867991898073</text:p>
              </table:table-cell>
              <table:table-cell office:value-type="float" office:value="0.00701254953644366">
                <text:p>0.0070125495364436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457999999999983">
                <text:p>0.457999999999983</text:p>
              </table:table-cell>
              <table:table-cell office:value-type="float" office:value="91.4317837490379">
                <text:p>91.4317837490379</text:p>
              </table:table-cell>
              <table:table-cell office:value-type="float" office:value="89.6071785025966">
                <text:p>89.6071785025966</text:p>
              </table:table-cell>
              <table:table-cell office:value-type="float" office:value="85.4018070851819">
                <text:p>85.4018070851819</text:p>
              </table:table-cell>
              <table:table-cell office:value-type="float" office:value="71.4772694849727">
                <text:p>71.4772694849727</text:p>
              </table:table-cell>
              <table:table-cell office:value-type="float" office:value="26.4157570357832">
                <text:p>26.4157570357832</text:p>
              </table:table-cell>
              <table:table-cell office:value-type="float" office:value="0.00877091843534561">
                <text:p>0.0087709184353456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58499999999983">
                <text:p>0.458499999999983</text:p>
              </table:table-cell>
              <table:table-cell office:value-type="float" office:value="91.6258330923526">
                <text:p>91.6258330923526</text:p>
              </table:table-cell>
              <table:table-cell office:value-type="float" office:value="89.8402069710353">
                <text:p>89.8402069710353</text:p>
              </table:table-cell>
              <table:table-cell office:value-type="float" office:value="85.7213662468665">
                <text:p>85.7213662468665</text:p>
              </table:table-cell>
              <table:table-cell office:value-type="float" office:value="72.0475931811087">
                <text:p>72.0475931811087</text:p>
              </table:table-cell>
              <table:table-cell office:value-type="float" office:value="27.2612829941657">
                <text:p>27.2612829941657</text:p>
              </table:table-cell>
              <table:table-cell office:value-type="float" office:value="0.0109411827478714">
                <text:p>0.010941182747871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58999999999983">
                <text:p>0.458999999999983</text:p>
              </table:table-cell>
              <table:table-cell office:value-type="float" office:value="91.8179629579525">
                <text:p>91.8179629579525</text:p>
              </table:table-cell>
              <table:table-cell office:value-type="float" office:value="90.0710398339023">
                <text:p>90.0710398339023</text:p>
              </table:table-cell>
              <table:table-cell office:value-type="float" office:value="86.0382726771497">
                <text:p>86.0382726771497</text:p>
              </table:table-cell>
              <table:table-cell office:value-type="float" office:value="72.6155557542713">
                <text:p>72.6155557542713</text:p>
              </table:table-cell>
              <table:table-cell office:value-type="float" office:value="28.1232592144982">
                <text:p>28.1232592144982</text:p>
              </table:table-cell>
              <table:table-cell office:value-type="float" office:value="0.0136123636039406">
                <text:p>0.013612363603940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459499999999983">
                <text:p>0.459499999999983</text:p>
              </table:table-cell>
              <table:table-cell office:value-type="float" office:value="92.0081595543119">
                <text:p>92.0081595543119</text:p>
              </table:table-cell>
              <table:table-cell office:value-type="float" office:value="90.2996570720177">
                <text:p>90.2996570720177</text:p>
              </table:table-cell>
              <table:table-cell office:value-type="float" office:value="86.3524881676462">
                <text:p>86.3524881676462</text:p>
              </table:table-cell>
              <table:table-cell office:value-type="float" office:value="73.1810300544155">
                <text:p>73.1810300544155</text:p>
              </table:table-cell>
              <table:table-cell office:value-type="float" office:value="29.0015451855704">
                <text:p>29.0015451855704</text:p>
              </table:table-cell>
              <table:table-cell office:value-type="float" office:value="0.0168909034614458">
                <text:p>0.016890903461445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459999999999982">
                <text:p>0.459999999999982</text:p>
              </table:table-cell>
              <table:table-cell office:value-type="float" office:value="92.1964092085715">
                <text:p>92.1964092085715</text:p>
              </table:table-cell>
              <table:table-cell office:value-type="float" office:value="90.5260388220814">
                <text:p>90.5260388220814</text:p>
              </table:table-cell>
              <table:table-cell office:value-type="float" office:value="86.6639747313164">
                <text:p>86.6639747313164</text:p>
              </table:table-cell>
              <table:table-cell office:value-type="float" office:value="73.7438886485072">
                <text:p>73.7438886485072</text:p>
              </table:table-cell>
              <table:table-cell office:value-type="float" office:value="29.8959772343472">
                <text:p>29.8959772343472</text:p>
              </table:table-cell>
              <table:table-cell office:value-type="float" office:value="0.0209036578288354">
                <text:p>0.020903657828835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460499999999982">
                <text:p>0.460499999999982</text:p>
              </table:table-cell>
              <table:table-cell office:value-type="float" office:value="92.3826983681743">
                <text:p>92.3826983681743</text:p>
              </table:table-cell>
              <table:table-cell office:value-type="float" office:value="90.7501653795433">
                <text:p>90.7501653795433</text:p>
              </table:table-cell>
              <table:table-cell office:value-type="float" office:value="86.9726946100833">
                <text:p>86.9726946100833</text:p>
              </table:table-cell>
              <table:table-cell office:value-type="float" office:value="74.3040038670204">
                <text:p>74.3040038670204</text:p>
              </table:table-cell>
              <table:table-cell office:value-type="float" office:value="30.806368053519">
                <text:p>30.806368053519</text:p>
              </table:table-cell>
              <table:table-cell office:value-type="float" office:value="0.0258013105094227">
                <text:p>0.025801310509422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460999999999982">
                <text:p>0.460999999999982</text:p>
              </table:table-cell>
              <table:table-cell office:value-type="float" office:value="92.5670136024894">
                <text:p>92.5670136024894</text:p>
              </table:table-cell>
              <table:table-cell office:value-type="float" office:value="90.9720172014561">
                <text:p>90.9720172014561</text:p>
              </table:table-cell>
              <table:table-cell office:value-type="float" office:value="87.2786102824257">
                <text:p>87.2786102824257</text:p>
              </table:table-cell>
              <table:table-cell office:value-type="float" office:value="74.861247850907">
                <text:p>74.861247850907</text:p>
              </table:table-cell>
              <table:table-cell office:value-type="float" office:value="31.7325062596541">
                <text:p>31.7325062596541</text:p>
              </table:table-cell>
              <table:table-cell office:value-type="float" office:value="0.0317622538481699">
                <text:p>0.031762253848169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461499999999982">
                <text:p>0.461499999999982</text:p>
              </table:table-cell>
              <table:table-cell office:value-type="float" office:value="92.7493416044239">
                <text:p>92.7493416044239</text:p>
              </table:table-cell>
              <table:table-cell office:value-type="float" office:value="91.1915749093096">
                <text:p>91.1915749093096</text:p>
              </table:table-cell>
              <table:table-cell office:value-type="float" office:value="87.5816844709462">
                <text:p>87.5816844709462</text:p>
              </table:table-cell>
              <table:table-cell office:value-type="float" office:value="75.4154925990167">
                <text:p>75.4154925990167</text:p>
              </table:table-cell>
              <table:table-cell office:value-type="float" office:value="32.6741559839108">
                <text:p>32.6741559839108</text:p>
              </table:table-cell>
              <table:table-cell office:value-type="float" office:value="0.0389969757879085">
                <text:p>0.038996975787908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461999999999982">
                <text:p>0.461999999999982</text:p>
              </table:table-cell>
              <table:table-cell office:value-type="float" office:value="92.929669192022">
                <text:p>92.929669192022</text:p>
              </table:table-cell>
              <table:table-cell office:value-type="float" office:value="91.4088192918463">
                <text:p>91.4088192918463</text:p>
              </table:table-cell>
              <table:table-cell office:value-type="float" office:value="87.8818801499105">
                <text:p>87.8818801499105</text:p>
              </table:table-cell>
              <table:table-cell office:value-type="float" office:value="75.9666100159423">
                <text:p>75.9666100159423</text:p>
              </table:table-cell>
              <table:table-cell office:value-type="float" office:value="33.6310564972427">
                <text:p>33.6310564972427</text:p>
              </table:table-cell>
              <table:table-cell office:value-type="float" office:value="0.0477529949623575">
                <text:p>0.04775299496235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462499999999982">
                <text:p>0.462499999999982</text:p>
              </table:table-cell>
              <table:table-cell office:value-type="float" office:value="93.1079833100518">
                <text:p>93.1079833100518</text:p>
              </table:table-cell>
              <table:table-cell office:value-type="float" office:value="91.6237313078587">
                <text:p>91.6237313078587</text:p>
              </table:table-cell>
              <table:table-cell office:value-type="float" office:value="88.1791605527571">
                <text:p>88.1791605527571</text:p>
              </table:table-cell>
              <table:table-cell office:value-type="float" office:value="76.5144719602661">
                <text:p>76.5144719602661</text:p>
              </table:table-cell>
              <table:table-cell office:value-type="float" office:value="34.6029218719923">
                <text:p>34.6029218719923</text:p>
              </table:table-cell>
              <table:table-cell office:value-type="float" office:value="0.0583203833699717">
                <text:p>0.058320383369971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462999999999982">
                <text:p>0.462999999999982</text:p>
              </table:table-cell>
              <table:table-cell office:value-type="float" office:value="93.2842710315784">
                <text:p>93.2842710315784</text:p>
              </table:table-cell>
              <table:table-cell office:value-type="float" office:value="91.8362920889655">
                <text:p>91.8362920889655</text:p>
              </table:table-cell>
              <table:table-cell office:value-type="float" office:value="88.4734891795747">
                <text:p>88.4734891795747</text:p>
              </table:table-cell>
              <table:table-cell office:value-type="float" office:value="77.0589502931841">
                <text:p>77.0589502931841</text:p>
              </table:table-cell>
              <table:table-cell office:value-type="float" office:value="35.5894406817322">
                <text:p>35.5894406817322</text:p>
              </table:table-cell>
              <table:table-cell office:value-type="float" office:value="0.0710379131737826">
                <text:p>0.071037913173782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463499999999982">
                <text:p>0.463499999999982</text:p>
              </table:table-cell>
              <table:table-cell office:value-type="float" office:value="93.4585195595249">
                <text:p>93.4585195595249</text:p>
              </table:table-cell>
              <table:table-cell office:value-type="float" office:value="92.0464829423688">
                <text:p>92.0464829423688</text:p>
              </table:table-cell>
              <table:table-cell office:value-type="float" office:value="88.7648298045453">
                <text:p>88.7648298045453</text:p>
              </table:table-cell>
              <table:table-cell office:value-type="float" office:value="77.5999169274812">
                <text:p>77.5999169274812</text:p>
              </table:table-cell>
              <table:table-cell office:value-type="float" office:value="36.5902757411609">
                <text:p>36.5902757411609</text:p>
              </table:table-cell>
              <table:table-cell office:value-type="float" office:value="0.0862998596358774">
                <text:p>0.086299859635877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463999999999982">
                <text:p>0.463999999999982</text:p>
              </table:table-cell>
              <table:table-cell office:value-type="float" office:value="93.6307162282183">
                <text:p>93.6307162282183</text:p>
              </table:table-cell>
              <table:table-cell office:value-type="float" office:value="92.2542853535894">
                <text:p>92.2542853535894</text:p>
              </table:table-cell>
              <table:table-cell office:value-type="float" office:value="89.0531464833516">
                <text:p>89.0531464833516</text:p>
              </table:table-cell>
              <table:table-cell office:value-type="float" office:value="78.1372438768329">
                <text:p>78.1372438768329</text:p>
              </table:table-cell>
              <table:table-cell office:value-type="float" office:value="37.6050638878089">
                <text:p>37.6050638878089</text:p>
              </table:table-cell>
              <table:table-cell office:value-type="float" office:value="0.104563485893428">
                <text:p>0.10456348589342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464499999999982">
                <text:p>0.464499999999982</text:p>
              </table:table-cell>
              <table:table-cell office:value-type="float" office:value="93.8008485049233">
                <text:p>93.8008485049233</text:p>
              </table:table-cell>
              <table:table-cell office:value-type="float" office:value="92.4596809891807">
                <text:p>92.4596809891807</text:p>
              </table:table-cell>
              <table:table-cell office:value-type="float" office:value="89.3384035605442">
                <text:p>89.3384035605442</text:p>
              </table:table-cell>
              <table:table-cell office:value-type="float" office:value="78.6708033054068">
                <text:p>78.6708033054068</text:p>
              </table:table-cell>
              <table:table-cell office:value-type="float" office:value="38.6334158072475">
                <text:p>38.6334158072475</text:p>
              </table:table-cell>
              <table:table-cell office:value-type="float" office:value="0.12635722698919">
                <text:p>0.1263572269891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464999999999982">
                <text:p>0.464999999999982</text:p>
              </table:table-cell>
              <table:table-cell office:value-type="float" office:value="93.9689039913605">
                <text:p>93.9689039913605</text:p>
              </table:table-cell>
              <table:table-cell office:value-type="float" office:value="92.6626516994217">
                <text:p>92.6626516994217</text:p>
              </table:table-cell>
              <table:table-cell office:value-type="float" office:value="89.6205656768705">
                <text:p>89.6205656768705</text:p>
              </table:table-cell>
              <table:table-cell office:value-type="float" office:value="79.2004675777394">
                <text:p>79.2004675777394</text:p>
              </table:table-cell>
              <table:table-cell office:value-type="float" office:value="39.6749159034238">
                <text:p>39.6749159034238</text:p>
              </table:table-cell>
              <table:table-cell office:value-type="float" office:value="0.152289580064186">
                <text:p>0.15228958006418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465499999999982">
                <text:p>0.465499999999982</text:p>
              </table:table-cell>
              <table:table-cell office:value-type="float" office:value="94.1348704252115">
                <text:p>94.1348704252115</text:p>
              </table:table-cell>
              <table:table-cell office:value-type="float" office:value="92.863179520986">
                <text:p>92.863179520986</text:p>
              </table:table-cell>
              <table:table-cell office:value-type="float" office:value="89.8995977765587">
                <text:p>89.8995977765587</text:p>
              </table:table-cell>
              <table:table-cell office:value-type="float" office:value="79.7261093088582">
                <text:p>79.7261093088582</text:p>
              </table:table-cell>
              <table:table-cell office:value-type="float" office:value="40.7291222156722">
                <text:p>40.7291222156722</text:p>
              </table:table-cell>
              <table:table-cell office:value-type="float" office:value="0.183058694701544">
                <text:p>0.18305869470154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465999999999982">
                <text:p>0.465999999999982</text:p>
              </table:table-cell>
              <table:table-cell office:value-type="float" office:value="94.2987356816089">
                <text:p>94.2987356816089</text:p>
              </table:table-cell>
              <table:table-cell office:value-type="float" office:value="93.0612466795883">
                <text:p>93.0612466795883</text:p>
              </table:table-cell>
              <table:table-cell office:value-type="float" office:value="90.1754651145586">
                <text:p>90.1754651145586</text:p>
              </table:table-cell>
              <table:table-cell office:value-type="float" office:value="80.2476014146258">
                <text:p>80.2476014146258</text:p>
              </table:table-cell>
              <table:table-cell office:value-type="float" office:value="41.7955663838672">
                <text:p>41.7955663838672</text:p>
              </table:table-cell>
              <table:table-cell office:value-type="float" office:value="0.219462641902909">
                <text:p>0.21946264190290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466499999999982">
                <text:p>0.466499999999982</text:p>
              </table:table-cell>
              <table:table-cell office:value-type="float" office:value="94.4604877746113">
                <text:p>94.4604877746113</text:p>
              </table:table-cell>
              <table:table-cell office:value-type="float" office:value="93.2568355926076">
                <text:p>93.2568355926076</text:p>
              </table:table-cell>
              <table:table-cell office:value-type="float" office:value="90.4481332637345">
                <text:p>90.4481332637345</text:p>
              </table:table-cell>
              <table:table-cell office:value-type="float" office:value="80.7648171622758">
                <text:p>80.7648171622758</text:p>
              </table:table-cell>
              <table:table-cell office:value-type="float" office:value="42.8737536630967">
                <text:p>42.8737536630967</text:p>
              </table:table-cell>
              <table:table-cell office:value-type="float" office:value="0.262410321945173">
                <text:p>0.26241032194517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466999999999982">
                <text:p>0.466999999999982</text:p>
              </table:table-cell>
              <table:table-cell office:value-type="float" office:value="94.6201148586635">
                <text:p>94.6201148586635</text:p>
              </table:table-cell>
              <table:table-cell office:value-type="float" office:value="93.4499288716854">
                <text:p>93.4499288716854</text:p>
              </table:table-cell>
              <table:table-cell office:value-type="float" office:value="90.7175681220098">
                <text:p>90.7175681220098</text:p>
              </table:table-cell>
              <table:table-cell office:value-type="float" office:value="81.2776302211146">
                <text:p>81.2776302211146</text:p>
              </table:table-cell>
              <table:table-cell office:value-type="float" office:value="43.963162989136">
                <text:p>43.963162989136</text:p>
              </table:table-cell>
              <table:table-cell office:value-type="float" office:value="0.312932950318907">
                <text:p>0.31293295031890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467499999999982">
                <text:p>0.467499999999982</text:p>
              </table:table-cell>
              <table:table-cell office:value-type="float" office:value="94.7776052300419">
                <text:p>94.7776052300419</text:p>
              </table:table-cell>
              <table:table-cell office:value-type="float" office:value="93.6405093253001">
                <text:p>93.6405093253001</text:p>
              </table:table-cell>
              <table:table-cell office:value-type="float" office:value="90.98373591946">
                <text:p>90.98373591946</text:p>
              </table:table-cell>
              <table:table-cell office:value-type="float" office:value="81.7859147133601">
                <text:p>81.7859147133601</text:p>
              </table:table-cell>
              <table:table-cell office:value-type="float" office:value="45.0632470959042">
                <text:p>45.0632470959042</text:p>
              </table:table-cell>
              <table:table-cell office:value-type="float" office:value="0.372196037067901">
                <text:p>0.3721960370679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467999999999982">
                <text:p>0.467999999999982</text:p>
              </table:table-cell>
              <table:table-cell office:value-type="float" office:value="94.9329473282829">
                <text:p>94.9329473282829</text:p>
              </table:table-cell>
              <table:table-cell office:value-type="float" office:value="93.8285599613151">
                <text:p>93.8285599613151</text:p>
              </table:table-cell>
              <table:table-cell office:value-type="float" office:value="91.2466032253532">
                <text:p>91.2466032253532</text:p>
              </table:table-cell>
              <table:table-cell office:value-type="float" office:value="82.2895452650891">
                <text:p>82.2895452650891</text:p>
              </table:table-cell>
              <table:table-cell office:value-type="float" office:value="46.1734326859719">
                <text:p>46.1734326859719</text:p>
              </table:table-cell>
              <table:table-cell office:value-type="float" office:value="0.441511748186118">
                <text:p>0.44151174818611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468499999999982">
                <text:p>0.468499999999982</text:p>
              </table:table-cell>
              <table:table-cell office:value-type="float" office:value="95.0861297375972">
                <text:p>95.0861297375972</text:p>
              </table:table-cell>
              <table:table-cell office:value-type="float" office:value="94.0140639895018">
                <text:p>94.0140639895018</text:p>
              </table:table-cell>
              <table:table-cell office:value-type="float" office:value="91.5061369551347">
                <text:p>91.5061369551347</text:p>
              </table:table-cell>
              <table:table-cell office:value-type="float" office:value="82.7883970572662">
                <text:p>82.7883970572662</text:p>
              </table:table-cell>
              <table:table-cell office:value-type="float" office:value="47.2931206550805">
                <text:p>47.2931206550805</text:p>
              </table:table-cell>
              <table:table-cell office:value-type="float" office:value="0.522351508429917">
                <text:p>0.52235150842991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468999999999981">
                <text:p>0.468999999999981</text:p>
              </table:table-cell>
              <table:table-cell office:value-type="float" office:value="95.2371411882669">
                <text:p>95.2371411882669</text:p>
              </table:table-cell>
              <table:table-cell office:value-type="float" office:value="94.1970048240363">
                <text:p>94.1970048240363</text:p>
              </table:table-cell>
              <table:table-cell office:value-type="float" office:value="91.7623043773551">
                <text:p>91.7623043773551</text:p>
              </table:table-cell>
              <table:table-cell office:value-type="float" office:value="83.2823458768233">
                <text:p>83.2823458768233</text:p>
              </table:table-cell>
              <table:table-cell office:value-type="float" office:value="48.4216863715073">
                <text:p>48.4216863715073</text:p>
              </table:table-cell>
              <table:table-cell office:value-type="float" office:value="0.616358673219627">
                <text:p>0.61635867321962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469499999999981">
                <text:p>0.469499999999981</text:p>
              </table:table-cell>
              <table:table-cell office:value-type="float" office:value="95.3859705580266">
                <text:p>95.3859705580266</text:p>
              </table:table-cell>
              <table:table-cell office:value-type="float" office:value="94.3773660859689">
                <text:p>94.3773660859689</text:p>
              </table:table-cell>
              <table:table-cell office:value-type="float" office:value="92.0150731205388">
                <text:p>92.0150731205388</text:p>
              </table:table-cell>
              <table:table-cell office:value-type="float" office:value="83.7712681677628">
                <text:p>83.7712681677628</text:p>
              </table:table-cell>
              <table:table-cell office:value-type="float" office:value="49.5584800109881">
                <text:p>49.5584800109881</text:p>
              </table:table-cell>
              <table:table-cell office:value-type="float" office:value="0.725361063602565">
                <text:p>0.72536106360256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469999999999981">
                <text:p>0.469999999999981</text:p>
              </table:table-cell>
              <table:table-cell office:value-type="float" office:value="95.5326068734281">
                <text:p>95.5326068734281</text:p>
              </table:table-cell>
              <table:table-cell office:value-type="float" office:value="94.5551316056661">
                <text:p>94.5551316056661</text:p>
              </table:table-cell>
              <table:table-cell office:value-type="float" office:value="92.2644111799914">
                <text:p>92.2644111799914</text:p>
              </table:table-cell>
              <table:table-cell office:value-type="float" office:value="84.2550410822546">
                <text:p>84.2550410822546</text:p>
              </table:table-cell>
              <table:table-cell office:value-type="float" office:value="50.7028269477779">
                <text:p>50.7028269477779</text:p>
              </table:table-cell>
              <table:table-cell office:value-type="float" office:value="0.851383123023557">
                <text:p>0.85138312302355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470499999999981">
                <text:p>0.470499999999981</text:p>
              </table:table-cell>
              <table:table-cell office:value-type="float" office:value="95.6770393111885">
                <text:p>95.6770393111885</text:p>
              </table:table-cell>
              <table:table-cell office:value-type="float" office:value="94.7302854252256">
                <text:p>94.7302854252256</text:p>
              </table:table-cell>
              <table:table-cell office:value-type="float" office:value="92.5102869245439">
                <text:p>92.5102869245439</text:p>
              </table:table-cell>
              <table:table-cell office:value-type="float" office:value="84.7335425316965">
                <text:p>84.7335425316965</text:p>
              </table:table-cell>
              <table:table-cell office:value-type="float" office:value="51.8540282022929">
                <text:p>51.8540282022929</text:p>
              </table:table-cell>
              <table:table-cell office:value-type="float" office:value="0.996657418529072">
                <text:p>0.99665741852907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470999999999981">
                <text:p>0.470999999999981</text:p>
              </table:table-cell>
              <table:table-cell office:value-type="float" office:value="95.8192571995208">
                <text:p>95.8192571995208</text:p>
              </table:table-cell>
              <table:table-cell office:value-type="float" office:value="94.9028118008617">
                <text:p>94.9028118008617</text:p>
              </table:table-cell>
              <table:table-cell office:value-type="float" office:value="92.7526691032313">
                <text:p>92.7526691032313</text:p>
              </table:table-cell>
              <table:table-cell office:value-type="float" office:value="85.2066512377109">
                <text:p>85.2066512377109</text:p>
              </table:table-cell>
              <table:table-cell office:value-type="float" office:value="53.0113609456369">
                <text:p>53.0113609456369</text:p>
              </table:table-cell>
              <table:table-cell office:value-type="float" office:value="1.16363517278778">
                <text:p>1.1636351727877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471499999999981">
                <text:p>0.471499999999981</text:p>
              </table:table-cell>
              <table:table-cell office:value-type="float" office:value="95.9592500194478">
                <text:p>95.9592500194478</text:p>
              </table:table-cell>
              <table:table-cell office:value-type="float" office:value="95.0726952052631">
                <text:p>95.0726952052631</text:p>
              </table:table-cell>
              <table:table-cell office:value-type="float" office:value="92.9915268519046">
                <text:p>92.9915268519046</text:p>
              </table:table-cell>
              <table:table-cell office:value-type="float" office:value="85.6742467830457">
                <text:p>85.6742467830457</text:p>
              </table:table-cell>
              <table:table-cell office:value-type="float" office:value="54.1740790611713">
                <text:p>54.1740790611713</text:p>
              </table:table-cell>
              <table:table-cell office:value-type="float" office:value="1.35499547785641">
                <text:p>1.3549954778564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471999999999981">
                <text:p>0.471999999999981</text:p>
              </table:table-cell>
              <table:table-cell office:value-type="float" office:value="96.097007406098">
                <text:p>96.097007406098</text:p>
              </table:table-cell>
              <table:table-cell office:value-type="float" office:value="95.2399203299202">
                <text:p>95.2399203299202</text:p>
              </table:table-cell>
              <table:table-cell office:value-type="float" office:value="93.2268296997736">
                <text:p>93.2268296997736</text:p>
              </table:table-cell>
              <table:table-cell office:value-type="float" office:value="86.1362096623522">
                <text:p>86.1362096623522</text:p>
              </table:table-cell>
              <table:table-cell office:value-type="float" office:value="55.3414137631372">
                <text:p>55.3414137631372</text:p>
              </table:table-cell>
              <table:table-cell office:value-type="float" office:value="1.57365280800605">
                <text:p>1.5736528080060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472499999999981">
                <text:p>0.472499999999981</text:p>
              </table:table-cell>
              <table:table-cell office:value-type="float" office:value="96.2325191499848">
                <text:p>96.2325191499848</text:p>
              </table:table-cell>
              <table:table-cell office:value-type="float" office:value="95.4044720874232">
                <text:p>95.4044720874232</text:p>
              </table:table-cell>
              <table:table-cell office:value-type="float" office:value="93.4585475758775">
                <text:p>93.4585475758775</text:p>
              </table:table-cell>
              <table:table-cell office:value-type="float" office:value="86.5924213328075">
                <text:p>86.5924213328075</text:p>
              </table:table-cell>
              <table:table-cell office:value-type="float" office:value="56.5125742721883">
                <text:p>56.5125742721883</text:p>
              </table:table-cell>
              <table:table-cell office:value-type="float" office:value="1.82276241833148">
                <text:p>1.8227624183314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472999999999981">
                <text:p>0.472999999999981</text:p>
              </table:table-cell>
              <table:table-cell office:value-type="float" office:value="96.3657751982663">
                <text:p>96.3657751982663</text:p>
              </table:table-cell>
              <table:table-cell office:value-type="float" office:value="95.5663356137299">
                <text:p>95.5663356137299</text:p>
              </table:table-cell>
              <table:table-cell office:value-type="float" office:value="93.6866508154845">
                <text:p>93.6866508154845</text:p>
              </table:table-cell>
              <table:table-cell office:value-type="float" office:value="87.0427642645541">
                <text:p>87.0427642645541</text:p>
              </table:table-cell>
              <table:table-cell office:value-type="float" office:value="57.6867485475365">
                <text:p>57.6867485475365</text:p>
              </table:table-cell>
              <table:table-cell office:value-type="float" office:value="2.10572318958942">
                <text:p>2.1057231895894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73499999999981">
                <text:p>0.473499999999981</text:p>
              </table:table-cell>
              <table:table-cell office:value-type="float" office:value="96.4967656559887">
                <text:p>96.4967656559887</text:p>
              </table:table-cell>
              <table:table-cell office:value-type="float" office:value="95.7254962704022">
                <text:p>95.7254962704022</text:p>
              </table:table-cell>
              <table:table-cell office:value-type="float" office:value="93.9111101664145">
                <text:p>93.9111101664145</text:p>
              </table:table-cell>
              <table:table-cell office:value-type="float" office:value="87.4871219909254">
                <text:p>87.4871219909254</text:p>
              </table:table-cell>
              <table:table-cell office:value-type="float" office:value="58.8631040752557">
                <text:p>58.8631040752557</text:p>
              </table:table-cell>
              <table:table-cell office:value-type="float" office:value="2.42617745914052">
                <text:p>2.426177459140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473999999999981">
                <text:p>0.473999999999981</text:p>
              </table:table-cell>
              <table:table-cell office:value-type="float" office:value="96.6254807873101">
                <text:p>96.6254807873101</text:p>
              </table:table-cell>
              <table:table-cell office:value-type="float" office:value="95.881939646812">
                <text:p>95.881939646812</text:p>
              </table:table-cell>
              <table:table-cell office:value-type="float" office:value="94.1318967952862">
                <text:p>94.1318967952862</text:p>
              </table:table-cell>
              <table:table-cell office:value-type="float" office:value="87.9253791584273">
                <text:p>87.9253791584273</text:p>
              </table:table-cell>
              <table:table-cell office:value-type="float" office:value="60.0407887121278">
                <text:p>60.0407887121278</text:p>
              </table:table-cell>
              <table:table-cell office:value-type="float" office:value="2.78800736445734">
                <text:p>2.7880073644573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474499999999981">
                <text:p>0.474499999999981</text:p>
              </table:table-cell>
              <table:table-cell office:value-type="float" office:value="96.7519110167063">
                <text:p>96.7519110167063</text:p>
              </table:table-cell>
              <table:table-cell office:value-type="float" office:value="96.0356515623145">
                <text:p>96.0356515623145</text:p>
              </table:table-cell>
              <table:table-cell office:value-type="float" office:value="94.348982293685">
                <text:p>94.348982293685</text:p>
              </table:table-cell>
              <table:table-cell office:value-type="float" office:value="88.3574215764467">
                <text:p>88.3574215764467</text:p>
              </table:table-cell>
              <table:table-cell office:value-type="float" office:value="61.2189315842583">
                <text:p>61.2189315842583</text:p>
              </table:table-cell>
              <table:table-cell office:value-type="float" office:value="3.19532722089361">
                <text:p>3.1953272208936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474999999999981">
                <text:p>0.474999999999981</text:p>
              </table:table-cell>
              <table:table-cell office:value-type="float" office:value="96.8760469301579">
                <text:p>96.8760469301579</text:p>
              </table:table-cell>
              <table:table-cell office:value-type="float" office:value="96.18661806839">
                <text:p>96.18661806839</text:p>
              </table:table-cell>
              <table:table-cell office:value-type="float" office:value="94.5623386842511">
                <text:p>94.5623386842511</text:p>
              </table:table-cell>
              <table:table-cell office:value-type="float" office:value="88.7831362666562">
                <text:p>88.7831362666562</text:p>
              </table:table-cell>
              <table:table-cell office:value-type="float" office:value="62.3966440395201">
                <text:p>62.3966440395201</text:p>
              </table:table-cell>
              <table:table-cell office:value-type="float" office:value="3.65247146075971">
                <text:p>3.6524714607597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75499999999981">
                <text:p>0.475499999999981</text:p>
              </table:table-cell>
              <table:table-cell office:value-type="float" office:value="96.9978792763179">
                <text:p>96.9978792763179</text:p>
              </table:table-cell>
              <table:table-cell office:value-type="float" office:value="96.3348254507529">
                <text:p>96.3348254507529</text:p>
              </table:table-cell>
              <table:table-cell office:value-type="float" office:value="94.7719384266839">
                <text:p>94.7719384266839</text:p>
              </table:table-cell>
              <table:table-cell office:value-type="float" office:value="89.2024115120862">
                <text:p>89.2024115120862</text:p>
              </table:table-cell>
              <table:table-cell office:value-type="float" office:value="63.5730206527283">
                <text:p>63.5730206527283</text:p>
              </table:table-cell>
              <table:table-cell office:value-type="float" office:value="4.16397767763437">
                <text:p>4.1639776776343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475999999999981">
                <text:p>0.475999999999981</text:p>
              </table:table-cell>
              <table:table-cell office:value-type="float" office:value="97.1173989676613">
                <text:p>97.1173989676613</text:p>
              </table:table-cell>
              <table:table-cell office:value-type="float" office:value="96.4802602314271">
                <text:p>96.4802602314271</text:p>
              </table:table-cell>
              <table:table-cell office:value-type="float" office:value="94.9777544236639">
                <text:p>94.9777544236639</text:p>
              </table:table-cell>
              <table:table-cell office:value-type="float" office:value="89.6151369058333">
                <text:p>89.6151369058333</text:p>
              </table:table-cell>
              <table:table-cell office:value-type="float" office:value="64.7471402822822">
                <text:p>64.7471402822822</text:p>
              </table:table-cell>
              <table:table-cell office:value-type="float" office:value="4.73456434956418">
                <text:p>4.7345643495641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476499999999981">
                <text:p>0.476499999999981</text:p>
              </table:table-cell>
              <table:table-cell office:value-type="float" office:value="97.2345970816139">
                <text:p>97.2345970816139</text:p>
              </table:table-cell>
              <table:table-cell office:value-type="float" office:value="96.6229091707887">
                <text:p>96.6229091707887</text:p>
              </table:table-cell>
              <table:table-cell office:value-type="float" office:value="95.1797600266875">
                <text:p>95.1797600266875</text:p>
              </table:table-cell>
              <table:table-cell office:value-type="float" office:value="90.0212033993769">
                <text:p>90.0212033993769</text:p>
              </table:table-cell>
              <table:table-cell office:value-type="float" office:value="65.9180671768505">
                <text:p>65.9180671768505</text:p>
              </table:table-cell>
              <table:table-cell office:value-type="float" office:value="5.36910285849718">
                <text:p>5.3691028584971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476999999999981">
                <text:p>0.476999999999981</text:p>
              </table:table-cell>
              <table:table-cell office:value-type="float" office:value="97.3494648616629">
                <text:p>97.3494648616629</text:p>
              </table:table-cell>
              <table:table-cell office:value-type="float" office:value="96.7627592695741">
                <text:p>96.7627592695741</text:p>
              </table:table-cell>
              <table:table-cell office:value-type="float" office:value="95.3779290418144">
                <text:p>95.3779290418144</text:p>
              </table:table-cell>
              <table:table-cell office:value-type="float" office:value="90.420503350473">
                <text:p>90.420503350473</text:p>
              </table:table-cell>
              <table:table-cell office:value-type="float" office:value="67.0848521305153">
                <text:p>67.0848521305153</text:p>
              </table:table-cell>
              <table:table-cell office:value-type="float" office:value="6.07258348186989">
                <text:p>6.0725834818698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477499999999981">
                <text:p>0.477499999999981</text:p>
              </table:table-cell>
              <table:table-cell office:value-type="float" office:value="97.4619937184465">
                <text:p>97.4619937184465</text:p>
              </table:table-cell>
              <table:table-cell office:value-type="float" office:value="96.8997977708536">
                <text:p>96.8997977708536</text:p>
              </table:table-cell>
              <table:table-cell office:value-type="float" office:value="95.572235735326">
                <text:p>95.572235735326</text:p>
              </table:table-cell>
              <table:table-cell office:value-type="float" office:value="90.8129305705977">
                <text:p>90.8129305705977</text:p>
              </table:table-cell>
              <table:table-cell office:value-type="float" office:value="68.2465336846303">
                <text:p>68.2465336846303</text:p>
              </table:table-cell>
              <table:table-cell office:value-type="float" office:value="6.85007510633428">
                <text:p>6.8500751063342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47799999999998">
                <text:p>0.47799999999998</text:p>
              </table:table-cell>
              <table:table-cell office:value-type="float" office:value="97.5721752308247">
                <text:p>97.5721752308247</text:p>
              </table:table-cell>
              <table:table-cell office:value-type="float" office:value="97.0340121619706">
                <text:p>97.0340121619706</text:p>
              </table:table-cell>
              <table:table-cell office:value-type="float" office:value="95.7626548392921">
                <text:p>95.7626548392921</text:p>
              </table:table-cell>
              <table:table-cell office:value-type="float" office:value="91.1983803719089">
                <text:p>91.1983803719089</text:p>
              </table:table-cell>
              <table:table-cell office:value-type="float" office:value="69.402139374496">
                <text:p>69.402139374496</text:p>
              </table:table-cell>
              <table:table-cell office:value-type="float" office:value="7.70667850343771">
                <text:p>7.7066785034377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47849999999998">
                <text:p>0.47849999999998</text:p>
              </table:table-cell>
              <table:table-cell office:value-type="float" office:value="97.6800011469295">
                <text:p>97.6800011469295</text:p>
              </table:table-cell>
              <table:table-cell office:value-type="float" office:value="97.1653901764456">
                <text:p>97.1653901764456</text:p>
              </table:table-cell>
              <table:table-cell office:value-type="float" office:value="95.9491615570454">
                <text:p>95.9491615570454</text:p>
              </table:table-cell>
              <table:table-cell office:value-type="float" office:value="91.5767496136988">
                <text:p>91.5767496136988</text:p>
              </table:table-cell>
              <table:table-cell office:value-type="float" office:value="70.5506870187958">
                <text:p>70.5506870187958</text:p>
              </table:table-cell>
              <table:table-cell office:value-type="float" office:value="8.64747311251364">
                <text:p>8.6474731125136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47899999999998">
                <text:p>0.47899999999998</text:p>
              </table:table-cell>
              <table:table-cell office:value-type="float" office:value="97.7854633851944">
                <text:p>97.7854633851944</text:p>
              </table:table-cell>
              <table:table-cell office:value-type="float" office:value="97.293919795844">
                <text:p>97.293919795844</text:p>
              </table:table-cell>
              <table:table-cell office:value-type="float" office:value="96.1317315685607">
                <text:p>96.1317315685607</text:p>
              </table:table-cell>
              <table:table-cell office:value-type="float" office:value="91.9479367483086">
                <text:p>91.9479367483086</text:p>
              </table:table-cell>
              <table:table-cell office:value-type="float" office:value="71.6911860495924">
                <text:p>71.6911860495924</text:p>
              </table:table-cell>
              <table:table-cell office:value-type="float" office:value="9.67745739650496">
                <text:p>9.6774573965049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47949999999998">
                <text:p>0.47949999999998</text:p>
              </table:table-cell>
              <table:table-cell office:value-type="float" office:value="97.888554035364">
                <text:p>97.888554035364</text:p>
              </table:table-cell>
              <table:table-cell office:value-type="float" office:value="97.4195892516082">
                <text:p>97.4195892516082</text:p>
              </table:table-cell>
              <table:table-cell office:value-type="float" office:value="96.310341035739">
                <text:p>96.310341035739</text:p>
              </table:table-cell>
              <table:table-cell office:value-type="float" office:value="92.3118418664754">
                <text:p>92.3118418664754</text:p>
              </table:table-cell>
              <table:table-cell office:value-type="float" office:value="72.8226388805348">
                <text:p>72.8226388805348</text:p>
              </table:table-cell>
              <table:table-cell office:value-type="float" office:value="10.8014829708259">
                <text:p>10.801482970825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47999999999998">
                <text:p>0.47999999999998</text:p>
              </table:table-cell>
              <table:table-cell office:value-type="float" office:value="97.989265359483">
                <text:p>97.989265359483</text:p>
              </table:table-cell>
              <table:table-cell office:value-type="float" office:value="97.5423870268536">
                <text:p>97.5423870268536</text:p>
              </table:table-cell>
              <table:table-cell office:value-type="float" office:value="96.4849666075932">
                <text:p>96.4849666075932</text:p>
              </table:table-cell>
              <table:table-cell office:value-type="float" office:value="92.6683667420843">
                <text:p>92.6683667420843</text:p>
              </table:table-cell>
              <table:table-cell office:value-type="float" office:value="73.9440423107872">
                <text:p>73.9440423107872</text:p>
              </table:table-cell>
              <table:table-cell office:value-type="float" office:value="12.0241828520452">
                <text:p>12.024182852045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48049999999998">
                <text:p>0.48049999999998</text:p>
              </table:table-cell>
              <table:table-cell office:value-type="float" office:value="98.0875897928637">
                <text:p>98.0875897928637</text:p>
              </table:table-cell>
              <table:table-cell office:value-type="float" office:value="97.6623018581271">
                <text:p>97.6623018581271</text:p>
              </table:table-cell>
              <table:table-cell office:value-type="float" office:value="96.6555854253344">
                <text:p>96.6555854253344</text:p>
              </table:table-cell>
              <table:table-cell office:value-type="float" office:value="93.0174148762967">
                <text:p>93.0174148762967</text:p>
              </table:table-cell>
              <table:table-cell office:value-type="float" office:value="75.0543889620528">
                <text:p>75.0543889620528</text:p>
              </table:table-cell>
              <table:table-cell office:value-type="float" office:value="13.3498943299678">
                <text:p>13.349894329967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48099999999998">
                <text:p>0.48099999999998</text:p>
              </table:table-cell>
              <table:table-cell office:value-type="float" office:value="98.1835199450333">
                <text:p>98.1835199450333</text:p>
              </table:table-cell>
              <table:table-cell office:value-type="float" office:value="97.7793227371289">
                <text:p>97.7793227371289</text:p>
              </table:table-cell>
              <table:table-cell office:value-type="float" office:value="96.8221751273581">
                <text:p>96.8221751273581</text:p>
              </table:table-cell>
              <table:table-cell office:value-type="float" office:value="93.3588915410285">
                <text:p>93.3588915410285</text:p>
              </table:table-cell>
              <table:table-cell office:value-type="float" office:value="76.152668745939">
                <text:p>76.152668745939</text:p>
              </table:table-cell>
              <table:table-cell office:value-type="float" office:value="14.7825771308754">
                <text:p>14.782577130875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48149999999998">
                <text:p>0.48149999999998</text:p>
              </table:table-cell>
              <table:table-cell office:value-type="float" office:value="98.2770486006592">
                <text:p>98.2770486006592</text:p>
              </table:table-cell>
              <table:table-cell office:value-type="float" office:value="97.8934389123967">
                <text:p>97.8934389123967</text:p>
              </table:table-cell>
              <table:table-cell office:value-type="float" office:value="96.9847138541276">
                <text:p>96.9847138541276</text:p>
              </table:table-cell>
              <table:table-cell office:value-type="float" office:value="93.6927038217491">
                <text:p>93.6927038217491</text:p>
              </table:table-cell>
              <table:table-cell office:value-type="float" office:value="77.2378703587838">
                <text:p>77.2378703587838</text:p>
              </table:table-cell>
              <table:table-cell office:value-type="float" office:value="16.3257277080196">
                <text:p>16.325727708019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48199999999998">
                <text:p>0.48199999999998</text:p>
              </table:table-cell>
              <table:table-cell office:value-type="float" office:value="98.368168720454">
                <text:p>98.368168720454</text:p>
              </table:table-cell>
              <table:table-cell office:value-type="float" office:value="98.0046398909515">
                <text:p>98.0046398909515</text:p>
              </table:table-cell>
              <table:table-cell office:value-type="float" office:value="97.1431802529532">
                <text:p>97.1431802529532</text:p>
              </table:table-cell>
              <table:table-cell office:value-type="float" office:value="94.0187606595753">
                <text:p>94.0187606595753</text:p>
              </table:table-cell>
              <table:table-cell office:value-type="float" office:value="78.3089828009475">
                <text:p>78.3089828009475</text:p>
              </table:table-cell>
              <table:table-cell office:value-type="float" office:value="17.982290664178">
                <text:p>17.98229066417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48249999999998">
                <text:p>0.48249999999998</text:p>
              </table:table-cell>
              <table:table-cell office:value-type="float" office:value="98.4568734420581">
                <text:p>98.4568734420581</text:p>
              </table:table-cell>
              <table:table-cell office:value-type="float" office:value="98.1129154399059">
                <text:p>98.1129154399059</text:p>
              </table:table-cell>
              <table:table-cell office:value-type="float" office:value="97.2975534826666">
                <text:p>97.2975534826666</text:p>
              </table:table-cell>
              <table:table-cell office:value-type="float" office:value="94.3369728926329">
                <text:p>94.3369728926329</text:p>
              </table:table-cell>
              <table:table-cell office:value-type="float" office:value="79.3649969174649">
                <text:p>79.3649969174649</text:p>
              </table:table-cell>
              <table:table-cell office:value-type="float" office:value="19.7545684760275">
                <text:p>19.754568476027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48299999999998">
                <text:p>0.48299999999998</text:p>
              </table:table-cell>
              <table:table-cell office:value-type="float" office:value="98.543156080901">
                <text:p>98.543156080901</text:p>
              </table:table-cell>
              <table:table-cell office:value-type="float" office:value="98.2182555880331">
                <text:p>98.2182555880331</text:p>
              </table:table-cell>
              <table:table-cell office:value-type="float" office:value="97.4478132181887">
                <text:p>97.4478132181887</text:p>
              </table:table-cell>
              <table:table-cell office:value-type="float" office:value="94.6472532966605">
                <text:p>94.6472532966605</text:p>
              </table:table-cell>
              <table:table-cell office:value-type="float" office:value="80.4049069568505">
                <text:p>80.4049069568505</text:p>
              </table:table-cell>
              <table:table-cell office:value-type="float" office:value="21.6441308467103">
                <text:p>21.644130846710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48349999999998">
                <text:p>0.48349999999998</text:p>
              </table:table-cell>
              <table:table-cell office:value-type="float" office:value="98.6270101310408">
                <text:p>98.6270101310408</text:p>
              </table:table-cell>
              <table:table-cell office:value-type="float" office:value="98.3206506272973">
                <text:p>98.3206506272973</text:p>
              </table:table-cell>
              <table:table-cell office:value-type="float" office:value="97.5939396549883">
                <text:p>97.5939396549883</text:p>
              </table:table-cell>
              <table:table-cell office:value-type="float" office:value="94.9495166248281">
                <text:p>94.9495166248281</text:p>
              </table:table-cell>
              <table:table-cell office:value-type="float" office:value="81.4277121447569">
                <text:p>81.4277121447569</text:p>
              </table:table-cell>
              <table:table-cell office:value-type="float" office:value="23.6517251564825">
                <text:p>23.65172515648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48399999999998">
                <text:p>0.48399999999998</text:p>
              </table:table-cell>
              <table:table-cell office:value-type="float" office:value="98.708429265982">
                <text:p>98.708429265982</text:p>
              </table:table-cell>
              <table:table-cell office:value-type="float" office:value="98.4200911143448">
                <text:p>98.4200911143448</text:p>
              </table:table-cell>
              <table:table-cell office:value-type="float" office:value="97.7359135134326">
                <text:p>97.7359135134326</text:p>
              </table:table-cell>
              <table:table-cell office:value-type="float" office:value="95.243679646747">
                <text:p>95.243679646747</text:p>
              </table:table-cell>
              <table:table-cell office:value-type="float" office:value="82.4324182691006">
                <text:p>82.4324182691006</text:p>
              </table:table-cell>
              <table:table-cell office:value-type="float" office:value="25.7771896068256">
                <text:p>25.777189606825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48449999999998">
                <text:p>0.48449999999998</text:p>
              </table:table-cell>
              <table:table-cell office:value-type="float" office:value="98.7874073394706">
                <text:p>98.7874073394706</text:p>
              </table:table-cell>
              <table:table-cell office:value-type="float" office:value="98.5165678719554">
                <text:p>98.5165678719554</text:p>
              </table:table-cell>
              <table:table-cell office:value-type="float" office:value="97.8737160430259">
                <text:p>97.8737160430259</text:p>
              </table:table-cell>
              <table:table-cell office:value-type="float" office:value="95.5296611866446">
                <text:p>95.5296611866446</text:p>
              </table:table-cell>
              <table:table-cell office:value-type="float" office:value="83.4180392731956">
                <text:p>83.4180392731956</text:p>
              </table:table-cell>
              <table:table-cell office:value-type="float" office:value="28.0193707559334">
                <text:p>28.019370755933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48499999999998">
                <text:p>0.48499999999998</text:p>
              </table:table-cell>
              <table:table-cell office:value-type="float" office:value="98.8639383862678">
                <text:p>98.8639383862678</text:p>
              </table:table-cell>
              <table:table-cell office:value-type="float" office:value="98.6100719904538">
                <text:p>98.6100719904538</text:p>
              </table:table-cell>
              <table:table-cell office:value-type="float" office:value="98.0073290265361">
                <text:p>98.0073290265361</text:p>
              </table:table-cell>
              <table:table-cell office:value-type="float" office:value="95.8073821606796">
                <text:p>95.8073821606796</text:p>
              </table:table-cell>
              <table:table-cell office:value-type="float" office:value="84.383598853368">
                <text:p>84.383598853368</text:p>
              </table:table-cell>
              <table:table-cell office:value-type="float" office:value="30.3760472182935">
                <text:p>30.376047218293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48549999999998">
                <text:p>0.48549999999998</text:p>
              </table:table-cell>
              <table:table-cell office:value-type="float" office:value="98.9380166229005">
                <text:p>98.9380166229005</text:p>
              </table:table-cell>
              <table:table-cell office:value-type="float" office:value="98.7005948290809">
                <text:p>98.7005948290809</text:p>
              </table:table-cell>
              <table:table-cell office:value-type="float" office:value="98.1367347840088">
                <text:p>98.1367347840088</text:p>
              </table:table-cell>
              <table:table-cell office:value-type="float" office:value="96.0767656133751">
                <text:p>96.0767656133751</text:p>
              </table:table-cell>
              <table:table-cell office:value-type="float" office:value="85.3281320574698">
                <text:p>85.3281320574698</text:p>
              </table:table-cell>
              <table:table-cell office:value-type="float" office:value="32.8438613437019">
                <text:p>32.843861343701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48599999999998">
                <text:p>0.48599999999998</text:p>
              </table:table-cell>
              <table:table-cell office:value-type="float" office:value="99.00963644839">
                <text:p>99.00963644839</text:p>
              </table:table-cell>
              <table:table-cell office:value-type="float" office:value="98.7881280173248">
                <text:p>98.7881280173248</text:p>
              </table:table-cell>
              <table:table-cell office:value-type="float" office:value="98.2619161766651">
                <text:p>98.2619161766651</text:p>
              </table:table-cell>
              <table:table-cell office:value-type="float" office:value="96.3377367531442">
                <text:p>96.3377367531442</text:p>
              </table:table-cell>
              <table:table-cell office:value-type="float" office:value="86.2506868806622">
                <text:p>86.2506868806622</text:p>
              </table:table-cell>
              <table:table-cell office:value-type="float" office:value="35.418260697483">
                <text:p>35.41826069748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48649999999998">
                <text:p>0.48649999999998</text:p>
              </table:table-cell>
              <table:table-cell office:value-type="float" office:value="99.0787924449577">
                <text:p>99.0787924449577</text:p>
              </table:table-cell>
              <table:table-cell office:value-type="float" office:value="98.8726634562102">
                <text:p>98.8726634562102</text:p>
              </table:table-cell>
              <table:table-cell office:value-type="float" office:value="98.3828566106854">
                <text:p>98.3828566106854</text:p>
              </table:table-cell>
              <table:table-cell office:value-type="float" office:value="96.5902229868866">
                <text:p>96.5902229868866</text:p>
              </table:table-cell>
              <table:table-cell office:value-type="float" office:value="87.1503258548063">
                <text:p>87.1503258548063</text:p>
              </table:table-cell>
              <table:table-cell office:value-type="float" office:value="38.0934511305936">
                <text:p>38.093451130593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486999999999979">
                <text:p>0.486999999999979</text:p>
              </table:table-cell>
              <table:table-cell office:value-type="float" office:value="99.145479378708">
                <text:p>99.145479378708</text:p>
              </table:table-cell>
              <table:table-cell office:value-type="float" office:value="98.954193319548">
                <text:p>98.954193319548</text:p>
              </table:table-cell>
              <table:table-cell office:value-type="float" office:value="98.4995400408746">
                <text:p>98.4995400408746</text:p>
              </table:table-cell>
              <table:table-cell office:value-type="float" office:value="96.8341539536323">
                <text:p>96.8341539536323</text:p>
              </table:table-cell>
              <table:table-cell office:value-type="float" office:value="88.0261276277717">
                <text:p>88.0261276277717</text:p>
              </table:table-cell>
              <table:table-cell office:value-type="float" office:value="40.8623631531027">
                <text:p>40.862363153102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487499999999979">
                <text:p>0.487499999999979</text:p>
              </table:table-cell>
              <table:table-cell office:value-type="float" office:value="99.2096922002886">
                <text:p>99.2096922002886</text:p>
              </table:table-cell>
              <table:table-cell office:value-type="float" office:value="99.0327100551423">
                <text:p>99.0327100551423</text:p>
              </table:table-cell>
              <table:table-cell office:value-type="float" office:value="98.6119509742097">
                <text:p>98.6119509742097</text:p>
              </table:table-cell>
              <table:table-cell office:value-type="float" office:value="97.0694615572131">
                <text:p>97.0694615572131</text:p>
              </table:table-cell>
              <table:table-cell office:value-type="float" office:value="88.8771885289607">
                <text:p>88.8771885289607</text:p>
              </table:table-cell>
              <table:table-cell office:value-type="float" office:value="43.7166332056521">
                <text:p>43.716633205652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487999999999979">
                <text:p>0.487999999999979</text:p>
              </table:table-cell>
              <table:table-cell office:value-type="float" office:value="99.2714260455277">
                <text:p>99.2714260455277</text:p>
              </table:table-cell>
              <table:table-cell office:value-type="float" office:value="99.1082063859566">
                <text:p>99.1082063859566</text:p>
              </table:table-cell>
              <table:table-cell office:value-type="float" office:value="98.7200744732686">
                <text:p>98.7200744732686</text:p>
              </table:table-cell>
              <table:table-cell office:value-type="float" office:value="97.2960799979373">
                <text:p>97.2960799979373</text:p>
              </table:table-cell>
              <table:table-cell office:value-type="float" office:value="89.7026241173434">
                <text:p>89.7026241173434</text:p>
              </table:table-cell>
              <table:table-cell office:value-type="float" office:value="46.6466012603597">
                <text:p>46.646601260359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488499999999979">
                <text:p>0.488499999999979</text:p>
              </table:table-cell>
              <table:table-cell office:value-type="float" office:value="99.330676236048">
                <text:p>99.330676236048</text:p>
              </table:table-cell>
              <table:table-cell office:value-type="float" office:value="99.1806753112376">
                <text:p>99.1806753112376</text:p>
              </table:table-cell>
              <table:table-cell office:value-type="float" office:value="98.8238961595377">
                <text:p>98.8238961595377</text:p>
              </table:table-cell>
              <table:table-cell office:value-type="float" office:value="97.5139458032496">
                <text:p>97.5139458032496</text:p>
              </table:table-cell>
              <table:table-cell office:value-type="float" office:value="90.5015707083073">
                <text:p>90.5015707083073</text:p>
              </table:table-cell>
              <table:table-cell office:value-type="float" office:value="49.6413259758494">
                <text:p>49.641325975849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488999999999979">
                <text:p>0.488999999999979</text:p>
              </table:table-cell>
              <table:table-cell office:value-type="float" office:value="99.3874382798579">
                <text:p>99.3874382798579</text:p>
              </table:table-cell>
              <table:table-cell office:value-type="float" office:value="99.2501101075972">
                <text:p>99.2501101075972</text:p>
              </table:table-cell>
              <table:table-cell office:value-type="float" office:value="98.9234022165987">
                <text:p>98.9234022165987</text:p>
              </table:table-cell>
              <table:table-cell office:value-type="float" office:value="97.7229978573559">
                <text:p>97.7229978573559</text:p>
              </table:table-cell>
              <table:table-cell office:value-type="float" office:value="91.2731868756444">
                <text:p>91.2731868756444</text:p>
              </table:table-cell>
              <table:table-cell office:value-type="float" office:value="52.6886183825476">
                <text:p>52.688618382547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489499999999979">
                <text:p>0.489499999999979</text:p>
              </table:table-cell>
              <table:table-cell office:value-type="float" office:value="99.4417078719185">
                <text:p>99.4417078719185</text:p>
              </table:table-cell>
              <table:table-cell office:value-type="float" office:value="99.3165043300524">
                <text:p>99.3165043300524</text:p>
              </table:table-cell>
              <table:table-cell office:value-type="float" office:value="99.0185793931931">
                <text:p>99.0185793931931</text:p>
              </table:table-cell>
              <table:table-cell office:value-type="float" office:value="97.923177429792">
                <text:p>97.923177429792</text:p>
              </table:table-cell>
              <table:table-cell office:value-type="float" office:value="92.0166549250293">
                <text:p>92.0166549250293</text:p>
              </table:table-cell>
              <table:table-cell office:value-type="float" office:value="55.7750947871902">
                <text:p>55.77509478719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489999999999979">
                <text:p>0.489999999999979</text:p>
              </table:table-cell>
              <table:table-cell office:value-type="float" office:value="99.4934808946884">
                <text:p>99.4934808946884</text:p>
              </table:table-cell>
              <table:table-cell office:value-type="float" office:value="99.3798518130217">
                <text:p>99.3798518130217</text:p>
              </table:table-cell>
              <table:table-cell office:value-type="float" office:value="99.1094150061627">
                <text:p>99.1094150061627</text:p>
              </table:table-cell>
              <table:table-cell office:value-type="float" office:value="98.114428202919">
                <text:p>98.114428202919</text:p>
              </table:table-cell>
              <table:table-cell office:value-type="float" office:value="92.731182335387">
                <text:p>92.731182335387</text:p>
              </table:table-cell>
              <table:table-cell office:value-type="float" office:value="58.8862492640697">
                <text:p>58.886249264069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490499999999979">
                <text:p>0.490499999999979</text:p>
              </table:table-cell>
              <table:table-cell office:value-type="float" office:value="99.5427534186439">
                <text:p>99.5427534186439</text:p>
              </table:table-cell>
              <table:table-cell office:value-type="float" office:value="99.4401466712801">
                <text:p>99.4401466712801</text:p>
              </table:table-cell>
              <table:table-cell office:value-type="float" office:value="99.1958969432672">
                <text:p>99.1958969432672</text:p>
              </table:table-cell>
              <table:table-cell office:value-type="float" office:value="98.2966962983273">
                <text:p>98.2966962983273</text:p>
              </table:table-cell>
              <table:table-cell office:value-type="float" office:value="93.4160031645991">
                <text:p>93.4160031645991</text:p>
              </table:table-cell>
              <table:table-cell office:value-type="float" office:value="62.006545750521">
                <text:p>62.00654575052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490999999999979">
                <text:p>0.490999999999979</text:p>
              </table:table-cell>
              <table:table-cell office:value-type="float" office:value="99.5895217027764">
                <text:p>99.5895217027764</text:p>
              </table:table-cell>
              <table:table-cell office:value-type="float" office:value="99.4973833008696">
                <text:p>99.4973833008696</text:p>
              </table:table-cell>
              <table:table-cell office:value-type="float" office:value="99.2780136658752">
                <text:p>99.2780136658752</text:p>
              </table:table-cell>
              <table:table-cell office:value-type="float" office:value="98.4699303021313">
                <text:p>98.4699303021313</text:p>
              </table:table-cell>
              <table:table-cell office:value-type="float" office:value="94.0703794160646">
                <text:p>94.0703794160646</text:p>
              </table:table-cell>
              <table:table-cell office:value-type="float" office:value="65.1195293923045">
                <text:p>65.119529392304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491499999999979">
                <text:p>0.491499999999979</text:p>
              </table:table-cell>
              <table:table-cell office:value-type="float" office:value="99.6337821950655">
                <text:p>99.6337821950655</text:p>
              </table:table-cell>
              <table:table-cell office:value-type="float" office:value="99.551556379968">
                <text:p>99.551556379968</text:p>
              </table:table-cell>
              <table:table-cell office:value-type="float" office:value="99.3557542115302">
                <text:p>99.3557542115302</text:p>
              </table:table-cell>
              <table:table-cell office:value-type="float" office:value="98.6340812891385">
                <text:p>98.6340812891385</text:p>
              </table:table-cell>
              <table:table-cell office:value-type="float" office:value="94.6936023627073">
                <text:p>94.6936023627073</text:p>
              </table:table-cell>
              <table:table-cell office:value-type="float" office:value="68.2079563986378">
                <text:p>68.207956398637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491999999999979">
                <text:p>0.491999999999979</text:p>
              </table:table-cell>
              <table:table-cell office:value-type="float" office:value="99.6755315329289">
                <text:p>99.6755315329289</text:p>
              </table:table-cell>
              <table:table-cell office:value-type="float" office:value="99.6026608697129">
                <text:p>99.6026608697129</text:p>
              </table:table-cell>
              <table:table-cell office:value-type="float" office:value="99.4291081963898">
                <text:p>99.4291081963898</text:p>
              </table:table-cell>
              <table:table-cell office:value-type="float" office:value="98.7891028458765">
                <text:p>98.7891028458765</text:p>
              </table:table-cell>
              <table:table-cell office:value-type="float" office:value="95.2849938251067">
                <text:p>95.2849938251067</text:p>
              </table:table-cell>
              <table:table-cell office:value-type="float" office:value="71.2539412752996">
                <text:p>71.25394127529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492499999999979">
                <text:p>0.492499999999979</text:p>
              </table:table-cell>
              <table:table-cell office:value-type="float" office:value="99.7147665436479">
                <text:p>99.7147665436479</text:p>
              </table:table-cell>
              <table:table-cell office:value-type="float" office:value="99.6506920149832">
                <text:p>99.6506920149832</text:p>
              </table:table-cell>
              <table:table-cell office:value-type="float" office:value="99.4980658175371">
                <text:p>99.4980658175371</text:p>
              </table:table-cell>
              <table:table-cell office:value-type="float" office:value="98.9349510924645">
                <text:p>98.9349510924645</text:p>
              </table:table-cell>
              <table:table-cell office:value-type="float" office:value="95.843907400531">
                <text:p>95.843907400531</text:p>
              </table:table-cell>
              <table:table-cell office:value-type="float" office:value="74.2391199167028">
                <text:p>74.239119916702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492999999999979">
                <text:p>0.492999999999979</text:p>
              </table:table-cell>
              <table:table-cell office:value-type="float" office:value="99.7514842447695">
                <text:p>99.7514842447695</text:p>
              </table:table-cell>
              <table:table-cell office:value-type="float" office:value="99.6956453451366">
                <text:p>99.6956453451366</text:p>
              </table:table-cell>
              <table:table-cell office:value-type="float" office:value="99.5626178551642">
                <text:p>99.5626178551642</text:p>
              </table:table-cell>
              <table:table-cell office:value-type="float" office:value="99.0715847033121">
                <text:p>99.0715847033121</text:p>
              </table:table-cell>
              <table:table-cell office:value-type="float" office:value="96.3697296397542">
                <text:p>96.3697296397542</text:p>
              </table:table-cell>
              <table:table-cell office:value-type="float" office:value="77.1448266637419">
                <text:p>77.144826663741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493499999999979">
                <text:p>0.493499999999979</text:p>
              </table:table-cell>
              <table:table-cell office:value-type="float" office:value="99.7856818444841">
                <text:p>99.7856818444841</text:p>
              </table:table-cell>
              <table:table-cell office:value-type="float" office:value="99.7375166747029">
                <text:p>99.7375166747029</text:p>
              </table:table-cell>
              <table:table-cell office:value-type="float" office:value="99.6227556746265">
                <text:p>99.6227556746265</text:p>
              </table:table-cell>
              <table:table-cell office:value-type="float" office:value="99.1989649266344">
                <text:p>99.1989649266344</text:p>
              </table:table-cell>
              <table:table-cell office:value-type="float" office:value="96.86188116866">
                <text:p>96.86188116866</text:p>
              </table:table-cell>
              <table:table-cell office:value-type="float" office:value="79.9522830833115">
                <text:p>79.95228308331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493999999999979">
                <text:p>0.493999999999979</text:p>
              </table:table-cell>
              <table:table-cell office:value-type="float" office:value="99.8173567419792">
                <text:p>99.8173567419792</text:p>
              </table:table-cell>
              <table:table-cell office:value-type="float" office:value="99.7763021040334">
                <text:p>99.7763021040334</text:p>
              </table:table-cell>
              <table:table-cell office:value-type="float" office:value="99.6784712283679">
                <text:p>99.6784712283679</text:p>
              </table:table-cell>
              <table:table-cell office:value-type="float" office:value="99.3170556027689">
                <text:p>99.3170556027689</text:p>
              </table:table-cell>
              <table:table-cell office:value-type="float" office:value="97.3198177517654">
                <text:p>97.3198177517654</text:p>
              </table:table-cell>
              <table:table-cell office:value-type="float" office:value="82.6427959072462">
                <text:p>82.642795907246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494499999999979">
                <text:p>0.494499999999979</text:p>
              </table:table-cell>
              <table:table-cell office:value-type="float" office:value="99.8465065277692">
                <text:p>99.8465065277692</text:p>
              </table:table-cell>
              <table:table-cell office:value-type="float" office:value="99.8119980199067">
                <text:p>99.8119980199067</text:p>
              </table:table-cell>
              <table:table-cell office:value-type="float" office:value="99.7297570577153">
                <text:p>99.7297570577153</text:p>
              </table:table-cell>
              <table:table-cell office:value-type="float" office:value="99.4258231812824">
                <text:p>99.4258231812824</text:p>
              </table:table-cell>
              <table:table-cell office:value-type="float" office:value="97.7430312949283">
                <text:p>97.7430312949283</text:p>
              </table:table-cell>
              <table:table-cell office:value-type="float" office:value="85.197961292175">
                <text:p>85.1979612921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494999999999979">
                <text:p>0.494999999999979</text:p>
              </table:table-cell>
              <table:table-cell office:value-type="float" office:value="99.8731289840011">
                <text:p>99.8731289840011</text:p>
              </table:table-cell>
              <table:table-cell office:value-type="float" office:value="99.8446010960889">
                <text:p>99.8446010960889</text:p>
              </table:table-cell>
              <table:table-cell office:value-type="float" office:value="99.7766062945432">
                <text:p>99.7766062945432</text:p>
              </table:table-cell>
              <table:table-cell office:value-type="float" office:value="99.5252367368573">
                <text:p>99.5252367368573</text:p>
              </table:table-cell>
              <table:table-cell office:value-type="float" office:value="98.1310507846568">
                <text:p>98.1310507846568</text:p>
              </table:table-cell>
              <table:table-cell office:value-type="float" office:value="87.5998723357996">
                <text:p>87.599872335799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495499999999979">
                <text:p>0.495499999999979</text:p>
              </table:table-cell>
              <table:table-cell office:value-type="float" office:value="99.8972220847351">
                <text:p>99.8972220847351</text:p>
              </table:table-cell>
              <table:table-cell office:value-type="float" office:value="99.8741082938511">
                <text:p>99.8741082938511</text:p>
              </table:table-cell>
              <table:table-cell office:value-type="float" office:value="99.819012662806">
                <text:p>99.819012662806</text:p>
              </table:table-cell>
              <table:table-cell office:value-type="float" office:value="99.6152679839451">
                <text:p>99.6152679839451</text:p>
              </table:table-cell>
              <table:table-cell office:value-type="float" office:value="98.4834431615886">
                <text:p>98.4834431615886</text:p>
              </table:table-cell>
              <table:table-cell office:value-type="float" office:value="89.8313266167483">
                <text:p>89.831326616748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495999999999978">
                <text:p>0.495999999999978</text:p>
              </table:table-cell>
              <table:table-cell office:value-type="float" office:value="99.9187839962022">
                <text:p>99.9187839962022</text:p>
              </table:table-cell>
              <table:table-cell office:value-type="float" office:value="99.9005168624407">
                <text:p>99.9005168624407</text:p>
              </table:table-cell>
              <table:table-cell office:value-type="float" office:value="99.8569704799398">
                <text:p>99.8569704799398</text:p>
              </table:table-cell>
              <table:table-cell office:value-type="float" office:value="99.6958912901799">
                <text:p>99.6958912901799</text:p>
              </table:table-cell>
              <table:table-cell office:value-type="float" office:value="98.7998141258723">
                <text:p>98.7998141258723</text:p>
              </table:table-cell>
              <table:table-cell office:value-type="float" office:value="91.8760304205119">
                <text:p>91.876030420511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496499999999978">
                <text:p>0.496499999999978</text:p>
              </table:table-cell>
              <table:table-cell office:value-type="float" office:value="99.9378130770364">
                <text:p>99.9378130770364</text:p>
              </table:table-cell>
              <table:table-cell office:value-type="float" office:value="99.9238243395092">
                <text:p>99.9238243395092</text:p>
              </table:table-cell>
              <table:table-cell office:value-type="float" office:value="99.8904746581311">
                <text:p>99.8904746581311</text:p>
              </table:table-cell>
              <table:table-cell office:value-type="float" office:value="99.7670836885398">
                <text:p>99.7670836885398</text:p>
              </table:table-cell>
              <table:table-cell office:value-type="float" office:value="99.0798088723561">
                <text:p>99.0798088723561</text:p>
              </table:table-cell>
              <table:table-cell office:value-type="float" office:value="93.7187962776015">
                <text:p>93.718796277601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496999999999978">
                <text:p>0.496999999999978</text:p>
              </table:table-cell>
              <table:table-cell office:value-type="float" office:value="99.9543078784833">
                <text:p>99.9543078784833</text:p>
              </table:table-cell>
              <table:table-cell office:value-type="float" office:value="99.9440285514945">
                <text:p>99.9440285514945</text:p>
              </table:table-cell>
              <table:table-cell office:value-type="float" office:value="99.9195207054539">
                <text:p>99.9195207054539</text:p>
              </table:table-cell>
              <table:table-cell office:value-type="float" office:value="99.8288248882519">
                <text:p>99.8288248882519</text:p>
              </table:table-cell>
              <table:table-cell office:value-type="float" office:value="99.3231127536637">
                <text:p>99.3231127536637</text:p>
              </table:table-cell>
              <table:table-cell office:value-type="float" office:value="95.3457304748787">
                <text:p>95.345730474878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497499999999978">
                <text:p>0.497499999999978</text:p>
              </table:table-cell>
              <table:table-cell office:value-type="float" office:value="99.9682671445835">
                <text:p>99.9682671445835</text:p>
              </table:table-cell>
              <table:table-cell office:value-type="float" office:value="99.9611276139592">
                <text:p>99.9611276139592</text:p>
              </table:table-cell>
              <table:table-cell office:value-type="float" office:value="99.9441047268727">
                <text:p>99.9441047268727</text:p>
              </table:table-cell>
              <table:table-cell office:value-type="float" office:value="99.8810972844297">
                <text:p>99.8810972844297</text:p>
              </table:table-cell>
              <table:table-cell office:value-type="float" office:value="99.5294518694231">
                <text:p>99.5294518694231</text:p>
              </table:table-cell>
              <table:table-cell office:value-type="float" office:value="96.7444073080591">
                <text:p>96.744407308059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497999999999978">
                <text:p>0.497999999999978</text:p>
              </table:table-cell>
              <table:table-cell office:value-type="float" office:value="99.9796898123322">
                <text:p>99.9796898123322</text:p>
              </table:table-cell>
              <table:table-cell office:value-type="float" office:value="99.9751199318831">
                <text:p>99.9751199318831</text:p>
              </table:table-cell>
              <table:table-cell office:value-type="float" office:value="99.9642234251138">
                <text:p>99.9642234251138</text:p>
              </table:table-cell>
              <table:table-cell office:value-type="float" office:value="99.9238859664397">
                <text:p>99.9238859664397</text:p>
              </table:table-cell>
              <table:table-cell office:value-type="float" office:value="99.6985935801039">
                <text:p>99.6985935801039</text:p>
              </table:table-cell>
              <table:table-cell office:value-type="float" office:value="97.904027021852">
                <text:p>97.90402702185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498499999999978">
                <text:p>0.498499999999978</text:p>
              </table:table-cell>
              <table:table-cell office:value-type="float" office:value="99.9885750118145">
                <text:p>99.9885750118145</text:p>
              </table:table-cell>
              <table:table-cell office:value-type="float" office:value="99.9860041999113">
                <text:p>99.9860041999113</text:p>
              </table:table-cell>
              <table:table-cell office:value-type="float" office:value="99.9798741014014">
                <text:p>99.9798741014014</text:p>
              </table:table-cell>
              <table:table-cell office:value-type="float" office:value="99.9571787249896">
                <text:p>99.9571787249896</text:p>
              </table:table-cell>
              <table:table-cell office:value-type="float" office:value="99.8303469441139">
                <text:p>99.8303469441139</text:p>
              </table:table-cell>
              <table:table-cell office:value-type="float" office:value="98.8155546313161">
                <text:p>98.815554631316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498999999999978">
                <text:p>0.498999999999978</text:p>
              </table:table-cell>
              <table:table-cell office:value-type="float" office:value="99.9949220663149">
                <text:p>99.9949220663149</text:p>
              </table:table-cell>
              <table:table-cell office:value-type="float" office:value="99.9937794025572">
                <text:p>99.9937794025572</text:p>
              </table:table-cell>
              <table:table-cell office:value-type="float" office:value="99.9910546560622">
                <text:p>99.9910546560622</text:p>
              </table:table-cell>
              <table:table-cell office:value-type="float" office:value="99.9809660579348">
                <text:p>99.9809660579348</text:p>
              </table:table-cell>
              <table:table-cell office:value-type="float" office:value="99.9245630770051">
                <text:p>99.9245630770051</text:p>
              </table:table-cell>
              <table:table-cell office:value-type="float" office:value="99.4718371291464">
                <text:p>99.471837129146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499499999999978">
                <text:p>0.499499999999978</text:p>
              </table:table-cell>
              <table:table-cell office:value-type="float" office:value="99.9987304924041">
                <text:p>99.9987304924041</text:p>
              </table:table-cell>
              <table:table-cell office:value-type="float" office:value="99.9984448143606">
                <text:p>99.9984448143606</text:p>
              </table:table-cell>
              <table:table-cell office:value-type="float" office:value="99.9977635889936">
                <text:p>99.9977635889936</text:p>
              </table:table-cell>
              <table:table-cell office:value-type="float" office:value="99.995241174798">
                <text:p>99.995241174798</text:p>
              </table:table-cell>
              <table:table-cell office:value-type="float" office:value="99.9811354318428">
                <text:p>99.9811354318428</text:p>
              </table:table-cell>
              <table:table-cell office:value-type="float" office:value="99.8676969523425">
                <text:p>99.86769695234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499999999999978">
                <text:p>0.49999999999997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500499999999978">
                <text:p>0.500499999999978</text:p>
              </table:table-cell>
              <table:table-cell office:value-type="float" office:value="99.9987304924044">
                <text:p>99.9987304924044</text:p>
              </table:table-cell>
              <table:table-cell office:value-type="float" office:value="99.9984448143609">
                <text:p>99.9984448143609</text:p>
              </table:table-cell>
              <table:table-cell office:value-type="float" office:value="99.9977635889939">
                <text:p>99.9977635889939</text:p>
              </table:table-cell>
              <table:table-cell office:value-type="float" office:value="99.9952411747988">
                <text:p>99.9952411747988</text:p>
              </table:table-cell>
              <table:table-cell office:value-type="float" office:value="99.9811354318461">
                <text:p>99.9811354318461</text:p>
              </table:table-cell>
              <table:table-cell office:value-type="float" office:value="99.8676969523657">
                <text:p>99.867696952365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500999999999978">
                <text:p>0.500999999999978</text:p>
              </table:table-cell>
              <table:table-cell office:value-type="float" office:value="99.9949220663153">
                <text:p>99.9949220663153</text:p>
              </table:table-cell>
              <table:table-cell office:value-type="float" office:value="99.9937794025578">
                <text:p>99.9937794025578</text:p>
              </table:table-cell>
              <table:table-cell office:value-type="float" office:value="99.9910546560629">
                <text:p>99.9910546560629</text:p>
              </table:table-cell>
              <table:table-cell office:value-type="float" office:value="99.9809660579365">
                <text:p>99.9809660579365</text:p>
              </table:table-cell>
              <table:table-cell office:value-type="float" office:value="99.9245630770117">
                <text:p>99.9245630770117</text:p>
              </table:table-cell>
              <table:table-cell office:value-type="float" office:value="99.4718371291927">
                <text:p>99.471837129192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501499999999978">
                <text:p>0.501499999999978</text:p>
              </table:table-cell>
              <table:table-cell office:value-type="float" office:value="99.9885750118151">
                <text:p>99.9885750118151</text:p>
              </table:table-cell>
              <table:table-cell office:value-type="float" office:value="99.9860041999121">
                <text:p>99.9860041999121</text:p>
              </table:table-cell>
              <table:table-cell office:value-type="float" office:value="99.9798741014026">
                <text:p>99.9798741014026</text:p>
              </table:table-cell>
              <table:table-cell office:value-type="float" office:value="99.9571787249921">
                <text:p>99.9571787249921</text:p>
              </table:table-cell>
              <table:table-cell office:value-type="float" office:value="99.8303469441239">
                <text:p>99.8303469441239</text:p>
              </table:table-cell>
              <table:table-cell office:value-type="float" office:value="98.8155546313851">
                <text:p>98.815554631385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501999999999978">
                <text:p>0.501999999999978</text:p>
              </table:table-cell>
              <table:table-cell office:value-type="float" office:value="99.9796898123331">
                <text:p>99.9796898123331</text:p>
              </table:table-cell>
              <table:table-cell office:value-type="float" office:value="99.9751199318842">
                <text:p>99.9751199318842</text:p>
              </table:table-cell>
              <table:table-cell office:value-type="float" office:value="99.9642234251153">
                <text:p>99.9642234251153</text:p>
              </table:table-cell>
              <table:table-cell office:value-type="float" office:value="99.923885966443">
                <text:p>99.923885966443</text:p>
              </table:table-cell>
              <table:table-cell office:value-type="float" office:value="99.6985935801171">
                <text:p>99.6985935801171</text:p>
              </table:table-cell>
              <table:table-cell office:value-type="float" office:value="97.9040270219432">
                <text:p>97.904027021943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502499999999978">
                <text:p>0.502499999999978</text:p>
              </table:table-cell>
              <table:table-cell office:value-type="float" office:value="99.9682671445846">
                <text:p>99.9682671445846</text:p>
              </table:table-cell>
              <table:table-cell office:value-type="float" office:value="99.9611276139606">
                <text:p>99.9611276139606</text:p>
              </table:table-cell>
              <table:table-cell office:value-type="float" office:value="99.9441047268747">
                <text:p>99.9441047268747</text:p>
              </table:table-cell>
              <table:table-cell office:value-type="float" office:value="99.8810972844339">
                <text:p>99.8810972844339</text:p>
              </table:table-cell>
              <table:table-cell office:value-type="float" office:value="99.5294518694396">
                <text:p>99.5294518694396</text:p>
              </table:table-cell>
              <table:table-cell office:value-type="float" office:value="96.7444073081718">
                <text:p>96.744407308171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502999999999978">
                <text:p>0.502999999999978</text:p>
              </table:table-cell>
              <table:table-cell office:value-type="float" office:value="99.9543078784846">
                <text:p>99.9543078784846</text:p>
              </table:table-cell>
              <table:table-cell office:value-type="float" office:value="99.9440285514962">
                <text:p>99.9440285514962</text:p>
              </table:table-cell>
              <table:table-cell office:value-type="float" office:value="99.9195207054563">
                <text:p>99.9195207054563</text:p>
              </table:table-cell>
              <table:table-cell office:value-type="float" office:value="99.8288248882569">
                <text:p>99.8288248882569</text:p>
              </table:table-cell>
              <table:table-cell office:value-type="float" office:value="99.3231127536835">
                <text:p>99.3231127536835</text:p>
              </table:table-cell>
              <table:table-cell office:value-type="float" office:value="95.3457304750119">
                <text:p>95.345730475011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503499999999978">
                <text:p>0.503499999999978</text:p>
              </table:table-cell>
              <table:table-cell office:value-type="float" office:value="99.937813077038">
                <text:p>99.937813077038</text:p>
              </table:table-cell>
              <table:table-cell office:value-type="float" office:value="99.9238243395111">
                <text:p>99.9238243395111</text:p>
              </table:table-cell>
              <table:table-cell office:value-type="float" office:value="99.8904746581339">
                <text:p>99.8904746581339</text:p>
              </table:table-cell>
              <table:table-cell office:value-type="float" office:value="99.7670836885457">
                <text:p>99.7670836885457</text:p>
              </table:table-cell>
              <table:table-cell office:value-type="float" office:value="99.0798088723791">
                <text:p>99.0798088723791</text:p>
              </table:table-cell>
              <table:table-cell office:value-type="float" office:value="93.7187962777542">
                <text:p>93.718796277754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503999999999978">
                <text:p>0.503999999999978</text:p>
              </table:table-cell>
              <table:table-cell office:value-type="float" office:value="99.918783996204">
                <text:p>99.918783996204</text:p>
              </table:table-cell>
              <table:table-cell office:value-type="float" office:value="99.9005168624429">
                <text:p>99.9005168624429</text:p>
              </table:table-cell>
              <table:table-cell office:value-type="float" office:value="99.8569704799429">
                <text:p>99.8569704799429</text:p>
              </table:table-cell>
              <table:table-cell office:value-type="float" office:value="99.6958912901865">
                <text:p>99.6958912901865</text:p>
              </table:table-cell>
              <table:table-cell office:value-type="float" office:value="98.7998141258985">
                <text:p>98.7998141258985</text:p>
              </table:table-cell>
              <table:table-cell office:value-type="float" office:value="91.876030420683">
                <text:p>91.87603042068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504499999999978">
                <text:p>0.504499999999978</text:p>
              </table:table-cell>
              <table:table-cell office:value-type="float" office:value="99.8972220847371">
                <text:p>99.8972220847371</text:p>
              </table:table-cell>
              <table:table-cell office:value-type="float" office:value="99.8741082938536">
                <text:p>99.8741082938536</text:p>
              </table:table-cell>
              <table:table-cell office:value-type="float" office:value="99.8190126628095">
                <text:p>99.8190126628095</text:p>
              </table:table-cell>
              <table:table-cell office:value-type="float" office:value="99.6152679839527">
                <text:p>99.6152679839527</text:p>
              </table:table-cell>
              <table:table-cell office:value-type="float" office:value="98.483443161618">
                <text:p>98.483443161618</text:p>
              </table:table-cell>
              <table:table-cell office:value-type="float" office:value="89.8313266169365">
                <text:p>89.831326616936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504999999999977">
                <text:p>0.504999999999977</text:p>
              </table:table-cell>
              <table:table-cell office:value-type="float" office:value="99.8731289840033">
                <text:p>99.8731289840033</text:p>
              </table:table-cell>
              <table:table-cell office:value-type="float" office:value="99.8446010960917">
                <text:p>99.8446010960917</text:p>
              </table:table-cell>
              <table:table-cell office:value-type="float" office:value="99.7766062945471">
                <text:p>99.7766062945471</text:p>
              </table:table-cell>
              <table:table-cell office:value-type="float" office:value="99.5252367368656">
                <text:p>99.5252367368656</text:p>
              </table:table-cell>
              <table:table-cell office:value-type="float" office:value="98.1310507846894">
                <text:p>98.1310507846894</text:p>
              </table:table-cell>
              <table:table-cell office:value-type="float" office:value="87.5998723360036">
                <text:p>87.599872336003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505499999999977">
                <text:p>0.505499999999977</text:p>
              </table:table-cell>
              <table:table-cell office:value-type="float" office:value="99.8465065277717">
                <text:p>99.8465065277717</text:p>
              </table:table-cell>
              <table:table-cell office:value-type="float" office:value="99.8119980199097">
                <text:p>99.8119980199097</text:p>
              </table:table-cell>
              <table:table-cell office:value-type="float" office:value="99.7297570577196">
                <text:p>99.7297570577196</text:p>
              </table:table-cell>
              <table:table-cell office:value-type="float" office:value="99.4258231812916">
                <text:p>99.4258231812916</text:p>
              </table:table-cell>
              <table:table-cell office:value-type="float" office:value="97.7430312949639">
                <text:p>97.7430312949639</text:p>
              </table:table-cell>
              <table:table-cell office:value-type="float" office:value="85.1979612923932">
                <text:p>85.197961292393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505999999999977">
                <text:p>0.505999999999977</text:p>
              </table:table-cell>
              <table:table-cell office:value-type="float" office:value="99.8173567419818">
                <text:p>99.8173567419818</text:p>
              </table:table-cell>
              <table:table-cell office:value-type="float" office:value="99.7763021040367">
                <text:p>99.7763021040367</text:p>
              </table:table-cell>
              <table:table-cell office:value-type="float" office:value="99.6784712283726">
                <text:p>99.6784712283726</text:p>
              </table:table-cell>
              <table:table-cell office:value-type="float" office:value="99.3170556027788">
                <text:p>99.3170556027788</text:p>
              </table:table-cell>
              <table:table-cell office:value-type="float" office:value="97.3198177518041">
                <text:p>97.3198177518041</text:p>
              </table:table-cell>
              <table:table-cell office:value-type="float" office:value="82.642795907477">
                <text:p>82.64279590747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506499999999977">
                <text:p>0.506499999999977</text:p>
              </table:table-cell>
              <table:table-cell office:value-type="float" office:value="99.7856818444869">
                <text:p>99.7856818444869</text:p>
              </table:table-cell>
              <table:table-cell office:value-type="float" office:value="99.7375166747065">
                <text:p>99.7375166747065</text:p>
              </table:table-cell>
              <table:table-cell office:value-type="float" office:value="99.6227556746316">
                <text:p>99.6227556746316</text:p>
              </table:table-cell>
              <table:table-cell office:value-type="float" office:value="99.1989649266452">
                <text:p>99.1989649266452</text:p>
              </table:table-cell>
              <table:table-cell office:value-type="float" office:value="96.8618811687018">
                <text:p>96.8618811687018</text:p>
              </table:table-cell>
              <table:table-cell office:value-type="float" office:value="79.9522830835534">
                <text:p>79.952283083553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506999999999977">
                <text:p>0.506999999999977</text:p>
              </table:table-cell>
              <table:table-cell office:value-type="float" office:value="99.7514842447726">
                <text:p>99.7514842447726</text:p>
              </table:table-cell>
              <table:table-cell office:value-type="float" office:value="99.6956453451405">
                <text:p>99.6956453451405</text:p>
              </table:table-cell>
              <table:table-cell office:value-type="float" office:value="99.5626178551697">
                <text:p>99.5626178551697</text:p>
              </table:table-cell>
              <table:table-cell office:value-type="float" office:value="99.0715847033237">
                <text:p>99.0715847033237</text:p>
              </table:table-cell>
              <table:table-cell office:value-type="float" office:value="96.3697296397989">
                <text:p>96.3697296397989</text:p>
              </table:table-cell>
              <table:table-cell office:value-type="float" office:value="77.1448266639933">
                <text:p>77.144826663993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507499999999977">
                <text:p>0.507499999999977</text:p>
              </table:table-cell>
              <table:table-cell office:value-type="float" office:value="99.7147665436512">
                <text:p>99.7147665436512</text:p>
              </table:table-cell>
              <table:table-cell office:value-type="float" office:value="99.6506920149873">
                <text:p>99.6506920149873</text:p>
              </table:table-cell>
              <table:table-cell office:value-type="float" office:value="99.498065817543">
                <text:p>99.498065817543</text:p>
              </table:table-cell>
              <table:table-cell office:value-type="float" office:value="98.9349510924769">
                <text:p>98.9349510924769</text:p>
              </table:table-cell>
              <table:table-cell office:value-type="float" office:value="95.8439074005787">
                <text:p>95.8439074005787</text:p>
              </table:table-cell>
              <table:table-cell office:value-type="float" office:value="74.2391199169621">
                <text:p>74.239119916962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507999999999977">
                <text:p>0.507999999999977</text:p>
              </table:table-cell>
              <table:table-cell office:value-type="float" office:value="99.6755315329324">
                <text:p>99.6755315329324</text:p>
              </table:table-cell>
              <table:table-cell office:value-type="float" office:value="99.6026608697172">
                <text:p>99.6026608697172</text:p>
              </table:table-cell>
              <table:table-cell office:value-type="float" office:value="99.4291081963961">
                <text:p>99.4291081963961</text:p>
              </table:table-cell>
              <table:table-cell office:value-type="float" office:value="98.7891028458898">
                <text:p>98.7891028458898</text:p>
              </table:table-cell>
              <table:table-cell office:value-type="float" office:value="95.2849938251572">
                <text:p>95.2849938251572</text:p>
              </table:table-cell>
              <table:table-cell office:value-type="float" office:value="71.253941275565">
                <text:p>71.25394127556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508499999999977">
                <text:p>0.508499999999977</text:p>
              </table:table-cell>
              <table:table-cell office:value-type="float" office:value="99.6337821950693">
                <text:p>99.6337821950693</text:p>
              </table:table-cell>
              <table:table-cell office:value-type="float" office:value="99.5515563799726">
                <text:p>99.5515563799726</text:p>
              </table:table-cell>
              <table:table-cell office:value-type="float" office:value="99.3557542115369">
                <text:p>99.3557542115369</text:p>
              </table:table-cell>
              <table:table-cell office:value-type="float" office:value="98.6340812891525">
                <text:p>98.6340812891525</text:p>
              </table:table-cell>
              <table:table-cell office:value-type="float" office:value="94.6936023627607">
                <text:p>94.6936023627607</text:p>
              </table:table-cell>
              <table:table-cell office:value-type="float" office:value="68.2079563989078">
                <text:p>68.207956398907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508999999999977">
                <text:p>0.508999999999977</text:p>
              </table:table-cell>
              <table:table-cell office:value-type="float" office:value="99.5895217027804">
                <text:p>99.5895217027804</text:p>
              </table:table-cell>
              <table:table-cell office:value-type="float" office:value="99.4973833008745">
                <text:p>99.4973833008745</text:p>
              </table:table-cell>
              <table:table-cell office:value-type="float" office:value="99.2780136658822">
                <text:p>99.2780136658822</text:p>
              </table:table-cell>
              <table:table-cell office:value-type="float" office:value="98.4699303021462">
                <text:p>98.4699303021462</text:p>
              </table:table-cell>
              <table:table-cell office:value-type="float" office:value="94.0703794161209">
                <text:p>94.0703794161209</text:p>
              </table:table-cell>
              <table:table-cell office:value-type="float" office:value="65.1195293925774">
                <text:p>65.119529392577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509499999999977">
                <text:p>0.509499999999977</text:p>
              </table:table-cell>
              <table:table-cell office:value-type="float" office:value="99.5427534186482">
                <text:p>99.5427534186482</text:p>
              </table:table-cell>
              <table:table-cell office:value-type="float" office:value="99.4401466712852">
                <text:p>99.4401466712852</text:p>
              </table:table-cell>
              <table:table-cell office:value-type="float" office:value="99.1958969432747">
                <text:p>99.1958969432747</text:p>
              </table:table-cell>
              <table:table-cell office:value-type="float" office:value="98.2966962983429">
                <text:p>98.2966962983429</text:p>
              </table:table-cell>
              <table:table-cell office:value-type="float" office:value="93.416003164658">
                <text:p>93.416003164658</text:p>
              </table:table-cell>
              <table:table-cell office:value-type="float" office:value="62.0065457507953">
                <text:p>62.006545750795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509999999999977">
                <text:p>0.509999999999977</text:p>
              </table:table-cell>
              <table:table-cell office:value-type="float" office:value="99.4934808946929">
                <text:p>99.4934808946929</text:p>
              </table:table-cell>
              <table:table-cell office:value-type="float" office:value="99.3798518130271">
                <text:p>99.3798518130271</text:p>
              </table:table-cell>
              <table:table-cell office:value-type="float" office:value="99.1094150061705">
                <text:p>99.1094150061705</text:p>
              </table:table-cell>
              <table:table-cell office:value-type="float" office:value="98.1144282029354">
                <text:p>98.1144282029354</text:p>
              </table:table-cell>
              <table:table-cell office:value-type="float" office:value="92.7311823354486">
                <text:p>92.7311823354486</text:p>
              </table:table-cell>
              <table:table-cell office:value-type="float" office:value="58.8862492643439">
                <text:p>58.886249264343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510499999999977">
                <text:p>0.510499999999977</text:p>
              </table:table-cell>
              <table:table-cell office:value-type="float" office:value="99.4417078719232">
                <text:p>99.4417078719232</text:p>
              </table:table-cell>
              <table:table-cell office:value-type="float" office:value="99.3165043300581">
                <text:p>99.3165043300581</text:p>
              </table:table-cell>
              <table:table-cell office:value-type="float" office:value="99.0185793932012">
                <text:p>99.0185793932012</text:p>
              </table:table-cell>
              <table:table-cell office:value-type="float" office:value="97.9231774298092">
                <text:p>97.9231774298092</text:p>
              </table:table-cell>
              <table:table-cell office:value-type="float" office:value="92.0166549250934">
                <text:p>92.0166549250934</text:p>
              </table:table-cell>
              <table:table-cell office:value-type="float" office:value="55.775094787463">
                <text:p>55.7750947874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510999999999977">
                <text:p>0.510999999999977</text:p>
              </table:table-cell>
              <table:table-cell office:value-type="float" office:value="99.3874382798628">
                <text:p>99.3874382798628</text:p>
              </table:table-cell>
              <table:table-cell office:value-type="float" office:value="99.2501101076032">
                <text:p>99.2501101076032</text:p>
              </table:table-cell>
              <table:table-cell office:value-type="float" office:value="98.9234022166073">
                <text:p>98.9234022166073</text:p>
              </table:table-cell>
              <table:table-cell office:value-type="float" office:value="97.7229978573739">
                <text:p>97.7229978573739</text:p>
              </table:table-cell>
              <table:table-cell office:value-type="float" office:value="91.273186875711">
                <text:p>91.273186875711</text:p>
              </table:table-cell>
              <table:table-cell office:value-type="float" office:value="52.6886183828174">
                <text:p>52.688618382817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511499999999977">
                <text:p>0.511499999999977</text:p>
              </table:table-cell>
              <table:table-cell office:value-type="float" office:value="99.3306762360531">
                <text:p>99.3306762360531</text:p>
              </table:table-cell>
              <table:table-cell office:value-type="float" office:value="99.1806753112438">
                <text:p>99.1806753112438</text:p>
              </table:table-cell>
              <table:table-cell office:value-type="float" office:value="98.8238961595467">
                <text:p>98.8238961595467</text:p>
              </table:table-cell>
              <table:table-cell office:value-type="float" office:value="97.5139458032684">
                <text:p>97.5139458032684</text:p>
              </table:table-cell>
              <table:table-cell office:value-type="float" office:value="90.5015707083764">
                <text:p>90.5015707083764</text:p>
              </table:table-cell>
              <table:table-cell office:value-type="float" office:value="49.6413259761153">
                <text:p>49.641325976115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511999999999977">
                <text:p>0.511999999999977</text:p>
              </table:table-cell>
              <table:table-cell office:value-type="float" office:value="99.271426045533">
                <text:p>99.271426045533</text:p>
              </table:table-cell>
              <table:table-cell office:value-type="float" office:value="99.1082063859631">
                <text:p>99.1082063859631</text:p>
              </table:table-cell>
              <table:table-cell office:value-type="float" office:value="98.7200744732779">
                <text:p>98.7200744732779</text:p>
              </table:table-cell>
              <table:table-cell office:value-type="float" office:value="97.2960799979568">
                <text:p>97.2960799979568</text:p>
              </table:table-cell>
              <table:table-cell office:value-type="float" office:value="89.7026241174148">
                <text:p>89.7026241174148</text:p>
              </table:table-cell>
              <table:table-cell office:value-type="float" office:value="46.6466012606204">
                <text:p>46.646601260620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512499999999977">
                <text:p>0.512499999999977</text:p>
              </table:table-cell>
              <table:table-cell office:value-type="float" office:value="99.2096922002941">
                <text:p>99.2096922002941</text:p>
              </table:table-cell>
              <table:table-cell office:value-type="float" office:value="99.0327100551491">
                <text:p>99.0327100551491</text:p>
              </table:table-cell>
              <table:table-cell office:value-type="float" office:value="98.6119509742194">
                <text:p>98.6119509742194</text:p>
              </table:table-cell>
              <table:table-cell office:value-type="float" office:value="97.0694615572335">
                <text:p>97.0694615572335</text:p>
              </table:table-cell>
              <table:table-cell office:value-type="float" office:value="88.8771885290344">
                <text:p>88.8771885290344</text:p>
              </table:table-cell>
              <table:table-cell office:value-type="float" office:value="43.7166332059066">
                <text:p>43.716633205906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512999999999977">
                <text:p>0.512999999999977</text:p>
              </table:table-cell>
              <table:table-cell office:value-type="float" office:value="99.1454793787138">
                <text:p>99.1454793787138</text:p>
              </table:table-cell>
              <table:table-cell office:value-type="float" office:value="98.954193319555">
                <text:p>98.954193319555</text:p>
              </table:table-cell>
              <table:table-cell office:value-type="float" office:value="98.4995400408847">
                <text:p>98.4995400408847</text:p>
              </table:table-cell>
              <table:table-cell office:value-type="float" office:value="96.8341539536534">
                <text:p>96.8341539536534</text:p>
              </table:table-cell>
              <table:table-cell office:value-type="float" office:value="88.0261276278477">
                <text:p>88.0261276278477</text:p>
              </table:table-cell>
              <table:table-cell office:value-type="float" office:value="40.86236315335">
                <text:p>40.8623631533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513499999999977">
                <text:p>0.513499999999977</text:p>
              </table:table-cell>
              <table:table-cell office:value-type="float" office:value="99.0787924449637">
                <text:p>99.0787924449637</text:p>
              </table:table-cell>
              <table:table-cell office:value-type="float" office:value="98.8726634562175">
                <text:p>98.8726634562175</text:p>
              </table:table-cell>
              <table:table-cell office:value-type="float" office:value="98.3828566106959">
                <text:p>98.3828566106959</text:p>
              </table:table-cell>
              <table:table-cell office:value-type="float" office:value="96.5902229869084">
                <text:p>96.5902229869084</text:p>
              </table:table-cell>
              <table:table-cell office:value-type="float" office:value="87.1503258548844">
                <text:p>87.1503258548844</text:p>
              </table:table-cell>
              <table:table-cell office:value-type="float" office:value="38.0934511308331">
                <text:p>38.093451130833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513999999999976">
                <text:p>0.513999999999976</text:p>
              </table:table-cell>
              <table:table-cell office:value-type="float" office:value="99.0096364483962">
                <text:p>99.0096364483962</text:p>
              </table:table-cell>
              <table:table-cell office:value-type="float" office:value="98.7881280173323">
                <text:p>98.7881280173323</text:p>
              </table:table-cell>
              <table:table-cell office:value-type="float" office:value="98.2619161766759">
                <text:p>98.2619161766759</text:p>
              </table:table-cell>
              <table:table-cell office:value-type="float" office:value="96.3377367531668">
                <text:p>96.3377367531668</text:p>
              </table:table-cell>
              <table:table-cell office:value-type="float" office:value="86.2506868807423">
                <text:p>86.2506868807423</text:p>
              </table:table-cell>
              <table:table-cell office:value-type="float" office:value="35.4182606977139">
                <text:p>35.418260697713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514499999999976">
                <text:p>0.514499999999976</text:p>
              </table:table-cell>
              <table:table-cell office:value-type="float" office:value="98.9380166229069">
                <text:p>98.9380166229069</text:p>
              </table:table-cell>
              <table:table-cell office:value-type="float" office:value="98.7005948290888">
                <text:p>98.7005948290888</text:p>
              </table:table-cell>
              <table:table-cell office:value-type="float" office:value="98.1367347840199">
                <text:p>98.1367347840199</text:p>
              </table:table-cell>
              <table:table-cell office:value-type="float" office:value="96.0767656133984">
                <text:p>96.0767656133984</text:p>
              </table:table-cell>
              <table:table-cell office:value-type="float" office:value="85.3281320575519">
                <text:p>85.3281320575519</text:p>
              </table:table-cell>
              <table:table-cell office:value-type="float" office:value="32.8438613439236">
                <text:p>32.843861343923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514999999999976">
                <text:p>0.514999999999976</text:p>
              </table:table-cell>
              <table:table-cell office:value-type="float" office:value="98.8639383862744">
                <text:p>98.8639383862744</text:p>
              </table:table-cell>
              <table:table-cell office:value-type="float" office:value="98.6100719904619">
                <text:p>98.6100719904619</text:p>
              </table:table-cell>
              <table:table-cell office:value-type="float" office:value="98.0073290265477">
                <text:p>98.0073290265477</text:p>
              </table:table-cell>
              <table:table-cell office:value-type="float" office:value="95.8073821607036">
                <text:p>95.8073821607036</text:p>
              </table:table-cell>
              <table:table-cell office:value-type="float" office:value="84.383598853452">
                <text:p>84.383598853452</text:p>
              </table:table-cell>
              <table:table-cell office:value-type="float" office:value="30.3760472185056">
                <text:p>30.376047218505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515499999999976">
                <text:p>0.515499999999976</text:p>
              </table:table-cell>
              <table:table-cell office:value-type="float" office:value="98.7874073394774">
                <text:p>98.7874073394774</text:p>
              </table:table-cell>
              <table:table-cell office:value-type="float" office:value="98.5165678719638">
                <text:p>98.5165678719638</text:p>
              </table:table-cell>
              <table:table-cell office:value-type="float" office:value="97.8737160430378">
                <text:p>97.8737160430378</text:p>
              </table:table-cell>
              <table:table-cell office:value-type="float" office:value="95.5296611866694">
                <text:p>95.5296611866694</text:p>
              </table:table-cell>
              <table:table-cell office:value-type="float" office:value="83.4180392732814">
                <text:p>83.4180392732814</text:p>
              </table:table-cell>
              <table:table-cell office:value-type="float" office:value="28.0193707561356">
                <text:p>28.019370756135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515999999999976">
                <text:p>0.515999999999976</text:p>
              </table:table-cell>
              <table:table-cell office:value-type="float" office:value="98.708429265989">
                <text:p>98.708429265989</text:p>
              </table:table-cell>
              <table:table-cell office:value-type="float" office:value="98.4200911143534">
                <text:p>98.4200911143534</text:p>
              </table:table-cell>
              <table:table-cell office:value-type="float" office:value="97.7359135134449">
                <text:p>97.7359135134449</text:p>
              </table:table-cell>
              <table:table-cell office:value-type="float" office:value="95.2436796467726">
                <text:p>95.2436796467726</text:p>
              </table:table-cell>
              <table:table-cell office:value-type="float" office:value="82.4324182691882">
                <text:p>82.4324182691882</text:p>
              </table:table-cell>
              <table:table-cell office:value-type="float" office:value="25.7771896070177">
                <text:p>25.777189607017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516499999999976">
                <text:p>0.516499999999976</text:p>
              </table:table-cell>
              <table:table-cell office:value-type="float" office:value="98.6270101310481">
                <text:p>98.6270101310481</text:p>
              </table:table-cell>
              <table:table-cell office:value-type="float" office:value="98.3206506273062">
                <text:p>98.3206506273062</text:p>
              </table:table-cell>
              <table:table-cell office:value-type="float" office:value="97.593939655001">
                <text:p>97.593939655001</text:p>
              </table:table-cell>
              <table:table-cell office:value-type="float" office:value="94.9495166248543">
                <text:p>94.9495166248543</text:p>
              </table:table-cell>
              <table:table-cell office:value-type="float" office:value="81.4277121448461">
                <text:p>81.4277121448461</text:p>
              </table:table-cell>
              <table:table-cell office:value-type="float" office:value="23.6517251566642">
                <text:p>23.651725156664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516999999999976">
                <text:p>0.516999999999976</text:p>
              </table:table-cell>
              <table:table-cell office:value-type="float" office:value="98.5431560809085">
                <text:p>98.5431560809085</text:p>
              </table:table-cell>
              <table:table-cell office:value-type="float" office:value="98.2182555880422">
                <text:p>98.2182555880422</text:p>
              </table:table-cell>
              <table:table-cell office:value-type="float" office:value="97.4478132182017">
                <text:p>97.4478132182017</text:p>
              </table:table-cell>
              <table:table-cell office:value-type="float" office:value="94.6472532966874">
                <text:p>94.6472532966874</text:p>
              </table:table-cell>
              <table:table-cell office:value-type="float" office:value="80.4049069569412">
                <text:p>80.4049069569412</text:p>
              </table:table-cell>
              <table:table-cell office:value-type="float" office:value="21.6441308468817">
                <text:p>21.644130846881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517499999999976">
                <text:p>0.517499999999976</text:p>
              </table:table-cell>
              <table:table-cell office:value-type="float" office:value="98.4568734420659">
                <text:p>98.4568734420659</text:p>
              </table:table-cell>
              <table:table-cell office:value-type="float" office:value="98.1129154399153">
                <text:p>98.1129154399153</text:p>
              </table:table-cell>
              <table:table-cell office:value-type="float" office:value="97.29755348268">
                <text:p>97.29755348268</text:p>
              </table:table-cell>
              <table:table-cell office:value-type="float" office:value="94.3369728926605">
                <text:p>94.3369728926605</text:p>
              </table:table-cell>
              <table:table-cell office:value-type="float" office:value="79.364996917557">
                <text:p>79.364996917557</text:p>
              </table:table-cell>
              <table:table-cell office:value-type="float" office:value="19.7545684761885">
                <text:p>19.754568476188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517999999999976">
                <text:p>0.517999999999976</text:p>
              </table:table-cell>
              <table:table-cell office:value-type="float" office:value="98.368168720462">
                <text:p>98.368168720462</text:p>
              </table:table-cell>
              <table:table-cell office:value-type="float" office:value="98.0046398909612">
                <text:p>98.0046398909612</text:p>
              </table:table-cell>
              <table:table-cell office:value-type="float" office:value="97.1431802529669">
                <text:p>97.1431802529669</text:p>
              </table:table-cell>
              <table:table-cell office:value-type="float" office:value="94.0187606596036">
                <text:p>94.0187606596036</text:p>
              </table:table-cell>
              <table:table-cell office:value-type="float" office:value="78.308982801041">
                <text:p>78.308982801041</text:p>
              </table:table-cell>
              <table:table-cell office:value-type="float" office:value="17.9822906643287">
                <text:p>17.982290664328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518499999999976">
                <text:p>0.518499999999976</text:p>
              </table:table-cell>
              <table:table-cell office:value-type="float" office:value="98.2770486006673">
                <text:p>98.2770486006673</text:p>
              </table:table-cell>
              <table:table-cell office:value-type="float" office:value="97.8934389124066">
                <text:p>97.8934389124066</text:p>
              </table:table-cell>
              <table:table-cell office:value-type="float" office:value="96.9847138541417">
                <text:p>96.9847138541417</text:p>
              </table:table-cell>
              <table:table-cell office:value-type="float" office:value="93.6927038217781">
                <text:p>93.6927038217781</text:p>
              </table:table-cell>
              <table:table-cell office:value-type="float" office:value="77.2378703588786">
                <text:p>77.2378703588786</text:p>
              </table:table-cell>
              <table:table-cell office:value-type="float" office:value="16.3257277081602">
                <text:p>16.325727708160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518999999999976">
                <text:p>0.518999999999976</text:p>
              </table:table-cell>
              <table:table-cell office:value-type="float" office:value="98.1835199450416">
                <text:p>98.1835199450416</text:p>
              </table:table-cell>
              <table:table-cell office:value-type="float" office:value="97.7793227371391">
                <text:p>97.7793227371391</text:p>
              </table:table-cell>
              <table:table-cell office:value-type="float" office:value="96.8221751273726">
                <text:p>96.8221751273726</text:p>
              </table:table-cell>
              <table:table-cell office:value-type="float" office:value="93.3588915410582">
                <text:p>93.3588915410582</text:p>
              </table:table-cell>
              <table:table-cell office:value-type="float" office:value="76.152668746035">
                <text:p>76.152668746035</text:p>
              </table:table-cell>
              <table:table-cell office:value-type="float" office:value="14.7825771310062">
                <text:p>14.782577131006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519499999999976">
                <text:p>0.519499999999976</text:p>
              </table:table-cell>
              <table:table-cell office:value-type="float" office:value="98.0875897928723">
                <text:p>98.0875897928723</text:p>
              </table:table-cell>
              <table:table-cell office:value-type="float" office:value="97.6623018581375">
                <text:p>97.6623018581375</text:p>
              </table:table-cell>
              <table:table-cell office:value-type="float" office:value="96.6555854253492">
                <text:p>96.6555854253492</text:p>
              </table:table-cell>
              <table:table-cell office:value-type="float" office:value="93.0174148763271">
                <text:p>93.0174148763271</text:p>
              </table:table-cell>
              <table:table-cell office:value-type="float" office:value="75.0543889621499">
                <text:p>75.0543889621499</text:p>
              </table:table-cell>
              <table:table-cell office:value-type="float" office:value="13.349894330089">
                <text:p>13.34989433008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519999999999976">
                <text:p>0.519999999999976</text:p>
              </table:table-cell>
              <table:table-cell office:value-type="float" office:value="97.9892653594918">
                <text:p>97.9892653594918</text:p>
              </table:table-cell>
              <table:table-cell office:value-type="float" office:value="97.5423870268642">
                <text:p>97.5423870268642</text:p>
              </table:table-cell>
              <table:table-cell office:value-type="float" office:value="96.4849666076083">
                <text:p>96.4849666076083</text:p>
              </table:table-cell>
              <table:table-cell office:value-type="float" office:value="92.6683667421153">
                <text:p>92.6683667421153</text:p>
              </table:table-cell>
              <table:table-cell office:value-type="float" office:value="73.9440423108854">
                <text:p>73.9440423108854</text:p>
              </table:table-cell>
              <table:table-cell office:value-type="float" office:value="12.0241828521572">
                <text:p>12.024182852157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520499999999976">
                <text:p>0.520499999999976</text:p>
              </table:table-cell>
              <table:table-cell office:value-type="float" office:value="97.888554035373">
                <text:p>97.888554035373</text:p>
              </table:table-cell>
              <table:table-cell office:value-type="float" office:value="97.4195892516191">
                <text:p>97.4195892516191</text:p>
              </table:table-cell>
              <table:table-cell office:value-type="float" office:value="96.3103410357546">
                <text:p>96.3103410357546</text:p>
              </table:table-cell>
              <table:table-cell office:value-type="float" office:value="92.3118418665071">
                <text:p>92.3118418665071</text:p>
              </table:table-cell>
              <table:table-cell office:value-type="float" office:value="72.8226388806339">
                <text:p>72.8226388806339</text:p>
              </table:table-cell>
              <table:table-cell office:value-type="float" office:value="10.801482970929">
                <text:p>10.80148297092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520999999999976">
                <text:p>0.520999999999976</text:p>
              </table:table-cell>
              <table:table-cell office:value-type="float" office:value="97.7854633852036">
                <text:p>97.7854633852036</text:p>
              </table:table-cell>
              <table:table-cell office:value-type="float" office:value="97.2939197958551">
                <text:p>97.2939197958551</text:p>
              </table:table-cell>
              <table:table-cell office:value-type="float" office:value="96.1317315685766">
                <text:p>96.1317315685766</text:p>
              </table:table-cell>
              <table:table-cell office:value-type="float" office:value="91.9479367483409">
                <text:p>91.9479367483409</text:p>
              </table:table-cell>
              <table:table-cell office:value-type="float" office:value="71.6911860496923">
                <text:p>71.6911860496923</text:p>
              </table:table-cell>
              <table:table-cell office:value-type="float" office:value="9.67745739659959">
                <text:p>9.6774573965995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521499999999976">
                <text:p>0.521499999999976</text:p>
              </table:table-cell>
              <table:table-cell office:value-type="float" office:value="97.6800011469389">
                <text:p>97.6800011469389</text:p>
              </table:table-cell>
              <table:table-cell office:value-type="float" office:value="97.165390176457">
                <text:p>97.165390176457</text:p>
              </table:table-cell>
              <table:table-cell office:value-type="float" office:value="95.9491615570616">
                <text:p>95.9491615570616</text:p>
              </table:table-cell>
              <table:table-cell office:value-type="float" office:value="91.5767496137317">
                <text:p>91.5767496137317</text:p>
              </table:table-cell>
              <table:table-cell office:value-type="float" office:value="70.5506870188965">
                <text:p>70.5506870188965</text:p>
              </table:table-cell>
              <table:table-cell office:value-type="float" office:value="8.64747311260022">
                <text:p>8.6474731126002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521999999999976">
                <text:p>0.521999999999976</text:p>
              </table:table-cell>
              <table:table-cell office:value-type="float" office:value="97.5721752308343">
                <text:p>97.5721752308343</text:p>
              </table:table-cell>
              <table:table-cell office:value-type="float" office:value="97.0340121619823">
                <text:p>97.0340121619823</text:p>
              </table:table-cell>
              <table:table-cell office:value-type="float" office:value="95.7626548393087">
                <text:p>95.7626548393087</text:p>
              </table:table-cell>
              <table:table-cell office:value-type="float" office:value="91.1983803719425">
                <text:p>91.1983803719425</text:p>
              </table:table-cell>
              <table:table-cell office:value-type="float" office:value="69.4021393745974">
                <text:p>69.4021393745974</text:p>
              </table:table-cell>
              <table:table-cell office:value-type="float" office:value="7.70667850351666">
                <text:p>7.7066785035166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522499999999976">
                <text:p>0.522499999999976</text:p>
              </table:table-cell>
              <table:table-cell office:value-type="float" office:value="97.4619937184562">
                <text:p>97.4619937184562</text:p>
              </table:table-cell>
              <table:table-cell office:value-type="float" office:value="96.8997977708655">
                <text:p>96.8997977708655</text:p>
              </table:table-cell>
              <table:table-cell office:value-type="float" office:value="95.5722357353429">
                <text:p>95.5722357353429</text:p>
              </table:table-cell>
              <table:table-cell office:value-type="float" office:value="90.812930570632">
                <text:p>90.812930570632</text:p>
              </table:table-cell>
              <table:table-cell office:value-type="float" office:value="68.2465336847322">
                <text:p>68.2465336847322</text:p>
              </table:table-cell>
              <table:table-cell office:value-type="float" office:value="6.85007510640605">
                <text:p>6.8500751064060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522999999999975">
                <text:p>0.522999999999975</text:p>
              </table:table-cell>
              <table:table-cell office:value-type="float" office:value="97.3494648616729">
                <text:p>97.3494648616729</text:p>
              </table:table-cell>
              <table:table-cell office:value-type="float" office:value="96.7627592695863">
                <text:p>96.7627592695863</text:p>
              </table:table-cell>
              <table:table-cell office:value-type="float" office:value="95.3779290418317">
                <text:p>95.3779290418317</text:p>
              </table:table-cell>
              <table:table-cell office:value-type="float" office:value="90.4205033505079">
                <text:p>90.4205033505079</text:p>
              </table:table-cell>
              <table:table-cell office:value-type="float" office:value="67.0848521306177">
                <text:p>67.0848521306177</text:p>
              </table:table-cell>
              <table:table-cell office:value-type="float" office:value="6.07258348193492">
                <text:p>6.0725834819349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523499999999975">
                <text:p>0.523499999999975</text:p>
              </table:table-cell>
              <table:table-cell office:value-type="float" office:value="97.2345970816241">
                <text:p>97.2345970816241</text:p>
              </table:table-cell>
              <table:table-cell office:value-type="float" office:value="96.6229091708012">
                <text:p>96.6229091708012</text:p>
              </table:table-cell>
              <table:table-cell office:value-type="float" office:value="95.1797600267051">
                <text:p>95.1797600267051</text:p>
              </table:table-cell>
              <table:table-cell office:value-type="float" office:value="90.0212033994123">
                <text:p>90.0212033994123</text:p>
              </table:table-cell>
              <table:table-cell office:value-type="float" office:value="65.9180671769533">
                <text:p>65.9180671769533</text:p>
              </table:table-cell>
              <table:table-cell office:value-type="float" office:value="5.36910285855593">
                <text:p>5.3691028585559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523999999999975">
                <text:p>0.523999999999975</text:p>
              </table:table-cell>
              <table:table-cell office:value-type="float" office:value="97.1173989676717">
                <text:p>97.1173989676717</text:p>
              </table:table-cell>
              <table:table-cell office:value-type="float" office:value="96.4802602314397">
                <text:p>96.4802602314397</text:p>
              </table:table-cell>
              <table:table-cell office:value-type="float" office:value="94.9777544236819">
                <text:p>94.9777544236819</text:p>
              </table:table-cell>
              <table:table-cell office:value-type="float" office:value="89.6151369058693">
                <text:p>89.6151369058693</text:p>
              </table:table-cell>
              <table:table-cell office:value-type="float" office:value="64.7471402823853">
                <text:p>64.7471402823853</text:p>
              </table:table-cell>
              <table:table-cell office:value-type="float" office:value="4.7345643496171">
                <text:p>4.734564349617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524499999999975">
                <text:p>0.524499999999975</text:p>
              </table:table-cell>
              <table:table-cell office:value-type="float" office:value="96.9978792763285">
                <text:p>96.9978792763285</text:p>
              </table:table-cell>
              <table:table-cell office:value-type="float" office:value="96.3348254507658">
                <text:p>96.3348254507658</text:p>
              </table:table-cell>
              <table:table-cell office:value-type="float" office:value="94.7719384267022">
                <text:p>94.7719384267022</text:p>
              </table:table-cell>
              <table:table-cell office:value-type="float" office:value="89.2024115121228">
                <text:p>89.2024115121228</text:p>
              </table:table-cell>
              <table:table-cell office:value-type="float" office:value="63.5730206528316">
                <text:p>63.5730206528316</text:p>
              </table:table-cell>
              <table:table-cell office:value-type="float" office:value="4.16397767768188">
                <text:p>4.1639776776818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524999999999975">
                <text:p>0.524999999999975</text:p>
              </table:table-cell>
              <table:table-cell office:value-type="float" office:value="96.8760469301687">
                <text:p>96.8760469301687</text:p>
              </table:table-cell>
              <table:table-cell office:value-type="float" office:value="96.1866180684032">
                <text:p>96.1866180684032</text:p>
              </table:table-cell>
              <table:table-cell office:value-type="float" office:value="94.5623386842697">
                <text:p>94.5623386842697</text:p>
              </table:table-cell>
              <table:table-cell office:value-type="float" office:value="88.7831362666934">
                <text:p>88.7831362666934</text:p>
              </table:table-cell>
              <table:table-cell office:value-type="float" office:value="62.3966440396236">
                <text:p>62.3966440396236</text:p>
              </table:table-cell>
              <table:table-cell office:value-type="float" office:value="3.65247146080223">
                <text:p>3.6524714608022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525499999999975">
                <text:p>0.525499999999975</text:p>
              </table:table-cell>
              <table:table-cell office:value-type="float" office:value="96.7519110167174">
                <text:p>96.7519110167174</text:p>
              </table:table-cell>
              <table:table-cell office:value-type="float" office:value="96.0356515623279">
                <text:p>96.0356515623279</text:p>
              </table:table-cell>
              <table:table-cell office:value-type="float" office:value="94.3489822937039">
                <text:p>94.3489822937039</text:p>
              </table:table-cell>
              <table:table-cell office:value-type="float" office:value="88.3574215764844">
                <text:p>88.3574215764844</text:p>
              </table:table-cell>
              <table:table-cell office:value-type="float" office:value="61.2189315843619">
                <text:p>61.2189315843619</text:p>
              </table:table-cell>
              <table:table-cell office:value-type="float" office:value="3.19532722093155">
                <text:p>3.1953272209315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525999999999975">
                <text:p>0.525999999999975</text:p>
              </table:table-cell>
              <table:table-cell office:value-type="float" office:value="96.6254807873214">
                <text:p>96.6254807873214</text:p>
              </table:table-cell>
              <table:table-cell office:value-type="float" office:value="95.8819396468257">
                <text:p>95.8819396468257</text:p>
              </table:table-cell>
              <table:table-cell office:value-type="float" office:value="94.1318967953054">
                <text:p>94.1318967953054</text:p>
              </table:table-cell>
              <table:table-cell office:value-type="float" office:value="87.9253791584656">
                <text:p>87.9253791584656</text:p>
              </table:table-cell>
              <table:table-cell office:value-type="float" office:value="60.0407887122314">
                <text:p>60.0407887122314</text:p>
              </table:table-cell>
              <table:table-cell office:value-type="float" office:value="2.78800736449109">
                <text:p>2.7880073644910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526499999999975">
                <text:p>0.526499999999975</text:p>
              </table:table-cell>
              <table:table-cell office:value-type="float" office:value="96.4967656560001">
                <text:p>96.4967656560001</text:p>
              </table:table-cell>
              <table:table-cell office:value-type="float" office:value="95.7254962704161">
                <text:p>95.7254962704161</text:p>
              </table:table-cell>
              <table:table-cell office:value-type="float" office:value="93.9111101664341">
                <text:p>93.9111101664341</text:p>
              </table:table-cell>
              <table:table-cell office:value-type="float" office:value="87.4871219909642">
                <text:p>87.4871219909642</text:p>
              </table:table-cell>
              <table:table-cell office:value-type="float" office:value="58.8631040753592">
                <text:p>58.8631040753592</text:p>
              </table:table-cell>
              <table:table-cell office:value-type="float" office:value="2.42617745917045">
                <text:p>2.4261774591704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526999999999975">
                <text:p>0.526999999999975</text:p>
              </table:table-cell>
              <table:table-cell office:value-type="float" office:value="96.3657751982779">
                <text:p>96.3657751982779</text:p>
              </table:table-cell>
              <table:table-cell office:value-type="float" office:value="95.566335613744">
                <text:p>95.566335613744</text:p>
              </table:table-cell>
              <table:table-cell office:value-type="float" office:value="93.6866508155044">
                <text:p>93.6866508155044</text:p>
              </table:table-cell>
              <table:table-cell office:value-type="float" office:value="87.0427642645935">
                <text:p>87.0427642645935</text:p>
              </table:table-cell>
              <table:table-cell office:value-type="float" office:value="57.6867485476399">
                <text:p>57.6867485476399</text:p>
              </table:table-cell>
              <table:table-cell office:value-type="float" office:value="2.1057231896159">
                <text:p>2.105723189615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527499999999975">
                <text:p>0.527499999999975</text:p>
              </table:table-cell>
              <table:table-cell office:value-type="float" office:value="96.2325191499966">
                <text:p>96.2325191499966</text:p>
              </table:table-cell>
              <table:table-cell office:value-type="float" office:value="95.4044720874375">
                <text:p>95.4044720874375</text:p>
              </table:table-cell>
              <table:table-cell office:value-type="float" office:value="93.4585475758978">
                <text:p>93.4585475758978</text:p>
              </table:table-cell>
              <table:table-cell office:value-type="float" office:value="86.5924213328474">
                <text:p>86.5924213328474</text:p>
              </table:table-cell>
              <table:table-cell office:value-type="float" office:value="56.5125742722914">
                <text:p>56.5125742722914</text:p>
              </table:table-cell>
              <table:table-cell office:value-type="float" office:value="1.82276241835482">
                <text:p>1.8227624183548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527999999999975">
                <text:p>0.527999999999975</text:p>
              </table:table-cell>
              <table:table-cell office:value-type="float" office:value="96.09700740611">
                <text:p>96.09700740611</text:p>
              </table:table-cell>
              <table:table-cell office:value-type="float" office:value="95.2399203299347">
                <text:p>95.2399203299347</text:p>
              </table:table-cell>
              <table:table-cell office:value-type="float" office:value="93.2268296997941">
                <text:p>93.2268296997941</text:p>
              </table:table-cell>
              <table:table-cell office:value-type="float" office:value="86.1362096623926">
                <text:p>86.1362096623926</text:p>
              </table:table-cell>
              <table:table-cell office:value-type="float" office:value="55.34141376324">
                <text:p>55.34141376324</text:p>
              </table:table-cell>
              <table:table-cell office:value-type="float" office:value="1.57365280802657">
                <text:p>1.5736528080265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528499999999975">
                <text:p>0.528499999999975</text:p>
              </table:table-cell>
              <table:table-cell office:value-type="float" office:value="95.95925001946">
                <text:p>95.95925001946</text:p>
              </table:table-cell>
              <table:table-cell office:value-type="float" office:value="95.0726952052779">
                <text:p>95.0726952052779</text:p>
              </table:table-cell>
              <table:table-cell office:value-type="float" office:value="92.9915268519255">
                <text:p>92.9915268519255</text:p>
              </table:table-cell>
              <table:table-cell office:value-type="float" office:value="85.6742467830866">
                <text:p>85.6742467830866</text:p>
              </table:table-cell>
              <table:table-cell office:value-type="float" office:value="54.1740790612737">
                <text:p>54.1740790612737</text:p>
              </table:table-cell>
              <table:table-cell office:value-type="float" office:value="1.35499547787439">
                <text:p>1.3549954778743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528999999999975">
                <text:p>0.528999999999975</text:p>
              </table:table-cell>
              <table:table-cell office:value-type="float" office:value="95.8192571995332">
                <text:p>95.8192571995332</text:p>
              </table:table-cell>
              <table:table-cell office:value-type="float" office:value="94.9028118008768">
                <text:p>94.9028118008768</text:p>
              </table:table-cell>
              <table:table-cell office:value-type="float" office:value="92.7526691032524">
                <text:p>92.7526691032524</text:p>
              </table:table-cell>
              <table:table-cell office:value-type="float" office:value="85.2066512377522">
                <text:p>85.2066512377522</text:p>
              </table:table-cell>
              <table:table-cell office:value-type="float" office:value="53.0113609457389">
                <text:p>53.0113609457389</text:p>
              </table:table-cell>
              <table:table-cell office:value-type="float" office:value="1.1636351728035">
                <text:p>1.163635172803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529499999999975">
                <text:p>0.529499999999975</text:p>
              </table:table-cell>
              <table:table-cell office:value-type="float" office:value="95.6770393112011">
                <text:p>95.6770393112011</text:p>
              </table:table-cell>
              <table:table-cell office:value-type="float" office:value="94.7302854252409">
                <text:p>94.7302854252409</text:p>
              </table:table-cell>
              <table:table-cell office:value-type="float" office:value="92.5102869245653">
                <text:p>92.5102869245653</text:p>
              </table:table-cell>
              <table:table-cell office:value-type="float" office:value="84.7335425317383">
                <text:p>84.7335425317383</text:p>
              </table:table-cell>
              <table:table-cell office:value-type="float" office:value="51.8540282023944">
                <text:p>51.8540282023944</text:p>
              </table:table-cell>
              <table:table-cell office:value-type="float" office:value="0.996657418542763">
                <text:p>0.9966574185427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529999999999975">
                <text:p>0.529999999999975</text:p>
              </table:table-cell>
              <table:table-cell office:value-type="float" office:value="95.5326068734409">
                <text:p>95.5326068734409</text:p>
              </table:table-cell>
              <table:table-cell office:value-type="float" office:value="94.5551316056816">
                <text:p>94.5551316056816</text:p>
              </table:table-cell>
              <table:table-cell office:value-type="float" office:value="92.2644111800132">
                <text:p>92.2644111800132</text:p>
              </table:table-cell>
              <table:table-cell office:value-type="float" office:value="84.2550410822969">
                <text:p>84.2550410822969</text:p>
              </table:table-cell>
              <table:table-cell office:value-type="float" office:value="50.7028269478788">
                <text:p>50.7028269478788</text:p>
              </table:table-cell>
              <table:table-cell office:value-type="float" office:value="0.85138312303545">
                <text:p>0.8513831230354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530499999999975">
                <text:p>0.530499999999975</text:p>
              </table:table-cell>
              <table:table-cell office:value-type="float" office:value="95.3859705580396">
                <text:p>95.3859705580396</text:p>
              </table:table-cell>
              <table:table-cell office:value-type="float" office:value="94.3773660859846">
                <text:p>94.3773660859846</text:p>
              </table:table-cell>
              <table:table-cell office:value-type="float" office:value="92.0150731205609">
                <text:p>92.0150731205609</text:p>
              </table:table-cell>
              <table:table-cell office:value-type="float" office:value="83.7712681678056">
                <text:p>83.7712681678056</text:p>
              </table:table-cell>
              <table:table-cell office:value-type="float" office:value="49.5584800110884">
                <text:p>49.5584800110884</text:p>
              </table:table-cell>
              <table:table-cell office:value-type="float" office:value="0.725361063612867">
                <text:p>0.72536106361286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530999999999975">
                <text:p>0.530999999999975</text:p>
              </table:table-cell>
              <table:table-cell office:value-type="float" office:value="95.2371411882801">
                <text:p>95.2371411882801</text:p>
              </table:table-cell>
              <table:table-cell office:value-type="float" office:value="94.1970048240523">
                <text:p>94.1970048240523</text:p>
              </table:table-cell>
              <table:table-cell office:value-type="float" office:value="91.7623043773775">
                <text:p>91.7623043773775</text:p>
              </table:table-cell>
              <table:table-cell office:value-type="float" office:value="83.2823458768665">
                <text:p>83.2823458768665</text:p>
              </table:table-cell>
              <table:table-cell office:value-type="float" office:value="48.4216863716069">
                <text:p>48.4216863716069</text:p>
              </table:table-cell>
              <table:table-cell office:value-type="float" office:value="0.616358673228524">
                <text:p>0.61635867322852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531499999999975">
                <text:p>0.531499999999975</text:p>
              </table:table-cell>
              <table:table-cell office:value-type="float" office:value="95.0861297376106">
                <text:p>95.0861297376106</text:p>
              </table:table-cell>
              <table:table-cell office:value-type="float" office:value="94.014063989518">
                <text:p>94.014063989518</text:p>
              </table:table-cell>
              <table:table-cell office:value-type="float" office:value="91.5061369551574">
                <text:p>91.5061369551574</text:p>
              </table:table-cell>
              <table:table-cell office:value-type="float" office:value="82.7883970573098">
                <text:p>82.7883970573098</text:p>
              </table:table-cell>
              <table:table-cell office:value-type="float" office:value="47.2931206551794">
                <text:p>47.2931206551794</text:p>
              </table:table-cell>
              <table:table-cell office:value-type="float" office:value="0.522351508437578">
                <text:p>0.52235150843757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531999999999974">
                <text:p>0.531999999999974</text:p>
              </table:table-cell>
              <table:table-cell office:value-type="float" office:value="94.9329473282965">
                <text:p>94.9329473282965</text:p>
              </table:table-cell>
              <table:table-cell office:value-type="float" office:value="93.8285599613315">
                <text:p>93.8285599613315</text:p>
              </table:table-cell>
              <table:table-cell office:value-type="float" office:value="91.2466032253762">
                <text:p>91.2466032253762</text:p>
              </table:table-cell>
              <table:table-cell office:value-type="float" office:value="82.2895452651332">
                <text:p>82.2895452651332</text:p>
              </table:table-cell>
              <table:table-cell office:value-type="float" office:value="46.1734326860699">
                <text:p>46.1734326860699</text:p>
              </table:table-cell>
              <table:table-cell office:value-type="float" office:value="0.441511748192697">
                <text:p>0.44151174819269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532499999999974">
                <text:p>0.532499999999974</text:p>
              </table:table-cell>
              <table:table-cell office:value-type="float" office:value="94.7776052300556">
                <text:p>94.7776052300556</text:p>
              </table:table-cell>
              <table:table-cell office:value-type="float" office:value="93.6405093253168">
                <text:p>93.6405093253168</text:p>
              </table:table-cell>
              <table:table-cell office:value-type="float" office:value="90.9837359194833">
                <text:p>90.9837359194833</text:p>
              </table:table-cell>
              <table:table-cell office:value-type="float" office:value="81.7859147134046">
                <text:p>81.7859147134046</text:p>
              </table:table-cell>
              <table:table-cell office:value-type="float" office:value="45.0632470960014">
                <text:p>45.0632470960014</text:p>
              </table:table-cell>
              <table:table-cell office:value-type="float" office:value="0.372196037073534">
                <text:p>0.37219603707353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532999999999974">
                <text:p>0.532999999999974</text:p>
              </table:table-cell>
              <table:table-cell office:value-type="float" office:value="94.6201148586775">
                <text:p>94.6201148586775</text:p>
              </table:table-cell>
              <table:table-cell office:value-type="float" office:value="93.4499288717023">
                <text:p>93.4499288717023</text:p>
              </table:table-cell>
              <table:table-cell office:value-type="float" office:value="90.7175681220333">
                <text:p>90.7175681220333</text:p>
              </table:table-cell>
              <table:table-cell office:value-type="float" office:value="81.2776302211595">
                <text:p>81.2776302211595</text:p>
              </table:table-cell>
              <table:table-cell office:value-type="float" office:value="43.9631629892323">
                <text:p>43.9631629892323</text:p>
              </table:table-cell>
              <table:table-cell office:value-type="float" office:value="0.312932950323716">
                <text:p>0.31293295032371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533499999999974">
                <text:p>0.533499999999974</text:p>
              </table:table-cell>
              <table:table-cell office:value-type="float" office:value="94.4604877746254">
                <text:p>94.4604877746254</text:p>
              </table:table-cell>
              <table:table-cell office:value-type="float" office:value="93.2568355926247">
                <text:p>93.2568355926247</text:p>
              </table:table-cell>
              <table:table-cell office:value-type="float" office:value="90.4481332637583">
                <text:p>90.4481332637583</text:p>
              </table:table-cell>
              <table:table-cell office:value-type="float" office:value="80.7648171623211">
                <text:p>80.7648171623211</text:p>
              </table:table-cell>
              <table:table-cell office:value-type="float" office:value="42.873753663192">
                <text:p>42.873753663192</text:p>
              </table:table-cell>
              <table:table-cell office:value-type="float" office:value="0.262410321949266">
                <text:p>0.26241032194926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533999999999974">
                <text:p>0.533999999999974</text:p>
              </table:table-cell>
              <table:table-cell office:value-type="float" office:value="94.2987356816232">
                <text:p>94.2987356816232</text:p>
              </table:table-cell>
              <table:table-cell office:value-type="float" office:value="93.0612466796056">
                <text:p>93.0612466796056</text:p>
              </table:table-cell>
              <table:table-cell office:value-type="float" office:value="90.1754651145827">
                <text:p>90.1754651145827</text:p>
              </table:table-cell>
              <table:table-cell office:value-type="float" office:value="80.2476014146714">
                <text:p>80.2476014146714</text:p>
              </table:table-cell>
              <table:table-cell office:value-type="float" office:value="41.7955663839615">
                <text:p>41.7955663839615</text:p>
              </table:table-cell>
              <table:table-cell office:value-type="float" office:value="0.219462641906383">
                <text:p>0.21946264190638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534499999999974">
                <text:p>0.534499999999974</text:p>
              </table:table-cell>
              <table:table-cell office:value-type="float" office:value="94.134870425226">
                <text:p>94.134870425226</text:p>
              </table:table-cell>
              <table:table-cell office:value-type="float" office:value="92.8631795210035">
                <text:p>92.8631795210035</text:p>
              </table:table-cell>
              <table:table-cell office:value-type="float" office:value="89.8995977765831">
                <text:p>89.8995977765831</text:p>
              </table:table-cell>
              <table:table-cell office:value-type="float" office:value="79.7261093089042">
                <text:p>79.7261093089042</text:p>
              </table:table-cell>
              <table:table-cell office:value-type="float" office:value="40.7291222157654">
                <text:p>40.7291222157654</text:p>
              </table:table-cell>
              <table:table-cell office:value-type="float" office:value="0.183058694704485">
                <text:p>0.18305869470448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534999999999974">
                <text:p>0.534999999999974</text:p>
              </table:table-cell>
              <table:table-cell office:value-type="float" office:value="93.9689039913752">
                <text:p>93.9689039913752</text:p>
              </table:table-cell>
              <table:table-cell office:value-type="float" office:value="92.6626516994395">
                <text:p>92.6626516994395</text:p>
              </table:table-cell>
              <table:table-cell office:value-type="float" office:value="89.6205656768952">
                <text:p>89.6205656768952</text:p>
              </table:table-cell>
              <table:table-cell office:value-type="float" office:value="79.2004675777858">
                <text:p>79.2004675777858</text:p>
              </table:table-cell>
              <table:table-cell office:value-type="float" office:value="39.674915903516">
                <text:p>39.674915903516</text:p>
              </table:table-cell>
              <table:table-cell office:value-type="float" office:value="0.152289580066668">
                <text:p>0.15228958006666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535499999999974">
                <text:p>0.535499999999974</text:p>
              </table:table-cell>
              <table:table-cell office:value-type="float" office:value="93.8008485049381">
                <text:p>93.8008485049381</text:p>
              </table:table-cell>
              <table:table-cell office:value-type="float" office:value="92.4596809891987">
                <text:p>92.4596809891987</text:p>
              </table:table-cell>
              <table:table-cell office:value-type="float" office:value="89.3384035605692">
                <text:p>89.3384035605692</text:p>
              </table:table-cell>
              <table:table-cell office:value-type="float" office:value="78.6708033054536">
                <text:p>78.6708033054536</text:p>
              </table:table-cell>
              <table:table-cell office:value-type="float" office:value="38.6334158073385">
                <text:p>38.6334158073385</text:p>
              </table:table-cell>
              <table:table-cell office:value-type="float" office:value="0.126357226991279">
                <text:p>0.12635722699127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535999999999974">
                <text:p>0.535999999999974</text:p>
              </table:table-cell>
              <table:table-cell office:value-type="float" office:value="93.6307162282333">
                <text:p>93.6307162282333</text:p>
              </table:table-cell>
              <table:table-cell office:value-type="float" office:value="92.2542853536075">
                <text:p>92.2542853536075</text:p>
              </table:table-cell>
              <table:table-cell office:value-type="float" office:value="89.0531464833768">
                <text:p>89.0531464833768</text:p>
              </table:table-cell>
              <table:table-cell office:value-type="float" office:value="78.1372438768799">
                <text:p>78.1372438768799</text:p>
              </table:table-cell>
              <table:table-cell office:value-type="float" office:value="37.6050638878988">
                <text:p>37.6050638878988</text:p>
              </table:table-cell>
              <table:table-cell office:value-type="float" office:value="0.10456348589518">
                <text:p>0.1045634858951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536499999999974">
                <text:p>0.536499999999974</text:p>
              </table:table-cell>
              <table:table-cell office:value-type="float" office:value="93.4585195595401">
                <text:p>93.4585195595401</text:p>
              </table:table-cell>
              <table:table-cell office:value-type="float" office:value="92.0464829423872">
                <text:p>92.0464829423872</text:p>
              </table:table-cell>
              <table:table-cell office:value-type="float" office:value="88.7648298045708">
                <text:p>88.7648298045708</text:p>
              </table:table-cell>
              <table:table-cell office:value-type="float" office:value="77.5999169275286">
                <text:p>77.5999169275286</text:p>
              </table:table-cell>
              <table:table-cell office:value-type="float" office:value="36.5902757412495">
                <text:p>36.5902757412495</text:p>
              </table:table-cell>
              <table:table-cell office:value-type="float" office:value="0.0862998596373442">
                <text:p>0.086299859637344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536999999999974">
                <text:p>0.536999999999974</text:p>
              </table:table-cell>
              <table:table-cell office:value-type="float" office:value="93.2842710315938">
                <text:p>93.2842710315938</text:p>
              </table:table-cell>
              <table:table-cell office:value-type="float" office:value="91.8362920889841">
                <text:p>91.8362920889841</text:p>
              </table:table-cell>
              <table:table-cell office:value-type="float" office:value="88.4734891796004">
                <text:p>88.4734891796004</text:p>
              </table:table-cell>
              <table:table-cell office:value-type="float" office:value="77.0589502932319">
                <text:p>77.0589502932319</text:p>
              </table:table-cell>
              <table:table-cell office:value-type="float" office:value="35.5894406818195">
                <text:p>35.5894406818195</text:p>
              </table:table-cell>
              <table:table-cell office:value-type="float" office:value="0.0710379131750064">
                <text:p>0.071037913175006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537499999999974">
                <text:p>0.537499999999974</text:p>
              </table:table-cell>
              <table:table-cell office:value-type="float" office:value="93.1079833100673">
                <text:p>93.1079833100673</text:p>
              </table:table-cell>
              <table:table-cell office:value-type="float" office:value="91.6237313078775">
                <text:p>91.6237313078775</text:p>
              </table:table-cell>
              <table:table-cell office:value-type="float" office:value="88.1791605527831">
                <text:p>88.1791605527831</text:p>
              </table:table-cell>
              <table:table-cell office:value-type="float" office:value="76.5144719603141">
                <text:p>76.5144719603141</text:p>
              </table:table-cell>
              <table:table-cell office:value-type="float" office:value="34.6029218720784">
                <text:p>34.6029218720784</text:p>
              </table:table-cell>
              <table:table-cell office:value-type="float" office:value="0.0583203833709901">
                <text:p>0.058320383370990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537999999999974">
                <text:p>0.537999999999974</text:p>
              </table:table-cell>
              <table:table-cell office:value-type="float" office:value="92.9296691920378">
                <text:p>92.9296691920378</text:p>
              </table:table-cell>
              <table:table-cell office:value-type="float" office:value="91.4088192918653">
                <text:p>91.4088192918653</text:p>
              </table:table-cell>
              <table:table-cell office:value-type="float" office:value="87.8818801499368">
                <text:p>87.8818801499368</text:p>
              </table:table-cell>
              <table:table-cell office:value-type="float" office:value="75.9666100159906">
                <text:p>75.9666100159906</text:p>
              </table:table-cell>
              <table:table-cell office:value-type="float" office:value="33.6310564973275">
                <text:p>33.6310564973275</text:p>
              </table:table-cell>
              <table:table-cell office:value-type="float" office:value="0.0477529949632024">
                <text:p>0.047752994963202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538499999999974">
                <text:p>0.538499999999974</text:p>
              </table:table-cell>
              <table:table-cell office:value-type="float" office:value="92.7493416044398">
                <text:p>92.7493416044398</text:p>
              </table:table-cell>
              <table:table-cell office:value-type="float" office:value="91.1915749093288">
                <text:p>91.1915749093288</text:p>
              </table:table-cell>
              <table:table-cell office:value-type="float" office:value="87.5816844709727">
                <text:p>87.5816844709727</text:p>
              </table:table-cell>
              <table:table-cell office:value-type="float" office:value="75.4154925990653">
                <text:p>75.4154925990653</text:p>
              </table:table-cell>
              <table:table-cell office:value-type="float" office:value="32.6741559839943">
                <text:p>32.6741559839943</text:p>
              </table:table-cell>
              <table:table-cell office:value-type="float" office:value="0.0389969757886076">
                <text:p>0.038996975788607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538999999999974">
                <text:p>0.538999999999974</text:p>
              </table:table-cell>
              <table:table-cell office:value-type="float" office:value="92.5670136025055">
                <text:p>92.5670136025055</text:p>
              </table:table-cell>
              <table:table-cell office:value-type="float" office:value="90.9720172014756">
                <text:p>90.9720172014756</text:p>
              </table:table-cell>
              <table:table-cell office:value-type="float" office:value="87.2786102824524">
                <text:p>87.2786102824524</text:p>
              </table:table-cell>
              <table:table-cell office:value-type="float" office:value="74.8612478509558">
                <text:p>74.8612478509558</text:p>
              </table:table-cell>
              <table:table-cell office:value-type="float" office:value="31.7325062597362">
                <text:p>31.7325062597362</text:p>
              </table:table-cell>
              <table:table-cell office:value-type="float" office:value="0.0317622538487467">
                <text:p>0.031762253848746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539499999999974">
                <text:p>0.539499999999974</text:p>
              </table:table-cell>
              <table:table-cell office:value-type="float" office:value="92.3826983681906">
                <text:p>92.3826983681906</text:p>
              </table:table-cell>
              <table:table-cell office:value-type="float" office:value="90.7501653795629">
                <text:p>90.7501653795629</text:p>
              </table:table-cell>
              <table:table-cell office:value-type="float" office:value="86.9726946101103">
                <text:p>86.9726946101103</text:p>
              </table:table-cell>
              <table:table-cell office:value-type="float" office:value="74.3040038670695">
                <text:p>74.3040038670695</text:p>
              </table:table-cell>
              <table:table-cell office:value-type="float" office:value="30.8063680535998">
                <text:p>30.8063680535998</text:p>
              </table:table-cell>
              <table:table-cell office:value-type="float" office:value="0.0258013105098973">
                <text:p>0.025801310509897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539999999999974">
                <text:p>0.539999999999974</text:p>
              </table:table-cell>
              <table:table-cell office:value-type="float" office:value="92.196409208588">
                <text:p>92.196409208588</text:p>
              </table:table-cell>
              <table:table-cell office:value-type="float" office:value="90.5260388221012">
                <text:p>90.5260388221012</text:p>
              </table:table-cell>
              <table:table-cell office:value-type="float" office:value="86.6639747313437">
                <text:p>86.6639747313437</text:p>
              </table:table-cell>
              <table:table-cell office:value-type="float" office:value="73.7438886485566">
                <text:p>73.7438886485566</text:p>
              </table:table-cell>
              <table:table-cell office:value-type="float" office:value="29.8959772344266">
                <text:p>29.8959772344266</text:p>
              </table:table-cell>
              <table:table-cell office:value-type="float" office:value="0.0209036578292247">
                <text:p>0.020903657829224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540499999999974">
                <text:p>0.540499999999974</text:p>
              </table:table-cell>
              <table:table-cell office:value-type="float" office:value="92.0081595543286">
                <text:p>92.0081595543286</text:p>
              </table:table-cell>
              <table:table-cell office:value-type="float" office:value="90.2996570720377">
                <text:p>90.2996570720377</text:p>
              </table:table-cell>
              <table:table-cell office:value-type="float" office:value="86.3524881676738">
                <text:p>86.3524881676738</text:p>
              </table:table-cell>
              <table:table-cell office:value-type="float" office:value="73.1810300544651">
                <text:p>73.1810300544651</text:p>
              </table:table-cell>
              <table:table-cell office:value-type="float" office:value="29.0015451856483">
                <text:p>29.0015451856483</text:p>
              </table:table-cell>
              <table:table-cell office:value-type="float" office:value="0.0168909034617643">
                <text:p>0.016890903461764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540999999999973">
                <text:p>0.540999999999973</text:p>
              </table:table-cell>
              <table:table-cell office:value-type="float" office:value="91.8179629579693">
                <text:p>91.8179629579693</text:p>
              </table:table-cell>
              <table:table-cell office:value-type="float" office:value="90.0710398339225">
                <text:p>90.0710398339225</text:p>
              </table:table-cell>
              <table:table-cell office:value-type="float" office:value="86.0382726771774">
                <text:p>86.0382726771774</text:p>
              </table:table-cell>
              <table:table-cell office:value-type="float" office:value="72.6155557543211">
                <text:p>72.6155557543211</text:p>
              </table:table-cell>
              <table:table-cell office:value-type="float" office:value="28.1232592145747">
                <text:p>28.1232592145747</text:p>
              </table:table-cell>
              <table:table-cell office:value-type="float" office:value="0.0136123636042005">
                <text:p>0.013612363604200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541499999999973">
                <text:p>0.541499999999973</text:p>
              </table:table-cell>
              <table:table-cell office:value-type="float" office:value="91.6258330923696">
                <text:p>91.6258330923696</text:p>
              </table:table-cell>
              <table:table-cell office:value-type="float" office:value="89.8402069710557">
                <text:p>89.8402069710557</text:p>
              </table:table-cell>
              <table:table-cell office:value-type="float" office:value="85.7213662468944">
                <text:p>85.7213662468944</text:p>
              </table:table-cell>
              <table:table-cell office:value-type="float" office:value="72.0475931811587">
                <text:p>72.0475931811587</text:p>
              </table:table-cell>
              <table:table-cell office:value-type="float" office:value="27.2612829942408">
                <text:p>27.2612829942408</text:p>
              </table:table-cell>
              <table:table-cell office:value-type="float" office:value="0.0109411827480828">
                <text:p>0.010941182748082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541999999999973">
                <text:p>0.541999999999973</text:p>
              </table:table-cell>
              <table:table-cell office:value-type="float" office:value="91.431783749055">
                <text:p>91.431783749055</text:p>
              </table:table-cell>
              <table:table-cell office:value-type="float" office:value="89.6071785026172">
                <text:p>89.6071785026172</text:p>
              </table:table-cell>
              <table:table-cell office:value-type="float" office:value="85.4018070852101">
                <text:p>85.4018070852101</text:p>
              </table:table-cell>
              <table:table-cell office:value-type="float" office:value="71.4772694850229">
                <text:p>71.4772694850229</text:p>
              </table:table-cell>
              <table:table-cell office:value-type="float" office:value="26.4157570358568">
                <text:p>26.4157570358568</text:p>
              </table:table-cell>
              <table:table-cell office:value-type="float" office:value="0.00877091843551715">
                <text:p>0.0087709184355171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542499999999973">
                <text:p>0.542499999999973</text:p>
              </table:table-cell>
              <table:table-cell office:value-type="float" office:value="91.2358288365702">
                <text:p>91.2358288365702</text:p>
              </table:table-cell>
              <table:table-cell office:value-type="float" office:value="89.3719746007804">
                <text:p>89.3719746007804</text:p>
              </table:table-cell>
              <table:table-cell office:value-type="float" office:value="85.0796336142171">
                <text:p>85.0796336142171</text:p>
              </table:table-cell>
              <table:table-cell office:value-type="float" office:value="70.904711486968">
                <text:p>70.904711486968</text:p>
              </table:table-cell>
              <table:table-cell office:value-type="float" office:value="25.5867991898795">
                <text:p>25.5867991898795</text:p>
              </table:table-cell>
              <table:table-cell office:value-type="float" office:value="0.00701254953658245">
                <text:p>0.0070125495365824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542999999999973">
                <text:p>0.542999999999973</text:p>
              </table:table-cell>
              <table:table-cell office:value-type="float" office:value="91.0379823788196">
                <text:p>91.0379823788196</text:p>
              </table:table-cell>
              <table:table-cell office:value-type="float" office:value="89.134615587808">
                <text:p>89.134615587808</text:p>
              </table:table-cell>
              <table:table-cell office:value-type="float" office:value="84.7548844620572">
                <text:p>84.7548844620572</text:p>
              </table:table-cell>
              <table:table-cell office:value-type="float" office:value="70.3300456335736">
                <text:p>70.3300456335736</text:p>
              </table:table-cell>
              <table:table-cell office:value-type="float" office:value="24.7745051737124">
                <text:p>24.7745051737124</text:p>
              </table:table-cell>
              <table:table-cell office:value-type="float" office:value="0.0055918676182341">
                <text:p>0.005591867618234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543499999999973">
                <text:p>0.543499999999973</text:p>
              </table:table-cell>
              <table:table-cell office:value-type="float" office:value="90.8382585133979">
                <text:p>90.8382585133979</text:p>
              </table:table-cell>
              <table:table-cell office:value-type="float" office:value="88.8951219331341">
                <text:p>88.8951219331341</text:p>
              </table:table-cell>
              <table:table-cell office:value-type="float" office:value="84.4275984552464">
                <text:p>84.4275984552464</text:p>
              </table:table-cell>
              <table:table-cell office:value-type="float" office:value="69.753397952001">
                <text:p>69.753397952001</text:p>
              </table:table-cell>
              <table:table-cell office:value-type="float" office:value="23.9789491240328">
                <text:p>23.9789491240328</text:p>
              </table:table-cell>
              <table:table-cell office:value-type="float" office:value="0.00444721258574">
                <text:p>0.0044472125857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543999999999973">
                <text:p>0.543999999999973</text:p>
              </table:table-cell>
              <table:table-cell office:value-type="float" office:value="90.636671489909">
                <text:p>90.636671489909</text:p>
              </table:table-cell>
              <table:table-cell office:value-type="float" office:value="88.6535142504291">
                <text:p>88.6535142504291</text:p>
              </table:table-cell>
              <table:table-cell office:value-type="float" office:value="84.0978146109846">
                <text:p>84.0978146109846</text:p>
              </table:table-cell>
              <table:table-cell office:value-type="float" office:value="69.1748940056097">
                <text:p>69.1748940056097</text:p>
              </table:table-cell>
              <table:table-cell office:value-type="float" office:value="23.2001841717438">
                <text:p>23.2001841717438</text:p>
              </table:table-cell>
              <table:table-cell office:value-type="float" office:value="0.00352751580498542">
                <text:p>0.0035275158049854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544499999999973">
                <text:p>0.544499999999973</text:p>
              </table:table-cell>
              <table:table-cell office:value-type="float" office:value="90.4332356682747">
                <text:p>90.4332356682747</text:p>
              </table:table-cell>
              <table:table-cell office:value-type="float" office:value="88.4098132946516">
                <text:p>88.4098132946516</text:p>
              </table:table-cell>
              <table:table-cell office:value-type="float" office:value="83.765572129452">
                <text:p>83.765572129452</text:p>
              </table:table-cell>
              <table:table-cell office:value-type="float" office:value="68.5946588501559">
                <text:p>68.5946588501559</text:p>
              </table:table-cell>
              <table:table-cell office:value-type="float" office:value="22.4382430375511">
                <text:p>22.4382430375511</text:p>
              </table:table-cell>
              <table:table-cell office:value-type="float" office:value="0.00279061623131514">
                <text:p>0.0027906162313151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544999999999973">
                <text:p>0.544999999999973</text:p>
              </table:table-cell>
              <table:table-cell office:value-type="float" office:value="90.2279655170332">
                <text:p>90.2279655170332</text:p>
              </table:table-cell>
              <table:table-cell office:value-type="float" office:value="88.1640399590853">
                <text:p>88.1640399590853</text:p>
              </table:table-cell>
              <table:table-cell office:value-type="float" office:value="83.430910386095">
                <text:p>83.430910386095</text:p>
              </table:table-cell>
              <table:table-cell office:value-type="float" office:value="68.0128169905929">
                <text:p>68.0128169905929</text:p>
              </table:table-cell>
              <table:table-cell office:value-type="float" office:value="21.6931386461785">
                <text:p>21.6931386461785</text:p>
              </table:table-cell>
              <table:table-cell office:value-type="float" office:value="0.00220181757035633">
                <text:p>0.0022018175703563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545499999999973">
                <text:p>0.545499999999973</text:p>
              </table:table-cell>
              <table:table-cell office:value-type="float" office:value="90.0208756116276">
                <text:p>90.0208756116276</text:p>
              </table:table-cell>
              <table:table-cell office:value-type="float" office:value="87.9162152723634">
                <text:p>87.9162152723634</text:p>
              </table:table-cell>
              <table:table-cell office:value-type="float" office:value="83.093868923903">
                <text:p>83.093868923903</text:p>
              </table:table-cell>
              <table:table-cell office:value-type="float" office:value="67.4294923384921">
                <text:p>67.4294923384921</text:p>
              </table:table-cell>
              <table:table-cell office:value-type="float" office:value="20.9648647572474">
                <text:p>20.9648647572474</text:p>
              </table:table-cell>
              <table:table-cell office:value-type="float" office:value="0.00173265708832923">
                <text:p>0.0017326570883292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545999999999973">
                <text:p>0.545999999999973</text:p>
              </table:table-cell>
              <table:table-cell office:value-type="float" office:value="89.8119806326844">
                <text:p>89.8119806326844</text:p>
              </table:table-cell>
              <table:table-cell office:value-type="float" office:value="87.6663603954795">
                <text:p>87.6663603954795</text:p>
              </table:table-cell>
              <table:table-cell office:value-type="float" office:value="82.7544874456787">
                <text:p>82.7544874456787</text:p>
              </table:table-cell>
              <table:table-cell office:value-type="float" office:value="66.8448081701054">
                <text:p>66.8448081701054</text:p>
              </table:table-cell>
              <table:table-cell office:value-type="float" office:value="20.2533966108704">
                <text:p>20.2533966108704</text:p>
              </table:table-cell>
              <table:table-cell office:value-type="float" office:value="0.00135985929979754">
                <text:p>0.0013598592997975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546499999999973">
                <text:p>0.546499999999973</text:p>
              </table:table-cell>
              <table:table-cell office:value-type="float" office:value="89.601295364283">
                <text:p>89.601295364283</text:p>
              </table:table-cell>
              <table:table-cell office:value-type="float" office:value="87.4144966187864">
                <text:p>87.4144966187864</text:p>
              </table:table-cell>
              <table:table-cell office:value-type="float" office:value="82.4128058063037">
                <text:p>82.4128058063037</text:p>
              </table:table-cell>
              <table:table-cell office:value-type="float" office:value="66.2588870850852">
                <text:p>66.2588870850852</text:p>
              </table:table-cell>
              <table:table-cell office:value-type="float" office:value="19.5586915860338">
                <text:p>19.5586915860338</text:p>
              </table:table-cell>
              <table:table-cell office:value-type="float" office:value="0.00106445033055027">
                <text:p>0.0010644503305502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546999999999973">
                <text:p>0.546999999999973</text:p>
              </table:table-cell>
              <table:table-cell office:value-type="float" office:value="89.3888346922161">
                <text:p>89.3888346922161</text:p>
              </table:table-cell>
              <table:table-cell office:value-type="float" office:value="87.1606453589836">
                <text:p>87.1606453589836</text:p>
              </table:table-cell>
              <table:table-cell office:value-type="float" office:value="82.0688640050013">
                <text:p>82.0688640050013</text:p>
              </table:table-cell>
              <table:table-cell office:value-type="float" office:value="65.6718509658819">
                <text:p>65.6718509658819</text:p>
              </table:table-cell>
              <table:table-cell office:value-type="float" office:value="18.8806898698745">
                <text:p>18.8806898698745</text:p>
              </table:table-cell>
              <table:table-cell office:value-type="float" office:value="0.00083101123653011">
                <text:p>0.0008310112365301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547499999999973">
                <text:p>0.547499999999973</text:p>
              </table:table-cell>
              <table:table-cell office:value-type="float" office:value="89.1746136022408">
                <text:p>89.1746136022408</text:p>
              </table:table-cell>
              <table:table-cell office:value-type="float" office:value="86.9048281560939">
                <text:p>86.9048281560939</text:p>
              </table:table-cell>
              <table:table-cell office:value-type="float" office:value="81.7227021775993">
                <text:p>81.7227021775993</text:p>
              </table:table-cell>
              <table:table-cell office:value-type="float" office:value="65.0838209378344">
                <text:p>65.0838209378344</text:p>
              </table:table-cell>
              <table:table-cell office:value-type="float" office:value="18.2193151359923">
                <text:p>18.2193151359923</text:p>
              </table:table-cell>
              <table:table-cell office:value-type="float" office:value="0.000647050922298118">
                <text:p>0.00064705092229811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547999999999973">
                <text:p>0.547999999999973</text:p>
              </table:table-cell>
              <table:table-cell office:value-type="float" office:value="88.9586471783215">
                <text:p>88.9586471783215</text:p>
              </table:table-cell>
              <table:table-cell office:value-type="float" office:value="86.6470666704286">
                <text:p>86.6470666704286</text:p>
              </table:table-cell>
              <table:table-cell office:value-type="float" office:value="81.3743605887944">
                <text:p>81.3743605887944</text:p>
              </table:table-cell>
              <table:table-cell office:value-type="float" office:value="64.4949173299715">
                <text:p>64.4949173299715</text:p>
              </table:table-cell>
              <table:table-cell office:value-type="float" office:value="17.574475229981">
                <text:p>17.574475229981</text:p>
              </table:table-cell>
              <table:table-cell office:value-type="float" office:value="0.000502481520404681">
                <text:p>0.00050248152040468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548499999999973">
                <text:p>0.548499999999973</text:p>
              </table:table-cell>
              <table:table-cell office:value-type="float" office:value="88.7409506008647">
                <text:p>88.7409506008647</text:p>
              </table:table-cell>
              <table:table-cell office:value-type="float" office:value="86.3873826795445">
                <text:p>86.3873826795445</text:p>
              </table:table-cell>
              <table:table-cell office:value-type="float" office:value="81.0238796244198">
                <text:p>81.0238796244198</text:p>
              </table:table-cell>
              <table:table-cell office:value-type="float" office:value="63.9052596365393">
                <text:p>63.9052596365393</text:p>
              </table:table-cell>
              <table:table-cell office:value-type="float" office:value="16.9460628604017">
                <text:p>16.9460628604017</text:p>
              </table:table-cell>
              <table:table-cell office:value-type="float" office:value="0.000389181150725992">
                <text:p>0.00038918115072599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548999999999973">
                <text:p>0.548999999999973</text:p>
              </table:table-cell>
              <table:table-cell office:value-type="float" office:value="88.521539144945">
                <text:p>88.521539144945</text:p>
              </table:table-cell>
              <table:table-cell office:value-type="float" office:value="86.1257980751898">
                <text:p>86.1257980751898</text:p>
              </table:table-cell>
              <table:table-cell office:value-type="float" office:value="80.6712997837189">
                <text:p>80.6712997837189</text:p>
              </table:table-cell>
              <table:table-cell office:value-type="float" office:value="63.3149664792707">
                <text:p>63.3149664792707</text:p>
              </table:table-cell>
              <table:table-cell office:value-type="float" office:value="16.3339562934735">
                <text:p>16.3339562934735</text:p>
              </table:table-cell>
              <table:table-cell office:value-type="float" office:value="0.000300630867936492">
                <text:p>0.00030063086793649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549499999999973">
                <text:p>0.549499999999973</text:p>
              </table:table-cell>
              <table:table-cell office:value-type="float" office:value="88.3004281785248">
                <text:p>88.3004281785248</text:p>
              </table:table-cell>
              <table:table-cell office:value-type="float" office:value="85.8623348602432">
                <text:p>85.8623348602432</text:p>
              </table:table-cell>
              <table:table-cell office:value-type="float" office:value="80.3166616716273">
                <text:p>80.3166616716273</text:p>
              </table:table-cell>
              <table:table-cell office:value-type="float" office:value="62.724155570411">
                <text:p>62.724155570411</text:p>
              </table:table-cell>
              <table:table-cell office:value-type="float" office:value="15.7380200498037">
                <text:p>15.7380200498037</text:p>
              </table:table-cell>
              <table:table-cell office:value-type="float" office:value="0.000231614323202295">
                <text:p>0.00023161432320229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549999999999972">
                <text:p>0.549999999999972</text:p>
              </table:table-cell>
              <table:table-cell office:value-type="float" office:value="88.0776331606653">
                <text:p>88.0776331606653</text:p>
              </table:table-cell>
              <table:table-cell office:value-type="float" office:value="85.5970151456435">
                <text:p>85.5970151456435</text:p>
              </table:table-cell>
              <table:table-cell office:value-type="float" office:value="79.9600059910634">
                <text:p>79.9600059910634</text:p>
              </table:table-cell>
              <table:table-cell office:value-type="float" office:value="62.1329436765142">
                <text:p>62.1329436765142</text:p>
              </table:table-cell>
              <table:table-cell office:value-type="float" office:value="15.1581056015385">
                <text:p>15.1581056015385</text:p>
              </table:table-cell>
              <table:table-cell office:value-type="float" office:value="0.00017797021485427">
                <text:p>0.0001779702148542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550499999999972">
                <text:p>0.550499999999972</text:p>
              </table:table-cell>
              <table:table-cell office:value-type="float" office:value="87.8531696397308">
                <text:p>87.8531696397308</text:p>
              </table:table-cell>
              <table:table-cell office:value-type="float" office:value="85.3298611473127">
                <text:p>85.3298611473127</text:p>
              </table:table-cell>
              <table:table-cell office:value-type="float" office:value="79.6013735352322">
                <text:p>79.6013735352322</text:p>
              </table:table-cell>
              <table:table-cell office:value-type="float" office:value="61.5414465830237">
                <text:p>61.5414465830237</text:p>
              </table:table-cell>
              <table:table-cell office:value-type="float" office:value="14.5940520683685">
                <text:p>14.5940520683685</text:p>
              </table:table-cell>
              <table:table-cell office:value-type="float" office:value="0.000136388987692541">
                <text:p>0.00013638898769254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550999999999972">
                <text:p>0.550999999999972</text:p>
              </table:table-cell>
              <table:table-cell office:value-type="float" office:value="87.6270532515869">
                <text:p>87.6270532515869</text:p>
              </table:table-cell>
              <table:table-cell office:value-type="float" office:value="85.0608951830718">
                <text:p>85.0608951830718</text:p>
              </table:table-cell>
              <table:table-cell office:value-type="float" office:value="79.2408051799418">
                <text:p>79.2408051799418</text:p>
              </table:table-cell>
              <table:table-cell office:value-type="float" office:value="60.949779059649">
                <text:p>60.949779059649</text:p>
              </table:table-cell>
              <table:table-cell office:value-type="float" office:value="14.0456869108852">
                <text:p>14.0456869108852</text:p>
              </table:table-cell>
              <table:table-cell office:value-type="float" office:value="0.000104246469729259">
                <text:p>0.00010424646972925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551499999999972">
                <text:p>0.551499999999972</text:p>
              </table:table-cell>
              <table:table-cell office:value-type="float" office:value="87.3992997177907">
                <text:p>87.3992997177907</text:p>
              </table:table-cell>
              <table:table-cell office:value-type="float" office:value="84.7901396695504">
                <text:p>84.7901396695504</text:p>
              </table:table-cell>
              <table:table-cell office:value-type="float" office:value="78.8783418759366">
                <text:p>78.8783418759366</text:p>
              </table:table-cell>
              <table:table-cell office:value-type="float" office:value="60.358054826552">
                <text:p>60.358054826552</text:p>
              </table:table-cell>
              <table:table-cell office:value-type="float" office:value="13.5128266198453">
                <text:p>13.5128266198453</text:p>
              </table:table-cell>
              <table:table-cell office:value-type="float" office:value="0.0000794682184278324">
                <text:p>0.000079468218427832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551999999999972">
                <text:p>0.551999999999972</text:p>
              </table:table-cell>
              <table:table-cell office:value-type="float" office:value="87.1699248437765">
                <text:p>87.1699248437765</text:p>
              </table:table-cell>
              <table:table-cell office:value-type="float" office:value="84.5176171190909">
                <text:p>84.5176171190909</text:p>
              </table:table-cell>
              <table:table-cell office:value-type="float" office:value="78.5140246412481">
                <text:p>78.5140246412481</text:p>
              </table:table-cell>
              <table:table-cell office:value-type="float" office:value="59.7663865213541">
                <text:p>59.7663865213541</text:p>
              </table:table-cell>
              <table:table-cell office:value-type="float" office:value="12.9952773999663">
                <text:p>12.9952773999663</text:p>
              </table:table-cell>
              <table:table-cell office:value-type="float" office:value="0.0000604192968115334">
                <text:p>0.000060419296811533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552499999999972">
                <text:p>0.552499999999972</text:p>
              </table:table-cell>
              <table:table-cell office:value-type="float" office:value="86.938944517034">
                <text:p>86.938944517034</text:p>
              </table:table-cell>
              <table:table-cell office:value-type="float" office:value="84.2433501366473">
                <text:p>84.2433501366473</text:p>
              </table:table-cell>
              <table:table-cell office:value-type="float" office:value="78.1478945535652">
                <text:p>78.1478945535652</text:p>
              </table:table-cell>
              <table:table-cell office:value-type="float" office:value="59.1748856669737">
                <text:p>59.1748856669737</text:p>
              </table:table-cell>
              <table:table-cell office:value-type="float" office:value="12.4928358469381">
                <text:p>12.4928358469381</text:p>
              </table:table-cell>
              <table:table-cell office:value-type="float" office:value="0.0000458150247515294">
                <text:p>0.000045815024751529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552999999999972">
                <text:p>0.552999999999972</text:p>
              </table:table-cell>
              <table:table-cell office:value-type="float" office:value="86.706374705282">
                <text:p>86.706374705282</text:p>
              </table:table-cell>
              <table:table-cell office:value-type="float" office:value="83.96736141668">
                <text:p>83.96736141668</text:p>
              </table:table-cell>
              <table:table-cell office:value-type="float" office:value="77.7799927426265">
                <text:p>77.7799927426265</text:p>
              </table:table-cell>
              <table:table-cell office:value-type="float" office:value="58.5836626403066">
                <text:p>58.5836626403066</text:p>
              </table:table-cell>
              <table:table-cell office:value-type="float" office:value="12.005289616407">
                <text:p>12.005289616407</text:p>
              </table:table-cell>
              <table:table-cell office:value-type="float" office:value="0.0000346489640233735">
                <text:p>0.000034648964023373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553499999999972">
                <text:p>0.553499999999972</text:p>
              </table:table-cell>
              <table:table-cell office:value-type="float" office:value="86.4722314546361">
                <text:p>86.4722314546361</text:p>
              </table:table-cell>
              <table:table-cell office:value-type="float" office:value="83.6896737400461">
                <text:p>83.6896737400461</text:p>
              </table:table-cell>
              <table:table-cell office:value-type="float" office:value="77.4103603826362">
                <text:p>77.4103603826362</text:p>
              </table:table-cell>
              <table:table-cell office:value-type="float" office:value="57.9928266417561">
                <text:p>57.9928266417561</text:p>
              </table:table-cell>
              <table:table-cell office:value-type="float" office:value="11.5324180837542">
                <text:p>11.5324180837542</text:p>
              </table:table-cell>
              <table:table-cell office:value-type="float" office:value="0.0000261350088861065">
                <text:p>0.000026135008886106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553999999999972">
                <text:p>0.553999999999972</text:p>
              </table:table-cell>
              <table:table-cell office:value-type="float" office:value="86.2365308877716">
                <text:p>86.2365308877716</text:p>
              </table:table-cell>
              <table:table-cell office:value-type="float" office:value="83.410309970887">
                <text:p>83.410309970887</text:p>
              </table:table-cell>
              <table:table-cell office:value-type="float" office:value="77.0390386847063">
                <text:p>77.0390386847063</text:p>
              </table:table-cell>
              <table:table-cell office:value-type="float" office:value="57.4024856656242">
                <text:p>57.4024856656242</text:p>
              </table:table-cell>
              <table:table-cell office:value-type="float" office:value="11.0739929935601">
                <text:p>11.0739929935601</text:p>
              </table:table-cell>
              <table:table-cell office:value-type="float" office:value="0.0000196609781062796">
                <text:p>0.000019660978106279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554499999999972">
                <text:p>0.554499999999972</text:p>
              </table:table-cell>
              <table:table-cell office:value-type="float" office:value="85.9992892020814">
                <text:p>85.9992892020814</text:p>
              </table:table-cell>
              <table:table-cell office:value-type="float" office:value="83.1292930535128">
                <text:p>83.1292930535128</text:p>
              </table:table-cell>
              <table:table-cell office:value-type="float" office:value="76.6660688893247">
                <text:p>76.6660688893247</text:p>
              </table:table-cell>
              <table:table-cell office:value-type="float" office:value="56.8127464713708">
                <text:p>56.8127464713708</text:p>
              </table:table-cell>
              <table:table-cell office:value-type="float" office:value="10.6297790977166">
                <text:p>10.6297790977166</text:p>
              </table:table-cell>
              <table:table-cell office:value-type="float" office:value="0.0000147515500300403">
                <text:p>0.000014751550030040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554999999999972">
                <text:p>0.554999999999972</text:p>
              </table:table-cell>
              <table:table-cell office:value-type="float" office:value="85.7605226678298">
                <text:p>85.7605226678298</text:p>
              </table:table-cell>
              <table:table-cell office:value-type="float" office:value="82.8466460092855">
                <text:p>82.8466460092855</text:p>
              </table:table-cell>
              <table:table-cell office:value-type="float" office:value="76.2914922588547">
                <text:p>76.2914922588547</text:p>
              </table:table-cell>
              <table:table-cell office:value-type="float" office:value="56.2237145557481">
                <text:p>56.2237145557481</text:p>
              </table:table-cell>
              <table:table-cell office:value-type="float" office:value="10.1995347812183">
                <text:p>10.1995347812183</text:p>
              </table:table-cell>
              <table:table-cell office:value-type="float" office:value="0.0000110387592816197">
                <text:p>0.000011038759281619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555499999999972">
                <text:p>0.555499999999972</text:p>
              </table:table-cell>
              <table:table-cell office:value-type="float" office:value="85.5202476263019">
                <text:p>85.5202476263019</text:p>
              </table:table-cell>
              <table:table-cell office:value-type="float" office:value="82.5623919334994">
                <text:p>82.5623919334994</text:p>
              </table:table-cell>
              <table:table-cell office:value-type="float" office:value="75.9153500700639">
                <text:p>75.9153500700639</text:p>
              </table:table-cell>
              <table:table-cell office:value-type="float" office:value="55.6354941258191">
                <text:p>55.6354941258191</text:p>
              </table:table-cell>
              <table:table-cell office:value-type="float" office:value="9.78301267473616">
                <text:p>9.78301267473616</text:p>
              </table:table-cell>
              <table:table-cell office:value-type="float" office:value="0.00000823859091872538">
                <text:p>0.0000082385909187253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555999999999972">
                <text:p>0.555999999999972</text:p>
              </table:table-cell>
              <table:table-cell office:value-type="float" office:value="85.2784804879488">
                <text:p>85.2784804879488</text:p>
              </table:table-cell>
              <table:table-cell office:value-type="float" office:value="82.2765539922616">
                <text:p>82.2765539922616</text:p>
              </table:table-cell>
              <table:table-cell office:value-type="float" office:value="75.5376836066879">
                <text:p>75.5376836066879</text:p>
              </table:table-cell>
              <table:table-cell office:value-type="float" office:value="55.0481880728634">
                <text:p>55.0481880728634</text:p>
              </table:table-cell>
              <table:table-cell office:value-type="float" office:value="9.37996025314222">
                <text:p>9.37996025314222</text:p>
              </table:table-cell>
              <table:table-cell office:value-type="float" office:value="0.00000613247355609126">
                <text:p>0.0000061324735560912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556499999999972">
                <text:p>0.556499999999972</text:p>
              </table:table-cell>
              <table:table-cell office:value-type="float" office:value="85.03523773053">
                <text:p>85.03523773053</text:p>
              </table:table-cell>
              <table:table-cell office:value-type="float" office:value="81.9891554193717">
                <text:p>81.9891554193717</text:p>
              </table:table-cell>
              <table:table-cell office:value-type="float" office:value="75.1585341520277">
                <text:p>75.1585341520277</text:p>
              </table:table-cell>
              <table:table-cell office:value-type="float" office:value="54.4618979471789">
                <text:p>54.4618979471789</text:p>
              </table:table-cell>
              <table:table-cell office:value-type="float" office:value="8.99012041923062">
                <text:p>8.99012041923062</text:p>
              </table:table-cell>
              <table:table-cell office:value-type="float" office:value="0.00000455269439717516">
                <text:p>0.0000045526943971751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556999999999972">
                <text:p>0.556999999999972</text:p>
              </table:table-cell>
              <table:table-cell office:value-type="float" office:value="84.7905358972516">
                <text:p>84.7905358972516</text:p>
              </table:table-cell>
              <table:table-cell office:value-type="float" office:value="81.7002195132022">
                <text:p>81.7002195132022</text:p>
              </table:table-cell>
              <table:table-cell office:value-type="float" office:value="74.7779429815841">
                <text:p>74.7779429815841</text:p>
              </table:table-cell>
              <table:table-cell office:value-type="float" office:value="53.8767239337826">
                <text:p>53.8767239337826</text:p>
              </table:table-cell>
              <table:table-cell office:value-type="float" office:value="8.61323207194309">
                <text:p>8.61323207194309</text:p>
              </table:table-cell>
              <table:table-cell office:value-type="float" office:value="0.00000337094279997824">
                <text:p>0.0000033709427999782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557499999999972">
                <text:p>0.557499999999972</text:p>
              </table:table-cell>
              <table:table-cell office:value-type="float" office:value="84.5443915949022">
                <text:p>84.5443915949022</text:p>
              </table:table-cell>
              <table:table-cell office:value-type="float" office:value="81.4097696335789">
                <text:p>81.4097696335789</text:p>
              </table:table-cell>
              <table:table-cell office:value-type="float" office:value="74.3959513557314">
                <text:p>74.3959513557314</text:p>
              </table:table-cell>
              <table:table-cell office:value-type="float" office:value="53.2927648290153">
                <text:p>53.2927648290153</text:p>
              </table:table-cell>
              <table:table-cell office:value-type="float" office:value="8.24903065847878">
                <text:p>8.24903065847878</text:p>
              </table:table-cell>
              <table:table-cell office:value-type="float" office:value="0.00000248934068401359">
                <text:p>0.0000024893406840135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557999999999972">
                <text:p>0.557999999999972</text:p>
              </table:table-cell>
              <table:table-cell office:value-type="float" office:value="84.2968214919855">
                <text:p>84.2968214919855</text:p>
              </table:table-cell>
              <table:table-cell office:value-type="float" office:value="81.1178291986634">
                <text:p>81.1178291986634</text:p>
              </table:table-cell>
              <table:table-cell office:value-type="float" office:value="74.0126005124304">
                <text:p>74.0126005124304</text:p>
              </table:table-cell>
              <table:table-cell office:value-type="float" office:value="52.7101180180534">
                <text:p>52.7101180180534</text:p>
              </table:table-cell>
              <table:table-cell office:value-type="float" office:value="7.89724870973489">
                <text:p>7.89724870973489</text:p>
              </table:table-cell>
              <table:table-cell office:value-type="float" office:value="0.00000183344277823065">
                <text:p>0.0000018334427782306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558499999999972">
                <text:p>0.558499999999972</text:p>
              </table:table-cell>
              <table:table-cell office:value-type="float" office:value="84.0478423168511">
                <text:p>84.0478423168511</text:p>
              </table:table-cell>
              <table:table-cell office:value-type="float" office:value="80.8244216818376">
                <text:p>80.8244216818376</text:p>
              </table:table-cell>
              <table:table-cell office:value-type="float" office:value="73.6279316599843">
                <text:p>73.6279316599843</text:p>
              </table:table-cell>
              <table:table-cell office:value-type="float" office:value="52.1288794533324">
                <text:p>52.1288794533324</text:p>
              </table:table-cell>
              <table:table-cell office:value-type="float" office:value="7.5576163585904">
                <text:p>7.5576163585904</text:p>
              </table:table-cell>
              <table:table-cell office:value-type="float" office:value="0.00000134679176692856">
                <text:p>0.0000013467917669285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558999999999972">
                <text:p>0.558999999999972</text:p>
              </table:table-cell>
              <table:table-cell office:value-type="float" office:value="83.7974708558226">
                <text:p>83.7974708558226</text:p>
              </table:table-cell>
              <table:table-cell office:value-type="float" office:value="80.52957060859">
                <text:p>80.52957060859</text:p>
              </table:table-cell>
              <table:table-cell office:value-type="float" office:value="73.2419859698375">
                <text:p>73.2419859698375</text:p>
              </table:table-cell>
              <table:table-cell office:value-type="float" office:value="51.549143633882">
                <text:p>51.549143633882</text:p>
              </table:table-cell>
              <table:table-cell office:value-type="float" office:value="7.22986184061036">
                <text:p>7.22986184061036</text:p>
              </table:table-cell>
              <table:table-cell office:value-type="float" office:value="0.000000986696562002462">
                <text:p>0.00000098669656200246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559499999999971">
                <text:p>0.559499999999971</text:p>
              </table:table-cell>
              <table:table-cell office:value-type="float" office:value="83.5457239513241">
                <text:p>83.5457239513241</text:p>
              </table:table-cell>
              <table:table-cell office:value-type="float" office:value="80.2332995534063">
                <text:p>80.2332995534063</text:p>
              </table:table-cell>
              <table:table-cell office:value-type="float" office:value="72.8548045694209">
                <text:p>72.8548045694209</text:p>
              </table:table-cell>
              <table:table-cell office:value-type="float" office:value="50.9710035855766">
                <text:p>50.9710035855766</text:p>
              </table:table-cell>
              <table:table-cell office:value-type="float" office:value="6.91371197681156">
                <text:p>6.91371197681156</text:p>
              </table:table-cell>
              <table:table-cell office:value-type="float" office:value="0.000000720969423496986">
                <text:p>0.00000072096942349698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559999999999971">
                <text:p>0.559999999999971</text:p>
              </table:table-cell>
              <table:table-cell office:value-type="float" office:value="83.2926185000051">
                <text:p>83.2926185000051</text:p>
              </table:table-cell>
              <table:table-cell office:value-type="float" office:value="79.9356321366625">
                <text:p>79.9356321366625</text:p>
              </table:table-cell>
              <table:table-cell office:value-type="float" office:value="72.4664285350435">
                <text:p>72.4664285350435</text:p>
              </table:table-cell>
              <table:table-cell office:value-type="float" office:value="50.3945508423018">
                <text:p>50.3945508423018</text:p>
              </table:table-cell>
              <table:table-cell office:value-type="float" office:value="6.60889263819203">
                <text:p>6.60889263819203</text:p>
              </table:table-cell>
              <table:table-cell office:value-type="float" office:value="0.000000525412193711302">
                <text:p>0.00000052541219371130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560499999999971">
                <text:p>0.560499999999971</text:p>
              </table:table-cell>
              <table:table-cell office:value-type="float" office:value="83.0381714508644">
                <text:p>83.0381714508644</text:p>
              </table:table-cell>
              <table:table-cell office:value-type="float" office:value="79.6365920215232">
                <text:p>79.6365920215232</text:p>
              </table:table-cell>
              <table:table-cell office:value-type="float" office:value="72.0768988848333">
                <text:p>72.0768988848333</text:p>
              </table:table-cell>
              <table:table-cell office:value-type="float" office:value="49.8198754280364">
                <text:p>49.8198754280364</text:p>
              </table:table-cell>
              <table:table-cell office:value-type="float" office:value="6.31512919178676">
                <text:p>6.31512919178676</text:p>
              </table:table-cell>
              <table:table-cell office:value-type="float" office:value="0.000000381885807245081">
                <text:p>0.00000038188580724508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560999999999971">
                <text:p>0.560999999999971</text:p>
              </table:table-cell>
              <table:table-cell office:value-type="float" office:value="82.7823998033723">
                <text:p>82.7823998033723</text:p>
              </table:table-cell>
              <table:table-cell office:value-type="float" office:value="79.3362029108441">
                <text:p>79.3362029108441</text:p>
              </table:table-cell>
              <table:table-cell office:value-type="float" office:value="71.6862565717285">
                <text:p>71.6862565717285</text:p>
              </table:table-cell>
              <table:table-cell office:value-type="float" office:value="49.2470658398517">
                <text:p>49.2470658398517</text:p>
              </table:table-cell>
              <table:table-cell office:value-type="float" office:value="6.03214692807012">
                <text:p>6.03214692807012</text:p>
              </table:table-cell>
              <table:table-cell office:value-type="float" office:value="0.000000276832425680692">
                <text:p>0.00000027683242568069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561499999999971">
                <text:p>0.561499999999971</text:p>
              </table:table-cell>
              <table:table-cell office:value-type="float" office:value="82.5253206055933">
                <text:p>82.5253206055933</text:p>
              </table:table-cell>
              <table:table-cell office:value-type="float" office:value="79.0344885440798">
                <text:p>79.0344885440798</text:p>
              </table:table-cell>
              <table:table-cell office:value-type="float" office:value="71.2945424765209">
                <text:p>71.2945424765209</text:p>
              </table:table-cell>
              <table:table-cell office:value-type="float" office:value="48.6762090318253">
                <text:p>48.6762090318253</text:p>
              </table:table-cell>
              <table:table-cell office:value-type="float" office:value="5.75967146958153">
                <text:p>5.75967146958153</text:p>
              </table:table-cell>
              <table:table-cell office:value-type="float" office:value="0.000000200147637246293">
                <text:p>0.00000020014763724629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561999999999971">
                <text:p>0.561999999999971</text:p>
              </table:table-cell>
              <table:table-cell office:value-type="float" office:value="82.266950952307">
                <text:p>82.266950952307</text:p>
              </table:table-cell>
              <table:table-cell office:value-type="float" office:value="78.7314726941986">
                <text:p>78.7314726941986</text:p>
              </table:table-cell>
              <table:table-cell office:value-type="float" office:value="70.9017974009524">
                <text:p>70.9017974009524</text:p>
              </table:table-cell>
              <table:table-cell office:value-type="float" office:value="48.10739039987">
                <text:p>48.10739039987</text:p>
              </table:table-cell>
              <table:table-cell office:value-type="float" office:value="5.49742916070477">
                <text:p>5.49742916070477</text:p>
              </table:table-cell>
              <table:table-cell office:value-type="float" office:value="0.000000144322501087708">
                <text:p>0.00000014432250108770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562499999999971">
                <text:p>0.562499999999971</text:p>
              </table:table-cell>
              <table:table-cell office:value-type="float" office:value="82.00730798313">
                <text:p>82.00730798313</text:p>
              </table:table-cell>
              <table:table-cell office:value-type="float" office:value="78.4271791646022">
                <text:p>78.4271791646022</text:p>
              </table:table-cell>
              <table:table-cell office:value-type="float" office:value="70.5080620608678">
                <text:p>70.5080620608678</text:p>
              </table:table-cell>
              <table:table-cell office:value-type="float" office:value="47.5406937674743">
                <text:p>47.5406937674743</text:p>
              </table:table-cell>
              <table:table-cell office:value-type="float" office:value="5.24514743858315">
                <text:p>5.24514743858315</text:p>
              </table:table-cell>
              <table:table-cell office:value-type="float" office:value="0.000000103792911588581">
                <text:p>0.00000010379291158858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562999999999971">
                <text:p>0.562999999999971</text:p>
              </table:table-cell>
              <table:table-cell office:value-type="float" office:value="81.7464088806375">
                <text:p>81.7464088806375</text:p>
              </table:table-cell>
              <table:table-cell office:value-type="float" office:value="78.121631786054">
                <text:p>78.121631786054</text:p>
              </table:table-cell>
              <table:table-cell office:value-type="float" office:value="70.113377079423">
                <text:p>70.113377079423</text:p>
              </table:table-cell>
              <table:table-cell office:value-type="float" office:value="46.976201372353">
                <text:p>46.976201372353</text:p>
              </table:table-cell>
              <table:table-cell office:value-type="float" office:value="5.0025551852021">
                <text:p>5.0025551852021</text:p>
              </table:table-cell>
              <table:table-cell office:value-type="float" office:value="0.0000000744477218789938">
                <text:p>0.000000074447721878993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563499999999971">
                <text:p>0.563499999999971</text:p>
              </table:table-cell>
              <table:table-cell office:value-type="float" office:value="81.4842708684854">
                <text:p>81.4842708684854</text:p>
              </table:table-cell>
              <table:table-cell office:value-type="float" office:value="77.8148544136136">
                <text:p>77.8148544136136</text:p>
              </table:table-cell>
              <table:table-cell office:value-type="float" office:value="69.7177829803523">
                <text:p>69.7177829803523</text:p>
              </table:table-cell>
              <table:table-cell office:value-type="float" office:value="46.4139938540047">
                <text:p>46.4139938540047</text:p>
              </table:table-cell>
              <table:table-cell office:value-type="float" office:value="4.76938306071813">
                <text:p>4.76938306071813</text:p>
              </table:table-cell>
              <table:table-cell office:value-type="float" office:value="0.0000000532580425218444">
                <text:p>0.000000053258042521844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563999999999971">
                <text:p>0.563999999999971</text:p>
              </table:table-cell>
              <table:table-cell office:value-type="float" office:value="81.220911209533">
                <text:p>81.220911209533</text:p>
              </table:table-cell>
              <table:table-cell office:value-type="float" office:value="77.5068709235802">
                <text:p>77.5068709235802</text:p>
              </table:table-cell>
              <table:table-cell office:value-type="float" office:value="69.3213201812953">
                <text:p>69.3213201812953</text:p>
              </table:table-cell>
              <table:table-cell office:value-type="float" office:value="45.8541502421724">
                <text:p>45.8541502421724</text:p>
              </table:table-cell>
              <table:table-cell office:value-type="float" office:value="4.54536381815763">
                <text:p>4.54536381815763</text:p>
              </table:table-cell>
              <table:table-cell office:value-type="float" office:value="0.000000037998727817934">
                <text:p>0.00000003799872781793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564499999999971">
                <text:p>0.564499999999971</text:p>
              </table:table-cell>
              <table:table-cell office:value-type="float" office:value="80.9563472039673">
                <text:p>80.9563472039673</text:p>
              </table:table-cell>
              <table:table-cell office:value-type="float" office:value="77.1977052104448">
                <text:p>77.1977052104448</text:p>
              </table:table-cell>
              <table:table-cell office:value-type="float" office:value="68.9240289871846">
                <text:p>68.9240289871846</text:p>
              </table:table-cell>
              <table:table-cell office:value-type="float" office:value="45.2967479462031">
                <text:p>45.2967479462031</text:p>
              </table:table-cell>
              <table:table-cell office:value-type="float" office:value="4.3302325996514">
                <text:p>4.3302325996514</text:p>
              </table:table-cell>
              <table:table-cell office:value-type="float" office:value="0.0000000270397693724731">
                <text:p>0.000000027039769372473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564999999999971">
                <text:p>0.564999999999971</text:p>
              </table:table-cell>
              <table:table-cell office:value-type="float" office:value="80.6905961874277">
                <text:p>80.6905961874277</text:p>
              </table:table-cell>
              <table:table-cell office:value-type="float" office:value="76.8873811838511">
                <text:p>76.8873811838511</text:p>
              </table:table-cell>
              <table:table-cell office:value-type="float" office:value="68.5259495836966">
                <text:p>68.5259495836966</text:p>
              </table:table-cell>
              <table:table-cell office:value-type="float" office:value="44.7418627453014">
                <text:p>44.7418627453014</text:p>
              </table:table-cell>
              <table:table-cell office:value-type="float" office:value="4.12372721441083">
                <text:p>4.12372721441083</text:p>
              </table:table-cell>
              <table:table-cell office:value-type="float" office:value="0.0000000191905304267909">
                <text:p>0.000000019190530426790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565499999999971">
                <text:p>0.565499999999971</text:p>
              </table:table-cell>
              <table:table-cell office:value-type="float" office:value="80.4236755291332">
                <text:p>80.4236755291332</text:p>
              </table:table-cell>
              <table:table-cell office:value-type="float" office:value="76.5759227655663">
                <text:p>76.5759227655663</text:p>
              </table:table-cell>
              <table:table-cell office:value-type="float" office:value="68.127122030766">
                <text:p>68.127122030766</text:p>
              </table:table-cell>
              <table:table-cell office:value-type="float" office:value="44.1895687796722">
                <text:p>44.1895687796722</text:p>
              </table:table-cell>
              <table:table-cell office:value-type="float" office:value="3.925588398689">
                <text:p>3.925588398689</text:p>
              </table:table-cell>
              <table:table-cell office:value-type="float" office:value="0.0000000135837926603994">
                <text:p>0.000000013583792660399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565999999999971">
                <text:p>0.565999999999971</text:p>
              </table:table-cell>
              <table:table-cell office:value-type="float" office:value="80.155602630011">
                <text:p>80.155602630011</text:p>
              </table:table-cell>
              <table:table-cell office:value-type="float" office:value="76.2633538864621">
                <text:p>76.2633538864621</text:p>
              </table:table-cell>
              <table:table-cell office:value-type="float" office:value="67.7275862561651">
                <text:p>67.7275862561651</text:p>
              </table:table-cell>
              <table:table-cell office:value-type="float" office:value="43.6399385425474">
                <text:p>43.6399385425474</text:p>
              </table:table-cell>
              <table:table-cell office:value-type="float" office:value="3.73556005800474">
                <text:p>3.73556005800474</text:p>
              </table:table-cell>
              <table:table-cell office:value-type="float" office:value="0.00000000958970347833729">
                <text:p>0.0000000095897034783372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566499999999971">
                <text:p>0.566499999999971</text:p>
              </table:table-cell>
              <table:table-cell office:value-type="float" office:value="79.8863949208269">
                <text:p>79.8863949208269</text:p>
              </table:table-cell>
              <table:table-cell office:value-type="float" office:value="75.9496984835069">
                <text:p>75.9496984835069</text:p>
              </table:table-cell>
              <table:table-cell office:value-type="float" office:value="67.3273820491514">
                <text:p>67.3273820491514</text:p>
              </table:table-cell>
              <table:table-cell office:value-type="float" office:value="43.0930428730882">
                <text:p>43.0930428730882</text:p>
              </table:table-cell>
              <table:table-cell office:value-type="float" office:value="3.55338949194065">
                <text:p>3.55338949194065</text:p>
              </table:table-cell>
              <table:table-cell office:value-type="float" office:value="0.00000000675210803916815">
                <text:p>0.0000000067521080391681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566999999999971">
                <text:p>0.566999999999971</text:p>
              </table:table-cell>
              <table:table-cell office:value-type="float" office:value="79.6160698603191">
                <text:p>79.6160698603191</text:p>
              </table:table-cell>
              <table:table-cell office:value-type="float" office:value="75.6349804967684">
                <text:p>75.6349804967684</text:p>
              </table:table-cell>
              <table:table-cell office:value-type="float" office:value="66.926549054181">
                <text:p>66.926549054181</text:p>
              </table:table-cell>
              <table:table-cell office:value-type="float" office:value="42.5489509501585">
                <text:p>42.5489509501585</text:p>
              </table:table-cell>
              <table:table-cell office:value-type="float" office:value="3.37882760185557">
                <text:p>3.37882760185557</text:p>
              </table:table-cell>
              <table:table-cell office:value-type="float" office:value="0.00000000474158626606633">
                <text:p>0.0000000047415862660663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567499999999971">
                <text:p>0.567499999999971</text:p>
              </table:table-cell>
              <table:table-cell office:value-type="float" office:value="79.3446449333339">
                <text:p>79.3446449333339</text:p>
              </table:table-cell>
              <table:table-cell office:value-type="float" office:value="75.319223866429">
                <text:p>75.319223866429</text:p>
              </table:table-cell>
              <table:table-cell office:value-type="float" office:value="66.5251267646935">
                <text:p>66.5251267646935</text:p>
              </table:table-cell>
              <table:table-cell office:value-type="float" office:value="42.007730286961">
                <text:p>42.007730286961</text:p>
              </table:table-cell>
              <table:table-cell office:value-type="float" office:value="3.21162908188">
                <text:p>3.21162908188</text:p>
              </table:table-cell>
              <table:table-cell office:value-type="float" office:value="0.00000000332091683154943">
                <text:p>0.0000000033209168315494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567999999999971">
                <text:p>0.567999999999971</text:p>
              </table:table-cell>
              <table:table-cell office:value-type="float" office:value="79.0721376489645">
                <text:p>79.0721376489645</text:p>
              </table:table-cell>
              <table:table-cell office:value-type="float" office:value="75.0024525298129">
                <text:p>75.0024525298129</text:p>
              </table:table-cell>
              <table:table-cell office:value-type="float" office:value="66.1231545169656">
                <text:p>66.1231545169656</text:p>
              </table:table-cell>
              <table:table-cell office:value-type="float" office:value="41.4694467265282">
                <text:p>41.4694467265282</text:p>
              </table:table-cell>
              <table:table-cell office:value-type="float" office:value="3.0515525935878">
                <text:p>3.0515525935878</text:p>
              </table:table-cell>
              <table:table-cell office:value-type="float" office:value="0.00000000231975656165941">
                <text:p>0.0000000023197565616594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568499999999971">
                <text:p>0.568499999999971</text:p>
              </table:table-cell>
              <table:table-cell office:value-type="float" office:value="78.7985655386933">
                <text:p>78.7985655386933</text:p>
              </table:table-cell>
              <table:table-cell office:value-type="float" office:value="74.6846904184258">
                <text:p>74.6846904184258</text:p>
              </table:table-cell>
              <table:table-cell office:value-type="float" office:value="65.7206714840378">
                <text:p>65.7206714840378</text:p>
              </table:table-cell>
              <table:table-cell office:value-type="float" office:value="40.9341644380602">
                <text:p>40.9341644380602</text:p>
              </table:table-cell>
              <table:table-cell office:value-type="float" office:value="2.89836092476057">
                <text:p>2.89836092476057</text:p>
              </table:table-cell>
              <table:table-cell office:value-type="float" office:value="0.00000000161613223915764">
                <text:p>0.0000000016161322391576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56899999999997">
                <text:p>0.56899999999997</text:p>
              </table:table-cell>
              <table:table-cell office:value-type="float" office:value="78.5239461545376">
                <text:p>78.5239461545376</text:p>
              </table:table-cell>
              <table:table-cell office:value-type="float" office:value="74.3659614550089">
                <text:p>74.3659614550089</text:p>
              </table:table-cell>
              <table:table-cell office:value-type="float" office:value="65.317716669713">
                <text:p>65.317716669713</text:p>
              </table:table-cell>
              <table:table-cell office:value-type="float" office:value="40.401945914101">
                <text:p>40.401945914101</text:p>
              </table:table-cell>
              <table:table-cell office:value-type="float" office:value="2.75182113268133">
                <text:p>2.75182113268133</text:p>
              </table:table-cell>
              <table:table-cell office:value-type="float" office:value="0.00000000112295265229497">
                <text:p>0.0000000011229526522949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56949999999997">
                <text:p>0.56949999999997</text:p>
              </table:table-cell>
              <table:table-cell office:value-type="float" office:value="78.2482970671989">
                <text:p>78.2482970671989</text:p>
              </table:table-cell>
              <table:table-cell office:value-type="float" office:value="74.0462895506054">
                <text:p>74.0462895506054</text:p>
              </table:table-cell>
              <table:table-cell office:value-type="float" office:value="64.9143289026302">
                <text:p>64.9143289026302</text:p>
              </table:table-cell>
              <table:table-cell office:value-type="float" office:value="39.8728519685434">
                <text:p>39.8728519685434</text:p>
              </table:table-cell>
              <table:table-cell office:value-type="float" office:value="2.61170467241233">
                <text:p>2.61170467241233</text:p>
              </table:table-cell>
              <table:table-cell office:value-type="float" office:value="0.000000000778208672106276">
                <text:p>0.00000000077820867210627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56999999999997">
                <text:p>0.56999999999997</text:p>
              </table:table-cell>
              <table:table-cell office:value-type="float" office:value="77.9716358642166">
                <text:p>77.9716358642166</text:p>
              </table:table-cell>
              <table:table-cell office:value-type="float" office:value="73.7256986016424">
                <text:p>73.7256986016424</text:p>
              </table:table-cell>
              <table:table-cell office:value-type="float" office:value="64.5105468304129">
                <text:p>64.5105468304129</text:p>
              </table:table-cell>
              <table:table-cell office:value-type="float" office:value="39.3469417354536">
                <text:p>39.3469417354536</text:p>
              </table:table-cell>
              <table:table-cell office:value-type="float" office:value="2.47778751052768">
                <text:p>2.47778751052768</text:p>
              </table:table-cell>
              <table:table-cell office:value-type="float" office:value="0.000000000537874253680915">
                <text:p>0.00000000053787425368091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57049999999997">
                <text:p>0.57049999999997</text:p>
              </table:table-cell>
              <table:table-cell office:value-type="float" office:value="77.6939801481257">
                <text:p>77.6939801481257</text:p>
              </table:table-cell>
              <table:table-cell office:value-type="float" office:value="73.4042124870267">
                <text:p>73.4042124870267</text:p>
              </table:table-cell>
              <table:table-cell office:value-type="float" office:value="64.1064089138938">
                <text:p>64.1064089138938</text:p>
              </table:table-cell>
              <table:table-cell office:value-type="float" office:value="38.8242726687053">
                <text:p>38.8242726687053</text:p>
              </table:table-cell>
              <table:table-cell office:value-type="float" office:value="2.34985022478542">
                <text:p>2.34985022478542</text:p>
              </table:table-cell>
              <table:table-cell office:value-type="float" office:value="0.000000000370779330834739">
                <text:p>0.00000000037077933083473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57099999999997">
                <text:p>0.57099999999997</text:p>
              </table:table-cell>
              <table:table-cell office:value-type="float" office:value="77.4153475346195">
                <text:p>77.4153475346195</text:p>
              </table:table-cell>
              <table:table-cell office:value-type="float" office:value="73.0818550652567">
                <text:p>73.0818550652567</text:p>
              </table:table-cell>
              <table:table-cell office:value-type="float" office:value="63.7019534214172">
                <text:p>63.7019534214172</text:p>
              </table:table-cell>
              <table:table-cell office:value-type="float" office:value="38.3049005424125">
                <text:p>38.3049005424125</text:p>
              </table:table-cell>
              <table:table-cell office:value-type="float" office:value="2.22767809023478">
                <text:p>2.22767809023478</text:p>
              </table:table-cell>
              <table:table-cell office:value-type="float" office:value="0.000000000254917907912269">
                <text:p>0.00000000025491790791226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57149999999997">
                <text:p>0.57149999999997</text:p>
              </table:table-cell>
              <table:table-cell office:value-type="float" office:value="77.1357556507167">
                <text:p>77.1357556507167</text:p>
              </table:table-cell>
              <table:table-cell office:value-type="float" office:value="72.7586501715491">
                <text:p>72.7586501715491</text:p>
              </table:table-cell>
              <table:table-cell office:value-type="float" office:value="63.2972184232198">
                <text:p>63.2972184232198</text:p>
              </table:table-cell>
              <table:table-cell office:value-type="float" office:value="37.7888794521514">
                <text:p>37.7888794521514</text:p>
              </table:table-cell>
              <table:table-cell office:value-type="float" office:value="2.11106115226444">
                <text:p>2.11106115226444</text:p>
              </table:table-cell>
              <table:table-cell office:value-type="float" office:value="0.000000000174797511033902">
                <text:p>0.00000000017479751103390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57199999999997">
                <text:p>0.57199999999997</text:p>
              </table:table-cell>
              <table:table-cell office:value-type="float" office:value="76.8552221329336">
                <text:p>76.8552221329336</text:p>
              </table:table-cell>
              <table:table-cell office:value-type="float" office:value="72.4346216149826">
                <text:p>72.4346216149826</text:p>
              </table:table-cell>
              <table:table-cell office:value-type="float" office:value="62.8922417858909">
                <text:p>62.8922417858909</text:p>
              </table:table-cell>
              <table:table-cell office:value-type="float" office:value="37.276261816958">
                <text:p>37.276261816958</text:p>
              </table:table-cell>
              <table:table-cell office:value-type="float" office:value="1.99979428710493">
                <text:p>1.99979428710493</text:p>
              </table:table-cell>
              <table:table-cell office:value-type="float" office:value="0.000000000119541916061161">
                <text:p>0.00000000011954191606116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57249999999997">
                <text:p>0.57249999999997</text:p>
              </table:table-cell>
              <table:table-cell office:value-type="float" office:value="76.5737646254624">
                <text:p>76.5737646254624</text:p>
              </table:table-cell>
              <table:table-cell office:value-type="float" office:value="72.1097931756576">
                <text:p>72.1097931756576</text:p>
              </table:table-cell>
              <table:table-cell office:value-type="float" office:value="62.4870611669133">
                <text:p>62.4870611669133</text:p>
              </table:table-cell>
              <table:table-cell office:value-type="float" office:value="36.7670983820933">
                <text:p>36.7670983820933</text:p>
              </table:table-cell>
              <table:table-cell office:value-type="float" office:value="1.89367725030384">
                <text:p>1.89367725030384</text:p>
              </table:table-cell>
              <table:table-cell office:value-type="float" office:value="0.0000000000815370979852641">
                <text:p>0.000000000081537097985264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57299999999997">
                <text:p>0.57299999999997</text:p>
              </table:table-cell>
              <table:table-cell office:value-type="float" office:value="76.2914007783541">
                <text:p>76.2914007783541</text:p>
              </table:table-cell>
              <table:table-cell office:value-type="float" office:value="71.7841886018737">
                <text:p>71.7841886018737</text:p>
              </table:table-cell>
              <table:table-cell office:value-type="float" office:value="62.0817140092852">
                <text:p>62.0817140092852</text:p>
              </table:table-cell>
              <table:table-cell office:value-type="float" office:value="36.2614382225598">
                <text:p>36.2614382225598</text:p>
              </table:table-cell>
              <table:table-cell office:value-type="float" office:value="1.79251471369673">
                <text:p>1.79251471369673</text:p>
              </table:table-cell>
              <table:table-cell office:value-type="float" office:value="0.000000000055467725471708">
                <text:p>0.00000000005546772547170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57349999999997">
                <text:p>0.57349999999997</text:p>
              </table:table-cell>
              <table:table-cell office:value-type="float" office:value="76.0081482457082">
                <text:p>76.0081482457082</text:p>
              </table:table-cell>
              <table:table-cell office:value-type="float" office:value="71.457831607324">
                <text:p>71.457831607324</text:p>
              </table:table-cell>
              <table:table-cell office:value-type="float" office:value="61.6762375362251">
                <text:p>61.6762375362251</text:p>
              </table:table-cell>
              <table:table-cell office:value-type="float" office:value="35.7593287473619">
                <text:p>35.7593287473619</text:p>
              </table:table-cell>
              <table:table-cell office:value-type="float" office:value="1.69611629139836">
                <text:p>1.69611629139836</text:p>
              </table:table-cell>
              <table:table-cell office:value-type="float" office:value="0.0000000000376335800229748">
                <text:p>0.000000000037633580022974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57399999999997">
                <text:p>0.57399999999997</text:p>
              </table:table-cell>
              <table:table-cell office:value-type="float" office:value="75.724024683868">
                <text:p>75.724024683868</text:p>
              </table:table-cell>
              <table:table-cell office:value-type="float" office:value="71.1307458683076">
                <text:p>71.1307458683076</text:p>
              </table:table-cell>
              <table:table-cell office:value-type="float" office:value="61.2706687459591">
                <text:p>61.2706687459591</text:p>
              </table:table-cell>
              <table:table-cell office:value-type="float" office:value="35.2608157044935">
                <text:p>35.2608157044935</text:p>
              </table:table-cell>
              <table:table-cell office:value-type="float" office:value="1.60429655533972">
                <text:p>1.60429655533972</text:p>
              </table:table-cell>
              <table:table-cell office:value-type="float" office:value="0.0000000000254660026604271">
                <text:p>0.000000000025466002660427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57449999999997">
                <text:p>0.57449999999997</text:p>
              </table:table-cell>
              <table:table-cell office:value-type="float" office:value="75.4390477496222">
                <text:p>75.4390477496222</text:p>
              </table:table-cell>
              <table:table-cell office:value-type="float" office:value="70.8029550209613">
                <text:p>70.8029550209613</text:p>
              </table:table-cell>
              <table:table-cell office:value-type="float" office:value="60.8650444065928">
                <text:p>60.8650444065928</text:p>
              </table:table-cell>
              <table:table-cell office:value-type="float" office:value="34.7659431866423">
                <text:p>34.7659431866423</text:p>
              </table:table-cell>
              <table:table-cell office:value-type="float" office:value="1.51687504087475">
                <text:p>1.51687504087475</text:p>
              </table:table-cell>
              <table:table-cell office:value-type="float" office:value="0.0000000000171868424421647">
                <text:p>0.000000000017186842442164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57499999999997">
                <text:p>0.57499999999997</text:p>
              </table:table-cell>
              <table:table-cell office:value-type="float" office:value="75.1532350984136">
                <text:p>75.1532350984136</text:p>
              </table:table-cell>
              <table:table-cell office:value-type="float" office:value="70.4744826585088">
                <text:p>70.4744826585088</text:p>
              </table:table-cell>
              <table:table-cell office:value-type="float" office:value="60.4594010510685">
                <text:p>60.4594010510685</text:p>
              </table:table-cell>
              <table:table-cell office:value-type="float" office:value="34.2747536375974">
                <text:p>34.2747536375974</text:p>
              </table:table-cell>
              <table:table-cell office:value-type="float" office:value="1.43367624297866">
                <text:p>1.43367624297866</text:p>
              </table:table-cell>
              <table:table-cell office:value-type="float" office:value="0.0000000000115686179978493">
                <text:p>0.000000000011568617997849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57549999999997">
                <text:p>0.57549999999997</text:p>
              </table:table-cell>
              <table:table-cell office:value-type="float" office:value="74.8666043825547">
                <text:p>74.8666043825547</text:p>
              </table:table-cell>
              <table:table-cell office:value-type="float" office:value="70.1453523285304">
                <text:p>70.1453523285304</text:p>
              </table:table-cell>
              <table:table-cell office:value-type="float" office:value="60.0537749722069">
                <text:p>60.0537749722069</text:p>
              </table:table-cell>
              <table:table-cell office:value-type="float" office:value="33.7872878593457">
                <text:p>33.7872878593457</text:p>
              </table:table-cell>
              <table:table-cell office:value-type="float" office:value="1.35452960355513">
                <text:p>1.35452960355513</text:p>
              </table:table-cell>
              <table:table-cell office:value-type="float" office:value="0.00000000000776634957943231">
                <text:p>0.0000000000077663495794323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57599999999997">
                <text:p>0.57599999999997</text:p>
              </table:table-cell>
              <table:table-cell office:value-type="float" office:value="74.5791732494497">
                <text:p>74.5791732494497</text:p>
              </table:table-cell>
              <table:table-cell office:value-type="float" office:value="69.8155875302517">
                <text:p>69.8155875302517</text:p>
              </table:table-cell>
              <table:table-cell office:value-type="float" office:value="59.6482022178362">
                <text:p>59.6482022178362</text:p>
              </table:table-cell>
              <table:table-cell office:value-type="float" office:value="33.3035850198448">
                <text:p>33.3035850198448</text:p>
              </table:table-cell>
              <table:table-cell office:value-type="float" office:value="1.27926949036503">
                <text:p>1.27926949036503</text:p>
              </table:table-cell>
              <table:table-cell office:value-type="float" office:value="0.00000000000519998940885743">
                <text:p>0.0000000000051999894088574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57649999999997">
                <text:p>0.57649999999997</text:p>
              </table:table-cell>
              <table:table-cell office:value-type="float" office:value="74.2909593398247">
                <text:p>74.2909593398247</text:p>
              </table:table-cell>
              <table:table-cell office:value-type="float" office:value="69.4852117118527">
                <text:p>69.4852117118527</text:p>
              </table:table-cell>
              <table:table-cell office:value-type="float" office:value="59.2427185860083">
                <text:p>59.2427185860083</text:p>
              </table:table-cell>
              <table:table-cell office:value-type="float" office:value="32.8236826614572">
                <text:p>32.8236826614572</text:p>
              </table:table-cell>
              <table:table-cell office:value-type="float" office:value="1.20773516808223">
                <text:p>1.20773516808223</text:p>
              </table:table-cell>
              <table:table-cell office:value-type="float" office:value="0.00000000000347246640272603">
                <text:p>0.0000000000034724664027260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57699999999997">
                <text:p>0.57699999999997</text:p>
              </table:table-cell>
              <table:table-cell office:value-type="float" office:value="74.0019802859652">
                <text:p>74.0019802859652</text:p>
              </table:table-cell>
              <table:table-cell office:value-type="float" office:value="69.1542482677977">
                <text:p>69.1542482677977</text:p>
              </table:table-cell>
              <table:table-cell office:value-type="float" office:value="58.8373596203027">
                <text:p>58.8373596203027</text:p>
              </table:table-cell>
              <table:table-cell office:value-type="float" office:value="32.3476167100325">
                <text:p>32.3476167100325</text:p>
              </table:table-cell>
              <table:table-cell office:value-type="float" office:value="1.1397707619749">
                <text:p>1.1397707619749</text:p>
              </table:table-cell>
              <table:table-cell office:value-type="float" office:value="0.00000000000231272351063696">
                <text:p>0.0000000000023127235106369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57749999999997">
                <text:p>0.57749999999997</text:p>
              </table:table-cell>
              <table:table-cell office:value-type="float" office:value="73.7122537099613">
                <text:p>73.7122537099613</text:p>
              </table:table-cell>
              <table:table-cell office:value-type="float" office:value="68.8227205361851">
                <text:p>68.8227205361851</text:p>
              </table:table-cell>
              <table:table-cell office:value-type="float" office:value="58.4321606052187">
                <text:p>58.4321606052187</text:p>
              </table:table-cell>
              <table:table-cell office:value-type="float" office:value="31.8754214846227">
                <text:p>31.8754214846227</text:p>
              </table:table-cell>
              <table:table-cell office:value-type="float" office:value="1.07522521470183">
                <text:p>1.07522521470183</text:p>
              </table:table-cell>
              <table:table-cell office:value-type="float" office:value="0.00000000000153624133987545">
                <text:p>0.0000000000015362413398754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577999999999969">
                <text:p>0.577999999999969</text:p>
              </table:table-cell>
              <table:table-cell office:value-type="float" office:value="73.4217972219612">
                <text:p>73.4217972219612</text:p>
              </table:table-cell>
              <table:table-cell office:value-type="float" office:value="68.4906517961198">
                <text:p>68.4906517961198</text:p>
              </table:table-cell>
              <table:table-cell office:value-type="float" office:value="58.027156561657">
                <text:p>58.027156561657</text:p>
              </table:table-cell>
              <table:table-cell office:value-type="float" office:value="31.4071297078163">
                <text:p>31.4071297078163</text:p>
              </table:table-cell>
              <table:table-cell office:value-type="float" office:value="1.01395223670357">
                <text:p>1.01395223670357</text:p>
              </table:table-cell>
              <table:table-cell office:value-type="float" office:value="0.00000000000101775969829225">
                <text:p>0.0000000000010177596982922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578499999999969">
                <text:p>0.578499999999969</text:p>
              </table:table-cell>
              <table:table-cell office:value-type="float" office:value="73.1306284184332">
                <text:p>73.1306284184332</text:p>
              </table:table-cell>
              <table:table-cell office:value-type="float" office:value="68.1580652651066">
                <text:p>68.1580652651066</text:p>
              </table:table-cell>
              <table:table-cell office:value-type="float" office:value="57.6223822424913">
                <text:p>57.6223822424913</text:p>
              </table:table-cell>
              <table:table-cell office:value-type="float" office:value="30.9427725166756">
                <text:p>30.9427725166756</text:p>
              </table:table-cell>
              <table:table-cell office:value-type="float" office:value="0.955810250658068">
                <text:p>0.955810250658068</text:p>
              </table:table-cell>
              <table:table-cell office:value-type="float" office:value="0.000000000000672482706825076">
                <text:p>0.00000000000067248270682507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578999999999969">
                <text:p>0.578999999999969</text:p>
              </table:table-cell>
              <table:table-cell office:value-type="float" office:value="72.8387648804357">
                <text:p>72.8387648804357</text:p>
              </table:table-cell>
              <table:table-cell office:value-type="float" office:value="67.8249840964658">
                <text:p>67.8249840964658</text:p>
              </table:table-cell>
              <table:table-cell office:value-type="float" office:value="57.21787212823">
                <text:p>57.21787212823</text:p>
              </table:table-cell>
              <table:table-cell office:value-type="float" office:value="30.482379474264">
                <text:p>30.482379474264</text:p>
              </table:table-cell>
              <table:table-cell office:value-type="float" office:value="0.90066233045876">
                <text:p>0.90066233045876</text:p>
              </table:table-cell>
              <table:table-cell office:value-type="float" office:value="0.000000000000443166640681035">
                <text:p>0.00000000000044316664068103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579499999999969">
                <text:p>0.579499999999969</text:p>
              </table:table-cell>
              <table:table-cell office:value-type="float" office:value="72.5462241718965">
                <text:p>72.5462241718965</text:p>
              </table:table-cell>
              <table:table-cell office:value-type="float" office:value="67.4914313767714">
                <text:p>67.4914313767714</text:p>
              </table:table-cell>
              <table:table-cell office:value-type="float" office:value="56.8136604227684">
                <text:p>56.8136604227684</text:p>
              </table:table-cell>
              <table:table-cell office:value-type="float" office:value="30.0259785817452">
                <text:p>30.0259785817452</text:p>
              </table:table-cell>
              <table:table-cell office:value-type="float" office:value="0.848376135161494">
                <text:p>0.848376135161494</text:p>
              </table:table-cell>
              <table:table-cell office:value-type="float" office:value="0.000000000000291274906604527">
                <text:p>0.00000000000029127490660452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579999999999969">
                <text:p>0.579999999999969</text:p>
              </table:table-cell>
              <table:table-cell office:value-type="float" office:value="72.2530238379011">
                <text:p>72.2530238379011</text:p>
              </table:table-cell>
              <table:table-cell office:value-type="float" office:value="67.1574301233117">
                <text:p>67.1574301233117</text:p>
              </table:table-cell>
              <table:table-cell office:value-type="float" office:value="56.4097810492328">
                <text:p>56.4097810492328</text:p>
              </table:table-cell>
              <table:table-cell office:value-type="float" office:value="29.5735962910421">
                <text:p>29.5735962910421</text:p>
              </table:table-cell>
              <table:table-cell office:value-type="float" office:value="0.798823838333783">
                <text:p>0.798823838333783</text:p>
              </table:table-cell>
              <table:table-cell office:value-type="float" office:value="0.000000000000190936585272569">
                <text:p>0.00000000000019093658527256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580499999999969">
                <text:p>0.580499999999969</text:p>
              </table:table-cell>
              <table:table-cell office:value-type="float" office:value="71.9591814029898">
                <text:p>71.9591814029898</text:p>
              </table:table-cell>
              <table:table-cell office:value-type="float" office:value="66.823003281574">
                <text:p>66.823003281574</text:p>
              </table:table-cell>
              <table:table-cell office:value-type="float" office:value="56.0062676459167">
                <text:p>56.0062676459167</text:p>
              </table:table-cell>
              <table:table-cell office:value-type="float" office:value="29.1252575180379">
                <text:p>29.1252575180379</text:p>
              </table:table-cell>
              <table:table-cell office:value-type="float" office:value="0.751882053226871">
                <text:p>0.751882053226871</text:p>
              </table:table-cell>
              <table:table-cell office:value-type="float" office:value="0.000000000000124831819440795">
                <text:p>0.00000000000012483181944079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580999999999969">
                <text:p>0.580999999999969</text:p>
              </table:table-cell>
              <table:table-cell office:value-type="float" office:value="71.6647143694647">
                <text:p>71.6647143694647</text:p>
              </table:table-cell>
              <table:table-cell office:value-type="float" office:value="66.4881737227516">
                <text:p>66.4881737227516</text:p>
              </table:table-cell>
              <table:table-cell office:value-type="float" office:value="55.603153562308">
                <text:p>55.603153562308</text:p>
              </table:table-cell>
              <table:table-cell office:value-type="float" office:value="28.6809856563039">
                <text:p>28.6809856563039</text:p>
              </table:table-cell>
              <table:table-cell office:value-type="float" office:value="0.707431754177459">
                <text:p>0.707431754177459</text:p>
              </table:table-cell>
              <table:table-cell office:value-type="float" office:value="0.0000000000000813975848373263">
                <text:p>0.000000000000081397584837326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581499999999969">
                <text:p>0.581499999999969</text:p>
              </table:table-cell>
              <table:table-cell office:value-type="float" office:value="71.3696402157062">
                <text:p>71.3696402157062</text:p>
              </table:table-cell>
              <table:table-cell office:value-type="float" office:value="66.1529642412761">
                <text:p>66.1529642412761</text:p>
              </table:table-cell>
              <table:table-cell office:value-type="float" office:value="55.2004718552104">
                <text:p>55.2004718552104</text:p>
              </table:table-cell>
              <table:table-cell office:value-type="float" office:value="28.2408025913398">
                <text:p>28.2408025913398</text:p>
              </table:table-cell>
              <table:table-cell office:value-type="float" office:value="0.665358194631864">
                <text:p>0.665358194631864</text:p>
              </table:table-cell>
              <table:table-cell office:value-type="float" office:value="0.0000000000000529355959943652">
                <text:p>0.000000000000052935595994365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581999999999969">
                <text:p>0.581999999999969</text:p>
              </table:table-cell>
              <table:table-cell office:value-type="float" office:value="71.0739763944996">
                <text:p>71.0739763944996</text:p>
              </table:table-cell>
              <table:table-cell office:value-type="float" office:value="65.8173975523727">
                <text:p>65.8173975523727</text:p>
              </table:table-cell>
              <table:table-cell office:value-type="float" office:value="54.7982552849568">
                <text:p>54.7982552849568</text:p>
              </table:table-cell>
              <table:table-cell office:value-type="float" office:value="27.8047287153086">
                <text:p>27.8047287153086</text:p>
              </table:table-cell>
              <table:table-cell office:value-type="float" office:value="0.625550822171086">
                <text:p>0.625550822171086</text:p>
              </table:table-cell>
              <table:table-cell office:value-type="float" office:value="0.0000000000000343347717481293">
                <text:p>0.000000000000034334771748129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582499999999969">
                <text:p>0.582499999999969</text:p>
              </table:table-cell>
              <table:table-cell office:value-type="float" office:value="70.7777403313714">
                <text:p>70.7777403313714</text:p>
              </table:table-cell>
              <table:table-cell office:value-type="float" office:value="65.4814962896405">
                <text:p>65.4814962896405</text:p>
              </table:table-cell>
              <table:table-cell office:value-type="float" office:value="54.3965363117166">
                <text:p>54.3965363117166</text:p>
              </table:table-cell>
              <table:table-cell office:value-type="float" office:value="27.3727829422516">
                <text:p>27.3727829422516</text:p>
              </table:table-cell>
              <table:table-cell office:value-type="float" office:value="0.5879031909006">
                <text:p>0.5879031909006</text:p>
              </table:table-cell>
              <table:table-cell office:value-type="float" office:value="0.0000000000000222111268082873">
                <text:p>0.000000000000022211126808287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582999999999969">
                <text:p>0.582999999999969</text:p>
              </table:table-cell>
              <table:table-cell office:value-type="float" office:value="70.4809494229361">
                <text:p>70.4809494229361</text:p>
              </table:table-cell>
              <table:table-cell office:value-type="float" office:value="65.1452830026584">
                <text:p>65.1452830026584</text:p>
              </table:table-cell>
              <table:table-cell office:value-type="float" office:value="53.9953470918967">
                <text:p>53.9953470918967</text:p>
              </table:table-cell>
              <table:table-cell office:value-type="float" office:value="26.9449827237676">
                <text:p>26.9449827237676</text:p>
              </table:table-cell>
              <table:table-cell office:value-type="float" office:value="0.55231287155389">
                <text:p>0.55231287155389</text:p>
              </table:table-cell>
              <table:table-cell office:value-type="float" office:value="0.0000000000000143303595841029">
                <text:p>0.000000000000014330359584102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583499999999969">
                <text:p>0.583499999999969</text:p>
              </table:table-cell>
              <table:table-cell office:value-type="float" office:value="70.1836210352541">
                <text:p>70.1836210352541</text:p>
              </table:table-cell>
              <table:table-cell office:value-type="float" office:value="64.8087801546151">
                <text:p>64.8087801546151</text:p>
              </table:table-cell>
              <table:table-cell office:value-type="float" office:value="53.5947194746359">
                <text:p>53.5947194746359</text:p>
              </table:table-cell>
              <table:table-cell office:value-type="float" office:value="26.5213440651388">
                <text:p>26.5213440651388</text:p>
              </table:table-cell>
              <table:table-cell office:value-type="float" office:value="0.518681359643778">
                <text:p>0.518681359643778</text:p>
              </table:table-cell>
              <table:table-cell office:value-type="float" office:value="9.22133190560096E-015">
                <text:p>9.22133190560096E-01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583999999999969">
                <text:p>0.583999999999969</text:p>
              </table:table-cell>
              <table:table-cell office:value-type="float" office:value="69.8857725021993">
                <text:p>69.8857725021993</text:p>
              </table:table-cell>
              <table:table-cell office:value-type="float" office:value="64.4720101199652">
                <text:p>64.4720101199652</text:p>
              </table:table-cell>
              <table:table-cell office:value-type="float" office:value="53.1946849983945">
                <text:p>53.1946849983945</text:p>
              </table:table-cell>
              <table:table-cell office:value-type="float" office:value="26.1018815418891">
                <text:p>26.1018815418891</text:p>
              </table:table-cell>
              <table:table-cell office:value-type="float" office:value="0.48691398198054">
                <text:p>0.48691398198054</text:p>
              </table:table-cell>
              <table:table-cell office:value-type="float" office:value="5.91807261061974E-015">
                <text:p>5.91807261061974E-01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584499999999969">
                <text:p>0.584499999999969</text:p>
              </table:table-cell>
              <table:table-cell office:value-type="float" office:value="69.5874211238383">
                <text:p>69.5874211238383</text:p>
              </table:table-cell>
              <table:table-cell office:value-type="float" office:value="64.1349951821112">
                <text:p>64.1349951821112</text:p>
              </table:table-cell>
              <table:table-cell office:value-type="float" office:value="52.7952748876377">
                <text:p>52.7952748876377</text:p>
              </table:table-cell>
              <table:table-cell office:value-type="float" office:value="25.6866083167574">
                <text:p>25.6866083167574</text:p>
              </table:table-cell>
              <table:table-cell office:value-type="float" office:value="0.456919801860769">
                <text:p>0.456919801860769</text:p>
              </table:table-cell>
              <table:table-cell office:value-type="float" office:value="3.78806126395236E-015">
                <text:p>3.78806126395236E-01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584999999999969">
                <text:p>0.584999999999969</text:p>
              </table:table-cell>
              <table:table-cell office:value-type="float" office:value="69.288584164821">
                <text:p>69.288584164821</text:p>
              </table:table-cell>
              <table:table-cell office:value-type="float" office:value="63.7977575311114">
                <text:p>63.7977575311114</text:p>
              </table:table-cell>
              <table:table-cell office:value-type="float" office:value="52.3965200496136">
                <text:p>52.3965200496136</text:p>
              </table:table-cell>
              <table:table-cell office:value-type="float" office:value="25.2755361570706">
                <text:p>25.2755361570706</text:p>
              </table:table-cell>
              <table:table-cell office:value-type="float" office:value="0.428611523215854">
                <text:p>0.428611523215854</text:p>
              </table:table-cell>
              <table:table-cell office:value-type="float" office:value="2.41826432182363E-015">
                <text:p>2.41826432182363E-01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585499999999969">
                <text:p>0.585499999999969</text:p>
              </table:table-cell>
              <table:table-cell office:value-type="float" office:value="68.9892788527814">
                <text:p>68.9892788527814</text:p>
              </table:table-cell>
              <table:table-cell office:value-type="float" office:value="63.4603192614143">
                <text:p>63.4603192614143</text:p>
              </table:table-cell>
              <table:table-cell office:value-type="float" office:value="51.9984510712263">
                <text:p>51.9984510712263</text:p>
              </table:table-cell>
              <table:table-cell office:value-type="float" office:value="24.8686754524993">
                <text:p>24.8686754524993</text:p>
              </table:table-cell>
              <table:table-cell office:value-type="float" office:value="0.401905393993996">
                <text:p>0.401905393993996</text:p>
              </table:table-cell>
              <table:table-cell office:value-type="float" office:value="1.53971596275102E-015">
                <text:p>1.53971596275102E-01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585999999999969">
                <text:p>0.585999999999969</text:p>
              </table:table-cell>
              <table:table-cell office:value-type="float" office:value="68.6895223767517">
                <text:p>68.6895223767517</text:p>
              </table:table-cell>
              <table:table-cell office:value-type="float" office:value="63.1227023696199">
                <text:p>63.1227023696199</text:p>
              </table:table-cell>
              <table:table-cell office:value-type="float" office:value="51.601098216004">
                <text:p>51.601098216004</text:p>
              </table:table-cell>
              <table:table-cell office:value-type="float" office:value="24.4660352331812">
                <text:p>24.4660352331812</text:p>
              </table:table-cell>
              <table:table-cell office:value-type="float" office:value="0.376721109034804">
                <text:p>0.376721109034804</text:p>
              </table:table-cell>
              <table:table-cell office:value-type="float" office:value="9.77749326593115E-016">
                <text:p>9.77749326593115E-01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586499999999969">
                <text:p>0.586499999999969</text:p>
              </table:table-cell>
              <table:table-cell office:value-type="float" office:value="68.3893318855861">
                <text:p>68.3893318855861</text:p>
              </table:table-cell>
              <table:table-cell office:value-type="float" office:value="62.7849287522677">
                <text:p>62.7849287522677</text:p>
              </table:table-cell>
              <table:table-cell office:value-type="float" office:value="51.2044914211615">
                <text:p>51.2044914211615</text:p>
              </table:table-cell>
              <table:table-cell office:value-type="float" office:value="24.0676231881941">
                <text:p>24.0676231881941</text:p>
              </table:table-cell>
              <table:table-cell office:value-type="float" office:value="0.352981712680838">
                <text:p>0.352981712680838</text:p>
              </table:table-cell>
              <table:table-cell office:value-type="float" office:value="6.19247851148332E-016">
                <text:p>6.19247851148332E-01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586999999999968">
                <text:p>0.586999999999968</text:p>
              </table:table-cell>
              <table:table-cell office:value-type="float" office:value="68.0887244863982">
                <text:p>68.0887244863982</text:p>
              </table:table-cell>
              <table:table-cell office:value-type="float" office:value="62.447020203652">
                <text:p>62.447020203652</text:p>
              </table:table-cell>
              <table:table-cell office:value-type="float" office:value="50.8086602947584">
                <text:p>50.8086602947584</text:p>
              </table:table-cell>
              <table:table-cell office:value-type="float" office:value="23.6734456843653">
                <text:p>23.6734456843653</text:p>
              </table:table-cell>
              <table:table-cell office:value-type="float" office:value="0.33061350135592">
                <text:p>0.33061350135592</text:p>
              </table:table-cell>
              <table:table-cell office:value-type="float" office:value="3.91157408689229E-016">
                <text:p>3.91157408689229E-01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587499999999968">
                <text:p>0.587499999999968</text:p>
              </table:table-cell>
              <table:table-cell office:value-type="float" office:value="67.7877172430097">
                <text:p>67.7877172430097</text:p>
              </table:table-cell>
              <table:table-cell office:value-type="float" office:value="62.108998413665">
                <text:p>62.108998413665</text:p>
              </table:table-cell>
              <table:table-cell office:value-type="float" office:value="50.4136341129524">
                <text:p>50.4136341129524</text:p>
              </table:table-cell>
              <table:table-cell office:value-type="float" office:value="23.2835077853986">
                <text:p>23.2835077853986</text:p>
              </table:table-cell>
              <table:table-cell office:value-type="float" office:value="0.309545926325798">
                <text:p>0.309545926325798</text:p>
              </table:table-cell>
              <table:table-cell office:value-type="float" office:value="2.46427222454007E-016">
                <text:p>2.46427222454007E-01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587999999999968">
                <text:p>0.587999999999968</text:p>
              </table:table-cell>
              <table:table-cell office:value-type="float" office:value="67.4863271744112">
                <text:p>67.4863271744112</text:p>
              </table:table-cell>
              <table:table-cell office:value-type="float" office:value="61.7708849656671">
                <text:p>61.7708849656671</text:p>
              </table:table-cell>
              <table:table-cell office:value-type="float" office:value="50.0194418173472">
                <text:p>50.0194418173472</text:p>
              </table:table-cell>
              <table:table-cell office:value-type="float" office:value="22.8978132713039">
                <text:p>22.8978132713039</text:p>
              </table:table-cell>
              <table:table-cell office:value-type="float" office:value="0.289711496842716">
                <text:p>0.289711496842716</text:p>
              </table:table-cell>
              <table:table-cell office:value-type="float" office:value="1.54837401068614E-016">
                <text:p>1.54837401068614E-01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588499999999968">
                <text:p>0.588499999999968</text:p>
              </table:table-cell>
              <table:table-cell office:value-type="float" office:value="67.1845712532362">
                <text:p>67.1845712532362</text:p>
              </table:table-cell>
              <table:table-cell office:value-type="float" office:value="61.4327013343859">
                <text:p>61.4327013343859</text:p>
              </table:table-cell>
              <table:table-cell office:value-type="float" office:value="49.6261120124357">
                <text:p>49.6261120124357</text:p>
              </table:table-cell>
              <table:table-cell office:value-type="float" office:value="22.5163646581141">
                <text:p>22.5163646581141</text:p>
              </table:table-cell>
              <table:table-cell office:value-type="float" office:value="0.27104568386174">
                <text:p>0.27104568386174</text:p>
              </table:table-cell>
              <table:table-cell office:value-type="float" office:value="9.70315868072292E-017">
                <text:p>9.70315868072292E-01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588999999999968">
                <text:p>0.588999999999968</text:p>
              </table:table-cell>
              <table:table-cell office:value-type="float" office:value="66.882466404247">
                <text:p>66.882466404247</text:p>
              </table:table-cell>
              <table:table-cell office:value-type="float" office:value="61.0944688838431">
                <text:p>61.0944688838431</text:p>
              </table:table-cell>
              <table:table-cell office:value-type="float" office:value="49.2336729631388">
                <text:p>49.2336729631388</text:p>
              </table:table-cell>
              <table:table-cell office:value-type="float" office:value="22.1391632178726">
                <text:p>22.1391632178726</text:p>
              </table:table-cell>
              <table:table-cell office:value-type="float" office:value="0.25348682450328">
                <text:p>0.25348682450328</text:p>
              </table:table-cell>
              <table:table-cell office:value-type="float" office:value="6.06457629039785E-017">
                <text:p>6.06457629039785E-01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589499999999968">
                <text:p>0.589499999999968</text:p>
              </table:table-cell>
              <table:table-cell office:value-type="float" office:value="66.580029502834">
                <text:p>66.580029502834</text:p>
              </table:table-cell>
              <table:table-cell office:value-type="float" office:value="60.7562088653096">
                <text:p>60.7562088653096</text:p>
              </table:table-cell>
              <table:table-cell office:value-type="float" office:value="48.8421525924382">
                <text:p>48.8421525924382</text:p>
              </table:table-cell>
              <table:table-cell office:value-type="float" office:value="21.7662089988754">
                <text:p>21.7662089988754</text:p>
              </table:table-cell>
              <table:table-cell office:value-type="float" office:value="0.23697602742322">
                <text:p>0.23697602742322</text:p>
              </table:table-cell>
              <table:table-cell office:value-type="float" office:value="3.78040094625618E-017">
                <text:p>3.78040094625618E-01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589999999999968">
                <text:p>0.589999999999968</text:p>
              </table:table-cell>
              <table:table-cell office:value-type="float" office:value="66.2772773735274">
                <text:p>66.2772773735274</text:p>
              </table:table-cell>
              <table:table-cell office:value-type="float" office:value="60.4179424152901">
                <text:p>60.4179424152901</text:p>
              </table:table-cell>
              <table:table-cell office:value-type="float" office:value="48.4515784791046">
                <text:p>48.4515784791046</text:p>
              </table:table-cell>
              <table:table-cell office:value-type="float" office:value="21.3975008461534">
                <text:p>21.3975008461534</text:p>
              </table:table-cell>
              <table:table-cell office:value-type="float" office:value="0.221457079239351">
                <text:p>0.221457079239351</text:p>
              </table:table-cell>
              <table:table-cell office:value-type="float" office:value="2.35031099444151E-017">
                <text:p>2.35031099444151E-01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590499999999968">
                <text:p>0.590499999999968</text:p>
              </table:table-cell>
              <table:table-cell office:value-type="float" office:value="65.9742267885225">
                <text:p>65.9742267885225</text:p>
              </table:table-cell>
              <table:table-cell office:value-type="float" office:value="60.0796905535356">
                <text:p>60.0796905535356</text:p>
              </table:table-cell>
              <table:table-cell office:value-type="float" office:value="48.0619778555208">
                <text:p>48.0619778555208</text:p>
              </table:table-cell>
              <table:table-cell office:value-type="float" office:value="21.0330364221772">
                <text:p>21.0330364221772</text:p>
              </table:table-cell>
              <table:table-cell office:value-type="float" office:value="0.20687635215053">
                <text:p>0.20687635215053</text:p>
              </table:table-cell>
              <table:table-cell office:value-type="float" office:value="1.45734666205129E-017">
                <text:p>1.45734666205129E-01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590999999999968">
                <text:p>0.590999999999968</text:p>
              </table:table-cell>
              <table:table-cell office:value-type="float" office:value="65.6708944662184">
                <text:p>65.6708944662184</text:p>
              </table:table-cell>
              <table:table-cell office:value-type="float" office:value="59.7414741810862">
                <text:p>59.7414741810862</text:p>
              </table:table-cell>
              <table:table-cell office:value-type="float" office:value="47.6733776055984">
                <text:p>47.6733776055984</text:p>
              </table:table-cell>
              <table:table-cell office:value-type="float" office:value="20.6728122277711">
                <text:p>20.6728122277711</text:p>
              </table:table-cell>
              <table:table-cell office:value-type="float" office:value="0.193182712873061">
                <text:p>0.193182712873061</text:p>
              </table:table-cell>
              <table:table-cell office:value-type="float" office:value="9.01260792669459E-018">
                <text:p>9.01260792669459E-01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591499999999968">
                <text:p>0.591499999999968</text:p>
              </table:table-cell>
              <table:table-cell office:value-type="float" office:value="65.3672970697695">
                <text:p>65.3672970697695</text:p>
              </table:table-cell>
              <table:table-cell office:value-type="float" office:value="59.4033140783419">
                <text:p>59.4033140783419</text:p>
              </table:table-cell>
              <table:table-cell office:value-type="float" office:value="47.28580426279">
                <text:p>47.28580426279</text:p>
              </table:table-cell>
              <table:table-cell office:value-type="float" office:value="20.3168236232193">
                <text:p>20.3168236232193</text:p>
              </table:table-cell>
              <table:table-cell office:value-type="float" office:value="0.180327433007313">
                <text:p>0.180327433007313</text:p>
              </table:table-cell>
              <table:table-cell office:value-type="float" office:value="5.55889096730229E-018">
                <text:p>5.55889096730229E-01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591999999999968">
                <text:p>0.591999999999968</text:p>
              </table:table-cell>
              <table:table-cell office:value-type="float" office:value="65.0634512056515">
                <text:p>65.0634512056515</text:p>
              </table:table-cell>
              <table:table-cell office:value-type="float" office:value="59.0652309031645">
                <text:p>59.0652309031645</text:p>
              </table:table-cell>
              <table:table-cell office:value-type="float" office:value="46.8992840081947">
                <text:p>46.8992840081947</text:p>
              </table:table-cell>
              <table:table-cell office:value-type="float" office:value="19.9650648495503">
                <text:p>19.9650648495503</text:p>
              </table:table-cell>
              <table:table-cell office:value-type="float" office:value="0.168264100936519">
                <text:p>0.168264100936519</text:p>
              </table:table-cell>
              <table:table-cell office:value-type="float" office:value="3.41960467893178E-018">
                <text:p>3.41960467893178E-01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592499999999968">
                <text:p>0.592499999999968</text:p>
              </table:table-cell>
              <table:table-cell office:value-type="float" office:value="64.7593734222405">
                <text:p>64.7593734222405</text:p>
              </table:table-cell>
              <table:table-cell office:value-type="float" office:value="58.7272451890076">
                <text:p>58.7272451890076</text:p>
              </table:table-cell>
              <table:table-cell office:value-type="float" office:value="46.5138426687573">
                <text:p>46.5138426687573</text:p>
              </table:table-cell>
              <table:table-cell office:value-type="float" office:value="19.6175290499833">
                <text:p>19.6175290499833</text:p>
              </table:table-cell>
              <table:table-cell office:value-type="float" office:value="0.156948535349048">
                <text:p>0.156948535349048</text:p>
              </table:table-cell>
              <table:table-cell office:value-type="float" office:value="2.09803978252625E-018">
                <text:p>2.09803978252625E-01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592999999999968">
                <text:p>0.592999999999968</text:p>
              </table:table-cell>
              <table:table-cell office:value-type="float" office:value="64.4550802084066">
                <text:p>64.4550802084066</text:p>
              </table:table-cell>
              <table:table-cell office:value-type="float" office:value="58.3893773430779">
                <text:p>58.3893773430779</text:p>
              </table:table-cell>
              <table:table-cell office:value-type="float" office:value="46.129505715562">
                <text:p>46.129505715562</text:p>
              </table:table-cell>
              <table:table-cell office:value-type="float" office:value="19.2742082915223">
                <text:p>19.2742082915223</text:p>
              </table:table-cell>
              <table:table-cell office:value-type="float" office:value="0.14633870046527">
                <text:p>0.14633870046527</text:p>
              </table:table-cell>
              <table:table-cell office:value-type="float" office:value="1.28381251401179E-018">
                <text:p>1.28381251401179E-01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593499999999968">
                <text:p>0.593499999999968</text:p>
              </table:table-cell>
              <table:table-cell office:value-type="float" office:value="64.1505879921212">
                <text:p>64.1505879921212</text:p>
              </table:table-cell>
              <table:table-cell office:value-type="float" office:value="58.0516476445254">
                <text:p>58.0516476445254</text:p>
              </table:table-cell>
              <table:table-cell office:value-type="float" office:value="45.7462982622184">
                <text:p>45.7462982622184</text:p>
              </table:table-cell>
              <table:table-cell office:value-type="float" office:value="18.9350935866829">
                <text:p>18.9350935866829</text:p>
              </table:table-cell>
              <table:table-cell office:value-type="float" office:value="0.136394623040348">
                <text:p>0.136394623040348</text:p>
              </table:table-cell>
              <table:table-cell office:value-type="float" office:value="7.83501008621668E-019">
                <text:p>7.83501008621668E-01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593999999999968">
                <text:p>0.593999999999968</text:p>
              </table:table-cell>
              <table:table-cell office:value-type="float" office:value="63.8459131390783">
                <text:p>63.8459131390783</text:p>
              </table:table-cell>
              <table:table-cell office:value-type="float" office:value="57.714076242665">
                <text:p>57.714076242665</text:p>
              </table:table-cell>
              <table:table-cell office:value-type="float" office:value="45.3642450633408">
                <text:p>45.3642450633408</text:p>
              </table:table-cell>
              <table:table-cell office:value-type="float" office:value="18.6001749153379">
                <text:p>18.6001749153379</text:p>
              </table:table-cell>
              <table:table-cell office:value-type="float" office:value="0.127078311204986">
                <text:p>0.127078311204986</text:p>
              </table:table-cell>
              <table:table-cell office:value-type="float" office:value="4.7690028784318E-019">
                <text:p>4.7690028784318E-01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594499999999968">
                <text:p>0.594499999999968</text:p>
              </table:table-cell>
              <table:table-cell office:value-type="float" office:value="63.5410719513312">
                <text:p>63.5410719513312</text:p>
              </table:table-cell>
              <table:table-cell office:value-type="float" office:value="57.3766831552275">
                <text:p>57.3766831552275</text:p>
              </table:table-cell>
              <table:table-cell office:value-type="float" office:value="44.9833705131198">
                <text:p>44.9833705131198</text:p>
              </table:table-cell>
              <table:table-cell office:value-type="float" office:value="18.2694412466657">
                <text:p>18.2694412466657</text:p>
              </table:table-cell>
              <table:table-cell office:value-type="float" office:value="0.118353675197303">
                <text:p>0.118353675197303</text:p>
              </table:table-cell>
              <table:table-cell office:value-type="float" office:value="2.89511406150135E-019">
                <text:p>2.89511406150135E-01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594999999999968">
                <text:p>0.594999999999968</text:p>
              </table:table-cell>
              <table:table-cell office:value-type="float" office:value="63.2360806659428">
                <text:p>63.2360806659428</text:p>
              </table:table-cell>
              <table:table-cell office:value-type="float" office:value="57.0394882666415">
                <text:p>57.0394882666415</text:p>
              </table:table-cell>
              <table:table-cell office:value-type="float" office:value="44.6036986439868">
                <text:p>44.6036986439868</text:p>
              </table:table-cell>
              <table:table-cell office:value-type="float" office:value="17.9428805611887">
                <text:p>17.9428805611887</text:p>
              </table:table-cell>
              <table:table-cell office:value-type="float" office:value="0.110186450030565">
                <text:p>0.110186450030565</text:p>
              </table:table-cell>
              <table:table-cell office:value-type="float" office:value="1.7528866857596E-019">
                <text:p>1.7528866857596E-01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595499999999968">
                <text:p>0.595499999999968</text:p>
              </table:table-cell>
              <table:table-cell office:value-type="float" office:value="62.9309554536503">
                <text:p>62.9309554536503</text:p>
              </table:table-cell>
              <table:table-cell office:value-type="float" office:value="56.7025113263463">
                <text:p>56.7025113263463</text:p>
              </table:table-cell>
              <table:table-cell office:value-type="float" office:value="44.2252531253692">
                <text:p>44.2252531253692</text:p>
              </table:table-cell>
              <table:table-cell office:value-type="float" office:value="17.6204798728874">
                <text:p>17.6204798728874</text:p>
              </table:table-cell>
              <table:table-cell office:value-type="float" office:value="0.102544120133535">
                <text:p>0.102544120133535</text:p>
              </table:table-cell>
              <table:table-cell office:value-type="float" office:value="1.05850295650278E-019">
                <text:p>1.05850295650278E-01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595999999999967">
                <text:p>0.595999999999967</text:p>
              </table:table-cell>
              <table:table-cell office:value-type="float" office:value="62.6257124175462">
                <text:p>62.6257124175462</text:p>
              </table:table-cell>
              <table:table-cell office:value-type="float" office:value="56.3657719471352">
                <text:p>56.3657719471352</text:p>
              </table:table-cell>
              <table:table-cell office:value-type="float" office:value="43.8480572625377">
                <text:p>43.8480572625377</text:p>
              </table:table-cell>
              <table:table-cell office:value-type="float" office:value="17.3022252513756">
                <text:p>17.3022252513756</text:p>
              </table:table-cell>
              <table:table-cell office:value-type="float" office:value="0.0953958459926513">
                <text:p>0.0953958459926513</text:p>
              </table:table-cell>
              <table:table-cell office:value-type="float" office:value="6.37500277162389E-020">
                <text:p>6.37500277162389E-02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596499999999967">
                <text:p>0.596499999999967</text:p>
              </table:table-cell>
              <table:table-cell office:value-type="float" office:value="62.3203675917724">
                <text:p>62.3203675917724</text:p>
              </table:table-cell>
              <table:table-cell office:value-type="float" office:value="56.0292896035299">
                <text:p>56.0292896035299</text:p>
              </table:table-cell>
              <table:table-cell office:value-type="float" office:value="43.4721339955441">
                <text:p>43.4721339955441</text:p>
              </table:table-cell>
              <table:table-cell office:value-type="float" office:value="16.9881018441238">
                <text:p>16.9881018441238</text:p>
              </table:table-cell>
              <table:table-cell office:value-type="float" office:value="0.0887123928181405">
                <text:p>0.0887123928181405</text:p>
              </table:table-cell>
              <table:table-cell office:value-type="float" office:value="3.82929434089757E-020">
                <text:p>3.82929434089757E-02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596999999999967">
                <text:p>0.596999999999967</text:p>
              </table:table-cell>
              <table:table-cell office:value-type="float" office:value="62.0149369402305">
                <text:p>62.0149369402305</text:p>
              </table:table-cell>
              <table:table-cell office:value-type="float" office:value="55.6930836301858">
                <text:p>55.6930836301858</text:p>
              </table:table-cell>
              <table:table-cell office:value-type="float" office:value="43.0975058982494">
                <text:p>43.0975058982494</text:p>
              </table:table-cell>
              <table:table-cell office:value-type="float" office:value="16.678093898717">
                <text:p>16.678093898717</text:p>
              </table:table-cell>
              <table:table-cell office:value-type="float" office:value="0.0824660612494696">
                <text:p>0.0824660612494696</text:p>
              </table:table-cell>
              <table:table-cell office:value-type="float" office:value="2.29407277742723E-020">
                <text:p>2.29407277742723E-02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597499999999967">
                <text:p>0.597499999999967</text:p>
              </table:table-cell>
              <table:table-cell office:value-type="float" office:value="61.7094363553068">
                <text:p>61.7094363553068</text:p>
              </table:table-cell>
              <table:table-cell office:value-type="float" office:value="55.357173220329">
                <text:p>55.357173220329</text:p>
              </table:table-cell>
              <table:table-cell office:value-type="float" office:value="42.7241951774423">
                <text:p>42.7241951774423</text:p>
              </table:table-cell>
              <table:table-cell office:value-type="float" office:value="16.372184785134">
                <text:p>16.372184785134</text:p>
              </table:table-cell>
              <table:table-cell office:value-type="float" office:value="0.0766306201093033">
                <text:p>0.0766306201093033</text:p>
              </table:table-cell>
              <table:table-cell office:value-type="float" office:value="1.37071038235926E-020">
                <text:p>1.37071038235926E-02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597999999999967">
                <text:p>0.597999999999967</text:p>
              </table:table-cell>
              <table:table-cell office:value-type="float" office:value="61.403881656613">
                <text:p>61.403881656613</text:p>
              </table:table-cell>
              <table:table-cell office:value-type="float" office:value="55.021577424224">
                <text:p>55.021577424224</text:p>
              </table:table-cell>
              <table:table-cell office:value-type="float" office:value="42.3522236720463">
                <text:p>42.3522236720463</text:p>
              </table:table-cell>
              <table:table-cell office:value-type="float" office:value="16.0703570180345">
                <text:p>16.0703570180345</text:p>
              </table:table-cell>
              <table:table-cell office:value-type="float" office:value="0.0711812412092461">
                <text:p>0.0711812412092461</text:p>
              </table:table-cell>
              <table:table-cell office:value-type="float" office:value="8.16834895536216E-021">
                <text:p>8.16834895536216E-02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598499999999967">
                <text:p>0.598499999999967</text:p>
              </table:table-cell>
              <table:table-cell office:value-type="float" office:value="61.0982885897419">
                <text:p>61.0982885897419</text:p>
              </table:table-cell>
              <table:table-cell office:value-type="float" office:value="54.686315147673">
                <text:p>54.686315147673</text:p>
              </table:table-cell>
              <table:table-cell office:value-type="float" office:value="41.9816128524157">
                <text:p>41.9816128524157</text:p>
              </table:table-cell>
              <table:table-cell office:value-type="float" office:value="15.7725922790427">
                <text:p>15.7725922790427</text:p>
              </table:table-cell>
              <table:table-cell office:value-type="float" office:value="0.0660944362052178">
                <text:p>0.0660944362052178</text:p>
              </table:table-cell>
              <table:table-cell office:value-type="float" office:value="4.85481776633162E-021">
                <text:p>4.85481776633162E-02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598999999999967">
                <text:p>0.598999999999967</text:p>
              </table:table-cell>
              <table:table-cell office:value-type="float" office:value="60.7926728250386">
                <text:p>60.7926728250386</text:p>
              </table:table-cell>
              <table:table-cell office:value-type="float" office:value="54.3514051505469">
                <text:p>54.3514051505469</text:p>
              </table:table-cell>
              <table:table-cell office:value-type="float" office:value="41.6123838197204">
                <text:p>41.6123838197204</text:p>
              </table:table-cell>
              <table:table-cell office:value-type="float" office:value="15.4788714390123">
                <text:p>15.4788714390123</text:p>
              </table:table-cell>
              <table:table-cell office:value-type="float" office:value="0.0613479954952277">
                <text:p>0.0613479954952277</text:p>
              </table:table-cell>
              <table:table-cell office:value-type="float" office:value="2.87780691567111E-021">
                <text:p>2.87780691567111E-02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599499999999967">
                <text:p>0.599499999999967</text:p>
              </table:table-cell>
              <table:table-cell office:value-type="float" office:value="60.4870499563875">
                <text:p>60.4870499563875</text:p>
              </table:table-cell>
              <table:table-cell office:value-type="float" office:value="54.0168660453473">
                <text:p>54.0168660453473</text:p>
              </table:table-cell>
              <table:table-cell office:value-type="float" office:value="41.2445573054175">
                <text:p>41.2445573054175</text:p>
              </table:table-cell>
              <table:table-cell office:value-type="float" office:value="15.1891745802642">
                <text:p>15.1891745802642</text:p>
              </table:table-cell>
              <table:table-cell office:value-type="float" office:value="0.0569209291476398">
                <text:p>0.0569209291476398</text:p>
              </table:table-cell>
              <table:table-cell office:value-type="float" office:value="1.70137654237978E-021">
                <text:p>1.70137654237978E-02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599999999999967">
                <text:p>0.599999999999967</text:p>
              </table:table-cell>
              <table:table-cell office:value-type="float" office:value="60.1814355000154">
                <text:p>60.1814355000154</text:p>
              </table:table-cell>
              <table:table-cell office:value-type="float" office:value="53.6827162958008">
                <text:p>53.6827162958008</text:p>
              </table:table-cell>
              <table:table-cell office:value-type="float" office:value="40.8781536708104">
                <text:p>40.8781536708104</text:p>
              </table:table-cell>
              <table:table-cell office:value-type="float" office:value="14.9034810187813">
                <text:p>14.9034810187813</text:p>
              </table:table-cell>
              <table:table-cell office:value-type="float" office:value="0.0527934098436943">
                <text:p>0.0527934098436943</text:p>
              </table:table-cell>
              <table:table-cell office:value-type="float" office:value="1.00320410126871E-021">
                <text:p>1.00320410126871E-02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600499999999967">
                <text:p>0.600499999999967</text:p>
              </table:table-cell>
              <table:table-cell office:value-type="float" office:value="59.8758448933095">
                <text:p>59.8758448933095</text:p>
              </table:table-cell>
              <table:table-cell office:value-type="float" office:value="53.3489742154843">
                <text:p>53.3489742154843</text:p>
              </table:table-cell>
              <table:table-cell office:value-type="float" office:value="40.5131929066937">
                <text:p>40.5131929066937</text:p>
              </table:table-cell>
              <table:table-cell office:value-type="float" office:value="14.6217693263509">
                <text:p>14.6217693263509</text:p>
              </table:table-cell>
              <table:table-cell office:value-type="float" office:value="0.0489467178140944">
                <text:p>0.0489467178140944</text:p>
              </table:table-cell>
              <table:table-cell office:value-type="float" office:value="5.89967688416789E-022">
                <text:p>5.89967688416789E-02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600999999999967">
                <text:p>0.600999999999967</text:p>
              </table:table-cell>
              <table:table-cell office:value-type="float" office:value="59.5702934936523">
                <text:p>59.5702934936523</text:p>
              </table:table-cell>
              <table:table-cell office:value-type="float" office:value="53.0156579664829">
                <text:p>53.0156579664829</text:p>
              </table:table-cell>
              <table:table-cell office:value-type="float" office:value="40.1496946330842">
                <text:p>40.1496946330842</text:p>
              </table:table-cell>
              <table:table-cell office:value-type="float" office:value="14.3440173526423">
                <text:p>14.3440173526423</text:p>
              </table:table-cell>
              <table:table-cell office:value-type="float" office:value="0.0453631877458441">
                <text:p>0.0453631877458441</text:p>
              </table:table-cell>
              <table:table-cell office:value-type="float" office:value="3.4603276567087E-022">
                <text:p>3.4603276567087E-02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601499999999967">
                <text:p>0.601499999999967</text:p>
              </table:table-cell>
              <table:table-cell office:value-type="float" office:value="59.264796577272">
                <text:p>59.264796577272</text:p>
              </table:table-cell>
              <table:table-cell office:value-type="float" office:value="52.6827855580788">
                <text:p>52.6827855580788</text:p>
              </table:table-cell>
              <table:table-cell office:value-type="float" office:value="39.7876780990366">
                <text:p>39.7876780990366</text:p>
              </table:table-cell>
              <table:table-cell office:value-type="float" office:value="14.0702022472089">
                <text:p>14.0702022472089</text:p>
              </table:table-cell>
              <table:table-cell office:value-type="float" office:value="0.0420261576322354">
                <text:p>0.0420261576322354</text:p>
              </table:table-cell>
              <table:table-cell office:value-type="float" office:value="2.02421337680007E-022">
                <text:p>2.02421337680007E-02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601999999999967">
                <text:p>0.601999999999967</text:p>
              </table:table-cell>
              <table:table-cell office:value-type="float" office:value="58.959369338109">
                <text:p>58.959369338109</text:p>
              </table:table-cell>
              <table:table-cell office:value-type="float" office:value="52.3503748454724">
                <text:p>52.3503748454724</text:p>
              </table:table-cell>
              <table:table-cell office:value-type="float" office:value="39.4271621825437">
                <text:p>39.4271621825437</text:p>
              </table:table-cell>
              <table:table-cell office:value-type="float" office:value="13.8003004814025">
                <text:p>13.8003004814025</text:p>
              </table:table-cell>
              <table:table-cell office:value-type="float" office:value="0.0389199195359127">
                <text:p>0.0389199195359127</text:p>
              </table:table-cell>
              <table:table-cell office:value-type="float" office:value="1.18098784190091E-022">
                <text:p>1.18098784190091E-02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602499999999967">
                <text:p>0.602499999999967</text:p>
              </table:table-cell>
              <table:table-cell office:value-type="float" office:value="58.6540268866992">
                <text:p>58.6540268866992</text:p>
              </table:table-cell>
              <table:table-cell office:value-type="float" office:value="52.0184435285356">
                <text:p>52.0184435285356</text:p>
              </table:table-cell>
              <table:table-cell office:value-type="float" office:value="39.0681653905195">
                <text:p>39.0681653905195</text:p>
              </table:table-cell>
              <table:table-cell office:value-type="float" office:value="13.5342878701909">
                <text:p>13.5342878701909</text:p>
              </table:table-cell>
              <table:table-cell office:value-type="float" office:value="0.0360296722322717">
                <text:p>0.0360296722322717</text:p>
              </table:table-cell>
              <table:table-cell office:value-type="float" office:value="6.87202344071327E-023">
                <text:p>6.87202344071327E-02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602999999999967">
                <text:p>0.602999999999967</text:p>
              </table:table-cell>
              <table:table-cell office:value-type="float" office:value="58.3487842490724">
                <text:p>58.3487842490724</text:p>
              </table:table-cell>
              <table:table-cell office:value-type="float" office:value="51.6870091505962">
                <text:p>51.6870091505962</text:p>
              </table:table-cell>
              <table:table-cell office:value-type="float" office:value="38.7107058588658">
                <text:p>38.7107058588658</text:p>
              </table:table-cell>
              <table:table-cell office:value-type="float" office:value="13.2721395938669">
                <text:p>13.2721395938669</text:p>
              </table:table-cell>
              <table:table-cell office:value-type="float" office:value="0.0333414756980752">
                <text:p>0.0333414756980752</text:p>
              </table:table-cell>
              <table:table-cell office:value-type="float" office:value="3.98817224955279E-023">
                <text:p>3.98817224955279E-02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603499999999967">
                <text:p>0.603499999999967</text:p>
              </table:table-cell>
              <table:table-cell office:value-type="float" office:value="58.0436563656688">
                <text:p>58.0436563656688</text:p>
              </table:table-cell>
              <table:table-cell office:value-type="float" office:value="51.3560890972554">
                <text:p>51.3560890972554</text:p>
              </table:table-cell>
              <table:table-cell office:value-type="float" office:value="38.3548013526203">
                <text:p>38.3548013526203</text:p>
              </table:table-cell>
              <table:table-cell office:value-type="float" office:value="13.0138302196389">
                <text:p>13.0138302196389</text:p>
              </table:table-cell>
              <table:table-cell office:value-type="float" office:value="0.0308422074080661">
                <text:p>0.0308422074080661</text:p>
              </table:table-cell>
              <table:table-cell office:value-type="float" office:value="2.30841161999851E-023">
                <text:p>2.30841161999851E-02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603999999999967">
                <text:p>0.603999999999967</text:p>
              </table:table-cell>
              <table:table-cell office:value-type="float" office:value="57.7386580902703">
                <text:p>57.7386580902703</text:p>
              </table:table-cell>
              <table:table-cell office:value-type="float" office:value="51.0257005952362">
                <text:p>51.0257005952362</text:p>
              </table:table-cell>
              <table:table-cell office:value-type="float" office:value="38.000469266186">
                <text:p>38.000469266186</text:p>
              </table:table-cell>
              <table:table-cell office:value-type="float" office:value="12.7593337230934">
                <text:p>12.7593337230934</text:p>
              </table:table-cell>
              <table:table-cell office:value-type="float" office:value="0.0285195204005214">
                <text:p>0.0285195204005214</text:p>
              </table:table-cell>
              <table:table-cell office:value-type="float" office:value="1.33260876597393E-023">
                <text:p>1.33260876597393E-02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604499999999967">
                <text:p>0.604499999999967</text:p>
              </table:table-cell>
              <table:table-cell office:value-type="float" office:value="57.4338041889495">
                <text:p>57.4338041889495</text:p>
              </table:table-cell>
              <table:table-cell office:value-type="float" office:value="50.6958607112643">
                <text:p>50.6958607112643</text:p>
              </table:table-cell>
              <table:table-cell office:value-type="float" office:value="37.6477266236414">
                <text:p>37.6477266236414</text:p>
              </table:table-cell>
              <table:table-cell office:value-type="float" office:value="12.5086235095196">
                <text:p>12.5086235095196</text:p>
              </table:table-cell>
              <table:table-cell office:value-type="float" office:value="0.0263618030711024">
                <text:p>0.0263618030711024</text:p>
              </table:table-cell>
              <table:table-cell office:value-type="float" office:value="7.67259278709151E-024">
                <text:p>7.67259278709151E-02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604999999999966">
                <text:p>0.604999999999966</text:p>
              </table:table-cell>
              <table:table-cell office:value-type="float" office:value="57.1291093390346">
                <text:p>57.1291093390346</text:p>
              </table:table-cell>
              <table:table-cell office:value-type="float" office:value="50.3665863509809">
                <text:p>50.3665863509809</text:p>
              </table:table-cell>
              <table:table-cell office:value-type="float" office:value="37.2965900791294">
                <text:p>37.2965900791294</text:p>
              </table:table-cell>
              <table:table-cell office:value-type="float" office:value="12.2616724350865">
                <text:p>12.2616724350865</text:p>
              </table:table-cell>
              <table:table-cell office:value-type="float" office:value="0.0243581406530075">
                <text:p>0.0243581406530075</text:p>
              </table:table-cell>
              <table:table-cell office:value-type="float" office:value="4.40587023770803E-024">
                <text:p>4.40587023770803E-02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605499999999966">
                <text:p>0.605499999999966</text:p>
              </table:table-cell>
              <table:table-cell office:value-type="float" office:value="56.8245881280915">
                <text:p>56.8245881280915</text:p>
              </table:table-cell>
              <table:table-cell office:value-type="float" office:value="50.037894257888">
                <text:p>50.037894257888</text:p>
              </table:table-cell>
              <table:table-cell office:value-type="float" office:value="36.9470759173261">
                <text:p>36.9470759173261</text:p>
              </table:table-cell>
              <table:table-cell office:value-type="float" office:value="12.0184528278642">
                <text:p>12.0184528278642</text:p>
              </table:table-cell>
              <table:table-cell office:value-type="float" office:value="0.0224982783403033">
                <text:p>0.0224982783403033</text:p>
              </table:table-cell>
              <table:table-cell office:value-type="float" office:value="2.52331415800102E-024">
                <text:p>2.52331415800102E-02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605999999999966">
                <text:p>0.605999999999966</text:p>
              </table:table-cell>
              <table:table-cell office:value-type="float" office:value="56.5202550529222">
                <text:p>56.5202550529222</text:p>
              </table:table-cell>
              <table:table-cell office:value-type="float" office:value="49.7098010123242">
                <text:p>49.7098010123242</text:p>
              </table:table-cell>
              <table:table-cell office:value-type="float" office:value="36.5992000539864">
                <text:p>36.5992000539864</text:p>
              </table:table-cell>
              <table:table-cell office:value-type="float" office:value="11.7789365086791">
                <text:p>11.7789365086791</text:p>
              </table:table-cell>
              <table:table-cell office:value-type="float" office:value="0.0207725860103933">
                <text:p>0.0207725860103933</text:p>
              </table:table-cell>
              <table:table-cell office:value-type="float" office:value="1.4413220021869E-024">
                <text:p>1.4413220021869E-02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606499999999966">
                <text:p>0.606499999999966</text:p>
              </table:table-cell>
              <table:table-cell office:value-type="float" office:value="56.2161245185806">
                <text:p>56.2161245185806</text:p>
              </table:table-cell>
              <table:table-cell office:value-type="float" office:value="49.3823230304743">
                <text:p>49.3823230304743</text:p>
              </table:table-cell>
              <table:table-cell office:value-type="float" office:value="36.2529780365671">
                <text:p>36.2529780365671</text:p>
              </table:table-cell>
              <table:table-cell office:value-type="float" office:value="11.5430948117963">
                <text:p>11.5430948117963</text:p>
              </table:table-cell>
              <table:table-cell office:value-type="float" office:value="0.0191720245008638">
                <text:p>0.0191720245008638</text:p>
              </table:table-cell>
              <table:table-cell office:value-type="float" office:value="8.21108934294013E-025">
                <text:p>8.21108934294013E-02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606999999999966">
                <text:p>0.606999999999966</text:p>
              </table:table-cell>
              <table:table-cell office:value-type="float" office:value="55.9122108374044">
                <text:p>55.9122108374044</text:p>
              </table:table-cell>
              <table:table-cell office:value-type="float" office:value="49.0554765634094">
                <text:p>49.0554765634094</text:p>
              </table:table-cell>
              <table:table-cell office:value-type="float" office:value="35.9084250449264">
                <text:p>35.9084250449264</text:p>
              </table:table-cell>
              <table:table-cell office:value-type="float" office:value="11.310898605419">
                <text:p>11.310898605419</text:p>
              </table:table-cell>
              <table:table-cell office:value-type="float" office:value="0.0176881133954085">
                <text:p>0.0176881133954085</text:p>
              </table:table-cell>
              <table:table-cell office:value-type="float" office:value="4.66541851310654E-025">
                <text:p>4.66541851310654E-02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607499999999966">
                <text:p>0.607499999999966</text:p>
              </table:table-cell>
              <table:table-cell office:value-type="float" office:value="55.6085282280645">
                <text:p>55.6085282280645</text:p>
              </table:table-cell>
              <table:table-cell office:value-type="float" office:value="48.7292776961599">
                <text:p>48.7292776961599</text:p>
              </table:table-cell>
              <table:table-cell office:value-type="float" office:value="35.5655558920982">
                <text:p>35.5655558920982</text:p>
              </table:table-cell>
              <table:table-cell office:value-type="float" office:value="11.0823183119993">
                <text:p>11.0823183119993</text:p>
              </table:table-cell>
              <table:table-cell office:value-type="float" office:value="0.0163129002731701">
                <text:p>0.0163129002731701</text:p>
              </table:table-cell>
              <table:table-cell office:value-type="float" office:value="2.6438116294904E-025">
                <text:p>2.6438116294904E-02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607999999999966">
                <text:p>0.607999999999966</text:p>
              </table:table-cell>
              <table:table-cell office:value-type="float" office:value="55.3050908146317">
                <text:p>55.3050908146317</text:p>
              </table:table-cell>
              <table:table-cell office:value-type="float" office:value="48.4037423468194">
                <text:p>48.4037423468194</text:p>
              </table:table-cell>
              <table:table-cell office:value-type="float" office:value="35.2243850251405">
                <text:p>35.2243850251405</text:p>
              </table:table-cell>
              <table:table-cell office:value-type="float" office:value="10.8573239283503">
                <text:p>10.8573239283503</text:p>
              </table:table-cell>
              <table:table-cell office:value-type="float" office:value="0.0150389313756353">
                <text:p>0.0150389313756353</text:p>
              </table:table-cell>
              <table:table-cell office:value-type="float" office:value="1.49424041372641E-025">
                <text:p>1.49424041372641E-02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608499999999966">
                <text:p>0.608499999999966</text:p>
              </table:table-cell>
              <table:table-cell office:value-type="float" office:value="55.0019126256591">
                <text:p>55.0019126256591</text:p>
              </table:table-cell>
              <table:table-cell office:value-type="float" office:value="48.0788862656814">
                <text:p>48.0788862656814</text:p>
              </table:table-cell>
              <table:table-cell office:value-type="float" office:value="34.8849265260581">
                <text:p>34.8849265260581</text:p>
              </table:table-cell>
              <table:table-cell office:value-type="float" office:value="10.6358850455535">
                <text:p>10.6358850455535</text:p>
              </table:table-cell>
              <table:table-cell office:value-type="float" office:value="0.0138592236451631">
                <text:p>0.0138592236451631</text:p>
              </table:table-cell>
              <table:table-cell office:value-type="float" office:value="8.42287813979003E-026">
                <text:p>8.42287813979003E-02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608999999999966">
                <text:p>0.608999999999966</text:p>
              </table:table-cell>
              <table:table-cell office:value-type="float" office:value="54.6990075932831">
                <text:p>54.6990075932831</text:p>
              </table:table-cell>
              <table:table-cell office:value-type="float" office:value="47.7547250344068">
                <text:p>47.7547250344068</text:p>
              </table:table-cell>
              <table:table-cell office:value-type="float" office:value="34.5471941127967">
                <text:p>34.5471941127967</text:p>
              </table:table-cell>
              <table:table-cell office:value-type="float" office:value="10.417970868654">
                <text:p>10.417970868654</text:p>
              </table:table-cell>
              <table:table-cell office:value-type="float" office:value="0.0127672380893096">
                <text:p>0.0127672380893096</text:p>
              </table:table-cell>
              <table:table-cell office:value-type="float" office:value="4.73533410177817E-026">
                <text:p>4.73533410177817E-02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609499999999966">
                <text:p>0.609499999999966</text:p>
              </table:table-cell>
              <table:table-cell office:value-type="float" office:value="54.3963895523409">
                <text:p>54.3963895523409</text:p>
              </table:table-cell>
              <table:table-cell office:value-type="float" office:value="47.4312740652241">
                <text:p>47.4312740652241</text:p>
              </table:table-cell>
              <table:table-cell office:value-type="float" office:value="34.2112011403087">
                <text:p>34.2112011403087</text:p>
              </table:table-cell>
              <table:table-cell office:value-type="float" office:value="10.2035502361375">
                <text:p>10.2035502361375</text:p>
              </table:table-cell>
              <table:table-cell office:value-type="float" office:value="0.0117568544253202">
                <text:p>0.0117568544253202</text:p>
              </table:table-cell>
              <table:table-cell office:value-type="float" office:value="2.65516065651226E-026">
                <text:p>2.65516065651226E-02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609999999999966">
                <text:p>0.609999999999966</text:p>
              </table:table-cell>
              <table:table-cell office:value-type="float" office:value="54.0940722395048">
                <text:p>54.0940722395048</text:p>
              </table:table-cell>
              <table:table-cell office:value-type="float" office:value="47.1085486001604">
                <text:p>47.1085486001604</text:p>
              </table:table-cell>
              <table:table-cell office:value-type="float" office:value="33.8769606016903">
                <text:p>33.8769606016903</text:p>
              </table:table-cell>
              <table:table-cell office:value-type="float" office:value="9.9925916391806">
                <text:p>9.9925916391806</text:p>
              </table:table-cell>
              <table:table-cell office:value-type="float" office:value="0.0108223469594884">
                <text:p>0.0108223469594884</text:p>
              </table:table-cell>
              <table:table-cell office:value-type="float" office:value="1.48484476358918E-026">
                <text:p>1.48484476358918E-02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610499999999966">
                <text:p>0.610499999999966</text:p>
              </table:table-cell>
              <table:table-cell office:value-type="float" office:value="53.7920692924343">
                <text:p>53.7920692924343</text:p>
              </table:table-cell>
              <table:table-cell office:value-type="float" office:value="46.7865637103046">
                <text:p>46.7865637103046</text:p>
              </table:table-cell>
              <table:table-cell office:value-type="float" office:value="33.5444851293869">
                <text:p>33.5444851293869</text:p>
              </table:table-cell>
              <table:table-cell office:value-type="float" office:value="9.78506324067028">
                <text:p>9.78506324067028</text:p>
              </table:table-cell>
              <table:table-cell office:value-type="float" office:value="0.00995836165650543">
                <text:p>0.00995836165650543</text:p>
              </table:table-cell>
              <table:table-cell office:value-type="float" office:value="8.28173574336613E-027">
                <text:p>8.28173574336613E-02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610999999999966">
                <text:p>0.610999999999966</text:p>
              </table:table-cell>
              <table:table-cell office:value-type="float" office:value="53.4903942489451">
                <text:p>53.4903942489451</text:p>
              </table:table-cell>
              <table:table-cell office:value-type="float" office:value="46.4653342951013">
                <text:p>46.4653342951013</text:p>
              </table:table-cell>
              <table:table-cell office:value-type="float" office:value="33.2137869964678">
                <text:p>33.2137869964678</text:p>
              </table:table-cell>
              <table:table-cell office:value-type="float" office:value="9.58093289398531">
                <text:p>9.58093289398531</text:p>
              </table:table-cell>
              <table:table-cell office:value-type="float" office:value="0.00915989435445862">
                <text:p>0.00915989435445862</text:p>
              </table:table-cell>
              <table:table-cell office:value-type="float" office:value="4.60693150453358E-027">
                <text:p>4.60693150453358E-02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611499999999966">
                <text:p>0.611499999999966</text:p>
              </table:table-cell>
              <table:table-cell office:value-type="float" office:value="53.1890605461955">
                <text:p>53.1890605461955</text:p>
              </table:table-cell>
              <table:table-cell office:value-type="float" office:value="46.1448750816772">
                <text:p>46.1448750816772</text:p>
              </table:table-cell>
              <table:table-cell office:value-type="float" office:value="32.8848781179682">
                <text:p>32.8848781179682</text:p>
              </table:table-cell>
              <table:table-cell office:value-type="float" office:value="9.3801681615343">
                <text:p>9.3801681615343</text:p>
              </table:table-cell>
              <table:table-cell office:value-type="float" office:value="0.00842227008174249">
                <text:p>0.00842227008174249</text:p>
              </table:table-cell>
              <table:table-cell office:value-type="float" office:value="2.55594916065894E-027">
                <text:p>2.55594916065894E-02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611999999999966">
                <text:p>0.611999999999966</text:p>
              </table:table-cell>
              <table:table-cell office:value-type="float" office:value="52.8880815198901">
                <text:p>52.8880815198901</text:p>
              </table:table-cell>
              <table:table-cell office:value-type="float" office:value="45.8252006241981">
                <text:p>45.8252006241981</text:p>
              </table:table-cell>
              <table:table-cell office:value-type="float" office:value="32.5577700522976">
                <text:p>32.5577700522976</text:p>
              </table:table-cell>
              <table:table-cell office:value-type="float" office:value="9.18273633304488">
                <text:p>9.18273633304488</text:p>
              </table:table-cell>
              <table:table-cell office:value-type="float" office:value="0.00774112343284436">
                <text:p>0.00774112343284436</text:p>
              </table:table-cell>
              <table:table-cell office:value-type="float" office:value="1.41430389235885E-027">
                <text:p>1.41430389235885E-02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612499999999966">
                <text:p>0.612499999999966</text:p>
              </table:table-cell>
              <table:table-cell office:value-type="float" office:value="52.5874704035009">
                <text:p>52.5874704035009</text:p>
              </table:table-cell>
              <table:table-cell office:value-type="float" office:value="45.5063253032569">
                <text:p>45.5063253032569</text:p>
              </table:table-cell>
              <table:table-cell office:value-type="float" office:value="32.2324740027136">
                <text:p>32.2324740027136</text:p>
              </table:table-cell>
              <table:table-cell office:value-type="float" office:value="8.98860444359895">
                <text:p>8.98860444359895</text:p>
              </table:table-cell>
              <table:table-cell office:value-type="float" office:value="0.00711237996072243">
                <text:p>0.00711237996072243</text:p>
              </table:table-cell>
              <table:table-cell office:value-type="float" office:value="7.80518734073478E-028">
                <text:p>7.80518734073478E-02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612999999999966">
                <text:p>0.612999999999966</text:p>
              </table:table-cell>
              <table:table-cell office:value-type="float" office:value="52.2872403275051">
                <text:p>52.2872403275051</text:p>
              </table:table-cell>
              <table:table-cell office:value-type="float" office:value="45.1882633252936">
                <text:p>45.1882633252936</text:p>
              </table:table-cell>
              <table:table-cell office:value-type="float" office:value="31.9090008188604">
                <text:p>31.9090008188604</text:p>
              </table:table-cell>
              <table:table-cell office:value-type="float" office:value="8.79773929140906">
                <text:p>8.79773929140906</text:p>
              </table:table-cell>
              <table:table-cell office:value-type="float" office:value="0.00653223854431894">
                <text:p>0.00653223854431894</text:p>
              </table:table-cell>
              <table:table-cell office:value-type="float" office:value="4.2960961815469E-028">
                <text:p>4.2960961815469E-02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613499999999966">
                <text:p>0.613499999999966</text:p>
              </table:table-cell>
              <table:table-cell office:value-type="float" office:value="51.9874043186415">
                <text:p>51.9874043186415</text:p>
              </table:table-cell>
              <table:table-cell office:value-type="float" office:value="44.8710287220456">
                <text:p>44.8710287220456</text:p>
              </table:table-cell>
              <table:table-cell office:value-type="float" office:value="31.5873609983701">
                <text:p>31.5873609983701</text:p>
              </table:table-cell>
              <table:table-cell office:value-type="float" office:value="8.61010745533131">
                <text:p>8.61010745533131</text:p>
              </table:table-cell>
              <table:table-cell office:value-type="float" office:value="0.00599715469062599">
                <text:p>0.00599715469062599</text:p>
              </table:table-cell>
              <table:table-cell office:value-type="float" office:value="2.3583851395598E-028">
                <text:p>2.3583851395598E-02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613999999999965">
                <text:p>0.613999999999965</text:p>
              </table:table-cell>
              <table:table-cell office:value-type="float" office:value="51.687975299183">
                <text:p>51.687975299183</text:p>
              </table:table-cell>
              <table:table-cell office:value-type="float" office:value="44.5546353500291">
                <text:p>44.5546353500291</text:p>
              </table:table-cell>
              <table:table-cell office:value-type="float" office:value="31.2675646885271">
                <text:p>31.2675646885271</text:p>
              </table:table-cell>
              <table:table-cell office:value-type="float" office:value="8.42567531211055">
                <text:p>8.42567531211055</text:p>
              </table:table-cell>
              <table:table-cell office:value-type="float" office:value="0.00550382473164432">
                <text:p>0.00550382473164432</text:p>
              </table:table-cell>
              <table:table-cell office:value-type="float" office:value="1.29123572389622E-028">
                <text:p>1.29123572389622E-02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614499999999965">
                <text:p>0.614499999999965</text:p>
              </table:table-cell>
              <table:table-cell office:value-type="float" office:value="51.3889660862272">
                <text:p>51.3889660862272</text:p>
              </table:table-cell>
              <table:table-cell office:value-type="float" office:value="44.2390968900514">
                <text:p>44.2390968900514</text:p>
              </table:table-cell>
              <table:table-cell office:value-type="float" office:value="30.9496216879927">
                <text:p>30.9496216879927</text:p>
              </table:table-cell>
              <table:table-cell office:value-type="float" office:value="8.24440905335369">
                <text:p>8.24440905335369</text:p>
              </table:table-cell>
              <table:table-cell office:value-type="float" office:value="0.00504917087753751">
                <text:p>0.00504917087753751</text:p>
              </table:table-cell>
              <table:table-cell office:value-type="float" office:value="7.0509300412988E-029">
                <text:p>7.0509300412988E-02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614999999999965">
                <text:p>0.614999999999965</text:p>
              </table:table-cell>
              <table:table-cell office:value-type="float" office:value="51.0903893910044">
                <text:p>51.0903893910044</text:p>
              </table:table-cell>
              <table:table-cell office:value-type="float" office:value="43.9244268467538">
                <text:p>43.9244268467538</text:p>
              </table:table-cell>
              <table:table-cell office:value-type="float" office:value="30.633541448591">
                <text:p>30.633541448591</text:p>
              </table:table-cell>
              <table:table-cell office:value-type="float" office:value="8.06627470222739">
                <text:p>8.06627470222739</text:p>
              </table:table-cell>
              <table:table-cell office:value-type="float" office:value="0.0046303270882803">
                <text:p>0.0046303270882803</text:p>
              </table:table-cell>
              <table:table-cell office:value-type="float" office:value="3.84005414396562E-029">
                <text:p>3.84005414396562E-02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615499999999965">
                <text:p>0.615499999999965</text:p>
              </table:table-cell>
              <table:table-cell office:value-type="float" office:value="50.7922578182025">
                <text:p>50.7922578182025</text:p>
              </table:table-cell>
              <table:table-cell office:value-type="float" office:value="43.6106385481849">
                <text:p>43.6106385481849</text:p>
              </table:table-cell>
              <table:table-cell office:value-type="float" office:value="30.3193330771528">
                <text:p>30.3193330771528</text:p>
              </table:table-cell>
              <table:table-cell office:value-type="float" office:value="7.89123812987672">
                <text:p>7.89123812987672</text:p>
              </table:table-cell>
              <table:table-cell office:value-type="float" office:value="0.00424462572712237">
                <text:p>0.00424462572712237</text:p>
              </table:table-cell>
              <table:table-cell office:value-type="float" office:value="2.08582735856383E-029">
                <text:p>2.08582735856383E-02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615999999999965">
                <text:p>0.615999999999965</text:p>
              </table:table-cell>
              <table:table-cell office:value-type="float" office:value="50.49458386531">
                <text:p>50.49458386531</text:p>
              </table:table-cell>
              <table:table-cell office:value-type="float" office:value="43.2977451454044">
                <text:p>43.2977451454044</text:p>
              </table:table-cell>
              <table:table-cell office:value-type="float" office:value="30.0070053374178">
                <text:p>30.0070053374178</text:p>
              </table:table-cell>
              <table:table-cell office:value-type="float" office:value="7.71926507156121">
                <text:p>7.71926507156121</text:p>
              </table:table-cell>
              <table:table-cell office:value-type="float" office:value="0.00388958496023462">
                <text:p>0.00388958496023462</text:p>
              </table:table-cell>
              <table:table-cell office:value-type="float" office:value="1.12997657565423E-029">
                <text:p>1.12997657565423E-02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616499999999965">
                <text:p>0.616499999999965</text:p>
              </table:table-cell>
              <table:table-cell office:value-type="float" office:value="50.1973799219755">
                <text:p>50.1973799219755</text:p>
              </table:table-cell>
              <table:table-cell office:value-type="float" office:value="42.9857596121175">
                <text:p>42.9857596121175</text:p>
              </table:table-cell>
              <table:table-cell office:value-type="float" office:value="29.6965666519943">
                <text:p>29.6965666519943</text:p>
              </table:table-cell>
              <table:table-cell office:value-type="float" office:value="7.55032114250563">
                <text:p>7.55032114250563</text:p>
              </table:table-cell>
              <table:table-cell office:value-type="float" office:value="0.00356289686796643">
                <text:p>0.00356289686796643</text:p>
              </table:table-cell>
              <table:table-cell office:value-type="float" office:value="6.10535035966322E-030">
                <text:p>6.10535035966322E-03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616999999999965">
                <text:p>0.616999999999965</text:p>
              </table:table-cell>
              <table:table-cell office:value-type="float" office:value="49.9006582693858">
                <text:p>49.9006582693858</text:p>
              </table:table-cell>
              <table:table-cell office:value-type="float" office:value="42.6746947443384">
                <text:p>42.6746947443384</text:p>
              </table:table-cell>
              <table:table-cell office:value-type="float" office:value="29.3880251043739">
                <text:p>29.3880251043739</text:p>
              </table:table-cell>
              <table:table-cell office:value-type="float" office:value="7.38437185346253">
                <text:p>7.38437185346253</text:p>
              </table:table-cell>
              <table:table-cell office:value-type="float" office:value="0.0032624162342163">
                <text:p>0.0032624162342163</text:p>
              </table:table-cell>
              <table:table-cell office:value-type="float" office:value="3.29004479725174E-030">
                <text:p>3.29004479725174E-03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617499999999965">
                <text:p>0.617499999999965</text:p>
              </table:table-cell>
              <table:table-cell office:value-type="float" office:value="49.6044310796598">
                <text:p>49.6044310796598</text:p>
              </table:table-cell>
              <table:table-cell office:value-type="float" office:value="42.364563160085">
                <text:p>42.364563160085</text:p>
              </table:table-cell>
              <table:table-cell office:value-type="float" office:value="29.0813884410008">
                <text:p>29.0813884410008</text:p>
              </table:table-cell>
              <table:table-cell office:value-type="float" office:value="7.22138262598408">
                <text:p>7.22138262598408</text:p>
              </table:table-cell>
              <table:table-cell office:value-type="float" office:value="0.00298614998149924">
                <text:p>0.00298614998149924</text:p>
              </table:table-cell>
              <table:table-cell office:value-type="float" office:value="1.76824769599454E-030">
                <text:p>1.76824769599454E-03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617999999999965">
                <text:p>0.617999999999965</text:p>
              </table:table-cell>
              <table:table-cell office:value-type="float" office:value="49.3087104152617">
                <text:p>49.3087104152617</text:p>
              </table:table-cell>
              <table:table-cell office:value-type="float" office:value="42.0553772991026">
                <text:p>42.0553772991026</text:p>
              </table:table-cell>
              <table:table-cell office:value-type="float" office:value="28.7766640733951">
                <text:p>28.7766640733951</text:p>
              </table:table-cell>
              <table:table-cell office:value-type="float" office:value="7.06131880740095">
                <text:p>7.06131880740095</text:p>
              </table:table-cell>
              <table:table-cell office:value-type="float" office:value="0.00273224722037848">
                <text:p>0.00273224722037848</text:p>
              </table:table-cell>
              <table:table-cell office:value-type="float" office:value="9.47838750233919E-031">
                <text:p>9.47838750233919E-03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618499999999965">
                <text:p>0.618499999999965</text:p>
              </table:table-cell>
              <table:table-cell office:value-type="float" office:value="49.0135082284296">
                <text:p>49.0135082284296</text:p>
              </table:table-cell>
              <table:table-cell office:value-type="float" office:value="41.7471494226173">
                <text:p>41.7471494226173</text:p>
              </table:table-cell>
              <table:table-cell office:value-type="float" office:value="28.4738590803288">
                <text:p>28.4738590803288</text:p>
              </table:table-cell>
              <table:table-cell office:value-type="float" office:value="6.90414568550621">
                <text:p>6.90414568550621</text:p>
              </table:table-cell>
              <table:table-cell office:value-type="float" office:value="0.00249898988301325">
                <text:p>0.00249898988301325</text:p>
              </table:table-cell>
              <table:table-cell office:value-type="float" office:value="5.06729150213133E-031">
                <text:p>5.06729150213133E-03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618999999999965">
                <text:p>0.618999999999965</text:p>
              </table:table-cell>
              <table:table-cell office:value-type="float" office:value="48.718836360623">
                <text:p>48.718836360623</text:p>
              </table:table-cell>
              <table:table-cell office:value-type="float" office:value="41.4398916131191">
                <text:p>41.4398916131191</text:p>
              </table:table-cell>
              <table:table-cell office:value-type="float" office:value="28.1729802100515">
                <text:p>28.1729802100515</text:p>
              </table:table-cell>
              <table:table-cell office:value-type="float" office:value="6.74982850294251">
                <text:p>6.74982850294251</text:p>
              </table:table-cell>
              <table:table-cell office:value-type="float" office:value="0.0022847839116534">
                <text:p>0.0022847839116534</text:p>
              </table:table-cell>
              <table:table-cell office:value-type="float" office:value="2.70188827240499E-031">
                <text:p>2.70188827240499E-03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619499999999965">
                <text:p>0.619499999999965</text:p>
              </table:table-cell>
              <table:table-cell office:value-type="float" office:value="48.4247065419866">
                <text:p>48.4247065419866</text:p>
              </table:table-cell>
              <table:table-cell office:value-type="float" office:value="41.1336157741742">
                <text:p>41.1336157741742</text:p>
              </table:table-cell>
              <table:table-cell office:value-type="float" office:value="27.8740338825685">
                <text:p>27.8740338825685</text:p>
              </table:table-cell>
              <table:table-cell office:value-type="float" office:value="6.59833247129088">
                <text:p>6.59833247129088</text:p>
              </table:table-cell>
              <table:table-cell office:value-type="float" office:value="0.00208815097398509">
                <text:p>0.00208815097398509</text:p>
              </table:table-cell>
              <table:table-cell office:value-type="float" office:value="1.43684179941959E-031">
                <text:p>1.43684179941959E-03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619999999999965">
                <text:p>0.619999999999965</text:p>
              </table:table-cell>
              <table:table-cell office:value-type="float" office:value="48.1311303908322">
                <text:p>48.1311303908322</text:p>
              </table:table-cell>
              <table:table-cell office:value-type="float" office:value="40.828333630266">
                <text:p>40.828333630266</text:p>
              </table:table-cell>
              <table:table-cell office:value-type="float" office:value="27.5770261919659">
                <text:p>27.5770261919659</text:p>
              </table:table-cell>
              <table:table-cell office:value-type="float" office:value="6.44962278486">
                <text:p>6.44962278486</text:p>
              </table:table-cell>
              <table:table-cell office:value-type="float" office:value="0.00190772067829342">
                <text:p>0.00190772067829342</text:p>
              </table:table-cell>
              <table:table-cell office:value-type="float" office:value="7.62080046206627E-032">
                <text:p>7.62080046206627E-03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620499999999965">
                <text:p>0.620499999999965</text:p>
              </table:table-cell>
              <table:table-cell office:value-type="float" office:value="47.838119413137">
                <text:p>47.838119413137</text:p>
              </table:table-cell>
              <table:table-cell office:value-type="float" office:value="40.5240567266661">
                <text:p>40.5240567266661</text:p>
              </table:table-cell>
              <table:table-cell office:value-type="float" office:value="27.2819629087849">
                <text:p>27.2819629087849</text:p>
              </table:table-cell>
              <table:table-cell office:value-type="float" office:value="6.30366463417464">
                <text:p>6.30366463417464</text:p>
              </table:table-cell>
              <table:table-cell office:value-type="float" office:value="0.00174222326245822">
                <text:p>0.00174222326245822</text:p>
              </table:table-cell>
              <table:table-cell office:value-type="float" office:value="4.03127380767796E-032">
                <text:p>4.03127380767796E-03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620999999999965">
                <text:p>0.620999999999965</text:p>
              </table:table-cell>
              <table:table-cell office:value-type="float" office:value="47.54568500206">
                <text:p>47.54568500206</text:p>
              </table:table-cell>
              <table:table-cell office:value-type="float" office:value="40.2207964293326">
                <text:p>40.2207964293326</text:p>
              </table:table-cell>
              <table:table-cell office:value-type="float" office:value="26.9888494824421">
                <text:p>26.9888494824421</text:p>
              </table:table-cell>
              <table:table-cell office:value-type="float" office:value="6.16042321916265">
                <text:p>6.16042321916265</text:p>
              </table:table-cell>
              <table:table-cell office:value-type="float" office:value="0.001590482731834">
                <text:p>0.001590482731834</text:p>
              </table:table-cell>
              <table:table-cell office:value-type="float" office:value="2.12683634178735E-032">
                <text:p>2.12683634178735E-03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621499999999965">
                <text:p>0.621499999999965</text:p>
              </table:table-cell>
              <table:table-cell office:value-type="float" office:value="47.2538384374752">
                <text:p>47.2538384374752</text:p>
              </table:table-cell>
              <table:table-cell office:value-type="float" office:value="39.918563924838">
                <text:p>39.918563924838</text:p>
              </table:table-cell>
              <table:table-cell office:value-type="float" office:value="26.6976910436956">
                <text:p>26.6976910436956</text:p>
              </table:table-cell>
              <table:table-cell office:value-type="float" office:value="6.01986376203967">
                <text:p>6.01986376203967</text:p>
              </table:table-cell>
              <table:table-cell office:value-type="float" office:value="0.00145141042208259">
                <text:p>0.00145141042208259</text:p>
              </table:table-cell>
              <table:table-cell office:value-type="float" office:value="1.11911809489213E-032">
                <text:p>1.11911809489213E-03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621999999999965">
                <text:p>0.621999999999965</text:p>
              </table:table-cell>
              <table:table-cell office:value-type="float" office:value="46.962590885522">
                <text:p>46.962590885522</text:p>
              </table:table-cell>
              <table:table-cell office:value-type="float" office:value="39.6173702203249">
                <text:p>39.6173702203249</text:p>
              </table:table-cell>
              <table:table-cell office:value-type="float" office:value="26.408492407156">
                <text:p>26.408492407156</text:p>
              </table:table-cell>
              <table:table-cell office:value-type="float" office:value="5.8819515198911">
                <text:p>5.8819515198911</text:p>
              </table:table-cell>
              <table:table-cell office:value-type="float" office:value="0.00132399896402634">
                <text:p>0.00132399896402634</text:p>
              </table:table-cell>
              <table:table-cell office:value-type="float" office:value="5.87310591003221E-033">
                <text:p>5.87310591003221E-03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622499999999965">
                <text:p>0.622499999999965</text:p>
              </table:table-cell>
              <table:table-cell office:value-type="float" office:value="46.6719533981726">
                <text:p>46.6719533981726</text:p>
              </table:table-cell>
              <table:table-cell office:value-type="float" office:value="39.3172261434901">
                <text:p>39.3172261434901</text:p>
              </table:table-cell>
              <table:table-cell office:value-type="float" office:value="26.1212580738396">
                <text:p>26.1212580738396</text:p>
              </table:table-cell>
              <table:table-cell office:value-type="float" office:value="5.74665179695136">
                <text:p>5.74665179695136</text:p>
              </table:table-cell>
              <table:table-cell office:value-type="float" office:value="0.00120731662856763">
                <text:p>0.00120731662856763</text:p>
              </table:table-cell>
              <table:table-cell office:value-type="float" office:value="3.07404214063694E-033">
                <text:p>3.07404214063694E-03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622999999999964">
                <text:p>0.622999999999964</text:p>
              </table:table-cell>
              <table:table-cell office:value-type="float" office:value="46.3819369128169">
                <text:p>46.3819369128169</text:p>
              </table:table-cell>
              <table:table-cell office:value-type="float" office:value="39.0181423425966">
                <text:p>39.0181423425966</text:p>
              </table:table-cell>
              <table:table-cell office:value-type="float" office:value="25.8359922337649">
                <text:p>25.8359922337649</text:p>
              </table:table-cell>
              <table:table-cell office:value-type="float" office:value="5.61392995658007">
                <text:p>5.61392995658007</text:p>
              </table:table-cell>
              <table:table-cell office:value-type="float" office:value="0.00110050203067758">
                <text:p>0.00110050203067758</text:p>
              </table:table-cell>
              <table:table-cell office:value-type="float" office:value="1.60472962563186E-033">
                <text:p>1.60472962563186E-03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623499999999964">
                <text:p>0.623499999999964</text:p>
              </table:table-cell>
              <table:table-cell office:value-type="float" office:value="46.0925522518642">
                <text:p>46.0925522518642</text:p>
              </table:table-cell>
              <table:table-cell office:value-type="float" office:value="38.720129286513">
                <text:p>38.720129286513</text:p>
              </table:table-cell>
              <table:table-cell office:value-type="float" office:value="25.5526987685894">
                <text:p>25.5526987685894</text:p>
              </table:table-cell>
              <table:table-cell office:value-type="float" office:value="5.48375143293561">
                <text:p>5.48375143293561</text:p>
              </table:table-cell>
              <table:table-cell office:value-type="float" office:value="0.0010027591723897">
                <text:p>0.0010027591723897</text:p>
              </table:table-cell>
              <table:table-cell office:value-type="float" office:value="8.35495266043933E-034">
                <text:p>8.35495266043933E-03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623999999999964">
                <text:p>0.623999999999964</text:p>
              </table:table-cell>
              <table:table-cell office:value-type="float" office:value="45.803810122362">
                <text:p>45.803810122362</text:p>
              </table:table-cell>
              <table:table-cell office:value-type="float" office:value="38.423197264781">
                <text:p>38.423197264781</text:p>
              </table:table-cell>
              <table:table-cell office:value-type="float" office:value="25.2713812542865">
                <text:p>25.2713812542865</text:p>
              </table:table-cell>
              <table:table-cell office:value-type="float" office:value="5.35608174234629">
                <text:p>5.35608174234629</text:p>
              </table:table-cell>
              <table:table-cell office:value-type="float" office:value="0.000913352805643968">
                <text:p>0.000913352805643968</text:p>
              </table:table-cell>
              <table:table-cell office:value-type="float" office:value="4.3384658779909E-034">
                <text:p>4.3384658779909E-03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624499999999964">
                <text:p>0.624499999999964</text:p>
              </table:table-cell>
              <table:table-cell office:value-type="float" office:value="45.5157211156318">
                <text:p>45.5157211156318</text:p>
              </table:table-cell>
              <table:table-cell office:value-type="float" office:value="38.1273563877093">
                <text:p>38.1273563877093</text:p>
              </table:table-cell>
              <table:table-cell office:value-type="float" office:value="24.9920429638611">
                <text:p>24.9920429638611</text:p>
              </table:table-cell>
              <table:table-cell office:value-type="float" office:value="5.23088649437974">
                <text:p>5.23088649437974</text:p>
              </table:table-cell>
              <table:table-cell office:value-type="float" office:value="0.000831604096711182">
                <text:p>0.000831604096711182</text:p>
              </table:table-cell>
              <table:table-cell office:value-type="float" office:value="2.24687259972155E-034">
                <text:p>2.24687259972155E-03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624999999999964">
                <text:p>0.624999999999964</text:p>
              </table:table-cell>
              <table:table-cell office:value-type="float" office:value="45.2282957069216">
                <text:p>45.2282957069216</text:p>
              </table:table-cell>
              <table:table-cell office:value-type="float" office:value="37.8326165864954">
                <text:p>37.8326165864954</text:p>
              </table:table-cell>
              <table:table-cell office:value-type="float" office:value="24.7146868701025">
                <text:p>24.7146868701025</text:p>
              </table:table-cell>
              <table:table-cell office:value-type="float" office:value="5.10813140261124">
                <text:p>5.10813140261124</text:p>
              </table:table-cell>
              <table:table-cell office:value-type="float" office:value="0.000756886574786146">
                <text:p>0.000756886574786146</text:p>
              </table:table-cell>
              <table:table-cell office:value-type="float" office:value="1.16056850213183E-034">
                <text:p>1.16056850213183E-03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625499999999964">
                <text:p>0.625499999999964</text:p>
              </table:table-cell>
              <table:table-cell office:value-type="float" office:value="44.9415442550756">
                <text:p>44.9415442550756</text:p>
              </table:table-cell>
              <table:table-cell office:value-type="float" office:value="37.5389876133739">
                <text:p>37.5389876133739</text:p>
              </table:table-cell>
              <table:table-cell office:value-type="float" office:value="24.439315648374">
                <text:p>24.439315648374</text:p>
              </table:table-cell>
              <table:table-cell office:value-type="float" office:value="4.98778229509199">
                <text:p>4.98778229509199</text:p>
              </table:table-cell>
              <table:table-cell office:value-type="float" office:value="0.000688622348171214">
                <text:p>0.000688622348171214</text:p>
              </table:table-cell>
              <table:table-cell office:value-type="float" office:value="5.97878836360456E-035">
                <text:p>5.97878836360456E-03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625999999999964">
                <text:p>0.625999999999964</text:p>
              </table:table-cell>
              <table:table-cell office:value-type="float" office:value="44.6554770022205">
                <text:p>44.6554770022205</text:p>
              </table:table-cell>
              <table:table-cell office:value-type="float" office:value="37.2464790417909">
                <text:p>37.2464790417909</text:p>
              </table:table-cell>
              <table:table-cell office:value-type="float" office:value="24.1659316794377">
                <text:p>24.1659316794377</text:p>
              </table:table-cell>
              <table:table-cell office:value-type="float" office:value="4.86980512451833">
                <text:p>4.86980512451833</text:p>
              </table:table-cell>
              <table:table-cell office:value-type="float" office:value="0.000626278572277839">
                <text:p>0.000626278572277839</text:p>
              </table:table-cell>
              <table:table-cell office:value-type="float" office:value="3.07188993530407E-035">
                <text:p>3.07188993530407E-03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626499999999964">
                <text:p>0.626499999999964</text:p>
              </table:table-cell>
              <table:table-cell office:value-type="float" office:value="44.3701040734685">
                <text:p>44.3701040734685</text:p>
              </table:table-cell>
              <table:table-cell office:value-type="float" office:value="36.9551002666057">
                <text:p>36.9551002666057</text:p>
              </table:table-cell>
              <table:table-cell office:value-type="float" office:value="23.8945370523133">
                <text:p>23.8945370523133</text:p>
              </table:table-cell>
              <table:table-cell office:value-type="float" office:value="4.75416597810327">
                <text:p>4.75416597810327</text:p>
              </table:table-cell>
              <table:table-cell office:value-type="float" office:value="0.000569364154453391">
                <text:p>0.000569364154453391</text:p>
              </table:table-cell>
              <table:table-cell office:value-type="float" office:value="1.57415752912654E-035">
                <text:p>1.57415752912654E-03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626999999999964">
                <text:p>0.626999999999964</text:p>
              </table:table-cell>
              <table:table-cell office:value-type="float" office:value="44.0854354766374">
                <text:p>44.0854354766374</text:p>
              </table:table-cell>
              <table:table-cell office:value-type="float" office:value="36.6648605043178">
                <text:p>36.6648605043178</text:p>
              </table:table-cell>
              <table:table-cell office:value-type="float" office:value="23.6251335671696">
                <text:p>23.6251335671696</text:p>
              </table:table-cell>
              <table:table-cell office:value-type="float" office:value="4.64083108715174">
                <text:p>4.64083108715174</text:p>
              </table:table-cell>
              <table:table-cell office:value-type="float" office:value="0.00051742668139322">
                <text:p>0.00051742668139322</text:p>
              </table:table-cell>
              <table:table-cell office:value-type="float" office:value="8.04527327236405E-036">
                <text:p>8.04527327236405E-03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627499999999964">
                <text:p>0.627499999999964</text:p>
              </table:table-cell>
              <table:table-cell office:value-type="float" office:value="43.8014811019867">
                <text:p>43.8014811019867</text:p>
              </table:table-cell>
              <table:table-cell office:value-type="float" office:value="36.3757687933199">
                <text:p>36.3757687933199</text:p>
              </table:table-cell>
              <table:table-cell office:value-type="float" office:value="23.3577227382488">
                <text:p>23.3577227382488</text:p>
              </table:table-cell>
              <table:table-cell office:value-type="float" office:value="4.52976683634117">
                <text:p>4.52976683634117</text:p>
              </table:table-cell>
              <table:table-cell office:value-type="float" office:value="0.000470049555623729">
                <text:p>0.000470049555623729</text:p>
              </table:table-cell>
              <table:table-cell office:value-type="float" office:value="4.10094060298016E-036">
                <text:p>4.10094060298016E-03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627999999999964">
                <text:p>0.627999999999964</text:p>
              </table:table-cell>
              <table:table-cell office:value-type="float" office:value="43.5182507219708">
                <text:p>43.5182507219708</text:p>
              </table:table-cell>
              <table:table-cell office:value-type="float" office:value="36.0878339941771">
                <text:p>36.0878339941771</text:p>
              </table:table-cell>
              <table:table-cell office:value-type="float" office:value="23.09230579682">
                <text:p>23.09230579682</text:p>
              </table:table-cell>
              <table:table-cell office:value-type="float" office:value="4.42093977270912">
                <text:p>4.42093977270912</text:p>
              </table:table-cell>
              <table:table-cell office:value-type="float" office:value="0.000426849328241262">
                <text:p>0.000426849328241262</text:p>
              </table:table-cell>
              <table:table-cell office:value-type="float" office:value="2.08485678526249E-036">
                <text:p>2.08485678526249E-03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628499999999964">
                <text:p>0.628499999999964</text:p>
              </table:table-cell>
              <table:table-cell office:value-type="float" office:value="43.2357539910086">
                <text:p>43.2357539910086</text:p>
              </table:table-cell>
              <table:table-cell office:value-type="float" office:value="35.8010647899306">
                <text:p>35.8010647899306</text:p>
              </table:table-cell>
              <table:table-cell office:value-type="float" office:value="22.8288836941638">
                <text:p>22.8288836941638</text:p>
              </table:table-cell>
              <table:table-cell office:value-type="float" office:value="4.31431661434998">
                <text:p>4.31431661434998</text:p>
              </table:table-cell>
              <table:table-cell office:value-type="float" office:value="0.000387473215764019">
                <text:p>0.000387473215764019</text:p>
              </table:table-cell>
              <table:table-cell office:value-type="float" office:value="1.05710723489766E-036">
                <text:p>1.05710723489766E-03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628999999999964">
                <text:p>0.628999999999964</text:p>
              </table:table-cell>
              <table:table-cell office:value-type="float" office:value="42.954000445269">
                <text:p>42.954000445269</text:p>
              </table:table-cell>
              <table:table-cell office:value-type="float" office:value="35.5154696864267">
                <text:p>35.5154696864267</text:p>
              </table:table-cell>
              <table:table-cell office:value-type="float" office:value="22.5674571045839">
                <text:p>22.5674571045839</text:p>
              </table:table-cell>
              <table:table-cell office:value-type="float" office:value="4.20986425882268">
                <text:p>4.20986425882268</text:p>
              </table:table-cell>
              <table:table-cell office:value-type="float" office:value="0.000351596789600201">
                <text:p>0.000351596789600201</text:p>
              </table:table-cell>
              <table:table-cell office:value-type="float" office:value="5.34579046944592E-037">
                <text:p>5.34579046944592E-03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629499999999964">
                <text:p>0.629499999999964</text:p>
              </table:table-cell>
              <table:table-cell office:value-type="float" office:value="42.6729995024736">
                <text:p>42.6729995024736</text:p>
              </table:table-cell>
              <table:table-cell office:value-type="float" office:value="35.2310570126715">
                <text:p>35.2310570126715</text:p>
              </table:table-cell>
              <table:table-cell office:value-type="float" office:value="22.3080264284473">
                <text:p>22.3080264284473</text:p>
              </table:table-cell>
              <table:table-cell office:value-type="float" office:value="4.10754979127163">
                <text:p>4.10754979127163</text:p>
              </table:table-cell>
              <table:table-cell office:value-type="float" office:value="0.000318921827255551">
                <text:p>0.000318921827255551</text:p>
              </table:table-cell>
              <table:table-cell office:value-type="float" office:value="2.69621728826497E-037">
                <text:p>2.69621728826497E-03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629999999999964">
                <text:p>0.629999999999964</text:p>
              </table:table-cell>
              <table:table-cell office:value-type="float" office:value="42.3927604617149">
                <text:p>42.3927604617149</text:p>
              </table:table-cell>
              <table:table-cell office:value-type="float" office:value="34.9478349212089">
                <text:p>34.9478349212089</text:p>
              </table:table-cell>
              <table:table-cell office:value-type="float" office:value="22.0505917952496">
                <text:p>22.0505917952496</text:p>
              </table:table-cell>
              <table:table-cell office:value-type="float" office:value="4.00734049226335">
                <text:p>4.00734049226335</text:p>
              </table:table-cell>
              <table:table-cell office:value-type="float" office:value="0.000289174314997719">
                <text:p>0.000289174314997719</text:p>
              </table:table-cell>
              <table:table-cell office:value-type="float" office:value="1.35627549558281E-037">
                <text:p>1.35627549558281E-03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630499999999964">
                <text:p>0.630499999999964</text:p>
              </table:table-cell>
              <table:table-cell office:value-type="float" office:value="42.1132925032913">
                <text:p>42.1132925032913</text:p>
              </table:table-cell>
              <table:table-cell office:value-type="float" office:value="34.6658113885237">
                <text:p>34.6658113885237</text:p>
              </table:table-cell>
              <table:table-cell office:value-type="float" office:value="21.795153066706">
                <text:p>21.795153066706</text:p>
              </table:table-cell>
              <table:table-cell office:value-type="float" office:value="3.90920384534103">
                <text:p>3.90920384534103</text:p>
              </table:table-cell>
              <table:table-cell office:value-type="float" office:value="0.000262102592263907">
                <text:p>0.000262102592263907</text:p>
              </table:table-cell>
              <table:table-cell office:value-type="float" office:value="6.80441840882332E-038">
                <text:p>6.80441840882332E-03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630999999999964">
                <text:p>0.630999999999964</text:p>
              </table:table-cell>
              <table:table-cell office:value-type="float" office:value="41.834604688558">
                <text:p>41.834604688558</text:p>
              </table:table-cell>
              <table:table-cell office:value-type="float" office:value="34.3849942154686">
                <text:p>34.3849942154686</text:p>
              </table:table-cell>
              <table:table-cell office:value-type="float" office:value="21.5417098398661">
                <text:p>21.5417098398661</text:p>
              </table:table-cell>
              <table:table-cell office:value-type="float" office:value="3.81310754429986">
                <text:p>3.81310754429986</text:p>
              </table:table-cell>
              <table:table-cell office:value-type="float" office:value="0.000237475628642544">
                <text:p>0.000237475628642544</text:p>
              </table:table-cell>
              <table:table-cell office:value-type="float" office:value="3.40474174782413E-038">
                <text:p>3.40474174782413E-03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631499999999964">
                <text:p>0.631499999999964</text:p>
              </table:table-cell>
              <table:table-cell office:value-type="float" office:value="41.5567059597935">
                <text:p>41.5567059597935</text:p>
              </table:table-cell>
              <table:table-cell office:value-type="float" office:value="34.1053910277149">
                <text:p>34.1053910277149</text:p>
              </table:table-cell>
              <table:table-cell office:value-type="float" office:value="21.2902614502511">
                <text:p>21.2902614502511</text:p>
              </table:table-cell>
              <table:table-cell office:value-type="float" office:value="3.71901950018559">
                <text:p>3.71901950018559</text:p>
              </table:table-cell>
              <table:table-cell office:value-type="float" office:value="0.000215081424779796">
                <text:p>0.000215081424779796</text:p>
              </table:table-cell>
              <table:table-cell office:value-type="float" office:value="1.69913314004968E-038">
                <text:p>1.69913314004968E-03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631999999999963">
                <text:p>0.631999999999963</text:p>
              </table:table-cell>
              <table:table-cell office:value-type="float" office:value="41.2796051400828">
                <text:p>41.2796051400828</text:p>
              </table:table-cell>
              <table:table-cell office:value-type="float" office:value="33.8270092762265">
                <text:p>33.8270092762265</text:p>
              </table:table-cell>
              <table:table-cell office:value-type="float" office:value="21.0408069750136">
                <text:p>21.0408069750136</text:p>
              </table:table-cell>
              <table:table-cell office:value-type="float" office:value="3.62690784801939">
                <text:p>3.62690784801939</text:p>
              </table:table-cell>
              <table:table-cell office:value-type="float" office:value="0.000194725529058155">
                <text:p>0.000194725529058155</text:p>
              </table:table-cell>
              <table:table-cell office:value-type="float" office:value="8.45708536818539E-039">
                <text:p>8.45708536818539E-03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632499999999963">
                <text:p>0.632499999999963</text:p>
              </table:table-cell>
              <table:table-cell office:value-type="float" office:value="41.0033109332158">
                <text:p>41.0033109332158</text:p>
              </table:table-cell>
              <table:table-cell office:value-type="float" office:value="33.5498562377575">
                <text:p>33.5498562377575</text:p>
              </table:table-cell>
              <table:table-cell office:value-type="float" office:value="20.7933452361171">
                <text:p>20.7933452361171</text:p>
              </table:table-cell>
              <table:table-cell office:value-type="float" office:value="3.53674095325179">
                <text:p>3.53674095325179</text:p>
              </table:table-cell>
              <table:table-cell office:value-type="float" office:value="0.000176229662367762">
                <text:p>0.000176229662367762</text:p>
              </table:table-cell>
              <table:table-cell office:value-type="float" office:value="4.19820931568854E-039">
                <text:p>4.19820931568854E-03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632999999999963">
                <text:p>0.632999999999963</text:p>
              </table:table-cell>
              <table:table-cell office:value-type="float" office:value="40.727831923602">
                <text:p>40.727831923602</text:p>
              </table:table-cell>
              <table:table-cell office:value-type="float" office:value="33.2739390153726">
                <text:p>33.2739390153726</text:p>
              </table:table-cell>
              <table:table-cell office:value-type="float" office:value="20.5478748035361">
                <text:p>20.5478748035361</text:p>
              </table:table-cell>
              <table:table-cell office:value-type="float" office:value="3.44848741794874">
                <text:p>3.44848741794874</text:p>
              </table:table-cell>
              <table:table-cell office:value-type="float" office:value="0.000159430443742065">
                <text:p>0.000159430443742065</text:p>
              </table:table-cell>
              <table:table-cell office:value-type="float" office:value="2.07853590470455E-039">
                <text:p>2.07853590470455E-03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633499999999963">
                <text:p>0.633499999999963</text:p>
              </table:table-cell>
              <table:table-cell office:value-type="float" office:value="40.4531765762006">
                <text:p>40.4531765762006</text:p>
              </table:table-cell>
              <table:table-cell office:value-type="float" office:value="32.9992645389897">
                <text:p>32.9992645389897</text:p>
              </table:table-cell>
              <table:table-cell office:value-type="float" office:value="20.304393998473">
                <text:p>20.304393998473</text:p>
              </table:table-cell>
              <table:table-cell office:value-type="float" office:value="3.36211608671306">
                <text:p>3.36211608671306</text:p>
              </table:table-cell>
              <table:table-cell office:value-type="float" office:value="0.0001441782100587">
                <text:p>0.0001441782100587</text:p>
              </table:table-cell>
              <table:table-cell office:value-type="float" office:value="1.02636313196088E-039">
                <text:p>1.02636313196088E-03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633999999999963">
                <text:p>0.633999999999963</text:p>
              </table:table-cell>
              <table:table-cell office:value-type="float" office:value="40.1793532364659">
                <text:p>40.1793532364659</text:p>
              </table:table-cell>
              <table:table-cell office:value-type="float" office:value="32.7258395659456">
                <text:p>32.7258395659456</text:p>
              </table:table-cell>
              <table:table-cell office:value-type="float" office:value="20.0629008965947">
                <text:p>20.0629008965947</text:p>
              </table:table-cell>
              <table:table-cell office:value-type="float" office:value="3.27759605234439">
                <text:p>3.27759605234439</text:p>
              </table:table-cell>
              <table:table-cell office:value-type="float" office:value="0.000130335923414572">
                <text:p>0.000130335923414572</text:p>
              </table:table-cell>
              <table:table-cell office:value-type="float" office:value="5.05469115677469E-040">
                <text:p>5.05469115677469E-04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634499999999963">
                <text:p>0.634499999999963</text:p>
              </table:table-cell>
              <table:table-cell office:value-type="float" office:value="39.9063701303091">
                <text:p>39.9063701303091</text:p>
              </table:table-cell>
              <table:table-cell office:value-type="float" office:value="32.4536706815835">
                <text:p>32.4536706815835</text:p>
              </table:table-cell>
              <table:table-cell office:value-type="float" office:value="19.8233933312833">
                <text:p>19.8233933312833</text:p>
              </table:table-cell>
              <table:table-cell office:value-type="float" office:value="3.19489666124106">
                <text:p>3.19489666124106</text:p>
              </table:table-cell>
              <table:table-cell office:value-type="float" office:value="0.000117778160171906">
                <text:p>0.000117778160171906</text:p>
              </table:table-cell>
              <table:table-cell office:value-type="float" office:value="2.48278021879337E-040">
                <text:p>2.48278021879337E-04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634999999999963">
                <text:p>0.634999999999963</text:p>
              </table:table-cell>
              <table:table-cell office:value-type="float" office:value="39.6342353640741">
                <text:p>39.6342353640741</text:p>
              </table:table-cell>
              <table:table-cell office:value-type="float" office:value="32.1827642998617">
                <text:p>32.1827642998617</text:p>
              </table:table-cell>
              <table:table-cell office:value-type="float" office:value="19.5858688969033">
                <text:p>19.5858688969033</text:p>
              </table:table-cell>
              <table:table-cell office:value-type="float" office:value="3.1139875185472">
                <text:p>3.1139875185472</text:p>
              </table:table-cell>
              <table:table-cell office:value-type="float" office:value="0.00010639017604001">
                <text:p>0.00010639017604001</text:p>
              </table:table-cell>
              <table:table-cell office:value-type="float" office:value="1.21627560842128E-040">
                <text:p>1.21627560842128E-04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635499999999963">
                <text:p>0.635499999999963</text:p>
              </table:table-cell>
              <table:table-cell office:value-type="float" office:value="39.3629569245301">
                <text:p>39.3629569245301</text:p>
              </table:table-cell>
              <table:table-cell office:value-type="float" office:value="31.9131266639846">
                <text:p>31.9131266639846</text:p>
              </table:table-cell>
              <table:table-cell office:value-type="float" office:value="19.3503249520831">
                <text:p>19.3503249520831</text:p>
              </table:table-cell>
              <table:table-cell office:value-type="float" office:value="3.03483849304879">
                <text:p>3.03483849304879</text:p>
              </table:table-cell>
              <table:table-cell office:value-type="float" office:value="0.0000960670419065151">
                <text:p>0.0000960670419065151</text:p>
              </table:table-cell>
              <table:table-cell office:value-type="float" office:value="5.94259027115354E-041">
                <text:p>5.94259027115354E-04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635999999999963">
                <text:p>0.635999999999963</text:p>
              </table:table-cell>
              <table:table-cell office:value-type="float" office:value="39.0925426788782">
                <text:p>39.0925426788782</text:p>
              </table:table-cell>
              <table:table-cell office:value-type="float" office:value="31.6447638470548">
                <text:p>31.6447638470548</text:p>
              </table:table-cell>
              <table:table-cell office:value-type="float" office:value="19.1167586230087">
                <text:p>19.1167586230087</text:p>
              </table:table-cell>
              <table:table-cell office:value-type="float" office:value="2.9574197218219">
                <text:p>2.9574197218219</text:p>
              </table:table-cell>
              <table:table-cell office:value-type="float" office:value="0.0000867128454625223">
                <text:p>0.0000867128454625223</text:p>
              </table:table-cell>
              <table:table-cell office:value-type="float" office:value="2.89580722509604E-041">
                <text:p>2.89580722509604E-04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636499999999963">
                <text:p>0.636499999999963</text:p>
              </table:table-cell>
              <table:table-cell office:value-type="float" office:value="38.8230003747737">
                <text:p>38.8230003747737</text:p>
              </table:table-cell>
              <table:table-cell office:value-type="float" office:value="31.3776817527453">
                <text:p>31.3776817527453</text:p>
              </table:table-cell>
              <table:table-cell office:value-type="float" office:value="18.8851668067305">
                <text:p>18.8851668067305</text:p>
              </table:table-cell>
              <table:table-cell office:value-type="float" office:value="2.88170161463714">
                <text:p>2.88170161463714</text:p>
              </table:table-cell>
              <table:table-cell office:value-type="float" office:value="0.000078239953979109">
                <text:p>0.000078239953979109</text:p>
              </table:table-cell>
              <table:table-cell office:value-type="float" office:value="1.40738713418555E-041">
                <text:p>1.40738713418555E-04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636999999999963">
                <text:p>0.636999999999963</text:p>
              </table:table-cell>
              <table:table-cell office:value-type="float" office:value="38.5543376403632">
                <text:p>38.5543376403632</text:p>
              </table:table-cell>
              <table:table-cell office:value-type="float" office:value="31.111886115993">
                <text:p>31.111886115993</text:p>
              </table:table-cell>
              <table:table-cell office:value-type="float" office:value="18.6555461744805">
                <text:p>18.6555461744805</text:p>
              </table:table-cell>
              <table:table-cell office:value-type="float" office:value="2.80765485812374">
                <text:p>2.80765485812374</text:p>
              </table:table-cell>
              <table:table-cell office:value-type="float" office:value="0.0000705683338887511">
                <text:p>0.0000705683338887511</text:p>
              </table:table-cell>
              <table:table-cell office:value-type="float" office:value="6.82193497043373E-042">
                <text:p>6.82193497043373E-04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637499999999963">
                <text:p>0.637499999999963</text:p>
              </table:table-cell>
              <table:table-cell office:value-type="float" office:value="38.2865619843365">
                <text:p>38.2865619843365</text:p>
              </table:table-cell>
              <table:table-cell office:value-type="float" office:value="30.8473825037129">
                <text:p>30.8473825037129</text:p>
              </table:table-cell>
              <table:table-cell office:value-type="float" office:value="18.4278931750004">
                <text:p>18.4278931750004</text:p>
              </table:table-cell>
              <table:table-cell office:value-type="float" office:value="2.73525041969723">
                <text:p>2.73525041969723</text:p>
              </table:table-cell>
              <table:table-cell office:value-type="float" office:value="0.0000636249231050501">
                <text:p>0.0000636249231050501</text:p>
              </table:table-cell>
              <table:table-cell office:value-type="float" office:value="3.29800753342787E-042">
                <text:p>3.29800753342787E-04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637999999999963">
                <text:p>0.637999999999963</text:p>
              </table:table-cell>
              <table:table-cell office:value-type="float" office:value="38.0196807959934">
                <text:p>38.0196807959934</text:p>
              </table:table-cell>
              <table:table-cell office:value-type="float" office:value="30.5841763155308">
                <text:p>30.5841763155308</text:p>
              </table:table-cell>
              <table:table-cell office:value-type="float" office:value="18.2022040378777">
                <text:p>18.2022040378777</text:p>
              </table:table-cell>
              <table:table-cell office:value-type="float" office:value="2.66445955125446">
                <text:p>2.66445955125446</text:p>
              </table:table-cell>
              <table:table-cell office:value-type="float" office:value="0.0000573430522784024">
                <text:p>0.0000573430522784024</text:p>
              </table:table-cell>
              <table:table-cell office:value-type="float" office:value="1.59017814720762E-042">
                <text:p>1.59017814720762E-04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638499999999963">
                <text:p>0.638499999999963</text:p>
              </table:table-cell>
              <table:table-cell office:value-type="float" office:value="37.753701345325">
                <text:p>37.753701345325</text:p>
              </table:table-cell>
              <table:table-cell office:value-type="float" office:value="30.3222727845375">
                <text:p>30.3222727845375</text:p>
              </table:table-cell>
              <table:table-cell office:value-type="float" office:value="17.9784747768906">
                <text:p>17.9784747768906</text:p>
              </table:table-cell>
              <table:table-cell office:value-type="float" office:value="2.59525379263991">
                <text:p>2.59525379263991</text:p>
              </table:table-cell>
              <table:table-cell office:value-type="float" office:value="0.0000516619114346049">
                <text:p>0.0000516619114346049</text:p>
              </table:table-cell>
              <table:table-cell office:value-type="float" office:value="7.64698059268417E-043">
                <text:p>7.64698059268417E-04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638999999999963">
                <text:p>0.638999999999963</text:p>
              </table:table-cell>
              <table:table-cell office:value-type="float" office:value="37.4886307831096">
                <text:p>37.4886307831096</text:p>
              </table:table-cell>
              <table:table-cell office:value-type="float" office:value="30.0616769780606">
                <text:p>30.0616769780606</text:p>
              </table:table-cell>
              <table:table-cell office:value-type="float" office:value="17.7567011933601">
                <text:p>17.7567011933601</text:p>
              </table:table-cell>
              <table:table-cell office:value-type="float" office:value="2.52760497488713">
                <text:p>2.52760497488713</text:p>
              </table:table-cell>
              <table:table-cell office:value-type="float" office:value="0.0000465260586784599">
                <text:p>0.0000465260586784599</text:p>
              </table:table-cell>
              <table:table-cell office:value-type="float" office:value="3.66761942732389E-043">
                <text:p>3.66761942732389E-04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639499999999963">
                <text:p>0.639499999999963</text:p>
              </table:table-cell>
              <table:table-cell office:value-type="float" office:value="37.2244761410231">
                <text:p>37.2244761410231</text:p>
              </table:table-cell>
              <table:table-cell office:value-type="float" office:value="29.8023937984569">
                <text:p>29.8023937984569</text:p>
              </table:table-cell>
              <table:table-cell office:value-type="float" office:value="17.5368788795074">
                <text:p>17.5368788795074</text:p>
              </table:table-cell>
              <table:table-cell office:value-type="float" office:value="2.46148522323954">
                <text:p>2.46148522323954</text:p>
              </table:table-cell>
              <table:table-cell office:value-type="float" office:value="0.0000418849678659244">
                <text:p>0.0000418849678659244</text:p>
              </table:table-cell>
              <table:table-cell office:value-type="float" office:value="1.75439996700941E-043">
                <text:p>1.75439996700941E-04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639999999999963">
                <text:p>0.639999999999963</text:p>
              </table:table-cell>
              <table:table-cell office:value-type="float" office:value="36.9612443317635">
                <text:p>36.9612443317635</text:p>
              </table:table-cell>
              <table:table-cell office:value-type="float" office:value="29.5444279839228">
                <text:p>29.5444279839228</text:p>
              </table:table-cell>
              <table:table-cell office:value-type="float" office:value="17.3190032218175">
                <text:p>17.3190032218175</text:p>
              </table:table-cell>
              <table:table-cell office:value-type="float" office:value="2.39686695995426">
                <text:p>2.39686695995426</text:p>
              </table:table-cell>
              <table:table-cell office:value-type="float" office:value="0.0000376926123568211">
                <text:p>0.0000376926123568211</text:p>
              </table:table-cell>
              <table:table-cell office:value-type="float" office:value="8.36995312835264E-044">
                <text:p>8.36995312835264E-04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640499999999963">
                <text:p>0.640499999999963</text:p>
              </table:table-cell>
              <table:table-cell office:value-type="float" office:value="36.6989421491896">
                <text:p>36.6989421491896</text:p>
              </table:table-cell>
              <table:table-cell office:value-type="float" office:value="29.2877841093229">
                <text:p>29.2877841093229</text:p>
              </table:table-cell>
              <table:table-cell office:value-type="float" office:value="17.1030694044058">
                <text:p>17.1030694044058</text:p>
              </table:table-cell>
              <table:table-cell office:value-type="float" office:value="2.33372290689345">
                <text:p>2.33372290689345</text:p>
              </table:table-cell>
              <table:table-cell office:value-type="float" office:value="0.0000339070821562403">
                <text:p>0.0000339070821562403</text:p>
              </table:table-cell>
              <table:table-cell office:value-type="float" office:value="3.98260753307179E-044">
                <text:p>3.98260753307179E-04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640999999999962">
                <text:p>0.640999999999962</text:p>
              </table:table-cell>
              <table:table-cell office:value-type="float" office:value="36.4375762684739">
                <text:p>36.4375762684739</text:p>
              </table:table-cell>
              <table:table-cell office:value-type="float" office:value="29.0324665870372">
                <text:p>29.0324665870372</text:p>
              </table:table-cell>
              <table:table-cell office:value-type="float" office:value="16.8890724123889">
                <text:p>16.8890724123889</text:p>
              </table:table-cell>
              <table:table-cell office:value-type="float" office:value="2.27202608790689">
                <text:p>2.27202608790689</text:p>
              </table:table-cell>
              <table:table-cell office:value-type="float" office:value="0.000030490231937079">
                <text:p>0.000030490231937079</text:p>
              </table:table-cell>
              <table:table-cell office:value-type="float" office:value="1.89000113620376E-044">
                <text:p>1.89000113620376E-04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641499999999962">
                <text:p>0.641499999999962</text:p>
              </table:table-cell>
              <table:table-cell office:value-type="float" office:value="36.1771532462694">
                <text:p>36.1771532462694</text:p>
              </table:table-cell>
              <table:table-cell office:value-type="float" office:value="28.7784796678262">
                <text:p>28.7784796678262</text:p>
              </table:table-cell>
              <table:table-cell office:value-type="float" office:value="16.6770070352571">
                <text:p>16.6770070352571</text:p>
              </table:table-cell>
              <table:table-cell office:value-type="float" office:value="2.21174983101019">
                <text:p>2.21174983101019</text:p>
              </table:table-cell>
              <table:table-cell office:value-type="float" office:value="0.0000274073576092966">
                <text:p>0.0000274073576092966</text:p>
              </table:table-cell>
              <table:table-cell office:value-type="float" office:value="8.94554261804209E-045">
                <text:p>8.94554261804209E-04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641999999999962">
                <text:p>0.641999999999962</text:p>
              </table:table-cell>
              <table:table-cell office:value-type="float" office:value="35.9176795208902">
                <text:p>35.9176795208902</text:p>
              </table:table-cell>
              <table:table-cell office:value-type="float" office:value="28.525827441713">
                <text:p>28.525827441713</text:p>
              </table:table-cell>
              <table:table-cell office:value-type="float" office:value="16.4668678702487">
                <text:p>16.4668678702487</text:p>
              </table:table-cell>
              <table:table-cell office:value-type="float" office:value="2.15286777036267">
                <text:p>2.15286777036267</text:p>
              </table:table-cell>
              <table:table-cell office:value-type="float" office:value="0.0000246268992639436">
                <text:p>0.0000246268992639436</text:p>
              </table:table-cell>
              <table:table-cell office:value-type="float" office:value="4.22280845479548E-045">
                <text:p>4.22280845479548E-04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642499999999962">
                <text:p>0.642499999999962</text:p>
              </table:table-cell>
              <table:table-cell office:value-type="float" office:value="35.6591614125056">
                <text:p>35.6591614125056</text:p>
              </table:table-cell>
              <table:table-cell office:value-type="float" office:value="28.274513838883">
                <text:p>28.274513838883</text:p>
              </table:table-cell>
              <table:table-cell office:value-type="float" office:value="16.2586493257241">
                <text:p>16.2586493257241</text:p>
              </table:table-cell>
              <table:table-cell office:value-type="float" office:value="2.09535384804913">
                <text:p>2.09535384804913</text:p>
              </table:table-cell>
              <table:table-cell office:value-type="float" office:value="0.0000221201684724122">
                <text:p>0.0000221201684724122</text:p>
              </table:table-cell>
              <table:table-cell office:value-type="float" office:value="1.98813625573096E-045">
                <text:p>1.98813625573096E-04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642999999999962">
                <text:p>0.642999999999962</text:p>
              </table:table-cell>
              <table:table-cell office:value-type="float" office:value="35.4016051233479">
                <text:p>35.4016051233479</text:p>
              </table:table-cell>
              <table:table-cell office:value-type="float" office:value="28.0245426306002">
                <text:p>28.0245426306002</text:p>
              </table:table-cell>
              <table:table-cell office:value-type="float" office:value="16.0523456245402">
                <text:p>16.0523456245402</text:p>
              </table:table-cell>
              <table:table-cell office:value-type="float" office:value="2.0391823156697">
                <text:p>2.0391823156697</text:p>
              </table:table-cell>
              <table:table-cell office:value-type="float" office:value="0.0000198610980641689">
                <text:p>0.0000198610980641689</text:p>
              </table:table-cell>
              <table:table-cell office:value-type="float" office:value="9.33557296025509E-046">
                <text:p>9.33557296025509E-04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643499999999962">
                <text:p>0.643499999999962</text:p>
              </table:table-cell>
              <table:table-cell office:value-type="float" office:value="35.1450167379337">
                <text:p>35.1450167379337</text:p>
              </table:table-cell>
              <table:table-cell office:value-type="float" office:value="27.7759174301401">
                <text:p>27.7759174301401</text:p>
              </table:table-cell>
              <table:table-cell office:value-type="float" office:value="15.8479508074227">
                <text:p>15.8479508074227</text:p>
              </table:table-cell>
              <table:table-cell office:value-type="float" office:value="1.98432773574194">
                <text:p>1.98432773574194</text:p>
              </table:table-cell>
              <table:table-cell office:value-type="float" office:value="0.0000178260126399839">
                <text:p>0.0000178260126399839</text:p>
              </table:table-cell>
              <table:table-cell office:value-type="float" office:value="4.37205764211842E-046">
                <text:p>4.37205764211842E-04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643999999999962">
                <text:p>0.643999999999962</text:p>
              </table:table-cell>
              <table:table-cell office:value-type="float" office:value="34.8894022232985">
                <text:p>34.8894022232985</text:p>
              </table:table-cell>
              <table:table-cell office:value-type="float" office:value="27.5286416937395">
                <text:p>27.5286416937395</text:p>
              </table:table-cell>
              <table:table-cell office:value-type="float" office:value="15.6454587363366">
                <text:p>15.6454587363366</text:p>
              </table:table-cell>
              <table:table-cell office:value-type="float" office:value="1.93076498291953">
                <text:p>1.93076498291953</text:p>
              </table:table-cell>
              <table:table-cell office:value-type="float" office:value="0.0000159934182028388">
                <text:p>0.0000159934182028388</text:p>
              </table:table-cell>
              <table:table-cell office:value-type="float" office:value="2.0421180796539E-046">
                <text:p>2.0421180796539E-04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644499999999962">
                <text:p>0.644499999999962</text:p>
              </table:table-cell>
              <table:table-cell office:value-type="float" office:value="34.6347674292442">
                <text:p>34.6347674292442</text:p>
              </table:table-cell>
              <table:table-cell office:value-type="float" office:value="27.2827187215605">
                <text:p>27.2827187215605</text:p>
              </table:table-cell>
              <table:table-cell office:value-type="float" office:value="15.4448630978536">
                <text:p>15.4448630978536</text:p>
              </table:table-cell>
              <table:table-cell office:value-type="float" office:value="1.87846924503164">
                <text:p>1.87846924503164</text:p>
              </table:table-cell>
              <table:table-cell office:value-type="float" office:value="0.0000143438094057595">
                <text:p>0.0000143438094057595</text:p>
              </table:table-cell>
              <table:table-cell office:value-type="float" office:value="9.51318387262583E-047">
                <text:p>9.51318387262583E-04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644999999999962">
                <text:p>0.644999999999962</text:p>
              </table:table-cell>
              <table:table-cell office:value-type="float" office:value="34.3811180885998">
                <text:p>34.3811180885998</text:p>
              </table:table-cell>
              <table:table-cell office:value-type="float" office:value="27.0381516586722">
                <text:p>27.0381516586722</text:p>
              </table:table-cell>
              <table:table-cell office:value-type="float" office:value="15.2461574065152">
                <text:p>15.2461574065152</text:p>
              </table:table-cell>
              <table:table-cell office:value-type="float" office:value="1.82741602394734">
                <text:p>1.82741602394734</text:p>
              </table:table-cell>
              <table:table-cell office:value-type="float" office:value="0.0000128594930252202">
                <text:p>0.0000128594930252202</text:p>
              </table:table-cell>
              <table:table-cell office:value-type="float" office:value="4.4199870920647E-047">
                <text:p>4.4199870920647E-04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645499999999962">
                <text:p>0.645499999999962</text:p>
              </table:table-cell>
              <table:table-cell office:value-type="float" office:value="34.1284598174952">
                <text:p>34.1284598174952</text:p>
              </table:table-cell>
              <table:table-cell office:value-type="float" office:value="26.7949434960462">
                <text:p>26.7949434960462</text:p>
              </table:table-cell>
              <table:table-cell office:value-type="float" office:value="15.0493350081913">
                <text:p>15.0493350081913</text:p>
              </table:table-cell>
              <table:table-cell office:value-type="float" office:value="1.77758113626919">
                <text:p>1.77758113626919</text:p>
              </table:table-cell>
              <table:table-cell office:value-type="float" office:value="0.0000115244263709389">
                <text:p>0.0000115244263709389</text:p>
              </table:table-cell>
              <table:table-cell office:value-type="float" office:value="2.04817084880696E-047">
                <text:p>2.04817084880696E-04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645999999999962">
                <text:p>0.645999999999962</text:p>
              </table:table-cell>
              <table:table-cell office:value-type="float" office:value="33.8767981156475">
                <text:p>33.8767981156475</text:p>
              </table:table-cell>
              <table:table-cell office:value-type="float" office:value="26.5530970715674">
                <text:p>26.5530970715674</text:p>
              </table:table-cell>
              <table:table-cell office:value-type="float" office:value="14.854389083433">
                <text:p>14.854389083433</text:p>
              </table:table-cell>
              <table:table-cell office:value-type="float" office:value="1.72894071386028">
                <text:p>1.72894071386028</text:p>
              </table:table-cell>
              <table:table-cell office:value-type="float" office:value="0.0000103240694382434">
                <text:p>0.0000103240694382434</text:p>
              </table:table-cell>
              <table:table-cell office:value-type="float" office:value="9.46588948318017E-048">
                <text:p>9.46588948318017E-04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646499999999962">
                <text:p>0.646499999999962</text:p>
              </table:table-cell>
              <table:table-cell office:value-type="float" office:value="33.6261383666598">
                <text:p>33.6261383666598</text:p>
              </table:table-cell>
              <table:table-cell office:value-type="float" office:value="26.31261507106">
                <text:p>26.31261507106</text:p>
              </table:table-cell>
              <table:table-cell office:value-type="float" office:value="14.661312650819">
                <text:p>14.661312650819</text:p>
              </table:table-cell>
              <table:table-cell office:value-type="float" office:value="1.68147120420903">
                <text:p>1.68147120420903</text:p>
              </table:table-cell>
              <table:table-cell office:value-type="float" office:value="0.00000924524969812198">
                <text:p>0.00000924524969812198</text:p>
              </table:table-cell>
              <table:table-cell office:value-type="float" office:value="4.36321635149544E-048">
                <text:p>4.36321635149544E-04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646999999999962">
                <text:p>0.646999999999962</text:p>
              </table:table-cell>
              <table:table-cell office:value-type="float" office:value="33.3764858383329">
                <text:p>33.3764858383329</text:p>
              </table:table-cell>
              <table:table-cell office:value-type="float" office:value="26.0735000293266">
                <text:p>26.0735000293266</text:p>
              </table:table-cell>
              <table:table-cell office:value-type="float" office:value="14.4700985702944">
                <text:p>14.4700985702944</text:p>
              </table:table-cell>
              <table:table-cell office:value-type="float" office:value="1.63514937063578">
                <text:p>1.63514937063578</text:p>
              </table:table-cell>
              <table:table-cell office:value-type="float" office:value="0.00000827603850297048">
                <text:p>0.00000827603850297048</text:p>
              </table:table-cell>
              <table:table-cell office:value-type="float" office:value="2.00586701194392E-048">
                <text:p>2.00586701194392E-04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647499999999962">
                <text:p>0.647499999999962</text:p>
              </table:table-cell>
              <table:table-cell office:value-type="float" office:value="33.127845682989">
                <text:p>33.127845682989</text:p>
              </table:table-cell>
              <table:table-cell office:value-type="float" office:value="25.8357543312027">
                <text:p>25.8357543312027</text:p>
              </table:table-cell>
              <table:table-cell office:value-type="float" office:value="14.2807395465021">
                <text:p>14.2807395465021</text:p>
              </table:table-cell>
              <table:table-cell office:value-type="float" office:value="1.5899522923456">
                <text:p>1.5899522923456</text:p>
              </table:table-cell>
              <table:table-cell office:value-type="float" office:value="0.00000740563816325376">
                <text:p>0.00000740563816325376</text:p>
              </table:table-cell>
              <table:table-cell office:value-type="float" office:value="9.19702979713156E-049">
                <text:p>9.19702979713156E-04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647999999999962">
                <text:p>0.647999999999962</text:p>
              </table:table-cell>
              <table:table-cell office:value-type="float" office:value="32.8802229378079">
                <text:p>32.8802229378079</text:p>
              </table:table-cell>
              <table:table-cell office:value-type="float" office:value="25.5993802126236">
                <text:p>25.5993802126236</text:p>
              </table:table-cell>
              <table:table-cell office:value-type="float" office:value="14.0932281321045">
                <text:p>14.0932281321045</text:p>
              </table:table-cell>
              <table:table-cell office:value-type="float" office:value="1.54585736433138">
                <text:p>1.54585736433138</text:p>
              </table:table-cell>
              <table:table-cell office:value-type="float" office:value="0.0000066242788221735">
                <text:p>0.0000066242788221735</text:p>
              </table:table-cell>
              <table:table-cell office:value-type="float" office:value="4.20574677361143E-049">
                <text:p>4.20574677361143E-04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648499999999962">
                <text:p>0.648499999999962</text:p>
              </table:table-cell>
              <table:table-cell office:value-type="float" office:value="32.6336225251748">
                <text:p>32.6336225251748</text:p>
              </table:table-cell>
              <table:table-cell office:value-type="float" office:value="25.3643797617057">
                <text:p>25.3643797617057</text:p>
              </table:table-cell>
              <table:table-cell office:value-type="float" office:value="13.9075567310962">
                <text:p>13.9075567310962</text:p>
              </table:table-cell>
              <table:table-cell office:value-type="float" office:value="1.50284229713135">
                <text:p>1.50284229713135</text:p>
              </table:table-cell>
              <table:table-cell office:value-type="float" office:value="0.00000592312432228602">
                <text:p>0.00000592312432228602</text:p>
              </table:table-cell>
              <table:table-cell office:value-type="float" office:value="1.9181771657844E-049">
                <text:p>1.9181771657844E-04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648999999999962">
                <text:p>0.648999999999962</text:p>
              </table:table-cell>
              <table:table-cell office:value-type="float" office:value="32.3880492530405">
                <text:p>32.3880492530405</text:p>
              </table:table-cell>
              <table:table-cell office:value-type="float" office:value="25.1307549198398">
                <text:p>25.1307549198398</text:p>
              </table:table-cell>
              <table:table-cell office:value-type="float" office:value="13.723717602106">
                <text:p>13.723717602106</text:p>
              </table:table-cell>
              <table:table-cell office:value-type="float" office:value="1.46088511644533">
                <text:p>1.46088511644533</text:p>
              </table:table-cell>
              <table:table-cell office:value-type="float" office:value="0.00000529418632016534">
                <text:p>0.00000529418632016534</text:p>
              </table:table-cell>
              <table:table-cell office:value-type="float" office:value="8.72538065421611E-050">
                <text:p>8.72538065421611E-05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649499999999962">
                <text:p>0.649499999999962</text:p>
              </table:table-cell>
              <table:table-cell office:value-type="float" office:value="32.1435078152932">
                <text:p>32.1435078152932</text:p>
              </table:table-cell>
              <table:table-cell office:value-type="float" office:value="24.8985074827981">
                <text:p>24.8985074827981</text:p>
              </table:table-cell>
              <table:table-cell office:value-type="float" office:value="13.541702861688">
                <text:p>13.541702861688</text:p>
              </table:table-cell>
              <table:table-cell office:value-type="float" office:value="1.41996416261373">
                <text:p>1.41996416261373</text:p>
              </table:table-cell>
              <table:table-cell office:value-type="float" office:value="0.00000473024596294571">
                <text:p>0.00000473024596294571</text:p>
              </table:table-cell>
              <table:table-cell office:value-type="float" office:value="3.9584951566309E-050">
                <text:p>3.9584951566309E-05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649999999999961">
                <text:p>0.649999999999961</text:p>
              </table:table-cell>
              <table:table-cell office:value-type="float" office:value="31.9000027921417">
                <text:p>31.9000027921417</text:p>
              </table:table-cell>
              <table:table-cell office:value-type="float" office:value="24.6676391018526">
                <text:p>24.6676391018526</text:p>
              </table:table-cell>
              <table:table-cell office:value-type="float" office:value="13.3615044876004">
                <text:p>13.3615044876004</text:p>
              </table:table-cell>
              <table:table-cell office:value-type="float" office:value="1.38005808996343">
                <text:p>1.38005808996343</text:p>
              </table:table-cell>
              <table:table-cell office:value-type="float" office:value="0.00000422478249418534">
                <text:p>0.00000422478249418534</text:p>
              </table:table-cell>
              <table:table-cell office:value-type="float" office:value="1.7911251112189E-050">
                <text:p>1.7911251112189E-05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650499999999961">
                <text:p>0.650499999999961</text:p>
              </table:table-cell>
              <table:table-cell office:value-type="float" office:value="31.6575386505108">
                <text:p>31.6575386505108</text:p>
              </table:table-cell>
              <table:table-cell office:value-type="float" office:value="24.4381512849061">
                <text:p>24.4381512849061</text:p>
              </table:table-cell>
              <table:table-cell office:value-type="float" office:value="13.1831143220725">
                <text:p>13.1831143220725</text:p>
              </table:table-cell>
              <table:table-cell office:value-type="float" office:value="1.34114586602466">
                <text:p>1.34114586602466</text:p>
              </table:table-cell>
              <table:table-cell office:value-type="float" office:value="0.00000377190820623387">
                <text:p>0.00000377190820623387</text:p>
              </table:table-cell>
              <table:table-cell office:value-type="float" office:value="8.08298544689773E-051">
                <text:p>8.08298544689773E-05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650999999999961">
                <text:p>0.650999999999961</text:p>
              </table:table-cell>
              <table:table-cell office:value-type="float" office:value="31.4161197444469">
                <text:p>31.4161197444469</text:p>
              </table:table-cell>
              <table:table-cell office:value-type="float" office:value="24.2100453976353">
                <text:p>24.2100453976353</text:p>
              </table:table-cell>
              <table:table-cell office:value-type="float" office:value="13.0065240750572">
                <text:p>13.0065240750572</text:p>
              </table:table-cell>
              <table:table-cell office:value-type="float" office:value="1.3032067706229">
                <text:p>1.3032067706229</text:p>
              </table:table-cell>
              <table:table-cell office:value-type="float" office:value="0.0000033663092024094">
                <text:p>0.0000033663092024094</text:p>
              </table:table-cell>
              <table:table-cell office:value-type="float" office:value="3.63804226811967E-051">
                <text:p>3.63804226811967E-05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651499999999961">
                <text:p>0.651499999999961</text:p>
              </table:table-cell>
              <table:table-cell office:value-type="float" office:value="31.175750315536">
                <text:p>31.175750315536</text:p>
              </table:table-cell>
              <table:table-cell office:value-type="float" office:value="23.9833226646439">
                <text:p>23.9833226646439</text:p>
              </table:table-cell>
              <table:table-cell office:value-type="float" office:value="12.8317253274708">
                <text:p>12.8317253274708</text:p>
              </table:table-cell>
              <table:table-cell office:value-type="float" office:value="1.26622039484987">
                <text:p>1.26622039484987</text:p>
              </table:table-cell>
              <table:table-cell office:value-type="float" office:value="0.0000030031914750337">
                <text:p>0.0000030031914750337</text:p>
              </table:table-cell>
              <table:table-cell office:value-type="float" office:value="1.63310366593051E-051">
                <text:p>1.63310366593051E-05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651999999999961">
                <text:p>0.651999999999961</text:p>
              </table:table-cell>
              <table:table-cell office:value-type="float" office:value="30.9364344933319">
                <text:p>30.9364344933319</text:p>
              </table:table-cell>
              <table:table-cell office:value-type="float" office:value="23.7579841706288">
                <text:p>23.7579841706288</text:p>
              </table:table-cell>
              <table:table-cell office:value-type="float" office:value="12.6587095344175">
                <text:p>12.6587095344175</text:p>
              </table:table-cell>
              <table:table-cell office:value-type="float" office:value="1.23016663991749">
                <text:p>1.23016663991749</text:p>
              </table:table-cell>
              <table:table-cell office:value-type="float" office:value="0.00000267823184496006">
                <text:p>0.00000267823184496006</text:p>
              </table:table-cell>
              <table:table-cell office:value-type="float" office:value="7.31155643194831E-052">
                <text:p>7.31155643194831E-05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652499999999961">
                <text:p>0.652499999999961</text:p>
              </table:table-cell>
              <table:table-cell office:value-type="float" office:value="30.6981762957955">
                <text:p>30.6981762957955</text:p>
              </table:table-cell>
              <table:table-cell office:value-type="float" office:value="23.5340308615552">
                <text:p>23.5340308615552</text:p>
              </table:table-cell>
              <table:table-cell office:value-type="float" office:value="12.4874680283986">
                <text:p>12.4874680283986</text:p>
              </table:table-cell>
              <table:table-cell office:value-type="float" office:value="1.19502571589893">
                <text:p>1.19502571589893</text:p>
              </table:table-cell>
              <table:table-cell office:value-type="float" office:value="0.00000238753334486728">
                <text:p>0.00000238753334486728</text:p>
              </table:table-cell>
              <table:table-cell office:value-type="float" office:value="3.26479553928243E-052">
                <text:p>3.26479553928243E-05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652999999999961">
                <text:p>0.652999999999961</text:p>
              </table:table-cell>
              <table:table-cell office:value-type="float" office:value="30.4609796297452">
                <text:p>30.4609796297452</text:p>
              </table:table-cell>
              <table:table-cell office:value-type="float" office:value="23.311463545843">
                <text:p>23.311463545843</text:p>
              </table:table-cell>
              <table:table-cell office:value-type="float" office:value="12.3179920225054">
                <text:p>12.3179920225054</text:p>
              </table:table-cell>
              <table:table-cell office:value-type="float" office:value="1.16077814036053">
                <text:p>1.16077814036053</text:p>
              </table:table-cell>
              <table:table-cell office:value-type="float" office:value="0.00000212758466248519">
                <text:p>0.00000212758466248519</text:p>
              </table:table-cell>
              <table:table-cell office:value-type="float" office:value="1.45395916687307E-052">
                <text:p>1.45395916687307E-05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653499999999961">
                <text:p>0.653499999999961</text:p>
              </table:table-cell>
              <table:table-cell office:value-type="float" office:value="30.2248482913174">
                <text:p>30.2248482913174</text:p>
              </table:table-cell>
              <table:table-cell office:value-type="float" office:value="23.0902828955638">
                <text:p>23.0902828955638</text:p>
              </table:table-cell>
              <table:table-cell office:value-type="float" office:value="12.1502726135969">
                <text:p>12.1502726135969</text:p>
              </table:table-cell>
              <table:table-cell office:value-type="float" office:value="1.12740473688848">
                <text:p>1.12740473688848</text:p>
              </table:table-cell>
              <table:table-cell office:value-type="float" office:value="0.000001895223291248">
                <text:p>0.000001895223291248</text:p>
              </table:table-cell>
              <table:table-cell office:value-type="float" office:value="6.45800684399793E-053">
                <text:p>6.45800684399793E-05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653999999999961">
                <text:p>0.653999999999961</text:p>
              </table:table-cell>
              <table:table-cell office:value-type="float" office:value="29.9897859664377">
                <text:p>29.9897859664377</text:p>
              </table:table-cell>
              <table:table-cell office:value-type="float" office:value="22.8704894476464">
                <text:p>22.8704894476464</text:p>
              </table:table-cell>
              <table:table-cell office:value-type="float" office:value="11.9843007854581">
                <text:p>11.9843007854581</text:p>
              </table:table-cell>
              <table:table-cell office:value-type="float" office:value="1.09488663351422">
                <text:p>1.09488663351422</text:p>
              </table:table-cell>
              <table:table-cell office:value-type="float" office:value="0.00000168760206481827">
                <text:p>0.00000168760206481827</text:p>
              </table:table-cell>
              <table:table-cell office:value-type="float" office:value="2.86084851071648E-053">
                <text:p>2.86084851071648E-05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654499999999961">
                <text:p>0.654499999999961</text:p>
              </table:table-cell>
              <table:table-cell office:value-type="float" office:value="29.7557962313026">
                <text:p>29.7557962313026</text:p>
              </table:table-cell>
              <table:table-cell office:value-type="float" office:value="22.6520836050931">
                <text:p>22.6520836050931</text:p>
              </table:table-cell>
              <table:table-cell office:value-type="float" office:value="11.8200674119424">
                <text:p>11.8200674119424</text:p>
              </table:table-cell>
              <table:table-cell office:value-type="float" office:value="1.06320526104212">
                <text:p>1.06320526104212</text:p>
              </table:table-cell>
              <table:table-cell office:value-type="float" office:value="0.00000150215877865204">
                <text:p>0.00000150215877865204</text:p>
              </table:table-cell>
              <table:table-cell office:value-type="float" office:value="1.26398317002711E-053">
                <text:p>1.26398317002711E-05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654999999999961">
                <text:p>0.654999999999961</text:p>
              </table:table-cell>
              <table:table-cell office:value-type="float" office:value="29.5228825528706">
                <text:p>29.5228825528706</text:p>
              </table:table-cell>
              <table:table-cell office:value-type="float" office:value="22.4350656382043">
                <text:p>22.4350656382043</text:p>
              </table:table-cell>
              <table:table-cell office:value-type="float" office:value="11.6575632600947">
                <text:p>11.6575632600947</text:p>
              </table:table-cell>
              <table:table-cell office:value-type="float" office:value="1.03234235128348">
                <text:p>1.03234235128348</text:p>
              </table:table-cell>
              <table:table-cell office:value-type="float" office:value="0.00000133658862643972">
                <text:p>0.00000133658862643972</text:p>
              </table:table-cell>
              <table:table-cell office:value-type="float" office:value="5.5697767856975E-054">
                <text:p>5.5697767856975E-05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655499999999961">
                <text:p>0.655499999999961</text:p>
              </table:table-cell>
              <table:table-cell office:value-type="float" office:value="29.2910482893642">
                <text:p>29.2910482893642</text:p>
              </table:table-cell>
              <table:table-cell office:value-type="float" office:value="22.2194356858126">
                <text:p>22.2194356858126</text:p>
              </table:table-cell>
              <table:table-cell office:value-type="float" office:value="11.4967789932554">
                <text:p>11.4967789932554</text:p>
              </table:table-cell>
              <table:table-cell office:value-type="float" office:value="1.00227993520025">
                <text:p>1.00227993520025</text:p>
              </table:table-cell>
              <table:table-cell office:value-type="float" office:value="0.00000118881920200391">
                <text:p>0.00000118881920200391</text:p>
              </table:table-cell>
              <table:table-cell office:value-type="float" office:value="2.44784750946388E-054">
                <text:p>2.44784750946388E-05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655999999999961">
                <text:p>0.655999999999961</text:p>
              </table:table-cell>
              <table:table-cell office:value-type="float" office:value="29.0602966907812">
                <text:p>29.0602966907812</text:p>
              </table:table-cell>
              <table:table-cell office:value-type="float" office:value="22.0051937565246">
                <text:p>22.0051937565246</text:p>
              </table:table-cell>
              <table:table-cell office:value-type="float" office:value="11.3377051741449">
                <text:p>11.3377051741449</text:p>
              </table:table-cell>
              <table:table-cell office:value-type="float" office:value="0.973000340962349">
                <text:p>0.973000340962349</text:p>
              </table:table-cell>
              <table:table-cell office:value-type="float" office:value="0.000001056987838201">
                <text:p>0.000001056987838201</text:p>
              </table:table-cell>
              <table:table-cell office:value-type="float" office:value="1.07295374003648E-054">
                <text:p>1.07295374003648E-05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656499999999961">
                <text:p>0.656499999999961</text:p>
              </table:table-cell>
              <table:table-cell office:value-type="float" office:value="28.8306308994155">
                <text:p>28.8306308994155</text:p>
              </table:table-cell>
              <table:table-cell office:value-type="float" office:value="21.7923397299721">
                <text:p>21.7923397299721</text:p>
              </table:table-cell>
              <table:table-cell office:value-type="float" office:value="11.1803322679288">
                <text:p>11.1803322679288</text:p>
              </table:table-cell>
              <table:table-cell office:value-type="float" office:value="0.944486191922103">
                <text:p>0.944486191922103</text:p>
              </table:table-cell>
              <table:table-cell office:value-type="float" office:value="0.000000939421073686487">
                <text:p>0.000000939421073686487</text:p>
              </table:table-cell>
              <table:table-cell office:value-type="float" office:value="4.69059250999481E-055">
                <text:p>4.69059250999481E-05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656999999999961">
                <text:p>0.656999999999961</text:p>
              </table:table-cell>
              <table:table-cell office:value-type="float" office:value="28.6020539503882">
                <text:p>28.6020539503882</text:p>
              </table:table-cell>
              <table:table-cell office:value-type="float" office:value="21.58087335807">
                <text:p>21.58087335807</text:p>
              </table:table-cell>
              <table:table-cell office:value-type="float" office:value="11.0246506452609">
                <text:p>11.0246506452609</text:p>
              </table:table-cell>
              <table:table-cell office:value-type="float" office:value="0.916720404509312">
                <text:p>0.916720404509312</text:p>
              </table:table-cell>
              <table:table-cell office:value-type="float" office:value="0.000000834616056184628">
                <text:p>0.000000834616056184628</text:p>
              </table:table-cell>
              <table:table-cell office:value-type="float" office:value="2.0451467812214E-055">
                <text:p>2.0451467812214E-05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657499999999961">
                <text:p>0.657499999999961</text:p>
              </table:table-cell>
              <table:table-cell office:value-type="float" office:value="28.3745687721871">
                <text:p>28.3745687721871</text:p>
              </table:table-cell>
              <table:table-cell office:value-type="float" office:value="21.3707942662829">
                <text:p>21.3707942662829</text:p>
              </table:table-cell>
              <table:table-cell office:value-type="float" office:value="10.8706505853062">
                <text:p>10.8706505853062</text:p>
              </table:table-cell>
              <table:table-cell office:value-type="float" office:value="0.889686186050522">
                <text:p>0.889686186050522</text:p>
              </table:table-cell>
              <table:table-cell office:value-type="float" office:value="0.000000741223707262472">
                <text:p>0.000000741223707262472</text:p>
              </table:table-cell>
              <table:table-cell office:value-type="float" office:value="8.89347174695287E-056">
                <text:p>8.89347174695287E-05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657999999999961">
                <text:p>0.657999999999961</text:p>
              </table:table-cell>
              <table:table-cell office:value-type="float" office:value="28.1481781872162">
                <text:p>28.1481781872162</text:p>
              </table:table-cell>
              <table:table-cell office:value-type="float" office:value="21.1621019548981">
                <text:p>21.1621019548981</text:p>
              </table:table-cell>
              <table:table-cell office:value-type="float" office:value="10.7183222787419">
                <text:p>10.7183222787419</text:p>
              </table:table-cell>
              <table:table-cell office:value-type="float" office:value="0.86336703251592">
                <text:p>0.86336703251592</text:p>
              </table:table-cell>
              <table:table-cell office:value-type="float" office:value="0.000000658033488653228">
                <text:p>0.000000658033488653228</text:p>
              </table:table-cell>
              <table:table-cell office:value-type="float" office:value="3.85716525404963E-056">
                <text:p>3.85716525404963E-05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658499999999961">
                <text:p>0.658499999999961</text:p>
              </table:table-cell>
              <table:table-cell office:value-type="float" office:value="27.9228849123537">
                <text:p>27.9228849123537</text:p>
              </table:table-cell>
              <table:table-cell office:value-type="float" office:value="20.9547958003061">
                <text:p>20.9547958003061</text:p>
              </table:table-cell>
              <table:table-cell office:value-type="float" office:value="10.5676558307361">
                <text:p>10.5676558307361</text:p>
              </table:table-cell>
              <table:table-cell office:value-type="float" office:value="0.837746726197233">
                <text:p>0.837746726197233</text:p>
              </table:table-cell>
              <table:table-cell office:value-type="float" office:value="0.000000583959624000008">
                <text:p>0.000000583959624000008</text:p>
              </table:table-cell>
              <table:table-cell office:value-type="float" office:value="1.66845781910028E-056">
                <text:p>1.66845781910028E-05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65899999999996">
                <text:p>0.65899999999996</text:p>
              </table:table-cell>
              <table:table-cell office:value-type="float" office:value="27.6986915595193">
                <text:p>27.6986915595193</text:p>
              </table:table-cell>
              <table:table-cell office:value-type="float" office:value="20.748875056288">
                <text:p>20.748875056288</text:p>
              </table:table-cell>
              <table:table-cell office:value-type="float" office:value="10.4186412639038">
                <text:p>10.4186412639038</text:p>
              </table:table-cell>
              <table:table-cell office:value-type="float" office:value="0.812809333319994">
                <text:p>0.812809333319994</text:p>
              </table:table-cell>
              <table:table-cell office:value-type="float" office:value="0.000000518028642591487">
                <text:p>0.000000518028642591487</text:p>
              </table:table-cell>
              <table:table-cell office:value-type="float" office:value="7.19800736506226E-057">
                <text:p>7.19800736506226E-05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65949999999996">
                <text:p>0.65949999999996</text:p>
              </table:table-cell>
              <table:table-cell office:value-type="float" office:value="27.47560063625">
                <text:p>27.47560063625</text:p>
              </table:table-cell>
              <table:table-cell office:value-type="float" office:value="20.5443388553083">
                <text:p>20.5443388553083</text:p>
              </table:table-cell>
              <table:table-cell office:value-type="float" office:value="10.2712685212396">
                <text:p>10.2712685212396</text:p>
              </table:table-cell>
              <table:table-cell office:value-type="float" office:value="0.788539201593457">
                <text:p>0.788539201593457</text:p>
              </table:table-cell>
              <table:table-cell office:value-type="float" office:value="0.000000459368123319883">
                <text:p>0.000000459368123319883</text:p>
              </table:table-cell>
              <table:table-cell office:value-type="float" office:value="3.09712983106698E-057">
                <text:p>3.09712983106698E-05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65999999999996">
                <text:p>0.65999999999996</text:p>
              </table:table-cell>
              <table:table-cell office:value-type="float" office:value="27.2536145462843">
                <text:p>27.2536145462843</text:p>
              </table:table-cell>
              <table:table-cell office:value-type="float" office:value="20.3411862098151">
                <text:p>20.3411862098151</text:p>
              </table:table-cell>
              <table:table-cell office:value-type="float" office:value="10.1255274690274">
                <text:p>10.1255274690274</text:p>
              </table:table-cell>
              <table:table-cell office:value-type="float" office:value="0.764920957701373">
                <text:p>0.764920957701373</text:p>
              </table:table-cell>
              <table:table-cell office:value-type="float" office:value="0.000000407196527788836">
                <text:p>0.000000407196527788836</text:p>
              </table:table-cell>
              <table:table-cell office:value-type="float" office:value="1.32909677842891E-057">
                <text:p>1.32909677842891E-05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66049999999996">
                <text:p>0.66049999999996</text:p>
              </table:table-cell>
              <table:table-cell office:value-type="float" office:value="27.0327355901556">
                <text:p>27.0327355901556</text:p>
              </table:table-cell>
              <table:table-cell office:value-type="float" office:value="20.1394160135451">
                <text:p>20.1394160135451</text:p>
              </table:table-cell>
              <table:table-cell office:value-type="float" office:value="9.98140789972526">
                <text:p>9.98140789972526</text:p>
              </table:table-cell>
              <table:table-cell office:value-type="float" office:value="0.741939504736816">
                <text:p>0.741939504736816</text:p>
              </table:table-cell>
              <table:table-cell office:value-type="float" office:value="0.000000360814021307913">
                <text:p>0.000000360814021307913</text:p>
              </table:table-cell>
              <table:table-cell office:value-type="float" office:value="5.6885799840217E-058">
                <text:p>5.6885799840217E-05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66099999999996">
                <text:p>0.66099999999996</text:p>
              </table:table-cell>
              <table:table-cell office:value-type="float" office:value="26.8129659657929">
                <text:p>26.8129659657929</text:p>
              </table:table-cell>
              <table:table-cell office:value-type="float" office:value="19.9390270428347">
                <text:p>19.9390270428347</text:p>
              </table:table-cell>
              <table:table-cell office:value-type="float" office:value="9.83889953482632">
                <text:p>9.83889953482632</text:p>
              </table:table-cell>
              <table:table-cell office:value-type="float" office:value="0.719580019584167">
                <text:p>0.719580019584167</text:p>
              </table:table-cell>
              <table:table-cell office:value-type="float" office:value="0.000000319594189500262">
                <text:p>0.000000319594189500262</text:p>
              </table:table-cell>
              <table:table-cell office:value-type="float" office:value="2.42829363685107E-058">
                <text:p>2.42829363685107E-05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66149999999996">
                <text:p>0.66149999999996</text:p>
              </table:table-cell>
              <table:table-cell office:value-type="float" office:value="26.5943077691301">
                <text:p>26.5943077691301</text:p>
              </table:table-cell>
              <table:table-cell office:value-type="float" office:value="19.7400179579354">
                <text:p>19.7400179579354</text:p>
              </table:table-cell>
              <table:table-cell office:value-type="float" office:value="9.69799202769462">
                <text:p>9.69799202769462</text:p>
              </table:table-cell>
              <table:table-cell office:value-type="float" office:value="0.697827950251301">
                <text:p>0.697827950251301</text:p>
              </table:table-cell>
              <table:table-cell office:value-type="float" office:value="0.00000028297656648438">
                <text:p>0.00000028297656648438</text:p>
              </table:table-cell>
              <table:table-cell office:value-type="float" office:value="1.03382874730293E-058">
                <text:p>1.03382874730293E-05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66199999999996">
                <text:p>0.66199999999996</text:p>
              </table:table-cell>
              <table:table-cell office:value-type="float" office:value="26.3767629947233">
                <text:p>26.3767629947233</text:p>
              </table:table-cell>
              <table:table-cell office:value-type="float" office:value="19.5423873043354">
                <text:p>19.5423873043354</text:p>
              </table:table-cell>
              <table:table-cell office:value-type="float" office:value="9.55867496637562">
                <text:p>9.55867496637562</text:p>
              </table:table-cell>
              <table:table-cell office:value-type="float" office:value="0.676669013155001">
                <text:p>0.676669013155001</text:p>
              </table:table-cell>
              <table:table-cell office:value-type="float" office:value="0.000000250459898129222">
                <text:p>0.000000250459898129222</text:p>
              </table:table-cell>
              <table:table-cell office:value-type="float" office:value="4.38981356495102E-059">
                <text:p>4.38981356495102E-05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66249999999996">
                <text:p>0.66249999999996</text:p>
              </table:table-cell>
              <table:table-cell office:value-type="float" office:value="26.1603335363758">
                <text:p>26.1603335363758</text:p>
              </table:table-cell>
              <table:table-cell office:value-type="float" office:value="19.3461335140848">
                <text:p>19.3461335140848</text:p>
              </table:table-cell>
              <table:table-cell office:value-type="float" office:value="9.42093787638111">
                <text:p>9.42093787638111</text:p>
              </table:table-cell>
              <table:table-cell office:value-type="float" office:value="0.656089190362494">
                <text:p>0.656089190362494</text:p>
              </table:table-cell>
              <table:table-cell office:value-type="float" office:value="0.000000221596070779104">
                <text:p>0.000000221596070779104</text:p>
              </table:table-cell>
              <table:table-cell office:value-type="float" office:value="1.85906090310663E-059">
                <text:p>1.85906090310663E-05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66299999999996">
                <text:p>0.66299999999996</text:p>
              </table:table-cell>
              <table:table-cell office:value-type="float" office:value="25.9450211877706">
                <text:p>25.9450211877706</text:p>
              </table:table-cell>
              <table:table-cell office:value-type="float" office:value="19.151254907125">
                <text:p>19.151254907125</text:p>
              </table:table-cell>
              <table:table-cell office:value-type="float" office:value="9.28477022344797">
                <text:p>9.28477022344797</text:p>
              </table:table-cell>
              <table:table-cell office:value-type="float" office:value="0.636074726792029">
                <text:p>0.636074726792029</text:p>
              </table:table-cell>
              <table:table-cell office:value-type="float" office:value="0.000000195984642152077">
                <text:p>0.000000195984642152077</text:p>
              </table:table-cell>
              <table:table-cell office:value-type="float" office:value="7.8521977507992E-060">
                <text:p>7.8521977507992E-06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66349999999996">
                <text:p>0.66349999999996</text:p>
              </table:table-cell>
              <table:table-cell office:value-type="float" office:value="25.7308276431107">
                <text:p>25.7308276431107</text:p>
              </table:table-cell>
              <table:table-cell office:value-type="float" office:value="18.9577496926233">
                <text:p>18.9577496926233</text:p>
              </table:table-cell>
              <table:table-cell office:value-type="float" office:value="9.15016141627057">
                <text:p>9.15016141627057</text:p>
              </table:table-cell>
              <table:table-cell office:value-type="float" office:value="0.616612127375274">
                <text:p>0.616612127375274</text:p>
              </table:table-cell>
              <table:table-cell office:value-type="float" office:value="0.000000173267916879986">
                <text:p>0.000000173267916879986</text:p>
              </table:table-cell>
              <table:table-cell office:value-type="float" office:value="3.30779745486334E-060">
                <text:p>3.30779745486334E-06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66399999999996">
                <text:p>0.66399999999996</text:p>
              </table:table-cell>
              <table:table-cell office:value-type="float" office:value="25.5177544977662">
                <text:p>25.5177544977662</text:p>
              </table:table-cell>
              <table:table-cell office:value-type="float" office:value="18.7656159703098">
                <text:p>18.7656159703098</text:p>
              </table:table-cell>
              <table:table-cell office:value-type="float" office:value="9.0171008092064">
                <text:p>9.0171008092064</text:p>
              </table:table-cell>
              <table:table-cell office:value-type="float" office:value="0.597688154184328">
                <text:p>0.597688154184328</text:p>
              </table:table-cell>
              <table:table-cell office:value-type="float" office:value="0.000000153126514424135">
                <text:p>0.000000153126514424135</text:p>
              </table:table-cell>
              <table:table-cell office:value-type="float" office:value="1.38974992243546E-060">
                <text:p>1.38974992243546E-06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66449999999996">
                <text:p>0.66449999999996</text:p>
              </table:table-cell>
              <table:table-cell office:value-type="float" office:value="25.305803248929">
                <text:p>25.305803248929</text:p>
              </table:table-cell>
              <table:table-cell office:value-type="float" office:value="18.5748517318185">
                <text:p>18.5748517318185</text:p>
              </table:table-cell>
              <table:table-cell office:value-type="float" office:value="8.88557770495456">
                <text:p>8.88557770495456</text:p>
              </table:table-cell>
              <table:table-cell office:value-type="float" office:value="0.579289823526006">
                <text:p>0.579289823526006</text:p>
              </table:table-cell>
              <table:table-cell office:value-type="float" office:value="0.000000135275381907915">
                <text:p>0.000000135275381907915</text:p>
              </table:table-cell>
              <table:table-cell office:value-type="float" office:value="5.823505335483E-061">
                <text:p>5.823505335483E-06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66499999999996">
                <text:p>0.66499999999996</text:p>
              </table:table-cell>
              <table:table-cell office:value-type="float" office:value="25.0949752962746">
                <text:p>25.0949752962746</text:p>
              </table:table-cell>
              <table:table-cell office:value-type="float" office:value="18.3854548620316">
                <text:p>18.3854548620316</text:p>
              </table:table-cell>
              <table:table-cell office:value-type="float" office:value="8.75558135720686">
                <text:p>8.75558135720686</text:p>
              </table:table-cell>
              <table:table-cell office:value-type="float" office:value="0.56140440300606">
                <text:p>0.56140440300606</text:p>
              </table:table-cell>
              <table:table-cell office:value-type="float" office:value="0.000000119460208794394">
                <text:p>0.000000119460208794394</text:p>
              </table:table-cell>
              <table:table-cell office:value-type="float" office:value="2.43378587586111E-061">
                <text:p>2.43378587586111E-06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66549999999996">
                <text:p>0.66549999999996</text:p>
              </table:table-cell>
              <table:table-cell office:value-type="float" office:value="24.8852719426303">
                <text:p>24.8852719426303</text:p>
              </table:table-cell>
              <table:table-cell office:value-type="float" office:value="18.1974231404264">
                <text:p>18.1974231404264</text:p>
              </table:table-cell>
              <table:table-cell office:value-type="float" office:value="8.62710097327122">
                <text:p>8.62710097327122</text:p>
              </table:table-cell>
              <table:table-cell office:value-type="float" office:value="0.544019408565886">
                <text:p>0.544019408565886</text:p>
              </table:table-cell>
              <table:table-cell office:value-type="float" office:value="0.000000105454204337482">
                <text:p>0.000000105454204337482</text:p>
              </table:table-cell>
              <table:table-cell office:value-type="float" office:value="1.014449248068E-061">
                <text:p>1.014449248068E-06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66599999999996">
                <text:p>0.66599999999996</text:p>
              </table:table-cell>
              <table:table-cell office:value-type="float" office:value="24.6766943946501">
                <text:p>24.6766943946501</text:p>
              </table:table-cell>
              <table:table-cell office:value-type="float" office:value="18.0107542424246">
                <text:p>18.0107542424246</text:p>
              </table:table-cell>
              <table:table-cell office:value-type="float" office:value="8.50012571666694">
                <text:p>8.50012571666694</text:p>
              </table:table-cell>
              <table:table-cell office:value-type="float" office:value="0.527122601494255">
                <text:p>0.527122601494255</text:p>
              </table:table-cell>
              <table:table-cell office:value-type="float" office:value="0.0000000930552023818416">
                <text:p>0.0000000930552023818416</text:p>
              </table:table-cell>
              <table:table-cell office:value-type="float" office:value="4.21724034091556E-062">
                <text:p>4.21724034091556E-06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66649999999996">
                <text:p>0.66649999999996</text:p>
              </table:table-cell>
              <table:table-cell office:value-type="float" office:value="24.4692437634967">
                <text:p>24.4692437634967</text:p>
              </table:table-cell>
              <table:table-cell office:value-type="float" office:value="17.8254457407449">
                <text:p>17.8254457407449</text:p>
              </table:table-cell>
              <table:table-cell office:value-type="float" office:value="8.37464470969179">
                <text:p>8.37464470969179</text:p>
              </table:table-cell>
              <table:table-cell office:value-type="float" office:value="0.510701985416498">
                <text:p>0.510701985416498</text:p>
              </table:table-cell>
              <table:table-cell office:value-type="float" office:value="0.0000000820830614087305">
                <text:p>0.0000000820830614087305</text:p>
              </table:table-cell>
              <table:table-cell office:value-type="float" office:value="1.74854353303824E-062">
                <text:p>1.74854353303824E-06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66699999999996">
                <text:p>0.66699999999996</text:p>
              </table:table-cell>
              <table:table-cell office:value-type="float" office:value="24.2629210655292">
                <text:p>24.2629210655292</text:p>
              </table:table-cell>
              <table:table-cell office:value-type="float" office:value="17.6414951067562">
                <text:p>17.6414951067562</text:p>
              </table:table-cell>
              <table:table-cell office:value-type="float" office:value="8.25064703596043">
                <text:p>8.25064703596043</text:p>
              </table:table-cell>
              <table:table-cell office:value-type="float" office:value="0.494745803263536">
                <text:p>0.494745803263536</text:p>
              </table:table-cell>
              <table:table-cell office:value-type="float" office:value="0.0000000723773307498459">
                <text:p>0.0000000723773307498459</text:p>
              </table:table-cell>
              <table:table-cell office:value-type="float" office:value="7.23060464547299E-063">
                <text:p>7.23060464547299E-06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66749999999996">
                <text:p>0.66749999999996</text:p>
              </table:table-cell>
              <table:table-cell office:value-type="float" office:value="24.0577272229977">
                <text:p>24.0577272229977</text:p>
              </table:table-cell>
              <table:table-cell office:value-type="float" office:value="17.4588997118339">
                <text:p>17.4588997118339</text:p>
              </table:table-cell>
              <table:table-cell office:value-type="float" office:value="8.12812174291405">
                <text:p>8.12812174291405</text:p>
              </table:table-cell>
              <table:table-cell office:value-type="float" office:value="0.47924253422311">
                <text:p>0.47924253422311</text:p>
              </table:table-cell>
              <table:table-cell office:value-type="float" office:value="0.0000000637951566439831">
                <text:p>0.0000000637951566439831</text:p>
              </table:table-cell>
              <table:table-cell office:value-type="float" office:value="2.98210445737664E-063">
                <text:p>2.98210445737664E-06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66799999999996">
                <text:p>0.66799999999996</text:p>
              </table:table-cell>
              <table:table-cell office:value-type="float" office:value="23.8536630647428">
                <text:p>23.8536630647428</text:p>
              </table:table-cell>
              <table:table-cell office:value-type="float" office:value="17.2776568287166">
                <text:p>17.2776568287166</text:p>
              </table:table-cell>
              <table:table-cell office:value-type="float" office:value="8.00705784430094">
                <text:p>8.00705784430094</text:p>
              </table:table-cell>
              <table:table-cell office:value-type="float" office:value="0.464180890675446">
                <text:p>0.464180890675446</text:p>
              </table:table-cell>
              <table:table-cell office:value-type="float" office:value="0.0000000562094043151529">
                <text:p>0.0000000562094043151529</text:p>
              </table:table-cell>
              <table:table-cell office:value-type="float" office:value="1.22665139584971E-063">
                <text:p>1.22665139584971E-06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668499999999959">
                <text:p>0.668499999999959</text:p>
              </table:table-cell>
              <table:table-cell office:value-type="float" office:value="23.6507293269026">
                <text:p>23.6507293269026</text:p>
              </table:table-cell>
              <table:table-cell office:value-type="float" office:value="17.0977636328652">
                <text:p>17.0977636328652</text:p>
              </table:table-cell>
              <table:table-cell office:value-type="float" office:value="7.88744432262773">
                <text:p>7.88744432262773</text:p>
              </table:table-cell>
              <table:table-cell office:value-type="float" office:value="0.449549815115581">
                <text:p>0.449549815115581</text:p>
              </table:table-cell>
              <table:table-cell office:value-type="float" office:value="0.0000000495069745270325">
                <text:p>0.0000000495069745270325</text:p>
              </table:table-cell>
              <table:table-cell office:value-type="float" office:value="5.03233486284842E-064">
                <text:p>5.03233486284842E-06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668999999999959">
                <text:p>0.668999999999959</text:p>
              </table:table-cell>
              <table:table-cell office:value-type="float" office:value="23.448926653624">
                <text:p>23.448926653624</text:p>
              </table:table-cell>
              <table:table-cell office:value-type="float" office:value="16.9192172038217">
                <text:p>16.9192172038217</text:p>
              </table:table-cell>
              <table:table-cell office:value-type="float" office:value="7.76927013158114">
                <text:p>7.76927013158114</text:p>
              </table:table-cell>
              <table:table-cell office:value-type="float" office:value="0.4353384770645">
                <text:p>0.4353384770645</text:p>
              </table:table-cell>
              <table:table-cell office:value-type="float" office:value="0.0000000435872951368319">
                <text:p>0.0000000435872951368319</text:p>
              </table:table-cell>
              <table:table-cell office:value-type="float" office:value="2.05905513944597E-064">
                <text:p>2.05905513944597E-06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669499999999959">
                <text:p>0.669499999999959</text:p>
              </table:table-cell>
              <table:table-cell office:value-type="float" office:value="23.2482555977803">
                <text:p>23.2482555977803</text:p>
              </table:table-cell>
              <table:table-cell office:value-type="float" office:value="16.7420145265696">
                <text:p>16.7420145265696</text:p>
              </table:table-cell>
              <table:table-cell office:value-type="float" office:value="7.65252419841993">
                <text:p>7.65252419841993</text:p>
              </table:table-cell>
              <table:table-cell office:value-type="float" office:value="0.42153626997116">
                <text:p>0.42153626997116</text:p>
              </table:table-cell>
              <table:table-cell office:value-type="float" office:value="0.0000000383609700499015">
                <text:p>0.0000000383609700499015</text:p>
              </table:table-cell>
              <table:table-cell office:value-type="float" office:value="8.40265419090726E-065">
                <text:p>8.40265419090726E-06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669999999999959">
                <text:p>0.669999999999959</text:p>
              </table:table-cell>
              <table:table-cell office:value-type="float" office:value="23.0487166216942">
                <text:p>23.0487166216942</text:p>
              </table:table-cell>
              <table:table-cell office:value-type="float" office:value="16.5661524928947">
                <text:p>16.5661524928947</text:p>
              </table:table-cell>
              <table:table-cell office:value-type="float" office:value="7.53719542633705">
                <text:p>7.53719542633705</text:p>
              </table:table-cell>
              <table:table-cell office:value-type="float" office:value="0.408132808107447">
                <text:p>0.408132808107447</text:p>
              </table:table-cell>
              <table:table-cell office:value-type="float" office:value="0.000000033748569681238">
                <text:p>0.000000033748569681238</text:p>
              </table:table-cell>
              <table:table-cell office:value-type="float" office:value="3.41991312527314E-065">
                <text:p>3.41991312527314E-06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670499999999959">
                <text:p>0.670499999999959</text:p>
              </table:table-cell>
              <table:table-cell office:value-type="float" office:value="22.8503100978659">
                <text:p>22.8503100978659</text:p>
              </table:table-cell>
              <table:table-cell office:value-type="float" office:value="16.3916279027454">
                <text:p>16.3916279027454</text:p>
              </table:table-cell>
              <table:table-cell office:value-type="float" office:value="7.42327269679162">
                <text:p>7.42327269679162</text:p>
              </table:table-cell>
              <table:table-cell office:value-type="float" office:value="0.395117923458007">
                <text:p>0.395117923458007</text:p>
              </table:table-cell>
              <table:table-cell office:value-type="float" office:value="0.0000000296795485766659">
                <text:p>0.0000000296795485766659</text:p>
              </table:table-cell>
              <table:table-cell office:value-type="float" office:value="1.38823735653558E-065">
                <text:p>1.38823735653558E-06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670999999999959">
                <text:p>0.670999999999959</text:p>
              </table:table-cell>
              <table:table-cell office:value-type="float" office:value="22.6530363097064">
                <text:p>22.6530363097064</text:p>
              </table:table-cell>
              <table:table-cell office:value-type="float" office:value="16.2184374655937">
                <text:p>16.2184374655937</text:p>
              </table:table-cell>
              <table:table-cell office:value-type="float" office:value="7.31074487181059">
                <text:p>7.31074487181059</text:p>
              </table:table-cell>
              <table:table-cell office:value-type="float" office:value="0.382481662606891">
                <text:p>0.382481662606891</text:p>
              </table:table-cell>
              <table:table-cell office:value-type="float" office:value="0.0000000260912772488497">
                <text:p>0.0000000260912772488497</text:p>
              </table:table-cell>
              <table:table-cell office:value-type="float" office:value="5.62033819156232E-066">
                <text:p>5.62033819156232E-06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671499999999959">
                <text:p>0.671499999999959</text:p>
              </table:table-cell>
              <table:table-cell office:value-type="float" office:value="22.4568954522756">
                <text:p>22.4568954522756</text:p>
              </table:table-cell>
              <table:table-cell office:value-type="float" office:value="16.0465778017958">
                <text:p>16.0465778017958</text:p>
              </table:table-cell>
              <table:table-cell office:value-type="float" office:value="7.19960079626009">
                <text:p>7.19960079626009</text:p>
              </table:table-cell>
              <table:table-cell office:value-type="float" office:value="0.370214283622845">
                <text:p>0.370214283622845</text:p>
              </table:table-cell>
              <table:table-cell office:value-type="float" office:value="0.0000000229281765542252">
                <text:p>0.0000000229281765542252</text:p>
              </table:table-cell>
              <table:table-cell office:value-type="float" office:value="2.2694009943792E-066">
                <text:p>2.2694009943792E-06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671999999999959">
                <text:p>0.671999999999959</text:p>
              </table:table-cell>
              <table:table-cell office:value-type="float" office:value="22.2618876330253">
                <text:p>22.2618876330253</text:p>
              </table:table-cell>
              <table:table-cell office:value-type="float" office:value="15.8760454439513">
                <text:p>15.8760454439513</text:p>
              </table:table-cell>
              <table:table-cell office:value-type="float" office:value="7.08982930008617">
                <text:p>7.08982930008617</text:p>
              </table:table-cell>
              <table:table-cell office:value-type="float" office:value="0.358306252945045">
                <text:p>0.358306252945045</text:p>
              </table:table-cell>
              <table:table-cell office:value-type="float" office:value="0.0000000201409440881459">
                <text:p>0.0000000201409440881459</text:p>
              </table:table-cell>
              <table:table-cell office:value-type="float" office:value="9.13924041691607E-067">
                <text:p>9.13924041691607E-06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672499999999959">
                <text:p>0.672499999999959</text:p>
              </table:table-cell>
              <table:table-cell office:value-type="float" office:value="22.0680128725472">
                <text:p>22.0680128725472</text:p>
              </table:table-cell>
              <table:table-cell office:value-type="float" office:value="15.7068368382628">
                <text:p>15.7068368382628</text:p>
              </table:table-cell>
              <table:table-cell office:value-type="float" office:value="6.98141920052471">
                <text:p>6.98141920052471</text:p>
              </table:table-cell>
              <table:table-cell office:value-type="float" office:value="0.34674824227101">
                <text:p>0.34674824227101</text:p>
              </table:table-cell>
              <table:table-cell office:value-type="float" office:value="0.0000000176858631177802">
                <text:p>0.0000000176858631177802</text:p>
              </table:table-cell>
              <table:table-cell office:value-type="float" office:value="3.67078571282283E-067">
                <text:p>3.67078571282283E-06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672999999999959">
                <text:p>0.672999999999959</text:p>
              </table:table-cell>
              <table:table-cell office:value-type="float" office:value="21.8752711053247">
                <text:p>21.8752711053247</text:p>
              </table:table-cell>
              <table:table-cell office:value-type="float" office:value="15.5389483458933">
                <text:p>15.5389483458933</text:p>
              </table:table-cell>
              <table:table-cell office:value-type="float" office:value="6.87435930428074">
                <text:p>6.87435930428074</text:p>
              </table:table-cell>
              <table:table-cell office:value-type="float" office:value="0.335531125448378">
                <text:p>0.335531125448378</text:p>
              </table:table-cell>
              <table:table-cell office:value-type="float" office:value="0.0000000155241855153878">
                <text:p>0.0000000155241855153878</text:p>
              </table:table-cell>
              <table:table-cell office:value-type="float" office:value="1.47047631207865E-067">
                <text:p>1.47047631207865E-06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673499999999959">
                <text:p>0.673499999999959</text:p>
              </table:table-cell>
              <table:table-cell office:value-type="float" office:value="21.6836621804898">
                <text:p>21.6836621804898</text:p>
              </table:table-cell>
              <table:table-cell office:value-type="float" office:value="15.3723762443236">
                <text:p>15.3723762443236</text:p>
              </table:table-cell>
              <table:table-cell office:value-type="float" office:value="6.76863840967661">
                <text:p>6.76863840967661</text:p>
              </table:table-cell>
              <table:table-cell office:value-type="float" office:value="0.324645975372157">
                <text:p>0.324645975372157</text:p>
              </table:table-cell>
              <table:table-cell office:value-type="float" office:value="0.0000000136215810075596">
                <text:p>0.0000000136215810075596</text:p>
              </table:table-cell>
              <table:table-cell office:value-type="float" office:value="5.8749896040459E-068">
                <text:p>5.8749896040459E-06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673999999999959">
                <text:p>0.673999999999959</text:p>
              </table:table-cell>
              <table:table-cell office:value-type="float" office:value="21.4931858625834">
                <text:p>21.4931858625834</text:p>
              </table:table-cell>
              <table:table-cell office:value-type="float" office:value="15.2071167287065">
                <text:p>15.2071167287065</text:p>
              </table:table-cell>
              <table:table-cell office:value-type="float" office:value="6.66424530876924">
                <text:p>6.66424530876924</text:p>
              </table:table-cell>
              <table:table-cell office:value-type="float" office:value="0.314084060889024">
                <text:p>0.314084060889024</text:p>
              </table:table-cell>
              <table:table-cell office:value-type="float" office:value="0.0000000119476458270366">
                <text:p>0.0000000119476458270366</text:p>
              </table:table-cell>
              <table:table-cell office:value-type="float" office:value="2.34102602379894E-068">
                <text:p>2.34102602379894E-06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674499999999959">
                <text:p>0.674499999999959</text:p>
              </table:table-cell>
              <table:table-cell office:value-type="float" office:value="21.3038418323202">
                <text:p>21.3038418323202</text:p>
              </table:table-cell>
              <table:table-cell office:value-type="float" office:value="15.043165913221">
                <text:p>15.043165913221</text:p>
              </table:table-cell>
              <table:table-cell office:value-type="float" office:value="6.56116878943623">
                <text:p>6.56116878943623</text:p>
              </table:table-cell>
              <table:table-cell office:value-type="float" office:value="0.303836843710184">
                <text:p>0.303836843710184</text:p>
              </table:table-cell>
              <table:table-cell office:value-type="float" office:value="0.0000000104754645503543">
                <text:p>0.0000000104754645503543</text:p>
              </table:table-cell>
              <table:table-cell office:value-type="float" office:value="9.30369468793221E-069">
                <text:p>9.30369468793221E-06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674999999999959">
                <text:p>0.674999999999959</text:p>
              </table:table-cell>
              <table:table-cell office:value-type="float" office:value="21.1156296873576">
                <text:p>21.1156296873576</text:p>
              </table:table-cell>
              <table:table-cell office:value-type="float" office:value="14.880519832423">
                <text:p>14.880519832423</text:p>
              </table:table-cell>
              <table:table-cell office:value-type="float" office:value="6.45939763743073">
                <text:p>6.45939763743073</text:p>
              </table:table-cell>
              <table:table-cell office:value-type="float" office:value="0.293895975334236">
                <text:p>0.293895975334236</text:p>
              </table:table-cell>
              <table:table-cell office:value-type="float" office:value="0.00000000918121953364607">
                <text:p>0.00000000918121953364607</text:p>
              </table:table-cell>
              <table:table-cell office:value-type="float" office:value="3.68769273786196E-069">
                <text:p>3.68769273786196E-06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675499999999959">
                <text:p>0.675499999999959</text:p>
              </table:table-cell>
              <table:table-cell office:value-type="float" office:value="20.9285489430677">
                <text:p>20.9285489430677</text:p>
              </table:table-cell>
              <table:table-cell office:value-type="float" office:value="14.7191744425948">
                <text:p>14.7191744425948</text:p>
              </table:table-cell>
              <table:table-cell office:value-type="float" office:value="6.35892063840506">
                <text:p>6.35892063840506</text:p>
              </table:table-cell>
              <table:table-cell office:value-type="float" office:value="0.284253293981465">
                <text:p>0.284253293981465</text:p>
              </table:table-cell>
              <table:table-cell office:value-type="float" office:value="0.00000000804384292675069">
                <text:p>0.00000000804384292675069</text:p>
              </table:table-cell>
              <table:table-cell office:value-type="float" office:value="1.45782057550265E-069">
                <text:p>1.45782057550265E-06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675999999999959">
                <text:p>0.675999999999959</text:p>
              </table:table-cell>
              <table:table-cell office:value-type="float" office:value="20.7425990333133">
                <text:p>20.7425990333133</text:p>
              </table:table-cell>
              <table:table-cell office:value-type="float" office:value="14.5591256230916">
                <text:p>14.5591256230916</text:p>
              </table:table-cell>
              <table:table-cell office:value-type="float" office:value="6.25972657990308">
                <text:p>6.25972657990308</text:p>
              </table:table-cell>
              <table:table-cell office:value-type="float" office:value="0.274900821540893">
                <text:p>0.274900821540893</text:p>
              </table:table-cell>
              <table:table-cell office:value-type="float" office:value="0.00000000704470675801097">
                <text:p>0.00000000704470675801097</text:p>
              </table:table-cell>
              <table:table-cell office:value-type="float" office:value="5.74782441026548E-070">
                <text:p>5.74782441026548E-07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676499999999959">
                <text:p>0.676499999999959</text:p>
              </table:table-cell>
              <table:table-cell office:value-type="float" office:value="20.5577793112277">
                <text:p>20.5577793112277</text:p>
              </table:table-cell>
              <table:table-cell office:value-type="float" office:value="14.4003691776854">
                <text:p>14.4003691776854</text:p>
              </table:table-cell>
              <table:table-cell office:value-type="float" office:value="6.16180425332106">
                <text:p>6.16180425332106</text:p>
              </table:table-cell>
              <table:table-cell office:value-type="float" office:value="0.265830760531395">
                <text:p>0.265830760531395</text:p>
              </table:table-cell>
              <table:table-cell office:value-type="float" office:value="0.00000000616734704403392">
                <text:p>0.00000000616734704403392</text:p>
              </table:table-cell>
              <table:table-cell office:value-type="float" office:value="2.26023178941489E-070">
                <text:p>2.26023178941489E-07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676999999999959">
                <text:p>0.676999999999959</text:p>
              </table:table-cell>
              <table:table-cell office:value-type="float" office:value="20.3740890499967">
                <text:p>20.3740890499967</text:p>
              </table:table-cell>
              <table:table-cell office:value-type="float" office:value="14.2429008359061">
                <text:p>14.2429008359061</text:p>
              </table:table-cell>
              <table:table-cell office:value-type="float" office:value="6.06514245583728">
                <text:p>6.06514245583728</text:p>
              </table:table-cell>
              <table:table-cell office:value-type="float" office:value="0.257035491078119">
                <text:p>0.257035491078119</text:p>
              </table:table-cell>
              <table:table-cell office:value-type="float" office:value="0.00000000539721829494975">
                <text:p>0.00000000539721829494975</text:p>
              </table:table-cell>
              <table:table-cell office:value-type="float" office:value="8.86446510386784E-071">
                <text:p>8.86446510386784E-07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677499999999959">
                <text:p>0.677499999999959</text:p>
              </table:table-cell>
              <table:table-cell office:value-type="float" office:value="20.1915274436452">
                <text:p>20.1915274436452</text:p>
              </table:table-cell>
              <table:table-cell office:value-type="float" office:value="14.0867162543797">
                <text:p>14.0867162543797</text:p>
              </table:table-cell>
              <table:table-cell office:value-type="float" office:value="5.96972999231012">
                <text:p>5.96972999231012</text:p>
              </table:table-cell>
              <table:table-cell office:value-type="float" office:value="0.248507567905419">
                <text:p>0.248507567905419</text:p>
              </table:table-cell>
              <table:table-cell office:value-type="float" office:value="0.00000000472147516067521">
                <text:p>0.00000000472147516067521</text:p>
              </table:table-cell>
              <table:table-cell office:value-type="float" office:value="3.46738574998763E-071">
                <text:p>3.46738574998763E-07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677999999999958">
                <text:p>0.677999999999958</text:p>
              </table:table-cell>
              <table:table-cell office:value-type="float" office:value="20.0100936078251">
                <text:p>20.0100936078251</text:p>
              </table:table-cell>
              <table:table-cell office:value-type="float" office:value="13.9318110181625">
                <text:p>13.9318110181625</text:p>
              </table:table-cell>
              <table:table-cell office:value-type="float" office:value="5.87555567714473">
                <text:p>5.87555567714473</text:p>
              </table:table-cell>
              <table:table-cell office:value-type="float" office:value="0.24023971734742">
                <text:p>0.24023971734742</text:p>
              </table:table-cell>
              <table:table-cell office:value-type="float" office:value="0.00000000412877830128597">
                <text:p>0.00000000412877830128597</text:p>
              </table:table-cell>
              <table:table-cell office:value-type="float" office:value="1.35270113619612E-071">
                <text:p>1.35270113619612E-07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678499999999958">
                <text:p>0.678499999999958</text:p>
              </table:table-cell>
              <table:table-cell office:value-type="float" office:value="19.829786580608">
                <text:p>19.829786580608</text:p>
              </table:table-cell>
              <table:table-cell office:value-type="float" office:value="13.7781806420725">
                <text:p>13.7781806420725</text:p>
              </table:table-cell>
              <table:table-cell office:value-type="float" office:value="5.78260833612832">
                <text:p>5.78260833612832</text:p>
              </table:table-cell>
              <table:table-cell office:value-type="float" office:value="0.232224834377336">
                <text:p>0.232224834377336</text:p>
              </table:table-cell>
              <table:table-cell office:value-type="float" office:value="0.00000000360912186840795">
                <text:p>0.00000000360912186840795</text:p>
              </table:table-cell>
              <table:table-cell office:value-type="float" office:value="5.26322115581919E-072">
                <text:p>5.26322115581919E-07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678999999999958">
                <text:p>0.678999999999958</text:p>
              </table:table-cell>
              <table:table-cell office:value-type="float" office:value="19.6506053232786">
                <text:p>19.6506053232786</text:p>
              </table:table-cell>
              <table:table-cell office:value-type="float" office:value="13.6258205720165">
                <text:p>13.6258205720165</text:p>
              </table:table-cell>
              <table:table-cell office:value-type="float" office:value="5.69087680823389">
                <text:p>5.69087680823389</text:p>
              </table:table-cell>
              <table:table-cell office:value-type="float" office:value="0.224455979656569">
                <text:p>0.224455979656569</text:p>
              </table:table-cell>
              <table:table-cell office:value-type="float" office:value="0.00000000315368025779437">
                <text:p>0.00000000315368025779437</text:p>
              </table:table-cell>
              <table:table-cell office:value-type="float" office:value="2.04245009007265E-072">
                <text:p>2.04245009007265E-07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679499999999958">
                <text:p>0.679499999999958</text:p>
              </table:table-cell>
              <table:table-cell office:value-type="float" office:value="19.4725487211323">
                <text:p>19.4725487211323</text:p>
              </table:table-cell>
              <table:table-cell office:value-type="float" office:value="13.4747261863135">
                <text:p>13.4747261863135</text:p>
              </table:table-cell>
              <table:table-cell office:value-type="float" office:value="5.60034994739269">
                <text:p>5.60034994739269</text:p>
              </table:table-cell>
              <table:table-cell office:value-type="float" office:value="0.216926376604599">
                <text:p>0.216926376604599</text:p>
              </table:table-cell>
              <table:table-cell office:value-type="float" office:value="0.00000000275467203891642">
                <text:p>0.00000000275467203891642</text:p>
              </table:table-cell>
              <table:table-cell office:value-type="float" office:value="7.90499056591488E-073">
                <text:p>7.90499056591488E-07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679999999999958">
                <text:p>0.679999999999958</text:p>
              </table:table-cell>
              <table:table-cell office:value-type="float" office:value="19.2956155842743">
                <text:p>19.2956155842743</text:p>
              </table:table-cell>
              <table:table-cell office:value-type="float" office:value="13.3248927970141">
                <text:p>13.3248927970141</text:p>
              </table:table-cell>
              <table:table-cell office:value-type="float" office:value="5.51101662423513">
                <text:p>5.51101662423513</text:p>
              </table:table-cell>
              <table:table-cell office:value-type="float" office:value="0.209629408490605">
                <text:p>0.209629408490605</text:p>
              </table:table-cell>
              <table:table-cell office:value-type="float" office:value="0.00000000240523918813754">
                <text:p>0.00000000240523918813754</text:p>
              </table:table-cell>
              <table:table-cell office:value-type="float" office:value="3.05141536416907E-073">
                <text:p>3.05141536416907E-07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680499999999958">
                <text:p>0.680499999999958</text:p>
              </table:table-cell>
              <table:table-cell office:value-type="float" office:value="19.1198046484209">
                <text:p>19.1198046484209</text:p>
              </table:table-cell>
              <table:table-cell office:value-type="float" office:value="13.1763156512151">
                <text:p>13.1763156512151</text:p>
              </table:table-cell>
              <table:table-cell office:value-type="float" office:value="5.4228657278005">
                <text:p>5.4228657278005</text:p>
              </table:table-cell>
              <table:table-cell office:value-type="float" office:value="0.202558615547734">
                <text:p>0.202558615547734</text:p>
              </table:table-cell>
              <table:table-cell office:value-type="float" office:value="0.00000000209933995029607">
                <text:p>0.00000000209933995029607</text:p>
              </table:table-cell>
              <table:table-cell office:value-type="float" office:value="1.17476600546021E-073">
                <text:p>1.17476600546021E-07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680999999999958">
                <text:p>0.680999999999958</text:p>
              </table:table-cell>
              <table:table-cell office:value-type="float" office:value="18.9451145757037">
                <text:p>18.9451145757037</text:p>
              </table:table-cell>
              <table:table-cell office:value-type="float" office:value="13.0289899323696">
                <text:p>13.0289899323696</text:p>
              </table:table-cell>
              <table:table-cell office:value-type="float" office:value="5.33588616721518">
                <text:p>5.33588616721518</text:p>
              </table:table-cell>
              <table:table-cell office:value-type="float" office:value="0.195707692110876">
                <text:p>0.195707692110876</text:p>
              </table:table-cell>
              <table:table-cell office:value-type="float" office:value="0.00000000183165383149111">
                <text:p>0.00000000183165383149111</text:p>
              </table:table-cell>
              <table:table-cell office:value-type="float" office:value="4.51077829793784E-074">
                <text:p>4.51077829793784E-07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681499999999958">
                <text:p>0.681499999999958</text:p>
              </table:table-cell>
              <table:table-cell office:value-type="float" office:value="18.7715439554752">
                <text:p>18.7715439554752</text:p>
              </table:table-cell>
              <table:table-cell office:value-type="float" office:value="12.8829107615932">
                <text:p>12.8829107615932</text:p>
              </table:table-cell>
              <table:table-cell office:value-type="float" office:value="5.25006687333977">
                <text:p>5.25006687333977</text:p>
              </table:table-cell>
              <table:table-cell office:value-type="float" office:value="0.18907048377875">
                <text:p>0.18907048377875</text:p>
              </table:table-cell>
              <table:table-cell office:value-type="float" office:value="0.00000000159749738554982">
                <text:p>0.00000000159749738554982</text:p>
              </table:table-cell>
              <table:table-cell office:value-type="float" office:value="1.72743479574892E-074">
                <text:p>1.72743479574892E-07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681999999999958">
                <text:p>0.681999999999958</text:p>
              </table:table-cell>
              <table:table-cell office:value-type="float" office:value="18.5990913051161">
                <text:p>18.5990913051161</text:p>
              </table:table-cell>
              <table:table-cell office:value-type="float" office:value="12.7380731989638">
                <text:p>12.7380731989638</text:p>
              </table:table-cell>
              <table:table-cell office:value-type="float" office:value="5.16539680038487">
                <text:p>5.16539680038487</text:p>
              </table:table-cell>
              <table:table-cell office:value-type="float" office:value="0.182640984601092">
                <text:p>0.182640984601092</text:p>
              </table:table-cell>
              <table:table-cell office:value-type="float" office:value="0.00000000139274959986028">
                <text:p>0.00000000139274959986028</text:p>
              </table:table-cell>
              <table:table-cell office:value-type="float" office:value="6.59784204060718E-075">
                <text:p>6.59784204060718E-07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682499999999958">
                <text:p>0.682499999999958</text:p>
              </table:table-cell>
              <table:table-cell office:value-type="float" office:value="18.4277550708447">
                <text:p>18.4277550708447</text:p>
              </table:table-cell>
              <table:table-cell office:value-type="float" office:value="12.5944722448176">
                <text:p>12.5944722448176</text:p>
              </table:table-cell>
              <table:table-cell office:value-type="float" office:value="5.08186492749586">
                <text:p>5.08186492749586</text:p>
              </table:table-cell>
              <table:table-cell office:value-type="float" office:value="0.17641333429166">
                <text:p>0.17641333429166</text:p>
              </table:table-cell>
              <table:table-cell office:value-type="float" office:value="0.00000000121378581462031">
                <text:p>0.00000000121378581462031</text:p>
              </table:table-cell>
              <table:table-cell office:value-type="float" office:value="2.51334573342062E-075">
                <text:p>2.51334573342062E-07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682999999999958">
                <text:p>0.682999999999958</text:p>
              </table:table-cell>
              <table:table-cell office:value-type="float" office:value="18.2575336285279">
                <text:p>18.2575336285279</text:p>
              </table:table-cell>
              <table:table-cell office:value-type="float" office:value="12.4521028410393">
                <text:p>12.4521028410393</text:p>
              </table:table-cell>
              <table:table-cell office:value-type="float" office:value="4.99946026030649">
                <text:p>4.99946026030649</text:p>
              </table:table-cell>
              <table:table-cell office:value-type="float" office:value="0.170381815467755">
                <text:p>0.170381815467755</text:p>
              </table:table-cell>
              <table:table-cell office:value-type="float" office:value="0.00000000105741922456074">
                <text:p>0.00000000105741922456074</text:p>
              </table:table-cell>
              <table:table-cell office:value-type="float" office:value="9.5488841256585E-076">
                <text:p>9.5488841256585E-07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683499999999958">
                <text:p>0.683499999999958</text:p>
              </table:table-cell>
              <table:table-cell office:value-type="float" office:value="18.0884252844934">
                <text:p>18.0884252844934</text:p>
              </table:table-cell>
              <table:table-cell office:value-type="float" office:value="12.3109598723462">
                <text:p>12.3109598723462</text:p>
              </table:table-cell>
              <table:table-cell office:value-type="float" office:value="4.91817183246164">
                <text:p>4.91817183246164</text:p>
              </table:table-cell>
              <table:table-cell office:value-type="float" office:value="0.164540850916893">
                <text:p>0.164540850916893</text:p>
              </table:table-cell>
              <table:table-cell office:value-type="float" office:value="0.000000000920849115192664">
                <text:p>0.000000000920849115192664</text:p>
              </table:table-cell>
              <table:table-cell office:value-type="float" office:value="3.61828758610916E-076">
                <text:p>3.61828758610916E-07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683999999999958">
                <text:p>0.683999999999958</text:p>
              </table:table-cell>
              <table:table-cell office:value-type="float" office:value="17.920428276343">
                <text:p>17.920428276343</text:p>
              </table:table-cell>
              <table:table-cell office:value-type="float" office:value="12.1710381675679">
                <text:p>12.1710381675679</text:p>
              </table:table-cell>
              <table:table-cell office:value-type="float" office:value="4.83798870710905">
                <text:p>4.83798870710905</text:p>
              </table:table-cell>
              <table:table-cell office:value-type="float" office:value="0.158885000891253">
                <text:p>0.158885000891253</text:p>
              </table:table-cell>
              <table:table-cell office:value-type="float" office:value="0.000000000801615077812345">
                <text:p>0.000000000801615077812345</text:p>
              </table:table-cell>
              <table:table-cell office:value-type="float" office:value="1.36742529880568E-076">
                <text:p>1.36742529880568E-07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684499999999958">
                <text:p>0.684499999999958</text:p>
              </table:table-cell>
              <table:table-cell office:value-type="float" office:value="17.7535407737675">
                <text:p>17.7535407737675</text:p>
              </table:table-cell>
              <table:table-cell office:value-type="float" office:value="12.0323325009192">
                <text:p>12.0323325009192</text:p>
              </table:table-cell>
              <table:table-cell office:value-type="float" office:value="4.7588999783605">
                <text:p>4.7588999783605</text:p>
              </table:table-cell>
              <table:table-cell office:value-type="float" office:value="0.153408960430461">
                <text:p>0.153408960430461</text:p>
              </table:table-cell>
              <table:table-cell office:value-type="float" office:value="0.000000000697556529969797">
                <text:p>0.000000000697556529969797</text:p>
              </table:table-cell>
              <table:table-cell office:value-type="float" office:value="5.15411623374921E-077">
                <text:p>5.15411623374921E-07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684999999999958">
                <text:p>0.684999999999958</text:p>
              </table:table-cell>
              <table:table-cell office:value-type="float" office:value="17.5877608793626">
                <text:p>17.5877608793626</text:p>
              </table:table-cell>
              <table:table-cell office:value-type="float" office:value="11.8948375932672">
                <text:p>11.8948375932672</text:p>
              </table:table-cell>
              <table:table-cell office:value-type="float" office:value="4.6808947727221">
                <text:p>4.6808947727221</text:p>
              </table:table-cell>
              <table:table-cell office:value-type="float" office:value="0.148107556713228">
                <text:p>0.148107556713228</text:p>
              </table:table-cell>
              <table:table-cell office:value-type="float" office:value="0.000000000606776941854376">
                <text:p>0.000000000606776941854376</text:p>
              </table:table-cell>
              <table:table-cell office:value-type="float" office:value="1.93755873111069E-077">
                <text:p>1.93755873111069E-07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685499999999958">
                <text:p>0.685499999999958</text:p>
              </table:table-cell>
              <table:table-cell office:value-type="float" office:value="17.4230866294453">
                <text:p>17.4230866294453</text:p>
              </table:table-cell>
              <table:table-cell office:value-type="float" office:value="11.7585481133922">
                <text:p>11.7585481133922</text:p>
              </table:table-cell>
              <table:table-cell office:value-type="float" office:value="4.60396225049421">
                <text:p>4.60396225049421</text:p>
              </table:table-cell>
              <table:table-cell office:value-type="float" office:value="0.14297574643837">
                <text:p>0.14297574643837</text:p>
              </table:table-cell>
              <table:table-cell office:value-type="float" office:value="0.000000000527612234965392">
                <text:p>0.000000000527612234965392</text:p>
              </table:table-cell>
              <table:table-cell office:value-type="float" office:value="7.26449806525818E-078">
                <text:p>7.26449806525818E-07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685999999999958">
                <text:p>0.685999999999958</text:p>
              </table:table-cell>
              <table:table-cell office:value-type="float" office:value="17.2595159948714">
                <text:p>17.2595159948714</text:p>
              </table:table-cell>
              <table:table-cell office:value-type="float" office:value="11.6234586792429">
                <text:p>11.6234586792429</text:p>
              </table:table-cell>
              <table:table-cell office:value-type="float" office:value="4.52809160714088">
                <text:p>4.52809160714088</text:p>
              </table:table-cell>
              <table:table-cell office:value-type="float" office:value="0.138008613235628">
                <text:p>0.138008613235628</text:p>
              </table:table-cell>
              <table:table-cell office:value-type="float" office:value="0.000000000458602878320397">
                <text:p>0.000000000458602878320397</text:p>
              </table:table-cell>
              <table:table-cell office:value-type="float" office:value="2.71647941681279E-078">
                <text:p>2.71647941681279E-07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686499999999958">
                <text:p>0.686499999999958</text:p>
              </table:table-cell>
              <table:table-cell office:value-type="float" office:value="17.0970468818533">
                <text:p>17.0970468818533</text:p>
              </table:table-cell>
              <table:table-cell office:value-type="float" office:value="11.4895638591841">
                <text:p>11.4895638591841</text:p>
              </table:table-cell>
              <table:table-cell office:value-type="float" office:value="4.45327207462902">
                <text:p>4.45327207462902</text:p>
              </table:table-cell>
              <table:table-cell office:value-type="float" office:value="0.133201365106739">
                <text:p>0.133201365106739</text:p>
              </table:table-cell>
              <table:table-cell office:value-type="float" office:value="0.000000000398469260034162">
                <text:p>0.000000000398469260034162</text:p>
              </table:table-cell>
              <table:table-cell office:value-type="float" office:value="1.01311161483125E-078">
                <text:p>1.01311161483125E-07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686999999999957">
                <text:p>0.686999999999957</text:p>
              </table:table-cell>
              <table:table-cell office:value-type="float" office:value="16.9356771327791">
                <text:p>16.9356771327791</text:p>
              </table:table-cell>
              <table:table-cell office:value-type="float" office:value="11.3568581732382">
                <text:p>11.3568581732382</text:p>
              </table:table-cell>
              <table:table-cell office:value-type="float" office:value="4.37949292273745">
                <text:p>4.37949292273745</text:p>
              </table:table-cell>
              <table:table-cell office:value-type="float" office:value="0.128549331897135">
                <text:p>0.128549331897135</text:p>
              </table:table-cell>
              <table:table-cell office:value-type="float" office:value="0.000000000346089959028913">
                <text:p>0.000000000346089959028913</text:p>
              </table:table-cell>
              <table:table-cell office:value-type="float" office:value="3.76841079770049E-079">
                <text:p>3.76841079770049E-07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687499999999957">
                <text:p>0.687499999999957</text:p>
              </table:table-cell>
              <table:table-cell office:value-type="float" office:value="16.7754045270307">
                <text:p>16.7754045270307</text:p>
              </table:table-cell>
              <table:table-cell office:value-type="float" office:value="11.2253360943201">
                <text:p>11.2253360943201</text:p>
              </table:table-cell>
              <table:table-cell office:value-type="float" office:value="4.30674346033596">
                <text:p>4.30674346033596</text:p>
              </table:table-cell>
              <table:table-cell office:value-type="float" office:value="0.124047962798622">
                <text:p>0.124047962798622</text:p>
              </table:table-cell>
              <table:table-cell office:value-type="float" office:value="0.0000000003004825834998">
                <text:p>0.0000000003004825834998</text:p>
              </table:table-cell>
              <table:table-cell office:value-type="float" office:value="1.39800670435139E-079">
                <text:p>1.39800670435139E-07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687999999999957">
                <text:p>0.687999999999957</text:p>
              </table:table-cell>
              <table:table-cell office:value-type="float" office:value="16.6162267818035">
                <text:p>16.6162267818035</text:p>
              </table:table-cell>
              <table:table-cell office:value-type="float" office:value="11.0949920494652">
                <text:p>11.0949920494652</text:p>
              </table:table-cell>
              <table:table-cell office:value-type="float" office:value="4.23501303663451">
                <text:p>4.23501303663451</text:p>
              </table:table-cell>
              <table:table-cell office:value-type="float" office:value="0.119692823883368">
                <text:p>0.119692823883368</text:p>
              </table:table-cell>
              <table:table-cell office:value-type="float" office:value="0.000000000260786880086965">
                <text:p>0.000000000260786880086965</text:p>
              </table:table-cell>
              <table:table-cell office:value-type="float" office:value="5.17261718369225E-080">
                <text:p>5.17261718369225E-08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688499999999957">
                <text:p>0.688499999999957</text:p>
              </table:table-cell>
              <table:table-cell office:value-type="float" office:value="16.4581415529256">
                <text:p>16.4581415529256</text:p>
              </table:table-cell>
              <table:table-cell office:value-type="float" office:value="10.9658204210493">
                <text:p>10.9658204210493</text:p>
              </table:table-cell>
              <table:table-cell office:value-type="float" office:value="4.16429104240283">
                <text:p>4.16429104240283</text:p>
              </table:table-cell>
              <table:table-cell office:value-type="float" office:value="0.115479595669485">
                <text:p>0.115479595669485</text:p>
              </table:table-cell>
              <table:table-cell office:value-type="float" office:value="0.000000000226249850973033">
                <text:p>0.000000000226249850973033</text:p>
              </table:table-cell>
              <table:table-cell office:value-type="float" office:value="1.90880468285969E-080">
                <text:p>1.90880468285969E-08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688999999999957">
                <text:p>0.688999999999957</text:p>
              </table:table-cell>
              <table:table-cell office:value-type="float" office:value="16.3011464356767">
                <text:p>16.3011464356767</text:p>
              </table:table-cell>
              <table:table-cell office:value-type="float" office:value="10.8378155480029">
                <text:p>10.8378155480029</text:p>
              </table:table-cell>
              <table:table-cell office:value-type="float" office:value="4.09456691116042">
                <text:p>4.09456691116042</text:p>
              </table:table-cell>
              <table:table-cell office:value-type="float" office:value="0.111404070718464">
                <text:p>0.111404070718464</text:p>
              </table:table-cell>
              <table:table-cell office:value-type="float" office:value="0.00000000019621264575965">
                <text:p>0.00000000019621264575965</text:p>
              </table:table-cell>
              <table:table-cell office:value-type="float" office:value="7.02526506293443E-081">
                <text:p>7.02526506293443E-08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689499999999957">
                <text:p>0.689499999999957</text:p>
              </table:table-cell>
              <table:table-cell office:value-type="float" office:value="16.1452389656075">
                <text:p>16.1452389656075</text:p>
              </table:table-cell>
              <table:table-cell office:value-type="float" office:value="10.7109717270164">
                <text:p>10.7109717270164</text:p>
              </table:table-cell>
              <table:table-cell office:value-type="float" office:value="4.02583012033729">
                <text:p>4.02583012033729</text:p>
              </table:table-cell>
              <table:table-cell office:value-type="float" office:value="0.107462151264697">
                <text:p>0.107462151264697</text:p>
              </table:table-cell>
              <table:table-cell office:value-type="float" office:value="0.000000000170099021363247">
                <text:p>0.000000000170099021363247</text:p>
              </table:table-cell>
              <table:table-cell office:value-type="float" office:value="2.57877830144377E-081">
                <text:p>2.57877830144377E-08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689999999999957">
                <text:p>0.689999999999957</text:p>
              </table:table-cell>
              <table:table-cell office:value-type="float" office:value="15.9904166193586">
                <text:p>15.9904166193586</text:p>
              </table:table-cell>
              <table:table-cell office:value-type="float" office:value="10.5852832137391">
                <text:p>10.5852832137391</text:p>
              </table:table-cell>
              <table:table-cell office:value-type="float" office:value="3.95807019240556">
                <text:p>3.95807019240556</text:p>
              </table:table-cell>
              <table:table-cell office:value-type="float" office:value="0.103649846877282">
                <text:p>0.103649846877282</text:p>
              </table:table-cell>
              <table:table-cell office:value-type="float" office:value="0.000000000147405186653314">
                <text:p>0.000000000147405186653314</text:p>
              </table:table-cell>
              <table:table-cell office:value-type="float" office:value="9.44094286204767E-082">
                <text:p>9.44094286204767E-08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690499999999957">
                <text:p>0.690499999999957</text:p>
              </table:table-cell>
              <table:table-cell office:value-type="float" office:value="15.8366768154785">
                <text:p>15.8366768154785</text:p>
              </table:table-cell>
              <table:table-cell office:value-type="float" office:value="10.4607442239699">
                <text:p>10.4607442239699</text:p>
              </table:table-cell>
              <table:table-cell office:value-type="float" office:value="3.89127669598207">
                <text:p>3.89127669598207</text:p>
              </table:table-cell>
              <table:table-cell office:value-type="float" office:value="0.0999632721542818">
                <text:p>0.0999632721542818</text:p>
              </table:table-cell>
              <table:table-cell office:value-type="float" office:value="0.000000000127690869445799">
                <text:p>0.000000000127690869445799</text:p>
              </table:table-cell>
              <table:table-cell office:value-type="float" office:value="3.44720253649956E-082">
                <text:p>3.44720253649956E-08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690999999999957">
                <text:p>0.690999999999957</text:p>
              </table:table-cell>
              <table:table-cell office:value-type="float" office:value="15.6840169152423">
                <text:p>15.6840169152423</text:p>
              </table:table-cell>
              <table:table-cell office:value-type="float" office:value="10.3373489348402">
                <text:p>10.3373489348402</text:p>
              </table:table-cell>
              <table:table-cell office:value-type="float" office:value="3.82543924690223">
                <text:p>3.82543924690223</text:p>
              </table:table-cell>
              <table:table-cell office:value-type="float" office:value="0.0963986444495914">
                <text:p>0.0963986444495914</text:p>
              </table:table-cell>
              <table:table-cell office:value-type="float" office:value="0.00000000011057146203765">
                <text:p>0.00000000011057146203765</text:p>
              </table:table-cell>
              <table:table-cell office:value-type="float" office:value="1.2553600435564E-082">
                <text:p>1.2553600435564E-08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691499999999957">
                <text:p>0.691499999999957</text:p>
              </table:table-cell>
              <table:table-cell office:value-type="float" office:value="15.5324342234683">
                <text:p>15.5324342234683</text:p>
              </table:table-cell>
              <table:table-cell office:value-type="float" office:value="10.2150914859891">
                <text:p>10.2150914859891</text:p>
              </table:table-cell>
              <table:table-cell office:value-type="float" office:value="3.76054750926528">
                <text:p>3.76054750926528</text:p>
              </table:table-cell>
              <table:table-cell office:value-type="float" office:value="0.0929522816325166">
                <text:p>0.0929522816325166</text:p>
              </table:table-cell>
              <table:table-cell office:value-type="float" office:value="0.0000000000957111179748421">
                <text:p>0.0000000000957111179748421</text:p>
              </table:table-cell>
              <table:table-cell office:value-type="float" office:value="4.55952784053595E-083">
                <text:p>4.55952784053595E-08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691999999999957">
                <text:p>0.691999999999957</text:p>
              </table:table-cell>
              <table:table-cell office:value-type="float" office:value="15.3819259893352">
                <text:p>15.3819259893352</text:p>
              </table:table-cell>
              <table:table-cell office:value-type="float" office:value="10.0939659807305">
                <text:p>10.0939659807305</text:p>
              </table:table-cell>
              <table:table-cell office:value-type="float" office:value="3.69659119645127">
                <text:p>3.69659119645127</text:p>
              </table:table-cell>
              <table:table-cell office:value-type="float" office:value="0.0896205998801691">
                <text:p>0.0896205998801691</text:p>
              </table:table-cell>
              <table:table-cell office:value-type="float" office:value="0.0000000000828166874087758">
                <text:p>0.0000000000828166874087758</text:p>
              </table:table-cell>
              <table:table-cell office:value-type="float" office:value="1.65166327265214E-083">
                <text:p>1.65166327265214E-08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692499999999957">
                <text:p>0.692499999999957</text:p>
              </table:table-cell>
              <table:table-cell office:value-type="float" office:value="15.2324894071976">
                <text:p>15.2324894071976</text:p>
              </table:table-cell>
              <table:table-cell office:value-type="float" office:value="9.97396648721174">
                <text:p>9.97396648721174</text:p>
              </table:table-cell>
              <table:table-cell office:value-type="float" office:value="3.63356007210977">
                <text:p>3.63356007210977</text:p>
              </table:table-cell>
              <table:table-cell office:value-type="float" office:value="0.0864001115027419">
                <text:p>0.0864001115027419</text:p>
              </table:table-cell>
              <table:table-cell office:value-type="float" office:value="0.0000000000716323914145419">
                <text:p>0.0000000000716323914145419</text:p>
              </table:table-cell>
              <table:table-cell office:value-type="float" office:value="5.96723609225216E-084">
                <text:p>5.96723609225216E-08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692999999999957">
                <text:p>0.692999999999957</text:p>
              </table:table-cell>
              <table:table-cell office:value-type="float" office:value="15.0841216174006">
                <text:p>15.0841216174006</text:p>
              </table:table-cell>
              <table:table-cell office:value-type="float" office:value="9.85508703956453">
                <text:p>9.85508703956453</text:p>
              </table:table-cell>
              <table:table-cell office:value-type="float" office:value="3.57144395112072">
                <text:p>3.57144395112072</text:p>
              </table:table-cell>
              <table:table-cell office:value-type="float" office:value="0.0832874228017085">
                <text:p>0.0832874228017085</text:p>
              </table:table-cell>
              <table:table-cell office:value-type="float" office:value="0.0000000000619351471980503">
                <text:p>0.0000000000619351471980503</text:p>
              </table:table-cell>
              <table:table-cell office:value-type="float" office:value="2.15018089981834E-084">
                <text:p>2.15018089981834E-08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693499999999957">
                <text:p>0.693499999999957</text:p>
              </table:table-cell>
              <table:table-cell office:value-type="float" office:value="14.936819707094">
                <text:p>14.936819707094</text:p>
              </table:table-cell>
              <table:table-cell office:value-type="float" office:value="9.73732163904691">
                <text:p>9.73732163904691</text:p>
              </table:table-cell>
              <table:table-cell office:value-type="float" office:value="3.51023270052753">
                <text:p>3.51023270052753</text:p>
              </table:table-cell>
              <table:table-cell office:value-type="float" office:value="0.0802792319609658">
                <text:p>0.0802792319609658</text:p>
              </table:table-cell>
              <table:table-cell office:value-type="float" office:value="0.0000000000535304663676504">
                <text:p>0.0000000000535304663676504</text:p>
              </table:table-cell>
              <table:table-cell office:value-type="float" office:value="7.72728353320876E-085">
                <text:p>7.72728353320876E-08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693999999999957">
                <text:p>0.693999999999957</text:p>
              </table:table-cell>
              <table:table-cell office:value-type="float" office:value="14.7905807110445">
                <text:p>14.7905807110445</text:p>
              </table:table-cell>
              <table:table-cell office:value-type="float" office:value="9.62066425517703">
                <text:p>9.62066425517703</text:p>
              </table:table-cell>
              <table:table-cell office:value-type="float" office:value="3.44991624044271">
                <text:p>3.44991624044271</text:p>
              </table:table-cell>
              <table:table-cell office:value-type="float" office:value="0.0773723269709238">
                <text:p>0.0773723269709238</text:p>
              </table:table-cell>
              <table:table-cell office:value-type="float" office:value="0.0000000000462488575326568">
                <text:p>0.0000000000462488575326568</text:p>
              </table:table-cell>
              <table:table-cell office:value-type="float" office:value="2.76967471046958E-085">
                <text:p>2.76967471046958E-08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694499999999957">
                <text:p>0.694499999999957</text:p>
              </table:table-cell>
              <table:table-cell office:value-type="float" office:value="14.6454016124469">
                <text:p>14.6454016124469</text:p>
              </table:table-cell>
              <table:table-cell office:value-type="float" office:value="9.50510882685817">
                <text:p>9.50510882685817</text:p>
              </table:table-cell>
              <table:table-cell office:value-type="float" office:value="3.39048454492619">
                <text:p>3.39048454492619</text:p>
              </table:table-cell>
              <table:table-cell office:value-type="float" office:value="0.0745635835855132">
                <text:p>0.0745635835855132</text:p>
              </table:table-cell>
              <table:table-cell office:value-type="float" office:value="0.0000000000399426725441752">
                <text:p>0.0000000000399426725441752</text:p>
              </table:table-cell>
              <table:table-cell office:value-type="float" office:value="9.90103857793005E-086">
                <text:p>9.90103857793005E-08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694999999999957">
                <text:p>0.694999999999957</text:p>
              </table:table-cell>
              <table:table-cell office:value-type="float" office:value="14.5012793437338">
                <text:p>14.5012793437338</text:p>
              </table:table-cell>
              <table:table-cell office:value-type="float" office:value="9.39064926349507">
                <text:p>9.39064926349507</text:p>
              </table:table-cell>
              <table:table-cell office:value-type="float" office:value="3.33192764283659">
                <text:p>3.33192764283659</text:p>
              </table:table-cell>
              <table:table-cell office:value-type="float" office:value="0.0718499633120713">
                <text:p>0.0718499633120713</text:p>
              </table:table-cell>
              <table:table-cell office:value-type="float" office:value="0.0000000000344833428270719">
                <text:p>0.0000000000344833428270719</text:p>
              </table:table-cell>
              <table:table-cell office:value-type="float" office:value="3.53006587003469E-086">
                <text:p>3.53006587003469E-08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695499999999957">
                <text:p>0.695499999999957</text:p>
              </table:table-cell>
              <table:table-cell office:value-type="float" office:value="14.3582107873844">
                <text:p>14.3582107873844</text:p>
              </table:table-cell>
              <table:table-cell office:value-type="float" office:value="9.27727944610145">
                <text:p>9.27727944610145</text:p>
              </table:table-cell>
              <table:table-cell office:value-type="float" office:value="3.27423561865583">
                <text:p>3.27423561865583</text:p>
              </table:table-cell>
              <table:table-cell office:value-type="float" office:value="0.0692285114340429">
                <text:p>0.0692285114340429</text:p>
              </table:table-cell>
              <table:table-cell office:value-type="float" office:value="0.0000000000297589585679281">
                <text:p>0.0000000000297589585679281</text:p>
              </table:table-cell>
              <table:table-cell office:value-type="float" office:value="1.25526359987234E-086">
                <text:p>1.25526359987234E-08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695999999999956">
                <text:p>0.695999999999956</text:p>
              </table:table-cell>
              <table:table-cell office:value-type="float" office:value="14.2161927767304">
                <text:p>14.2161927767304</text:p>
              </table:table-cell>
              <table:table-cell office:value-type="float" office:value="9.16499322839855">
                <text:p>9.16499322839855</text:p>
              </table:table-cell>
              <table:table-cell office:value-type="float" office:value="3.21739861328699">
                <text:p>3.21739861328699</text:p>
              </table:table-cell>
              <table:table-cell office:value-type="float" office:value="0.0666963550664101">
                <text:p>0.0666963550664101</text:p>
              </table:table-cell>
              <table:table-cell office:value-type="float" office:value="0.0000000000256721491134484">
                <text:p>0.0000000000256721491134484</text:p>
              </table:table-cell>
              <table:table-cell office:value-type="float" office:value="4.45181522967328E-087">
                <text:p>4.45181522967328E-08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696499999999956">
                <text:p>0.696499999999956</text:p>
              </table:table-cell>
              <table:table-cell office:value-type="float" office:value="14.0752220967614">
                <text:p>14.0752220967614</text:p>
              </table:table-cell>
              <table:table-cell office:value-type="float" office:value="9.05378443790469">
                <text:p>9.05378443790469</text:p>
              </table:table-cell>
              <table:table-cell office:value-type="float" office:value="3.16140682482602">
                <text:p>3.16140682482602</text:p>
              </table:table-cell>
              <table:table-cell office:value-type="float" office:value="0.0642507012437536">
                <text:p>0.0642507012437536</text:p>
              </table:table-cell>
              <table:table-cell office:value-type="float" office:value="0.0000000000221382278783152">
                <text:p>0.0000000000221382278783152</text:p>
              </table:table-cell>
              <table:table-cell office:value-type="float" office:value="1.57466942820934E-087">
                <text:p>1.57466942820934E-08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696999999999956">
                <text:p>0.696999999999956</text:p>
              </table:table-cell>
              <table:table-cell office:value-type="float" office:value="13.9352954849278">
                <text:p>13.9352954849278</text:p>
              </table:table-cell>
              <table:table-cell office:value-type="float" office:value="8.94364687701567">
                <text:p>8.94364687701567</text:p>
              </table:table-cell>
              <table:table-cell office:value-type="float" office:value="3.10625050930731">
                <text:p>3.10625050930731</text:p>
              </table:table-cell>
              <table:table-cell office:value-type="float" office:value="0.0618888350408245">
                <text:p>0.0618888350408245</text:p>
              </table:table-cell>
              <table:table-cell office:value-type="float" office:value="0.00000000001908356943331">
                <text:p>0.00000000001908356943331</text:p>
              </table:table-cell>
              <table:table-cell office:value-type="float" office:value="5.55509806886522E-088">
                <text:p>5.55509806886522E-08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697499999999956">
                <text:p>0.697499999999956</text:p>
              </table:table-cell>
              <table:table-cell office:value-type="float" office:value="13.7964096319418">
                <text:p>13.7964096319418</text:p>
              </table:table-cell>
              <table:table-cell office:value-type="float" office:value="8.83457432407601">
                <text:p>8.83457432407601</text:p>
              </table:table-cell>
              <table:table-cell office:value-type="float" office:value="3.05191998142351">
                <text:p>3.05191998142351</text:p>
              </table:table-cell>
              <table:table-cell office:value-type="float" office:value="0.0596081177254914">
                <text:p>0.0596081177254914</text:p>
              </table:table-cell>
              <table:table-cell office:value-type="float" office:value="0.0000000000164441903082401">
                <text:p>0.0000000000164441903082401</text:p>
              </table:table-cell>
              <table:table-cell office:value-type="float" office:value="1.9545380713802E-088">
                <text:p>1.9545380713802E-08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697999999999956">
                <text:p>0.697999999999956</text:p>
              </table:table-cell>
              <table:table-cell office:value-type="float" office:value="13.6585611825767">
                <text:p>13.6585611825767</text:p>
              </table:table-cell>
              <table:table-cell office:value-type="float" office:value="8.72656053444083">
                <text:p>8.72656053444083</text:p>
              </table:table-cell>
              <table:table-cell office:value-type="float" office:value="2.99840561521972">
                <text:p>2.99840561521972</text:p>
              </table:table-cell>
              <table:table-cell office:value-type="float" office:value="0.0574059849439127">
                <text:p>0.0574059849439127</text:p>
              </table:table-cell>
              <table:table-cell office:value-type="float" office:value="0.0000000000141645084572702">
                <text:p>0.0000000000141645084572702</text:p>
              </table:table-cell>
              <table:table-cell office:value-type="float" office:value="6.85877581218311E-089">
                <text:p>6.85877581218311E-08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698499999999956">
                <text:p>0.698499999999956</text:p>
              </table:table-cell>
              <table:table-cell office:value-type="float" office:value="13.5217467364634">
                <text:p>13.5217467364634</text:p>
              </table:table-cell>
              <table:table-cell office:value-type="float" office:value="8.6195992415284">
                <text:p>8.6195992415284</text:p>
              </table:table-cell>
              <table:table-cell office:value-type="float" office:value="2.94569784476251">
                <text:p>2.94569784476251</text:p>
              </table:table-cell>
              <table:table-cell office:value-type="float" office:value="0.0552799449377626">
                <text:p>0.0552799449377626</text:p>
              </table:table-cell>
              <table:table-cell office:value-type="float" office:value="0.0000000000121962593478608">
                <text:p>0.0000000000121962593478608</text:p>
              </table:table-cell>
              <table:table-cell office:value-type="float" office:value="2.40048585094645E-089">
                <text:p>2.40048585094645E-08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698999999999956">
                <text:p>0.698999999999956</text:p>
              </table:table-cell>
              <table:table-cell office:value-type="float" office:value="13.3859628488857">
                <text:p>13.3859628488857</text:p>
              </table:table-cell>
              <table:table-cell office:value-type="float" office:value="8.51368415786321">
                <text:p>8.51368415786321</text:p>
              </table:table-cell>
              <table:table-cell office:value-type="float" office:value="2.89378716478384">
                <text:p>2.89378716478384</text:p>
              </table:table-cell>
              <table:table-cell office:value-type="float" office:value="0.0532275767933337">
                <text:p>0.0532275767933337</text:p>
              </table:table-cell>
              <table:table-cell office:value-type="float" office:value="0.0000000000104975492941904">
                <text:p>0.0000000000104975492941904</text:p>
              </table:table-cell>
              <table:table-cell office:value-type="float" office:value="8.37918468522718E-090">
                <text:p>8.37918468522718E-09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699499999999956">
                <text:p>0.699499999999956</text:p>
              </table:table-cell>
              <table:table-cell office:value-type="float" office:value="13.2512060315717">
                <text:p>13.2512060315717</text:p>
              </table:table-cell>
              <table:table-cell office:value-type="float" office:value="8.40880897610949">
                <text:p>8.40880897610949</text:p>
              </table:table-cell>
              <table:table-cell office:value-type="float" office:value="2.84266413130023">
                <text:p>2.84266413130023</text:p>
              </table:table-cell>
              <table:table-cell office:value-type="float" office:value="0.0512465287223158">
                <text:p>0.0512465287223158</text:p>
              </table:table-cell>
              <table:table-cell office:value-type="float" office:value="0.00000000000903202900216447">
                <text:p>0.00000000000903202900216447</text:p>
              </table:table-cell>
              <table:table-cell office:value-type="float" office:value="2.9171210058208E-090">
                <text:p>2.9171210058208E-09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699999999999956">
                <text:p>0.699999999999956</text:p>
              </table:table-cell>
              <table:table-cell office:value-type="float" office:value="13.1174727534846">
                <text:p>13.1174727534846</text:p>
              </table:table-cell>
              <table:table-cell office:value-type="float" office:value="8.30496737009515">
                <text:p>8.30496737009515</text:p>
              </table:table-cell>
              <table:table-cell office:value-type="float" office:value="2.79231936220751">
                <text:p>2.79231936220751</text:p>
              </table:table-cell>
              <table:table-cell office:value-type="float" office:value="0.049334516374044">
                <text:p>0.049334516374044</text:p>
              </table:table-cell>
              <table:table-cell office:value-type="float" office:value="0.0000000000077681723618998">
                <text:p>0.0000000000077681723618998</text:p>
              </table:table-cell>
              <table:table-cell office:value-type="float" office:value="1.01287813429933E-090">
                <text:p>1.01287813429933E-09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58f22d5-270d05a-e2abed1-ea17a85-9b57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